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106.3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79.34pt"/>
    </style:style>
    <style:style style:name="co5" style:family="table-column">
      <style:table-column-properties fo:break-before="auto" style:column-width="104.7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54.7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130.14pt"/>
    </style:style>
    <style:style style:name="co11" style:family="table-column">
      <style:table-column-properties fo:break-before="auto" style:column-width="131.75pt"/>
    </style:style>
    <style:style style:name="co12" style:family="table-column">
      <style:table-column-properties fo:break-before="auto" style:column-width="96.04pt"/>
    </style:style>
    <style:style style:name="co13" style:family="table-column">
      <style:table-column-properties fo:break-before="auto" style:column-width="115.06pt"/>
    </style:style>
    <style:style style:name="co14" style:family="table-column">
      <style:table-column-properties fo:break-before="auto" style:column-width="138.9pt"/>
    </style:style>
    <style:style style:name="co15" style:family="table-column">
      <style:table-column-properties fo:break-before="auto" style:column-width="180.14pt"/>
    </style:style>
    <style:style style:name="co16" style:family="table-column">
      <style:table-column-properties fo:break-before="auto" style:column-width="219.86pt"/>
    </style:style>
    <style:style style:name="co17" style:family="table-column">
      <style:table-column-properties fo:break-before="auto" style:column-width="32.54pt"/>
    </style:style>
    <style:style style:name="co18" style:family="table-column">
      <style:table-column-properties fo:break-before="auto" style:column-width="53.21pt"/>
    </style:style>
    <style:style style:name="co19" style:family="table-column">
      <style:table-column-properties fo:break-before="auto" style:column-width="192.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PageStyle_5f_Step1_5f_GenProfile">
      <style:table-properties table:display="true" style:writing-mode="lr-tb"/>
    </style:style>
    <style:style style:name="ta2" style:family="table" style:master-page-name="PageStyle_5f_Step2_5f_CopyCSV">
      <style:table-properties table:display="true" style:writing-mode="lr-tb"/>
    </style:style>
    <style:style style:name="ta3" style:family="table" style:master-page-name="PageStyle_5f_Step2_5f_CopyC_2b__2b_Header">
      <style:table-properties table:display="true" style:writing-mode="lr-tb"/>
    </style:style>
    <style:style style:name="ta4" style:family="table" style:master-page-name="PageStyle_5f_Step2_5f_CopyJava">
      <style:table-properties table:display="true" style:writing-mode="lr-tb"/>
    </style:style>
    <style:style style:name="ta5" style:family="table" style:master-page-name="PageStyle_5f_Step2_5f_Copy_5f_HERO_5f_C_23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d6e3b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6e3b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8d8d8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p1_GenPro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2" table:number-columns-repeated="1000" table:default-cell-style-name="Default"/>
        <table:table-row table:style-name="ro1" table:number-rows-repeated="2">
          <table:table-cell/>
          <table:table-cell table:style-name="ce1" table:number-columns-repeated="23"/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Vprog(max speed)</text:p>
          </table:table-cell>
          <table:table-cell table:style-name="ce6" office:value-type="float" office:value="4" calcext:value-type="float">
            <text:p>4.00</text:p>
          </table:table-cell>
          <table:table-cell table:style-name="ce2" office:value-type="string" calcext:value-type="string">
            <text:p>rotations/sec</text:p>
          </table:table-cell>
          <table:table-cell table:style-name="ce3">
            <draw:frame table:end-cell-address="Step1_GenProfile.N22" table:end-x="26.99pt" table:end-y="6.72pt" draw:z-index="0" draw:name="Chart 1" draw:style-name="gr1" draw:text-style-name="P1" svg:width="609.65pt" svg:height="278.22pt" svg:x="3.69pt" svg:y="13.49pt">
              <loext:p draw:notify-on-update-of-ranges="Step1_GenProfile.C26:Step1_GenProfile.C400 Step1_GenProfile.I25:Step1_GenProfile.I25 Step1_GenProfile.I26:Step1_GenProfile.I400 Step1_GenProfile.J25:Step1_GenProfile.J25 Step1_GenProfile.J26:Step1_GenProfile.J400 Step1_GenProfile.K25:Step1_GenProfile.K25 Step1_GenProfile.K26:Step1_GenProfile.K4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Dist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string" calcext:value-type="string">
            <text:p>rotation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1</text:p>
          </table:table-cell>
          <table:table-cell table:style-name="ce7" office:value-type="float" office:value="300" calcext:value-type="float">
            <text:p>30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2</text:p>
          </table:table-cell>
          <table:table-cell table:style-name="ce7" office:value-type="float" office:value="200" calcext:value-type="float">
            <text:p>20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itp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T4</text:p>
          </table:table-cell>
          <table:table-cell table:style-name="ce3" table:formula="of:=(Dist/Vprog)*1000" office:value-type="float" office:value="1750" calcext:value-type="float">
            <text:p>1750</text:p>
          </table:table-cell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1" table:number-columns-repeated="18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FL1</text:p>
          </table:table-cell>
          <table:table-cell table:style-name="ce3" table:formula="of:=ROUNDUP((Time1/itp);0)" office:value-type="float" office:value="30" calcext:value-type="float">
            <text:p>30</text:p>
          </table:table-cell>
          <table:table-cell table:style-name="ce3" table:number-columns-repeated="4"/>
          <table:table-cell table:style-name="ce1"/>
          <table:table-cell table:style-name="ce3" table:number-columns-repeated="3"/>
          <table:table-cell table:style-name="ce1" table:number-columns-repeated="13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FL2</text:p>
          </table:table-cell>
          <table:table-cell table:style-name="ce3" table:formula="of:=ROUNDUP((Time2/itp);0)" office:value-type="float" office:value="20" calcext:value-type="float">
            <text:p>20</text:p>
          </table:table-cell>
          <table:table-cell table:style-name="ce3" table:number-columns-repeated="4"/>
          <table:table-cell table:style-name="ce1"/>
          <table:table-cell table:style-name="ce3" table:number-columns-repeated="3"/>
          <table:table-cell table:style-name="ce1" table:number-columns-repeated="13"/>
          <table:table-cell table:number-columns-repeated="1000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table:formula="of:=Time4/itp" office:value-type="float" office:value="175" calcext:value-type="float">
            <text:p>175</text:p>
          </table:table-cell>
          <table:table-cell table:style-name="ce3" table:number-columns-repeated="4"/>
          <table:table-cell table:style-name="ce1" table:number-columns-repeated="17"/>
          <table:table-cell table:number-columns-repeated="1000"/>
        </table:table-row>
        <table:table-row table:style-name="ro2">
          <table:table-cell/>
          <table:table-cell table:style-name="ce3" table:number-columns-repeated="6"/>
          <table:table-cell table:style-name="ce1" table:number-columns-repeated="17"/>
          <table:table-cell table:number-columns-repeated="1000"/>
        </table:table-row>
        <table:table-row table:style-name="ro2" table:number-rows-repeated="11">
          <table:table-cell/>
          <table:table-cell table:style-name="ce3" table:number-columns-repeated="6"/>
          <table:table-cell table:style-name="ce1" table:number-columns-repeated="17"/>
          <table:table-cell table:number-columns-repeated="1000"/>
        </table:table-row>
        <table:table-row table:style-name="ro2">
          <table:table-cell/>
          <table:table-cell table:style-name="ce4" table:number-columns-repeated="4"/>
          <table:table-cell table:style-name="ce3" table:number-columns-repeated="2"/>
          <table:table-cell table:number-columns-repeated="6" table:style-name="ce9" office:value-type="string" calcext:value-type="string">
            <text:p>Output</text:p>
          </table:table-cell>
          <table:table-cell table:style-name="ce1" table:number-columns-repeated="2"/>
          <table:table-cell/>
          <table:table-cell table:style-name="ce1" table:number-columns-repeated="8"/>
          <table:table-cell table:number-columns-repeated="1000"/>
        </table:table-row>
        <table:table-row table:style-name="ro2">
          <table:table-cell/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nput</text:p>
          </table:table-cell>
          <table:table-cell table:style-name="ce8" office:value-type="string" calcext:value-type="string">
            <text:p>Filter 1 sum</text:p>
          </table:table-cell>
          <table:table-cell table:style-name="ce8" office:value-type="string" calcext:value-type="string">
            <text:p>Filter 2 Sum</text:p>
          </table:table-cell>
          <table:table-cell table:style-name="ce8" office:value-type="string" calcext:value-type="string">
            <text:p>1 if zero pt</text:p>
          </table:table-cell>
          <table:table-cell table:style-name="ce10" office:value-type="string" calcext:value-type="string">
            <text:p>Included</text:p>
          </table:table-cell>
          <table:table-cell table:style-name="ce11" office:value-type="string" calcext:value-type="string">
            <text:p>Vel (X/sec)</text:p>
          </table:table-cell>
          <table:table-cell table:style-name="ce11" office:value-type="string" calcext:value-type="string">
            <text:p>Pos(X)</text:p>
          </table:table-cell>
          <table:table-cell table:style-name="ce11" office:value-type="string" calcext:value-type="string">
            <text:p>Acc</text:p>
          </table:table-cell>
          <table:table-cell table:style-name="ce10" office:value-type="string" calcext:value-type="string">
            <text:p>Is First</text:p>
          </table:table-cell>
          <table:table-cell table:style-name="ce10" office:value-type="string" calcext:value-type="string">
            <text:p>Is Last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formula="of:=IF([.E26]=0;IF([.F26]=0;1;0);0)" office:value-type="float" office:value="1" calcext:value-type="float">
            <text:p>1</text:p>
          </table:table-cell>
          <table:table-cell table:style-name="ce5" table:formula="of:=SUM([.$G$26:.G26])&lt;=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I26]+[.C2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TRUE()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(([.B27]-1)*itp)/1000" office:value-type="float" office:value="0.01" calcext:value-type="float">
            <text:p>0.01</text:p>
          </table:table-cell>
          <table:table-cell table:style-name="ce5" table:formula="of:=IF(([.B27]&lt;([.$C$11]+2));1;0)" office:value-type="float" office:value="1" calcext:value-type="float">
            <text:p>1</text:p>
          </table:table-cell>
          <table:table-cell table:style-name="ce5" table:formula="of:=MAX(0;MIN(1;([.E26]+IF(([.D27]=1);(1/[.$C$9]);(-1/[.$C$9])))))" office:value-type="float" office:value="0.0333333333333333" calcext:value-type="float">
            <text:p>0.033333333333333</text:p>
          </table:table-cell>
          <table:table-cell table:style-name="ce5" table:formula="of:=SUM(OFFSET([.E27];((-1*MIN([.$C$10];[.B27]))+1);0;MIN([.$C$10];[.B27]);1))" office:value-type="float" office:value="0.0333333333333333" calcext:value-type="float">
            <text:p>0.033333333333333</text:p>
          </table:table-cell>
          <table:table-cell table:style-name="ce5" table:formula="of:=IF([.E27]=0;IF([.F27]=0;1;0);0)" office:value-type="float" office:value="0" calcext:value-type="float">
            <text:p>0</text:p>
          </table:table-cell>
          <table:table-cell table:style-name="ce5" table:formula="of:=SUM([.$G$26:.G27])&lt;=2" office:value-type="float" office:value="1" calcext:value-type="float">
            <text:p>1</text:p>
          </table:table-cell>
          <table:table-cell table:style-name="ce5" table:formula="of:=IF([.H27];   (([.E27]+[.F27])/(1+[.$C$10]))*Vprog;  &quot;&quot;)" office:value-type="float" office:value="0.0126984126984127" calcext:value-type="float">
            <text:p>0.012698412698413</text:p>
          </table:table-cell>
          <table:table-cell table:style-name="ce5" table:formula="of:=IF([.H27];  (((([.I27]+[.I26])/2)*itp)/1000)+[.J26];&quot;&quot;)" office:value-type="float" office:value="0.0000634920634920635" calcext:value-type="float">
            <text:p>6.34920634920635E-05</text:p>
          </table:table-cell>
          <table:table-cell table:style-name="ce5" table:formula="of:=IF([.H27];     ([.I27]-[.I26])/(itp/1000);     &quot;&quot;)" office:value-type="float" office:value="1.26984126984127" calcext:value-type="float">
            <text:p>1.269841269841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]=1;[.H2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table:formula="of:=(([.B28]-1)*itp)/1000" office:value-type="float" office:value="0.02" calcext:value-type="float">
            <text:p>0.02</text:p>
          </table:table-cell>
          <table:table-cell table:style-name="ce5" table:formula="of:=IF(([.B28]&lt;([.$C$11]+2));1;0)" office:value-type="float" office:value="1" calcext:value-type="float">
            <text:p>1</text:p>
          </table:table-cell>
          <table:table-cell table:style-name="ce5" table:formula="of:=MAX(0;MIN(1;([.E27]+IF(([.D28]=1);(1/[.$C$9]);(-1/[.$C$9])))))" office:value-type="float" office:value="0.0666666666666667" calcext:value-type="float">
            <text:p>0.066666666666667</text:p>
          </table:table-cell>
          <table:table-cell table:style-name="ce5" table:formula="of:=SUM(OFFSET([.E28];((-1*MIN([.$C$10];[.B28]))+1);0;MIN([.$C$10];[.B28]);1))" office:value-type="float" office:value="0.1" calcext:value-type="float">
            <text:p>0.1</text:p>
          </table:table-cell>
          <table:table-cell table:style-name="ce5" table:formula="of:=IF([.E28]=0;IF([.F28]=0;1;0);0)" office:value-type="float" office:value="0" calcext:value-type="float">
            <text:p>0</text:p>
          </table:table-cell>
          <table:table-cell table:style-name="ce5" table:formula="of:=SUM([.$G$26:.G28])&lt;=2" office:value-type="float" office:value="1" calcext:value-type="float">
            <text:p>1</text:p>
          </table:table-cell>
          <table:table-cell table:style-name="ce5" table:formula="of:=IF([.H28];   (([.E28]+[.F28])/(1+[.$C$10]))*Vprog;  &quot;&quot;)" office:value-type="float" office:value="0.0317460317460317" calcext:value-type="float">
            <text:p>0.031746031746032</text:p>
          </table:table-cell>
          <table:table-cell table:style-name="ce5" table:formula="of:=IF([.H28];  (((([.I28]+[.I27])/2)*itp)/1000)+[.J27];&quot;&quot;)" office:value-type="float" office:value="0.000285714285714286" calcext:value-type="float">
            <text:p>0.000285714285714</text:p>
          </table:table-cell>
          <table:table-cell table:style-name="ce5" table:formula="of:=IF([.H28];     ([.I28]-[.I27])/(itp/1000);     &quot;&quot;)" office:value-type="float" office:value="1.90476190476191" calcext:value-type="float">
            <text:p>1.9047619047619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]=1;[.H2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(([.B29]-1)*itp)/1000" office:value-type="float" office:value="0.03" calcext:value-type="float">
            <text:p>0.03</text:p>
          </table:table-cell>
          <table:table-cell table:style-name="ce5" table:formula="of:=IF(([.B29]&lt;([.$C$11]+2));1;0)" office:value-type="float" office:value="1" calcext:value-type="float">
            <text:p>1</text:p>
          </table:table-cell>
          <table:table-cell table:style-name="ce5" table:formula="of:=MAX(0;MIN(1;([.E28]+IF(([.D29]=1);(1/[.$C$9]);(-1/[.$C$9])))))" office:value-type="float" office:value="0.1" calcext:value-type="float">
            <text:p>0.1</text:p>
          </table:table-cell>
          <table:table-cell table:style-name="ce5" table:formula="of:=SUM(OFFSET([.E29];((-1*MIN([.$C$10];[.B29]))+1);0;MIN([.$C$10];[.B29]);1))" office:value-type="float" office:value="0.2" calcext:value-type="float">
            <text:p>0.2</text:p>
          </table:table-cell>
          <table:table-cell table:style-name="ce5" table:formula="of:=IF([.E29]=0;IF([.F29]=0;1;0);0)" office:value-type="float" office:value="0" calcext:value-type="float">
            <text:p>0</text:p>
          </table:table-cell>
          <table:table-cell table:style-name="ce5" table:formula="of:=SUM([.$G$26:.G29])&lt;=2" office:value-type="float" office:value="1" calcext:value-type="float">
            <text:p>1</text:p>
          </table:table-cell>
          <table:table-cell table:style-name="ce5" table:formula="of:=IF([.H29];   (([.E29]+[.F29])/(1+[.$C$10]))*Vprog;  &quot;&quot;)" office:value-type="float" office:value="0.0571428571428571" calcext:value-type="float">
            <text:p>0.057142857142857</text:p>
          </table:table-cell>
          <table:table-cell table:style-name="ce5" table:formula="of:=IF([.H29];  (((([.I29]+[.I28])/2)*itp)/1000)+[.J28];&quot;&quot;)" office:value-type="float" office:value="0.00073015873015873" calcext:value-type="float">
            <text:p>0.000730158730159</text:p>
          </table:table-cell>
          <table:table-cell table:style-name="ce5" table:formula="of:=IF([.H29];     ([.I29]-[.I28])/(itp/1000);     &quot;&quot;)" office:value-type="float" office:value="2.53968253968254" calcext:value-type="float">
            <text:p>2.5396825396825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]=1;[.H2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" table:formula="of:=(([.B30]-1)*itp)/1000" office:value-type="float" office:value="0.04" calcext:value-type="float">
            <text:p>0.04</text:p>
          </table:table-cell>
          <table:table-cell table:style-name="ce5" table:formula="of:=IF(([.B30]&lt;([.$C$11]+2));1;0)" office:value-type="float" office:value="1" calcext:value-type="float">
            <text:p>1</text:p>
          </table:table-cell>
          <table:table-cell table:style-name="ce5" table:formula="of:=MAX(0;MIN(1;([.E29]+IF(([.D30]=1);(1/[.$C$9]);(-1/[.$C$9])))))" office:value-type="float" office:value="0.133333333333333" calcext:value-type="float">
            <text:p>0.133333333333333</text:p>
          </table:table-cell>
          <table:table-cell table:style-name="ce5" table:formula="of:=SUM(OFFSET([.E30];((-1*MIN([.$C$10];[.B30]))+1);0;MIN([.$C$10];[.B30]);1))" office:value-type="float" office:value="0.333333333333333" calcext:value-type="float">
            <text:p>0.333333333333333</text:p>
          </table:table-cell>
          <table:table-cell table:style-name="ce5" table:formula="of:=IF([.E30]=0;IF([.F30]=0;1;0);0)" office:value-type="float" office:value="0" calcext:value-type="float">
            <text:p>0</text:p>
          </table:table-cell>
          <table:table-cell table:style-name="ce5" table:formula="of:=SUM([.$G$26:.G30])&lt;=2" office:value-type="float" office:value="1" calcext:value-type="float">
            <text:p>1</text:p>
          </table:table-cell>
          <table:table-cell table:style-name="ce5" table:formula="of:=IF([.H30];   (([.E30]+[.F30])/(1+[.$C$10]))*Vprog;  &quot;&quot;)" office:value-type="float" office:value="0.0888888888888889" calcext:value-type="float">
            <text:p>0.088888888888889</text:p>
          </table:table-cell>
          <table:table-cell table:style-name="ce5" table:formula="of:=IF([.H30];  (((([.I30]+[.I29])/2)*itp)/1000)+[.J29];&quot;&quot;)" office:value-type="float" office:value="0.00146031746031746" calcext:value-type="float">
            <text:p>0.001460317460317</text:p>
          </table:table-cell>
          <table:table-cell table:style-name="ce5" table:formula="of:=IF([.H30];     ([.I30]-[.I29])/(itp/1000);     &quot;&quot;)" office:value-type="float" office:value="3.17460317460317" calcext:value-type="float">
            <text:p>3.1746031746031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]=1;[.H3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(([.B31]-1)*itp)/1000" office:value-type="float" office:value="0.05" calcext:value-type="float">
            <text:p>0.05</text:p>
          </table:table-cell>
          <table:table-cell table:style-name="ce5" table:formula="of:=IF(([.B31]&lt;([.$C$11]+2));1;0)" office:value-type="float" office:value="1" calcext:value-type="float">
            <text:p>1</text:p>
          </table:table-cell>
          <table:table-cell table:style-name="ce5" table:formula="of:=MAX(0;MIN(1;([.E30]+IF(([.D31]=1);(1/[.$C$9]);(-1/[.$C$9])))))" office:value-type="float" office:value="0.166666666666667" calcext:value-type="float">
            <text:p>0.166666666666667</text:p>
          </table:table-cell>
          <table:table-cell table:style-name="ce5" table:formula="of:=SUM(OFFSET([.E31];((-1*MIN([.$C$10];[.B31]))+1);0;MIN([.$C$10];[.B31]);1))" office:value-type="float" office:value="0.5" calcext:value-type="float">
            <text:p>0.5</text:p>
          </table:table-cell>
          <table:table-cell table:style-name="ce5" table:formula="of:=IF([.E31]=0;IF([.F31]=0;1;0);0)" office:value-type="float" office:value="0" calcext:value-type="float">
            <text:p>0</text:p>
          </table:table-cell>
          <table:table-cell table:style-name="ce5" table:formula="of:=SUM([.$G$26:.G31])&lt;=2" office:value-type="float" office:value="1" calcext:value-type="float">
            <text:p>1</text:p>
          </table:table-cell>
          <table:table-cell table:style-name="ce5" table:formula="of:=IF([.H31];   (([.E31]+[.F31])/(1+[.$C$10]))*Vprog;  &quot;&quot;)" office:value-type="float" office:value="0.126984126984127" calcext:value-type="float">
            <text:p>0.126984126984127</text:p>
          </table:table-cell>
          <table:table-cell table:style-name="ce5" table:formula="of:=IF([.H31];  (((([.I31]+[.I30])/2)*itp)/1000)+[.J30];&quot;&quot;)" office:value-type="float" office:value="0.00253968253968254" calcext:value-type="float">
            <text:p>0.002539682539683</text:p>
          </table:table-cell>
          <table:table-cell table:style-name="ce5" table:formula="of:=IF([.H31];     ([.I31]-[.I30])/(itp/1000);     &quot;&quot;)" office:value-type="float" office:value="3.80952380952381" calcext:value-type="float">
            <text:p>3.8095238095238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]=1;[.H3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 table:formula="of:=(([.B32]-1)*itp)/1000" office:value-type="float" office:value="0.06" calcext:value-type="float">
            <text:p>0.06</text:p>
          </table:table-cell>
          <table:table-cell table:style-name="ce5" table:formula="of:=IF(([.B32]&lt;([.$C$11]+2));1;0)" office:value-type="float" office:value="1" calcext:value-type="float">
            <text:p>1</text:p>
          </table:table-cell>
          <table:table-cell table:style-name="ce5" table:formula="of:=MAX(0;MIN(1;([.E31]+IF(([.D32]=1);(1/[.$C$9]);(-1/[.$C$9])))))" office:value-type="float" office:value="0.2" calcext:value-type="float">
            <text:p>0.2</text:p>
          </table:table-cell>
          <table:table-cell table:style-name="ce5" table:formula="of:=SUM(OFFSET([.E32];((-1*MIN([.$C$10];[.B32]))+1);0;MIN([.$C$10];[.B32]);1))" office:value-type="float" office:value="0.7" calcext:value-type="float">
            <text:p>0.7</text:p>
          </table:table-cell>
          <table:table-cell table:style-name="ce5" table:formula="of:=IF([.E32]=0;IF([.F32]=0;1;0);0)" office:value-type="float" office:value="0" calcext:value-type="float">
            <text:p>0</text:p>
          </table:table-cell>
          <table:table-cell table:style-name="ce5" table:formula="of:=SUM([.$G$26:.G32])&lt;=2" office:value-type="float" office:value="1" calcext:value-type="float">
            <text:p>1</text:p>
          </table:table-cell>
          <table:table-cell table:style-name="ce5" table:formula="of:=IF([.H32];   (([.E32]+[.F32])/(1+[.$C$10]))*Vprog;  &quot;&quot;)" office:value-type="float" office:value="0.171428571428571" calcext:value-type="float">
            <text:p>0.171428571428571</text:p>
          </table:table-cell>
          <table:table-cell table:style-name="ce5" table:formula="of:=IF([.H32];  (((([.I32]+[.I31])/2)*itp)/1000)+[.J31];&quot;&quot;)" office:value-type="float" office:value="0.00403174603174603" calcext:value-type="float">
            <text:p>0.004031746031746</text:p>
          </table:table-cell>
          <table:table-cell table:style-name="ce5" table:formula="of:=IF([.H32];     ([.I32]-[.I31])/(itp/1000);     &quot;&quot;)" office:value-type="float" office:value="4.44444444444444" calcext:value-type="float">
            <text:p>4.4444444444444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]=1;[.H3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(([.B33]-1)*itp)/1000" office:value-type="float" office:value="0.07" calcext:value-type="float">
            <text:p>0.07</text:p>
          </table:table-cell>
          <table:table-cell table:style-name="ce5" table:formula="of:=IF(([.B33]&lt;([.$C$11]+2));1;0)" office:value-type="float" office:value="1" calcext:value-type="float">
            <text:p>1</text:p>
          </table:table-cell>
          <table:table-cell table:style-name="ce5" table:formula="of:=MAX(0;MIN(1;([.E32]+IF(([.D33]=1);(1/[.$C$9]);(-1/[.$C$9])))))" office:value-type="float" office:value="0.233333333333333" calcext:value-type="float">
            <text:p>0.233333333333333</text:p>
          </table:table-cell>
          <table:table-cell table:style-name="ce5" table:formula="of:=SUM(OFFSET([.E33];((-1*MIN([.$C$10];[.B33]))+1);0;MIN([.$C$10];[.B33]);1))" office:value-type="float" office:value="0.933333333333333" calcext:value-type="float">
            <text:p>0.933333333333333</text:p>
          </table:table-cell>
          <table:table-cell table:style-name="ce5" table:formula="of:=IF([.E33]=0;IF([.F33]=0;1;0);0)" office:value-type="float" office:value="0" calcext:value-type="float">
            <text:p>0</text:p>
          </table:table-cell>
          <table:table-cell table:style-name="ce5" table:formula="of:=SUM([.$G$26:.G33])&lt;=2" office:value-type="float" office:value="1" calcext:value-type="float">
            <text:p>1</text:p>
          </table:table-cell>
          <table:table-cell table:style-name="ce5" table:formula="of:=IF([.H33];   (([.E33]+[.F33])/(1+[.$C$10]))*Vprog;  &quot;&quot;)" office:value-type="float" office:value="0.222222222222222" calcext:value-type="float">
            <text:p>0.222222222222222</text:p>
          </table:table-cell>
          <table:table-cell table:style-name="ce5" table:formula="of:=IF([.H33];  (((([.I33]+[.I32])/2)*itp)/1000)+[.J32];&quot;&quot;)" office:value-type="float" office:value="0.006" calcext:value-type="float">
            <text:p>0.006</text:p>
          </table:table-cell>
          <table:table-cell table:style-name="ce5" table:formula="of:=IF([.H33];     ([.I33]-[.I32])/(itp/1000);     &quot;&quot;)" office:value-type="float" office:value="5.07936507936508" calcext:value-type="float">
            <text:p>5.0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]=1;[.H3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" table:formula="of:=(([.B34]-1)*itp)/1000" office:value-type="float" office:value="0.08" calcext:value-type="float">
            <text:p>0.08</text:p>
          </table:table-cell>
          <table:table-cell table:style-name="ce5" table:formula="of:=IF(([.B34]&lt;([.$C$11]+2));1;0)" office:value-type="float" office:value="1" calcext:value-type="float">
            <text:p>1</text:p>
          </table:table-cell>
          <table:table-cell table:style-name="ce5" table:formula="of:=MAX(0;MIN(1;([.E33]+IF(([.D34]=1);(1/[.$C$9]);(-1/[.$C$9])))))" office:value-type="float" office:value="0.266666666666667" calcext:value-type="float">
            <text:p>0.266666666666667</text:p>
          </table:table-cell>
          <table:table-cell table:style-name="ce5" table:formula="of:=SUM(OFFSET([.E34];((-1*MIN([.$C$10];[.B34]))+1);0;MIN([.$C$10];[.B34]);1))" office:value-type="float" office:value="1.2" calcext:value-type="float">
            <text:p>1.2</text:p>
          </table:table-cell>
          <table:table-cell table:style-name="ce5" table:formula="of:=IF([.E34]=0;IF([.F34]=0;1;0);0)" office:value-type="float" office:value="0" calcext:value-type="float">
            <text:p>0</text:p>
          </table:table-cell>
          <table:table-cell table:style-name="ce5" table:formula="of:=SUM([.$G$26:.G34])&lt;=2" office:value-type="float" office:value="1" calcext:value-type="float">
            <text:p>1</text:p>
          </table:table-cell>
          <table:table-cell table:style-name="ce5" table:formula="of:=IF([.H34];   (([.E34]+[.F34])/(1+[.$C$10]))*Vprog;  &quot;&quot;)" office:value-type="float" office:value="0.279365079365079" calcext:value-type="float">
            <text:p>0.279365079365079</text:p>
          </table:table-cell>
          <table:table-cell table:style-name="ce5" table:formula="of:=IF([.H34];  (((([.I34]+[.I33])/2)*itp)/1000)+[.J33];&quot;&quot;)" office:value-type="float" office:value="0.00850793650793651" calcext:value-type="float">
            <text:p>0.008507936507937</text:p>
          </table:table-cell>
          <table:table-cell table:style-name="ce5" table:formula="of:=IF([.H34];     ([.I34]-[.I33])/(itp/1000);     &quot;&quot;)" office:value-type="float" office:value="5.71428571428572" calcext:value-type="float">
            <text:p>5.7142857142857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]=1;[.H3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(([.B35]-1)*itp)/1000" office:value-type="float" office:value="0.09" calcext:value-type="float">
            <text:p>0.09</text:p>
          </table:table-cell>
          <table:table-cell table:style-name="ce5" table:formula="of:=IF(([.B35]&lt;([.$C$11]+2));1;0)" office:value-type="float" office:value="1" calcext:value-type="float">
            <text:p>1</text:p>
          </table:table-cell>
          <table:table-cell table:style-name="ce5" table:formula="of:=MAX(0;MIN(1;([.E34]+IF(([.D35]=1);(1/[.$C$9]);(-1/[.$C$9])))))" office:value-type="float" office:value="0.3" calcext:value-type="float">
            <text:p>0.3</text:p>
          </table:table-cell>
          <table:table-cell table:style-name="ce5" table:formula="of:=SUM(OFFSET([.E35];((-1*MIN([.$C$10];[.B35]))+1);0;MIN([.$C$10];[.B35]);1))" office:value-type="float" office:value="1.5" calcext:value-type="float">
            <text:p>1.5</text:p>
          </table:table-cell>
          <table:table-cell table:style-name="ce5" table:formula="of:=IF([.E35]=0;IF([.F35]=0;1;0);0)" office:value-type="float" office:value="0" calcext:value-type="float">
            <text:p>0</text:p>
          </table:table-cell>
          <table:table-cell table:style-name="ce5" table:formula="of:=SUM([.$G$26:.G35])&lt;=2" office:value-type="float" office:value="1" calcext:value-type="float">
            <text:p>1</text:p>
          </table:table-cell>
          <table:table-cell table:style-name="ce5" table:formula="of:=IF([.H35];   (([.E35]+[.F35])/(1+[.$C$10]))*Vprog;  &quot;&quot;)" office:value-type="float" office:value="0.342857142857143" calcext:value-type="float">
            <text:p>0.342857142857143</text:p>
          </table:table-cell>
          <table:table-cell table:style-name="ce5" table:formula="of:=IF([.H35];  (((([.I35]+[.I34])/2)*itp)/1000)+[.J34];&quot;&quot;)" office:value-type="float" office:value="0.0116190476190476" calcext:value-type="float">
            <text:p>0.011619047619048</text:p>
          </table:table-cell>
          <table:table-cell table:style-name="ce5" table:formula="of:=IF([.H35];     ([.I35]-[.I34])/(itp/1000);     &quot;&quot;)" office:value-type="float" office:value="6.34920634920635" calcext:value-type="float">
            <text:p>6.3492063492063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]=1;[.H3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(([.B36]-1)*itp)/1000" office:value-type="float" office:value="0.1" calcext:value-type="float">
            <text:p>0.1</text:p>
          </table:table-cell>
          <table:table-cell table:style-name="ce5" table:formula="of:=IF(([.B36]&lt;([.$C$11]+2));1;0)" office:value-type="float" office:value="1" calcext:value-type="float">
            <text:p>1</text:p>
          </table:table-cell>
          <table:table-cell table:style-name="ce5" table:formula="of:=MAX(0;MIN(1;([.E35]+IF(([.D36]=1);(1/[.$C$9]);(-1/[.$C$9])))))" office:value-type="float" office:value="0.333333333333333" calcext:value-type="float">
            <text:p>0.333333333333333</text:p>
          </table:table-cell>
          <table:table-cell table:style-name="ce5" table:formula="of:=SUM(OFFSET([.E36];((-1*MIN([.$C$10];[.B36]))+1);0;MIN([.$C$10];[.B36]);1))" office:value-type="float" office:value="1.83333333333333" calcext:value-type="float">
            <text:p>1.83333333333333</text:p>
          </table:table-cell>
          <table:table-cell table:style-name="ce5" table:formula="of:=IF([.E36]=0;IF([.F36]=0;1;0);0)" office:value-type="float" office:value="0" calcext:value-type="float">
            <text:p>0</text:p>
          </table:table-cell>
          <table:table-cell table:style-name="ce5" table:formula="of:=SUM([.$G$26:.G36])&lt;=2" office:value-type="float" office:value="1" calcext:value-type="float">
            <text:p>1</text:p>
          </table:table-cell>
          <table:table-cell table:style-name="ce5" table:formula="of:=IF([.H36];   (([.E36]+[.F36])/(1+[.$C$10]))*Vprog;  &quot;&quot;)" office:value-type="float" office:value="0.412698412698413" calcext:value-type="float">
            <text:p>0.412698412698413</text:p>
          </table:table-cell>
          <table:table-cell table:style-name="ce5" table:formula="of:=IF([.H36];  (((([.I36]+[.I35])/2)*itp)/1000)+[.J35];&quot;&quot;)" office:value-type="float" office:value="0.0153968253968254" calcext:value-type="float">
            <text:p>0.015396825396825</text:p>
          </table:table-cell>
          <table:table-cell table:style-name="ce5" table:formula="of:=IF([.H36];     ([.I36]-[.I35])/(itp/1000);     &quot;&quot;)" office:value-type="float" office:value="6.98412698412698" calcext:value-type="float">
            <text:p>6.9841269841269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]=1;[.H3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(([.B37]-1)*itp)/1000" office:value-type="float" office:value="0.11" calcext:value-type="float">
            <text:p>0.11</text:p>
          </table:table-cell>
          <table:table-cell table:style-name="ce5" table:formula="of:=IF(([.B37]&lt;([.$C$11]+2));1;0)" office:value-type="float" office:value="1" calcext:value-type="float">
            <text:p>1</text:p>
          </table:table-cell>
          <table:table-cell table:style-name="ce5" table:formula="of:=MAX(0;MIN(1;([.E36]+IF(([.D37]=1);(1/[.$C$9]);(-1/[.$C$9])))))" office:value-type="float" office:value="0.366666666666667" calcext:value-type="float">
            <text:p>0.366666666666667</text:p>
          </table:table-cell>
          <table:table-cell table:style-name="ce5" table:formula="of:=SUM(OFFSET([.E37];((-1*MIN([.$C$10];[.B37]))+1);0;MIN([.$C$10];[.B37]);1))" office:value-type="float" office:value="2.2" calcext:value-type="float">
            <text:p>2.2</text:p>
          </table:table-cell>
          <table:table-cell table:style-name="ce5" table:formula="of:=IF([.E37]=0;IF([.F37]=0;1;0);0)" office:value-type="float" office:value="0" calcext:value-type="float">
            <text:p>0</text:p>
          </table:table-cell>
          <table:table-cell table:style-name="ce5" table:formula="of:=SUM([.$G$26:.G37])&lt;=2" office:value-type="float" office:value="1" calcext:value-type="float">
            <text:p>1</text:p>
          </table:table-cell>
          <table:table-cell table:style-name="ce5" table:formula="of:=IF([.H37];   (([.E37]+[.F37])/(1+[.$C$10]))*Vprog;  &quot;&quot;)" office:value-type="float" office:value="0.488888888888889" calcext:value-type="float">
            <text:p>0.488888888888889</text:p>
          </table:table-cell>
          <table:table-cell table:style-name="ce5" table:formula="of:=IF([.H37];  (((([.I37]+[.I36])/2)*itp)/1000)+[.J36];&quot;&quot;)" office:value-type="float" office:value="0.0199047619047619" calcext:value-type="float">
            <text:p>0.019904761904762</text:p>
          </table:table-cell>
          <table:table-cell table:style-name="ce5" table:formula="of:=IF([.H37];     ([.I37]-[.I36])/(itp/1000);     &quot;&quot;)" office:value-type="float" office:value="7.61904761904761" calcext:value-type="float">
            <text:p>7.6190476190476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]=1;[.H3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" table:formula="of:=(([.B38]-1)*itp)/1000" office:value-type="float" office:value="0.12" calcext:value-type="float">
            <text:p>0.12</text:p>
          </table:table-cell>
          <table:table-cell table:style-name="ce5" table:formula="of:=IF(([.B38]&lt;([.$C$11]+2));1;0)" office:value-type="float" office:value="1" calcext:value-type="float">
            <text:p>1</text:p>
          </table:table-cell>
          <table:table-cell table:style-name="ce5" table:formula="of:=MAX(0;MIN(1;([.E37]+IF(([.D38]=1);(1/[.$C$9]);(-1/[.$C$9])))))" office:value-type="float" office:value="0.4" calcext:value-type="float">
            <text:p>0.4</text:p>
          </table:table-cell>
          <table:table-cell table:style-name="ce5" table:formula="of:=SUM(OFFSET([.E38];((-1*MIN([.$C$10];[.B38]))+1);0;MIN([.$C$10];[.B38]);1))" office:value-type="float" office:value="2.6" calcext:value-type="float">
            <text:p>2.6</text:p>
          </table:table-cell>
          <table:table-cell table:style-name="ce5" table:formula="of:=IF([.E38]=0;IF([.F38]=0;1;0);0)" office:value-type="float" office:value="0" calcext:value-type="float">
            <text:p>0</text:p>
          </table:table-cell>
          <table:table-cell table:style-name="ce5" table:formula="of:=SUM([.$G$26:.G38])&lt;=2" office:value-type="float" office:value="1" calcext:value-type="float">
            <text:p>1</text:p>
          </table:table-cell>
          <table:table-cell table:style-name="ce5" table:formula="of:=IF([.H38];   (([.E38]+[.F38])/(1+[.$C$10]))*Vprog;  &quot;&quot;)" office:value-type="float" office:value="0.571428571428571" calcext:value-type="float">
            <text:p>0.571428571428571</text:p>
          </table:table-cell>
          <table:table-cell table:style-name="ce5" table:formula="of:=IF([.H38];  (((([.I38]+[.I37])/2)*itp)/1000)+[.J37];&quot;&quot;)" office:value-type="float" office:value="0.0252063492063492" calcext:value-type="float">
            <text:p>0.025206349206349</text:p>
          </table:table-cell>
          <table:table-cell table:style-name="ce5" table:formula="of:=IF([.H38];     ([.I38]-[.I37])/(itp/1000);     &quot;&quot;)" office:value-type="float" office:value="8.25396825396826" calcext:value-type="float">
            <text:p>8.25396825396826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]=1;[.H3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(([.B39]-1)*itp)/1000" office:value-type="float" office:value="0.13" calcext:value-type="float">
            <text:p>0.13</text:p>
          </table:table-cell>
          <table:table-cell table:style-name="ce5" table:formula="of:=IF(([.B39]&lt;([.$C$11]+2));1;0)" office:value-type="float" office:value="1" calcext:value-type="float">
            <text:p>1</text:p>
          </table:table-cell>
          <table:table-cell table:style-name="ce5" table:formula="of:=MAX(0;MIN(1;([.E38]+IF(([.D39]=1);(1/[.$C$9]);(-1/[.$C$9])))))" office:value-type="float" office:value="0.433333333333333" calcext:value-type="float">
            <text:p>0.433333333333333</text:p>
          </table:table-cell>
          <table:table-cell table:style-name="ce5" table:formula="of:=SUM(OFFSET([.E39];((-1*MIN([.$C$10];[.B39]))+1);0;MIN([.$C$10];[.B39]);1))" office:value-type="float" office:value="3.03333333333333" calcext:value-type="float">
            <text:p>3.03333333333333</text:p>
          </table:table-cell>
          <table:table-cell table:style-name="ce5" table:formula="of:=IF([.E39]=0;IF([.F39]=0;1;0);0)" office:value-type="float" office:value="0" calcext:value-type="float">
            <text:p>0</text:p>
          </table:table-cell>
          <table:table-cell table:style-name="ce5" table:formula="of:=SUM([.$G$26:.G39])&lt;=2" office:value-type="float" office:value="1" calcext:value-type="float">
            <text:p>1</text:p>
          </table:table-cell>
          <table:table-cell table:style-name="ce5" table:formula="of:=IF([.H39];   (([.E39]+[.F39])/(1+[.$C$10]))*Vprog;  &quot;&quot;)" office:value-type="float" office:value="0.66031746031746" calcext:value-type="float">
            <text:p>0.66031746031746</text:p>
          </table:table-cell>
          <table:table-cell table:style-name="ce5" table:formula="of:=IF([.H39];  (((([.I39]+[.I38])/2)*itp)/1000)+[.J38];&quot;&quot;)" office:value-type="float" office:value="0.0313650793650794" calcext:value-type="float">
            <text:p>0.031365079365079</text:p>
          </table:table-cell>
          <table:table-cell table:style-name="ce5" table:formula="of:=IF([.H39];     ([.I39]-[.I38])/(itp/1000);     &quot;&quot;)" office:value-type="float" office:value="8.88888888888888" calcext:value-type="float">
            <text:p>8.8888888888888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]=1;[.H3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" table:formula="of:=(([.B40]-1)*itp)/1000" office:value-type="float" office:value="0.14" calcext:value-type="float">
            <text:p>0.14</text:p>
          </table:table-cell>
          <table:table-cell table:style-name="ce5" table:formula="of:=IF(([.B40]&lt;([.$C$11]+2));1;0)" office:value-type="float" office:value="1" calcext:value-type="float">
            <text:p>1</text:p>
          </table:table-cell>
          <table:table-cell table:style-name="ce5" table:formula="of:=MAX(0;MIN(1;([.E39]+IF(([.D40]=1);(1/[.$C$9]);(-1/[.$C$9])))))" office:value-type="float" office:value="0.466666666666667" calcext:value-type="float">
            <text:p>0.466666666666667</text:p>
          </table:table-cell>
          <table:table-cell table:style-name="ce5" table:formula="of:=SUM(OFFSET([.E40];((-1*MIN([.$C$10];[.B40]))+1);0;MIN([.$C$10];[.B40]);1))" office:value-type="float" office:value="3.5" calcext:value-type="float">
            <text:p>3.5</text:p>
          </table:table-cell>
          <table:table-cell table:style-name="ce5" table:formula="of:=IF([.E40]=0;IF([.F40]=0;1;0);0)" office:value-type="float" office:value="0" calcext:value-type="float">
            <text:p>0</text:p>
          </table:table-cell>
          <table:table-cell table:style-name="ce5" table:formula="of:=SUM([.$G$26:.G40])&lt;=2" office:value-type="float" office:value="1" calcext:value-type="float">
            <text:p>1</text:p>
          </table:table-cell>
          <table:table-cell table:style-name="ce5" table:formula="of:=IF([.H40];   (([.E40]+[.F40])/(1+[.$C$10]))*Vprog;  &quot;&quot;)" office:value-type="float" office:value="0.755555555555556" calcext:value-type="float">
            <text:p>0.755555555555556</text:p>
          </table:table-cell>
          <table:table-cell table:style-name="ce5" table:formula="of:=IF([.H40];  (((([.I40]+[.I39])/2)*itp)/1000)+[.J39];&quot;&quot;)" office:value-type="float" office:value="0.0384444444444444" calcext:value-type="float">
            <text:p>0.038444444444445</text:p>
          </table:table-cell>
          <table:table-cell table:style-name="ce5" table:formula="of:=IF([.H40];     ([.I40]-[.I39])/(itp/1000);     &quot;&quot;)" office:value-type="float" office:value="9.52380952380953" calcext:value-type="float">
            <text:p>9.5238095238095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]=1;[.H4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0]+1" office:value-type="float" office:value="16" calcext:value-type="float">
            <text:p>16</text:p>
          </table:table-cell>
          <table:table-cell table:style-name="ce5" table:formula="of:=(([.B41]-1)*itp)/1000" office:value-type="float" office:value="0.15" calcext:value-type="float">
            <text:p>0.15</text:p>
          </table:table-cell>
          <table:table-cell table:style-name="ce5" table:formula="of:=IF(([.B41]&lt;([.$C$11]+2));1;0)" office:value-type="float" office:value="1" calcext:value-type="float">
            <text:p>1</text:p>
          </table:table-cell>
          <table:table-cell table:style-name="ce5" table:formula="of:=MAX(0;MIN(1;([.E40]+IF(([.D41]=1);(1/[.$C$9]);(-1/[.$C$9])))))" office:value-type="float" office:value="0.5" calcext:value-type="float">
            <text:p>0.5</text:p>
          </table:table-cell>
          <table:table-cell table:style-name="ce5" table:formula="of:=SUM(OFFSET([.E41];((-1*MIN([.$C$10];[.B41]))+1);0;MIN([.$C$10];[.B41]);1))" office:value-type="float" office:value="4" calcext:value-type="float">
            <text:p>4</text:p>
          </table:table-cell>
          <table:table-cell table:style-name="ce5" table:formula="of:=IF([.E41]=0;IF([.F41]=0;1;0);0)" office:value-type="float" office:value="0" calcext:value-type="float">
            <text:p>0</text:p>
          </table:table-cell>
          <table:table-cell table:style-name="ce5" table:formula="of:=SUM([.$G$26:.G41])&lt;=2" office:value-type="float" office:value="1" calcext:value-type="float">
            <text:p>1</text:p>
          </table:table-cell>
          <table:table-cell table:style-name="ce5" table:formula="of:=IF([.H41];   (([.E41]+[.F41])/(1+[.$C$10]))*Vprog;  &quot;&quot;)" office:value-type="float" office:value="0.857142857142857" calcext:value-type="float">
            <text:p>0.857142857142857</text:p>
          </table:table-cell>
          <table:table-cell table:style-name="ce5" table:formula="of:=IF([.H41];  (((([.I41]+[.I40])/2)*itp)/1000)+[.J40];&quot;&quot;)" office:value-type="float" office:value="0.0465079365079365" calcext:value-type="float">
            <text:p>0.046507936507937</text:p>
          </table:table-cell>
          <table:table-cell table:style-name="ce5" table:formula="of:=IF([.H41];     ([.I41]-[.I40])/(itp/1000);     &quot;&quot;)" office:value-type="float" office:value="10.1587301587301" calcext:value-type="float">
            <text:p>10.158730158730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]=1;[.H4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1]+1" office:value-type="float" office:value="17" calcext:value-type="float">
            <text:p>17</text:p>
          </table:table-cell>
          <table:table-cell table:style-name="ce5" table:formula="of:=(([.B42]-1)*itp)/1000" office:value-type="float" office:value="0.16" calcext:value-type="float">
            <text:p>0.16</text:p>
          </table:table-cell>
          <table:table-cell table:style-name="ce5" table:formula="of:=IF(([.B42]&lt;([.$C$11]+2));1;0)" office:value-type="float" office:value="1" calcext:value-type="float">
            <text:p>1</text:p>
          </table:table-cell>
          <table:table-cell table:style-name="ce5" table:formula="of:=MAX(0;MIN(1;([.E41]+IF(([.D42]=1);(1/[.$C$9]);(-1/[.$C$9])))))" office:value-type="float" office:value="0.533333333333333" calcext:value-type="float">
            <text:p>0.533333333333333</text:p>
          </table:table-cell>
          <table:table-cell table:style-name="ce5" table:formula="of:=SUM(OFFSET([.E42];((-1*MIN([.$C$10];[.B42]))+1);0;MIN([.$C$10];[.B42]);1))" office:value-type="float" office:value="4.53333333333333" calcext:value-type="float">
            <text:p>4.53333333333333</text:p>
          </table:table-cell>
          <table:table-cell table:style-name="ce5" table:formula="of:=IF([.E42]=0;IF([.F42]=0;1;0);0)" office:value-type="float" office:value="0" calcext:value-type="float">
            <text:p>0</text:p>
          </table:table-cell>
          <table:table-cell table:style-name="ce5" table:formula="of:=SUM([.$G$26:.G42])&lt;=2" office:value-type="float" office:value="1" calcext:value-type="float">
            <text:p>1</text:p>
          </table:table-cell>
          <table:table-cell table:style-name="ce5" table:formula="of:=IF([.H42];   (([.E42]+[.F42])/(1+[.$C$10]))*Vprog;  &quot;&quot;)" office:value-type="float" office:value="0.965079365079365" calcext:value-type="float">
            <text:p>0.965079365079365</text:p>
          </table:table-cell>
          <table:table-cell table:style-name="ce5" table:formula="of:=IF([.H42];  (((([.I42]+[.I41])/2)*itp)/1000)+[.J41];&quot;&quot;)" office:value-type="float" office:value="0.0556190476190476" calcext:value-type="float">
            <text:p>0.055619047619048</text:p>
          </table:table-cell>
          <table:table-cell table:style-name="ce5" table:formula="of:=IF([.H42];     ([.I42]-[.I41])/(itp/1000);     &quot;&quot;)" office:value-type="float" office:value="10.7936507936508" calcext:value-type="float">
            <text:p>10.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]=1;[.H4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2]+1" office:value-type="float" office:value="18" calcext:value-type="float">
            <text:p>18</text:p>
          </table:table-cell>
          <table:table-cell table:style-name="ce5" table:formula="of:=(([.B43]-1)*itp)/1000" office:value-type="float" office:value="0.17" calcext:value-type="float">
            <text:p>0.17</text:p>
          </table:table-cell>
          <table:table-cell table:style-name="ce5" table:formula="of:=IF(([.B43]&lt;([.$C$11]+2));1;0)" office:value-type="float" office:value="1" calcext:value-type="float">
            <text:p>1</text:p>
          </table:table-cell>
          <table:table-cell table:style-name="ce5" table:formula="of:=MAX(0;MIN(1;([.E42]+IF(([.D43]=1);(1/[.$C$9]);(-1/[.$C$9])))))" office:value-type="float" office:value="0.566666666666667" calcext:value-type="float">
            <text:p>0.566666666666667</text:p>
          </table:table-cell>
          <table:table-cell table:style-name="ce5" table:formula="of:=SUM(OFFSET([.E43];((-1*MIN([.$C$10];[.B43]))+1);0;MIN([.$C$10];[.B43]);1))" office:value-type="float" office:value="5.1" calcext:value-type="float">
            <text:p>5.1</text:p>
          </table:table-cell>
          <table:table-cell table:style-name="ce5" table:formula="of:=IF([.E43]=0;IF([.F43]=0;1;0);0)" office:value-type="float" office:value="0" calcext:value-type="float">
            <text:p>0</text:p>
          </table:table-cell>
          <table:table-cell table:style-name="ce5" table:formula="of:=SUM([.$G$26:.G43])&lt;=2" office:value-type="float" office:value="1" calcext:value-type="float">
            <text:p>1</text:p>
          </table:table-cell>
          <table:table-cell table:style-name="ce5" table:formula="of:=IF([.H43];   (([.E43]+[.F43])/(1+[.$C$10]))*Vprog;  &quot;&quot;)" office:value-type="float" office:value="1.07936507936508" calcext:value-type="float">
            <text:p>1.07936507936508</text:p>
          </table:table-cell>
          <table:table-cell table:style-name="ce5" table:formula="of:=IF([.H43];  (((([.I43]+[.I42])/2)*itp)/1000)+[.J42];&quot;&quot;)" office:value-type="float" office:value="0.0658412698412698" calcext:value-type="float">
            <text:p>0.06584126984127</text:p>
          </table:table-cell>
          <table:table-cell table:style-name="ce5" table:formula="of:=IF([.H43];     ([.I43]-[.I42])/(itp/1000);     &quot;&quot;)" office:value-type="float" office:value="11.4285714285714" calcext:value-type="float">
            <text:p>11.428571428571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3]=1;[.H4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3]+1" office:value-type="float" office:value="19" calcext:value-type="float">
            <text:p>19</text:p>
          </table:table-cell>
          <table:table-cell table:style-name="ce5" table:formula="of:=(([.B44]-1)*itp)/1000" office:value-type="float" office:value="0.18" calcext:value-type="float">
            <text:p>0.18</text:p>
          </table:table-cell>
          <table:table-cell table:style-name="ce5" table:formula="of:=IF(([.B44]&lt;([.$C$11]+2));1;0)" office:value-type="float" office:value="1" calcext:value-type="float">
            <text:p>1</text:p>
          </table:table-cell>
          <table:table-cell table:style-name="ce5" table:formula="of:=MAX(0;MIN(1;([.E43]+IF(([.D44]=1);(1/[.$C$9]);(-1/[.$C$9])))))" office:value-type="float" office:value="0.6" calcext:value-type="float">
            <text:p>0.6</text:p>
          </table:table-cell>
          <table:table-cell table:style-name="ce5" table:formula="of:=SUM(OFFSET([.E44];((-1*MIN([.$C$10];[.B44]))+1);0;MIN([.$C$10];[.B44]);1))" office:value-type="float" office:value="5.7" calcext:value-type="float">
            <text:p>5.7</text:p>
          </table:table-cell>
          <table:table-cell table:style-name="ce5" table:formula="of:=IF([.E44]=0;IF([.F44]=0;1;0);0)" office:value-type="float" office:value="0" calcext:value-type="float">
            <text:p>0</text:p>
          </table:table-cell>
          <table:table-cell table:style-name="ce5" table:formula="of:=SUM([.$G$26:.G44])&lt;=2" office:value-type="float" office:value="1" calcext:value-type="float">
            <text:p>1</text:p>
          </table:table-cell>
          <table:table-cell table:style-name="ce5" table:formula="of:=IF([.H44];   (([.E44]+[.F44])/(1+[.$C$10]))*Vprog;  &quot;&quot;)" office:value-type="float" office:value="1.2" calcext:value-type="float">
            <text:p>1.2</text:p>
          </table:table-cell>
          <table:table-cell table:style-name="ce5" table:formula="of:=IF([.H44];  (((([.I44]+[.I43])/2)*itp)/1000)+[.J43];&quot;&quot;)" office:value-type="float" office:value="0.0772380952380952" calcext:value-type="float">
            <text:p>0.077238095238095</text:p>
          </table:table-cell>
          <table:table-cell table:style-name="ce5" table:formula="of:=IF([.H44];     ([.I44]-[.I43])/(itp/1000);     &quot;&quot;)" office:value-type="float" office:value="12.063492063492" calcext:value-type="float">
            <text:p>12.06349206349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4]=1;[.H4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4]+1" office:value-type="float" office:value="20" calcext:value-type="float">
            <text:p>20</text:p>
          </table:table-cell>
          <table:table-cell table:style-name="ce5" table:formula="of:=(([.B45]-1)*itp)/1000" office:value-type="float" office:value="0.19" calcext:value-type="float">
            <text:p>0.19</text:p>
          </table:table-cell>
          <table:table-cell table:style-name="ce5" table:formula="of:=IF(([.B45]&lt;([.$C$11]+2));1;0)" office:value-type="float" office:value="1" calcext:value-type="float">
            <text:p>1</text:p>
          </table:table-cell>
          <table:table-cell table:style-name="ce5" table:formula="of:=MAX(0;MIN(1;([.E44]+IF(([.D45]=1);(1/[.$C$9]);(-1/[.$C$9])))))" office:value-type="float" office:value="0.633333333333333" calcext:value-type="float">
            <text:p>0.633333333333333</text:p>
          </table:table-cell>
          <table:table-cell table:style-name="ce5" table:formula="of:=SUM(OFFSET([.E45];((-1*MIN([.$C$10];[.B45]))+1);0;MIN([.$C$10];[.B45]);1))" office:value-type="float" office:value="6.33333333333333" calcext:value-type="float">
            <text:p>6.33333333333333</text:p>
          </table:table-cell>
          <table:table-cell table:style-name="ce5" table:formula="of:=IF([.E45]=0;IF([.F45]=0;1;0);0)" office:value-type="float" office:value="0" calcext:value-type="float">
            <text:p>0</text:p>
          </table:table-cell>
          <table:table-cell table:style-name="ce5" table:formula="of:=SUM([.$G$26:.G45])&lt;=2" office:value-type="float" office:value="1" calcext:value-type="float">
            <text:p>1</text:p>
          </table:table-cell>
          <table:table-cell table:style-name="ce5" table:formula="of:=IF([.H45];   (([.E45]+[.F45])/(1+[.$C$10]))*Vprog;  &quot;&quot;)" office:value-type="float" office:value="1.32698412698413" calcext:value-type="float">
            <text:p>1.32698412698413</text:p>
          </table:table-cell>
          <table:table-cell table:style-name="ce5" table:formula="of:=IF([.H45];  (((([.I45]+[.I44])/2)*itp)/1000)+[.J44];&quot;&quot;)" office:value-type="float" office:value="0.0898730158730159" calcext:value-type="float">
            <text:p>0.089873015873016</text:p>
          </table:table-cell>
          <table:table-cell table:style-name="ce5" table:formula="of:=IF([.H45];     ([.I45]-[.I44])/(itp/1000);     &quot;&quot;)" office:value-type="float" office:value="12.6984126984127" calcext:value-type="float">
            <text:p>12.69841269841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5]=1;[.H4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5]+1" office:value-type="float" office:value="21" calcext:value-type="float">
            <text:p>21</text:p>
          </table:table-cell>
          <table:table-cell table:style-name="ce5" table:formula="of:=(([.B46]-1)*itp)/1000" office:value-type="float" office:value="0.2" calcext:value-type="float">
            <text:p>0.2</text:p>
          </table:table-cell>
          <table:table-cell table:style-name="ce5" table:formula="of:=IF(([.B46]&lt;([.$C$11]+2));1;0)" office:value-type="float" office:value="1" calcext:value-type="float">
            <text:p>1</text:p>
          </table:table-cell>
          <table:table-cell table:style-name="ce5" table:formula="of:=MAX(0;MIN(1;([.E45]+IF(([.D46]=1);(1/[.$C$9]);(-1/[.$C$9])))))" office:value-type="float" office:value="0.666666666666667" calcext:value-type="float">
            <text:p>0.666666666666667</text:p>
          </table:table-cell>
          <table:table-cell table:style-name="ce5" table:formula="of:=SUM(OFFSET([.E46];((-1*MIN([.$C$10];[.B46]))+1);0;MIN([.$C$10];[.B46]);1))" office:value-type="float" office:value="7" calcext:value-type="float">
            <text:p>7</text:p>
          </table:table-cell>
          <table:table-cell table:style-name="ce5" table:formula="of:=IF([.E46]=0;IF([.F46]=0;1;0);0)" office:value-type="float" office:value="0" calcext:value-type="float">
            <text:p>0</text:p>
          </table:table-cell>
          <table:table-cell table:style-name="ce5" table:formula="of:=SUM([.$G$26:.G46])&lt;=2" office:value-type="float" office:value="1" calcext:value-type="float">
            <text:p>1</text:p>
          </table:table-cell>
          <table:table-cell table:style-name="ce5" table:formula="of:=IF([.H46];   (([.E46]+[.F46])/(1+[.$C$10]))*Vprog;  &quot;&quot;)" office:value-type="float" office:value="1.46031746031746" calcext:value-type="float">
            <text:p>1.46031746031746</text:p>
          </table:table-cell>
          <table:table-cell table:style-name="ce5" table:formula="of:=IF([.H46];  (((([.I46]+[.I45])/2)*itp)/1000)+[.J45];&quot;&quot;)" office:value-type="float" office:value="0.103809523809524" calcext:value-type="float">
            <text:p>0.103809523809524</text:p>
          </table:table-cell>
          <table:table-cell table:style-name="ce5" table:formula="of:=IF([.H46];     ([.I46]-[.I45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6]=1;[.H4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6]+1" office:value-type="float" office:value="22" calcext:value-type="float">
            <text:p>22</text:p>
          </table:table-cell>
          <table:table-cell table:style-name="ce5" table:formula="of:=(([.B47]-1)*itp)/1000" office:value-type="float" office:value="0.21" calcext:value-type="float">
            <text:p>0.21</text:p>
          </table:table-cell>
          <table:table-cell table:style-name="ce5" table:formula="of:=IF(([.B47]&lt;([.$C$11]+2));1;0)" office:value-type="float" office:value="1" calcext:value-type="float">
            <text:p>1</text:p>
          </table:table-cell>
          <table:table-cell table:style-name="ce5" table:formula="of:=MAX(0;MIN(1;([.E46]+IF(([.D47]=1);(1/[.$C$9]);(-1/[.$C$9])))))" office:value-type="float" office:value="0.7" calcext:value-type="float">
            <text:p>0.7</text:p>
          </table:table-cell>
          <table:table-cell table:style-name="ce5" table:formula="of:=SUM(OFFSET([.E47];((-1*MIN([.$C$10];[.B47]))+1);0;MIN([.$C$10];[.B47]);1))" office:value-type="float" office:value="7.66666666666667" calcext:value-type="float">
            <text:p>7.66666666666667</text:p>
          </table:table-cell>
          <table:table-cell table:style-name="ce5" table:formula="of:=IF([.E47]=0;IF([.F47]=0;1;0);0)" office:value-type="float" office:value="0" calcext:value-type="float">
            <text:p>0</text:p>
          </table:table-cell>
          <table:table-cell table:style-name="ce5" table:formula="of:=SUM([.$G$26:.G47])&lt;=2" office:value-type="float" office:value="1" calcext:value-type="float">
            <text:p>1</text:p>
          </table:table-cell>
          <table:table-cell table:style-name="ce5" table:formula="of:=IF([.H47];   (([.E47]+[.F47])/(1+[.$C$10]))*Vprog;  &quot;&quot;)" office:value-type="float" office:value="1.59365079365079" calcext:value-type="float">
            <text:p>1.59365079365079</text:p>
          </table:table-cell>
          <table:table-cell table:style-name="ce5" table:formula="of:=IF([.H47];  (((([.I47]+[.I46])/2)*itp)/1000)+[.J46];&quot;&quot;)" office:value-type="float" office:value="0.119079365079365" calcext:value-type="float">
            <text:p>0.119079365079365</text:p>
          </table:table-cell>
          <table:table-cell table:style-name="ce5" table:formula="of:=IF([.H47];     ([.I47]-[.I46])/(itp/1000);     &quot;&quot;)" office:value-type="float" office:value="13.3333333333333" calcext:value-type="float">
            <text:p>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7]=1;[.H4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7]+1" office:value-type="float" office:value="23" calcext:value-type="float">
            <text:p>23</text:p>
          </table:table-cell>
          <table:table-cell table:style-name="ce5" table:formula="of:=(([.B48]-1)*itp)/1000" office:value-type="float" office:value="0.22" calcext:value-type="float">
            <text:p>0.22</text:p>
          </table:table-cell>
          <table:table-cell table:style-name="ce5" table:formula="of:=IF(([.B48]&lt;([.$C$11]+2));1;0)" office:value-type="float" office:value="1" calcext:value-type="float">
            <text:p>1</text:p>
          </table:table-cell>
          <table:table-cell table:style-name="ce5" table:formula="of:=MAX(0;MIN(1;([.E47]+IF(([.D48]=1);(1/[.$C$9]);(-1/[.$C$9])))))" office:value-type="float" office:value="0.733333333333333" calcext:value-type="float">
            <text:p>0.733333333333333</text:p>
          </table:table-cell>
          <table:table-cell table:style-name="ce5" table:formula="of:=SUM(OFFSET([.E48];((-1*MIN([.$C$10];[.B48]))+1);0;MIN([.$C$10];[.B48]);1))" office:value-type="float" office:value="8.33333333333333" calcext:value-type="float">
            <text:p>8.33333333333333</text:p>
          </table:table-cell>
          <table:table-cell table:style-name="ce5" table:formula="of:=IF([.E48]=0;IF([.F48]=0;1;0);0)" office:value-type="float" office:value="0" calcext:value-type="float">
            <text:p>0</text:p>
          </table:table-cell>
          <table:table-cell table:style-name="ce5" table:formula="of:=SUM([.$G$26:.G48])&lt;=2" office:value-type="float" office:value="1" calcext:value-type="float">
            <text:p>1</text:p>
          </table:table-cell>
          <table:table-cell table:style-name="ce5" table:formula="of:=IF([.H48];   (([.E48]+[.F48])/(1+[.$C$10]))*Vprog;  &quot;&quot;)" office:value-type="float" office:value="1.72698412698413" calcext:value-type="float">
            <text:p>1.72698412698413</text:p>
          </table:table-cell>
          <table:table-cell table:style-name="ce5" table:formula="of:=IF([.H48];  (((([.I48]+[.I47])/2)*itp)/1000)+[.J47];&quot;&quot;)" office:value-type="float" office:value="0.13568253968254" calcext:value-type="float">
            <text:p>0.13568253968254</text:p>
          </table:table-cell>
          <table:table-cell table:style-name="ce5" table:formula="of:=IF([.H48];     ([.I48]-[.I47])/(itp/1000);     &quot;&quot;)" office:value-type="float" office:value="13.3333333333333" calcext:value-type="float">
            <text:p>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8]=1;[.H4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8]+1" office:value-type="float" office:value="24" calcext:value-type="float">
            <text:p>24</text:p>
          </table:table-cell>
          <table:table-cell table:style-name="ce5" table:formula="of:=(([.B49]-1)*itp)/1000" office:value-type="float" office:value="0.23" calcext:value-type="float">
            <text:p>0.23</text:p>
          </table:table-cell>
          <table:table-cell table:style-name="ce5" table:formula="of:=IF(([.B49]&lt;([.$C$11]+2));1;0)" office:value-type="float" office:value="1" calcext:value-type="float">
            <text:p>1</text:p>
          </table:table-cell>
          <table:table-cell table:style-name="ce5" table:formula="of:=MAX(0;MIN(1;([.E48]+IF(([.D49]=1);(1/[.$C$9]);(-1/[.$C$9])))))" office:value-type="float" office:value="0.766666666666667" calcext:value-type="float">
            <text:p>0.766666666666667</text:p>
          </table:table-cell>
          <table:table-cell table:style-name="ce5" table:formula="of:=SUM(OFFSET([.E49];((-1*MIN([.$C$10];[.B49]))+1);0;MIN([.$C$10];[.B49]);1))" office:value-type="float" office:value="9" calcext:value-type="float">
            <text:p>9</text:p>
          </table:table-cell>
          <table:table-cell table:style-name="ce5" table:formula="of:=IF([.E49]=0;IF([.F49]=0;1;0);0)" office:value-type="float" office:value="0" calcext:value-type="float">
            <text:p>0</text:p>
          </table:table-cell>
          <table:table-cell table:style-name="ce5" table:formula="of:=SUM([.$G$26:.G49])&lt;=2" office:value-type="float" office:value="1" calcext:value-type="float">
            <text:p>1</text:p>
          </table:table-cell>
          <table:table-cell table:style-name="ce5" table:formula="of:=IF([.H49];   (([.E49]+[.F49])/(1+[.$C$10]))*Vprog;  &quot;&quot;)" office:value-type="float" office:value="1.86031746031746" calcext:value-type="float">
            <text:p>1.86031746031746</text:p>
          </table:table-cell>
          <table:table-cell table:style-name="ce5" table:formula="of:=IF([.H49];  (((([.I49]+[.I48])/2)*itp)/1000)+[.J48];&quot;&quot;)" office:value-type="float" office:value="0.153619047619048" calcext:value-type="float">
            <text:p>0.153619047619048</text:p>
          </table:table-cell>
          <table:table-cell table:style-name="ce5" table:formula="of:=IF([.H49];     ([.I49]-[.I48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9]=1;[.H4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49]+1" office:value-type="float" office:value="25" calcext:value-type="float">
            <text:p>25</text:p>
          </table:table-cell>
          <table:table-cell table:style-name="ce5" table:formula="of:=(([.B50]-1)*itp)/1000" office:value-type="float" office:value="0.24" calcext:value-type="float">
            <text:p>0.24</text:p>
          </table:table-cell>
          <table:table-cell table:style-name="ce5" table:formula="of:=IF(([.B50]&lt;([.$C$11]+2));1;0)" office:value-type="float" office:value="1" calcext:value-type="float">
            <text:p>1</text:p>
          </table:table-cell>
          <table:table-cell table:style-name="ce5" table:formula="of:=MAX(0;MIN(1;([.E49]+IF(([.D50]=1);(1/[.$C$9]);(-1/[.$C$9])))))" office:value-type="float" office:value="0.8" calcext:value-type="float">
            <text:p>0.8</text:p>
          </table:table-cell>
          <table:table-cell table:style-name="ce5" table:formula="of:=SUM(OFFSET([.E50];((-1*MIN([.$C$10];[.B50]))+1);0;MIN([.$C$10];[.B50]);1))" office:value-type="float" office:value="9.66666666666667" calcext:value-type="float">
            <text:p>9.66666666666667</text:p>
          </table:table-cell>
          <table:table-cell table:style-name="ce5" table:formula="of:=IF([.E50]=0;IF([.F50]=0;1;0);0)" office:value-type="float" office:value="0" calcext:value-type="float">
            <text:p>0</text:p>
          </table:table-cell>
          <table:table-cell table:style-name="ce5" table:formula="of:=SUM([.$G$26:.G50])&lt;=2" office:value-type="float" office:value="1" calcext:value-type="float">
            <text:p>1</text:p>
          </table:table-cell>
          <table:table-cell table:style-name="ce5" table:formula="of:=IF([.H50];   (([.E50]+[.F50])/(1+[.$C$10]))*Vprog;  &quot;&quot;)" office:value-type="float" office:value="1.99365079365079" calcext:value-type="float">
            <text:p>1.99365079365079</text:p>
          </table:table-cell>
          <table:table-cell table:style-name="ce5" table:formula="of:=IF([.H50];  (((([.I50]+[.I49])/2)*itp)/1000)+[.J49];&quot;&quot;)" office:value-type="float" office:value="0.172888888888889" calcext:value-type="float">
            <text:p>0.172888888888889</text:p>
          </table:table-cell>
          <table:table-cell table:style-name="ce5" table:formula="of:=IF([.H50];     ([.I50]-[.I49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0]=1;[.H5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0]+1" office:value-type="float" office:value="26" calcext:value-type="float">
            <text:p>26</text:p>
          </table:table-cell>
          <table:table-cell table:style-name="ce5" table:formula="of:=(([.B51]-1)*itp)/1000" office:value-type="float" office:value="0.25" calcext:value-type="float">
            <text:p>0.25</text:p>
          </table:table-cell>
          <table:table-cell table:style-name="ce5" table:formula="of:=IF(([.B51]&lt;([.$C$11]+2));1;0)" office:value-type="float" office:value="1" calcext:value-type="float">
            <text:p>1</text:p>
          </table:table-cell>
          <table:table-cell table:style-name="ce5" table:formula="of:=MAX(0;MIN(1;([.E50]+IF(([.D51]=1);(1/[.$C$9]);(-1/[.$C$9])))))" office:value-type="float" office:value="0.833333333333333" calcext:value-type="float">
            <text:p>0.833333333333333</text:p>
          </table:table-cell>
          <table:table-cell table:style-name="ce5" table:formula="of:=SUM(OFFSET([.E51];((-1*MIN([.$C$10];[.B51]))+1);0;MIN([.$C$10];[.B51]);1))" office:value-type="float" office:value="10.3333333333333" calcext:value-type="float">
            <text:p>10.3333333333333</text:p>
          </table:table-cell>
          <table:table-cell table:style-name="ce5" table:formula="of:=IF([.E51]=0;IF([.F51]=0;1;0);0)" office:value-type="float" office:value="0" calcext:value-type="float">
            <text:p>0</text:p>
          </table:table-cell>
          <table:table-cell table:style-name="ce5" table:formula="of:=SUM([.$G$26:.G51])&lt;=2" office:value-type="float" office:value="1" calcext:value-type="float">
            <text:p>1</text:p>
          </table:table-cell>
          <table:table-cell table:style-name="ce5" table:formula="of:=IF([.H51];   (([.E51]+[.F51])/(1+[.$C$10]))*Vprog;  &quot;&quot;)" office:value-type="float" office:value="2.12698412698413" calcext:value-type="float">
            <text:p>2.12698412698413</text:p>
          </table:table-cell>
          <table:table-cell table:style-name="ce5" table:formula="of:=IF([.H51];  (((([.I51]+[.I50])/2)*itp)/1000)+[.J50];&quot;&quot;)" office:value-type="float" office:value="0.193492063492064" calcext:value-type="float">
            <text:p>0.193492063492064</text:p>
          </table:table-cell>
          <table:table-cell table:style-name="ce5" table:formula="of:=IF([.H51];     ([.I51]-[.I50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1]=1;[.H5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1]+1" office:value-type="float" office:value="27" calcext:value-type="float">
            <text:p>27</text:p>
          </table:table-cell>
          <table:table-cell table:style-name="ce5" table:formula="of:=(([.B52]-1)*itp)/1000" office:value-type="float" office:value="0.26" calcext:value-type="float">
            <text:p>0.26</text:p>
          </table:table-cell>
          <table:table-cell table:style-name="ce5" table:formula="of:=IF(([.B52]&lt;([.$C$11]+2));1;0)" office:value-type="float" office:value="1" calcext:value-type="float">
            <text:p>1</text:p>
          </table:table-cell>
          <table:table-cell table:style-name="ce5" table:formula="of:=MAX(0;MIN(1;([.E51]+IF(([.D52]=1);(1/[.$C$9]);(-1/[.$C$9])))))" office:value-type="float" office:value="0.866666666666667" calcext:value-type="float">
            <text:p>0.866666666666667</text:p>
          </table:table-cell>
          <table:table-cell table:style-name="ce5" table:formula="of:=SUM(OFFSET([.E52];((-1*MIN([.$C$10];[.B52]))+1);0;MIN([.$C$10];[.B52]);1))" office:value-type="float" office:value="11" calcext:value-type="float">
            <text:p>11</text:p>
          </table:table-cell>
          <table:table-cell table:style-name="ce5" table:formula="of:=IF([.E52]=0;IF([.F52]=0;1;0);0)" office:value-type="float" office:value="0" calcext:value-type="float">
            <text:p>0</text:p>
          </table:table-cell>
          <table:table-cell table:style-name="ce5" table:formula="of:=SUM([.$G$26:.G52])&lt;=2" office:value-type="float" office:value="1" calcext:value-type="float">
            <text:p>1</text:p>
          </table:table-cell>
          <table:table-cell table:style-name="ce5" table:formula="of:=IF([.H52];   (([.E52]+[.F52])/(1+[.$C$10]))*Vprog;  &quot;&quot;)" office:value-type="float" office:value="2.26031746031746" calcext:value-type="float">
            <text:p>2.26031746031746</text:p>
          </table:table-cell>
          <table:table-cell table:style-name="ce5" table:formula="of:=IF([.H52];  (((([.I52]+[.I51])/2)*itp)/1000)+[.J51];&quot;&quot;)" office:value-type="float" office:value="0.215428571428571" calcext:value-type="float">
            <text:p>0.215428571428571</text:p>
          </table:table-cell>
          <table:table-cell table:style-name="ce5" table:formula="of:=IF([.H52];     ([.I52]-[.I51])/(itp/1000);     &quot;&quot;)" office:value-type="float" office:value="13.3333333333333" calcext:value-type="float">
            <text:p>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2]=1;[.H5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2]+1" office:value-type="float" office:value="28" calcext:value-type="float">
            <text:p>28</text:p>
          </table:table-cell>
          <table:table-cell table:style-name="ce5" table:formula="of:=(([.B53]-1)*itp)/1000" office:value-type="float" office:value="0.27" calcext:value-type="float">
            <text:p>0.27</text:p>
          </table:table-cell>
          <table:table-cell table:style-name="ce5" table:formula="of:=IF(([.B53]&lt;([.$C$11]+2));1;0)" office:value-type="float" office:value="1" calcext:value-type="float">
            <text:p>1</text:p>
          </table:table-cell>
          <table:table-cell table:style-name="ce5" table:formula="of:=MAX(0;MIN(1;([.E52]+IF(([.D53]=1);(1/[.$C$9]);(-1/[.$C$9])))))" office:value-type="float" office:value="0.9" calcext:value-type="float">
            <text:p>0.9</text:p>
          </table:table-cell>
          <table:table-cell table:style-name="ce5" table:formula="of:=SUM(OFFSET([.E53];((-1*MIN([.$C$10];[.B53]))+1);0;MIN([.$C$10];[.B53]);1))" office:value-type="float" office:value="11.6666666666667" calcext:value-type="float">
            <text:p>11.6666666666667</text:p>
          </table:table-cell>
          <table:table-cell table:style-name="ce5" table:formula="of:=IF([.E53]=0;IF([.F53]=0;1;0);0)" office:value-type="float" office:value="0" calcext:value-type="float">
            <text:p>0</text:p>
          </table:table-cell>
          <table:table-cell table:style-name="ce5" table:formula="of:=SUM([.$G$26:.G53])&lt;=2" office:value-type="float" office:value="1" calcext:value-type="float">
            <text:p>1</text:p>
          </table:table-cell>
          <table:table-cell table:style-name="ce5" table:formula="of:=IF([.H53];   (([.E53]+[.F53])/(1+[.$C$10]))*Vprog;  &quot;&quot;)" office:value-type="float" office:value="2.39365079365079" calcext:value-type="float">
            <text:p>2.39365079365079</text:p>
          </table:table-cell>
          <table:table-cell table:style-name="ce5" table:formula="of:=IF([.H53];  (((([.I53]+[.I52])/2)*itp)/1000)+[.J52];&quot;&quot;)" office:value-type="float" office:value="0.238698412698413" calcext:value-type="float">
            <text:p>0.238698412698413</text:p>
          </table:table-cell>
          <table:table-cell table:style-name="ce5" table:formula="of:=IF([.H53];     ([.I53]-[.I52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3]=1;[.H5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3]+1" office:value-type="float" office:value="29" calcext:value-type="float">
            <text:p>29</text:p>
          </table:table-cell>
          <table:table-cell table:style-name="ce5" table:formula="of:=(([.B54]-1)*itp)/1000" office:value-type="float" office:value="0.28" calcext:value-type="float">
            <text:p>0.28</text:p>
          </table:table-cell>
          <table:table-cell table:style-name="ce5" table:formula="of:=IF(([.B54]&lt;([.$C$11]+2));1;0)" office:value-type="float" office:value="1" calcext:value-type="float">
            <text:p>1</text:p>
          </table:table-cell>
          <table:table-cell table:style-name="ce5" table:formula="of:=MAX(0;MIN(1;([.E53]+IF(([.D54]=1);(1/[.$C$9]);(-1/[.$C$9])))))" office:value-type="float" office:value="0.933333333333333" calcext:value-type="float">
            <text:p>0.933333333333333</text:p>
          </table:table-cell>
          <table:table-cell table:style-name="ce5" table:formula="of:=SUM(OFFSET([.E54];((-1*MIN([.$C$10];[.B54]))+1);0;MIN([.$C$10];[.B54]);1))" office:value-type="float" office:value="12.3333333333333" calcext:value-type="float">
            <text:p>12.3333333333333</text:p>
          </table:table-cell>
          <table:table-cell table:style-name="ce5" table:formula="of:=IF([.E54]=0;IF([.F54]=0;1;0);0)" office:value-type="float" office:value="0" calcext:value-type="float">
            <text:p>0</text:p>
          </table:table-cell>
          <table:table-cell table:style-name="ce5" table:formula="of:=SUM([.$G$26:.G54])&lt;=2" office:value-type="float" office:value="1" calcext:value-type="float">
            <text:p>1</text:p>
          </table:table-cell>
          <table:table-cell table:style-name="ce5" table:formula="of:=IF([.H54];   (([.E54]+[.F54])/(1+[.$C$10]))*Vprog;  &quot;&quot;)" office:value-type="float" office:value="2.52698412698413" calcext:value-type="float">
            <text:p>2.52698412698413</text:p>
          </table:table-cell>
          <table:table-cell table:style-name="ce5" table:formula="of:=IF([.H54];  (((([.I54]+[.I53])/2)*itp)/1000)+[.J53];&quot;&quot;)" office:value-type="float" office:value="0.263301587301587" calcext:value-type="float">
            <text:p>0.263301587301587</text:p>
          </table:table-cell>
          <table:table-cell table:style-name="ce5" table:formula="of:=IF([.H54];     ([.I54]-[.I53])/(itp/1000);     &quot;&quot;)" office:value-type="float" office:value="13.3333333333333" calcext:value-type="float">
            <text:p>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4]=1;[.H5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4]+1" office:value-type="float" office:value="30" calcext:value-type="float">
            <text:p>30</text:p>
          </table:table-cell>
          <table:table-cell table:style-name="ce5" table:formula="of:=(([.B55]-1)*itp)/1000" office:value-type="float" office:value="0.29" calcext:value-type="float">
            <text:p>0.29</text:p>
          </table:table-cell>
          <table:table-cell table:style-name="ce5" table:formula="of:=IF(([.B55]&lt;([.$C$11]+2));1;0)" office:value-type="float" office:value="1" calcext:value-type="float">
            <text:p>1</text:p>
          </table:table-cell>
          <table:table-cell table:style-name="ce5" table:formula="of:=MAX(0;MIN(1;([.E54]+IF(([.D55]=1);(1/[.$C$9]);(-1/[.$C$9])))))" office:value-type="float" office:value="0.966666666666666" calcext:value-type="float">
            <text:p>0.966666666666666</text:p>
          </table:table-cell>
          <table:table-cell table:style-name="ce5" table:formula="of:=SUM(OFFSET([.E55];((-1*MIN([.$C$10];[.B55]))+1);0;MIN([.$C$10];[.B55]);1))" office:value-type="float" office:value="13" calcext:value-type="float">
            <text:p>13</text:p>
          </table:table-cell>
          <table:table-cell table:style-name="ce5" table:formula="of:=IF([.E55]=0;IF([.F55]=0;1;0);0)" office:value-type="float" office:value="0" calcext:value-type="float">
            <text:p>0</text:p>
          </table:table-cell>
          <table:table-cell table:style-name="ce5" table:formula="of:=SUM([.$G$26:.G55])&lt;=2" office:value-type="float" office:value="1" calcext:value-type="float">
            <text:p>1</text:p>
          </table:table-cell>
          <table:table-cell table:style-name="ce5" table:formula="of:=IF([.H55];   (([.E55]+[.F55])/(1+[.$C$10]))*Vprog;  &quot;&quot;)" office:value-type="float" office:value="2.66031746031746" calcext:value-type="float">
            <text:p>2.66031746031746</text:p>
          </table:table-cell>
          <table:table-cell table:style-name="ce5" table:formula="of:=IF([.H55];  (((([.I55]+[.I54])/2)*itp)/1000)+[.J54];&quot;&quot;)" office:value-type="float" office:value="0.289238095238095" calcext:value-type="float">
            <text:p>0.289238095238095</text:p>
          </table:table-cell>
          <table:table-cell table:style-name="ce5" table:formula="of:=IF([.H55];     ([.I55]-[.I54])/(itp/1000);     &quot;&quot;)" office:value-type="float" office:value="13.3333333333334" calcext:value-type="float">
            <text:p>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5]=1;[.H5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5]+1" office:value-type="float" office:value="31" calcext:value-type="float">
            <text:p>31</text:p>
          </table:table-cell>
          <table:table-cell table:style-name="ce5" table:formula="of:=(([.B56]-1)*itp)/1000" office:value-type="float" office:value="0.3" calcext:value-type="float">
            <text:p>0.3</text:p>
          </table:table-cell>
          <table:table-cell table:style-name="ce5" table:formula="of:=IF(([.B56]&lt;([.$C$11]+2));1;0)" office:value-type="float" office:value="1" calcext:value-type="float">
            <text:p>1</text:p>
          </table:table-cell>
          <table:table-cell table:style-name="ce5" table:formula="of:=MAX(0;MIN(1;([.E55]+IF(([.D56]=1);(1/[.$C$9]);(-1/[.$C$9])))))" office:value-type="float" office:value="1" calcext:value-type="float">
            <text:p>1</text:p>
          </table:table-cell>
          <table:table-cell table:style-name="ce5" table:formula="of:=SUM(OFFSET([.E56];((-1*MIN([.$C$10];[.B56]))+1);0;MIN([.$C$10];[.B56]);1))" office:value-type="float" office:value="13.6666666666667" calcext:value-type="float">
            <text:p>13.6666666666667</text:p>
          </table:table-cell>
          <table:table-cell table:style-name="ce5" table:formula="of:=IF([.E56]=0;IF([.F56]=0;1;0);0)" office:value-type="float" office:value="0" calcext:value-type="float">
            <text:p>0</text:p>
          </table:table-cell>
          <table:table-cell table:style-name="ce5" table:formula="of:=SUM([.$G$26:.G56])&lt;=2" office:value-type="float" office:value="1" calcext:value-type="float">
            <text:p>1</text:p>
          </table:table-cell>
          <table:table-cell table:style-name="ce5" table:formula="of:=IF([.H56];   (([.E56]+[.F56])/(1+[.$C$10]))*Vprog;  &quot;&quot;)" office:value-type="float" office:value="2.79365079365079" calcext:value-type="float">
            <text:p>2.79365079365079</text:p>
          </table:table-cell>
          <table:table-cell table:style-name="ce5" table:formula="of:=IF([.H56];  (((([.I56]+[.I55])/2)*itp)/1000)+[.J55];&quot;&quot;)" office:value-type="float" office:value="0.316507936507936" calcext:value-type="float">
            <text:p>0.316507936507936</text:p>
          </table:table-cell>
          <table:table-cell table:style-name="ce5" table:formula="of:=IF([.H56];     ([.I56]-[.I55])/(itp/1000);     &quot;&quot;)" office:value-type="float" office:value="13.3333333333333" calcext:value-type="float">
            <text:p>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6]=1;[.H5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6]+1" office:value-type="float" office:value="32" calcext:value-type="float">
            <text:p>32</text:p>
          </table:table-cell>
          <table:table-cell table:style-name="ce5" table:formula="of:=(([.B57]-1)*itp)/1000" office:value-type="float" office:value="0.31" calcext:value-type="float">
            <text:p>0.31</text:p>
          </table:table-cell>
          <table:table-cell table:style-name="ce5" table:formula="of:=IF(([.B57]&lt;([.$C$11]+2));1;0)" office:value-type="float" office:value="1" calcext:value-type="float">
            <text:p>1</text:p>
          </table:table-cell>
          <table:table-cell table:style-name="ce5" table:formula="of:=MAX(0;MIN(1;([.E56]+IF(([.D57]=1);(1/[.$C$9]);(-1/[.$C$9])))))" office:value-type="float" office:value="1" calcext:value-type="float">
            <text:p>1</text:p>
          </table:table-cell>
          <table:table-cell table:style-name="ce5" table:formula="of:=SUM(OFFSET([.E57];((-1*MIN([.$C$10];[.B57]))+1);0;MIN([.$C$10];[.B57]);1))" office:value-type="float" office:value="14.3" calcext:value-type="float">
            <text:p>14.3</text:p>
          </table:table-cell>
          <table:table-cell table:style-name="ce5" table:formula="of:=IF([.E57]=0;IF([.F57]=0;1;0);0)" office:value-type="float" office:value="0" calcext:value-type="float">
            <text:p>0</text:p>
          </table:table-cell>
          <table:table-cell table:style-name="ce5" table:formula="of:=SUM([.$G$26:.G57])&lt;=2" office:value-type="float" office:value="1" calcext:value-type="float">
            <text:p>1</text:p>
          </table:table-cell>
          <table:table-cell table:style-name="ce5" table:formula="of:=IF([.H57];   (([.E57]+[.F57])/(1+[.$C$10]))*Vprog;  &quot;&quot;)" office:value-type="float" office:value="2.91428571428571" calcext:value-type="float">
            <text:p>2.91428571428571</text:p>
          </table:table-cell>
          <table:table-cell table:style-name="ce5" table:formula="of:=IF([.H57];  (((([.I57]+[.I56])/2)*itp)/1000)+[.J56];&quot;&quot;)" office:value-type="float" office:value="0.345047619047619" calcext:value-type="float">
            <text:p>0.345047619047619</text:p>
          </table:table-cell>
          <table:table-cell table:style-name="ce5" table:formula="of:=IF([.H57];     ([.I57]-[.I56])/(itp/1000);     &quot;&quot;)" office:value-type="float" office:value="12.0634920634921" calcext:value-type="float">
            <text:p>12.063492063492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7]=1;[.H5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7]+1" office:value-type="float" office:value="33" calcext:value-type="float">
            <text:p>33</text:p>
          </table:table-cell>
          <table:table-cell table:style-name="ce5" table:formula="of:=(([.B58]-1)*itp)/1000" office:value-type="float" office:value="0.32" calcext:value-type="float">
            <text:p>0.32</text:p>
          </table:table-cell>
          <table:table-cell table:style-name="ce5" table:formula="of:=IF(([.B58]&lt;([.$C$11]+2));1;0)" office:value-type="float" office:value="1" calcext:value-type="float">
            <text:p>1</text:p>
          </table:table-cell>
          <table:table-cell table:style-name="ce5" table:formula="of:=MAX(0;MIN(1;([.E57]+IF(([.D58]=1);(1/[.$C$9]);(-1/[.$C$9])))))" office:value-type="float" office:value="1" calcext:value-type="float">
            <text:p>1</text:p>
          </table:table-cell>
          <table:table-cell table:style-name="ce5" table:formula="of:=SUM(OFFSET([.E58];((-1*MIN([.$C$10];[.B58]))+1);0;MIN([.$C$10];[.B58]);1))" office:value-type="float" office:value="14.9" calcext:value-type="float">
            <text:p>14.9</text:p>
          </table:table-cell>
          <table:table-cell table:style-name="ce5" table:formula="of:=IF([.E58]=0;IF([.F58]=0;1;0);0)" office:value-type="float" office:value="0" calcext:value-type="float">
            <text:p>0</text:p>
          </table:table-cell>
          <table:table-cell table:style-name="ce5" table:formula="of:=SUM([.$G$26:.G58])&lt;=2" office:value-type="float" office:value="1" calcext:value-type="float">
            <text:p>1</text:p>
          </table:table-cell>
          <table:table-cell table:style-name="ce5" table:formula="of:=IF([.H58];   (([.E58]+[.F58])/(1+[.$C$10]))*Vprog;  &quot;&quot;)" office:value-type="float" office:value="3.02857142857143" calcext:value-type="float">
            <text:p>3.02857142857143</text:p>
          </table:table-cell>
          <table:table-cell table:style-name="ce5" table:formula="of:=IF([.H58];  (((([.I58]+[.I57])/2)*itp)/1000)+[.J57];&quot;&quot;)" office:value-type="float" office:value="0.374761904761905" calcext:value-type="float">
            <text:p>0.374761904761905</text:p>
          </table:table-cell>
          <table:table-cell table:style-name="ce5" table:formula="of:=IF([.H58];     ([.I58]-[.I57])/(itp/1000);     &quot;&quot;)" office:value-type="float" office:value="11.4285714285714" calcext:value-type="float">
            <text:p>11.428571428571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8]=1;[.H5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8]+1" office:value-type="float" office:value="34" calcext:value-type="float">
            <text:p>34</text:p>
          </table:table-cell>
          <table:table-cell table:style-name="ce5" table:formula="of:=(([.B59]-1)*itp)/1000" office:value-type="float" office:value="0.33" calcext:value-type="float">
            <text:p>0.33</text:p>
          </table:table-cell>
          <table:table-cell table:style-name="ce5" table:formula="of:=IF(([.B59]&lt;([.$C$11]+2));1;0)" office:value-type="float" office:value="1" calcext:value-type="float">
            <text:p>1</text:p>
          </table:table-cell>
          <table:table-cell table:style-name="ce5" table:formula="of:=MAX(0;MIN(1;([.E58]+IF(([.D59]=1);(1/[.$C$9]);(-1/[.$C$9])))))" office:value-type="float" office:value="1" calcext:value-type="float">
            <text:p>1</text:p>
          </table:table-cell>
          <table:table-cell table:style-name="ce5" table:formula="of:=SUM(OFFSET([.E59];((-1*MIN([.$C$10];[.B59]))+1);0;MIN([.$C$10];[.B59]);1))" office:value-type="float" office:value="15.4666666666667" calcext:value-type="float">
            <text:p>15.4666666666667</text:p>
          </table:table-cell>
          <table:table-cell table:style-name="ce5" table:formula="of:=IF([.E59]=0;IF([.F59]=0;1;0);0)" office:value-type="float" office:value="0" calcext:value-type="float">
            <text:p>0</text:p>
          </table:table-cell>
          <table:table-cell table:style-name="ce5" table:formula="of:=SUM([.$G$26:.G59])&lt;=2" office:value-type="float" office:value="1" calcext:value-type="float">
            <text:p>1</text:p>
          </table:table-cell>
          <table:table-cell table:style-name="ce5" table:formula="of:=IF([.H59];   (([.E59]+[.F59])/(1+[.$C$10]))*Vprog;  &quot;&quot;)" office:value-type="float" office:value="3.13650793650794" calcext:value-type="float">
            <text:p>3.13650793650794</text:p>
          </table:table-cell>
          <table:table-cell table:style-name="ce5" table:formula="of:=IF([.H59];  (((([.I59]+[.I58])/2)*itp)/1000)+[.J58];&quot;&quot;)" office:value-type="float" office:value="0.405587301587302" calcext:value-type="float">
            <text:p>0.405587301587302</text:p>
          </table:table-cell>
          <table:table-cell table:style-name="ce5" table:formula="of:=IF([.H59];     ([.I59]-[.I58])/(itp/1000);     &quot;&quot;)" office:value-type="float" office:value="10.7936507936508" calcext:value-type="float">
            <text:p>10.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59]=1;[.H5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59]+1" office:value-type="float" office:value="35" calcext:value-type="float">
            <text:p>35</text:p>
          </table:table-cell>
          <table:table-cell table:style-name="ce5" table:formula="of:=(([.B60]-1)*itp)/1000" office:value-type="float" office:value="0.34" calcext:value-type="float">
            <text:p>0.34</text:p>
          </table:table-cell>
          <table:table-cell table:style-name="ce5" table:formula="of:=IF(([.B60]&lt;([.$C$11]+2));1;0)" office:value-type="float" office:value="1" calcext:value-type="float">
            <text:p>1</text:p>
          </table:table-cell>
          <table:table-cell table:style-name="ce5" table:formula="of:=MAX(0;MIN(1;([.E59]+IF(([.D60]=1);(1/[.$C$9]);(-1/[.$C$9])))))" office:value-type="float" office:value="1" calcext:value-type="float">
            <text:p>1</text:p>
          </table:table-cell>
          <table:table-cell table:style-name="ce5" table:formula="of:=SUM(OFFSET([.E60];((-1*MIN([.$C$10];[.B60]))+1);0;MIN([.$C$10];[.B60]);1))" office:value-type="float" office:value="16" calcext:value-type="float">
            <text:p>16</text:p>
          </table:table-cell>
          <table:table-cell table:style-name="ce5" table:formula="of:=IF([.E60]=0;IF([.F60]=0;1;0);0)" office:value-type="float" office:value="0" calcext:value-type="float">
            <text:p>0</text:p>
          </table:table-cell>
          <table:table-cell table:style-name="ce5" table:formula="of:=SUM([.$G$26:.G60])&lt;=2" office:value-type="float" office:value="1" calcext:value-type="float">
            <text:p>1</text:p>
          </table:table-cell>
          <table:table-cell table:style-name="ce5" table:formula="of:=IF([.H60];   (([.E60]+[.F60])/(1+[.$C$10]))*Vprog;  &quot;&quot;)" office:value-type="float" office:value="3.23809523809524" calcext:value-type="float">
            <text:p>3.23809523809524</text:p>
          </table:table-cell>
          <table:table-cell table:style-name="ce5" table:formula="of:=IF([.H60];  (((([.I60]+[.I59])/2)*itp)/1000)+[.J59];&quot;&quot;)" office:value-type="float" office:value="0.437460317460317" calcext:value-type="float">
            <text:p>0.437460317460317</text:p>
          </table:table-cell>
          <table:table-cell table:style-name="ce5" table:formula="of:=IF([.H60];     ([.I60]-[.I59])/(itp/1000);     &quot;&quot;)" office:value-type="float" office:value="10.1587301587301" calcext:value-type="float">
            <text:p>10.158730158730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0]=1;[.H6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0]+1" office:value-type="float" office:value="36" calcext:value-type="float">
            <text:p>36</text:p>
          </table:table-cell>
          <table:table-cell table:style-name="ce5" table:formula="of:=(([.B61]-1)*itp)/1000" office:value-type="float" office:value="0.35" calcext:value-type="float">
            <text:p>0.35</text:p>
          </table:table-cell>
          <table:table-cell table:style-name="ce5" table:formula="of:=IF(([.B61]&lt;([.$C$11]+2));1;0)" office:value-type="float" office:value="1" calcext:value-type="float">
            <text:p>1</text:p>
          </table:table-cell>
          <table:table-cell table:style-name="ce5" table:formula="of:=MAX(0;MIN(1;([.E60]+IF(([.D61]=1);(1/[.$C$9]);(-1/[.$C$9])))))" office:value-type="float" office:value="1" calcext:value-type="float">
            <text:p>1</text:p>
          </table:table-cell>
          <table:table-cell table:style-name="ce5" table:formula="of:=SUM(OFFSET([.E61];((-1*MIN([.$C$10];[.B61]))+1);0;MIN([.$C$10];[.B61]);1))" office:value-type="float" office:value="16.5" calcext:value-type="float">
            <text:p>16.5</text:p>
          </table:table-cell>
          <table:table-cell table:style-name="ce5" table:formula="of:=IF([.E61]=0;IF([.F61]=0;1;0);0)" office:value-type="float" office:value="0" calcext:value-type="float">
            <text:p>0</text:p>
          </table:table-cell>
          <table:table-cell table:style-name="ce5" table:formula="of:=SUM([.$G$26:.G61])&lt;=2" office:value-type="float" office:value="1" calcext:value-type="float">
            <text:p>1</text:p>
          </table:table-cell>
          <table:table-cell table:style-name="ce5" table:formula="of:=IF([.H61];   (([.E61]+[.F61])/(1+[.$C$10]))*Vprog;  &quot;&quot;)" office:value-type="float" office:value="3.33333333333333" calcext:value-type="float">
            <text:p>3.33333333333333</text:p>
          </table:table-cell>
          <table:table-cell table:style-name="ce5" table:formula="of:=IF([.H61];  (((([.I61]+[.I60])/2)*itp)/1000)+[.J60];&quot;&quot;)" office:value-type="float" office:value="0.47031746031746" calcext:value-type="float">
            <text:p>0.47031746031746</text:p>
          </table:table-cell>
          <table:table-cell table:style-name="ce5" table:formula="of:=IF([.H61];     ([.I61]-[.I60])/(itp/1000);     &quot;&quot;)" office:value-type="float" office:value="9.52380952380953" calcext:value-type="float">
            <text:p>9.5238095238095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1]=1;[.H6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1]+1" office:value-type="float" office:value="37" calcext:value-type="float">
            <text:p>37</text:p>
          </table:table-cell>
          <table:table-cell table:style-name="ce5" table:formula="of:=(([.B62]-1)*itp)/1000" office:value-type="float" office:value="0.36" calcext:value-type="float">
            <text:p>0.36</text:p>
          </table:table-cell>
          <table:table-cell table:style-name="ce5" table:formula="of:=IF(([.B62]&lt;([.$C$11]+2));1;0)" office:value-type="float" office:value="1" calcext:value-type="float">
            <text:p>1</text:p>
          </table:table-cell>
          <table:table-cell table:style-name="ce5" table:formula="of:=MAX(0;MIN(1;([.E61]+IF(([.D62]=1);(1/[.$C$9]);(-1/[.$C$9])))))" office:value-type="float" office:value="1" calcext:value-type="float">
            <text:p>1</text:p>
          </table:table-cell>
          <table:table-cell table:style-name="ce5" table:formula="of:=SUM(OFFSET([.E62];((-1*MIN([.$C$10];[.B62]))+1);0;MIN([.$C$10];[.B62]);1))" office:value-type="float" office:value="16.9666666666667" calcext:value-type="float">
            <text:p>16.9666666666667</text:p>
          </table:table-cell>
          <table:table-cell table:style-name="ce5" table:formula="of:=IF([.E62]=0;IF([.F62]=0;1;0);0)" office:value-type="float" office:value="0" calcext:value-type="float">
            <text:p>0</text:p>
          </table:table-cell>
          <table:table-cell table:style-name="ce5" table:formula="of:=SUM([.$G$26:.G62])&lt;=2" office:value-type="float" office:value="1" calcext:value-type="float">
            <text:p>1</text:p>
          </table:table-cell>
          <table:table-cell table:style-name="ce5" table:formula="of:=IF([.H62];   (([.E62]+[.F62])/(1+[.$C$10]))*Vprog;  &quot;&quot;)" office:value-type="float" office:value="3.42222222222222" calcext:value-type="float">
            <text:p>3.42222222222222</text:p>
          </table:table-cell>
          <table:table-cell table:style-name="ce5" table:formula="of:=IF([.H62];  (((([.I62]+[.I61])/2)*itp)/1000)+[.J61];&quot;&quot;)" office:value-type="float" office:value="0.504095238095238" calcext:value-type="float">
            <text:p>0.504095238095238</text:p>
          </table:table-cell>
          <table:table-cell table:style-name="ce5" table:formula="of:=IF([.H62];     ([.I62]-[.I61])/(itp/1000);     &quot;&quot;)" office:value-type="float" office:value="8.88888888888886" calcext:value-type="float">
            <text:p>8.88888888888886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2]=1;[.H6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2]+1" office:value-type="float" office:value="38" calcext:value-type="float">
            <text:p>38</text:p>
          </table:table-cell>
          <table:table-cell table:style-name="ce5" table:formula="of:=(([.B63]-1)*itp)/1000" office:value-type="float" office:value="0.37" calcext:value-type="float">
            <text:p>0.37</text:p>
          </table:table-cell>
          <table:table-cell table:style-name="ce5" table:formula="of:=IF(([.B63]&lt;([.$C$11]+2));1;0)" office:value-type="float" office:value="1" calcext:value-type="float">
            <text:p>1</text:p>
          </table:table-cell>
          <table:table-cell table:style-name="ce5" table:formula="of:=MAX(0;MIN(1;([.E62]+IF(([.D63]=1);(1/[.$C$9]);(-1/[.$C$9])))))" office:value-type="float" office:value="1" calcext:value-type="float">
            <text:p>1</text:p>
          </table:table-cell>
          <table:table-cell table:style-name="ce5" table:formula="of:=SUM(OFFSET([.E63];((-1*MIN([.$C$10];[.B63]))+1);0;MIN([.$C$10];[.B63]);1))" office:value-type="float" office:value="17.4" calcext:value-type="float">
            <text:p>17.4</text:p>
          </table:table-cell>
          <table:table-cell table:style-name="ce5" table:formula="of:=IF([.E63]=0;IF([.F63]=0;1;0);0)" office:value-type="float" office:value="0" calcext:value-type="float">
            <text:p>0</text:p>
          </table:table-cell>
          <table:table-cell table:style-name="ce5" table:formula="of:=SUM([.$G$26:.G63])&lt;=2" office:value-type="float" office:value="1" calcext:value-type="float">
            <text:p>1</text:p>
          </table:table-cell>
          <table:table-cell table:style-name="ce5" table:formula="of:=IF([.H63];   (([.E63]+[.F63])/(1+[.$C$10]))*Vprog;  &quot;&quot;)" office:value-type="float" office:value="3.5047619047619" calcext:value-type="float">
            <text:p>3.5047619047619</text:p>
          </table:table-cell>
          <table:table-cell table:style-name="ce5" table:formula="of:=IF([.H63];  (((([.I63]+[.I62])/2)*itp)/1000)+[.J62];&quot;&quot;)" office:value-type="float" office:value="0.538730158730159" calcext:value-type="float">
            <text:p>0.538730158730159</text:p>
          </table:table-cell>
          <table:table-cell table:style-name="ce5" table:formula="of:=IF([.H63];     ([.I63]-[.I62])/(itp/1000);     &quot;&quot;)" office:value-type="float" office:value="8.25396825396822" calcext:value-type="float">
            <text:p>8.2539682539682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3]=1;[.H6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3]+1" office:value-type="float" office:value="39" calcext:value-type="float">
            <text:p>39</text:p>
          </table:table-cell>
          <table:table-cell table:style-name="ce5" table:formula="of:=(([.B64]-1)*itp)/1000" office:value-type="float" office:value="0.38" calcext:value-type="float">
            <text:p>0.38</text:p>
          </table:table-cell>
          <table:table-cell table:style-name="ce5" table:formula="of:=IF(([.B64]&lt;([.$C$11]+2));1;0)" office:value-type="float" office:value="1" calcext:value-type="float">
            <text:p>1</text:p>
          </table:table-cell>
          <table:table-cell table:style-name="ce5" table:formula="of:=MAX(0;MIN(1;([.E63]+IF(([.D64]=1);(1/[.$C$9]);(-1/[.$C$9])))))" office:value-type="float" office:value="1" calcext:value-type="float">
            <text:p>1</text:p>
          </table:table-cell>
          <table:table-cell table:style-name="ce5" table:formula="of:=SUM(OFFSET([.E64];((-1*MIN([.$C$10];[.B64]))+1);0;MIN([.$C$10];[.B64]);1))" office:value-type="float" office:value="17.8" calcext:value-type="float">
            <text:p>17.8</text:p>
          </table:table-cell>
          <table:table-cell table:style-name="ce5" table:formula="of:=IF([.E64]=0;IF([.F64]=0;1;0);0)" office:value-type="float" office:value="0" calcext:value-type="float">
            <text:p>0</text:p>
          </table:table-cell>
          <table:table-cell table:style-name="ce5" table:formula="of:=SUM([.$G$26:.G64])&lt;=2" office:value-type="float" office:value="1" calcext:value-type="float">
            <text:p>1</text:p>
          </table:table-cell>
          <table:table-cell table:style-name="ce5" table:formula="of:=IF([.H64];   (([.E64]+[.F64])/(1+[.$C$10]))*Vprog;  &quot;&quot;)" office:value-type="float" office:value="3.58095238095238" calcext:value-type="float">
            <text:p>3.58095238095238</text:p>
          </table:table-cell>
          <table:table-cell table:style-name="ce5" table:formula="of:=IF([.H64];  (((([.I64]+[.I63])/2)*itp)/1000)+[.J63];&quot;&quot;)" office:value-type="float" office:value="0.57415873015873" calcext:value-type="float">
            <text:p>0.57415873015873</text:p>
          </table:table-cell>
          <table:table-cell table:style-name="ce5" table:formula="of:=IF([.H64];     ([.I64]-[.I63])/(itp/1000);     &quot;&quot;)" office:value-type="float" office:value="7.61904761904759" calcext:value-type="float">
            <text:p>7.6190476190475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4]=1;[.H6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4]+1" office:value-type="float" office:value="40" calcext:value-type="float">
            <text:p>40</text:p>
          </table:table-cell>
          <table:table-cell table:style-name="ce5" table:formula="of:=(([.B65]-1)*itp)/1000" office:value-type="float" office:value="0.39" calcext:value-type="float">
            <text:p>0.39</text:p>
          </table:table-cell>
          <table:table-cell table:style-name="ce5" table:formula="of:=IF(([.B65]&lt;([.$C$11]+2));1;0)" office:value-type="float" office:value="1" calcext:value-type="float">
            <text:p>1</text:p>
          </table:table-cell>
          <table:table-cell table:style-name="ce5" table:formula="of:=MAX(0;MIN(1;([.E64]+IF(([.D65]=1);(1/[.$C$9]);(-1/[.$C$9])))))" office:value-type="float" office:value="1" calcext:value-type="float">
            <text:p>1</text:p>
          </table:table-cell>
          <table:table-cell table:style-name="ce5" table:formula="of:=SUM(OFFSET([.E65];((-1*MIN([.$C$10];[.B65]))+1);0;MIN([.$C$10];[.B65]);1))" office:value-type="float" office:value="18.1666666666667" calcext:value-type="float">
            <text:p>18.1666666666667</text:p>
          </table:table-cell>
          <table:table-cell table:style-name="ce5" table:formula="of:=IF([.E65]=0;IF([.F65]=0;1;0);0)" office:value-type="float" office:value="0" calcext:value-type="float">
            <text:p>0</text:p>
          </table:table-cell>
          <table:table-cell table:style-name="ce5" table:formula="of:=SUM([.$G$26:.G65])&lt;=2" office:value-type="float" office:value="1" calcext:value-type="float">
            <text:p>1</text:p>
          </table:table-cell>
          <table:table-cell table:style-name="ce5" table:formula="of:=IF([.H65];   (([.E65]+[.F65])/(1+[.$C$10]))*Vprog;  &quot;&quot;)" office:value-type="float" office:value="3.65079365079365" calcext:value-type="float">
            <text:p>3.65079365079365</text:p>
          </table:table-cell>
          <table:table-cell table:style-name="ce5" table:formula="of:=IF([.H65];  (((([.I65]+[.I64])/2)*itp)/1000)+[.J64];&quot;&quot;)" office:value-type="float" office:value="0.61031746031746" calcext:value-type="float">
            <text:p>0.61031746031746</text:p>
          </table:table-cell>
          <table:table-cell table:style-name="ce5" table:formula="of:=IF([.H65];     ([.I65]-[.I64])/(itp/1000);     &quot;&quot;)" office:value-type="float" office:value="6.98412698412709" calcext:value-type="float">
            <text:p>6.9841269841270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5]=1;[.H6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5]+1" office:value-type="float" office:value="41" calcext:value-type="float">
            <text:p>41</text:p>
          </table:table-cell>
          <table:table-cell table:style-name="ce5" table:formula="of:=(([.B66]-1)*itp)/1000" office:value-type="float" office:value="0.4" calcext:value-type="float">
            <text:p>0.4</text:p>
          </table:table-cell>
          <table:table-cell table:style-name="ce5" table:formula="of:=IF(([.B66]&lt;([.$C$11]+2));1;0)" office:value-type="float" office:value="1" calcext:value-type="float">
            <text:p>1</text:p>
          </table:table-cell>
          <table:table-cell table:style-name="ce5" table:formula="of:=MAX(0;MIN(1;([.E65]+IF(([.D66]=1);(1/[.$C$9]);(-1/[.$C$9])))))" office:value-type="float" office:value="1" calcext:value-type="float">
            <text:p>1</text:p>
          </table:table-cell>
          <table:table-cell table:style-name="ce5" table:formula="of:=SUM(OFFSET([.E66];((-1*MIN([.$C$10];[.B66]))+1);0;MIN([.$C$10];[.B66]);1))" office:value-type="float" office:value="18.5" calcext:value-type="float">
            <text:p>18.5</text:p>
          </table:table-cell>
          <table:table-cell table:style-name="ce5" table:formula="of:=IF([.E66]=0;IF([.F66]=0;1;0);0)" office:value-type="float" office:value="0" calcext:value-type="float">
            <text:p>0</text:p>
          </table:table-cell>
          <table:table-cell table:style-name="ce5" table:formula="of:=SUM([.$G$26:.G66])&lt;=2" office:value-type="float" office:value="1" calcext:value-type="float">
            <text:p>1</text:p>
          </table:table-cell>
          <table:table-cell table:style-name="ce5" table:formula="of:=IF([.H66];   (([.E66]+[.F66])/(1+[.$C$10]))*Vprog;  &quot;&quot;)" office:value-type="float" office:value="3.71428571428571" calcext:value-type="float">
            <text:p>3.71428571428571</text:p>
          </table:table-cell>
          <table:table-cell table:style-name="ce5" table:formula="of:=IF([.H66];  (((([.I66]+[.I65])/2)*itp)/1000)+[.J65];&quot;&quot;)" office:value-type="float" office:value="0.647142857142857" calcext:value-type="float">
            <text:p>0.647142857142857</text:p>
          </table:table-cell>
          <table:table-cell table:style-name="ce5" table:formula="of:=IF([.H66];     ([.I66]-[.I65])/(itp/1000);     &quot;&quot;)" office:value-type="float" office:value="6.34920634920633" calcext:value-type="float">
            <text:p>6.349206349206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6]=1;[.H6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6]+1" office:value-type="float" office:value="42" calcext:value-type="float">
            <text:p>42</text:p>
          </table:table-cell>
          <table:table-cell table:style-name="ce5" table:formula="of:=(([.B67]-1)*itp)/1000" office:value-type="float" office:value="0.41" calcext:value-type="float">
            <text:p>0.41</text:p>
          </table:table-cell>
          <table:table-cell table:style-name="ce5" table:formula="of:=IF(([.B67]&lt;([.$C$11]+2));1;0)" office:value-type="float" office:value="1" calcext:value-type="float">
            <text:p>1</text:p>
          </table:table-cell>
          <table:table-cell table:style-name="ce5" table:formula="of:=MAX(0;MIN(1;([.E66]+IF(([.D67]=1);(1/[.$C$9]);(-1/[.$C$9])))))" office:value-type="float" office:value="1" calcext:value-type="float">
            <text:p>1</text:p>
          </table:table-cell>
          <table:table-cell table:style-name="ce5" table:formula="of:=SUM(OFFSET([.E67];((-1*MIN([.$C$10];[.B67]))+1);0;MIN([.$C$10];[.B67]);1))" office:value-type="float" office:value="18.8" calcext:value-type="float">
            <text:p>18.8</text:p>
          </table:table-cell>
          <table:table-cell table:style-name="ce5" table:formula="of:=IF([.E67]=0;IF([.F67]=0;1;0);0)" office:value-type="float" office:value="0" calcext:value-type="float">
            <text:p>0</text:p>
          </table:table-cell>
          <table:table-cell table:style-name="ce5" table:formula="of:=SUM([.$G$26:.G67])&lt;=2" office:value-type="float" office:value="1" calcext:value-type="float">
            <text:p>1</text:p>
          </table:table-cell>
          <table:table-cell table:style-name="ce5" table:formula="of:=IF([.H67];   (([.E67]+[.F67])/(1+[.$C$10]))*Vprog;  &quot;&quot;)" office:value-type="float" office:value="3.77142857142857" calcext:value-type="float">
            <text:p>3.77142857142857</text:p>
          </table:table-cell>
          <table:table-cell table:style-name="ce5" table:formula="of:=IF([.H67];  (((([.I67]+[.I66])/2)*itp)/1000)+[.J66];&quot;&quot;)" office:value-type="float" office:value="0.684571428571429" calcext:value-type="float">
            <text:p>0.684571428571429</text:p>
          </table:table-cell>
          <table:table-cell table:style-name="ce5" table:formula="of:=IF([.H67];     ([.I67]-[.I66])/(itp/1000);     &quot;&quot;)" office:value-type="float" office:value="5.71428571428569" calcext:value-type="float">
            <text:p>5.7142857142856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7]=1;[.H6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7]+1" office:value-type="float" office:value="43" calcext:value-type="float">
            <text:p>43</text:p>
          </table:table-cell>
          <table:table-cell table:style-name="ce5" table:formula="of:=(([.B68]-1)*itp)/1000" office:value-type="float" office:value="0.42" calcext:value-type="float">
            <text:p>0.42</text:p>
          </table:table-cell>
          <table:table-cell table:style-name="ce5" table:formula="of:=IF(([.B68]&lt;([.$C$11]+2));1;0)" office:value-type="float" office:value="1" calcext:value-type="float">
            <text:p>1</text:p>
          </table:table-cell>
          <table:table-cell table:style-name="ce5" table:formula="of:=MAX(0;MIN(1;([.E67]+IF(([.D68]=1);(1/[.$C$9]);(-1/[.$C$9])))))" office:value-type="float" office:value="1" calcext:value-type="float">
            <text:p>1</text:p>
          </table:table-cell>
          <table:table-cell table:style-name="ce5" table:formula="of:=SUM(OFFSET([.E68];((-1*MIN([.$C$10];[.B68]))+1);0;MIN([.$C$10];[.B68]);1))" office:value-type="float" office:value="19.0666666666667" calcext:value-type="float">
            <text:p>19.0666666666667</text:p>
          </table:table-cell>
          <table:table-cell table:style-name="ce5" table:formula="of:=IF([.E68]=0;IF([.F68]=0;1;0);0)" office:value-type="float" office:value="0" calcext:value-type="float">
            <text:p>0</text:p>
          </table:table-cell>
          <table:table-cell table:style-name="ce5" table:formula="of:=SUM([.$G$26:.G68])&lt;=2" office:value-type="float" office:value="1" calcext:value-type="float">
            <text:p>1</text:p>
          </table:table-cell>
          <table:table-cell table:style-name="ce5" table:formula="of:=IF([.H68];   (([.E68]+[.F68])/(1+[.$C$10]))*Vprog;  &quot;&quot;)" office:value-type="float" office:value="3.82222222222222" calcext:value-type="float">
            <text:p>3.82222222222222</text:p>
          </table:table-cell>
          <table:table-cell table:style-name="ce5" table:formula="of:=IF([.H68];  (((([.I68]+[.I67])/2)*itp)/1000)+[.J67];&quot;&quot;)" office:value-type="float" office:value="0.722539682539683" calcext:value-type="float">
            <text:p>0.722539682539683</text:p>
          </table:table-cell>
          <table:table-cell table:style-name="ce5" table:formula="of:=IF([.H68];     ([.I68]-[.I67])/(itp/1000);     &quot;&quot;)" office:value-type="float" office:value="5.07936507936506" calcext:value-type="float">
            <text:p>5.07936507936506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8]=1;[.H6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8]+1" office:value-type="float" office:value="44" calcext:value-type="float">
            <text:p>44</text:p>
          </table:table-cell>
          <table:table-cell table:style-name="ce5" table:formula="of:=(([.B69]-1)*itp)/1000" office:value-type="float" office:value="0.43" calcext:value-type="float">
            <text:p>0.43</text:p>
          </table:table-cell>
          <table:table-cell table:style-name="ce5" table:formula="of:=IF(([.B69]&lt;([.$C$11]+2));1;0)" office:value-type="float" office:value="1" calcext:value-type="float">
            <text:p>1</text:p>
          </table:table-cell>
          <table:table-cell table:style-name="ce5" table:formula="of:=MAX(0;MIN(1;([.E68]+IF(([.D69]=1);(1/[.$C$9]);(-1/[.$C$9])))))" office:value-type="float" office:value="1" calcext:value-type="float">
            <text:p>1</text:p>
          </table:table-cell>
          <table:table-cell table:style-name="ce5" table:formula="of:=SUM(OFFSET([.E69];((-1*MIN([.$C$10];[.B69]))+1);0;MIN([.$C$10];[.B69]);1))" office:value-type="float" office:value="19.3" calcext:value-type="float">
            <text:p>19.3</text:p>
          </table:table-cell>
          <table:table-cell table:style-name="ce5" table:formula="of:=IF([.E69]=0;IF([.F69]=0;1;0);0)" office:value-type="float" office:value="0" calcext:value-type="float">
            <text:p>0</text:p>
          </table:table-cell>
          <table:table-cell table:style-name="ce5" table:formula="of:=SUM([.$G$26:.G69])&lt;=2" office:value-type="float" office:value="1" calcext:value-type="float">
            <text:p>1</text:p>
          </table:table-cell>
          <table:table-cell table:style-name="ce5" table:formula="of:=IF([.H69];   (([.E69]+[.F69])/(1+[.$C$10]))*Vprog;  &quot;&quot;)" office:value-type="float" office:value="3.86666666666667" calcext:value-type="float">
            <text:p>3.86666666666667</text:p>
          </table:table-cell>
          <table:table-cell table:style-name="ce5" table:formula="of:=IF([.H69];  (((([.I69]+[.I68])/2)*itp)/1000)+[.J68];&quot;&quot;)" office:value-type="float" office:value="0.760984126984127" calcext:value-type="float">
            <text:p>0.760984126984127</text:p>
          </table:table-cell>
          <table:table-cell table:style-name="ce5" table:formula="of:=IF([.H69];     ([.I69]-[.I68])/(itp/1000);     &quot;&quot;)" office:value-type="float" office:value="4.44444444444447" calcext:value-type="float">
            <text:p>4.4444444444444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69]=1;[.H6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69]+1" office:value-type="float" office:value="45" calcext:value-type="float">
            <text:p>45</text:p>
          </table:table-cell>
          <table:table-cell table:style-name="ce5" table:formula="of:=(([.B70]-1)*itp)/1000" office:value-type="float" office:value="0.44" calcext:value-type="float">
            <text:p>0.44</text:p>
          </table:table-cell>
          <table:table-cell table:style-name="ce5" table:formula="of:=IF(([.B70]&lt;([.$C$11]+2));1;0)" office:value-type="float" office:value="1" calcext:value-type="float">
            <text:p>1</text:p>
          </table:table-cell>
          <table:table-cell table:style-name="ce5" table:formula="of:=MAX(0;MIN(1;([.E69]+IF(([.D70]=1);(1/[.$C$9]);(-1/[.$C$9])))))" office:value-type="float" office:value="1" calcext:value-type="float">
            <text:p>1</text:p>
          </table:table-cell>
          <table:table-cell table:style-name="ce5" table:formula="of:=SUM(OFFSET([.E70];((-1*MIN([.$C$10];[.B70]))+1);0;MIN([.$C$10];[.B70]);1))" office:value-type="float" office:value="19.5" calcext:value-type="float">
            <text:p>19.5</text:p>
          </table:table-cell>
          <table:table-cell table:style-name="ce5" table:formula="of:=IF([.E70]=0;IF([.F70]=0;1;0);0)" office:value-type="float" office:value="0" calcext:value-type="float">
            <text:p>0</text:p>
          </table:table-cell>
          <table:table-cell table:style-name="ce5" table:formula="of:=SUM([.$G$26:.G70])&lt;=2" office:value-type="float" office:value="1" calcext:value-type="float">
            <text:p>1</text:p>
          </table:table-cell>
          <table:table-cell table:style-name="ce5" table:formula="of:=IF([.H70];   (([.E70]+[.F70])/(1+[.$C$10]))*Vprog;  &quot;&quot;)" office:value-type="float" office:value="3.9047619047619" calcext:value-type="float">
            <text:p>3.9047619047619</text:p>
          </table:table-cell>
          <table:table-cell table:style-name="ce5" table:formula="of:=IF([.H70];  (((([.I70]+[.I69])/2)*itp)/1000)+[.J69];&quot;&quot;)" office:value-type="float" office:value="0.79984126984127" calcext:value-type="float">
            <text:p>0.79984126984127</text:p>
          </table:table-cell>
          <table:table-cell table:style-name="ce5" table:formula="of:=IF([.H70];     ([.I70]-[.I69])/(itp/1000);     &quot;&quot;)" office:value-type="float" office:value="3.80952380952375" calcext:value-type="float">
            <text:p>3.8095238095237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0]=1;[.H7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70]+1" office:value-type="float" office:value="46" calcext:value-type="float">
            <text:p>46</text:p>
          </table:table-cell>
          <table:table-cell table:style-name="ce5" table:formula="of:=(([.B71]-1)*itp)/1000" office:value-type="float" office:value="0.45" calcext:value-type="float">
            <text:p>0.45</text:p>
          </table:table-cell>
          <table:table-cell table:style-name="ce5" table:formula="of:=IF(([.B71]&lt;([.$C$11]+2));1;0)" office:value-type="float" office:value="1" calcext:value-type="float">
            <text:p>1</text:p>
          </table:table-cell>
          <table:table-cell table:style-name="ce5" table:formula="of:=MAX(0;MIN(1;([.E70]+IF(([.D71]=1);(1/[.$C$9]);(-1/[.$C$9])))))" office:value-type="float" office:value="1" calcext:value-type="float">
            <text:p>1</text:p>
          </table:table-cell>
          <table:table-cell table:style-name="ce5" table:formula="of:=SUM(OFFSET([.E71];((-1*MIN([.$C$10];[.B71]))+1);0;MIN([.$C$10];[.B71]);1))" office:value-type="float" office:value="19.6666666666667" calcext:value-type="float">
            <text:p>19.6666666666667</text:p>
          </table:table-cell>
          <table:table-cell table:style-name="ce5" table:formula="of:=IF([.E71]=0;IF([.F71]=0;1;0);0)" office:value-type="float" office:value="0" calcext:value-type="float">
            <text:p>0</text:p>
          </table:table-cell>
          <table:table-cell table:style-name="ce5" table:formula="of:=SUM([.$G$26:.G71])&lt;=2" office:value-type="float" office:value="1" calcext:value-type="float">
            <text:p>1</text:p>
          </table:table-cell>
          <table:table-cell table:style-name="ce5" table:formula="of:=IF([.H71];   (([.E71]+[.F71])/(1+[.$C$10]))*Vprog;  &quot;&quot;)" office:value-type="float" office:value="3.93650793650794" calcext:value-type="float">
            <text:p>3.93650793650794</text:p>
          </table:table-cell>
          <table:table-cell table:style-name="ce5" table:formula="of:=IF([.H71];  (((([.I71]+[.I70])/2)*itp)/1000)+[.J70];&quot;&quot;)" office:value-type="float" office:value="0.839047619047619" calcext:value-type="float">
            <text:p>0.839047619047619</text:p>
          </table:table-cell>
          <table:table-cell table:style-name="ce5" table:formula="of:=IF([.H71];     ([.I71]-[.I70])/(itp/1000);     &quot;&quot;)" office:value-type="float" office:value="3.17460317460325" calcext:value-type="float">
            <text:p>3.1746031746032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1]=1;[.H7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>
          <table:table-cell/>
          <table:table-cell table:style-name="ce5" table:formula="of:=[.B71]+1" office:value-type="float" office:value="47" calcext:value-type="float">
            <text:p>47</text:p>
          </table:table-cell>
          <table:table-cell table:style-name="ce5" table:formula="of:=(([.B72]-1)*itp)/1000" office:value-type="float" office:value="0.46" calcext:value-type="float">
            <text:p>0.46</text:p>
          </table:table-cell>
          <table:table-cell table:style-name="ce5" table:formula="of:=IF(([.B72]&lt;([.$C$11]+2));1;0)" office:value-type="float" office:value="1" calcext:value-type="float">
            <text:p>1</text:p>
          </table:table-cell>
          <table:table-cell table:style-name="ce5" table:formula="of:=MAX(0;MIN(1;([.E71]+IF(([.D72]=1);(1/[.$C$9]);(-1/[.$C$9])))))" office:value-type="float" office:value="1" calcext:value-type="float">
            <text:p>1</text:p>
          </table:table-cell>
          <table:table-cell table:style-name="ce5" table:formula="of:=SUM(OFFSET([.E72];((-1*MIN([.$C$10];[.B72]))+1);0;MIN([.$C$10];[.B72]);1))" office:value-type="float" office:value="19.8" calcext:value-type="float">
            <text:p>19.8</text:p>
          </table:table-cell>
          <table:table-cell table:style-name="ce5" table:formula="of:=IF([.E72]=0;IF([.F72]=0;1;0);0)" office:value-type="float" office:value="0" calcext:value-type="float">
            <text:p>0</text:p>
          </table:table-cell>
          <table:table-cell table:style-name="ce5" table:formula="of:=SUM([.$G$26:.G72])&lt;=2" office:value-type="float" office:value="1" calcext:value-type="float">
            <text:p>1</text:p>
          </table:table-cell>
          <table:table-cell table:style-name="ce5" table:formula="of:=IF([.H72];   (([.E72]+[.F72])/(1+[.$C$10]))*Vprog;  &quot;&quot;)" office:value-type="float" office:value="3.96190476190476" calcext:value-type="float">
            <text:p>3.96190476190476</text:p>
          </table:table-cell>
          <table:table-cell table:style-name="ce5" table:formula="of:=IF([.H72];  (((([.I72]+[.I71])/2)*itp)/1000)+[.J71];&quot;&quot;)" office:value-type="float" office:value="0.878539682539683" calcext:value-type="float">
            <text:p>0.878539682539683</text:p>
          </table:table-cell>
          <table:table-cell table:style-name="ce5" table:formula="of:=IF([.H72];     ([.I72]-[.I71])/(itp/1000);     &quot;&quot;)" office:value-type="float" office:value="2.53968253968244" calcext:value-type="float">
            <text:p>2.5396825396824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2]=1;[.H7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2]+1" office:value-type="float" office:value="48" calcext:value-type="float">
            <text:p>48</text:p>
          </table:table-cell>
          <table:table-cell table:style-name="ce5" table:formula="of:=(([.B73]-1)*itp)/1000" office:value-type="float" office:value="0.47" calcext:value-type="float">
            <text:p>0.47</text:p>
          </table:table-cell>
          <table:table-cell table:style-name="ce5" table:formula="of:=IF(([.B73]&lt;([.$C$11]+2));1;0)" office:value-type="float" office:value="1" calcext:value-type="float">
            <text:p>1</text:p>
          </table:table-cell>
          <table:table-cell table:style-name="ce5" table:formula="of:=MAX(0;MIN(1;([.E72]+IF(([.D73]=1);(1/[.$C$9]);(-1/[.$C$9])))))" office:value-type="float" office:value="1" calcext:value-type="float">
            <text:p>1</text:p>
          </table:table-cell>
          <table:table-cell table:style-name="ce5" table:formula="of:=SUM(OFFSET([.E73];((-1*MIN([.$C$10];[.B73]))+1);0;MIN([.$C$10];[.B73]);1))" office:value-type="float" office:value="19.9" calcext:value-type="float">
            <text:p>19.9</text:p>
          </table:table-cell>
          <table:table-cell table:style-name="ce5" table:formula="of:=IF([.E73]=0;IF([.F73]=0;1;0);0)" office:value-type="float" office:value="0" calcext:value-type="float">
            <text:p>0</text:p>
          </table:table-cell>
          <table:table-cell table:style-name="ce5" table:formula="of:=SUM([.$G$26:.G73])&lt;=2" office:value-type="float" office:value="1" calcext:value-type="float">
            <text:p>1</text:p>
          </table:table-cell>
          <table:table-cell table:style-name="ce5" table:formula="of:=IF([.H73];   (([.E73]+[.F73])/(1+[.$C$10]))*Vprog;  &quot;&quot;)" office:value-type="float" office:value="3.98095238095238" calcext:value-type="float">
            <text:p>3.98095238095238</text:p>
          </table:table-cell>
          <table:table-cell table:style-name="ce5" table:formula="of:=IF([.H73];  (((([.I73]+[.I72])/2)*itp)/1000)+[.J72];&quot;&quot;)" office:value-type="float" office:value="0.918253968253968" calcext:value-type="float">
            <text:p>0.918253968253968</text:p>
          </table:table-cell>
          <table:table-cell table:style-name="ce5" table:formula="of:=IF([.H73];     ([.I73]-[.I72])/(itp/1000);     &quot;&quot;)" office:value-type="float" office:value="1.90476190476203" calcext:value-type="float">
            <text:p>1.9047619047620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3]=1;[.H7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3]+1" office:value-type="float" office:value="49" calcext:value-type="float">
            <text:p>49</text:p>
          </table:table-cell>
          <table:table-cell table:style-name="ce5" table:formula="of:=(([.B74]-1)*itp)/1000" office:value-type="float" office:value="0.48" calcext:value-type="float">
            <text:p>0.48</text:p>
          </table:table-cell>
          <table:table-cell table:style-name="ce5" table:formula="of:=IF(([.B74]&lt;([.$C$11]+2));1;0)" office:value-type="float" office:value="1" calcext:value-type="float">
            <text:p>1</text:p>
          </table:table-cell>
          <table:table-cell table:style-name="ce5" table:formula="of:=MAX(0;MIN(1;([.E73]+IF(([.D74]=1);(1/[.$C$9]);(-1/[.$C$9])))))" office:value-type="float" office:value="1" calcext:value-type="float">
            <text:p>1</text:p>
          </table:table-cell>
          <table:table-cell table:style-name="ce5" table:formula="of:=SUM(OFFSET([.E74];((-1*MIN([.$C$10];[.B74]))+1);0;MIN([.$C$10];[.B74]);1))" office:value-type="float" office:value="19.9666666666667" calcext:value-type="float">
            <text:p>19.9666666666667</text:p>
          </table:table-cell>
          <table:table-cell table:style-name="ce5" table:formula="of:=IF([.E74]=0;IF([.F74]=0;1;0);0)" office:value-type="float" office:value="0" calcext:value-type="float">
            <text:p>0</text:p>
          </table:table-cell>
          <table:table-cell table:style-name="ce5" table:formula="of:=SUM([.$G$26:.G74])&lt;=2" office:value-type="float" office:value="1" calcext:value-type="float">
            <text:p>1</text:p>
          </table:table-cell>
          <table:table-cell table:style-name="ce5" table:formula="of:=IF([.H74];   (([.E74]+[.F74])/(1+[.$C$10]))*Vprog;  &quot;&quot;)" office:value-type="float" office:value="3.99365079365079" calcext:value-type="float">
            <text:p>3.99365079365079</text:p>
          </table:table-cell>
          <table:table-cell table:style-name="ce5" table:formula="of:=IF([.H74];  (((([.I74]+[.I73])/2)*itp)/1000)+[.J73];&quot;&quot;)" office:value-type="float" office:value="0.958126984126984" calcext:value-type="float">
            <text:p>0.958126984126984</text:p>
          </table:table-cell>
          <table:table-cell table:style-name="ce5" table:formula="of:=IF([.H74];     ([.I74]-[.I73])/(itp/1000);     &quot;&quot;)" office:value-type="float" office:value="1.26984126984118" calcext:value-type="float">
            <text:p>1.2698412698411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4]=1;[.H7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4]+1" office:value-type="float" office:value="50" calcext:value-type="float">
            <text:p>50</text:p>
          </table:table-cell>
          <table:table-cell table:style-name="ce5" table:formula="of:=(([.B75]-1)*itp)/1000" office:value-type="float" office:value="0.49" calcext:value-type="float">
            <text:p>0.49</text:p>
          </table:table-cell>
          <table:table-cell table:style-name="ce5" table:formula="of:=IF(([.B75]&lt;([.$C$11]+2));1;0)" office:value-type="float" office:value="1" calcext:value-type="float">
            <text:p>1</text:p>
          </table:table-cell>
          <table:table-cell table:style-name="ce5" table:formula="of:=MAX(0;MIN(1;([.E74]+IF(([.D75]=1);(1/[.$C$9]);(-1/[.$C$9])))))" office:value-type="float" office:value="1" calcext:value-type="float">
            <text:p>1</text:p>
          </table:table-cell>
          <table:table-cell table:style-name="ce5" table:formula="of:=SUM(OFFSET([.E75];((-1*MIN([.$C$10];[.B75]))+1);0;MIN([.$C$10];[.B75]);1))" office:value-type="float" office:value="20" calcext:value-type="float">
            <text:p>20</text:p>
          </table:table-cell>
          <table:table-cell table:style-name="ce5" table:formula="of:=IF([.E75]=0;IF([.F75]=0;1;0);0)" office:value-type="float" office:value="0" calcext:value-type="float">
            <text:p>0</text:p>
          </table:table-cell>
          <table:table-cell table:style-name="ce5" table:formula="of:=SUM([.$G$26:.G75])&lt;=2" office:value-type="float" office:value="1" calcext:value-type="float">
            <text:p>1</text:p>
          </table:table-cell>
          <table:table-cell table:style-name="ce5" table:formula="of:=IF([.H75];   (([.E75]+[.F75])/(1+[.$C$10]))*Vprog;  &quot;&quot;)" office:value-type="float" office:value="4" calcext:value-type="float">
            <text:p>4</text:p>
          </table:table-cell>
          <table:table-cell table:style-name="ce5" table:formula="of:=IF([.H75];  (((([.I75]+[.I74])/2)*itp)/1000)+[.J74];&quot;&quot;)" office:value-type="float" office:value="0.998095238095238" calcext:value-type="float">
            <text:p>0.998095238095238</text:p>
          </table:table-cell>
          <table:table-cell table:style-name="ce5" table:formula="of:=IF([.H75];     ([.I75]-[.I74])/(itp/1000);     &quot;&quot;)" office:value-type="float" office:value="0.634920634920677" calcext:value-type="float">
            <text:p>0.63492063492067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5]=1;[.H7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5]+1" office:value-type="float" office:value="51" calcext:value-type="float">
            <text:p>51</text:p>
          </table:table-cell>
          <table:table-cell table:style-name="ce5" table:formula="of:=(([.B76]-1)*itp)/1000" office:value-type="float" office:value="0.5" calcext:value-type="float">
            <text:p>0.5</text:p>
          </table:table-cell>
          <table:table-cell table:style-name="ce5" table:formula="of:=IF(([.B76]&lt;([.$C$11]+2));1;0)" office:value-type="float" office:value="1" calcext:value-type="float">
            <text:p>1</text:p>
          </table:table-cell>
          <table:table-cell table:style-name="ce5" table:formula="of:=MAX(0;MIN(1;([.E75]+IF(([.D76]=1);(1/[.$C$9]);(-1/[.$C$9])))))" office:value-type="float" office:value="1" calcext:value-type="float">
            <text:p>1</text:p>
          </table:table-cell>
          <table:table-cell table:style-name="ce5" table:formula="of:=SUM(OFFSET([.E76];((-1*MIN([.$C$10];[.B76]))+1);0;MIN([.$C$10];[.B76]);1))" office:value-type="float" office:value="20" calcext:value-type="float">
            <text:p>20</text:p>
          </table:table-cell>
          <table:table-cell table:style-name="ce5" table:formula="of:=IF([.E76]=0;IF([.F76]=0;1;0);0)" office:value-type="float" office:value="0" calcext:value-type="float">
            <text:p>0</text:p>
          </table:table-cell>
          <table:table-cell table:style-name="ce5" table:formula="of:=SUM([.$G$26:.G76])&lt;=2" office:value-type="float" office:value="1" calcext:value-type="float">
            <text:p>1</text:p>
          </table:table-cell>
          <table:table-cell table:style-name="ce5" table:formula="of:=IF([.H76];   (([.E76]+[.F76])/(1+[.$C$10]))*Vprog;  &quot;&quot;)" office:value-type="float" office:value="4" calcext:value-type="float">
            <text:p>4</text:p>
          </table:table-cell>
          <table:table-cell table:style-name="ce5" table:formula="of:=IF([.H76];  (((([.I76]+[.I75])/2)*itp)/1000)+[.J75];&quot;&quot;)" office:value-type="float" office:value="1.03809523809524" calcext:value-type="float">
            <text:p>1.03809523809524</text:p>
          </table:table-cell>
          <table:table-cell table:style-name="ce5" table:formula="of:=IF([.H76];     ([.I76]-[.I7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6]=1;[.H7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6]+1" office:value-type="float" office:value="52" calcext:value-type="float">
            <text:p>52</text:p>
          </table:table-cell>
          <table:table-cell table:style-name="ce5" table:formula="of:=(([.B77]-1)*itp)/1000" office:value-type="float" office:value="0.51" calcext:value-type="float">
            <text:p>0.51</text:p>
          </table:table-cell>
          <table:table-cell table:style-name="ce5" table:formula="of:=IF(([.B77]&lt;([.$C$11]+2));1;0)" office:value-type="float" office:value="1" calcext:value-type="float">
            <text:p>1</text:p>
          </table:table-cell>
          <table:table-cell table:style-name="ce5" table:formula="of:=MAX(0;MIN(1;([.E76]+IF(([.D77]=1);(1/[.$C$9]);(-1/[.$C$9])))))" office:value-type="float" office:value="1" calcext:value-type="float">
            <text:p>1</text:p>
          </table:table-cell>
          <table:table-cell table:style-name="ce5" table:formula="of:=SUM(OFFSET([.E77];((-1*MIN([.$C$10];[.B77]))+1);0;MIN([.$C$10];[.B77]);1))" office:value-type="float" office:value="20" calcext:value-type="float">
            <text:p>20</text:p>
          </table:table-cell>
          <table:table-cell table:style-name="ce5" table:formula="of:=IF([.E77]=0;IF([.F77]=0;1;0);0)" office:value-type="float" office:value="0" calcext:value-type="float">
            <text:p>0</text:p>
          </table:table-cell>
          <table:table-cell table:style-name="ce5" table:formula="of:=SUM([.$G$26:.G77])&lt;=2" office:value-type="float" office:value="1" calcext:value-type="float">
            <text:p>1</text:p>
          </table:table-cell>
          <table:table-cell table:style-name="ce5" table:formula="of:=IF([.H77];   (([.E77]+[.F77])/(1+[.$C$10]))*Vprog;  &quot;&quot;)" office:value-type="float" office:value="4" calcext:value-type="float">
            <text:p>4</text:p>
          </table:table-cell>
          <table:table-cell table:style-name="ce5" table:formula="of:=IF([.H77];  (((([.I77]+[.I76])/2)*itp)/1000)+[.J76];&quot;&quot;)" office:value-type="float" office:value="1.07809523809524" calcext:value-type="float">
            <text:p>1.07809523809524</text:p>
          </table:table-cell>
          <table:table-cell table:style-name="ce5" table:formula="of:=IF([.H77];     ([.I77]-[.I7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7]=1;[.H7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7]+1" office:value-type="float" office:value="53" calcext:value-type="float">
            <text:p>53</text:p>
          </table:table-cell>
          <table:table-cell table:style-name="ce5" table:formula="of:=(([.B78]-1)*itp)/1000" office:value-type="float" office:value="0.52" calcext:value-type="float">
            <text:p>0.52</text:p>
          </table:table-cell>
          <table:table-cell table:style-name="ce5" table:formula="of:=IF(([.B78]&lt;([.$C$11]+2));1;0)" office:value-type="float" office:value="1" calcext:value-type="float">
            <text:p>1</text:p>
          </table:table-cell>
          <table:table-cell table:style-name="ce5" table:formula="of:=MAX(0;MIN(1;([.E77]+IF(([.D78]=1);(1/[.$C$9]);(-1/[.$C$9])))))" office:value-type="float" office:value="1" calcext:value-type="float">
            <text:p>1</text:p>
          </table:table-cell>
          <table:table-cell table:style-name="ce5" table:formula="of:=SUM(OFFSET([.E78];((-1*MIN([.$C$10];[.B78]))+1);0;MIN([.$C$10];[.B78]);1))" office:value-type="float" office:value="20" calcext:value-type="float">
            <text:p>20</text:p>
          </table:table-cell>
          <table:table-cell table:style-name="ce5" table:formula="of:=IF([.E78]=0;IF([.F78]=0;1;0);0)" office:value-type="float" office:value="0" calcext:value-type="float">
            <text:p>0</text:p>
          </table:table-cell>
          <table:table-cell table:style-name="ce5" table:formula="of:=SUM([.$G$26:.G78])&lt;=2" office:value-type="float" office:value="1" calcext:value-type="float">
            <text:p>1</text:p>
          </table:table-cell>
          <table:table-cell table:style-name="ce5" table:formula="of:=IF([.H78];   (([.E78]+[.F78])/(1+[.$C$10]))*Vprog;  &quot;&quot;)" office:value-type="float" office:value="4" calcext:value-type="float">
            <text:p>4</text:p>
          </table:table-cell>
          <table:table-cell table:style-name="ce5" table:formula="of:=IF([.H78];  (((([.I78]+[.I77])/2)*itp)/1000)+[.J77];&quot;&quot;)" office:value-type="float" office:value="1.11809523809524" calcext:value-type="float">
            <text:p>1.11809523809524</text:p>
          </table:table-cell>
          <table:table-cell table:style-name="ce5" table:formula="of:=IF([.H78];     ([.I78]-[.I7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8]=1;[.H7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8]+1" office:value-type="float" office:value="54" calcext:value-type="float">
            <text:p>54</text:p>
          </table:table-cell>
          <table:table-cell table:style-name="ce5" table:formula="of:=(([.B79]-1)*itp)/1000" office:value-type="float" office:value="0.53" calcext:value-type="float">
            <text:p>0.53</text:p>
          </table:table-cell>
          <table:table-cell table:style-name="ce5" table:formula="of:=IF(([.B79]&lt;([.$C$11]+2));1;0)" office:value-type="float" office:value="1" calcext:value-type="float">
            <text:p>1</text:p>
          </table:table-cell>
          <table:table-cell table:style-name="ce5" table:formula="of:=MAX(0;MIN(1;([.E78]+IF(([.D79]=1);(1/[.$C$9]);(-1/[.$C$9])))))" office:value-type="float" office:value="1" calcext:value-type="float">
            <text:p>1</text:p>
          </table:table-cell>
          <table:table-cell table:style-name="ce5" table:formula="of:=SUM(OFFSET([.E79];((-1*MIN([.$C$10];[.B79]))+1);0;MIN([.$C$10];[.B79]);1))" office:value-type="float" office:value="20" calcext:value-type="float">
            <text:p>20</text:p>
          </table:table-cell>
          <table:table-cell table:style-name="ce5" table:formula="of:=IF([.E79]=0;IF([.F79]=0;1;0);0)" office:value-type="float" office:value="0" calcext:value-type="float">
            <text:p>0</text:p>
          </table:table-cell>
          <table:table-cell table:style-name="ce5" table:formula="of:=SUM([.$G$26:.G79])&lt;=2" office:value-type="float" office:value="1" calcext:value-type="float">
            <text:p>1</text:p>
          </table:table-cell>
          <table:table-cell table:style-name="ce5" table:formula="of:=IF([.H79];   (([.E79]+[.F79])/(1+[.$C$10]))*Vprog;  &quot;&quot;)" office:value-type="float" office:value="4" calcext:value-type="float">
            <text:p>4</text:p>
          </table:table-cell>
          <table:table-cell table:style-name="ce5" table:formula="of:=IF([.H79];  (((([.I79]+[.I78])/2)*itp)/1000)+[.J78];&quot;&quot;)" office:value-type="float" office:value="1.15809523809524" calcext:value-type="float">
            <text:p>1.15809523809524</text:p>
          </table:table-cell>
          <table:table-cell table:style-name="ce5" table:formula="of:=IF([.H79];     ([.I79]-[.I7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79]=1;[.H7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79]+1" office:value-type="float" office:value="55" calcext:value-type="float">
            <text:p>55</text:p>
          </table:table-cell>
          <table:table-cell table:style-name="ce5" table:formula="of:=(([.B80]-1)*itp)/1000" office:value-type="float" office:value="0.54" calcext:value-type="float">
            <text:p>0.54</text:p>
          </table:table-cell>
          <table:table-cell table:style-name="ce5" table:formula="of:=IF(([.B80]&lt;([.$C$11]+2));1;0)" office:value-type="float" office:value="1" calcext:value-type="float">
            <text:p>1</text:p>
          </table:table-cell>
          <table:table-cell table:style-name="ce5" table:formula="of:=MAX(0;MIN(1;([.E79]+IF(([.D80]=1);(1/[.$C$9]);(-1/[.$C$9])))))" office:value-type="float" office:value="1" calcext:value-type="float">
            <text:p>1</text:p>
          </table:table-cell>
          <table:table-cell table:style-name="ce5" table:formula="of:=SUM(OFFSET([.E80];((-1*MIN([.$C$10];[.B80]))+1);0;MIN([.$C$10];[.B80]);1))" office:value-type="float" office:value="20" calcext:value-type="float">
            <text:p>20</text:p>
          </table:table-cell>
          <table:table-cell table:style-name="ce5" table:formula="of:=IF([.E80]=0;IF([.F80]=0;1;0);0)" office:value-type="float" office:value="0" calcext:value-type="float">
            <text:p>0</text:p>
          </table:table-cell>
          <table:table-cell table:style-name="ce5" table:formula="of:=SUM([.$G$26:.G80])&lt;=2" office:value-type="float" office:value="1" calcext:value-type="float">
            <text:p>1</text:p>
          </table:table-cell>
          <table:table-cell table:style-name="ce5" table:formula="of:=IF([.H80];   (([.E80]+[.F80])/(1+[.$C$10]))*Vprog;  &quot;&quot;)" office:value-type="float" office:value="4" calcext:value-type="float">
            <text:p>4</text:p>
          </table:table-cell>
          <table:table-cell table:style-name="ce5" table:formula="of:=IF([.H80];  (((([.I80]+[.I79])/2)*itp)/1000)+[.J79];&quot;&quot;)" office:value-type="float" office:value="1.19809523809524" calcext:value-type="float">
            <text:p>1.19809523809524</text:p>
          </table:table-cell>
          <table:table-cell table:style-name="ce5" table:formula="of:=IF([.H80];     ([.I80]-[.I7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0]=1;[.H8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0]+1" office:value-type="float" office:value="56" calcext:value-type="float">
            <text:p>56</text:p>
          </table:table-cell>
          <table:table-cell table:style-name="ce5" table:formula="of:=(([.B81]-1)*itp)/1000" office:value-type="float" office:value="0.55" calcext:value-type="float">
            <text:p>0.55</text:p>
          </table:table-cell>
          <table:table-cell table:style-name="ce5" table:formula="of:=IF(([.B81]&lt;([.$C$11]+2));1;0)" office:value-type="float" office:value="1" calcext:value-type="float">
            <text:p>1</text:p>
          </table:table-cell>
          <table:table-cell table:style-name="ce5" table:formula="of:=MAX(0;MIN(1;([.E80]+IF(([.D81]=1);(1/[.$C$9]);(-1/[.$C$9])))))" office:value-type="float" office:value="1" calcext:value-type="float">
            <text:p>1</text:p>
          </table:table-cell>
          <table:table-cell table:style-name="ce5" table:formula="of:=SUM(OFFSET([.E81];((-1*MIN([.$C$10];[.B81]))+1);0;MIN([.$C$10];[.B81]);1))" office:value-type="float" office:value="20" calcext:value-type="float">
            <text:p>20</text:p>
          </table:table-cell>
          <table:table-cell table:style-name="ce5" table:formula="of:=IF([.E81]=0;IF([.F81]=0;1;0);0)" office:value-type="float" office:value="0" calcext:value-type="float">
            <text:p>0</text:p>
          </table:table-cell>
          <table:table-cell table:style-name="ce5" table:formula="of:=SUM([.$G$26:.G81])&lt;=2" office:value-type="float" office:value="1" calcext:value-type="float">
            <text:p>1</text:p>
          </table:table-cell>
          <table:table-cell table:style-name="ce5" table:formula="of:=IF([.H81];   (([.E81]+[.F81])/(1+[.$C$10]))*Vprog;  &quot;&quot;)" office:value-type="float" office:value="4" calcext:value-type="float">
            <text:p>4</text:p>
          </table:table-cell>
          <table:table-cell table:style-name="ce5" table:formula="of:=IF([.H81];  (((([.I81]+[.I80])/2)*itp)/1000)+[.J80];&quot;&quot;)" office:value-type="float" office:value="1.23809523809524" calcext:value-type="float">
            <text:p>1.23809523809524</text:p>
          </table:table-cell>
          <table:table-cell table:style-name="ce5" table:formula="of:=IF([.H81];     ([.I81]-[.I8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1]=1;[.H8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1]+1" office:value-type="float" office:value="57" calcext:value-type="float">
            <text:p>57</text:p>
          </table:table-cell>
          <table:table-cell table:style-name="ce5" table:formula="of:=(([.B82]-1)*itp)/1000" office:value-type="float" office:value="0.56" calcext:value-type="float">
            <text:p>0.56</text:p>
          </table:table-cell>
          <table:table-cell table:style-name="ce5" table:formula="of:=IF(([.B82]&lt;([.$C$11]+2));1;0)" office:value-type="float" office:value="1" calcext:value-type="float">
            <text:p>1</text:p>
          </table:table-cell>
          <table:table-cell table:style-name="ce5" table:formula="of:=MAX(0;MIN(1;([.E81]+IF(([.D82]=1);(1/[.$C$9]);(-1/[.$C$9])))))" office:value-type="float" office:value="1" calcext:value-type="float">
            <text:p>1</text:p>
          </table:table-cell>
          <table:table-cell table:style-name="ce5" table:formula="of:=SUM(OFFSET([.E82];((-1*MIN([.$C$10];[.B82]))+1);0;MIN([.$C$10];[.B82]);1))" office:value-type="float" office:value="20" calcext:value-type="float">
            <text:p>20</text:p>
          </table:table-cell>
          <table:table-cell table:style-name="ce5" table:formula="of:=IF([.E82]=0;IF([.F82]=0;1;0);0)" office:value-type="float" office:value="0" calcext:value-type="float">
            <text:p>0</text:p>
          </table:table-cell>
          <table:table-cell table:style-name="ce5" table:formula="of:=SUM([.$G$26:.G82])&lt;=2" office:value-type="float" office:value="1" calcext:value-type="float">
            <text:p>1</text:p>
          </table:table-cell>
          <table:table-cell table:style-name="ce5" table:formula="of:=IF([.H82];   (([.E82]+[.F82])/(1+[.$C$10]))*Vprog;  &quot;&quot;)" office:value-type="float" office:value="4" calcext:value-type="float">
            <text:p>4</text:p>
          </table:table-cell>
          <table:table-cell table:style-name="ce5" table:formula="of:=IF([.H82];  (((([.I82]+[.I81])/2)*itp)/1000)+[.J81];&quot;&quot;)" office:value-type="float" office:value="1.27809523809524" calcext:value-type="float">
            <text:p>1.27809523809524</text:p>
          </table:table-cell>
          <table:table-cell table:style-name="ce5" table:formula="of:=IF([.H82];     ([.I82]-[.I8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2]=1;[.H8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2]+1" office:value-type="float" office:value="58" calcext:value-type="float">
            <text:p>58</text:p>
          </table:table-cell>
          <table:table-cell table:style-name="ce5" table:formula="of:=(([.B83]-1)*itp)/1000" office:value-type="float" office:value="0.57" calcext:value-type="float">
            <text:p>0.57</text:p>
          </table:table-cell>
          <table:table-cell table:style-name="ce5" table:formula="of:=IF(([.B83]&lt;([.$C$11]+2));1;0)" office:value-type="float" office:value="1" calcext:value-type="float">
            <text:p>1</text:p>
          </table:table-cell>
          <table:table-cell table:style-name="ce5" table:formula="of:=MAX(0;MIN(1;([.E82]+IF(([.D83]=1);(1/[.$C$9]);(-1/[.$C$9])))))" office:value-type="float" office:value="1" calcext:value-type="float">
            <text:p>1</text:p>
          </table:table-cell>
          <table:table-cell table:style-name="ce5" table:formula="of:=SUM(OFFSET([.E83];((-1*MIN([.$C$10];[.B83]))+1);0;MIN([.$C$10];[.B83]);1))" office:value-type="float" office:value="20" calcext:value-type="float">
            <text:p>20</text:p>
          </table:table-cell>
          <table:table-cell table:style-name="ce5" table:formula="of:=IF([.E83]=0;IF([.F83]=0;1;0);0)" office:value-type="float" office:value="0" calcext:value-type="float">
            <text:p>0</text:p>
          </table:table-cell>
          <table:table-cell table:style-name="ce5" table:formula="of:=SUM([.$G$26:.G83])&lt;=2" office:value-type="float" office:value="1" calcext:value-type="float">
            <text:p>1</text:p>
          </table:table-cell>
          <table:table-cell table:style-name="ce5" table:formula="of:=IF([.H83];   (([.E83]+[.F83])/(1+[.$C$10]))*Vprog;  &quot;&quot;)" office:value-type="float" office:value="4" calcext:value-type="float">
            <text:p>4</text:p>
          </table:table-cell>
          <table:table-cell table:style-name="ce5" table:formula="of:=IF([.H83];  (((([.I83]+[.I82])/2)*itp)/1000)+[.J82];&quot;&quot;)" office:value-type="float" office:value="1.31809523809524" calcext:value-type="float">
            <text:p>1.31809523809524</text:p>
          </table:table-cell>
          <table:table-cell table:style-name="ce5" table:formula="of:=IF([.H83];     ([.I83]-[.I8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3]=1;[.H8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3]+1" office:value-type="float" office:value="59" calcext:value-type="float">
            <text:p>59</text:p>
          </table:table-cell>
          <table:table-cell table:style-name="ce5" table:formula="of:=(([.B84]-1)*itp)/1000" office:value-type="float" office:value="0.58" calcext:value-type="float">
            <text:p>0.58</text:p>
          </table:table-cell>
          <table:table-cell table:style-name="ce5" table:formula="of:=IF(([.B84]&lt;([.$C$11]+2));1;0)" office:value-type="float" office:value="1" calcext:value-type="float">
            <text:p>1</text:p>
          </table:table-cell>
          <table:table-cell table:style-name="ce5" table:formula="of:=MAX(0;MIN(1;([.E83]+IF(([.D84]=1);(1/[.$C$9]);(-1/[.$C$9])))))" office:value-type="float" office:value="1" calcext:value-type="float">
            <text:p>1</text:p>
          </table:table-cell>
          <table:table-cell table:style-name="ce5" table:formula="of:=SUM(OFFSET([.E84];((-1*MIN([.$C$10];[.B84]))+1);0;MIN([.$C$10];[.B84]);1))" office:value-type="float" office:value="20" calcext:value-type="float">
            <text:p>20</text:p>
          </table:table-cell>
          <table:table-cell table:style-name="ce5" table:formula="of:=IF([.E84]=0;IF([.F84]=0;1;0);0)" office:value-type="float" office:value="0" calcext:value-type="float">
            <text:p>0</text:p>
          </table:table-cell>
          <table:table-cell table:style-name="ce5" table:formula="of:=SUM([.$G$26:.G84])&lt;=2" office:value-type="float" office:value="1" calcext:value-type="float">
            <text:p>1</text:p>
          </table:table-cell>
          <table:table-cell table:style-name="ce5" table:formula="of:=IF([.H84];   (([.E84]+[.F84])/(1+[.$C$10]))*Vprog;  &quot;&quot;)" office:value-type="float" office:value="4" calcext:value-type="float">
            <text:p>4</text:p>
          </table:table-cell>
          <table:table-cell table:style-name="ce5" table:formula="of:=IF([.H84];  (((([.I84]+[.I83])/2)*itp)/1000)+[.J83];&quot;&quot;)" office:value-type="float" office:value="1.35809523809524" calcext:value-type="float">
            <text:p>1.35809523809524</text:p>
          </table:table-cell>
          <table:table-cell table:style-name="ce5" table:formula="of:=IF([.H84];     ([.I84]-[.I8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4]=1;[.H8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4]+1" office:value-type="float" office:value="60" calcext:value-type="float">
            <text:p>60</text:p>
          </table:table-cell>
          <table:table-cell table:style-name="ce5" table:formula="of:=(([.B85]-1)*itp)/1000" office:value-type="float" office:value="0.59" calcext:value-type="float">
            <text:p>0.59</text:p>
          </table:table-cell>
          <table:table-cell table:style-name="ce5" table:formula="of:=IF(([.B85]&lt;([.$C$11]+2));1;0)" office:value-type="float" office:value="1" calcext:value-type="float">
            <text:p>1</text:p>
          </table:table-cell>
          <table:table-cell table:style-name="ce5" table:formula="of:=MAX(0;MIN(1;([.E84]+IF(([.D85]=1);(1/[.$C$9]);(-1/[.$C$9])))))" office:value-type="float" office:value="1" calcext:value-type="float">
            <text:p>1</text:p>
          </table:table-cell>
          <table:table-cell table:style-name="ce5" table:formula="of:=SUM(OFFSET([.E85];((-1*MIN([.$C$10];[.B85]))+1);0;MIN([.$C$10];[.B85]);1))" office:value-type="float" office:value="20" calcext:value-type="float">
            <text:p>20</text:p>
          </table:table-cell>
          <table:table-cell table:style-name="ce5" table:formula="of:=IF([.E85]=0;IF([.F85]=0;1;0);0)" office:value-type="float" office:value="0" calcext:value-type="float">
            <text:p>0</text:p>
          </table:table-cell>
          <table:table-cell table:style-name="ce5" table:formula="of:=SUM([.$G$26:.G85])&lt;=2" office:value-type="float" office:value="1" calcext:value-type="float">
            <text:p>1</text:p>
          </table:table-cell>
          <table:table-cell table:style-name="ce5" table:formula="of:=IF([.H85];   (([.E85]+[.F85])/(1+[.$C$10]))*Vprog;  &quot;&quot;)" office:value-type="float" office:value="4" calcext:value-type="float">
            <text:p>4</text:p>
          </table:table-cell>
          <table:table-cell table:style-name="ce5" table:formula="of:=IF([.H85];  (((([.I85]+[.I84])/2)*itp)/1000)+[.J84];&quot;&quot;)" office:value-type="float" office:value="1.39809523809524" calcext:value-type="float">
            <text:p>1.39809523809524</text:p>
          </table:table-cell>
          <table:table-cell table:style-name="ce5" table:formula="of:=IF([.H85];     ([.I85]-[.I8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5]=1;[.H8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5]+1" office:value-type="float" office:value="61" calcext:value-type="float">
            <text:p>61</text:p>
          </table:table-cell>
          <table:table-cell table:style-name="ce5" table:formula="of:=(([.B86]-1)*itp)/1000" office:value-type="float" office:value="0.6" calcext:value-type="float">
            <text:p>0.6</text:p>
          </table:table-cell>
          <table:table-cell table:style-name="ce5" table:formula="of:=IF(([.B86]&lt;([.$C$11]+2));1;0)" office:value-type="float" office:value="1" calcext:value-type="float">
            <text:p>1</text:p>
          </table:table-cell>
          <table:table-cell table:style-name="ce5" table:formula="of:=MAX(0;MIN(1;([.E85]+IF(([.D86]=1);(1/[.$C$9]);(-1/[.$C$9])))))" office:value-type="float" office:value="1" calcext:value-type="float">
            <text:p>1</text:p>
          </table:table-cell>
          <table:table-cell table:style-name="ce5" table:formula="of:=SUM(OFFSET([.E86];((-1*MIN([.$C$10];[.B86]))+1);0;MIN([.$C$10];[.B86]);1))" office:value-type="float" office:value="20" calcext:value-type="float">
            <text:p>20</text:p>
          </table:table-cell>
          <table:table-cell table:style-name="ce5" table:formula="of:=IF([.E86]=0;IF([.F86]=0;1;0);0)" office:value-type="float" office:value="0" calcext:value-type="float">
            <text:p>0</text:p>
          </table:table-cell>
          <table:table-cell table:style-name="ce5" table:formula="of:=SUM([.$G$26:.G86])&lt;=2" office:value-type="float" office:value="1" calcext:value-type="float">
            <text:p>1</text:p>
          </table:table-cell>
          <table:table-cell table:style-name="ce5" table:formula="of:=IF([.H86];   (([.E86]+[.F86])/(1+[.$C$10]))*Vprog;  &quot;&quot;)" office:value-type="float" office:value="4" calcext:value-type="float">
            <text:p>4</text:p>
          </table:table-cell>
          <table:table-cell table:style-name="ce5" table:formula="of:=IF([.H86];  (((([.I86]+[.I85])/2)*itp)/1000)+[.J85];&quot;&quot;)" office:value-type="float" office:value="1.43809523809524" calcext:value-type="float">
            <text:p>1.43809523809524</text:p>
          </table:table-cell>
          <table:table-cell table:style-name="ce5" table:formula="of:=IF([.H86];     ([.I86]-[.I8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6]=1;[.H8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6]+1" office:value-type="float" office:value="62" calcext:value-type="float">
            <text:p>62</text:p>
          </table:table-cell>
          <table:table-cell table:style-name="ce5" table:formula="of:=(([.B87]-1)*itp)/1000" office:value-type="float" office:value="0.61" calcext:value-type="float">
            <text:p>0.61</text:p>
          </table:table-cell>
          <table:table-cell table:style-name="ce5" table:formula="of:=IF(([.B87]&lt;([.$C$11]+2));1;0)" office:value-type="float" office:value="1" calcext:value-type="float">
            <text:p>1</text:p>
          </table:table-cell>
          <table:table-cell table:style-name="ce5" table:formula="of:=MAX(0;MIN(1;([.E86]+IF(([.D87]=1);(1/[.$C$9]);(-1/[.$C$9])))))" office:value-type="float" office:value="1" calcext:value-type="float">
            <text:p>1</text:p>
          </table:table-cell>
          <table:table-cell table:style-name="ce5" table:formula="of:=SUM(OFFSET([.E87];((-1*MIN([.$C$10];[.B87]))+1);0;MIN([.$C$10];[.B87]);1))" office:value-type="float" office:value="20" calcext:value-type="float">
            <text:p>20</text:p>
          </table:table-cell>
          <table:table-cell table:style-name="ce5" table:formula="of:=IF([.E87]=0;IF([.F87]=0;1;0);0)" office:value-type="float" office:value="0" calcext:value-type="float">
            <text:p>0</text:p>
          </table:table-cell>
          <table:table-cell table:style-name="ce5" table:formula="of:=SUM([.$G$26:.G87])&lt;=2" office:value-type="float" office:value="1" calcext:value-type="float">
            <text:p>1</text:p>
          </table:table-cell>
          <table:table-cell table:style-name="ce5" table:formula="of:=IF([.H87];   (([.E87]+[.F87])/(1+[.$C$10]))*Vprog;  &quot;&quot;)" office:value-type="float" office:value="4" calcext:value-type="float">
            <text:p>4</text:p>
          </table:table-cell>
          <table:table-cell table:style-name="ce5" table:formula="of:=IF([.H87];  (((([.I87]+[.I86])/2)*itp)/1000)+[.J86];&quot;&quot;)" office:value-type="float" office:value="1.47809523809524" calcext:value-type="float">
            <text:p>1.47809523809524</text:p>
          </table:table-cell>
          <table:table-cell table:style-name="ce5" table:formula="of:=IF([.H87];     ([.I87]-[.I8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7]=1;[.H8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7]+1" office:value-type="float" office:value="63" calcext:value-type="float">
            <text:p>63</text:p>
          </table:table-cell>
          <table:table-cell table:style-name="ce5" table:formula="of:=(([.B88]-1)*itp)/1000" office:value-type="float" office:value="0.62" calcext:value-type="float">
            <text:p>0.62</text:p>
          </table:table-cell>
          <table:table-cell table:style-name="ce5" table:formula="of:=IF(([.B88]&lt;([.$C$11]+2));1;0)" office:value-type="float" office:value="1" calcext:value-type="float">
            <text:p>1</text:p>
          </table:table-cell>
          <table:table-cell table:style-name="ce5" table:formula="of:=MAX(0;MIN(1;([.E87]+IF(([.D88]=1);(1/[.$C$9]);(-1/[.$C$9])))))" office:value-type="float" office:value="1" calcext:value-type="float">
            <text:p>1</text:p>
          </table:table-cell>
          <table:table-cell table:style-name="ce5" table:formula="of:=SUM(OFFSET([.E88];((-1*MIN([.$C$10];[.B88]))+1);0;MIN([.$C$10];[.B88]);1))" office:value-type="float" office:value="20" calcext:value-type="float">
            <text:p>20</text:p>
          </table:table-cell>
          <table:table-cell table:style-name="ce5" table:formula="of:=IF([.E88]=0;IF([.F88]=0;1;0);0)" office:value-type="float" office:value="0" calcext:value-type="float">
            <text:p>0</text:p>
          </table:table-cell>
          <table:table-cell table:style-name="ce5" table:formula="of:=SUM([.$G$26:.G88])&lt;=2" office:value-type="float" office:value="1" calcext:value-type="float">
            <text:p>1</text:p>
          </table:table-cell>
          <table:table-cell table:style-name="ce5" table:formula="of:=IF([.H88];   (([.E88]+[.F88])/(1+[.$C$10]))*Vprog;  &quot;&quot;)" office:value-type="float" office:value="4" calcext:value-type="float">
            <text:p>4</text:p>
          </table:table-cell>
          <table:table-cell table:style-name="ce5" table:formula="of:=IF([.H88];  (((([.I88]+[.I87])/2)*itp)/1000)+[.J87];&quot;&quot;)" office:value-type="float" office:value="1.51809523809524" calcext:value-type="float">
            <text:p>1.51809523809524</text:p>
          </table:table-cell>
          <table:table-cell table:style-name="ce5" table:formula="of:=IF([.H88];     ([.I88]-[.I8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8]=1;[.H8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8]+1" office:value-type="float" office:value="64" calcext:value-type="float">
            <text:p>64</text:p>
          </table:table-cell>
          <table:table-cell table:style-name="ce5" table:formula="of:=(([.B89]-1)*itp)/1000" office:value-type="float" office:value="0.63" calcext:value-type="float">
            <text:p>0.63</text:p>
          </table:table-cell>
          <table:table-cell table:style-name="ce5" table:formula="of:=IF(([.B89]&lt;([.$C$11]+2));1;0)" office:value-type="float" office:value="1" calcext:value-type="float">
            <text:p>1</text:p>
          </table:table-cell>
          <table:table-cell table:style-name="ce5" table:formula="of:=MAX(0;MIN(1;([.E88]+IF(([.D89]=1);(1/[.$C$9]);(-1/[.$C$9])))))" office:value-type="float" office:value="1" calcext:value-type="float">
            <text:p>1</text:p>
          </table:table-cell>
          <table:table-cell table:style-name="ce5" table:formula="of:=SUM(OFFSET([.E89];((-1*MIN([.$C$10];[.B89]))+1);0;MIN([.$C$10];[.B89]);1))" office:value-type="float" office:value="20" calcext:value-type="float">
            <text:p>20</text:p>
          </table:table-cell>
          <table:table-cell table:style-name="ce5" table:formula="of:=IF([.E89]=0;IF([.F89]=0;1;0);0)" office:value-type="float" office:value="0" calcext:value-type="float">
            <text:p>0</text:p>
          </table:table-cell>
          <table:table-cell table:style-name="ce5" table:formula="of:=SUM([.$G$26:.G89])&lt;=2" office:value-type="float" office:value="1" calcext:value-type="float">
            <text:p>1</text:p>
          </table:table-cell>
          <table:table-cell table:style-name="ce5" table:formula="of:=IF([.H89];   (([.E89]+[.F89])/(1+[.$C$10]))*Vprog;  &quot;&quot;)" office:value-type="float" office:value="4" calcext:value-type="float">
            <text:p>4</text:p>
          </table:table-cell>
          <table:table-cell table:style-name="ce5" table:formula="of:=IF([.H89];  (((([.I89]+[.I88])/2)*itp)/1000)+[.J88];&quot;&quot;)" office:value-type="float" office:value="1.55809523809524" calcext:value-type="float">
            <text:p>1.55809523809524</text:p>
          </table:table-cell>
          <table:table-cell table:style-name="ce5" table:formula="of:=IF([.H89];     ([.I89]-[.I8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89]=1;[.H8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89]+1" office:value-type="float" office:value="65" calcext:value-type="float">
            <text:p>65</text:p>
          </table:table-cell>
          <table:table-cell table:style-name="ce5" table:formula="of:=(([.B90]-1)*itp)/1000" office:value-type="float" office:value="0.64" calcext:value-type="float">
            <text:p>0.64</text:p>
          </table:table-cell>
          <table:table-cell table:style-name="ce5" table:formula="of:=IF(([.B90]&lt;([.$C$11]+2));1;0)" office:value-type="float" office:value="1" calcext:value-type="float">
            <text:p>1</text:p>
          </table:table-cell>
          <table:table-cell table:style-name="ce5" table:formula="of:=MAX(0;MIN(1;([.E89]+IF(([.D90]=1);(1/[.$C$9]);(-1/[.$C$9])))))" office:value-type="float" office:value="1" calcext:value-type="float">
            <text:p>1</text:p>
          </table:table-cell>
          <table:table-cell table:style-name="ce5" table:formula="of:=SUM(OFFSET([.E90];((-1*MIN([.$C$10];[.B90]))+1);0;MIN([.$C$10];[.B90]);1))" office:value-type="float" office:value="20" calcext:value-type="float">
            <text:p>20</text:p>
          </table:table-cell>
          <table:table-cell table:style-name="ce5" table:formula="of:=IF([.E90]=0;IF([.F90]=0;1;0);0)" office:value-type="float" office:value="0" calcext:value-type="float">
            <text:p>0</text:p>
          </table:table-cell>
          <table:table-cell table:style-name="ce5" table:formula="of:=SUM([.$G$26:.G90])&lt;=2" office:value-type="float" office:value="1" calcext:value-type="float">
            <text:p>1</text:p>
          </table:table-cell>
          <table:table-cell table:style-name="ce5" table:formula="of:=IF([.H90];   (([.E90]+[.F90])/(1+[.$C$10]))*Vprog;  &quot;&quot;)" office:value-type="float" office:value="4" calcext:value-type="float">
            <text:p>4</text:p>
          </table:table-cell>
          <table:table-cell table:style-name="ce5" table:formula="of:=IF([.H90];  (((([.I90]+[.I89])/2)*itp)/1000)+[.J89];&quot;&quot;)" office:value-type="float" office:value="1.59809523809524" calcext:value-type="float">
            <text:p>1.59809523809524</text:p>
          </table:table-cell>
          <table:table-cell table:style-name="ce5" table:formula="of:=IF([.H90];     ([.I90]-[.I8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0]=1;[.H9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0]+1" office:value-type="float" office:value="66" calcext:value-type="float">
            <text:p>66</text:p>
          </table:table-cell>
          <table:table-cell table:style-name="ce5" table:formula="of:=(([.B91]-1)*itp)/1000" office:value-type="float" office:value="0.65" calcext:value-type="float">
            <text:p>0.65</text:p>
          </table:table-cell>
          <table:table-cell table:style-name="ce5" table:formula="of:=IF(([.B91]&lt;([.$C$11]+2));1;0)" office:value-type="float" office:value="1" calcext:value-type="float">
            <text:p>1</text:p>
          </table:table-cell>
          <table:table-cell table:style-name="ce5" table:formula="of:=MAX(0;MIN(1;([.E90]+IF(([.D91]=1);(1/[.$C$9]);(-1/[.$C$9])))))" office:value-type="float" office:value="1" calcext:value-type="float">
            <text:p>1</text:p>
          </table:table-cell>
          <table:table-cell table:style-name="ce5" table:formula="of:=SUM(OFFSET([.E91];((-1*MIN([.$C$10];[.B91]))+1);0;MIN([.$C$10];[.B91]);1))" office:value-type="float" office:value="20" calcext:value-type="float">
            <text:p>20</text:p>
          </table:table-cell>
          <table:table-cell table:style-name="ce5" table:formula="of:=IF([.E91]=0;IF([.F91]=0;1;0);0)" office:value-type="float" office:value="0" calcext:value-type="float">
            <text:p>0</text:p>
          </table:table-cell>
          <table:table-cell table:style-name="ce5" table:formula="of:=SUM([.$G$26:.G91])&lt;=2" office:value-type="float" office:value="1" calcext:value-type="float">
            <text:p>1</text:p>
          </table:table-cell>
          <table:table-cell table:style-name="ce5" table:formula="of:=IF([.H91];   (([.E91]+[.F91])/(1+[.$C$10]))*Vprog;  &quot;&quot;)" office:value-type="float" office:value="4" calcext:value-type="float">
            <text:p>4</text:p>
          </table:table-cell>
          <table:table-cell table:style-name="ce5" table:formula="of:=IF([.H91];  (((([.I91]+[.I90])/2)*itp)/1000)+[.J90];&quot;&quot;)" office:value-type="float" office:value="1.63809523809524" calcext:value-type="float">
            <text:p>1.63809523809524</text:p>
          </table:table-cell>
          <table:table-cell table:style-name="ce5" table:formula="of:=IF([.H91];     ([.I91]-[.I9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1]=1;[.H9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1]+1" office:value-type="float" office:value="67" calcext:value-type="float">
            <text:p>67</text:p>
          </table:table-cell>
          <table:table-cell table:style-name="ce5" table:formula="of:=(([.B92]-1)*itp)/1000" office:value-type="float" office:value="0.66" calcext:value-type="float">
            <text:p>0.66</text:p>
          </table:table-cell>
          <table:table-cell table:style-name="ce5" table:formula="of:=IF(([.B92]&lt;([.$C$11]+2));1;0)" office:value-type="float" office:value="1" calcext:value-type="float">
            <text:p>1</text:p>
          </table:table-cell>
          <table:table-cell table:style-name="ce5" table:formula="of:=MAX(0;MIN(1;([.E91]+IF(([.D92]=1);(1/[.$C$9]);(-1/[.$C$9])))))" office:value-type="float" office:value="1" calcext:value-type="float">
            <text:p>1</text:p>
          </table:table-cell>
          <table:table-cell table:style-name="ce5" table:formula="of:=SUM(OFFSET([.E92];((-1*MIN([.$C$10];[.B92]))+1);0;MIN([.$C$10];[.B92]);1))" office:value-type="float" office:value="20" calcext:value-type="float">
            <text:p>20</text:p>
          </table:table-cell>
          <table:table-cell table:style-name="ce5" table:formula="of:=IF([.E92]=0;IF([.F92]=0;1;0);0)" office:value-type="float" office:value="0" calcext:value-type="float">
            <text:p>0</text:p>
          </table:table-cell>
          <table:table-cell table:style-name="ce5" table:formula="of:=SUM([.$G$26:.G92])&lt;=2" office:value-type="float" office:value="1" calcext:value-type="float">
            <text:p>1</text:p>
          </table:table-cell>
          <table:table-cell table:style-name="ce5" table:formula="of:=IF([.H92];   (([.E92]+[.F92])/(1+[.$C$10]))*Vprog;  &quot;&quot;)" office:value-type="float" office:value="4" calcext:value-type="float">
            <text:p>4</text:p>
          </table:table-cell>
          <table:table-cell table:style-name="ce5" table:formula="of:=IF([.H92];  (((([.I92]+[.I91])/2)*itp)/1000)+[.J91];&quot;&quot;)" office:value-type="float" office:value="1.67809523809524" calcext:value-type="float">
            <text:p>1.67809523809524</text:p>
          </table:table-cell>
          <table:table-cell table:style-name="ce5" table:formula="of:=IF([.H92];     ([.I92]-[.I9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2]=1;[.H9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2]+1" office:value-type="float" office:value="68" calcext:value-type="float">
            <text:p>68</text:p>
          </table:table-cell>
          <table:table-cell table:style-name="ce5" table:formula="of:=(([.B93]-1)*itp)/1000" office:value-type="float" office:value="0.67" calcext:value-type="float">
            <text:p>0.67</text:p>
          </table:table-cell>
          <table:table-cell table:style-name="ce5" table:formula="of:=IF(([.B93]&lt;([.$C$11]+2));1;0)" office:value-type="float" office:value="1" calcext:value-type="float">
            <text:p>1</text:p>
          </table:table-cell>
          <table:table-cell table:style-name="ce5" table:formula="of:=MAX(0;MIN(1;([.E92]+IF(([.D93]=1);(1/[.$C$9]);(-1/[.$C$9])))))" office:value-type="float" office:value="1" calcext:value-type="float">
            <text:p>1</text:p>
          </table:table-cell>
          <table:table-cell table:style-name="ce5" table:formula="of:=SUM(OFFSET([.E93];((-1*MIN([.$C$10];[.B93]))+1);0;MIN([.$C$10];[.B93]);1))" office:value-type="float" office:value="20" calcext:value-type="float">
            <text:p>20</text:p>
          </table:table-cell>
          <table:table-cell table:style-name="ce5" table:formula="of:=IF([.E93]=0;IF([.F93]=0;1;0);0)" office:value-type="float" office:value="0" calcext:value-type="float">
            <text:p>0</text:p>
          </table:table-cell>
          <table:table-cell table:style-name="ce5" table:formula="of:=SUM([.$G$26:.G93])&lt;=2" office:value-type="float" office:value="1" calcext:value-type="float">
            <text:p>1</text:p>
          </table:table-cell>
          <table:table-cell table:style-name="ce5" table:formula="of:=IF([.H93];   (([.E93]+[.F93])/(1+[.$C$10]))*Vprog;  &quot;&quot;)" office:value-type="float" office:value="4" calcext:value-type="float">
            <text:p>4</text:p>
          </table:table-cell>
          <table:table-cell table:style-name="ce5" table:formula="of:=IF([.H93];  (((([.I93]+[.I92])/2)*itp)/1000)+[.J92];&quot;&quot;)" office:value-type="float" office:value="1.71809523809524" calcext:value-type="float">
            <text:p>1.71809523809524</text:p>
          </table:table-cell>
          <table:table-cell table:style-name="ce5" table:formula="of:=IF([.H93];     ([.I93]-[.I9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3]=1;[.H9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3]+1" office:value-type="float" office:value="69" calcext:value-type="float">
            <text:p>69</text:p>
          </table:table-cell>
          <table:table-cell table:style-name="ce5" table:formula="of:=(([.B94]-1)*itp)/1000" office:value-type="float" office:value="0.68" calcext:value-type="float">
            <text:p>0.68</text:p>
          </table:table-cell>
          <table:table-cell table:style-name="ce5" table:formula="of:=IF(([.B94]&lt;([.$C$11]+2));1;0)" office:value-type="float" office:value="1" calcext:value-type="float">
            <text:p>1</text:p>
          </table:table-cell>
          <table:table-cell table:style-name="ce5" table:formula="of:=MAX(0;MIN(1;([.E93]+IF(([.D94]=1);(1/[.$C$9]);(-1/[.$C$9])))))" office:value-type="float" office:value="1" calcext:value-type="float">
            <text:p>1</text:p>
          </table:table-cell>
          <table:table-cell table:style-name="ce5" table:formula="of:=SUM(OFFSET([.E94];((-1*MIN([.$C$10];[.B94]))+1);0;MIN([.$C$10];[.B94]);1))" office:value-type="float" office:value="20" calcext:value-type="float">
            <text:p>20</text:p>
          </table:table-cell>
          <table:table-cell table:style-name="ce5" table:formula="of:=IF([.E94]=0;IF([.F94]=0;1;0);0)" office:value-type="float" office:value="0" calcext:value-type="float">
            <text:p>0</text:p>
          </table:table-cell>
          <table:table-cell table:style-name="ce5" table:formula="of:=SUM([.$G$26:.G94])&lt;=2" office:value-type="float" office:value="1" calcext:value-type="float">
            <text:p>1</text:p>
          </table:table-cell>
          <table:table-cell table:style-name="ce5" table:formula="of:=IF([.H94];   (([.E94]+[.F94])/(1+[.$C$10]))*Vprog;  &quot;&quot;)" office:value-type="float" office:value="4" calcext:value-type="float">
            <text:p>4</text:p>
          </table:table-cell>
          <table:table-cell table:style-name="ce5" table:formula="of:=IF([.H94];  (((([.I94]+[.I93])/2)*itp)/1000)+[.J93];&quot;&quot;)" office:value-type="float" office:value="1.75809523809524" calcext:value-type="float">
            <text:p>1.75809523809524</text:p>
          </table:table-cell>
          <table:table-cell table:style-name="ce5" table:formula="of:=IF([.H94];     ([.I94]-[.I9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4]=1;[.H9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4]+1" office:value-type="float" office:value="70" calcext:value-type="float">
            <text:p>70</text:p>
          </table:table-cell>
          <table:table-cell table:style-name="ce5" table:formula="of:=(([.B95]-1)*itp)/1000" office:value-type="float" office:value="0.69" calcext:value-type="float">
            <text:p>0.69</text:p>
          </table:table-cell>
          <table:table-cell table:style-name="ce5" table:formula="of:=IF(([.B95]&lt;([.$C$11]+2));1;0)" office:value-type="float" office:value="1" calcext:value-type="float">
            <text:p>1</text:p>
          </table:table-cell>
          <table:table-cell table:style-name="ce5" table:formula="of:=MAX(0;MIN(1;([.E94]+IF(([.D95]=1);(1/[.$C$9]);(-1/[.$C$9])))))" office:value-type="float" office:value="1" calcext:value-type="float">
            <text:p>1</text:p>
          </table:table-cell>
          <table:table-cell table:style-name="ce5" table:formula="of:=SUM(OFFSET([.E95];((-1*MIN([.$C$10];[.B95]))+1);0;MIN([.$C$10];[.B95]);1))" office:value-type="float" office:value="20" calcext:value-type="float">
            <text:p>20</text:p>
          </table:table-cell>
          <table:table-cell table:style-name="ce5" table:formula="of:=IF([.E95]=0;IF([.F95]=0;1;0);0)" office:value-type="float" office:value="0" calcext:value-type="float">
            <text:p>0</text:p>
          </table:table-cell>
          <table:table-cell table:style-name="ce5" table:formula="of:=SUM([.$G$26:.G95])&lt;=2" office:value-type="float" office:value="1" calcext:value-type="float">
            <text:p>1</text:p>
          </table:table-cell>
          <table:table-cell table:style-name="ce5" table:formula="of:=IF([.H95];   (([.E95]+[.F95])/(1+[.$C$10]))*Vprog;  &quot;&quot;)" office:value-type="float" office:value="4" calcext:value-type="float">
            <text:p>4</text:p>
          </table:table-cell>
          <table:table-cell table:style-name="ce5" table:formula="of:=IF([.H95];  (((([.I95]+[.I94])/2)*itp)/1000)+[.J94];&quot;&quot;)" office:value-type="float" office:value="1.79809523809524" calcext:value-type="float">
            <text:p>1.79809523809524</text:p>
          </table:table-cell>
          <table:table-cell table:style-name="ce5" table:formula="of:=IF([.H95];     ([.I95]-[.I9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5]=1;[.H9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5]+1" office:value-type="float" office:value="71" calcext:value-type="float">
            <text:p>71</text:p>
          </table:table-cell>
          <table:table-cell table:style-name="ce5" table:formula="of:=(([.B96]-1)*itp)/1000" office:value-type="float" office:value="0.7" calcext:value-type="float">
            <text:p>0.7</text:p>
          </table:table-cell>
          <table:table-cell table:style-name="ce5" table:formula="of:=IF(([.B96]&lt;([.$C$11]+2));1;0)" office:value-type="float" office:value="1" calcext:value-type="float">
            <text:p>1</text:p>
          </table:table-cell>
          <table:table-cell table:style-name="ce5" table:formula="of:=MAX(0;MIN(1;([.E95]+IF(([.D96]=1);(1/[.$C$9]);(-1/[.$C$9])))))" office:value-type="float" office:value="1" calcext:value-type="float">
            <text:p>1</text:p>
          </table:table-cell>
          <table:table-cell table:style-name="ce5" table:formula="of:=SUM(OFFSET([.E96];((-1*MIN([.$C$10];[.B96]))+1);0;MIN([.$C$10];[.B96]);1))" office:value-type="float" office:value="20" calcext:value-type="float">
            <text:p>20</text:p>
          </table:table-cell>
          <table:table-cell table:style-name="ce5" table:formula="of:=IF([.E96]=0;IF([.F96]=0;1;0);0)" office:value-type="float" office:value="0" calcext:value-type="float">
            <text:p>0</text:p>
          </table:table-cell>
          <table:table-cell table:style-name="ce5" table:formula="of:=SUM([.$G$26:.G96])&lt;=2" office:value-type="float" office:value="1" calcext:value-type="float">
            <text:p>1</text:p>
          </table:table-cell>
          <table:table-cell table:style-name="ce5" table:formula="of:=IF([.H96];   (([.E96]+[.F96])/(1+[.$C$10]))*Vprog;  &quot;&quot;)" office:value-type="float" office:value="4" calcext:value-type="float">
            <text:p>4</text:p>
          </table:table-cell>
          <table:table-cell table:style-name="ce5" table:formula="of:=IF([.H96];  (((([.I96]+[.I95])/2)*itp)/1000)+[.J95];&quot;&quot;)" office:value-type="float" office:value="1.83809523809524" calcext:value-type="float">
            <text:p>1.83809523809524</text:p>
          </table:table-cell>
          <table:table-cell table:style-name="ce5" table:formula="of:=IF([.H96];     ([.I96]-[.I9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6]=1;[.H9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6]+1" office:value-type="float" office:value="72" calcext:value-type="float">
            <text:p>72</text:p>
          </table:table-cell>
          <table:table-cell table:style-name="ce5" table:formula="of:=(([.B97]-1)*itp)/1000" office:value-type="float" office:value="0.71" calcext:value-type="float">
            <text:p>0.71</text:p>
          </table:table-cell>
          <table:table-cell table:style-name="ce5" table:formula="of:=IF(([.B97]&lt;([.$C$11]+2));1;0)" office:value-type="float" office:value="1" calcext:value-type="float">
            <text:p>1</text:p>
          </table:table-cell>
          <table:table-cell table:style-name="ce5" table:formula="of:=MAX(0;MIN(1;([.E96]+IF(([.D97]=1);(1/[.$C$9]);(-1/[.$C$9])))))" office:value-type="float" office:value="1" calcext:value-type="float">
            <text:p>1</text:p>
          </table:table-cell>
          <table:table-cell table:style-name="ce5" table:formula="of:=SUM(OFFSET([.E97];((-1*MIN([.$C$10];[.B97]))+1);0;MIN([.$C$10];[.B97]);1))" office:value-type="float" office:value="20" calcext:value-type="float">
            <text:p>20</text:p>
          </table:table-cell>
          <table:table-cell table:style-name="ce5" table:formula="of:=IF([.E97]=0;IF([.F97]=0;1;0);0)" office:value-type="float" office:value="0" calcext:value-type="float">
            <text:p>0</text:p>
          </table:table-cell>
          <table:table-cell table:style-name="ce5" table:formula="of:=SUM([.$G$26:.G97])&lt;=2" office:value-type="float" office:value="1" calcext:value-type="float">
            <text:p>1</text:p>
          </table:table-cell>
          <table:table-cell table:style-name="ce5" table:formula="of:=IF([.H97];   (([.E97]+[.F97])/(1+[.$C$10]))*Vprog;  &quot;&quot;)" office:value-type="float" office:value="4" calcext:value-type="float">
            <text:p>4</text:p>
          </table:table-cell>
          <table:table-cell table:style-name="ce5" table:formula="of:=IF([.H97];  (((([.I97]+[.I96])/2)*itp)/1000)+[.J96];&quot;&quot;)" office:value-type="float" office:value="1.87809523809524" calcext:value-type="float">
            <text:p>1.87809523809524</text:p>
          </table:table-cell>
          <table:table-cell table:style-name="ce5" table:formula="of:=IF([.H97];     ([.I97]-[.I9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7]=1;[.H9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7]+1" office:value-type="float" office:value="73" calcext:value-type="float">
            <text:p>73</text:p>
          </table:table-cell>
          <table:table-cell table:style-name="ce5" table:formula="of:=(([.B98]-1)*itp)/1000" office:value-type="float" office:value="0.72" calcext:value-type="float">
            <text:p>0.72</text:p>
          </table:table-cell>
          <table:table-cell table:style-name="ce5" table:formula="of:=IF(([.B98]&lt;([.$C$11]+2));1;0)" office:value-type="float" office:value="1" calcext:value-type="float">
            <text:p>1</text:p>
          </table:table-cell>
          <table:table-cell table:style-name="ce5" table:formula="of:=MAX(0;MIN(1;([.E97]+IF(([.D98]=1);(1/[.$C$9]);(-1/[.$C$9])))))" office:value-type="float" office:value="1" calcext:value-type="float">
            <text:p>1</text:p>
          </table:table-cell>
          <table:table-cell table:style-name="ce5" table:formula="of:=SUM(OFFSET([.E98];((-1*MIN([.$C$10];[.B98]))+1);0;MIN([.$C$10];[.B98]);1))" office:value-type="float" office:value="20" calcext:value-type="float">
            <text:p>20</text:p>
          </table:table-cell>
          <table:table-cell table:style-name="ce5" table:formula="of:=IF([.E98]=0;IF([.F98]=0;1;0);0)" office:value-type="float" office:value="0" calcext:value-type="float">
            <text:p>0</text:p>
          </table:table-cell>
          <table:table-cell table:style-name="ce5" table:formula="of:=SUM([.$G$26:.G98])&lt;=2" office:value-type="float" office:value="1" calcext:value-type="float">
            <text:p>1</text:p>
          </table:table-cell>
          <table:table-cell table:style-name="ce5" table:formula="of:=IF([.H98];   (([.E98]+[.F98])/(1+[.$C$10]))*Vprog;  &quot;&quot;)" office:value-type="float" office:value="4" calcext:value-type="float">
            <text:p>4</text:p>
          </table:table-cell>
          <table:table-cell table:style-name="ce5" table:formula="of:=IF([.H98];  (((([.I98]+[.I97])/2)*itp)/1000)+[.J97];&quot;&quot;)" office:value-type="float" office:value="1.91809523809524" calcext:value-type="float">
            <text:p>1.91809523809524</text:p>
          </table:table-cell>
          <table:table-cell table:style-name="ce5" table:formula="of:=IF([.H98];     ([.I98]-[.I9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8]=1;[.H9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8]+1" office:value-type="float" office:value="74" calcext:value-type="float">
            <text:p>74</text:p>
          </table:table-cell>
          <table:table-cell table:style-name="ce5" table:formula="of:=(([.B99]-1)*itp)/1000" office:value-type="float" office:value="0.73" calcext:value-type="float">
            <text:p>0.73</text:p>
          </table:table-cell>
          <table:table-cell table:style-name="ce5" table:formula="of:=IF(([.B99]&lt;([.$C$11]+2));1;0)" office:value-type="float" office:value="1" calcext:value-type="float">
            <text:p>1</text:p>
          </table:table-cell>
          <table:table-cell table:style-name="ce5" table:formula="of:=MAX(0;MIN(1;([.E98]+IF(([.D99]=1);(1/[.$C$9]);(-1/[.$C$9])))))" office:value-type="float" office:value="1" calcext:value-type="float">
            <text:p>1</text:p>
          </table:table-cell>
          <table:table-cell table:style-name="ce5" table:formula="of:=SUM(OFFSET([.E99];((-1*MIN([.$C$10];[.B99]))+1);0;MIN([.$C$10];[.B99]);1))" office:value-type="float" office:value="20" calcext:value-type="float">
            <text:p>20</text:p>
          </table:table-cell>
          <table:table-cell table:style-name="ce5" table:formula="of:=IF([.E99]=0;IF([.F99]=0;1;0);0)" office:value-type="float" office:value="0" calcext:value-type="float">
            <text:p>0</text:p>
          </table:table-cell>
          <table:table-cell table:style-name="ce5" table:formula="of:=SUM([.$G$26:.G99])&lt;=2" office:value-type="float" office:value="1" calcext:value-type="float">
            <text:p>1</text:p>
          </table:table-cell>
          <table:table-cell table:style-name="ce5" table:formula="of:=IF([.H99];   (([.E99]+[.F99])/(1+[.$C$10]))*Vprog;  &quot;&quot;)" office:value-type="float" office:value="4" calcext:value-type="float">
            <text:p>4</text:p>
          </table:table-cell>
          <table:table-cell table:style-name="ce5" table:formula="of:=IF([.H99];  (((([.I99]+[.I98])/2)*itp)/1000)+[.J98];&quot;&quot;)" office:value-type="float" office:value="1.95809523809524" calcext:value-type="float">
            <text:p>1.95809523809524</text:p>
          </table:table-cell>
          <table:table-cell table:style-name="ce5" table:formula="of:=IF([.H99];     ([.I99]-[.I9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99]=1;[.H9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99]+1" office:value-type="float" office:value="75" calcext:value-type="float">
            <text:p>75</text:p>
          </table:table-cell>
          <table:table-cell table:style-name="ce5" table:formula="of:=(([.B100]-1)*itp)/1000" office:value-type="float" office:value="0.74" calcext:value-type="float">
            <text:p>0.74</text:p>
          </table:table-cell>
          <table:table-cell table:style-name="ce5" table:formula="of:=IF(([.B100]&lt;([.$C$11]+2));1;0)" office:value-type="float" office:value="1" calcext:value-type="float">
            <text:p>1</text:p>
          </table:table-cell>
          <table:table-cell table:style-name="ce5" table:formula="of:=MAX(0;MIN(1;([.E99]+IF(([.D100]=1);(1/[.$C$9]);(-1/[.$C$9])))))" office:value-type="float" office:value="1" calcext:value-type="float">
            <text:p>1</text:p>
          </table:table-cell>
          <table:table-cell table:style-name="ce5" table:formula="of:=SUM(OFFSET([.E100];((-1*MIN([.$C$10];[.B100]))+1);0;MIN([.$C$10];[.B100]);1))" office:value-type="float" office:value="20" calcext:value-type="float">
            <text:p>20</text:p>
          </table:table-cell>
          <table:table-cell table:style-name="ce5" table:formula="of:=IF([.E100]=0;IF([.F100]=0;1;0);0)" office:value-type="float" office:value="0" calcext:value-type="float">
            <text:p>0</text:p>
          </table:table-cell>
          <table:table-cell table:style-name="ce5" table:formula="of:=SUM([.$G$26:.G100])&lt;=2" office:value-type="float" office:value="1" calcext:value-type="float">
            <text:p>1</text:p>
          </table:table-cell>
          <table:table-cell table:style-name="ce5" table:formula="of:=IF([.H100];   (([.E100]+[.F100])/(1+[.$C$10]))*Vprog;  &quot;&quot;)" office:value-type="float" office:value="4" calcext:value-type="float">
            <text:p>4</text:p>
          </table:table-cell>
          <table:table-cell table:style-name="ce5" table:formula="of:=IF([.H100];  (((([.I100]+[.I99])/2)*itp)/1000)+[.J99];&quot;&quot;)" office:value-type="float" office:value="1.99809523809524" calcext:value-type="float">
            <text:p>1.99809523809524</text:p>
          </table:table-cell>
          <table:table-cell table:style-name="ce5" table:formula="of:=IF([.H100];     ([.I100]-[.I9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0]=1;[.H100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0]+1" office:value-type="float" office:value="76" calcext:value-type="float">
            <text:p>76</text:p>
          </table:table-cell>
          <table:table-cell table:style-name="ce5" table:formula="of:=(([.B101]-1)*itp)/1000" office:value-type="float" office:value="0.75" calcext:value-type="float">
            <text:p>0.75</text:p>
          </table:table-cell>
          <table:table-cell table:style-name="ce5" table:formula="of:=IF(([.B101]&lt;([.$C$11]+2));1;0)" office:value-type="float" office:value="1" calcext:value-type="float">
            <text:p>1</text:p>
          </table:table-cell>
          <table:table-cell table:style-name="ce5" table:formula="of:=MAX(0;MIN(1;([.E100]+IF(([.D101]=1);(1/[.$C$9]);(-1/[.$C$9])))))" office:value-type="float" office:value="1" calcext:value-type="float">
            <text:p>1</text:p>
          </table:table-cell>
          <table:table-cell table:style-name="ce5" table:formula="of:=SUM(OFFSET([.E101];((-1*MIN([.$C$10];[.B101]))+1);0;MIN([.$C$10];[.B101]);1))" office:value-type="float" office:value="20" calcext:value-type="float">
            <text:p>20</text:p>
          </table:table-cell>
          <table:table-cell table:style-name="ce5" table:formula="of:=IF([.E101]=0;IF([.F101]=0;1;0);0)" office:value-type="float" office:value="0" calcext:value-type="float">
            <text:p>0</text:p>
          </table:table-cell>
          <table:table-cell table:style-name="ce5" table:formula="of:=SUM([.$G$26:.G101])&lt;=2" office:value-type="float" office:value="1" calcext:value-type="float">
            <text:p>1</text:p>
          </table:table-cell>
          <table:table-cell table:style-name="ce5" table:formula="of:=IF([.H101];   (([.E101]+[.F101])/(1+[.$C$10]))*Vprog;  &quot;&quot;)" office:value-type="float" office:value="4" calcext:value-type="float">
            <text:p>4</text:p>
          </table:table-cell>
          <table:table-cell table:style-name="ce5" table:formula="of:=IF([.H101];  (((([.I101]+[.I100])/2)*itp)/1000)+[.J100];&quot;&quot;)" office:value-type="float" office:value="2.03809523809524" calcext:value-type="float">
            <text:p>2.03809523809524</text:p>
          </table:table-cell>
          <table:table-cell table:style-name="ce5" table:formula="of:=IF([.H101];     ([.I101]-[.I10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1]=1;[.H101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1]+1" office:value-type="float" office:value="77" calcext:value-type="float">
            <text:p>77</text:p>
          </table:table-cell>
          <table:table-cell table:style-name="ce5" table:formula="of:=(([.B102]-1)*itp)/1000" office:value-type="float" office:value="0.76" calcext:value-type="float">
            <text:p>0.76</text:p>
          </table:table-cell>
          <table:table-cell table:style-name="ce5" table:formula="of:=IF(([.B102]&lt;([.$C$11]+2));1;0)" office:value-type="float" office:value="1" calcext:value-type="float">
            <text:p>1</text:p>
          </table:table-cell>
          <table:table-cell table:style-name="ce5" table:formula="of:=MAX(0;MIN(1;([.E101]+IF(([.D102]=1);(1/[.$C$9]);(-1/[.$C$9])))))" office:value-type="float" office:value="1" calcext:value-type="float">
            <text:p>1</text:p>
          </table:table-cell>
          <table:table-cell table:style-name="ce5" table:formula="of:=SUM(OFFSET([.E102];((-1*MIN([.$C$10];[.B102]))+1);0;MIN([.$C$10];[.B102]);1))" office:value-type="float" office:value="20" calcext:value-type="float">
            <text:p>20</text:p>
          </table:table-cell>
          <table:table-cell table:style-name="ce5" table:formula="of:=IF([.E102]=0;IF([.F102]=0;1;0);0)" office:value-type="float" office:value="0" calcext:value-type="float">
            <text:p>0</text:p>
          </table:table-cell>
          <table:table-cell table:style-name="ce5" table:formula="of:=SUM([.$G$26:.G102])&lt;=2" office:value-type="float" office:value="1" calcext:value-type="float">
            <text:p>1</text:p>
          </table:table-cell>
          <table:table-cell table:style-name="ce5" table:formula="of:=IF([.H102];   (([.E102]+[.F102])/(1+[.$C$10]))*Vprog;  &quot;&quot;)" office:value-type="float" office:value="4" calcext:value-type="float">
            <text:p>4</text:p>
          </table:table-cell>
          <table:table-cell table:style-name="ce5" table:formula="of:=IF([.H102];  (((([.I102]+[.I101])/2)*itp)/1000)+[.J101];&quot;&quot;)" office:value-type="float" office:value="2.07809523809524" calcext:value-type="float">
            <text:p>2.07809523809524</text:p>
          </table:table-cell>
          <table:table-cell table:style-name="ce5" table:formula="of:=IF([.H102];     ([.I102]-[.I10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2]=1;[.H102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2]+1" office:value-type="float" office:value="78" calcext:value-type="float">
            <text:p>78</text:p>
          </table:table-cell>
          <table:table-cell table:style-name="ce5" table:formula="of:=(([.B103]-1)*itp)/1000" office:value-type="float" office:value="0.77" calcext:value-type="float">
            <text:p>0.77</text:p>
          </table:table-cell>
          <table:table-cell table:style-name="ce5" table:formula="of:=IF(([.B103]&lt;([.$C$11]+2));1;0)" office:value-type="float" office:value="1" calcext:value-type="float">
            <text:p>1</text:p>
          </table:table-cell>
          <table:table-cell table:style-name="ce5" table:formula="of:=MAX(0;MIN(1;([.E102]+IF(([.D103]=1);(1/[.$C$9]);(-1/[.$C$9])))))" office:value-type="float" office:value="1" calcext:value-type="float">
            <text:p>1</text:p>
          </table:table-cell>
          <table:table-cell table:style-name="ce5" table:formula="of:=SUM(OFFSET([.E103];((-1*MIN([.$C$10];[.B103]))+1);0;MIN([.$C$10];[.B103]);1))" office:value-type="float" office:value="20" calcext:value-type="float">
            <text:p>20</text:p>
          </table:table-cell>
          <table:table-cell table:style-name="ce5" table:formula="of:=IF([.E103]=0;IF([.F103]=0;1;0);0)" office:value-type="float" office:value="0" calcext:value-type="float">
            <text:p>0</text:p>
          </table:table-cell>
          <table:table-cell table:style-name="ce5" table:formula="of:=SUM([.$G$26:.G103])&lt;=2" office:value-type="float" office:value="1" calcext:value-type="float">
            <text:p>1</text:p>
          </table:table-cell>
          <table:table-cell table:style-name="ce5" table:formula="of:=IF([.H103];   (([.E103]+[.F103])/(1+[.$C$10]))*Vprog;  &quot;&quot;)" office:value-type="float" office:value="4" calcext:value-type="float">
            <text:p>4</text:p>
          </table:table-cell>
          <table:table-cell table:style-name="ce5" table:formula="of:=IF([.H103];  (((([.I103]+[.I102])/2)*itp)/1000)+[.J102];&quot;&quot;)" office:value-type="float" office:value="2.11809523809524" calcext:value-type="float">
            <text:p>2.11809523809524</text:p>
          </table:table-cell>
          <table:table-cell table:style-name="ce5" table:formula="of:=IF([.H103];     ([.I103]-[.I10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3]=1;[.H103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3]+1" office:value-type="float" office:value="79" calcext:value-type="float">
            <text:p>79</text:p>
          </table:table-cell>
          <table:table-cell table:style-name="ce5" table:formula="of:=(([.B104]-1)*itp)/1000" office:value-type="float" office:value="0.78" calcext:value-type="float">
            <text:p>0.78</text:p>
          </table:table-cell>
          <table:table-cell table:style-name="ce5" table:formula="of:=IF(([.B104]&lt;([.$C$11]+2));1;0)" office:value-type="float" office:value="1" calcext:value-type="float">
            <text:p>1</text:p>
          </table:table-cell>
          <table:table-cell table:style-name="ce5" table:formula="of:=MAX(0;MIN(1;([.E103]+IF(([.D104]=1);(1/[.$C$9]);(-1/[.$C$9])))))" office:value-type="float" office:value="1" calcext:value-type="float">
            <text:p>1</text:p>
          </table:table-cell>
          <table:table-cell table:style-name="ce5" table:formula="of:=SUM(OFFSET([.E104];((-1*MIN([.$C$10];[.B104]))+1);0;MIN([.$C$10];[.B104]);1))" office:value-type="float" office:value="20" calcext:value-type="float">
            <text:p>20</text:p>
          </table:table-cell>
          <table:table-cell table:style-name="ce5" table:formula="of:=IF([.E104]=0;IF([.F104]=0;1;0);0)" office:value-type="float" office:value="0" calcext:value-type="float">
            <text:p>0</text:p>
          </table:table-cell>
          <table:table-cell table:style-name="ce5" table:formula="of:=SUM([.$G$26:.G104])&lt;=2" office:value-type="float" office:value="1" calcext:value-type="float">
            <text:p>1</text:p>
          </table:table-cell>
          <table:table-cell table:style-name="ce5" table:formula="of:=IF([.H104];   (([.E104]+[.F104])/(1+[.$C$10]))*Vprog;  &quot;&quot;)" office:value-type="float" office:value="4" calcext:value-type="float">
            <text:p>4</text:p>
          </table:table-cell>
          <table:table-cell table:style-name="ce5" table:formula="of:=IF([.H104];  (((([.I104]+[.I103])/2)*itp)/1000)+[.J103];&quot;&quot;)" office:value-type="float" office:value="2.15809523809524" calcext:value-type="float">
            <text:p>2.15809523809524</text:p>
          </table:table-cell>
          <table:table-cell table:style-name="ce5" table:formula="of:=IF([.H104];     ([.I104]-[.I10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4]=1;[.H104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4]+1" office:value-type="float" office:value="80" calcext:value-type="float">
            <text:p>80</text:p>
          </table:table-cell>
          <table:table-cell table:style-name="ce5" table:formula="of:=(([.B105]-1)*itp)/1000" office:value-type="float" office:value="0.79" calcext:value-type="float">
            <text:p>0.79</text:p>
          </table:table-cell>
          <table:table-cell table:style-name="ce5" table:formula="of:=IF(([.B105]&lt;([.$C$11]+2));1;0)" office:value-type="float" office:value="1" calcext:value-type="float">
            <text:p>1</text:p>
          </table:table-cell>
          <table:table-cell table:style-name="ce5" table:formula="of:=MAX(0;MIN(1;([.E104]+IF(([.D105]=1);(1/[.$C$9]);(-1/[.$C$9])))))" office:value-type="float" office:value="1" calcext:value-type="float">
            <text:p>1</text:p>
          </table:table-cell>
          <table:table-cell table:style-name="ce5" table:formula="of:=SUM(OFFSET([.E105];((-1*MIN([.$C$10];[.B105]))+1);0;MIN([.$C$10];[.B105]);1))" office:value-type="float" office:value="20" calcext:value-type="float">
            <text:p>20</text:p>
          </table:table-cell>
          <table:table-cell table:style-name="ce5" table:formula="of:=IF([.E105]=0;IF([.F105]=0;1;0);0)" office:value-type="float" office:value="0" calcext:value-type="float">
            <text:p>0</text:p>
          </table:table-cell>
          <table:table-cell table:style-name="ce5" table:formula="of:=SUM([.$G$26:.G105])&lt;=2" office:value-type="float" office:value="1" calcext:value-type="float">
            <text:p>1</text:p>
          </table:table-cell>
          <table:table-cell table:style-name="ce5" table:formula="of:=IF([.H105];   (([.E105]+[.F105])/(1+[.$C$10]))*Vprog;  &quot;&quot;)" office:value-type="float" office:value="4" calcext:value-type="float">
            <text:p>4</text:p>
          </table:table-cell>
          <table:table-cell table:style-name="ce5" table:formula="of:=IF([.H105];  (((([.I105]+[.I104])/2)*itp)/1000)+[.J104];&quot;&quot;)" office:value-type="float" office:value="2.19809523809524" calcext:value-type="float">
            <text:p>2.19809523809524</text:p>
          </table:table-cell>
          <table:table-cell table:style-name="ce5" table:formula="of:=IF([.H105];     ([.I105]-[.I10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5]=1;[.H105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5]+1" office:value-type="float" office:value="81" calcext:value-type="float">
            <text:p>81</text:p>
          </table:table-cell>
          <table:table-cell table:style-name="ce5" table:formula="of:=(([.B106]-1)*itp)/1000" office:value-type="float" office:value="0.8" calcext:value-type="float">
            <text:p>0.8</text:p>
          </table:table-cell>
          <table:table-cell table:style-name="ce5" table:formula="of:=IF(([.B106]&lt;([.$C$11]+2));1;0)" office:value-type="float" office:value="1" calcext:value-type="float">
            <text:p>1</text:p>
          </table:table-cell>
          <table:table-cell table:style-name="ce5" table:formula="of:=MAX(0;MIN(1;([.E105]+IF(([.D106]=1);(1/[.$C$9]);(-1/[.$C$9])))))" office:value-type="float" office:value="1" calcext:value-type="float">
            <text:p>1</text:p>
          </table:table-cell>
          <table:table-cell table:style-name="ce5" table:formula="of:=SUM(OFFSET([.E106];((-1*MIN([.$C$10];[.B106]))+1);0;MIN([.$C$10];[.B106]);1))" office:value-type="float" office:value="20" calcext:value-type="float">
            <text:p>20</text:p>
          </table:table-cell>
          <table:table-cell table:style-name="ce5" table:formula="of:=IF([.E106]=0;IF([.F106]=0;1;0);0)" office:value-type="float" office:value="0" calcext:value-type="float">
            <text:p>0</text:p>
          </table:table-cell>
          <table:table-cell table:style-name="ce5" table:formula="of:=SUM([.$G$26:.G106])&lt;=2" office:value-type="float" office:value="1" calcext:value-type="float">
            <text:p>1</text:p>
          </table:table-cell>
          <table:table-cell table:style-name="ce5" table:formula="of:=IF([.H106];   (([.E106]+[.F106])/(1+[.$C$10]))*Vprog;  &quot;&quot;)" office:value-type="float" office:value="4" calcext:value-type="float">
            <text:p>4</text:p>
          </table:table-cell>
          <table:table-cell table:style-name="ce5" table:formula="of:=IF([.H106];  (((([.I106]+[.I105])/2)*itp)/1000)+[.J105];&quot;&quot;)" office:value-type="float" office:value="2.23809523809524" calcext:value-type="float">
            <text:p>2.23809523809524</text:p>
          </table:table-cell>
          <table:table-cell table:style-name="ce5" table:formula="of:=IF([.H106];     ([.I106]-[.I10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6]=1;[.H106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6]+1" office:value-type="float" office:value="82" calcext:value-type="float">
            <text:p>82</text:p>
          </table:table-cell>
          <table:table-cell table:style-name="ce5" table:formula="of:=(([.B107]-1)*itp)/1000" office:value-type="float" office:value="0.81" calcext:value-type="float">
            <text:p>0.81</text:p>
          </table:table-cell>
          <table:table-cell table:style-name="ce5" table:formula="of:=IF(([.B107]&lt;([.$C$11]+2));1;0)" office:value-type="float" office:value="1" calcext:value-type="float">
            <text:p>1</text:p>
          </table:table-cell>
          <table:table-cell table:style-name="ce5" table:formula="of:=MAX(0;MIN(1;([.E106]+IF(([.D107]=1);(1/[.$C$9]);(-1/[.$C$9])))))" office:value-type="float" office:value="1" calcext:value-type="float">
            <text:p>1</text:p>
          </table:table-cell>
          <table:table-cell table:style-name="ce5" table:formula="of:=SUM(OFFSET([.E107];((-1*MIN([.$C$10];[.B107]))+1);0;MIN([.$C$10];[.B107]);1))" office:value-type="float" office:value="20" calcext:value-type="float">
            <text:p>20</text:p>
          </table:table-cell>
          <table:table-cell table:style-name="ce5" table:formula="of:=IF([.E107]=0;IF([.F107]=0;1;0);0)" office:value-type="float" office:value="0" calcext:value-type="float">
            <text:p>0</text:p>
          </table:table-cell>
          <table:table-cell table:style-name="ce5" table:formula="of:=SUM([.$G$26:.G107])&lt;=2" office:value-type="float" office:value="1" calcext:value-type="float">
            <text:p>1</text:p>
          </table:table-cell>
          <table:table-cell table:style-name="ce5" table:formula="of:=IF([.H107];   (([.E107]+[.F107])/(1+[.$C$10]))*Vprog;  &quot;&quot;)" office:value-type="float" office:value="4" calcext:value-type="float">
            <text:p>4</text:p>
          </table:table-cell>
          <table:table-cell table:style-name="ce5" table:formula="of:=IF([.H107];  (((([.I107]+[.I106])/2)*itp)/1000)+[.J106];&quot;&quot;)" office:value-type="float" office:value="2.27809523809524" calcext:value-type="float">
            <text:p>2.27809523809524</text:p>
          </table:table-cell>
          <table:table-cell table:style-name="ce5" table:formula="of:=IF([.H107];     ([.I107]-[.I10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7]=1;[.H107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7]+1" office:value-type="float" office:value="83" calcext:value-type="float">
            <text:p>83</text:p>
          </table:table-cell>
          <table:table-cell table:style-name="ce5" table:formula="of:=(([.B108]-1)*itp)/1000" office:value-type="float" office:value="0.82" calcext:value-type="float">
            <text:p>0.82</text:p>
          </table:table-cell>
          <table:table-cell table:style-name="ce5" table:formula="of:=IF(([.B108]&lt;([.$C$11]+2));1;0)" office:value-type="float" office:value="1" calcext:value-type="float">
            <text:p>1</text:p>
          </table:table-cell>
          <table:table-cell table:style-name="ce5" table:formula="of:=MAX(0;MIN(1;([.E107]+IF(([.D108]=1);(1/[.$C$9]);(-1/[.$C$9])))))" office:value-type="float" office:value="1" calcext:value-type="float">
            <text:p>1</text:p>
          </table:table-cell>
          <table:table-cell table:style-name="ce5" table:formula="of:=SUM(OFFSET([.E108];((-1*MIN([.$C$10];[.B108]))+1);0;MIN([.$C$10];[.B108]);1))" office:value-type="float" office:value="20" calcext:value-type="float">
            <text:p>20</text:p>
          </table:table-cell>
          <table:table-cell table:style-name="ce5" table:formula="of:=IF([.E108]=0;IF([.F108]=0;1;0);0)" office:value-type="float" office:value="0" calcext:value-type="float">
            <text:p>0</text:p>
          </table:table-cell>
          <table:table-cell table:style-name="ce5" table:formula="of:=SUM([.$G$26:.G108])&lt;=2" office:value-type="float" office:value="1" calcext:value-type="float">
            <text:p>1</text:p>
          </table:table-cell>
          <table:table-cell table:style-name="ce5" table:formula="of:=IF([.H108];   (([.E108]+[.F108])/(1+[.$C$10]))*Vprog;  &quot;&quot;)" office:value-type="float" office:value="4" calcext:value-type="float">
            <text:p>4</text:p>
          </table:table-cell>
          <table:table-cell table:style-name="ce5" table:formula="of:=IF([.H108];  (((([.I108]+[.I107])/2)*itp)/1000)+[.J107];&quot;&quot;)" office:value-type="float" office:value="2.31809523809524" calcext:value-type="float">
            <text:p>2.31809523809524</text:p>
          </table:table-cell>
          <table:table-cell table:style-name="ce5" table:formula="of:=IF([.H108];     ([.I108]-[.I10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8]=1;[.H10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8]+1" office:value-type="float" office:value="84" calcext:value-type="float">
            <text:p>84</text:p>
          </table:table-cell>
          <table:table-cell table:style-name="ce5" table:formula="of:=(([.B109]-1)*itp)/1000" office:value-type="float" office:value="0.83" calcext:value-type="float">
            <text:p>0.83</text:p>
          </table:table-cell>
          <table:table-cell table:style-name="ce5" table:formula="of:=IF(([.B109]&lt;([.$C$11]+2));1;0)" office:value-type="float" office:value="1" calcext:value-type="float">
            <text:p>1</text:p>
          </table:table-cell>
          <table:table-cell table:style-name="ce5" table:formula="of:=MAX(0;MIN(1;([.E108]+IF(([.D109]=1);(1/[.$C$9]);(-1/[.$C$9])))))" office:value-type="float" office:value="1" calcext:value-type="float">
            <text:p>1</text:p>
          </table:table-cell>
          <table:table-cell table:style-name="ce5" table:formula="of:=SUM(OFFSET([.E109];((-1*MIN([.$C$10];[.B109]))+1);0;MIN([.$C$10];[.B109]);1))" office:value-type="float" office:value="20" calcext:value-type="float">
            <text:p>20</text:p>
          </table:table-cell>
          <table:table-cell table:style-name="ce5" table:formula="of:=IF([.E109]=0;IF([.F109]=0;1;0);0)" office:value-type="float" office:value="0" calcext:value-type="float">
            <text:p>0</text:p>
          </table:table-cell>
          <table:table-cell table:style-name="ce5" table:formula="of:=SUM([.$G$26:.G109])&lt;=2" office:value-type="float" office:value="1" calcext:value-type="float">
            <text:p>1</text:p>
          </table:table-cell>
          <table:table-cell table:style-name="ce5" table:formula="of:=IF([.H109];   (([.E109]+[.F109])/(1+[.$C$10]))*Vprog;  &quot;&quot;)" office:value-type="float" office:value="4" calcext:value-type="float">
            <text:p>4</text:p>
          </table:table-cell>
          <table:table-cell table:style-name="ce5" table:formula="of:=IF([.H109];  (((([.I109]+[.I108])/2)*itp)/1000)+[.J108];&quot;&quot;)" office:value-type="float" office:value="2.35809523809524" calcext:value-type="float">
            <text:p>2.35809523809524</text:p>
          </table:table-cell>
          <table:table-cell table:style-name="ce5" table:formula="of:=IF([.H109];     ([.I109]-[.I10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09]=1;[.H109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09]+1" office:value-type="float" office:value="85" calcext:value-type="float">
            <text:p>85</text:p>
          </table:table-cell>
          <table:table-cell table:style-name="ce5" table:formula="of:=(([.B110]-1)*itp)/1000" office:value-type="float" office:value="0.84" calcext:value-type="float">
            <text:p>0.84</text:p>
          </table:table-cell>
          <table:table-cell table:style-name="ce5" table:formula="of:=IF(([.B110]&lt;([.$C$11]+2));1;0)" office:value-type="float" office:value="1" calcext:value-type="float">
            <text:p>1</text:p>
          </table:table-cell>
          <table:table-cell table:style-name="ce5" table:formula="of:=MAX(0;MIN(1;([.E109]+IF(([.D110]=1);(1/[.$C$9]);(-1/[.$C$9])))))" office:value-type="float" office:value="1" calcext:value-type="float">
            <text:p>1</text:p>
          </table:table-cell>
          <table:table-cell table:style-name="ce5" table:formula="of:=SUM(OFFSET([.E110];((-1*MIN([.$C$10];[.B110]))+1);0;MIN([.$C$10];[.B110]);1))" office:value-type="float" office:value="20" calcext:value-type="float">
            <text:p>20</text:p>
          </table:table-cell>
          <table:table-cell table:style-name="ce5" table:formula="of:=IF([.E110]=0;IF([.F110]=0;1;0);0)" office:value-type="float" office:value="0" calcext:value-type="float">
            <text:p>0</text:p>
          </table:table-cell>
          <table:table-cell table:style-name="ce5" table:formula="of:=SUM([.$G$26:.G110])&lt;=2" office:value-type="float" office:value="1" calcext:value-type="float">
            <text:p>1</text:p>
          </table:table-cell>
          <table:table-cell table:style-name="ce5" table:formula="of:=IF([.H110];   (([.E110]+[.F110])/(1+[.$C$10]))*Vprog;  &quot;&quot;)" office:value-type="float" office:value="4" calcext:value-type="float">
            <text:p>4</text:p>
          </table:table-cell>
          <table:table-cell table:style-name="ce5" table:formula="of:=IF([.H110];  (((([.I110]+[.I109])/2)*itp)/1000)+[.J109];&quot;&quot;)" office:value-type="float" office:value="2.39809523809524" calcext:value-type="float">
            <text:p>2.39809523809524</text:p>
          </table:table-cell>
          <table:table-cell table:style-name="ce5" table:formula="of:=IF([.H110];     ([.I110]-[.I10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0]=1;[.H1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0]+1" office:value-type="float" office:value="86" calcext:value-type="float">
            <text:p>86</text:p>
          </table:table-cell>
          <table:table-cell table:style-name="ce5" table:formula="of:=(([.B111]-1)*itp)/1000" office:value-type="float" office:value="0.85" calcext:value-type="float">
            <text:p>0.85</text:p>
          </table:table-cell>
          <table:table-cell table:style-name="ce5" table:formula="of:=IF(([.B111]&lt;([.$C$11]+2));1;0)" office:value-type="float" office:value="1" calcext:value-type="float">
            <text:p>1</text:p>
          </table:table-cell>
          <table:table-cell table:style-name="ce5" table:formula="of:=MAX(0;MIN(1;([.E110]+IF(([.D111]=1);(1/[.$C$9]);(-1/[.$C$9])))))" office:value-type="float" office:value="1" calcext:value-type="float">
            <text:p>1</text:p>
          </table:table-cell>
          <table:table-cell table:style-name="ce5" table:formula="of:=SUM(OFFSET([.E111];((-1*MIN([.$C$10];[.B111]))+1);0;MIN([.$C$10];[.B111]);1))" office:value-type="float" office:value="20" calcext:value-type="float">
            <text:p>20</text:p>
          </table:table-cell>
          <table:table-cell table:style-name="ce5" table:formula="of:=IF([.E111]=0;IF([.F111]=0;1;0);0)" office:value-type="float" office:value="0" calcext:value-type="float">
            <text:p>0</text:p>
          </table:table-cell>
          <table:table-cell table:style-name="ce5" table:formula="of:=SUM([.$G$26:.G111])&lt;=2" office:value-type="float" office:value="1" calcext:value-type="float">
            <text:p>1</text:p>
          </table:table-cell>
          <table:table-cell table:style-name="ce5" table:formula="of:=IF([.H111];   (([.E111]+[.F111])/(1+[.$C$10]))*Vprog;  &quot;&quot;)" office:value-type="float" office:value="4" calcext:value-type="float">
            <text:p>4</text:p>
          </table:table-cell>
          <table:table-cell table:style-name="ce5" table:formula="of:=IF([.H111];  (((([.I111]+[.I110])/2)*itp)/1000)+[.J110];&quot;&quot;)" office:value-type="float" office:value="2.43809523809524" calcext:value-type="float">
            <text:p>2.43809523809524</text:p>
          </table:table-cell>
          <table:table-cell table:style-name="ce5" table:formula="of:=IF([.H111];     ([.I111]-[.I11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1]=1;[.H1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1]+1" office:value-type="float" office:value="87" calcext:value-type="float">
            <text:p>87</text:p>
          </table:table-cell>
          <table:table-cell table:style-name="ce5" table:formula="of:=(([.B112]-1)*itp)/1000" office:value-type="float" office:value="0.86" calcext:value-type="float">
            <text:p>0.86</text:p>
          </table:table-cell>
          <table:table-cell table:style-name="ce5" table:formula="of:=IF(([.B112]&lt;([.$C$11]+2));1;0)" office:value-type="float" office:value="1" calcext:value-type="float">
            <text:p>1</text:p>
          </table:table-cell>
          <table:table-cell table:style-name="ce5" table:formula="of:=MAX(0;MIN(1;([.E111]+IF(([.D112]=1);(1/[.$C$9]);(-1/[.$C$9])))))" office:value-type="float" office:value="1" calcext:value-type="float">
            <text:p>1</text:p>
          </table:table-cell>
          <table:table-cell table:style-name="ce5" table:formula="of:=SUM(OFFSET([.E112];((-1*MIN([.$C$10];[.B112]))+1);0;MIN([.$C$10];[.B112]);1))" office:value-type="float" office:value="20" calcext:value-type="float">
            <text:p>20</text:p>
          </table:table-cell>
          <table:table-cell table:style-name="ce5" table:formula="of:=IF([.E112]=0;IF([.F112]=0;1;0);0)" office:value-type="float" office:value="0" calcext:value-type="float">
            <text:p>0</text:p>
          </table:table-cell>
          <table:table-cell table:style-name="ce5" table:formula="of:=SUM([.$G$26:.G112])&lt;=2" office:value-type="float" office:value="1" calcext:value-type="float">
            <text:p>1</text:p>
          </table:table-cell>
          <table:table-cell table:style-name="ce5" table:formula="of:=IF([.H112];   (([.E112]+[.F112])/(1+[.$C$10]))*Vprog;  &quot;&quot;)" office:value-type="float" office:value="4" calcext:value-type="float">
            <text:p>4</text:p>
          </table:table-cell>
          <table:table-cell table:style-name="ce5" table:formula="of:=IF([.H112];  (((([.I112]+[.I111])/2)*itp)/1000)+[.J111];&quot;&quot;)" office:value-type="float" office:value="2.47809523809524" calcext:value-type="float">
            <text:p>2.47809523809524</text:p>
          </table:table-cell>
          <table:table-cell table:style-name="ce5" table:formula="of:=IF([.H112];     ([.I112]-[.I11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2]=1;[.H1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2]+1" office:value-type="float" office:value="88" calcext:value-type="float">
            <text:p>88</text:p>
          </table:table-cell>
          <table:table-cell table:style-name="ce5" table:formula="of:=(([.B113]-1)*itp)/1000" office:value-type="float" office:value="0.87" calcext:value-type="float">
            <text:p>0.87</text:p>
          </table:table-cell>
          <table:table-cell table:style-name="ce5" table:formula="of:=IF(([.B113]&lt;([.$C$11]+2));1;0)" office:value-type="float" office:value="1" calcext:value-type="float">
            <text:p>1</text:p>
          </table:table-cell>
          <table:table-cell table:style-name="ce5" table:formula="of:=MAX(0;MIN(1;([.E112]+IF(([.D113]=1);(1/[.$C$9]);(-1/[.$C$9])))))" office:value-type="float" office:value="1" calcext:value-type="float">
            <text:p>1</text:p>
          </table:table-cell>
          <table:table-cell table:style-name="ce5" table:formula="of:=SUM(OFFSET([.E113];((-1*MIN([.$C$10];[.B113]))+1);0;MIN([.$C$10];[.B113]);1))" office:value-type="float" office:value="20" calcext:value-type="float">
            <text:p>20</text:p>
          </table:table-cell>
          <table:table-cell table:style-name="ce5" table:formula="of:=IF([.E113]=0;IF([.F113]=0;1;0);0)" office:value-type="float" office:value="0" calcext:value-type="float">
            <text:p>0</text:p>
          </table:table-cell>
          <table:table-cell table:style-name="ce5" table:formula="of:=SUM([.$G$26:.G113])&lt;=2" office:value-type="float" office:value="1" calcext:value-type="float">
            <text:p>1</text:p>
          </table:table-cell>
          <table:table-cell table:style-name="ce5" table:formula="of:=IF([.H113];   (([.E113]+[.F113])/(1+[.$C$10]))*Vprog;  &quot;&quot;)" office:value-type="float" office:value="4" calcext:value-type="float">
            <text:p>4</text:p>
          </table:table-cell>
          <table:table-cell table:style-name="ce5" table:formula="of:=IF([.H113];  (((([.I113]+[.I112])/2)*itp)/1000)+[.J112];&quot;&quot;)" office:value-type="float" office:value="2.51809523809524" calcext:value-type="float">
            <text:p>2.51809523809524</text:p>
          </table:table-cell>
          <table:table-cell table:style-name="ce5" table:formula="of:=IF([.H113];     ([.I113]-[.I11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3]=1;[.H1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3]+1" office:value-type="float" office:value="89" calcext:value-type="float">
            <text:p>89</text:p>
          </table:table-cell>
          <table:table-cell table:style-name="ce5" table:formula="of:=(([.B114]-1)*itp)/1000" office:value-type="float" office:value="0.88" calcext:value-type="float">
            <text:p>0.88</text:p>
          </table:table-cell>
          <table:table-cell table:style-name="ce5" table:formula="of:=IF(([.B114]&lt;([.$C$11]+2));1;0)" office:value-type="float" office:value="1" calcext:value-type="float">
            <text:p>1</text:p>
          </table:table-cell>
          <table:table-cell table:style-name="ce5" table:formula="of:=MAX(0;MIN(1;([.E113]+IF(([.D114]=1);(1/[.$C$9]);(-1/[.$C$9])))))" office:value-type="float" office:value="1" calcext:value-type="float">
            <text:p>1</text:p>
          </table:table-cell>
          <table:table-cell table:style-name="ce5" table:formula="of:=SUM(OFFSET([.E114];((-1*MIN([.$C$10];[.B114]))+1);0;MIN([.$C$10];[.B114]);1))" office:value-type="float" office:value="20" calcext:value-type="float">
            <text:p>20</text:p>
          </table:table-cell>
          <table:table-cell table:style-name="ce5" table:formula="of:=IF([.E114]=0;IF([.F114]=0;1;0);0)" office:value-type="float" office:value="0" calcext:value-type="float">
            <text:p>0</text:p>
          </table:table-cell>
          <table:table-cell table:style-name="ce5" table:formula="of:=SUM([.$G$26:.G114])&lt;=2" office:value-type="float" office:value="1" calcext:value-type="float">
            <text:p>1</text:p>
          </table:table-cell>
          <table:table-cell table:style-name="ce5" table:formula="of:=IF([.H114];   (([.E114]+[.F114])/(1+[.$C$10]))*Vprog;  &quot;&quot;)" office:value-type="float" office:value="4" calcext:value-type="float">
            <text:p>4</text:p>
          </table:table-cell>
          <table:table-cell table:style-name="ce5" table:formula="of:=IF([.H114];  (((([.I114]+[.I113])/2)*itp)/1000)+[.J113];&quot;&quot;)" office:value-type="float" office:value="2.55809523809524" calcext:value-type="float">
            <text:p>2.55809523809524</text:p>
          </table:table-cell>
          <table:table-cell table:style-name="ce5" table:formula="of:=IF([.H114];     ([.I114]-[.I11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4]=1;[.H1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4]+1" office:value-type="float" office:value="90" calcext:value-type="float">
            <text:p>90</text:p>
          </table:table-cell>
          <table:table-cell table:style-name="ce5" table:formula="of:=(([.B115]-1)*itp)/1000" office:value-type="float" office:value="0.89" calcext:value-type="float">
            <text:p>0.89</text:p>
          </table:table-cell>
          <table:table-cell table:style-name="ce5" table:formula="of:=IF(([.B115]&lt;([.$C$11]+2));1;0)" office:value-type="float" office:value="1" calcext:value-type="float">
            <text:p>1</text:p>
          </table:table-cell>
          <table:table-cell table:style-name="ce5" table:formula="of:=MAX(0;MIN(1;([.E114]+IF(([.D115]=1);(1/[.$C$9]);(-1/[.$C$9])))))" office:value-type="float" office:value="1" calcext:value-type="float">
            <text:p>1</text:p>
          </table:table-cell>
          <table:table-cell table:style-name="ce5" table:formula="of:=SUM(OFFSET([.E115];((-1*MIN([.$C$10];[.B115]))+1);0;MIN([.$C$10];[.B115]);1))" office:value-type="float" office:value="20" calcext:value-type="float">
            <text:p>20</text:p>
          </table:table-cell>
          <table:table-cell table:style-name="ce5" table:formula="of:=IF([.E115]=0;IF([.F115]=0;1;0);0)" office:value-type="float" office:value="0" calcext:value-type="float">
            <text:p>0</text:p>
          </table:table-cell>
          <table:table-cell table:style-name="ce5" table:formula="of:=SUM([.$G$26:.G115])&lt;=2" office:value-type="float" office:value="1" calcext:value-type="float">
            <text:p>1</text:p>
          </table:table-cell>
          <table:table-cell table:style-name="ce5" table:formula="of:=IF([.H115];   (([.E115]+[.F115])/(1+[.$C$10]))*Vprog;  &quot;&quot;)" office:value-type="float" office:value="4" calcext:value-type="float">
            <text:p>4</text:p>
          </table:table-cell>
          <table:table-cell table:style-name="ce5" table:formula="of:=IF([.H115];  (((([.I115]+[.I114])/2)*itp)/1000)+[.J114];&quot;&quot;)" office:value-type="float" office:value="2.59809523809524" calcext:value-type="float">
            <text:p>2.59809523809524</text:p>
          </table:table-cell>
          <table:table-cell table:style-name="ce5" table:formula="of:=IF([.H115];     ([.I115]-[.I11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5]=1;[.H1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5]+1" office:value-type="float" office:value="91" calcext:value-type="float">
            <text:p>91</text:p>
          </table:table-cell>
          <table:table-cell table:style-name="ce5" table:formula="of:=(([.B116]-1)*itp)/1000" office:value-type="float" office:value="0.9" calcext:value-type="float">
            <text:p>0.9</text:p>
          </table:table-cell>
          <table:table-cell table:style-name="ce5" table:formula="of:=IF(([.B116]&lt;([.$C$11]+2));1;0)" office:value-type="float" office:value="1" calcext:value-type="float">
            <text:p>1</text:p>
          </table:table-cell>
          <table:table-cell table:style-name="ce5" table:formula="of:=MAX(0;MIN(1;([.E115]+IF(([.D116]=1);(1/[.$C$9]);(-1/[.$C$9])))))" office:value-type="float" office:value="1" calcext:value-type="float">
            <text:p>1</text:p>
          </table:table-cell>
          <table:table-cell table:style-name="ce5" table:formula="of:=SUM(OFFSET([.E116];((-1*MIN([.$C$10];[.B116]))+1);0;MIN([.$C$10];[.B116]);1))" office:value-type="float" office:value="20" calcext:value-type="float">
            <text:p>20</text:p>
          </table:table-cell>
          <table:table-cell table:style-name="ce5" table:formula="of:=IF([.E116]=0;IF([.F116]=0;1;0);0)" office:value-type="float" office:value="0" calcext:value-type="float">
            <text:p>0</text:p>
          </table:table-cell>
          <table:table-cell table:style-name="ce5" table:formula="of:=SUM([.$G$26:.G116])&lt;=2" office:value-type="float" office:value="1" calcext:value-type="float">
            <text:p>1</text:p>
          </table:table-cell>
          <table:table-cell table:style-name="ce5" table:formula="of:=IF([.H116];   (([.E116]+[.F116])/(1+[.$C$10]))*Vprog;  &quot;&quot;)" office:value-type="float" office:value="4" calcext:value-type="float">
            <text:p>4</text:p>
          </table:table-cell>
          <table:table-cell table:style-name="ce5" table:formula="of:=IF([.H116];  (((([.I116]+[.I115])/2)*itp)/1000)+[.J115];&quot;&quot;)" office:value-type="float" office:value="2.63809523809524" calcext:value-type="float">
            <text:p>2.63809523809524</text:p>
          </table:table-cell>
          <table:table-cell table:style-name="ce5" table:formula="of:=IF([.H116];     ([.I116]-[.I11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6]=1;[.H1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6]+1" office:value-type="float" office:value="92" calcext:value-type="float">
            <text:p>92</text:p>
          </table:table-cell>
          <table:table-cell table:style-name="ce5" table:formula="of:=(([.B117]-1)*itp)/1000" office:value-type="float" office:value="0.91" calcext:value-type="float">
            <text:p>0.91</text:p>
          </table:table-cell>
          <table:table-cell table:style-name="ce5" table:formula="of:=IF(([.B117]&lt;([.$C$11]+2));1;0)" office:value-type="float" office:value="1" calcext:value-type="float">
            <text:p>1</text:p>
          </table:table-cell>
          <table:table-cell table:style-name="ce5" table:formula="of:=MAX(0;MIN(1;([.E116]+IF(([.D117]=1);(1/[.$C$9]);(-1/[.$C$9])))))" office:value-type="float" office:value="1" calcext:value-type="float">
            <text:p>1</text:p>
          </table:table-cell>
          <table:table-cell table:style-name="ce5" table:formula="of:=SUM(OFFSET([.E117];((-1*MIN([.$C$10];[.B117]))+1);0;MIN([.$C$10];[.B117]);1))" office:value-type="float" office:value="20" calcext:value-type="float">
            <text:p>20</text:p>
          </table:table-cell>
          <table:table-cell table:style-name="ce5" table:formula="of:=IF([.E117]=0;IF([.F117]=0;1;0);0)" office:value-type="float" office:value="0" calcext:value-type="float">
            <text:p>0</text:p>
          </table:table-cell>
          <table:table-cell table:style-name="ce5" table:formula="of:=SUM([.$G$26:.G117])&lt;=2" office:value-type="float" office:value="1" calcext:value-type="float">
            <text:p>1</text:p>
          </table:table-cell>
          <table:table-cell table:style-name="ce5" table:formula="of:=IF([.H117];   (([.E117]+[.F117])/(1+[.$C$10]))*Vprog;  &quot;&quot;)" office:value-type="float" office:value="4" calcext:value-type="float">
            <text:p>4</text:p>
          </table:table-cell>
          <table:table-cell table:style-name="ce5" table:formula="of:=IF([.H117];  (((([.I117]+[.I116])/2)*itp)/1000)+[.J116];&quot;&quot;)" office:value-type="float" office:value="2.67809523809524" calcext:value-type="float">
            <text:p>2.67809523809524</text:p>
          </table:table-cell>
          <table:table-cell table:style-name="ce5" table:formula="of:=IF([.H117];     ([.I117]-[.I11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7]=1;[.H1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7]+1" office:value-type="float" office:value="93" calcext:value-type="float">
            <text:p>93</text:p>
          </table:table-cell>
          <table:table-cell table:style-name="ce5" table:formula="of:=(([.B118]-1)*itp)/1000" office:value-type="float" office:value="0.92" calcext:value-type="float">
            <text:p>0.92</text:p>
          </table:table-cell>
          <table:table-cell table:style-name="ce5" table:formula="of:=IF(([.B118]&lt;([.$C$11]+2));1;0)" office:value-type="float" office:value="1" calcext:value-type="float">
            <text:p>1</text:p>
          </table:table-cell>
          <table:table-cell table:style-name="ce5" table:formula="of:=MAX(0;MIN(1;([.E117]+IF(([.D118]=1);(1/[.$C$9]);(-1/[.$C$9])))))" office:value-type="float" office:value="1" calcext:value-type="float">
            <text:p>1</text:p>
          </table:table-cell>
          <table:table-cell table:style-name="ce5" table:formula="of:=SUM(OFFSET([.E118];((-1*MIN([.$C$10];[.B118]))+1);0;MIN([.$C$10];[.B118]);1))" office:value-type="float" office:value="20" calcext:value-type="float">
            <text:p>20</text:p>
          </table:table-cell>
          <table:table-cell table:style-name="ce5" table:formula="of:=IF([.E118]=0;IF([.F118]=0;1;0);0)" office:value-type="float" office:value="0" calcext:value-type="float">
            <text:p>0</text:p>
          </table:table-cell>
          <table:table-cell table:style-name="ce5" table:formula="of:=SUM([.$G$26:.G118])&lt;=2" office:value-type="float" office:value="1" calcext:value-type="float">
            <text:p>1</text:p>
          </table:table-cell>
          <table:table-cell table:style-name="ce5" table:formula="of:=IF([.H118];   (([.E118]+[.F118])/(1+[.$C$10]))*Vprog;  &quot;&quot;)" office:value-type="float" office:value="4" calcext:value-type="float">
            <text:p>4</text:p>
          </table:table-cell>
          <table:table-cell table:style-name="ce5" table:formula="of:=IF([.H118];  (((([.I118]+[.I117])/2)*itp)/1000)+[.J117];&quot;&quot;)" office:value-type="float" office:value="2.71809523809524" calcext:value-type="float">
            <text:p>2.71809523809524</text:p>
          </table:table-cell>
          <table:table-cell table:style-name="ce5" table:formula="of:=IF([.H118];     ([.I118]-[.I11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8]=1;[.H1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8]+1" office:value-type="float" office:value="94" calcext:value-type="float">
            <text:p>94</text:p>
          </table:table-cell>
          <table:table-cell table:style-name="ce5" table:formula="of:=(([.B119]-1)*itp)/1000" office:value-type="float" office:value="0.93" calcext:value-type="float">
            <text:p>0.93</text:p>
          </table:table-cell>
          <table:table-cell table:style-name="ce5" table:formula="of:=IF(([.B119]&lt;([.$C$11]+2));1;0)" office:value-type="float" office:value="1" calcext:value-type="float">
            <text:p>1</text:p>
          </table:table-cell>
          <table:table-cell table:style-name="ce5" table:formula="of:=MAX(0;MIN(1;([.E118]+IF(([.D119]=1);(1/[.$C$9]);(-1/[.$C$9])))))" office:value-type="float" office:value="1" calcext:value-type="float">
            <text:p>1</text:p>
          </table:table-cell>
          <table:table-cell table:style-name="ce5" table:formula="of:=SUM(OFFSET([.E119];((-1*MIN([.$C$10];[.B119]))+1);0;MIN([.$C$10];[.B119]);1))" office:value-type="float" office:value="20" calcext:value-type="float">
            <text:p>20</text:p>
          </table:table-cell>
          <table:table-cell table:style-name="ce5" table:formula="of:=IF([.E119]=0;IF([.F119]=0;1;0);0)" office:value-type="float" office:value="0" calcext:value-type="float">
            <text:p>0</text:p>
          </table:table-cell>
          <table:table-cell table:style-name="ce5" table:formula="of:=SUM([.$G$26:.G119])&lt;=2" office:value-type="float" office:value="1" calcext:value-type="float">
            <text:p>1</text:p>
          </table:table-cell>
          <table:table-cell table:style-name="ce5" table:formula="of:=IF([.H119];   (([.E119]+[.F119])/(1+[.$C$10]))*Vprog;  &quot;&quot;)" office:value-type="float" office:value="4" calcext:value-type="float">
            <text:p>4</text:p>
          </table:table-cell>
          <table:table-cell table:style-name="ce5" table:formula="of:=IF([.H119];  (((([.I119]+[.I118])/2)*itp)/1000)+[.J118];&quot;&quot;)" office:value-type="float" office:value="2.75809523809524" calcext:value-type="float">
            <text:p>2.75809523809524</text:p>
          </table:table-cell>
          <table:table-cell table:style-name="ce5" table:formula="of:=IF([.H119];     ([.I119]-[.I11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19]=1;[.H1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19]+1" office:value-type="float" office:value="95" calcext:value-type="float">
            <text:p>95</text:p>
          </table:table-cell>
          <table:table-cell table:style-name="ce5" table:formula="of:=(([.B120]-1)*itp)/1000" office:value-type="float" office:value="0.94" calcext:value-type="float">
            <text:p>0.94</text:p>
          </table:table-cell>
          <table:table-cell table:style-name="ce5" table:formula="of:=IF(([.B120]&lt;([.$C$11]+2));1;0)" office:value-type="float" office:value="1" calcext:value-type="float">
            <text:p>1</text:p>
          </table:table-cell>
          <table:table-cell table:style-name="ce5" table:formula="of:=MAX(0;MIN(1;([.E119]+IF(([.D120]=1);(1/[.$C$9]);(-1/[.$C$9])))))" office:value-type="float" office:value="1" calcext:value-type="float">
            <text:p>1</text:p>
          </table:table-cell>
          <table:table-cell table:style-name="ce5" table:formula="of:=SUM(OFFSET([.E120];((-1*MIN([.$C$10];[.B120]))+1);0;MIN([.$C$10];[.B120]);1))" office:value-type="float" office:value="20" calcext:value-type="float">
            <text:p>20</text:p>
          </table:table-cell>
          <table:table-cell table:style-name="ce5" table:formula="of:=IF([.E120]=0;IF([.F120]=0;1;0);0)" office:value-type="float" office:value="0" calcext:value-type="float">
            <text:p>0</text:p>
          </table:table-cell>
          <table:table-cell table:style-name="ce5" table:formula="of:=SUM([.$G$26:.G120])&lt;=2" office:value-type="float" office:value="1" calcext:value-type="float">
            <text:p>1</text:p>
          </table:table-cell>
          <table:table-cell table:style-name="ce5" table:formula="of:=IF([.H120];   (([.E120]+[.F120])/(1+[.$C$10]))*Vprog;  &quot;&quot;)" office:value-type="float" office:value="4" calcext:value-type="float">
            <text:p>4</text:p>
          </table:table-cell>
          <table:table-cell table:style-name="ce5" table:formula="of:=IF([.H120];  (((([.I120]+[.I119])/2)*itp)/1000)+[.J119];&quot;&quot;)" office:value-type="float" office:value="2.79809523809524" calcext:value-type="float">
            <text:p>2.79809523809524</text:p>
          </table:table-cell>
          <table:table-cell table:style-name="ce5" table:formula="of:=IF([.H120];     ([.I120]-[.I11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0]=1;[.H1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0]+1" office:value-type="float" office:value="96" calcext:value-type="float">
            <text:p>96</text:p>
          </table:table-cell>
          <table:table-cell table:style-name="ce5" table:formula="of:=(([.B121]-1)*itp)/1000" office:value-type="float" office:value="0.95" calcext:value-type="float">
            <text:p>0.95</text:p>
          </table:table-cell>
          <table:table-cell table:style-name="ce5" table:formula="of:=IF(([.B121]&lt;([.$C$11]+2));1;0)" office:value-type="float" office:value="1" calcext:value-type="float">
            <text:p>1</text:p>
          </table:table-cell>
          <table:table-cell table:style-name="ce5" table:formula="of:=MAX(0;MIN(1;([.E120]+IF(([.D121]=1);(1/[.$C$9]);(-1/[.$C$9])))))" office:value-type="float" office:value="1" calcext:value-type="float">
            <text:p>1</text:p>
          </table:table-cell>
          <table:table-cell table:style-name="ce5" table:formula="of:=SUM(OFFSET([.E121];((-1*MIN([.$C$10];[.B121]))+1);0;MIN([.$C$10];[.B121]);1))" office:value-type="float" office:value="20" calcext:value-type="float">
            <text:p>20</text:p>
          </table:table-cell>
          <table:table-cell table:style-name="ce5" table:formula="of:=IF([.E121]=0;IF([.F121]=0;1;0);0)" office:value-type="float" office:value="0" calcext:value-type="float">
            <text:p>0</text:p>
          </table:table-cell>
          <table:table-cell table:style-name="ce5" table:formula="of:=SUM([.$G$26:.G121])&lt;=2" office:value-type="float" office:value="1" calcext:value-type="float">
            <text:p>1</text:p>
          </table:table-cell>
          <table:table-cell table:style-name="ce5" table:formula="of:=IF([.H121];   (([.E121]+[.F121])/(1+[.$C$10]))*Vprog;  &quot;&quot;)" office:value-type="float" office:value="4" calcext:value-type="float">
            <text:p>4</text:p>
          </table:table-cell>
          <table:table-cell table:style-name="ce5" table:formula="of:=IF([.H121];  (((([.I121]+[.I120])/2)*itp)/1000)+[.J120];&quot;&quot;)" office:value-type="float" office:value="2.83809523809524" calcext:value-type="float">
            <text:p>2.83809523809524</text:p>
          </table:table-cell>
          <table:table-cell table:style-name="ce5" table:formula="of:=IF([.H121];     ([.I121]-[.I12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1]=1;[.H1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1]+1" office:value-type="float" office:value="97" calcext:value-type="float">
            <text:p>97</text:p>
          </table:table-cell>
          <table:table-cell table:style-name="ce5" table:formula="of:=(([.B122]-1)*itp)/1000" office:value-type="float" office:value="0.96" calcext:value-type="float">
            <text:p>0.96</text:p>
          </table:table-cell>
          <table:table-cell table:style-name="ce5" table:formula="of:=IF(([.B122]&lt;([.$C$11]+2));1;0)" office:value-type="float" office:value="1" calcext:value-type="float">
            <text:p>1</text:p>
          </table:table-cell>
          <table:table-cell table:style-name="ce5" table:formula="of:=MAX(0;MIN(1;([.E121]+IF(([.D122]=1);(1/[.$C$9]);(-1/[.$C$9])))))" office:value-type="float" office:value="1" calcext:value-type="float">
            <text:p>1</text:p>
          </table:table-cell>
          <table:table-cell table:style-name="ce5" table:formula="of:=SUM(OFFSET([.E122];((-1*MIN([.$C$10];[.B122]))+1);0;MIN([.$C$10];[.B122]);1))" office:value-type="float" office:value="20" calcext:value-type="float">
            <text:p>20</text:p>
          </table:table-cell>
          <table:table-cell table:style-name="ce5" table:formula="of:=IF([.E122]=0;IF([.F122]=0;1;0);0)" office:value-type="float" office:value="0" calcext:value-type="float">
            <text:p>0</text:p>
          </table:table-cell>
          <table:table-cell table:style-name="ce5" table:formula="of:=SUM([.$G$26:.G122])&lt;=2" office:value-type="float" office:value="1" calcext:value-type="float">
            <text:p>1</text:p>
          </table:table-cell>
          <table:table-cell table:style-name="ce5" table:formula="of:=IF([.H122];   (([.E122]+[.F122])/(1+[.$C$10]))*Vprog;  &quot;&quot;)" office:value-type="float" office:value="4" calcext:value-type="float">
            <text:p>4</text:p>
          </table:table-cell>
          <table:table-cell table:style-name="ce5" table:formula="of:=IF([.H122];  (((([.I122]+[.I121])/2)*itp)/1000)+[.J121];&quot;&quot;)" office:value-type="float" office:value="2.87809523809524" calcext:value-type="float">
            <text:p>2.87809523809524</text:p>
          </table:table-cell>
          <table:table-cell table:style-name="ce5" table:formula="of:=IF([.H122];     ([.I122]-[.I12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2]=1;[.H1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2]+1" office:value-type="float" office:value="98" calcext:value-type="float">
            <text:p>98</text:p>
          </table:table-cell>
          <table:table-cell table:style-name="ce5" table:formula="of:=(([.B123]-1)*itp)/1000" office:value-type="float" office:value="0.97" calcext:value-type="float">
            <text:p>0.97</text:p>
          </table:table-cell>
          <table:table-cell table:style-name="ce5" table:formula="of:=IF(([.B123]&lt;([.$C$11]+2));1;0)" office:value-type="float" office:value="1" calcext:value-type="float">
            <text:p>1</text:p>
          </table:table-cell>
          <table:table-cell table:style-name="ce5" table:formula="of:=MAX(0;MIN(1;([.E122]+IF(([.D123]=1);(1/[.$C$9]);(-1/[.$C$9])))))" office:value-type="float" office:value="1" calcext:value-type="float">
            <text:p>1</text:p>
          </table:table-cell>
          <table:table-cell table:style-name="ce5" table:formula="of:=SUM(OFFSET([.E123];((-1*MIN([.$C$10];[.B123]))+1);0;MIN([.$C$10];[.B123]);1))" office:value-type="float" office:value="20" calcext:value-type="float">
            <text:p>20</text:p>
          </table:table-cell>
          <table:table-cell table:style-name="ce5" table:formula="of:=IF([.E123]=0;IF([.F123]=0;1;0);0)" office:value-type="float" office:value="0" calcext:value-type="float">
            <text:p>0</text:p>
          </table:table-cell>
          <table:table-cell table:style-name="ce5" table:formula="of:=SUM([.$G$26:.G123])&lt;=2" office:value-type="float" office:value="1" calcext:value-type="float">
            <text:p>1</text:p>
          </table:table-cell>
          <table:table-cell table:style-name="ce5" table:formula="of:=IF([.H123];   (([.E123]+[.F123])/(1+[.$C$10]))*Vprog;  &quot;&quot;)" office:value-type="float" office:value="4" calcext:value-type="float">
            <text:p>4</text:p>
          </table:table-cell>
          <table:table-cell table:style-name="ce5" table:formula="of:=IF([.H123];  (((([.I123]+[.I122])/2)*itp)/1000)+[.J122];&quot;&quot;)" office:value-type="float" office:value="2.91809523809524" calcext:value-type="float">
            <text:p>2.91809523809524</text:p>
          </table:table-cell>
          <table:table-cell table:style-name="ce5" table:formula="of:=IF([.H123];     ([.I123]-[.I12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3]=1;[.H1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3]+1" office:value-type="float" office:value="99" calcext:value-type="float">
            <text:p>99</text:p>
          </table:table-cell>
          <table:table-cell table:style-name="ce5" table:formula="of:=(([.B124]-1)*itp)/1000" office:value-type="float" office:value="0.98" calcext:value-type="float">
            <text:p>0.98</text:p>
          </table:table-cell>
          <table:table-cell table:style-name="ce5" table:formula="of:=IF(([.B124]&lt;([.$C$11]+2));1;0)" office:value-type="float" office:value="1" calcext:value-type="float">
            <text:p>1</text:p>
          </table:table-cell>
          <table:table-cell table:style-name="ce5" table:formula="of:=MAX(0;MIN(1;([.E123]+IF(([.D124]=1);(1/[.$C$9]);(-1/[.$C$9])))))" office:value-type="float" office:value="1" calcext:value-type="float">
            <text:p>1</text:p>
          </table:table-cell>
          <table:table-cell table:style-name="ce5" table:formula="of:=SUM(OFFSET([.E124];((-1*MIN([.$C$10];[.B124]))+1);0;MIN([.$C$10];[.B124]);1))" office:value-type="float" office:value="20" calcext:value-type="float">
            <text:p>20</text:p>
          </table:table-cell>
          <table:table-cell table:style-name="ce5" table:formula="of:=IF([.E124]=0;IF([.F124]=0;1;0);0)" office:value-type="float" office:value="0" calcext:value-type="float">
            <text:p>0</text:p>
          </table:table-cell>
          <table:table-cell table:style-name="ce5" table:formula="of:=SUM([.$G$26:.G124])&lt;=2" office:value-type="float" office:value="1" calcext:value-type="float">
            <text:p>1</text:p>
          </table:table-cell>
          <table:table-cell table:style-name="ce5" table:formula="of:=IF([.H124];   (([.E124]+[.F124])/(1+[.$C$10]))*Vprog;  &quot;&quot;)" office:value-type="float" office:value="4" calcext:value-type="float">
            <text:p>4</text:p>
          </table:table-cell>
          <table:table-cell table:style-name="ce5" table:formula="of:=IF([.H124];  (((([.I124]+[.I123])/2)*itp)/1000)+[.J123];&quot;&quot;)" office:value-type="float" office:value="2.95809523809524" calcext:value-type="float">
            <text:p>2.95809523809524</text:p>
          </table:table-cell>
          <table:table-cell table:style-name="ce5" table:formula="of:=IF([.H124];     ([.I124]-[.I12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4]=1;[.H1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4]+1" office:value-type="float" office:value="100" calcext:value-type="float">
            <text:p>100</text:p>
          </table:table-cell>
          <table:table-cell table:style-name="ce5" table:formula="of:=(([.B125]-1)*itp)/1000" office:value-type="float" office:value="0.99" calcext:value-type="float">
            <text:p>0.99</text:p>
          </table:table-cell>
          <table:table-cell table:style-name="ce5" table:formula="of:=IF(([.B125]&lt;([.$C$11]+2));1;0)" office:value-type="float" office:value="1" calcext:value-type="float">
            <text:p>1</text:p>
          </table:table-cell>
          <table:table-cell table:style-name="ce5" table:formula="of:=MAX(0;MIN(1;([.E124]+IF(([.D125]=1);(1/[.$C$9]);(-1/[.$C$9])))))" office:value-type="float" office:value="1" calcext:value-type="float">
            <text:p>1</text:p>
          </table:table-cell>
          <table:table-cell table:style-name="ce5" table:formula="of:=SUM(OFFSET([.E125];((-1*MIN([.$C$10];[.B125]))+1);0;MIN([.$C$10];[.B125]);1))" office:value-type="float" office:value="20" calcext:value-type="float">
            <text:p>20</text:p>
          </table:table-cell>
          <table:table-cell table:style-name="ce5" table:formula="of:=IF([.E125]=0;IF([.F125]=0;1;0);0)" office:value-type="float" office:value="0" calcext:value-type="float">
            <text:p>0</text:p>
          </table:table-cell>
          <table:table-cell table:style-name="ce5" table:formula="of:=SUM([.$G$26:.G125])&lt;=2" office:value-type="float" office:value="1" calcext:value-type="float">
            <text:p>1</text:p>
          </table:table-cell>
          <table:table-cell table:style-name="ce5" table:formula="of:=IF([.H125];   (([.E125]+[.F125])/(1+[.$C$10]))*Vprog;  &quot;&quot;)" office:value-type="float" office:value="4" calcext:value-type="float">
            <text:p>4</text:p>
          </table:table-cell>
          <table:table-cell table:style-name="ce5" table:formula="of:=IF([.H125];  (((([.I125]+[.I124])/2)*itp)/1000)+[.J124];&quot;&quot;)" office:value-type="float" office:value="2.99809523809524" calcext:value-type="float">
            <text:p>2.99809523809524</text:p>
          </table:table-cell>
          <table:table-cell table:style-name="ce5" table:formula="of:=IF([.H125];     ([.I125]-[.I12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5]=1;[.H1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5]+1" office:value-type="float" office:value="101" calcext:value-type="float">
            <text:p>101</text:p>
          </table:table-cell>
          <table:table-cell table:style-name="ce5" table:formula="of:=(([.B126]-1)*itp)/1000" office:value-type="float" office:value="1" calcext:value-type="float">
            <text:p>1</text:p>
          </table:table-cell>
          <table:table-cell table:style-name="ce5" table:formula="of:=IF(([.B126]&lt;([.$C$11]+2));1;0)" office:value-type="float" office:value="1" calcext:value-type="float">
            <text:p>1</text:p>
          </table:table-cell>
          <table:table-cell table:style-name="ce5" table:formula="of:=MAX(0;MIN(1;([.E125]+IF(([.D126]=1);(1/[.$C$9]);(-1/[.$C$9])))))" office:value-type="float" office:value="1" calcext:value-type="float">
            <text:p>1</text:p>
          </table:table-cell>
          <table:table-cell table:style-name="ce5" table:formula="of:=SUM(OFFSET([.E126];((-1*MIN([.$C$10];[.B126]))+1);0;MIN([.$C$10];[.B126]);1))" office:value-type="float" office:value="20" calcext:value-type="float">
            <text:p>20</text:p>
          </table:table-cell>
          <table:table-cell table:style-name="ce5" table:formula="of:=IF([.E126]=0;IF([.F126]=0;1;0);0)" office:value-type="float" office:value="0" calcext:value-type="float">
            <text:p>0</text:p>
          </table:table-cell>
          <table:table-cell table:style-name="ce5" table:formula="of:=SUM([.$G$26:.G126])&lt;=2" office:value-type="float" office:value="1" calcext:value-type="float">
            <text:p>1</text:p>
          </table:table-cell>
          <table:table-cell table:style-name="ce5" table:formula="of:=IF([.H126];   (([.E126]+[.F126])/(1+[.$C$10]))*Vprog;  &quot;&quot;)" office:value-type="float" office:value="4" calcext:value-type="float">
            <text:p>4</text:p>
          </table:table-cell>
          <table:table-cell table:style-name="ce5" table:formula="of:=IF([.H126];  (((([.I126]+[.I125])/2)*itp)/1000)+[.J125];&quot;&quot;)" office:value-type="float" office:value="3.03809523809524" calcext:value-type="float">
            <text:p>3.03809523809524</text:p>
          </table:table-cell>
          <table:table-cell table:style-name="ce5" table:formula="of:=IF([.H126];     ([.I126]-[.I12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6]=1;[.H1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6]+1" office:value-type="float" office:value="102" calcext:value-type="float">
            <text:p>102</text:p>
          </table:table-cell>
          <table:table-cell table:style-name="ce5" table:formula="of:=(([.B127]-1)*itp)/1000" office:value-type="float" office:value="1.01" calcext:value-type="float">
            <text:p>1.01</text:p>
          </table:table-cell>
          <table:table-cell table:style-name="ce5" table:formula="of:=IF(([.B127]&lt;([.$C$11]+2));1;0)" office:value-type="float" office:value="1" calcext:value-type="float">
            <text:p>1</text:p>
          </table:table-cell>
          <table:table-cell table:style-name="ce5" table:formula="of:=MAX(0;MIN(1;([.E126]+IF(([.D127]=1);(1/[.$C$9]);(-1/[.$C$9])))))" office:value-type="float" office:value="1" calcext:value-type="float">
            <text:p>1</text:p>
          </table:table-cell>
          <table:table-cell table:style-name="ce5" table:formula="of:=SUM(OFFSET([.E127];((-1*MIN([.$C$10];[.B127]))+1);0;MIN([.$C$10];[.B127]);1))" office:value-type="float" office:value="20" calcext:value-type="float">
            <text:p>20</text:p>
          </table:table-cell>
          <table:table-cell table:style-name="ce5" table:formula="of:=IF([.E127]=0;IF([.F127]=0;1;0);0)" office:value-type="float" office:value="0" calcext:value-type="float">
            <text:p>0</text:p>
          </table:table-cell>
          <table:table-cell table:style-name="ce5" table:formula="of:=SUM([.$G$26:.G127])&lt;=2" office:value-type="float" office:value="1" calcext:value-type="float">
            <text:p>1</text:p>
          </table:table-cell>
          <table:table-cell table:style-name="ce5" table:formula="of:=IF([.H127];   (([.E127]+[.F127])/(1+[.$C$10]))*Vprog;  &quot;&quot;)" office:value-type="float" office:value="4" calcext:value-type="float">
            <text:p>4</text:p>
          </table:table-cell>
          <table:table-cell table:style-name="ce5" table:formula="of:=IF([.H127];  (((([.I127]+[.I126])/2)*itp)/1000)+[.J126];&quot;&quot;)" office:value-type="float" office:value="3.07809523809524" calcext:value-type="float">
            <text:p>3.07809523809524</text:p>
          </table:table-cell>
          <table:table-cell table:style-name="ce5" table:formula="of:=IF([.H127];     ([.I127]-[.I12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7]=1;[.H1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7]+1" office:value-type="float" office:value="103" calcext:value-type="float">
            <text:p>103</text:p>
          </table:table-cell>
          <table:table-cell table:style-name="ce5" table:formula="of:=(([.B128]-1)*itp)/1000" office:value-type="float" office:value="1.02" calcext:value-type="float">
            <text:p>1.02</text:p>
          </table:table-cell>
          <table:table-cell table:style-name="ce5" table:formula="of:=IF(([.B128]&lt;([.$C$11]+2));1;0)" office:value-type="float" office:value="1" calcext:value-type="float">
            <text:p>1</text:p>
          </table:table-cell>
          <table:table-cell table:style-name="ce5" table:formula="of:=MAX(0;MIN(1;([.E127]+IF(([.D128]=1);(1/[.$C$9]);(-1/[.$C$9])))))" office:value-type="float" office:value="1" calcext:value-type="float">
            <text:p>1</text:p>
          </table:table-cell>
          <table:table-cell table:style-name="ce5" table:formula="of:=SUM(OFFSET([.E128];((-1*MIN([.$C$10];[.B128]))+1);0;MIN([.$C$10];[.B128]);1))" office:value-type="float" office:value="20" calcext:value-type="float">
            <text:p>20</text:p>
          </table:table-cell>
          <table:table-cell table:style-name="ce5" table:formula="of:=IF([.E128]=0;IF([.F128]=0;1;0);0)" office:value-type="float" office:value="0" calcext:value-type="float">
            <text:p>0</text:p>
          </table:table-cell>
          <table:table-cell table:style-name="ce5" table:formula="of:=SUM([.$G$26:.G128])&lt;=2" office:value-type="float" office:value="1" calcext:value-type="float">
            <text:p>1</text:p>
          </table:table-cell>
          <table:table-cell table:style-name="ce5" table:formula="of:=IF([.H128];   (([.E128]+[.F128])/(1+[.$C$10]))*Vprog;  &quot;&quot;)" office:value-type="float" office:value="4" calcext:value-type="float">
            <text:p>4</text:p>
          </table:table-cell>
          <table:table-cell table:style-name="ce5" table:formula="of:=IF([.H128];  (((([.I128]+[.I127])/2)*itp)/1000)+[.J127];&quot;&quot;)" office:value-type="float" office:value="3.11809523809524" calcext:value-type="float">
            <text:p>3.11809523809524</text:p>
          </table:table-cell>
          <table:table-cell table:style-name="ce5" table:formula="of:=IF([.H128];     ([.I128]-[.I12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8]=1;[.H1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8]+1" office:value-type="float" office:value="104" calcext:value-type="float">
            <text:p>104</text:p>
          </table:table-cell>
          <table:table-cell table:style-name="ce5" table:formula="of:=(([.B129]-1)*itp)/1000" office:value-type="float" office:value="1.03" calcext:value-type="float">
            <text:p>1.03</text:p>
          </table:table-cell>
          <table:table-cell table:style-name="ce5" table:formula="of:=IF(([.B129]&lt;([.$C$11]+2));1;0)" office:value-type="float" office:value="1" calcext:value-type="float">
            <text:p>1</text:p>
          </table:table-cell>
          <table:table-cell table:style-name="ce5" table:formula="of:=MAX(0;MIN(1;([.E128]+IF(([.D129]=1);(1/[.$C$9]);(-1/[.$C$9])))))" office:value-type="float" office:value="1" calcext:value-type="float">
            <text:p>1</text:p>
          </table:table-cell>
          <table:table-cell table:style-name="ce5" table:formula="of:=SUM(OFFSET([.E129];((-1*MIN([.$C$10];[.B129]))+1);0;MIN([.$C$10];[.B129]);1))" office:value-type="float" office:value="20" calcext:value-type="float">
            <text:p>20</text:p>
          </table:table-cell>
          <table:table-cell table:style-name="ce5" table:formula="of:=IF([.E129]=0;IF([.F129]=0;1;0);0)" office:value-type="float" office:value="0" calcext:value-type="float">
            <text:p>0</text:p>
          </table:table-cell>
          <table:table-cell table:style-name="ce5" table:formula="of:=SUM([.$G$26:.G129])&lt;=2" office:value-type="float" office:value="1" calcext:value-type="float">
            <text:p>1</text:p>
          </table:table-cell>
          <table:table-cell table:style-name="ce5" table:formula="of:=IF([.H129];   (([.E129]+[.F129])/(1+[.$C$10]))*Vprog;  &quot;&quot;)" office:value-type="float" office:value="4" calcext:value-type="float">
            <text:p>4</text:p>
          </table:table-cell>
          <table:table-cell table:style-name="ce5" table:formula="of:=IF([.H129];  (((([.I129]+[.I128])/2)*itp)/1000)+[.J128];&quot;&quot;)" office:value-type="float" office:value="3.15809523809524" calcext:value-type="float">
            <text:p>3.15809523809524</text:p>
          </table:table-cell>
          <table:table-cell table:style-name="ce5" table:formula="of:=IF([.H129];     ([.I129]-[.I12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29]=1;[.H1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29]+1" office:value-type="float" office:value="105" calcext:value-type="float">
            <text:p>105</text:p>
          </table:table-cell>
          <table:table-cell table:style-name="ce5" table:formula="of:=(([.B130]-1)*itp)/1000" office:value-type="float" office:value="1.04" calcext:value-type="float">
            <text:p>1.04</text:p>
          </table:table-cell>
          <table:table-cell table:style-name="ce5" table:formula="of:=IF(([.B130]&lt;([.$C$11]+2));1;0)" office:value-type="float" office:value="1" calcext:value-type="float">
            <text:p>1</text:p>
          </table:table-cell>
          <table:table-cell table:style-name="ce5" table:formula="of:=MAX(0;MIN(1;([.E129]+IF(([.D130]=1);(1/[.$C$9]);(-1/[.$C$9])))))" office:value-type="float" office:value="1" calcext:value-type="float">
            <text:p>1</text:p>
          </table:table-cell>
          <table:table-cell table:style-name="ce5" table:formula="of:=SUM(OFFSET([.E130];((-1*MIN([.$C$10];[.B130]))+1);0;MIN([.$C$10];[.B130]);1))" office:value-type="float" office:value="20" calcext:value-type="float">
            <text:p>20</text:p>
          </table:table-cell>
          <table:table-cell table:style-name="ce5" table:formula="of:=IF([.E130]=0;IF([.F130]=0;1;0);0)" office:value-type="float" office:value="0" calcext:value-type="float">
            <text:p>0</text:p>
          </table:table-cell>
          <table:table-cell table:style-name="ce5" table:formula="of:=SUM([.$G$26:.G130])&lt;=2" office:value-type="float" office:value="1" calcext:value-type="float">
            <text:p>1</text:p>
          </table:table-cell>
          <table:table-cell table:style-name="ce5" table:formula="of:=IF([.H130];   (([.E130]+[.F130])/(1+[.$C$10]))*Vprog;  &quot;&quot;)" office:value-type="float" office:value="4" calcext:value-type="float">
            <text:p>4</text:p>
          </table:table-cell>
          <table:table-cell table:style-name="ce5" table:formula="of:=IF([.H130];  (((([.I130]+[.I129])/2)*itp)/1000)+[.J129];&quot;&quot;)" office:value-type="float" office:value="3.19809523809524" calcext:value-type="float">
            <text:p>3.19809523809524</text:p>
          </table:table-cell>
          <table:table-cell table:style-name="ce5" table:formula="of:=IF([.H130];     ([.I130]-[.I12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0]=1;[.H1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0]+1" office:value-type="float" office:value="106" calcext:value-type="float">
            <text:p>106</text:p>
          </table:table-cell>
          <table:table-cell table:style-name="ce5" table:formula="of:=(([.B131]-1)*itp)/1000" office:value-type="float" office:value="1.05" calcext:value-type="float">
            <text:p>1.05</text:p>
          </table:table-cell>
          <table:table-cell table:style-name="ce5" table:formula="of:=IF(([.B131]&lt;([.$C$11]+2));1;0)" office:value-type="float" office:value="1" calcext:value-type="float">
            <text:p>1</text:p>
          </table:table-cell>
          <table:table-cell table:style-name="ce5" table:formula="of:=MAX(0;MIN(1;([.E130]+IF(([.D131]=1);(1/[.$C$9]);(-1/[.$C$9])))))" office:value-type="float" office:value="1" calcext:value-type="float">
            <text:p>1</text:p>
          </table:table-cell>
          <table:table-cell table:style-name="ce5" table:formula="of:=SUM(OFFSET([.E131];((-1*MIN([.$C$10];[.B131]))+1);0;MIN([.$C$10];[.B131]);1))" office:value-type="float" office:value="20" calcext:value-type="float">
            <text:p>20</text:p>
          </table:table-cell>
          <table:table-cell table:style-name="ce5" table:formula="of:=IF([.E131]=0;IF([.F131]=0;1;0);0)" office:value-type="float" office:value="0" calcext:value-type="float">
            <text:p>0</text:p>
          </table:table-cell>
          <table:table-cell table:style-name="ce5" table:formula="of:=SUM([.$G$26:.G131])&lt;=2" office:value-type="float" office:value="1" calcext:value-type="float">
            <text:p>1</text:p>
          </table:table-cell>
          <table:table-cell table:style-name="ce5" table:formula="of:=IF([.H131];   (([.E131]+[.F131])/(1+[.$C$10]))*Vprog;  &quot;&quot;)" office:value-type="float" office:value="4" calcext:value-type="float">
            <text:p>4</text:p>
          </table:table-cell>
          <table:table-cell table:style-name="ce5" table:formula="of:=IF([.H131];  (((([.I131]+[.I130])/2)*itp)/1000)+[.J130];&quot;&quot;)" office:value-type="float" office:value="3.23809523809524" calcext:value-type="float">
            <text:p>3.23809523809524</text:p>
          </table:table-cell>
          <table:table-cell table:style-name="ce5" table:formula="of:=IF([.H131];     ([.I131]-[.I13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1]=1;[.H1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1]+1" office:value-type="float" office:value="107" calcext:value-type="float">
            <text:p>107</text:p>
          </table:table-cell>
          <table:table-cell table:style-name="ce5" table:formula="of:=(([.B132]-1)*itp)/1000" office:value-type="float" office:value="1.06" calcext:value-type="float">
            <text:p>1.06</text:p>
          </table:table-cell>
          <table:table-cell table:style-name="ce5" table:formula="of:=IF(([.B132]&lt;([.$C$11]+2));1;0)" office:value-type="float" office:value="1" calcext:value-type="float">
            <text:p>1</text:p>
          </table:table-cell>
          <table:table-cell table:style-name="ce5" table:formula="of:=MAX(0;MIN(1;([.E131]+IF(([.D132]=1);(1/[.$C$9]);(-1/[.$C$9])))))" office:value-type="float" office:value="1" calcext:value-type="float">
            <text:p>1</text:p>
          </table:table-cell>
          <table:table-cell table:style-name="ce5" table:formula="of:=SUM(OFFSET([.E132];((-1*MIN([.$C$10];[.B132]))+1);0;MIN([.$C$10];[.B132]);1))" office:value-type="float" office:value="20" calcext:value-type="float">
            <text:p>20</text:p>
          </table:table-cell>
          <table:table-cell table:style-name="ce5" table:formula="of:=IF([.E132]=0;IF([.F132]=0;1;0);0)" office:value-type="float" office:value="0" calcext:value-type="float">
            <text:p>0</text:p>
          </table:table-cell>
          <table:table-cell table:style-name="ce5" table:formula="of:=SUM([.$G$26:.G132])&lt;=2" office:value-type="float" office:value="1" calcext:value-type="float">
            <text:p>1</text:p>
          </table:table-cell>
          <table:table-cell table:style-name="ce5" table:formula="of:=IF([.H132];   (([.E132]+[.F132])/(1+[.$C$10]))*Vprog;  &quot;&quot;)" office:value-type="float" office:value="4" calcext:value-type="float">
            <text:p>4</text:p>
          </table:table-cell>
          <table:table-cell table:style-name="ce5" table:formula="of:=IF([.H132];  (((([.I132]+[.I131])/2)*itp)/1000)+[.J131];&quot;&quot;)" office:value-type="float" office:value="3.27809523809524" calcext:value-type="float">
            <text:p>3.27809523809524</text:p>
          </table:table-cell>
          <table:table-cell table:style-name="ce5" table:formula="of:=IF([.H132];     ([.I132]-[.I13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2]=1;[.H1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2]+1" office:value-type="float" office:value="108" calcext:value-type="float">
            <text:p>108</text:p>
          </table:table-cell>
          <table:table-cell table:style-name="ce5" table:formula="of:=(([.B133]-1)*itp)/1000" office:value-type="float" office:value="1.07" calcext:value-type="float">
            <text:p>1.07</text:p>
          </table:table-cell>
          <table:table-cell table:style-name="ce5" table:formula="of:=IF(([.B133]&lt;([.$C$11]+2));1;0)" office:value-type="float" office:value="1" calcext:value-type="float">
            <text:p>1</text:p>
          </table:table-cell>
          <table:table-cell table:style-name="ce5" table:formula="of:=MAX(0;MIN(1;([.E132]+IF(([.D133]=1);(1/[.$C$9]);(-1/[.$C$9])))))" office:value-type="float" office:value="1" calcext:value-type="float">
            <text:p>1</text:p>
          </table:table-cell>
          <table:table-cell table:style-name="ce5" table:formula="of:=SUM(OFFSET([.E133];((-1*MIN([.$C$10];[.B133]))+1);0;MIN([.$C$10];[.B133]);1))" office:value-type="float" office:value="20" calcext:value-type="float">
            <text:p>20</text:p>
          </table:table-cell>
          <table:table-cell table:style-name="ce5" table:formula="of:=IF([.E133]=0;IF([.F133]=0;1;0);0)" office:value-type="float" office:value="0" calcext:value-type="float">
            <text:p>0</text:p>
          </table:table-cell>
          <table:table-cell table:style-name="ce5" table:formula="of:=SUM([.$G$26:.G133])&lt;=2" office:value-type="float" office:value="1" calcext:value-type="float">
            <text:p>1</text:p>
          </table:table-cell>
          <table:table-cell table:style-name="ce5" table:formula="of:=IF([.H133];   (([.E133]+[.F133])/(1+[.$C$10]))*Vprog;  &quot;&quot;)" office:value-type="float" office:value="4" calcext:value-type="float">
            <text:p>4</text:p>
          </table:table-cell>
          <table:table-cell table:style-name="ce5" table:formula="of:=IF([.H133];  (((([.I133]+[.I132])/2)*itp)/1000)+[.J132];&quot;&quot;)" office:value-type="float" office:value="3.31809523809524" calcext:value-type="float">
            <text:p>3.31809523809524</text:p>
          </table:table-cell>
          <table:table-cell table:style-name="ce5" table:formula="of:=IF([.H133];     ([.I133]-[.I13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3]=1;[.H1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3]+1" office:value-type="float" office:value="109" calcext:value-type="float">
            <text:p>109</text:p>
          </table:table-cell>
          <table:table-cell table:style-name="ce5" table:formula="of:=(([.B134]-1)*itp)/1000" office:value-type="float" office:value="1.08" calcext:value-type="float">
            <text:p>1.08</text:p>
          </table:table-cell>
          <table:table-cell table:style-name="ce5" table:formula="of:=IF(([.B134]&lt;([.$C$11]+2));1;0)" office:value-type="float" office:value="1" calcext:value-type="float">
            <text:p>1</text:p>
          </table:table-cell>
          <table:table-cell table:style-name="ce5" table:formula="of:=MAX(0;MIN(1;([.E133]+IF(([.D134]=1);(1/[.$C$9]);(-1/[.$C$9])))))" office:value-type="float" office:value="1" calcext:value-type="float">
            <text:p>1</text:p>
          </table:table-cell>
          <table:table-cell table:style-name="ce5" table:formula="of:=SUM(OFFSET([.E134];((-1*MIN([.$C$10];[.B134]))+1);0;MIN([.$C$10];[.B134]);1))" office:value-type="float" office:value="20" calcext:value-type="float">
            <text:p>20</text:p>
          </table:table-cell>
          <table:table-cell table:style-name="ce5" table:formula="of:=IF([.E134]=0;IF([.F134]=0;1;0);0)" office:value-type="float" office:value="0" calcext:value-type="float">
            <text:p>0</text:p>
          </table:table-cell>
          <table:table-cell table:style-name="ce5" table:formula="of:=SUM([.$G$26:.G134])&lt;=2" office:value-type="float" office:value="1" calcext:value-type="float">
            <text:p>1</text:p>
          </table:table-cell>
          <table:table-cell table:style-name="ce5" table:formula="of:=IF([.H134];   (([.E134]+[.F134])/(1+[.$C$10]))*Vprog;  &quot;&quot;)" office:value-type="float" office:value="4" calcext:value-type="float">
            <text:p>4</text:p>
          </table:table-cell>
          <table:table-cell table:style-name="ce5" table:formula="of:=IF([.H134];  (((([.I134]+[.I133])/2)*itp)/1000)+[.J133];&quot;&quot;)" office:value-type="float" office:value="3.35809523809524" calcext:value-type="float">
            <text:p>3.35809523809524</text:p>
          </table:table-cell>
          <table:table-cell table:style-name="ce5" table:formula="of:=IF([.H134];     ([.I134]-[.I13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4]=1;[.H1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4]+1" office:value-type="float" office:value="110" calcext:value-type="float">
            <text:p>110</text:p>
          </table:table-cell>
          <table:table-cell table:style-name="ce5" table:formula="of:=(([.B135]-1)*itp)/1000" office:value-type="float" office:value="1.09" calcext:value-type="float">
            <text:p>1.09</text:p>
          </table:table-cell>
          <table:table-cell table:style-name="ce5" table:formula="of:=IF(([.B135]&lt;([.$C$11]+2));1;0)" office:value-type="float" office:value="1" calcext:value-type="float">
            <text:p>1</text:p>
          </table:table-cell>
          <table:table-cell table:style-name="ce5" table:formula="of:=MAX(0;MIN(1;([.E134]+IF(([.D135]=1);(1/[.$C$9]);(-1/[.$C$9])))))" office:value-type="float" office:value="1" calcext:value-type="float">
            <text:p>1</text:p>
          </table:table-cell>
          <table:table-cell table:style-name="ce5" table:formula="of:=SUM(OFFSET([.E135];((-1*MIN([.$C$10];[.B135]))+1);0;MIN([.$C$10];[.B135]);1))" office:value-type="float" office:value="20" calcext:value-type="float">
            <text:p>20</text:p>
          </table:table-cell>
          <table:table-cell table:style-name="ce5" table:formula="of:=IF([.E135]=0;IF([.F135]=0;1;0);0)" office:value-type="float" office:value="0" calcext:value-type="float">
            <text:p>0</text:p>
          </table:table-cell>
          <table:table-cell table:style-name="ce5" table:formula="of:=SUM([.$G$26:.G135])&lt;=2" office:value-type="float" office:value="1" calcext:value-type="float">
            <text:p>1</text:p>
          </table:table-cell>
          <table:table-cell table:style-name="ce5" table:formula="of:=IF([.H135];   (([.E135]+[.F135])/(1+[.$C$10]))*Vprog;  &quot;&quot;)" office:value-type="float" office:value="4" calcext:value-type="float">
            <text:p>4</text:p>
          </table:table-cell>
          <table:table-cell table:style-name="ce5" table:formula="of:=IF([.H135];  (((([.I135]+[.I134])/2)*itp)/1000)+[.J134];&quot;&quot;)" office:value-type="float" office:value="3.39809523809524" calcext:value-type="float">
            <text:p>3.39809523809524</text:p>
          </table:table-cell>
          <table:table-cell table:style-name="ce5" table:formula="of:=IF([.H135];     ([.I135]-[.I13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5]=1;[.H1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5]+1" office:value-type="float" office:value="111" calcext:value-type="float">
            <text:p>111</text:p>
          </table:table-cell>
          <table:table-cell table:style-name="ce5" table:formula="of:=(([.B136]-1)*itp)/1000" office:value-type="float" office:value="1.1" calcext:value-type="float">
            <text:p>1.1</text:p>
          </table:table-cell>
          <table:table-cell table:style-name="ce5" table:formula="of:=IF(([.B136]&lt;([.$C$11]+2));1;0)" office:value-type="float" office:value="1" calcext:value-type="float">
            <text:p>1</text:p>
          </table:table-cell>
          <table:table-cell table:style-name="ce5" table:formula="of:=MAX(0;MIN(1;([.E135]+IF(([.D136]=1);(1/[.$C$9]);(-1/[.$C$9])))))" office:value-type="float" office:value="1" calcext:value-type="float">
            <text:p>1</text:p>
          </table:table-cell>
          <table:table-cell table:style-name="ce5" table:formula="of:=SUM(OFFSET([.E136];((-1*MIN([.$C$10];[.B136]))+1);0;MIN([.$C$10];[.B136]);1))" office:value-type="float" office:value="20" calcext:value-type="float">
            <text:p>20</text:p>
          </table:table-cell>
          <table:table-cell table:style-name="ce5" table:formula="of:=IF([.E136]=0;IF([.F136]=0;1;0);0)" office:value-type="float" office:value="0" calcext:value-type="float">
            <text:p>0</text:p>
          </table:table-cell>
          <table:table-cell table:style-name="ce5" table:formula="of:=SUM([.$G$26:.G136])&lt;=2" office:value-type="float" office:value="1" calcext:value-type="float">
            <text:p>1</text:p>
          </table:table-cell>
          <table:table-cell table:style-name="ce5" table:formula="of:=IF([.H136];   (([.E136]+[.F136])/(1+[.$C$10]))*Vprog;  &quot;&quot;)" office:value-type="float" office:value="4" calcext:value-type="float">
            <text:p>4</text:p>
          </table:table-cell>
          <table:table-cell table:style-name="ce5" table:formula="of:=IF([.H136];  (((([.I136]+[.I135])/2)*itp)/1000)+[.J135];&quot;&quot;)" office:value-type="float" office:value="3.43809523809524" calcext:value-type="float">
            <text:p>3.43809523809524</text:p>
          </table:table-cell>
          <table:table-cell table:style-name="ce5" table:formula="of:=IF([.H136];     ([.I136]-[.I13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6]=1;[.H1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6]+1" office:value-type="float" office:value="112" calcext:value-type="float">
            <text:p>112</text:p>
          </table:table-cell>
          <table:table-cell table:style-name="ce5" table:formula="of:=(([.B137]-1)*itp)/1000" office:value-type="float" office:value="1.11" calcext:value-type="float">
            <text:p>1.11</text:p>
          </table:table-cell>
          <table:table-cell table:style-name="ce5" table:formula="of:=IF(([.B137]&lt;([.$C$11]+2));1;0)" office:value-type="float" office:value="1" calcext:value-type="float">
            <text:p>1</text:p>
          </table:table-cell>
          <table:table-cell table:style-name="ce5" table:formula="of:=MAX(0;MIN(1;([.E136]+IF(([.D137]=1);(1/[.$C$9]);(-1/[.$C$9])))))" office:value-type="float" office:value="1" calcext:value-type="float">
            <text:p>1</text:p>
          </table:table-cell>
          <table:table-cell table:style-name="ce5" table:formula="of:=SUM(OFFSET([.E137];((-1*MIN([.$C$10];[.B137]))+1);0;MIN([.$C$10];[.B137]);1))" office:value-type="float" office:value="20" calcext:value-type="float">
            <text:p>20</text:p>
          </table:table-cell>
          <table:table-cell table:style-name="ce5" table:formula="of:=IF([.E137]=0;IF([.F137]=0;1;0);0)" office:value-type="float" office:value="0" calcext:value-type="float">
            <text:p>0</text:p>
          </table:table-cell>
          <table:table-cell table:style-name="ce5" table:formula="of:=SUM([.$G$26:.G137])&lt;=2" office:value-type="float" office:value="1" calcext:value-type="float">
            <text:p>1</text:p>
          </table:table-cell>
          <table:table-cell table:style-name="ce5" table:formula="of:=IF([.H137];   (([.E137]+[.F137])/(1+[.$C$10]))*Vprog;  &quot;&quot;)" office:value-type="float" office:value="4" calcext:value-type="float">
            <text:p>4</text:p>
          </table:table-cell>
          <table:table-cell table:style-name="ce5" table:formula="of:=IF([.H137];  (((([.I137]+[.I136])/2)*itp)/1000)+[.J136];&quot;&quot;)" office:value-type="float" office:value="3.47809523809524" calcext:value-type="float">
            <text:p>3.47809523809524</text:p>
          </table:table-cell>
          <table:table-cell table:style-name="ce5" table:formula="of:=IF([.H137];     ([.I137]-[.I13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7]=1;[.H1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7]+1" office:value-type="float" office:value="113" calcext:value-type="float">
            <text:p>113</text:p>
          </table:table-cell>
          <table:table-cell table:style-name="ce5" table:formula="of:=(([.B138]-1)*itp)/1000" office:value-type="float" office:value="1.12" calcext:value-type="float">
            <text:p>1.12</text:p>
          </table:table-cell>
          <table:table-cell table:style-name="ce5" table:formula="of:=IF(([.B138]&lt;([.$C$11]+2));1;0)" office:value-type="float" office:value="1" calcext:value-type="float">
            <text:p>1</text:p>
          </table:table-cell>
          <table:table-cell table:style-name="ce5" table:formula="of:=MAX(0;MIN(1;([.E137]+IF(([.D138]=1);(1/[.$C$9]);(-1/[.$C$9])))))" office:value-type="float" office:value="1" calcext:value-type="float">
            <text:p>1</text:p>
          </table:table-cell>
          <table:table-cell table:style-name="ce5" table:formula="of:=SUM(OFFSET([.E138];((-1*MIN([.$C$10];[.B138]))+1);0;MIN([.$C$10];[.B138]);1))" office:value-type="float" office:value="20" calcext:value-type="float">
            <text:p>20</text:p>
          </table:table-cell>
          <table:table-cell table:style-name="ce5" table:formula="of:=IF([.E138]=0;IF([.F138]=0;1;0);0)" office:value-type="float" office:value="0" calcext:value-type="float">
            <text:p>0</text:p>
          </table:table-cell>
          <table:table-cell table:style-name="ce5" table:formula="of:=SUM([.$G$26:.G138])&lt;=2" office:value-type="float" office:value="1" calcext:value-type="float">
            <text:p>1</text:p>
          </table:table-cell>
          <table:table-cell table:style-name="ce5" table:formula="of:=IF([.H138];   (([.E138]+[.F138])/(1+[.$C$10]))*Vprog;  &quot;&quot;)" office:value-type="float" office:value="4" calcext:value-type="float">
            <text:p>4</text:p>
          </table:table-cell>
          <table:table-cell table:style-name="ce5" table:formula="of:=IF([.H138];  (((([.I138]+[.I137])/2)*itp)/1000)+[.J137];&quot;&quot;)" office:value-type="float" office:value="3.51809523809524" calcext:value-type="float">
            <text:p>3.51809523809524</text:p>
          </table:table-cell>
          <table:table-cell table:style-name="ce5" table:formula="of:=IF([.H138];     ([.I138]-[.I13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8]=1;[.H1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8]+1" office:value-type="float" office:value="114" calcext:value-type="float">
            <text:p>114</text:p>
          </table:table-cell>
          <table:table-cell table:style-name="ce5" table:formula="of:=(([.B139]-1)*itp)/1000" office:value-type="float" office:value="1.13" calcext:value-type="float">
            <text:p>1.13</text:p>
          </table:table-cell>
          <table:table-cell table:style-name="ce5" table:formula="of:=IF(([.B139]&lt;([.$C$11]+2));1;0)" office:value-type="float" office:value="1" calcext:value-type="float">
            <text:p>1</text:p>
          </table:table-cell>
          <table:table-cell table:style-name="ce5" table:formula="of:=MAX(0;MIN(1;([.E138]+IF(([.D139]=1);(1/[.$C$9]);(-1/[.$C$9])))))" office:value-type="float" office:value="1" calcext:value-type="float">
            <text:p>1</text:p>
          </table:table-cell>
          <table:table-cell table:style-name="ce5" table:formula="of:=SUM(OFFSET([.E139];((-1*MIN([.$C$10];[.B139]))+1);0;MIN([.$C$10];[.B139]);1))" office:value-type="float" office:value="20" calcext:value-type="float">
            <text:p>20</text:p>
          </table:table-cell>
          <table:table-cell table:style-name="ce5" table:formula="of:=IF([.E139]=0;IF([.F139]=0;1;0);0)" office:value-type="float" office:value="0" calcext:value-type="float">
            <text:p>0</text:p>
          </table:table-cell>
          <table:table-cell table:style-name="ce5" table:formula="of:=SUM([.$G$26:.G139])&lt;=2" office:value-type="float" office:value="1" calcext:value-type="float">
            <text:p>1</text:p>
          </table:table-cell>
          <table:table-cell table:style-name="ce5" table:formula="of:=IF([.H139];   (([.E139]+[.F139])/(1+[.$C$10]))*Vprog;  &quot;&quot;)" office:value-type="float" office:value="4" calcext:value-type="float">
            <text:p>4</text:p>
          </table:table-cell>
          <table:table-cell table:style-name="ce5" table:formula="of:=IF([.H139];  (((([.I139]+[.I138])/2)*itp)/1000)+[.J138];&quot;&quot;)" office:value-type="float" office:value="3.55809523809524" calcext:value-type="float">
            <text:p>3.55809523809524</text:p>
          </table:table-cell>
          <table:table-cell table:style-name="ce5" table:formula="of:=IF([.H139];     ([.I139]-[.I13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39]=1;[.H1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39]+1" office:value-type="float" office:value="115" calcext:value-type="float">
            <text:p>115</text:p>
          </table:table-cell>
          <table:table-cell table:style-name="ce5" table:formula="of:=(([.B140]-1)*itp)/1000" office:value-type="float" office:value="1.14" calcext:value-type="float">
            <text:p>1.14</text:p>
          </table:table-cell>
          <table:table-cell table:style-name="ce5" table:formula="of:=IF(([.B140]&lt;([.$C$11]+2));1;0)" office:value-type="float" office:value="1" calcext:value-type="float">
            <text:p>1</text:p>
          </table:table-cell>
          <table:table-cell table:style-name="ce5" table:formula="of:=MAX(0;MIN(1;([.E139]+IF(([.D140]=1);(1/[.$C$9]);(-1/[.$C$9])))))" office:value-type="float" office:value="1" calcext:value-type="float">
            <text:p>1</text:p>
          </table:table-cell>
          <table:table-cell table:style-name="ce5" table:formula="of:=SUM(OFFSET([.E140];((-1*MIN([.$C$10];[.B140]))+1);0;MIN([.$C$10];[.B140]);1))" office:value-type="float" office:value="20" calcext:value-type="float">
            <text:p>20</text:p>
          </table:table-cell>
          <table:table-cell table:style-name="ce5" table:formula="of:=IF([.E140]=0;IF([.F140]=0;1;0);0)" office:value-type="float" office:value="0" calcext:value-type="float">
            <text:p>0</text:p>
          </table:table-cell>
          <table:table-cell table:style-name="ce5" table:formula="of:=SUM([.$G$26:.G140])&lt;=2" office:value-type="float" office:value="1" calcext:value-type="float">
            <text:p>1</text:p>
          </table:table-cell>
          <table:table-cell table:style-name="ce5" table:formula="of:=IF([.H140];   (([.E140]+[.F140])/(1+[.$C$10]))*Vprog;  &quot;&quot;)" office:value-type="float" office:value="4" calcext:value-type="float">
            <text:p>4</text:p>
          </table:table-cell>
          <table:table-cell table:style-name="ce5" table:formula="of:=IF([.H140];  (((([.I140]+[.I139])/2)*itp)/1000)+[.J139];&quot;&quot;)" office:value-type="float" office:value="3.59809523809524" calcext:value-type="float">
            <text:p>3.59809523809524</text:p>
          </table:table-cell>
          <table:table-cell table:style-name="ce5" table:formula="of:=IF([.H140];     ([.I140]-[.I13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0]=1;[.H1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0]+1" office:value-type="float" office:value="116" calcext:value-type="float">
            <text:p>116</text:p>
          </table:table-cell>
          <table:table-cell table:style-name="ce5" table:formula="of:=(([.B141]-1)*itp)/1000" office:value-type="float" office:value="1.15" calcext:value-type="float">
            <text:p>1.15</text:p>
          </table:table-cell>
          <table:table-cell table:style-name="ce5" table:formula="of:=IF(([.B141]&lt;([.$C$11]+2));1;0)" office:value-type="float" office:value="1" calcext:value-type="float">
            <text:p>1</text:p>
          </table:table-cell>
          <table:table-cell table:style-name="ce5" table:formula="of:=MAX(0;MIN(1;([.E140]+IF(([.D141]=1);(1/[.$C$9]);(-1/[.$C$9])))))" office:value-type="float" office:value="1" calcext:value-type="float">
            <text:p>1</text:p>
          </table:table-cell>
          <table:table-cell table:style-name="ce5" table:formula="of:=SUM(OFFSET([.E141];((-1*MIN([.$C$10];[.B141]))+1);0;MIN([.$C$10];[.B141]);1))" office:value-type="float" office:value="20" calcext:value-type="float">
            <text:p>20</text:p>
          </table:table-cell>
          <table:table-cell table:style-name="ce5" table:formula="of:=IF([.E141]=0;IF([.F141]=0;1;0);0)" office:value-type="float" office:value="0" calcext:value-type="float">
            <text:p>0</text:p>
          </table:table-cell>
          <table:table-cell table:style-name="ce5" table:formula="of:=SUM([.$G$26:.G141])&lt;=2" office:value-type="float" office:value="1" calcext:value-type="float">
            <text:p>1</text:p>
          </table:table-cell>
          <table:table-cell table:style-name="ce5" table:formula="of:=IF([.H141];   (([.E141]+[.F141])/(1+[.$C$10]))*Vprog;  &quot;&quot;)" office:value-type="float" office:value="4" calcext:value-type="float">
            <text:p>4</text:p>
          </table:table-cell>
          <table:table-cell table:style-name="ce5" table:formula="of:=IF([.H141];  (((([.I141]+[.I140])/2)*itp)/1000)+[.J140];&quot;&quot;)" office:value-type="float" office:value="3.63809523809524" calcext:value-type="float">
            <text:p>3.63809523809524</text:p>
          </table:table-cell>
          <table:table-cell table:style-name="ce5" table:formula="of:=IF([.H141];     ([.I141]-[.I14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1]=1;[.H1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1]+1" office:value-type="float" office:value="117" calcext:value-type="float">
            <text:p>117</text:p>
          </table:table-cell>
          <table:table-cell table:style-name="ce5" table:formula="of:=(([.B142]-1)*itp)/1000" office:value-type="float" office:value="1.16" calcext:value-type="float">
            <text:p>1.16</text:p>
          </table:table-cell>
          <table:table-cell table:style-name="ce5" table:formula="of:=IF(([.B142]&lt;([.$C$11]+2));1;0)" office:value-type="float" office:value="1" calcext:value-type="float">
            <text:p>1</text:p>
          </table:table-cell>
          <table:table-cell table:style-name="ce5" table:formula="of:=MAX(0;MIN(1;([.E141]+IF(([.D142]=1);(1/[.$C$9]);(-1/[.$C$9])))))" office:value-type="float" office:value="1" calcext:value-type="float">
            <text:p>1</text:p>
          </table:table-cell>
          <table:table-cell table:style-name="ce5" table:formula="of:=SUM(OFFSET([.E142];((-1*MIN([.$C$10];[.B142]))+1);0;MIN([.$C$10];[.B142]);1))" office:value-type="float" office:value="20" calcext:value-type="float">
            <text:p>20</text:p>
          </table:table-cell>
          <table:table-cell table:style-name="ce5" table:formula="of:=IF([.E142]=0;IF([.F142]=0;1;0);0)" office:value-type="float" office:value="0" calcext:value-type="float">
            <text:p>0</text:p>
          </table:table-cell>
          <table:table-cell table:style-name="ce5" table:formula="of:=SUM([.$G$26:.G142])&lt;=2" office:value-type="float" office:value="1" calcext:value-type="float">
            <text:p>1</text:p>
          </table:table-cell>
          <table:table-cell table:style-name="ce5" table:formula="of:=IF([.H142];   (([.E142]+[.F142])/(1+[.$C$10]))*Vprog;  &quot;&quot;)" office:value-type="float" office:value="4" calcext:value-type="float">
            <text:p>4</text:p>
          </table:table-cell>
          <table:table-cell table:style-name="ce5" table:formula="of:=IF([.H142];  (((([.I142]+[.I141])/2)*itp)/1000)+[.J141];&quot;&quot;)" office:value-type="float" office:value="3.67809523809524" calcext:value-type="float">
            <text:p>3.67809523809524</text:p>
          </table:table-cell>
          <table:table-cell table:style-name="ce5" table:formula="of:=IF([.H142];     ([.I142]-[.I14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2]=1;[.H1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2]+1" office:value-type="float" office:value="118" calcext:value-type="float">
            <text:p>118</text:p>
          </table:table-cell>
          <table:table-cell table:style-name="ce5" table:formula="of:=(([.B143]-1)*itp)/1000" office:value-type="float" office:value="1.17" calcext:value-type="float">
            <text:p>1.17</text:p>
          </table:table-cell>
          <table:table-cell table:style-name="ce5" table:formula="of:=IF(([.B143]&lt;([.$C$11]+2));1;0)" office:value-type="float" office:value="1" calcext:value-type="float">
            <text:p>1</text:p>
          </table:table-cell>
          <table:table-cell table:style-name="ce5" table:formula="of:=MAX(0;MIN(1;([.E142]+IF(([.D143]=1);(1/[.$C$9]);(-1/[.$C$9])))))" office:value-type="float" office:value="1" calcext:value-type="float">
            <text:p>1</text:p>
          </table:table-cell>
          <table:table-cell table:style-name="ce5" table:formula="of:=SUM(OFFSET([.E143];((-1*MIN([.$C$10];[.B143]))+1);0;MIN([.$C$10];[.B143]);1))" office:value-type="float" office:value="20" calcext:value-type="float">
            <text:p>20</text:p>
          </table:table-cell>
          <table:table-cell table:style-name="ce5" table:formula="of:=IF([.E143]=0;IF([.F143]=0;1;0);0)" office:value-type="float" office:value="0" calcext:value-type="float">
            <text:p>0</text:p>
          </table:table-cell>
          <table:table-cell table:style-name="ce5" table:formula="of:=SUM([.$G$26:.G143])&lt;=2" office:value-type="float" office:value="1" calcext:value-type="float">
            <text:p>1</text:p>
          </table:table-cell>
          <table:table-cell table:style-name="ce5" table:formula="of:=IF([.H143];   (([.E143]+[.F143])/(1+[.$C$10]))*Vprog;  &quot;&quot;)" office:value-type="float" office:value="4" calcext:value-type="float">
            <text:p>4</text:p>
          </table:table-cell>
          <table:table-cell table:style-name="ce5" table:formula="of:=IF([.H143];  (((([.I143]+[.I142])/2)*itp)/1000)+[.J142];&quot;&quot;)" office:value-type="float" office:value="3.71809523809524" calcext:value-type="float">
            <text:p>3.71809523809524</text:p>
          </table:table-cell>
          <table:table-cell table:style-name="ce5" table:formula="of:=IF([.H143];     ([.I143]-[.I14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3]=1;[.H1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3]+1" office:value-type="float" office:value="119" calcext:value-type="float">
            <text:p>119</text:p>
          </table:table-cell>
          <table:table-cell table:style-name="ce5" table:formula="of:=(([.B144]-1)*itp)/1000" office:value-type="float" office:value="1.18" calcext:value-type="float">
            <text:p>1.18</text:p>
          </table:table-cell>
          <table:table-cell table:style-name="ce5" table:formula="of:=IF(([.B144]&lt;([.$C$11]+2));1;0)" office:value-type="float" office:value="1" calcext:value-type="float">
            <text:p>1</text:p>
          </table:table-cell>
          <table:table-cell table:style-name="ce5" table:formula="of:=MAX(0;MIN(1;([.E143]+IF(([.D144]=1);(1/[.$C$9]);(-1/[.$C$9])))))" office:value-type="float" office:value="1" calcext:value-type="float">
            <text:p>1</text:p>
          </table:table-cell>
          <table:table-cell table:style-name="ce5" table:formula="of:=SUM(OFFSET([.E144];((-1*MIN([.$C$10];[.B144]))+1);0;MIN([.$C$10];[.B144]);1))" office:value-type="float" office:value="20" calcext:value-type="float">
            <text:p>20</text:p>
          </table:table-cell>
          <table:table-cell table:style-name="ce5" table:formula="of:=IF([.E144]=0;IF([.F144]=0;1;0);0)" office:value-type="float" office:value="0" calcext:value-type="float">
            <text:p>0</text:p>
          </table:table-cell>
          <table:table-cell table:style-name="ce5" table:formula="of:=SUM([.$G$26:.G144])&lt;=2" office:value-type="float" office:value="1" calcext:value-type="float">
            <text:p>1</text:p>
          </table:table-cell>
          <table:table-cell table:style-name="ce5" table:formula="of:=IF([.H144];   (([.E144]+[.F144])/(1+[.$C$10]))*Vprog;  &quot;&quot;)" office:value-type="float" office:value="4" calcext:value-type="float">
            <text:p>4</text:p>
          </table:table-cell>
          <table:table-cell table:style-name="ce5" table:formula="of:=IF([.H144];  (((([.I144]+[.I143])/2)*itp)/1000)+[.J143];&quot;&quot;)" office:value-type="float" office:value="3.75809523809524" calcext:value-type="float">
            <text:p>3.75809523809524</text:p>
          </table:table-cell>
          <table:table-cell table:style-name="ce5" table:formula="of:=IF([.H144];     ([.I144]-[.I14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4]=1;[.H1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4]+1" office:value-type="float" office:value="120" calcext:value-type="float">
            <text:p>120</text:p>
          </table:table-cell>
          <table:table-cell table:style-name="ce5" table:formula="of:=(([.B145]-1)*itp)/1000" office:value-type="float" office:value="1.19" calcext:value-type="float">
            <text:p>1.19</text:p>
          </table:table-cell>
          <table:table-cell table:style-name="ce5" table:formula="of:=IF(([.B145]&lt;([.$C$11]+2));1;0)" office:value-type="float" office:value="1" calcext:value-type="float">
            <text:p>1</text:p>
          </table:table-cell>
          <table:table-cell table:style-name="ce5" table:formula="of:=MAX(0;MIN(1;([.E144]+IF(([.D145]=1);(1/[.$C$9]);(-1/[.$C$9])))))" office:value-type="float" office:value="1" calcext:value-type="float">
            <text:p>1</text:p>
          </table:table-cell>
          <table:table-cell table:style-name="ce5" table:formula="of:=SUM(OFFSET([.E145];((-1*MIN([.$C$10];[.B145]))+1);0;MIN([.$C$10];[.B145]);1))" office:value-type="float" office:value="20" calcext:value-type="float">
            <text:p>20</text:p>
          </table:table-cell>
          <table:table-cell table:style-name="ce5" table:formula="of:=IF([.E145]=0;IF([.F145]=0;1;0);0)" office:value-type="float" office:value="0" calcext:value-type="float">
            <text:p>0</text:p>
          </table:table-cell>
          <table:table-cell table:style-name="ce5" table:formula="of:=SUM([.$G$26:.G145])&lt;=2" office:value-type="float" office:value="1" calcext:value-type="float">
            <text:p>1</text:p>
          </table:table-cell>
          <table:table-cell table:style-name="ce5" table:formula="of:=IF([.H145];   (([.E145]+[.F145])/(1+[.$C$10]))*Vprog;  &quot;&quot;)" office:value-type="float" office:value="4" calcext:value-type="float">
            <text:p>4</text:p>
          </table:table-cell>
          <table:table-cell table:style-name="ce5" table:formula="of:=IF([.H145];  (((([.I145]+[.I144])/2)*itp)/1000)+[.J144];&quot;&quot;)" office:value-type="float" office:value="3.79809523809524" calcext:value-type="float">
            <text:p>3.79809523809524</text:p>
          </table:table-cell>
          <table:table-cell table:style-name="ce5" table:formula="of:=IF([.H145];     ([.I145]-[.I14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5]=1;[.H1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5]+1" office:value-type="float" office:value="121" calcext:value-type="float">
            <text:p>121</text:p>
          </table:table-cell>
          <table:table-cell table:style-name="ce5" table:formula="of:=(([.B146]-1)*itp)/1000" office:value-type="float" office:value="1.2" calcext:value-type="float">
            <text:p>1.2</text:p>
          </table:table-cell>
          <table:table-cell table:style-name="ce5" table:formula="of:=IF(([.B146]&lt;([.$C$11]+2));1;0)" office:value-type="float" office:value="1" calcext:value-type="float">
            <text:p>1</text:p>
          </table:table-cell>
          <table:table-cell table:style-name="ce5" table:formula="of:=MAX(0;MIN(1;([.E145]+IF(([.D146]=1);(1/[.$C$9]);(-1/[.$C$9])))))" office:value-type="float" office:value="1" calcext:value-type="float">
            <text:p>1</text:p>
          </table:table-cell>
          <table:table-cell table:style-name="ce5" table:formula="of:=SUM(OFFSET([.E146];((-1*MIN([.$C$10];[.B146]))+1);0;MIN([.$C$10];[.B146]);1))" office:value-type="float" office:value="20" calcext:value-type="float">
            <text:p>20</text:p>
          </table:table-cell>
          <table:table-cell table:style-name="ce5" table:formula="of:=IF([.E146]=0;IF([.F146]=0;1;0);0)" office:value-type="float" office:value="0" calcext:value-type="float">
            <text:p>0</text:p>
          </table:table-cell>
          <table:table-cell table:style-name="ce5" table:formula="of:=SUM([.$G$26:.G146])&lt;=2" office:value-type="float" office:value="1" calcext:value-type="float">
            <text:p>1</text:p>
          </table:table-cell>
          <table:table-cell table:style-name="ce5" table:formula="of:=IF([.H146];   (([.E146]+[.F146])/(1+[.$C$10]))*Vprog;  &quot;&quot;)" office:value-type="float" office:value="4" calcext:value-type="float">
            <text:p>4</text:p>
          </table:table-cell>
          <table:table-cell table:style-name="ce5" table:formula="of:=IF([.H146];  (((([.I146]+[.I145])/2)*itp)/1000)+[.J145];&quot;&quot;)" office:value-type="float" office:value="3.83809523809524" calcext:value-type="float">
            <text:p>3.83809523809524</text:p>
          </table:table-cell>
          <table:table-cell table:style-name="ce5" table:formula="of:=IF([.H146];     ([.I146]-[.I14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6]=1;[.H1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6]+1" office:value-type="float" office:value="122" calcext:value-type="float">
            <text:p>122</text:p>
          </table:table-cell>
          <table:table-cell table:style-name="ce5" table:formula="of:=(([.B147]-1)*itp)/1000" office:value-type="float" office:value="1.21" calcext:value-type="float">
            <text:p>1.21</text:p>
          </table:table-cell>
          <table:table-cell table:style-name="ce5" table:formula="of:=IF(([.B147]&lt;([.$C$11]+2));1;0)" office:value-type="float" office:value="1" calcext:value-type="float">
            <text:p>1</text:p>
          </table:table-cell>
          <table:table-cell table:style-name="ce5" table:formula="of:=MAX(0;MIN(1;([.E146]+IF(([.D147]=1);(1/[.$C$9]);(-1/[.$C$9])))))" office:value-type="float" office:value="1" calcext:value-type="float">
            <text:p>1</text:p>
          </table:table-cell>
          <table:table-cell table:style-name="ce5" table:formula="of:=SUM(OFFSET([.E147];((-1*MIN([.$C$10];[.B147]))+1);0;MIN([.$C$10];[.B147]);1))" office:value-type="float" office:value="20" calcext:value-type="float">
            <text:p>20</text:p>
          </table:table-cell>
          <table:table-cell table:style-name="ce5" table:formula="of:=IF([.E147]=0;IF([.F147]=0;1;0);0)" office:value-type="float" office:value="0" calcext:value-type="float">
            <text:p>0</text:p>
          </table:table-cell>
          <table:table-cell table:style-name="ce5" table:formula="of:=SUM([.$G$26:.G147])&lt;=2" office:value-type="float" office:value="1" calcext:value-type="float">
            <text:p>1</text:p>
          </table:table-cell>
          <table:table-cell table:style-name="ce5" table:formula="of:=IF([.H147];   (([.E147]+[.F147])/(1+[.$C$10]))*Vprog;  &quot;&quot;)" office:value-type="float" office:value="4" calcext:value-type="float">
            <text:p>4</text:p>
          </table:table-cell>
          <table:table-cell table:style-name="ce5" table:formula="of:=IF([.H147];  (((([.I147]+[.I146])/2)*itp)/1000)+[.J146];&quot;&quot;)" office:value-type="float" office:value="3.87809523809524" calcext:value-type="float">
            <text:p>3.87809523809524</text:p>
          </table:table-cell>
          <table:table-cell table:style-name="ce5" table:formula="of:=IF([.H147];     ([.I147]-[.I14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7]=1;[.H1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7]+1" office:value-type="float" office:value="123" calcext:value-type="float">
            <text:p>123</text:p>
          </table:table-cell>
          <table:table-cell table:style-name="ce5" table:formula="of:=(([.B148]-1)*itp)/1000" office:value-type="float" office:value="1.22" calcext:value-type="float">
            <text:p>1.22</text:p>
          </table:table-cell>
          <table:table-cell table:style-name="ce5" table:formula="of:=IF(([.B148]&lt;([.$C$11]+2));1;0)" office:value-type="float" office:value="1" calcext:value-type="float">
            <text:p>1</text:p>
          </table:table-cell>
          <table:table-cell table:style-name="ce5" table:formula="of:=MAX(0;MIN(1;([.E147]+IF(([.D148]=1);(1/[.$C$9]);(-1/[.$C$9])))))" office:value-type="float" office:value="1" calcext:value-type="float">
            <text:p>1</text:p>
          </table:table-cell>
          <table:table-cell table:style-name="ce5" table:formula="of:=SUM(OFFSET([.E148];((-1*MIN([.$C$10];[.B148]))+1);0;MIN([.$C$10];[.B148]);1))" office:value-type="float" office:value="20" calcext:value-type="float">
            <text:p>20</text:p>
          </table:table-cell>
          <table:table-cell table:style-name="ce5" table:formula="of:=IF([.E148]=0;IF([.F148]=0;1;0);0)" office:value-type="float" office:value="0" calcext:value-type="float">
            <text:p>0</text:p>
          </table:table-cell>
          <table:table-cell table:style-name="ce5" table:formula="of:=SUM([.$G$26:.G148])&lt;=2" office:value-type="float" office:value="1" calcext:value-type="float">
            <text:p>1</text:p>
          </table:table-cell>
          <table:table-cell table:style-name="ce5" table:formula="of:=IF([.H148];   (([.E148]+[.F148])/(1+[.$C$10]))*Vprog;  &quot;&quot;)" office:value-type="float" office:value="4" calcext:value-type="float">
            <text:p>4</text:p>
          </table:table-cell>
          <table:table-cell table:style-name="ce5" table:formula="of:=IF([.H148];  (((([.I148]+[.I147])/2)*itp)/1000)+[.J147];&quot;&quot;)" office:value-type="float" office:value="3.91809523809524" calcext:value-type="float">
            <text:p>3.91809523809524</text:p>
          </table:table-cell>
          <table:table-cell table:style-name="ce5" table:formula="of:=IF([.H148];     ([.I148]-[.I14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8]=1;[.H1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8]+1" office:value-type="float" office:value="124" calcext:value-type="float">
            <text:p>124</text:p>
          </table:table-cell>
          <table:table-cell table:style-name="ce5" table:formula="of:=(([.B149]-1)*itp)/1000" office:value-type="float" office:value="1.23" calcext:value-type="float">
            <text:p>1.23</text:p>
          </table:table-cell>
          <table:table-cell table:style-name="ce5" table:formula="of:=IF(([.B149]&lt;([.$C$11]+2));1;0)" office:value-type="float" office:value="1" calcext:value-type="float">
            <text:p>1</text:p>
          </table:table-cell>
          <table:table-cell table:style-name="ce5" table:formula="of:=MAX(0;MIN(1;([.E148]+IF(([.D149]=1);(1/[.$C$9]);(-1/[.$C$9])))))" office:value-type="float" office:value="1" calcext:value-type="float">
            <text:p>1</text:p>
          </table:table-cell>
          <table:table-cell table:style-name="ce5" table:formula="of:=SUM(OFFSET([.E149];((-1*MIN([.$C$10];[.B149]))+1);0;MIN([.$C$10];[.B149]);1))" office:value-type="float" office:value="20" calcext:value-type="float">
            <text:p>20</text:p>
          </table:table-cell>
          <table:table-cell table:style-name="ce5" table:formula="of:=IF([.E149]=0;IF([.F149]=0;1;0);0)" office:value-type="float" office:value="0" calcext:value-type="float">
            <text:p>0</text:p>
          </table:table-cell>
          <table:table-cell table:style-name="ce5" table:formula="of:=SUM([.$G$26:.G149])&lt;=2" office:value-type="float" office:value="1" calcext:value-type="float">
            <text:p>1</text:p>
          </table:table-cell>
          <table:table-cell table:style-name="ce5" table:formula="of:=IF([.H149];   (([.E149]+[.F149])/(1+[.$C$10]))*Vprog;  &quot;&quot;)" office:value-type="float" office:value="4" calcext:value-type="float">
            <text:p>4</text:p>
          </table:table-cell>
          <table:table-cell table:style-name="ce5" table:formula="of:=IF([.H149];  (((([.I149]+[.I148])/2)*itp)/1000)+[.J148];&quot;&quot;)" office:value-type="float" office:value="3.95809523809524" calcext:value-type="float">
            <text:p>3.95809523809524</text:p>
          </table:table-cell>
          <table:table-cell table:style-name="ce5" table:formula="of:=IF([.H149];     ([.I149]-[.I14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49]=1;[.H1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49]+1" office:value-type="float" office:value="125" calcext:value-type="float">
            <text:p>125</text:p>
          </table:table-cell>
          <table:table-cell table:style-name="ce5" table:formula="of:=(([.B150]-1)*itp)/1000" office:value-type="float" office:value="1.24" calcext:value-type="float">
            <text:p>1.24</text:p>
          </table:table-cell>
          <table:table-cell table:style-name="ce5" table:formula="of:=IF(([.B150]&lt;([.$C$11]+2));1;0)" office:value-type="float" office:value="1" calcext:value-type="float">
            <text:p>1</text:p>
          </table:table-cell>
          <table:table-cell table:style-name="ce5" table:formula="of:=MAX(0;MIN(1;([.E149]+IF(([.D150]=1);(1/[.$C$9]);(-1/[.$C$9])))))" office:value-type="float" office:value="1" calcext:value-type="float">
            <text:p>1</text:p>
          </table:table-cell>
          <table:table-cell table:style-name="ce5" table:formula="of:=SUM(OFFSET([.E150];((-1*MIN([.$C$10];[.B150]))+1);0;MIN([.$C$10];[.B150]);1))" office:value-type="float" office:value="20" calcext:value-type="float">
            <text:p>20</text:p>
          </table:table-cell>
          <table:table-cell table:style-name="ce5" table:formula="of:=IF([.E150]=0;IF([.F150]=0;1;0);0)" office:value-type="float" office:value="0" calcext:value-type="float">
            <text:p>0</text:p>
          </table:table-cell>
          <table:table-cell table:style-name="ce5" table:formula="of:=SUM([.$G$26:.G150])&lt;=2" office:value-type="float" office:value="1" calcext:value-type="float">
            <text:p>1</text:p>
          </table:table-cell>
          <table:table-cell table:style-name="ce5" table:formula="of:=IF([.H150];   (([.E150]+[.F150])/(1+[.$C$10]))*Vprog;  &quot;&quot;)" office:value-type="float" office:value="4" calcext:value-type="float">
            <text:p>4</text:p>
          </table:table-cell>
          <table:table-cell table:style-name="ce5" table:formula="of:=IF([.H150];  (((([.I150]+[.I149])/2)*itp)/1000)+[.J149];&quot;&quot;)" office:value-type="float" office:value="3.99809523809524" calcext:value-type="float">
            <text:p>3.99809523809524</text:p>
          </table:table-cell>
          <table:table-cell table:style-name="ce5" table:formula="of:=IF([.H150];     ([.I150]-[.I14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0]=1;[.H1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0]+1" office:value-type="float" office:value="126" calcext:value-type="float">
            <text:p>126</text:p>
          </table:table-cell>
          <table:table-cell table:style-name="ce5" table:formula="of:=(([.B151]-1)*itp)/1000" office:value-type="float" office:value="1.25" calcext:value-type="float">
            <text:p>1.25</text:p>
          </table:table-cell>
          <table:table-cell table:style-name="ce5" table:formula="of:=IF(([.B151]&lt;([.$C$11]+2));1;0)" office:value-type="float" office:value="1" calcext:value-type="float">
            <text:p>1</text:p>
          </table:table-cell>
          <table:table-cell table:style-name="ce5" table:formula="of:=MAX(0;MIN(1;([.E150]+IF(([.D151]=1);(1/[.$C$9]);(-1/[.$C$9])))))" office:value-type="float" office:value="1" calcext:value-type="float">
            <text:p>1</text:p>
          </table:table-cell>
          <table:table-cell table:style-name="ce5" table:formula="of:=SUM(OFFSET([.E151];((-1*MIN([.$C$10];[.B151]))+1);0;MIN([.$C$10];[.B151]);1))" office:value-type="float" office:value="20" calcext:value-type="float">
            <text:p>20</text:p>
          </table:table-cell>
          <table:table-cell table:style-name="ce5" table:formula="of:=IF([.E151]=0;IF([.F151]=0;1;0);0)" office:value-type="float" office:value="0" calcext:value-type="float">
            <text:p>0</text:p>
          </table:table-cell>
          <table:table-cell table:style-name="ce5" table:formula="of:=SUM([.$G$26:.G151])&lt;=2" office:value-type="float" office:value="1" calcext:value-type="float">
            <text:p>1</text:p>
          </table:table-cell>
          <table:table-cell table:style-name="ce5" table:formula="of:=IF([.H151];   (([.E151]+[.F151])/(1+[.$C$10]))*Vprog;  &quot;&quot;)" office:value-type="float" office:value="4" calcext:value-type="float">
            <text:p>4</text:p>
          </table:table-cell>
          <table:table-cell table:style-name="ce5" table:formula="of:=IF([.H151];  (((([.I151]+[.I150])/2)*itp)/1000)+[.J150];&quot;&quot;)" office:value-type="float" office:value="4.03809523809524" calcext:value-type="float">
            <text:p>4.03809523809524</text:p>
          </table:table-cell>
          <table:table-cell table:style-name="ce5" table:formula="of:=IF([.H151];     ([.I151]-[.I15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1]=1;[.H15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1]+1" office:value-type="float" office:value="127" calcext:value-type="float">
            <text:p>127</text:p>
          </table:table-cell>
          <table:table-cell table:style-name="ce5" table:formula="of:=(([.B152]-1)*itp)/1000" office:value-type="float" office:value="1.26" calcext:value-type="float">
            <text:p>1.26</text:p>
          </table:table-cell>
          <table:table-cell table:style-name="ce5" table:formula="of:=IF(([.B152]&lt;([.$C$11]+2));1;0)" office:value-type="float" office:value="1" calcext:value-type="float">
            <text:p>1</text:p>
          </table:table-cell>
          <table:table-cell table:style-name="ce5" table:formula="of:=MAX(0;MIN(1;([.E151]+IF(([.D152]=1);(1/[.$C$9]);(-1/[.$C$9])))))" office:value-type="float" office:value="1" calcext:value-type="float">
            <text:p>1</text:p>
          </table:table-cell>
          <table:table-cell table:style-name="ce5" table:formula="of:=SUM(OFFSET([.E152];((-1*MIN([.$C$10];[.B152]))+1);0;MIN([.$C$10];[.B152]);1))" office:value-type="float" office:value="20" calcext:value-type="float">
            <text:p>20</text:p>
          </table:table-cell>
          <table:table-cell table:style-name="ce5" table:formula="of:=IF([.E152]=0;IF([.F152]=0;1;0);0)" office:value-type="float" office:value="0" calcext:value-type="float">
            <text:p>0</text:p>
          </table:table-cell>
          <table:table-cell table:style-name="ce5" table:formula="of:=SUM([.$G$26:.G152])&lt;=2" office:value-type="float" office:value="1" calcext:value-type="float">
            <text:p>1</text:p>
          </table:table-cell>
          <table:table-cell table:style-name="ce5" table:formula="of:=IF([.H152];   (([.E152]+[.F152])/(1+[.$C$10]))*Vprog;  &quot;&quot;)" office:value-type="float" office:value="4" calcext:value-type="float">
            <text:p>4</text:p>
          </table:table-cell>
          <table:table-cell table:style-name="ce5" table:formula="of:=IF([.H152];  (((([.I152]+[.I151])/2)*itp)/1000)+[.J151];&quot;&quot;)" office:value-type="float" office:value="4.07809523809524" calcext:value-type="float">
            <text:p>4.07809523809524</text:p>
          </table:table-cell>
          <table:table-cell table:style-name="ce5" table:formula="of:=IF([.H152];     ([.I152]-[.I15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2]=1;[.H1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2]+1" office:value-type="float" office:value="128" calcext:value-type="float">
            <text:p>128</text:p>
          </table:table-cell>
          <table:table-cell table:style-name="ce5" table:formula="of:=(([.B153]-1)*itp)/1000" office:value-type="float" office:value="1.27" calcext:value-type="float">
            <text:p>1.27</text:p>
          </table:table-cell>
          <table:table-cell table:style-name="ce5" table:formula="of:=IF(([.B153]&lt;([.$C$11]+2));1;0)" office:value-type="float" office:value="1" calcext:value-type="float">
            <text:p>1</text:p>
          </table:table-cell>
          <table:table-cell table:style-name="ce5" table:formula="of:=MAX(0;MIN(1;([.E152]+IF(([.D153]=1);(1/[.$C$9]);(-1/[.$C$9])))))" office:value-type="float" office:value="1" calcext:value-type="float">
            <text:p>1</text:p>
          </table:table-cell>
          <table:table-cell table:style-name="ce5" table:formula="of:=SUM(OFFSET([.E153];((-1*MIN([.$C$10];[.B153]))+1);0;MIN([.$C$10];[.B153]);1))" office:value-type="float" office:value="20" calcext:value-type="float">
            <text:p>20</text:p>
          </table:table-cell>
          <table:table-cell table:style-name="ce5" table:formula="of:=IF([.E153]=0;IF([.F153]=0;1;0);0)" office:value-type="float" office:value="0" calcext:value-type="float">
            <text:p>0</text:p>
          </table:table-cell>
          <table:table-cell table:style-name="ce5" table:formula="of:=SUM([.$G$26:.G153])&lt;=2" office:value-type="float" office:value="1" calcext:value-type="float">
            <text:p>1</text:p>
          </table:table-cell>
          <table:table-cell table:style-name="ce5" table:formula="of:=IF([.H153];   (([.E153]+[.F153])/(1+[.$C$10]))*Vprog;  &quot;&quot;)" office:value-type="float" office:value="4" calcext:value-type="float">
            <text:p>4</text:p>
          </table:table-cell>
          <table:table-cell table:style-name="ce5" table:formula="of:=IF([.H153];  (((([.I153]+[.I152])/2)*itp)/1000)+[.J152];&quot;&quot;)" office:value-type="float" office:value="4.11809523809524" calcext:value-type="float">
            <text:p>4.11809523809524</text:p>
          </table:table-cell>
          <table:table-cell table:style-name="ce5" table:formula="of:=IF([.H153];     ([.I153]-[.I15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3]=1;[.H1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3]+1" office:value-type="float" office:value="129" calcext:value-type="float">
            <text:p>129</text:p>
          </table:table-cell>
          <table:table-cell table:style-name="ce5" table:formula="of:=(([.B154]-1)*itp)/1000" office:value-type="float" office:value="1.28" calcext:value-type="float">
            <text:p>1.28</text:p>
          </table:table-cell>
          <table:table-cell table:style-name="ce5" table:formula="of:=IF(([.B154]&lt;([.$C$11]+2));1;0)" office:value-type="float" office:value="1" calcext:value-type="float">
            <text:p>1</text:p>
          </table:table-cell>
          <table:table-cell table:style-name="ce5" table:formula="of:=MAX(0;MIN(1;([.E153]+IF(([.D154]=1);(1/[.$C$9]);(-1/[.$C$9])))))" office:value-type="float" office:value="1" calcext:value-type="float">
            <text:p>1</text:p>
          </table:table-cell>
          <table:table-cell table:style-name="ce5" table:formula="of:=SUM(OFFSET([.E154];((-1*MIN([.$C$10];[.B154]))+1);0;MIN([.$C$10];[.B154]);1))" office:value-type="float" office:value="20" calcext:value-type="float">
            <text:p>20</text:p>
          </table:table-cell>
          <table:table-cell table:style-name="ce5" table:formula="of:=IF([.E154]=0;IF([.F154]=0;1;0);0)" office:value-type="float" office:value="0" calcext:value-type="float">
            <text:p>0</text:p>
          </table:table-cell>
          <table:table-cell table:style-name="ce5" table:formula="of:=SUM([.$G$26:.G154])&lt;=2" office:value-type="float" office:value="1" calcext:value-type="float">
            <text:p>1</text:p>
          </table:table-cell>
          <table:table-cell table:style-name="ce5" table:formula="of:=IF([.H154];   (([.E154]+[.F154])/(1+[.$C$10]))*Vprog;  &quot;&quot;)" office:value-type="float" office:value="4" calcext:value-type="float">
            <text:p>4</text:p>
          </table:table-cell>
          <table:table-cell table:style-name="ce5" table:formula="of:=IF([.H154];  (((([.I154]+[.I153])/2)*itp)/1000)+[.J153];&quot;&quot;)" office:value-type="float" office:value="4.15809523809524" calcext:value-type="float">
            <text:p>4.15809523809524</text:p>
          </table:table-cell>
          <table:table-cell table:style-name="ce5" table:formula="of:=IF([.H154];     ([.I154]-[.I15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4]=1;[.H1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4]+1" office:value-type="float" office:value="130" calcext:value-type="float">
            <text:p>130</text:p>
          </table:table-cell>
          <table:table-cell table:style-name="ce5" table:formula="of:=(([.B155]-1)*itp)/1000" office:value-type="float" office:value="1.29" calcext:value-type="float">
            <text:p>1.29</text:p>
          </table:table-cell>
          <table:table-cell table:style-name="ce5" table:formula="of:=IF(([.B155]&lt;([.$C$11]+2));1;0)" office:value-type="float" office:value="1" calcext:value-type="float">
            <text:p>1</text:p>
          </table:table-cell>
          <table:table-cell table:style-name="ce5" table:formula="of:=MAX(0;MIN(1;([.E154]+IF(([.D155]=1);(1/[.$C$9]);(-1/[.$C$9])))))" office:value-type="float" office:value="1" calcext:value-type="float">
            <text:p>1</text:p>
          </table:table-cell>
          <table:table-cell table:style-name="ce5" table:formula="of:=SUM(OFFSET([.E155];((-1*MIN([.$C$10];[.B155]))+1);0;MIN([.$C$10];[.B155]);1))" office:value-type="float" office:value="20" calcext:value-type="float">
            <text:p>20</text:p>
          </table:table-cell>
          <table:table-cell table:style-name="ce5" table:formula="of:=IF([.E155]=0;IF([.F155]=0;1;0);0)" office:value-type="float" office:value="0" calcext:value-type="float">
            <text:p>0</text:p>
          </table:table-cell>
          <table:table-cell table:style-name="ce5" table:formula="of:=SUM([.$G$26:.G155])&lt;=2" office:value-type="float" office:value="1" calcext:value-type="float">
            <text:p>1</text:p>
          </table:table-cell>
          <table:table-cell table:style-name="ce5" table:formula="of:=IF([.H155];   (([.E155]+[.F155])/(1+[.$C$10]))*Vprog;  &quot;&quot;)" office:value-type="float" office:value="4" calcext:value-type="float">
            <text:p>4</text:p>
          </table:table-cell>
          <table:table-cell table:style-name="ce5" table:formula="of:=IF([.H155];  (((([.I155]+[.I154])/2)*itp)/1000)+[.J154];&quot;&quot;)" office:value-type="float" office:value="4.19809523809524" calcext:value-type="float">
            <text:p>4.19809523809524</text:p>
          </table:table-cell>
          <table:table-cell table:style-name="ce5" table:formula="of:=IF([.H155];     ([.I155]-[.I15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5]=1;[.H1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5]+1" office:value-type="float" office:value="131" calcext:value-type="float">
            <text:p>131</text:p>
          </table:table-cell>
          <table:table-cell table:style-name="ce5" table:formula="of:=(([.B156]-1)*itp)/1000" office:value-type="float" office:value="1.3" calcext:value-type="float">
            <text:p>1.3</text:p>
          </table:table-cell>
          <table:table-cell table:style-name="ce5" table:formula="of:=IF(([.B156]&lt;([.$C$11]+2));1;0)" office:value-type="float" office:value="1" calcext:value-type="float">
            <text:p>1</text:p>
          </table:table-cell>
          <table:table-cell table:style-name="ce5" table:formula="of:=MAX(0;MIN(1;([.E155]+IF(([.D156]=1);(1/[.$C$9]);(-1/[.$C$9])))))" office:value-type="float" office:value="1" calcext:value-type="float">
            <text:p>1</text:p>
          </table:table-cell>
          <table:table-cell table:style-name="ce5" table:formula="of:=SUM(OFFSET([.E156];((-1*MIN([.$C$10];[.B156]))+1);0;MIN([.$C$10];[.B156]);1))" office:value-type="float" office:value="20" calcext:value-type="float">
            <text:p>20</text:p>
          </table:table-cell>
          <table:table-cell table:style-name="ce5" table:formula="of:=IF([.E156]=0;IF([.F156]=0;1;0);0)" office:value-type="float" office:value="0" calcext:value-type="float">
            <text:p>0</text:p>
          </table:table-cell>
          <table:table-cell table:style-name="ce5" table:formula="of:=SUM([.$G$26:.G156])&lt;=2" office:value-type="float" office:value="1" calcext:value-type="float">
            <text:p>1</text:p>
          </table:table-cell>
          <table:table-cell table:style-name="ce5" table:formula="of:=IF([.H156];   (([.E156]+[.F156])/(1+[.$C$10]))*Vprog;  &quot;&quot;)" office:value-type="float" office:value="4" calcext:value-type="float">
            <text:p>4</text:p>
          </table:table-cell>
          <table:table-cell table:style-name="ce5" table:formula="of:=IF([.H156];  (((([.I156]+[.I155])/2)*itp)/1000)+[.J155];&quot;&quot;)" office:value-type="float" office:value="4.23809523809524" calcext:value-type="float">
            <text:p>4.23809523809524</text:p>
          </table:table-cell>
          <table:table-cell table:style-name="ce5" table:formula="of:=IF([.H156];     ([.I156]-[.I15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6]=1;[.H1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6]+1" office:value-type="float" office:value="132" calcext:value-type="float">
            <text:p>132</text:p>
          </table:table-cell>
          <table:table-cell table:style-name="ce5" table:formula="of:=(([.B157]-1)*itp)/1000" office:value-type="float" office:value="1.31" calcext:value-type="float">
            <text:p>1.31</text:p>
          </table:table-cell>
          <table:table-cell table:style-name="ce5" table:formula="of:=IF(([.B157]&lt;([.$C$11]+2));1;0)" office:value-type="float" office:value="1" calcext:value-type="float">
            <text:p>1</text:p>
          </table:table-cell>
          <table:table-cell table:style-name="ce5" table:formula="of:=MAX(0;MIN(1;([.E156]+IF(([.D157]=1);(1/[.$C$9]);(-1/[.$C$9])))))" office:value-type="float" office:value="1" calcext:value-type="float">
            <text:p>1</text:p>
          </table:table-cell>
          <table:table-cell table:style-name="ce5" table:formula="of:=SUM(OFFSET([.E157];((-1*MIN([.$C$10];[.B157]))+1);0;MIN([.$C$10];[.B157]);1))" office:value-type="float" office:value="20" calcext:value-type="float">
            <text:p>20</text:p>
          </table:table-cell>
          <table:table-cell table:style-name="ce5" table:formula="of:=IF([.E157]=0;IF([.F157]=0;1;0);0)" office:value-type="float" office:value="0" calcext:value-type="float">
            <text:p>0</text:p>
          </table:table-cell>
          <table:table-cell table:style-name="ce5" table:formula="of:=SUM([.$G$26:.G157])&lt;=2" office:value-type="float" office:value="1" calcext:value-type="float">
            <text:p>1</text:p>
          </table:table-cell>
          <table:table-cell table:style-name="ce5" table:formula="of:=IF([.H157];   (([.E157]+[.F157])/(1+[.$C$10]))*Vprog;  &quot;&quot;)" office:value-type="float" office:value="4" calcext:value-type="float">
            <text:p>4</text:p>
          </table:table-cell>
          <table:table-cell table:style-name="ce5" table:formula="of:=IF([.H157];  (((([.I157]+[.I156])/2)*itp)/1000)+[.J156];&quot;&quot;)" office:value-type="float" office:value="4.27809523809524" calcext:value-type="float">
            <text:p>4.27809523809524</text:p>
          </table:table-cell>
          <table:table-cell table:style-name="ce5" table:formula="of:=IF([.H157];     ([.I157]-[.I15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7]=1;[.H1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7]+1" office:value-type="float" office:value="133" calcext:value-type="float">
            <text:p>133</text:p>
          </table:table-cell>
          <table:table-cell table:style-name="ce5" table:formula="of:=(([.B158]-1)*itp)/1000" office:value-type="float" office:value="1.32" calcext:value-type="float">
            <text:p>1.32</text:p>
          </table:table-cell>
          <table:table-cell table:style-name="ce5" table:formula="of:=IF(([.B158]&lt;([.$C$11]+2));1;0)" office:value-type="float" office:value="1" calcext:value-type="float">
            <text:p>1</text:p>
          </table:table-cell>
          <table:table-cell table:style-name="ce5" table:formula="of:=MAX(0;MIN(1;([.E157]+IF(([.D158]=1);(1/[.$C$9]);(-1/[.$C$9])))))" office:value-type="float" office:value="1" calcext:value-type="float">
            <text:p>1</text:p>
          </table:table-cell>
          <table:table-cell table:style-name="ce5" table:formula="of:=SUM(OFFSET([.E158];((-1*MIN([.$C$10];[.B158]))+1);0;MIN([.$C$10];[.B158]);1))" office:value-type="float" office:value="20" calcext:value-type="float">
            <text:p>20</text:p>
          </table:table-cell>
          <table:table-cell table:style-name="ce5" table:formula="of:=IF([.E158]=0;IF([.F158]=0;1;0);0)" office:value-type="float" office:value="0" calcext:value-type="float">
            <text:p>0</text:p>
          </table:table-cell>
          <table:table-cell table:style-name="ce5" table:formula="of:=SUM([.$G$26:.G158])&lt;=2" office:value-type="float" office:value="1" calcext:value-type="float">
            <text:p>1</text:p>
          </table:table-cell>
          <table:table-cell table:style-name="ce5" table:formula="of:=IF([.H158];   (([.E158]+[.F158])/(1+[.$C$10]))*Vprog;  &quot;&quot;)" office:value-type="float" office:value="4" calcext:value-type="float">
            <text:p>4</text:p>
          </table:table-cell>
          <table:table-cell table:style-name="ce5" table:formula="of:=IF([.H158];  (((([.I158]+[.I157])/2)*itp)/1000)+[.J157];&quot;&quot;)" office:value-type="float" office:value="4.31809523809524" calcext:value-type="float">
            <text:p>4.31809523809524</text:p>
          </table:table-cell>
          <table:table-cell table:style-name="ce5" table:formula="of:=IF([.H158];     ([.I158]-[.I15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8]=1;[.H1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8]+1" office:value-type="float" office:value="134" calcext:value-type="float">
            <text:p>134</text:p>
          </table:table-cell>
          <table:table-cell table:style-name="ce5" table:formula="of:=(([.B159]-1)*itp)/1000" office:value-type="float" office:value="1.33" calcext:value-type="float">
            <text:p>1.33</text:p>
          </table:table-cell>
          <table:table-cell table:style-name="ce5" table:formula="of:=IF(([.B159]&lt;([.$C$11]+2));1;0)" office:value-type="float" office:value="1" calcext:value-type="float">
            <text:p>1</text:p>
          </table:table-cell>
          <table:table-cell table:style-name="ce5" table:formula="of:=MAX(0;MIN(1;([.E158]+IF(([.D159]=1);(1/[.$C$9]);(-1/[.$C$9])))))" office:value-type="float" office:value="1" calcext:value-type="float">
            <text:p>1</text:p>
          </table:table-cell>
          <table:table-cell table:style-name="ce5" table:formula="of:=SUM(OFFSET([.E159];((-1*MIN([.$C$10];[.B159]))+1);0;MIN([.$C$10];[.B159]);1))" office:value-type="float" office:value="20" calcext:value-type="float">
            <text:p>20</text:p>
          </table:table-cell>
          <table:table-cell table:style-name="ce5" table:formula="of:=IF([.E159]=0;IF([.F159]=0;1;0);0)" office:value-type="float" office:value="0" calcext:value-type="float">
            <text:p>0</text:p>
          </table:table-cell>
          <table:table-cell table:style-name="ce5" table:formula="of:=SUM([.$G$26:.G159])&lt;=2" office:value-type="float" office:value="1" calcext:value-type="float">
            <text:p>1</text:p>
          </table:table-cell>
          <table:table-cell table:style-name="ce5" table:formula="of:=IF([.H159];   (([.E159]+[.F159])/(1+[.$C$10]))*Vprog;  &quot;&quot;)" office:value-type="float" office:value="4" calcext:value-type="float">
            <text:p>4</text:p>
          </table:table-cell>
          <table:table-cell table:style-name="ce5" table:formula="of:=IF([.H159];  (((([.I159]+[.I158])/2)*itp)/1000)+[.J158];&quot;&quot;)" office:value-type="float" office:value="4.35809523809524" calcext:value-type="float">
            <text:p>4.35809523809524</text:p>
          </table:table-cell>
          <table:table-cell table:style-name="ce5" table:formula="of:=IF([.H159];     ([.I159]-[.I15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59]=1;[.H1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59]+1" office:value-type="float" office:value="135" calcext:value-type="float">
            <text:p>135</text:p>
          </table:table-cell>
          <table:table-cell table:style-name="ce5" table:formula="of:=(([.B160]-1)*itp)/1000" office:value-type="float" office:value="1.34" calcext:value-type="float">
            <text:p>1.34</text:p>
          </table:table-cell>
          <table:table-cell table:style-name="ce5" table:formula="of:=IF(([.B160]&lt;([.$C$11]+2));1;0)" office:value-type="float" office:value="1" calcext:value-type="float">
            <text:p>1</text:p>
          </table:table-cell>
          <table:table-cell table:style-name="ce5" table:formula="of:=MAX(0;MIN(1;([.E159]+IF(([.D160]=1);(1/[.$C$9]);(-1/[.$C$9])))))" office:value-type="float" office:value="1" calcext:value-type="float">
            <text:p>1</text:p>
          </table:table-cell>
          <table:table-cell table:style-name="ce5" table:formula="of:=SUM(OFFSET([.E160];((-1*MIN([.$C$10];[.B160]))+1);0;MIN([.$C$10];[.B160]);1))" office:value-type="float" office:value="20" calcext:value-type="float">
            <text:p>20</text:p>
          </table:table-cell>
          <table:table-cell table:style-name="ce5" table:formula="of:=IF([.E160]=0;IF([.F160]=0;1;0);0)" office:value-type="float" office:value="0" calcext:value-type="float">
            <text:p>0</text:p>
          </table:table-cell>
          <table:table-cell table:style-name="ce5" table:formula="of:=SUM([.$G$26:.G160])&lt;=2" office:value-type="float" office:value="1" calcext:value-type="float">
            <text:p>1</text:p>
          </table:table-cell>
          <table:table-cell table:style-name="ce5" table:formula="of:=IF([.H160];   (([.E160]+[.F160])/(1+[.$C$10]))*Vprog;  &quot;&quot;)" office:value-type="float" office:value="4" calcext:value-type="float">
            <text:p>4</text:p>
          </table:table-cell>
          <table:table-cell table:style-name="ce5" table:formula="of:=IF([.H160];  (((([.I160]+[.I159])/2)*itp)/1000)+[.J159];&quot;&quot;)" office:value-type="float" office:value="4.39809523809524" calcext:value-type="float">
            <text:p>4.39809523809524</text:p>
          </table:table-cell>
          <table:table-cell table:style-name="ce5" table:formula="of:=IF([.H160];     ([.I160]-[.I15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0]=1;[.H1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0]+1" office:value-type="float" office:value="136" calcext:value-type="float">
            <text:p>136</text:p>
          </table:table-cell>
          <table:table-cell table:style-name="ce5" table:formula="of:=(([.B161]-1)*itp)/1000" office:value-type="float" office:value="1.35" calcext:value-type="float">
            <text:p>1.35</text:p>
          </table:table-cell>
          <table:table-cell table:style-name="ce5" table:formula="of:=IF(([.B161]&lt;([.$C$11]+2));1;0)" office:value-type="float" office:value="1" calcext:value-type="float">
            <text:p>1</text:p>
          </table:table-cell>
          <table:table-cell table:style-name="ce5" table:formula="of:=MAX(0;MIN(1;([.E160]+IF(([.D161]=1);(1/[.$C$9]);(-1/[.$C$9])))))" office:value-type="float" office:value="1" calcext:value-type="float">
            <text:p>1</text:p>
          </table:table-cell>
          <table:table-cell table:style-name="ce5" table:formula="of:=SUM(OFFSET([.E161];((-1*MIN([.$C$10];[.B161]))+1);0;MIN([.$C$10];[.B161]);1))" office:value-type="float" office:value="20" calcext:value-type="float">
            <text:p>20</text:p>
          </table:table-cell>
          <table:table-cell table:style-name="ce5" table:formula="of:=IF([.E161]=0;IF([.F161]=0;1;0);0)" office:value-type="float" office:value="0" calcext:value-type="float">
            <text:p>0</text:p>
          </table:table-cell>
          <table:table-cell table:style-name="ce5" table:formula="of:=SUM([.$G$26:.G161])&lt;=2" office:value-type="float" office:value="1" calcext:value-type="float">
            <text:p>1</text:p>
          </table:table-cell>
          <table:table-cell table:style-name="ce5" table:formula="of:=IF([.H161];   (([.E161]+[.F161])/(1+[.$C$10]))*Vprog;  &quot;&quot;)" office:value-type="float" office:value="4" calcext:value-type="float">
            <text:p>4</text:p>
          </table:table-cell>
          <table:table-cell table:style-name="ce5" table:formula="of:=IF([.H161];  (((([.I161]+[.I160])/2)*itp)/1000)+[.J160];&quot;&quot;)" office:value-type="float" office:value="4.43809523809524" calcext:value-type="float">
            <text:p>4.43809523809524</text:p>
          </table:table-cell>
          <table:table-cell table:style-name="ce5" table:formula="of:=IF([.H161];     ([.I161]-[.I16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1]=1;[.H1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1]+1" office:value-type="float" office:value="137" calcext:value-type="float">
            <text:p>137</text:p>
          </table:table-cell>
          <table:table-cell table:style-name="ce5" table:formula="of:=(([.B162]-1)*itp)/1000" office:value-type="float" office:value="1.36" calcext:value-type="float">
            <text:p>1.36</text:p>
          </table:table-cell>
          <table:table-cell table:style-name="ce5" table:formula="of:=IF(([.B162]&lt;([.$C$11]+2));1;0)" office:value-type="float" office:value="1" calcext:value-type="float">
            <text:p>1</text:p>
          </table:table-cell>
          <table:table-cell table:style-name="ce5" table:formula="of:=MAX(0;MIN(1;([.E161]+IF(([.D162]=1);(1/[.$C$9]);(-1/[.$C$9])))))" office:value-type="float" office:value="1" calcext:value-type="float">
            <text:p>1</text:p>
          </table:table-cell>
          <table:table-cell table:style-name="ce5" table:formula="of:=SUM(OFFSET([.E162];((-1*MIN([.$C$10];[.B162]))+1);0;MIN([.$C$10];[.B162]);1))" office:value-type="float" office:value="20" calcext:value-type="float">
            <text:p>20</text:p>
          </table:table-cell>
          <table:table-cell table:style-name="ce5" table:formula="of:=IF([.E162]=0;IF([.F162]=0;1;0);0)" office:value-type="float" office:value="0" calcext:value-type="float">
            <text:p>0</text:p>
          </table:table-cell>
          <table:table-cell table:style-name="ce5" table:formula="of:=SUM([.$G$26:.G162])&lt;=2" office:value-type="float" office:value="1" calcext:value-type="float">
            <text:p>1</text:p>
          </table:table-cell>
          <table:table-cell table:style-name="ce5" table:formula="of:=IF([.H162];   (([.E162]+[.F162])/(1+[.$C$10]))*Vprog;  &quot;&quot;)" office:value-type="float" office:value="4" calcext:value-type="float">
            <text:p>4</text:p>
          </table:table-cell>
          <table:table-cell table:style-name="ce5" table:formula="of:=IF([.H162];  (((([.I162]+[.I161])/2)*itp)/1000)+[.J161];&quot;&quot;)" office:value-type="float" office:value="4.47809523809524" calcext:value-type="float">
            <text:p>4.47809523809524</text:p>
          </table:table-cell>
          <table:table-cell table:style-name="ce5" table:formula="of:=IF([.H162];     ([.I162]-[.I16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2]=1;[.H1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2]+1" office:value-type="float" office:value="138" calcext:value-type="float">
            <text:p>138</text:p>
          </table:table-cell>
          <table:table-cell table:style-name="ce5" table:formula="of:=(([.B163]-1)*itp)/1000" office:value-type="float" office:value="1.37" calcext:value-type="float">
            <text:p>1.37</text:p>
          </table:table-cell>
          <table:table-cell table:style-name="ce5" table:formula="of:=IF(([.B163]&lt;([.$C$11]+2));1;0)" office:value-type="float" office:value="1" calcext:value-type="float">
            <text:p>1</text:p>
          </table:table-cell>
          <table:table-cell table:style-name="ce5" table:formula="of:=MAX(0;MIN(1;([.E162]+IF(([.D163]=1);(1/[.$C$9]);(-1/[.$C$9])))))" office:value-type="float" office:value="1" calcext:value-type="float">
            <text:p>1</text:p>
          </table:table-cell>
          <table:table-cell table:style-name="ce5" table:formula="of:=SUM(OFFSET([.E163];((-1*MIN([.$C$10];[.B163]))+1);0;MIN([.$C$10];[.B163]);1))" office:value-type="float" office:value="20" calcext:value-type="float">
            <text:p>20</text:p>
          </table:table-cell>
          <table:table-cell table:style-name="ce5" table:formula="of:=IF([.E163]=0;IF([.F163]=0;1;0);0)" office:value-type="float" office:value="0" calcext:value-type="float">
            <text:p>0</text:p>
          </table:table-cell>
          <table:table-cell table:style-name="ce5" table:formula="of:=SUM([.$G$26:.G163])&lt;=2" office:value-type="float" office:value="1" calcext:value-type="float">
            <text:p>1</text:p>
          </table:table-cell>
          <table:table-cell table:style-name="ce5" table:formula="of:=IF([.H163];   (([.E163]+[.F163])/(1+[.$C$10]))*Vprog;  &quot;&quot;)" office:value-type="float" office:value="4" calcext:value-type="float">
            <text:p>4</text:p>
          </table:table-cell>
          <table:table-cell table:style-name="ce5" table:formula="of:=IF([.H163];  (((([.I163]+[.I162])/2)*itp)/1000)+[.J162];&quot;&quot;)" office:value-type="float" office:value="4.51809523809524" calcext:value-type="float">
            <text:p>4.51809523809524</text:p>
          </table:table-cell>
          <table:table-cell table:style-name="ce5" table:formula="of:=IF([.H163];     ([.I163]-[.I16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3]=1;[.H1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3]+1" office:value-type="float" office:value="139" calcext:value-type="float">
            <text:p>139</text:p>
          </table:table-cell>
          <table:table-cell table:style-name="ce5" table:formula="of:=(([.B164]-1)*itp)/1000" office:value-type="float" office:value="1.38" calcext:value-type="float">
            <text:p>1.38</text:p>
          </table:table-cell>
          <table:table-cell table:style-name="ce5" table:formula="of:=IF(([.B164]&lt;([.$C$11]+2));1;0)" office:value-type="float" office:value="1" calcext:value-type="float">
            <text:p>1</text:p>
          </table:table-cell>
          <table:table-cell table:style-name="ce5" table:formula="of:=MAX(0;MIN(1;([.E163]+IF(([.D164]=1);(1/[.$C$9]);(-1/[.$C$9])))))" office:value-type="float" office:value="1" calcext:value-type="float">
            <text:p>1</text:p>
          </table:table-cell>
          <table:table-cell table:style-name="ce5" table:formula="of:=SUM(OFFSET([.E164];((-1*MIN([.$C$10];[.B164]))+1);0;MIN([.$C$10];[.B164]);1))" office:value-type="float" office:value="20" calcext:value-type="float">
            <text:p>20</text:p>
          </table:table-cell>
          <table:table-cell table:style-name="ce5" table:formula="of:=IF([.E164]=0;IF([.F164]=0;1;0);0)" office:value-type="float" office:value="0" calcext:value-type="float">
            <text:p>0</text:p>
          </table:table-cell>
          <table:table-cell table:style-name="ce5" table:formula="of:=SUM([.$G$26:.G164])&lt;=2" office:value-type="float" office:value="1" calcext:value-type="float">
            <text:p>1</text:p>
          </table:table-cell>
          <table:table-cell table:style-name="ce5" table:formula="of:=IF([.H164];   (([.E164]+[.F164])/(1+[.$C$10]))*Vprog;  &quot;&quot;)" office:value-type="float" office:value="4" calcext:value-type="float">
            <text:p>4</text:p>
          </table:table-cell>
          <table:table-cell table:style-name="ce5" table:formula="of:=IF([.H164];  (((([.I164]+[.I163])/2)*itp)/1000)+[.J163];&quot;&quot;)" office:value-type="float" office:value="4.55809523809524" calcext:value-type="float">
            <text:p>4.55809523809524</text:p>
          </table:table-cell>
          <table:table-cell table:style-name="ce5" table:formula="of:=IF([.H164];     ([.I164]-[.I16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4]=1;[.H1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4]+1" office:value-type="float" office:value="140" calcext:value-type="float">
            <text:p>140</text:p>
          </table:table-cell>
          <table:table-cell table:style-name="ce5" table:formula="of:=(([.B165]-1)*itp)/1000" office:value-type="float" office:value="1.39" calcext:value-type="float">
            <text:p>1.39</text:p>
          </table:table-cell>
          <table:table-cell table:style-name="ce5" table:formula="of:=IF(([.B165]&lt;([.$C$11]+2));1;0)" office:value-type="float" office:value="1" calcext:value-type="float">
            <text:p>1</text:p>
          </table:table-cell>
          <table:table-cell table:style-name="ce5" table:formula="of:=MAX(0;MIN(1;([.E164]+IF(([.D165]=1);(1/[.$C$9]);(-1/[.$C$9])))))" office:value-type="float" office:value="1" calcext:value-type="float">
            <text:p>1</text:p>
          </table:table-cell>
          <table:table-cell table:style-name="ce5" table:formula="of:=SUM(OFFSET([.E165];((-1*MIN([.$C$10];[.B165]))+1);0;MIN([.$C$10];[.B165]);1))" office:value-type="float" office:value="20" calcext:value-type="float">
            <text:p>20</text:p>
          </table:table-cell>
          <table:table-cell table:style-name="ce5" table:formula="of:=IF([.E165]=0;IF([.F165]=0;1;0);0)" office:value-type="float" office:value="0" calcext:value-type="float">
            <text:p>0</text:p>
          </table:table-cell>
          <table:table-cell table:style-name="ce5" table:formula="of:=SUM([.$G$26:.G165])&lt;=2" office:value-type="float" office:value="1" calcext:value-type="float">
            <text:p>1</text:p>
          </table:table-cell>
          <table:table-cell table:style-name="ce5" table:formula="of:=IF([.H165];   (([.E165]+[.F165])/(1+[.$C$10]))*Vprog;  &quot;&quot;)" office:value-type="float" office:value="4" calcext:value-type="float">
            <text:p>4</text:p>
          </table:table-cell>
          <table:table-cell table:style-name="ce5" table:formula="of:=IF([.H165];  (((([.I165]+[.I164])/2)*itp)/1000)+[.J164];&quot;&quot;)" office:value-type="float" office:value="4.59809523809524" calcext:value-type="float">
            <text:p>4.59809523809524</text:p>
          </table:table-cell>
          <table:table-cell table:style-name="ce5" table:formula="of:=IF([.H165];     ([.I165]-[.I16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5]=1;[.H1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5]+1" office:value-type="float" office:value="141" calcext:value-type="float">
            <text:p>141</text:p>
          </table:table-cell>
          <table:table-cell table:style-name="ce5" table:formula="of:=(([.B166]-1)*itp)/1000" office:value-type="float" office:value="1.4" calcext:value-type="float">
            <text:p>1.4</text:p>
          </table:table-cell>
          <table:table-cell table:style-name="ce5" table:formula="of:=IF(([.B166]&lt;([.$C$11]+2));1;0)" office:value-type="float" office:value="1" calcext:value-type="float">
            <text:p>1</text:p>
          </table:table-cell>
          <table:table-cell table:style-name="ce5" table:formula="of:=MAX(0;MIN(1;([.E165]+IF(([.D166]=1);(1/[.$C$9]);(-1/[.$C$9])))))" office:value-type="float" office:value="1" calcext:value-type="float">
            <text:p>1</text:p>
          </table:table-cell>
          <table:table-cell table:style-name="ce5" table:formula="of:=SUM(OFFSET([.E166];((-1*MIN([.$C$10];[.B166]))+1);0;MIN([.$C$10];[.B166]);1))" office:value-type="float" office:value="20" calcext:value-type="float">
            <text:p>20</text:p>
          </table:table-cell>
          <table:table-cell table:style-name="ce5" table:formula="of:=IF([.E166]=0;IF([.F166]=0;1;0);0)" office:value-type="float" office:value="0" calcext:value-type="float">
            <text:p>0</text:p>
          </table:table-cell>
          <table:table-cell table:style-name="ce5" table:formula="of:=SUM([.$G$26:.G166])&lt;=2" office:value-type="float" office:value="1" calcext:value-type="float">
            <text:p>1</text:p>
          </table:table-cell>
          <table:table-cell table:style-name="ce5" table:formula="of:=IF([.H166];   (([.E166]+[.F166])/(1+[.$C$10]))*Vprog;  &quot;&quot;)" office:value-type="float" office:value="4" calcext:value-type="float">
            <text:p>4</text:p>
          </table:table-cell>
          <table:table-cell table:style-name="ce5" table:formula="of:=IF([.H166];  (((([.I166]+[.I165])/2)*itp)/1000)+[.J165];&quot;&quot;)" office:value-type="float" office:value="4.63809523809524" calcext:value-type="float">
            <text:p>4.63809523809524</text:p>
          </table:table-cell>
          <table:table-cell table:style-name="ce5" table:formula="of:=IF([.H166];     ([.I166]-[.I16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6]=1;[.H1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6]+1" office:value-type="float" office:value="142" calcext:value-type="float">
            <text:p>142</text:p>
          </table:table-cell>
          <table:table-cell table:style-name="ce5" table:formula="of:=(([.B167]-1)*itp)/1000" office:value-type="float" office:value="1.41" calcext:value-type="float">
            <text:p>1.41</text:p>
          </table:table-cell>
          <table:table-cell table:style-name="ce5" table:formula="of:=IF(([.B167]&lt;([.$C$11]+2));1;0)" office:value-type="float" office:value="1" calcext:value-type="float">
            <text:p>1</text:p>
          </table:table-cell>
          <table:table-cell table:style-name="ce5" table:formula="of:=MAX(0;MIN(1;([.E166]+IF(([.D167]=1);(1/[.$C$9]);(-1/[.$C$9])))))" office:value-type="float" office:value="1" calcext:value-type="float">
            <text:p>1</text:p>
          </table:table-cell>
          <table:table-cell table:style-name="ce5" table:formula="of:=SUM(OFFSET([.E167];((-1*MIN([.$C$10];[.B167]))+1);0;MIN([.$C$10];[.B167]);1))" office:value-type="float" office:value="20" calcext:value-type="float">
            <text:p>20</text:p>
          </table:table-cell>
          <table:table-cell table:style-name="ce5" table:formula="of:=IF([.E167]=0;IF([.F167]=0;1;0);0)" office:value-type="float" office:value="0" calcext:value-type="float">
            <text:p>0</text:p>
          </table:table-cell>
          <table:table-cell table:style-name="ce5" table:formula="of:=SUM([.$G$26:.G167])&lt;=2" office:value-type="float" office:value="1" calcext:value-type="float">
            <text:p>1</text:p>
          </table:table-cell>
          <table:table-cell table:style-name="ce5" table:formula="of:=IF([.H167];   (([.E167]+[.F167])/(1+[.$C$10]))*Vprog;  &quot;&quot;)" office:value-type="float" office:value="4" calcext:value-type="float">
            <text:p>4</text:p>
          </table:table-cell>
          <table:table-cell table:style-name="ce5" table:formula="of:=IF([.H167];  (((([.I167]+[.I166])/2)*itp)/1000)+[.J166];&quot;&quot;)" office:value-type="float" office:value="4.67809523809524" calcext:value-type="float">
            <text:p>4.67809523809524</text:p>
          </table:table-cell>
          <table:table-cell table:style-name="ce5" table:formula="of:=IF([.H167];     ([.I167]-[.I16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7]=1;[.H1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7]+1" office:value-type="float" office:value="143" calcext:value-type="float">
            <text:p>143</text:p>
          </table:table-cell>
          <table:table-cell table:style-name="ce5" table:formula="of:=(([.B168]-1)*itp)/1000" office:value-type="float" office:value="1.42" calcext:value-type="float">
            <text:p>1.42</text:p>
          </table:table-cell>
          <table:table-cell table:style-name="ce5" table:formula="of:=IF(([.B168]&lt;([.$C$11]+2));1;0)" office:value-type="float" office:value="1" calcext:value-type="float">
            <text:p>1</text:p>
          </table:table-cell>
          <table:table-cell table:style-name="ce5" table:formula="of:=MAX(0;MIN(1;([.E167]+IF(([.D168]=1);(1/[.$C$9]);(-1/[.$C$9])))))" office:value-type="float" office:value="1" calcext:value-type="float">
            <text:p>1</text:p>
          </table:table-cell>
          <table:table-cell table:style-name="ce5" table:formula="of:=SUM(OFFSET([.E168];((-1*MIN([.$C$10];[.B168]))+1);0;MIN([.$C$10];[.B168]);1))" office:value-type="float" office:value="20" calcext:value-type="float">
            <text:p>20</text:p>
          </table:table-cell>
          <table:table-cell table:style-name="ce5" table:formula="of:=IF([.E168]=0;IF([.F168]=0;1;0);0)" office:value-type="float" office:value="0" calcext:value-type="float">
            <text:p>0</text:p>
          </table:table-cell>
          <table:table-cell table:style-name="ce5" table:formula="of:=SUM([.$G$26:.G168])&lt;=2" office:value-type="float" office:value="1" calcext:value-type="float">
            <text:p>1</text:p>
          </table:table-cell>
          <table:table-cell table:style-name="ce5" table:formula="of:=IF([.H168];   (([.E168]+[.F168])/(1+[.$C$10]))*Vprog;  &quot;&quot;)" office:value-type="float" office:value="4" calcext:value-type="float">
            <text:p>4</text:p>
          </table:table-cell>
          <table:table-cell table:style-name="ce5" table:formula="of:=IF([.H168];  (((([.I168]+[.I167])/2)*itp)/1000)+[.J167];&quot;&quot;)" office:value-type="float" office:value="4.71809523809524" calcext:value-type="float">
            <text:p>4.71809523809524</text:p>
          </table:table-cell>
          <table:table-cell table:style-name="ce5" table:formula="of:=IF([.H168];     ([.I168]-[.I16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8]=1;[.H1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8]+1" office:value-type="float" office:value="144" calcext:value-type="float">
            <text:p>144</text:p>
          </table:table-cell>
          <table:table-cell table:style-name="ce5" table:formula="of:=(([.B169]-1)*itp)/1000" office:value-type="float" office:value="1.43" calcext:value-type="float">
            <text:p>1.43</text:p>
          </table:table-cell>
          <table:table-cell table:style-name="ce5" table:formula="of:=IF(([.B169]&lt;([.$C$11]+2));1;0)" office:value-type="float" office:value="1" calcext:value-type="float">
            <text:p>1</text:p>
          </table:table-cell>
          <table:table-cell table:style-name="ce5" table:formula="of:=MAX(0;MIN(1;([.E168]+IF(([.D169]=1);(1/[.$C$9]);(-1/[.$C$9])))))" office:value-type="float" office:value="1" calcext:value-type="float">
            <text:p>1</text:p>
          </table:table-cell>
          <table:table-cell table:style-name="ce5" table:formula="of:=SUM(OFFSET([.E169];((-1*MIN([.$C$10];[.B169]))+1);0;MIN([.$C$10];[.B169]);1))" office:value-type="float" office:value="20" calcext:value-type="float">
            <text:p>20</text:p>
          </table:table-cell>
          <table:table-cell table:style-name="ce5" table:formula="of:=IF([.E169]=0;IF([.F169]=0;1;0);0)" office:value-type="float" office:value="0" calcext:value-type="float">
            <text:p>0</text:p>
          </table:table-cell>
          <table:table-cell table:style-name="ce5" table:formula="of:=SUM([.$G$26:.G169])&lt;=2" office:value-type="float" office:value="1" calcext:value-type="float">
            <text:p>1</text:p>
          </table:table-cell>
          <table:table-cell table:style-name="ce5" table:formula="of:=IF([.H169];   (([.E169]+[.F169])/(1+[.$C$10]))*Vprog;  &quot;&quot;)" office:value-type="float" office:value="4" calcext:value-type="float">
            <text:p>4</text:p>
          </table:table-cell>
          <table:table-cell table:style-name="ce5" table:formula="of:=IF([.H169];  (((([.I169]+[.I168])/2)*itp)/1000)+[.J168];&quot;&quot;)" office:value-type="float" office:value="4.75809523809524" calcext:value-type="float">
            <text:p>4.75809523809524</text:p>
          </table:table-cell>
          <table:table-cell table:style-name="ce5" table:formula="of:=IF([.H169];     ([.I169]-[.I16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69]=1;[.H1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69]+1" office:value-type="float" office:value="145" calcext:value-type="float">
            <text:p>145</text:p>
          </table:table-cell>
          <table:table-cell table:style-name="ce5" table:formula="of:=(([.B170]-1)*itp)/1000" office:value-type="float" office:value="1.44" calcext:value-type="float">
            <text:p>1.44</text:p>
          </table:table-cell>
          <table:table-cell table:style-name="ce5" table:formula="of:=IF(([.B170]&lt;([.$C$11]+2));1;0)" office:value-type="float" office:value="1" calcext:value-type="float">
            <text:p>1</text:p>
          </table:table-cell>
          <table:table-cell table:style-name="ce5" table:formula="of:=MAX(0;MIN(1;([.E169]+IF(([.D170]=1);(1/[.$C$9]);(-1/[.$C$9])))))" office:value-type="float" office:value="1" calcext:value-type="float">
            <text:p>1</text:p>
          </table:table-cell>
          <table:table-cell table:style-name="ce5" table:formula="of:=SUM(OFFSET([.E170];((-1*MIN([.$C$10];[.B170]))+1);0;MIN([.$C$10];[.B170]);1))" office:value-type="float" office:value="20" calcext:value-type="float">
            <text:p>20</text:p>
          </table:table-cell>
          <table:table-cell table:style-name="ce5" table:formula="of:=IF([.E170]=0;IF([.F170]=0;1;0);0)" office:value-type="float" office:value="0" calcext:value-type="float">
            <text:p>0</text:p>
          </table:table-cell>
          <table:table-cell table:style-name="ce5" table:formula="of:=SUM([.$G$26:.G170])&lt;=2" office:value-type="float" office:value="1" calcext:value-type="float">
            <text:p>1</text:p>
          </table:table-cell>
          <table:table-cell table:style-name="ce5" table:formula="of:=IF([.H170];   (([.E170]+[.F170])/(1+[.$C$10]))*Vprog;  &quot;&quot;)" office:value-type="float" office:value="4" calcext:value-type="float">
            <text:p>4</text:p>
          </table:table-cell>
          <table:table-cell table:style-name="ce5" table:formula="of:=IF([.H170];  (((([.I170]+[.I169])/2)*itp)/1000)+[.J169];&quot;&quot;)" office:value-type="float" office:value="4.79809523809524" calcext:value-type="float">
            <text:p>4.79809523809524</text:p>
          </table:table-cell>
          <table:table-cell table:style-name="ce5" table:formula="of:=IF([.H170];     ([.I170]-[.I16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0]=1;[.H1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0]+1" office:value-type="float" office:value="146" calcext:value-type="float">
            <text:p>146</text:p>
          </table:table-cell>
          <table:table-cell table:style-name="ce5" table:formula="of:=(([.B171]-1)*itp)/1000" office:value-type="float" office:value="1.45" calcext:value-type="float">
            <text:p>1.45</text:p>
          </table:table-cell>
          <table:table-cell table:style-name="ce5" table:formula="of:=IF(([.B171]&lt;([.$C$11]+2));1;0)" office:value-type="float" office:value="1" calcext:value-type="float">
            <text:p>1</text:p>
          </table:table-cell>
          <table:table-cell table:style-name="ce5" table:formula="of:=MAX(0;MIN(1;([.E170]+IF(([.D171]=1);(1/[.$C$9]);(-1/[.$C$9])))))" office:value-type="float" office:value="1" calcext:value-type="float">
            <text:p>1</text:p>
          </table:table-cell>
          <table:table-cell table:style-name="ce5" table:formula="of:=SUM(OFFSET([.E171];((-1*MIN([.$C$10];[.B171]))+1);0;MIN([.$C$10];[.B171]);1))" office:value-type="float" office:value="20" calcext:value-type="float">
            <text:p>20</text:p>
          </table:table-cell>
          <table:table-cell table:style-name="ce5" table:formula="of:=IF([.E171]=0;IF([.F171]=0;1;0);0)" office:value-type="float" office:value="0" calcext:value-type="float">
            <text:p>0</text:p>
          </table:table-cell>
          <table:table-cell table:style-name="ce5" table:formula="of:=SUM([.$G$26:.G171])&lt;=2" office:value-type="float" office:value="1" calcext:value-type="float">
            <text:p>1</text:p>
          </table:table-cell>
          <table:table-cell table:style-name="ce5" table:formula="of:=IF([.H171];   (([.E171]+[.F171])/(1+[.$C$10]))*Vprog;  &quot;&quot;)" office:value-type="float" office:value="4" calcext:value-type="float">
            <text:p>4</text:p>
          </table:table-cell>
          <table:table-cell table:style-name="ce5" table:formula="of:=IF([.H171];  (((([.I171]+[.I170])/2)*itp)/1000)+[.J170];&quot;&quot;)" office:value-type="float" office:value="4.83809523809524" calcext:value-type="float">
            <text:p>4.83809523809524</text:p>
          </table:table-cell>
          <table:table-cell table:style-name="ce5" table:formula="of:=IF([.H171];     ([.I171]-[.I17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1]=1;[.H1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1]+1" office:value-type="float" office:value="147" calcext:value-type="float">
            <text:p>147</text:p>
          </table:table-cell>
          <table:table-cell table:style-name="ce5" table:formula="of:=(([.B172]-1)*itp)/1000" office:value-type="float" office:value="1.46" calcext:value-type="float">
            <text:p>1.46</text:p>
          </table:table-cell>
          <table:table-cell table:style-name="ce5" table:formula="of:=IF(([.B172]&lt;([.$C$11]+2));1;0)" office:value-type="float" office:value="1" calcext:value-type="float">
            <text:p>1</text:p>
          </table:table-cell>
          <table:table-cell table:style-name="ce5" table:formula="of:=MAX(0;MIN(1;([.E171]+IF(([.D172]=1);(1/[.$C$9]);(-1/[.$C$9])))))" office:value-type="float" office:value="1" calcext:value-type="float">
            <text:p>1</text:p>
          </table:table-cell>
          <table:table-cell table:style-name="ce5" table:formula="of:=SUM(OFFSET([.E172];((-1*MIN([.$C$10];[.B172]))+1);0;MIN([.$C$10];[.B172]);1))" office:value-type="float" office:value="20" calcext:value-type="float">
            <text:p>20</text:p>
          </table:table-cell>
          <table:table-cell table:style-name="ce5" table:formula="of:=IF([.E172]=0;IF([.F172]=0;1;0);0)" office:value-type="float" office:value="0" calcext:value-type="float">
            <text:p>0</text:p>
          </table:table-cell>
          <table:table-cell table:style-name="ce5" table:formula="of:=SUM([.$G$26:.G172])&lt;=2" office:value-type="float" office:value="1" calcext:value-type="float">
            <text:p>1</text:p>
          </table:table-cell>
          <table:table-cell table:style-name="ce5" table:formula="of:=IF([.H172];   (([.E172]+[.F172])/(1+[.$C$10]))*Vprog;  &quot;&quot;)" office:value-type="float" office:value="4" calcext:value-type="float">
            <text:p>4</text:p>
          </table:table-cell>
          <table:table-cell table:style-name="ce5" table:formula="of:=IF([.H172];  (((([.I172]+[.I171])/2)*itp)/1000)+[.J171];&quot;&quot;)" office:value-type="float" office:value="4.87809523809524" calcext:value-type="float">
            <text:p>4.87809523809524</text:p>
          </table:table-cell>
          <table:table-cell table:style-name="ce5" table:formula="of:=IF([.H172];     ([.I172]-[.I17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2]=1;[.H1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2]+1" office:value-type="float" office:value="148" calcext:value-type="float">
            <text:p>148</text:p>
          </table:table-cell>
          <table:table-cell table:style-name="ce5" table:formula="of:=(([.B173]-1)*itp)/1000" office:value-type="float" office:value="1.47" calcext:value-type="float">
            <text:p>1.47</text:p>
          </table:table-cell>
          <table:table-cell table:style-name="ce5" table:formula="of:=IF(([.B173]&lt;([.$C$11]+2));1;0)" office:value-type="float" office:value="1" calcext:value-type="float">
            <text:p>1</text:p>
          </table:table-cell>
          <table:table-cell table:style-name="ce5" table:formula="of:=MAX(0;MIN(1;([.E172]+IF(([.D173]=1);(1/[.$C$9]);(-1/[.$C$9])))))" office:value-type="float" office:value="1" calcext:value-type="float">
            <text:p>1</text:p>
          </table:table-cell>
          <table:table-cell table:style-name="ce5" table:formula="of:=SUM(OFFSET([.E173];((-1*MIN([.$C$10];[.B173]))+1);0;MIN([.$C$10];[.B173]);1))" office:value-type="float" office:value="20" calcext:value-type="float">
            <text:p>20</text:p>
          </table:table-cell>
          <table:table-cell table:style-name="ce5" table:formula="of:=IF([.E173]=0;IF([.F173]=0;1;0);0)" office:value-type="float" office:value="0" calcext:value-type="float">
            <text:p>0</text:p>
          </table:table-cell>
          <table:table-cell table:style-name="ce5" table:formula="of:=SUM([.$G$26:.G173])&lt;=2" office:value-type="float" office:value="1" calcext:value-type="float">
            <text:p>1</text:p>
          </table:table-cell>
          <table:table-cell table:style-name="ce5" table:formula="of:=IF([.H173];   (([.E173]+[.F173])/(1+[.$C$10]))*Vprog;  &quot;&quot;)" office:value-type="float" office:value="4" calcext:value-type="float">
            <text:p>4</text:p>
          </table:table-cell>
          <table:table-cell table:style-name="ce5" table:formula="of:=IF([.H173];  (((([.I173]+[.I172])/2)*itp)/1000)+[.J172];&quot;&quot;)" office:value-type="float" office:value="4.91809523809524" calcext:value-type="float">
            <text:p>4.91809523809524</text:p>
          </table:table-cell>
          <table:table-cell table:style-name="ce5" table:formula="of:=IF([.H173];     ([.I173]-[.I17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3]=1;[.H1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3]+1" office:value-type="float" office:value="149" calcext:value-type="float">
            <text:p>149</text:p>
          </table:table-cell>
          <table:table-cell table:style-name="ce5" table:formula="of:=(([.B174]-1)*itp)/1000" office:value-type="float" office:value="1.48" calcext:value-type="float">
            <text:p>1.48</text:p>
          </table:table-cell>
          <table:table-cell table:style-name="ce5" table:formula="of:=IF(([.B174]&lt;([.$C$11]+2));1;0)" office:value-type="float" office:value="1" calcext:value-type="float">
            <text:p>1</text:p>
          </table:table-cell>
          <table:table-cell table:style-name="ce5" table:formula="of:=MAX(0;MIN(1;([.E173]+IF(([.D174]=1);(1/[.$C$9]);(-1/[.$C$9])))))" office:value-type="float" office:value="1" calcext:value-type="float">
            <text:p>1</text:p>
          </table:table-cell>
          <table:table-cell table:style-name="ce5" table:formula="of:=SUM(OFFSET([.E174];((-1*MIN([.$C$10];[.B174]))+1);0;MIN([.$C$10];[.B174]);1))" office:value-type="float" office:value="20" calcext:value-type="float">
            <text:p>20</text:p>
          </table:table-cell>
          <table:table-cell table:style-name="ce5" table:formula="of:=IF([.E174]=0;IF([.F174]=0;1;0);0)" office:value-type="float" office:value="0" calcext:value-type="float">
            <text:p>0</text:p>
          </table:table-cell>
          <table:table-cell table:style-name="ce5" table:formula="of:=SUM([.$G$26:.G174])&lt;=2" office:value-type="float" office:value="1" calcext:value-type="float">
            <text:p>1</text:p>
          </table:table-cell>
          <table:table-cell table:style-name="ce5" table:formula="of:=IF([.H174];   (([.E174]+[.F174])/(1+[.$C$10]))*Vprog;  &quot;&quot;)" office:value-type="float" office:value="4" calcext:value-type="float">
            <text:p>4</text:p>
          </table:table-cell>
          <table:table-cell table:style-name="ce5" table:formula="of:=IF([.H174];  (((([.I174]+[.I173])/2)*itp)/1000)+[.J173];&quot;&quot;)" office:value-type="float" office:value="4.95809523809524" calcext:value-type="float">
            <text:p>4.95809523809524</text:p>
          </table:table-cell>
          <table:table-cell table:style-name="ce5" table:formula="of:=IF([.H174];     ([.I174]-[.I17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4]=1;[.H1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4]+1" office:value-type="float" office:value="150" calcext:value-type="float">
            <text:p>150</text:p>
          </table:table-cell>
          <table:table-cell table:style-name="ce5" table:formula="of:=(([.B175]-1)*itp)/1000" office:value-type="float" office:value="1.49" calcext:value-type="float">
            <text:p>1.49</text:p>
          </table:table-cell>
          <table:table-cell table:style-name="ce5" table:formula="of:=IF(([.B175]&lt;([.$C$11]+2));1;0)" office:value-type="float" office:value="1" calcext:value-type="float">
            <text:p>1</text:p>
          </table:table-cell>
          <table:table-cell table:style-name="ce5" table:formula="of:=MAX(0;MIN(1;([.E174]+IF(([.D175]=1);(1/[.$C$9]);(-1/[.$C$9])))))" office:value-type="float" office:value="1" calcext:value-type="float">
            <text:p>1</text:p>
          </table:table-cell>
          <table:table-cell table:style-name="ce5" table:formula="of:=SUM(OFFSET([.E175];((-1*MIN([.$C$10];[.B175]))+1);0;MIN([.$C$10];[.B175]);1))" office:value-type="float" office:value="20" calcext:value-type="float">
            <text:p>20</text:p>
          </table:table-cell>
          <table:table-cell table:style-name="ce5" table:formula="of:=IF([.E175]=0;IF([.F175]=0;1;0);0)" office:value-type="float" office:value="0" calcext:value-type="float">
            <text:p>0</text:p>
          </table:table-cell>
          <table:table-cell table:style-name="ce5" table:formula="of:=SUM([.$G$26:.G175])&lt;=2" office:value-type="float" office:value="1" calcext:value-type="float">
            <text:p>1</text:p>
          </table:table-cell>
          <table:table-cell table:style-name="ce5" table:formula="of:=IF([.H175];   (([.E175]+[.F175])/(1+[.$C$10]))*Vprog;  &quot;&quot;)" office:value-type="float" office:value="4" calcext:value-type="float">
            <text:p>4</text:p>
          </table:table-cell>
          <table:table-cell table:style-name="ce5" table:formula="of:=IF([.H175];  (((([.I175]+[.I174])/2)*itp)/1000)+[.J174];&quot;&quot;)" office:value-type="float" office:value="4.99809523809524" calcext:value-type="float">
            <text:p>4.99809523809524</text:p>
          </table:table-cell>
          <table:table-cell table:style-name="ce5" table:formula="of:=IF([.H175];     ([.I175]-[.I17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5]=1;[.H1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5]+1" office:value-type="float" office:value="151" calcext:value-type="float">
            <text:p>151</text:p>
          </table:table-cell>
          <table:table-cell table:style-name="ce5" table:formula="of:=(([.B176]-1)*itp)/1000" office:value-type="float" office:value="1.5" calcext:value-type="float">
            <text:p>1.5</text:p>
          </table:table-cell>
          <table:table-cell table:style-name="ce5" table:formula="of:=IF(([.B176]&lt;([.$C$11]+2));1;0)" office:value-type="float" office:value="1" calcext:value-type="float">
            <text:p>1</text:p>
          </table:table-cell>
          <table:table-cell table:style-name="ce5" table:formula="of:=MAX(0;MIN(1;([.E175]+IF(([.D176]=1);(1/[.$C$9]);(-1/[.$C$9])))))" office:value-type="float" office:value="1" calcext:value-type="float">
            <text:p>1</text:p>
          </table:table-cell>
          <table:table-cell table:style-name="ce5" table:formula="of:=SUM(OFFSET([.E176];((-1*MIN([.$C$10];[.B176]))+1);0;MIN([.$C$10];[.B176]);1))" office:value-type="float" office:value="20" calcext:value-type="float">
            <text:p>20</text:p>
          </table:table-cell>
          <table:table-cell table:style-name="ce5" table:formula="of:=IF([.E176]=0;IF([.F176]=0;1;0);0)" office:value-type="float" office:value="0" calcext:value-type="float">
            <text:p>0</text:p>
          </table:table-cell>
          <table:table-cell table:style-name="ce5" table:formula="of:=SUM([.$G$26:.G176])&lt;=2" office:value-type="float" office:value="1" calcext:value-type="float">
            <text:p>1</text:p>
          </table:table-cell>
          <table:table-cell table:style-name="ce5" table:formula="of:=IF([.H176];   (([.E176]+[.F176])/(1+[.$C$10]))*Vprog;  &quot;&quot;)" office:value-type="float" office:value="4" calcext:value-type="float">
            <text:p>4</text:p>
          </table:table-cell>
          <table:table-cell table:style-name="ce5" table:formula="of:=IF([.H176];  (((([.I176]+[.I175])/2)*itp)/1000)+[.J175];&quot;&quot;)" office:value-type="float" office:value="5.03809523809524" calcext:value-type="float">
            <text:p>5.03809523809524</text:p>
          </table:table-cell>
          <table:table-cell table:style-name="ce5" table:formula="of:=IF([.H176];     ([.I176]-[.I17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6]=1;[.H1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6]+1" office:value-type="float" office:value="152" calcext:value-type="float">
            <text:p>152</text:p>
          </table:table-cell>
          <table:table-cell table:style-name="ce5" table:formula="of:=(([.B177]-1)*itp)/1000" office:value-type="float" office:value="1.51" calcext:value-type="float">
            <text:p>1.51</text:p>
          </table:table-cell>
          <table:table-cell table:style-name="ce5" table:formula="of:=IF(([.B177]&lt;([.$C$11]+2));1;0)" office:value-type="float" office:value="1" calcext:value-type="float">
            <text:p>1</text:p>
          </table:table-cell>
          <table:table-cell table:style-name="ce5" table:formula="of:=MAX(0;MIN(1;([.E176]+IF(([.D177]=1);(1/[.$C$9]);(-1/[.$C$9])))))" office:value-type="float" office:value="1" calcext:value-type="float">
            <text:p>1</text:p>
          </table:table-cell>
          <table:table-cell table:style-name="ce5" table:formula="of:=SUM(OFFSET([.E177];((-1*MIN([.$C$10];[.B177]))+1);0;MIN([.$C$10];[.B177]);1))" office:value-type="float" office:value="20" calcext:value-type="float">
            <text:p>20</text:p>
          </table:table-cell>
          <table:table-cell table:style-name="ce5" table:formula="of:=IF([.E177]=0;IF([.F177]=0;1;0);0)" office:value-type="float" office:value="0" calcext:value-type="float">
            <text:p>0</text:p>
          </table:table-cell>
          <table:table-cell table:style-name="ce5" table:formula="of:=SUM([.$G$26:.G177])&lt;=2" office:value-type="float" office:value="1" calcext:value-type="float">
            <text:p>1</text:p>
          </table:table-cell>
          <table:table-cell table:style-name="ce5" table:formula="of:=IF([.H177];   (([.E177]+[.F177])/(1+[.$C$10]))*Vprog;  &quot;&quot;)" office:value-type="float" office:value="4" calcext:value-type="float">
            <text:p>4</text:p>
          </table:table-cell>
          <table:table-cell table:style-name="ce5" table:formula="of:=IF([.H177];  (((([.I177]+[.I176])/2)*itp)/1000)+[.J176];&quot;&quot;)" office:value-type="float" office:value="5.07809523809524" calcext:value-type="float">
            <text:p>5.07809523809524</text:p>
          </table:table-cell>
          <table:table-cell table:style-name="ce5" table:formula="of:=IF([.H177];     ([.I177]-[.I17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7]=1;[.H1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7]+1" office:value-type="float" office:value="153" calcext:value-type="float">
            <text:p>153</text:p>
          </table:table-cell>
          <table:table-cell table:style-name="ce5" table:formula="of:=(([.B178]-1)*itp)/1000" office:value-type="float" office:value="1.52" calcext:value-type="float">
            <text:p>1.52</text:p>
          </table:table-cell>
          <table:table-cell table:style-name="ce5" table:formula="of:=IF(([.B178]&lt;([.$C$11]+2));1;0)" office:value-type="float" office:value="1" calcext:value-type="float">
            <text:p>1</text:p>
          </table:table-cell>
          <table:table-cell table:style-name="ce5" table:formula="of:=MAX(0;MIN(1;([.E177]+IF(([.D178]=1);(1/[.$C$9]);(-1/[.$C$9])))))" office:value-type="float" office:value="1" calcext:value-type="float">
            <text:p>1</text:p>
          </table:table-cell>
          <table:table-cell table:style-name="ce5" table:formula="of:=SUM(OFFSET([.E178];((-1*MIN([.$C$10];[.B178]))+1);0;MIN([.$C$10];[.B178]);1))" office:value-type="float" office:value="20" calcext:value-type="float">
            <text:p>20</text:p>
          </table:table-cell>
          <table:table-cell table:style-name="ce5" table:formula="of:=IF([.E178]=0;IF([.F178]=0;1;0);0)" office:value-type="float" office:value="0" calcext:value-type="float">
            <text:p>0</text:p>
          </table:table-cell>
          <table:table-cell table:style-name="ce5" table:formula="of:=SUM([.$G$26:.G178])&lt;=2" office:value-type="float" office:value="1" calcext:value-type="float">
            <text:p>1</text:p>
          </table:table-cell>
          <table:table-cell table:style-name="ce5" table:formula="of:=IF([.H178];   (([.E178]+[.F178])/(1+[.$C$10]))*Vprog;  &quot;&quot;)" office:value-type="float" office:value="4" calcext:value-type="float">
            <text:p>4</text:p>
          </table:table-cell>
          <table:table-cell table:style-name="ce5" table:formula="of:=IF([.H178];  (((([.I178]+[.I177])/2)*itp)/1000)+[.J177];&quot;&quot;)" office:value-type="float" office:value="5.11809523809524" calcext:value-type="float">
            <text:p>5.11809523809524</text:p>
          </table:table-cell>
          <table:table-cell table:style-name="ce5" table:formula="of:=IF([.H178];     ([.I178]-[.I17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8]=1;[.H1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8]+1" office:value-type="float" office:value="154" calcext:value-type="float">
            <text:p>154</text:p>
          </table:table-cell>
          <table:table-cell table:style-name="ce5" table:formula="of:=(([.B179]-1)*itp)/1000" office:value-type="float" office:value="1.53" calcext:value-type="float">
            <text:p>1.53</text:p>
          </table:table-cell>
          <table:table-cell table:style-name="ce5" table:formula="of:=IF(([.B179]&lt;([.$C$11]+2));1;0)" office:value-type="float" office:value="1" calcext:value-type="float">
            <text:p>1</text:p>
          </table:table-cell>
          <table:table-cell table:style-name="ce5" table:formula="of:=MAX(0;MIN(1;([.E178]+IF(([.D179]=1);(1/[.$C$9]);(-1/[.$C$9])))))" office:value-type="float" office:value="1" calcext:value-type="float">
            <text:p>1</text:p>
          </table:table-cell>
          <table:table-cell table:style-name="ce5" table:formula="of:=SUM(OFFSET([.E179];((-1*MIN([.$C$10];[.B179]))+1);0;MIN([.$C$10];[.B179]);1))" office:value-type="float" office:value="20" calcext:value-type="float">
            <text:p>20</text:p>
          </table:table-cell>
          <table:table-cell table:style-name="ce5" table:formula="of:=IF([.E179]=0;IF([.F179]=0;1;0);0)" office:value-type="float" office:value="0" calcext:value-type="float">
            <text:p>0</text:p>
          </table:table-cell>
          <table:table-cell table:style-name="ce5" table:formula="of:=SUM([.$G$26:.G179])&lt;=2" office:value-type="float" office:value="1" calcext:value-type="float">
            <text:p>1</text:p>
          </table:table-cell>
          <table:table-cell table:style-name="ce5" table:formula="of:=IF([.H179];   (([.E179]+[.F179])/(1+[.$C$10]))*Vprog;  &quot;&quot;)" office:value-type="float" office:value="4" calcext:value-type="float">
            <text:p>4</text:p>
          </table:table-cell>
          <table:table-cell table:style-name="ce5" table:formula="of:=IF([.H179];  (((([.I179]+[.I178])/2)*itp)/1000)+[.J178];&quot;&quot;)" office:value-type="float" office:value="5.15809523809524" calcext:value-type="float">
            <text:p>5.15809523809524</text:p>
          </table:table-cell>
          <table:table-cell table:style-name="ce5" table:formula="of:=IF([.H179];     ([.I179]-[.I17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79]=1;[.H1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79]+1" office:value-type="float" office:value="155" calcext:value-type="float">
            <text:p>155</text:p>
          </table:table-cell>
          <table:table-cell table:style-name="ce5" table:formula="of:=(([.B180]-1)*itp)/1000" office:value-type="float" office:value="1.54" calcext:value-type="float">
            <text:p>1.54</text:p>
          </table:table-cell>
          <table:table-cell table:style-name="ce5" table:formula="of:=IF(([.B180]&lt;([.$C$11]+2));1;0)" office:value-type="float" office:value="1" calcext:value-type="float">
            <text:p>1</text:p>
          </table:table-cell>
          <table:table-cell table:style-name="ce5" table:formula="of:=MAX(0;MIN(1;([.E179]+IF(([.D180]=1);(1/[.$C$9]);(-1/[.$C$9])))))" office:value-type="float" office:value="1" calcext:value-type="float">
            <text:p>1</text:p>
          </table:table-cell>
          <table:table-cell table:style-name="ce5" table:formula="of:=SUM(OFFSET([.E180];((-1*MIN([.$C$10];[.B180]))+1);0;MIN([.$C$10];[.B180]);1))" office:value-type="float" office:value="20" calcext:value-type="float">
            <text:p>20</text:p>
          </table:table-cell>
          <table:table-cell table:style-name="ce5" table:formula="of:=IF([.E180]=0;IF([.F180]=0;1;0);0)" office:value-type="float" office:value="0" calcext:value-type="float">
            <text:p>0</text:p>
          </table:table-cell>
          <table:table-cell table:style-name="ce5" table:formula="of:=SUM([.$G$26:.G180])&lt;=2" office:value-type="float" office:value="1" calcext:value-type="float">
            <text:p>1</text:p>
          </table:table-cell>
          <table:table-cell table:style-name="ce5" table:formula="of:=IF([.H180];   (([.E180]+[.F180])/(1+[.$C$10]))*Vprog;  &quot;&quot;)" office:value-type="float" office:value="4" calcext:value-type="float">
            <text:p>4</text:p>
          </table:table-cell>
          <table:table-cell table:style-name="ce5" table:formula="of:=IF([.H180];  (((([.I180]+[.I179])/2)*itp)/1000)+[.J179];&quot;&quot;)" office:value-type="float" office:value="5.19809523809524" calcext:value-type="float">
            <text:p>5.19809523809524</text:p>
          </table:table-cell>
          <table:table-cell table:style-name="ce5" table:formula="of:=IF([.H180];     ([.I180]-[.I17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0]=1;[.H1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0]+1" office:value-type="float" office:value="156" calcext:value-type="float">
            <text:p>156</text:p>
          </table:table-cell>
          <table:table-cell table:style-name="ce5" table:formula="of:=(([.B181]-1)*itp)/1000" office:value-type="float" office:value="1.55" calcext:value-type="float">
            <text:p>1.55</text:p>
          </table:table-cell>
          <table:table-cell table:style-name="ce5" table:formula="of:=IF(([.B181]&lt;([.$C$11]+2));1;0)" office:value-type="float" office:value="1" calcext:value-type="float">
            <text:p>1</text:p>
          </table:table-cell>
          <table:table-cell table:style-name="ce5" table:formula="of:=MAX(0;MIN(1;([.E180]+IF(([.D181]=1);(1/[.$C$9]);(-1/[.$C$9])))))" office:value-type="float" office:value="1" calcext:value-type="float">
            <text:p>1</text:p>
          </table:table-cell>
          <table:table-cell table:style-name="ce5" table:formula="of:=SUM(OFFSET([.E181];((-1*MIN([.$C$10];[.B181]))+1);0;MIN([.$C$10];[.B181]);1))" office:value-type="float" office:value="20" calcext:value-type="float">
            <text:p>20</text:p>
          </table:table-cell>
          <table:table-cell table:style-name="ce5" table:formula="of:=IF([.E181]=0;IF([.F181]=0;1;0);0)" office:value-type="float" office:value="0" calcext:value-type="float">
            <text:p>0</text:p>
          </table:table-cell>
          <table:table-cell table:style-name="ce5" table:formula="of:=SUM([.$G$26:.G181])&lt;=2" office:value-type="float" office:value="1" calcext:value-type="float">
            <text:p>1</text:p>
          </table:table-cell>
          <table:table-cell table:style-name="ce5" table:formula="of:=IF([.H181];   (([.E181]+[.F181])/(1+[.$C$10]))*Vprog;  &quot;&quot;)" office:value-type="float" office:value="4" calcext:value-type="float">
            <text:p>4</text:p>
          </table:table-cell>
          <table:table-cell table:style-name="ce5" table:formula="of:=IF([.H181];  (((([.I181]+[.I180])/2)*itp)/1000)+[.J180];&quot;&quot;)" office:value-type="float" office:value="5.23809523809524" calcext:value-type="float">
            <text:p>5.23809523809524</text:p>
          </table:table-cell>
          <table:table-cell table:style-name="ce5" table:formula="of:=IF([.H181];     ([.I181]-[.I18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1]=1;[.H1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1]+1" office:value-type="float" office:value="157" calcext:value-type="float">
            <text:p>157</text:p>
          </table:table-cell>
          <table:table-cell table:style-name="ce5" table:formula="of:=(([.B182]-1)*itp)/1000" office:value-type="float" office:value="1.56" calcext:value-type="float">
            <text:p>1.56</text:p>
          </table:table-cell>
          <table:table-cell table:style-name="ce5" table:formula="of:=IF(([.B182]&lt;([.$C$11]+2));1;0)" office:value-type="float" office:value="1" calcext:value-type="float">
            <text:p>1</text:p>
          </table:table-cell>
          <table:table-cell table:style-name="ce5" table:formula="of:=MAX(0;MIN(1;([.E181]+IF(([.D182]=1);(1/[.$C$9]);(-1/[.$C$9])))))" office:value-type="float" office:value="1" calcext:value-type="float">
            <text:p>1</text:p>
          </table:table-cell>
          <table:table-cell table:style-name="ce5" table:formula="of:=SUM(OFFSET([.E182];((-1*MIN([.$C$10];[.B182]))+1);0;MIN([.$C$10];[.B182]);1))" office:value-type="float" office:value="20" calcext:value-type="float">
            <text:p>20</text:p>
          </table:table-cell>
          <table:table-cell table:style-name="ce5" table:formula="of:=IF([.E182]=0;IF([.F182]=0;1;0);0)" office:value-type="float" office:value="0" calcext:value-type="float">
            <text:p>0</text:p>
          </table:table-cell>
          <table:table-cell table:style-name="ce5" table:formula="of:=SUM([.$G$26:.G182])&lt;=2" office:value-type="float" office:value="1" calcext:value-type="float">
            <text:p>1</text:p>
          </table:table-cell>
          <table:table-cell table:style-name="ce5" table:formula="of:=IF([.H182];   (([.E182]+[.F182])/(1+[.$C$10]))*Vprog;  &quot;&quot;)" office:value-type="float" office:value="4" calcext:value-type="float">
            <text:p>4</text:p>
          </table:table-cell>
          <table:table-cell table:style-name="ce5" table:formula="of:=IF([.H182];  (((([.I182]+[.I181])/2)*itp)/1000)+[.J181];&quot;&quot;)" office:value-type="float" office:value="5.27809523809524" calcext:value-type="float">
            <text:p>5.27809523809524</text:p>
          </table:table-cell>
          <table:table-cell table:style-name="ce5" table:formula="of:=IF([.H182];     ([.I182]-[.I18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2]=1;[.H1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2]+1" office:value-type="float" office:value="158" calcext:value-type="float">
            <text:p>158</text:p>
          </table:table-cell>
          <table:table-cell table:style-name="ce5" table:formula="of:=(([.B183]-1)*itp)/1000" office:value-type="float" office:value="1.57" calcext:value-type="float">
            <text:p>1.57</text:p>
          </table:table-cell>
          <table:table-cell table:style-name="ce5" table:formula="of:=IF(([.B183]&lt;([.$C$11]+2));1;0)" office:value-type="float" office:value="1" calcext:value-type="float">
            <text:p>1</text:p>
          </table:table-cell>
          <table:table-cell table:style-name="ce5" table:formula="of:=MAX(0;MIN(1;([.E182]+IF(([.D183]=1);(1/[.$C$9]);(-1/[.$C$9])))))" office:value-type="float" office:value="1" calcext:value-type="float">
            <text:p>1</text:p>
          </table:table-cell>
          <table:table-cell table:style-name="ce5" table:formula="of:=SUM(OFFSET([.E183];((-1*MIN([.$C$10];[.B183]))+1);0;MIN([.$C$10];[.B183]);1))" office:value-type="float" office:value="20" calcext:value-type="float">
            <text:p>20</text:p>
          </table:table-cell>
          <table:table-cell table:style-name="ce5" table:formula="of:=IF([.E183]=0;IF([.F183]=0;1;0);0)" office:value-type="float" office:value="0" calcext:value-type="float">
            <text:p>0</text:p>
          </table:table-cell>
          <table:table-cell table:style-name="ce5" table:formula="of:=SUM([.$G$26:.G183])&lt;=2" office:value-type="float" office:value="1" calcext:value-type="float">
            <text:p>1</text:p>
          </table:table-cell>
          <table:table-cell table:style-name="ce5" table:formula="of:=IF([.H183];   (([.E183]+[.F183])/(1+[.$C$10]))*Vprog;  &quot;&quot;)" office:value-type="float" office:value="4" calcext:value-type="float">
            <text:p>4</text:p>
          </table:table-cell>
          <table:table-cell table:style-name="ce5" table:formula="of:=IF([.H183];  (((([.I183]+[.I182])/2)*itp)/1000)+[.J182];&quot;&quot;)" office:value-type="float" office:value="5.31809523809524" calcext:value-type="float">
            <text:p>5.31809523809524</text:p>
          </table:table-cell>
          <table:table-cell table:style-name="ce5" table:formula="of:=IF([.H183];     ([.I183]-[.I18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3]=1;[.H1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3]+1" office:value-type="float" office:value="159" calcext:value-type="float">
            <text:p>159</text:p>
          </table:table-cell>
          <table:table-cell table:style-name="ce5" table:formula="of:=(([.B184]-1)*itp)/1000" office:value-type="float" office:value="1.58" calcext:value-type="float">
            <text:p>1.58</text:p>
          </table:table-cell>
          <table:table-cell table:style-name="ce5" table:formula="of:=IF(([.B184]&lt;([.$C$11]+2));1;0)" office:value-type="float" office:value="1" calcext:value-type="float">
            <text:p>1</text:p>
          </table:table-cell>
          <table:table-cell table:style-name="ce5" table:formula="of:=MAX(0;MIN(1;([.E183]+IF(([.D184]=1);(1/[.$C$9]);(-1/[.$C$9])))))" office:value-type="float" office:value="1" calcext:value-type="float">
            <text:p>1</text:p>
          </table:table-cell>
          <table:table-cell table:style-name="ce5" table:formula="of:=SUM(OFFSET([.E184];((-1*MIN([.$C$10];[.B184]))+1);0;MIN([.$C$10];[.B184]);1))" office:value-type="float" office:value="20" calcext:value-type="float">
            <text:p>20</text:p>
          </table:table-cell>
          <table:table-cell table:style-name="ce5" table:formula="of:=IF([.E184]=0;IF([.F184]=0;1;0);0)" office:value-type="float" office:value="0" calcext:value-type="float">
            <text:p>0</text:p>
          </table:table-cell>
          <table:table-cell table:style-name="ce5" table:formula="of:=SUM([.$G$26:.G184])&lt;=2" office:value-type="float" office:value="1" calcext:value-type="float">
            <text:p>1</text:p>
          </table:table-cell>
          <table:table-cell table:style-name="ce5" table:formula="of:=IF([.H184];   (([.E184]+[.F184])/(1+[.$C$10]))*Vprog;  &quot;&quot;)" office:value-type="float" office:value="4" calcext:value-type="float">
            <text:p>4</text:p>
          </table:table-cell>
          <table:table-cell table:style-name="ce5" table:formula="of:=IF([.H184];  (((([.I184]+[.I183])/2)*itp)/1000)+[.J183];&quot;&quot;)" office:value-type="float" office:value="5.35809523809524" calcext:value-type="float">
            <text:p>5.35809523809524</text:p>
          </table:table-cell>
          <table:table-cell table:style-name="ce5" table:formula="of:=IF([.H184];     ([.I184]-[.I18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4]=1;[.H1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4]+1" office:value-type="float" office:value="160" calcext:value-type="float">
            <text:p>160</text:p>
          </table:table-cell>
          <table:table-cell table:style-name="ce5" table:formula="of:=(([.B185]-1)*itp)/1000" office:value-type="float" office:value="1.59" calcext:value-type="float">
            <text:p>1.59</text:p>
          </table:table-cell>
          <table:table-cell table:style-name="ce5" table:formula="of:=IF(([.B185]&lt;([.$C$11]+2));1;0)" office:value-type="float" office:value="1" calcext:value-type="float">
            <text:p>1</text:p>
          </table:table-cell>
          <table:table-cell table:style-name="ce5" table:formula="of:=MAX(0;MIN(1;([.E184]+IF(([.D185]=1);(1/[.$C$9]);(-1/[.$C$9])))))" office:value-type="float" office:value="1" calcext:value-type="float">
            <text:p>1</text:p>
          </table:table-cell>
          <table:table-cell table:style-name="ce5" table:formula="of:=SUM(OFFSET([.E185];((-1*MIN([.$C$10];[.B185]))+1);0;MIN([.$C$10];[.B185]);1))" office:value-type="float" office:value="20" calcext:value-type="float">
            <text:p>20</text:p>
          </table:table-cell>
          <table:table-cell table:style-name="ce5" table:formula="of:=IF([.E185]=0;IF([.F185]=0;1;0);0)" office:value-type="float" office:value="0" calcext:value-type="float">
            <text:p>0</text:p>
          </table:table-cell>
          <table:table-cell table:style-name="ce5" table:formula="of:=SUM([.$G$26:.G185])&lt;=2" office:value-type="float" office:value="1" calcext:value-type="float">
            <text:p>1</text:p>
          </table:table-cell>
          <table:table-cell table:style-name="ce5" table:formula="of:=IF([.H185];   (([.E185]+[.F185])/(1+[.$C$10]))*Vprog;  &quot;&quot;)" office:value-type="float" office:value="4" calcext:value-type="float">
            <text:p>4</text:p>
          </table:table-cell>
          <table:table-cell table:style-name="ce5" table:formula="of:=IF([.H185];  (((([.I185]+[.I184])/2)*itp)/1000)+[.J184];&quot;&quot;)" office:value-type="float" office:value="5.39809523809524" calcext:value-type="float">
            <text:p>5.39809523809524</text:p>
          </table:table-cell>
          <table:table-cell table:style-name="ce5" table:formula="of:=IF([.H185];     ([.I185]-[.I18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5]=1;[.H1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5]+1" office:value-type="float" office:value="161" calcext:value-type="float">
            <text:p>161</text:p>
          </table:table-cell>
          <table:table-cell table:style-name="ce5" table:formula="of:=(([.B186]-1)*itp)/1000" office:value-type="float" office:value="1.6" calcext:value-type="float">
            <text:p>1.6</text:p>
          </table:table-cell>
          <table:table-cell table:style-name="ce5" table:formula="of:=IF(([.B186]&lt;([.$C$11]+2));1;0)" office:value-type="float" office:value="1" calcext:value-type="float">
            <text:p>1</text:p>
          </table:table-cell>
          <table:table-cell table:style-name="ce5" table:formula="of:=MAX(0;MIN(1;([.E185]+IF(([.D186]=1);(1/[.$C$9]);(-1/[.$C$9])))))" office:value-type="float" office:value="1" calcext:value-type="float">
            <text:p>1</text:p>
          </table:table-cell>
          <table:table-cell table:style-name="ce5" table:formula="of:=SUM(OFFSET([.E186];((-1*MIN([.$C$10];[.B186]))+1);0;MIN([.$C$10];[.B186]);1))" office:value-type="float" office:value="20" calcext:value-type="float">
            <text:p>20</text:p>
          </table:table-cell>
          <table:table-cell table:style-name="ce5" table:formula="of:=IF([.E186]=0;IF([.F186]=0;1;0);0)" office:value-type="float" office:value="0" calcext:value-type="float">
            <text:p>0</text:p>
          </table:table-cell>
          <table:table-cell table:style-name="ce5" table:formula="of:=SUM([.$G$26:.G186])&lt;=2" office:value-type="float" office:value="1" calcext:value-type="float">
            <text:p>1</text:p>
          </table:table-cell>
          <table:table-cell table:style-name="ce5" table:formula="of:=IF([.H186];   (([.E186]+[.F186])/(1+[.$C$10]))*Vprog;  &quot;&quot;)" office:value-type="float" office:value="4" calcext:value-type="float">
            <text:p>4</text:p>
          </table:table-cell>
          <table:table-cell table:style-name="ce5" table:formula="of:=IF([.H186];  (((([.I186]+[.I185])/2)*itp)/1000)+[.J185];&quot;&quot;)" office:value-type="float" office:value="5.43809523809524" calcext:value-type="float">
            <text:p>5.43809523809524</text:p>
          </table:table-cell>
          <table:table-cell table:style-name="ce5" table:formula="of:=IF([.H186];     ([.I186]-[.I18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6]=1;[.H1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6]+1" office:value-type="float" office:value="162" calcext:value-type="float">
            <text:p>162</text:p>
          </table:table-cell>
          <table:table-cell table:style-name="ce5" table:formula="of:=(([.B187]-1)*itp)/1000" office:value-type="float" office:value="1.61" calcext:value-type="float">
            <text:p>1.61</text:p>
          </table:table-cell>
          <table:table-cell table:style-name="ce5" table:formula="of:=IF(([.B187]&lt;([.$C$11]+2));1;0)" office:value-type="float" office:value="1" calcext:value-type="float">
            <text:p>1</text:p>
          </table:table-cell>
          <table:table-cell table:style-name="ce5" table:formula="of:=MAX(0;MIN(1;([.E186]+IF(([.D187]=1);(1/[.$C$9]);(-1/[.$C$9])))))" office:value-type="float" office:value="1" calcext:value-type="float">
            <text:p>1</text:p>
          </table:table-cell>
          <table:table-cell table:style-name="ce5" table:formula="of:=SUM(OFFSET([.E187];((-1*MIN([.$C$10];[.B187]))+1);0;MIN([.$C$10];[.B187]);1))" office:value-type="float" office:value="20" calcext:value-type="float">
            <text:p>20</text:p>
          </table:table-cell>
          <table:table-cell table:style-name="ce5" table:formula="of:=IF([.E187]=0;IF([.F187]=0;1;0);0)" office:value-type="float" office:value="0" calcext:value-type="float">
            <text:p>0</text:p>
          </table:table-cell>
          <table:table-cell table:style-name="ce5" table:formula="of:=SUM([.$G$26:.G187])&lt;=2" office:value-type="float" office:value="1" calcext:value-type="float">
            <text:p>1</text:p>
          </table:table-cell>
          <table:table-cell table:style-name="ce5" table:formula="of:=IF([.H187];   (([.E187]+[.F187])/(1+[.$C$10]))*Vprog;  &quot;&quot;)" office:value-type="float" office:value="4" calcext:value-type="float">
            <text:p>4</text:p>
          </table:table-cell>
          <table:table-cell table:style-name="ce5" table:formula="of:=IF([.H187];  (((([.I187]+[.I186])/2)*itp)/1000)+[.J186];&quot;&quot;)" office:value-type="float" office:value="5.47809523809524" calcext:value-type="float">
            <text:p>5.47809523809524</text:p>
          </table:table-cell>
          <table:table-cell table:style-name="ce5" table:formula="of:=IF([.H187];     ([.I187]-[.I18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7]=1;[.H1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7]+1" office:value-type="float" office:value="163" calcext:value-type="float">
            <text:p>163</text:p>
          </table:table-cell>
          <table:table-cell table:style-name="ce5" table:formula="of:=(([.B188]-1)*itp)/1000" office:value-type="float" office:value="1.62" calcext:value-type="float">
            <text:p>1.62</text:p>
          </table:table-cell>
          <table:table-cell table:style-name="ce5" table:formula="of:=IF(([.B188]&lt;([.$C$11]+2));1;0)" office:value-type="float" office:value="1" calcext:value-type="float">
            <text:p>1</text:p>
          </table:table-cell>
          <table:table-cell table:style-name="ce5" table:formula="of:=MAX(0;MIN(1;([.E187]+IF(([.D188]=1);(1/[.$C$9]);(-1/[.$C$9])))))" office:value-type="float" office:value="1" calcext:value-type="float">
            <text:p>1</text:p>
          </table:table-cell>
          <table:table-cell table:style-name="ce5" table:formula="of:=SUM(OFFSET([.E188];((-1*MIN([.$C$10];[.B188]))+1);0;MIN([.$C$10];[.B188]);1))" office:value-type="float" office:value="20" calcext:value-type="float">
            <text:p>20</text:p>
          </table:table-cell>
          <table:table-cell table:style-name="ce5" table:formula="of:=IF([.E188]=0;IF([.F188]=0;1;0);0)" office:value-type="float" office:value="0" calcext:value-type="float">
            <text:p>0</text:p>
          </table:table-cell>
          <table:table-cell table:style-name="ce5" table:formula="of:=SUM([.$G$26:.G188])&lt;=2" office:value-type="float" office:value="1" calcext:value-type="float">
            <text:p>1</text:p>
          </table:table-cell>
          <table:table-cell table:style-name="ce5" table:formula="of:=IF([.H188];   (([.E188]+[.F188])/(1+[.$C$10]))*Vprog;  &quot;&quot;)" office:value-type="float" office:value="4" calcext:value-type="float">
            <text:p>4</text:p>
          </table:table-cell>
          <table:table-cell table:style-name="ce5" table:formula="of:=IF([.H188];  (((([.I188]+[.I187])/2)*itp)/1000)+[.J187];&quot;&quot;)" office:value-type="float" office:value="5.51809523809524" calcext:value-type="float">
            <text:p>5.51809523809524</text:p>
          </table:table-cell>
          <table:table-cell table:style-name="ce5" table:formula="of:=IF([.H188];     ([.I188]-[.I18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8]=1;[.H1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8]+1" office:value-type="float" office:value="164" calcext:value-type="float">
            <text:p>164</text:p>
          </table:table-cell>
          <table:table-cell table:style-name="ce5" table:formula="of:=(([.B189]-1)*itp)/1000" office:value-type="float" office:value="1.63" calcext:value-type="float">
            <text:p>1.63</text:p>
          </table:table-cell>
          <table:table-cell table:style-name="ce5" table:formula="of:=IF(([.B189]&lt;([.$C$11]+2));1;0)" office:value-type="float" office:value="1" calcext:value-type="float">
            <text:p>1</text:p>
          </table:table-cell>
          <table:table-cell table:style-name="ce5" table:formula="of:=MAX(0;MIN(1;([.E188]+IF(([.D189]=1);(1/[.$C$9]);(-1/[.$C$9])))))" office:value-type="float" office:value="1" calcext:value-type="float">
            <text:p>1</text:p>
          </table:table-cell>
          <table:table-cell table:style-name="ce5" table:formula="of:=SUM(OFFSET([.E189];((-1*MIN([.$C$10];[.B189]))+1);0;MIN([.$C$10];[.B189]);1))" office:value-type="float" office:value="20" calcext:value-type="float">
            <text:p>20</text:p>
          </table:table-cell>
          <table:table-cell table:style-name="ce5" table:formula="of:=IF([.E189]=0;IF([.F189]=0;1;0);0)" office:value-type="float" office:value="0" calcext:value-type="float">
            <text:p>0</text:p>
          </table:table-cell>
          <table:table-cell table:style-name="ce5" table:formula="of:=SUM([.$G$26:.G189])&lt;=2" office:value-type="float" office:value="1" calcext:value-type="float">
            <text:p>1</text:p>
          </table:table-cell>
          <table:table-cell table:style-name="ce5" table:formula="of:=IF([.H189];   (([.E189]+[.F189])/(1+[.$C$10]))*Vprog;  &quot;&quot;)" office:value-type="float" office:value="4" calcext:value-type="float">
            <text:p>4</text:p>
          </table:table-cell>
          <table:table-cell table:style-name="ce5" table:formula="of:=IF([.H189];  (((([.I189]+[.I188])/2)*itp)/1000)+[.J188];&quot;&quot;)" office:value-type="float" office:value="5.55809523809524" calcext:value-type="float">
            <text:p>5.55809523809524</text:p>
          </table:table-cell>
          <table:table-cell table:style-name="ce5" table:formula="of:=IF([.H189];     ([.I189]-[.I18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89]=1;[.H1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89]+1" office:value-type="float" office:value="165" calcext:value-type="float">
            <text:p>165</text:p>
          </table:table-cell>
          <table:table-cell table:style-name="ce5" table:formula="of:=(([.B190]-1)*itp)/1000" office:value-type="float" office:value="1.64" calcext:value-type="float">
            <text:p>1.64</text:p>
          </table:table-cell>
          <table:table-cell table:style-name="ce5" table:formula="of:=IF(([.B190]&lt;([.$C$11]+2));1;0)" office:value-type="float" office:value="1" calcext:value-type="float">
            <text:p>1</text:p>
          </table:table-cell>
          <table:table-cell table:style-name="ce5" table:formula="of:=MAX(0;MIN(1;([.E189]+IF(([.D190]=1);(1/[.$C$9]);(-1/[.$C$9])))))" office:value-type="float" office:value="1" calcext:value-type="float">
            <text:p>1</text:p>
          </table:table-cell>
          <table:table-cell table:style-name="ce5" table:formula="of:=SUM(OFFSET([.E190];((-1*MIN([.$C$10];[.B190]))+1);0;MIN([.$C$10];[.B190]);1))" office:value-type="float" office:value="20" calcext:value-type="float">
            <text:p>20</text:p>
          </table:table-cell>
          <table:table-cell table:style-name="ce5" table:formula="of:=IF([.E190]=0;IF([.F190]=0;1;0);0)" office:value-type="float" office:value="0" calcext:value-type="float">
            <text:p>0</text:p>
          </table:table-cell>
          <table:table-cell table:style-name="ce5" table:formula="of:=SUM([.$G$26:.G190])&lt;=2" office:value-type="float" office:value="1" calcext:value-type="float">
            <text:p>1</text:p>
          </table:table-cell>
          <table:table-cell table:style-name="ce5" table:formula="of:=IF([.H190];   (([.E190]+[.F190])/(1+[.$C$10]))*Vprog;  &quot;&quot;)" office:value-type="float" office:value="4" calcext:value-type="float">
            <text:p>4</text:p>
          </table:table-cell>
          <table:table-cell table:style-name="ce5" table:formula="of:=IF([.H190];  (((([.I190]+[.I189])/2)*itp)/1000)+[.J189];&quot;&quot;)" office:value-type="float" office:value="5.59809523809524" calcext:value-type="float">
            <text:p>5.59809523809524</text:p>
          </table:table-cell>
          <table:table-cell table:style-name="ce5" table:formula="of:=IF([.H190];     ([.I190]-[.I18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0]=1;[.H1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0]+1" office:value-type="float" office:value="166" calcext:value-type="float">
            <text:p>166</text:p>
          </table:table-cell>
          <table:table-cell table:style-name="ce5" table:formula="of:=(([.B191]-1)*itp)/1000" office:value-type="float" office:value="1.65" calcext:value-type="float">
            <text:p>1.65</text:p>
          </table:table-cell>
          <table:table-cell table:style-name="ce5" table:formula="of:=IF(([.B191]&lt;([.$C$11]+2));1;0)" office:value-type="float" office:value="1" calcext:value-type="float">
            <text:p>1</text:p>
          </table:table-cell>
          <table:table-cell table:style-name="ce5" table:formula="of:=MAX(0;MIN(1;([.E190]+IF(([.D191]=1);(1/[.$C$9]);(-1/[.$C$9])))))" office:value-type="float" office:value="1" calcext:value-type="float">
            <text:p>1</text:p>
          </table:table-cell>
          <table:table-cell table:style-name="ce5" table:formula="of:=SUM(OFFSET([.E191];((-1*MIN([.$C$10];[.B191]))+1);0;MIN([.$C$10];[.B191]);1))" office:value-type="float" office:value="20" calcext:value-type="float">
            <text:p>20</text:p>
          </table:table-cell>
          <table:table-cell table:style-name="ce5" table:formula="of:=IF([.E191]=0;IF([.F191]=0;1;0);0)" office:value-type="float" office:value="0" calcext:value-type="float">
            <text:p>0</text:p>
          </table:table-cell>
          <table:table-cell table:style-name="ce5" table:formula="of:=SUM([.$G$26:.G191])&lt;=2" office:value-type="float" office:value="1" calcext:value-type="float">
            <text:p>1</text:p>
          </table:table-cell>
          <table:table-cell table:style-name="ce5" table:formula="of:=IF([.H191];   (([.E191]+[.F191])/(1+[.$C$10]))*Vprog;  &quot;&quot;)" office:value-type="float" office:value="4" calcext:value-type="float">
            <text:p>4</text:p>
          </table:table-cell>
          <table:table-cell table:style-name="ce5" table:formula="of:=IF([.H191];  (((([.I191]+[.I190])/2)*itp)/1000)+[.J190];&quot;&quot;)" office:value-type="float" office:value="5.63809523809524" calcext:value-type="float">
            <text:p>5.63809523809524</text:p>
          </table:table-cell>
          <table:table-cell table:style-name="ce5" table:formula="of:=IF([.H191];     ([.I191]-[.I19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1]=1;[.H1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1]+1" office:value-type="float" office:value="167" calcext:value-type="float">
            <text:p>167</text:p>
          </table:table-cell>
          <table:table-cell table:style-name="ce5" table:formula="of:=(([.B192]-1)*itp)/1000" office:value-type="float" office:value="1.66" calcext:value-type="float">
            <text:p>1.66</text:p>
          </table:table-cell>
          <table:table-cell table:style-name="ce5" table:formula="of:=IF(([.B192]&lt;([.$C$11]+2));1;0)" office:value-type="float" office:value="1" calcext:value-type="float">
            <text:p>1</text:p>
          </table:table-cell>
          <table:table-cell table:style-name="ce5" table:formula="of:=MAX(0;MIN(1;([.E191]+IF(([.D192]=1);(1/[.$C$9]);(-1/[.$C$9])))))" office:value-type="float" office:value="1" calcext:value-type="float">
            <text:p>1</text:p>
          </table:table-cell>
          <table:table-cell table:style-name="ce5" table:formula="of:=SUM(OFFSET([.E192];((-1*MIN([.$C$10];[.B192]))+1);0;MIN([.$C$10];[.B192]);1))" office:value-type="float" office:value="20" calcext:value-type="float">
            <text:p>20</text:p>
          </table:table-cell>
          <table:table-cell table:style-name="ce5" table:formula="of:=IF([.E192]=0;IF([.F192]=0;1;0);0)" office:value-type="float" office:value="0" calcext:value-type="float">
            <text:p>0</text:p>
          </table:table-cell>
          <table:table-cell table:style-name="ce5" table:formula="of:=SUM([.$G$26:.G192])&lt;=2" office:value-type="float" office:value="1" calcext:value-type="float">
            <text:p>1</text:p>
          </table:table-cell>
          <table:table-cell table:style-name="ce5" table:formula="of:=IF([.H192];   (([.E192]+[.F192])/(1+[.$C$10]))*Vprog;  &quot;&quot;)" office:value-type="float" office:value="4" calcext:value-type="float">
            <text:p>4</text:p>
          </table:table-cell>
          <table:table-cell table:style-name="ce5" table:formula="of:=IF([.H192];  (((([.I192]+[.I191])/2)*itp)/1000)+[.J191];&quot;&quot;)" office:value-type="float" office:value="5.67809523809524" calcext:value-type="float">
            <text:p>5.67809523809524</text:p>
          </table:table-cell>
          <table:table-cell table:style-name="ce5" table:formula="of:=IF([.H192];     ([.I192]-[.I191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2]=1;[.H1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2]+1" office:value-type="float" office:value="168" calcext:value-type="float">
            <text:p>168</text:p>
          </table:table-cell>
          <table:table-cell table:style-name="ce5" table:formula="of:=(([.B193]-1)*itp)/1000" office:value-type="float" office:value="1.67" calcext:value-type="float">
            <text:p>1.67</text:p>
          </table:table-cell>
          <table:table-cell table:style-name="ce5" table:formula="of:=IF(([.B193]&lt;([.$C$11]+2));1;0)" office:value-type="float" office:value="1" calcext:value-type="float">
            <text:p>1</text:p>
          </table:table-cell>
          <table:table-cell table:style-name="ce5" table:formula="of:=MAX(0;MIN(1;([.E192]+IF(([.D193]=1);(1/[.$C$9]);(-1/[.$C$9])))))" office:value-type="float" office:value="1" calcext:value-type="float">
            <text:p>1</text:p>
          </table:table-cell>
          <table:table-cell table:style-name="ce5" table:formula="of:=SUM(OFFSET([.E193];((-1*MIN([.$C$10];[.B193]))+1);0;MIN([.$C$10];[.B193]);1))" office:value-type="float" office:value="20" calcext:value-type="float">
            <text:p>20</text:p>
          </table:table-cell>
          <table:table-cell table:style-name="ce5" table:formula="of:=IF([.E193]=0;IF([.F193]=0;1;0);0)" office:value-type="float" office:value="0" calcext:value-type="float">
            <text:p>0</text:p>
          </table:table-cell>
          <table:table-cell table:style-name="ce5" table:formula="of:=SUM([.$G$26:.G193])&lt;=2" office:value-type="float" office:value="1" calcext:value-type="float">
            <text:p>1</text:p>
          </table:table-cell>
          <table:table-cell table:style-name="ce5" table:formula="of:=IF([.H193];   (([.E193]+[.F193])/(1+[.$C$10]))*Vprog;  &quot;&quot;)" office:value-type="float" office:value="4" calcext:value-type="float">
            <text:p>4</text:p>
          </table:table-cell>
          <table:table-cell table:style-name="ce5" table:formula="of:=IF([.H193];  (((([.I193]+[.I192])/2)*itp)/1000)+[.J192];&quot;&quot;)" office:value-type="float" office:value="5.71809523809524" calcext:value-type="float">
            <text:p>5.71809523809524</text:p>
          </table:table-cell>
          <table:table-cell table:style-name="ce5" table:formula="of:=IF([.H193];     ([.I193]-[.I192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3]=1;[.H1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3]+1" office:value-type="float" office:value="169" calcext:value-type="float">
            <text:p>169</text:p>
          </table:table-cell>
          <table:table-cell table:style-name="ce5" table:formula="of:=(([.B194]-1)*itp)/1000" office:value-type="float" office:value="1.68" calcext:value-type="float">
            <text:p>1.68</text:p>
          </table:table-cell>
          <table:table-cell table:style-name="ce5" table:formula="of:=IF(([.B194]&lt;([.$C$11]+2));1;0)" office:value-type="float" office:value="1" calcext:value-type="float">
            <text:p>1</text:p>
          </table:table-cell>
          <table:table-cell table:style-name="ce5" table:formula="of:=MAX(0;MIN(1;([.E193]+IF(([.D194]=1);(1/[.$C$9]);(-1/[.$C$9])))))" office:value-type="float" office:value="1" calcext:value-type="float">
            <text:p>1</text:p>
          </table:table-cell>
          <table:table-cell table:style-name="ce5" table:formula="of:=SUM(OFFSET([.E194];((-1*MIN([.$C$10];[.B194]))+1);0;MIN([.$C$10];[.B194]);1))" office:value-type="float" office:value="20" calcext:value-type="float">
            <text:p>20</text:p>
          </table:table-cell>
          <table:table-cell table:style-name="ce5" table:formula="of:=IF([.E194]=0;IF([.F194]=0;1;0);0)" office:value-type="float" office:value="0" calcext:value-type="float">
            <text:p>0</text:p>
          </table:table-cell>
          <table:table-cell table:style-name="ce5" table:formula="of:=SUM([.$G$26:.G194])&lt;=2" office:value-type="float" office:value="1" calcext:value-type="float">
            <text:p>1</text:p>
          </table:table-cell>
          <table:table-cell table:style-name="ce5" table:formula="of:=IF([.H194];   (([.E194]+[.F194])/(1+[.$C$10]))*Vprog;  &quot;&quot;)" office:value-type="float" office:value="4" calcext:value-type="float">
            <text:p>4</text:p>
          </table:table-cell>
          <table:table-cell table:style-name="ce5" table:formula="of:=IF([.H194];  (((([.I194]+[.I193])/2)*itp)/1000)+[.J193];&quot;&quot;)" office:value-type="float" office:value="5.75809523809524" calcext:value-type="float">
            <text:p>5.75809523809524</text:p>
          </table:table-cell>
          <table:table-cell table:style-name="ce5" table:formula="of:=IF([.H194];     ([.I194]-[.I193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4]=1;[.H1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4]+1" office:value-type="float" office:value="170" calcext:value-type="float">
            <text:p>170</text:p>
          </table:table-cell>
          <table:table-cell table:style-name="ce5" table:formula="of:=(([.B195]-1)*itp)/1000" office:value-type="float" office:value="1.69" calcext:value-type="float">
            <text:p>1.69</text:p>
          </table:table-cell>
          <table:table-cell table:style-name="ce5" table:formula="of:=IF(([.B195]&lt;([.$C$11]+2));1;0)" office:value-type="float" office:value="1" calcext:value-type="float">
            <text:p>1</text:p>
          </table:table-cell>
          <table:table-cell table:style-name="ce5" table:formula="of:=MAX(0;MIN(1;([.E194]+IF(([.D195]=1);(1/[.$C$9]);(-1/[.$C$9])))))" office:value-type="float" office:value="1" calcext:value-type="float">
            <text:p>1</text:p>
          </table:table-cell>
          <table:table-cell table:style-name="ce5" table:formula="of:=SUM(OFFSET([.E195];((-1*MIN([.$C$10];[.B195]))+1);0;MIN([.$C$10];[.B195]);1))" office:value-type="float" office:value="20" calcext:value-type="float">
            <text:p>20</text:p>
          </table:table-cell>
          <table:table-cell table:style-name="ce5" table:formula="of:=IF([.E195]=0;IF([.F195]=0;1;0);0)" office:value-type="float" office:value="0" calcext:value-type="float">
            <text:p>0</text:p>
          </table:table-cell>
          <table:table-cell table:style-name="ce5" table:formula="of:=SUM([.$G$26:.G195])&lt;=2" office:value-type="float" office:value="1" calcext:value-type="float">
            <text:p>1</text:p>
          </table:table-cell>
          <table:table-cell table:style-name="ce5" table:formula="of:=IF([.H195];   (([.E195]+[.F195])/(1+[.$C$10]))*Vprog;  &quot;&quot;)" office:value-type="float" office:value="4" calcext:value-type="float">
            <text:p>4</text:p>
          </table:table-cell>
          <table:table-cell table:style-name="ce5" table:formula="of:=IF([.H195];  (((([.I195]+[.I194])/2)*itp)/1000)+[.J194];&quot;&quot;)" office:value-type="float" office:value="5.79809523809524" calcext:value-type="float">
            <text:p>5.79809523809524</text:p>
          </table:table-cell>
          <table:table-cell table:style-name="ce5" table:formula="of:=IF([.H195];     ([.I195]-[.I194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5]=1;[.H1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5]+1" office:value-type="float" office:value="171" calcext:value-type="float">
            <text:p>171</text:p>
          </table:table-cell>
          <table:table-cell table:style-name="ce5" table:formula="of:=(([.B196]-1)*itp)/1000" office:value-type="float" office:value="1.7" calcext:value-type="float">
            <text:p>1.7</text:p>
          </table:table-cell>
          <table:table-cell table:style-name="ce5" table:formula="of:=IF(([.B196]&lt;([.$C$11]+2));1;0)" office:value-type="float" office:value="1" calcext:value-type="float">
            <text:p>1</text:p>
          </table:table-cell>
          <table:table-cell table:style-name="ce5" table:formula="of:=MAX(0;MIN(1;([.E195]+IF(([.D196]=1);(1/[.$C$9]);(-1/[.$C$9])))))" office:value-type="float" office:value="1" calcext:value-type="float">
            <text:p>1</text:p>
          </table:table-cell>
          <table:table-cell table:style-name="ce5" table:formula="of:=SUM(OFFSET([.E196];((-1*MIN([.$C$10];[.B196]))+1);0;MIN([.$C$10];[.B196]);1))" office:value-type="float" office:value="20" calcext:value-type="float">
            <text:p>20</text:p>
          </table:table-cell>
          <table:table-cell table:style-name="ce5" table:formula="of:=IF([.E196]=0;IF([.F196]=0;1;0);0)" office:value-type="float" office:value="0" calcext:value-type="float">
            <text:p>0</text:p>
          </table:table-cell>
          <table:table-cell table:style-name="ce5" table:formula="of:=SUM([.$G$26:.G196])&lt;=2" office:value-type="float" office:value="1" calcext:value-type="float">
            <text:p>1</text:p>
          </table:table-cell>
          <table:table-cell table:style-name="ce5" table:formula="of:=IF([.H196];   (([.E196]+[.F196])/(1+[.$C$10]))*Vprog;  &quot;&quot;)" office:value-type="float" office:value="4" calcext:value-type="float">
            <text:p>4</text:p>
          </table:table-cell>
          <table:table-cell table:style-name="ce5" table:formula="of:=IF([.H196];  (((([.I196]+[.I195])/2)*itp)/1000)+[.J195];&quot;&quot;)" office:value-type="float" office:value="5.83809523809524" calcext:value-type="float">
            <text:p>5.83809523809524</text:p>
          </table:table-cell>
          <table:table-cell table:style-name="ce5" table:formula="of:=IF([.H196];     ([.I196]-[.I195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6]=1;[.H1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6]+1" office:value-type="float" office:value="172" calcext:value-type="float">
            <text:p>172</text:p>
          </table:table-cell>
          <table:table-cell table:style-name="ce5" table:formula="of:=(([.B197]-1)*itp)/1000" office:value-type="float" office:value="1.71" calcext:value-type="float">
            <text:p>1.71</text:p>
          </table:table-cell>
          <table:table-cell table:style-name="ce5" table:formula="of:=IF(([.B197]&lt;([.$C$11]+2));1;0)" office:value-type="float" office:value="1" calcext:value-type="float">
            <text:p>1</text:p>
          </table:table-cell>
          <table:table-cell table:style-name="ce5" table:formula="of:=MAX(0;MIN(1;([.E196]+IF(([.D197]=1);(1/[.$C$9]);(-1/[.$C$9])))))" office:value-type="float" office:value="1" calcext:value-type="float">
            <text:p>1</text:p>
          </table:table-cell>
          <table:table-cell table:style-name="ce5" table:formula="of:=SUM(OFFSET([.E197];((-1*MIN([.$C$10];[.B197]))+1);0;MIN([.$C$10];[.B197]);1))" office:value-type="float" office:value="20" calcext:value-type="float">
            <text:p>20</text:p>
          </table:table-cell>
          <table:table-cell table:style-name="ce5" table:formula="of:=IF([.E197]=0;IF([.F197]=0;1;0);0)" office:value-type="float" office:value="0" calcext:value-type="float">
            <text:p>0</text:p>
          </table:table-cell>
          <table:table-cell table:style-name="ce5" table:formula="of:=SUM([.$G$26:.G197])&lt;=2" office:value-type="float" office:value="1" calcext:value-type="float">
            <text:p>1</text:p>
          </table:table-cell>
          <table:table-cell table:style-name="ce5" table:formula="of:=IF([.H197];   (([.E197]+[.F197])/(1+[.$C$10]))*Vprog;  &quot;&quot;)" office:value-type="float" office:value="4" calcext:value-type="float">
            <text:p>4</text:p>
          </table:table-cell>
          <table:table-cell table:style-name="ce5" table:formula="of:=IF([.H197];  (((([.I197]+[.I196])/2)*itp)/1000)+[.J196];&quot;&quot;)" office:value-type="float" office:value="5.87809523809524" calcext:value-type="float">
            <text:p>5.87809523809524</text:p>
          </table:table-cell>
          <table:table-cell table:style-name="ce5" table:formula="of:=IF([.H197];     ([.I197]-[.I196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7]=1;[.H1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7]+1" office:value-type="float" office:value="173" calcext:value-type="float">
            <text:p>173</text:p>
          </table:table-cell>
          <table:table-cell table:style-name="ce5" table:formula="of:=(([.B198]-1)*itp)/1000" office:value-type="float" office:value="1.72" calcext:value-type="float">
            <text:p>1.72</text:p>
          </table:table-cell>
          <table:table-cell table:style-name="ce5" table:formula="of:=IF(([.B198]&lt;([.$C$11]+2));1;0)" office:value-type="float" office:value="1" calcext:value-type="float">
            <text:p>1</text:p>
          </table:table-cell>
          <table:table-cell table:style-name="ce5" table:formula="of:=MAX(0;MIN(1;([.E197]+IF(([.D198]=1);(1/[.$C$9]);(-1/[.$C$9])))))" office:value-type="float" office:value="1" calcext:value-type="float">
            <text:p>1</text:p>
          </table:table-cell>
          <table:table-cell table:style-name="ce5" table:formula="of:=SUM(OFFSET([.E198];((-1*MIN([.$C$10];[.B198]))+1);0;MIN([.$C$10];[.B198]);1))" office:value-type="float" office:value="20" calcext:value-type="float">
            <text:p>20</text:p>
          </table:table-cell>
          <table:table-cell table:style-name="ce5" table:formula="of:=IF([.E198]=0;IF([.F198]=0;1;0);0)" office:value-type="float" office:value="0" calcext:value-type="float">
            <text:p>0</text:p>
          </table:table-cell>
          <table:table-cell table:style-name="ce5" table:formula="of:=SUM([.$G$26:.G198])&lt;=2" office:value-type="float" office:value="1" calcext:value-type="float">
            <text:p>1</text:p>
          </table:table-cell>
          <table:table-cell table:style-name="ce5" table:formula="of:=IF([.H198];   (([.E198]+[.F198])/(1+[.$C$10]))*Vprog;  &quot;&quot;)" office:value-type="float" office:value="4" calcext:value-type="float">
            <text:p>4</text:p>
          </table:table-cell>
          <table:table-cell table:style-name="ce5" table:formula="of:=IF([.H198];  (((([.I198]+[.I197])/2)*itp)/1000)+[.J197];&quot;&quot;)" office:value-type="float" office:value="5.91809523809524" calcext:value-type="float">
            <text:p>5.91809523809524</text:p>
          </table:table-cell>
          <table:table-cell table:style-name="ce5" table:formula="of:=IF([.H198];     ([.I198]-[.I197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8]=1;[.H1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8]+1" office:value-type="float" office:value="174" calcext:value-type="float">
            <text:p>174</text:p>
          </table:table-cell>
          <table:table-cell table:style-name="ce5" table:formula="of:=(([.B199]-1)*itp)/1000" office:value-type="float" office:value="1.73" calcext:value-type="float">
            <text:p>1.73</text:p>
          </table:table-cell>
          <table:table-cell table:style-name="ce5" table:formula="of:=IF(([.B199]&lt;([.$C$11]+2));1;0)" office:value-type="float" office:value="1" calcext:value-type="float">
            <text:p>1</text:p>
          </table:table-cell>
          <table:table-cell table:style-name="ce5" table:formula="of:=MAX(0;MIN(1;([.E198]+IF(([.D199]=1);(1/[.$C$9]);(-1/[.$C$9])))))" office:value-type="float" office:value="1" calcext:value-type="float">
            <text:p>1</text:p>
          </table:table-cell>
          <table:table-cell table:style-name="ce5" table:formula="of:=SUM(OFFSET([.E199];((-1*MIN([.$C$10];[.B199]))+1);0;MIN([.$C$10];[.B199]);1))" office:value-type="float" office:value="20" calcext:value-type="float">
            <text:p>20</text:p>
          </table:table-cell>
          <table:table-cell table:style-name="ce5" table:formula="of:=IF([.E199]=0;IF([.F199]=0;1;0);0)" office:value-type="float" office:value="0" calcext:value-type="float">
            <text:p>0</text:p>
          </table:table-cell>
          <table:table-cell table:style-name="ce5" table:formula="of:=SUM([.$G$26:.G199])&lt;=2" office:value-type="float" office:value="1" calcext:value-type="float">
            <text:p>1</text:p>
          </table:table-cell>
          <table:table-cell table:style-name="ce5" table:formula="of:=IF([.H199];   (([.E199]+[.F199])/(1+[.$C$10]))*Vprog;  &quot;&quot;)" office:value-type="float" office:value="4" calcext:value-type="float">
            <text:p>4</text:p>
          </table:table-cell>
          <table:table-cell table:style-name="ce5" table:formula="of:=IF([.H199];  (((([.I199]+[.I198])/2)*itp)/1000)+[.J198];&quot;&quot;)" office:value-type="float" office:value="5.95809523809524" calcext:value-type="float">
            <text:p>5.95809523809524</text:p>
          </table:table-cell>
          <table:table-cell table:style-name="ce5" table:formula="of:=IF([.H199];     ([.I199]-[.I198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199]=1;[.H1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199]+1" office:value-type="float" office:value="175" calcext:value-type="float">
            <text:p>175</text:p>
          </table:table-cell>
          <table:table-cell table:style-name="ce5" table:formula="of:=(([.B200]-1)*itp)/1000" office:value-type="float" office:value="1.74" calcext:value-type="float">
            <text:p>1.74</text:p>
          </table:table-cell>
          <table:table-cell table:style-name="ce5" table:formula="of:=IF(([.B200]&lt;([.$C$11]+2));1;0)" office:value-type="float" office:value="1" calcext:value-type="float">
            <text:p>1</text:p>
          </table:table-cell>
          <table:table-cell table:style-name="ce5" table:formula="of:=MAX(0;MIN(1;([.E199]+IF(([.D200]=1);(1/[.$C$9]);(-1/[.$C$9])))))" office:value-type="float" office:value="1" calcext:value-type="float">
            <text:p>1</text:p>
          </table:table-cell>
          <table:table-cell table:style-name="ce5" table:formula="of:=SUM(OFFSET([.E200];((-1*MIN([.$C$10];[.B200]))+1);0;MIN([.$C$10];[.B200]);1))" office:value-type="float" office:value="20" calcext:value-type="float">
            <text:p>20</text:p>
          </table:table-cell>
          <table:table-cell table:style-name="ce5" table:formula="of:=IF([.E200]=0;IF([.F200]=0;1;0);0)" office:value-type="float" office:value="0" calcext:value-type="float">
            <text:p>0</text:p>
          </table:table-cell>
          <table:table-cell table:style-name="ce5" table:formula="of:=SUM([.$G$26:.G200])&lt;=2" office:value-type="float" office:value="1" calcext:value-type="float">
            <text:p>1</text:p>
          </table:table-cell>
          <table:table-cell table:style-name="ce5" table:formula="of:=IF([.H200];   (([.E200]+[.F200])/(1+[.$C$10]))*Vprog;  &quot;&quot;)" office:value-type="float" office:value="4" calcext:value-type="float">
            <text:p>4</text:p>
          </table:table-cell>
          <table:table-cell table:style-name="ce5" table:formula="of:=IF([.H200];  (((([.I200]+[.I199])/2)*itp)/1000)+[.J199];&quot;&quot;)" office:value-type="float" office:value="5.99809523809524" calcext:value-type="float">
            <text:p>5.99809523809524</text:p>
          </table:table-cell>
          <table:table-cell table:style-name="ce5" table:formula="of:=IF([.H200];     ([.I200]-[.I199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0]=1;[.H2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0]+1" office:value-type="float" office:value="176" calcext:value-type="float">
            <text:p>176</text:p>
          </table:table-cell>
          <table:table-cell table:style-name="ce5" table:formula="of:=(([.B201]-1)*itp)/1000" office:value-type="float" office:value="1.75" calcext:value-type="float">
            <text:p>1.75</text:p>
          </table:table-cell>
          <table:table-cell table:style-name="ce5" table:formula="of:=IF(([.B201]&lt;([.$C$11]+2));1;0)" office:value-type="float" office:value="1" calcext:value-type="float">
            <text:p>1</text:p>
          </table:table-cell>
          <table:table-cell table:style-name="ce5" table:formula="of:=MAX(0;MIN(1;([.E200]+IF(([.D201]=1);(1/[.$C$9]);(-1/[.$C$9])))))" office:value-type="float" office:value="1" calcext:value-type="float">
            <text:p>1</text:p>
          </table:table-cell>
          <table:table-cell table:style-name="ce5" table:formula="of:=SUM(OFFSET([.E201];((-1*MIN([.$C$10];[.B201]))+1);0;MIN([.$C$10];[.B201]);1))" office:value-type="float" office:value="20" calcext:value-type="float">
            <text:p>20</text:p>
          </table:table-cell>
          <table:table-cell table:style-name="ce5" table:formula="of:=IF([.E201]=0;IF([.F201]=0;1;0);0)" office:value-type="float" office:value="0" calcext:value-type="float">
            <text:p>0</text:p>
          </table:table-cell>
          <table:table-cell table:style-name="ce5" table:formula="of:=SUM([.$G$26:.G201])&lt;=2" office:value-type="float" office:value="1" calcext:value-type="float">
            <text:p>1</text:p>
          </table:table-cell>
          <table:table-cell table:style-name="ce5" table:formula="of:=IF([.H201];   (([.E201]+[.F201])/(1+[.$C$10]))*Vprog;  &quot;&quot;)" office:value-type="float" office:value="4" calcext:value-type="float">
            <text:p>4</text:p>
          </table:table-cell>
          <table:table-cell table:style-name="ce5" table:formula="of:=IF([.H201];  (((([.I201]+[.I200])/2)*itp)/1000)+[.J200];&quot;&quot;)" office:value-type="float" office:value="6.03809523809524" calcext:value-type="float">
            <text:p>6.03809523809524</text:p>
          </table:table-cell>
          <table:table-cell table:style-name="ce5" table:formula="of:=IF([.H201];     ([.I201]-[.I200])/(itp/1000);     &quot;&quot;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1]=1;[.H2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1]+1" office:value-type="float" office:value="177" calcext:value-type="float">
            <text:p>177</text:p>
          </table:table-cell>
          <table:table-cell table:style-name="ce5" table:formula="of:=(([.B202]-1)*itp)/1000" office:value-type="float" office:value="1.76" calcext:value-type="float">
            <text:p>1.76</text:p>
          </table:table-cell>
          <table:table-cell table:style-name="ce5" table:formula="of:=IF(([.B202]&lt;([.$C$11]+2));1;0)" office:value-type="float" office:value="0" calcext:value-type="float">
            <text:p>0</text:p>
          </table:table-cell>
          <table:table-cell table:style-name="ce5" table:formula="of:=MAX(0;MIN(1;([.E201]+IF(([.D202]=1);(1/[.$C$9]);(-1/[.$C$9])))))" office:value-type="float" office:value="0.966666666666667" calcext:value-type="float">
            <text:p>0.966666666666667</text:p>
          </table:table-cell>
          <table:table-cell table:style-name="ce5" table:formula="of:=SUM(OFFSET([.E202];((-1*MIN([.$C$10];[.B202]))+1);0;MIN([.$C$10];[.B202]);1))" office:value-type="float" office:value="19.9666666666667" calcext:value-type="float">
            <text:p>19.9666666666667</text:p>
          </table:table-cell>
          <table:table-cell table:style-name="ce5" table:formula="of:=IF([.E202]=0;IF([.F202]=0;1;0);0)" office:value-type="float" office:value="0" calcext:value-type="float">
            <text:p>0</text:p>
          </table:table-cell>
          <table:table-cell table:style-name="ce5" table:formula="of:=SUM([.$G$26:.G202])&lt;=2" office:value-type="float" office:value="1" calcext:value-type="float">
            <text:p>1</text:p>
          </table:table-cell>
          <table:table-cell table:style-name="ce5" table:formula="of:=IF([.H202];   (([.E202]+[.F202])/(1+[.$C$10]))*Vprog;  &quot;&quot;)" office:value-type="float" office:value="3.98730158730159" calcext:value-type="float">
            <text:p>3.98730158730159</text:p>
          </table:table-cell>
          <table:table-cell table:style-name="ce5" table:formula="of:=IF([.H202];  (((([.I202]+[.I201])/2)*itp)/1000)+[.J201];&quot;&quot;)" office:value-type="float" office:value="6.07803174603175" calcext:value-type="float">
            <text:p>6.07803174603175</text:p>
          </table:table-cell>
          <table:table-cell table:style-name="ce5" table:formula="of:=IF([.H202];     ([.I202]-[.I201])/(itp/1000);     &quot;&quot;)" office:value-type="float" office:value="-1.26984126984135" calcext:value-type="float">
            <text:p>-1.2698412698413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2]=1;[.H2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2]+1" office:value-type="float" office:value="178" calcext:value-type="float">
            <text:p>178</text:p>
          </table:table-cell>
          <table:table-cell table:style-name="ce5" table:formula="of:=(([.B203]-1)*itp)/1000" office:value-type="float" office:value="1.77" calcext:value-type="float">
            <text:p>1.77</text:p>
          </table:table-cell>
          <table:table-cell table:style-name="ce5" table:formula="of:=IF(([.B203]&lt;([.$C$11]+2));1;0)" office:value-type="float" office:value="0" calcext:value-type="float">
            <text:p>0</text:p>
          </table:table-cell>
          <table:table-cell table:style-name="ce5" table:formula="of:=MAX(0;MIN(1;([.E202]+IF(([.D203]=1);(1/[.$C$9]);(-1/[.$C$9])))))" office:value-type="float" office:value="0.933333333333333" calcext:value-type="float">
            <text:p>0.933333333333333</text:p>
          </table:table-cell>
          <table:table-cell table:style-name="ce5" table:formula="of:=SUM(OFFSET([.E203];((-1*MIN([.$C$10];[.B203]))+1);0;MIN([.$C$10];[.B203]);1))" office:value-type="float" office:value="19.9" calcext:value-type="float">
            <text:p>19.9</text:p>
          </table:table-cell>
          <table:table-cell table:style-name="ce5" table:formula="of:=IF([.E203]=0;IF([.F203]=0;1;0);0)" office:value-type="float" office:value="0" calcext:value-type="float">
            <text:p>0</text:p>
          </table:table-cell>
          <table:table-cell table:style-name="ce5" table:formula="of:=SUM([.$G$26:.G203])&lt;=2" office:value-type="float" office:value="1" calcext:value-type="float">
            <text:p>1</text:p>
          </table:table-cell>
          <table:table-cell table:style-name="ce5" table:formula="of:=IF([.H203];   (([.E203]+[.F203])/(1+[.$C$10]))*Vprog;  &quot;&quot;)" office:value-type="float" office:value="3.96825396825397" calcext:value-type="float">
            <text:p>3.96825396825397</text:p>
          </table:table-cell>
          <table:table-cell table:style-name="ce5" table:formula="of:=IF([.H203];  (((([.I203]+[.I202])/2)*itp)/1000)+[.J202];&quot;&quot;)" office:value-type="float" office:value="6.11780952380953" calcext:value-type="float">
            <text:p>6.11780952380953</text:p>
          </table:table-cell>
          <table:table-cell table:style-name="ce5" table:formula="of:=IF([.H203];     ([.I203]-[.I202])/(itp/1000);     &quot;&quot;)" office:value-type="float" office:value="-1.90476190476185" calcext:value-type="float">
            <text:p>-1.9047619047618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3]=1;[.H2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3]+1" office:value-type="float" office:value="179" calcext:value-type="float">
            <text:p>179</text:p>
          </table:table-cell>
          <table:table-cell table:style-name="ce5" table:formula="of:=(([.B204]-1)*itp)/1000" office:value-type="float" office:value="1.78" calcext:value-type="float">
            <text:p>1.78</text:p>
          </table:table-cell>
          <table:table-cell table:style-name="ce5" table:formula="of:=IF(([.B204]&lt;([.$C$11]+2));1;0)" office:value-type="float" office:value="0" calcext:value-type="float">
            <text:p>0</text:p>
          </table:table-cell>
          <table:table-cell table:style-name="ce5" table:formula="of:=MAX(0;MIN(1;([.E203]+IF(([.D204]=1);(1/[.$C$9]);(-1/[.$C$9])))))" office:value-type="float" office:value="0.9" calcext:value-type="float">
            <text:p>0.9</text:p>
          </table:table-cell>
          <table:table-cell table:style-name="ce5" table:formula="of:=SUM(OFFSET([.E204];((-1*MIN([.$C$10];[.B204]))+1);0;MIN([.$C$10];[.B204]);1))" office:value-type="float" office:value="19.8" calcext:value-type="float">
            <text:p>19.8</text:p>
          </table:table-cell>
          <table:table-cell table:style-name="ce5" table:formula="of:=IF([.E204]=0;IF([.F204]=0;1;0);0)" office:value-type="float" office:value="0" calcext:value-type="float">
            <text:p>0</text:p>
          </table:table-cell>
          <table:table-cell table:style-name="ce5" table:formula="of:=SUM([.$G$26:.G204])&lt;=2" office:value-type="float" office:value="1" calcext:value-type="float">
            <text:p>1</text:p>
          </table:table-cell>
          <table:table-cell table:style-name="ce5" table:formula="of:=IF([.H204];   (([.E204]+[.F204])/(1+[.$C$10]))*Vprog;  &quot;&quot;)" office:value-type="float" office:value="3.94285714285714" calcext:value-type="float">
            <text:p>3.94285714285714</text:p>
          </table:table-cell>
          <table:table-cell table:style-name="ce5" table:formula="of:=IF([.H204];  (((([.I204]+[.I203])/2)*itp)/1000)+[.J203];&quot;&quot;)" office:value-type="float" office:value="6.15736507936508" calcext:value-type="float">
            <text:p>6.15736507936508</text:p>
          </table:table-cell>
          <table:table-cell table:style-name="ce5" table:formula="of:=IF([.H204];     ([.I204]-[.I203])/(itp/1000);     &quot;&quot;)" office:value-type="float" office:value="-2.53968253968257" calcext:value-type="float">
            <text:p>-2.5396825396825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4]=1;[.H2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4]+1" office:value-type="float" office:value="180" calcext:value-type="float">
            <text:p>180</text:p>
          </table:table-cell>
          <table:table-cell table:style-name="ce5" table:formula="of:=(([.B205]-1)*itp)/1000" office:value-type="float" office:value="1.79" calcext:value-type="float">
            <text:p>1.79</text:p>
          </table:table-cell>
          <table:table-cell table:style-name="ce5" table:formula="of:=IF(([.B205]&lt;([.$C$11]+2));1;0)" office:value-type="float" office:value="0" calcext:value-type="float">
            <text:p>0</text:p>
          </table:table-cell>
          <table:table-cell table:style-name="ce5" table:formula="of:=MAX(0;MIN(1;([.E204]+IF(([.D205]=1);(1/[.$C$9]);(-1/[.$C$9])))))" office:value-type="float" office:value="0.866666666666667" calcext:value-type="float">
            <text:p>0.866666666666667</text:p>
          </table:table-cell>
          <table:table-cell table:style-name="ce5" table:formula="of:=SUM(OFFSET([.E205];((-1*MIN([.$C$10];[.B205]))+1);0;MIN([.$C$10];[.B205]);1))" office:value-type="float" office:value="19.6666666666667" calcext:value-type="float">
            <text:p>19.6666666666667</text:p>
          </table:table-cell>
          <table:table-cell table:style-name="ce5" table:formula="of:=IF([.E205]=0;IF([.F205]=0;1;0);0)" office:value-type="float" office:value="0" calcext:value-type="float">
            <text:p>0</text:p>
          </table:table-cell>
          <table:table-cell table:style-name="ce5" table:formula="of:=SUM([.$G$26:.G205])&lt;=2" office:value-type="float" office:value="1" calcext:value-type="float">
            <text:p>1</text:p>
          </table:table-cell>
          <table:table-cell table:style-name="ce5" table:formula="of:=IF([.H205];   (([.E205]+[.F205])/(1+[.$C$10]))*Vprog;  &quot;&quot;)" office:value-type="float" office:value="3.91111111111111" calcext:value-type="float">
            <text:p>3.91111111111111</text:p>
          </table:table-cell>
          <table:table-cell table:style-name="ce5" table:formula="of:=IF([.H205];  (((([.I205]+[.I204])/2)*itp)/1000)+[.J204];&quot;&quot;)" office:value-type="float" office:value="6.19663492063493" calcext:value-type="float">
            <text:p>6.19663492063493</text:p>
          </table:table-cell>
          <table:table-cell table:style-name="ce5" table:formula="of:=IF([.H205];     ([.I205]-[.I204])/(itp/1000);     &quot;&quot;)" office:value-type="float" office:value="-3.17460317460316" calcext:value-type="float">
            <text:p>-3.17460317460316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5]=1;[.H2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5]+1" office:value-type="float" office:value="181" calcext:value-type="float">
            <text:p>181</text:p>
          </table:table-cell>
          <table:table-cell table:style-name="ce5" table:formula="of:=(([.B206]-1)*itp)/1000" office:value-type="float" office:value="1.8" calcext:value-type="float">
            <text:p>1.8</text:p>
          </table:table-cell>
          <table:table-cell table:style-name="ce5" table:formula="of:=IF(([.B206]&lt;([.$C$11]+2));1;0)" office:value-type="float" office:value="0" calcext:value-type="float">
            <text:p>0</text:p>
          </table:table-cell>
          <table:table-cell table:style-name="ce5" table:formula="of:=MAX(0;MIN(1;([.E205]+IF(([.D206]=1);(1/[.$C$9]);(-1/[.$C$9])))))" office:value-type="float" office:value="0.833333333333333" calcext:value-type="float">
            <text:p>0.833333333333333</text:p>
          </table:table-cell>
          <table:table-cell table:style-name="ce5" table:formula="of:=SUM(OFFSET([.E206];((-1*MIN([.$C$10];[.B206]))+1);0;MIN([.$C$10];[.B206]);1))" office:value-type="float" office:value="19.5" calcext:value-type="float">
            <text:p>19.5</text:p>
          </table:table-cell>
          <table:table-cell table:style-name="ce5" table:formula="of:=IF([.E206]=0;IF([.F206]=0;1;0);0)" office:value-type="float" office:value="0" calcext:value-type="float">
            <text:p>0</text:p>
          </table:table-cell>
          <table:table-cell table:style-name="ce5" table:formula="of:=SUM([.$G$26:.G206])&lt;=2" office:value-type="float" office:value="1" calcext:value-type="float">
            <text:p>1</text:p>
          </table:table-cell>
          <table:table-cell table:style-name="ce5" table:formula="of:=IF([.H206];   (([.E206]+[.F206])/(1+[.$C$10]))*Vprog;  &quot;&quot;)" office:value-type="float" office:value="3.87301587301587" calcext:value-type="float">
            <text:p>3.87301587301587</text:p>
          </table:table-cell>
          <table:table-cell table:style-name="ce5" table:formula="of:=IF([.H206];  (((([.I206]+[.I205])/2)*itp)/1000)+[.J205];&quot;&quot;)" office:value-type="float" office:value="6.23555555555556" calcext:value-type="float">
            <text:p>6.23555555555556</text:p>
          </table:table-cell>
          <table:table-cell table:style-name="ce5" table:formula="of:=IF([.H206];     ([.I206]-[.I205])/(itp/1000);     &quot;&quot;)" office:value-type="float" office:value="-3.8095238095238" calcext:value-type="float">
            <text:p>-3.809523809523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6]=1;[.H2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6]+1" office:value-type="float" office:value="182" calcext:value-type="float">
            <text:p>182</text:p>
          </table:table-cell>
          <table:table-cell table:style-name="ce5" table:formula="of:=(([.B207]-1)*itp)/1000" office:value-type="float" office:value="1.81" calcext:value-type="float">
            <text:p>1.81</text:p>
          </table:table-cell>
          <table:table-cell table:style-name="ce5" table:formula="of:=IF(([.B207]&lt;([.$C$11]+2));1;0)" office:value-type="float" office:value="0" calcext:value-type="float">
            <text:p>0</text:p>
          </table:table-cell>
          <table:table-cell table:style-name="ce5" table:formula="of:=MAX(0;MIN(1;([.E206]+IF(([.D207]=1);(1/[.$C$9]);(-1/[.$C$9])))))" office:value-type="float" office:value="0.8" calcext:value-type="float">
            <text:p>0.8</text:p>
          </table:table-cell>
          <table:table-cell table:style-name="ce5" table:formula="of:=SUM(OFFSET([.E207];((-1*MIN([.$C$10];[.B207]))+1);0;MIN([.$C$10];[.B207]);1))" office:value-type="float" office:value="19.3" calcext:value-type="float">
            <text:p>19.3</text:p>
          </table:table-cell>
          <table:table-cell table:style-name="ce5" table:formula="of:=IF([.E207]=0;IF([.F207]=0;1;0);0)" office:value-type="float" office:value="0" calcext:value-type="float">
            <text:p>0</text:p>
          </table:table-cell>
          <table:table-cell table:style-name="ce5" table:formula="of:=SUM([.$G$26:.G207])&lt;=2" office:value-type="float" office:value="1" calcext:value-type="float">
            <text:p>1</text:p>
          </table:table-cell>
          <table:table-cell table:style-name="ce5" table:formula="of:=IF([.H207];   (([.E207]+[.F207])/(1+[.$C$10]))*Vprog;  &quot;&quot;)" office:value-type="float" office:value="3.82857142857143" calcext:value-type="float">
            <text:p>3.82857142857143</text:p>
          </table:table-cell>
          <table:table-cell table:style-name="ce5" table:formula="of:=IF([.H207];  (((([.I207]+[.I206])/2)*itp)/1000)+[.J206];&quot;&quot;)" office:value-type="float" office:value="6.2740634920635" calcext:value-type="float">
            <text:p>6.2740634920635</text:p>
          </table:table-cell>
          <table:table-cell table:style-name="ce5" table:formula="of:=IF([.H207];     ([.I207]-[.I206])/(itp/1000);     &quot;&quot;)" office:value-type="float" office:value="-4.44444444444438" calcext:value-type="float">
            <text:p>-4.4444444444443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7]=1;[.H2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7]+1" office:value-type="float" office:value="183" calcext:value-type="float">
            <text:p>183</text:p>
          </table:table-cell>
          <table:table-cell table:style-name="ce5" table:formula="of:=(([.B208]-1)*itp)/1000" office:value-type="float" office:value="1.82" calcext:value-type="float">
            <text:p>1.82</text:p>
          </table:table-cell>
          <table:table-cell table:style-name="ce5" table:formula="of:=IF(([.B208]&lt;([.$C$11]+2));1;0)" office:value-type="float" office:value="0" calcext:value-type="float">
            <text:p>0</text:p>
          </table:table-cell>
          <table:table-cell table:style-name="ce5" table:formula="of:=MAX(0;MIN(1;([.E207]+IF(([.D208]=1);(1/[.$C$9]);(-1/[.$C$9])))))" office:value-type="float" office:value="0.766666666666667" calcext:value-type="float">
            <text:p>0.766666666666667</text:p>
          </table:table-cell>
          <table:table-cell table:style-name="ce5" table:formula="of:=SUM(OFFSET([.E208];((-1*MIN([.$C$10];[.B208]))+1);0;MIN([.$C$10];[.B208]);1))" office:value-type="float" office:value="19.0666666666667" calcext:value-type="float">
            <text:p>19.0666666666667</text:p>
          </table:table-cell>
          <table:table-cell table:style-name="ce5" table:formula="of:=IF([.E208]=0;IF([.F208]=0;1;0);0)" office:value-type="float" office:value="0" calcext:value-type="float">
            <text:p>0</text:p>
          </table:table-cell>
          <table:table-cell table:style-name="ce5" table:formula="of:=SUM([.$G$26:.G208])&lt;=2" office:value-type="float" office:value="1" calcext:value-type="float">
            <text:p>1</text:p>
          </table:table-cell>
          <table:table-cell table:style-name="ce5" table:formula="of:=IF([.H208];   (([.E208]+[.F208])/(1+[.$C$10]))*Vprog;  &quot;&quot;)" office:value-type="float" office:value="3.77777777777778" calcext:value-type="float">
            <text:p>3.77777777777778</text:p>
          </table:table-cell>
          <table:table-cell table:style-name="ce5" table:formula="of:=IF([.H208];  (((([.I208]+[.I207])/2)*itp)/1000)+[.J207];&quot;&quot;)" office:value-type="float" office:value="6.31209523809524" calcext:value-type="float">
            <text:p>6.31209523809524</text:p>
          </table:table-cell>
          <table:table-cell table:style-name="ce5" table:formula="of:=IF([.H208];     ([.I208]-[.I207])/(itp/1000);     &quot;&quot;)" office:value-type="float" office:value="-5.07936507936511" calcext:value-type="float">
            <text:p>-5.0793650793651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8]=1;[.H2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8]+1" office:value-type="float" office:value="184" calcext:value-type="float">
            <text:p>184</text:p>
          </table:table-cell>
          <table:table-cell table:style-name="ce5" table:formula="of:=(([.B209]-1)*itp)/1000" office:value-type="float" office:value="1.83" calcext:value-type="float">
            <text:p>1.83</text:p>
          </table:table-cell>
          <table:table-cell table:style-name="ce5" table:formula="of:=IF(([.B209]&lt;([.$C$11]+2));1;0)" office:value-type="float" office:value="0" calcext:value-type="float">
            <text:p>0</text:p>
          </table:table-cell>
          <table:table-cell table:style-name="ce5" table:formula="of:=MAX(0;MIN(1;([.E208]+IF(([.D209]=1);(1/[.$C$9]);(-1/[.$C$9])))))" office:value-type="float" office:value="0.733333333333333" calcext:value-type="float">
            <text:p>0.733333333333333</text:p>
          </table:table-cell>
          <table:table-cell table:style-name="ce5" table:formula="of:=SUM(OFFSET([.E209];((-1*MIN([.$C$10];[.B209]))+1);0;MIN([.$C$10];[.B209]);1))" office:value-type="float" office:value="18.8" calcext:value-type="float">
            <text:p>18.8</text:p>
          </table:table-cell>
          <table:table-cell table:style-name="ce5" table:formula="of:=IF([.E209]=0;IF([.F209]=0;1;0);0)" office:value-type="float" office:value="0" calcext:value-type="float">
            <text:p>0</text:p>
          </table:table-cell>
          <table:table-cell table:style-name="ce5" table:formula="of:=SUM([.$G$26:.G209])&lt;=2" office:value-type="float" office:value="1" calcext:value-type="float">
            <text:p>1</text:p>
          </table:table-cell>
          <table:table-cell table:style-name="ce5" table:formula="of:=IF([.H209];   (([.E209]+[.F209])/(1+[.$C$10]))*Vprog;  &quot;&quot;)" office:value-type="float" office:value="3.72063492063492" calcext:value-type="float">
            <text:p>3.72063492063492</text:p>
          </table:table-cell>
          <table:table-cell table:style-name="ce5" table:formula="of:=IF([.H209];  (((([.I209]+[.I208])/2)*itp)/1000)+[.J208];&quot;&quot;)" office:value-type="float" office:value="6.34958730158731" calcext:value-type="float">
            <text:p>6.34958730158731</text:p>
          </table:table-cell>
          <table:table-cell table:style-name="ce5" table:formula="of:=IF([.H209];     ([.I209]-[.I208])/(itp/1000);     &quot;&quot;)" office:value-type="float" office:value="-5.71428571428569" calcext:value-type="float">
            <text:p>-5.7142857142856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09]=1;[.H2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09]+1" office:value-type="float" office:value="185" calcext:value-type="float">
            <text:p>185</text:p>
          </table:table-cell>
          <table:table-cell table:style-name="ce5" table:formula="of:=(([.B210]-1)*itp)/1000" office:value-type="float" office:value="1.84" calcext:value-type="float">
            <text:p>1.84</text:p>
          </table:table-cell>
          <table:table-cell table:style-name="ce5" table:formula="of:=IF(([.B210]&lt;([.$C$11]+2));1;0)" office:value-type="float" office:value="0" calcext:value-type="float">
            <text:p>0</text:p>
          </table:table-cell>
          <table:table-cell table:style-name="ce5" table:formula="of:=MAX(0;MIN(1;([.E209]+IF(([.D210]=1);(1/[.$C$9]);(-1/[.$C$9])))))" office:value-type="float" office:value="0.7" calcext:value-type="float">
            <text:p>0.7</text:p>
          </table:table-cell>
          <table:table-cell table:style-name="ce5" table:formula="of:=SUM(OFFSET([.E210];((-1*MIN([.$C$10];[.B210]))+1);0;MIN([.$C$10];[.B210]);1))" office:value-type="float" office:value="18.5" calcext:value-type="float">
            <text:p>18.5</text:p>
          </table:table-cell>
          <table:table-cell table:style-name="ce5" table:formula="of:=IF([.E210]=0;IF([.F210]=0;1;0);0)" office:value-type="float" office:value="0" calcext:value-type="float">
            <text:p>0</text:p>
          </table:table-cell>
          <table:table-cell table:style-name="ce5" table:formula="of:=SUM([.$G$26:.G210])&lt;=2" office:value-type="float" office:value="1" calcext:value-type="float">
            <text:p>1</text:p>
          </table:table-cell>
          <table:table-cell table:style-name="ce5" table:formula="of:=IF([.H210];   (([.E210]+[.F210])/(1+[.$C$10]))*Vprog;  &quot;&quot;)" office:value-type="float" office:value="3.65714285714286" calcext:value-type="float">
            <text:p>3.65714285714286</text:p>
          </table:table-cell>
          <table:table-cell table:style-name="ce5" table:formula="of:=IF([.H210];  (((([.I210]+[.I209])/2)*itp)/1000)+[.J209];&quot;&quot;)" office:value-type="float" office:value="6.3864761904762" calcext:value-type="float">
            <text:p>6.3864761904762</text:p>
          </table:table-cell>
          <table:table-cell table:style-name="ce5" table:formula="of:=IF([.H210];     ([.I210]-[.I209])/(itp/1000);     &quot;&quot;)" office:value-type="float" office:value="-6.34920634920633" calcext:value-type="float">
            <text:p>-6.349206349206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0]=1;[.H2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0]+1" office:value-type="float" office:value="186" calcext:value-type="float">
            <text:p>186</text:p>
          </table:table-cell>
          <table:table-cell table:style-name="ce5" table:formula="of:=(([.B211]-1)*itp)/1000" office:value-type="float" office:value="1.85" calcext:value-type="float">
            <text:p>1.85</text:p>
          </table:table-cell>
          <table:table-cell table:style-name="ce5" table:formula="of:=IF(([.B211]&lt;([.$C$11]+2));1;0)" office:value-type="float" office:value="0" calcext:value-type="float">
            <text:p>0</text:p>
          </table:table-cell>
          <table:table-cell table:style-name="ce5" table:formula="of:=MAX(0;MIN(1;([.E210]+IF(([.D211]=1);(1/[.$C$9]);(-1/[.$C$9])))))" office:value-type="float" office:value="0.666666666666667" calcext:value-type="float">
            <text:p>0.666666666666667</text:p>
          </table:table-cell>
          <table:table-cell table:style-name="ce5" table:formula="of:=SUM(OFFSET([.E211];((-1*MIN([.$C$10];[.B211]))+1);0;MIN([.$C$10];[.B211]);1))" office:value-type="float" office:value="18.1666666666667" calcext:value-type="float">
            <text:p>18.1666666666667</text:p>
          </table:table-cell>
          <table:table-cell table:style-name="ce5" table:formula="of:=IF([.E211]=0;IF([.F211]=0;1;0);0)" office:value-type="float" office:value="0" calcext:value-type="float">
            <text:p>0</text:p>
          </table:table-cell>
          <table:table-cell table:style-name="ce5" table:formula="of:=SUM([.$G$26:.G211])&lt;=2" office:value-type="float" office:value="1" calcext:value-type="float">
            <text:p>1</text:p>
          </table:table-cell>
          <table:table-cell table:style-name="ce5" table:formula="of:=IF([.H211];   (([.E211]+[.F211])/(1+[.$C$10]))*Vprog;  &quot;&quot;)" office:value-type="float" office:value="3.58730158730159" calcext:value-type="float">
            <text:p>3.58730158730159</text:p>
          </table:table-cell>
          <table:table-cell table:style-name="ce5" table:formula="of:=IF([.H211];  (((([.I211]+[.I210])/2)*itp)/1000)+[.J210];&quot;&quot;)" office:value-type="float" office:value="6.42269841269842" calcext:value-type="float">
            <text:p>6.42269841269842</text:p>
          </table:table-cell>
          <table:table-cell table:style-name="ce5" table:formula="of:=IF([.H211];     ([.I211]-[.I210])/(itp/1000);     &quot;&quot;)" office:value-type="float" office:value="-6.98412698412692" calcext:value-type="float">
            <text:p>-6.9841269841269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1]=1;[.H2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1]+1" office:value-type="float" office:value="187" calcext:value-type="float">
            <text:p>187</text:p>
          </table:table-cell>
          <table:table-cell table:style-name="ce5" table:formula="of:=(([.B212]-1)*itp)/1000" office:value-type="float" office:value="1.86" calcext:value-type="float">
            <text:p>1.86</text:p>
          </table:table-cell>
          <table:table-cell table:style-name="ce5" table:formula="of:=IF(([.B212]&lt;([.$C$11]+2));1;0)" office:value-type="float" office:value="0" calcext:value-type="float">
            <text:p>0</text:p>
          </table:table-cell>
          <table:table-cell table:style-name="ce5" table:formula="of:=MAX(0;MIN(1;([.E211]+IF(([.D212]=1);(1/[.$C$9]);(-1/[.$C$9])))))" office:value-type="float" office:value="0.633333333333333" calcext:value-type="float">
            <text:p>0.633333333333333</text:p>
          </table:table-cell>
          <table:table-cell table:style-name="ce5" table:formula="of:=SUM(OFFSET([.E212];((-1*MIN([.$C$10];[.B212]))+1);0;MIN([.$C$10];[.B212]);1))" office:value-type="float" office:value="17.8" calcext:value-type="float">
            <text:p>17.8</text:p>
          </table:table-cell>
          <table:table-cell table:style-name="ce5" table:formula="of:=IF([.E212]=0;IF([.F212]=0;1;0);0)" office:value-type="float" office:value="0" calcext:value-type="float">
            <text:p>0</text:p>
          </table:table-cell>
          <table:table-cell table:style-name="ce5" table:formula="of:=SUM([.$G$26:.G212])&lt;=2" office:value-type="float" office:value="1" calcext:value-type="float">
            <text:p>1</text:p>
          </table:table-cell>
          <table:table-cell table:style-name="ce5" table:formula="of:=IF([.H212];   (([.E212]+[.F212])/(1+[.$C$10]))*Vprog;  &quot;&quot;)" office:value-type="float" office:value="3.51111111111111" calcext:value-type="float">
            <text:p>3.51111111111111</text:p>
          </table:table-cell>
          <table:table-cell table:style-name="ce5" table:formula="of:=IF([.H212];  (((([.I212]+[.I211])/2)*itp)/1000)+[.J211];&quot;&quot;)" office:value-type="float" office:value="6.45819047619048" calcext:value-type="float">
            <text:p>6.45819047619048</text:p>
          </table:table-cell>
          <table:table-cell table:style-name="ce5" table:formula="of:=IF([.H212];     ([.I212]-[.I211])/(itp/1000);     &quot;&quot;)" office:value-type="float" office:value="-7.61904761904764" calcext:value-type="float">
            <text:p>-7.6190476190476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2]=1;[.H2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2]+1" office:value-type="float" office:value="188" calcext:value-type="float">
            <text:p>188</text:p>
          </table:table-cell>
          <table:table-cell table:style-name="ce5" table:formula="of:=(([.B213]-1)*itp)/1000" office:value-type="float" office:value="1.87" calcext:value-type="float">
            <text:p>1.87</text:p>
          </table:table-cell>
          <table:table-cell table:style-name="ce5" table:formula="of:=IF(([.B213]&lt;([.$C$11]+2));1;0)" office:value-type="float" office:value="0" calcext:value-type="float">
            <text:p>0</text:p>
          </table:table-cell>
          <table:table-cell table:style-name="ce5" table:formula="of:=MAX(0;MIN(1;([.E212]+IF(([.D213]=1);(1/[.$C$9]);(-1/[.$C$9])))))" office:value-type="float" office:value="0.6" calcext:value-type="float">
            <text:p>0.6</text:p>
          </table:table-cell>
          <table:table-cell table:style-name="ce5" table:formula="of:=SUM(OFFSET([.E213];((-1*MIN([.$C$10];[.B213]))+1);0;MIN([.$C$10];[.B213]);1))" office:value-type="float" office:value="17.4" calcext:value-type="float">
            <text:p>17.4</text:p>
          </table:table-cell>
          <table:table-cell table:style-name="ce5" table:formula="of:=IF([.E213]=0;IF([.F213]=0;1;0);0)" office:value-type="float" office:value="0" calcext:value-type="float">
            <text:p>0</text:p>
          </table:table-cell>
          <table:table-cell table:style-name="ce5" table:formula="of:=SUM([.$G$26:.G213])&lt;=2" office:value-type="float" office:value="1" calcext:value-type="float">
            <text:p>1</text:p>
          </table:table-cell>
          <table:table-cell table:style-name="ce5" table:formula="of:=IF([.H213];   (([.E213]+[.F213])/(1+[.$C$10]))*Vprog;  &quot;&quot;)" office:value-type="float" office:value="3.42857142857143" calcext:value-type="float">
            <text:p>3.42857142857143</text:p>
          </table:table-cell>
          <table:table-cell table:style-name="ce5" table:formula="of:=IF([.H213];  (((([.I213]+[.I212])/2)*itp)/1000)+[.J212];&quot;&quot;)" office:value-type="float" office:value="6.49288888888889" calcext:value-type="float">
            <text:p>6.49288888888889</text:p>
          </table:table-cell>
          <table:table-cell table:style-name="ce5" table:formula="of:=IF([.H213];     ([.I213]-[.I212])/(itp/1000);     &quot;&quot;)" office:value-type="float" office:value="-8.25396825396827" calcext:value-type="float">
            <text:p>-8.253968253968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3]=1;[.H2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3]+1" office:value-type="float" office:value="189" calcext:value-type="float">
            <text:p>189</text:p>
          </table:table-cell>
          <table:table-cell table:style-name="ce5" table:formula="of:=(([.B214]-1)*itp)/1000" office:value-type="float" office:value="1.88" calcext:value-type="float">
            <text:p>1.88</text:p>
          </table:table-cell>
          <table:table-cell table:style-name="ce5" table:formula="of:=IF(([.B214]&lt;([.$C$11]+2));1;0)" office:value-type="float" office:value="0" calcext:value-type="float">
            <text:p>0</text:p>
          </table:table-cell>
          <table:table-cell table:style-name="ce5" table:formula="of:=MAX(0;MIN(1;([.E213]+IF(([.D214]=1);(1/[.$C$9]);(-1/[.$C$9])))))" office:value-type="float" office:value="0.566666666666667" calcext:value-type="float">
            <text:p>0.566666666666667</text:p>
          </table:table-cell>
          <table:table-cell table:style-name="ce5" table:formula="of:=SUM(OFFSET([.E214];((-1*MIN([.$C$10];[.B214]))+1);0;MIN([.$C$10];[.B214]);1))" office:value-type="float" office:value="16.9666666666667" calcext:value-type="float">
            <text:p>16.9666666666667</text:p>
          </table:table-cell>
          <table:table-cell table:style-name="ce5" table:formula="of:=IF([.E214]=0;IF([.F214]=0;1;0);0)" office:value-type="float" office:value="0" calcext:value-type="float">
            <text:p>0</text:p>
          </table:table-cell>
          <table:table-cell table:style-name="ce5" table:formula="of:=SUM([.$G$26:.G214])&lt;=2" office:value-type="float" office:value="1" calcext:value-type="float">
            <text:p>1</text:p>
          </table:table-cell>
          <table:table-cell table:style-name="ce5" table:formula="of:=IF([.H214];   (([.E214]+[.F214])/(1+[.$C$10]))*Vprog;  &quot;&quot;)" office:value-type="float" office:value="3.33968253968254" calcext:value-type="float">
            <text:p>3.33968253968254</text:p>
          </table:table-cell>
          <table:table-cell table:style-name="ce5" table:formula="of:=IF([.H214];  (((([.I214]+[.I213])/2)*itp)/1000)+[.J213];&quot;&quot;)" office:value-type="float" office:value="6.52673015873016" calcext:value-type="float">
            <text:p>6.52673015873016</text:p>
          </table:table-cell>
          <table:table-cell table:style-name="ce5" table:formula="of:=IF([.H214];     ([.I214]-[.I213])/(itp/1000);     &quot;&quot;)" office:value-type="float" office:value="-8.88888888888895" calcext:value-type="float">
            <text:p>-8.8888888888889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4]=1;[.H2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4]+1" office:value-type="float" office:value="190" calcext:value-type="float">
            <text:p>190</text:p>
          </table:table-cell>
          <table:table-cell table:style-name="ce5" table:formula="of:=(([.B215]-1)*itp)/1000" office:value-type="float" office:value="1.89" calcext:value-type="float">
            <text:p>1.89</text:p>
          </table:table-cell>
          <table:table-cell table:style-name="ce5" table:formula="of:=IF(([.B215]&lt;([.$C$11]+2));1;0)" office:value-type="float" office:value="0" calcext:value-type="float">
            <text:p>0</text:p>
          </table:table-cell>
          <table:table-cell table:style-name="ce5" table:formula="of:=MAX(0;MIN(1;([.E214]+IF(([.D215]=1);(1/[.$C$9]);(-1/[.$C$9])))))" office:value-type="float" office:value="0.533333333333333" calcext:value-type="float">
            <text:p>0.533333333333333</text:p>
          </table:table-cell>
          <table:table-cell table:style-name="ce5" table:formula="of:=SUM(OFFSET([.E215];((-1*MIN([.$C$10];[.B215]))+1);0;MIN([.$C$10];[.B215]);1))" office:value-type="float" office:value="16.5" calcext:value-type="float">
            <text:p>16.5</text:p>
          </table:table-cell>
          <table:table-cell table:style-name="ce5" table:formula="of:=IF([.E215]=0;IF([.F215]=0;1;0);0)" office:value-type="float" office:value="0" calcext:value-type="float">
            <text:p>0</text:p>
          </table:table-cell>
          <table:table-cell table:style-name="ce5" table:formula="of:=SUM([.$G$26:.G215])&lt;=2" office:value-type="float" office:value="1" calcext:value-type="float">
            <text:p>1</text:p>
          </table:table-cell>
          <table:table-cell table:style-name="ce5" table:formula="of:=IF([.H215];   (([.E215]+[.F215])/(1+[.$C$10]))*Vprog;  &quot;&quot;)" office:value-type="float" office:value="3.24444444444444" calcext:value-type="float">
            <text:p>3.24444444444444</text:p>
          </table:table-cell>
          <table:table-cell table:style-name="ce5" table:formula="of:=IF([.H215];  (((([.I215]+[.I214])/2)*itp)/1000)+[.J214];&quot;&quot;)" office:value-type="float" office:value="6.5596507936508" calcext:value-type="float">
            <text:p>6.5596507936508</text:p>
          </table:table-cell>
          <table:table-cell table:style-name="ce5" table:formula="of:=IF([.H215];     ([.I215]-[.I214])/(itp/1000);     &quot;&quot;)" office:value-type="float" office:value="-9.52380952380949" calcext:value-type="float">
            <text:p>-9.5238095238094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5]=1;[.H2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5]+1" office:value-type="float" office:value="191" calcext:value-type="float">
            <text:p>191</text:p>
          </table:table-cell>
          <table:table-cell table:style-name="ce5" table:formula="of:=(([.B216]-1)*itp)/1000" office:value-type="float" office:value="1.9" calcext:value-type="float">
            <text:p>1.9</text:p>
          </table:table-cell>
          <table:table-cell table:style-name="ce5" table:formula="of:=IF(([.B216]&lt;([.$C$11]+2));1;0)" office:value-type="float" office:value="0" calcext:value-type="float">
            <text:p>0</text:p>
          </table:table-cell>
          <table:table-cell table:style-name="ce5" table:formula="of:=MAX(0;MIN(1;([.E215]+IF(([.D216]=1);(1/[.$C$9]);(-1/[.$C$9])))))" office:value-type="float" office:value="0.5" calcext:value-type="float">
            <text:p>0.5</text:p>
          </table:table-cell>
          <table:table-cell table:style-name="ce5" table:formula="of:=SUM(OFFSET([.E216];((-1*MIN([.$C$10];[.B216]))+1);0;MIN([.$C$10];[.B216]);1))" office:value-type="float" office:value="16" calcext:value-type="float">
            <text:p>16</text:p>
          </table:table-cell>
          <table:table-cell table:style-name="ce5" table:formula="of:=IF([.E216]=0;IF([.F216]=0;1;0);0)" office:value-type="float" office:value="0" calcext:value-type="float">
            <text:p>0</text:p>
          </table:table-cell>
          <table:table-cell table:style-name="ce5" table:formula="of:=SUM([.$G$26:.G216])&lt;=2" office:value-type="float" office:value="1" calcext:value-type="float">
            <text:p>1</text:p>
          </table:table-cell>
          <table:table-cell table:style-name="ce5" table:formula="of:=IF([.H216];   (([.E216]+[.F216])/(1+[.$C$10]))*Vprog;  &quot;&quot;)" office:value-type="float" office:value="3.14285714285714" calcext:value-type="float">
            <text:p>3.14285714285714</text:p>
          </table:table-cell>
          <table:table-cell table:style-name="ce5" table:formula="of:=IF([.H216];  (((([.I216]+[.I215])/2)*itp)/1000)+[.J215];&quot;&quot;)" office:value-type="float" office:value="6.59158730158731" calcext:value-type="float">
            <text:p>6.59158730158731</text:p>
          </table:table-cell>
          <table:table-cell table:style-name="ce5" table:formula="of:=IF([.H216];     ([.I216]-[.I215])/(itp/1000);     &quot;&quot;)" office:value-type="float" office:value="-10.1587301587302" calcext:value-type="float">
            <text:p>-10.158730158730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6]=1;[.H2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6]+1" office:value-type="float" office:value="192" calcext:value-type="float">
            <text:p>192</text:p>
          </table:table-cell>
          <table:table-cell table:style-name="ce5" table:formula="of:=(([.B217]-1)*itp)/1000" office:value-type="float" office:value="1.91" calcext:value-type="float">
            <text:p>1.91</text:p>
          </table:table-cell>
          <table:table-cell table:style-name="ce5" table:formula="of:=IF(([.B217]&lt;([.$C$11]+2));1;0)" office:value-type="float" office:value="0" calcext:value-type="float">
            <text:p>0</text:p>
          </table:table-cell>
          <table:table-cell table:style-name="ce5" table:formula="of:=MAX(0;MIN(1;([.E216]+IF(([.D217]=1);(1/[.$C$9]);(-1/[.$C$9])))))" office:value-type="float" office:value="0.466666666666667" calcext:value-type="float">
            <text:p>0.466666666666667</text:p>
          </table:table-cell>
          <table:table-cell table:style-name="ce5" table:formula="of:=SUM(OFFSET([.E217];((-1*MIN([.$C$10];[.B217]))+1);0;MIN([.$C$10];[.B217]);1))" office:value-type="float" office:value="15.4666666666667" calcext:value-type="float">
            <text:p>15.4666666666667</text:p>
          </table:table-cell>
          <table:table-cell table:style-name="ce5" table:formula="of:=IF([.E217]=0;IF([.F217]=0;1;0);0)" office:value-type="float" office:value="0" calcext:value-type="float">
            <text:p>0</text:p>
          </table:table-cell>
          <table:table-cell table:style-name="ce5" table:formula="of:=SUM([.$G$26:.G217])&lt;=2" office:value-type="float" office:value="1" calcext:value-type="float">
            <text:p>1</text:p>
          </table:table-cell>
          <table:table-cell table:style-name="ce5" table:formula="of:=IF([.H217];   (([.E217]+[.F217])/(1+[.$C$10]))*Vprog;  &quot;&quot;)" office:value-type="float" office:value="3.03492063492063" calcext:value-type="float">
            <text:p>3.03492063492063</text:p>
          </table:table-cell>
          <table:table-cell table:style-name="ce5" table:formula="of:=IF([.H217];  (((([.I217]+[.I216])/2)*itp)/1000)+[.J216];&quot;&quot;)" office:value-type="float" office:value="6.6224761904762" calcext:value-type="float">
            <text:p>6.6224761904762</text:p>
          </table:table-cell>
          <table:table-cell table:style-name="ce5" table:formula="of:=IF([.H217];     ([.I217]-[.I216])/(itp/1000);     &quot;&quot;)" office:value-type="float" office:value="-10.7936507936508" calcext:value-type="float">
            <text:p>-10.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7]=1;[.H2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7]+1" office:value-type="float" office:value="193" calcext:value-type="float">
            <text:p>193</text:p>
          </table:table-cell>
          <table:table-cell table:style-name="ce5" table:formula="of:=(([.B218]-1)*itp)/1000" office:value-type="float" office:value="1.92" calcext:value-type="float">
            <text:p>1.92</text:p>
          </table:table-cell>
          <table:table-cell table:style-name="ce5" table:formula="of:=IF(([.B218]&lt;([.$C$11]+2));1;0)" office:value-type="float" office:value="0" calcext:value-type="float">
            <text:p>0</text:p>
          </table:table-cell>
          <table:table-cell table:style-name="ce5" table:formula="of:=MAX(0;MIN(1;([.E217]+IF(([.D218]=1);(1/[.$C$9]);(-1/[.$C$9])))))" office:value-type="float" office:value="0.433333333333333" calcext:value-type="float">
            <text:p>0.433333333333333</text:p>
          </table:table-cell>
          <table:table-cell table:style-name="ce5" table:formula="of:=SUM(OFFSET([.E218];((-1*MIN([.$C$10];[.B218]))+1);0;MIN([.$C$10];[.B218]);1))" office:value-type="float" office:value="14.9" calcext:value-type="float">
            <text:p>14.9</text:p>
          </table:table-cell>
          <table:table-cell table:style-name="ce5" table:formula="of:=IF([.E218]=0;IF([.F218]=0;1;0);0)" office:value-type="float" office:value="0" calcext:value-type="float">
            <text:p>0</text:p>
          </table:table-cell>
          <table:table-cell table:style-name="ce5" table:formula="of:=SUM([.$G$26:.G218])&lt;=2" office:value-type="float" office:value="1" calcext:value-type="float">
            <text:p>1</text:p>
          </table:table-cell>
          <table:table-cell table:style-name="ce5" table:formula="of:=IF([.H218];   (([.E218]+[.F218])/(1+[.$C$10]))*Vprog;  &quot;&quot;)" office:value-type="float" office:value="2.92063492063492" calcext:value-type="float">
            <text:p>2.92063492063492</text:p>
          </table:table-cell>
          <table:table-cell table:style-name="ce5" table:formula="of:=IF([.H218];  (((([.I218]+[.I217])/2)*itp)/1000)+[.J217];&quot;&quot;)" office:value-type="float" office:value="6.65225396825397" calcext:value-type="float">
            <text:p>6.65225396825397</text:p>
          </table:table-cell>
          <table:table-cell table:style-name="ce5" table:formula="of:=IF([.H218];     ([.I218]-[.I217])/(itp/1000);     &quot;&quot;)" office:value-type="float" office:value="-11.4285714285714" calcext:value-type="float">
            <text:p>-11.428571428571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8]=1;[.H2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8]+1" office:value-type="float" office:value="194" calcext:value-type="float">
            <text:p>194</text:p>
          </table:table-cell>
          <table:table-cell table:style-name="ce5" table:formula="of:=(([.B219]-1)*itp)/1000" office:value-type="float" office:value="1.93" calcext:value-type="float">
            <text:p>1.93</text:p>
          </table:table-cell>
          <table:table-cell table:style-name="ce5" table:formula="of:=IF(([.B219]&lt;([.$C$11]+2));1;0)" office:value-type="float" office:value="0" calcext:value-type="float">
            <text:p>0</text:p>
          </table:table-cell>
          <table:table-cell table:style-name="ce5" table:formula="of:=MAX(0;MIN(1;([.E218]+IF(([.D219]=1);(1/[.$C$9]);(-1/[.$C$9])))))" office:value-type="float" office:value="0.4" calcext:value-type="float">
            <text:p>0.4</text:p>
          </table:table-cell>
          <table:table-cell table:style-name="ce5" table:formula="of:=SUM(OFFSET([.E219];((-1*MIN([.$C$10];[.B219]))+1);0;MIN([.$C$10];[.B219]);1))" office:value-type="float" office:value="14.3" calcext:value-type="float">
            <text:p>14.3</text:p>
          </table:table-cell>
          <table:table-cell table:style-name="ce5" table:formula="of:=IF([.E219]=0;IF([.F219]=0;1;0);0)" office:value-type="float" office:value="0" calcext:value-type="float">
            <text:p>0</text:p>
          </table:table-cell>
          <table:table-cell table:style-name="ce5" table:formula="of:=SUM([.$G$26:.G219])&lt;=2" office:value-type="float" office:value="1" calcext:value-type="float">
            <text:p>1</text:p>
          </table:table-cell>
          <table:table-cell table:style-name="ce5" table:formula="of:=IF([.H219];   (([.E219]+[.F219])/(1+[.$C$10]))*Vprog;  &quot;&quot;)" office:value-type="float" office:value="2.8" calcext:value-type="float">
            <text:p>2.8</text:p>
          </table:table-cell>
          <table:table-cell table:style-name="ce5" table:formula="of:=IF([.H219];  (((([.I219]+[.I218])/2)*itp)/1000)+[.J218];&quot;&quot;)" office:value-type="float" office:value="6.68085714285715" calcext:value-type="float">
            <text:p>6.68085714285715</text:p>
          </table:table-cell>
          <table:table-cell table:style-name="ce5" table:formula="of:=IF([.H219];     ([.I219]-[.I218])/(itp/1000);     &quot;&quot;)" office:value-type="float" office:value="-12.0634920634921" calcext:value-type="float">
            <text:p>-12.063492063492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19]=1;[.H2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19]+1" office:value-type="float" office:value="195" calcext:value-type="float">
            <text:p>195</text:p>
          </table:table-cell>
          <table:table-cell table:style-name="ce5" table:formula="of:=(([.B220]-1)*itp)/1000" office:value-type="float" office:value="1.94" calcext:value-type="float">
            <text:p>1.94</text:p>
          </table:table-cell>
          <table:table-cell table:style-name="ce5" table:formula="of:=IF(([.B220]&lt;([.$C$11]+2));1;0)" office:value-type="float" office:value="0" calcext:value-type="float">
            <text:p>0</text:p>
          </table:table-cell>
          <table:table-cell table:style-name="ce5" table:formula="of:=MAX(0;MIN(1;([.E219]+IF(([.D220]=1);(1/[.$C$9]);(-1/[.$C$9])))))" office:value-type="float" office:value="0.366666666666667" calcext:value-type="float">
            <text:p>0.366666666666667</text:p>
          </table:table-cell>
          <table:table-cell table:style-name="ce5" table:formula="of:=SUM(OFFSET([.E220];((-1*MIN([.$C$10];[.B220]))+1);0;MIN([.$C$10];[.B220]);1))" office:value-type="float" office:value="13.6666666666667" calcext:value-type="float">
            <text:p>13.6666666666667</text:p>
          </table:table-cell>
          <table:table-cell table:style-name="ce5" table:formula="of:=IF([.E220]=0;IF([.F220]=0;1;0);0)" office:value-type="float" office:value="0" calcext:value-type="float">
            <text:p>0</text:p>
          </table:table-cell>
          <table:table-cell table:style-name="ce5" table:formula="of:=SUM([.$G$26:.G220])&lt;=2" office:value-type="float" office:value="1" calcext:value-type="float">
            <text:p>1</text:p>
          </table:table-cell>
          <table:table-cell table:style-name="ce5" table:formula="of:=IF([.H220];   (([.E220]+[.F220])/(1+[.$C$10]))*Vprog;  &quot;&quot;)" office:value-type="float" office:value="2.67301587301587" calcext:value-type="float">
            <text:p>2.67301587301587</text:p>
          </table:table-cell>
          <table:table-cell table:style-name="ce5" table:formula="of:=IF([.H220];  (((([.I220]+[.I219])/2)*itp)/1000)+[.J219];&quot;&quot;)" office:value-type="float" office:value="6.70822222222223" calcext:value-type="float">
            <text:p>6.70822222222223</text:p>
          </table:table-cell>
          <table:table-cell table:style-name="ce5" table:formula="of:=IF([.H220];     ([.I220]-[.I219])/(itp/1000);     &quot;&quot;)" office:value-type="float" office:value="-12.6984126984127" calcext:value-type="float">
            <text:p>-12.69841269841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0]=1;[.H2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0]+1" office:value-type="float" office:value="196" calcext:value-type="float">
            <text:p>196</text:p>
          </table:table-cell>
          <table:table-cell table:style-name="ce5" table:formula="of:=(([.B221]-1)*itp)/1000" office:value-type="float" office:value="1.95" calcext:value-type="float">
            <text:p>1.95</text:p>
          </table:table-cell>
          <table:table-cell table:style-name="ce5" table:formula="of:=IF(([.B221]&lt;([.$C$11]+2));1;0)" office:value-type="float" office:value="0" calcext:value-type="float">
            <text:p>0</text:p>
          </table:table-cell>
          <table:table-cell table:style-name="ce5" table:formula="of:=MAX(0;MIN(1;([.E220]+IF(([.D221]=1);(1/[.$C$9]);(-1/[.$C$9])))))" office:value-type="float" office:value="0.333333333333333" calcext:value-type="float">
            <text:p>0.333333333333333</text:p>
          </table:table-cell>
          <table:table-cell table:style-name="ce5" table:formula="of:=SUM(OFFSET([.E221];((-1*MIN([.$C$10];[.B221]))+1);0;MIN([.$C$10];[.B221]);1))" office:value-type="float" office:value="13" calcext:value-type="float">
            <text:p>13</text:p>
          </table:table-cell>
          <table:table-cell table:style-name="ce5" table:formula="of:=IF([.E221]=0;IF([.F221]=0;1;0);0)" office:value-type="float" office:value="0" calcext:value-type="float">
            <text:p>0</text:p>
          </table:table-cell>
          <table:table-cell table:style-name="ce5" table:formula="of:=SUM([.$G$26:.G221])&lt;=2" office:value-type="float" office:value="1" calcext:value-type="float">
            <text:p>1</text:p>
          </table:table-cell>
          <table:table-cell table:style-name="ce5" table:formula="of:=IF([.H221];   (([.E221]+[.F221])/(1+[.$C$10]))*Vprog;  &quot;&quot;)" office:value-type="float" office:value="2.53968253968254" calcext:value-type="float">
            <text:p>2.53968253968254</text:p>
          </table:table-cell>
          <table:table-cell table:style-name="ce5" table:formula="of:=IF([.H221];  (((([.I221]+[.I220])/2)*itp)/1000)+[.J220];&quot;&quot;)" office:value-type="float" office:value="6.73428571428572" calcext:value-type="float">
            <text:p>6.73428571428572</text:p>
          </table:table-cell>
          <table:table-cell table:style-name="ce5" table:formula="of:=IF([.H221];     ([.I221]-[.I220])/(itp/1000);     &quot;&quot;)" office:value-type="float" office:value="-13.3333333333332" calcext:value-type="float">
            <text:p>-13.333333333333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1]=1;[.H2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1]+1" office:value-type="float" office:value="197" calcext:value-type="float">
            <text:p>197</text:p>
          </table:table-cell>
          <table:table-cell table:style-name="ce5" table:formula="of:=(([.B222]-1)*itp)/1000" office:value-type="float" office:value="1.96" calcext:value-type="float">
            <text:p>1.96</text:p>
          </table:table-cell>
          <table:table-cell table:style-name="ce5" table:formula="of:=IF(([.B222]&lt;([.$C$11]+2));1;0)" office:value-type="float" office:value="0" calcext:value-type="float">
            <text:p>0</text:p>
          </table:table-cell>
          <table:table-cell table:style-name="ce5" table:formula="of:=MAX(0;MIN(1;([.E221]+IF(([.D222]=1);(1/[.$C$9]);(-1/[.$C$9])))))" office:value-type="float" office:value="0.3" calcext:value-type="float">
            <text:p>0.3</text:p>
          </table:table-cell>
          <table:table-cell table:style-name="ce5" table:formula="of:=SUM(OFFSET([.E222];((-1*MIN([.$C$10];[.B222]))+1);0;MIN([.$C$10];[.B222]);1))" office:value-type="float" office:value="12.3333333333333" calcext:value-type="float">
            <text:p>12.3333333333333</text:p>
          </table:table-cell>
          <table:table-cell table:style-name="ce5" table:formula="of:=IF([.E222]=0;IF([.F222]=0;1;0);0)" office:value-type="float" office:value="0" calcext:value-type="float">
            <text:p>0</text:p>
          </table:table-cell>
          <table:table-cell table:style-name="ce5" table:formula="of:=SUM([.$G$26:.G222])&lt;=2" office:value-type="float" office:value="1" calcext:value-type="float">
            <text:p>1</text:p>
          </table:table-cell>
          <table:table-cell table:style-name="ce5" table:formula="of:=IF([.H222];   (([.E222]+[.F222])/(1+[.$C$10]))*Vprog;  &quot;&quot;)" office:value-type="float" office:value="2.40634920634921" calcext:value-type="float">
            <text:p>2.40634920634921</text:p>
          </table:table-cell>
          <table:table-cell table:style-name="ce5" table:formula="of:=IF([.H222];  (((([.I222]+[.I221])/2)*itp)/1000)+[.J221];&quot;&quot;)" office:value-type="float" office:value="6.75901587301588" calcext:value-type="float">
            <text:p>6.75901587301588</text:p>
          </table:table-cell>
          <table:table-cell table:style-name="ce5" table:formula="of:=IF([.H222];     ([.I222]-[.I221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2]=1;[.H2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2]+1" office:value-type="float" office:value="198" calcext:value-type="float">
            <text:p>198</text:p>
          </table:table-cell>
          <table:table-cell table:style-name="ce5" table:formula="of:=(([.B223]-1)*itp)/1000" office:value-type="float" office:value="1.97" calcext:value-type="float">
            <text:p>1.97</text:p>
          </table:table-cell>
          <table:table-cell table:style-name="ce5" table:formula="of:=IF(([.B223]&lt;([.$C$11]+2));1;0)" office:value-type="float" office:value="0" calcext:value-type="float">
            <text:p>0</text:p>
          </table:table-cell>
          <table:table-cell table:style-name="ce5" table:formula="of:=MAX(0;MIN(1;([.E222]+IF(([.D223]=1);(1/[.$C$9]);(-1/[.$C$9])))))" office:value-type="float" office:value="0.266666666666667" calcext:value-type="float">
            <text:p>0.266666666666667</text:p>
          </table:table-cell>
          <table:table-cell table:style-name="ce5" table:formula="of:=SUM(OFFSET([.E223];((-1*MIN([.$C$10];[.B223]))+1);0;MIN([.$C$10];[.B223]);1))" office:value-type="float" office:value="11.6666666666667" calcext:value-type="float">
            <text:p>11.6666666666667</text:p>
          </table:table-cell>
          <table:table-cell table:style-name="ce5" table:formula="of:=IF([.E223]=0;IF([.F223]=0;1;0);0)" office:value-type="float" office:value="0" calcext:value-type="float">
            <text:p>0</text:p>
          </table:table-cell>
          <table:table-cell table:style-name="ce5" table:formula="of:=SUM([.$G$26:.G223])&lt;=2" office:value-type="float" office:value="1" calcext:value-type="float">
            <text:p>1</text:p>
          </table:table-cell>
          <table:table-cell table:style-name="ce5" table:formula="of:=IF([.H223];   (([.E223]+[.F223])/(1+[.$C$10]))*Vprog;  &quot;&quot;)" office:value-type="float" office:value="2.27301587301587" calcext:value-type="float">
            <text:p>2.27301587301587</text:p>
          </table:table-cell>
          <table:table-cell table:style-name="ce5" table:formula="of:=IF([.H223];  (((([.I223]+[.I222])/2)*itp)/1000)+[.J222];&quot;&quot;)" office:value-type="float" office:value="6.7824126984127" calcext:value-type="float">
            <text:p>6.7824126984127</text:p>
          </table:table-cell>
          <table:table-cell table:style-name="ce5" table:formula="of:=IF([.H223];     ([.I223]-[.I222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3]=1;[.H2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3]+1" office:value-type="float" office:value="199" calcext:value-type="float">
            <text:p>199</text:p>
          </table:table-cell>
          <table:table-cell table:style-name="ce5" table:formula="of:=(([.B224]-1)*itp)/1000" office:value-type="float" office:value="1.98" calcext:value-type="float">
            <text:p>1.98</text:p>
          </table:table-cell>
          <table:table-cell table:style-name="ce5" table:formula="of:=IF(([.B224]&lt;([.$C$11]+2));1;0)" office:value-type="float" office:value="0" calcext:value-type="float">
            <text:p>0</text:p>
          </table:table-cell>
          <table:table-cell table:style-name="ce5" table:formula="of:=MAX(0;MIN(1;([.E223]+IF(([.D224]=1);(1/[.$C$9]);(-1/[.$C$9])))))" office:value-type="float" office:value="0.233333333333333" calcext:value-type="float">
            <text:p>0.233333333333333</text:p>
          </table:table-cell>
          <table:table-cell table:style-name="ce5" table:formula="of:=SUM(OFFSET([.E224];((-1*MIN([.$C$10];[.B224]))+1);0;MIN([.$C$10];[.B224]);1))" office:value-type="float" office:value="11" calcext:value-type="float">
            <text:p>11</text:p>
          </table:table-cell>
          <table:table-cell table:style-name="ce5" table:formula="of:=IF([.E224]=0;IF([.F224]=0;1;0);0)" office:value-type="float" office:value="0" calcext:value-type="float">
            <text:p>0</text:p>
          </table:table-cell>
          <table:table-cell table:style-name="ce5" table:formula="of:=SUM([.$G$26:.G224])&lt;=2" office:value-type="float" office:value="1" calcext:value-type="float">
            <text:p>1</text:p>
          </table:table-cell>
          <table:table-cell table:style-name="ce5" table:formula="of:=IF([.H224];   (([.E224]+[.F224])/(1+[.$C$10]))*Vprog;  &quot;&quot;)" office:value-type="float" office:value="2.13968253968254" calcext:value-type="float">
            <text:p>2.13968253968254</text:p>
          </table:table-cell>
          <table:table-cell table:style-name="ce5" table:formula="of:=IF([.H224];  (((([.I224]+[.I223])/2)*itp)/1000)+[.J223];&quot;&quot;)" office:value-type="float" office:value="6.8044761904762" calcext:value-type="float">
            <text:p>6.8044761904762</text:p>
          </table:table-cell>
          <table:table-cell table:style-name="ce5" table:formula="of:=IF([.H224];     ([.I224]-[.I223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4]=1;[.H2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4]+1" office:value-type="float" office:value="200" calcext:value-type="float">
            <text:p>200</text:p>
          </table:table-cell>
          <table:table-cell table:style-name="ce5" table:formula="of:=(([.B225]-1)*itp)/1000" office:value-type="float" office:value="1.99" calcext:value-type="float">
            <text:p>1.99</text:p>
          </table:table-cell>
          <table:table-cell table:style-name="ce5" table:formula="of:=IF(([.B225]&lt;([.$C$11]+2));1;0)" office:value-type="float" office:value="0" calcext:value-type="float">
            <text:p>0</text:p>
          </table:table-cell>
          <table:table-cell table:style-name="ce5" table:formula="of:=MAX(0;MIN(1;([.E224]+IF(([.D225]=1);(1/[.$C$9]);(-1/[.$C$9])))))" office:value-type="float" office:value="0.2" calcext:value-type="float">
            <text:p>0.2</text:p>
          </table:table-cell>
          <table:table-cell table:style-name="ce5" table:formula="of:=SUM(OFFSET([.E225];((-1*MIN([.$C$10];[.B225]))+1);0;MIN([.$C$10];[.B225]);1))" office:value-type="float" office:value="10.3333333333333" calcext:value-type="float">
            <text:p>10.3333333333333</text:p>
          </table:table-cell>
          <table:table-cell table:style-name="ce5" table:formula="of:=IF([.E225]=0;IF([.F225]=0;1;0);0)" office:value-type="float" office:value="0" calcext:value-type="float">
            <text:p>0</text:p>
          </table:table-cell>
          <table:table-cell table:style-name="ce5" table:formula="of:=SUM([.$G$26:.G225])&lt;=2" office:value-type="float" office:value="1" calcext:value-type="float">
            <text:p>1</text:p>
          </table:table-cell>
          <table:table-cell table:style-name="ce5" table:formula="of:=IF([.H225];   (([.E225]+[.F225])/(1+[.$C$10]))*Vprog;  &quot;&quot;)" office:value-type="float" office:value="2.00634920634921" calcext:value-type="float">
            <text:p>2.00634920634921</text:p>
          </table:table-cell>
          <table:table-cell table:style-name="ce5" table:formula="of:=IF([.H225];  (((([.I225]+[.I224])/2)*itp)/1000)+[.J224];&quot;&quot;)" office:value-type="float" office:value="6.82520634920636" calcext:value-type="float">
            <text:p>6.82520634920636</text:p>
          </table:table-cell>
          <table:table-cell table:style-name="ce5" table:formula="of:=IF([.H225];     ([.I225]-[.I224])/(itp/1000);     &quot;&quot;)" office:value-type="float" office:value="-13.3333333333334" calcext:value-type="float">
            <text:p>-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5]=1;[.H2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5]+1" office:value-type="float" office:value="201" calcext:value-type="float">
            <text:p>201</text:p>
          </table:table-cell>
          <table:table-cell table:style-name="ce5" table:formula="of:=(([.B226]-1)*itp)/1000" office:value-type="float" office:value="2" calcext:value-type="float">
            <text:p>2</text:p>
          </table:table-cell>
          <table:table-cell table:style-name="ce5" table:formula="of:=IF(([.B226]&lt;([.$C$11]+2));1;0)" office:value-type="float" office:value="0" calcext:value-type="float">
            <text:p>0</text:p>
          </table:table-cell>
          <table:table-cell table:style-name="ce5" table:formula="of:=MAX(0;MIN(1;([.E225]+IF(([.D226]=1);(1/[.$C$9]);(-1/[.$C$9])))))" office:value-type="float" office:value="0.166666666666667" calcext:value-type="float">
            <text:p>0.166666666666667</text:p>
          </table:table-cell>
          <table:table-cell table:style-name="ce5" table:formula="of:=SUM(OFFSET([.E226];((-1*MIN([.$C$10];[.B226]))+1);0;MIN([.$C$10];[.B226]);1))" office:value-type="float" office:value="9.66666666666667" calcext:value-type="float">
            <text:p>9.66666666666667</text:p>
          </table:table-cell>
          <table:table-cell table:style-name="ce5" table:formula="of:=IF([.E226]=0;IF([.F226]=0;1;0);0)" office:value-type="float" office:value="0" calcext:value-type="float">
            <text:p>0</text:p>
          </table:table-cell>
          <table:table-cell table:style-name="ce5" table:formula="of:=SUM([.$G$26:.G226])&lt;=2" office:value-type="float" office:value="1" calcext:value-type="float">
            <text:p>1</text:p>
          </table:table-cell>
          <table:table-cell table:style-name="ce5" table:formula="of:=IF([.H226];   (([.E226]+[.F226])/(1+[.$C$10]))*Vprog;  &quot;&quot;)" office:value-type="float" office:value="1.87301587301587" calcext:value-type="float">
            <text:p>1.87301587301587</text:p>
          </table:table-cell>
          <table:table-cell table:style-name="ce5" table:formula="of:=IF([.H226];  (((([.I226]+[.I225])/2)*itp)/1000)+[.J225];&quot;&quot;)" office:value-type="float" office:value="6.84460317460318" calcext:value-type="float">
            <text:p>6.84460317460318</text:p>
          </table:table-cell>
          <table:table-cell table:style-name="ce5" table:formula="of:=IF([.H226];     ([.I226]-[.I225])/(itp/1000);     &quot;&quot;)" office:value-type="float" office:value="-13.3333333333334" calcext:value-type="float">
            <text:p>-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6]=1;[.H2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6]+1" office:value-type="float" office:value="202" calcext:value-type="float">
            <text:p>202</text:p>
          </table:table-cell>
          <table:table-cell table:style-name="ce5" table:formula="of:=(([.B227]-1)*itp)/1000" office:value-type="float" office:value="2.01" calcext:value-type="float">
            <text:p>2.01</text:p>
          </table:table-cell>
          <table:table-cell table:style-name="ce5" table:formula="of:=IF(([.B227]&lt;([.$C$11]+2));1;0)" office:value-type="float" office:value="0" calcext:value-type="float">
            <text:p>0</text:p>
          </table:table-cell>
          <table:table-cell table:style-name="ce5" table:formula="of:=MAX(0;MIN(1;([.E226]+IF(([.D227]=1);(1/[.$C$9]);(-1/[.$C$9])))))" office:value-type="float" office:value="0.133333333333334" calcext:value-type="float">
            <text:p>0.133333333333334</text:p>
          </table:table-cell>
          <table:table-cell table:style-name="ce5" table:formula="of:=SUM(OFFSET([.E227];((-1*MIN([.$C$10];[.B227]))+1);0;MIN([.$C$10];[.B227]);1))" office:value-type="float" office:value="9" calcext:value-type="float">
            <text:p>9</text:p>
          </table:table-cell>
          <table:table-cell table:style-name="ce5" table:formula="of:=IF([.E227]=0;IF([.F227]=0;1;0);0)" office:value-type="float" office:value="0" calcext:value-type="float">
            <text:p>0</text:p>
          </table:table-cell>
          <table:table-cell table:style-name="ce5" table:formula="of:=SUM([.$G$26:.G227])&lt;=2" office:value-type="float" office:value="1" calcext:value-type="float">
            <text:p>1</text:p>
          </table:table-cell>
          <table:table-cell table:style-name="ce5" table:formula="of:=IF([.H227];   (([.E227]+[.F227])/(1+[.$C$10]))*Vprog;  &quot;&quot;)" office:value-type="float" office:value="1.73968253968254" calcext:value-type="float">
            <text:p>1.73968253968254</text:p>
          </table:table-cell>
          <table:table-cell table:style-name="ce5" table:formula="of:=IF([.H227];  (((([.I227]+[.I226])/2)*itp)/1000)+[.J226];&quot;&quot;)" office:value-type="float" office:value="6.86266666666667" calcext:value-type="float">
            <text:p>6.86266666666667</text:p>
          </table:table-cell>
          <table:table-cell table:style-name="ce5" table:formula="of:=IF([.H227];     ([.I227]-[.I226])/(itp/1000);     &quot;&quot;)" office:value-type="float" office:value="-13.3333333333334" calcext:value-type="float">
            <text:p>-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7]=1;[.H2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7]+1" office:value-type="float" office:value="203" calcext:value-type="float">
            <text:p>203</text:p>
          </table:table-cell>
          <table:table-cell table:style-name="ce5" table:formula="of:=(([.B228]-1)*itp)/1000" office:value-type="float" office:value="2.02" calcext:value-type="float">
            <text:p>2.02</text:p>
          </table:table-cell>
          <table:table-cell table:style-name="ce5" table:formula="of:=IF(([.B228]&lt;([.$C$11]+2));1;0)" office:value-type="float" office:value="0" calcext:value-type="float">
            <text:p>0</text:p>
          </table:table-cell>
          <table:table-cell table:style-name="ce5" table:formula="of:=MAX(0;MIN(1;([.E227]+IF(([.D228]=1);(1/[.$C$9]);(-1/[.$C$9])))))" office:value-type="float" office:value="0.1" calcext:value-type="float">
            <text:p>0.1</text:p>
          </table:table-cell>
          <table:table-cell table:style-name="ce5" table:formula="of:=SUM(OFFSET([.E228];((-1*MIN([.$C$10];[.B228]))+1);0;MIN([.$C$10];[.B228]);1))" office:value-type="float" office:value="8.33333333333334" calcext:value-type="float">
            <text:p>8.33333333333334</text:p>
          </table:table-cell>
          <table:table-cell table:style-name="ce5" table:formula="of:=IF([.E228]=0;IF([.F228]=0;1;0);0)" office:value-type="float" office:value="0" calcext:value-type="float">
            <text:p>0</text:p>
          </table:table-cell>
          <table:table-cell table:style-name="ce5" table:formula="of:=SUM([.$G$26:.G228])&lt;=2" office:value-type="float" office:value="1" calcext:value-type="float">
            <text:p>1</text:p>
          </table:table-cell>
          <table:table-cell table:style-name="ce5" table:formula="of:=IF([.H228];   (([.E228]+[.F228])/(1+[.$C$10]))*Vprog;  &quot;&quot;)" office:value-type="float" office:value="1.60634920634921" calcext:value-type="float">
            <text:p>1.60634920634921</text:p>
          </table:table-cell>
          <table:table-cell table:style-name="ce5" table:formula="of:=IF([.H228];  (((([.I228]+[.I227])/2)*itp)/1000)+[.J227];&quot;&quot;)" office:value-type="float" office:value="6.87939682539683" calcext:value-type="float">
            <text:p>6.87939682539683</text:p>
          </table:table-cell>
          <table:table-cell table:style-name="ce5" table:formula="of:=IF([.H228];     ([.I228]-[.I227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8]=1;[.H2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8]+1" office:value-type="float" office:value="204" calcext:value-type="float">
            <text:p>204</text:p>
          </table:table-cell>
          <table:table-cell table:style-name="ce5" table:formula="of:=(([.B229]-1)*itp)/1000" office:value-type="float" office:value="2.03" calcext:value-type="float">
            <text:p>2.03</text:p>
          </table:table-cell>
          <table:table-cell table:style-name="ce5" table:formula="of:=IF(([.B229]&lt;([.$C$11]+2));1;0)" office:value-type="float" office:value="0" calcext:value-type="float">
            <text:p>0</text:p>
          </table:table-cell>
          <table:table-cell table:style-name="ce5" table:formula="of:=MAX(0;MIN(1;([.E228]+IF(([.D229]=1);(1/[.$C$9]);(-1/[.$C$9])))))" office:value-type="float" office:value="0.0666666666666669" calcext:value-type="float">
            <text:p>0.066666666666667</text:p>
          </table:table-cell>
          <table:table-cell table:style-name="ce5" table:formula="of:=SUM(OFFSET([.E229];((-1*MIN([.$C$10];[.B229]))+1);0;MIN([.$C$10];[.B229]);1))" office:value-type="float" office:value="7.66666666666667" calcext:value-type="float">
            <text:p>7.66666666666667</text:p>
          </table:table-cell>
          <table:table-cell table:style-name="ce5" table:formula="of:=IF([.E229]=0;IF([.F229]=0;1;0);0)" office:value-type="float" office:value="0" calcext:value-type="float">
            <text:p>0</text:p>
          </table:table-cell>
          <table:table-cell table:style-name="ce5" table:formula="of:=SUM([.$G$26:.G229])&lt;=2" office:value-type="float" office:value="1" calcext:value-type="float">
            <text:p>1</text:p>
          </table:table-cell>
          <table:table-cell table:style-name="ce5" table:formula="of:=IF([.H229];   (([.E229]+[.F229])/(1+[.$C$10]))*Vprog;  &quot;&quot;)" office:value-type="float" office:value="1.47301587301587" calcext:value-type="float">
            <text:p>1.47301587301587</text:p>
          </table:table-cell>
          <table:table-cell table:style-name="ce5" table:formula="of:=IF([.H229];  (((([.I229]+[.I228])/2)*itp)/1000)+[.J228];&quot;&quot;)" office:value-type="float" office:value="6.89479365079366" calcext:value-type="float">
            <text:p>6.89479365079366</text:p>
          </table:table-cell>
          <table:table-cell table:style-name="ce5" table:formula="of:=IF([.H229];     ([.I229]-[.I228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29]=1;[.H2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29]+1" office:value-type="float" office:value="205" calcext:value-type="float">
            <text:p>205</text:p>
          </table:table-cell>
          <table:table-cell table:style-name="ce5" table:formula="of:=(([.B230]-1)*itp)/1000" office:value-type="float" office:value="2.04" calcext:value-type="float">
            <text:p>2.04</text:p>
          </table:table-cell>
          <table:table-cell table:style-name="ce5" table:formula="of:=IF(([.B230]&lt;([.$C$11]+2));1;0)" office:value-type="float" office:value="0" calcext:value-type="float">
            <text:p>0</text:p>
          </table:table-cell>
          <table:table-cell table:style-name="ce5" table:formula="of:=MAX(0;MIN(1;([.E229]+IF(([.D230]=1);(1/[.$C$9]);(-1/[.$C$9])))))" office:value-type="float" office:value="0.0333333333333335" calcext:value-type="float">
            <text:p>0.033333333333334</text:p>
          </table:table-cell>
          <table:table-cell table:style-name="ce5" table:formula="of:=SUM(OFFSET([.E230];((-1*MIN([.$C$10];[.B230]))+1);0;MIN([.$C$10];[.B230]);1))" office:value-type="float" office:value="7" calcext:value-type="float">
            <text:p>7</text:p>
          </table:table-cell>
          <table:table-cell table:style-name="ce5" table:formula="of:=IF([.E230]=0;IF([.F230]=0;1;0);0)" office:value-type="float" office:value="0" calcext:value-type="float">
            <text:p>0</text:p>
          </table:table-cell>
          <table:table-cell table:style-name="ce5" table:formula="of:=SUM([.$G$26:.G230])&lt;=2" office:value-type="float" office:value="1" calcext:value-type="float">
            <text:p>1</text:p>
          </table:table-cell>
          <table:table-cell table:style-name="ce5" table:formula="of:=IF([.H230];   (([.E230]+[.F230])/(1+[.$C$10]))*Vprog;  &quot;&quot;)" office:value-type="float" office:value="1.33968253968254" calcext:value-type="float">
            <text:p>1.33968253968254</text:p>
          </table:table-cell>
          <table:table-cell table:style-name="ce5" table:formula="of:=IF([.H230];  (((([.I230]+[.I229])/2)*itp)/1000)+[.J229];&quot;&quot;)" office:value-type="float" office:value="6.90885714285715" calcext:value-type="float">
            <text:p>6.90885714285715</text:p>
          </table:table-cell>
          <table:table-cell table:style-name="ce5" table:formula="of:=IF([.H230];     ([.I230]-[.I229])/(itp/1000);     &quot;&quot;)" office:value-type="float" office:value="-13.3333333333333" calcext:value-type="float">
            <text:p>-13.333333333333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0]=1;[.H2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0]+1" office:value-type="float" office:value="206" calcext:value-type="float">
            <text:p>206</text:p>
          </table:table-cell>
          <table:table-cell table:style-name="ce5" table:formula="of:=(([.B231]-1)*itp)/1000" office:value-type="float" office:value="2.05" calcext:value-type="float">
            <text:p>2.05</text:p>
          </table:table-cell>
          <table:table-cell table:style-name="ce5" table:formula="of:=IF(([.B231]&lt;([.$C$11]+2));1;0)" office:value-type="float" office:value="0" calcext:value-type="float">
            <text:p>0</text:p>
          </table:table-cell>
          <table:table-cell table:style-name="ce5" table:formula="of:=MAX(0;MIN(1;([.E230]+IF(([.D231]=1);(1/[.$C$9]);(-1/[.$C$9])))))" office:value-type="float" office:value="2.08166817117217E-016" calcext:value-type="float">
            <text:p>2.08166817117217E-16</text:p>
          </table:table-cell>
          <table:table-cell table:style-name="ce5" table:formula="of:=SUM(OFFSET([.E231];((-1*MIN([.$C$10];[.B231]))+1);0;MIN([.$C$10];[.B231]);1))" office:value-type="float" office:value="6.33333333333334" calcext:value-type="float">
            <text:p>6.33333333333334</text:p>
          </table:table-cell>
          <table:table-cell table:style-name="ce5" table:formula="of:=IF([.E231]=0;IF([.F231]=0;1;0);0)" office:value-type="float" office:value="0" calcext:value-type="float">
            <text:p>0</text:p>
          </table:table-cell>
          <table:table-cell table:style-name="ce5" table:formula="of:=SUM([.$G$26:.G231])&lt;=2" office:value-type="float" office:value="1" calcext:value-type="float">
            <text:p>1</text:p>
          </table:table-cell>
          <table:table-cell table:style-name="ce5" table:formula="of:=IF([.H231];   (([.E231]+[.F231])/(1+[.$C$10]))*Vprog;  &quot;&quot;)" office:value-type="float" office:value="1.20634920634921" calcext:value-type="float">
            <text:p>1.20634920634921</text:p>
          </table:table-cell>
          <table:table-cell table:style-name="ce5" table:formula="of:=IF([.H231];  (((([.I231]+[.I230])/2)*itp)/1000)+[.J230];&quot;&quot;)" office:value-type="float" office:value="6.92158730158731" calcext:value-type="float">
            <text:p>6.92158730158731</text:p>
          </table:table-cell>
          <table:table-cell table:style-name="ce5" table:formula="of:=IF([.H231];     ([.I231]-[.I230])/(itp/1000);     &quot;&quot;)" office:value-type="float" office:value="-13.3333333333334" calcext:value-type="float">
            <text:p>-13.333333333333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1]=1;[.H2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1]+1" office:value-type="float" office:value="207" calcext:value-type="float">
            <text:p>207</text:p>
          </table:table-cell>
          <table:table-cell table:style-name="ce5" table:formula="of:=(([.B232]-1)*itp)/1000" office:value-type="float" office:value="2.06" calcext:value-type="float">
            <text:p>2.06</text:p>
          </table:table-cell>
          <table:table-cell table:style-name="ce5" table:formula="of:=IF(([.B232]&lt;([.$C$11]+2));1;0)" office:value-type="float" office:value="0" calcext:value-type="float">
            <text:p>0</text:p>
          </table:table-cell>
          <table:table-cell table:style-name="ce5" table:formula="of:=MAX(0;MIN(1;([.E231]+IF(([.D232]=1);(1/[.$C$9]);(-1/[.$C$9])))))" office:value-type="float" office:value="0" calcext:value-type="float">
            <text:p>0</text:p>
          </table:table-cell>
          <table:table-cell table:style-name="ce5" table:formula="of:=SUM(OFFSET([.E232];((-1*MIN([.$C$10];[.B232]))+1);0;MIN([.$C$10];[.B232]);1))" office:value-type="float" office:value="5.7" calcext:value-type="float">
            <text:p>5.7</text:p>
          </table:table-cell>
          <table:table-cell table:style-name="ce5" table:formula="of:=IF([.E232]=0;IF([.F232]=0;1;0);0)" office:value-type="float" office:value="0" calcext:value-type="float">
            <text:p>0</text:p>
          </table:table-cell>
          <table:table-cell table:style-name="ce5" table:formula="of:=SUM([.$G$26:.G232])&lt;=2" office:value-type="float" office:value="1" calcext:value-type="float">
            <text:p>1</text:p>
          </table:table-cell>
          <table:table-cell table:style-name="ce5" table:formula="of:=IF([.H232];   (([.E232]+[.F232])/(1+[.$C$10]))*Vprog;  &quot;&quot;)" office:value-type="float" office:value="1.08571428571429" calcext:value-type="float">
            <text:p>1.08571428571429</text:p>
          </table:table-cell>
          <table:table-cell table:style-name="ce5" table:formula="of:=IF([.H232];  (((([.I232]+[.I231])/2)*itp)/1000)+[.J231];&quot;&quot;)" office:value-type="float" office:value="6.93304761904763" calcext:value-type="float">
            <text:p>6.93304761904763</text:p>
          </table:table-cell>
          <table:table-cell table:style-name="ce5" table:formula="of:=IF([.H232];     ([.I232]-[.I231])/(itp/1000);     &quot;&quot;)" office:value-type="float" office:value="-12.0634920634921" calcext:value-type="float">
            <text:p>-12.063492063492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2]=1;[.H2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2]+1" office:value-type="float" office:value="208" calcext:value-type="float">
            <text:p>208</text:p>
          </table:table-cell>
          <table:table-cell table:style-name="ce5" table:formula="of:=(([.B233]-1)*itp)/1000" office:value-type="float" office:value="2.07" calcext:value-type="float">
            <text:p>2.07</text:p>
          </table:table-cell>
          <table:table-cell table:style-name="ce5" table:formula="of:=IF(([.B233]&lt;([.$C$11]+2));1;0)" office:value-type="float" office:value="0" calcext:value-type="float">
            <text:p>0</text:p>
          </table:table-cell>
          <table:table-cell table:style-name="ce5" table:formula="of:=MAX(0;MIN(1;([.E232]+IF(([.D233]=1);(1/[.$C$9]);(-1/[.$C$9])))))" office:value-type="float" office:value="0" calcext:value-type="float">
            <text:p>0</text:p>
          </table:table-cell>
          <table:table-cell table:style-name="ce5" table:formula="of:=SUM(OFFSET([.E233];((-1*MIN([.$C$10];[.B233]))+1);0;MIN([.$C$10];[.B233]);1))" office:value-type="float" office:value="5.1" calcext:value-type="float">
            <text:p>5.1</text:p>
          </table:table-cell>
          <table:table-cell table:style-name="ce5" table:formula="of:=IF([.E233]=0;IF([.F233]=0;1;0);0)" office:value-type="float" office:value="0" calcext:value-type="float">
            <text:p>0</text:p>
          </table:table-cell>
          <table:table-cell table:style-name="ce5" table:formula="of:=SUM([.$G$26:.G233])&lt;=2" office:value-type="float" office:value="1" calcext:value-type="float">
            <text:p>1</text:p>
          </table:table-cell>
          <table:table-cell table:style-name="ce5" table:formula="of:=IF([.H233];   (([.E233]+[.F233])/(1+[.$C$10]))*Vprog;  &quot;&quot;)" office:value-type="float" office:value="0.971428571428572" calcext:value-type="float">
            <text:p>0.971428571428572</text:p>
          </table:table-cell>
          <table:table-cell table:style-name="ce5" table:formula="of:=IF([.H233];  (((([.I233]+[.I232])/2)*itp)/1000)+[.J232];&quot;&quot;)" office:value-type="float" office:value="6.94333333333334" calcext:value-type="float">
            <text:p>6.94333333333334</text:p>
          </table:table-cell>
          <table:table-cell table:style-name="ce5" table:formula="of:=IF([.H233];     ([.I233]-[.I232])/(itp/1000);     &quot;&quot;)" office:value-type="float" office:value="-11.4285714285714" calcext:value-type="float">
            <text:p>-11.428571428571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3]=1;[.H2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3]+1" office:value-type="float" office:value="209" calcext:value-type="float">
            <text:p>209</text:p>
          </table:table-cell>
          <table:table-cell table:style-name="ce5" table:formula="of:=(([.B234]-1)*itp)/1000" office:value-type="float" office:value="2.08" calcext:value-type="float">
            <text:p>2.08</text:p>
          </table:table-cell>
          <table:table-cell table:style-name="ce5" table:formula="of:=IF(([.B234]&lt;([.$C$11]+2));1;0)" office:value-type="float" office:value="0" calcext:value-type="float">
            <text:p>0</text:p>
          </table:table-cell>
          <table:table-cell table:style-name="ce5" table:formula="of:=MAX(0;MIN(1;([.E233]+IF(([.D234]=1);(1/[.$C$9]);(-1/[.$C$9])))))" office:value-type="float" office:value="0" calcext:value-type="float">
            <text:p>0</text:p>
          </table:table-cell>
          <table:table-cell table:style-name="ce5" table:formula="of:=SUM(OFFSET([.E234];((-1*MIN([.$C$10];[.B234]))+1);0;MIN([.$C$10];[.B234]);1))" office:value-type="float" office:value="4.53333333333334" calcext:value-type="float">
            <text:p>4.53333333333334</text:p>
          </table:table-cell>
          <table:table-cell table:style-name="ce5" table:formula="of:=IF([.E234]=0;IF([.F234]=0;1;0);0)" office:value-type="float" office:value="0" calcext:value-type="float">
            <text:p>0</text:p>
          </table:table-cell>
          <table:table-cell table:style-name="ce5" table:formula="of:=SUM([.$G$26:.G234])&lt;=2" office:value-type="float" office:value="1" calcext:value-type="float">
            <text:p>1</text:p>
          </table:table-cell>
          <table:table-cell table:style-name="ce5" table:formula="of:=IF([.H234];   (([.E234]+[.F234])/(1+[.$C$10]))*Vprog;  &quot;&quot;)" office:value-type="float" office:value="0.863492063492064" calcext:value-type="float">
            <text:p>0.863492063492064</text:p>
          </table:table-cell>
          <table:table-cell table:style-name="ce5" table:formula="of:=IF([.H234];  (((([.I234]+[.I233])/2)*itp)/1000)+[.J233];&quot;&quot;)" office:value-type="float" office:value="6.95250793650794" calcext:value-type="float">
            <text:p>6.95250793650794</text:p>
          </table:table-cell>
          <table:table-cell table:style-name="ce5" table:formula="of:=IF([.H234];     ([.I234]-[.I233])/(itp/1000);     &quot;&quot;)" office:value-type="float" office:value="-10.7936507936508" calcext:value-type="float">
            <text:p>-10.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4]=1;[.H2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4]+1" office:value-type="float" office:value="210" calcext:value-type="float">
            <text:p>210</text:p>
          </table:table-cell>
          <table:table-cell table:style-name="ce5" table:formula="of:=(([.B235]-1)*itp)/1000" office:value-type="float" office:value="2.09" calcext:value-type="float">
            <text:p>2.09</text:p>
          </table:table-cell>
          <table:table-cell table:style-name="ce5" table:formula="of:=IF(([.B235]&lt;([.$C$11]+2));1;0)" office:value-type="float" office:value="0" calcext:value-type="float">
            <text:p>0</text:p>
          </table:table-cell>
          <table:table-cell table:style-name="ce5" table:formula="of:=MAX(0;MIN(1;([.E234]+IF(([.D235]=1);(1/[.$C$9]);(-1/[.$C$9])))))" office:value-type="float" office:value="0" calcext:value-type="float">
            <text:p>0</text:p>
          </table:table-cell>
          <table:table-cell table:style-name="ce5" table:formula="of:=SUM(OFFSET([.E235];((-1*MIN([.$C$10];[.B235]))+1);0;MIN([.$C$10];[.B235]);1))" office:value-type="float" office:value="4" calcext:value-type="float">
            <text:p>4</text:p>
          </table:table-cell>
          <table:table-cell table:style-name="ce5" table:formula="of:=IF([.E235]=0;IF([.F235]=0;1;0);0)" office:value-type="float" office:value="0" calcext:value-type="float">
            <text:p>0</text:p>
          </table:table-cell>
          <table:table-cell table:style-name="ce5" table:formula="of:=SUM([.$G$26:.G235])&lt;=2" office:value-type="float" office:value="1" calcext:value-type="float">
            <text:p>1</text:p>
          </table:table-cell>
          <table:table-cell table:style-name="ce5" table:formula="of:=IF([.H235];   (([.E235]+[.F235])/(1+[.$C$10]))*Vprog;  &quot;&quot;)" office:value-type="float" office:value="0.761904761904762" calcext:value-type="float">
            <text:p>0.761904761904762</text:p>
          </table:table-cell>
          <table:table-cell table:style-name="ce5" table:formula="of:=IF([.H235];  (((([.I235]+[.I234])/2)*itp)/1000)+[.J234];&quot;&quot;)" office:value-type="float" office:value="6.96063492063493" calcext:value-type="float">
            <text:p>6.96063492063493</text:p>
          </table:table-cell>
          <table:table-cell table:style-name="ce5" table:formula="of:=IF([.H235];     ([.I235]-[.I234])/(itp/1000);     &quot;&quot;)" office:value-type="float" office:value="-10.1587301587302" calcext:value-type="float">
            <text:p>-10.1587301587302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5]=1;[.H2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5]+1" office:value-type="float" office:value="211" calcext:value-type="float">
            <text:p>211</text:p>
          </table:table-cell>
          <table:table-cell table:style-name="ce5" table:formula="of:=(([.B236]-1)*itp)/1000" office:value-type="float" office:value="2.1" calcext:value-type="float">
            <text:p>2.1</text:p>
          </table:table-cell>
          <table:table-cell table:style-name="ce5" table:formula="of:=IF(([.B236]&lt;([.$C$11]+2));1;0)" office:value-type="float" office:value="0" calcext:value-type="float">
            <text:p>0</text:p>
          </table:table-cell>
          <table:table-cell table:style-name="ce5" table:formula="of:=MAX(0;MIN(1;([.E235]+IF(([.D236]=1);(1/[.$C$9]);(-1/[.$C$9])))))" office:value-type="float" office:value="0" calcext:value-type="float">
            <text:p>0</text:p>
          </table:table-cell>
          <table:table-cell table:style-name="ce5" table:formula="of:=SUM(OFFSET([.E236];((-1*MIN([.$C$10];[.B236]))+1);0;MIN([.$C$10];[.B236]);1))" office:value-type="float" office:value="3.5" calcext:value-type="float">
            <text:p>3.5</text:p>
          </table:table-cell>
          <table:table-cell table:style-name="ce5" table:formula="of:=IF([.E236]=0;IF([.F236]=0;1;0);0)" office:value-type="float" office:value="0" calcext:value-type="float">
            <text:p>0</text:p>
          </table:table-cell>
          <table:table-cell table:style-name="ce5" table:formula="of:=SUM([.$G$26:.G236])&lt;=2" office:value-type="float" office:value="1" calcext:value-type="float">
            <text:p>1</text:p>
          </table:table-cell>
          <table:table-cell table:style-name="ce5" table:formula="of:=IF([.H236];   (([.E236]+[.F236])/(1+[.$C$10]))*Vprog;  &quot;&quot;)" office:value-type="float" office:value="0.666666666666667" calcext:value-type="float">
            <text:p>0.666666666666667</text:p>
          </table:table-cell>
          <table:table-cell table:style-name="ce5" table:formula="of:=IF([.H236];  (((([.I236]+[.I235])/2)*itp)/1000)+[.J235];&quot;&quot;)" office:value-type="float" office:value="6.96777777777778" calcext:value-type="float">
            <text:p>6.96777777777778</text:p>
          </table:table-cell>
          <table:table-cell table:style-name="ce5" table:formula="of:=IF([.H236];     ([.I236]-[.I235])/(itp/1000);     &quot;&quot;)" office:value-type="float" office:value="-9.52380952380953" calcext:value-type="float">
            <text:p>-9.5238095238095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6]=1;[.H2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6]+1" office:value-type="float" office:value="212" calcext:value-type="float">
            <text:p>212</text:p>
          </table:table-cell>
          <table:table-cell table:style-name="ce5" table:formula="of:=(([.B237]-1)*itp)/1000" office:value-type="float" office:value="2.11" calcext:value-type="float">
            <text:p>2.11</text:p>
          </table:table-cell>
          <table:table-cell table:style-name="ce5" table:formula="of:=IF(([.B237]&lt;([.$C$11]+2));1;0)" office:value-type="float" office:value="0" calcext:value-type="float">
            <text:p>0</text:p>
          </table:table-cell>
          <table:table-cell table:style-name="ce5" table:formula="of:=MAX(0;MIN(1;([.E236]+IF(([.D237]=1);(1/[.$C$9]);(-1/[.$C$9])))))" office:value-type="float" office:value="0" calcext:value-type="float">
            <text:p>0</text:p>
          </table:table-cell>
          <table:table-cell table:style-name="ce5" table:formula="of:=SUM(OFFSET([.E237];((-1*MIN([.$C$10];[.B237]))+1);0;MIN([.$C$10];[.B237]);1))" office:value-type="float" office:value="3.03333333333334" calcext:value-type="float">
            <text:p>3.03333333333334</text:p>
          </table:table-cell>
          <table:table-cell table:style-name="ce5" table:formula="of:=IF([.E237]=0;IF([.F237]=0;1;0);0)" office:value-type="float" office:value="0" calcext:value-type="float">
            <text:p>0</text:p>
          </table:table-cell>
          <table:table-cell table:style-name="ce5" table:formula="of:=SUM([.$G$26:.G237])&lt;=2" office:value-type="float" office:value="1" calcext:value-type="float">
            <text:p>1</text:p>
          </table:table-cell>
          <table:table-cell table:style-name="ce5" table:formula="of:=IF([.H237];   (([.E237]+[.F237])/(1+[.$C$10]))*Vprog;  &quot;&quot;)" office:value-type="float" office:value="0.577777777777778" calcext:value-type="float">
            <text:p>0.577777777777778</text:p>
          </table:table-cell>
          <table:table-cell table:style-name="ce5" table:formula="of:=IF([.H237];  (((([.I237]+[.I236])/2)*itp)/1000)+[.J236];&quot;&quot;)" office:value-type="float" office:value="6.97400000000001" calcext:value-type="float">
            <text:p>6.97400000000001</text:p>
          </table:table-cell>
          <table:table-cell table:style-name="ce5" table:formula="of:=IF([.H237];     ([.I237]-[.I236])/(itp/1000);     &quot;&quot;)" office:value-type="float" office:value="-8.88888888888887" calcext:value-type="float">
            <text:p>-8.8888888888888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7]=1;[.H2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7]+1" office:value-type="float" office:value="213" calcext:value-type="float">
            <text:p>213</text:p>
          </table:table-cell>
          <table:table-cell table:style-name="ce5" table:formula="of:=(([.B238]-1)*itp)/1000" office:value-type="float" office:value="2.12" calcext:value-type="float">
            <text:p>2.12</text:p>
          </table:table-cell>
          <table:table-cell table:style-name="ce5" table:formula="of:=IF(([.B238]&lt;([.$C$11]+2));1;0)" office:value-type="float" office:value="0" calcext:value-type="float">
            <text:p>0</text:p>
          </table:table-cell>
          <table:table-cell table:style-name="ce5" table:formula="of:=MAX(0;MIN(1;([.E237]+IF(([.D238]=1);(1/[.$C$9]);(-1/[.$C$9])))))" office:value-type="float" office:value="0" calcext:value-type="float">
            <text:p>0</text:p>
          </table:table-cell>
          <table:table-cell table:style-name="ce5" table:formula="of:=SUM(OFFSET([.E238];((-1*MIN([.$C$10];[.B238]))+1);0;MIN([.$C$10];[.B238]);1))" office:value-type="float" office:value="2.6" calcext:value-type="float">
            <text:p>2.6</text:p>
          </table:table-cell>
          <table:table-cell table:style-name="ce5" table:formula="of:=IF([.E238]=0;IF([.F238]=0;1;0);0)" office:value-type="float" office:value="0" calcext:value-type="float">
            <text:p>0</text:p>
          </table:table-cell>
          <table:table-cell table:style-name="ce5" table:formula="of:=SUM([.$G$26:.G238])&lt;=2" office:value-type="float" office:value="1" calcext:value-type="float">
            <text:p>1</text:p>
          </table:table-cell>
          <table:table-cell table:style-name="ce5" table:formula="of:=IF([.H238];   (([.E238]+[.F238])/(1+[.$C$10]))*Vprog;  &quot;&quot;)" office:value-type="float" office:value="0.495238095238096" calcext:value-type="float">
            <text:p>0.495238095238096</text:p>
          </table:table-cell>
          <table:table-cell table:style-name="ce5" table:formula="of:=IF([.H238];  (((([.I238]+[.I237])/2)*itp)/1000)+[.J237];&quot;&quot;)" office:value-type="float" office:value="6.97936507936509" calcext:value-type="float">
            <text:p>6.97936507936509</text:p>
          </table:table-cell>
          <table:table-cell table:style-name="ce5" table:formula="of:=IF([.H238];     ([.I238]-[.I237])/(itp/1000);     &quot;&quot;)" office:value-type="float" office:value="-8.25396825396827" calcext:value-type="float">
            <text:p>-8.253968253968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8]=1;[.H2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8]+1" office:value-type="float" office:value="214" calcext:value-type="float">
            <text:p>214</text:p>
          </table:table-cell>
          <table:table-cell table:style-name="ce5" table:formula="of:=(([.B239]-1)*itp)/1000" office:value-type="float" office:value="2.13" calcext:value-type="float">
            <text:p>2.13</text:p>
          </table:table-cell>
          <table:table-cell table:style-name="ce5" table:formula="of:=IF(([.B239]&lt;([.$C$11]+2));1;0)" office:value-type="float" office:value="0" calcext:value-type="float">
            <text:p>0</text:p>
          </table:table-cell>
          <table:table-cell table:style-name="ce5" table:formula="of:=MAX(0;MIN(1;([.E238]+IF(([.D239]=1);(1/[.$C$9]);(-1/[.$C$9])))))" office:value-type="float" office:value="0" calcext:value-type="float">
            <text:p>0</text:p>
          </table:table-cell>
          <table:table-cell table:style-name="ce5" table:formula="of:=SUM(OFFSET([.E239];((-1*MIN([.$C$10];[.B239]))+1);0;MIN([.$C$10];[.B239]);1))" office:value-type="float" office:value="2.2" calcext:value-type="float">
            <text:p>2.2</text:p>
          </table:table-cell>
          <table:table-cell table:style-name="ce5" table:formula="of:=IF([.E239]=0;IF([.F239]=0;1;0);0)" office:value-type="float" office:value="0" calcext:value-type="float">
            <text:p>0</text:p>
          </table:table-cell>
          <table:table-cell table:style-name="ce5" table:formula="of:=SUM([.$G$26:.G239])&lt;=2" office:value-type="float" office:value="1" calcext:value-type="float">
            <text:p>1</text:p>
          </table:table-cell>
          <table:table-cell table:style-name="ce5" table:formula="of:=IF([.H239];   (([.E239]+[.F239])/(1+[.$C$10]))*Vprog;  &quot;&quot;)" office:value-type="float" office:value="0.419047619047619" calcext:value-type="float">
            <text:p>0.419047619047619</text:p>
          </table:table-cell>
          <table:table-cell table:style-name="ce5" table:formula="of:=IF([.H239];  (((([.I239]+[.I238])/2)*itp)/1000)+[.J238];&quot;&quot;)" office:value-type="float" office:value="6.98393650793651" calcext:value-type="float">
            <text:p>6.98393650793651</text:p>
          </table:table-cell>
          <table:table-cell table:style-name="ce5" table:formula="of:=IF([.H239];     ([.I239]-[.I238])/(itp/1000);     &quot;&quot;)" office:value-type="float" office:value="-7.61904761904763" calcext:value-type="float">
            <text:p>-7.61904761904763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39]=1;[.H2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39]+1" office:value-type="float" office:value="215" calcext:value-type="float">
            <text:p>215</text:p>
          </table:table-cell>
          <table:table-cell table:style-name="ce5" table:formula="of:=(([.B240]-1)*itp)/1000" office:value-type="float" office:value="2.14" calcext:value-type="float">
            <text:p>2.14</text:p>
          </table:table-cell>
          <table:table-cell table:style-name="ce5" table:formula="of:=IF(([.B240]&lt;([.$C$11]+2));1;0)" office:value-type="float" office:value="0" calcext:value-type="float">
            <text:p>0</text:p>
          </table:table-cell>
          <table:table-cell table:style-name="ce5" table:formula="of:=MAX(0;MIN(1;([.E239]+IF(([.D240]=1);(1/[.$C$9]);(-1/[.$C$9])))))" office:value-type="float" office:value="0" calcext:value-type="float">
            <text:p>0</text:p>
          </table:table-cell>
          <table:table-cell table:style-name="ce5" table:formula="of:=SUM(OFFSET([.E240];((-1*MIN([.$C$10];[.B240]))+1);0;MIN([.$C$10];[.B240]);1))" office:value-type="float" office:value="1.83333333333334" calcext:value-type="float">
            <text:p>1.83333333333334</text:p>
          </table:table-cell>
          <table:table-cell table:style-name="ce5" table:formula="of:=IF([.E240]=0;IF([.F240]=0;1;0);0)" office:value-type="float" office:value="0" calcext:value-type="float">
            <text:p>0</text:p>
          </table:table-cell>
          <table:table-cell table:style-name="ce5" table:formula="of:=SUM([.$G$26:.G240])&lt;=2" office:value-type="float" office:value="1" calcext:value-type="float">
            <text:p>1</text:p>
          </table:table-cell>
          <table:table-cell table:style-name="ce5" table:formula="of:=IF([.H240];   (([.E240]+[.F240])/(1+[.$C$10]))*Vprog;  &quot;&quot;)" office:value-type="float" office:value="0.34920634920635" calcext:value-type="float">
            <text:p>0.34920634920635</text:p>
          </table:table-cell>
          <table:table-cell table:style-name="ce5" table:formula="of:=IF([.H240];  (((([.I240]+[.I239])/2)*itp)/1000)+[.J239];&quot;&quot;)" office:value-type="float" office:value="6.98777777777778" calcext:value-type="float">
            <text:p>6.98777777777778</text:p>
          </table:table-cell>
          <table:table-cell table:style-name="ce5" table:formula="of:=IF([.H240];     ([.I240]-[.I239])/(itp/1000);     &quot;&quot;)" office:value-type="float" office:value="-6.98412698412699" calcext:value-type="float">
            <text:p>-6.9841269841269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0]=1;[.H2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0]+1" office:value-type="float" office:value="216" calcext:value-type="float">
            <text:p>216</text:p>
          </table:table-cell>
          <table:table-cell table:style-name="ce5" table:formula="of:=(([.B241]-1)*itp)/1000" office:value-type="float" office:value="2.15" calcext:value-type="float">
            <text:p>2.15</text:p>
          </table:table-cell>
          <table:table-cell table:style-name="ce5" table:formula="of:=IF(([.B241]&lt;([.$C$11]+2));1;0)" office:value-type="float" office:value="0" calcext:value-type="float">
            <text:p>0</text:p>
          </table:table-cell>
          <table:table-cell table:style-name="ce5" table:formula="of:=MAX(0;MIN(1;([.E240]+IF(([.D241]=1);(1/[.$C$9]);(-1/[.$C$9])))))" office:value-type="float" office:value="0" calcext:value-type="float">
            <text:p>0</text:p>
          </table:table-cell>
          <table:table-cell table:style-name="ce5" table:formula="of:=SUM(OFFSET([.E241];((-1*MIN([.$C$10];[.B241]))+1);0;MIN([.$C$10];[.B241]);1))" office:value-type="float" office:value="1.5" calcext:value-type="float">
            <text:p>1.5</text:p>
          </table:table-cell>
          <table:table-cell table:style-name="ce5" table:formula="of:=IF([.E241]=0;IF([.F241]=0;1;0);0)" office:value-type="float" office:value="0" calcext:value-type="float">
            <text:p>0</text:p>
          </table:table-cell>
          <table:table-cell table:style-name="ce5" table:formula="of:=SUM([.$G$26:.G241])&lt;=2" office:value-type="float" office:value="1" calcext:value-type="float">
            <text:p>1</text:p>
          </table:table-cell>
          <table:table-cell table:style-name="ce5" table:formula="of:=IF([.H241];   (([.E241]+[.F241])/(1+[.$C$10]))*Vprog;  &quot;&quot;)" office:value-type="float" office:value="0.285714285714286" calcext:value-type="float">
            <text:p>0.285714285714286</text:p>
          </table:table-cell>
          <table:table-cell table:style-name="ce5" table:formula="of:=IF([.H241];  (((([.I241]+[.I240])/2)*itp)/1000)+[.J240];&quot;&quot;)" office:value-type="float" office:value="6.99095238095239" calcext:value-type="float">
            <text:p>6.99095238095239</text:p>
          </table:table-cell>
          <table:table-cell table:style-name="ce5" table:formula="of:=IF([.H241];     ([.I241]-[.I240])/(itp/1000);     &quot;&quot;)" office:value-type="float" office:value="-6.34920634920635" calcext:value-type="float">
            <text:p>-6.3492063492063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1]=1;[.H2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1]+1" office:value-type="float" office:value="217" calcext:value-type="float">
            <text:p>217</text:p>
          </table:table-cell>
          <table:table-cell table:style-name="ce5" table:formula="of:=(([.B242]-1)*itp)/1000" office:value-type="float" office:value="2.16" calcext:value-type="float">
            <text:p>2.16</text:p>
          </table:table-cell>
          <table:table-cell table:style-name="ce5" table:formula="of:=IF(([.B242]&lt;([.$C$11]+2));1;0)" office:value-type="float" office:value="0" calcext:value-type="float">
            <text:p>0</text:p>
          </table:table-cell>
          <table:table-cell table:style-name="ce5" table:formula="of:=MAX(0;MIN(1;([.E241]+IF(([.D242]=1);(1/[.$C$9]);(-1/[.$C$9])))))" office:value-type="float" office:value="0" calcext:value-type="float">
            <text:p>0</text:p>
          </table:table-cell>
          <table:table-cell table:style-name="ce5" table:formula="of:=SUM(OFFSET([.E242];((-1*MIN([.$C$10];[.B242]))+1);0;MIN([.$C$10];[.B242]);1))" office:value-type="float" office:value="1.2" calcext:value-type="float">
            <text:p>1.2</text:p>
          </table:table-cell>
          <table:table-cell table:style-name="ce5" table:formula="of:=IF([.E242]=0;IF([.F242]=0;1;0);0)" office:value-type="float" office:value="0" calcext:value-type="float">
            <text:p>0</text:p>
          </table:table-cell>
          <table:table-cell table:style-name="ce5" table:formula="of:=SUM([.$G$26:.G242])&lt;=2" office:value-type="float" office:value="1" calcext:value-type="float">
            <text:p>1</text:p>
          </table:table-cell>
          <table:table-cell table:style-name="ce5" table:formula="of:=IF([.H242];   (([.E242]+[.F242])/(1+[.$C$10]))*Vprog;  &quot;&quot;)" office:value-type="float" office:value="0.228571428571429" calcext:value-type="float">
            <text:p>0.228571428571429</text:p>
          </table:table-cell>
          <table:table-cell table:style-name="ce5" table:formula="of:=IF([.H242];  (((([.I242]+[.I241])/2)*itp)/1000)+[.J241];&quot;&quot;)" office:value-type="float" office:value="6.99352380952382" calcext:value-type="float">
            <text:p>6.99352380952382</text:p>
          </table:table-cell>
          <table:table-cell table:style-name="ce5" table:formula="of:=IF([.H242];     ([.I242]-[.I241])/(itp/1000);     &quot;&quot;)" office:value-type="float" office:value="-5.71428571428571" calcext:value-type="float">
            <text:p>-5.7142857142857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2]=1;[.H2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2]+1" office:value-type="float" office:value="218" calcext:value-type="float">
            <text:p>218</text:p>
          </table:table-cell>
          <table:table-cell table:style-name="ce5" table:formula="of:=(([.B243]-1)*itp)/1000" office:value-type="float" office:value="2.17" calcext:value-type="float">
            <text:p>2.17</text:p>
          </table:table-cell>
          <table:table-cell table:style-name="ce5" table:formula="of:=IF(([.B243]&lt;([.$C$11]+2));1;0)" office:value-type="float" office:value="0" calcext:value-type="float">
            <text:p>0</text:p>
          </table:table-cell>
          <table:table-cell table:style-name="ce5" table:formula="of:=MAX(0;MIN(1;([.E242]+IF(([.D243]=1);(1/[.$C$9]);(-1/[.$C$9])))))" office:value-type="float" office:value="0" calcext:value-type="float">
            <text:p>0</text:p>
          </table:table-cell>
          <table:table-cell table:style-name="ce5" table:formula="of:=SUM(OFFSET([.E243];((-1*MIN([.$C$10];[.B243]))+1);0;MIN([.$C$10];[.B243]);1))" office:value-type="float" office:value="0.933333333333335" calcext:value-type="float">
            <text:p>0.933333333333335</text:p>
          </table:table-cell>
          <table:table-cell table:style-name="ce5" table:formula="of:=IF([.E243]=0;IF([.F243]=0;1;0);0)" office:value-type="float" office:value="0" calcext:value-type="float">
            <text:p>0</text:p>
          </table:table-cell>
          <table:table-cell table:style-name="ce5" table:formula="of:=SUM([.$G$26:.G243])&lt;=2" office:value-type="float" office:value="1" calcext:value-type="float">
            <text:p>1</text:p>
          </table:table-cell>
          <table:table-cell table:style-name="ce5" table:formula="of:=IF([.H243];   (([.E243]+[.F243])/(1+[.$C$10]))*Vprog;  &quot;&quot;)" office:value-type="float" office:value="0.177777777777778" calcext:value-type="float">
            <text:p>0.177777777777778</text:p>
          </table:table-cell>
          <table:table-cell table:style-name="ce5" table:formula="of:=IF([.H243];  (((([.I243]+[.I242])/2)*itp)/1000)+[.J242];&quot;&quot;)" office:value-type="float" office:value="6.99555555555556" calcext:value-type="float">
            <text:p>6.99555555555556</text:p>
          </table:table-cell>
          <table:table-cell table:style-name="ce5" table:formula="of:=IF([.H243];     ([.I243]-[.I242])/(itp/1000);     &quot;&quot;)" office:value-type="float" office:value="-5.07936507936508" calcext:value-type="float">
            <text:p>-5.0793650793650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3]=1;[.H2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3]+1" office:value-type="float" office:value="219" calcext:value-type="float">
            <text:p>219</text:p>
          </table:table-cell>
          <table:table-cell table:style-name="ce5" table:formula="of:=(([.B244]-1)*itp)/1000" office:value-type="float" office:value="2.18" calcext:value-type="float">
            <text:p>2.18</text:p>
          </table:table-cell>
          <table:table-cell table:style-name="ce5" table:formula="of:=IF(([.B244]&lt;([.$C$11]+2));1;0)" office:value-type="float" office:value="0" calcext:value-type="float">
            <text:p>0</text:p>
          </table:table-cell>
          <table:table-cell table:style-name="ce5" table:formula="of:=MAX(0;MIN(1;([.E243]+IF(([.D244]=1);(1/[.$C$9]);(-1/[.$C$9])))))" office:value-type="float" office:value="0" calcext:value-type="float">
            <text:p>0</text:p>
          </table:table-cell>
          <table:table-cell table:style-name="ce5" table:formula="of:=SUM(OFFSET([.E244];((-1*MIN([.$C$10];[.B244]))+1);0;MIN([.$C$10];[.B244]);1))" office:value-type="float" office:value="0.700000000000001" calcext:value-type="float">
            <text:p>0.700000000000001</text:p>
          </table:table-cell>
          <table:table-cell table:style-name="ce5" table:formula="of:=IF([.E244]=0;IF([.F244]=0;1;0);0)" office:value-type="float" office:value="0" calcext:value-type="float">
            <text:p>0</text:p>
          </table:table-cell>
          <table:table-cell table:style-name="ce5" table:formula="of:=SUM([.$G$26:.G244])&lt;=2" office:value-type="float" office:value="1" calcext:value-type="float">
            <text:p>1</text:p>
          </table:table-cell>
          <table:table-cell table:style-name="ce5" table:formula="of:=IF([.H244];   (([.E244]+[.F244])/(1+[.$C$10]))*Vprog;  &quot;&quot;)" office:value-type="float" office:value="0.133333333333334" calcext:value-type="float">
            <text:p>0.133333333333334</text:p>
          </table:table-cell>
          <table:table-cell table:style-name="ce5" table:formula="of:=IF([.H244];  (((([.I244]+[.I243])/2)*itp)/1000)+[.J243];&quot;&quot;)" office:value-type="float" office:value="6.99711111111112" calcext:value-type="float">
            <text:p>6.99711111111112</text:p>
          </table:table-cell>
          <table:table-cell table:style-name="ce5" table:formula="of:=IF([.H244];     ([.I244]-[.I243])/(itp/1000);     &quot;&quot;)" office:value-type="float" office:value="-4.44444444444445" calcext:value-type="float">
            <text:p>-4.4444444444444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4]=1;[.H2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4]+1" office:value-type="float" office:value="220" calcext:value-type="float">
            <text:p>220</text:p>
          </table:table-cell>
          <table:table-cell table:style-name="ce5" table:formula="of:=(([.B245]-1)*itp)/1000" office:value-type="float" office:value="2.19" calcext:value-type="float">
            <text:p>2.19</text:p>
          </table:table-cell>
          <table:table-cell table:style-name="ce5" table:formula="of:=IF(([.B245]&lt;([.$C$11]+2));1;0)" office:value-type="float" office:value="0" calcext:value-type="float">
            <text:p>0</text:p>
          </table:table-cell>
          <table:table-cell table:style-name="ce5" table:formula="of:=MAX(0;MIN(1;([.E244]+IF(([.D245]=1);(1/[.$C$9]);(-1/[.$C$9])))))" office:value-type="float" office:value="0" calcext:value-type="float">
            <text:p>0</text:p>
          </table:table-cell>
          <table:table-cell table:style-name="ce5" table:formula="of:=SUM(OFFSET([.E245];((-1*MIN([.$C$10];[.B245]))+1);0;MIN([.$C$10];[.B245]);1))" office:value-type="float" office:value="0.500000000000001" calcext:value-type="float">
            <text:p>0.500000000000001</text:p>
          </table:table-cell>
          <table:table-cell table:style-name="ce5" table:formula="of:=IF([.E245]=0;IF([.F245]=0;1;0);0)" office:value-type="float" office:value="0" calcext:value-type="float">
            <text:p>0</text:p>
          </table:table-cell>
          <table:table-cell table:style-name="ce5" table:formula="of:=SUM([.$G$26:.G245])&lt;=2" office:value-type="float" office:value="1" calcext:value-type="float">
            <text:p>1</text:p>
          </table:table-cell>
          <table:table-cell table:style-name="ce5" table:formula="of:=IF([.H245];   (([.E245]+[.F245])/(1+[.$C$10]))*Vprog;  &quot;&quot;)" office:value-type="float" office:value="0.0952380952380955" calcext:value-type="float">
            <text:p>0.095238095238096</text:p>
          </table:table-cell>
          <table:table-cell table:style-name="ce5" table:formula="of:=IF([.H245];  (((([.I245]+[.I244])/2)*itp)/1000)+[.J244];&quot;&quot;)" office:value-type="float" office:value="6.99825396825398" calcext:value-type="float">
            <text:p>6.99825396825398</text:p>
          </table:table-cell>
          <table:table-cell table:style-name="ce5" table:formula="of:=IF([.H245];     ([.I245]-[.I244])/(itp/1000);     &quot;&quot;)" office:value-type="float" office:value="-3.80952380952381" calcext:value-type="float">
            <text:p>-3.8095238095238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5]=1;[.H2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5]+1" office:value-type="float" office:value="221" calcext:value-type="float">
            <text:p>221</text:p>
          </table:table-cell>
          <table:table-cell table:style-name="ce5" table:formula="of:=(([.B246]-1)*itp)/1000" office:value-type="float" office:value="2.2" calcext:value-type="float">
            <text:p>2.2</text:p>
          </table:table-cell>
          <table:table-cell table:style-name="ce5" table:formula="of:=IF(([.B246]&lt;([.$C$11]+2));1;0)" office:value-type="float" office:value="0" calcext:value-type="float">
            <text:p>0</text:p>
          </table:table-cell>
          <table:table-cell table:style-name="ce5" table:formula="of:=MAX(0;MIN(1;([.E245]+IF(([.D246]=1);(1/[.$C$9]);(-1/[.$C$9])))))" office:value-type="float" office:value="0" calcext:value-type="float">
            <text:p>0</text:p>
          </table:table-cell>
          <table:table-cell table:style-name="ce5" table:formula="of:=SUM(OFFSET([.E246];((-1*MIN([.$C$10];[.B246]))+1);0;MIN([.$C$10];[.B246]);1))" office:value-type="float" office:value="0.333333333333334" calcext:value-type="float">
            <text:p>0.333333333333334</text:p>
          </table:table-cell>
          <table:table-cell table:style-name="ce5" table:formula="of:=IF([.E246]=0;IF([.F246]=0;1;0);0)" office:value-type="float" office:value="0" calcext:value-type="float">
            <text:p>0</text:p>
          </table:table-cell>
          <table:table-cell table:style-name="ce5" table:formula="of:=SUM([.$G$26:.G246])&lt;=2" office:value-type="float" office:value="1" calcext:value-type="float">
            <text:p>1</text:p>
          </table:table-cell>
          <table:table-cell table:style-name="ce5" table:formula="of:=IF([.H246];   (([.E246]+[.F246])/(1+[.$C$10]))*Vprog;  &quot;&quot;)" office:value-type="float" office:value="0.0634920634920637" calcext:value-type="float">
            <text:p>0.063492063492064</text:p>
          </table:table-cell>
          <table:table-cell table:style-name="ce5" table:formula="of:=IF([.H246];  (((([.I246]+[.I245])/2)*itp)/1000)+[.J245];&quot;&quot;)" office:value-type="float" office:value="6.99904761904763" calcext:value-type="float">
            <text:p>6.99904761904763</text:p>
          </table:table-cell>
          <table:table-cell table:style-name="ce5" table:formula="of:=IF([.H246];     ([.I246]-[.I245])/(itp/1000);     &quot;&quot;)" office:value-type="float" office:value="-3.17460317460318" calcext:value-type="float">
            <text:p>-3.17460317460318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6]=1;[.H2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6]+1" office:value-type="float" office:value="222" calcext:value-type="float">
            <text:p>222</text:p>
          </table:table-cell>
          <table:table-cell table:style-name="ce5" table:formula="of:=(([.B247]-1)*itp)/1000" office:value-type="float" office:value="2.21" calcext:value-type="float">
            <text:p>2.21</text:p>
          </table:table-cell>
          <table:table-cell table:style-name="ce5" table:formula="of:=IF(([.B247]&lt;([.$C$11]+2));1;0)" office:value-type="float" office:value="0" calcext:value-type="float">
            <text:p>0</text:p>
          </table:table-cell>
          <table:table-cell table:style-name="ce5" table:formula="of:=MAX(0;MIN(1;([.E246]+IF(([.D247]=1);(1/[.$C$9]);(-1/[.$C$9])))))" office:value-type="float" office:value="0" calcext:value-type="float">
            <text:p>0</text:p>
          </table:table-cell>
          <table:table-cell table:style-name="ce5" table:formula="of:=SUM(OFFSET([.E247];((-1*MIN([.$C$10];[.B247]))+1);0;MIN([.$C$10];[.B247]);1))" office:value-type="float" office:value="0.200000000000001" calcext:value-type="float">
            <text:p>0.200000000000001</text:p>
          </table:table-cell>
          <table:table-cell table:style-name="ce5" table:formula="of:=IF([.E247]=0;IF([.F247]=0;1;0);0)" office:value-type="float" office:value="0" calcext:value-type="float">
            <text:p>0</text:p>
          </table:table-cell>
          <table:table-cell table:style-name="ce5" table:formula="of:=SUM([.$G$26:.G247])&lt;=2" office:value-type="float" office:value="1" calcext:value-type="float">
            <text:p>1</text:p>
          </table:table-cell>
          <table:table-cell table:style-name="ce5" table:formula="of:=IF([.H247];   (([.E247]+[.F247])/(1+[.$C$10]))*Vprog;  &quot;&quot;)" office:value-type="float" office:value="0.0380952380952383" calcext:value-type="float">
            <text:p>0.038095238095238</text:p>
          </table:table-cell>
          <table:table-cell table:style-name="ce5" table:formula="of:=IF([.H247];  (((([.I247]+[.I246])/2)*itp)/1000)+[.J246];&quot;&quot;)" office:value-type="float" office:value="6.99955555555556" calcext:value-type="float">
            <text:p>6.99955555555556</text:p>
          </table:table-cell>
          <table:table-cell table:style-name="ce5" table:formula="of:=IF([.H247];     ([.I247]-[.I246])/(itp/1000);     &quot;&quot;)" office:value-type="float" office:value="-2.53968253968254" calcext:value-type="float">
            <text:p>-2.53968253968254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7]=1;[.H2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7]+1" office:value-type="float" office:value="223" calcext:value-type="float">
            <text:p>223</text:p>
          </table:table-cell>
          <table:table-cell table:style-name="ce5" table:formula="of:=(([.B248]-1)*itp)/1000" office:value-type="float" office:value="2.22" calcext:value-type="float">
            <text:p>2.22</text:p>
          </table:table-cell>
          <table:table-cell table:style-name="ce5" table:formula="of:=IF(([.B248]&lt;([.$C$11]+2));1;0)" office:value-type="float" office:value="0" calcext:value-type="float">
            <text:p>0</text:p>
          </table:table-cell>
          <table:table-cell table:style-name="ce5" table:formula="of:=MAX(0;MIN(1;([.E247]+IF(([.D248]=1);(1/[.$C$9]);(-1/[.$C$9])))))" office:value-type="float" office:value="0" calcext:value-type="float">
            <text:p>0</text:p>
          </table:table-cell>
          <table:table-cell table:style-name="ce5" table:formula="of:=SUM(OFFSET([.E248];((-1*MIN([.$C$10];[.B248]))+1);0;MIN([.$C$10];[.B248]);1))" office:value-type="float" office:value="0.100000000000001" calcext:value-type="float">
            <text:p>0.100000000000001</text:p>
          </table:table-cell>
          <table:table-cell table:style-name="ce5" table:formula="of:=IF([.E248]=0;IF([.F248]=0;1;0);0)" office:value-type="float" office:value="0" calcext:value-type="float">
            <text:p>0</text:p>
          </table:table-cell>
          <table:table-cell table:style-name="ce5" table:formula="of:=SUM([.$G$26:.G248])&lt;=2" office:value-type="float" office:value="1" calcext:value-type="float">
            <text:p>1</text:p>
          </table:table-cell>
          <table:table-cell table:style-name="ce5" table:formula="of:=IF([.H248];   (([.E248]+[.F248])/(1+[.$C$10]))*Vprog;  &quot;&quot;)" office:value-type="float" office:value="0.0190476190476192" calcext:value-type="float">
            <text:p>0.019047619047619</text:p>
          </table:table-cell>
          <table:table-cell table:style-name="ce5" table:formula="of:=IF([.H248];  (((([.I248]+[.I247])/2)*itp)/1000)+[.J247];&quot;&quot;)" office:value-type="float" office:value="6.99984126984128" calcext:value-type="float">
            <text:p>6.99984126984128</text:p>
          </table:table-cell>
          <table:table-cell table:style-name="ce5" table:formula="of:=IF([.H248];     ([.I248]-[.I247])/(itp/1000);     &quot;&quot;)" office:value-type="float" office:value="-1.90476190476191" calcext:value-type="float">
            <text:p>-1.9047619047619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8]=1;[.H2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8]+1" office:value-type="float" office:value="224" calcext:value-type="float">
            <text:p>224</text:p>
          </table:table-cell>
          <table:table-cell table:style-name="ce5" table:formula="of:=(([.B249]-1)*itp)/1000" office:value-type="float" office:value="2.23" calcext:value-type="float">
            <text:p>2.23</text:p>
          </table:table-cell>
          <table:table-cell table:style-name="ce5" table:formula="of:=IF(([.B249]&lt;([.$C$11]+2));1;0)" office:value-type="float" office:value="0" calcext:value-type="float">
            <text:p>0</text:p>
          </table:table-cell>
          <table:table-cell table:style-name="ce5" table:formula="of:=MAX(0;MIN(1;([.E248]+IF(([.D249]=1);(1/[.$C$9]);(-1/[.$C$9])))))" office:value-type="float" office:value="0" calcext:value-type="float">
            <text:p>0</text:p>
          </table:table-cell>
          <table:table-cell table:style-name="ce5" table:formula="of:=SUM(OFFSET([.E249];((-1*MIN([.$C$10];[.B249]))+1);0;MIN([.$C$10];[.B249]);1))" office:value-type="float" office:value="0.0333333333333337" calcext:value-type="float">
            <text:p>0.033333333333334</text:p>
          </table:table-cell>
          <table:table-cell table:style-name="ce5" table:formula="of:=IF([.E249]=0;IF([.F249]=0;1;0);0)" office:value-type="float" office:value="0" calcext:value-type="float">
            <text:p>0</text:p>
          </table:table-cell>
          <table:table-cell table:style-name="ce5" table:formula="of:=SUM([.$G$26:.G249])&lt;=2" office:value-type="float" office:value="1" calcext:value-type="float">
            <text:p>1</text:p>
          </table:table-cell>
          <table:table-cell table:style-name="ce5" table:formula="of:=IF([.H249];   (([.E249]+[.F249])/(1+[.$C$10]))*Vprog;  &quot;&quot;)" office:value-type="float" office:value="0.00634920634920643" calcext:value-type="float">
            <text:p>0.006349206349206</text:p>
          </table:table-cell>
          <table:table-cell table:style-name="ce5" table:formula="of:=IF([.H249];  (((([.I249]+[.I248])/2)*itp)/1000)+[.J248];&quot;&quot;)" office:value-type="float" office:value="6.99996825396826" calcext:value-type="float">
            <text:p>6.99996825396826</text:p>
          </table:table-cell>
          <table:table-cell table:style-name="ce5" table:formula="of:=IF([.H249];     ([.I249]-[.I248])/(itp/1000);     &quot;&quot;)" office:value-type="float" office:value="-1.26984126984127" calcext:value-type="float">
            <text:p>-1.26984126984127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49]=1;[.H2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49]+1" office:value-type="float" office:value="225" calcext:value-type="float">
            <text:p>225</text:p>
          </table:table-cell>
          <table:table-cell table:style-name="ce5" table:formula="of:=(([.B250]-1)*itp)/1000" office:value-type="float" office:value="2.24" calcext:value-type="float">
            <text:p>2.24</text:p>
          </table:table-cell>
          <table:table-cell table:style-name="ce5" table:formula="of:=IF(([.B250]&lt;([.$C$11]+2));1;0)" office:value-type="float" office:value="0" calcext:value-type="float">
            <text:p>0</text:p>
          </table:table-cell>
          <table:table-cell table:style-name="ce5" table:formula="of:=MAX(0;MIN(1;([.E249]+IF(([.D250]=1);(1/[.$C$9]);(-1/[.$C$9])))))" office:value-type="float" office:value="0" calcext:value-type="float">
            <text:p>0</text:p>
          </table:table-cell>
          <table:table-cell table:style-name="ce5" table:formula="of:=SUM(OFFSET([.E250];((-1*MIN([.$C$10];[.B250]))+1);0;MIN([.$C$10];[.B250]);1))" office:value-type="float" office:value="2.08166817117217E-016" calcext:value-type="float">
            <text:p>2.08166817117217E-16</text:p>
          </table:table-cell>
          <table:table-cell table:style-name="ce5" table:formula="of:=IF([.E250]=0;IF([.F250]=0;1;0);0)" office:value-type="float" office:value="0" calcext:value-type="float">
            <text:p>0</text:p>
          </table:table-cell>
          <table:table-cell table:style-name="ce5" table:formula="of:=SUM([.$G$26:.G250])&lt;=2" office:value-type="float" office:value="1" calcext:value-type="float">
            <text:p>1</text:p>
          </table:table-cell>
          <table:table-cell table:style-name="ce5" table:formula="of:=IF([.H250];   (([.E250]+[.F250])/(1+[.$C$10]))*Vprog;  &quot;&quot;)" office:value-type="float" office:value="3.96508223080413E-017" calcext:value-type="float">
            <text:p>3.96508223080413E-17</text:p>
          </table:table-cell>
          <table:table-cell table:style-name="ce5" table:formula="of:=IF([.H250];  (((([.I250]+[.I249])/2)*itp)/1000)+[.J249];&quot;&quot;)" office:value-type="float" office:value="7.00000000000001" calcext:value-type="float">
            <text:p>7.00000000000001</text:p>
          </table:table-cell>
          <table:table-cell table:style-name="ce5" table:formula="of:=IF([.H250];     ([.I250]-[.I249])/(itp/1000);     &quot;&quot;)" office:value-type="float" office:value="-0.634920634920639" calcext:value-type="float">
            <text:p>-0.634920634920639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0]=1;[.H2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0]+1" office:value-type="float" office:value="226" calcext:value-type="float">
            <text:p>226</text:p>
          </table:table-cell>
          <table:table-cell table:style-name="ce5" table:formula="of:=(([.B251]-1)*itp)/1000" office:value-type="float" office:value="2.25" calcext:value-type="float">
            <text:p>2.25</text:p>
          </table:table-cell>
          <table:table-cell table:style-name="ce5" table:formula="of:=IF(([.B251]&lt;([.$C$11]+2));1;0)" office:value-type="float" office:value="0" calcext:value-type="float">
            <text:p>0</text:p>
          </table:table-cell>
          <table:table-cell table:style-name="ce5" table:formula="of:=MAX(0;MIN(1;([.E250]+IF(([.D251]=1);(1/[.$C$9]);(-1/[.$C$9])))))" office:value-type="float" office:value="0" calcext:value-type="float">
            <text:p>0</text:p>
          </table:table-cell>
          <table:table-cell table:style-name="ce5" table:formula="of:=SUM(OFFSET([.E251];((-1*MIN([.$C$10];[.B251]))+1);0;MIN([.$C$10];[.B251]);1))" office:value-type="float" office:value="0" calcext:value-type="float">
            <text:p>0</text:p>
          </table:table-cell>
          <table:table-cell table:style-name="ce5" table:formula="of:=IF([.E251]=0;IF([.F251]=0;1;0);0)" office:value-type="float" office:value="1" calcext:value-type="float">
            <text:p>1</text:p>
          </table:table-cell>
          <table:table-cell table:style-name="ce5" table:formula="of:=SUM([.$G$26:.G251])&lt;=2" office:value-type="float" office:value="1" calcext:value-type="float">
            <text:p>1</text:p>
          </table:table-cell>
          <table:table-cell table:style-name="ce5" table:formula="of:=IF([.H251];   (([.E251]+[.F251])/(1+[.$C$10]))*Vprog;  &quot;&quot;)" office:value-type="float" office:value="0" calcext:value-type="float">
            <text:p>0</text:p>
          </table:table-cell>
          <table:table-cell table:style-name="ce5" table:formula="of:=IF([.H251];  (((([.I251]+[.I250])/2)*itp)/1000)+[.J250];&quot;&quot;)" office:value-type="float" office:value="7.00000000000001" calcext:value-type="float">
            <text:p>7.00000000000001</text:p>
          </table:table-cell>
          <table:table-cell table:style-name="ce5" table:formula="of:=IF([.H251];     ([.I251]-[.I250])/(itp/1000);     &quot;&quot;)" office:value-type="float" office:value="-3.96508223080413E-015" calcext:value-type="float">
            <text:p>-3.96508223080413E-15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1]=1;[.H251])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1]+1" office:value-type="float" office:value="227" calcext:value-type="float">
            <text:p>227</text:p>
          </table:table-cell>
          <table:table-cell table:style-name="ce5" table:formula="of:=(([.B252]-1)*itp)/1000" office:value-type="float" office:value="2.26" calcext:value-type="float">
            <text:p>2.26</text:p>
          </table:table-cell>
          <table:table-cell table:style-name="ce5" table:formula="of:=IF(([.B252]&lt;([.$C$11]+2));1;0)" office:value-type="float" office:value="0" calcext:value-type="float">
            <text:p>0</text:p>
          </table:table-cell>
          <table:table-cell table:style-name="ce5" table:formula="of:=MAX(0;MIN(1;([.E251]+IF(([.D252]=1);(1/[.$C$9]);(-1/[.$C$9])))))" office:value-type="float" office:value="0" calcext:value-type="float">
            <text:p>0</text:p>
          </table:table-cell>
          <table:table-cell table:style-name="ce5" table:formula="of:=SUM(OFFSET([.E252];((-1*MIN([.$C$10];[.B252]))+1);0;MIN([.$C$10];[.B252]);1))" office:value-type="float" office:value="0" calcext:value-type="float">
            <text:p>0</text:p>
          </table:table-cell>
          <table:table-cell table:style-name="ce5" table:formula="of:=IF([.E252]=0;IF([.F252]=0;1;0);0)" office:value-type="float" office:value="1" calcext:value-type="float">
            <text:p>1</text:p>
          </table:table-cell>
          <table:table-cell table:style-name="ce5" table:formula="of:=SUM([.$G$26:.G252])&lt;=2" office:value-type="float" office:value="0" calcext:value-type="float">
            <text:p>0</text:p>
          </table:table-cell>
          <table:table-cell table:style-name="ce5" table:formula="of:=IF([.H252];   (([.E252]+[.F252])/(1+[.$C$10]))*Vprog;  &quot;&quot;)">
            <text:p/>
          </table:table-cell>
          <table:table-cell table:style-name="ce5" table:formula="of:=IF([.H252];  (((([.I252]+[.I251])/2)*itp)/1000)+[.J251];&quot;&quot;)">
            <text:p/>
          </table:table-cell>
          <table:table-cell table:style-name="ce5" table:formula="of:=IF([.H252];     ([.I252]-[.I25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2]=1;[.H2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2]+1" office:value-type="float" office:value="228" calcext:value-type="float">
            <text:p>228</text:p>
          </table:table-cell>
          <table:table-cell table:style-name="ce5" table:formula="of:=(([.B253]-1)*itp)/1000" office:value-type="float" office:value="2.27" calcext:value-type="float">
            <text:p>2.27</text:p>
          </table:table-cell>
          <table:table-cell table:style-name="ce5" table:formula="of:=IF(([.B253]&lt;([.$C$11]+2));1;0)" office:value-type="float" office:value="0" calcext:value-type="float">
            <text:p>0</text:p>
          </table:table-cell>
          <table:table-cell table:style-name="ce5" table:formula="of:=MAX(0;MIN(1;([.E252]+IF(([.D253]=1);(1/[.$C$9]);(-1/[.$C$9])))))" office:value-type="float" office:value="0" calcext:value-type="float">
            <text:p>0</text:p>
          </table:table-cell>
          <table:table-cell table:style-name="ce5" table:formula="of:=SUM(OFFSET([.E253];((-1*MIN([.$C$10];[.B253]))+1);0;MIN([.$C$10];[.B253]);1))" office:value-type="float" office:value="0" calcext:value-type="float">
            <text:p>0</text:p>
          </table:table-cell>
          <table:table-cell table:style-name="ce5" table:formula="of:=IF([.E253]=0;IF([.F253]=0;1;0);0)" office:value-type="float" office:value="1" calcext:value-type="float">
            <text:p>1</text:p>
          </table:table-cell>
          <table:table-cell table:style-name="ce5" table:formula="of:=SUM([.$G$26:.G253])&lt;=2" office:value-type="float" office:value="0" calcext:value-type="float">
            <text:p>0</text:p>
          </table:table-cell>
          <table:table-cell table:style-name="ce5" table:formula="of:=IF([.H253];   (([.E253]+[.F253])/(1+[.$C$10]))*Vprog;  &quot;&quot;)">
            <text:p/>
          </table:table-cell>
          <table:table-cell table:style-name="ce5" table:formula="of:=IF([.H253];  (((([.I253]+[.I252])/2)*itp)/1000)+[.J252];&quot;&quot;)">
            <text:p/>
          </table:table-cell>
          <table:table-cell table:style-name="ce5" table:formula="of:=IF([.H253];     ([.I253]-[.I25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3]=1;[.H2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3]+1" office:value-type="float" office:value="229" calcext:value-type="float">
            <text:p>229</text:p>
          </table:table-cell>
          <table:table-cell table:style-name="ce5" table:formula="of:=(([.B254]-1)*itp)/1000" office:value-type="float" office:value="2.28" calcext:value-type="float">
            <text:p>2.28</text:p>
          </table:table-cell>
          <table:table-cell table:style-name="ce5" table:formula="of:=IF(([.B254]&lt;([.$C$11]+2));1;0)" office:value-type="float" office:value="0" calcext:value-type="float">
            <text:p>0</text:p>
          </table:table-cell>
          <table:table-cell table:style-name="ce5" table:formula="of:=MAX(0;MIN(1;([.E253]+IF(([.D254]=1);(1/[.$C$9]);(-1/[.$C$9])))))" office:value-type="float" office:value="0" calcext:value-type="float">
            <text:p>0</text:p>
          </table:table-cell>
          <table:table-cell table:style-name="ce5" table:formula="of:=SUM(OFFSET([.E254];((-1*MIN([.$C$10];[.B254]))+1);0;MIN([.$C$10];[.B254]);1))" office:value-type="float" office:value="0" calcext:value-type="float">
            <text:p>0</text:p>
          </table:table-cell>
          <table:table-cell table:style-name="ce5" table:formula="of:=IF([.E254]=0;IF([.F254]=0;1;0);0)" office:value-type="float" office:value="1" calcext:value-type="float">
            <text:p>1</text:p>
          </table:table-cell>
          <table:table-cell table:style-name="ce5" table:formula="of:=SUM([.$G$26:.G254])&lt;=2" office:value-type="float" office:value="0" calcext:value-type="float">
            <text:p>0</text:p>
          </table:table-cell>
          <table:table-cell table:style-name="ce5" table:formula="of:=IF([.H254];   (([.E254]+[.F254])/(1+[.$C$10]))*Vprog;  &quot;&quot;)">
            <text:p/>
          </table:table-cell>
          <table:table-cell table:style-name="ce5" table:formula="of:=IF([.H254];  (((([.I254]+[.I253])/2)*itp)/1000)+[.J253];&quot;&quot;)">
            <text:p/>
          </table:table-cell>
          <table:table-cell table:style-name="ce5" table:formula="of:=IF([.H254];     ([.I254]-[.I25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4]=1;[.H2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4]+1" office:value-type="float" office:value="230" calcext:value-type="float">
            <text:p>230</text:p>
          </table:table-cell>
          <table:table-cell table:style-name="ce5" table:formula="of:=(([.B255]-1)*itp)/1000" office:value-type="float" office:value="2.29" calcext:value-type="float">
            <text:p>2.29</text:p>
          </table:table-cell>
          <table:table-cell table:style-name="ce5" table:formula="of:=IF(([.B255]&lt;([.$C$11]+2));1;0)" office:value-type="float" office:value="0" calcext:value-type="float">
            <text:p>0</text:p>
          </table:table-cell>
          <table:table-cell table:style-name="ce5" table:formula="of:=MAX(0;MIN(1;([.E254]+IF(([.D255]=1);(1/[.$C$9]);(-1/[.$C$9])))))" office:value-type="float" office:value="0" calcext:value-type="float">
            <text:p>0</text:p>
          </table:table-cell>
          <table:table-cell table:style-name="ce5" table:formula="of:=SUM(OFFSET([.E255];((-1*MIN([.$C$10];[.B255]))+1);0;MIN([.$C$10];[.B255]);1))" office:value-type="float" office:value="0" calcext:value-type="float">
            <text:p>0</text:p>
          </table:table-cell>
          <table:table-cell table:style-name="ce5" table:formula="of:=IF([.E255]=0;IF([.F255]=0;1;0);0)" office:value-type="float" office:value="1" calcext:value-type="float">
            <text:p>1</text:p>
          </table:table-cell>
          <table:table-cell table:style-name="ce5" table:formula="of:=SUM([.$G$26:.G255])&lt;=2" office:value-type="float" office:value="0" calcext:value-type="float">
            <text:p>0</text:p>
          </table:table-cell>
          <table:table-cell table:style-name="ce5" table:formula="of:=IF([.H255];   (([.E255]+[.F255])/(1+[.$C$10]))*Vprog;  &quot;&quot;)">
            <text:p/>
          </table:table-cell>
          <table:table-cell table:style-name="ce5" table:formula="of:=IF([.H255];  (((([.I255]+[.I254])/2)*itp)/1000)+[.J254];&quot;&quot;)">
            <text:p/>
          </table:table-cell>
          <table:table-cell table:style-name="ce5" table:formula="of:=IF([.H255];     ([.I255]-[.I25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5]=1;[.H2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5]+1" office:value-type="float" office:value="231" calcext:value-type="float">
            <text:p>231</text:p>
          </table:table-cell>
          <table:table-cell table:style-name="ce5" table:formula="of:=(([.B256]-1)*itp)/1000" office:value-type="float" office:value="2.3" calcext:value-type="float">
            <text:p>2.3</text:p>
          </table:table-cell>
          <table:table-cell table:style-name="ce5" table:formula="of:=IF(([.B256]&lt;([.$C$11]+2));1;0)" office:value-type="float" office:value="0" calcext:value-type="float">
            <text:p>0</text:p>
          </table:table-cell>
          <table:table-cell table:style-name="ce5" table:formula="of:=MAX(0;MIN(1;([.E255]+IF(([.D256]=1);(1/[.$C$9]);(-1/[.$C$9])))))" office:value-type="float" office:value="0" calcext:value-type="float">
            <text:p>0</text:p>
          </table:table-cell>
          <table:table-cell table:style-name="ce5" table:formula="of:=SUM(OFFSET([.E256];((-1*MIN([.$C$10];[.B256]))+1);0;MIN([.$C$10];[.B256]);1))" office:value-type="float" office:value="0" calcext:value-type="float">
            <text:p>0</text:p>
          </table:table-cell>
          <table:table-cell table:style-name="ce5" table:formula="of:=IF([.E256]=0;IF([.F256]=0;1;0);0)" office:value-type="float" office:value="1" calcext:value-type="float">
            <text:p>1</text:p>
          </table:table-cell>
          <table:table-cell table:style-name="ce5" table:formula="of:=SUM([.$G$26:.G256])&lt;=2" office:value-type="float" office:value="0" calcext:value-type="float">
            <text:p>0</text:p>
          </table:table-cell>
          <table:table-cell table:style-name="ce5" table:formula="of:=IF([.H256];   (([.E256]+[.F256])/(1+[.$C$10]))*Vprog;  &quot;&quot;)">
            <text:p/>
          </table:table-cell>
          <table:table-cell table:style-name="ce5" table:formula="of:=IF([.H256];  (((([.I256]+[.I255])/2)*itp)/1000)+[.J255];&quot;&quot;)">
            <text:p/>
          </table:table-cell>
          <table:table-cell table:style-name="ce5" table:formula="of:=IF([.H256];     ([.I256]-[.I25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6]=1;[.H2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6]+1" office:value-type="float" office:value="232" calcext:value-type="float">
            <text:p>232</text:p>
          </table:table-cell>
          <table:table-cell table:style-name="ce5" table:formula="of:=(([.B257]-1)*itp)/1000" office:value-type="float" office:value="2.31" calcext:value-type="float">
            <text:p>2.31</text:p>
          </table:table-cell>
          <table:table-cell table:style-name="ce5" table:formula="of:=IF(([.B257]&lt;([.$C$11]+2));1;0)" office:value-type="float" office:value="0" calcext:value-type="float">
            <text:p>0</text:p>
          </table:table-cell>
          <table:table-cell table:style-name="ce5" table:formula="of:=MAX(0;MIN(1;([.E256]+IF(([.D257]=1);(1/[.$C$9]);(-1/[.$C$9])))))" office:value-type="float" office:value="0" calcext:value-type="float">
            <text:p>0</text:p>
          </table:table-cell>
          <table:table-cell table:style-name="ce5" table:formula="of:=SUM(OFFSET([.E257];((-1*MIN([.$C$10];[.B257]))+1);0;MIN([.$C$10];[.B257]);1))" office:value-type="float" office:value="0" calcext:value-type="float">
            <text:p>0</text:p>
          </table:table-cell>
          <table:table-cell table:style-name="ce5" table:formula="of:=IF([.E257]=0;IF([.F257]=0;1;0);0)" office:value-type="float" office:value="1" calcext:value-type="float">
            <text:p>1</text:p>
          </table:table-cell>
          <table:table-cell table:style-name="ce5" table:formula="of:=SUM([.$G$26:.G257])&lt;=2" office:value-type="float" office:value="0" calcext:value-type="float">
            <text:p>0</text:p>
          </table:table-cell>
          <table:table-cell table:style-name="ce5" table:formula="of:=IF([.H257];   (([.E257]+[.F257])/(1+[.$C$10]))*Vprog;  &quot;&quot;)">
            <text:p/>
          </table:table-cell>
          <table:table-cell table:style-name="ce5" table:formula="of:=IF([.H257];  (((([.I257]+[.I256])/2)*itp)/1000)+[.J256];&quot;&quot;)">
            <text:p/>
          </table:table-cell>
          <table:table-cell table:style-name="ce5" table:formula="of:=IF([.H257];     ([.I257]-[.I25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7]=1;[.H2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7]+1" office:value-type="float" office:value="233" calcext:value-type="float">
            <text:p>233</text:p>
          </table:table-cell>
          <table:table-cell table:style-name="ce5" table:formula="of:=(([.B258]-1)*itp)/1000" office:value-type="float" office:value="2.32" calcext:value-type="float">
            <text:p>2.32</text:p>
          </table:table-cell>
          <table:table-cell table:style-name="ce5" table:formula="of:=IF(([.B258]&lt;([.$C$11]+2));1;0)" office:value-type="float" office:value="0" calcext:value-type="float">
            <text:p>0</text:p>
          </table:table-cell>
          <table:table-cell table:style-name="ce5" table:formula="of:=MAX(0;MIN(1;([.E257]+IF(([.D258]=1);(1/[.$C$9]);(-1/[.$C$9])))))" office:value-type="float" office:value="0" calcext:value-type="float">
            <text:p>0</text:p>
          </table:table-cell>
          <table:table-cell table:style-name="ce5" table:formula="of:=SUM(OFFSET([.E258];((-1*MIN([.$C$10];[.B258]))+1);0;MIN([.$C$10];[.B258]);1))" office:value-type="float" office:value="0" calcext:value-type="float">
            <text:p>0</text:p>
          </table:table-cell>
          <table:table-cell table:style-name="ce5" table:formula="of:=IF([.E258]=0;IF([.F258]=0;1;0);0)" office:value-type="float" office:value="1" calcext:value-type="float">
            <text:p>1</text:p>
          </table:table-cell>
          <table:table-cell table:style-name="ce5" table:formula="of:=SUM([.$G$26:.G258])&lt;=2" office:value-type="float" office:value="0" calcext:value-type="float">
            <text:p>0</text:p>
          </table:table-cell>
          <table:table-cell table:style-name="ce5" table:formula="of:=IF([.H258];   (([.E258]+[.F258])/(1+[.$C$10]))*Vprog;  &quot;&quot;)">
            <text:p/>
          </table:table-cell>
          <table:table-cell table:style-name="ce5" table:formula="of:=IF([.H258];  (((([.I258]+[.I257])/2)*itp)/1000)+[.J257];&quot;&quot;)">
            <text:p/>
          </table:table-cell>
          <table:table-cell table:style-name="ce5" table:formula="of:=IF([.H258];     ([.I258]-[.I25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8]=1;[.H2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8]+1" office:value-type="float" office:value="234" calcext:value-type="float">
            <text:p>234</text:p>
          </table:table-cell>
          <table:table-cell table:style-name="ce5" table:formula="of:=(([.B259]-1)*itp)/1000" office:value-type="float" office:value="2.33" calcext:value-type="float">
            <text:p>2.33</text:p>
          </table:table-cell>
          <table:table-cell table:style-name="ce5" table:formula="of:=IF(([.B259]&lt;([.$C$11]+2));1;0)" office:value-type="float" office:value="0" calcext:value-type="float">
            <text:p>0</text:p>
          </table:table-cell>
          <table:table-cell table:style-name="ce5" table:formula="of:=MAX(0;MIN(1;([.E258]+IF(([.D259]=1);(1/[.$C$9]);(-1/[.$C$9])))))" office:value-type="float" office:value="0" calcext:value-type="float">
            <text:p>0</text:p>
          </table:table-cell>
          <table:table-cell table:style-name="ce5" table:formula="of:=SUM(OFFSET([.E259];((-1*MIN([.$C$10];[.B259]))+1);0;MIN([.$C$10];[.B259]);1))" office:value-type="float" office:value="0" calcext:value-type="float">
            <text:p>0</text:p>
          </table:table-cell>
          <table:table-cell table:style-name="ce5" table:formula="of:=IF([.E259]=0;IF([.F259]=0;1;0);0)" office:value-type="float" office:value="1" calcext:value-type="float">
            <text:p>1</text:p>
          </table:table-cell>
          <table:table-cell table:style-name="ce5" table:formula="of:=SUM([.$G$26:.G259])&lt;=2" office:value-type="float" office:value="0" calcext:value-type="float">
            <text:p>0</text:p>
          </table:table-cell>
          <table:table-cell table:style-name="ce5" table:formula="of:=IF([.H259];   (([.E259]+[.F259])/(1+[.$C$10]))*Vprog;  &quot;&quot;)">
            <text:p/>
          </table:table-cell>
          <table:table-cell table:style-name="ce5" table:formula="of:=IF([.H259];  (((([.I259]+[.I258])/2)*itp)/1000)+[.J258];&quot;&quot;)">
            <text:p/>
          </table:table-cell>
          <table:table-cell table:style-name="ce5" table:formula="of:=IF([.H259];     ([.I259]-[.I25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59]=1;[.H2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59]+1" office:value-type="float" office:value="235" calcext:value-type="float">
            <text:p>235</text:p>
          </table:table-cell>
          <table:table-cell table:style-name="ce5" table:formula="of:=(([.B260]-1)*itp)/1000" office:value-type="float" office:value="2.34" calcext:value-type="float">
            <text:p>2.34</text:p>
          </table:table-cell>
          <table:table-cell table:style-name="ce5" table:formula="of:=IF(([.B260]&lt;([.$C$11]+2));1;0)" office:value-type="float" office:value="0" calcext:value-type="float">
            <text:p>0</text:p>
          </table:table-cell>
          <table:table-cell table:style-name="ce5" table:formula="of:=MAX(0;MIN(1;([.E259]+IF(([.D260]=1);(1/[.$C$9]);(-1/[.$C$9])))))" office:value-type="float" office:value="0" calcext:value-type="float">
            <text:p>0</text:p>
          </table:table-cell>
          <table:table-cell table:style-name="ce5" table:formula="of:=SUM(OFFSET([.E260];((-1*MIN([.$C$10];[.B260]))+1);0;MIN([.$C$10];[.B260]);1))" office:value-type="float" office:value="0" calcext:value-type="float">
            <text:p>0</text:p>
          </table:table-cell>
          <table:table-cell table:style-name="ce5" table:formula="of:=IF([.E260]=0;IF([.F260]=0;1;0);0)" office:value-type="float" office:value="1" calcext:value-type="float">
            <text:p>1</text:p>
          </table:table-cell>
          <table:table-cell table:style-name="ce5" table:formula="of:=SUM([.$G$26:.G260])&lt;=2" office:value-type="float" office:value="0" calcext:value-type="float">
            <text:p>0</text:p>
          </table:table-cell>
          <table:table-cell table:style-name="ce5" table:formula="of:=IF([.H260];   (([.E260]+[.F260])/(1+[.$C$10]))*Vprog;  &quot;&quot;)">
            <text:p/>
          </table:table-cell>
          <table:table-cell table:style-name="ce5" table:formula="of:=IF([.H260];  (((([.I260]+[.I259])/2)*itp)/1000)+[.J259];&quot;&quot;)">
            <text:p/>
          </table:table-cell>
          <table:table-cell table:style-name="ce5" table:formula="of:=IF([.H260];     ([.I260]-[.I25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0]=1;[.H2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0]+1" office:value-type="float" office:value="236" calcext:value-type="float">
            <text:p>236</text:p>
          </table:table-cell>
          <table:table-cell table:style-name="ce5" table:formula="of:=(([.B261]-1)*itp)/1000" office:value-type="float" office:value="2.35" calcext:value-type="float">
            <text:p>2.35</text:p>
          </table:table-cell>
          <table:table-cell table:style-name="ce5" table:formula="of:=IF(([.B261]&lt;([.$C$11]+2));1;0)" office:value-type="float" office:value="0" calcext:value-type="float">
            <text:p>0</text:p>
          </table:table-cell>
          <table:table-cell table:style-name="ce5" table:formula="of:=MAX(0;MIN(1;([.E260]+IF(([.D261]=1);(1/[.$C$9]);(-1/[.$C$9])))))" office:value-type="float" office:value="0" calcext:value-type="float">
            <text:p>0</text:p>
          </table:table-cell>
          <table:table-cell table:style-name="ce5" table:formula="of:=SUM(OFFSET([.E261];((-1*MIN([.$C$10];[.B261]))+1);0;MIN([.$C$10];[.B261]);1))" office:value-type="float" office:value="0" calcext:value-type="float">
            <text:p>0</text:p>
          </table:table-cell>
          <table:table-cell table:style-name="ce5" table:formula="of:=IF([.E261]=0;IF([.F261]=0;1;0);0)" office:value-type="float" office:value="1" calcext:value-type="float">
            <text:p>1</text:p>
          </table:table-cell>
          <table:table-cell table:style-name="ce5" table:formula="of:=SUM([.$G$26:.G261])&lt;=2" office:value-type="float" office:value="0" calcext:value-type="float">
            <text:p>0</text:p>
          </table:table-cell>
          <table:table-cell table:style-name="ce5" table:formula="of:=IF([.H261];   (([.E261]+[.F261])/(1+[.$C$10]))*Vprog;  &quot;&quot;)">
            <text:p/>
          </table:table-cell>
          <table:table-cell table:style-name="ce5" table:formula="of:=IF([.H261];  (((([.I261]+[.I260])/2)*itp)/1000)+[.J260];&quot;&quot;)">
            <text:p/>
          </table:table-cell>
          <table:table-cell table:style-name="ce5" table:formula="of:=IF([.H261];     ([.I261]-[.I26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1]=1;[.H2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1]+1" office:value-type="float" office:value="237" calcext:value-type="float">
            <text:p>237</text:p>
          </table:table-cell>
          <table:table-cell table:style-name="ce5" table:formula="of:=(([.B262]-1)*itp)/1000" office:value-type="float" office:value="2.36" calcext:value-type="float">
            <text:p>2.36</text:p>
          </table:table-cell>
          <table:table-cell table:style-name="ce5" table:formula="of:=IF(([.B262]&lt;([.$C$11]+2));1;0)" office:value-type="float" office:value="0" calcext:value-type="float">
            <text:p>0</text:p>
          </table:table-cell>
          <table:table-cell table:style-name="ce5" table:formula="of:=MAX(0;MIN(1;([.E261]+IF(([.D262]=1);(1/[.$C$9]);(-1/[.$C$9])))))" office:value-type="float" office:value="0" calcext:value-type="float">
            <text:p>0</text:p>
          </table:table-cell>
          <table:table-cell table:style-name="ce5" table:formula="of:=SUM(OFFSET([.E262];((-1*MIN([.$C$10];[.B262]))+1);0;MIN([.$C$10];[.B262]);1))" office:value-type="float" office:value="0" calcext:value-type="float">
            <text:p>0</text:p>
          </table:table-cell>
          <table:table-cell table:style-name="ce5" table:formula="of:=IF([.E262]=0;IF([.F262]=0;1;0);0)" office:value-type="float" office:value="1" calcext:value-type="float">
            <text:p>1</text:p>
          </table:table-cell>
          <table:table-cell table:style-name="ce5" table:formula="of:=SUM([.$G$26:.G262])&lt;=2" office:value-type="float" office:value="0" calcext:value-type="float">
            <text:p>0</text:p>
          </table:table-cell>
          <table:table-cell table:style-name="ce5" table:formula="of:=IF([.H262];   (([.E262]+[.F262])/(1+[.$C$10]))*Vprog;  &quot;&quot;)">
            <text:p/>
          </table:table-cell>
          <table:table-cell table:style-name="ce5" table:formula="of:=IF([.H262];  (((([.I262]+[.I261])/2)*itp)/1000)+[.J261];&quot;&quot;)">
            <text:p/>
          </table:table-cell>
          <table:table-cell table:style-name="ce5" table:formula="of:=IF([.H262];     ([.I262]-[.I26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2]=1;[.H2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2]+1" office:value-type="float" office:value="238" calcext:value-type="float">
            <text:p>238</text:p>
          </table:table-cell>
          <table:table-cell table:style-name="ce5" table:formula="of:=(([.B263]-1)*itp)/1000" office:value-type="float" office:value="2.37" calcext:value-type="float">
            <text:p>2.37</text:p>
          </table:table-cell>
          <table:table-cell table:style-name="ce5" table:formula="of:=IF(([.B263]&lt;([.$C$11]+2));1;0)" office:value-type="float" office:value="0" calcext:value-type="float">
            <text:p>0</text:p>
          </table:table-cell>
          <table:table-cell table:style-name="ce5" table:formula="of:=MAX(0;MIN(1;([.E262]+IF(([.D263]=1);(1/[.$C$9]);(-1/[.$C$9])))))" office:value-type="float" office:value="0" calcext:value-type="float">
            <text:p>0</text:p>
          </table:table-cell>
          <table:table-cell table:style-name="ce5" table:formula="of:=SUM(OFFSET([.E263];((-1*MIN([.$C$10];[.B263]))+1);0;MIN([.$C$10];[.B263]);1))" office:value-type="float" office:value="0" calcext:value-type="float">
            <text:p>0</text:p>
          </table:table-cell>
          <table:table-cell table:style-name="ce5" table:formula="of:=IF([.E263]=0;IF([.F263]=0;1;0);0)" office:value-type="float" office:value="1" calcext:value-type="float">
            <text:p>1</text:p>
          </table:table-cell>
          <table:table-cell table:style-name="ce5" table:formula="of:=SUM([.$G$26:.G263])&lt;=2" office:value-type="float" office:value="0" calcext:value-type="float">
            <text:p>0</text:p>
          </table:table-cell>
          <table:table-cell table:style-name="ce5" table:formula="of:=IF([.H263];   (([.E263]+[.F263])/(1+[.$C$10]))*Vprog;  &quot;&quot;)">
            <text:p/>
          </table:table-cell>
          <table:table-cell table:style-name="ce5" table:formula="of:=IF([.H263];  (((([.I263]+[.I262])/2)*itp)/1000)+[.J262];&quot;&quot;)">
            <text:p/>
          </table:table-cell>
          <table:table-cell table:style-name="ce5" table:formula="of:=IF([.H263];     ([.I263]-[.I26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3]=1;[.H2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3]+1" office:value-type="float" office:value="239" calcext:value-type="float">
            <text:p>239</text:p>
          </table:table-cell>
          <table:table-cell table:style-name="ce5" table:formula="of:=(([.B264]-1)*itp)/1000" office:value-type="float" office:value="2.38" calcext:value-type="float">
            <text:p>2.38</text:p>
          </table:table-cell>
          <table:table-cell table:style-name="ce5" table:formula="of:=IF(([.B264]&lt;([.$C$11]+2));1;0)" office:value-type="float" office:value="0" calcext:value-type="float">
            <text:p>0</text:p>
          </table:table-cell>
          <table:table-cell table:style-name="ce5" table:formula="of:=MAX(0;MIN(1;([.E263]+IF(([.D264]=1);(1/[.$C$9]);(-1/[.$C$9])))))" office:value-type="float" office:value="0" calcext:value-type="float">
            <text:p>0</text:p>
          </table:table-cell>
          <table:table-cell table:style-name="ce5" table:formula="of:=SUM(OFFSET([.E264];((-1*MIN([.$C$10];[.B264]))+1);0;MIN([.$C$10];[.B264]);1))" office:value-type="float" office:value="0" calcext:value-type="float">
            <text:p>0</text:p>
          </table:table-cell>
          <table:table-cell table:style-name="ce5" table:formula="of:=IF([.E264]=0;IF([.F264]=0;1;0);0)" office:value-type="float" office:value="1" calcext:value-type="float">
            <text:p>1</text:p>
          </table:table-cell>
          <table:table-cell table:style-name="ce5" table:formula="of:=SUM([.$G$26:.G264])&lt;=2" office:value-type="float" office:value="0" calcext:value-type="float">
            <text:p>0</text:p>
          </table:table-cell>
          <table:table-cell table:style-name="ce5" table:formula="of:=IF([.H264];   (([.E264]+[.F264])/(1+[.$C$10]))*Vprog;  &quot;&quot;)">
            <text:p/>
          </table:table-cell>
          <table:table-cell table:style-name="ce5" table:formula="of:=IF([.H264];  (((([.I264]+[.I263])/2)*itp)/1000)+[.J263];&quot;&quot;)">
            <text:p/>
          </table:table-cell>
          <table:table-cell table:style-name="ce5" table:formula="of:=IF([.H264];     ([.I264]-[.I26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4]=1;[.H2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4]+1" office:value-type="float" office:value="240" calcext:value-type="float">
            <text:p>240</text:p>
          </table:table-cell>
          <table:table-cell table:style-name="ce5" table:formula="of:=(([.B265]-1)*itp)/1000" office:value-type="float" office:value="2.39" calcext:value-type="float">
            <text:p>2.39</text:p>
          </table:table-cell>
          <table:table-cell table:style-name="ce5" table:formula="of:=IF(([.B265]&lt;([.$C$11]+2));1;0)" office:value-type="float" office:value="0" calcext:value-type="float">
            <text:p>0</text:p>
          </table:table-cell>
          <table:table-cell table:style-name="ce5" table:formula="of:=MAX(0;MIN(1;([.E264]+IF(([.D265]=1);(1/[.$C$9]);(-1/[.$C$9])))))" office:value-type="float" office:value="0" calcext:value-type="float">
            <text:p>0</text:p>
          </table:table-cell>
          <table:table-cell table:style-name="ce5" table:formula="of:=SUM(OFFSET([.E265];((-1*MIN([.$C$10];[.B265]))+1);0;MIN([.$C$10];[.B265]);1))" office:value-type="float" office:value="0" calcext:value-type="float">
            <text:p>0</text:p>
          </table:table-cell>
          <table:table-cell table:style-name="ce5" table:formula="of:=IF([.E265]=0;IF([.F265]=0;1;0);0)" office:value-type="float" office:value="1" calcext:value-type="float">
            <text:p>1</text:p>
          </table:table-cell>
          <table:table-cell table:style-name="ce5" table:formula="of:=SUM([.$G$26:.G265])&lt;=2" office:value-type="float" office:value="0" calcext:value-type="float">
            <text:p>0</text:p>
          </table:table-cell>
          <table:table-cell table:style-name="ce5" table:formula="of:=IF([.H265];   (([.E265]+[.F265])/(1+[.$C$10]))*Vprog;  &quot;&quot;)">
            <text:p/>
          </table:table-cell>
          <table:table-cell table:style-name="ce5" table:formula="of:=IF([.H265];  (((([.I265]+[.I264])/2)*itp)/1000)+[.J264];&quot;&quot;)">
            <text:p/>
          </table:table-cell>
          <table:table-cell table:style-name="ce5" table:formula="of:=IF([.H265];     ([.I265]-[.I26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5]=1;[.H2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5]+1" office:value-type="float" office:value="241" calcext:value-type="float">
            <text:p>241</text:p>
          </table:table-cell>
          <table:table-cell table:style-name="ce5" table:formula="of:=(([.B266]-1)*itp)/1000" office:value-type="float" office:value="2.4" calcext:value-type="float">
            <text:p>2.4</text:p>
          </table:table-cell>
          <table:table-cell table:style-name="ce5" table:formula="of:=IF(([.B266]&lt;([.$C$11]+2));1;0)" office:value-type="float" office:value="0" calcext:value-type="float">
            <text:p>0</text:p>
          </table:table-cell>
          <table:table-cell table:style-name="ce5" table:formula="of:=MAX(0;MIN(1;([.E265]+IF(([.D266]=1);(1/[.$C$9]);(-1/[.$C$9])))))" office:value-type="float" office:value="0" calcext:value-type="float">
            <text:p>0</text:p>
          </table:table-cell>
          <table:table-cell table:style-name="ce5" table:formula="of:=SUM(OFFSET([.E266];((-1*MIN([.$C$10];[.B266]))+1);0;MIN([.$C$10];[.B266]);1))" office:value-type="float" office:value="0" calcext:value-type="float">
            <text:p>0</text:p>
          </table:table-cell>
          <table:table-cell table:style-name="ce5" table:formula="of:=IF([.E266]=0;IF([.F266]=0;1;0);0)" office:value-type="float" office:value="1" calcext:value-type="float">
            <text:p>1</text:p>
          </table:table-cell>
          <table:table-cell table:style-name="ce5" table:formula="of:=SUM([.$G$26:.G266])&lt;=2" office:value-type="float" office:value="0" calcext:value-type="float">
            <text:p>0</text:p>
          </table:table-cell>
          <table:table-cell table:style-name="ce5" table:formula="of:=IF([.H266];   (([.E266]+[.F266])/(1+[.$C$10]))*Vprog;  &quot;&quot;)">
            <text:p/>
          </table:table-cell>
          <table:table-cell table:style-name="ce5" table:formula="of:=IF([.H266];  (((([.I266]+[.I265])/2)*itp)/1000)+[.J265];&quot;&quot;)">
            <text:p/>
          </table:table-cell>
          <table:table-cell table:style-name="ce5" table:formula="of:=IF([.H266];     ([.I266]-[.I26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6]=1;[.H2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6]+1" office:value-type="float" office:value="242" calcext:value-type="float">
            <text:p>242</text:p>
          </table:table-cell>
          <table:table-cell table:style-name="ce5" table:formula="of:=(([.B267]-1)*itp)/1000" office:value-type="float" office:value="2.41" calcext:value-type="float">
            <text:p>2.41</text:p>
          </table:table-cell>
          <table:table-cell table:style-name="ce5" table:formula="of:=IF(([.B267]&lt;([.$C$11]+2));1;0)" office:value-type="float" office:value="0" calcext:value-type="float">
            <text:p>0</text:p>
          </table:table-cell>
          <table:table-cell table:style-name="ce5" table:formula="of:=MAX(0;MIN(1;([.E266]+IF(([.D267]=1);(1/[.$C$9]);(-1/[.$C$9])))))" office:value-type="float" office:value="0" calcext:value-type="float">
            <text:p>0</text:p>
          </table:table-cell>
          <table:table-cell table:style-name="ce5" table:formula="of:=SUM(OFFSET([.E267];((-1*MIN([.$C$10];[.B267]))+1);0;MIN([.$C$10];[.B267]);1))" office:value-type="float" office:value="0" calcext:value-type="float">
            <text:p>0</text:p>
          </table:table-cell>
          <table:table-cell table:style-name="ce5" table:formula="of:=IF([.E267]=0;IF([.F267]=0;1;0);0)" office:value-type="float" office:value="1" calcext:value-type="float">
            <text:p>1</text:p>
          </table:table-cell>
          <table:table-cell table:style-name="ce5" table:formula="of:=SUM([.$G$26:.G267])&lt;=2" office:value-type="float" office:value="0" calcext:value-type="float">
            <text:p>0</text:p>
          </table:table-cell>
          <table:table-cell table:style-name="ce5" table:formula="of:=IF([.H267];   (([.E267]+[.F267])/(1+[.$C$10]))*Vprog;  &quot;&quot;)">
            <text:p/>
          </table:table-cell>
          <table:table-cell table:style-name="ce5" table:formula="of:=IF([.H267];  (((([.I267]+[.I266])/2)*itp)/1000)+[.J266];&quot;&quot;)">
            <text:p/>
          </table:table-cell>
          <table:table-cell table:style-name="ce5" table:formula="of:=IF([.H267];     ([.I267]-[.I26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7]=1;[.H2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7]+1" office:value-type="float" office:value="243" calcext:value-type="float">
            <text:p>243</text:p>
          </table:table-cell>
          <table:table-cell table:style-name="ce5" table:formula="of:=(([.B268]-1)*itp)/1000" office:value-type="float" office:value="2.42" calcext:value-type="float">
            <text:p>2.42</text:p>
          </table:table-cell>
          <table:table-cell table:style-name="ce5" table:formula="of:=IF(([.B268]&lt;([.$C$11]+2));1;0)" office:value-type="float" office:value="0" calcext:value-type="float">
            <text:p>0</text:p>
          </table:table-cell>
          <table:table-cell table:style-name="ce5" table:formula="of:=MAX(0;MIN(1;([.E267]+IF(([.D268]=1);(1/[.$C$9]);(-1/[.$C$9])))))" office:value-type="float" office:value="0" calcext:value-type="float">
            <text:p>0</text:p>
          </table:table-cell>
          <table:table-cell table:style-name="ce5" table:formula="of:=SUM(OFFSET([.E268];((-1*MIN([.$C$10];[.B268]))+1);0;MIN([.$C$10];[.B268]);1))" office:value-type="float" office:value="0" calcext:value-type="float">
            <text:p>0</text:p>
          </table:table-cell>
          <table:table-cell table:style-name="ce5" table:formula="of:=IF([.E268]=0;IF([.F268]=0;1;0);0)" office:value-type="float" office:value="1" calcext:value-type="float">
            <text:p>1</text:p>
          </table:table-cell>
          <table:table-cell table:style-name="ce5" table:formula="of:=SUM([.$G$26:.G268])&lt;=2" office:value-type="float" office:value="0" calcext:value-type="float">
            <text:p>0</text:p>
          </table:table-cell>
          <table:table-cell table:style-name="ce5" table:formula="of:=IF([.H268];   (([.E268]+[.F268])/(1+[.$C$10]))*Vprog;  &quot;&quot;)">
            <text:p/>
          </table:table-cell>
          <table:table-cell table:style-name="ce5" table:formula="of:=IF([.H268];  (((([.I268]+[.I267])/2)*itp)/1000)+[.J267];&quot;&quot;)">
            <text:p/>
          </table:table-cell>
          <table:table-cell table:style-name="ce5" table:formula="of:=IF([.H268];     ([.I268]-[.I26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8]=1;[.H2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8]+1" office:value-type="float" office:value="244" calcext:value-type="float">
            <text:p>244</text:p>
          </table:table-cell>
          <table:table-cell table:style-name="ce5" table:formula="of:=(([.B269]-1)*itp)/1000" office:value-type="float" office:value="2.43" calcext:value-type="float">
            <text:p>2.43</text:p>
          </table:table-cell>
          <table:table-cell table:style-name="ce5" table:formula="of:=IF(([.B269]&lt;([.$C$11]+2));1;0)" office:value-type="float" office:value="0" calcext:value-type="float">
            <text:p>0</text:p>
          </table:table-cell>
          <table:table-cell table:style-name="ce5" table:formula="of:=MAX(0;MIN(1;([.E268]+IF(([.D269]=1);(1/[.$C$9]);(-1/[.$C$9])))))" office:value-type="float" office:value="0" calcext:value-type="float">
            <text:p>0</text:p>
          </table:table-cell>
          <table:table-cell table:style-name="ce5" table:formula="of:=SUM(OFFSET([.E269];((-1*MIN([.$C$10];[.B269]))+1);0;MIN([.$C$10];[.B269]);1))" office:value-type="float" office:value="0" calcext:value-type="float">
            <text:p>0</text:p>
          </table:table-cell>
          <table:table-cell table:style-name="ce5" table:formula="of:=IF([.E269]=0;IF([.F269]=0;1;0);0)" office:value-type="float" office:value="1" calcext:value-type="float">
            <text:p>1</text:p>
          </table:table-cell>
          <table:table-cell table:style-name="ce5" table:formula="of:=SUM([.$G$26:.G269])&lt;=2" office:value-type="float" office:value="0" calcext:value-type="float">
            <text:p>0</text:p>
          </table:table-cell>
          <table:table-cell table:style-name="ce5" table:formula="of:=IF([.H269];   (([.E269]+[.F269])/(1+[.$C$10]))*Vprog;  &quot;&quot;)">
            <text:p/>
          </table:table-cell>
          <table:table-cell table:style-name="ce5" table:formula="of:=IF([.H269];  (((([.I269]+[.I268])/2)*itp)/1000)+[.J268];&quot;&quot;)">
            <text:p/>
          </table:table-cell>
          <table:table-cell table:style-name="ce5" table:formula="of:=IF([.H269];     ([.I269]-[.I26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69]=1;[.H2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69]+1" office:value-type="float" office:value="245" calcext:value-type="float">
            <text:p>245</text:p>
          </table:table-cell>
          <table:table-cell table:style-name="ce5" table:formula="of:=(([.B270]-1)*itp)/1000" office:value-type="float" office:value="2.44" calcext:value-type="float">
            <text:p>2.44</text:p>
          </table:table-cell>
          <table:table-cell table:style-name="ce5" table:formula="of:=IF(([.B270]&lt;([.$C$11]+2));1;0)" office:value-type="float" office:value="0" calcext:value-type="float">
            <text:p>0</text:p>
          </table:table-cell>
          <table:table-cell table:style-name="ce5" table:formula="of:=MAX(0;MIN(1;([.E269]+IF(([.D270]=1);(1/[.$C$9]);(-1/[.$C$9])))))" office:value-type="float" office:value="0" calcext:value-type="float">
            <text:p>0</text:p>
          </table:table-cell>
          <table:table-cell table:style-name="ce5" table:formula="of:=SUM(OFFSET([.E270];((-1*MIN([.$C$10];[.B270]))+1);0;MIN([.$C$10];[.B270]);1))" office:value-type="float" office:value="0" calcext:value-type="float">
            <text:p>0</text:p>
          </table:table-cell>
          <table:table-cell table:style-name="ce5" table:formula="of:=IF([.E270]=0;IF([.F270]=0;1;0);0)" office:value-type="float" office:value="1" calcext:value-type="float">
            <text:p>1</text:p>
          </table:table-cell>
          <table:table-cell table:style-name="ce5" table:formula="of:=SUM([.$G$26:.G270])&lt;=2" office:value-type="float" office:value="0" calcext:value-type="float">
            <text:p>0</text:p>
          </table:table-cell>
          <table:table-cell table:style-name="ce5" table:formula="of:=IF([.H270];   (([.E270]+[.F270])/(1+[.$C$10]))*Vprog;  &quot;&quot;)">
            <text:p/>
          </table:table-cell>
          <table:table-cell table:style-name="ce5" table:formula="of:=IF([.H270];  (((([.I270]+[.I269])/2)*itp)/1000)+[.J269];&quot;&quot;)">
            <text:p/>
          </table:table-cell>
          <table:table-cell table:style-name="ce5" table:formula="of:=IF([.H270];     ([.I270]-[.I26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0]=1;[.H2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0]+1" office:value-type="float" office:value="246" calcext:value-type="float">
            <text:p>246</text:p>
          </table:table-cell>
          <table:table-cell table:style-name="ce5" table:formula="of:=(([.B271]-1)*itp)/1000" office:value-type="float" office:value="2.45" calcext:value-type="float">
            <text:p>2.45</text:p>
          </table:table-cell>
          <table:table-cell table:style-name="ce5" table:formula="of:=IF(([.B271]&lt;([.$C$11]+2));1;0)" office:value-type="float" office:value="0" calcext:value-type="float">
            <text:p>0</text:p>
          </table:table-cell>
          <table:table-cell table:style-name="ce5" table:formula="of:=MAX(0;MIN(1;([.E270]+IF(([.D271]=1);(1/[.$C$9]);(-1/[.$C$9])))))" office:value-type="float" office:value="0" calcext:value-type="float">
            <text:p>0</text:p>
          </table:table-cell>
          <table:table-cell table:style-name="ce5" table:formula="of:=SUM(OFFSET([.E271];((-1*MIN([.$C$10];[.B271]))+1);0;MIN([.$C$10];[.B271]);1))" office:value-type="float" office:value="0" calcext:value-type="float">
            <text:p>0</text:p>
          </table:table-cell>
          <table:table-cell table:style-name="ce5" table:formula="of:=IF([.E271]=0;IF([.F271]=0;1;0);0)" office:value-type="float" office:value="1" calcext:value-type="float">
            <text:p>1</text:p>
          </table:table-cell>
          <table:table-cell table:style-name="ce5" table:formula="of:=SUM([.$G$26:.G271])&lt;=2" office:value-type="float" office:value="0" calcext:value-type="float">
            <text:p>0</text:p>
          </table:table-cell>
          <table:table-cell table:style-name="ce5" table:formula="of:=IF([.H271];   (([.E271]+[.F271])/(1+[.$C$10]))*Vprog;  &quot;&quot;)">
            <text:p/>
          </table:table-cell>
          <table:table-cell table:style-name="ce5" table:formula="of:=IF([.H271];  (((([.I271]+[.I270])/2)*itp)/1000)+[.J270];&quot;&quot;)">
            <text:p/>
          </table:table-cell>
          <table:table-cell table:style-name="ce5" table:formula="of:=IF([.H271];     ([.I271]-[.I27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1]=1;[.H2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1]+1" office:value-type="float" office:value="247" calcext:value-type="float">
            <text:p>247</text:p>
          </table:table-cell>
          <table:table-cell table:style-name="ce5" table:formula="of:=(([.B272]-1)*itp)/1000" office:value-type="float" office:value="2.46" calcext:value-type="float">
            <text:p>2.46</text:p>
          </table:table-cell>
          <table:table-cell table:style-name="ce5" table:formula="of:=IF(([.B272]&lt;([.$C$11]+2));1;0)" office:value-type="float" office:value="0" calcext:value-type="float">
            <text:p>0</text:p>
          </table:table-cell>
          <table:table-cell table:style-name="ce5" table:formula="of:=MAX(0;MIN(1;([.E271]+IF(([.D272]=1);(1/[.$C$9]);(-1/[.$C$9])))))" office:value-type="float" office:value="0" calcext:value-type="float">
            <text:p>0</text:p>
          </table:table-cell>
          <table:table-cell table:style-name="ce5" table:formula="of:=SUM(OFFSET([.E272];((-1*MIN([.$C$10];[.B272]))+1);0;MIN([.$C$10];[.B272]);1))" office:value-type="float" office:value="0" calcext:value-type="float">
            <text:p>0</text:p>
          </table:table-cell>
          <table:table-cell table:style-name="ce5" table:formula="of:=IF([.E272]=0;IF([.F272]=0;1;0);0)" office:value-type="float" office:value="1" calcext:value-type="float">
            <text:p>1</text:p>
          </table:table-cell>
          <table:table-cell table:style-name="ce5" table:formula="of:=SUM([.$G$26:.G272])&lt;=2" office:value-type="float" office:value="0" calcext:value-type="float">
            <text:p>0</text:p>
          </table:table-cell>
          <table:table-cell table:style-name="ce5" table:formula="of:=IF([.H272];   (([.E272]+[.F272])/(1+[.$C$10]))*Vprog;  &quot;&quot;)">
            <text:p/>
          </table:table-cell>
          <table:table-cell table:style-name="ce5" table:formula="of:=IF([.H272];  (((([.I272]+[.I271])/2)*itp)/1000)+[.J271];&quot;&quot;)">
            <text:p/>
          </table:table-cell>
          <table:table-cell table:style-name="ce5" table:formula="of:=IF([.H272];     ([.I272]-[.I27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2]=1;[.H2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2]+1" office:value-type="float" office:value="248" calcext:value-type="float">
            <text:p>248</text:p>
          </table:table-cell>
          <table:table-cell table:style-name="ce5" table:formula="of:=(([.B273]-1)*itp)/1000" office:value-type="float" office:value="2.47" calcext:value-type="float">
            <text:p>2.47</text:p>
          </table:table-cell>
          <table:table-cell table:style-name="ce5" table:formula="of:=IF(([.B273]&lt;([.$C$11]+2));1;0)" office:value-type="float" office:value="0" calcext:value-type="float">
            <text:p>0</text:p>
          </table:table-cell>
          <table:table-cell table:style-name="ce5" table:formula="of:=MAX(0;MIN(1;([.E272]+IF(([.D273]=1);(1/[.$C$9]);(-1/[.$C$9])))))" office:value-type="float" office:value="0" calcext:value-type="float">
            <text:p>0</text:p>
          </table:table-cell>
          <table:table-cell table:style-name="ce5" table:formula="of:=SUM(OFFSET([.E273];((-1*MIN([.$C$10];[.B273]))+1);0;MIN([.$C$10];[.B273]);1))" office:value-type="float" office:value="0" calcext:value-type="float">
            <text:p>0</text:p>
          </table:table-cell>
          <table:table-cell table:style-name="ce5" table:formula="of:=IF([.E273]=0;IF([.F273]=0;1;0);0)" office:value-type="float" office:value="1" calcext:value-type="float">
            <text:p>1</text:p>
          </table:table-cell>
          <table:table-cell table:style-name="ce5" table:formula="of:=SUM([.$G$26:.G273])&lt;=2" office:value-type="float" office:value="0" calcext:value-type="float">
            <text:p>0</text:p>
          </table:table-cell>
          <table:table-cell table:style-name="ce5" table:formula="of:=IF([.H273];   (([.E273]+[.F273])/(1+[.$C$10]))*Vprog;  &quot;&quot;)">
            <text:p/>
          </table:table-cell>
          <table:table-cell table:style-name="ce5" table:formula="of:=IF([.H273];  (((([.I273]+[.I272])/2)*itp)/1000)+[.J272];&quot;&quot;)">
            <text:p/>
          </table:table-cell>
          <table:table-cell table:style-name="ce5" table:formula="of:=IF([.H273];     ([.I273]-[.I27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3]=1;[.H2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3]+1" office:value-type="float" office:value="249" calcext:value-type="float">
            <text:p>249</text:p>
          </table:table-cell>
          <table:table-cell table:style-name="ce5" table:formula="of:=(([.B274]-1)*itp)/1000" office:value-type="float" office:value="2.48" calcext:value-type="float">
            <text:p>2.48</text:p>
          </table:table-cell>
          <table:table-cell table:style-name="ce5" table:formula="of:=IF(([.B274]&lt;([.$C$11]+2));1;0)" office:value-type="float" office:value="0" calcext:value-type="float">
            <text:p>0</text:p>
          </table:table-cell>
          <table:table-cell table:style-name="ce5" table:formula="of:=MAX(0;MIN(1;([.E273]+IF(([.D274]=1);(1/[.$C$9]);(-1/[.$C$9])))))" office:value-type="float" office:value="0" calcext:value-type="float">
            <text:p>0</text:p>
          </table:table-cell>
          <table:table-cell table:style-name="ce5" table:formula="of:=SUM(OFFSET([.E274];((-1*MIN([.$C$10];[.B274]))+1);0;MIN([.$C$10];[.B274]);1))" office:value-type="float" office:value="0" calcext:value-type="float">
            <text:p>0</text:p>
          </table:table-cell>
          <table:table-cell table:style-name="ce5" table:formula="of:=IF([.E274]=0;IF([.F274]=0;1;0);0)" office:value-type="float" office:value="1" calcext:value-type="float">
            <text:p>1</text:p>
          </table:table-cell>
          <table:table-cell table:style-name="ce5" table:formula="of:=SUM([.$G$26:.G274])&lt;=2" office:value-type="float" office:value="0" calcext:value-type="float">
            <text:p>0</text:p>
          </table:table-cell>
          <table:table-cell table:style-name="ce5" table:formula="of:=IF([.H274];   (([.E274]+[.F274])/(1+[.$C$10]))*Vprog;  &quot;&quot;)">
            <text:p/>
          </table:table-cell>
          <table:table-cell table:style-name="ce5" table:formula="of:=IF([.H274];  (((([.I274]+[.I273])/2)*itp)/1000)+[.J273];&quot;&quot;)">
            <text:p/>
          </table:table-cell>
          <table:table-cell table:style-name="ce5" table:formula="of:=IF([.H274];     ([.I274]-[.I27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4]=1;[.H2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4]+1" office:value-type="float" office:value="250" calcext:value-type="float">
            <text:p>250</text:p>
          </table:table-cell>
          <table:table-cell table:style-name="ce5" table:formula="of:=(([.B275]-1)*itp)/1000" office:value-type="float" office:value="2.49" calcext:value-type="float">
            <text:p>2.49</text:p>
          </table:table-cell>
          <table:table-cell table:style-name="ce5" table:formula="of:=IF(([.B275]&lt;([.$C$11]+2));1;0)" office:value-type="float" office:value="0" calcext:value-type="float">
            <text:p>0</text:p>
          </table:table-cell>
          <table:table-cell table:style-name="ce5" table:formula="of:=MAX(0;MIN(1;([.E274]+IF(([.D275]=1);(1/[.$C$9]);(-1/[.$C$9])))))" office:value-type="float" office:value="0" calcext:value-type="float">
            <text:p>0</text:p>
          </table:table-cell>
          <table:table-cell table:style-name="ce5" table:formula="of:=SUM(OFFSET([.E275];((-1*MIN([.$C$10];[.B275]))+1);0;MIN([.$C$10];[.B275]);1))" office:value-type="float" office:value="0" calcext:value-type="float">
            <text:p>0</text:p>
          </table:table-cell>
          <table:table-cell table:style-name="ce5" table:formula="of:=IF([.E275]=0;IF([.F275]=0;1;0);0)" office:value-type="float" office:value="1" calcext:value-type="float">
            <text:p>1</text:p>
          </table:table-cell>
          <table:table-cell table:style-name="ce5" table:formula="of:=SUM([.$G$26:.G275])&lt;=2" office:value-type="float" office:value="0" calcext:value-type="float">
            <text:p>0</text:p>
          </table:table-cell>
          <table:table-cell table:style-name="ce5" table:formula="of:=IF([.H275];   (([.E275]+[.F275])/(1+[.$C$10]))*Vprog;  &quot;&quot;)">
            <text:p/>
          </table:table-cell>
          <table:table-cell table:style-name="ce5" table:formula="of:=IF([.H275];  (((([.I275]+[.I274])/2)*itp)/1000)+[.J274];&quot;&quot;)">
            <text:p/>
          </table:table-cell>
          <table:table-cell table:style-name="ce5" table:formula="of:=IF([.H275];     ([.I275]-[.I27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5]=1;[.H2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5]+1" office:value-type="float" office:value="251" calcext:value-type="float">
            <text:p>251</text:p>
          </table:table-cell>
          <table:table-cell table:style-name="ce5" table:formula="of:=(([.B276]-1)*itp)/1000" office:value-type="float" office:value="2.5" calcext:value-type="float">
            <text:p>2.5</text:p>
          </table:table-cell>
          <table:table-cell table:style-name="ce5" table:formula="of:=IF(([.B276]&lt;([.$C$11]+2));1;0)" office:value-type="float" office:value="0" calcext:value-type="float">
            <text:p>0</text:p>
          </table:table-cell>
          <table:table-cell table:style-name="ce5" table:formula="of:=MAX(0;MIN(1;([.E275]+IF(([.D276]=1);(1/[.$C$9]);(-1/[.$C$9])))))" office:value-type="float" office:value="0" calcext:value-type="float">
            <text:p>0</text:p>
          </table:table-cell>
          <table:table-cell table:style-name="ce5" table:formula="of:=SUM(OFFSET([.E276];((-1*MIN([.$C$10];[.B276]))+1);0;MIN([.$C$10];[.B276]);1))" office:value-type="float" office:value="0" calcext:value-type="float">
            <text:p>0</text:p>
          </table:table-cell>
          <table:table-cell table:style-name="ce5" table:formula="of:=IF([.E276]=0;IF([.F276]=0;1;0);0)" office:value-type="float" office:value="1" calcext:value-type="float">
            <text:p>1</text:p>
          </table:table-cell>
          <table:table-cell table:style-name="ce5" table:formula="of:=SUM([.$G$26:.G276])&lt;=2" office:value-type="float" office:value="0" calcext:value-type="float">
            <text:p>0</text:p>
          </table:table-cell>
          <table:table-cell table:style-name="ce5" table:formula="of:=IF([.H276];   (([.E276]+[.F276])/(1+[.$C$10]))*Vprog;  &quot;&quot;)">
            <text:p/>
          </table:table-cell>
          <table:table-cell table:style-name="ce5" table:formula="of:=IF([.H276];  (((([.I276]+[.I275])/2)*itp)/1000)+[.J275];&quot;&quot;)">
            <text:p/>
          </table:table-cell>
          <table:table-cell table:style-name="ce5" table:formula="of:=IF([.H276];     ([.I276]-[.I27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6]=1;[.H2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6]+1" office:value-type="float" office:value="252" calcext:value-type="float">
            <text:p>252</text:p>
          </table:table-cell>
          <table:table-cell table:style-name="ce5" table:formula="of:=(([.B277]-1)*itp)/1000" office:value-type="float" office:value="2.51" calcext:value-type="float">
            <text:p>2.51</text:p>
          </table:table-cell>
          <table:table-cell table:style-name="ce5" table:formula="of:=IF(([.B277]&lt;([.$C$11]+2));1;0)" office:value-type="float" office:value="0" calcext:value-type="float">
            <text:p>0</text:p>
          </table:table-cell>
          <table:table-cell table:style-name="ce5" table:formula="of:=MAX(0;MIN(1;([.E276]+IF(([.D277]=1);(1/[.$C$9]);(-1/[.$C$9])))))" office:value-type="float" office:value="0" calcext:value-type="float">
            <text:p>0</text:p>
          </table:table-cell>
          <table:table-cell table:style-name="ce5" table:formula="of:=SUM(OFFSET([.E277];((-1*MIN([.$C$10];[.B277]))+1);0;MIN([.$C$10];[.B277]);1))" office:value-type="float" office:value="0" calcext:value-type="float">
            <text:p>0</text:p>
          </table:table-cell>
          <table:table-cell table:style-name="ce5" table:formula="of:=IF([.E277]=0;IF([.F277]=0;1;0);0)" office:value-type="float" office:value="1" calcext:value-type="float">
            <text:p>1</text:p>
          </table:table-cell>
          <table:table-cell table:style-name="ce5" table:formula="of:=SUM([.$G$26:.G277])&lt;=2" office:value-type="float" office:value="0" calcext:value-type="float">
            <text:p>0</text:p>
          </table:table-cell>
          <table:table-cell table:style-name="ce5" table:formula="of:=IF([.H277];   (([.E277]+[.F277])/(1+[.$C$10]))*Vprog;  &quot;&quot;)">
            <text:p/>
          </table:table-cell>
          <table:table-cell table:style-name="ce5" table:formula="of:=IF([.H277];  (((([.I277]+[.I276])/2)*itp)/1000)+[.J276];&quot;&quot;)">
            <text:p/>
          </table:table-cell>
          <table:table-cell table:style-name="ce5" table:formula="of:=IF([.H277];     ([.I277]-[.I27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7]=1;[.H2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7]+1" office:value-type="float" office:value="253" calcext:value-type="float">
            <text:p>253</text:p>
          </table:table-cell>
          <table:table-cell table:style-name="ce5" table:formula="of:=(([.B278]-1)*itp)/1000" office:value-type="float" office:value="2.52" calcext:value-type="float">
            <text:p>2.52</text:p>
          </table:table-cell>
          <table:table-cell table:style-name="ce5" table:formula="of:=IF(([.B278]&lt;([.$C$11]+2));1;0)" office:value-type="float" office:value="0" calcext:value-type="float">
            <text:p>0</text:p>
          </table:table-cell>
          <table:table-cell table:style-name="ce5" table:formula="of:=MAX(0;MIN(1;([.E277]+IF(([.D278]=1);(1/[.$C$9]);(-1/[.$C$9])))))" office:value-type="float" office:value="0" calcext:value-type="float">
            <text:p>0</text:p>
          </table:table-cell>
          <table:table-cell table:style-name="ce5" table:formula="of:=SUM(OFFSET([.E278];((-1*MIN([.$C$10];[.B278]))+1);0;MIN([.$C$10];[.B278]);1))" office:value-type="float" office:value="0" calcext:value-type="float">
            <text:p>0</text:p>
          </table:table-cell>
          <table:table-cell table:style-name="ce5" table:formula="of:=IF([.E278]=0;IF([.F278]=0;1;0);0)" office:value-type="float" office:value="1" calcext:value-type="float">
            <text:p>1</text:p>
          </table:table-cell>
          <table:table-cell table:style-name="ce5" table:formula="of:=SUM([.$G$26:.G278])&lt;=2" office:value-type="float" office:value="0" calcext:value-type="float">
            <text:p>0</text:p>
          </table:table-cell>
          <table:table-cell table:style-name="ce5" table:formula="of:=IF([.H278];   (([.E278]+[.F278])/(1+[.$C$10]))*Vprog;  &quot;&quot;)">
            <text:p/>
          </table:table-cell>
          <table:table-cell table:style-name="ce5" table:formula="of:=IF([.H278];  (((([.I278]+[.I277])/2)*itp)/1000)+[.J277];&quot;&quot;)">
            <text:p/>
          </table:table-cell>
          <table:table-cell table:style-name="ce5" table:formula="of:=IF([.H278];     ([.I278]-[.I27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8]=1;[.H2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8]+1" office:value-type="float" office:value="254" calcext:value-type="float">
            <text:p>254</text:p>
          </table:table-cell>
          <table:table-cell table:style-name="ce5" table:formula="of:=(([.B279]-1)*itp)/1000" office:value-type="float" office:value="2.53" calcext:value-type="float">
            <text:p>2.53</text:p>
          </table:table-cell>
          <table:table-cell table:style-name="ce5" table:formula="of:=IF(([.B279]&lt;([.$C$11]+2));1;0)" office:value-type="float" office:value="0" calcext:value-type="float">
            <text:p>0</text:p>
          </table:table-cell>
          <table:table-cell table:style-name="ce5" table:formula="of:=MAX(0;MIN(1;([.E278]+IF(([.D279]=1);(1/[.$C$9]);(-1/[.$C$9])))))" office:value-type="float" office:value="0" calcext:value-type="float">
            <text:p>0</text:p>
          </table:table-cell>
          <table:table-cell table:style-name="ce5" table:formula="of:=SUM(OFFSET([.E279];((-1*MIN([.$C$10];[.B279]))+1);0;MIN([.$C$10];[.B279]);1))" office:value-type="float" office:value="0" calcext:value-type="float">
            <text:p>0</text:p>
          </table:table-cell>
          <table:table-cell table:style-name="ce5" table:formula="of:=IF([.E279]=0;IF([.F279]=0;1;0);0)" office:value-type="float" office:value="1" calcext:value-type="float">
            <text:p>1</text:p>
          </table:table-cell>
          <table:table-cell table:style-name="ce5" table:formula="of:=SUM([.$G$26:.G279])&lt;=2" office:value-type="float" office:value="0" calcext:value-type="float">
            <text:p>0</text:p>
          </table:table-cell>
          <table:table-cell table:style-name="ce5" table:formula="of:=IF([.H279];   (([.E279]+[.F279])/(1+[.$C$10]))*Vprog;  &quot;&quot;)">
            <text:p/>
          </table:table-cell>
          <table:table-cell table:style-name="ce5" table:formula="of:=IF([.H279];  (((([.I279]+[.I278])/2)*itp)/1000)+[.J278];&quot;&quot;)">
            <text:p/>
          </table:table-cell>
          <table:table-cell table:style-name="ce5" table:formula="of:=IF([.H279];     ([.I279]-[.I27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79]=1;[.H2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79]+1" office:value-type="float" office:value="255" calcext:value-type="float">
            <text:p>255</text:p>
          </table:table-cell>
          <table:table-cell table:style-name="ce5" table:formula="of:=(([.B280]-1)*itp)/1000" office:value-type="float" office:value="2.54" calcext:value-type="float">
            <text:p>2.54</text:p>
          </table:table-cell>
          <table:table-cell table:style-name="ce5" table:formula="of:=IF(([.B280]&lt;([.$C$11]+2));1;0)" office:value-type="float" office:value="0" calcext:value-type="float">
            <text:p>0</text:p>
          </table:table-cell>
          <table:table-cell table:style-name="ce5" table:formula="of:=MAX(0;MIN(1;([.E279]+IF(([.D280]=1);(1/[.$C$9]);(-1/[.$C$9])))))" office:value-type="float" office:value="0" calcext:value-type="float">
            <text:p>0</text:p>
          </table:table-cell>
          <table:table-cell table:style-name="ce5" table:formula="of:=SUM(OFFSET([.E280];((-1*MIN([.$C$10];[.B280]))+1);0;MIN([.$C$10];[.B280]);1))" office:value-type="float" office:value="0" calcext:value-type="float">
            <text:p>0</text:p>
          </table:table-cell>
          <table:table-cell table:style-name="ce5" table:formula="of:=IF([.E280]=0;IF([.F280]=0;1;0);0)" office:value-type="float" office:value="1" calcext:value-type="float">
            <text:p>1</text:p>
          </table:table-cell>
          <table:table-cell table:style-name="ce5" table:formula="of:=SUM([.$G$26:.G280])&lt;=2" office:value-type="float" office:value="0" calcext:value-type="float">
            <text:p>0</text:p>
          </table:table-cell>
          <table:table-cell table:style-name="ce5" table:formula="of:=IF([.H280];   (([.E280]+[.F280])/(1+[.$C$10]))*Vprog;  &quot;&quot;)">
            <text:p/>
          </table:table-cell>
          <table:table-cell table:style-name="ce5" table:formula="of:=IF([.H280];  (((([.I280]+[.I279])/2)*itp)/1000)+[.J279];&quot;&quot;)">
            <text:p/>
          </table:table-cell>
          <table:table-cell table:style-name="ce5" table:formula="of:=IF([.H280];     ([.I280]-[.I27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0]=1;[.H2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0]+1" office:value-type="float" office:value="256" calcext:value-type="float">
            <text:p>256</text:p>
          </table:table-cell>
          <table:table-cell table:style-name="ce5" table:formula="of:=(([.B281]-1)*itp)/1000" office:value-type="float" office:value="2.55" calcext:value-type="float">
            <text:p>2.55</text:p>
          </table:table-cell>
          <table:table-cell table:style-name="ce5" table:formula="of:=IF(([.B281]&lt;([.$C$11]+2));1;0)" office:value-type="float" office:value="0" calcext:value-type="float">
            <text:p>0</text:p>
          </table:table-cell>
          <table:table-cell table:style-name="ce5" table:formula="of:=MAX(0;MIN(1;([.E280]+IF(([.D281]=1);(1/[.$C$9]);(-1/[.$C$9])))))" office:value-type="float" office:value="0" calcext:value-type="float">
            <text:p>0</text:p>
          </table:table-cell>
          <table:table-cell table:style-name="ce5" table:formula="of:=SUM(OFFSET([.E281];((-1*MIN([.$C$10];[.B281]))+1);0;MIN([.$C$10];[.B281]);1))" office:value-type="float" office:value="0" calcext:value-type="float">
            <text:p>0</text:p>
          </table:table-cell>
          <table:table-cell table:style-name="ce5" table:formula="of:=IF([.E281]=0;IF([.F281]=0;1;0);0)" office:value-type="float" office:value="1" calcext:value-type="float">
            <text:p>1</text:p>
          </table:table-cell>
          <table:table-cell table:style-name="ce5" table:formula="of:=SUM([.$G$26:.G281])&lt;=2" office:value-type="float" office:value="0" calcext:value-type="float">
            <text:p>0</text:p>
          </table:table-cell>
          <table:table-cell table:style-name="ce5" table:formula="of:=IF([.H281];   (([.E281]+[.F281])/(1+[.$C$10]))*Vprog;  &quot;&quot;)">
            <text:p/>
          </table:table-cell>
          <table:table-cell table:style-name="ce5" table:formula="of:=IF([.H281];  (((([.I281]+[.I280])/2)*itp)/1000)+[.J280];&quot;&quot;)">
            <text:p/>
          </table:table-cell>
          <table:table-cell table:style-name="ce5" table:formula="of:=IF([.H281];     ([.I281]-[.I28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1]=1;[.H2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1]+1" office:value-type="float" office:value="257" calcext:value-type="float">
            <text:p>257</text:p>
          </table:table-cell>
          <table:table-cell table:style-name="ce5" table:formula="of:=(([.B282]-1)*itp)/1000" office:value-type="float" office:value="2.56" calcext:value-type="float">
            <text:p>2.56</text:p>
          </table:table-cell>
          <table:table-cell table:style-name="ce5" table:formula="of:=IF(([.B282]&lt;([.$C$11]+2));1;0)" office:value-type="float" office:value="0" calcext:value-type="float">
            <text:p>0</text:p>
          </table:table-cell>
          <table:table-cell table:style-name="ce5" table:formula="of:=MAX(0;MIN(1;([.E281]+IF(([.D282]=1);(1/[.$C$9]);(-1/[.$C$9])))))" office:value-type="float" office:value="0" calcext:value-type="float">
            <text:p>0</text:p>
          </table:table-cell>
          <table:table-cell table:style-name="ce5" table:formula="of:=SUM(OFFSET([.E282];((-1*MIN([.$C$10];[.B282]))+1);0;MIN([.$C$10];[.B282]);1))" office:value-type="float" office:value="0" calcext:value-type="float">
            <text:p>0</text:p>
          </table:table-cell>
          <table:table-cell table:style-name="ce5" table:formula="of:=IF([.E282]=0;IF([.F282]=0;1;0);0)" office:value-type="float" office:value="1" calcext:value-type="float">
            <text:p>1</text:p>
          </table:table-cell>
          <table:table-cell table:style-name="ce5" table:formula="of:=SUM([.$G$26:.G282])&lt;=2" office:value-type="float" office:value="0" calcext:value-type="float">
            <text:p>0</text:p>
          </table:table-cell>
          <table:table-cell table:style-name="ce5" table:formula="of:=IF([.H282];   (([.E282]+[.F282])/(1+[.$C$10]))*Vprog;  &quot;&quot;)">
            <text:p/>
          </table:table-cell>
          <table:table-cell table:style-name="ce5" table:formula="of:=IF([.H282];  (((([.I282]+[.I281])/2)*itp)/1000)+[.J281];&quot;&quot;)">
            <text:p/>
          </table:table-cell>
          <table:table-cell table:style-name="ce5" table:formula="of:=IF([.H282];     ([.I282]-[.I28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2]=1;[.H2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2]+1" office:value-type="float" office:value="258" calcext:value-type="float">
            <text:p>258</text:p>
          </table:table-cell>
          <table:table-cell table:style-name="ce5" table:formula="of:=(([.B283]-1)*itp)/1000" office:value-type="float" office:value="2.57" calcext:value-type="float">
            <text:p>2.57</text:p>
          </table:table-cell>
          <table:table-cell table:style-name="ce5" table:formula="of:=IF(([.B283]&lt;([.$C$11]+2));1;0)" office:value-type="float" office:value="0" calcext:value-type="float">
            <text:p>0</text:p>
          </table:table-cell>
          <table:table-cell table:style-name="ce5" table:formula="of:=MAX(0;MIN(1;([.E282]+IF(([.D283]=1);(1/[.$C$9]);(-1/[.$C$9])))))" office:value-type="float" office:value="0" calcext:value-type="float">
            <text:p>0</text:p>
          </table:table-cell>
          <table:table-cell table:style-name="ce5" table:formula="of:=SUM(OFFSET([.E283];((-1*MIN([.$C$10];[.B283]))+1);0;MIN([.$C$10];[.B283]);1))" office:value-type="float" office:value="0" calcext:value-type="float">
            <text:p>0</text:p>
          </table:table-cell>
          <table:table-cell table:style-name="ce5" table:formula="of:=IF([.E283]=0;IF([.F283]=0;1;0);0)" office:value-type="float" office:value="1" calcext:value-type="float">
            <text:p>1</text:p>
          </table:table-cell>
          <table:table-cell table:style-name="ce5" table:formula="of:=SUM([.$G$26:.G283])&lt;=2" office:value-type="float" office:value="0" calcext:value-type="float">
            <text:p>0</text:p>
          </table:table-cell>
          <table:table-cell table:style-name="ce5" table:formula="of:=IF([.H283];   (([.E283]+[.F283])/(1+[.$C$10]))*Vprog;  &quot;&quot;)">
            <text:p/>
          </table:table-cell>
          <table:table-cell table:style-name="ce5" table:formula="of:=IF([.H283];  (((([.I283]+[.I282])/2)*itp)/1000)+[.J282];&quot;&quot;)">
            <text:p/>
          </table:table-cell>
          <table:table-cell table:style-name="ce5" table:formula="of:=IF([.H283];     ([.I283]-[.I28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3]=1;[.H2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3]+1" office:value-type="float" office:value="259" calcext:value-type="float">
            <text:p>259</text:p>
          </table:table-cell>
          <table:table-cell table:style-name="ce5" table:formula="of:=(([.B284]-1)*itp)/1000" office:value-type="float" office:value="2.58" calcext:value-type="float">
            <text:p>2.58</text:p>
          </table:table-cell>
          <table:table-cell table:style-name="ce5" table:formula="of:=IF(([.B284]&lt;([.$C$11]+2));1;0)" office:value-type="float" office:value="0" calcext:value-type="float">
            <text:p>0</text:p>
          </table:table-cell>
          <table:table-cell table:style-name="ce5" table:formula="of:=MAX(0;MIN(1;([.E283]+IF(([.D284]=1);(1/[.$C$9]);(-1/[.$C$9])))))" office:value-type="float" office:value="0" calcext:value-type="float">
            <text:p>0</text:p>
          </table:table-cell>
          <table:table-cell table:style-name="ce5" table:formula="of:=SUM(OFFSET([.E284];((-1*MIN([.$C$10];[.B284]))+1);0;MIN([.$C$10];[.B284]);1))" office:value-type="float" office:value="0" calcext:value-type="float">
            <text:p>0</text:p>
          </table:table-cell>
          <table:table-cell table:style-name="ce5" table:formula="of:=IF([.E284]=0;IF([.F284]=0;1;0);0)" office:value-type="float" office:value="1" calcext:value-type="float">
            <text:p>1</text:p>
          </table:table-cell>
          <table:table-cell table:style-name="ce5" table:formula="of:=SUM([.$G$26:.G284])&lt;=2" office:value-type="float" office:value="0" calcext:value-type="float">
            <text:p>0</text:p>
          </table:table-cell>
          <table:table-cell table:style-name="ce5" table:formula="of:=IF([.H284];   (([.E284]+[.F284])/(1+[.$C$10]))*Vprog;  &quot;&quot;)">
            <text:p/>
          </table:table-cell>
          <table:table-cell table:style-name="ce5" table:formula="of:=IF([.H284];  (((([.I284]+[.I283])/2)*itp)/1000)+[.J283];&quot;&quot;)">
            <text:p/>
          </table:table-cell>
          <table:table-cell table:style-name="ce5" table:formula="of:=IF([.H284];     ([.I284]-[.I28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4]=1;[.H2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4]+1" office:value-type="float" office:value="260" calcext:value-type="float">
            <text:p>260</text:p>
          </table:table-cell>
          <table:table-cell table:style-name="ce5" table:formula="of:=(([.B285]-1)*itp)/1000" office:value-type="float" office:value="2.59" calcext:value-type="float">
            <text:p>2.59</text:p>
          </table:table-cell>
          <table:table-cell table:style-name="ce5" table:formula="of:=IF(([.B285]&lt;([.$C$11]+2));1;0)" office:value-type="float" office:value="0" calcext:value-type="float">
            <text:p>0</text:p>
          </table:table-cell>
          <table:table-cell table:style-name="ce5" table:formula="of:=MAX(0;MIN(1;([.E284]+IF(([.D285]=1);(1/[.$C$9]);(-1/[.$C$9])))))" office:value-type="float" office:value="0" calcext:value-type="float">
            <text:p>0</text:p>
          </table:table-cell>
          <table:table-cell table:style-name="ce5" table:formula="of:=SUM(OFFSET([.E285];((-1*MIN([.$C$10];[.B285]))+1);0;MIN([.$C$10];[.B285]);1))" office:value-type="float" office:value="0" calcext:value-type="float">
            <text:p>0</text:p>
          </table:table-cell>
          <table:table-cell table:style-name="ce5" table:formula="of:=IF([.E285]=0;IF([.F285]=0;1;0);0)" office:value-type="float" office:value="1" calcext:value-type="float">
            <text:p>1</text:p>
          </table:table-cell>
          <table:table-cell table:style-name="ce5" table:formula="of:=SUM([.$G$26:.G285])&lt;=2" office:value-type="float" office:value="0" calcext:value-type="float">
            <text:p>0</text:p>
          </table:table-cell>
          <table:table-cell table:style-name="ce5" table:formula="of:=IF([.H285];   (([.E285]+[.F285])/(1+[.$C$10]))*Vprog;  &quot;&quot;)">
            <text:p/>
          </table:table-cell>
          <table:table-cell table:style-name="ce5" table:formula="of:=IF([.H285];  (((([.I285]+[.I284])/2)*itp)/1000)+[.J284];&quot;&quot;)">
            <text:p/>
          </table:table-cell>
          <table:table-cell table:style-name="ce5" table:formula="of:=IF([.H285];     ([.I285]-[.I28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5]=1;[.H2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5]+1" office:value-type="float" office:value="261" calcext:value-type="float">
            <text:p>261</text:p>
          </table:table-cell>
          <table:table-cell table:style-name="ce5" table:formula="of:=(([.B286]-1)*itp)/1000" office:value-type="float" office:value="2.6" calcext:value-type="float">
            <text:p>2.6</text:p>
          </table:table-cell>
          <table:table-cell table:style-name="ce5" table:formula="of:=IF(([.B286]&lt;([.$C$11]+2));1;0)" office:value-type="float" office:value="0" calcext:value-type="float">
            <text:p>0</text:p>
          </table:table-cell>
          <table:table-cell table:style-name="ce5" table:formula="of:=MAX(0;MIN(1;([.E285]+IF(([.D286]=1);(1/[.$C$9]);(-1/[.$C$9])))))" office:value-type="float" office:value="0" calcext:value-type="float">
            <text:p>0</text:p>
          </table:table-cell>
          <table:table-cell table:style-name="ce5" table:formula="of:=SUM(OFFSET([.E286];((-1*MIN([.$C$10];[.B286]))+1);0;MIN([.$C$10];[.B286]);1))" office:value-type="float" office:value="0" calcext:value-type="float">
            <text:p>0</text:p>
          </table:table-cell>
          <table:table-cell table:style-name="ce5" table:formula="of:=IF([.E286]=0;IF([.F286]=0;1;0);0)" office:value-type="float" office:value="1" calcext:value-type="float">
            <text:p>1</text:p>
          </table:table-cell>
          <table:table-cell table:style-name="ce5" table:formula="of:=SUM([.$G$26:.G286])&lt;=2" office:value-type="float" office:value="0" calcext:value-type="float">
            <text:p>0</text:p>
          </table:table-cell>
          <table:table-cell table:style-name="ce5" table:formula="of:=IF([.H286];   (([.E286]+[.F286])/(1+[.$C$10]))*Vprog;  &quot;&quot;)">
            <text:p/>
          </table:table-cell>
          <table:table-cell table:style-name="ce5" table:formula="of:=IF([.H286];  (((([.I286]+[.I285])/2)*itp)/1000)+[.J285];&quot;&quot;)">
            <text:p/>
          </table:table-cell>
          <table:table-cell table:style-name="ce5" table:formula="of:=IF([.H286];     ([.I286]-[.I28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6]=1;[.H2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6]+1" office:value-type="float" office:value="262" calcext:value-type="float">
            <text:p>262</text:p>
          </table:table-cell>
          <table:table-cell table:style-name="ce5" table:formula="of:=(([.B287]-1)*itp)/1000" office:value-type="float" office:value="2.61" calcext:value-type="float">
            <text:p>2.61</text:p>
          </table:table-cell>
          <table:table-cell table:style-name="ce5" table:formula="of:=IF(([.B287]&lt;([.$C$11]+2));1;0)" office:value-type="float" office:value="0" calcext:value-type="float">
            <text:p>0</text:p>
          </table:table-cell>
          <table:table-cell table:style-name="ce5" table:formula="of:=MAX(0;MIN(1;([.E286]+IF(([.D287]=1);(1/[.$C$9]);(-1/[.$C$9])))))" office:value-type="float" office:value="0" calcext:value-type="float">
            <text:p>0</text:p>
          </table:table-cell>
          <table:table-cell table:style-name="ce5" table:formula="of:=SUM(OFFSET([.E287];((-1*MIN([.$C$10];[.B287]))+1);0;MIN([.$C$10];[.B287]);1))" office:value-type="float" office:value="0" calcext:value-type="float">
            <text:p>0</text:p>
          </table:table-cell>
          <table:table-cell table:style-name="ce5" table:formula="of:=IF([.E287]=0;IF([.F287]=0;1;0);0)" office:value-type="float" office:value="1" calcext:value-type="float">
            <text:p>1</text:p>
          </table:table-cell>
          <table:table-cell table:style-name="ce5" table:formula="of:=SUM([.$G$26:.G287])&lt;=2" office:value-type="float" office:value="0" calcext:value-type="float">
            <text:p>0</text:p>
          </table:table-cell>
          <table:table-cell table:style-name="ce5" table:formula="of:=IF([.H287];   (([.E287]+[.F287])/(1+[.$C$10]))*Vprog;  &quot;&quot;)">
            <text:p/>
          </table:table-cell>
          <table:table-cell table:style-name="ce5" table:formula="of:=IF([.H287];  (((([.I287]+[.I286])/2)*itp)/1000)+[.J286];&quot;&quot;)">
            <text:p/>
          </table:table-cell>
          <table:table-cell table:style-name="ce5" table:formula="of:=IF([.H287];     ([.I287]-[.I28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7]=1;[.H2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7]+1" office:value-type="float" office:value="263" calcext:value-type="float">
            <text:p>263</text:p>
          </table:table-cell>
          <table:table-cell table:style-name="ce5" table:formula="of:=(([.B288]-1)*itp)/1000" office:value-type="float" office:value="2.62" calcext:value-type="float">
            <text:p>2.62</text:p>
          </table:table-cell>
          <table:table-cell table:style-name="ce5" table:formula="of:=IF(([.B288]&lt;([.$C$11]+2));1;0)" office:value-type="float" office:value="0" calcext:value-type="float">
            <text:p>0</text:p>
          </table:table-cell>
          <table:table-cell table:style-name="ce5" table:formula="of:=MAX(0;MIN(1;([.E287]+IF(([.D288]=1);(1/[.$C$9]);(-1/[.$C$9])))))" office:value-type="float" office:value="0" calcext:value-type="float">
            <text:p>0</text:p>
          </table:table-cell>
          <table:table-cell table:style-name="ce5" table:formula="of:=SUM(OFFSET([.E288];((-1*MIN([.$C$10];[.B288]))+1);0;MIN([.$C$10];[.B288]);1))" office:value-type="float" office:value="0" calcext:value-type="float">
            <text:p>0</text:p>
          </table:table-cell>
          <table:table-cell table:style-name="ce5" table:formula="of:=IF([.E288]=0;IF([.F288]=0;1;0);0)" office:value-type="float" office:value="1" calcext:value-type="float">
            <text:p>1</text:p>
          </table:table-cell>
          <table:table-cell table:style-name="ce5" table:formula="of:=SUM([.$G$26:.G288])&lt;=2" office:value-type="float" office:value="0" calcext:value-type="float">
            <text:p>0</text:p>
          </table:table-cell>
          <table:table-cell table:style-name="ce5" table:formula="of:=IF([.H288];   (([.E288]+[.F288])/(1+[.$C$10]))*Vprog;  &quot;&quot;)">
            <text:p/>
          </table:table-cell>
          <table:table-cell table:style-name="ce5" table:formula="of:=IF([.H288];  (((([.I288]+[.I287])/2)*itp)/1000)+[.J287];&quot;&quot;)">
            <text:p/>
          </table:table-cell>
          <table:table-cell table:style-name="ce5" table:formula="of:=IF([.H288];     ([.I288]-[.I28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8]=1;[.H2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8]+1" office:value-type="float" office:value="264" calcext:value-type="float">
            <text:p>264</text:p>
          </table:table-cell>
          <table:table-cell table:style-name="ce5" table:formula="of:=(([.B289]-1)*itp)/1000" office:value-type="float" office:value="2.63" calcext:value-type="float">
            <text:p>2.63</text:p>
          </table:table-cell>
          <table:table-cell table:style-name="ce5" table:formula="of:=IF(([.B289]&lt;([.$C$11]+2));1;0)" office:value-type="float" office:value="0" calcext:value-type="float">
            <text:p>0</text:p>
          </table:table-cell>
          <table:table-cell table:style-name="ce5" table:formula="of:=MAX(0;MIN(1;([.E288]+IF(([.D289]=1);(1/[.$C$9]);(-1/[.$C$9])))))" office:value-type="float" office:value="0" calcext:value-type="float">
            <text:p>0</text:p>
          </table:table-cell>
          <table:table-cell table:style-name="ce5" table:formula="of:=SUM(OFFSET([.E289];((-1*MIN([.$C$10];[.B289]))+1);0;MIN([.$C$10];[.B289]);1))" office:value-type="float" office:value="0" calcext:value-type="float">
            <text:p>0</text:p>
          </table:table-cell>
          <table:table-cell table:style-name="ce5" table:formula="of:=IF([.E289]=0;IF([.F289]=0;1;0);0)" office:value-type="float" office:value="1" calcext:value-type="float">
            <text:p>1</text:p>
          </table:table-cell>
          <table:table-cell table:style-name="ce5" table:formula="of:=SUM([.$G$26:.G289])&lt;=2" office:value-type="float" office:value="0" calcext:value-type="float">
            <text:p>0</text:p>
          </table:table-cell>
          <table:table-cell table:style-name="ce5" table:formula="of:=IF([.H289];   (([.E289]+[.F289])/(1+[.$C$10]))*Vprog;  &quot;&quot;)">
            <text:p/>
          </table:table-cell>
          <table:table-cell table:style-name="ce5" table:formula="of:=IF([.H289];  (((([.I289]+[.I288])/2)*itp)/1000)+[.J288];&quot;&quot;)">
            <text:p/>
          </table:table-cell>
          <table:table-cell table:style-name="ce5" table:formula="of:=IF([.H289];     ([.I289]-[.I28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89]=1;[.H2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89]+1" office:value-type="float" office:value="265" calcext:value-type="float">
            <text:p>265</text:p>
          </table:table-cell>
          <table:table-cell table:style-name="ce5" table:formula="of:=(([.B290]-1)*itp)/1000" office:value-type="float" office:value="2.64" calcext:value-type="float">
            <text:p>2.64</text:p>
          </table:table-cell>
          <table:table-cell table:style-name="ce5" table:formula="of:=IF(([.B290]&lt;([.$C$11]+2));1;0)" office:value-type="float" office:value="0" calcext:value-type="float">
            <text:p>0</text:p>
          </table:table-cell>
          <table:table-cell table:style-name="ce5" table:formula="of:=MAX(0;MIN(1;([.E289]+IF(([.D290]=1);(1/[.$C$9]);(-1/[.$C$9])))))" office:value-type="float" office:value="0" calcext:value-type="float">
            <text:p>0</text:p>
          </table:table-cell>
          <table:table-cell table:style-name="ce5" table:formula="of:=SUM(OFFSET([.E290];((-1*MIN([.$C$10];[.B290]))+1);0;MIN([.$C$10];[.B290]);1))" office:value-type="float" office:value="0" calcext:value-type="float">
            <text:p>0</text:p>
          </table:table-cell>
          <table:table-cell table:style-name="ce5" table:formula="of:=IF([.E290]=0;IF([.F290]=0;1;0);0)" office:value-type="float" office:value="1" calcext:value-type="float">
            <text:p>1</text:p>
          </table:table-cell>
          <table:table-cell table:style-name="ce5" table:formula="of:=SUM([.$G$26:.G290])&lt;=2" office:value-type="float" office:value="0" calcext:value-type="float">
            <text:p>0</text:p>
          </table:table-cell>
          <table:table-cell table:style-name="ce5" table:formula="of:=IF([.H290];   (([.E290]+[.F290])/(1+[.$C$10]))*Vprog;  &quot;&quot;)">
            <text:p/>
          </table:table-cell>
          <table:table-cell table:style-name="ce5" table:formula="of:=IF([.H290];  (((([.I290]+[.I289])/2)*itp)/1000)+[.J289];&quot;&quot;)">
            <text:p/>
          </table:table-cell>
          <table:table-cell table:style-name="ce5" table:formula="of:=IF([.H290];     ([.I290]-[.I28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0]=1;[.H2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0]+1" office:value-type="float" office:value="266" calcext:value-type="float">
            <text:p>266</text:p>
          </table:table-cell>
          <table:table-cell table:style-name="ce5" table:formula="of:=(([.B291]-1)*itp)/1000" office:value-type="float" office:value="2.65" calcext:value-type="float">
            <text:p>2.65</text:p>
          </table:table-cell>
          <table:table-cell table:style-name="ce5" table:formula="of:=IF(([.B291]&lt;([.$C$11]+2));1;0)" office:value-type="float" office:value="0" calcext:value-type="float">
            <text:p>0</text:p>
          </table:table-cell>
          <table:table-cell table:style-name="ce5" table:formula="of:=MAX(0;MIN(1;([.E290]+IF(([.D291]=1);(1/[.$C$9]);(-1/[.$C$9])))))" office:value-type="float" office:value="0" calcext:value-type="float">
            <text:p>0</text:p>
          </table:table-cell>
          <table:table-cell table:style-name="ce5" table:formula="of:=SUM(OFFSET([.E291];((-1*MIN([.$C$10];[.B291]))+1);0;MIN([.$C$10];[.B291]);1))" office:value-type="float" office:value="0" calcext:value-type="float">
            <text:p>0</text:p>
          </table:table-cell>
          <table:table-cell table:style-name="ce5" table:formula="of:=IF([.E291]=0;IF([.F291]=0;1;0);0)" office:value-type="float" office:value="1" calcext:value-type="float">
            <text:p>1</text:p>
          </table:table-cell>
          <table:table-cell table:style-name="ce5" table:formula="of:=SUM([.$G$26:.G291])&lt;=2" office:value-type="float" office:value="0" calcext:value-type="float">
            <text:p>0</text:p>
          </table:table-cell>
          <table:table-cell table:style-name="ce5" table:formula="of:=IF([.H291];   (([.E291]+[.F291])/(1+[.$C$10]))*Vprog;  &quot;&quot;)">
            <text:p/>
          </table:table-cell>
          <table:table-cell table:style-name="ce5" table:formula="of:=IF([.H291];  (((([.I291]+[.I290])/2)*itp)/1000)+[.J290];&quot;&quot;)">
            <text:p/>
          </table:table-cell>
          <table:table-cell table:style-name="ce5" table:formula="of:=IF([.H291];     ([.I291]-[.I29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1]=1;[.H2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1]+1" office:value-type="float" office:value="267" calcext:value-type="float">
            <text:p>267</text:p>
          </table:table-cell>
          <table:table-cell table:style-name="ce5" table:formula="of:=(([.B292]-1)*itp)/1000" office:value-type="float" office:value="2.66" calcext:value-type="float">
            <text:p>2.66</text:p>
          </table:table-cell>
          <table:table-cell table:style-name="ce5" table:formula="of:=IF(([.B292]&lt;([.$C$11]+2));1;0)" office:value-type="float" office:value="0" calcext:value-type="float">
            <text:p>0</text:p>
          </table:table-cell>
          <table:table-cell table:style-name="ce5" table:formula="of:=MAX(0;MIN(1;([.E291]+IF(([.D292]=1);(1/[.$C$9]);(-1/[.$C$9])))))" office:value-type="float" office:value="0" calcext:value-type="float">
            <text:p>0</text:p>
          </table:table-cell>
          <table:table-cell table:style-name="ce5" table:formula="of:=SUM(OFFSET([.E292];((-1*MIN([.$C$10];[.B292]))+1);0;MIN([.$C$10];[.B292]);1))" office:value-type="float" office:value="0" calcext:value-type="float">
            <text:p>0</text:p>
          </table:table-cell>
          <table:table-cell table:style-name="ce5" table:formula="of:=IF([.E292]=0;IF([.F292]=0;1;0);0)" office:value-type="float" office:value="1" calcext:value-type="float">
            <text:p>1</text:p>
          </table:table-cell>
          <table:table-cell table:style-name="ce5" table:formula="of:=SUM([.$G$26:.G292])&lt;=2" office:value-type="float" office:value="0" calcext:value-type="float">
            <text:p>0</text:p>
          </table:table-cell>
          <table:table-cell table:style-name="ce5" table:formula="of:=IF([.H292];   (([.E292]+[.F292])/(1+[.$C$10]))*Vprog;  &quot;&quot;)">
            <text:p/>
          </table:table-cell>
          <table:table-cell table:style-name="ce5" table:formula="of:=IF([.H292];  (((([.I292]+[.I291])/2)*itp)/1000)+[.J291];&quot;&quot;)">
            <text:p/>
          </table:table-cell>
          <table:table-cell table:style-name="ce5" table:formula="of:=IF([.H292];     ([.I292]-[.I29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2]=1;[.H2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2]+1" office:value-type="float" office:value="268" calcext:value-type="float">
            <text:p>268</text:p>
          </table:table-cell>
          <table:table-cell table:style-name="ce5" table:formula="of:=(([.B293]-1)*itp)/1000" office:value-type="float" office:value="2.67" calcext:value-type="float">
            <text:p>2.67</text:p>
          </table:table-cell>
          <table:table-cell table:style-name="ce5" table:formula="of:=IF(([.B293]&lt;([.$C$11]+2));1;0)" office:value-type="float" office:value="0" calcext:value-type="float">
            <text:p>0</text:p>
          </table:table-cell>
          <table:table-cell table:style-name="ce5" table:formula="of:=MAX(0;MIN(1;([.E292]+IF(([.D293]=1);(1/[.$C$9]);(-1/[.$C$9])))))" office:value-type="float" office:value="0" calcext:value-type="float">
            <text:p>0</text:p>
          </table:table-cell>
          <table:table-cell table:style-name="ce5" table:formula="of:=SUM(OFFSET([.E293];((-1*MIN([.$C$10];[.B293]))+1);0;MIN([.$C$10];[.B293]);1))" office:value-type="float" office:value="0" calcext:value-type="float">
            <text:p>0</text:p>
          </table:table-cell>
          <table:table-cell table:style-name="ce5" table:formula="of:=IF([.E293]=0;IF([.F293]=0;1;0);0)" office:value-type="float" office:value="1" calcext:value-type="float">
            <text:p>1</text:p>
          </table:table-cell>
          <table:table-cell table:style-name="ce5" table:formula="of:=SUM([.$G$26:.G293])&lt;=2" office:value-type="float" office:value="0" calcext:value-type="float">
            <text:p>0</text:p>
          </table:table-cell>
          <table:table-cell table:style-name="ce5" table:formula="of:=IF([.H293];   (([.E293]+[.F293])/(1+[.$C$10]))*Vprog;  &quot;&quot;)">
            <text:p/>
          </table:table-cell>
          <table:table-cell table:style-name="ce5" table:formula="of:=IF([.H293];  (((([.I293]+[.I292])/2)*itp)/1000)+[.J292];&quot;&quot;)">
            <text:p/>
          </table:table-cell>
          <table:table-cell table:style-name="ce5" table:formula="of:=IF([.H293];     ([.I293]-[.I29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3]=1;[.H2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3]+1" office:value-type="float" office:value="269" calcext:value-type="float">
            <text:p>269</text:p>
          </table:table-cell>
          <table:table-cell table:style-name="ce5" table:formula="of:=(([.B294]-1)*itp)/1000" office:value-type="float" office:value="2.68" calcext:value-type="float">
            <text:p>2.68</text:p>
          </table:table-cell>
          <table:table-cell table:style-name="ce5" table:formula="of:=IF(([.B294]&lt;([.$C$11]+2));1;0)" office:value-type="float" office:value="0" calcext:value-type="float">
            <text:p>0</text:p>
          </table:table-cell>
          <table:table-cell table:style-name="ce5" table:formula="of:=MAX(0;MIN(1;([.E293]+IF(([.D294]=1);(1/[.$C$9]);(-1/[.$C$9])))))" office:value-type="float" office:value="0" calcext:value-type="float">
            <text:p>0</text:p>
          </table:table-cell>
          <table:table-cell table:style-name="ce5" table:formula="of:=SUM(OFFSET([.E294];((-1*MIN([.$C$10];[.B294]))+1);0;MIN([.$C$10];[.B294]);1))" office:value-type="float" office:value="0" calcext:value-type="float">
            <text:p>0</text:p>
          </table:table-cell>
          <table:table-cell table:style-name="ce5" table:formula="of:=IF([.E294]=0;IF([.F294]=0;1;0);0)" office:value-type="float" office:value="1" calcext:value-type="float">
            <text:p>1</text:p>
          </table:table-cell>
          <table:table-cell table:style-name="ce5" table:formula="of:=SUM([.$G$26:.G294])&lt;=2" office:value-type="float" office:value="0" calcext:value-type="float">
            <text:p>0</text:p>
          </table:table-cell>
          <table:table-cell table:style-name="ce5" table:formula="of:=IF([.H294];   (([.E294]+[.F294])/(1+[.$C$10]))*Vprog;  &quot;&quot;)">
            <text:p/>
          </table:table-cell>
          <table:table-cell table:style-name="ce5" table:formula="of:=IF([.H294];  (((([.I294]+[.I293])/2)*itp)/1000)+[.J293];&quot;&quot;)">
            <text:p/>
          </table:table-cell>
          <table:table-cell table:style-name="ce5" table:formula="of:=IF([.H294];     ([.I294]-[.I29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4]=1;[.H2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4]+1" office:value-type="float" office:value="270" calcext:value-type="float">
            <text:p>270</text:p>
          </table:table-cell>
          <table:table-cell table:style-name="ce5" table:formula="of:=(([.B295]-1)*itp)/1000" office:value-type="float" office:value="2.69" calcext:value-type="float">
            <text:p>2.69</text:p>
          </table:table-cell>
          <table:table-cell table:style-name="ce5" table:formula="of:=IF(([.B295]&lt;([.$C$11]+2));1;0)" office:value-type="float" office:value="0" calcext:value-type="float">
            <text:p>0</text:p>
          </table:table-cell>
          <table:table-cell table:style-name="ce5" table:formula="of:=MAX(0;MIN(1;([.E294]+IF(([.D295]=1);(1/[.$C$9]);(-1/[.$C$9])))))" office:value-type="float" office:value="0" calcext:value-type="float">
            <text:p>0</text:p>
          </table:table-cell>
          <table:table-cell table:style-name="ce5" table:formula="of:=SUM(OFFSET([.E295];((-1*MIN([.$C$10];[.B295]))+1);0;MIN([.$C$10];[.B295]);1))" office:value-type="float" office:value="0" calcext:value-type="float">
            <text:p>0</text:p>
          </table:table-cell>
          <table:table-cell table:style-name="ce5" table:formula="of:=IF([.E295]=0;IF([.F295]=0;1;0);0)" office:value-type="float" office:value="1" calcext:value-type="float">
            <text:p>1</text:p>
          </table:table-cell>
          <table:table-cell table:style-name="ce5" table:formula="of:=SUM([.$G$26:.G295])&lt;=2" office:value-type="float" office:value="0" calcext:value-type="float">
            <text:p>0</text:p>
          </table:table-cell>
          <table:table-cell table:style-name="ce5" table:formula="of:=IF([.H295];   (([.E295]+[.F295])/(1+[.$C$10]))*Vprog;  &quot;&quot;)">
            <text:p/>
          </table:table-cell>
          <table:table-cell table:style-name="ce5" table:formula="of:=IF([.H295];  (((([.I295]+[.I294])/2)*itp)/1000)+[.J294];&quot;&quot;)">
            <text:p/>
          </table:table-cell>
          <table:table-cell table:style-name="ce5" table:formula="of:=IF([.H295];     ([.I295]-[.I29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5]=1;[.H2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5]+1" office:value-type="float" office:value="271" calcext:value-type="float">
            <text:p>271</text:p>
          </table:table-cell>
          <table:table-cell table:style-name="ce5" table:formula="of:=(([.B296]-1)*itp)/1000" office:value-type="float" office:value="2.7" calcext:value-type="float">
            <text:p>2.7</text:p>
          </table:table-cell>
          <table:table-cell table:style-name="ce5" table:formula="of:=IF(([.B296]&lt;([.$C$11]+2));1;0)" office:value-type="float" office:value="0" calcext:value-type="float">
            <text:p>0</text:p>
          </table:table-cell>
          <table:table-cell table:style-name="ce5" table:formula="of:=MAX(0;MIN(1;([.E295]+IF(([.D296]=1);(1/[.$C$9]);(-1/[.$C$9])))))" office:value-type="float" office:value="0" calcext:value-type="float">
            <text:p>0</text:p>
          </table:table-cell>
          <table:table-cell table:style-name="ce5" table:formula="of:=SUM(OFFSET([.E296];((-1*MIN([.$C$10];[.B296]))+1);0;MIN([.$C$10];[.B296]);1))" office:value-type="float" office:value="0" calcext:value-type="float">
            <text:p>0</text:p>
          </table:table-cell>
          <table:table-cell table:style-name="ce5" table:formula="of:=IF([.E296]=0;IF([.F296]=0;1;0);0)" office:value-type="float" office:value="1" calcext:value-type="float">
            <text:p>1</text:p>
          </table:table-cell>
          <table:table-cell table:style-name="ce5" table:formula="of:=SUM([.$G$26:.G296])&lt;=2" office:value-type="float" office:value="0" calcext:value-type="float">
            <text:p>0</text:p>
          </table:table-cell>
          <table:table-cell table:style-name="ce5" table:formula="of:=IF([.H296];   (([.E296]+[.F296])/(1+[.$C$10]))*Vprog;  &quot;&quot;)">
            <text:p/>
          </table:table-cell>
          <table:table-cell table:style-name="ce5" table:formula="of:=IF([.H296];  (((([.I296]+[.I295])/2)*itp)/1000)+[.J295];&quot;&quot;)">
            <text:p/>
          </table:table-cell>
          <table:table-cell table:style-name="ce5" table:formula="of:=IF([.H296];     ([.I296]-[.I29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6]=1;[.H2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6]+1" office:value-type="float" office:value="272" calcext:value-type="float">
            <text:p>272</text:p>
          </table:table-cell>
          <table:table-cell table:style-name="ce5" table:formula="of:=(([.B297]-1)*itp)/1000" office:value-type="float" office:value="2.71" calcext:value-type="float">
            <text:p>2.71</text:p>
          </table:table-cell>
          <table:table-cell table:style-name="ce5" table:formula="of:=IF(([.B297]&lt;([.$C$11]+2));1;0)" office:value-type="float" office:value="0" calcext:value-type="float">
            <text:p>0</text:p>
          </table:table-cell>
          <table:table-cell table:style-name="ce5" table:formula="of:=MAX(0;MIN(1;([.E296]+IF(([.D297]=1);(1/[.$C$9]);(-1/[.$C$9])))))" office:value-type="float" office:value="0" calcext:value-type="float">
            <text:p>0</text:p>
          </table:table-cell>
          <table:table-cell table:style-name="ce5" table:formula="of:=SUM(OFFSET([.E297];((-1*MIN([.$C$10];[.B297]))+1);0;MIN([.$C$10];[.B297]);1))" office:value-type="float" office:value="0" calcext:value-type="float">
            <text:p>0</text:p>
          </table:table-cell>
          <table:table-cell table:style-name="ce5" table:formula="of:=IF([.E297]=0;IF([.F297]=0;1;0);0)" office:value-type="float" office:value="1" calcext:value-type="float">
            <text:p>1</text:p>
          </table:table-cell>
          <table:table-cell table:style-name="ce5" table:formula="of:=SUM([.$G$26:.G297])&lt;=2" office:value-type="float" office:value="0" calcext:value-type="float">
            <text:p>0</text:p>
          </table:table-cell>
          <table:table-cell table:style-name="ce5" table:formula="of:=IF([.H297];   (([.E297]+[.F297])/(1+[.$C$10]))*Vprog;  &quot;&quot;)">
            <text:p/>
          </table:table-cell>
          <table:table-cell table:style-name="ce5" table:formula="of:=IF([.H297];  (((([.I297]+[.I296])/2)*itp)/1000)+[.J296];&quot;&quot;)">
            <text:p/>
          </table:table-cell>
          <table:table-cell table:style-name="ce5" table:formula="of:=IF([.H297];     ([.I297]-[.I29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7]=1;[.H2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7]+1" office:value-type="float" office:value="273" calcext:value-type="float">
            <text:p>273</text:p>
          </table:table-cell>
          <table:table-cell table:style-name="ce5" table:formula="of:=(([.B298]-1)*itp)/1000" office:value-type="float" office:value="2.72" calcext:value-type="float">
            <text:p>2.72</text:p>
          </table:table-cell>
          <table:table-cell table:style-name="ce5" table:formula="of:=IF(([.B298]&lt;([.$C$11]+2));1;0)" office:value-type="float" office:value="0" calcext:value-type="float">
            <text:p>0</text:p>
          </table:table-cell>
          <table:table-cell table:style-name="ce5" table:formula="of:=MAX(0;MIN(1;([.E297]+IF(([.D298]=1);(1/[.$C$9]);(-1/[.$C$9])))))" office:value-type="float" office:value="0" calcext:value-type="float">
            <text:p>0</text:p>
          </table:table-cell>
          <table:table-cell table:style-name="ce5" table:formula="of:=SUM(OFFSET([.E298];((-1*MIN([.$C$10];[.B298]))+1);0;MIN([.$C$10];[.B298]);1))" office:value-type="float" office:value="0" calcext:value-type="float">
            <text:p>0</text:p>
          </table:table-cell>
          <table:table-cell table:style-name="ce5" table:formula="of:=IF([.E298]=0;IF([.F298]=0;1;0);0)" office:value-type="float" office:value="1" calcext:value-type="float">
            <text:p>1</text:p>
          </table:table-cell>
          <table:table-cell table:style-name="ce5" table:formula="of:=SUM([.$G$26:.G298])&lt;=2" office:value-type="float" office:value="0" calcext:value-type="float">
            <text:p>0</text:p>
          </table:table-cell>
          <table:table-cell table:style-name="ce5" table:formula="of:=IF([.H298];   (([.E298]+[.F298])/(1+[.$C$10]))*Vprog;  &quot;&quot;)">
            <text:p/>
          </table:table-cell>
          <table:table-cell table:style-name="ce5" table:formula="of:=IF([.H298];  (((([.I298]+[.I297])/2)*itp)/1000)+[.J297];&quot;&quot;)">
            <text:p/>
          </table:table-cell>
          <table:table-cell table:style-name="ce5" table:formula="of:=IF([.H298];     ([.I298]-[.I29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8]=1;[.H2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8]+1" office:value-type="float" office:value="274" calcext:value-type="float">
            <text:p>274</text:p>
          </table:table-cell>
          <table:table-cell table:style-name="ce5" table:formula="of:=(([.B299]-1)*itp)/1000" office:value-type="float" office:value="2.73" calcext:value-type="float">
            <text:p>2.73</text:p>
          </table:table-cell>
          <table:table-cell table:style-name="ce5" table:formula="of:=IF(([.B299]&lt;([.$C$11]+2));1;0)" office:value-type="float" office:value="0" calcext:value-type="float">
            <text:p>0</text:p>
          </table:table-cell>
          <table:table-cell table:style-name="ce5" table:formula="of:=MAX(0;MIN(1;([.E298]+IF(([.D299]=1);(1/[.$C$9]);(-1/[.$C$9])))))" office:value-type="float" office:value="0" calcext:value-type="float">
            <text:p>0</text:p>
          </table:table-cell>
          <table:table-cell table:style-name="ce5" table:formula="of:=SUM(OFFSET([.E299];((-1*MIN([.$C$10];[.B299]))+1);0;MIN([.$C$10];[.B299]);1))" office:value-type="float" office:value="0" calcext:value-type="float">
            <text:p>0</text:p>
          </table:table-cell>
          <table:table-cell table:style-name="ce5" table:formula="of:=IF([.E299]=0;IF([.F299]=0;1;0);0)" office:value-type="float" office:value="1" calcext:value-type="float">
            <text:p>1</text:p>
          </table:table-cell>
          <table:table-cell table:style-name="ce5" table:formula="of:=SUM([.$G$26:.G299])&lt;=2" office:value-type="float" office:value="0" calcext:value-type="float">
            <text:p>0</text:p>
          </table:table-cell>
          <table:table-cell table:style-name="ce5" table:formula="of:=IF([.H299];   (([.E299]+[.F299])/(1+[.$C$10]))*Vprog;  &quot;&quot;)">
            <text:p/>
          </table:table-cell>
          <table:table-cell table:style-name="ce5" table:formula="of:=IF([.H299];  (((([.I299]+[.I298])/2)*itp)/1000)+[.J298];&quot;&quot;)">
            <text:p/>
          </table:table-cell>
          <table:table-cell table:style-name="ce5" table:formula="of:=IF([.H299];     ([.I299]-[.I29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299]=1;[.H2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299]+1" office:value-type="float" office:value="275" calcext:value-type="float">
            <text:p>275</text:p>
          </table:table-cell>
          <table:table-cell table:style-name="ce5" table:formula="of:=(([.B300]-1)*itp)/1000" office:value-type="float" office:value="2.74" calcext:value-type="float">
            <text:p>2.74</text:p>
          </table:table-cell>
          <table:table-cell table:style-name="ce5" table:formula="of:=IF(([.B300]&lt;([.$C$11]+2));1;0)" office:value-type="float" office:value="0" calcext:value-type="float">
            <text:p>0</text:p>
          </table:table-cell>
          <table:table-cell table:style-name="ce5" table:formula="of:=MAX(0;MIN(1;([.E299]+IF(([.D300]=1);(1/[.$C$9]);(-1/[.$C$9])))))" office:value-type="float" office:value="0" calcext:value-type="float">
            <text:p>0</text:p>
          </table:table-cell>
          <table:table-cell table:style-name="ce5" table:formula="of:=SUM(OFFSET([.E300];((-1*MIN([.$C$10];[.B300]))+1);0;MIN([.$C$10];[.B300]);1))" office:value-type="float" office:value="0" calcext:value-type="float">
            <text:p>0</text:p>
          </table:table-cell>
          <table:table-cell table:style-name="ce5" table:formula="of:=IF([.E300]=0;IF([.F300]=0;1;0);0)" office:value-type="float" office:value="1" calcext:value-type="float">
            <text:p>1</text:p>
          </table:table-cell>
          <table:table-cell table:style-name="ce5" table:formula="of:=SUM([.$G$26:.G300])&lt;=2" office:value-type="float" office:value="0" calcext:value-type="float">
            <text:p>0</text:p>
          </table:table-cell>
          <table:table-cell table:style-name="ce5" table:formula="of:=IF([.H300];   (([.E300]+[.F300])/(1+[.$C$10]))*Vprog;  &quot;&quot;)">
            <text:p/>
          </table:table-cell>
          <table:table-cell table:style-name="ce5" table:formula="of:=IF([.H300];  (((([.I300]+[.I299])/2)*itp)/1000)+[.J299];&quot;&quot;)">
            <text:p/>
          </table:table-cell>
          <table:table-cell table:style-name="ce5" table:formula="of:=IF([.H300];     ([.I300]-[.I29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0]=1;[.H3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0]+1" office:value-type="float" office:value="276" calcext:value-type="float">
            <text:p>276</text:p>
          </table:table-cell>
          <table:table-cell table:style-name="ce5" table:formula="of:=(([.B301]-1)*itp)/1000" office:value-type="float" office:value="2.75" calcext:value-type="float">
            <text:p>2.75</text:p>
          </table:table-cell>
          <table:table-cell table:style-name="ce5" table:formula="of:=IF(([.B301]&lt;([.$C$11]+2));1;0)" office:value-type="float" office:value="0" calcext:value-type="float">
            <text:p>0</text:p>
          </table:table-cell>
          <table:table-cell table:style-name="ce5" table:formula="of:=MAX(0;MIN(1;([.E300]+IF(([.D301]=1);(1/[.$C$9]);(-1/[.$C$9])))))" office:value-type="float" office:value="0" calcext:value-type="float">
            <text:p>0</text:p>
          </table:table-cell>
          <table:table-cell table:style-name="ce5" table:formula="of:=SUM(OFFSET([.E301];((-1*MIN([.$C$10];[.B301]))+1);0;MIN([.$C$10];[.B301]);1))" office:value-type="float" office:value="0" calcext:value-type="float">
            <text:p>0</text:p>
          </table:table-cell>
          <table:table-cell table:style-name="ce5" table:formula="of:=IF([.E301]=0;IF([.F301]=0;1;0);0)" office:value-type="float" office:value="1" calcext:value-type="float">
            <text:p>1</text:p>
          </table:table-cell>
          <table:table-cell table:style-name="ce5" table:formula="of:=SUM([.$G$26:.G301])&lt;=2" office:value-type="float" office:value="0" calcext:value-type="float">
            <text:p>0</text:p>
          </table:table-cell>
          <table:table-cell table:style-name="ce5" table:formula="of:=IF([.H301];   (([.E301]+[.F301])/(1+[.$C$10]))*Vprog;  &quot;&quot;)">
            <text:p/>
          </table:table-cell>
          <table:table-cell table:style-name="ce5" table:formula="of:=IF([.H301];  (((([.I301]+[.I300])/2)*itp)/1000)+[.J300];&quot;&quot;)">
            <text:p/>
          </table:table-cell>
          <table:table-cell table:style-name="ce5" table:formula="of:=IF([.H301];     ([.I301]-[.I30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1]=1;[.H3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1]+1" office:value-type="float" office:value="277" calcext:value-type="float">
            <text:p>277</text:p>
          </table:table-cell>
          <table:table-cell table:style-name="ce5" table:formula="of:=(([.B302]-1)*itp)/1000" office:value-type="float" office:value="2.76" calcext:value-type="float">
            <text:p>2.76</text:p>
          </table:table-cell>
          <table:table-cell table:style-name="ce5" table:formula="of:=IF(([.B302]&lt;([.$C$11]+2));1;0)" office:value-type="float" office:value="0" calcext:value-type="float">
            <text:p>0</text:p>
          </table:table-cell>
          <table:table-cell table:style-name="ce5" table:formula="of:=MAX(0;MIN(1;([.E301]+IF(([.D302]=1);(1/[.$C$9]);(-1/[.$C$9])))))" office:value-type="float" office:value="0" calcext:value-type="float">
            <text:p>0</text:p>
          </table:table-cell>
          <table:table-cell table:style-name="ce5" table:formula="of:=SUM(OFFSET([.E302];((-1*MIN([.$C$10];[.B302]))+1);0;MIN([.$C$10];[.B302]);1))" office:value-type="float" office:value="0" calcext:value-type="float">
            <text:p>0</text:p>
          </table:table-cell>
          <table:table-cell table:style-name="ce5" table:formula="of:=IF([.E302]=0;IF([.F302]=0;1;0);0)" office:value-type="float" office:value="1" calcext:value-type="float">
            <text:p>1</text:p>
          </table:table-cell>
          <table:table-cell table:style-name="ce5" table:formula="of:=SUM([.$G$26:.G302])&lt;=2" office:value-type="float" office:value="0" calcext:value-type="float">
            <text:p>0</text:p>
          </table:table-cell>
          <table:table-cell table:style-name="ce5" table:formula="of:=IF([.H302];   (([.E302]+[.F302])/(1+[.$C$10]))*Vprog;  &quot;&quot;)">
            <text:p/>
          </table:table-cell>
          <table:table-cell table:style-name="ce5" table:formula="of:=IF([.H302];  (((([.I302]+[.I301])/2)*itp)/1000)+[.J301];&quot;&quot;)">
            <text:p/>
          </table:table-cell>
          <table:table-cell table:style-name="ce5" table:formula="of:=IF([.H302];     ([.I302]-[.I30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2]=1;[.H3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2]+1" office:value-type="float" office:value="278" calcext:value-type="float">
            <text:p>278</text:p>
          </table:table-cell>
          <table:table-cell table:style-name="ce5" table:formula="of:=(([.B303]-1)*itp)/1000" office:value-type="float" office:value="2.77" calcext:value-type="float">
            <text:p>2.77</text:p>
          </table:table-cell>
          <table:table-cell table:style-name="ce5" table:formula="of:=IF(([.B303]&lt;([.$C$11]+2));1;0)" office:value-type="float" office:value="0" calcext:value-type="float">
            <text:p>0</text:p>
          </table:table-cell>
          <table:table-cell table:style-name="ce5" table:formula="of:=MAX(0;MIN(1;([.E302]+IF(([.D303]=1);(1/[.$C$9]);(-1/[.$C$9])))))" office:value-type="float" office:value="0" calcext:value-type="float">
            <text:p>0</text:p>
          </table:table-cell>
          <table:table-cell table:style-name="ce5" table:formula="of:=SUM(OFFSET([.E303];((-1*MIN([.$C$10];[.B303]))+1);0;MIN([.$C$10];[.B303]);1))" office:value-type="float" office:value="0" calcext:value-type="float">
            <text:p>0</text:p>
          </table:table-cell>
          <table:table-cell table:style-name="ce5" table:formula="of:=IF([.E303]=0;IF([.F303]=0;1;0);0)" office:value-type="float" office:value="1" calcext:value-type="float">
            <text:p>1</text:p>
          </table:table-cell>
          <table:table-cell table:style-name="ce5" table:formula="of:=SUM([.$G$26:.G303])&lt;=2" office:value-type="float" office:value="0" calcext:value-type="float">
            <text:p>0</text:p>
          </table:table-cell>
          <table:table-cell table:style-name="ce5" table:formula="of:=IF([.H303];   (([.E303]+[.F303])/(1+[.$C$10]))*Vprog;  &quot;&quot;)">
            <text:p/>
          </table:table-cell>
          <table:table-cell table:style-name="ce5" table:formula="of:=IF([.H303];  (((([.I303]+[.I302])/2)*itp)/1000)+[.J302];&quot;&quot;)">
            <text:p/>
          </table:table-cell>
          <table:table-cell table:style-name="ce5" table:formula="of:=IF([.H303];     ([.I303]-[.I30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3]=1;[.H3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3]+1" office:value-type="float" office:value="279" calcext:value-type="float">
            <text:p>279</text:p>
          </table:table-cell>
          <table:table-cell table:style-name="ce5" table:formula="of:=(([.B304]-1)*itp)/1000" office:value-type="float" office:value="2.78" calcext:value-type="float">
            <text:p>2.78</text:p>
          </table:table-cell>
          <table:table-cell table:style-name="ce5" table:formula="of:=IF(([.B304]&lt;([.$C$11]+2));1;0)" office:value-type="float" office:value="0" calcext:value-type="float">
            <text:p>0</text:p>
          </table:table-cell>
          <table:table-cell table:style-name="ce5" table:formula="of:=MAX(0;MIN(1;([.E303]+IF(([.D304]=1);(1/[.$C$9]);(-1/[.$C$9])))))" office:value-type="float" office:value="0" calcext:value-type="float">
            <text:p>0</text:p>
          </table:table-cell>
          <table:table-cell table:style-name="ce5" table:formula="of:=SUM(OFFSET([.E304];((-1*MIN([.$C$10];[.B304]))+1);0;MIN([.$C$10];[.B304]);1))" office:value-type="float" office:value="0" calcext:value-type="float">
            <text:p>0</text:p>
          </table:table-cell>
          <table:table-cell table:style-name="ce5" table:formula="of:=IF([.E304]=0;IF([.F304]=0;1;0);0)" office:value-type="float" office:value="1" calcext:value-type="float">
            <text:p>1</text:p>
          </table:table-cell>
          <table:table-cell table:style-name="ce5" table:formula="of:=SUM([.$G$26:.G304])&lt;=2" office:value-type="float" office:value="0" calcext:value-type="float">
            <text:p>0</text:p>
          </table:table-cell>
          <table:table-cell table:style-name="ce5" table:formula="of:=IF([.H304];   (([.E304]+[.F304])/(1+[.$C$10]))*Vprog;  &quot;&quot;)">
            <text:p/>
          </table:table-cell>
          <table:table-cell table:style-name="ce5" table:formula="of:=IF([.H304];  (((([.I304]+[.I303])/2)*itp)/1000)+[.J303];&quot;&quot;)">
            <text:p/>
          </table:table-cell>
          <table:table-cell table:style-name="ce5" table:formula="of:=IF([.H304];     ([.I304]-[.I30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4]=1;[.H3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4]+1" office:value-type="float" office:value="280" calcext:value-type="float">
            <text:p>280</text:p>
          </table:table-cell>
          <table:table-cell table:style-name="ce5" table:formula="of:=(([.B305]-1)*itp)/1000" office:value-type="float" office:value="2.79" calcext:value-type="float">
            <text:p>2.79</text:p>
          </table:table-cell>
          <table:table-cell table:style-name="ce5" table:formula="of:=IF(([.B305]&lt;([.$C$11]+2));1;0)" office:value-type="float" office:value="0" calcext:value-type="float">
            <text:p>0</text:p>
          </table:table-cell>
          <table:table-cell table:style-name="ce5" table:formula="of:=MAX(0;MIN(1;([.E304]+IF(([.D305]=1);(1/[.$C$9]);(-1/[.$C$9])))))" office:value-type="float" office:value="0" calcext:value-type="float">
            <text:p>0</text:p>
          </table:table-cell>
          <table:table-cell table:style-name="ce5" table:formula="of:=SUM(OFFSET([.E305];((-1*MIN([.$C$10];[.B305]))+1);0;MIN([.$C$10];[.B305]);1))" office:value-type="float" office:value="0" calcext:value-type="float">
            <text:p>0</text:p>
          </table:table-cell>
          <table:table-cell table:style-name="ce5" table:formula="of:=IF([.E305]=0;IF([.F305]=0;1;0);0)" office:value-type="float" office:value="1" calcext:value-type="float">
            <text:p>1</text:p>
          </table:table-cell>
          <table:table-cell table:style-name="ce5" table:formula="of:=SUM([.$G$26:.G305])&lt;=2" office:value-type="float" office:value="0" calcext:value-type="float">
            <text:p>0</text:p>
          </table:table-cell>
          <table:table-cell table:style-name="ce5" table:formula="of:=IF([.H305];   (([.E305]+[.F305])/(1+[.$C$10]))*Vprog;  &quot;&quot;)">
            <text:p/>
          </table:table-cell>
          <table:table-cell table:style-name="ce5" table:formula="of:=IF([.H305];  (((([.I305]+[.I304])/2)*itp)/1000)+[.J304];&quot;&quot;)">
            <text:p/>
          </table:table-cell>
          <table:table-cell table:style-name="ce5" table:formula="of:=IF([.H305];     ([.I305]-[.I30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5]=1;[.H3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5]+1" office:value-type="float" office:value="281" calcext:value-type="float">
            <text:p>281</text:p>
          </table:table-cell>
          <table:table-cell table:style-name="ce5" table:formula="of:=(([.B306]-1)*itp)/1000" office:value-type="float" office:value="2.8" calcext:value-type="float">
            <text:p>2.8</text:p>
          </table:table-cell>
          <table:table-cell table:style-name="ce5" table:formula="of:=IF(([.B306]&lt;([.$C$11]+2));1;0)" office:value-type="float" office:value="0" calcext:value-type="float">
            <text:p>0</text:p>
          </table:table-cell>
          <table:table-cell table:style-name="ce5" table:formula="of:=MAX(0;MIN(1;([.E305]+IF(([.D306]=1);(1/[.$C$9]);(-1/[.$C$9])))))" office:value-type="float" office:value="0" calcext:value-type="float">
            <text:p>0</text:p>
          </table:table-cell>
          <table:table-cell table:style-name="ce5" table:formula="of:=SUM(OFFSET([.E306];((-1*MIN([.$C$10];[.B306]))+1);0;MIN([.$C$10];[.B306]);1))" office:value-type="float" office:value="0" calcext:value-type="float">
            <text:p>0</text:p>
          </table:table-cell>
          <table:table-cell table:style-name="ce5" table:formula="of:=IF([.E306]=0;IF([.F306]=0;1;0);0)" office:value-type="float" office:value="1" calcext:value-type="float">
            <text:p>1</text:p>
          </table:table-cell>
          <table:table-cell table:style-name="ce5" table:formula="of:=SUM([.$G$26:.G306])&lt;=2" office:value-type="float" office:value="0" calcext:value-type="float">
            <text:p>0</text:p>
          </table:table-cell>
          <table:table-cell table:style-name="ce5" table:formula="of:=IF([.H306];   (([.E306]+[.F306])/(1+[.$C$10]))*Vprog;  &quot;&quot;)">
            <text:p/>
          </table:table-cell>
          <table:table-cell table:style-name="ce5" table:formula="of:=IF([.H306];  (((([.I306]+[.I305])/2)*itp)/1000)+[.J305];&quot;&quot;)">
            <text:p/>
          </table:table-cell>
          <table:table-cell table:style-name="ce5" table:formula="of:=IF([.H306];     ([.I306]-[.I30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6]=1;[.H3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6]+1" office:value-type="float" office:value="282" calcext:value-type="float">
            <text:p>282</text:p>
          </table:table-cell>
          <table:table-cell table:style-name="ce5" table:formula="of:=(([.B307]-1)*itp)/1000" office:value-type="float" office:value="2.81" calcext:value-type="float">
            <text:p>2.81</text:p>
          </table:table-cell>
          <table:table-cell table:style-name="ce5" table:formula="of:=IF(([.B307]&lt;([.$C$11]+2));1;0)" office:value-type="float" office:value="0" calcext:value-type="float">
            <text:p>0</text:p>
          </table:table-cell>
          <table:table-cell table:style-name="ce5" table:formula="of:=MAX(0;MIN(1;([.E306]+IF(([.D307]=1);(1/[.$C$9]);(-1/[.$C$9])))))" office:value-type="float" office:value="0" calcext:value-type="float">
            <text:p>0</text:p>
          </table:table-cell>
          <table:table-cell table:style-name="ce5" table:formula="of:=SUM(OFFSET([.E307];((-1*MIN([.$C$10];[.B307]))+1);0;MIN([.$C$10];[.B307]);1))" office:value-type="float" office:value="0" calcext:value-type="float">
            <text:p>0</text:p>
          </table:table-cell>
          <table:table-cell table:style-name="ce5" table:formula="of:=IF([.E307]=0;IF([.F307]=0;1;0);0)" office:value-type="float" office:value="1" calcext:value-type="float">
            <text:p>1</text:p>
          </table:table-cell>
          <table:table-cell table:style-name="ce5" table:formula="of:=SUM([.$G$26:.G307])&lt;=2" office:value-type="float" office:value="0" calcext:value-type="float">
            <text:p>0</text:p>
          </table:table-cell>
          <table:table-cell table:style-name="ce5" table:formula="of:=IF([.H307];   (([.E307]+[.F307])/(1+[.$C$10]))*Vprog;  &quot;&quot;)">
            <text:p/>
          </table:table-cell>
          <table:table-cell table:style-name="ce5" table:formula="of:=IF([.H307];  (((([.I307]+[.I306])/2)*itp)/1000)+[.J306];&quot;&quot;)">
            <text:p/>
          </table:table-cell>
          <table:table-cell table:style-name="ce5" table:formula="of:=IF([.H307];     ([.I307]-[.I30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7]=1;[.H3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7]+1" office:value-type="float" office:value="283" calcext:value-type="float">
            <text:p>283</text:p>
          </table:table-cell>
          <table:table-cell table:style-name="ce5" table:formula="of:=(([.B308]-1)*itp)/1000" office:value-type="float" office:value="2.82" calcext:value-type="float">
            <text:p>2.82</text:p>
          </table:table-cell>
          <table:table-cell table:style-name="ce5" table:formula="of:=IF(([.B308]&lt;([.$C$11]+2));1;0)" office:value-type="float" office:value="0" calcext:value-type="float">
            <text:p>0</text:p>
          </table:table-cell>
          <table:table-cell table:style-name="ce5" table:formula="of:=MAX(0;MIN(1;([.E307]+IF(([.D308]=1);(1/[.$C$9]);(-1/[.$C$9])))))" office:value-type="float" office:value="0" calcext:value-type="float">
            <text:p>0</text:p>
          </table:table-cell>
          <table:table-cell table:style-name="ce5" table:formula="of:=SUM(OFFSET([.E308];((-1*MIN([.$C$10];[.B308]))+1);0;MIN([.$C$10];[.B308]);1))" office:value-type="float" office:value="0" calcext:value-type="float">
            <text:p>0</text:p>
          </table:table-cell>
          <table:table-cell table:style-name="ce5" table:formula="of:=IF([.E308]=0;IF([.F308]=0;1;0);0)" office:value-type="float" office:value="1" calcext:value-type="float">
            <text:p>1</text:p>
          </table:table-cell>
          <table:table-cell table:style-name="ce5" table:formula="of:=SUM([.$G$26:.G308])&lt;=2" office:value-type="float" office:value="0" calcext:value-type="float">
            <text:p>0</text:p>
          </table:table-cell>
          <table:table-cell table:style-name="ce5" table:formula="of:=IF([.H308];   (([.E308]+[.F308])/(1+[.$C$10]))*Vprog;  &quot;&quot;)">
            <text:p/>
          </table:table-cell>
          <table:table-cell table:style-name="ce5" table:formula="of:=IF([.H308];  (((([.I308]+[.I307])/2)*itp)/1000)+[.J307];&quot;&quot;)">
            <text:p/>
          </table:table-cell>
          <table:table-cell table:style-name="ce5" table:formula="of:=IF([.H308];     ([.I308]-[.I30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8]=1;[.H3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8]+1" office:value-type="float" office:value="284" calcext:value-type="float">
            <text:p>284</text:p>
          </table:table-cell>
          <table:table-cell table:style-name="ce5" table:formula="of:=(([.B309]-1)*itp)/1000" office:value-type="float" office:value="2.83" calcext:value-type="float">
            <text:p>2.83</text:p>
          </table:table-cell>
          <table:table-cell table:style-name="ce5" table:formula="of:=IF(([.B309]&lt;([.$C$11]+2));1;0)" office:value-type="float" office:value="0" calcext:value-type="float">
            <text:p>0</text:p>
          </table:table-cell>
          <table:table-cell table:style-name="ce5" table:formula="of:=MAX(0;MIN(1;([.E308]+IF(([.D309]=1);(1/[.$C$9]);(-1/[.$C$9])))))" office:value-type="float" office:value="0" calcext:value-type="float">
            <text:p>0</text:p>
          </table:table-cell>
          <table:table-cell table:style-name="ce5" table:formula="of:=SUM(OFFSET([.E309];((-1*MIN([.$C$10];[.B309]))+1);0;MIN([.$C$10];[.B309]);1))" office:value-type="float" office:value="0" calcext:value-type="float">
            <text:p>0</text:p>
          </table:table-cell>
          <table:table-cell table:style-name="ce5" table:formula="of:=IF([.E309]=0;IF([.F309]=0;1;0);0)" office:value-type="float" office:value="1" calcext:value-type="float">
            <text:p>1</text:p>
          </table:table-cell>
          <table:table-cell table:style-name="ce5" table:formula="of:=SUM([.$G$26:.G309])&lt;=2" office:value-type="float" office:value="0" calcext:value-type="float">
            <text:p>0</text:p>
          </table:table-cell>
          <table:table-cell table:style-name="ce5" table:formula="of:=IF([.H309];   (([.E309]+[.F309])/(1+[.$C$10]))*Vprog;  &quot;&quot;)">
            <text:p/>
          </table:table-cell>
          <table:table-cell table:style-name="ce5" table:formula="of:=IF([.H309];  (((([.I309]+[.I308])/2)*itp)/1000)+[.J308];&quot;&quot;)">
            <text:p/>
          </table:table-cell>
          <table:table-cell table:style-name="ce5" table:formula="of:=IF([.H309];     ([.I309]-[.I30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09]=1;[.H3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09]+1" office:value-type="float" office:value="285" calcext:value-type="float">
            <text:p>285</text:p>
          </table:table-cell>
          <table:table-cell table:style-name="ce5" table:formula="of:=(([.B310]-1)*itp)/1000" office:value-type="float" office:value="2.84" calcext:value-type="float">
            <text:p>2.84</text:p>
          </table:table-cell>
          <table:table-cell table:style-name="ce5" table:formula="of:=IF(([.B310]&lt;([.$C$11]+2));1;0)" office:value-type="float" office:value="0" calcext:value-type="float">
            <text:p>0</text:p>
          </table:table-cell>
          <table:table-cell table:style-name="ce5" table:formula="of:=MAX(0;MIN(1;([.E309]+IF(([.D310]=1);(1/[.$C$9]);(-1/[.$C$9])))))" office:value-type="float" office:value="0" calcext:value-type="float">
            <text:p>0</text:p>
          </table:table-cell>
          <table:table-cell table:style-name="ce5" table:formula="of:=SUM(OFFSET([.E310];((-1*MIN([.$C$10];[.B310]))+1);0;MIN([.$C$10];[.B310]);1))" office:value-type="float" office:value="0" calcext:value-type="float">
            <text:p>0</text:p>
          </table:table-cell>
          <table:table-cell table:style-name="ce5" table:formula="of:=IF([.E310]=0;IF([.F310]=0;1;0);0)" office:value-type="float" office:value="1" calcext:value-type="float">
            <text:p>1</text:p>
          </table:table-cell>
          <table:table-cell table:style-name="ce5" table:formula="of:=SUM([.$G$26:.G310])&lt;=2" office:value-type="float" office:value="0" calcext:value-type="float">
            <text:p>0</text:p>
          </table:table-cell>
          <table:table-cell table:style-name="ce5" table:formula="of:=IF([.H310];   (([.E310]+[.F310])/(1+[.$C$10]))*Vprog;  &quot;&quot;)">
            <text:p/>
          </table:table-cell>
          <table:table-cell table:style-name="ce5" table:formula="of:=IF([.H310];  (((([.I310]+[.I309])/2)*itp)/1000)+[.J309];&quot;&quot;)">
            <text:p/>
          </table:table-cell>
          <table:table-cell table:style-name="ce5" table:formula="of:=IF([.H310];     ([.I310]-[.I30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0]=1;[.H3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0]+1" office:value-type="float" office:value="286" calcext:value-type="float">
            <text:p>286</text:p>
          </table:table-cell>
          <table:table-cell table:style-name="ce5" table:formula="of:=(([.B311]-1)*itp)/1000" office:value-type="float" office:value="2.85" calcext:value-type="float">
            <text:p>2.85</text:p>
          </table:table-cell>
          <table:table-cell table:style-name="ce5" table:formula="of:=IF(([.B311]&lt;([.$C$11]+2));1;0)" office:value-type="float" office:value="0" calcext:value-type="float">
            <text:p>0</text:p>
          </table:table-cell>
          <table:table-cell table:style-name="ce5" table:formula="of:=MAX(0;MIN(1;([.E310]+IF(([.D311]=1);(1/[.$C$9]);(-1/[.$C$9])))))" office:value-type="float" office:value="0" calcext:value-type="float">
            <text:p>0</text:p>
          </table:table-cell>
          <table:table-cell table:style-name="ce5" table:formula="of:=SUM(OFFSET([.E311];((-1*MIN([.$C$10];[.B311]))+1);0;MIN([.$C$10];[.B311]);1))" office:value-type="float" office:value="0" calcext:value-type="float">
            <text:p>0</text:p>
          </table:table-cell>
          <table:table-cell table:style-name="ce5" table:formula="of:=IF([.E311]=0;IF([.F311]=0;1;0);0)" office:value-type="float" office:value="1" calcext:value-type="float">
            <text:p>1</text:p>
          </table:table-cell>
          <table:table-cell table:style-name="ce5" table:formula="of:=SUM([.$G$26:.G311])&lt;=2" office:value-type="float" office:value="0" calcext:value-type="float">
            <text:p>0</text:p>
          </table:table-cell>
          <table:table-cell table:style-name="ce5" table:formula="of:=IF([.H311];   (([.E311]+[.F311])/(1+[.$C$10]))*Vprog;  &quot;&quot;)">
            <text:p/>
          </table:table-cell>
          <table:table-cell table:style-name="ce5" table:formula="of:=IF([.H311];  (((([.I311]+[.I310])/2)*itp)/1000)+[.J310];&quot;&quot;)">
            <text:p/>
          </table:table-cell>
          <table:table-cell table:style-name="ce5" table:formula="of:=IF([.H311];     ([.I311]-[.I31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1]=1;[.H3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1]+1" office:value-type="float" office:value="287" calcext:value-type="float">
            <text:p>287</text:p>
          </table:table-cell>
          <table:table-cell table:style-name="ce5" table:formula="of:=(([.B312]-1)*itp)/1000" office:value-type="float" office:value="2.86" calcext:value-type="float">
            <text:p>2.86</text:p>
          </table:table-cell>
          <table:table-cell table:style-name="ce5" table:formula="of:=IF(([.B312]&lt;([.$C$11]+2));1;0)" office:value-type="float" office:value="0" calcext:value-type="float">
            <text:p>0</text:p>
          </table:table-cell>
          <table:table-cell table:style-name="ce5" table:formula="of:=MAX(0;MIN(1;([.E311]+IF(([.D312]=1);(1/[.$C$9]);(-1/[.$C$9])))))" office:value-type="float" office:value="0" calcext:value-type="float">
            <text:p>0</text:p>
          </table:table-cell>
          <table:table-cell table:style-name="ce5" table:formula="of:=SUM(OFFSET([.E312];((-1*MIN([.$C$10];[.B312]))+1);0;MIN([.$C$10];[.B312]);1))" office:value-type="float" office:value="0" calcext:value-type="float">
            <text:p>0</text:p>
          </table:table-cell>
          <table:table-cell table:style-name="ce5" table:formula="of:=IF([.E312]=0;IF([.F312]=0;1;0);0)" office:value-type="float" office:value="1" calcext:value-type="float">
            <text:p>1</text:p>
          </table:table-cell>
          <table:table-cell table:style-name="ce5" table:formula="of:=SUM([.$G$26:.G312])&lt;=2" office:value-type="float" office:value="0" calcext:value-type="float">
            <text:p>0</text:p>
          </table:table-cell>
          <table:table-cell table:style-name="ce5" table:formula="of:=IF([.H312];   (([.E312]+[.F312])/(1+[.$C$10]))*Vprog;  &quot;&quot;)">
            <text:p/>
          </table:table-cell>
          <table:table-cell table:style-name="ce5" table:formula="of:=IF([.H312];  (((([.I312]+[.I311])/2)*itp)/1000)+[.J311];&quot;&quot;)">
            <text:p/>
          </table:table-cell>
          <table:table-cell table:style-name="ce5" table:formula="of:=IF([.H312];     ([.I312]-[.I31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2]=1;[.H3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2]+1" office:value-type="float" office:value="288" calcext:value-type="float">
            <text:p>288</text:p>
          </table:table-cell>
          <table:table-cell table:style-name="ce5" table:formula="of:=(([.B313]-1)*itp)/1000" office:value-type="float" office:value="2.87" calcext:value-type="float">
            <text:p>2.87</text:p>
          </table:table-cell>
          <table:table-cell table:style-name="ce5" table:formula="of:=IF(([.B313]&lt;([.$C$11]+2));1;0)" office:value-type="float" office:value="0" calcext:value-type="float">
            <text:p>0</text:p>
          </table:table-cell>
          <table:table-cell table:style-name="ce5" table:formula="of:=MAX(0;MIN(1;([.E312]+IF(([.D313]=1);(1/[.$C$9]);(-1/[.$C$9])))))" office:value-type="float" office:value="0" calcext:value-type="float">
            <text:p>0</text:p>
          </table:table-cell>
          <table:table-cell table:style-name="ce5" table:formula="of:=SUM(OFFSET([.E313];((-1*MIN([.$C$10];[.B313]))+1);0;MIN([.$C$10];[.B313]);1))" office:value-type="float" office:value="0" calcext:value-type="float">
            <text:p>0</text:p>
          </table:table-cell>
          <table:table-cell table:style-name="ce5" table:formula="of:=IF([.E313]=0;IF([.F313]=0;1;0);0)" office:value-type="float" office:value="1" calcext:value-type="float">
            <text:p>1</text:p>
          </table:table-cell>
          <table:table-cell table:style-name="ce5" table:formula="of:=SUM([.$G$26:.G313])&lt;=2" office:value-type="float" office:value="0" calcext:value-type="float">
            <text:p>0</text:p>
          </table:table-cell>
          <table:table-cell table:style-name="ce5" table:formula="of:=IF([.H313];   (([.E313]+[.F313])/(1+[.$C$10]))*Vprog;  &quot;&quot;)">
            <text:p/>
          </table:table-cell>
          <table:table-cell table:style-name="ce5" table:formula="of:=IF([.H313];  (((([.I313]+[.I312])/2)*itp)/1000)+[.J312];&quot;&quot;)">
            <text:p/>
          </table:table-cell>
          <table:table-cell table:style-name="ce5" table:formula="of:=IF([.H313];     ([.I313]-[.I31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3]=1;[.H3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3]+1" office:value-type="float" office:value="289" calcext:value-type="float">
            <text:p>289</text:p>
          </table:table-cell>
          <table:table-cell table:style-name="ce5" table:formula="of:=(([.B314]-1)*itp)/1000" office:value-type="float" office:value="2.88" calcext:value-type="float">
            <text:p>2.88</text:p>
          </table:table-cell>
          <table:table-cell table:style-name="ce5" table:formula="of:=IF(([.B314]&lt;([.$C$11]+2));1;0)" office:value-type="float" office:value="0" calcext:value-type="float">
            <text:p>0</text:p>
          </table:table-cell>
          <table:table-cell table:style-name="ce5" table:formula="of:=MAX(0;MIN(1;([.E313]+IF(([.D314]=1);(1/[.$C$9]);(-1/[.$C$9])))))" office:value-type="float" office:value="0" calcext:value-type="float">
            <text:p>0</text:p>
          </table:table-cell>
          <table:table-cell table:style-name="ce5" table:formula="of:=SUM(OFFSET([.E314];((-1*MIN([.$C$10];[.B314]))+1);0;MIN([.$C$10];[.B314]);1))" office:value-type="float" office:value="0" calcext:value-type="float">
            <text:p>0</text:p>
          </table:table-cell>
          <table:table-cell table:style-name="ce5" table:formula="of:=IF([.E314]=0;IF([.F314]=0;1;0);0)" office:value-type="float" office:value="1" calcext:value-type="float">
            <text:p>1</text:p>
          </table:table-cell>
          <table:table-cell table:style-name="ce5" table:formula="of:=SUM([.$G$26:.G314])&lt;=2" office:value-type="float" office:value="0" calcext:value-type="float">
            <text:p>0</text:p>
          </table:table-cell>
          <table:table-cell table:style-name="ce5" table:formula="of:=IF([.H314];   (([.E314]+[.F314])/(1+[.$C$10]))*Vprog;  &quot;&quot;)">
            <text:p/>
          </table:table-cell>
          <table:table-cell table:style-name="ce5" table:formula="of:=IF([.H314];  (((([.I314]+[.I313])/2)*itp)/1000)+[.J313];&quot;&quot;)">
            <text:p/>
          </table:table-cell>
          <table:table-cell table:style-name="ce5" table:formula="of:=IF([.H314];     ([.I314]-[.I31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4]=1;[.H3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4]+1" office:value-type="float" office:value="290" calcext:value-type="float">
            <text:p>290</text:p>
          </table:table-cell>
          <table:table-cell table:style-name="ce5" table:formula="of:=(([.B315]-1)*itp)/1000" office:value-type="float" office:value="2.89" calcext:value-type="float">
            <text:p>2.89</text:p>
          </table:table-cell>
          <table:table-cell table:style-name="ce5" table:formula="of:=IF(([.B315]&lt;([.$C$11]+2));1;0)" office:value-type="float" office:value="0" calcext:value-type="float">
            <text:p>0</text:p>
          </table:table-cell>
          <table:table-cell table:style-name="ce5" table:formula="of:=MAX(0;MIN(1;([.E314]+IF(([.D315]=1);(1/[.$C$9]);(-1/[.$C$9])))))" office:value-type="float" office:value="0" calcext:value-type="float">
            <text:p>0</text:p>
          </table:table-cell>
          <table:table-cell table:style-name="ce5" table:formula="of:=SUM(OFFSET([.E315];((-1*MIN([.$C$10];[.B315]))+1);0;MIN([.$C$10];[.B315]);1))" office:value-type="float" office:value="0" calcext:value-type="float">
            <text:p>0</text:p>
          </table:table-cell>
          <table:table-cell table:style-name="ce5" table:formula="of:=IF([.E315]=0;IF([.F315]=0;1;0);0)" office:value-type="float" office:value="1" calcext:value-type="float">
            <text:p>1</text:p>
          </table:table-cell>
          <table:table-cell table:style-name="ce5" table:formula="of:=SUM([.$G$26:.G315])&lt;=2" office:value-type="float" office:value="0" calcext:value-type="float">
            <text:p>0</text:p>
          </table:table-cell>
          <table:table-cell table:style-name="ce5" table:formula="of:=IF([.H315];   (([.E315]+[.F315])/(1+[.$C$10]))*Vprog;  &quot;&quot;)">
            <text:p/>
          </table:table-cell>
          <table:table-cell table:style-name="ce5" table:formula="of:=IF([.H315];  (((([.I315]+[.I314])/2)*itp)/1000)+[.J314];&quot;&quot;)">
            <text:p/>
          </table:table-cell>
          <table:table-cell table:style-name="ce5" table:formula="of:=IF([.H315];     ([.I315]-[.I31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5]=1;[.H3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5]+1" office:value-type="float" office:value="291" calcext:value-type="float">
            <text:p>291</text:p>
          </table:table-cell>
          <table:table-cell table:style-name="ce5" table:formula="of:=(([.B316]-1)*itp)/1000" office:value-type="float" office:value="2.9" calcext:value-type="float">
            <text:p>2.9</text:p>
          </table:table-cell>
          <table:table-cell table:style-name="ce5" table:formula="of:=IF(([.B316]&lt;([.$C$11]+2));1;0)" office:value-type="float" office:value="0" calcext:value-type="float">
            <text:p>0</text:p>
          </table:table-cell>
          <table:table-cell table:style-name="ce5" table:formula="of:=MAX(0;MIN(1;([.E315]+IF(([.D316]=1);(1/[.$C$9]);(-1/[.$C$9])))))" office:value-type="float" office:value="0" calcext:value-type="float">
            <text:p>0</text:p>
          </table:table-cell>
          <table:table-cell table:style-name="ce5" table:formula="of:=SUM(OFFSET([.E316];((-1*MIN([.$C$10];[.B316]))+1);0;MIN([.$C$10];[.B316]);1))" office:value-type="float" office:value="0" calcext:value-type="float">
            <text:p>0</text:p>
          </table:table-cell>
          <table:table-cell table:style-name="ce5" table:formula="of:=IF([.E316]=0;IF([.F316]=0;1;0);0)" office:value-type="float" office:value="1" calcext:value-type="float">
            <text:p>1</text:p>
          </table:table-cell>
          <table:table-cell table:style-name="ce5" table:formula="of:=SUM([.$G$26:.G316])&lt;=2" office:value-type="float" office:value="0" calcext:value-type="float">
            <text:p>0</text:p>
          </table:table-cell>
          <table:table-cell table:style-name="ce5" table:formula="of:=IF([.H316];   (([.E316]+[.F316])/(1+[.$C$10]))*Vprog;  &quot;&quot;)">
            <text:p/>
          </table:table-cell>
          <table:table-cell table:style-name="ce5" table:formula="of:=IF([.H316];  (((([.I316]+[.I315])/2)*itp)/1000)+[.J315];&quot;&quot;)">
            <text:p/>
          </table:table-cell>
          <table:table-cell table:style-name="ce5" table:formula="of:=IF([.H316];     ([.I316]-[.I31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6]=1;[.H3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6]+1" office:value-type="float" office:value="292" calcext:value-type="float">
            <text:p>292</text:p>
          </table:table-cell>
          <table:table-cell table:style-name="ce5" table:formula="of:=(([.B317]-1)*itp)/1000" office:value-type="float" office:value="2.91" calcext:value-type="float">
            <text:p>2.91</text:p>
          </table:table-cell>
          <table:table-cell table:style-name="ce5" table:formula="of:=IF(([.B317]&lt;([.$C$11]+2));1;0)" office:value-type="float" office:value="0" calcext:value-type="float">
            <text:p>0</text:p>
          </table:table-cell>
          <table:table-cell table:style-name="ce5" table:formula="of:=MAX(0;MIN(1;([.E316]+IF(([.D317]=1);(1/[.$C$9]);(-1/[.$C$9])))))" office:value-type="float" office:value="0" calcext:value-type="float">
            <text:p>0</text:p>
          </table:table-cell>
          <table:table-cell table:style-name="ce5" table:formula="of:=SUM(OFFSET([.E317];((-1*MIN([.$C$10];[.B317]))+1);0;MIN([.$C$10];[.B317]);1))" office:value-type="float" office:value="0" calcext:value-type="float">
            <text:p>0</text:p>
          </table:table-cell>
          <table:table-cell table:style-name="ce5" table:formula="of:=IF([.E317]=0;IF([.F317]=0;1;0);0)" office:value-type="float" office:value="1" calcext:value-type="float">
            <text:p>1</text:p>
          </table:table-cell>
          <table:table-cell table:style-name="ce5" table:formula="of:=SUM([.$G$26:.G317])&lt;=2" office:value-type="float" office:value="0" calcext:value-type="float">
            <text:p>0</text:p>
          </table:table-cell>
          <table:table-cell table:style-name="ce5" table:formula="of:=IF([.H317];   (([.E317]+[.F317])/(1+[.$C$10]))*Vprog;  &quot;&quot;)">
            <text:p/>
          </table:table-cell>
          <table:table-cell table:style-name="ce5" table:formula="of:=IF([.H317];  (((([.I317]+[.I316])/2)*itp)/1000)+[.J316];&quot;&quot;)">
            <text:p/>
          </table:table-cell>
          <table:table-cell table:style-name="ce5" table:formula="of:=IF([.H317];     ([.I317]-[.I31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7]=1;[.H3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7]+1" office:value-type="float" office:value="293" calcext:value-type="float">
            <text:p>293</text:p>
          </table:table-cell>
          <table:table-cell table:style-name="ce5" table:formula="of:=(([.B318]-1)*itp)/1000" office:value-type="float" office:value="2.92" calcext:value-type="float">
            <text:p>2.92</text:p>
          </table:table-cell>
          <table:table-cell table:style-name="ce5" table:formula="of:=IF(([.B318]&lt;([.$C$11]+2));1;0)" office:value-type="float" office:value="0" calcext:value-type="float">
            <text:p>0</text:p>
          </table:table-cell>
          <table:table-cell table:style-name="ce5" table:formula="of:=MAX(0;MIN(1;([.E317]+IF(([.D318]=1);(1/[.$C$9]);(-1/[.$C$9])))))" office:value-type="float" office:value="0" calcext:value-type="float">
            <text:p>0</text:p>
          </table:table-cell>
          <table:table-cell table:style-name="ce5" table:formula="of:=SUM(OFFSET([.E318];((-1*MIN([.$C$10];[.B318]))+1);0;MIN([.$C$10];[.B318]);1))" office:value-type="float" office:value="0" calcext:value-type="float">
            <text:p>0</text:p>
          </table:table-cell>
          <table:table-cell table:style-name="ce5" table:formula="of:=IF([.E318]=0;IF([.F318]=0;1;0);0)" office:value-type="float" office:value="1" calcext:value-type="float">
            <text:p>1</text:p>
          </table:table-cell>
          <table:table-cell table:style-name="ce5" table:formula="of:=SUM([.$G$26:.G318])&lt;=2" office:value-type="float" office:value="0" calcext:value-type="float">
            <text:p>0</text:p>
          </table:table-cell>
          <table:table-cell table:style-name="ce5" table:formula="of:=IF([.H318];   (([.E318]+[.F318])/(1+[.$C$10]))*Vprog;  &quot;&quot;)">
            <text:p/>
          </table:table-cell>
          <table:table-cell table:style-name="ce5" table:formula="of:=IF([.H318];  (((([.I318]+[.I317])/2)*itp)/1000)+[.J317];&quot;&quot;)">
            <text:p/>
          </table:table-cell>
          <table:table-cell table:style-name="ce5" table:formula="of:=IF([.H318];     ([.I318]-[.I31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8]=1;[.H3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8]+1" office:value-type="float" office:value="294" calcext:value-type="float">
            <text:p>294</text:p>
          </table:table-cell>
          <table:table-cell table:style-name="ce5" table:formula="of:=(([.B319]-1)*itp)/1000" office:value-type="float" office:value="2.93" calcext:value-type="float">
            <text:p>2.93</text:p>
          </table:table-cell>
          <table:table-cell table:style-name="ce5" table:formula="of:=IF(([.B319]&lt;([.$C$11]+2));1;0)" office:value-type="float" office:value="0" calcext:value-type="float">
            <text:p>0</text:p>
          </table:table-cell>
          <table:table-cell table:style-name="ce5" table:formula="of:=MAX(0;MIN(1;([.E318]+IF(([.D319]=1);(1/[.$C$9]);(-1/[.$C$9])))))" office:value-type="float" office:value="0" calcext:value-type="float">
            <text:p>0</text:p>
          </table:table-cell>
          <table:table-cell table:style-name="ce5" table:formula="of:=SUM(OFFSET([.E319];((-1*MIN([.$C$10];[.B319]))+1);0;MIN([.$C$10];[.B319]);1))" office:value-type="float" office:value="0" calcext:value-type="float">
            <text:p>0</text:p>
          </table:table-cell>
          <table:table-cell table:style-name="ce5" table:formula="of:=IF([.E319]=0;IF([.F319]=0;1;0);0)" office:value-type="float" office:value="1" calcext:value-type="float">
            <text:p>1</text:p>
          </table:table-cell>
          <table:table-cell table:style-name="ce5" table:formula="of:=SUM([.$G$26:.G319])&lt;=2" office:value-type="float" office:value="0" calcext:value-type="float">
            <text:p>0</text:p>
          </table:table-cell>
          <table:table-cell table:style-name="ce5" table:formula="of:=IF([.H319];   (([.E319]+[.F319])/(1+[.$C$10]))*Vprog;  &quot;&quot;)">
            <text:p/>
          </table:table-cell>
          <table:table-cell table:style-name="ce5" table:formula="of:=IF([.H319];  (((([.I319]+[.I318])/2)*itp)/1000)+[.J318];&quot;&quot;)">
            <text:p/>
          </table:table-cell>
          <table:table-cell table:style-name="ce5" table:formula="of:=IF([.H319];     ([.I319]-[.I31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19]=1;[.H3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19]+1" office:value-type="float" office:value="295" calcext:value-type="float">
            <text:p>295</text:p>
          </table:table-cell>
          <table:table-cell table:style-name="ce5" table:formula="of:=(([.B320]-1)*itp)/1000" office:value-type="float" office:value="2.94" calcext:value-type="float">
            <text:p>2.94</text:p>
          </table:table-cell>
          <table:table-cell table:style-name="ce5" table:formula="of:=IF(([.B320]&lt;([.$C$11]+2));1;0)" office:value-type="float" office:value="0" calcext:value-type="float">
            <text:p>0</text:p>
          </table:table-cell>
          <table:table-cell table:style-name="ce5" table:formula="of:=MAX(0;MIN(1;([.E319]+IF(([.D320]=1);(1/[.$C$9]);(-1/[.$C$9])))))" office:value-type="float" office:value="0" calcext:value-type="float">
            <text:p>0</text:p>
          </table:table-cell>
          <table:table-cell table:style-name="ce5" table:formula="of:=SUM(OFFSET([.E320];((-1*MIN([.$C$10];[.B320]))+1);0;MIN([.$C$10];[.B320]);1))" office:value-type="float" office:value="0" calcext:value-type="float">
            <text:p>0</text:p>
          </table:table-cell>
          <table:table-cell table:style-name="ce5" table:formula="of:=IF([.E320]=0;IF([.F320]=0;1;0);0)" office:value-type="float" office:value="1" calcext:value-type="float">
            <text:p>1</text:p>
          </table:table-cell>
          <table:table-cell table:style-name="ce5" table:formula="of:=SUM([.$G$26:.G320])&lt;=2" office:value-type="float" office:value="0" calcext:value-type="float">
            <text:p>0</text:p>
          </table:table-cell>
          <table:table-cell table:style-name="ce5" table:formula="of:=IF([.H320];   (([.E320]+[.F320])/(1+[.$C$10]))*Vprog;  &quot;&quot;)">
            <text:p/>
          </table:table-cell>
          <table:table-cell table:style-name="ce5" table:formula="of:=IF([.H320];  (((([.I320]+[.I319])/2)*itp)/1000)+[.J319];&quot;&quot;)">
            <text:p/>
          </table:table-cell>
          <table:table-cell table:style-name="ce5" table:formula="of:=IF([.H320];     ([.I320]-[.I31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0]=1;[.H3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0]+1" office:value-type="float" office:value="296" calcext:value-type="float">
            <text:p>296</text:p>
          </table:table-cell>
          <table:table-cell table:style-name="ce5" table:formula="of:=(([.B321]-1)*itp)/1000" office:value-type="float" office:value="2.95" calcext:value-type="float">
            <text:p>2.95</text:p>
          </table:table-cell>
          <table:table-cell table:style-name="ce5" table:formula="of:=IF(([.B321]&lt;([.$C$11]+2));1;0)" office:value-type="float" office:value="0" calcext:value-type="float">
            <text:p>0</text:p>
          </table:table-cell>
          <table:table-cell table:style-name="ce5" table:formula="of:=MAX(0;MIN(1;([.E320]+IF(([.D321]=1);(1/[.$C$9]);(-1/[.$C$9])))))" office:value-type="float" office:value="0" calcext:value-type="float">
            <text:p>0</text:p>
          </table:table-cell>
          <table:table-cell table:style-name="ce5" table:formula="of:=SUM(OFFSET([.E321];((-1*MIN([.$C$10];[.B321]))+1);0;MIN([.$C$10];[.B321]);1))" office:value-type="float" office:value="0" calcext:value-type="float">
            <text:p>0</text:p>
          </table:table-cell>
          <table:table-cell table:style-name="ce5" table:formula="of:=IF([.E321]=0;IF([.F321]=0;1;0);0)" office:value-type="float" office:value="1" calcext:value-type="float">
            <text:p>1</text:p>
          </table:table-cell>
          <table:table-cell table:style-name="ce5" table:formula="of:=SUM([.$G$26:.G321])&lt;=2" office:value-type="float" office:value="0" calcext:value-type="float">
            <text:p>0</text:p>
          </table:table-cell>
          <table:table-cell table:style-name="ce5" table:formula="of:=IF([.H321];   (([.E321]+[.F321])/(1+[.$C$10]))*Vprog;  &quot;&quot;)">
            <text:p/>
          </table:table-cell>
          <table:table-cell table:style-name="ce5" table:formula="of:=IF([.H321];  (((([.I321]+[.I320])/2)*itp)/1000)+[.J320];&quot;&quot;)">
            <text:p/>
          </table:table-cell>
          <table:table-cell table:style-name="ce5" table:formula="of:=IF([.H321];     ([.I321]-[.I32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1]=1;[.H3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1]+1" office:value-type="float" office:value="297" calcext:value-type="float">
            <text:p>297</text:p>
          </table:table-cell>
          <table:table-cell table:style-name="ce5" table:formula="of:=(([.B322]-1)*itp)/1000" office:value-type="float" office:value="2.96" calcext:value-type="float">
            <text:p>2.96</text:p>
          </table:table-cell>
          <table:table-cell table:style-name="ce5" table:formula="of:=IF(([.B322]&lt;([.$C$11]+2));1;0)" office:value-type="float" office:value="0" calcext:value-type="float">
            <text:p>0</text:p>
          </table:table-cell>
          <table:table-cell table:style-name="ce5" table:formula="of:=MAX(0;MIN(1;([.E321]+IF(([.D322]=1);(1/[.$C$9]);(-1/[.$C$9])))))" office:value-type="float" office:value="0" calcext:value-type="float">
            <text:p>0</text:p>
          </table:table-cell>
          <table:table-cell table:style-name="ce5" table:formula="of:=SUM(OFFSET([.E322];((-1*MIN([.$C$10];[.B322]))+1);0;MIN([.$C$10];[.B322]);1))" office:value-type="float" office:value="0" calcext:value-type="float">
            <text:p>0</text:p>
          </table:table-cell>
          <table:table-cell table:style-name="ce5" table:formula="of:=IF([.E322]=0;IF([.F322]=0;1;0);0)" office:value-type="float" office:value="1" calcext:value-type="float">
            <text:p>1</text:p>
          </table:table-cell>
          <table:table-cell table:style-name="ce5" table:formula="of:=SUM([.$G$26:.G322])&lt;=2" office:value-type="float" office:value="0" calcext:value-type="float">
            <text:p>0</text:p>
          </table:table-cell>
          <table:table-cell table:style-name="ce5" table:formula="of:=IF([.H322];   (([.E322]+[.F322])/(1+[.$C$10]))*Vprog;  &quot;&quot;)">
            <text:p/>
          </table:table-cell>
          <table:table-cell table:style-name="ce5" table:formula="of:=IF([.H322];  (((([.I322]+[.I321])/2)*itp)/1000)+[.J321];&quot;&quot;)">
            <text:p/>
          </table:table-cell>
          <table:table-cell table:style-name="ce5" table:formula="of:=IF([.H322];     ([.I322]-[.I32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2]=1;[.H3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2]+1" office:value-type="float" office:value="298" calcext:value-type="float">
            <text:p>298</text:p>
          </table:table-cell>
          <table:table-cell table:style-name="ce5" table:formula="of:=(([.B323]-1)*itp)/1000" office:value-type="float" office:value="2.97" calcext:value-type="float">
            <text:p>2.97</text:p>
          </table:table-cell>
          <table:table-cell table:style-name="ce5" table:formula="of:=IF(([.B323]&lt;([.$C$11]+2));1;0)" office:value-type="float" office:value="0" calcext:value-type="float">
            <text:p>0</text:p>
          </table:table-cell>
          <table:table-cell table:style-name="ce5" table:formula="of:=MAX(0;MIN(1;([.E322]+IF(([.D323]=1);(1/[.$C$9]);(-1/[.$C$9])))))" office:value-type="float" office:value="0" calcext:value-type="float">
            <text:p>0</text:p>
          </table:table-cell>
          <table:table-cell table:style-name="ce5" table:formula="of:=SUM(OFFSET([.E323];((-1*MIN([.$C$10];[.B323]))+1);0;MIN([.$C$10];[.B323]);1))" office:value-type="float" office:value="0" calcext:value-type="float">
            <text:p>0</text:p>
          </table:table-cell>
          <table:table-cell table:style-name="ce5" table:formula="of:=IF([.E323]=0;IF([.F323]=0;1;0);0)" office:value-type="float" office:value="1" calcext:value-type="float">
            <text:p>1</text:p>
          </table:table-cell>
          <table:table-cell table:style-name="ce5" table:formula="of:=SUM([.$G$26:.G323])&lt;=2" office:value-type="float" office:value="0" calcext:value-type="float">
            <text:p>0</text:p>
          </table:table-cell>
          <table:table-cell table:style-name="ce5" table:formula="of:=IF([.H323];   (([.E323]+[.F323])/(1+[.$C$10]))*Vprog;  &quot;&quot;)">
            <text:p/>
          </table:table-cell>
          <table:table-cell table:style-name="ce5" table:formula="of:=IF([.H323];  (((([.I323]+[.I322])/2)*itp)/1000)+[.J322];&quot;&quot;)">
            <text:p/>
          </table:table-cell>
          <table:table-cell table:style-name="ce5" table:formula="of:=IF([.H323];     ([.I323]-[.I32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3]=1;[.H3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3]+1" office:value-type="float" office:value="299" calcext:value-type="float">
            <text:p>299</text:p>
          </table:table-cell>
          <table:table-cell table:style-name="ce5" table:formula="of:=(([.B324]-1)*itp)/1000" office:value-type="float" office:value="2.98" calcext:value-type="float">
            <text:p>2.98</text:p>
          </table:table-cell>
          <table:table-cell table:style-name="ce5" table:formula="of:=IF(([.B324]&lt;([.$C$11]+2));1;0)" office:value-type="float" office:value="0" calcext:value-type="float">
            <text:p>0</text:p>
          </table:table-cell>
          <table:table-cell table:style-name="ce5" table:formula="of:=MAX(0;MIN(1;([.E323]+IF(([.D324]=1);(1/[.$C$9]);(-1/[.$C$9])))))" office:value-type="float" office:value="0" calcext:value-type="float">
            <text:p>0</text:p>
          </table:table-cell>
          <table:table-cell table:style-name="ce5" table:formula="of:=SUM(OFFSET([.E324];((-1*MIN([.$C$10];[.B324]))+1);0;MIN([.$C$10];[.B324]);1))" office:value-type="float" office:value="0" calcext:value-type="float">
            <text:p>0</text:p>
          </table:table-cell>
          <table:table-cell table:style-name="ce5" table:formula="of:=IF([.E324]=0;IF([.F324]=0;1;0);0)" office:value-type="float" office:value="1" calcext:value-type="float">
            <text:p>1</text:p>
          </table:table-cell>
          <table:table-cell table:style-name="ce5" table:formula="of:=SUM([.$G$26:.G324])&lt;=2" office:value-type="float" office:value="0" calcext:value-type="float">
            <text:p>0</text:p>
          </table:table-cell>
          <table:table-cell table:style-name="ce5" table:formula="of:=IF([.H324];   (([.E324]+[.F324])/(1+[.$C$10]))*Vprog;  &quot;&quot;)">
            <text:p/>
          </table:table-cell>
          <table:table-cell table:style-name="ce5" table:formula="of:=IF([.H324];  (((([.I324]+[.I323])/2)*itp)/1000)+[.J323];&quot;&quot;)">
            <text:p/>
          </table:table-cell>
          <table:table-cell table:style-name="ce5" table:formula="of:=IF([.H324];     ([.I324]-[.I32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4]=1;[.H3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4]+1" office:value-type="float" office:value="300" calcext:value-type="float">
            <text:p>300</text:p>
          </table:table-cell>
          <table:table-cell table:style-name="ce5" table:formula="of:=(([.B325]-1)*itp)/1000" office:value-type="float" office:value="2.99" calcext:value-type="float">
            <text:p>2.99</text:p>
          </table:table-cell>
          <table:table-cell table:style-name="ce5" table:formula="of:=IF(([.B325]&lt;([.$C$11]+2));1;0)" office:value-type="float" office:value="0" calcext:value-type="float">
            <text:p>0</text:p>
          </table:table-cell>
          <table:table-cell table:style-name="ce5" table:formula="of:=MAX(0;MIN(1;([.E324]+IF(([.D325]=1);(1/[.$C$9]);(-1/[.$C$9])))))" office:value-type="float" office:value="0" calcext:value-type="float">
            <text:p>0</text:p>
          </table:table-cell>
          <table:table-cell table:style-name="ce5" table:formula="of:=SUM(OFFSET([.E325];((-1*MIN([.$C$10];[.B325]))+1);0;MIN([.$C$10];[.B325]);1))" office:value-type="float" office:value="0" calcext:value-type="float">
            <text:p>0</text:p>
          </table:table-cell>
          <table:table-cell table:style-name="ce5" table:formula="of:=IF([.E325]=0;IF([.F325]=0;1;0);0)" office:value-type="float" office:value="1" calcext:value-type="float">
            <text:p>1</text:p>
          </table:table-cell>
          <table:table-cell table:style-name="ce5" table:formula="of:=SUM([.$G$26:.G325])&lt;=2" office:value-type="float" office:value="0" calcext:value-type="float">
            <text:p>0</text:p>
          </table:table-cell>
          <table:table-cell table:style-name="ce5" table:formula="of:=IF([.H325];   (([.E325]+[.F325])/(1+[.$C$10]))*Vprog;  &quot;&quot;)">
            <text:p/>
          </table:table-cell>
          <table:table-cell table:style-name="ce5" table:formula="of:=IF([.H325];  (((([.I325]+[.I324])/2)*itp)/1000)+[.J324];&quot;&quot;)">
            <text:p/>
          </table:table-cell>
          <table:table-cell table:style-name="ce5" table:formula="of:=IF([.H325];     ([.I325]-[.I32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5]=1;[.H3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5]+1" office:value-type="float" office:value="301" calcext:value-type="float">
            <text:p>301</text:p>
          </table:table-cell>
          <table:table-cell table:style-name="ce5" table:formula="of:=(([.B326]-1)*itp)/1000" office:value-type="float" office:value="3" calcext:value-type="float">
            <text:p>3</text:p>
          </table:table-cell>
          <table:table-cell table:style-name="ce5" table:formula="of:=IF(([.B326]&lt;([.$C$11]+2));1;0)" office:value-type="float" office:value="0" calcext:value-type="float">
            <text:p>0</text:p>
          </table:table-cell>
          <table:table-cell table:style-name="ce5" table:formula="of:=MAX(0;MIN(1;([.E325]+IF(([.D326]=1);(1/[.$C$9]);(-1/[.$C$9])))))" office:value-type="float" office:value="0" calcext:value-type="float">
            <text:p>0</text:p>
          </table:table-cell>
          <table:table-cell table:style-name="ce5" table:formula="of:=SUM(OFFSET([.E326];((-1*MIN([.$C$10];[.B326]))+1);0;MIN([.$C$10];[.B326]);1))" office:value-type="float" office:value="0" calcext:value-type="float">
            <text:p>0</text:p>
          </table:table-cell>
          <table:table-cell table:style-name="ce5" table:formula="of:=IF([.E326]=0;IF([.F326]=0;1;0);0)" office:value-type="float" office:value="1" calcext:value-type="float">
            <text:p>1</text:p>
          </table:table-cell>
          <table:table-cell table:style-name="ce5" table:formula="of:=SUM([.$G$26:.G326])&lt;=2" office:value-type="float" office:value="0" calcext:value-type="float">
            <text:p>0</text:p>
          </table:table-cell>
          <table:table-cell table:style-name="ce5" table:formula="of:=IF([.H326];   (([.E326]+[.F326])/(1+[.$C$10]))*Vprog;  &quot;&quot;)">
            <text:p/>
          </table:table-cell>
          <table:table-cell table:style-name="ce5" table:formula="of:=IF([.H326];  (((([.I326]+[.I325])/2)*itp)/1000)+[.J325];&quot;&quot;)">
            <text:p/>
          </table:table-cell>
          <table:table-cell table:style-name="ce5" table:formula="of:=IF([.H326];     ([.I326]-[.I32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6]=1;[.H3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6]+1" office:value-type="float" office:value="302" calcext:value-type="float">
            <text:p>302</text:p>
          </table:table-cell>
          <table:table-cell table:style-name="ce5" table:formula="of:=(([.B327]-1)*itp)/1000" office:value-type="float" office:value="3.01" calcext:value-type="float">
            <text:p>3.01</text:p>
          </table:table-cell>
          <table:table-cell table:style-name="ce5" table:formula="of:=IF(([.B327]&lt;([.$C$11]+2));1;0)" office:value-type="float" office:value="0" calcext:value-type="float">
            <text:p>0</text:p>
          </table:table-cell>
          <table:table-cell table:style-name="ce5" table:formula="of:=MAX(0;MIN(1;([.E326]+IF(([.D327]=1);(1/[.$C$9]);(-1/[.$C$9])))))" office:value-type="float" office:value="0" calcext:value-type="float">
            <text:p>0</text:p>
          </table:table-cell>
          <table:table-cell table:style-name="ce5" table:formula="of:=SUM(OFFSET([.E327];((-1*MIN([.$C$10];[.B327]))+1);0;MIN([.$C$10];[.B327]);1))" office:value-type="float" office:value="0" calcext:value-type="float">
            <text:p>0</text:p>
          </table:table-cell>
          <table:table-cell table:style-name="ce5" table:formula="of:=IF([.E327]=0;IF([.F327]=0;1;0);0)" office:value-type="float" office:value="1" calcext:value-type="float">
            <text:p>1</text:p>
          </table:table-cell>
          <table:table-cell table:style-name="ce5" table:formula="of:=SUM([.$G$26:.G327])&lt;=2" office:value-type="float" office:value="0" calcext:value-type="float">
            <text:p>0</text:p>
          </table:table-cell>
          <table:table-cell table:style-name="ce5" table:formula="of:=IF([.H327];   (([.E327]+[.F327])/(1+[.$C$10]))*Vprog;  &quot;&quot;)">
            <text:p/>
          </table:table-cell>
          <table:table-cell table:style-name="ce5" table:formula="of:=IF([.H327];  (((([.I327]+[.I326])/2)*itp)/1000)+[.J326];&quot;&quot;)">
            <text:p/>
          </table:table-cell>
          <table:table-cell table:style-name="ce5" table:formula="of:=IF([.H327];     ([.I327]-[.I32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7]=1;[.H32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7]+1" office:value-type="float" office:value="303" calcext:value-type="float">
            <text:p>303</text:p>
          </table:table-cell>
          <table:table-cell table:style-name="ce5" table:formula="of:=(([.B328]-1)*itp)/1000" office:value-type="float" office:value="3.02" calcext:value-type="float">
            <text:p>3.02</text:p>
          </table:table-cell>
          <table:table-cell table:style-name="ce5" table:formula="of:=IF(([.B328]&lt;([.$C$11]+2));1;0)" office:value-type="float" office:value="0" calcext:value-type="float">
            <text:p>0</text:p>
          </table:table-cell>
          <table:table-cell table:style-name="ce5" table:formula="of:=MAX(0;MIN(1;([.E327]+IF(([.D328]=1);(1/[.$C$9]);(-1/[.$C$9])))))" office:value-type="float" office:value="0" calcext:value-type="float">
            <text:p>0</text:p>
          </table:table-cell>
          <table:table-cell table:style-name="ce5" table:formula="of:=SUM(OFFSET([.E328];((-1*MIN([.$C$10];[.B328]))+1);0;MIN([.$C$10];[.B328]);1))" office:value-type="float" office:value="0" calcext:value-type="float">
            <text:p>0</text:p>
          </table:table-cell>
          <table:table-cell table:style-name="ce5" table:formula="of:=IF([.E328]=0;IF([.F328]=0;1;0);0)" office:value-type="float" office:value="1" calcext:value-type="float">
            <text:p>1</text:p>
          </table:table-cell>
          <table:table-cell table:style-name="ce5" table:formula="of:=SUM([.$G$26:.G328])&lt;=2" office:value-type="float" office:value="0" calcext:value-type="float">
            <text:p>0</text:p>
          </table:table-cell>
          <table:table-cell table:style-name="ce5" table:formula="of:=IF([.H328];   (([.E328]+[.F328])/(1+[.$C$10]))*Vprog;  &quot;&quot;)">
            <text:p/>
          </table:table-cell>
          <table:table-cell table:style-name="ce5" table:formula="of:=IF([.H328];  (((([.I328]+[.I327])/2)*itp)/1000)+[.J327];&quot;&quot;)">
            <text:p/>
          </table:table-cell>
          <table:table-cell table:style-name="ce5" table:formula="of:=IF([.H328];     ([.I328]-[.I32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8]=1;[.H3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8]+1" office:value-type="float" office:value="304" calcext:value-type="float">
            <text:p>304</text:p>
          </table:table-cell>
          <table:table-cell table:style-name="ce5" table:formula="of:=(([.B329]-1)*itp)/1000" office:value-type="float" office:value="3.03" calcext:value-type="float">
            <text:p>3.03</text:p>
          </table:table-cell>
          <table:table-cell table:style-name="ce5" table:formula="of:=IF(([.B329]&lt;([.$C$11]+2));1;0)" office:value-type="float" office:value="0" calcext:value-type="float">
            <text:p>0</text:p>
          </table:table-cell>
          <table:table-cell table:style-name="ce5" table:formula="of:=MAX(0;MIN(1;([.E328]+IF(([.D329]=1);(1/[.$C$9]);(-1/[.$C$9])))))" office:value-type="float" office:value="0" calcext:value-type="float">
            <text:p>0</text:p>
          </table:table-cell>
          <table:table-cell table:style-name="ce5" table:formula="of:=SUM(OFFSET([.E329];((-1*MIN([.$C$10];[.B329]))+1);0;MIN([.$C$10];[.B329]);1))" office:value-type="float" office:value="0" calcext:value-type="float">
            <text:p>0</text:p>
          </table:table-cell>
          <table:table-cell table:style-name="ce5" table:formula="of:=IF([.E329]=0;IF([.F329]=0;1;0);0)" office:value-type="float" office:value="1" calcext:value-type="float">
            <text:p>1</text:p>
          </table:table-cell>
          <table:table-cell table:style-name="ce5" table:formula="of:=SUM([.$G$26:.G329])&lt;=2" office:value-type="float" office:value="0" calcext:value-type="float">
            <text:p>0</text:p>
          </table:table-cell>
          <table:table-cell table:style-name="ce5" table:formula="of:=IF([.H329];   (([.E329]+[.F329])/(1+[.$C$10]))*Vprog;  &quot;&quot;)">
            <text:p/>
          </table:table-cell>
          <table:table-cell table:style-name="ce5" table:formula="of:=IF([.H329];  (((([.I329]+[.I328])/2)*itp)/1000)+[.J328];&quot;&quot;)">
            <text:p/>
          </table:table-cell>
          <table:table-cell table:style-name="ce5" table:formula="of:=IF([.H329];     ([.I329]-[.I32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29]=1;[.H3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29]+1" office:value-type="float" office:value="305" calcext:value-type="float">
            <text:p>305</text:p>
          </table:table-cell>
          <table:table-cell table:style-name="ce5" table:formula="of:=(([.B330]-1)*itp)/1000" office:value-type="float" office:value="3.04" calcext:value-type="float">
            <text:p>3.04</text:p>
          </table:table-cell>
          <table:table-cell table:style-name="ce5" table:formula="of:=IF(([.B330]&lt;([.$C$11]+2));1;0)" office:value-type="float" office:value="0" calcext:value-type="float">
            <text:p>0</text:p>
          </table:table-cell>
          <table:table-cell table:style-name="ce5" table:formula="of:=MAX(0;MIN(1;([.E329]+IF(([.D330]=1);(1/[.$C$9]);(-1/[.$C$9])))))" office:value-type="float" office:value="0" calcext:value-type="float">
            <text:p>0</text:p>
          </table:table-cell>
          <table:table-cell table:style-name="ce5" table:formula="of:=SUM(OFFSET([.E330];((-1*MIN([.$C$10];[.B330]))+1);0;MIN([.$C$10];[.B330]);1))" office:value-type="float" office:value="0" calcext:value-type="float">
            <text:p>0</text:p>
          </table:table-cell>
          <table:table-cell table:style-name="ce5" table:formula="of:=IF([.E330]=0;IF([.F330]=0;1;0);0)" office:value-type="float" office:value="1" calcext:value-type="float">
            <text:p>1</text:p>
          </table:table-cell>
          <table:table-cell table:style-name="ce5" table:formula="of:=SUM([.$G$26:.G330])&lt;=2" office:value-type="float" office:value="0" calcext:value-type="float">
            <text:p>0</text:p>
          </table:table-cell>
          <table:table-cell table:style-name="ce5" table:formula="of:=IF([.H330];   (([.E330]+[.F330])/(1+[.$C$10]))*Vprog;  &quot;&quot;)">
            <text:p/>
          </table:table-cell>
          <table:table-cell table:style-name="ce5" table:formula="of:=IF([.H330];  (((([.I330]+[.I329])/2)*itp)/1000)+[.J329];&quot;&quot;)">
            <text:p/>
          </table:table-cell>
          <table:table-cell table:style-name="ce5" table:formula="of:=IF([.H330];     ([.I330]-[.I32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0]=1;[.H3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0]+1" office:value-type="float" office:value="306" calcext:value-type="float">
            <text:p>306</text:p>
          </table:table-cell>
          <table:table-cell table:style-name="ce5" table:formula="of:=(([.B331]-1)*itp)/1000" office:value-type="float" office:value="3.05" calcext:value-type="float">
            <text:p>3.05</text:p>
          </table:table-cell>
          <table:table-cell table:style-name="ce5" table:formula="of:=IF(([.B331]&lt;([.$C$11]+2));1;0)" office:value-type="float" office:value="0" calcext:value-type="float">
            <text:p>0</text:p>
          </table:table-cell>
          <table:table-cell table:style-name="ce5" table:formula="of:=MAX(0;MIN(1;([.E330]+IF(([.D331]=1);(1/[.$C$9]);(-1/[.$C$9])))))" office:value-type="float" office:value="0" calcext:value-type="float">
            <text:p>0</text:p>
          </table:table-cell>
          <table:table-cell table:style-name="ce5" table:formula="of:=SUM(OFFSET([.E331];((-1*MIN([.$C$10];[.B331]))+1);0;MIN([.$C$10];[.B331]);1))" office:value-type="float" office:value="0" calcext:value-type="float">
            <text:p>0</text:p>
          </table:table-cell>
          <table:table-cell table:style-name="ce5" table:formula="of:=IF([.E331]=0;IF([.F331]=0;1;0);0)" office:value-type="float" office:value="1" calcext:value-type="float">
            <text:p>1</text:p>
          </table:table-cell>
          <table:table-cell table:style-name="ce5" table:formula="of:=SUM([.$G$26:.G331])&lt;=2" office:value-type="float" office:value="0" calcext:value-type="float">
            <text:p>0</text:p>
          </table:table-cell>
          <table:table-cell table:style-name="ce5" table:formula="of:=IF([.H331];   (([.E331]+[.F331])/(1+[.$C$10]))*Vprog;  &quot;&quot;)">
            <text:p/>
          </table:table-cell>
          <table:table-cell table:style-name="ce5" table:formula="of:=IF([.H331];  (((([.I331]+[.I330])/2)*itp)/1000)+[.J330];&quot;&quot;)">
            <text:p/>
          </table:table-cell>
          <table:table-cell table:style-name="ce5" table:formula="of:=IF([.H331];     ([.I331]-[.I33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1]=1;[.H3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1]+1" office:value-type="float" office:value="307" calcext:value-type="float">
            <text:p>307</text:p>
          </table:table-cell>
          <table:table-cell table:style-name="ce5" table:formula="of:=(([.B332]-1)*itp)/1000" office:value-type="float" office:value="3.06" calcext:value-type="float">
            <text:p>3.06</text:p>
          </table:table-cell>
          <table:table-cell table:style-name="ce5" table:formula="of:=IF(([.B332]&lt;([.$C$11]+2));1;0)" office:value-type="float" office:value="0" calcext:value-type="float">
            <text:p>0</text:p>
          </table:table-cell>
          <table:table-cell table:style-name="ce5" table:formula="of:=MAX(0;MIN(1;([.E331]+IF(([.D332]=1);(1/[.$C$9]);(-1/[.$C$9])))))" office:value-type="float" office:value="0" calcext:value-type="float">
            <text:p>0</text:p>
          </table:table-cell>
          <table:table-cell table:style-name="ce5" table:formula="of:=SUM(OFFSET([.E332];((-1*MIN([.$C$10];[.B332]))+1);0;MIN([.$C$10];[.B332]);1))" office:value-type="float" office:value="0" calcext:value-type="float">
            <text:p>0</text:p>
          </table:table-cell>
          <table:table-cell table:style-name="ce5" table:formula="of:=IF([.E332]=0;IF([.F332]=0;1;0);0)" office:value-type="float" office:value="1" calcext:value-type="float">
            <text:p>1</text:p>
          </table:table-cell>
          <table:table-cell table:style-name="ce5" table:formula="of:=SUM([.$G$26:.G332])&lt;=2" office:value-type="float" office:value="0" calcext:value-type="float">
            <text:p>0</text:p>
          </table:table-cell>
          <table:table-cell table:style-name="ce5" table:formula="of:=IF([.H332];   (([.E332]+[.F332])/(1+[.$C$10]))*Vprog;  &quot;&quot;)">
            <text:p/>
          </table:table-cell>
          <table:table-cell table:style-name="ce5" table:formula="of:=IF([.H332];  (((([.I332]+[.I331])/2)*itp)/1000)+[.J331];&quot;&quot;)">
            <text:p/>
          </table:table-cell>
          <table:table-cell table:style-name="ce5" table:formula="of:=IF([.H332];     ([.I332]-[.I33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2]=1;[.H33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2]+1" office:value-type="float" office:value="308" calcext:value-type="float">
            <text:p>308</text:p>
          </table:table-cell>
          <table:table-cell table:style-name="ce5" table:formula="of:=(([.B333]-1)*itp)/1000" office:value-type="float" office:value="3.07" calcext:value-type="float">
            <text:p>3.07</text:p>
          </table:table-cell>
          <table:table-cell table:style-name="ce5" table:formula="of:=IF(([.B333]&lt;([.$C$11]+2));1;0)" office:value-type="float" office:value="0" calcext:value-type="float">
            <text:p>0</text:p>
          </table:table-cell>
          <table:table-cell table:style-name="ce5" table:formula="of:=MAX(0;MIN(1;([.E332]+IF(([.D333]=1);(1/[.$C$9]);(-1/[.$C$9])))))" office:value-type="float" office:value="0" calcext:value-type="float">
            <text:p>0</text:p>
          </table:table-cell>
          <table:table-cell table:style-name="ce5" table:formula="of:=SUM(OFFSET([.E333];((-1*MIN([.$C$10];[.B333]))+1);0;MIN([.$C$10];[.B333]);1))" office:value-type="float" office:value="0" calcext:value-type="float">
            <text:p>0</text:p>
          </table:table-cell>
          <table:table-cell table:style-name="ce5" table:formula="of:=IF([.E333]=0;IF([.F333]=0;1;0);0)" office:value-type="float" office:value="1" calcext:value-type="float">
            <text:p>1</text:p>
          </table:table-cell>
          <table:table-cell table:style-name="ce5" table:formula="of:=SUM([.$G$26:.G333])&lt;=2" office:value-type="float" office:value="0" calcext:value-type="float">
            <text:p>0</text:p>
          </table:table-cell>
          <table:table-cell table:style-name="ce5" table:formula="of:=IF([.H333];   (([.E333]+[.F333])/(1+[.$C$10]))*Vprog;  &quot;&quot;)">
            <text:p/>
          </table:table-cell>
          <table:table-cell table:style-name="ce5" table:formula="of:=IF([.H333];  (((([.I333]+[.I332])/2)*itp)/1000)+[.J332];&quot;&quot;)">
            <text:p/>
          </table:table-cell>
          <table:table-cell table:style-name="ce5" table:formula="of:=IF([.H333];     ([.I333]-[.I33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3]=1;[.H3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3]+1" office:value-type="float" office:value="309" calcext:value-type="float">
            <text:p>309</text:p>
          </table:table-cell>
          <table:table-cell table:style-name="ce5" table:formula="of:=(([.B334]-1)*itp)/1000" office:value-type="float" office:value="3.08" calcext:value-type="float">
            <text:p>3.08</text:p>
          </table:table-cell>
          <table:table-cell table:style-name="ce5" table:formula="of:=IF(([.B334]&lt;([.$C$11]+2));1;0)" office:value-type="float" office:value="0" calcext:value-type="float">
            <text:p>0</text:p>
          </table:table-cell>
          <table:table-cell table:style-name="ce5" table:formula="of:=MAX(0;MIN(1;([.E333]+IF(([.D334]=1);(1/[.$C$9]);(-1/[.$C$9])))))" office:value-type="float" office:value="0" calcext:value-type="float">
            <text:p>0</text:p>
          </table:table-cell>
          <table:table-cell table:style-name="ce5" table:formula="of:=SUM(OFFSET([.E334];((-1*MIN([.$C$10];[.B334]))+1);0;MIN([.$C$10];[.B334]);1))" office:value-type="float" office:value="0" calcext:value-type="float">
            <text:p>0</text:p>
          </table:table-cell>
          <table:table-cell table:style-name="ce5" table:formula="of:=IF([.E334]=0;IF([.F334]=0;1;0);0)" office:value-type="float" office:value="1" calcext:value-type="float">
            <text:p>1</text:p>
          </table:table-cell>
          <table:table-cell table:style-name="ce5" table:formula="of:=SUM([.$G$26:.G334])&lt;=2" office:value-type="float" office:value="0" calcext:value-type="float">
            <text:p>0</text:p>
          </table:table-cell>
          <table:table-cell table:style-name="ce5" table:formula="of:=IF([.H334];   (([.E334]+[.F334])/(1+[.$C$10]))*Vprog;  &quot;&quot;)">
            <text:p/>
          </table:table-cell>
          <table:table-cell table:style-name="ce5" table:formula="of:=IF([.H334];  (((([.I334]+[.I333])/2)*itp)/1000)+[.J333];&quot;&quot;)">
            <text:p/>
          </table:table-cell>
          <table:table-cell table:style-name="ce5" table:formula="of:=IF([.H334];     ([.I334]-[.I33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4]=1;[.H3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4]+1" office:value-type="float" office:value="310" calcext:value-type="float">
            <text:p>310</text:p>
          </table:table-cell>
          <table:table-cell table:style-name="ce5" table:formula="of:=(([.B335]-1)*itp)/1000" office:value-type="float" office:value="3.09" calcext:value-type="float">
            <text:p>3.09</text:p>
          </table:table-cell>
          <table:table-cell table:style-name="ce5" table:formula="of:=IF(([.B335]&lt;([.$C$11]+2));1;0)" office:value-type="float" office:value="0" calcext:value-type="float">
            <text:p>0</text:p>
          </table:table-cell>
          <table:table-cell table:style-name="ce5" table:formula="of:=MAX(0;MIN(1;([.E334]+IF(([.D335]=1);(1/[.$C$9]);(-1/[.$C$9])))))" office:value-type="float" office:value="0" calcext:value-type="float">
            <text:p>0</text:p>
          </table:table-cell>
          <table:table-cell table:style-name="ce5" table:formula="of:=SUM(OFFSET([.E335];((-1*MIN([.$C$10];[.B335]))+1);0;MIN([.$C$10];[.B335]);1))" office:value-type="float" office:value="0" calcext:value-type="float">
            <text:p>0</text:p>
          </table:table-cell>
          <table:table-cell table:style-name="ce5" table:formula="of:=IF([.E335]=0;IF([.F335]=0;1;0);0)" office:value-type="float" office:value="1" calcext:value-type="float">
            <text:p>1</text:p>
          </table:table-cell>
          <table:table-cell table:style-name="ce5" table:formula="of:=SUM([.$G$26:.G335])&lt;=2" office:value-type="float" office:value="0" calcext:value-type="float">
            <text:p>0</text:p>
          </table:table-cell>
          <table:table-cell table:style-name="ce5" table:formula="of:=IF([.H335];   (([.E335]+[.F335])/(1+[.$C$10]))*Vprog;  &quot;&quot;)">
            <text:p/>
          </table:table-cell>
          <table:table-cell table:style-name="ce5" table:formula="of:=IF([.H335];  (((([.I335]+[.I334])/2)*itp)/1000)+[.J334];&quot;&quot;)">
            <text:p/>
          </table:table-cell>
          <table:table-cell table:style-name="ce5" table:formula="of:=IF([.H335];     ([.I335]-[.I33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5]=1;[.H3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5]+1" office:value-type="float" office:value="311" calcext:value-type="float">
            <text:p>311</text:p>
          </table:table-cell>
          <table:table-cell table:style-name="ce5" table:formula="of:=(([.B336]-1)*itp)/1000" office:value-type="float" office:value="3.1" calcext:value-type="float">
            <text:p>3.1</text:p>
          </table:table-cell>
          <table:table-cell table:style-name="ce5" table:formula="of:=IF(([.B336]&lt;([.$C$11]+2));1;0)" office:value-type="float" office:value="0" calcext:value-type="float">
            <text:p>0</text:p>
          </table:table-cell>
          <table:table-cell table:style-name="ce5" table:formula="of:=MAX(0;MIN(1;([.E335]+IF(([.D336]=1);(1/[.$C$9]);(-1/[.$C$9])))))" office:value-type="float" office:value="0" calcext:value-type="float">
            <text:p>0</text:p>
          </table:table-cell>
          <table:table-cell table:style-name="ce5" table:formula="of:=SUM(OFFSET([.E336];((-1*MIN([.$C$10];[.B336]))+1);0;MIN([.$C$10];[.B336]);1))" office:value-type="float" office:value="0" calcext:value-type="float">
            <text:p>0</text:p>
          </table:table-cell>
          <table:table-cell table:style-name="ce5" table:formula="of:=IF([.E336]=0;IF([.F336]=0;1;0);0)" office:value-type="float" office:value="1" calcext:value-type="float">
            <text:p>1</text:p>
          </table:table-cell>
          <table:table-cell table:style-name="ce5" table:formula="of:=SUM([.$G$26:.G336])&lt;=2" office:value-type="float" office:value="0" calcext:value-type="float">
            <text:p>0</text:p>
          </table:table-cell>
          <table:table-cell table:style-name="ce5" table:formula="of:=IF([.H336];   (([.E336]+[.F336])/(1+[.$C$10]))*Vprog;  &quot;&quot;)">
            <text:p/>
          </table:table-cell>
          <table:table-cell table:style-name="ce5" table:formula="of:=IF([.H336];  (((([.I336]+[.I335])/2)*itp)/1000)+[.J335];&quot;&quot;)">
            <text:p/>
          </table:table-cell>
          <table:table-cell table:style-name="ce5" table:formula="of:=IF([.H336];     ([.I336]-[.I33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6]=1;[.H33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6]+1" office:value-type="float" office:value="312" calcext:value-type="float">
            <text:p>312</text:p>
          </table:table-cell>
          <table:table-cell table:style-name="ce5" table:formula="of:=(([.B337]-1)*itp)/1000" office:value-type="float" office:value="3.11" calcext:value-type="float">
            <text:p>3.11</text:p>
          </table:table-cell>
          <table:table-cell table:style-name="ce5" table:formula="of:=IF(([.B337]&lt;([.$C$11]+2));1;0)" office:value-type="float" office:value="0" calcext:value-type="float">
            <text:p>0</text:p>
          </table:table-cell>
          <table:table-cell table:style-name="ce5" table:formula="of:=MAX(0;MIN(1;([.E336]+IF(([.D337]=1);(1/[.$C$9]);(-1/[.$C$9])))))" office:value-type="float" office:value="0" calcext:value-type="float">
            <text:p>0</text:p>
          </table:table-cell>
          <table:table-cell table:style-name="ce5" table:formula="of:=SUM(OFFSET([.E337];((-1*MIN([.$C$10];[.B337]))+1);0;MIN([.$C$10];[.B337]);1))" office:value-type="float" office:value="0" calcext:value-type="float">
            <text:p>0</text:p>
          </table:table-cell>
          <table:table-cell table:style-name="ce5" table:formula="of:=IF([.E337]=0;IF([.F337]=0;1;0);0)" office:value-type="float" office:value="1" calcext:value-type="float">
            <text:p>1</text:p>
          </table:table-cell>
          <table:table-cell table:style-name="ce5" table:formula="of:=SUM([.$G$26:.G337])&lt;=2" office:value-type="float" office:value="0" calcext:value-type="float">
            <text:p>0</text:p>
          </table:table-cell>
          <table:table-cell table:style-name="ce5" table:formula="of:=IF([.H337];   (([.E337]+[.F337])/(1+[.$C$10]))*Vprog;  &quot;&quot;)">
            <text:p/>
          </table:table-cell>
          <table:table-cell table:style-name="ce5" table:formula="of:=IF([.H337];  (((([.I337]+[.I336])/2)*itp)/1000)+[.J336];&quot;&quot;)">
            <text:p/>
          </table:table-cell>
          <table:table-cell table:style-name="ce5" table:formula="of:=IF([.H337];     ([.I337]-[.I33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7]=1;[.H33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7]+1" office:value-type="float" office:value="313" calcext:value-type="float">
            <text:p>313</text:p>
          </table:table-cell>
          <table:table-cell table:style-name="ce5" table:formula="of:=(([.B338]-1)*itp)/1000" office:value-type="float" office:value="3.12" calcext:value-type="float">
            <text:p>3.12</text:p>
          </table:table-cell>
          <table:table-cell table:style-name="ce5" table:formula="of:=IF(([.B338]&lt;([.$C$11]+2));1;0)" office:value-type="float" office:value="0" calcext:value-type="float">
            <text:p>0</text:p>
          </table:table-cell>
          <table:table-cell table:style-name="ce5" table:formula="of:=MAX(0;MIN(1;([.E337]+IF(([.D338]=1);(1/[.$C$9]);(-1/[.$C$9])))))" office:value-type="float" office:value="0" calcext:value-type="float">
            <text:p>0</text:p>
          </table:table-cell>
          <table:table-cell table:style-name="ce5" table:formula="of:=SUM(OFFSET([.E338];((-1*MIN([.$C$10];[.B338]))+1);0;MIN([.$C$10];[.B338]);1))" office:value-type="float" office:value="0" calcext:value-type="float">
            <text:p>0</text:p>
          </table:table-cell>
          <table:table-cell table:style-name="ce5" table:formula="of:=IF([.E338]=0;IF([.F338]=0;1;0);0)" office:value-type="float" office:value="1" calcext:value-type="float">
            <text:p>1</text:p>
          </table:table-cell>
          <table:table-cell table:style-name="ce5" table:formula="of:=SUM([.$G$26:.G338])&lt;=2" office:value-type="float" office:value="0" calcext:value-type="float">
            <text:p>0</text:p>
          </table:table-cell>
          <table:table-cell table:style-name="ce5" table:formula="of:=IF([.H338];   (([.E338]+[.F338])/(1+[.$C$10]))*Vprog;  &quot;&quot;)">
            <text:p/>
          </table:table-cell>
          <table:table-cell table:style-name="ce5" table:formula="of:=IF([.H338];  (((([.I338]+[.I337])/2)*itp)/1000)+[.J337];&quot;&quot;)">
            <text:p/>
          </table:table-cell>
          <table:table-cell table:style-name="ce5" table:formula="of:=IF([.H338];     ([.I338]-[.I33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8]=1;[.H33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8]+1" office:value-type="float" office:value="314" calcext:value-type="float">
            <text:p>314</text:p>
          </table:table-cell>
          <table:table-cell table:style-name="ce5" table:formula="of:=(([.B339]-1)*itp)/1000" office:value-type="float" office:value="3.13" calcext:value-type="float">
            <text:p>3.13</text:p>
          </table:table-cell>
          <table:table-cell table:style-name="ce5" table:formula="of:=IF(([.B339]&lt;([.$C$11]+2));1;0)" office:value-type="float" office:value="0" calcext:value-type="float">
            <text:p>0</text:p>
          </table:table-cell>
          <table:table-cell table:style-name="ce5" table:formula="of:=MAX(0;MIN(1;([.E338]+IF(([.D339]=1);(1/[.$C$9]);(-1/[.$C$9])))))" office:value-type="float" office:value="0" calcext:value-type="float">
            <text:p>0</text:p>
          </table:table-cell>
          <table:table-cell table:style-name="ce5" table:formula="of:=SUM(OFFSET([.E339];((-1*MIN([.$C$10];[.B339]))+1);0;MIN([.$C$10];[.B339]);1))" office:value-type="float" office:value="0" calcext:value-type="float">
            <text:p>0</text:p>
          </table:table-cell>
          <table:table-cell table:style-name="ce5" table:formula="of:=IF([.E339]=0;IF([.F339]=0;1;0);0)" office:value-type="float" office:value="1" calcext:value-type="float">
            <text:p>1</text:p>
          </table:table-cell>
          <table:table-cell table:style-name="ce5" table:formula="of:=SUM([.$G$26:.G339])&lt;=2" office:value-type="float" office:value="0" calcext:value-type="float">
            <text:p>0</text:p>
          </table:table-cell>
          <table:table-cell table:style-name="ce5" table:formula="of:=IF([.H339];   (([.E339]+[.F339])/(1+[.$C$10]))*Vprog;  &quot;&quot;)">
            <text:p/>
          </table:table-cell>
          <table:table-cell table:style-name="ce5" table:formula="of:=IF([.H339];  (((([.I339]+[.I338])/2)*itp)/1000)+[.J338];&quot;&quot;)">
            <text:p/>
          </table:table-cell>
          <table:table-cell table:style-name="ce5" table:formula="of:=IF([.H339];     ([.I339]-[.I33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39]=1;[.H3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39]+1" office:value-type="float" office:value="315" calcext:value-type="float">
            <text:p>315</text:p>
          </table:table-cell>
          <table:table-cell table:style-name="ce5" table:formula="of:=(([.B340]-1)*itp)/1000" office:value-type="float" office:value="3.14" calcext:value-type="float">
            <text:p>3.14</text:p>
          </table:table-cell>
          <table:table-cell table:style-name="ce5" table:formula="of:=IF(([.B340]&lt;([.$C$11]+2));1;0)" office:value-type="float" office:value="0" calcext:value-type="float">
            <text:p>0</text:p>
          </table:table-cell>
          <table:table-cell table:style-name="ce5" table:formula="of:=MAX(0;MIN(1;([.E339]+IF(([.D340]=1);(1/[.$C$9]);(-1/[.$C$9])))))" office:value-type="float" office:value="0" calcext:value-type="float">
            <text:p>0</text:p>
          </table:table-cell>
          <table:table-cell table:style-name="ce5" table:formula="of:=SUM(OFFSET([.E340];((-1*MIN([.$C$10];[.B340]))+1);0;MIN([.$C$10];[.B340]);1))" office:value-type="float" office:value="0" calcext:value-type="float">
            <text:p>0</text:p>
          </table:table-cell>
          <table:table-cell table:style-name="ce5" table:formula="of:=IF([.E340]=0;IF([.F340]=0;1;0);0)" office:value-type="float" office:value="1" calcext:value-type="float">
            <text:p>1</text:p>
          </table:table-cell>
          <table:table-cell table:style-name="ce5" table:formula="of:=SUM([.$G$26:.G340])&lt;=2" office:value-type="float" office:value="0" calcext:value-type="float">
            <text:p>0</text:p>
          </table:table-cell>
          <table:table-cell table:style-name="ce5" table:formula="of:=IF([.H340];   (([.E340]+[.F340])/(1+[.$C$10]))*Vprog;  &quot;&quot;)">
            <text:p/>
          </table:table-cell>
          <table:table-cell table:style-name="ce5" table:formula="of:=IF([.H340];  (((([.I340]+[.I339])/2)*itp)/1000)+[.J339];&quot;&quot;)">
            <text:p/>
          </table:table-cell>
          <table:table-cell table:style-name="ce5" table:formula="of:=IF([.H340];     ([.I340]-[.I33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0]=1;[.H34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0]+1" office:value-type="float" office:value="316" calcext:value-type="float">
            <text:p>316</text:p>
          </table:table-cell>
          <table:table-cell table:style-name="ce5" table:formula="of:=(([.B341]-1)*itp)/1000" office:value-type="float" office:value="3.15" calcext:value-type="float">
            <text:p>3.15</text:p>
          </table:table-cell>
          <table:table-cell table:style-name="ce5" table:formula="of:=IF(([.B341]&lt;([.$C$11]+2));1;0)" office:value-type="float" office:value="0" calcext:value-type="float">
            <text:p>0</text:p>
          </table:table-cell>
          <table:table-cell table:style-name="ce5" table:formula="of:=MAX(0;MIN(1;([.E340]+IF(([.D341]=1);(1/[.$C$9]);(-1/[.$C$9])))))" office:value-type="float" office:value="0" calcext:value-type="float">
            <text:p>0</text:p>
          </table:table-cell>
          <table:table-cell table:style-name="ce5" table:formula="of:=SUM(OFFSET([.E341];((-1*MIN([.$C$10];[.B341]))+1);0;MIN([.$C$10];[.B341]);1))" office:value-type="float" office:value="0" calcext:value-type="float">
            <text:p>0</text:p>
          </table:table-cell>
          <table:table-cell table:style-name="ce5" table:formula="of:=IF([.E341]=0;IF([.F341]=0;1;0);0)" office:value-type="float" office:value="1" calcext:value-type="float">
            <text:p>1</text:p>
          </table:table-cell>
          <table:table-cell table:style-name="ce5" table:formula="of:=SUM([.$G$26:.G341])&lt;=2" office:value-type="float" office:value="0" calcext:value-type="float">
            <text:p>0</text:p>
          </table:table-cell>
          <table:table-cell table:style-name="ce5" table:formula="of:=IF([.H341];   (([.E341]+[.F341])/(1+[.$C$10]))*Vprog;  &quot;&quot;)">
            <text:p/>
          </table:table-cell>
          <table:table-cell table:style-name="ce5" table:formula="of:=IF([.H341];  (((([.I341]+[.I340])/2)*itp)/1000)+[.J340];&quot;&quot;)">
            <text:p/>
          </table:table-cell>
          <table:table-cell table:style-name="ce5" table:formula="of:=IF([.H341];     ([.I341]-[.I34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1]=1;[.H34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1]+1" office:value-type="float" office:value="317" calcext:value-type="float">
            <text:p>317</text:p>
          </table:table-cell>
          <table:table-cell table:style-name="ce5" table:formula="of:=(([.B342]-1)*itp)/1000" office:value-type="float" office:value="3.16" calcext:value-type="float">
            <text:p>3.16</text:p>
          </table:table-cell>
          <table:table-cell table:style-name="ce5" table:formula="of:=IF(([.B342]&lt;([.$C$11]+2));1;0)" office:value-type="float" office:value="0" calcext:value-type="float">
            <text:p>0</text:p>
          </table:table-cell>
          <table:table-cell table:style-name="ce5" table:formula="of:=MAX(0;MIN(1;([.E341]+IF(([.D342]=1);(1/[.$C$9]);(-1/[.$C$9])))))" office:value-type="float" office:value="0" calcext:value-type="float">
            <text:p>0</text:p>
          </table:table-cell>
          <table:table-cell table:style-name="ce5" table:formula="of:=SUM(OFFSET([.E342];((-1*MIN([.$C$10];[.B342]))+1);0;MIN([.$C$10];[.B342]);1))" office:value-type="float" office:value="0" calcext:value-type="float">
            <text:p>0</text:p>
          </table:table-cell>
          <table:table-cell table:style-name="ce5" table:formula="of:=IF([.E342]=0;IF([.F342]=0;1;0);0)" office:value-type="float" office:value="1" calcext:value-type="float">
            <text:p>1</text:p>
          </table:table-cell>
          <table:table-cell table:style-name="ce5" table:formula="of:=SUM([.$G$26:.G342])&lt;=2" office:value-type="float" office:value="0" calcext:value-type="float">
            <text:p>0</text:p>
          </table:table-cell>
          <table:table-cell table:style-name="ce5" table:formula="of:=IF([.H342];   (([.E342]+[.F342])/(1+[.$C$10]))*Vprog;  &quot;&quot;)">
            <text:p/>
          </table:table-cell>
          <table:table-cell table:style-name="ce5" table:formula="of:=IF([.H342];  (((([.I342]+[.I341])/2)*itp)/1000)+[.J341];&quot;&quot;)">
            <text:p/>
          </table:table-cell>
          <table:table-cell table:style-name="ce5" table:formula="of:=IF([.H342];     ([.I342]-[.I34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2]=1;[.H34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2]+1" office:value-type="float" office:value="318" calcext:value-type="float">
            <text:p>318</text:p>
          </table:table-cell>
          <table:table-cell table:style-name="ce5" table:formula="of:=(([.B343]-1)*itp)/1000" office:value-type="float" office:value="3.17" calcext:value-type="float">
            <text:p>3.17</text:p>
          </table:table-cell>
          <table:table-cell table:style-name="ce5" table:formula="of:=IF(([.B343]&lt;([.$C$11]+2));1;0)" office:value-type="float" office:value="0" calcext:value-type="float">
            <text:p>0</text:p>
          </table:table-cell>
          <table:table-cell table:style-name="ce5" table:formula="of:=MAX(0;MIN(1;([.E342]+IF(([.D343]=1);(1/[.$C$9]);(-1/[.$C$9])))))" office:value-type="float" office:value="0" calcext:value-type="float">
            <text:p>0</text:p>
          </table:table-cell>
          <table:table-cell table:style-name="ce5" table:formula="of:=SUM(OFFSET([.E343];((-1*MIN([.$C$10];[.B343]))+1);0;MIN([.$C$10];[.B343]);1))" office:value-type="float" office:value="0" calcext:value-type="float">
            <text:p>0</text:p>
          </table:table-cell>
          <table:table-cell table:style-name="ce5" table:formula="of:=IF([.E343]=0;IF([.F343]=0;1;0);0)" office:value-type="float" office:value="1" calcext:value-type="float">
            <text:p>1</text:p>
          </table:table-cell>
          <table:table-cell table:style-name="ce5" table:formula="of:=SUM([.$G$26:.G343])&lt;=2" office:value-type="float" office:value="0" calcext:value-type="float">
            <text:p>0</text:p>
          </table:table-cell>
          <table:table-cell table:style-name="ce5" table:formula="of:=IF([.H343];   (([.E343]+[.F343])/(1+[.$C$10]))*Vprog;  &quot;&quot;)">
            <text:p/>
          </table:table-cell>
          <table:table-cell table:style-name="ce5" table:formula="of:=IF([.H343];  (((([.I343]+[.I342])/2)*itp)/1000)+[.J342];&quot;&quot;)">
            <text:p/>
          </table:table-cell>
          <table:table-cell table:style-name="ce5" table:formula="of:=IF([.H343];     ([.I343]-[.I34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3]=1;[.H34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3]+1" office:value-type="float" office:value="319" calcext:value-type="float">
            <text:p>319</text:p>
          </table:table-cell>
          <table:table-cell table:style-name="ce5" table:formula="of:=(([.B344]-1)*itp)/1000" office:value-type="float" office:value="3.18" calcext:value-type="float">
            <text:p>3.18</text:p>
          </table:table-cell>
          <table:table-cell table:style-name="ce5" table:formula="of:=IF(([.B344]&lt;([.$C$11]+2));1;0)" office:value-type="float" office:value="0" calcext:value-type="float">
            <text:p>0</text:p>
          </table:table-cell>
          <table:table-cell table:style-name="ce5" table:formula="of:=MAX(0;MIN(1;([.E343]+IF(([.D344]=1);(1/[.$C$9]);(-1/[.$C$9])))))" office:value-type="float" office:value="0" calcext:value-type="float">
            <text:p>0</text:p>
          </table:table-cell>
          <table:table-cell table:style-name="ce5" table:formula="of:=SUM(OFFSET([.E344];((-1*MIN([.$C$10];[.B344]))+1);0;MIN([.$C$10];[.B344]);1))" office:value-type="float" office:value="0" calcext:value-type="float">
            <text:p>0</text:p>
          </table:table-cell>
          <table:table-cell table:style-name="ce5" table:formula="of:=IF([.E344]=0;IF([.F344]=0;1;0);0)" office:value-type="float" office:value="1" calcext:value-type="float">
            <text:p>1</text:p>
          </table:table-cell>
          <table:table-cell table:style-name="ce5" table:formula="of:=SUM([.$G$26:.G344])&lt;=2" office:value-type="float" office:value="0" calcext:value-type="float">
            <text:p>0</text:p>
          </table:table-cell>
          <table:table-cell table:style-name="ce5" table:formula="of:=IF([.H344];   (([.E344]+[.F344])/(1+[.$C$10]))*Vprog;  &quot;&quot;)">
            <text:p/>
          </table:table-cell>
          <table:table-cell table:style-name="ce5" table:formula="of:=IF([.H344];  (((([.I344]+[.I343])/2)*itp)/1000)+[.J343];&quot;&quot;)">
            <text:p/>
          </table:table-cell>
          <table:table-cell table:style-name="ce5" table:formula="of:=IF([.H344];     ([.I344]-[.I34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4]=1;[.H34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4]+1" office:value-type="float" office:value="320" calcext:value-type="float">
            <text:p>320</text:p>
          </table:table-cell>
          <table:table-cell table:style-name="ce5" table:formula="of:=(([.B345]-1)*itp)/1000" office:value-type="float" office:value="3.19" calcext:value-type="float">
            <text:p>3.19</text:p>
          </table:table-cell>
          <table:table-cell table:style-name="ce5" table:formula="of:=IF(([.B345]&lt;([.$C$11]+2));1;0)" office:value-type="float" office:value="0" calcext:value-type="float">
            <text:p>0</text:p>
          </table:table-cell>
          <table:table-cell table:style-name="ce5" table:formula="of:=MAX(0;MIN(1;([.E344]+IF(([.D345]=1);(1/[.$C$9]);(-1/[.$C$9])))))" office:value-type="float" office:value="0" calcext:value-type="float">
            <text:p>0</text:p>
          </table:table-cell>
          <table:table-cell table:style-name="ce5" table:formula="of:=SUM(OFFSET([.E345];((-1*MIN([.$C$10];[.B345]))+1);0;MIN([.$C$10];[.B345]);1))" office:value-type="float" office:value="0" calcext:value-type="float">
            <text:p>0</text:p>
          </table:table-cell>
          <table:table-cell table:style-name="ce5" table:formula="of:=IF([.E345]=0;IF([.F345]=0;1;0);0)" office:value-type="float" office:value="1" calcext:value-type="float">
            <text:p>1</text:p>
          </table:table-cell>
          <table:table-cell table:style-name="ce5" table:formula="of:=SUM([.$G$26:.G345])&lt;=2" office:value-type="float" office:value="0" calcext:value-type="float">
            <text:p>0</text:p>
          </table:table-cell>
          <table:table-cell table:style-name="ce5" table:formula="of:=IF([.H345];   (([.E345]+[.F345])/(1+[.$C$10]))*Vprog;  &quot;&quot;)">
            <text:p/>
          </table:table-cell>
          <table:table-cell table:style-name="ce5" table:formula="of:=IF([.H345];  (((([.I345]+[.I344])/2)*itp)/1000)+[.J344];&quot;&quot;)">
            <text:p/>
          </table:table-cell>
          <table:table-cell table:style-name="ce5" table:formula="of:=IF([.H345];     ([.I345]-[.I34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5]=1;[.H34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5]+1" office:value-type="float" office:value="321" calcext:value-type="float">
            <text:p>321</text:p>
          </table:table-cell>
          <table:table-cell table:style-name="ce5" table:formula="of:=(([.B346]-1)*itp)/1000" office:value-type="float" office:value="3.2" calcext:value-type="float">
            <text:p>3.2</text:p>
          </table:table-cell>
          <table:table-cell table:style-name="ce5" table:formula="of:=IF(([.B346]&lt;([.$C$11]+2));1;0)" office:value-type="float" office:value="0" calcext:value-type="float">
            <text:p>0</text:p>
          </table:table-cell>
          <table:table-cell table:style-name="ce5" table:formula="of:=MAX(0;MIN(1;([.E345]+IF(([.D346]=1);(1/[.$C$9]);(-1/[.$C$9])))))" office:value-type="float" office:value="0" calcext:value-type="float">
            <text:p>0</text:p>
          </table:table-cell>
          <table:table-cell table:style-name="ce5" table:formula="of:=SUM(OFFSET([.E346];((-1*MIN([.$C$10];[.B346]))+1);0;MIN([.$C$10];[.B346]);1))" office:value-type="float" office:value="0" calcext:value-type="float">
            <text:p>0</text:p>
          </table:table-cell>
          <table:table-cell table:style-name="ce5" table:formula="of:=IF([.E346]=0;IF([.F346]=0;1;0);0)" office:value-type="float" office:value="1" calcext:value-type="float">
            <text:p>1</text:p>
          </table:table-cell>
          <table:table-cell table:style-name="ce5" table:formula="of:=SUM([.$G$26:.G346])&lt;=2" office:value-type="float" office:value="0" calcext:value-type="float">
            <text:p>0</text:p>
          </table:table-cell>
          <table:table-cell table:style-name="ce5" table:formula="of:=IF([.H346];   (([.E346]+[.F346])/(1+[.$C$10]))*Vprog;  &quot;&quot;)">
            <text:p/>
          </table:table-cell>
          <table:table-cell table:style-name="ce5" table:formula="of:=IF([.H346];  (((([.I346]+[.I345])/2)*itp)/1000)+[.J345];&quot;&quot;)">
            <text:p/>
          </table:table-cell>
          <table:table-cell table:style-name="ce5" table:formula="of:=IF([.H346];     ([.I346]-[.I34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6]=1;[.H34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6]+1" office:value-type="float" office:value="322" calcext:value-type="float">
            <text:p>322</text:p>
          </table:table-cell>
          <table:table-cell table:style-name="ce5" table:formula="of:=(([.B347]-1)*itp)/1000" office:value-type="float" office:value="3.21" calcext:value-type="float">
            <text:p>3.21</text:p>
          </table:table-cell>
          <table:table-cell table:style-name="ce5" table:formula="of:=IF(([.B347]&lt;([.$C$11]+2));1;0)" office:value-type="float" office:value="0" calcext:value-type="float">
            <text:p>0</text:p>
          </table:table-cell>
          <table:table-cell table:style-name="ce5" table:formula="of:=MAX(0;MIN(1;([.E346]+IF(([.D347]=1);(1/[.$C$9]);(-1/[.$C$9])))))" office:value-type="float" office:value="0" calcext:value-type="float">
            <text:p>0</text:p>
          </table:table-cell>
          <table:table-cell table:style-name="ce5" table:formula="of:=SUM(OFFSET([.E347];((-1*MIN([.$C$10];[.B347]))+1);0;MIN([.$C$10];[.B347]);1))" office:value-type="float" office:value="0" calcext:value-type="float">
            <text:p>0</text:p>
          </table:table-cell>
          <table:table-cell table:style-name="ce5" table:formula="of:=IF([.E347]=0;IF([.F347]=0;1;0);0)" office:value-type="float" office:value="1" calcext:value-type="float">
            <text:p>1</text:p>
          </table:table-cell>
          <table:table-cell table:style-name="ce5" table:formula="of:=SUM([.$G$26:.G347])&lt;=2" office:value-type="float" office:value="0" calcext:value-type="float">
            <text:p>0</text:p>
          </table:table-cell>
          <table:table-cell table:style-name="ce5" table:formula="of:=IF([.H347];   (([.E347]+[.F347])/(1+[.$C$10]))*Vprog;  &quot;&quot;)">
            <text:p/>
          </table:table-cell>
          <table:table-cell table:style-name="ce5" table:formula="of:=IF([.H347];  (((([.I347]+[.I346])/2)*itp)/1000)+[.J346];&quot;&quot;)">
            <text:p/>
          </table:table-cell>
          <table:table-cell table:style-name="ce5" table:formula="of:=IF([.H347];     ([.I347]-[.I34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7]=1;[.H34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7]+1" office:value-type="float" office:value="323" calcext:value-type="float">
            <text:p>323</text:p>
          </table:table-cell>
          <table:table-cell table:style-name="ce5" table:formula="of:=(([.B348]-1)*itp)/1000" office:value-type="float" office:value="3.22" calcext:value-type="float">
            <text:p>3.22</text:p>
          </table:table-cell>
          <table:table-cell table:style-name="ce5" table:formula="of:=IF(([.B348]&lt;([.$C$11]+2));1;0)" office:value-type="float" office:value="0" calcext:value-type="float">
            <text:p>0</text:p>
          </table:table-cell>
          <table:table-cell table:style-name="ce5" table:formula="of:=MAX(0;MIN(1;([.E347]+IF(([.D348]=1);(1/[.$C$9]);(-1/[.$C$9])))))" office:value-type="float" office:value="0" calcext:value-type="float">
            <text:p>0</text:p>
          </table:table-cell>
          <table:table-cell table:style-name="ce5" table:formula="of:=SUM(OFFSET([.E348];((-1*MIN([.$C$10];[.B348]))+1);0;MIN([.$C$10];[.B348]);1))" office:value-type="float" office:value="0" calcext:value-type="float">
            <text:p>0</text:p>
          </table:table-cell>
          <table:table-cell table:style-name="ce5" table:formula="of:=IF([.E348]=0;IF([.F348]=0;1;0);0)" office:value-type="float" office:value="1" calcext:value-type="float">
            <text:p>1</text:p>
          </table:table-cell>
          <table:table-cell table:style-name="ce5" table:formula="of:=SUM([.$G$26:.G348])&lt;=2" office:value-type="float" office:value="0" calcext:value-type="float">
            <text:p>0</text:p>
          </table:table-cell>
          <table:table-cell table:style-name="ce5" table:formula="of:=IF([.H348];   (([.E348]+[.F348])/(1+[.$C$10]))*Vprog;  &quot;&quot;)">
            <text:p/>
          </table:table-cell>
          <table:table-cell table:style-name="ce5" table:formula="of:=IF([.H348];  (((([.I348]+[.I347])/2)*itp)/1000)+[.J347];&quot;&quot;)">
            <text:p/>
          </table:table-cell>
          <table:table-cell table:style-name="ce5" table:formula="of:=IF([.H348];     ([.I348]-[.I34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8]=1;[.H34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8]+1" office:value-type="float" office:value="324" calcext:value-type="float">
            <text:p>324</text:p>
          </table:table-cell>
          <table:table-cell table:style-name="ce5" table:formula="of:=(([.B349]-1)*itp)/1000" office:value-type="float" office:value="3.23" calcext:value-type="float">
            <text:p>3.23</text:p>
          </table:table-cell>
          <table:table-cell table:style-name="ce5" table:formula="of:=IF(([.B349]&lt;([.$C$11]+2));1;0)" office:value-type="float" office:value="0" calcext:value-type="float">
            <text:p>0</text:p>
          </table:table-cell>
          <table:table-cell table:style-name="ce5" table:formula="of:=MAX(0;MIN(1;([.E348]+IF(([.D349]=1);(1/[.$C$9]);(-1/[.$C$9])))))" office:value-type="float" office:value="0" calcext:value-type="float">
            <text:p>0</text:p>
          </table:table-cell>
          <table:table-cell table:style-name="ce5" table:formula="of:=SUM(OFFSET([.E349];((-1*MIN([.$C$10];[.B349]))+1);0;MIN([.$C$10];[.B349]);1))" office:value-type="float" office:value="0" calcext:value-type="float">
            <text:p>0</text:p>
          </table:table-cell>
          <table:table-cell table:style-name="ce5" table:formula="of:=IF([.E349]=0;IF([.F349]=0;1;0);0)" office:value-type="float" office:value="1" calcext:value-type="float">
            <text:p>1</text:p>
          </table:table-cell>
          <table:table-cell table:style-name="ce5" table:formula="of:=SUM([.$G$26:.G349])&lt;=2" office:value-type="float" office:value="0" calcext:value-type="float">
            <text:p>0</text:p>
          </table:table-cell>
          <table:table-cell table:style-name="ce5" table:formula="of:=IF([.H349];   (([.E349]+[.F349])/(1+[.$C$10]))*Vprog;  &quot;&quot;)">
            <text:p/>
          </table:table-cell>
          <table:table-cell table:style-name="ce5" table:formula="of:=IF([.H349];  (((([.I349]+[.I348])/2)*itp)/1000)+[.J348];&quot;&quot;)">
            <text:p/>
          </table:table-cell>
          <table:table-cell table:style-name="ce5" table:formula="of:=IF([.H349];     ([.I349]-[.I34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49]=1;[.H34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49]+1" office:value-type="float" office:value="325" calcext:value-type="float">
            <text:p>325</text:p>
          </table:table-cell>
          <table:table-cell table:style-name="ce5" table:formula="of:=(([.B350]-1)*itp)/1000" office:value-type="float" office:value="3.24" calcext:value-type="float">
            <text:p>3.24</text:p>
          </table:table-cell>
          <table:table-cell table:style-name="ce5" table:formula="of:=IF(([.B350]&lt;([.$C$11]+2));1;0)" office:value-type="float" office:value="0" calcext:value-type="float">
            <text:p>0</text:p>
          </table:table-cell>
          <table:table-cell table:style-name="ce5" table:formula="of:=MAX(0;MIN(1;([.E349]+IF(([.D350]=1);(1/[.$C$9]);(-1/[.$C$9])))))" office:value-type="float" office:value="0" calcext:value-type="float">
            <text:p>0</text:p>
          </table:table-cell>
          <table:table-cell table:style-name="ce5" table:formula="of:=SUM(OFFSET([.E350];((-1*MIN([.$C$10];[.B350]))+1);0;MIN([.$C$10];[.B350]);1))" office:value-type="float" office:value="0" calcext:value-type="float">
            <text:p>0</text:p>
          </table:table-cell>
          <table:table-cell table:style-name="ce5" table:formula="of:=IF([.E350]=0;IF([.F350]=0;1;0);0)" office:value-type="float" office:value="1" calcext:value-type="float">
            <text:p>1</text:p>
          </table:table-cell>
          <table:table-cell table:style-name="ce5" table:formula="of:=SUM([.$G$26:.G350])&lt;=2" office:value-type="float" office:value="0" calcext:value-type="float">
            <text:p>0</text:p>
          </table:table-cell>
          <table:table-cell table:style-name="ce5" table:formula="of:=IF([.H350];   (([.E350]+[.F350])/(1+[.$C$10]))*Vprog;  &quot;&quot;)">
            <text:p/>
          </table:table-cell>
          <table:table-cell table:style-name="ce5" table:formula="of:=IF([.H350];  (((([.I350]+[.I349])/2)*itp)/1000)+[.J349];&quot;&quot;)">
            <text:p/>
          </table:table-cell>
          <table:table-cell table:style-name="ce5" table:formula="of:=IF([.H350];     ([.I350]-[.I34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0]=1;[.H35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0]+1" office:value-type="float" office:value="326" calcext:value-type="float">
            <text:p>326</text:p>
          </table:table-cell>
          <table:table-cell table:style-name="ce5" table:formula="of:=(([.B351]-1)*itp)/1000" office:value-type="float" office:value="3.25" calcext:value-type="float">
            <text:p>3.25</text:p>
          </table:table-cell>
          <table:table-cell table:style-name="ce5" table:formula="of:=IF(([.B351]&lt;([.$C$11]+2));1;0)" office:value-type="float" office:value="0" calcext:value-type="float">
            <text:p>0</text:p>
          </table:table-cell>
          <table:table-cell table:style-name="ce5" table:formula="of:=MAX(0;MIN(1;([.E350]+IF(([.D351]=1);(1/[.$C$9]);(-1/[.$C$9])))))" office:value-type="float" office:value="0" calcext:value-type="float">
            <text:p>0</text:p>
          </table:table-cell>
          <table:table-cell table:style-name="ce5" table:formula="of:=SUM(OFFSET([.E351];((-1*MIN([.$C$10];[.B351]))+1);0;MIN([.$C$10];[.B351]);1))" office:value-type="float" office:value="0" calcext:value-type="float">
            <text:p>0</text:p>
          </table:table-cell>
          <table:table-cell table:style-name="ce5" table:formula="of:=IF([.E351]=0;IF([.F351]=0;1;0);0)" office:value-type="float" office:value="1" calcext:value-type="float">
            <text:p>1</text:p>
          </table:table-cell>
          <table:table-cell table:style-name="ce5" table:formula="of:=SUM([.$G$26:.G351])&lt;=2" office:value-type="float" office:value="0" calcext:value-type="float">
            <text:p>0</text:p>
          </table:table-cell>
          <table:table-cell table:style-name="ce5" table:formula="of:=IF([.H351];   (([.E351]+[.F351])/(1+[.$C$10]))*Vprog;  &quot;&quot;)">
            <text:p/>
          </table:table-cell>
          <table:table-cell table:style-name="ce5" table:formula="of:=IF([.H351];  (((([.I351]+[.I350])/2)*itp)/1000)+[.J350];&quot;&quot;)">
            <text:p/>
          </table:table-cell>
          <table:table-cell table:style-name="ce5" table:formula="of:=IF([.H351];     ([.I351]-[.I35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1]=1;[.H35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1]+1" office:value-type="float" office:value="327" calcext:value-type="float">
            <text:p>327</text:p>
          </table:table-cell>
          <table:table-cell table:style-name="ce5" table:formula="of:=(([.B352]-1)*itp)/1000" office:value-type="float" office:value="3.26" calcext:value-type="float">
            <text:p>3.26</text:p>
          </table:table-cell>
          <table:table-cell table:style-name="ce5" table:formula="of:=IF(([.B352]&lt;([.$C$11]+2));1;0)" office:value-type="float" office:value="0" calcext:value-type="float">
            <text:p>0</text:p>
          </table:table-cell>
          <table:table-cell table:style-name="ce5" table:formula="of:=MAX(0;MIN(1;([.E351]+IF(([.D352]=1);(1/[.$C$9]);(-1/[.$C$9])))))" office:value-type="float" office:value="0" calcext:value-type="float">
            <text:p>0</text:p>
          </table:table-cell>
          <table:table-cell table:style-name="ce5" table:formula="of:=SUM(OFFSET([.E352];((-1*MIN([.$C$10];[.B352]))+1);0;MIN([.$C$10];[.B352]);1))" office:value-type="float" office:value="0" calcext:value-type="float">
            <text:p>0</text:p>
          </table:table-cell>
          <table:table-cell table:style-name="ce5" table:formula="of:=IF([.E352]=0;IF([.F352]=0;1;0);0)" office:value-type="float" office:value="1" calcext:value-type="float">
            <text:p>1</text:p>
          </table:table-cell>
          <table:table-cell table:style-name="ce5" table:formula="of:=SUM([.$G$26:.G352])&lt;=2" office:value-type="float" office:value="0" calcext:value-type="float">
            <text:p>0</text:p>
          </table:table-cell>
          <table:table-cell table:style-name="ce5" table:formula="of:=IF([.H352];   (([.E352]+[.F352])/(1+[.$C$10]))*Vprog;  &quot;&quot;)">
            <text:p/>
          </table:table-cell>
          <table:table-cell table:style-name="ce5" table:formula="of:=IF([.H352];  (((([.I352]+[.I351])/2)*itp)/1000)+[.J351];&quot;&quot;)">
            <text:p/>
          </table:table-cell>
          <table:table-cell table:style-name="ce5" table:formula="of:=IF([.H352];     ([.I352]-[.I35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2]=1;[.H35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2]+1" office:value-type="float" office:value="328" calcext:value-type="float">
            <text:p>328</text:p>
          </table:table-cell>
          <table:table-cell table:style-name="ce5" table:formula="of:=(([.B353]-1)*itp)/1000" office:value-type="float" office:value="3.27" calcext:value-type="float">
            <text:p>3.27</text:p>
          </table:table-cell>
          <table:table-cell table:style-name="ce5" table:formula="of:=IF(([.B353]&lt;([.$C$11]+2));1;0)" office:value-type="float" office:value="0" calcext:value-type="float">
            <text:p>0</text:p>
          </table:table-cell>
          <table:table-cell table:style-name="ce5" table:formula="of:=MAX(0;MIN(1;([.E352]+IF(([.D353]=1);(1/[.$C$9]);(-1/[.$C$9])))))" office:value-type="float" office:value="0" calcext:value-type="float">
            <text:p>0</text:p>
          </table:table-cell>
          <table:table-cell table:style-name="ce5" table:formula="of:=SUM(OFFSET([.E353];((-1*MIN([.$C$10];[.B353]))+1);0;MIN([.$C$10];[.B353]);1))" office:value-type="float" office:value="0" calcext:value-type="float">
            <text:p>0</text:p>
          </table:table-cell>
          <table:table-cell table:style-name="ce5" table:formula="of:=IF([.E353]=0;IF([.F353]=0;1;0);0)" office:value-type="float" office:value="1" calcext:value-type="float">
            <text:p>1</text:p>
          </table:table-cell>
          <table:table-cell table:style-name="ce5" table:formula="of:=SUM([.$G$26:.G353])&lt;=2" office:value-type="float" office:value="0" calcext:value-type="float">
            <text:p>0</text:p>
          </table:table-cell>
          <table:table-cell table:style-name="ce5" table:formula="of:=IF([.H353];   (([.E353]+[.F353])/(1+[.$C$10]))*Vprog;  &quot;&quot;)">
            <text:p/>
          </table:table-cell>
          <table:table-cell table:style-name="ce5" table:formula="of:=IF([.H353];  (((([.I353]+[.I352])/2)*itp)/1000)+[.J352];&quot;&quot;)">
            <text:p/>
          </table:table-cell>
          <table:table-cell table:style-name="ce5" table:formula="of:=IF([.H353];     ([.I353]-[.I35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3]=1;[.H35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3]+1" office:value-type="float" office:value="329" calcext:value-type="float">
            <text:p>329</text:p>
          </table:table-cell>
          <table:table-cell table:style-name="ce5" table:formula="of:=(([.B354]-1)*itp)/1000" office:value-type="float" office:value="3.28" calcext:value-type="float">
            <text:p>3.28</text:p>
          </table:table-cell>
          <table:table-cell table:style-name="ce5" table:formula="of:=IF(([.B354]&lt;([.$C$11]+2));1;0)" office:value-type="float" office:value="0" calcext:value-type="float">
            <text:p>0</text:p>
          </table:table-cell>
          <table:table-cell table:style-name="ce5" table:formula="of:=MAX(0;MIN(1;([.E353]+IF(([.D354]=1);(1/[.$C$9]);(-1/[.$C$9])))))" office:value-type="float" office:value="0" calcext:value-type="float">
            <text:p>0</text:p>
          </table:table-cell>
          <table:table-cell table:style-name="ce5" table:formula="of:=SUM(OFFSET([.E354];((-1*MIN([.$C$10];[.B354]))+1);0;MIN([.$C$10];[.B354]);1))" office:value-type="float" office:value="0" calcext:value-type="float">
            <text:p>0</text:p>
          </table:table-cell>
          <table:table-cell table:style-name="ce5" table:formula="of:=IF([.E354]=0;IF([.F354]=0;1;0);0)" office:value-type="float" office:value="1" calcext:value-type="float">
            <text:p>1</text:p>
          </table:table-cell>
          <table:table-cell table:style-name="ce5" table:formula="of:=SUM([.$G$26:.G354])&lt;=2" office:value-type="float" office:value="0" calcext:value-type="float">
            <text:p>0</text:p>
          </table:table-cell>
          <table:table-cell table:style-name="ce5" table:formula="of:=IF([.H354];   (([.E354]+[.F354])/(1+[.$C$10]))*Vprog;  &quot;&quot;)">
            <text:p/>
          </table:table-cell>
          <table:table-cell table:style-name="ce5" table:formula="of:=IF([.H354];  (((([.I354]+[.I353])/2)*itp)/1000)+[.J353];&quot;&quot;)">
            <text:p/>
          </table:table-cell>
          <table:table-cell table:style-name="ce5" table:formula="of:=IF([.H354];     ([.I354]-[.I35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4]=1;[.H35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4]+1" office:value-type="float" office:value="330" calcext:value-type="float">
            <text:p>330</text:p>
          </table:table-cell>
          <table:table-cell table:style-name="ce5" table:formula="of:=(([.B355]-1)*itp)/1000" office:value-type="float" office:value="3.29" calcext:value-type="float">
            <text:p>3.29</text:p>
          </table:table-cell>
          <table:table-cell table:style-name="ce5" table:formula="of:=IF(([.B355]&lt;([.$C$11]+2));1;0)" office:value-type="float" office:value="0" calcext:value-type="float">
            <text:p>0</text:p>
          </table:table-cell>
          <table:table-cell table:style-name="ce5" table:formula="of:=MAX(0;MIN(1;([.E354]+IF(([.D355]=1);(1/[.$C$9]);(-1/[.$C$9])))))" office:value-type="float" office:value="0" calcext:value-type="float">
            <text:p>0</text:p>
          </table:table-cell>
          <table:table-cell table:style-name="ce5" table:formula="of:=SUM(OFFSET([.E355];((-1*MIN([.$C$10];[.B355]))+1);0;MIN([.$C$10];[.B355]);1))" office:value-type="float" office:value="0" calcext:value-type="float">
            <text:p>0</text:p>
          </table:table-cell>
          <table:table-cell table:style-name="ce5" table:formula="of:=IF([.E355]=0;IF([.F355]=0;1;0);0)" office:value-type="float" office:value="1" calcext:value-type="float">
            <text:p>1</text:p>
          </table:table-cell>
          <table:table-cell table:style-name="ce5" table:formula="of:=SUM([.$G$26:.G355])&lt;=2" office:value-type="float" office:value="0" calcext:value-type="float">
            <text:p>0</text:p>
          </table:table-cell>
          <table:table-cell table:style-name="ce5" table:formula="of:=IF([.H355];   (([.E355]+[.F355])/(1+[.$C$10]))*Vprog;  &quot;&quot;)">
            <text:p/>
          </table:table-cell>
          <table:table-cell table:style-name="ce5" table:formula="of:=IF([.H355];  (((([.I355]+[.I354])/2)*itp)/1000)+[.J354];&quot;&quot;)">
            <text:p/>
          </table:table-cell>
          <table:table-cell table:style-name="ce5" table:formula="of:=IF([.H355];     ([.I355]-[.I35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5]=1;[.H35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5]+1" office:value-type="float" office:value="331" calcext:value-type="float">
            <text:p>331</text:p>
          </table:table-cell>
          <table:table-cell table:style-name="ce5" table:formula="of:=(([.B356]-1)*itp)/1000" office:value-type="float" office:value="3.3" calcext:value-type="float">
            <text:p>3.3</text:p>
          </table:table-cell>
          <table:table-cell table:style-name="ce5" table:formula="of:=IF(([.B356]&lt;([.$C$11]+2));1;0)" office:value-type="float" office:value="0" calcext:value-type="float">
            <text:p>0</text:p>
          </table:table-cell>
          <table:table-cell table:style-name="ce5" table:formula="of:=MAX(0;MIN(1;([.E355]+IF(([.D356]=1);(1/[.$C$9]);(-1/[.$C$9])))))" office:value-type="float" office:value="0" calcext:value-type="float">
            <text:p>0</text:p>
          </table:table-cell>
          <table:table-cell table:style-name="ce5" table:formula="of:=SUM(OFFSET([.E356];((-1*MIN([.$C$10];[.B356]))+1);0;MIN([.$C$10];[.B356]);1))" office:value-type="float" office:value="0" calcext:value-type="float">
            <text:p>0</text:p>
          </table:table-cell>
          <table:table-cell table:style-name="ce5" table:formula="of:=IF([.E356]=0;IF([.F356]=0;1;0);0)" office:value-type="float" office:value="1" calcext:value-type="float">
            <text:p>1</text:p>
          </table:table-cell>
          <table:table-cell table:style-name="ce5" table:formula="of:=SUM([.$G$26:.G356])&lt;=2" office:value-type="float" office:value="0" calcext:value-type="float">
            <text:p>0</text:p>
          </table:table-cell>
          <table:table-cell table:style-name="ce5" table:formula="of:=IF([.H356];   (([.E356]+[.F356])/(1+[.$C$10]))*Vprog;  &quot;&quot;)">
            <text:p/>
          </table:table-cell>
          <table:table-cell table:style-name="ce5" table:formula="of:=IF([.H356];  (((([.I356]+[.I355])/2)*itp)/1000)+[.J355];&quot;&quot;)">
            <text:p/>
          </table:table-cell>
          <table:table-cell table:style-name="ce5" table:formula="of:=IF([.H356];     ([.I356]-[.I35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6]=1;[.H35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6]+1" office:value-type="float" office:value="332" calcext:value-type="float">
            <text:p>332</text:p>
          </table:table-cell>
          <table:table-cell table:style-name="ce5" table:formula="of:=(([.B357]-1)*itp)/1000" office:value-type="float" office:value="3.31" calcext:value-type="float">
            <text:p>3.31</text:p>
          </table:table-cell>
          <table:table-cell table:style-name="ce5" table:formula="of:=IF(([.B357]&lt;([.$C$11]+2));1;0)" office:value-type="float" office:value="0" calcext:value-type="float">
            <text:p>0</text:p>
          </table:table-cell>
          <table:table-cell table:style-name="ce5" table:formula="of:=MAX(0;MIN(1;([.E356]+IF(([.D357]=1);(1/[.$C$9]);(-1/[.$C$9])))))" office:value-type="float" office:value="0" calcext:value-type="float">
            <text:p>0</text:p>
          </table:table-cell>
          <table:table-cell table:style-name="ce5" table:formula="of:=SUM(OFFSET([.E357];((-1*MIN([.$C$10];[.B357]))+1);0;MIN([.$C$10];[.B357]);1))" office:value-type="float" office:value="0" calcext:value-type="float">
            <text:p>0</text:p>
          </table:table-cell>
          <table:table-cell table:style-name="ce5" table:formula="of:=IF([.E357]=0;IF([.F357]=0;1;0);0)" office:value-type="float" office:value="1" calcext:value-type="float">
            <text:p>1</text:p>
          </table:table-cell>
          <table:table-cell table:style-name="ce5" table:formula="of:=SUM([.$G$26:.G357])&lt;=2" office:value-type="float" office:value="0" calcext:value-type="float">
            <text:p>0</text:p>
          </table:table-cell>
          <table:table-cell table:style-name="ce5" table:formula="of:=IF([.H357];   (([.E357]+[.F357])/(1+[.$C$10]))*Vprog;  &quot;&quot;)">
            <text:p/>
          </table:table-cell>
          <table:table-cell table:style-name="ce5" table:formula="of:=IF([.H357];  (((([.I357]+[.I356])/2)*itp)/1000)+[.J356];&quot;&quot;)">
            <text:p/>
          </table:table-cell>
          <table:table-cell table:style-name="ce5" table:formula="of:=IF([.H357];     ([.I357]-[.I35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7]=1;[.H35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7]+1" office:value-type="float" office:value="333" calcext:value-type="float">
            <text:p>333</text:p>
          </table:table-cell>
          <table:table-cell table:style-name="ce5" table:formula="of:=(([.B358]-1)*itp)/1000" office:value-type="float" office:value="3.32" calcext:value-type="float">
            <text:p>3.32</text:p>
          </table:table-cell>
          <table:table-cell table:style-name="ce5" table:formula="of:=IF(([.B358]&lt;([.$C$11]+2));1;0)" office:value-type="float" office:value="0" calcext:value-type="float">
            <text:p>0</text:p>
          </table:table-cell>
          <table:table-cell table:style-name="ce5" table:formula="of:=MAX(0;MIN(1;([.E357]+IF(([.D358]=1);(1/[.$C$9]);(-1/[.$C$9])))))" office:value-type="float" office:value="0" calcext:value-type="float">
            <text:p>0</text:p>
          </table:table-cell>
          <table:table-cell table:style-name="ce5" table:formula="of:=SUM(OFFSET([.E358];((-1*MIN([.$C$10];[.B358]))+1);0;MIN([.$C$10];[.B358]);1))" office:value-type="float" office:value="0" calcext:value-type="float">
            <text:p>0</text:p>
          </table:table-cell>
          <table:table-cell table:style-name="ce5" table:formula="of:=IF([.E358]=0;IF([.F358]=0;1;0);0)" office:value-type="float" office:value="1" calcext:value-type="float">
            <text:p>1</text:p>
          </table:table-cell>
          <table:table-cell table:style-name="ce5" table:formula="of:=SUM([.$G$26:.G358])&lt;=2" office:value-type="float" office:value="0" calcext:value-type="float">
            <text:p>0</text:p>
          </table:table-cell>
          <table:table-cell table:style-name="ce5" table:formula="of:=IF([.H358];   (([.E358]+[.F358])/(1+[.$C$10]))*Vprog;  &quot;&quot;)">
            <text:p/>
          </table:table-cell>
          <table:table-cell table:style-name="ce5" table:formula="of:=IF([.H358];  (((([.I358]+[.I357])/2)*itp)/1000)+[.J357];&quot;&quot;)">
            <text:p/>
          </table:table-cell>
          <table:table-cell table:style-name="ce5" table:formula="of:=IF([.H358];     ([.I358]-[.I35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8]=1;[.H35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8]+1" office:value-type="float" office:value="334" calcext:value-type="float">
            <text:p>334</text:p>
          </table:table-cell>
          <table:table-cell table:style-name="ce5" table:formula="of:=(([.B359]-1)*itp)/1000" office:value-type="float" office:value="3.33" calcext:value-type="float">
            <text:p>3.33</text:p>
          </table:table-cell>
          <table:table-cell table:style-name="ce5" table:formula="of:=IF(([.B359]&lt;([.$C$11]+2));1;0)" office:value-type="float" office:value="0" calcext:value-type="float">
            <text:p>0</text:p>
          </table:table-cell>
          <table:table-cell table:style-name="ce5" table:formula="of:=MAX(0;MIN(1;([.E358]+IF(([.D359]=1);(1/[.$C$9]);(-1/[.$C$9])))))" office:value-type="float" office:value="0" calcext:value-type="float">
            <text:p>0</text:p>
          </table:table-cell>
          <table:table-cell table:style-name="ce5" table:formula="of:=SUM(OFFSET([.E359];((-1*MIN([.$C$10];[.B359]))+1);0;MIN([.$C$10];[.B359]);1))" office:value-type="float" office:value="0" calcext:value-type="float">
            <text:p>0</text:p>
          </table:table-cell>
          <table:table-cell table:style-name="ce5" table:formula="of:=IF([.E359]=0;IF([.F359]=0;1;0);0)" office:value-type="float" office:value="1" calcext:value-type="float">
            <text:p>1</text:p>
          </table:table-cell>
          <table:table-cell table:style-name="ce5" table:formula="of:=SUM([.$G$26:.G359])&lt;=2" office:value-type="float" office:value="0" calcext:value-type="float">
            <text:p>0</text:p>
          </table:table-cell>
          <table:table-cell table:style-name="ce5" table:formula="of:=IF([.H359];   (([.E359]+[.F359])/(1+[.$C$10]))*Vprog;  &quot;&quot;)">
            <text:p/>
          </table:table-cell>
          <table:table-cell table:style-name="ce5" table:formula="of:=IF([.H359];  (((([.I359]+[.I358])/2)*itp)/1000)+[.J358];&quot;&quot;)">
            <text:p/>
          </table:table-cell>
          <table:table-cell table:style-name="ce5" table:formula="of:=IF([.H359];     ([.I359]-[.I35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59]=1;[.H35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59]+1" office:value-type="float" office:value="335" calcext:value-type="float">
            <text:p>335</text:p>
          </table:table-cell>
          <table:table-cell table:style-name="ce5" table:formula="of:=(([.B360]-1)*itp)/1000" office:value-type="float" office:value="3.34" calcext:value-type="float">
            <text:p>3.34</text:p>
          </table:table-cell>
          <table:table-cell table:style-name="ce5" table:formula="of:=IF(([.B360]&lt;([.$C$11]+2));1;0)" office:value-type="float" office:value="0" calcext:value-type="float">
            <text:p>0</text:p>
          </table:table-cell>
          <table:table-cell table:style-name="ce5" table:formula="of:=MAX(0;MIN(1;([.E359]+IF(([.D360]=1);(1/[.$C$9]);(-1/[.$C$9])))))" office:value-type="float" office:value="0" calcext:value-type="float">
            <text:p>0</text:p>
          </table:table-cell>
          <table:table-cell table:style-name="ce5" table:formula="of:=SUM(OFFSET([.E360];((-1*MIN([.$C$10];[.B360]))+1);0;MIN([.$C$10];[.B360]);1))" office:value-type="float" office:value="0" calcext:value-type="float">
            <text:p>0</text:p>
          </table:table-cell>
          <table:table-cell table:style-name="ce5" table:formula="of:=IF([.E360]=0;IF([.F360]=0;1;0);0)" office:value-type="float" office:value="1" calcext:value-type="float">
            <text:p>1</text:p>
          </table:table-cell>
          <table:table-cell table:style-name="ce5" table:formula="of:=SUM([.$G$26:.G360])&lt;=2" office:value-type="float" office:value="0" calcext:value-type="float">
            <text:p>0</text:p>
          </table:table-cell>
          <table:table-cell table:style-name="ce5" table:formula="of:=IF([.H360];   (([.E360]+[.F360])/(1+[.$C$10]))*Vprog;  &quot;&quot;)">
            <text:p/>
          </table:table-cell>
          <table:table-cell table:style-name="ce5" table:formula="of:=IF([.H360];  (((([.I360]+[.I359])/2)*itp)/1000)+[.J359];&quot;&quot;)">
            <text:p/>
          </table:table-cell>
          <table:table-cell table:style-name="ce5" table:formula="of:=IF([.H360];     ([.I360]-[.I35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0]=1;[.H36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0]+1" office:value-type="float" office:value="336" calcext:value-type="float">
            <text:p>336</text:p>
          </table:table-cell>
          <table:table-cell table:style-name="ce5" table:formula="of:=(([.B361]-1)*itp)/1000" office:value-type="float" office:value="3.35" calcext:value-type="float">
            <text:p>3.35</text:p>
          </table:table-cell>
          <table:table-cell table:style-name="ce5" table:formula="of:=IF(([.B361]&lt;([.$C$11]+2));1;0)" office:value-type="float" office:value="0" calcext:value-type="float">
            <text:p>0</text:p>
          </table:table-cell>
          <table:table-cell table:style-name="ce5" table:formula="of:=MAX(0;MIN(1;([.E360]+IF(([.D361]=1);(1/[.$C$9]);(-1/[.$C$9])))))" office:value-type="float" office:value="0" calcext:value-type="float">
            <text:p>0</text:p>
          </table:table-cell>
          <table:table-cell table:style-name="ce5" table:formula="of:=SUM(OFFSET([.E361];((-1*MIN([.$C$10];[.B361]))+1);0;MIN([.$C$10];[.B361]);1))" office:value-type="float" office:value="0" calcext:value-type="float">
            <text:p>0</text:p>
          </table:table-cell>
          <table:table-cell table:style-name="ce5" table:formula="of:=IF([.E361]=0;IF([.F361]=0;1;0);0)" office:value-type="float" office:value="1" calcext:value-type="float">
            <text:p>1</text:p>
          </table:table-cell>
          <table:table-cell table:style-name="ce5" table:formula="of:=SUM([.$G$26:.G361])&lt;=2" office:value-type="float" office:value="0" calcext:value-type="float">
            <text:p>0</text:p>
          </table:table-cell>
          <table:table-cell table:style-name="ce5" table:formula="of:=IF([.H361];   (([.E361]+[.F361])/(1+[.$C$10]))*Vprog;  &quot;&quot;)">
            <text:p/>
          </table:table-cell>
          <table:table-cell table:style-name="ce5" table:formula="of:=IF([.H361];  (((([.I361]+[.I360])/2)*itp)/1000)+[.J360];&quot;&quot;)">
            <text:p/>
          </table:table-cell>
          <table:table-cell table:style-name="ce5" table:formula="of:=IF([.H361];     ([.I361]-[.I36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1]=1;[.H36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1]+1" office:value-type="float" office:value="337" calcext:value-type="float">
            <text:p>337</text:p>
          </table:table-cell>
          <table:table-cell table:style-name="ce5" table:formula="of:=(([.B362]-1)*itp)/1000" office:value-type="float" office:value="3.36" calcext:value-type="float">
            <text:p>3.36</text:p>
          </table:table-cell>
          <table:table-cell table:style-name="ce5" table:formula="of:=IF(([.B362]&lt;([.$C$11]+2));1;0)" office:value-type="float" office:value="0" calcext:value-type="float">
            <text:p>0</text:p>
          </table:table-cell>
          <table:table-cell table:style-name="ce5" table:formula="of:=MAX(0;MIN(1;([.E361]+IF(([.D362]=1);(1/[.$C$9]);(-1/[.$C$9])))))" office:value-type="float" office:value="0" calcext:value-type="float">
            <text:p>0</text:p>
          </table:table-cell>
          <table:table-cell table:style-name="ce5" table:formula="of:=SUM(OFFSET([.E362];((-1*MIN([.$C$10];[.B362]))+1);0;MIN([.$C$10];[.B362]);1))" office:value-type="float" office:value="0" calcext:value-type="float">
            <text:p>0</text:p>
          </table:table-cell>
          <table:table-cell table:style-name="ce5" table:formula="of:=IF([.E362]=0;IF([.F362]=0;1;0);0)" office:value-type="float" office:value="1" calcext:value-type="float">
            <text:p>1</text:p>
          </table:table-cell>
          <table:table-cell table:style-name="ce5" table:formula="of:=SUM([.$G$26:.G362])&lt;=2" office:value-type="float" office:value="0" calcext:value-type="float">
            <text:p>0</text:p>
          </table:table-cell>
          <table:table-cell table:style-name="ce5" table:formula="of:=IF([.H362];   (([.E362]+[.F362])/(1+[.$C$10]))*Vprog;  &quot;&quot;)">
            <text:p/>
          </table:table-cell>
          <table:table-cell table:style-name="ce5" table:formula="of:=IF([.H362];  (((([.I362]+[.I361])/2)*itp)/1000)+[.J361];&quot;&quot;)">
            <text:p/>
          </table:table-cell>
          <table:table-cell table:style-name="ce5" table:formula="of:=IF([.H362];     ([.I362]-[.I36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2]=1;[.H36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2]+1" office:value-type="float" office:value="338" calcext:value-type="float">
            <text:p>338</text:p>
          </table:table-cell>
          <table:table-cell table:style-name="ce5" table:formula="of:=(([.B363]-1)*itp)/1000" office:value-type="float" office:value="3.37" calcext:value-type="float">
            <text:p>3.37</text:p>
          </table:table-cell>
          <table:table-cell table:style-name="ce5" table:formula="of:=IF(([.B363]&lt;([.$C$11]+2));1;0)" office:value-type="float" office:value="0" calcext:value-type="float">
            <text:p>0</text:p>
          </table:table-cell>
          <table:table-cell table:style-name="ce5" table:formula="of:=MAX(0;MIN(1;([.E362]+IF(([.D363]=1);(1/[.$C$9]);(-1/[.$C$9])))))" office:value-type="float" office:value="0" calcext:value-type="float">
            <text:p>0</text:p>
          </table:table-cell>
          <table:table-cell table:style-name="ce5" table:formula="of:=SUM(OFFSET([.E363];((-1*MIN([.$C$10];[.B363]))+1);0;MIN([.$C$10];[.B363]);1))" office:value-type="float" office:value="0" calcext:value-type="float">
            <text:p>0</text:p>
          </table:table-cell>
          <table:table-cell table:style-name="ce5" table:formula="of:=IF([.E363]=0;IF([.F363]=0;1;0);0)" office:value-type="float" office:value="1" calcext:value-type="float">
            <text:p>1</text:p>
          </table:table-cell>
          <table:table-cell table:style-name="ce5" table:formula="of:=SUM([.$G$26:.G363])&lt;=2" office:value-type="float" office:value="0" calcext:value-type="float">
            <text:p>0</text:p>
          </table:table-cell>
          <table:table-cell table:style-name="ce5" table:formula="of:=IF([.H363];   (([.E363]+[.F363])/(1+[.$C$10]))*Vprog;  &quot;&quot;)">
            <text:p/>
          </table:table-cell>
          <table:table-cell table:style-name="ce5" table:formula="of:=IF([.H363];  (((([.I363]+[.I362])/2)*itp)/1000)+[.J362];&quot;&quot;)">
            <text:p/>
          </table:table-cell>
          <table:table-cell table:style-name="ce5" table:formula="of:=IF([.H363];     ([.I363]-[.I36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3]=1;[.H36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3]+1" office:value-type="float" office:value="339" calcext:value-type="float">
            <text:p>339</text:p>
          </table:table-cell>
          <table:table-cell table:style-name="ce5" table:formula="of:=(([.B364]-1)*itp)/1000" office:value-type="float" office:value="3.38" calcext:value-type="float">
            <text:p>3.38</text:p>
          </table:table-cell>
          <table:table-cell table:style-name="ce5" table:formula="of:=IF(([.B364]&lt;([.$C$11]+2));1;0)" office:value-type="float" office:value="0" calcext:value-type="float">
            <text:p>0</text:p>
          </table:table-cell>
          <table:table-cell table:style-name="ce5" table:formula="of:=MAX(0;MIN(1;([.E363]+IF(([.D364]=1);(1/[.$C$9]);(-1/[.$C$9])))))" office:value-type="float" office:value="0" calcext:value-type="float">
            <text:p>0</text:p>
          </table:table-cell>
          <table:table-cell table:style-name="ce5" table:formula="of:=SUM(OFFSET([.E364];((-1*MIN([.$C$10];[.B364]))+1);0;MIN([.$C$10];[.B364]);1))" office:value-type="float" office:value="0" calcext:value-type="float">
            <text:p>0</text:p>
          </table:table-cell>
          <table:table-cell table:style-name="ce5" table:formula="of:=IF([.E364]=0;IF([.F364]=0;1;0);0)" office:value-type="float" office:value="1" calcext:value-type="float">
            <text:p>1</text:p>
          </table:table-cell>
          <table:table-cell table:style-name="ce5" table:formula="of:=SUM([.$G$26:.G364])&lt;=2" office:value-type="float" office:value="0" calcext:value-type="float">
            <text:p>0</text:p>
          </table:table-cell>
          <table:table-cell table:style-name="ce5" table:formula="of:=IF([.H364];   (([.E364]+[.F364])/(1+[.$C$10]))*Vprog;  &quot;&quot;)">
            <text:p/>
          </table:table-cell>
          <table:table-cell table:style-name="ce5" table:formula="of:=IF([.H364];  (((([.I364]+[.I363])/2)*itp)/1000)+[.J363];&quot;&quot;)">
            <text:p/>
          </table:table-cell>
          <table:table-cell table:style-name="ce5" table:formula="of:=IF([.H364];     ([.I364]-[.I36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4]=1;[.H36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4]+1" office:value-type="float" office:value="340" calcext:value-type="float">
            <text:p>340</text:p>
          </table:table-cell>
          <table:table-cell table:style-name="ce5" table:formula="of:=(([.B365]-1)*itp)/1000" office:value-type="float" office:value="3.39" calcext:value-type="float">
            <text:p>3.39</text:p>
          </table:table-cell>
          <table:table-cell table:style-name="ce5" table:formula="of:=IF(([.B365]&lt;([.$C$11]+2));1;0)" office:value-type="float" office:value="0" calcext:value-type="float">
            <text:p>0</text:p>
          </table:table-cell>
          <table:table-cell table:style-name="ce5" table:formula="of:=MAX(0;MIN(1;([.E364]+IF(([.D365]=1);(1/[.$C$9]);(-1/[.$C$9])))))" office:value-type="float" office:value="0" calcext:value-type="float">
            <text:p>0</text:p>
          </table:table-cell>
          <table:table-cell table:style-name="ce5" table:formula="of:=SUM(OFFSET([.E365];((-1*MIN([.$C$10];[.B365]))+1);0;MIN([.$C$10];[.B365]);1))" office:value-type="float" office:value="0" calcext:value-type="float">
            <text:p>0</text:p>
          </table:table-cell>
          <table:table-cell table:style-name="ce5" table:formula="of:=IF([.E365]=0;IF([.F365]=0;1;0);0)" office:value-type="float" office:value="1" calcext:value-type="float">
            <text:p>1</text:p>
          </table:table-cell>
          <table:table-cell table:style-name="ce5" table:formula="of:=SUM([.$G$26:.G365])&lt;=2" office:value-type="float" office:value="0" calcext:value-type="float">
            <text:p>0</text:p>
          </table:table-cell>
          <table:table-cell table:style-name="ce5" table:formula="of:=IF([.H365];   (([.E365]+[.F365])/(1+[.$C$10]))*Vprog;  &quot;&quot;)">
            <text:p/>
          </table:table-cell>
          <table:table-cell table:style-name="ce5" table:formula="of:=IF([.H365];  (((([.I365]+[.I364])/2)*itp)/1000)+[.J364];&quot;&quot;)">
            <text:p/>
          </table:table-cell>
          <table:table-cell table:style-name="ce5" table:formula="of:=IF([.H365];     ([.I365]-[.I36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5]=1;[.H36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5]+1" office:value-type="float" office:value="341" calcext:value-type="float">
            <text:p>341</text:p>
          </table:table-cell>
          <table:table-cell table:style-name="ce5" table:formula="of:=(([.B366]-1)*itp)/1000" office:value-type="float" office:value="3.4" calcext:value-type="float">
            <text:p>3.4</text:p>
          </table:table-cell>
          <table:table-cell table:style-name="ce5" table:formula="of:=IF(([.B366]&lt;([.$C$11]+2));1;0)" office:value-type="float" office:value="0" calcext:value-type="float">
            <text:p>0</text:p>
          </table:table-cell>
          <table:table-cell table:style-name="ce5" table:formula="of:=MAX(0;MIN(1;([.E365]+IF(([.D366]=1);(1/[.$C$9]);(-1/[.$C$9])))))" office:value-type="float" office:value="0" calcext:value-type="float">
            <text:p>0</text:p>
          </table:table-cell>
          <table:table-cell table:style-name="ce5" table:formula="of:=SUM(OFFSET([.E366];((-1*MIN([.$C$10];[.B366]))+1);0;MIN([.$C$10];[.B366]);1))" office:value-type="float" office:value="0" calcext:value-type="float">
            <text:p>0</text:p>
          </table:table-cell>
          <table:table-cell table:style-name="ce5" table:formula="of:=IF([.E366]=0;IF([.F366]=0;1;0);0)" office:value-type="float" office:value="1" calcext:value-type="float">
            <text:p>1</text:p>
          </table:table-cell>
          <table:table-cell table:style-name="ce5" table:formula="of:=SUM([.$G$26:.G366])&lt;=2" office:value-type="float" office:value="0" calcext:value-type="float">
            <text:p>0</text:p>
          </table:table-cell>
          <table:table-cell table:style-name="ce5" table:formula="of:=IF([.H366];   (([.E366]+[.F366])/(1+[.$C$10]))*Vprog;  &quot;&quot;)">
            <text:p/>
          </table:table-cell>
          <table:table-cell table:style-name="ce5" table:formula="of:=IF([.H366];  (((([.I366]+[.I365])/2)*itp)/1000)+[.J365];&quot;&quot;)">
            <text:p/>
          </table:table-cell>
          <table:table-cell table:style-name="ce5" table:formula="of:=IF([.H366];     ([.I366]-[.I36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6]=1;[.H36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6]+1" office:value-type="float" office:value="342" calcext:value-type="float">
            <text:p>342</text:p>
          </table:table-cell>
          <table:table-cell table:style-name="ce5" table:formula="of:=(([.B367]-1)*itp)/1000" office:value-type="float" office:value="3.41" calcext:value-type="float">
            <text:p>3.41</text:p>
          </table:table-cell>
          <table:table-cell table:style-name="ce5" table:formula="of:=IF(([.B367]&lt;([.$C$11]+2));1;0)" office:value-type="float" office:value="0" calcext:value-type="float">
            <text:p>0</text:p>
          </table:table-cell>
          <table:table-cell table:style-name="ce5" table:formula="of:=MAX(0;MIN(1;([.E366]+IF(([.D367]=1);(1/[.$C$9]);(-1/[.$C$9])))))" office:value-type="float" office:value="0" calcext:value-type="float">
            <text:p>0</text:p>
          </table:table-cell>
          <table:table-cell table:style-name="ce5" table:formula="of:=SUM(OFFSET([.E367];((-1*MIN([.$C$10];[.B367]))+1);0;MIN([.$C$10];[.B367]);1))" office:value-type="float" office:value="0" calcext:value-type="float">
            <text:p>0</text:p>
          </table:table-cell>
          <table:table-cell table:style-name="ce5" table:formula="of:=IF([.E367]=0;IF([.F367]=0;1;0);0)" office:value-type="float" office:value="1" calcext:value-type="float">
            <text:p>1</text:p>
          </table:table-cell>
          <table:table-cell table:style-name="ce5" table:formula="of:=SUM([.$G$26:.G367])&lt;=2" office:value-type="float" office:value="0" calcext:value-type="float">
            <text:p>0</text:p>
          </table:table-cell>
          <table:table-cell table:style-name="ce5" table:formula="of:=IF([.H367];   (([.E367]+[.F367])/(1+[.$C$10]))*Vprog;  &quot;&quot;)">
            <text:p/>
          </table:table-cell>
          <table:table-cell table:style-name="ce5" table:formula="of:=IF([.H367];  (((([.I367]+[.I366])/2)*itp)/1000)+[.J366];&quot;&quot;)">
            <text:p/>
          </table:table-cell>
          <table:table-cell table:style-name="ce5" table:formula="of:=IF([.H367];     ([.I367]-[.I36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7]=1;[.H36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7]+1" office:value-type="float" office:value="343" calcext:value-type="float">
            <text:p>343</text:p>
          </table:table-cell>
          <table:table-cell table:style-name="ce5" table:formula="of:=(([.B368]-1)*itp)/1000" office:value-type="float" office:value="3.42" calcext:value-type="float">
            <text:p>3.42</text:p>
          </table:table-cell>
          <table:table-cell table:style-name="ce5" table:formula="of:=IF(([.B368]&lt;([.$C$11]+2));1;0)" office:value-type="float" office:value="0" calcext:value-type="float">
            <text:p>0</text:p>
          </table:table-cell>
          <table:table-cell table:style-name="ce5" table:formula="of:=MAX(0;MIN(1;([.E367]+IF(([.D368]=1);(1/[.$C$9]);(-1/[.$C$9])))))" office:value-type="float" office:value="0" calcext:value-type="float">
            <text:p>0</text:p>
          </table:table-cell>
          <table:table-cell table:style-name="ce5" table:formula="of:=SUM(OFFSET([.E368];((-1*MIN([.$C$10];[.B368]))+1);0;MIN([.$C$10];[.B368]);1))" office:value-type="float" office:value="0" calcext:value-type="float">
            <text:p>0</text:p>
          </table:table-cell>
          <table:table-cell table:style-name="ce5" table:formula="of:=IF([.E368]=0;IF([.F368]=0;1;0);0)" office:value-type="float" office:value="1" calcext:value-type="float">
            <text:p>1</text:p>
          </table:table-cell>
          <table:table-cell table:style-name="ce5" table:formula="of:=SUM([.$G$26:.G368])&lt;=2" office:value-type="float" office:value="0" calcext:value-type="float">
            <text:p>0</text:p>
          </table:table-cell>
          <table:table-cell table:style-name="ce5" table:formula="of:=IF([.H368];   (([.E368]+[.F368])/(1+[.$C$10]))*Vprog;  &quot;&quot;)">
            <text:p/>
          </table:table-cell>
          <table:table-cell table:style-name="ce5" table:formula="of:=IF([.H368];  (((([.I368]+[.I367])/2)*itp)/1000)+[.J367];&quot;&quot;)">
            <text:p/>
          </table:table-cell>
          <table:table-cell table:style-name="ce5" table:formula="of:=IF([.H368];     ([.I368]-[.I36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8]=1;[.H36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8]+1" office:value-type="float" office:value="344" calcext:value-type="float">
            <text:p>344</text:p>
          </table:table-cell>
          <table:table-cell table:style-name="ce5" table:formula="of:=(([.B369]-1)*itp)/1000" office:value-type="float" office:value="3.43" calcext:value-type="float">
            <text:p>3.43</text:p>
          </table:table-cell>
          <table:table-cell table:style-name="ce5" table:formula="of:=IF(([.B369]&lt;([.$C$11]+2));1;0)" office:value-type="float" office:value="0" calcext:value-type="float">
            <text:p>0</text:p>
          </table:table-cell>
          <table:table-cell table:style-name="ce5" table:formula="of:=MAX(0;MIN(1;([.E368]+IF(([.D369]=1);(1/[.$C$9]);(-1/[.$C$9])))))" office:value-type="float" office:value="0" calcext:value-type="float">
            <text:p>0</text:p>
          </table:table-cell>
          <table:table-cell table:style-name="ce5" table:formula="of:=SUM(OFFSET([.E369];((-1*MIN([.$C$10];[.B369]))+1);0;MIN([.$C$10];[.B369]);1))" office:value-type="float" office:value="0" calcext:value-type="float">
            <text:p>0</text:p>
          </table:table-cell>
          <table:table-cell table:style-name="ce5" table:formula="of:=IF([.E369]=0;IF([.F369]=0;1;0);0)" office:value-type="float" office:value="1" calcext:value-type="float">
            <text:p>1</text:p>
          </table:table-cell>
          <table:table-cell table:style-name="ce5" table:formula="of:=SUM([.$G$26:.G369])&lt;=2" office:value-type="float" office:value="0" calcext:value-type="float">
            <text:p>0</text:p>
          </table:table-cell>
          <table:table-cell table:style-name="ce5" table:formula="of:=IF([.H369];   (([.E369]+[.F369])/(1+[.$C$10]))*Vprog;  &quot;&quot;)">
            <text:p/>
          </table:table-cell>
          <table:table-cell table:style-name="ce5" table:formula="of:=IF([.H369];  (((([.I369]+[.I368])/2)*itp)/1000)+[.J368];&quot;&quot;)">
            <text:p/>
          </table:table-cell>
          <table:table-cell table:style-name="ce5" table:formula="of:=IF([.H369];     ([.I369]-[.I36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69]=1;[.H36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69]+1" office:value-type="float" office:value="345" calcext:value-type="float">
            <text:p>345</text:p>
          </table:table-cell>
          <table:table-cell table:style-name="ce5" table:formula="of:=(([.B370]-1)*itp)/1000" office:value-type="float" office:value="3.44" calcext:value-type="float">
            <text:p>3.44</text:p>
          </table:table-cell>
          <table:table-cell table:style-name="ce5" table:formula="of:=IF(([.B370]&lt;([.$C$11]+2));1;0)" office:value-type="float" office:value="0" calcext:value-type="float">
            <text:p>0</text:p>
          </table:table-cell>
          <table:table-cell table:style-name="ce5" table:formula="of:=MAX(0;MIN(1;([.E369]+IF(([.D370]=1);(1/[.$C$9]);(-1/[.$C$9])))))" office:value-type="float" office:value="0" calcext:value-type="float">
            <text:p>0</text:p>
          </table:table-cell>
          <table:table-cell table:style-name="ce5" table:formula="of:=SUM(OFFSET([.E370];((-1*MIN([.$C$10];[.B370]))+1);0;MIN([.$C$10];[.B370]);1))" office:value-type="float" office:value="0" calcext:value-type="float">
            <text:p>0</text:p>
          </table:table-cell>
          <table:table-cell table:style-name="ce5" table:formula="of:=IF([.E370]=0;IF([.F370]=0;1;0);0)" office:value-type="float" office:value="1" calcext:value-type="float">
            <text:p>1</text:p>
          </table:table-cell>
          <table:table-cell table:style-name="ce5" table:formula="of:=SUM([.$G$26:.G370])&lt;=2" office:value-type="float" office:value="0" calcext:value-type="float">
            <text:p>0</text:p>
          </table:table-cell>
          <table:table-cell table:style-name="ce5" table:formula="of:=IF([.H370];   (([.E370]+[.F370])/(1+[.$C$10]))*Vprog;  &quot;&quot;)">
            <text:p/>
          </table:table-cell>
          <table:table-cell table:style-name="ce5" table:formula="of:=IF([.H370];  (((([.I370]+[.I369])/2)*itp)/1000)+[.J369];&quot;&quot;)">
            <text:p/>
          </table:table-cell>
          <table:table-cell table:style-name="ce5" table:formula="of:=IF([.H370];     ([.I370]-[.I36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0]=1;[.H37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0]+1" office:value-type="float" office:value="346" calcext:value-type="float">
            <text:p>346</text:p>
          </table:table-cell>
          <table:table-cell table:style-name="ce5" table:formula="of:=(([.B371]-1)*itp)/1000" office:value-type="float" office:value="3.45" calcext:value-type="float">
            <text:p>3.45</text:p>
          </table:table-cell>
          <table:table-cell table:style-name="ce5" table:formula="of:=IF(([.B371]&lt;([.$C$11]+2));1;0)" office:value-type="float" office:value="0" calcext:value-type="float">
            <text:p>0</text:p>
          </table:table-cell>
          <table:table-cell table:style-name="ce5" table:formula="of:=MAX(0;MIN(1;([.E370]+IF(([.D371]=1);(1/[.$C$9]);(-1/[.$C$9])))))" office:value-type="float" office:value="0" calcext:value-type="float">
            <text:p>0</text:p>
          </table:table-cell>
          <table:table-cell table:style-name="ce5" table:formula="of:=SUM(OFFSET([.E371];((-1*MIN([.$C$10];[.B371]))+1);0;MIN([.$C$10];[.B371]);1))" office:value-type="float" office:value="0" calcext:value-type="float">
            <text:p>0</text:p>
          </table:table-cell>
          <table:table-cell table:style-name="ce5" table:formula="of:=IF([.E371]=0;IF([.F371]=0;1;0);0)" office:value-type="float" office:value="1" calcext:value-type="float">
            <text:p>1</text:p>
          </table:table-cell>
          <table:table-cell table:style-name="ce5" table:formula="of:=SUM([.$G$26:.G371])&lt;=2" office:value-type="float" office:value="0" calcext:value-type="float">
            <text:p>0</text:p>
          </table:table-cell>
          <table:table-cell table:style-name="ce5" table:formula="of:=IF([.H371];   (([.E371]+[.F371])/(1+[.$C$10]))*Vprog;  &quot;&quot;)">
            <text:p/>
          </table:table-cell>
          <table:table-cell table:style-name="ce5" table:formula="of:=IF([.H371];  (((([.I371]+[.I370])/2)*itp)/1000)+[.J370];&quot;&quot;)">
            <text:p/>
          </table:table-cell>
          <table:table-cell table:style-name="ce5" table:formula="of:=IF([.H371];     ([.I371]-[.I37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1]=1;[.H37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1]+1" office:value-type="float" office:value="347" calcext:value-type="float">
            <text:p>347</text:p>
          </table:table-cell>
          <table:table-cell table:style-name="ce5" table:formula="of:=(([.B372]-1)*itp)/1000" office:value-type="float" office:value="3.46" calcext:value-type="float">
            <text:p>3.46</text:p>
          </table:table-cell>
          <table:table-cell table:style-name="ce5" table:formula="of:=IF(([.B372]&lt;([.$C$11]+2));1;0)" office:value-type="float" office:value="0" calcext:value-type="float">
            <text:p>0</text:p>
          </table:table-cell>
          <table:table-cell table:style-name="ce5" table:formula="of:=MAX(0;MIN(1;([.E371]+IF(([.D372]=1);(1/[.$C$9]);(-1/[.$C$9])))))" office:value-type="float" office:value="0" calcext:value-type="float">
            <text:p>0</text:p>
          </table:table-cell>
          <table:table-cell table:style-name="ce5" table:formula="of:=SUM(OFFSET([.E372];((-1*MIN([.$C$10];[.B372]))+1);0;MIN([.$C$10];[.B372]);1))" office:value-type="float" office:value="0" calcext:value-type="float">
            <text:p>0</text:p>
          </table:table-cell>
          <table:table-cell table:style-name="ce5" table:formula="of:=IF([.E372]=0;IF([.F372]=0;1;0);0)" office:value-type="float" office:value="1" calcext:value-type="float">
            <text:p>1</text:p>
          </table:table-cell>
          <table:table-cell table:style-name="ce5" table:formula="of:=SUM([.$G$26:.G372])&lt;=2" office:value-type="float" office:value="0" calcext:value-type="float">
            <text:p>0</text:p>
          </table:table-cell>
          <table:table-cell table:style-name="ce5" table:formula="of:=IF([.H372];   (([.E372]+[.F372])/(1+[.$C$10]))*Vprog;  &quot;&quot;)">
            <text:p/>
          </table:table-cell>
          <table:table-cell table:style-name="ce5" table:formula="of:=IF([.H372];  (((([.I372]+[.I371])/2)*itp)/1000)+[.J371];&quot;&quot;)">
            <text:p/>
          </table:table-cell>
          <table:table-cell table:style-name="ce5" table:formula="of:=IF([.H372];     ([.I372]-[.I37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2]=1;[.H37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2]+1" office:value-type="float" office:value="348" calcext:value-type="float">
            <text:p>348</text:p>
          </table:table-cell>
          <table:table-cell table:style-name="ce5" table:formula="of:=(([.B373]-1)*itp)/1000" office:value-type="float" office:value="3.47" calcext:value-type="float">
            <text:p>3.47</text:p>
          </table:table-cell>
          <table:table-cell table:style-name="ce5" table:formula="of:=IF(([.B373]&lt;([.$C$11]+2));1;0)" office:value-type="float" office:value="0" calcext:value-type="float">
            <text:p>0</text:p>
          </table:table-cell>
          <table:table-cell table:style-name="ce5" table:formula="of:=MAX(0;MIN(1;([.E372]+IF(([.D373]=1);(1/[.$C$9]);(-1/[.$C$9])))))" office:value-type="float" office:value="0" calcext:value-type="float">
            <text:p>0</text:p>
          </table:table-cell>
          <table:table-cell table:style-name="ce5" table:formula="of:=SUM(OFFSET([.E373];((-1*MIN([.$C$10];[.B373]))+1);0;MIN([.$C$10];[.B373]);1))" office:value-type="float" office:value="0" calcext:value-type="float">
            <text:p>0</text:p>
          </table:table-cell>
          <table:table-cell table:style-name="ce5" table:formula="of:=IF([.E373]=0;IF([.F373]=0;1;0);0)" office:value-type="float" office:value="1" calcext:value-type="float">
            <text:p>1</text:p>
          </table:table-cell>
          <table:table-cell table:style-name="ce5" table:formula="of:=SUM([.$G$26:.G373])&lt;=2" office:value-type="float" office:value="0" calcext:value-type="float">
            <text:p>0</text:p>
          </table:table-cell>
          <table:table-cell table:style-name="ce5" table:formula="of:=IF([.H373];   (([.E373]+[.F373])/(1+[.$C$10]))*Vprog;  &quot;&quot;)">
            <text:p/>
          </table:table-cell>
          <table:table-cell table:style-name="ce5" table:formula="of:=IF([.H373];  (((([.I373]+[.I372])/2)*itp)/1000)+[.J372];&quot;&quot;)">
            <text:p/>
          </table:table-cell>
          <table:table-cell table:style-name="ce5" table:formula="of:=IF([.H373];     ([.I373]-[.I37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3]=1;[.H37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3]+1" office:value-type="float" office:value="349" calcext:value-type="float">
            <text:p>349</text:p>
          </table:table-cell>
          <table:table-cell table:style-name="ce5" table:formula="of:=(([.B374]-1)*itp)/1000" office:value-type="float" office:value="3.48" calcext:value-type="float">
            <text:p>3.48</text:p>
          </table:table-cell>
          <table:table-cell table:style-name="ce5" table:formula="of:=IF(([.B374]&lt;([.$C$11]+2));1;0)" office:value-type="float" office:value="0" calcext:value-type="float">
            <text:p>0</text:p>
          </table:table-cell>
          <table:table-cell table:style-name="ce5" table:formula="of:=MAX(0;MIN(1;([.E373]+IF(([.D374]=1);(1/[.$C$9]);(-1/[.$C$9])))))" office:value-type="float" office:value="0" calcext:value-type="float">
            <text:p>0</text:p>
          </table:table-cell>
          <table:table-cell table:style-name="ce5" table:formula="of:=SUM(OFFSET([.E374];((-1*MIN([.$C$10];[.B374]))+1);0;MIN([.$C$10];[.B374]);1))" office:value-type="float" office:value="0" calcext:value-type="float">
            <text:p>0</text:p>
          </table:table-cell>
          <table:table-cell table:style-name="ce5" table:formula="of:=IF([.E374]=0;IF([.F374]=0;1;0);0)" office:value-type="float" office:value="1" calcext:value-type="float">
            <text:p>1</text:p>
          </table:table-cell>
          <table:table-cell table:style-name="ce5" table:formula="of:=SUM([.$G$26:.G374])&lt;=2" office:value-type="float" office:value="0" calcext:value-type="float">
            <text:p>0</text:p>
          </table:table-cell>
          <table:table-cell table:style-name="ce5" table:formula="of:=IF([.H374];   (([.E374]+[.F374])/(1+[.$C$10]))*Vprog;  &quot;&quot;)">
            <text:p/>
          </table:table-cell>
          <table:table-cell table:style-name="ce5" table:formula="of:=IF([.H374];  (((([.I374]+[.I373])/2)*itp)/1000)+[.J373];&quot;&quot;)">
            <text:p/>
          </table:table-cell>
          <table:table-cell table:style-name="ce5" table:formula="of:=IF([.H374];     ([.I374]-[.I37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4]=1;[.H37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4]+1" office:value-type="float" office:value="350" calcext:value-type="float">
            <text:p>350</text:p>
          </table:table-cell>
          <table:table-cell table:style-name="ce5" table:formula="of:=(([.B375]-1)*itp)/1000" office:value-type="float" office:value="3.49" calcext:value-type="float">
            <text:p>3.49</text:p>
          </table:table-cell>
          <table:table-cell table:style-name="ce5" table:formula="of:=IF(([.B375]&lt;([.$C$11]+2));1;0)" office:value-type="float" office:value="0" calcext:value-type="float">
            <text:p>0</text:p>
          </table:table-cell>
          <table:table-cell table:style-name="ce5" table:formula="of:=MAX(0;MIN(1;([.E374]+IF(([.D375]=1);(1/[.$C$9]);(-1/[.$C$9])))))" office:value-type="float" office:value="0" calcext:value-type="float">
            <text:p>0</text:p>
          </table:table-cell>
          <table:table-cell table:style-name="ce5" table:formula="of:=SUM(OFFSET([.E375];((-1*MIN([.$C$10];[.B375]))+1);0;MIN([.$C$10];[.B375]);1))" office:value-type="float" office:value="0" calcext:value-type="float">
            <text:p>0</text:p>
          </table:table-cell>
          <table:table-cell table:style-name="ce5" table:formula="of:=IF([.E375]=0;IF([.F375]=0;1;0);0)" office:value-type="float" office:value="1" calcext:value-type="float">
            <text:p>1</text:p>
          </table:table-cell>
          <table:table-cell table:style-name="ce5" table:formula="of:=SUM([.$G$26:.G375])&lt;=2" office:value-type="float" office:value="0" calcext:value-type="float">
            <text:p>0</text:p>
          </table:table-cell>
          <table:table-cell table:style-name="ce5" table:formula="of:=IF([.H375];   (([.E375]+[.F375])/(1+[.$C$10]))*Vprog;  &quot;&quot;)">
            <text:p/>
          </table:table-cell>
          <table:table-cell table:style-name="ce5" table:formula="of:=IF([.H375];  (((([.I375]+[.I374])/2)*itp)/1000)+[.J374];&quot;&quot;)">
            <text:p/>
          </table:table-cell>
          <table:table-cell table:style-name="ce5" table:formula="of:=IF([.H375];     ([.I375]-[.I37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5]=1;[.H37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5]+1" office:value-type="float" office:value="351" calcext:value-type="float">
            <text:p>351</text:p>
          </table:table-cell>
          <table:table-cell table:style-name="ce5" table:formula="of:=(([.B376]-1)*itp)/1000" office:value-type="float" office:value="3.5" calcext:value-type="float">
            <text:p>3.5</text:p>
          </table:table-cell>
          <table:table-cell table:style-name="ce5" table:formula="of:=IF(([.B376]&lt;([.$C$11]+2));1;0)" office:value-type="float" office:value="0" calcext:value-type="float">
            <text:p>0</text:p>
          </table:table-cell>
          <table:table-cell table:style-name="ce5" table:formula="of:=MAX(0;MIN(1;([.E375]+IF(([.D376]=1);(1/[.$C$9]);(-1/[.$C$9])))))" office:value-type="float" office:value="0" calcext:value-type="float">
            <text:p>0</text:p>
          </table:table-cell>
          <table:table-cell table:style-name="ce5" table:formula="of:=SUM(OFFSET([.E376];((-1*MIN([.$C$10];[.B376]))+1);0;MIN([.$C$10];[.B376]);1))" office:value-type="float" office:value="0" calcext:value-type="float">
            <text:p>0</text:p>
          </table:table-cell>
          <table:table-cell table:style-name="ce5" table:formula="of:=IF([.E376]=0;IF([.F376]=0;1;0);0)" office:value-type="float" office:value="1" calcext:value-type="float">
            <text:p>1</text:p>
          </table:table-cell>
          <table:table-cell table:style-name="ce5" table:formula="of:=SUM([.$G$26:.G376])&lt;=2" office:value-type="float" office:value="0" calcext:value-type="float">
            <text:p>0</text:p>
          </table:table-cell>
          <table:table-cell table:style-name="ce5" table:formula="of:=IF([.H376];   (([.E376]+[.F376])/(1+[.$C$10]))*Vprog;  &quot;&quot;)">
            <text:p/>
          </table:table-cell>
          <table:table-cell table:style-name="ce5" table:formula="of:=IF([.H376];  (((([.I376]+[.I375])/2)*itp)/1000)+[.J375];&quot;&quot;)">
            <text:p/>
          </table:table-cell>
          <table:table-cell table:style-name="ce5" table:formula="of:=IF([.H376];     ([.I376]-[.I37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6]=1;[.H37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6]+1" office:value-type="float" office:value="352" calcext:value-type="float">
            <text:p>352</text:p>
          </table:table-cell>
          <table:table-cell table:style-name="ce5" table:formula="of:=(([.B377]-1)*itp)/1000" office:value-type="float" office:value="3.51" calcext:value-type="float">
            <text:p>3.51</text:p>
          </table:table-cell>
          <table:table-cell table:style-name="ce5" table:formula="of:=IF(([.B377]&lt;([.$C$11]+2));1;0)" office:value-type="float" office:value="0" calcext:value-type="float">
            <text:p>0</text:p>
          </table:table-cell>
          <table:table-cell table:style-name="ce5" table:formula="of:=MAX(0;MIN(1;([.E376]+IF(([.D377]=1);(1/[.$C$9]);(-1/[.$C$9])))))" office:value-type="float" office:value="0" calcext:value-type="float">
            <text:p>0</text:p>
          </table:table-cell>
          <table:table-cell table:style-name="ce5" table:formula="of:=SUM(OFFSET([.E377];((-1*MIN([.$C$10];[.B377]))+1);0;MIN([.$C$10];[.B377]);1))" office:value-type="float" office:value="0" calcext:value-type="float">
            <text:p>0</text:p>
          </table:table-cell>
          <table:table-cell table:style-name="ce5" table:formula="of:=IF([.E377]=0;IF([.F377]=0;1;0);0)" office:value-type="float" office:value="1" calcext:value-type="float">
            <text:p>1</text:p>
          </table:table-cell>
          <table:table-cell table:style-name="ce5" table:formula="of:=SUM([.$G$26:.G377])&lt;=2" office:value-type="float" office:value="0" calcext:value-type="float">
            <text:p>0</text:p>
          </table:table-cell>
          <table:table-cell table:style-name="ce5" table:formula="of:=IF([.H377];   (([.E377]+[.F377])/(1+[.$C$10]))*Vprog;  &quot;&quot;)">
            <text:p/>
          </table:table-cell>
          <table:table-cell table:style-name="ce5" table:formula="of:=IF([.H377];  (((([.I377]+[.I376])/2)*itp)/1000)+[.J376];&quot;&quot;)">
            <text:p/>
          </table:table-cell>
          <table:table-cell table:style-name="ce5" table:formula="of:=IF([.H377];     ([.I377]-[.I37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7]=1;[.H37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7]+1" office:value-type="float" office:value="353" calcext:value-type="float">
            <text:p>353</text:p>
          </table:table-cell>
          <table:table-cell table:style-name="ce5" table:formula="of:=(([.B378]-1)*itp)/1000" office:value-type="float" office:value="3.52" calcext:value-type="float">
            <text:p>3.52</text:p>
          </table:table-cell>
          <table:table-cell table:style-name="ce5" table:formula="of:=IF(([.B378]&lt;([.$C$11]+2));1;0)" office:value-type="float" office:value="0" calcext:value-type="float">
            <text:p>0</text:p>
          </table:table-cell>
          <table:table-cell table:style-name="ce5" table:formula="of:=MAX(0;MIN(1;([.E377]+IF(([.D378]=1);(1/[.$C$9]);(-1/[.$C$9])))))" office:value-type="float" office:value="0" calcext:value-type="float">
            <text:p>0</text:p>
          </table:table-cell>
          <table:table-cell table:style-name="ce5" table:formula="of:=SUM(OFFSET([.E378];((-1*MIN([.$C$10];[.B378]))+1);0;MIN([.$C$10];[.B378]);1))" office:value-type="float" office:value="0" calcext:value-type="float">
            <text:p>0</text:p>
          </table:table-cell>
          <table:table-cell table:style-name="ce5" table:formula="of:=IF([.E378]=0;IF([.F378]=0;1;0);0)" office:value-type="float" office:value="1" calcext:value-type="float">
            <text:p>1</text:p>
          </table:table-cell>
          <table:table-cell table:style-name="ce5" table:formula="of:=SUM([.$G$26:.G378])&lt;=2" office:value-type="float" office:value="0" calcext:value-type="float">
            <text:p>0</text:p>
          </table:table-cell>
          <table:table-cell table:style-name="ce5" table:formula="of:=IF([.H378];   (([.E378]+[.F378])/(1+[.$C$10]))*Vprog;  &quot;&quot;)">
            <text:p/>
          </table:table-cell>
          <table:table-cell table:style-name="ce5" table:formula="of:=IF([.H378];  (((([.I378]+[.I377])/2)*itp)/1000)+[.J377];&quot;&quot;)">
            <text:p/>
          </table:table-cell>
          <table:table-cell table:style-name="ce5" table:formula="of:=IF([.H378];     ([.I378]-[.I37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8]=1;[.H37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8]+1" office:value-type="float" office:value="354" calcext:value-type="float">
            <text:p>354</text:p>
          </table:table-cell>
          <table:table-cell table:style-name="ce5" table:formula="of:=(([.B379]-1)*itp)/1000" office:value-type="float" office:value="3.53" calcext:value-type="float">
            <text:p>3.53</text:p>
          </table:table-cell>
          <table:table-cell table:style-name="ce5" table:formula="of:=IF(([.B379]&lt;([.$C$11]+2));1;0)" office:value-type="float" office:value="0" calcext:value-type="float">
            <text:p>0</text:p>
          </table:table-cell>
          <table:table-cell table:style-name="ce5" table:formula="of:=MAX(0;MIN(1;([.E378]+IF(([.D379]=1);(1/[.$C$9]);(-1/[.$C$9])))))" office:value-type="float" office:value="0" calcext:value-type="float">
            <text:p>0</text:p>
          </table:table-cell>
          <table:table-cell table:style-name="ce5" table:formula="of:=SUM(OFFSET([.E379];((-1*MIN([.$C$10];[.B379]))+1);0;MIN([.$C$10];[.B379]);1))" office:value-type="float" office:value="0" calcext:value-type="float">
            <text:p>0</text:p>
          </table:table-cell>
          <table:table-cell table:style-name="ce5" table:formula="of:=IF([.E379]=0;IF([.F379]=0;1;0);0)" office:value-type="float" office:value="1" calcext:value-type="float">
            <text:p>1</text:p>
          </table:table-cell>
          <table:table-cell table:style-name="ce5" table:formula="of:=SUM([.$G$26:.G379])&lt;=2" office:value-type="float" office:value="0" calcext:value-type="float">
            <text:p>0</text:p>
          </table:table-cell>
          <table:table-cell table:style-name="ce5" table:formula="of:=IF([.H379];   (([.E379]+[.F379])/(1+[.$C$10]))*Vprog;  &quot;&quot;)">
            <text:p/>
          </table:table-cell>
          <table:table-cell table:style-name="ce5" table:formula="of:=IF([.H379];  (((([.I379]+[.I378])/2)*itp)/1000)+[.J378];&quot;&quot;)">
            <text:p/>
          </table:table-cell>
          <table:table-cell table:style-name="ce5" table:formula="of:=IF([.H379];     ([.I379]-[.I37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79]=1;[.H37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79]+1" office:value-type="float" office:value="355" calcext:value-type="float">
            <text:p>355</text:p>
          </table:table-cell>
          <table:table-cell table:style-name="ce5" table:formula="of:=(([.B380]-1)*itp)/1000" office:value-type="float" office:value="3.54" calcext:value-type="float">
            <text:p>3.54</text:p>
          </table:table-cell>
          <table:table-cell table:style-name="ce5" table:formula="of:=IF(([.B380]&lt;([.$C$11]+2));1;0)" office:value-type="float" office:value="0" calcext:value-type="float">
            <text:p>0</text:p>
          </table:table-cell>
          <table:table-cell table:style-name="ce5" table:formula="of:=MAX(0;MIN(1;([.E379]+IF(([.D380]=1);(1/[.$C$9]);(-1/[.$C$9])))))" office:value-type="float" office:value="0" calcext:value-type="float">
            <text:p>0</text:p>
          </table:table-cell>
          <table:table-cell table:style-name="ce5" table:formula="of:=SUM(OFFSET([.E380];((-1*MIN([.$C$10];[.B380]))+1);0;MIN([.$C$10];[.B380]);1))" office:value-type="float" office:value="0" calcext:value-type="float">
            <text:p>0</text:p>
          </table:table-cell>
          <table:table-cell table:style-name="ce5" table:formula="of:=IF([.E380]=0;IF([.F380]=0;1;0);0)" office:value-type="float" office:value="1" calcext:value-type="float">
            <text:p>1</text:p>
          </table:table-cell>
          <table:table-cell table:style-name="ce5" table:formula="of:=SUM([.$G$26:.G380])&lt;=2" office:value-type="float" office:value="0" calcext:value-type="float">
            <text:p>0</text:p>
          </table:table-cell>
          <table:table-cell table:style-name="ce5" table:formula="of:=IF([.H380];   (([.E380]+[.F380])/(1+[.$C$10]))*Vprog;  &quot;&quot;)">
            <text:p/>
          </table:table-cell>
          <table:table-cell table:style-name="ce5" table:formula="of:=IF([.H380];  (((([.I380]+[.I379])/2)*itp)/1000)+[.J379];&quot;&quot;)">
            <text:p/>
          </table:table-cell>
          <table:table-cell table:style-name="ce5" table:formula="of:=IF([.H380];     ([.I380]-[.I37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0]=1;[.H38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0]+1" office:value-type="float" office:value="356" calcext:value-type="float">
            <text:p>356</text:p>
          </table:table-cell>
          <table:table-cell table:style-name="ce5" table:formula="of:=(([.B381]-1)*itp)/1000" office:value-type="float" office:value="3.55" calcext:value-type="float">
            <text:p>3.55</text:p>
          </table:table-cell>
          <table:table-cell table:style-name="ce5" table:formula="of:=IF(([.B381]&lt;([.$C$11]+2));1;0)" office:value-type="float" office:value="0" calcext:value-type="float">
            <text:p>0</text:p>
          </table:table-cell>
          <table:table-cell table:style-name="ce5" table:formula="of:=MAX(0;MIN(1;([.E380]+IF(([.D381]=1);(1/[.$C$9]);(-1/[.$C$9])))))" office:value-type="float" office:value="0" calcext:value-type="float">
            <text:p>0</text:p>
          </table:table-cell>
          <table:table-cell table:style-name="ce5" table:formula="of:=SUM(OFFSET([.E381];((-1*MIN([.$C$10];[.B381]))+1);0;MIN([.$C$10];[.B381]);1))" office:value-type="float" office:value="0" calcext:value-type="float">
            <text:p>0</text:p>
          </table:table-cell>
          <table:table-cell table:style-name="ce5" table:formula="of:=IF([.E381]=0;IF([.F381]=0;1;0);0)" office:value-type="float" office:value="1" calcext:value-type="float">
            <text:p>1</text:p>
          </table:table-cell>
          <table:table-cell table:style-name="ce5" table:formula="of:=SUM([.$G$26:.G381])&lt;=2" office:value-type="float" office:value="0" calcext:value-type="float">
            <text:p>0</text:p>
          </table:table-cell>
          <table:table-cell table:style-name="ce5" table:formula="of:=IF([.H381];   (([.E381]+[.F381])/(1+[.$C$10]))*Vprog;  &quot;&quot;)">
            <text:p/>
          </table:table-cell>
          <table:table-cell table:style-name="ce5" table:formula="of:=IF([.H381];  (((([.I381]+[.I380])/2)*itp)/1000)+[.J380];&quot;&quot;)">
            <text:p/>
          </table:table-cell>
          <table:table-cell table:style-name="ce5" table:formula="of:=IF([.H381];     ([.I381]-[.I38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1]=1;[.H38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1]+1" office:value-type="float" office:value="357" calcext:value-type="float">
            <text:p>357</text:p>
          </table:table-cell>
          <table:table-cell table:style-name="ce5" table:formula="of:=(([.B382]-1)*itp)/1000" office:value-type="float" office:value="3.56" calcext:value-type="float">
            <text:p>3.56</text:p>
          </table:table-cell>
          <table:table-cell table:style-name="ce5" table:formula="of:=IF(([.B382]&lt;([.$C$11]+2));1;0)" office:value-type="float" office:value="0" calcext:value-type="float">
            <text:p>0</text:p>
          </table:table-cell>
          <table:table-cell table:style-name="ce5" table:formula="of:=MAX(0;MIN(1;([.E381]+IF(([.D382]=1);(1/[.$C$9]);(-1/[.$C$9])))))" office:value-type="float" office:value="0" calcext:value-type="float">
            <text:p>0</text:p>
          </table:table-cell>
          <table:table-cell table:style-name="ce5" table:formula="of:=SUM(OFFSET([.E382];((-1*MIN([.$C$10];[.B382]))+1);0;MIN([.$C$10];[.B382]);1))" office:value-type="float" office:value="0" calcext:value-type="float">
            <text:p>0</text:p>
          </table:table-cell>
          <table:table-cell table:style-name="ce5" table:formula="of:=IF([.E382]=0;IF([.F382]=0;1;0);0)" office:value-type="float" office:value="1" calcext:value-type="float">
            <text:p>1</text:p>
          </table:table-cell>
          <table:table-cell table:style-name="ce5" table:formula="of:=SUM([.$G$26:.G382])&lt;=2" office:value-type="float" office:value="0" calcext:value-type="float">
            <text:p>0</text:p>
          </table:table-cell>
          <table:table-cell table:style-name="ce5" table:formula="of:=IF([.H382];   (([.E382]+[.F382])/(1+[.$C$10]))*Vprog;  &quot;&quot;)">
            <text:p/>
          </table:table-cell>
          <table:table-cell table:style-name="ce5" table:formula="of:=IF([.H382];  (((([.I382]+[.I381])/2)*itp)/1000)+[.J381];&quot;&quot;)">
            <text:p/>
          </table:table-cell>
          <table:table-cell table:style-name="ce5" table:formula="of:=IF([.H382];     ([.I382]-[.I38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2]=1;[.H38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2]+1" office:value-type="float" office:value="358" calcext:value-type="float">
            <text:p>358</text:p>
          </table:table-cell>
          <table:table-cell table:style-name="ce5" table:formula="of:=(([.B383]-1)*itp)/1000" office:value-type="float" office:value="3.57" calcext:value-type="float">
            <text:p>3.57</text:p>
          </table:table-cell>
          <table:table-cell table:style-name="ce5" table:formula="of:=IF(([.B383]&lt;([.$C$11]+2));1;0)" office:value-type="float" office:value="0" calcext:value-type="float">
            <text:p>0</text:p>
          </table:table-cell>
          <table:table-cell table:style-name="ce5" table:formula="of:=MAX(0;MIN(1;([.E382]+IF(([.D383]=1);(1/[.$C$9]);(-1/[.$C$9])))))" office:value-type="float" office:value="0" calcext:value-type="float">
            <text:p>0</text:p>
          </table:table-cell>
          <table:table-cell table:style-name="ce5" table:formula="of:=SUM(OFFSET([.E383];((-1*MIN([.$C$10];[.B383]))+1);0;MIN([.$C$10];[.B383]);1))" office:value-type="float" office:value="0" calcext:value-type="float">
            <text:p>0</text:p>
          </table:table-cell>
          <table:table-cell table:style-name="ce5" table:formula="of:=IF([.E383]=0;IF([.F383]=0;1;0);0)" office:value-type="float" office:value="1" calcext:value-type="float">
            <text:p>1</text:p>
          </table:table-cell>
          <table:table-cell table:style-name="ce5" table:formula="of:=SUM([.$G$26:.G383])&lt;=2" office:value-type="float" office:value="0" calcext:value-type="float">
            <text:p>0</text:p>
          </table:table-cell>
          <table:table-cell table:style-name="ce5" table:formula="of:=IF([.H383];   (([.E383]+[.F383])/(1+[.$C$10]))*Vprog;  &quot;&quot;)">
            <text:p/>
          </table:table-cell>
          <table:table-cell table:style-name="ce5" table:formula="of:=IF([.H383];  (((([.I383]+[.I382])/2)*itp)/1000)+[.J382];&quot;&quot;)">
            <text:p/>
          </table:table-cell>
          <table:table-cell table:style-name="ce5" table:formula="of:=IF([.H383];     ([.I383]-[.I38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3]=1;[.H38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3]+1" office:value-type="float" office:value="359" calcext:value-type="float">
            <text:p>359</text:p>
          </table:table-cell>
          <table:table-cell table:style-name="ce5" table:formula="of:=(([.B384]-1)*itp)/1000" office:value-type="float" office:value="3.58" calcext:value-type="float">
            <text:p>3.58</text:p>
          </table:table-cell>
          <table:table-cell table:style-name="ce5" table:formula="of:=IF(([.B384]&lt;([.$C$11]+2));1;0)" office:value-type="float" office:value="0" calcext:value-type="float">
            <text:p>0</text:p>
          </table:table-cell>
          <table:table-cell table:style-name="ce5" table:formula="of:=MAX(0;MIN(1;([.E383]+IF(([.D384]=1);(1/[.$C$9]);(-1/[.$C$9])))))" office:value-type="float" office:value="0" calcext:value-type="float">
            <text:p>0</text:p>
          </table:table-cell>
          <table:table-cell table:style-name="ce5" table:formula="of:=SUM(OFFSET([.E384];((-1*MIN([.$C$10];[.B384]))+1);0;MIN([.$C$10];[.B384]);1))" office:value-type="float" office:value="0" calcext:value-type="float">
            <text:p>0</text:p>
          </table:table-cell>
          <table:table-cell table:style-name="ce5" table:formula="of:=IF([.E384]=0;IF([.F384]=0;1;0);0)" office:value-type="float" office:value="1" calcext:value-type="float">
            <text:p>1</text:p>
          </table:table-cell>
          <table:table-cell table:style-name="ce5" table:formula="of:=SUM([.$G$26:.G384])&lt;=2" office:value-type="float" office:value="0" calcext:value-type="float">
            <text:p>0</text:p>
          </table:table-cell>
          <table:table-cell table:style-name="ce5" table:formula="of:=IF([.H384];   (([.E384]+[.F384])/(1+[.$C$10]))*Vprog;  &quot;&quot;)">
            <text:p/>
          </table:table-cell>
          <table:table-cell table:style-name="ce5" table:formula="of:=IF([.H384];  (((([.I384]+[.I383])/2)*itp)/1000)+[.J383];&quot;&quot;)">
            <text:p/>
          </table:table-cell>
          <table:table-cell table:style-name="ce5" table:formula="of:=IF([.H384];     ([.I384]-[.I38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4]=1;[.H38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4]+1" office:value-type="float" office:value="360" calcext:value-type="float">
            <text:p>360</text:p>
          </table:table-cell>
          <table:table-cell table:style-name="ce5" table:formula="of:=(([.B385]-1)*itp)/1000" office:value-type="float" office:value="3.59" calcext:value-type="float">
            <text:p>3.59</text:p>
          </table:table-cell>
          <table:table-cell table:style-name="ce5" table:formula="of:=IF(([.B385]&lt;([.$C$11]+2));1;0)" office:value-type="float" office:value="0" calcext:value-type="float">
            <text:p>0</text:p>
          </table:table-cell>
          <table:table-cell table:style-name="ce5" table:formula="of:=MAX(0;MIN(1;([.E384]+IF(([.D385]=1);(1/[.$C$9]);(-1/[.$C$9])))))" office:value-type="float" office:value="0" calcext:value-type="float">
            <text:p>0</text:p>
          </table:table-cell>
          <table:table-cell table:style-name="ce5" table:formula="of:=SUM(OFFSET([.E385];((-1*MIN([.$C$10];[.B385]))+1);0;MIN([.$C$10];[.B385]);1))" office:value-type="float" office:value="0" calcext:value-type="float">
            <text:p>0</text:p>
          </table:table-cell>
          <table:table-cell table:style-name="ce5" table:formula="of:=IF([.E385]=0;IF([.F385]=0;1;0);0)" office:value-type="float" office:value="1" calcext:value-type="float">
            <text:p>1</text:p>
          </table:table-cell>
          <table:table-cell table:style-name="ce5" table:formula="of:=SUM([.$G$26:.G385])&lt;=2" office:value-type="float" office:value="0" calcext:value-type="float">
            <text:p>0</text:p>
          </table:table-cell>
          <table:table-cell table:style-name="ce5" table:formula="of:=IF([.H385];   (([.E385]+[.F385])/(1+[.$C$10]))*Vprog;  &quot;&quot;)">
            <text:p/>
          </table:table-cell>
          <table:table-cell table:style-name="ce5" table:formula="of:=IF([.H385];  (((([.I385]+[.I384])/2)*itp)/1000)+[.J384];&quot;&quot;)">
            <text:p/>
          </table:table-cell>
          <table:table-cell table:style-name="ce5" table:formula="of:=IF([.H385];     ([.I385]-[.I38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5]=1;[.H38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5]+1" office:value-type="float" office:value="361" calcext:value-type="float">
            <text:p>361</text:p>
          </table:table-cell>
          <table:table-cell table:style-name="ce5" table:formula="of:=(([.B386]-1)*itp)/1000" office:value-type="float" office:value="3.6" calcext:value-type="float">
            <text:p>3.6</text:p>
          </table:table-cell>
          <table:table-cell table:style-name="ce5" table:formula="of:=IF(([.B386]&lt;([.$C$11]+2));1;0)" office:value-type="float" office:value="0" calcext:value-type="float">
            <text:p>0</text:p>
          </table:table-cell>
          <table:table-cell table:style-name="ce5" table:formula="of:=MAX(0;MIN(1;([.E385]+IF(([.D386]=1);(1/[.$C$9]);(-1/[.$C$9])))))" office:value-type="float" office:value="0" calcext:value-type="float">
            <text:p>0</text:p>
          </table:table-cell>
          <table:table-cell table:style-name="ce5" table:formula="of:=SUM(OFFSET([.E386];((-1*MIN([.$C$10];[.B386]))+1);0;MIN([.$C$10];[.B386]);1))" office:value-type="float" office:value="0" calcext:value-type="float">
            <text:p>0</text:p>
          </table:table-cell>
          <table:table-cell table:style-name="ce5" table:formula="of:=IF([.E386]=0;IF([.F386]=0;1;0);0)" office:value-type="float" office:value="1" calcext:value-type="float">
            <text:p>1</text:p>
          </table:table-cell>
          <table:table-cell table:style-name="ce5" table:formula="of:=SUM([.$G$26:.G386])&lt;=2" office:value-type="float" office:value="0" calcext:value-type="float">
            <text:p>0</text:p>
          </table:table-cell>
          <table:table-cell table:style-name="ce5" table:formula="of:=IF([.H386];   (([.E386]+[.F386])/(1+[.$C$10]))*Vprog;  &quot;&quot;)">
            <text:p/>
          </table:table-cell>
          <table:table-cell table:style-name="ce5" table:formula="of:=IF([.H386];  (((([.I386]+[.I385])/2)*itp)/1000)+[.J385];&quot;&quot;)">
            <text:p/>
          </table:table-cell>
          <table:table-cell table:style-name="ce5" table:formula="of:=IF([.H386];     ([.I386]-[.I38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6]=1;[.H38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6]+1" office:value-type="float" office:value="362" calcext:value-type="float">
            <text:p>362</text:p>
          </table:table-cell>
          <table:table-cell table:style-name="ce5" table:formula="of:=(([.B387]-1)*itp)/1000" office:value-type="float" office:value="3.61" calcext:value-type="float">
            <text:p>3.61</text:p>
          </table:table-cell>
          <table:table-cell table:style-name="ce5" table:formula="of:=IF(([.B387]&lt;([.$C$11]+2));1;0)" office:value-type="float" office:value="0" calcext:value-type="float">
            <text:p>0</text:p>
          </table:table-cell>
          <table:table-cell table:style-name="ce5" table:formula="of:=MAX(0;MIN(1;([.E386]+IF(([.D387]=1);(1/[.$C$9]);(-1/[.$C$9])))))" office:value-type="float" office:value="0" calcext:value-type="float">
            <text:p>0</text:p>
          </table:table-cell>
          <table:table-cell table:style-name="ce5" table:formula="of:=SUM(OFFSET([.E387];((-1*MIN([.$C$10];[.B387]))+1);0;MIN([.$C$10];[.B387]);1))" office:value-type="float" office:value="0" calcext:value-type="float">
            <text:p>0</text:p>
          </table:table-cell>
          <table:table-cell table:style-name="ce5" table:formula="of:=IF([.E387]=0;IF([.F387]=0;1;0);0)" office:value-type="float" office:value="1" calcext:value-type="float">
            <text:p>1</text:p>
          </table:table-cell>
          <table:table-cell table:style-name="ce5" table:formula="of:=SUM([.$G$26:.G387])&lt;=2" office:value-type="float" office:value="0" calcext:value-type="float">
            <text:p>0</text:p>
          </table:table-cell>
          <table:table-cell table:style-name="ce5" table:formula="of:=IF([.H387];   (([.E387]+[.F387])/(1+[.$C$10]))*Vprog;  &quot;&quot;)">
            <text:p/>
          </table:table-cell>
          <table:table-cell table:style-name="ce5" table:formula="of:=IF([.H387];  (((([.I387]+[.I386])/2)*itp)/1000)+[.J386];&quot;&quot;)">
            <text:p/>
          </table:table-cell>
          <table:table-cell table:style-name="ce5" table:formula="of:=IF([.H387];     ([.I387]-[.I38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7]=1;[.H38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7]+1" office:value-type="float" office:value="363" calcext:value-type="float">
            <text:p>363</text:p>
          </table:table-cell>
          <table:table-cell table:style-name="ce5" table:formula="of:=(([.B388]-1)*itp)/1000" office:value-type="float" office:value="3.62" calcext:value-type="float">
            <text:p>3.62</text:p>
          </table:table-cell>
          <table:table-cell table:style-name="ce5" table:formula="of:=IF(([.B388]&lt;([.$C$11]+2));1;0)" office:value-type="float" office:value="0" calcext:value-type="float">
            <text:p>0</text:p>
          </table:table-cell>
          <table:table-cell table:style-name="ce5" table:formula="of:=MAX(0;MIN(1;([.E387]+IF(([.D388]=1);(1/[.$C$9]);(-1/[.$C$9])))))" office:value-type="float" office:value="0" calcext:value-type="float">
            <text:p>0</text:p>
          </table:table-cell>
          <table:table-cell table:style-name="ce5" table:formula="of:=SUM(OFFSET([.E388];((-1*MIN([.$C$10];[.B388]))+1);0;MIN([.$C$10];[.B388]);1))" office:value-type="float" office:value="0" calcext:value-type="float">
            <text:p>0</text:p>
          </table:table-cell>
          <table:table-cell table:style-name="ce5" table:formula="of:=IF([.E388]=0;IF([.F388]=0;1;0);0)" office:value-type="float" office:value="1" calcext:value-type="float">
            <text:p>1</text:p>
          </table:table-cell>
          <table:table-cell table:style-name="ce5" table:formula="of:=SUM([.$G$26:.G388])&lt;=2" office:value-type="float" office:value="0" calcext:value-type="float">
            <text:p>0</text:p>
          </table:table-cell>
          <table:table-cell table:style-name="ce5" table:formula="of:=IF([.H388];   (([.E388]+[.F388])/(1+[.$C$10]))*Vprog;  &quot;&quot;)">
            <text:p/>
          </table:table-cell>
          <table:table-cell table:style-name="ce5" table:formula="of:=IF([.H388];  (((([.I388]+[.I387])/2)*itp)/1000)+[.J387];&quot;&quot;)">
            <text:p/>
          </table:table-cell>
          <table:table-cell table:style-name="ce5" table:formula="of:=IF([.H388];     ([.I388]-[.I38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8]=1;[.H38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8]+1" office:value-type="float" office:value="364" calcext:value-type="float">
            <text:p>364</text:p>
          </table:table-cell>
          <table:table-cell table:style-name="ce5" table:formula="of:=(([.B389]-1)*itp)/1000" office:value-type="float" office:value="3.63" calcext:value-type="float">
            <text:p>3.63</text:p>
          </table:table-cell>
          <table:table-cell table:style-name="ce5" table:formula="of:=IF(([.B389]&lt;([.$C$11]+2));1;0)" office:value-type="float" office:value="0" calcext:value-type="float">
            <text:p>0</text:p>
          </table:table-cell>
          <table:table-cell table:style-name="ce5" table:formula="of:=MAX(0;MIN(1;([.E388]+IF(([.D389]=1);(1/[.$C$9]);(-1/[.$C$9])))))" office:value-type="float" office:value="0" calcext:value-type="float">
            <text:p>0</text:p>
          </table:table-cell>
          <table:table-cell table:style-name="ce5" table:formula="of:=SUM(OFFSET([.E389];((-1*MIN([.$C$10];[.B389]))+1);0;MIN([.$C$10];[.B389]);1))" office:value-type="float" office:value="0" calcext:value-type="float">
            <text:p>0</text:p>
          </table:table-cell>
          <table:table-cell table:style-name="ce5" table:formula="of:=IF([.E389]=0;IF([.F389]=0;1;0);0)" office:value-type="float" office:value="1" calcext:value-type="float">
            <text:p>1</text:p>
          </table:table-cell>
          <table:table-cell table:style-name="ce5" table:formula="of:=SUM([.$G$26:.G389])&lt;=2" office:value-type="float" office:value="0" calcext:value-type="float">
            <text:p>0</text:p>
          </table:table-cell>
          <table:table-cell table:style-name="ce5" table:formula="of:=IF([.H389];   (([.E389]+[.F389])/(1+[.$C$10]))*Vprog;  &quot;&quot;)">
            <text:p/>
          </table:table-cell>
          <table:table-cell table:style-name="ce5" table:formula="of:=IF([.H389];  (((([.I389]+[.I388])/2)*itp)/1000)+[.J388];&quot;&quot;)">
            <text:p/>
          </table:table-cell>
          <table:table-cell table:style-name="ce5" table:formula="of:=IF([.H389];     ([.I389]-[.I38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89]=1;[.H38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89]+1" office:value-type="float" office:value="365" calcext:value-type="float">
            <text:p>365</text:p>
          </table:table-cell>
          <table:table-cell table:style-name="ce5" table:formula="of:=(([.B390]-1)*itp)/1000" office:value-type="float" office:value="3.64" calcext:value-type="float">
            <text:p>3.64</text:p>
          </table:table-cell>
          <table:table-cell table:style-name="ce5" table:formula="of:=IF(([.B390]&lt;([.$C$11]+2));1;0)" office:value-type="float" office:value="0" calcext:value-type="float">
            <text:p>0</text:p>
          </table:table-cell>
          <table:table-cell table:style-name="ce5" table:formula="of:=MAX(0;MIN(1;([.E389]+IF(([.D390]=1);(1/[.$C$9]);(-1/[.$C$9])))))" office:value-type="float" office:value="0" calcext:value-type="float">
            <text:p>0</text:p>
          </table:table-cell>
          <table:table-cell table:style-name="ce5" table:formula="of:=SUM(OFFSET([.E390];((-1*MIN([.$C$10];[.B390]))+1);0;MIN([.$C$10];[.B390]);1))" office:value-type="float" office:value="0" calcext:value-type="float">
            <text:p>0</text:p>
          </table:table-cell>
          <table:table-cell table:style-name="ce5" table:formula="of:=IF([.E390]=0;IF([.F390]=0;1;0);0)" office:value-type="float" office:value="1" calcext:value-type="float">
            <text:p>1</text:p>
          </table:table-cell>
          <table:table-cell table:style-name="ce5" table:formula="of:=SUM([.$G$26:.G390])&lt;=2" office:value-type="float" office:value="0" calcext:value-type="float">
            <text:p>0</text:p>
          </table:table-cell>
          <table:table-cell table:style-name="ce5" table:formula="of:=IF([.H390];   (([.E390]+[.F390])/(1+[.$C$10]))*Vprog;  &quot;&quot;)">
            <text:p/>
          </table:table-cell>
          <table:table-cell table:style-name="ce5" table:formula="of:=IF([.H390];  (((([.I390]+[.I389])/2)*itp)/1000)+[.J389];&quot;&quot;)">
            <text:p/>
          </table:table-cell>
          <table:table-cell table:style-name="ce5" table:formula="of:=IF([.H390];     ([.I390]-[.I38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0]=1;[.H39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0]+1" office:value-type="float" office:value="366" calcext:value-type="float">
            <text:p>366</text:p>
          </table:table-cell>
          <table:table-cell table:style-name="ce5" table:formula="of:=(([.B391]-1)*itp)/1000" office:value-type="float" office:value="3.65" calcext:value-type="float">
            <text:p>3.65</text:p>
          </table:table-cell>
          <table:table-cell table:style-name="ce5" table:formula="of:=IF(([.B391]&lt;([.$C$11]+2));1;0)" office:value-type="float" office:value="0" calcext:value-type="float">
            <text:p>0</text:p>
          </table:table-cell>
          <table:table-cell table:style-name="ce5" table:formula="of:=MAX(0;MIN(1;([.E390]+IF(([.D391]=1);(1/[.$C$9]);(-1/[.$C$9])))))" office:value-type="float" office:value="0" calcext:value-type="float">
            <text:p>0</text:p>
          </table:table-cell>
          <table:table-cell table:style-name="ce5" table:formula="of:=SUM(OFFSET([.E391];((-1*MIN([.$C$10];[.B391]))+1);0;MIN([.$C$10];[.B391]);1))" office:value-type="float" office:value="0" calcext:value-type="float">
            <text:p>0</text:p>
          </table:table-cell>
          <table:table-cell table:style-name="ce5" table:formula="of:=IF([.E391]=0;IF([.F391]=0;1;0);0)" office:value-type="float" office:value="1" calcext:value-type="float">
            <text:p>1</text:p>
          </table:table-cell>
          <table:table-cell table:style-name="ce5" table:formula="of:=SUM([.$G$26:.G391])&lt;=2" office:value-type="float" office:value="0" calcext:value-type="float">
            <text:p>0</text:p>
          </table:table-cell>
          <table:table-cell table:style-name="ce5" table:formula="of:=IF([.H391];   (([.E391]+[.F391])/(1+[.$C$10]))*Vprog;  &quot;&quot;)">
            <text:p/>
          </table:table-cell>
          <table:table-cell table:style-name="ce5" table:formula="of:=IF([.H391];  (((([.I391]+[.I390])/2)*itp)/1000)+[.J390];&quot;&quot;)">
            <text:p/>
          </table:table-cell>
          <table:table-cell table:style-name="ce5" table:formula="of:=IF([.H391];     ([.I391]-[.I39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1]=1;[.H39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1]+1" office:value-type="float" office:value="367" calcext:value-type="float">
            <text:p>367</text:p>
          </table:table-cell>
          <table:table-cell table:style-name="ce5" table:formula="of:=(([.B392]-1)*itp)/1000" office:value-type="float" office:value="3.66" calcext:value-type="float">
            <text:p>3.66</text:p>
          </table:table-cell>
          <table:table-cell table:style-name="ce5" table:formula="of:=IF(([.B392]&lt;([.$C$11]+2));1;0)" office:value-type="float" office:value="0" calcext:value-type="float">
            <text:p>0</text:p>
          </table:table-cell>
          <table:table-cell table:style-name="ce5" table:formula="of:=MAX(0;MIN(1;([.E391]+IF(([.D392]=1);(1/[.$C$9]);(-1/[.$C$9])))))" office:value-type="float" office:value="0" calcext:value-type="float">
            <text:p>0</text:p>
          </table:table-cell>
          <table:table-cell table:style-name="ce5" table:formula="of:=SUM(OFFSET([.E392];((-1*MIN([.$C$10];[.B392]))+1);0;MIN([.$C$10];[.B392]);1))" office:value-type="float" office:value="0" calcext:value-type="float">
            <text:p>0</text:p>
          </table:table-cell>
          <table:table-cell table:style-name="ce5" table:formula="of:=IF([.E392]=0;IF([.F392]=0;1;0);0)" office:value-type="float" office:value="1" calcext:value-type="float">
            <text:p>1</text:p>
          </table:table-cell>
          <table:table-cell table:style-name="ce5" table:formula="of:=SUM([.$G$26:.G392])&lt;=2" office:value-type="float" office:value="0" calcext:value-type="float">
            <text:p>0</text:p>
          </table:table-cell>
          <table:table-cell table:style-name="ce5" table:formula="of:=IF([.H392];   (([.E392]+[.F392])/(1+[.$C$10]))*Vprog;  &quot;&quot;)">
            <text:p/>
          </table:table-cell>
          <table:table-cell table:style-name="ce5" table:formula="of:=IF([.H392];  (((([.I392]+[.I391])/2)*itp)/1000)+[.J391];&quot;&quot;)">
            <text:p/>
          </table:table-cell>
          <table:table-cell table:style-name="ce5" table:formula="of:=IF([.H392];     ([.I392]-[.I39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2]=1;[.H39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2]+1" office:value-type="float" office:value="368" calcext:value-type="float">
            <text:p>368</text:p>
          </table:table-cell>
          <table:table-cell table:style-name="ce5" table:formula="of:=(([.B393]-1)*itp)/1000" office:value-type="float" office:value="3.67" calcext:value-type="float">
            <text:p>3.67</text:p>
          </table:table-cell>
          <table:table-cell table:style-name="ce5" table:formula="of:=IF(([.B393]&lt;([.$C$11]+2));1;0)" office:value-type="float" office:value="0" calcext:value-type="float">
            <text:p>0</text:p>
          </table:table-cell>
          <table:table-cell table:style-name="ce5" table:formula="of:=MAX(0;MIN(1;([.E392]+IF(([.D393]=1);(1/[.$C$9]);(-1/[.$C$9])))))" office:value-type="float" office:value="0" calcext:value-type="float">
            <text:p>0</text:p>
          </table:table-cell>
          <table:table-cell table:style-name="ce5" table:formula="of:=SUM(OFFSET([.E393];((-1*MIN([.$C$10];[.B393]))+1);0;MIN([.$C$10];[.B393]);1))" office:value-type="float" office:value="0" calcext:value-type="float">
            <text:p>0</text:p>
          </table:table-cell>
          <table:table-cell table:style-name="ce5" table:formula="of:=IF([.E393]=0;IF([.F393]=0;1;0);0)" office:value-type="float" office:value="1" calcext:value-type="float">
            <text:p>1</text:p>
          </table:table-cell>
          <table:table-cell table:style-name="ce5" table:formula="of:=SUM([.$G$26:.G393])&lt;=2" office:value-type="float" office:value="0" calcext:value-type="float">
            <text:p>0</text:p>
          </table:table-cell>
          <table:table-cell table:style-name="ce5" table:formula="of:=IF([.H393];   (([.E393]+[.F393])/(1+[.$C$10]))*Vprog;  &quot;&quot;)">
            <text:p/>
          </table:table-cell>
          <table:table-cell table:style-name="ce5" table:formula="of:=IF([.H393];  (((([.I393]+[.I392])/2)*itp)/1000)+[.J392];&quot;&quot;)">
            <text:p/>
          </table:table-cell>
          <table:table-cell table:style-name="ce5" table:formula="of:=IF([.H393];     ([.I393]-[.I39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3]=1;[.H39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3]+1" office:value-type="float" office:value="369" calcext:value-type="float">
            <text:p>369</text:p>
          </table:table-cell>
          <table:table-cell table:style-name="ce5" table:formula="of:=(([.B394]-1)*itp)/1000" office:value-type="float" office:value="3.68" calcext:value-type="float">
            <text:p>3.68</text:p>
          </table:table-cell>
          <table:table-cell table:style-name="ce5" table:formula="of:=IF(([.B394]&lt;([.$C$11]+2));1;0)" office:value-type="float" office:value="0" calcext:value-type="float">
            <text:p>0</text:p>
          </table:table-cell>
          <table:table-cell table:style-name="ce5" table:formula="of:=MAX(0;MIN(1;([.E393]+IF(([.D394]=1);(1/[.$C$9]);(-1/[.$C$9])))))" office:value-type="float" office:value="0" calcext:value-type="float">
            <text:p>0</text:p>
          </table:table-cell>
          <table:table-cell table:style-name="ce5" table:formula="of:=SUM(OFFSET([.E394];((-1*MIN([.$C$10];[.B394]))+1);0;MIN([.$C$10];[.B394]);1))" office:value-type="float" office:value="0" calcext:value-type="float">
            <text:p>0</text:p>
          </table:table-cell>
          <table:table-cell table:style-name="ce5" table:formula="of:=IF([.E394]=0;IF([.F394]=0;1;0);0)" office:value-type="float" office:value="1" calcext:value-type="float">
            <text:p>1</text:p>
          </table:table-cell>
          <table:table-cell table:style-name="ce5" table:formula="of:=SUM([.$G$26:.G394])&lt;=2" office:value-type="float" office:value="0" calcext:value-type="float">
            <text:p>0</text:p>
          </table:table-cell>
          <table:table-cell table:style-name="ce5" table:formula="of:=IF([.H394];   (([.E394]+[.F394])/(1+[.$C$10]))*Vprog;  &quot;&quot;)">
            <text:p/>
          </table:table-cell>
          <table:table-cell table:style-name="ce5" table:formula="of:=IF([.H394];  (((([.I394]+[.I393])/2)*itp)/1000)+[.J393];&quot;&quot;)">
            <text:p/>
          </table:table-cell>
          <table:table-cell table:style-name="ce5" table:formula="of:=IF([.H394];     ([.I394]-[.I39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4]=1;[.H39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4]+1" office:value-type="float" office:value="370" calcext:value-type="float">
            <text:p>370</text:p>
          </table:table-cell>
          <table:table-cell table:style-name="ce5" table:formula="of:=(([.B395]-1)*itp)/1000" office:value-type="float" office:value="3.69" calcext:value-type="float">
            <text:p>3.69</text:p>
          </table:table-cell>
          <table:table-cell table:style-name="ce5" table:formula="of:=IF(([.B395]&lt;([.$C$11]+2));1;0)" office:value-type="float" office:value="0" calcext:value-type="float">
            <text:p>0</text:p>
          </table:table-cell>
          <table:table-cell table:style-name="ce5" table:formula="of:=MAX(0;MIN(1;([.E394]+IF(([.D395]=1);(1/[.$C$9]);(-1/[.$C$9])))))" office:value-type="float" office:value="0" calcext:value-type="float">
            <text:p>0</text:p>
          </table:table-cell>
          <table:table-cell table:style-name="ce5" table:formula="of:=SUM(OFFSET([.E395];((-1*MIN([.$C$10];[.B395]))+1);0;MIN([.$C$10];[.B395]);1))" office:value-type="float" office:value="0" calcext:value-type="float">
            <text:p>0</text:p>
          </table:table-cell>
          <table:table-cell table:style-name="ce5" table:formula="of:=IF([.E395]=0;IF([.F395]=0;1;0);0)" office:value-type="float" office:value="1" calcext:value-type="float">
            <text:p>1</text:p>
          </table:table-cell>
          <table:table-cell table:style-name="ce5" table:formula="of:=SUM([.$G$26:.G395])&lt;=2" office:value-type="float" office:value="0" calcext:value-type="float">
            <text:p>0</text:p>
          </table:table-cell>
          <table:table-cell table:style-name="ce5" table:formula="of:=IF([.H395];   (([.E395]+[.F395])/(1+[.$C$10]))*Vprog;  &quot;&quot;)">
            <text:p/>
          </table:table-cell>
          <table:table-cell table:style-name="ce5" table:formula="of:=IF([.H395];  (((([.I395]+[.I394])/2)*itp)/1000)+[.J394];&quot;&quot;)">
            <text:p/>
          </table:table-cell>
          <table:table-cell table:style-name="ce5" table:formula="of:=IF([.H395];     ([.I395]-[.I39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5]=1;[.H39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5]+1" office:value-type="float" office:value="371" calcext:value-type="float">
            <text:p>371</text:p>
          </table:table-cell>
          <table:table-cell table:style-name="ce5" table:formula="of:=(([.B396]-1)*itp)/1000" office:value-type="float" office:value="3.7" calcext:value-type="float">
            <text:p>3.7</text:p>
          </table:table-cell>
          <table:table-cell table:style-name="ce5" table:formula="of:=IF(([.B396]&lt;([.$C$11]+2));1;0)" office:value-type="float" office:value="0" calcext:value-type="float">
            <text:p>0</text:p>
          </table:table-cell>
          <table:table-cell table:style-name="ce5" table:formula="of:=MAX(0;MIN(1;([.E395]+IF(([.D396]=1);(1/[.$C$9]);(-1/[.$C$9])))))" office:value-type="float" office:value="0" calcext:value-type="float">
            <text:p>0</text:p>
          </table:table-cell>
          <table:table-cell table:style-name="ce5" table:formula="of:=SUM(OFFSET([.E396];((-1*MIN([.$C$10];[.B396]))+1);0;MIN([.$C$10];[.B396]);1))" office:value-type="float" office:value="0" calcext:value-type="float">
            <text:p>0</text:p>
          </table:table-cell>
          <table:table-cell table:style-name="ce5" table:formula="of:=IF([.E396]=0;IF([.F396]=0;1;0);0)" office:value-type="float" office:value="1" calcext:value-type="float">
            <text:p>1</text:p>
          </table:table-cell>
          <table:table-cell table:style-name="ce5" table:formula="of:=SUM([.$G$26:.G396])&lt;=2" office:value-type="float" office:value="0" calcext:value-type="float">
            <text:p>0</text:p>
          </table:table-cell>
          <table:table-cell table:style-name="ce5" table:formula="of:=IF([.H396];   (([.E396]+[.F396])/(1+[.$C$10]))*Vprog;  &quot;&quot;)">
            <text:p/>
          </table:table-cell>
          <table:table-cell table:style-name="ce5" table:formula="of:=IF([.H396];  (((([.I396]+[.I395])/2)*itp)/1000)+[.J395];&quot;&quot;)">
            <text:p/>
          </table:table-cell>
          <table:table-cell table:style-name="ce5" table:formula="of:=IF([.H396];     ([.I396]-[.I39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6]=1;[.H39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6]+1" office:value-type="float" office:value="372" calcext:value-type="float">
            <text:p>372</text:p>
          </table:table-cell>
          <table:table-cell table:style-name="ce5" table:formula="of:=(([.B397]-1)*itp)/1000" office:value-type="float" office:value="3.71" calcext:value-type="float">
            <text:p>3.71</text:p>
          </table:table-cell>
          <table:table-cell table:style-name="ce5" table:formula="of:=IF(([.B397]&lt;([.$C$11]+2));1;0)" office:value-type="float" office:value="0" calcext:value-type="float">
            <text:p>0</text:p>
          </table:table-cell>
          <table:table-cell table:style-name="ce5" table:formula="of:=MAX(0;MIN(1;([.E396]+IF(([.D397]=1);(1/[.$C$9]);(-1/[.$C$9])))))" office:value-type="float" office:value="0" calcext:value-type="float">
            <text:p>0</text:p>
          </table:table-cell>
          <table:table-cell table:style-name="ce5" table:formula="of:=SUM(OFFSET([.E397];((-1*MIN([.$C$10];[.B397]))+1);0;MIN([.$C$10];[.B397]);1))" office:value-type="float" office:value="0" calcext:value-type="float">
            <text:p>0</text:p>
          </table:table-cell>
          <table:table-cell table:style-name="ce5" table:formula="of:=IF([.E397]=0;IF([.F397]=0;1;0);0)" office:value-type="float" office:value="1" calcext:value-type="float">
            <text:p>1</text:p>
          </table:table-cell>
          <table:table-cell table:style-name="ce5" table:formula="of:=SUM([.$G$26:.G397])&lt;=2" office:value-type="float" office:value="0" calcext:value-type="float">
            <text:p>0</text:p>
          </table:table-cell>
          <table:table-cell table:style-name="ce5" table:formula="of:=IF([.H397];   (([.E397]+[.F397])/(1+[.$C$10]))*Vprog;  &quot;&quot;)">
            <text:p/>
          </table:table-cell>
          <table:table-cell table:style-name="ce5" table:formula="of:=IF([.H397];  (((([.I397]+[.I396])/2)*itp)/1000)+[.J396];&quot;&quot;)">
            <text:p/>
          </table:table-cell>
          <table:table-cell table:style-name="ce5" table:formula="of:=IF([.H397];     ([.I397]-[.I39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7]=1;[.H39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7]+1" office:value-type="float" office:value="373" calcext:value-type="float">
            <text:p>373</text:p>
          </table:table-cell>
          <table:table-cell table:style-name="ce5" table:formula="of:=(([.B398]-1)*itp)/1000" office:value-type="float" office:value="3.72" calcext:value-type="float">
            <text:p>3.72</text:p>
          </table:table-cell>
          <table:table-cell table:style-name="ce5" table:formula="of:=IF(([.B398]&lt;([.$C$11]+2));1;0)" office:value-type="float" office:value="0" calcext:value-type="float">
            <text:p>0</text:p>
          </table:table-cell>
          <table:table-cell table:style-name="ce5" table:formula="of:=MAX(0;MIN(1;([.E397]+IF(([.D398]=1);(1/[.$C$9]);(-1/[.$C$9])))))" office:value-type="float" office:value="0" calcext:value-type="float">
            <text:p>0</text:p>
          </table:table-cell>
          <table:table-cell table:style-name="ce5" table:formula="of:=SUM(OFFSET([.E398];((-1*MIN([.$C$10];[.B398]))+1);0;MIN([.$C$10];[.B398]);1))" office:value-type="float" office:value="0" calcext:value-type="float">
            <text:p>0</text:p>
          </table:table-cell>
          <table:table-cell table:style-name="ce5" table:formula="of:=IF([.E398]=0;IF([.F398]=0;1;0);0)" office:value-type="float" office:value="1" calcext:value-type="float">
            <text:p>1</text:p>
          </table:table-cell>
          <table:table-cell table:style-name="ce5" table:formula="of:=SUM([.$G$26:.G398])&lt;=2" office:value-type="float" office:value="0" calcext:value-type="float">
            <text:p>0</text:p>
          </table:table-cell>
          <table:table-cell table:style-name="ce5" table:formula="of:=IF([.H398];   (([.E398]+[.F398])/(1+[.$C$10]))*Vprog;  &quot;&quot;)">
            <text:p/>
          </table:table-cell>
          <table:table-cell table:style-name="ce5" table:formula="of:=IF([.H398];  (((([.I398]+[.I397])/2)*itp)/1000)+[.J397];&quot;&quot;)">
            <text:p/>
          </table:table-cell>
          <table:table-cell table:style-name="ce5" table:formula="of:=IF([.H398];     ([.I398]-[.I39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8]=1;[.H39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8]+1" office:value-type="float" office:value="374" calcext:value-type="float">
            <text:p>374</text:p>
          </table:table-cell>
          <table:table-cell table:style-name="ce5" table:formula="of:=(([.B399]-1)*itp)/1000" office:value-type="float" office:value="3.73" calcext:value-type="float">
            <text:p>3.73</text:p>
          </table:table-cell>
          <table:table-cell table:style-name="ce5" table:formula="of:=IF(([.B399]&lt;([.$C$11]+2));1;0)" office:value-type="float" office:value="0" calcext:value-type="float">
            <text:p>0</text:p>
          </table:table-cell>
          <table:table-cell table:style-name="ce5" table:formula="of:=MAX(0;MIN(1;([.E398]+IF(([.D399]=1);(1/[.$C$9]);(-1/[.$C$9])))))" office:value-type="float" office:value="0" calcext:value-type="float">
            <text:p>0</text:p>
          </table:table-cell>
          <table:table-cell table:style-name="ce5" table:formula="of:=SUM(OFFSET([.E399];((-1*MIN([.$C$10];[.B399]))+1);0;MIN([.$C$10];[.B399]);1))" office:value-type="float" office:value="0" calcext:value-type="float">
            <text:p>0</text:p>
          </table:table-cell>
          <table:table-cell table:style-name="ce5" table:formula="of:=IF([.E399]=0;IF([.F399]=0;1;0);0)" office:value-type="float" office:value="1" calcext:value-type="float">
            <text:p>1</text:p>
          </table:table-cell>
          <table:table-cell table:style-name="ce5" table:formula="of:=SUM([.$G$26:.G399])&lt;=2" office:value-type="float" office:value="0" calcext:value-type="float">
            <text:p>0</text:p>
          </table:table-cell>
          <table:table-cell table:style-name="ce5" table:formula="of:=IF([.H399];   (([.E399]+[.F399])/(1+[.$C$10]))*Vprog;  &quot;&quot;)">
            <text:p/>
          </table:table-cell>
          <table:table-cell table:style-name="ce5" table:formula="of:=IF([.H399];  (((([.I399]+[.I398])/2)*itp)/1000)+[.J398];&quot;&quot;)">
            <text:p/>
          </table:table-cell>
          <table:table-cell table:style-name="ce5" table:formula="of:=IF([.H399];     ([.I399]-[.I39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399]=1;[.H39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399]+1" office:value-type="float" office:value="375" calcext:value-type="float">
            <text:p>375</text:p>
          </table:table-cell>
          <table:table-cell table:style-name="ce5" table:formula="of:=(([.B400]-1)*itp)/1000" office:value-type="float" office:value="3.74" calcext:value-type="float">
            <text:p>3.74</text:p>
          </table:table-cell>
          <table:table-cell table:style-name="ce5" table:formula="of:=IF(([.B400]&lt;([.$C$11]+2));1;0)" office:value-type="float" office:value="0" calcext:value-type="float">
            <text:p>0</text:p>
          </table:table-cell>
          <table:table-cell table:style-name="ce5" table:formula="of:=MAX(0;MIN(1;([.E399]+IF(([.D400]=1);(1/[.$C$9]);(-1/[.$C$9])))))" office:value-type="float" office:value="0" calcext:value-type="float">
            <text:p>0</text:p>
          </table:table-cell>
          <table:table-cell table:style-name="ce5" table:formula="of:=SUM(OFFSET([.E400];((-1*MIN([.$C$10];[.B400]))+1);0;MIN([.$C$10];[.B400]);1))" office:value-type="float" office:value="0" calcext:value-type="float">
            <text:p>0</text:p>
          </table:table-cell>
          <table:table-cell table:style-name="ce5" table:formula="of:=IF([.E400]=0;IF([.F400]=0;1;0);0)" office:value-type="float" office:value="1" calcext:value-type="float">
            <text:p>1</text:p>
          </table:table-cell>
          <table:table-cell table:style-name="ce5" table:formula="of:=SUM([.$G$26:.G400])&lt;=2" office:value-type="float" office:value="0" calcext:value-type="float">
            <text:p>0</text:p>
          </table:table-cell>
          <table:table-cell table:style-name="ce5" table:formula="of:=IF([.H400];   (([.E400]+[.F400])/(1+[.$C$10]))*Vprog;  &quot;&quot;)">
            <text:p/>
          </table:table-cell>
          <table:table-cell table:style-name="ce5" table:formula="of:=IF([.H400];  (((([.I400]+[.I399])/2)*itp)/1000)+[.J399];&quot;&quot;)">
            <text:p/>
          </table:table-cell>
          <table:table-cell table:style-name="ce5" table:formula="of:=IF([.H400];     ([.I400]-[.I39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0]=1;[.H40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0]+1" office:value-type="float" office:value="376" calcext:value-type="float">
            <text:p>376</text:p>
          </table:table-cell>
          <table:table-cell table:style-name="ce5" table:formula="of:=(([.B401]-1)*itp)/1000" office:value-type="float" office:value="3.75" calcext:value-type="float">
            <text:p>3.75</text:p>
          </table:table-cell>
          <table:table-cell table:style-name="ce5" table:formula="of:=IF(([.B401]&lt;([.$C$11]+2));1;0)" office:value-type="float" office:value="0" calcext:value-type="float">
            <text:p>0</text:p>
          </table:table-cell>
          <table:table-cell table:style-name="ce5" table:formula="of:=MAX(0;MIN(1;([.E400]+IF(([.D401]=1);(1/[.$C$9]);(-1/[.$C$9])))))" office:value-type="float" office:value="0" calcext:value-type="float">
            <text:p>0</text:p>
          </table:table-cell>
          <table:table-cell table:style-name="ce5" table:formula="of:=SUM(OFFSET([.E401];((-1*MIN([.$C$10];[.B401]))+1);0;MIN([.$C$10];[.B401]);1))" office:value-type="float" office:value="0" calcext:value-type="float">
            <text:p>0</text:p>
          </table:table-cell>
          <table:table-cell table:style-name="ce5" table:formula="of:=IF([.E401]=0;IF([.F401]=0;1;0);0)" office:value-type="float" office:value="1" calcext:value-type="float">
            <text:p>1</text:p>
          </table:table-cell>
          <table:table-cell table:style-name="ce5" table:formula="of:=SUM([.$G$26:.G401])&lt;=2" office:value-type="float" office:value="0" calcext:value-type="float">
            <text:p>0</text:p>
          </table:table-cell>
          <table:table-cell table:style-name="ce5" table:formula="of:=IF([.H401];   (([.E401]+[.F401])/(1+[.$C$10]))*Vprog;  &quot;&quot;)">
            <text:p/>
          </table:table-cell>
          <table:table-cell table:style-name="ce5" table:formula="of:=IF([.H401];  (((([.I401]+[.I400])/2)*itp)/1000)+[.J400];&quot;&quot;)">
            <text:p/>
          </table:table-cell>
          <table:table-cell table:style-name="ce5" table:formula="of:=IF([.H401];     ([.I401]-[.I40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1]=1;[.H40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1]+1" office:value-type="float" office:value="377" calcext:value-type="float">
            <text:p>377</text:p>
          </table:table-cell>
          <table:table-cell table:style-name="ce5" table:formula="of:=(([.B402]-1)*itp)/1000" office:value-type="float" office:value="3.76" calcext:value-type="float">
            <text:p>3.76</text:p>
          </table:table-cell>
          <table:table-cell table:style-name="ce5" table:formula="of:=IF(([.B402]&lt;([.$C$11]+2));1;0)" office:value-type="float" office:value="0" calcext:value-type="float">
            <text:p>0</text:p>
          </table:table-cell>
          <table:table-cell table:style-name="ce5" table:formula="of:=MAX(0;MIN(1;([.E401]+IF(([.D402]=1);(1/[.$C$9]);(-1/[.$C$9])))))" office:value-type="float" office:value="0" calcext:value-type="float">
            <text:p>0</text:p>
          </table:table-cell>
          <table:table-cell table:style-name="ce5" table:formula="of:=SUM(OFFSET([.E402];((-1*MIN([.$C$10];[.B402]))+1);0;MIN([.$C$10];[.B402]);1))" office:value-type="float" office:value="0" calcext:value-type="float">
            <text:p>0</text:p>
          </table:table-cell>
          <table:table-cell table:style-name="ce5" table:formula="of:=IF([.E402]=0;IF([.F402]=0;1;0);0)" office:value-type="float" office:value="1" calcext:value-type="float">
            <text:p>1</text:p>
          </table:table-cell>
          <table:table-cell table:style-name="ce5" table:formula="of:=SUM([.$G$26:.G402])&lt;=2" office:value-type="float" office:value="0" calcext:value-type="float">
            <text:p>0</text:p>
          </table:table-cell>
          <table:table-cell table:style-name="ce5" table:formula="of:=IF([.H402];   (([.E402]+[.F402])/(1+[.$C$10]))*Vprog;  &quot;&quot;)">
            <text:p/>
          </table:table-cell>
          <table:table-cell table:style-name="ce5" table:formula="of:=IF([.H402];  (((([.I402]+[.I401])/2)*itp)/1000)+[.J401];&quot;&quot;)">
            <text:p/>
          </table:table-cell>
          <table:table-cell table:style-name="ce5" table:formula="of:=IF([.H402];     ([.I402]-[.I40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2]=1;[.H40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2]+1" office:value-type="float" office:value="378" calcext:value-type="float">
            <text:p>378</text:p>
          </table:table-cell>
          <table:table-cell table:style-name="ce5" table:formula="of:=(([.B403]-1)*itp)/1000" office:value-type="float" office:value="3.77" calcext:value-type="float">
            <text:p>3.77</text:p>
          </table:table-cell>
          <table:table-cell table:style-name="ce5" table:formula="of:=IF(([.B403]&lt;([.$C$11]+2));1;0)" office:value-type="float" office:value="0" calcext:value-type="float">
            <text:p>0</text:p>
          </table:table-cell>
          <table:table-cell table:style-name="ce5" table:formula="of:=MAX(0;MIN(1;([.E402]+IF(([.D403]=1);(1/[.$C$9]);(-1/[.$C$9])))))" office:value-type="float" office:value="0" calcext:value-type="float">
            <text:p>0</text:p>
          </table:table-cell>
          <table:table-cell table:style-name="ce5" table:formula="of:=SUM(OFFSET([.E403];((-1*MIN([.$C$10];[.B403]))+1);0;MIN([.$C$10];[.B403]);1))" office:value-type="float" office:value="0" calcext:value-type="float">
            <text:p>0</text:p>
          </table:table-cell>
          <table:table-cell table:style-name="ce5" table:formula="of:=IF([.E403]=0;IF([.F403]=0;1;0);0)" office:value-type="float" office:value="1" calcext:value-type="float">
            <text:p>1</text:p>
          </table:table-cell>
          <table:table-cell table:style-name="ce5" table:formula="of:=SUM([.$G$26:.G403])&lt;=2" office:value-type="float" office:value="0" calcext:value-type="float">
            <text:p>0</text:p>
          </table:table-cell>
          <table:table-cell table:style-name="ce5" table:formula="of:=IF([.H403];   (([.E403]+[.F403])/(1+[.$C$10]))*Vprog;  &quot;&quot;)">
            <text:p/>
          </table:table-cell>
          <table:table-cell table:style-name="ce5" table:formula="of:=IF([.H403];  (((([.I403]+[.I402])/2)*itp)/1000)+[.J402];&quot;&quot;)">
            <text:p/>
          </table:table-cell>
          <table:table-cell table:style-name="ce5" table:formula="of:=IF([.H403];     ([.I403]-[.I40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3]=1;[.H40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3]+1" office:value-type="float" office:value="379" calcext:value-type="float">
            <text:p>379</text:p>
          </table:table-cell>
          <table:table-cell table:style-name="ce5" table:formula="of:=(([.B404]-1)*itp)/1000" office:value-type="float" office:value="3.78" calcext:value-type="float">
            <text:p>3.78</text:p>
          </table:table-cell>
          <table:table-cell table:style-name="ce5" table:formula="of:=IF(([.B404]&lt;([.$C$11]+2));1;0)" office:value-type="float" office:value="0" calcext:value-type="float">
            <text:p>0</text:p>
          </table:table-cell>
          <table:table-cell table:style-name="ce5" table:formula="of:=MAX(0;MIN(1;([.E403]+IF(([.D404]=1);(1/[.$C$9]);(-1/[.$C$9])))))" office:value-type="float" office:value="0" calcext:value-type="float">
            <text:p>0</text:p>
          </table:table-cell>
          <table:table-cell table:style-name="ce5" table:formula="of:=SUM(OFFSET([.E404];((-1*MIN([.$C$10];[.B404]))+1);0;MIN([.$C$10];[.B404]);1))" office:value-type="float" office:value="0" calcext:value-type="float">
            <text:p>0</text:p>
          </table:table-cell>
          <table:table-cell table:style-name="ce5" table:formula="of:=IF([.E404]=0;IF([.F404]=0;1;0);0)" office:value-type="float" office:value="1" calcext:value-type="float">
            <text:p>1</text:p>
          </table:table-cell>
          <table:table-cell table:style-name="ce5" table:formula="of:=SUM([.$G$26:.G404])&lt;=2" office:value-type="float" office:value="0" calcext:value-type="float">
            <text:p>0</text:p>
          </table:table-cell>
          <table:table-cell table:style-name="ce5" table:formula="of:=IF([.H404];   (([.E404]+[.F404])/(1+[.$C$10]))*Vprog;  &quot;&quot;)">
            <text:p/>
          </table:table-cell>
          <table:table-cell table:style-name="ce5" table:formula="of:=IF([.H404];  (((([.I404]+[.I403])/2)*itp)/1000)+[.J403];&quot;&quot;)">
            <text:p/>
          </table:table-cell>
          <table:table-cell table:style-name="ce5" table:formula="of:=IF([.H404];     ([.I404]-[.I40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4]=1;[.H40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4]+1" office:value-type="float" office:value="380" calcext:value-type="float">
            <text:p>380</text:p>
          </table:table-cell>
          <table:table-cell table:style-name="ce5" table:formula="of:=(([.B405]-1)*itp)/1000" office:value-type="float" office:value="3.79" calcext:value-type="float">
            <text:p>3.79</text:p>
          </table:table-cell>
          <table:table-cell table:style-name="ce5" table:formula="of:=IF(([.B405]&lt;([.$C$11]+2));1;0)" office:value-type="float" office:value="0" calcext:value-type="float">
            <text:p>0</text:p>
          </table:table-cell>
          <table:table-cell table:style-name="ce5" table:formula="of:=MAX(0;MIN(1;([.E404]+IF(([.D405]=1);(1/[.$C$9]);(-1/[.$C$9])))))" office:value-type="float" office:value="0" calcext:value-type="float">
            <text:p>0</text:p>
          </table:table-cell>
          <table:table-cell table:style-name="ce5" table:formula="of:=SUM(OFFSET([.E405];((-1*MIN([.$C$10];[.B405]))+1);0;MIN([.$C$10];[.B405]);1))" office:value-type="float" office:value="0" calcext:value-type="float">
            <text:p>0</text:p>
          </table:table-cell>
          <table:table-cell table:style-name="ce5" table:formula="of:=IF([.E405]=0;IF([.F405]=0;1;0);0)" office:value-type="float" office:value="1" calcext:value-type="float">
            <text:p>1</text:p>
          </table:table-cell>
          <table:table-cell table:style-name="ce5" table:formula="of:=SUM([.$G$26:.G405])&lt;=2" office:value-type="float" office:value="0" calcext:value-type="float">
            <text:p>0</text:p>
          </table:table-cell>
          <table:table-cell table:style-name="ce5" table:formula="of:=IF([.H405];   (([.E405]+[.F405])/(1+[.$C$10]))*Vprog;  &quot;&quot;)">
            <text:p/>
          </table:table-cell>
          <table:table-cell table:style-name="ce5" table:formula="of:=IF([.H405];  (((([.I405]+[.I404])/2)*itp)/1000)+[.J404];&quot;&quot;)">
            <text:p/>
          </table:table-cell>
          <table:table-cell table:style-name="ce5" table:formula="of:=IF([.H405];     ([.I405]-[.I40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5]=1;[.H40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5]+1" office:value-type="float" office:value="381" calcext:value-type="float">
            <text:p>381</text:p>
          </table:table-cell>
          <table:table-cell table:style-name="ce5" table:formula="of:=(([.B406]-1)*itp)/1000" office:value-type="float" office:value="3.8" calcext:value-type="float">
            <text:p>3.8</text:p>
          </table:table-cell>
          <table:table-cell table:style-name="ce5" table:formula="of:=IF(([.B406]&lt;([.$C$11]+2));1;0)" office:value-type="float" office:value="0" calcext:value-type="float">
            <text:p>0</text:p>
          </table:table-cell>
          <table:table-cell table:style-name="ce5" table:formula="of:=MAX(0;MIN(1;([.E405]+IF(([.D406]=1);(1/[.$C$9]);(-1/[.$C$9])))))" office:value-type="float" office:value="0" calcext:value-type="float">
            <text:p>0</text:p>
          </table:table-cell>
          <table:table-cell table:style-name="ce5" table:formula="of:=SUM(OFFSET([.E406];((-1*MIN([.$C$10];[.B406]))+1);0;MIN([.$C$10];[.B406]);1))" office:value-type="float" office:value="0" calcext:value-type="float">
            <text:p>0</text:p>
          </table:table-cell>
          <table:table-cell table:style-name="ce5" table:formula="of:=IF([.E406]=0;IF([.F406]=0;1;0);0)" office:value-type="float" office:value="1" calcext:value-type="float">
            <text:p>1</text:p>
          </table:table-cell>
          <table:table-cell table:style-name="ce5" table:formula="of:=SUM([.$G$26:.G406])&lt;=2" office:value-type="float" office:value="0" calcext:value-type="float">
            <text:p>0</text:p>
          </table:table-cell>
          <table:table-cell table:style-name="ce5" table:formula="of:=IF([.H406];   (([.E406]+[.F406])/(1+[.$C$10]))*Vprog;  &quot;&quot;)">
            <text:p/>
          </table:table-cell>
          <table:table-cell table:style-name="ce5" table:formula="of:=IF([.H406];  (((([.I406]+[.I405])/2)*itp)/1000)+[.J405];&quot;&quot;)">
            <text:p/>
          </table:table-cell>
          <table:table-cell table:style-name="ce5" table:formula="of:=IF([.H406];     ([.I406]-[.I40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6]=1;[.H40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6]+1" office:value-type="float" office:value="382" calcext:value-type="float">
            <text:p>382</text:p>
          </table:table-cell>
          <table:table-cell table:style-name="ce5" table:formula="of:=(([.B407]-1)*itp)/1000" office:value-type="float" office:value="3.81" calcext:value-type="float">
            <text:p>3.81</text:p>
          </table:table-cell>
          <table:table-cell table:style-name="ce5" table:formula="of:=IF(([.B407]&lt;([.$C$11]+2));1;0)" office:value-type="float" office:value="0" calcext:value-type="float">
            <text:p>0</text:p>
          </table:table-cell>
          <table:table-cell table:style-name="ce5" table:formula="of:=MAX(0;MIN(1;([.E406]+IF(([.D407]=1);(1/[.$C$9]);(-1/[.$C$9])))))" office:value-type="float" office:value="0" calcext:value-type="float">
            <text:p>0</text:p>
          </table:table-cell>
          <table:table-cell table:style-name="ce5" table:formula="of:=SUM(OFFSET([.E407];((-1*MIN([.$C$10];[.B407]))+1);0;MIN([.$C$10];[.B407]);1))" office:value-type="float" office:value="0" calcext:value-type="float">
            <text:p>0</text:p>
          </table:table-cell>
          <table:table-cell table:style-name="ce5" table:formula="of:=IF([.E407]=0;IF([.F407]=0;1;0);0)" office:value-type="float" office:value="1" calcext:value-type="float">
            <text:p>1</text:p>
          </table:table-cell>
          <table:table-cell table:style-name="ce5" table:formula="of:=SUM([.$G$26:.G407])&lt;=2" office:value-type="float" office:value="0" calcext:value-type="float">
            <text:p>0</text:p>
          </table:table-cell>
          <table:table-cell table:style-name="ce5" table:formula="of:=IF([.H407];   (([.E407]+[.F407])/(1+[.$C$10]))*Vprog;  &quot;&quot;)">
            <text:p/>
          </table:table-cell>
          <table:table-cell table:style-name="ce5" table:formula="of:=IF([.H407];  (((([.I407]+[.I406])/2)*itp)/1000)+[.J406];&quot;&quot;)">
            <text:p/>
          </table:table-cell>
          <table:table-cell table:style-name="ce5" table:formula="of:=IF([.H407];     ([.I407]-[.I40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7]=1;[.H40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7]+1" office:value-type="float" office:value="383" calcext:value-type="float">
            <text:p>383</text:p>
          </table:table-cell>
          <table:table-cell table:style-name="ce5" table:formula="of:=(([.B408]-1)*itp)/1000" office:value-type="float" office:value="3.82" calcext:value-type="float">
            <text:p>3.82</text:p>
          </table:table-cell>
          <table:table-cell table:style-name="ce5" table:formula="of:=IF(([.B408]&lt;([.$C$11]+2));1;0)" office:value-type="float" office:value="0" calcext:value-type="float">
            <text:p>0</text:p>
          </table:table-cell>
          <table:table-cell table:style-name="ce5" table:formula="of:=MAX(0;MIN(1;([.E407]+IF(([.D408]=1);(1/[.$C$9]);(-1/[.$C$9])))))" office:value-type="float" office:value="0" calcext:value-type="float">
            <text:p>0</text:p>
          </table:table-cell>
          <table:table-cell table:style-name="ce5" table:formula="of:=SUM(OFFSET([.E408];((-1*MIN([.$C$10];[.B408]))+1);0;MIN([.$C$10];[.B408]);1))" office:value-type="float" office:value="0" calcext:value-type="float">
            <text:p>0</text:p>
          </table:table-cell>
          <table:table-cell table:style-name="ce5" table:formula="of:=IF([.E408]=0;IF([.F408]=0;1;0);0)" office:value-type="float" office:value="1" calcext:value-type="float">
            <text:p>1</text:p>
          </table:table-cell>
          <table:table-cell table:style-name="ce5" table:formula="of:=SUM([.$G$26:.G408])&lt;=2" office:value-type="float" office:value="0" calcext:value-type="float">
            <text:p>0</text:p>
          </table:table-cell>
          <table:table-cell table:style-name="ce5" table:formula="of:=IF([.H408];   (([.E408]+[.F408])/(1+[.$C$10]))*Vprog;  &quot;&quot;)">
            <text:p/>
          </table:table-cell>
          <table:table-cell table:style-name="ce5" table:formula="of:=IF([.H408];  (((([.I408]+[.I407])/2)*itp)/1000)+[.J407];&quot;&quot;)">
            <text:p/>
          </table:table-cell>
          <table:table-cell table:style-name="ce5" table:formula="of:=IF([.H408];     ([.I408]-[.I40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8]=1;[.H40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8]+1" office:value-type="float" office:value="384" calcext:value-type="float">
            <text:p>384</text:p>
          </table:table-cell>
          <table:table-cell table:style-name="ce5" table:formula="of:=(([.B409]-1)*itp)/1000" office:value-type="float" office:value="3.83" calcext:value-type="float">
            <text:p>3.83</text:p>
          </table:table-cell>
          <table:table-cell table:style-name="ce5" table:formula="of:=IF(([.B409]&lt;([.$C$11]+2));1;0)" office:value-type="float" office:value="0" calcext:value-type="float">
            <text:p>0</text:p>
          </table:table-cell>
          <table:table-cell table:style-name="ce5" table:formula="of:=MAX(0;MIN(1;([.E408]+IF(([.D409]=1);(1/[.$C$9]);(-1/[.$C$9])))))" office:value-type="float" office:value="0" calcext:value-type="float">
            <text:p>0</text:p>
          </table:table-cell>
          <table:table-cell table:style-name="ce5" table:formula="of:=SUM(OFFSET([.E409];((-1*MIN([.$C$10];[.B409]))+1);0;MIN([.$C$10];[.B409]);1))" office:value-type="float" office:value="0" calcext:value-type="float">
            <text:p>0</text:p>
          </table:table-cell>
          <table:table-cell table:style-name="ce5" table:formula="of:=IF([.E409]=0;IF([.F409]=0;1;0);0)" office:value-type="float" office:value="1" calcext:value-type="float">
            <text:p>1</text:p>
          </table:table-cell>
          <table:table-cell table:style-name="ce5" table:formula="of:=SUM([.$G$26:.G409])&lt;=2" office:value-type="float" office:value="0" calcext:value-type="float">
            <text:p>0</text:p>
          </table:table-cell>
          <table:table-cell table:style-name="ce5" table:formula="of:=IF([.H409];   (([.E409]+[.F409])/(1+[.$C$10]))*Vprog;  &quot;&quot;)">
            <text:p/>
          </table:table-cell>
          <table:table-cell table:style-name="ce5" table:formula="of:=IF([.H409];  (((([.I409]+[.I408])/2)*itp)/1000)+[.J408];&quot;&quot;)">
            <text:p/>
          </table:table-cell>
          <table:table-cell table:style-name="ce5" table:formula="of:=IF([.H409];     ([.I409]-[.I40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09]=1;[.H40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09]+1" office:value-type="float" office:value="385" calcext:value-type="float">
            <text:p>385</text:p>
          </table:table-cell>
          <table:table-cell table:style-name="ce5" table:formula="of:=(([.B410]-1)*itp)/1000" office:value-type="float" office:value="3.84" calcext:value-type="float">
            <text:p>3.84</text:p>
          </table:table-cell>
          <table:table-cell table:style-name="ce5" table:formula="of:=IF(([.B410]&lt;([.$C$11]+2));1;0)" office:value-type="float" office:value="0" calcext:value-type="float">
            <text:p>0</text:p>
          </table:table-cell>
          <table:table-cell table:style-name="ce5" table:formula="of:=MAX(0;MIN(1;([.E409]+IF(([.D410]=1);(1/[.$C$9]);(-1/[.$C$9])))))" office:value-type="float" office:value="0" calcext:value-type="float">
            <text:p>0</text:p>
          </table:table-cell>
          <table:table-cell table:style-name="ce5" table:formula="of:=SUM(OFFSET([.E410];((-1*MIN([.$C$10];[.B410]))+1);0;MIN([.$C$10];[.B410]);1))" office:value-type="float" office:value="0" calcext:value-type="float">
            <text:p>0</text:p>
          </table:table-cell>
          <table:table-cell table:style-name="ce5" table:formula="of:=IF([.E410]=0;IF([.F410]=0;1;0);0)" office:value-type="float" office:value="1" calcext:value-type="float">
            <text:p>1</text:p>
          </table:table-cell>
          <table:table-cell table:style-name="ce5" table:formula="of:=SUM([.$G$26:.G410])&lt;=2" office:value-type="float" office:value="0" calcext:value-type="float">
            <text:p>0</text:p>
          </table:table-cell>
          <table:table-cell table:style-name="ce5" table:formula="of:=IF([.H410];   (([.E410]+[.F410])/(1+[.$C$10]))*Vprog;  &quot;&quot;)">
            <text:p/>
          </table:table-cell>
          <table:table-cell table:style-name="ce5" table:formula="of:=IF([.H410];  (((([.I410]+[.I409])/2)*itp)/1000)+[.J409];&quot;&quot;)">
            <text:p/>
          </table:table-cell>
          <table:table-cell table:style-name="ce5" table:formula="of:=IF([.H410];     ([.I410]-[.I40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0]=1;[.H41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0]+1" office:value-type="float" office:value="386" calcext:value-type="float">
            <text:p>386</text:p>
          </table:table-cell>
          <table:table-cell table:style-name="ce5" table:formula="of:=(([.B411]-1)*itp)/1000" office:value-type="float" office:value="3.85" calcext:value-type="float">
            <text:p>3.85</text:p>
          </table:table-cell>
          <table:table-cell table:style-name="ce5" table:formula="of:=IF(([.B411]&lt;([.$C$11]+2));1;0)" office:value-type="float" office:value="0" calcext:value-type="float">
            <text:p>0</text:p>
          </table:table-cell>
          <table:table-cell table:style-name="ce5" table:formula="of:=MAX(0;MIN(1;([.E410]+IF(([.D411]=1);(1/[.$C$9]);(-1/[.$C$9])))))" office:value-type="float" office:value="0" calcext:value-type="float">
            <text:p>0</text:p>
          </table:table-cell>
          <table:table-cell table:style-name="ce5" table:formula="of:=SUM(OFFSET([.E411];((-1*MIN([.$C$10];[.B411]))+1);0;MIN([.$C$10];[.B411]);1))" office:value-type="float" office:value="0" calcext:value-type="float">
            <text:p>0</text:p>
          </table:table-cell>
          <table:table-cell table:style-name="ce5" table:formula="of:=IF([.E411]=0;IF([.F411]=0;1;0);0)" office:value-type="float" office:value="1" calcext:value-type="float">
            <text:p>1</text:p>
          </table:table-cell>
          <table:table-cell table:style-name="ce5" table:formula="of:=SUM([.$G$26:.G411])&lt;=2" office:value-type="float" office:value="0" calcext:value-type="float">
            <text:p>0</text:p>
          </table:table-cell>
          <table:table-cell table:style-name="ce5" table:formula="of:=IF([.H411];   (([.E411]+[.F411])/(1+[.$C$10]))*Vprog;  &quot;&quot;)">
            <text:p/>
          </table:table-cell>
          <table:table-cell table:style-name="ce5" table:formula="of:=IF([.H411];  (((([.I411]+[.I410])/2)*itp)/1000)+[.J410];&quot;&quot;)">
            <text:p/>
          </table:table-cell>
          <table:table-cell table:style-name="ce5" table:formula="of:=IF([.H411];     ([.I411]-[.I41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1]=1;[.H41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1]+1" office:value-type="float" office:value="387" calcext:value-type="float">
            <text:p>387</text:p>
          </table:table-cell>
          <table:table-cell table:style-name="ce5" table:formula="of:=(([.B412]-1)*itp)/1000" office:value-type="float" office:value="3.86" calcext:value-type="float">
            <text:p>3.86</text:p>
          </table:table-cell>
          <table:table-cell table:style-name="ce5" table:formula="of:=IF(([.B412]&lt;([.$C$11]+2));1;0)" office:value-type="float" office:value="0" calcext:value-type="float">
            <text:p>0</text:p>
          </table:table-cell>
          <table:table-cell table:style-name="ce5" table:formula="of:=MAX(0;MIN(1;([.E411]+IF(([.D412]=1);(1/[.$C$9]);(-1/[.$C$9])))))" office:value-type="float" office:value="0" calcext:value-type="float">
            <text:p>0</text:p>
          </table:table-cell>
          <table:table-cell table:style-name="ce5" table:formula="of:=SUM(OFFSET([.E412];((-1*MIN([.$C$10];[.B412]))+1);0;MIN([.$C$10];[.B412]);1))" office:value-type="float" office:value="0" calcext:value-type="float">
            <text:p>0</text:p>
          </table:table-cell>
          <table:table-cell table:style-name="ce5" table:formula="of:=IF([.E412]=0;IF([.F412]=0;1;0);0)" office:value-type="float" office:value="1" calcext:value-type="float">
            <text:p>1</text:p>
          </table:table-cell>
          <table:table-cell table:style-name="ce5" table:formula="of:=SUM([.$G$26:.G412])&lt;=2" office:value-type="float" office:value="0" calcext:value-type="float">
            <text:p>0</text:p>
          </table:table-cell>
          <table:table-cell table:style-name="ce5" table:formula="of:=IF([.H412];   (([.E412]+[.F412])/(1+[.$C$10]))*Vprog;  &quot;&quot;)">
            <text:p/>
          </table:table-cell>
          <table:table-cell table:style-name="ce5" table:formula="of:=IF([.H412];  (((([.I412]+[.I411])/2)*itp)/1000)+[.J411];&quot;&quot;)">
            <text:p/>
          </table:table-cell>
          <table:table-cell table:style-name="ce5" table:formula="of:=IF([.H412];     ([.I412]-[.I41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2]=1;[.H41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2]+1" office:value-type="float" office:value="388" calcext:value-type="float">
            <text:p>388</text:p>
          </table:table-cell>
          <table:table-cell table:style-name="ce5" table:formula="of:=(([.B413]-1)*itp)/1000" office:value-type="float" office:value="3.87" calcext:value-type="float">
            <text:p>3.87</text:p>
          </table:table-cell>
          <table:table-cell table:style-name="ce5" table:formula="of:=IF(([.B413]&lt;([.$C$11]+2));1;0)" office:value-type="float" office:value="0" calcext:value-type="float">
            <text:p>0</text:p>
          </table:table-cell>
          <table:table-cell table:style-name="ce5" table:formula="of:=MAX(0;MIN(1;([.E412]+IF(([.D413]=1);(1/[.$C$9]);(-1/[.$C$9])))))" office:value-type="float" office:value="0" calcext:value-type="float">
            <text:p>0</text:p>
          </table:table-cell>
          <table:table-cell table:style-name="ce5" table:formula="of:=SUM(OFFSET([.E413];((-1*MIN([.$C$10];[.B413]))+1);0;MIN([.$C$10];[.B413]);1))" office:value-type="float" office:value="0" calcext:value-type="float">
            <text:p>0</text:p>
          </table:table-cell>
          <table:table-cell table:style-name="ce5" table:formula="of:=IF([.E413]=0;IF([.F413]=0;1;0);0)" office:value-type="float" office:value="1" calcext:value-type="float">
            <text:p>1</text:p>
          </table:table-cell>
          <table:table-cell table:style-name="ce5" table:formula="of:=SUM([.$G$26:.G413])&lt;=2" office:value-type="float" office:value="0" calcext:value-type="float">
            <text:p>0</text:p>
          </table:table-cell>
          <table:table-cell table:style-name="ce5" table:formula="of:=IF([.H413];   (([.E413]+[.F413])/(1+[.$C$10]))*Vprog;  &quot;&quot;)">
            <text:p/>
          </table:table-cell>
          <table:table-cell table:style-name="ce5" table:formula="of:=IF([.H413];  (((([.I413]+[.I412])/2)*itp)/1000)+[.J412];&quot;&quot;)">
            <text:p/>
          </table:table-cell>
          <table:table-cell table:style-name="ce5" table:formula="of:=IF([.H413];     ([.I413]-[.I41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3]=1;[.H41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3]+1" office:value-type="float" office:value="389" calcext:value-type="float">
            <text:p>389</text:p>
          </table:table-cell>
          <table:table-cell table:style-name="ce5" table:formula="of:=(([.B414]-1)*itp)/1000" office:value-type="float" office:value="3.88" calcext:value-type="float">
            <text:p>3.88</text:p>
          </table:table-cell>
          <table:table-cell table:style-name="ce5" table:formula="of:=IF(([.B414]&lt;([.$C$11]+2));1;0)" office:value-type="float" office:value="0" calcext:value-type="float">
            <text:p>0</text:p>
          </table:table-cell>
          <table:table-cell table:style-name="ce5" table:formula="of:=MAX(0;MIN(1;([.E413]+IF(([.D414]=1);(1/[.$C$9]);(-1/[.$C$9])))))" office:value-type="float" office:value="0" calcext:value-type="float">
            <text:p>0</text:p>
          </table:table-cell>
          <table:table-cell table:style-name="ce5" table:formula="of:=SUM(OFFSET([.E414];((-1*MIN([.$C$10];[.B414]))+1);0;MIN([.$C$10];[.B414]);1))" office:value-type="float" office:value="0" calcext:value-type="float">
            <text:p>0</text:p>
          </table:table-cell>
          <table:table-cell table:style-name="ce5" table:formula="of:=IF([.E414]=0;IF([.F414]=0;1;0);0)" office:value-type="float" office:value="1" calcext:value-type="float">
            <text:p>1</text:p>
          </table:table-cell>
          <table:table-cell table:style-name="ce5" table:formula="of:=SUM([.$G$26:.G414])&lt;=2" office:value-type="float" office:value="0" calcext:value-type="float">
            <text:p>0</text:p>
          </table:table-cell>
          <table:table-cell table:style-name="ce5" table:formula="of:=IF([.H414];   (([.E414]+[.F414])/(1+[.$C$10]))*Vprog;  &quot;&quot;)">
            <text:p/>
          </table:table-cell>
          <table:table-cell table:style-name="ce5" table:formula="of:=IF([.H414];  (((([.I414]+[.I413])/2)*itp)/1000)+[.J413];&quot;&quot;)">
            <text:p/>
          </table:table-cell>
          <table:table-cell table:style-name="ce5" table:formula="of:=IF([.H414];     ([.I414]-[.I41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4]=1;[.H41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4]+1" office:value-type="float" office:value="390" calcext:value-type="float">
            <text:p>390</text:p>
          </table:table-cell>
          <table:table-cell table:style-name="ce5" table:formula="of:=(([.B415]-1)*itp)/1000" office:value-type="float" office:value="3.89" calcext:value-type="float">
            <text:p>3.89</text:p>
          </table:table-cell>
          <table:table-cell table:style-name="ce5" table:formula="of:=IF(([.B415]&lt;([.$C$11]+2));1;0)" office:value-type="float" office:value="0" calcext:value-type="float">
            <text:p>0</text:p>
          </table:table-cell>
          <table:table-cell table:style-name="ce5" table:formula="of:=MAX(0;MIN(1;([.E414]+IF(([.D415]=1);(1/[.$C$9]);(-1/[.$C$9])))))" office:value-type="float" office:value="0" calcext:value-type="float">
            <text:p>0</text:p>
          </table:table-cell>
          <table:table-cell table:style-name="ce5" table:formula="of:=SUM(OFFSET([.E415];((-1*MIN([.$C$10];[.B415]))+1);0;MIN([.$C$10];[.B415]);1))" office:value-type="float" office:value="0" calcext:value-type="float">
            <text:p>0</text:p>
          </table:table-cell>
          <table:table-cell table:style-name="ce5" table:formula="of:=IF([.E415]=0;IF([.F415]=0;1;0);0)" office:value-type="float" office:value="1" calcext:value-type="float">
            <text:p>1</text:p>
          </table:table-cell>
          <table:table-cell table:style-name="ce5" table:formula="of:=SUM([.$G$26:.G415])&lt;=2" office:value-type="float" office:value="0" calcext:value-type="float">
            <text:p>0</text:p>
          </table:table-cell>
          <table:table-cell table:style-name="ce5" table:formula="of:=IF([.H415];   (([.E415]+[.F415])/(1+[.$C$10]))*Vprog;  &quot;&quot;)">
            <text:p/>
          </table:table-cell>
          <table:table-cell table:style-name="ce5" table:formula="of:=IF([.H415];  (((([.I415]+[.I414])/2)*itp)/1000)+[.J414];&quot;&quot;)">
            <text:p/>
          </table:table-cell>
          <table:table-cell table:style-name="ce5" table:formula="of:=IF([.H415];     ([.I415]-[.I41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5]=1;[.H41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5]+1" office:value-type="float" office:value="391" calcext:value-type="float">
            <text:p>391</text:p>
          </table:table-cell>
          <table:table-cell table:style-name="ce5" table:formula="of:=(([.B416]-1)*itp)/1000" office:value-type="float" office:value="3.9" calcext:value-type="float">
            <text:p>3.9</text:p>
          </table:table-cell>
          <table:table-cell table:style-name="ce5" table:formula="of:=IF(([.B416]&lt;([.$C$11]+2));1;0)" office:value-type="float" office:value="0" calcext:value-type="float">
            <text:p>0</text:p>
          </table:table-cell>
          <table:table-cell table:style-name="ce5" table:formula="of:=MAX(0;MIN(1;([.E415]+IF(([.D416]=1);(1/[.$C$9]);(-1/[.$C$9])))))" office:value-type="float" office:value="0" calcext:value-type="float">
            <text:p>0</text:p>
          </table:table-cell>
          <table:table-cell table:style-name="ce5" table:formula="of:=SUM(OFFSET([.E416];((-1*MIN([.$C$10];[.B416]))+1);0;MIN([.$C$10];[.B416]);1))" office:value-type="float" office:value="0" calcext:value-type="float">
            <text:p>0</text:p>
          </table:table-cell>
          <table:table-cell table:style-name="ce5" table:formula="of:=IF([.E416]=0;IF([.F416]=0;1;0);0)" office:value-type="float" office:value="1" calcext:value-type="float">
            <text:p>1</text:p>
          </table:table-cell>
          <table:table-cell table:style-name="ce5" table:formula="of:=SUM([.$G$26:.G416])&lt;=2" office:value-type="float" office:value="0" calcext:value-type="float">
            <text:p>0</text:p>
          </table:table-cell>
          <table:table-cell table:style-name="ce5" table:formula="of:=IF([.H416];   (([.E416]+[.F416])/(1+[.$C$10]))*Vprog;  &quot;&quot;)">
            <text:p/>
          </table:table-cell>
          <table:table-cell table:style-name="ce5" table:formula="of:=IF([.H416];  (((([.I416]+[.I415])/2)*itp)/1000)+[.J415];&quot;&quot;)">
            <text:p/>
          </table:table-cell>
          <table:table-cell table:style-name="ce5" table:formula="of:=IF([.H416];     ([.I416]-[.I415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6]=1;[.H41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6]+1" office:value-type="float" office:value="392" calcext:value-type="float">
            <text:p>392</text:p>
          </table:table-cell>
          <table:table-cell table:style-name="ce5" table:formula="of:=(([.B417]-1)*itp)/1000" office:value-type="float" office:value="3.91" calcext:value-type="float">
            <text:p>3.91</text:p>
          </table:table-cell>
          <table:table-cell table:style-name="ce5" table:formula="of:=IF(([.B417]&lt;([.$C$11]+2));1;0)" office:value-type="float" office:value="0" calcext:value-type="float">
            <text:p>0</text:p>
          </table:table-cell>
          <table:table-cell table:style-name="ce5" table:formula="of:=MAX(0;MIN(1;([.E416]+IF(([.D417]=1);(1/[.$C$9]);(-1/[.$C$9])))))" office:value-type="float" office:value="0" calcext:value-type="float">
            <text:p>0</text:p>
          </table:table-cell>
          <table:table-cell table:style-name="ce5" table:formula="of:=SUM(OFFSET([.E417];((-1*MIN([.$C$10];[.B417]))+1);0;MIN([.$C$10];[.B417]);1))" office:value-type="float" office:value="0" calcext:value-type="float">
            <text:p>0</text:p>
          </table:table-cell>
          <table:table-cell table:style-name="ce5" table:formula="of:=IF([.E417]=0;IF([.F417]=0;1;0);0)" office:value-type="float" office:value="1" calcext:value-type="float">
            <text:p>1</text:p>
          </table:table-cell>
          <table:table-cell table:style-name="ce5" table:formula="of:=SUM([.$G$26:.G417])&lt;=2" office:value-type="float" office:value="0" calcext:value-type="float">
            <text:p>0</text:p>
          </table:table-cell>
          <table:table-cell table:style-name="ce5" table:formula="of:=IF([.H417];   (([.E417]+[.F417])/(1+[.$C$10]))*Vprog;  &quot;&quot;)">
            <text:p/>
          </table:table-cell>
          <table:table-cell table:style-name="ce5" table:formula="of:=IF([.H417];  (((([.I417]+[.I416])/2)*itp)/1000)+[.J416];&quot;&quot;)">
            <text:p/>
          </table:table-cell>
          <table:table-cell table:style-name="ce5" table:formula="of:=IF([.H417];     ([.I417]-[.I416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7]=1;[.H417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7]+1" office:value-type="float" office:value="393" calcext:value-type="float">
            <text:p>393</text:p>
          </table:table-cell>
          <table:table-cell table:style-name="ce5" table:formula="of:=(([.B418]-1)*itp)/1000" office:value-type="float" office:value="3.92" calcext:value-type="float">
            <text:p>3.92</text:p>
          </table:table-cell>
          <table:table-cell table:style-name="ce5" table:formula="of:=IF(([.B418]&lt;([.$C$11]+2));1;0)" office:value-type="float" office:value="0" calcext:value-type="float">
            <text:p>0</text:p>
          </table:table-cell>
          <table:table-cell table:style-name="ce5" table:formula="of:=MAX(0;MIN(1;([.E417]+IF(([.D418]=1);(1/[.$C$9]);(-1/[.$C$9])))))" office:value-type="float" office:value="0" calcext:value-type="float">
            <text:p>0</text:p>
          </table:table-cell>
          <table:table-cell table:style-name="ce5" table:formula="of:=SUM(OFFSET([.E418];((-1*MIN([.$C$10];[.B418]))+1);0;MIN([.$C$10];[.B418]);1))" office:value-type="float" office:value="0" calcext:value-type="float">
            <text:p>0</text:p>
          </table:table-cell>
          <table:table-cell table:style-name="ce5" table:formula="of:=IF([.E418]=0;IF([.F418]=0;1;0);0)" office:value-type="float" office:value="1" calcext:value-type="float">
            <text:p>1</text:p>
          </table:table-cell>
          <table:table-cell table:style-name="ce5" table:formula="of:=SUM([.$G$26:.G418])&lt;=2" office:value-type="float" office:value="0" calcext:value-type="float">
            <text:p>0</text:p>
          </table:table-cell>
          <table:table-cell table:style-name="ce5" table:formula="of:=IF([.H418];   (([.E418]+[.F418])/(1+[.$C$10]))*Vprog;  &quot;&quot;)">
            <text:p/>
          </table:table-cell>
          <table:table-cell table:style-name="ce5" table:formula="of:=IF([.H418];  (((([.I418]+[.I417])/2)*itp)/1000)+[.J417];&quot;&quot;)">
            <text:p/>
          </table:table-cell>
          <table:table-cell table:style-name="ce5" table:formula="of:=IF([.H418];     ([.I418]-[.I417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8]=1;[.H41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8]+1" office:value-type="float" office:value="394" calcext:value-type="float">
            <text:p>394</text:p>
          </table:table-cell>
          <table:table-cell table:style-name="ce5" table:formula="of:=(([.B419]-1)*itp)/1000" office:value-type="float" office:value="3.93" calcext:value-type="float">
            <text:p>3.93</text:p>
          </table:table-cell>
          <table:table-cell table:style-name="ce5" table:formula="of:=IF(([.B419]&lt;([.$C$11]+2));1;0)" office:value-type="float" office:value="0" calcext:value-type="float">
            <text:p>0</text:p>
          </table:table-cell>
          <table:table-cell table:style-name="ce5" table:formula="of:=MAX(0;MIN(1;([.E418]+IF(([.D419]=1);(1/[.$C$9]);(-1/[.$C$9])))))" office:value-type="float" office:value="0" calcext:value-type="float">
            <text:p>0</text:p>
          </table:table-cell>
          <table:table-cell table:style-name="ce5" table:formula="of:=SUM(OFFSET([.E419];((-1*MIN([.$C$10];[.B419]))+1);0;MIN([.$C$10];[.B419]);1))" office:value-type="float" office:value="0" calcext:value-type="float">
            <text:p>0</text:p>
          </table:table-cell>
          <table:table-cell table:style-name="ce5" table:formula="of:=IF([.E419]=0;IF([.F419]=0;1;0);0)" office:value-type="float" office:value="1" calcext:value-type="float">
            <text:p>1</text:p>
          </table:table-cell>
          <table:table-cell table:style-name="ce5" table:formula="of:=SUM([.$G$26:.G419])&lt;=2" office:value-type="float" office:value="0" calcext:value-type="float">
            <text:p>0</text:p>
          </table:table-cell>
          <table:table-cell table:style-name="ce5" table:formula="of:=IF([.H419];   (([.E419]+[.F419])/(1+[.$C$10]))*Vprog;  &quot;&quot;)">
            <text:p/>
          </table:table-cell>
          <table:table-cell table:style-name="ce5" table:formula="of:=IF([.H419];  (((([.I419]+[.I418])/2)*itp)/1000)+[.J418];&quot;&quot;)">
            <text:p/>
          </table:table-cell>
          <table:table-cell table:style-name="ce5" table:formula="of:=IF([.H419];     ([.I419]-[.I418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19]=1;[.H41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19]+1" office:value-type="float" office:value="395" calcext:value-type="float">
            <text:p>395</text:p>
          </table:table-cell>
          <table:table-cell table:style-name="ce5" table:formula="of:=(([.B420]-1)*itp)/1000" office:value-type="float" office:value="3.94" calcext:value-type="float">
            <text:p>3.94</text:p>
          </table:table-cell>
          <table:table-cell table:style-name="ce5" table:formula="of:=IF(([.B420]&lt;([.$C$11]+2));1;0)" office:value-type="float" office:value="0" calcext:value-type="float">
            <text:p>0</text:p>
          </table:table-cell>
          <table:table-cell table:style-name="ce5" table:formula="of:=MAX(0;MIN(1;([.E419]+IF(([.D420]=1);(1/[.$C$9]);(-1/[.$C$9])))))" office:value-type="float" office:value="0" calcext:value-type="float">
            <text:p>0</text:p>
          </table:table-cell>
          <table:table-cell table:style-name="ce5" table:formula="of:=SUM(OFFSET([.E420];((-1*MIN([.$C$10];[.B420]))+1);0;MIN([.$C$10];[.B420]);1))" office:value-type="float" office:value="0" calcext:value-type="float">
            <text:p>0</text:p>
          </table:table-cell>
          <table:table-cell table:style-name="ce5" table:formula="of:=IF([.E420]=0;IF([.F420]=0;1;0);0)" office:value-type="float" office:value="1" calcext:value-type="float">
            <text:p>1</text:p>
          </table:table-cell>
          <table:table-cell table:style-name="ce5" table:formula="of:=SUM([.$G$26:.G420])&lt;=2" office:value-type="float" office:value="0" calcext:value-type="float">
            <text:p>0</text:p>
          </table:table-cell>
          <table:table-cell table:style-name="ce5" table:formula="of:=IF([.H420];   (([.E420]+[.F420])/(1+[.$C$10]))*Vprog;  &quot;&quot;)">
            <text:p/>
          </table:table-cell>
          <table:table-cell table:style-name="ce5" table:formula="of:=IF([.H420];  (((([.I420]+[.I419])/2)*itp)/1000)+[.J419];&quot;&quot;)">
            <text:p/>
          </table:table-cell>
          <table:table-cell table:style-name="ce5" table:formula="of:=IF([.H420];     ([.I420]-[.I419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0]=1;[.H42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0]+1" office:value-type="float" office:value="396" calcext:value-type="float">
            <text:p>396</text:p>
          </table:table-cell>
          <table:table-cell table:style-name="ce5" table:formula="of:=(([.B421]-1)*itp)/1000" office:value-type="float" office:value="3.95" calcext:value-type="float">
            <text:p>3.95</text:p>
          </table:table-cell>
          <table:table-cell table:style-name="ce5" table:formula="of:=IF(([.B421]&lt;([.$C$11]+2));1;0)" office:value-type="float" office:value="0" calcext:value-type="float">
            <text:p>0</text:p>
          </table:table-cell>
          <table:table-cell table:style-name="ce5" table:formula="of:=MAX(0;MIN(1;([.E420]+IF(([.D421]=1);(1/[.$C$9]);(-1/[.$C$9])))))" office:value-type="float" office:value="0" calcext:value-type="float">
            <text:p>0</text:p>
          </table:table-cell>
          <table:table-cell table:style-name="ce5" table:formula="of:=SUM(OFFSET([.E421];((-1*MIN([.$C$10];[.B421]))+1);0;MIN([.$C$10];[.B421]);1))" office:value-type="float" office:value="0" calcext:value-type="float">
            <text:p>0</text:p>
          </table:table-cell>
          <table:table-cell table:style-name="ce5" table:formula="of:=IF([.E421]=0;IF([.F421]=0;1;0);0)" office:value-type="float" office:value="1" calcext:value-type="float">
            <text:p>1</text:p>
          </table:table-cell>
          <table:table-cell table:style-name="ce5" table:formula="of:=SUM([.$G$26:.G421])&lt;=2" office:value-type="float" office:value="0" calcext:value-type="float">
            <text:p>0</text:p>
          </table:table-cell>
          <table:table-cell table:style-name="ce5" table:formula="of:=IF([.H421];   (([.E421]+[.F421])/(1+[.$C$10]))*Vprog;  &quot;&quot;)">
            <text:p/>
          </table:table-cell>
          <table:table-cell table:style-name="ce5" table:formula="of:=IF([.H421];  (((([.I421]+[.I420])/2)*itp)/1000)+[.J420];&quot;&quot;)">
            <text:p/>
          </table:table-cell>
          <table:table-cell table:style-name="ce5" table:formula="of:=IF([.H421];     ([.I421]-[.I420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1]=1;[.H4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1]+1" office:value-type="float" office:value="397" calcext:value-type="float">
            <text:p>397</text:p>
          </table:table-cell>
          <table:table-cell table:style-name="ce5" table:formula="of:=(([.B422]-1)*itp)/1000" office:value-type="float" office:value="3.96" calcext:value-type="float">
            <text:p>3.96</text:p>
          </table:table-cell>
          <table:table-cell table:style-name="ce5" table:formula="of:=IF(([.B422]&lt;([.$C$11]+2));1;0)" office:value-type="float" office:value="0" calcext:value-type="float">
            <text:p>0</text:p>
          </table:table-cell>
          <table:table-cell table:style-name="ce5" table:formula="of:=MAX(0;MIN(1;([.E421]+IF(([.D422]=1);(1/[.$C$9]);(-1/[.$C$9])))))" office:value-type="float" office:value="0" calcext:value-type="float">
            <text:p>0</text:p>
          </table:table-cell>
          <table:table-cell table:style-name="ce5" table:formula="of:=SUM(OFFSET([.E422];((-1*MIN([.$C$10];[.B422]))+1);0;MIN([.$C$10];[.B422]);1))" office:value-type="float" office:value="0" calcext:value-type="float">
            <text:p>0</text:p>
          </table:table-cell>
          <table:table-cell table:style-name="ce5" table:formula="of:=IF([.E422]=0;IF([.F422]=0;1;0);0)" office:value-type="float" office:value="1" calcext:value-type="float">
            <text:p>1</text:p>
          </table:table-cell>
          <table:table-cell table:style-name="ce5" table:formula="of:=SUM([.$G$26:.G422])&lt;=2" office:value-type="float" office:value="0" calcext:value-type="float">
            <text:p>0</text:p>
          </table:table-cell>
          <table:table-cell table:style-name="ce5" table:formula="of:=IF([.H422];   (([.E422]+[.F422])/(1+[.$C$10]))*Vprog;  &quot;&quot;)">
            <text:p/>
          </table:table-cell>
          <table:table-cell table:style-name="ce5" table:formula="of:=IF([.H422];  (((([.I422]+[.I421])/2)*itp)/1000)+[.J421];&quot;&quot;)">
            <text:p/>
          </table:table-cell>
          <table:table-cell table:style-name="ce5" table:formula="of:=IF([.H422];     ([.I422]-[.I421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2]=1;[.H4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2]+1" office:value-type="float" office:value="398" calcext:value-type="float">
            <text:p>398</text:p>
          </table:table-cell>
          <table:table-cell table:style-name="ce5" table:formula="of:=(([.B423]-1)*itp)/1000" office:value-type="float" office:value="3.97" calcext:value-type="float">
            <text:p>3.97</text:p>
          </table:table-cell>
          <table:table-cell table:style-name="ce5" table:formula="of:=IF(([.B423]&lt;([.$C$11]+2));1;0)" office:value-type="float" office:value="0" calcext:value-type="float">
            <text:p>0</text:p>
          </table:table-cell>
          <table:table-cell table:style-name="ce5" table:formula="of:=MAX(0;MIN(1;([.E422]+IF(([.D423]=1);(1/[.$C$9]);(-1/[.$C$9])))))" office:value-type="float" office:value="0" calcext:value-type="float">
            <text:p>0</text:p>
          </table:table-cell>
          <table:table-cell table:style-name="ce5" table:formula="of:=SUM(OFFSET([.E423];((-1*MIN([.$C$10];[.B423]))+1);0;MIN([.$C$10];[.B423]);1))" office:value-type="float" office:value="0" calcext:value-type="float">
            <text:p>0</text:p>
          </table:table-cell>
          <table:table-cell table:style-name="ce5" table:formula="of:=IF([.E423]=0;IF([.F423]=0;1;0);0)" office:value-type="float" office:value="1" calcext:value-type="float">
            <text:p>1</text:p>
          </table:table-cell>
          <table:table-cell table:style-name="ce5" table:formula="of:=SUM([.$G$26:.G423])&lt;=2" office:value-type="float" office:value="0" calcext:value-type="float">
            <text:p>0</text:p>
          </table:table-cell>
          <table:table-cell table:style-name="ce5" table:formula="of:=IF([.H423];   (([.E423]+[.F423])/(1+[.$C$10]))*Vprog;  &quot;&quot;)">
            <text:p/>
          </table:table-cell>
          <table:table-cell table:style-name="ce5" table:formula="of:=IF([.H423];  (((([.I423]+[.I422])/2)*itp)/1000)+[.J422];&quot;&quot;)">
            <text:p/>
          </table:table-cell>
          <table:table-cell table:style-name="ce5" table:formula="of:=IF([.H423];     ([.I423]-[.I422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3]=1;[.H4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3]+1" office:value-type="float" office:value="399" calcext:value-type="float">
            <text:p>399</text:p>
          </table:table-cell>
          <table:table-cell table:style-name="ce5" table:formula="of:=(([.B424]-1)*itp)/1000" office:value-type="float" office:value="3.98" calcext:value-type="float">
            <text:p>3.98</text:p>
          </table:table-cell>
          <table:table-cell table:style-name="ce5" table:formula="of:=IF(([.B424]&lt;([.$C$11]+2));1;0)" office:value-type="float" office:value="0" calcext:value-type="float">
            <text:p>0</text:p>
          </table:table-cell>
          <table:table-cell table:style-name="ce5" table:formula="of:=MAX(0;MIN(1;([.E423]+IF(([.D424]=1);(1/[.$C$9]);(-1/[.$C$9])))))" office:value-type="float" office:value="0" calcext:value-type="float">
            <text:p>0</text:p>
          </table:table-cell>
          <table:table-cell table:style-name="ce5" table:formula="of:=SUM(OFFSET([.E424];((-1*MIN([.$C$10];[.B424]))+1);0;MIN([.$C$10];[.B424]);1))" office:value-type="float" office:value="0" calcext:value-type="float">
            <text:p>0</text:p>
          </table:table-cell>
          <table:table-cell table:style-name="ce5" table:formula="of:=IF([.E424]=0;IF([.F424]=0;1;0);0)" office:value-type="float" office:value="1" calcext:value-type="float">
            <text:p>1</text:p>
          </table:table-cell>
          <table:table-cell table:style-name="ce5" table:formula="of:=SUM([.$G$26:.G424])&lt;=2" office:value-type="float" office:value="0" calcext:value-type="float">
            <text:p>0</text:p>
          </table:table-cell>
          <table:table-cell table:style-name="ce5" table:formula="of:=IF([.H424];   (([.E424]+[.F424])/(1+[.$C$10]))*Vprog;  &quot;&quot;)">
            <text:p/>
          </table:table-cell>
          <table:table-cell table:style-name="ce5" table:formula="of:=IF([.H424];  (((([.I424]+[.I423])/2)*itp)/1000)+[.J423];&quot;&quot;)">
            <text:p/>
          </table:table-cell>
          <table:table-cell table:style-name="ce5" table:formula="of:=IF([.H424];     ([.I424]-[.I423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4]=1;[.H42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1">
          <table:table-cell/>
          <table:table-cell table:style-name="ce5" table:formula="of:=[.B424]+1" office:value-type="float" office:value="400" calcext:value-type="float">
            <text:p>400</text:p>
          </table:table-cell>
          <table:table-cell table:style-name="ce5" table:formula="of:=(([.B425]-1)*itp)/1000" office:value-type="float" office:value="3.99" calcext:value-type="float">
            <text:p>3.99</text:p>
          </table:table-cell>
          <table:table-cell table:style-name="ce5" table:formula="of:=IF(([.B425]&lt;([.$C$11]+2));1;0)" office:value-type="float" office:value="0" calcext:value-type="float">
            <text:p>0</text:p>
          </table:table-cell>
          <table:table-cell table:style-name="ce5" table:formula="of:=MAX(0;MIN(1;([.E424]+IF(([.D425]=1);(1/[.$C$9]);(-1/[.$C$9])))))" office:value-type="float" office:value="0" calcext:value-type="float">
            <text:p>0</text:p>
          </table:table-cell>
          <table:table-cell table:style-name="ce5" table:formula="of:=SUM(OFFSET([.E425];((-1*MIN([.$C$10];[.B425]))+1);0;MIN([.$C$10];[.B425]);1))" office:value-type="float" office:value="0" calcext:value-type="float">
            <text:p>0</text:p>
          </table:table-cell>
          <table:table-cell table:style-name="ce5" table:formula="of:=IF([.E425]=0;IF([.F425]=0;1;0);0)" office:value-type="float" office:value="1" calcext:value-type="float">
            <text:p>1</text:p>
          </table:table-cell>
          <table:table-cell table:style-name="ce5" table:formula="of:=SUM([.$G$26:.G425])&lt;=2" office:value-type="float" office:value="0" calcext:value-type="float">
            <text:p>0</text:p>
          </table:table-cell>
          <table:table-cell table:style-name="ce5" table:formula="of:=IF([.H425];   (([.E425]+[.F425])/(1+[.$C$10]))*Vprog;  &quot;&quot;)">
            <text:p/>
          </table:table-cell>
          <table:table-cell table:style-name="ce5" table:formula="of:=IF([.H425];  (((([.I425]+[.I424])/2)*itp)/1000)+[.J424];&quot;&quot;)">
            <text:p/>
          </table:table-cell>
          <table:table-cell table:style-name="ce5" table:formula="of:=IF([.H425];     ([.I425]-[.I424])/(itp/1000);     &quot;&quot;)">
            <text:p/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5" table:formula="of:=AND([.G425]=1;[.H42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3"/>
          <table:table-cell table:style-name="ce1" table:number-columns-repeated="3"/>
          <table:table-cell table:number-columns-repeated="1000"/>
        </table:table-row>
        <table:table-row table:style-name="ro2" table:number-rows-repeated="10481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CSV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2">
          <table:table-cell table:style-name="ce13" office:value-type="string" calcext:value-type="string" table:number-columns-spanned="3" table:number-rows-spanned="1">
            <text:p>Select the green highlighted cells and paste into <text:s/>a csv file. <text:s/>No need to copy the blank lines at the bottom. <text:s/>This can go into a file to be read by the robot later, or pasted into an array for direct use in C++/Java.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14" office:value-type="string" calcext:value-type="string">
            <text:p>Position (rotations)</text:p>
          </table:table-cell>
          <table:table-cell table:style-name="ce14" office:value-type="string" calcext:value-type="string">
            <text:p>Velocity (RPS)</text:p>
          </table:table-cell>
          <table:table-cell table:style-name="ce14" office:value-type="string" calcext:value-type="string">
            <text:p>Duration (ms)</text:p>
          </table:table-cell>
          <table:table-cell table:number-columns-repeated="1021"/>
        </table:table-row>
        <table:table-row table:style-name="ro2">
          <table:table-cell table:style-name="ce15" table:formula="of:=IF([$Step1_GenProfile.H26]; [$Step1_GenProfile.J26]&amp;&quot;,&quot;;&quot;&quot;)" office:value-type="string" office:string-value="0," calcext:value-type="string">
            <text:p>0,</text:p>
          </table:table-cell>
          <table:table-cell table:style-name="ce15" table:formula="of:=IF([$Step1_GenProfile.H26]; [$Step1_GenProfile.I26]&amp;&quot;,&quot;;&quot;&quot;)" office:value-type="string" office:string-value="0," calcext:value-type="string">
            <text:p>0,</text:p>
          </table:table-cell>
          <table:table-cell table:style-name="ce15" table:formula="of:=IF([$Step1_GenProfile.H2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27]; [$Step1_GenProfile.J27]&amp;&quot;,&quot;;&quot;&quot;)" office:value-type="string" office:string-value="0.0000634920634920635," calcext:value-type="string">
            <text:p>0.0000634920634920635,</text:p>
          </table:table-cell>
          <table:table-cell table:style-name="ce15" table:formula="of:=IF([$Step1_GenProfile.H27]; [$Step1_GenProfile.I27]&amp;&quot;,&quot;;&quot;&quot;)" office:value-type="string" office:string-value="0.0126984126984127," calcext:value-type="string">
            <text:p>0.0126984126984127,</text:p>
          </table:table-cell>
          <table:table-cell table:style-name="ce15" table:formula="of:=IF([$Step1_GenProfile.H2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28]; [$Step1_GenProfile.J28]&amp;&quot;,&quot;;&quot;&quot;)" office:value-type="string" office:string-value="0.000285714285714286," calcext:value-type="string">
            <text:p>0.000285714285714286,</text:p>
          </table:table-cell>
          <table:table-cell table:style-name="ce15" table:formula="of:=IF([$Step1_GenProfile.H28]; [$Step1_GenProfile.I28]&amp;&quot;,&quot;;&quot;&quot;)" office:value-type="string" office:string-value="0.0317460317460317," calcext:value-type="string">
            <text:p>0.0317460317460317,</text:p>
          </table:table-cell>
          <table:table-cell table:style-name="ce15" table:formula="of:=IF([$Step1_GenProfile.H2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29]; [$Step1_GenProfile.J29]&amp;&quot;,&quot;;&quot;&quot;)" office:value-type="string" office:string-value="0.00073015873015873," calcext:value-type="string">
            <text:p>0.00073015873015873,</text:p>
          </table:table-cell>
          <table:table-cell table:style-name="ce15" table:formula="of:=IF([$Step1_GenProfile.H29]; [$Step1_GenProfile.I29]&amp;&quot;,&quot;;&quot;&quot;)" office:value-type="string" office:string-value="0.0571428571428571," calcext:value-type="string">
            <text:p>0.0571428571428571,</text:p>
          </table:table-cell>
          <table:table-cell table:style-name="ce15" table:formula="of:=IF([$Step1_GenProfile.H2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0]; [$Step1_GenProfile.J30]&amp;&quot;,&quot;;&quot;&quot;)" office:value-type="string" office:string-value="0.00146031746031746," calcext:value-type="string">
            <text:p>0.00146031746031746,</text:p>
          </table:table-cell>
          <table:table-cell table:style-name="ce15" table:formula="of:=IF([$Step1_GenProfile.H30]; [$Step1_GenProfile.I30]&amp;&quot;,&quot;;&quot;&quot;)" office:value-type="string" office:string-value="0.0888888888888889," calcext:value-type="string">
            <text:p>0.0888888888888889,</text:p>
          </table:table-cell>
          <table:table-cell table:style-name="ce15" table:formula="of:=IF([$Step1_GenProfile.H3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1]; [$Step1_GenProfile.J31]&amp;&quot;,&quot;;&quot;&quot;)" office:value-type="string" office:string-value="0.00253968253968254," calcext:value-type="string">
            <text:p>0.00253968253968254,</text:p>
          </table:table-cell>
          <table:table-cell table:style-name="ce15" table:formula="of:=IF([$Step1_GenProfile.H31]; [$Step1_GenProfile.I31]&amp;&quot;,&quot;;&quot;&quot;)" office:value-type="string" office:string-value="0.126984126984127," calcext:value-type="string">
            <text:p>0.126984126984127,</text:p>
          </table:table-cell>
          <table:table-cell table:style-name="ce15" table:formula="of:=IF([$Step1_GenProfile.H3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2]; [$Step1_GenProfile.J32]&amp;&quot;,&quot;;&quot;&quot;)" office:value-type="string" office:string-value="0.00403174603174603," calcext:value-type="string">
            <text:p>0.00403174603174603,</text:p>
          </table:table-cell>
          <table:table-cell table:style-name="ce15" table:formula="of:=IF([$Step1_GenProfile.H32]; [$Step1_GenProfile.I32]&amp;&quot;,&quot;;&quot;&quot;)" office:value-type="string" office:string-value="0.171428571428571," calcext:value-type="string">
            <text:p>0.171428571428571,</text:p>
          </table:table-cell>
          <table:table-cell table:style-name="ce15" table:formula="of:=IF([$Step1_GenProfile.H3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3]; [$Step1_GenProfile.J33]&amp;&quot;,&quot;;&quot;&quot;)" office:value-type="string" office:string-value="0.006," calcext:value-type="string">
            <text:p>0.006,</text:p>
          </table:table-cell>
          <table:table-cell table:style-name="ce15" table:formula="of:=IF([$Step1_GenProfile.H33]; [$Step1_GenProfile.I33]&amp;&quot;,&quot;;&quot;&quot;)" office:value-type="string" office:string-value="0.222222222222222," calcext:value-type="string">
            <text:p>0.222222222222222,</text:p>
          </table:table-cell>
          <table:table-cell table:style-name="ce15" table:formula="of:=IF([$Step1_GenProfile.H3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4]; [$Step1_GenProfile.J34]&amp;&quot;,&quot;;&quot;&quot;)" office:value-type="string" office:string-value="0.00850793650793651," calcext:value-type="string">
            <text:p>0.00850793650793651,</text:p>
          </table:table-cell>
          <table:table-cell table:style-name="ce15" table:formula="of:=IF([$Step1_GenProfile.H34]; [$Step1_GenProfile.I34]&amp;&quot;,&quot;;&quot;&quot;)" office:value-type="string" office:string-value="0.279365079365079," calcext:value-type="string">
            <text:p>0.279365079365079,</text:p>
          </table:table-cell>
          <table:table-cell table:style-name="ce15" table:formula="of:=IF([$Step1_GenProfile.H3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5]; [$Step1_GenProfile.J35]&amp;&quot;,&quot;;&quot;&quot;)" office:value-type="string" office:string-value="0.0116190476190476," calcext:value-type="string">
            <text:p>0.0116190476190476,</text:p>
          </table:table-cell>
          <table:table-cell table:style-name="ce15" table:formula="of:=IF([$Step1_GenProfile.H35]; [$Step1_GenProfile.I35]&amp;&quot;,&quot;;&quot;&quot;)" office:value-type="string" office:string-value="0.342857142857143," calcext:value-type="string">
            <text:p>0.342857142857143,</text:p>
          </table:table-cell>
          <table:table-cell table:style-name="ce15" table:formula="of:=IF([$Step1_GenProfile.H3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6]; [$Step1_GenProfile.J36]&amp;&quot;,&quot;;&quot;&quot;)" office:value-type="string" office:string-value="0.0153968253968254," calcext:value-type="string">
            <text:p>0.0153968253968254,</text:p>
          </table:table-cell>
          <table:table-cell table:style-name="ce15" table:formula="of:=IF([$Step1_GenProfile.H36]; [$Step1_GenProfile.I36]&amp;&quot;,&quot;;&quot;&quot;)" office:value-type="string" office:string-value="0.412698412698413," calcext:value-type="string">
            <text:p>0.412698412698413,</text:p>
          </table:table-cell>
          <table:table-cell table:style-name="ce15" table:formula="of:=IF([$Step1_GenProfile.H3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7]; [$Step1_GenProfile.J37]&amp;&quot;,&quot;;&quot;&quot;)" office:value-type="string" office:string-value="0.0199047619047619," calcext:value-type="string">
            <text:p>0.0199047619047619,</text:p>
          </table:table-cell>
          <table:table-cell table:style-name="ce15" table:formula="of:=IF([$Step1_GenProfile.H37]; [$Step1_GenProfile.I37]&amp;&quot;,&quot;;&quot;&quot;)" office:value-type="string" office:string-value="0.488888888888889," calcext:value-type="string">
            <text:p>0.488888888888889,</text:p>
          </table:table-cell>
          <table:table-cell table:style-name="ce15" table:formula="of:=IF([$Step1_GenProfile.H3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8]; [$Step1_GenProfile.J38]&amp;&quot;,&quot;;&quot;&quot;)" office:value-type="string" office:string-value="0.0252063492063492," calcext:value-type="string">
            <text:p>0.0252063492063492,</text:p>
          </table:table-cell>
          <table:table-cell table:style-name="ce15" table:formula="of:=IF([$Step1_GenProfile.H38]; [$Step1_GenProfile.I38]&amp;&quot;,&quot;;&quot;&quot;)" office:value-type="string" office:string-value="0.571428571428571," calcext:value-type="string">
            <text:p>0.571428571428571,</text:p>
          </table:table-cell>
          <table:table-cell table:style-name="ce15" table:formula="of:=IF([$Step1_GenProfile.H3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39]; [$Step1_GenProfile.J39]&amp;&quot;,&quot;;&quot;&quot;)" office:value-type="string" office:string-value="0.0313650793650794," calcext:value-type="string">
            <text:p>0.0313650793650794,</text:p>
          </table:table-cell>
          <table:table-cell table:style-name="ce15" table:formula="of:=IF([$Step1_GenProfile.H39]; [$Step1_GenProfile.I39]&amp;&quot;,&quot;;&quot;&quot;)" office:value-type="string" office:string-value="0.66031746031746," calcext:value-type="string">
            <text:p>0.66031746031746,</text:p>
          </table:table-cell>
          <table:table-cell table:style-name="ce15" table:formula="of:=IF([$Step1_GenProfile.H3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0]; [$Step1_GenProfile.J40]&amp;&quot;,&quot;;&quot;&quot;)" office:value-type="string" office:string-value="0.0384444444444444," calcext:value-type="string">
            <text:p>0.0384444444444444,</text:p>
          </table:table-cell>
          <table:table-cell table:style-name="ce15" table:formula="of:=IF([$Step1_GenProfile.H40]; [$Step1_GenProfile.I40]&amp;&quot;,&quot;;&quot;&quot;)" office:value-type="string" office:string-value="0.755555555555556," calcext:value-type="string">
            <text:p>0.755555555555556,</text:p>
          </table:table-cell>
          <table:table-cell table:style-name="ce15" table:formula="of:=IF([$Step1_GenProfile.H4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1]; [$Step1_GenProfile.J41]&amp;&quot;,&quot;;&quot;&quot;)" office:value-type="string" office:string-value="0.0465079365079365," calcext:value-type="string">
            <text:p>0.0465079365079365,</text:p>
          </table:table-cell>
          <table:table-cell table:style-name="ce15" table:formula="of:=IF([$Step1_GenProfile.H41]; [$Step1_GenProfile.I41]&amp;&quot;,&quot;;&quot;&quot;)" office:value-type="string" office:string-value="0.857142857142857," calcext:value-type="string">
            <text:p>0.857142857142857,</text:p>
          </table:table-cell>
          <table:table-cell table:style-name="ce15" table:formula="of:=IF([$Step1_GenProfile.H4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2]; [$Step1_GenProfile.J42]&amp;&quot;,&quot;;&quot;&quot;)" office:value-type="string" office:string-value="0.0556190476190476," calcext:value-type="string">
            <text:p>0.0556190476190476,</text:p>
          </table:table-cell>
          <table:table-cell table:style-name="ce15" table:formula="of:=IF([$Step1_GenProfile.H42]; [$Step1_GenProfile.I42]&amp;&quot;,&quot;;&quot;&quot;)" office:value-type="string" office:string-value="0.965079365079365," calcext:value-type="string">
            <text:p>0.965079365079365,</text:p>
          </table:table-cell>
          <table:table-cell table:style-name="ce15" table:formula="of:=IF([$Step1_GenProfile.H4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3]; [$Step1_GenProfile.J43]&amp;&quot;,&quot;;&quot;&quot;)" office:value-type="string" office:string-value="0.0658412698412698," calcext:value-type="string">
            <text:p>0.0658412698412698,</text:p>
          </table:table-cell>
          <table:table-cell table:style-name="ce15" table:formula="of:=IF([$Step1_GenProfile.H43]; [$Step1_GenProfile.I43]&amp;&quot;,&quot;;&quot;&quot;)" office:value-type="string" office:string-value="1.07936507936508," calcext:value-type="string">
            <text:p>1.07936507936508,</text:p>
          </table:table-cell>
          <table:table-cell table:style-name="ce15" table:formula="of:=IF([$Step1_GenProfile.H4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4]; [$Step1_GenProfile.J44]&amp;&quot;,&quot;;&quot;&quot;)" office:value-type="string" office:string-value="0.0772380952380952," calcext:value-type="string">
            <text:p>0.0772380952380952,</text:p>
          </table:table-cell>
          <table:table-cell table:style-name="ce15" table:formula="of:=IF([$Step1_GenProfile.H44]; [$Step1_GenProfile.I44]&amp;&quot;,&quot;;&quot;&quot;)" office:value-type="string" office:string-value="1.2," calcext:value-type="string">
            <text:p>1.2,</text:p>
          </table:table-cell>
          <table:table-cell table:style-name="ce15" table:formula="of:=IF([$Step1_GenProfile.H4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5]; [$Step1_GenProfile.J45]&amp;&quot;,&quot;;&quot;&quot;)" office:value-type="string" office:string-value="0.0898730158730159," calcext:value-type="string">
            <text:p>0.0898730158730159,</text:p>
          </table:table-cell>
          <table:table-cell table:style-name="ce15" table:formula="of:=IF([$Step1_GenProfile.H45]; [$Step1_GenProfile.I45]&amp;&quot;,&quot;;&quot;&quot;)" office:value-type="string" office:string-value="1.32698412698413," calcext:value-type="string">
            <text:p>1.32698412698413,</text:p>
          </table:table-cell>
          <table:table-cell table:style-name="ce15" table:formula="of:=IF([$Step1_GenProfile.H4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6]; [$Step1_GenProfile.J46]&amp;&quot;,&quot;;&quot;&quot;)" office:value-type="string" office:string-value="0.103809523809524," calcext:value-type="string">
            <text:p>0.103809523809524,</text:p>
          </table:table-cell>
          <table:table-cell table:style-name="ce15" table:formula="of:=IF([$Step1_GenProfile.H46]; [$Step1_GenProfile.I46]&amp;&quot;,&quot;;&quot;&quot;)" office:value-type="string" office:string-value="1.46031746031746," calcext:value-type="string">
            <text:p>1.46031746031746,</text:p>
          </table:table-cell>
          <table:table-cell table:style-name="ce15" table:formula="of:=IF([$Step1_GenProfile.H4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7]; [$Step1_GenProfile.J47]&amp;&quot;,&quot;;&quot;&quot;)" office:value-type="string" office:string-value="0.119079365079365," calcext:value-type="string">
            <text:p>0.119079365079365,</text:p>
          </table:table-cell>
          <table:table-cell table:style-name="ce15" table:formula="of:=IF([$Step1_GenProfile.H47]; [$Step1_GenProfile.I47]&amp;&quot;,&quot;;&quot;&quot;)" office:value-type="string" office:string-value="1.59365079365079," calcext:value-type="string">
            <text:p>1.59365079365079,</text:p>
          </table:table-cell>
          <table:table-cell table:style-name="ce15" table:formula="of:=IF([$Step1_GenProfile.H4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8]; [$Step1_GenProfile.J48]&amp;&quot;,&quot;;&quot;&quot;)" office:value-type="string" office:string-value="0.13568253968254," calcext:value-type="string">
            <text:p>0.13568253968254,</text:p>
          </table:table-cell>
          <table:table-cell table:style-name="ce15" table:formula="of:=IF([$Step1_GenProfile.H48]; [$Step1_GenProfile.I48]&amp;&quot;,&quot;;&quot;&quot;)" office:value-type="string" office:string-value="1.72698412698413," calcext:value-type="string">
            <text:p>1.72698412698413,</text:p>
          </table:table-cell>
          <table:table-cell table:style-name="ce15" table:formula="of:=IF([$Step1_GenProfile.H4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49]; [$Step1_GenProfile.J49]&amp;&quot;,&quot;;&quot;&quot;)" office:value-type="string" office:string-value="0.153619047619048," calcext:value-type="string">
            <text:p>0.153619047619048,</text:p>
          </table:table-cell>
          <table:table-cell table:style-name="ce15" table:formula="of:=IF([$Step1_GenProfile.H49]; [$Step1_GenProfile.I49]&amp;&quot;,&quot;;&quot;&quot;)" office:value-type="string" office:string-value="1.86031746031746," calcext:value-type="string">
            <text:p>1.86031746031746,</text:p>
          </table:table-cell>
          <table:table-cell table:style-name="ce15" table:formula="of:=IF([$Step1_GenProfile.H4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0]; [$Step1_GenProfile.J50]&amp;&quot;,&quot;;&quot;&quot;)" office:value-type="string" office:string-value="0.172888888888889," calcext:value-type="string">
            <text:p>0.172888888888889,</text:p>
          </table:table-cell>
          <table:table-cell table:style-name="ce15" table:formula="of:=IF([$Step1_GenProfile.H50]; [$Step1_GenProfile.I50]&amp;&quot;,&quot;;&quot;&quot;)" office:value-type="string" office:string-value="1.99365079365079," calcext:value-type="string">
            <text:p>1.99365079365079,</text:p>
          </table:table-cell>
          <table:table-cell table:style-name="ce15" table:formula="of:=IF([$Step1_GenProfile.H5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1]; [$Step1_GenProfile.J51]&amp;&quot;,&quot;;&quot;&quot;)" office:value-type="string" office:string-value="0.193492063492064," calcext:value-type="string">
            <text:p>0.193492063492064,</text:p>
          </table:table-cell>
          <table:table-cell table:style-name="ce15" table:formula="of:=IF([$Step1_GenProfile.H51]; [$Step1_GenProfile.I51]&amp;&quot;,&quot;;&quot;&quot;)" office:value-type="string" office:string-value="2.12698412698413," calcext:value-type="string">
            <text:p>2.12698412698413,</text:p>
          </table:table-cell>
          <table:table-cell table:style-name="ce15" table:formula="of:=IF([$Step1_GenProfile.H5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2]; [$Step1_GenProfile.J52]&amp;&quot;,&quot;;&quot;&quot;)" office:value-type="string" office:string-value="0.215428571428571," calcext:value-type="string">
            <text:p>0.215428571428571,</text:p>
          </table:table-cell>
          <table:table-cell table:style-name="ce15" table:formula="of:=IF([$Step1_GenProfile.H52]; [$Step1_GenProfile.I52]&amp;&quot;,&quot;;&quot;&quot;)" office:value-type="string" office:string-value="2.26031746031746," calcext:value-type="string">
            <text:p>2.26031746031746,</text:p>
          </table:table-cell>
          <table:table-cell table:style-name="ce15" table:formula="of:=IF([$Step1_GenProfile.H5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3]; [$Step1_GenProfile.J53]&amp;&quot;,&quot;;&quot;&quot;)" office:value-type="string" office:string-value="0.238698412698413," calcext:value-type="string">
            <text:p>0.238698412698413,</text:p>
          </table:table-cell>
          <table:table-cell table:style-name="ce15" table:formula="of:=IF([$Step1_GenProfile.H53]; [$Step1_GenProfile.I53]&amp;&quot;,&quot;;&quot;&quot;)" office:value-type="string" office:string-value="2.39365079365079," calcext:value-type="string">
            <text:p>2.39365079365079,</text:p>
          </table:table-cell>
          <table:table-cell table:style-name="ce15" table:formula="of:=IF([$Step1_GenProfile.H5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4]; [$Step1_GenProfile.J54]&amp;&quot;,&quot;;&quot;&quot;)" office:value-type="string" office:string-value="0.263301587301587," calcext:value-type="string">
            <text:p>0.263301587301587,</text:p>
          </table:table-cell>
          <table:table-cell table:style-name="ce15" table:formula="of:=IF([$Step1_GenProfile.H54]; [$Step1_GenProfile.I54]&amp;&quot;,&quot;;&quot;&quot;)" office:value-type="string" office:string-value="2.52698412698413," calcext:value-type="string">
            <text:p>2.52698412698413,</text:p>
          </table:table-cell>
          <table:table-cell table:style-name="ce15" table:formula="of:=IF([$Step1_GenProfile.H5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5]; [$Step1_GenProfile.J55]&amp;&quot;,&quot;;&quot;&quot;)" office:value-type="string" office:string-value="0.289238095238095," calcext:value-type="string">
            <text:p>0.289238095238095,</text:p>
          </table:table-cell>
          <table:table-cell table:style-name="ce15" table:formula="of:=IF([$Step1_GenProfile.H55]; [$Step1_GenProfile.I55]&amp;&quot;,&quot;;&quot;&quot;)" office:value-type="string" office:string-value="2.66031746031746," calcext:value-type="string">
            <text:p>2.66031746031746,</text:p>
          </table:table-cell>
          <table:table-cell table:style-name="ce15" table:formula="of:=IF([$Step1_GenProfile.H5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6]; [$Step1_GenProfile.J56]&amp;&quot;,&quot;;&quot;&quot;)" office:value-type="string" office:string-value="0.316507936507936," calcext:value-type="string">
            <text:p>0.316507936507936,</text:p>
          </table:table-cell>
          <table:table-cell table:style-name="ce15" table:formula="of:=IF([$Step1_GenProfile.H56]; [$Step1_GenProfile.I56]&amp;&quot;,&quot;;&quot;&quot;)" office:value-type="string" office:string-value="2.79365079365079," calcext:value-type="string">
            <text:p>2.79365079365079,</text:p>
          </table:table-cell>
          <table:table-cell table:style-name="ce15" table:formula="of:=IF([$Step1_GenProfile.H5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7]; [$Step1_GenProfile.J57]&amp;&quot;,&quot;;&quot;&quot;)" office:value-type="string" office:string-value="0.345047619047619," calcext:value-type="string">
            <text:p>0.345047619047619,</text:p>
          </table:table-cell>
          <table:table-cell table:style-name="ce15" table:formula="of:=IF([$Step1_GenProfile.H57]; [$Step1_GenProfile.I57]&amp;&quot;,&quot;;&quot;&quot;)" office:value-type="string" office:string-value="2.91428571428571," calcext:value-type="string">
            <text:p>2.91428571428571,</text:p>
          </table:table-cell>
          <table:table-cell table:style-name="ce15" table:formula="of:=IF([$Step1_GenProfile.H5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8]; [$Step1_GenProfile.J58]&amp;&quot;,&quot;;&quot;&quot;)" office:value-type="string" office:string-value="0.374761904761905," calcext:value-type="string">
            <text:p>0.374761904761905,</text:p>
          </table:table-cell>
          <table:table-cell table:style-name="ce15" table:formula="of:=IF([$Step1_GenProfile.H58]; [$Step1_GenProfile.I58]&amp;&quot;,&quot;;&quot;&quot;)" office:value-type="string" office:string-value="3.02857142857143," calcext:value-type="string">
            <text:p>3.02857142857143,</text:p>
          </table:table-cell>
          <table:table-cell table:style-name="ce15" table:formula="of:=IF([$Step1_GenProfile.H5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59]; [$Step1_GenProfile.J59]&amp;&quot;,&quot;;&quot;&quot;)" office:value-type="string" office:string-value="0.405587301587302," calcext:value-type="string">
            <text:p>0.405587301587302,</text:p>
          </table:table-cell>
          <table:table-cell table:style-name="ce15" table:formula="of:=IF([$Step1_GenProfile.H59]; [$Step1_GenProfile.I59]&amp;&quot;,&quot;;&quot;&quot;)" office:value-type="string" office:string-value="3.13650793650794," calcext:value-type="string">
            <text:p>3.13650793650794,</text:p>
          </table:table-cell>
          <table:table-cell table:style-name="ce15" table:formula="of:=IF([$Step1_GenProfile.H5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0]; [$Step1_GenProfile.J60]&amp;&quot;,&quot;;&quot;&quot;)" office:value-type="string" office:string-value="0.437460317460317," calcext:value-type="string">
            <text:p>0.437460317460317,</text:p>
          </table:table-cell>
          <table:table-cell table:style-name="ce15" table:formula="of:=IF([$Step1_GenProfile.H60]; [$Step1_GenProfile.I60]&amp;&quot;,&quot;;&quot;&quot;)" office:value-type="string" office:string-value="3.23809523809524," calcext:value-type="string">
            <text:p>3.23809523809524,</text:p>
          </table:table-cell>
          <table:table-cell table:style-name="ce15" table:formula="of:=IF([$Step1_GenProfile.H6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1]; [$Step1_GenProfile.J61]&amp;&quot;,&quot;;&quot;&quot;)" office:value-type="string" office:string-value="0.47031746031746," calcext:value-type="string">
            <text:p>0.47031746031746,</text:p>
          </table:table-cell>
          <table:table-cell table:style-name="ce15" table:formula="of:=IF([$Step1_GenProfile.H61]; [$Step1_GenProfile.I61]&amp;&quot;,&quot;;&quot;&quot;)" office:value-type="string" office:string-value="3.33333333333333," calcext:value-type="string">
            <text:p>3.33333333333333,</text:p>
          </table:table-cell>
          <table:table-cell table:style-name="ce15" table:formula="of:=IF([$Step1_GenProfile.H6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2]; [$Step1_GenProfile.J62]&amp;&quot;,&quot;;&quot;&quot;)" office:value-type="string" office:string-value="0.504095238095238," calcext:value-type="string">
            <text:p>0.504095238095238,</text:p>
          </table:table-cell>
          <table:table-cell table:style-name="ce15" table:formula="of:=IF([$Step1_GenProfile.H62]; [$Step1_GenProfile.I62]&amp;&quot;,&quot;;&quot;&quot;)" office:value-type="string" office:string-value="3.42222222222222," calcext:value-type="string">
            <text:p>3.42222222222222,</text:p>
          </table:table-cell>
          <table:table-cell table:style-name="ce15" table:formula="of:=IF([$Step1_GenProfile.H6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3]; [$Step1_GenProfile.J63]&amp;&quot;,&quot;;&quot;&quot;)" office:value-type="string" office:string-value="0.538730158730159," calcext:value-type="string">
            <text:p>0.538730158730159,</text:p>
          </table:table-cell>
          <table:table-cell table:style-name="ce15" table:formula="of:=IF([$Step1_GenProfile.H63]; [$Step1_GenProfile.I63]&amp;&quot;,&quot;;&quot;&quot;)" office:value-type="string" office:string-value="3.5047619047619," calcext:value-type="string">
            <text:p>3.5047619047619,</text:p>
          </table:table-cell>
          <table:table-cell table:style-name="ce15" table:formula="of:=IF([$Step1_GenProfile.H6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4]; [$Step1_GenProfile.J64]&amp;&quot;,&quot;;&quot;&quot;)" office:value-type="string" office:string-value="0.57415873015873," calcext:value-type="string">
            <text:p>0.57415873015873,</text:p>
          </table:table-cell>
          <table:table-cell table:style-name="ce15" table:formula="of:=IF([$Step1_GenProfile.H64]; [$Step1_GenProfile.I64]&amp;&quot;,&quot;;&quot;&quot;)" office:value-type="string" office:string-value="3.58095238095238," calcext:value-type="string">
            <text:p>3.58095238095238,</text:p>
          </table:table-cell>
          <table:table-cell table:style-name="ce15" table:formula="of:=IF([$Step1_GenProfile.H6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2">
          <table:table-cell table:style-name="ce15" table:formula="of:=IF([$Step1_GenProfile.H65]; [$Step1_GenProfile.J65]&amp;&quot;,&quot;;&quot;&quot;)" office:value-type="string" office:string-value="0.61031746031746," calcext:value-type="string">
            <text:p>0.61031746031746,</text:p>
          </table:table-cell>
          <table:table-cell table:style-name="ce15" table:formula="of:=IF([$Step1_GenProfile.H65]; [$Step1_GenProfile.I65]&amp;&quot;,&quot;;&quot;&quot;)" office:value-type="string" office:string-value="3.65079365079365," calcext:value-type="string">
            <text:p>3.65079365079365,</text:p>
          </table:table-cell>
          <table:table-cell table:style-name="ce15" table:formula="of:=IF([$Step1_GenProfile.H6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66]; [$Step1_GenProfile.J66]&amp;&quot;,&quot;;&quot;&quot;)" office:value-type="string" office:string-value="0.647142857142857," calcext:value-type="string">
            <text:p>0.647142857142857,</text:p>
          </table:table-cell>
          <table:table-cell table:style-name="ce15" table:formula="of:=IF([$Step1_GenProfile.H66]; [$Step1_GenProfile.I66]&amp;&quot;,&quot;;&quot;&quot;)" office:value-type="string" office:string-value="3.71428571428571," calcext:value-type="string">
            <text:p>3.71428571428571,</text:p>
          </table:table-cell>
          <table:table-cell table:style-name="ce15" table:formula="of:=IF([$Step1_GenProfile.H6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67]; [$Step1_GenProfile.J67]&amp;&quot;,&quot;;&quot;&quot;)" office:value-type="string" office:string-value="0.684571428571429," calcext:value-type="string">
            <text:p>0.684571428571429,</text:p>
          </table:table-cell>
          <table:table-cell table:style-name="ce15" table:formula="of:=IF([$Step1_GenProfile.H67]; [$Step1_GenProfile.I67]&amp;&quot;,&quot;;&quot;&quot;)" office:value-type="string" office:string-value="3.77142857142857," calcext:value-type="string">
            <text:p>3.77142857142857,</text:p>
          </table:table-cell>
          <table:table-cell table:style-name="ce15" table:formula="of:=IF([$Step1_GenProfile.H6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68]; [$Step1_GenProfile.J68]&amp;&quot;,&quot;;&quot;&quot;)" office:value-type="string" office:string-value="0.722539682539683," calcext:value-type="string">
            <text:p>0.722539682539683,</text:p>
          </table:table-cell>
          <table:table-cell table:style-name="ce15" table:formula="of:=IF([$Step1_GenProfile.H68]; [$Step1_GenProfile.I68]&amp;&quot;,&quot;;&quot;&quot;)" office:value-type="string" office:string-value="3.82222222222222," calcext:value-type="string">
            <text:p>3.82222222222222,</text:p>
          </table:table-cell>
          <table:table-cell table:style-name="ce15" table:formula="of:=IF([$Step1_GenProfile.H6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69]; [$Step1_GenProfile.J69]&amp;&quot;,&quot;;&quot;&quot;)" office:value-type="string" office:string-value="0.760984126984127," calcext:value-type="string">
            <text:p>0.760984126984127,</text:p>
          </table:table-cell>
          <table:table-cell table:style-name="ce15" table:formula="of:=IF([$Step1_GenProfile.H69]; [$Step1_GenProfile.I69]&amp;&quot;,&quot;;&quot;&quot;)" office:value-type="string" office:string-value="3.86666666666667," calcext:value-type="string">
            <text:p>3.86666666666667,</text:p>
          </table:table-cell>
          <table:table-cell table:style-name="ce15" table:formula="of:=IF([$Step1_GenProfile.H6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0]; [$Step1_GenProfile.J70]&amp;&quot;,&quot;;&quot;&quot;)" office:value-type="string" office:string-value="0.79984126984127," calcext:value-type="string">
            <text:p>0.79984126984127,</text:p>
          </table:table-cell>
          <table:table-cell table:style-name="ce15" table:formula="of:=IF([$Step1_GenProfile.H70]; [$Step1_GenProfile.I70]&amp;&quot;,&quot;;&quot;&quot;)" office:value-type="string" office:string-value="3.9047619047619," calcext:value-type="string">
            <text:p>3.9047619047619,</text:p>
          </table:table-cell>
          <table:table-cell table:style-name="ce15" table:formula="of:=IF([$Step1_GenProfile.H7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1]; [$Step1_GenProfile.J71]&amp;&quot;,&quot;;&quot;&quot;)" office:value-type="string" office:string-value="0.839047619047619," calcext:value-type="string">
            <text:p>0.839047619047619,</text:p>
          </table:table-cell>
          <table:table-cell table:style-name="ce15" table:formula="of:=IF([$Step1_GenProfile.H71]; [$Step1_GenProfile.I71]&amp;&quot;,&quot;;&quot;&quot;)" office:value-type="string" office:string-value="3.93650793650794," calcext:value-type="string">
            <text:p>3.93650793650794,</text:p>
          </table:table-cell>
          <table:table-cell table:style-name="ce15" table:formula="of:=IF([$Step1_GenProfile.H7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2]; [$Step1_GenProfile.J72]&amp;&quot;,&quot;;&quot;&quot;)" office:value-type="string" office:string-value="0.878539682539683," calcext:value-type="string">
            <text:p>0.878539682539683,</text:p>
          </table:table-cell>
          <table:table-cell table:style-name="ce15" table:formula="of:=IF([$Step1_GenProfile.H72]; [$Step1_GenProfile.I72]&amp;&quot;,&quot;;&quot;&quot;)" office:value-type="string" office:string-value="3.96190476190476," calcext:value-type="string">
            <text:p>3.96190476190476,</text:p>
          </table:table-cell>
          <table:table-cell table:style-name="ce15" table:formula="of:=IF([$Step1_GenProfile.H7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3]; [$Step1_GenProfile.J73]&amp;&quot;,&quot;;&quot;&quot;)" office:value-type="string" office:string-value="0.918253968253968," calcext:value-type="string">
            <text:p>0.918253968253968,</text:p>
          </table:table-cell>
          <table:table-cell table:style-name="ce15" table:formula="of:=IF([$Step1_GenProfile.H73]; [$Step1_GenProfile.I73]&amp;&quot;,&quot;;&quot;&quot;)" office:value-type="string" office:string-value="3.98095238095238," calcext:value-type="string">
            <text:p>3.98095238095238,</text:p>
          </table:table-cell>
          <table:table-cell table:style-name="ce15" table:formula="of:=IF([$Step1_GenProfile.H7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4]; [$Step1_GenProfile.J74]&amp;&quot;,&quot;;&quot;&quot;)" office:value-type="string" office:string-value="0.958126984126984," calcext:value-type="string">
            <text:p>0.958126984126984,</text:p>
          </table:table-cell>
          <table:table-cell table:style-name="ce15" table:formula="of:=IF([$Step1_GenProfile.H74]; [$Step1_GenProfile.I74]&amp;&quot;,&quot;;&quot;&quot;)" office:value-type="string" office:string-value="3.99365079365079," calcext:value-type="string">
            <text:p>3.99365079365079,</text:p>
          </table:table-cell>
          <table:table-cell table:style-name="ce15" table:formula="of:=IF([$Step1_GenProfile.H7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5]; [$Step1_GenProfile.J75]&amp;&quot;,&quot;;&quot;&quot;)" office:value-type="string" office:string-value="0.998095238095238," calcext:value-type="string">
            <text:p>0.998095238095238,</text:p>
          </table:table-cell>
          <table:table-cell table:style-name="ce15" table:formula="of:=IF([$Step1_GenProfile.H75]; [$Step1_GenProfile.I75]&amp;&quot;,&quot;;&quot;&quot;)" office:value-type="string" office:string-value="4," calcext:value-type="string">
            <text:p>4,</text:p>
          </table:table-cell>
          <table:table-cell table:style-name="ce15" table:formula="of:=IF([$Step1_GenProfile.H7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6]; [$Step1_GenProfile.J76]&amp;&quot;,&quot;;&quot;&quot;)" office:value-type="string" office:string-value="1.03809523809524," calcext:value-type="string">
            <text:p>1.03809523809524,</text:p>
          </table:table-cell>
          <table:table-cell table:style-name="ce15" table:formula="of:=IF([$Step1_GenProfile.H76]; [$Step1_GenProfile.I76]&amp;&quot;,&quot;;&quot;&quot;)" office:value-type="string" office:string-value="4," calcext:value-type="string">
            <text:p>4,</text:p>
          </table:table-cell>
          <table:table-cell table:style-name="ce15" table:formula="of:=IF([$Step1_GenProfile.H7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7]; [$Step1_GenProfile.J77]&amp;&quot;,&quot;;&quot;&quot;)" office:value-type="string" office:string-value="1.07809523809524," calcext:value-type="string">
            <text:p>1.07809523809524,</text:p>
          </table:table-cell>
          <table:table-cell table:style-name="ce15" table:formula="of:=IF([$Step1_GenProfile.H77]; [$Step1_GenProfile.I77]&amp;&quot;,&quot;;&quot;&quot;)" office:value-type="string" office:string-value="4," calcext:value-type="string">
            <text:p>4,</text:p>
          </table:table-cell>
          <table:table-cell table:style-name="ce15" table:formula="of:=IF([$Step1_GenProfile.H7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8]; [$Step1_GenProfile.J78]&amp;&quot;,&quot;;&quot;&quot;)" office:value-type="string" office:string-value="1.11809523809524," calcext:value-type="string">
            <text:p>1.11809523809524,</text:p>
          </table:table-cell>
          <table:table-cell table:style-name="ce15" table:formula="of:=IF([$Step1_GenProfile.H78]; [$Step1_GenProfile.I78]&amp;&quot;,&quot;;&quot;&quot;)" office:value-type="string" office:string-value="4," calcext:value-type="string">
            <text:p>4,</text:p>
          </table:table-cell>
          <table:table-cell table:style-name="ce15" table:formula="of:=IF([$Step1_GenProfile.H7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79]; [$Step1_GenProfile.J79]&amp;&quot;,&quot;;&quot;&quot;)" office:value-type="string" office:string-value="1.15809523809524," calcext:value-type="string">
            <text:p>1.15809523809524,</text:p>
          </table:table-cell>
          <table:table-cell table:style-name="ce15" table:formula="of:=IF([$Step1_GenProfile.H79]; [$Step1_GenProfile.I79]&amp;&quot;,&quot;;&quot;&quot;)" office:value-type="string" office:string-value="4," calcext:value-type="string">
            <text:p>4,</text:p>
          </table:table-cell>
          <table:table-cell table:style-name="ce15" table:formula="of:=IF([$Step1_GenProfile.H7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0]; [$Step1_GenProfile.J80]&amp;&quot;,&quot;;&quot;&quot;)" office:value-type="string" office:string-value="1.19809523809524," calcext:value-type="string">
            <text:p>1.19809523809524,</text:p>
          </table:table-cell>
          <table:table-cell table:style-name="ce15" table:formula="of:=IF([$Step1_GenProfile.H80]; [$Step1_GenProfile.I80]&amp;&quot;,&quot;;&quot;&quot;)" office:value-type="string" office:string-value="4," calcext:value-type="string">
            <text:p>4,</text:p>
          </table:table-cell>
          <table:table-cell table:style-name="ce15" table:formula="of:=IF([$Step1_GenProfile.H8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1]; [$Step1_GenProfile.J81]&amp;&quot;,&quot;;&quot;&quot;)" office:value-type="string" office:string-value="1.23809523809524," calcext:value-type="string">
            <text:p>1.23809523809524,</text:p>
          </table:table-cell>
          <table:table-cell table:style-name="ce15" table:formula="of:=IF([$Step1_GenProfile.H81]; [$Step1_GenProfile.I81]&amp;&quot;,&quot;;&quot;&quot;)" office:value-type="string" office:string-value="4," calcext:value-type="string">
            <text:p>4,</text:p>
          </table:table-cell>
          <table:table-cell table:style-name="ce15" table:formula="of:=IF([$Step1_GenProfile.H8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2]; [$Step1_GenProfile.J82]&amp;&quot;,&quot;;&quot;&quot;)" office:value-type="string" office:string-value="1.27809523809524," calcext:value-type="string">
            <text:p>1.27809523809524,</text:p>
          </table:table-cell>
          <table:table-cell table:style-name="ce15" table:formula="of:=IF([$Step1_GenProfile.H82]; [$Step1_GenProfile.I82]&amp;&quot;,&quot;;&quot;&quot;)" office:value-type="string" office:string-value="4," calcext:value-type="string">
            <text:p>4,</text:p>
          </table:table-cell>
          <table:table-cell table:style-name="ce15" table:formula="of:=IF([$Step1_GenProfile.H8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3]; [$Step1_GenProfile.J83]&amp;&quot;,&quot;;&quot;&quot;)" office:value-type="string" office:string-value="1.31809523809524," calcext:value-type="string">
            <text:p>1.31809523809524,</text:p>
          </table:table-cell>
          <table:table-cell table:style-name="ce15" table:formula="of:=IF([$Step1_GenProfile.H83]; [$Step1_GenProfile.I83]&amp;&quot;,&quot;;&quot;&quot;)" office:value-type="string" office:string-value="4," calcext:value-type="string">
            <text:p>4,</text:p>
          </table:table-cell>
          <table:table-cell table:style-name="ce15" table:formula="of:=IF([$Step1_GenProfile.H8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4]; [$Step1_GenProfile.J84]&amp;&quot;,&quot;;&quot;&quot;)" office:value-type="string" office:string-value="1.35809523809524," calcext:value-type="string">
            <text:p>1.35809523809524,</text:p>
          </table:table-cell>
          <table:table-cell table:style-name="ce15" table:formula="of:=IF([$Step1_GenProfile.H84]; [$Step1_GenProfile.I84]&amp;&quot;,&quot;;&quot;&quot;)" office:value-type="string" office:string-value="4," calcext:value-type="string">
            <text:p>4,</text:p>
          </table:table-cell>
          <table:table-cell table:style-name="ce15" table:formula="of:=IF([$Step1_GenProfile.H8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5]; [$Step1_GenProfile.J85]&amp;&quot;,&quot;;&quot;&quot;)" office:value-type="string" office:string-value="1.39809523809524," calcext:value-type="string">
            <text:p>1.39809523809524,</text:p>
          </table:table-cell>
          <table:table-cell table:style-name="ce15" table:formula="of:=IF([$Step1_GenProfile.H85]; [$Step1_GenProfile.I85]&amp;&quot;,&quot;;&quot;&quot;)" office:value-type="string" office:string-value="4," calcext:value-type="string">
            <text:p>4,</text:p>
          </table:table-cell>
          <table:table-cell table:style-name="ce15" table:formula="of:=IF([$Step1_GenProfile.H8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6]; [$Step1_GenProfile.J86]&amp;&quot;,&quot;;&quot;&quot;)" office:value-type="string" office:string-value="1.43809523809524," calcext:value-type="string">
            <text:p>1.43809523809524,</text:p>
          </table:table-cell>
          <table:table-cell table:style-name="ce15" table:formula="of:=IF([$Step1_GenProfile.H86]; [$Step1_GenProfile.I86]&amp;&quot;,&quot;;&quot;&quot;)" office:value-type="string" office:string-value="4," calcext:value-type="string">
            <text:p>4,</text:p>
          </table:table-cell>
          <table:table-cell table:style-name="ce15" table:formula="of:=IF([$Step1_GenProfile.H8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7]; [$Step1_GenProfile.J87]&amp;&quot;,&quot;;&quot;&quot;)" office:value-type="string" office:string-value="1.47809523809524," calcext:value-type="string">
            <text:p>1.47809523809524,</text:p>
          </table:table-cell>
          <table:table-cell table:style-name="ce15" table:formula="of:=IF([$Step1_GenProfile.H87]; [$Step1_GenProfile.I87]&amp;&quot;,&quot;;&quot;&quot;)" office:value-type="string" office:string-value="4," calcext:value-type="string">
            <text:p>4,</text:p>
          </table:table-cell>
          <table:table-cell table:style-name="ce15" table:formula="of:=IF([$Step1_GenProfile.H8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8]; [$Step1_GenProfile.J88]&amp;&quot;,&quot;;&quot;&quot;)" office:value-type="string" office:string-value="1.51809523809524," calcext:value-type="string">
            <text:p>1.51809523809524,</text:p>
          </table:table-cell>
          <table:table-cell table:style-name="ce15" table:formula="of:=IF([$Step1_GenProfile.H88]; [$Step1_GenProfile.I88]&amp;&quot;,&quot;;&quot;&quot;)" office:value-type="string" office:string-value="4," calcext:value-type="string">
            <text:p>4,</text:p>
          </table:table-cell>
          <table:table-cell table:style-name="ce15" table:formula="of:=IF([$Step1_GenProfile.H8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89]; [$Step1_GenProfile.J89]&amp;&quot;,&quot;;&quot;&quot;)" office:value-type="string" office:string-value="1.55809523809524," calcext:value-type="string">
            <text:p>1.55809523809524,</text:p>
          </table:table-cell>
          <table:table-cell table:style-name="ce15" table:formula="of:=IF([$Step1_GenProfile.H89]; [$Step1_GenProfile.I89]&amp;&quot;,&quot;;&quot;&quot;)" office:value-type="string" office:string-value="4," calcext:value-type="string">
            <text:p>4,</text:p>
          </table:table-cell>
          <table:table-cell table:style-name="ce15" table:formula="of:=IF([$Step1_GenProfile.H8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0]; [$Step1_GenProfile.J90]&amp;&quot;,&quot;;&quot;&quot;)" office:value-type="string" office:string-value="1.59809523809524," calcext:value-type="string">
            <text:p>1.59809523809524,</text:p>
          </table:table-cell>
          <table:table-cell table:style-name="ce15" table:formula="of:=IF([$Step1_GenProfile.H90]; [$Step1_GenProfile.I90]&amp;&quot;,&quot;;&quot;&quot;)" office:value-type="string" office:string-value="4," calcext:value-type="string">
            <text:p>4,</text:p>
          </table:table-cell>
          <table:table-cell table:style-name="ce15" table:formula="of:=IF([$Step1_GenProfile.H9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1]; [$Step1_GenProfile.J91]&amp;&quot;,&quot;;&quot;&quot;)" office:value-type="string" office:string-value="1.63809523809524," calcext:value-type="string">
            <text:p>1.63809523809524,</text:p>
          </table:table-cell>
          <table:table-cell table:style-name="ce15" table:formula="of:=IF([$Step1_GenProfile.H91]; [$Step1_GenProfile.I91]&amp;&quot;,&quot;;&quot;&quot;)" office:value-type="string" office:string-value="4," calcext:value-type="string">
            <text:p>4,</text:p>
          </table:table-cell>
          <table:table-cell table:style-name="ce15" table:formula="of:=IF([$Step1_GenProfile.H9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2]; [$Step1_GenProfile.J92]&amp;&quot;,&quot;;&quot;&quot;)" office:value-type="string" office:string-value="1.67809523809524," calcext:value-type="string">
            <text:p>1.67809523809524,</text:p>
          </table:table-cell>
          <table:table-cell table:style-name="ce15" table:formula="of:=IF([$Step1_GenProfile.H92]; [$Step1_GenProfile.I92]&amp;&quot;,&quot;;&quot;&quot;)" office:value-type="string" office:string-value="4," calcext:value-type="string">
            <text:p>4,</text:p>
          </table:table-cell>
          <table:table-cell table:style-name="ce15" table:formula="of:=IF([$Step1_GenProfile.H9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3]; [$Step1_GenProfile.J93]&amp;&quot;,&quot;;&quot;&quot;)" office:value-type="string" office:string-value="1.71809523809524," calcext:value-type="string">
            <text:p>1.71809523809524,</text:p>
          </table:table-cell>
          <table:table-cell table:style-name="ce15" table:formula="of:=IF([$Step1_GenProfile.H93]; [$Step1_GenProfile.I93]&amp;&quot;,&quot;;&quot;&quot;)" office:value-type="string" office:string-value="4," calcext:value-type="string">
            <text:p>4,</text:p>
          </table:table-cell>
          <table:table-cell table:style-name="ce15" table:formula="of:=IF([$Step1_GenProfile.H9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4]; [$Step1_GenProfile.J94]&amp;&quot;,&quot;;&quot;&quot;)" office:value-type="string" office:string-value="1.75809523809524," calcext:value-type="string">
            <text:p>1.75809523809524,</text:p>
          </table:table-cell>
          <table:table-cell table:style-name="ce15" table:formula="of:=IF([$Step1_GenProfile.H94]; [$Step1_GenProfile.I94]&amp;&quot;,&quot;;&quot;&quot;)" office:value-type="string" office:string-value="4," calcext:value-type="string">
            <text:p>4,</text:p>
          </table:table-cell>
          <table:table-cell table:style-name="ce15" table:formula="of:=IF([$Step1_GenProfile.H9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5]; [$Step1_GenProfile.J95]&amp;&quot;,&quot;;&quot;&quot;)" office:value-type="string" office:string-value="1.79809523809524," calcext:value-type="string">
            <text:p>1.79809523809524,</text:p>
          </table:table-cell>
          <table:table-cell table:style-name="ce15" table:formula="of:=IF([$Step1_GenProfile.H95]; [$Step1_GenProfile.I95]&amp;&quot;,&quot;;&quot;&quot;)" office:value-type="string" office:string-value="4," calcext:value-type="string">
            <text:p>4,</text:p>
          </table:table-cell>
          <table:table-cell table:style-name="ce15" table:formula="of:=IF([$Step1_GenProfile.H9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6]; [$Step1_GenProfile.J96]&amp;&quot;,&quot;;&quot;&quot;)" office:value-type="string" office:string-value="1.83809523809524," calcext:value-type="string">
            <text:p>1.83809523809524,</text:p>
          </table:table-cell>
          <table:table-cell table:style-name="ce15" table:formula="of:=IF([$Step1_GenProfile.H96]; [$Step1_GenProfile.I96]&amp;&quot;,&quot;;&quot;&quot;)" office:value-type="string" office:string-value="4," calcext:value-type="string">
            <text:p>4,</text:p>
          </table:table-cell>
          <table:table-cell table:style-name="ce15" table:formula="of:=IF([$Step1_GenProfile.H9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7]; [$Step1_GenProfile.J97]&amp;&quot;,&quot;;&quot;&quot;)" office:value-type="string" office:string-value="1.87809523809524," calcext:value-type="string">
            <text:p>1.87809523809524,</text:p>
          </table:table-cell>
          <table:table-cell table:style-name="ce15" table:formula="of:=IF([$Step1_GenProfile.H97]; [$Step1_GenProfile.I97]&amp;&quot;,&quot;;&quot;&quot;)" office:value-type="string" office:string-value="4," calcext:value-type="string">
            <text:p>4,</text:p>
          </table:table-cell>
          <table:table-cell table:style-name="ce15" table:formula="of:=IF([$Step1_GenProfile.H9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8]; [$Step1_GenProfile.J98]&amp;&quot;,&quot;;&quot;&quot;)" office:value-type="string" office:string-value="1.91809523809524," calcext:value-type="string">
            <text:p>1.91809523809524,</text:p>
          </table:table-cell>
          <table:table-cell table:style-name="ce15" table:formula="of:=IF([$Step1_GenProfile.H98]; [$Step1_GenProfile.I98]&amp;&quot;,&quot;;&quot;&quot;)" office:value-type="string" office:string-value="4," calcext:value-type="string">
            <text:p>4,</text:p>
          </table:table-cell>
          <table:table-cell table:style-name="ce15" table:formula="of:=IF([$Step1_GenProfile.H9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99]; [$Step1_GenProfile.J99]&amp;&quot;,&quot;;&quot;&quot;)" office:value-type="string" office:string-value="1.95809523809524," calcext:value-type="string">
            <text:p>1.95809523809524,</text:p>
          </table:table-cell>
          <table:table-cell table:style-name="ce15" table:formula="of:=IF([$Step1_GenProfile.H99]; [$Step1_GenProfile.I99]&amp;&quot;,&quot;;&quot;&quot;)" office:value-type="string" office:string-value="4," calcext:value-type="string">
            <text:p>4,</text:p>
          </table:table-cell>
          <table:table-cell table:style-name="ce15" table:formula="of:=IF([$Step1_GenProfile.H9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0]; [$Step1_GenProfile.J100]&amp;&quot;,&quot;;&quot;&quot;)" office:value-type="string" office:string-value="1.99809523809524," calcext:value-type="string">
            <text:p>1.99809523809524,</text:p>
          </table:table-cell>
          <table:table-cell table:style-name="ce15" table:formula="of:=IF([$Step1_GenProfile.H100]; [$Step1_GenProfile.I100]&amp;&quot;,&quot;;&quot;&quot;)" office:value-type="string" office:string-value="4," calcext:value-type="string">
            <text:p>4,</text:p>
          </table:table-cell>
          <table:table-cell table:style-name="ce15" table:formula="of:=IF([$Step1_GenProfile.H10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1]; [$Step1_GenProfile.J101]&amp;&quot;,&quot;;&quot;&quot;)" office:value-type="string" office:string-value="2.03809523809524," calcext:value-type="string">
            <text:p>2.03809523809524,</text:p>
          </table:table-cell>
          <table:table-cell table:style-name="ce15" table:formula="of:=IF([$Step1_GenProfile.H101]; [$Step1_GenProfile.I101]&amp;&quot;,&quot;;&quot;&quot;)" office:value-type="string" office:string-value="4," calcext:value-type="string">
            <text:p>4,</text:p>
          </table:table-cell>
          <table:table-cell table:style-name="ce15" table:formula="of:=IF([$Step1_GenProfile.H10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2]; [$Step1_GenProfile.J102]&amp;&quot;,&quot;;&quot;&quot;)" office:value-type="string" office:string-value="2.07809523809524," calcext:value-type="string">
            <text:p>2.07809523809524,</text:p>
          </table:table-cell>
          <table:table-cell table:style-name="ce15" table:formula="of:=IF([$Step1_GenProfile.H102]; [$Step1_GenProfile.I102]&amp;&quot;,&quot;;&quot;&quot;)" office:value-type="string" office:string-value="4," calcext:value-type="string">
            <text:p>4,</text:p>
          </table:table-cell>
          <table:table-cell table:style-name="ce15" table:formula="of:=IF([$Step1_GenProfile.H10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3]; [$Step1_GenProfile.J103]&amp;&quot;,&quot;;&quot;&quot;)" office:value-type="string" office:string-value="2.11809523809524," calcext:value-type="string">
            <text:p>2.11809523809524,</text:p>
          </table:table-cell>
          <table:table-cell table:style-name="ce15" table:formula="of:=IF([$Step1_GenProfile.H103]; [$Step1_GenProfile.I103]&amp;&quot;,&quot;;&quot;&quot;)" office:value-type="string" office:string-value="4," calcext:value-type="string">
            <text:p>4,</text:p>
          </table:table-cell>
          <table:table-cell table:style-name="ce15" table:formula="of:=IF([$Step1_GenProfile.H10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4]; [$Step1_GenProfile.J104]&amp;&quot;,&quot;;&quot;&quot;)" office:value-type="string" office:string-value="2.15809523809524," calcext:value-type="string">
            <text:p>2.15809523809524,</text:p>
          </table:table-cell>
          <table:table-cell table:style-name="ce15" table:formula="of:=IF([$Step1_GenProfile.H104]; [$Step1_GenProfile.I104]&amp;&quot;,&quot;;&quot;&quot;)" office:value-type="string" office:string-value="4," calcext:value-type="string">
            <text:p>4,</text:p>
          </table:table-cell>
          <table:table-cell table:style-name="ce15" table:formula="of:=IF([$Step1_GenProfile.H10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5]; [$Step1_GenProfile.J105]&amp;&quot;,&quot;;&quot;&quot;)" office:value-type="string" office:string-value="2.19809523809524," calcext:value-type="string">
            <text:p>2.19809523809524,</text:p>
          </table:table-cell>
          <table:table-cell table:style-name="ce15" table:formula="of:=IF([$Step1_GenProfile.H105]; [$Step1_GenProfile.I105]&amp;&quot;,&quot;;&quot;&quot;)" office:value-type="string" office:string-value="4," calcext:value-type="string">
            <text:p>4,</text:p>
          </table:table-cell>
          <table:table-cell table:style-name="ce15" table:formula="of:=IF([$Step1_GenProfile.H10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6]; [$Step1_GenProfile.J106]&amp;&quot;,&quot;;&quot;&quot;)" office:value-type="string" office:string-value="2.23809523809524," calcext:value-type="string">
            <text:p>2.23809523809524,</text:p>
          </table:table-cell>
          <table:table-cell table:style-name="ce15" table:formula="of:=IF([$Step1_GenProfile.H106]; [$Step1_GenProfile.I106]&amp;&quot;,&quot;;&quot;&quot;)" office:value-type="string" office:string-value="4," calcext:value-type="string">
            <text:p>4,</text:p>
          </table:table-cell>
          <table:table-cell table:style-name="ce15" table:formula="of:=IF([$Step1_GenProfile.H10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7]; [$Step1_GenProfile.J107]&amp;&quot;,&quot;;&quot;&quot;)" office:value-type="string" office:string-value="2.27809523809524," calcext:value-type="string">
            <text:p>2.27809523809524,</text:p>
          </table:table-cell>
          <table:table-cell table:style-name="ce15" table:formula="of:=IF([$Step1_GenProfile.H107]; [$Step1_GenProfile.I107]&amp;&quot;,&quot;;&quot;&quot;)" office:value-type="string" office:string-value="4," calcext:value-type="string">
            <text:p>4,</text:p>
          </table:table-cell>
          <table:table-cell table:style-name="ce15" table:formula="of:=IF([$Step1_GenProfile.H10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8]; [$Step1_GenProfile.J108]&amp;&quot;,&quot;;&quot;&quot;)" office:value-type="string" office:string-value="2.31809523809524," calcext:value-type="string">
            <text:p>2.31809523809524,</text:p>
          </table:table-cell>
          <table:table-cell table:style-name="ce15" table:formula="of:=IF([$Step1_GenProfile.H108]; [$Step1_GenProfile.I108]&amp;&quot;,&quot;;&quot;&quot;)" office:value-type="string" office:string-value="4," calcext:value-type="string">
            <text:p>4,</text:p>
          </table:table-cell>
          <table:table-cell table:style-name="ce15" table:formula="of:=IF([$Step1_GenProfile.H10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09]; [$Step1_GenProfile.J109]&amp;&quot;,&quot;;&quot;&quot;)" office:value-type="string" office:string-value="2.35809523809524," calcext:value-type="string">
            <text:p>2.35809523809524,</text:p>
          </table:table-cell>
          <table:table-cell table:style-name="ce15" table:formula="of:=IF([$Step1_GenProfile.H109]; [$Step1_GenProfile.I109]&amp;&quot;,&quot;;&quot;&quot;)" office:value-type="string" office:string-value="4," calcext:value-type="string">
            <text:p>4,</text:p>
          </table:table-cell>
          <table:table-cell table:style-name="ce15" table:formula="of:=IF([$Step1_GenProfile.H10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0]; [$Step1_GenProfile.J110]&amp;&quot;,&quot;;&quot;&quot;)" office:value-type="string" office:string-value="2.39809523809524," calcext:value-type="string">
            <text:p>2.39809523809524,</text:p>
          </table:table-cell>
          <table:table-cell table:style-name="ce15" table:formula="of:=IF([$Step1_GenProfile.H110]; [$Step1_GenProfile.I110]&amp;&quot;,&quot;;&quot;&quot;)" office:value-type="string" office:string-value="4," calcext:value-type="string">
            <text:p>4,</text:p>
          </table:table-cell>
          <table:table-cell table:style-name="ce15" table:formula="of:=IF([$Step1_GenProfile.H11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1]; [$Step1_GenProfile.J111]&amp;&quot;,&quot;;&quot;&quot;)" office:value-type="string" office:string-value="2.43809523809524," calcext:value-type="string">
            <text:p>2.43809523809524,</text:p>
          </table:table-cell>
          <table:table-cell table:style-name="ce15" table:formula="of:=IF([$Step1_GenProfile.H111]; [$Step1_GenProfile.I111]&amp;&quot;,&quot;;&quot;&quot;)" office:value-type="string" office:string-value="4," calcext:value-type="string">
            <text:p>4,</text:p>
          </table:table-cell>
          <table:table-cell table:style-name="ce15" table:formula="of:=IF([$Step1_GenProfile.H11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2]; [$Step1_GenProfile.J112]&amp;&quot;,&quot;;&quot;&quot;)" office:value-type="string" office:string-value="2.47809523809524," calcext:value-type="string">
            <text:p>2.47809523809524,</text:p>
          </table:table-cell>
          <table:table-cell table:style-name="ce15" table:formula="of:=IF([$Step1_GenProfile.H112]; [$Step1_GenProfile.I112]&amp;&quot;,&quot;;&quot;&quot;)" office:value-type="string" office:string-value="4," calcext:value-type="string">
            <text:p>4,</text:p>
          </table:table-cell>
          <table:table-cell table:style-name="ce15" table:formula="of:=IF([$Step1_GenProfile.H11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3]; [$Step1_GenProfile.J113]&amp;&quot;,&quot;;&quot;&quot;)" office:value-type="string" office:string-value="2.51809523809524," calcext:value-type="string">
            <text:p>2.51809523809524,</text:p>
          </table:table-cell>
          <table:table-cell table:style-name="ce15" table:formula="of:=IF([$Step1_GenProfile.H113]; [$Step1_GenProfile.I113]&amp;&quot;,&quot;;&quot;&quot;)" office:value-type="string" office:string-value="4," calcext:value-type="string">
            <text:p>4,</text:p>
          </table:table-cell>
          <table:table-cell table:style-name="ce15" table:formula="of:=IF([$Step1_GenProfile.H11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4]; [$Step1_GenProfile.J114]&amp;&quot;,&quot;;&quot;&quot;)" office:value-type="string" office:string-value="2.55809523809524," calcext:value-type="string">
            <text:p>2.55809523809524,</text:p>
          </table:table-cell>
          <table:table-cell table:style-name="ce15" table:formula="of:=IF([$Step1_GenProfile.H114]; [$Step1_GenProfile.I114]&amp;&quot;,&quot;;&quot;&quot;)" office:value-type="string" office:string-value="4," calcext:value-type="string">
            <text:p>4,</text:p>
          </table:table-cell>
          <table:table-cell table:style-name="ce15" table:formula="of:=IF([$Step1_GenProfile.H11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5]; [$Step1_GenProfile.J115]&amp;&quot;,&quot;;&quot;&quot;)" office:value-type="string" office:string-value="2.59809523809524," calcext:value-type="string">
            <text:p>2.59809523809524,</text:p>
          </table:table-cell>
          <table:table-cell table:style-name="ce15" table:formula="of:=IF([$Step1_GenProfile.H115]; [$Step1_GenProfile.I115]&amp;&quot;,&quot;;&quot;&quot;)" office:value-type="string" office:string-value="4," calcext:value-type="string">
            <text:p>4,</text:p>
          </table:table-cell>
          <table:table-cell table:style-name="ce15" table:formula="of:=IF([$Step1_GenProfile.H11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6]; [$Step1_GenProfile.J116]&amp;&quot;,&quot;;&quot;&quot;)" office:value-type="string" office:string-value="2.63809523809524," calcext:value-type="string">
            <text:p>2.63809523809524,</text:p>
          </table:table-cell>
          <table:table-cell table:style-name="ce15" table:formula="of:=IF([$Step1_GenProfile.H116]; [$Step1_GenProfile.I116]&amp;&quot;,&quot;;&quot;&quot;)" office:value-type="string" office:string-value="4," calcext:value-type="string">
            <text:p>4,</text:p>
          </table:table-cell>
          <table:table-cell table:style-name="ce15" table:formula="of:=IF([$Step1_GenProfile.H11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7]; [$Step1_GenProfile.J117]&amp;&quot;,&quot;;&quot;&quot;)" office:value-type="string" office:string-value="2.67809523809524," calcext:value-type="string">
            <text:p>2.67809523809524,</text:p>
          </table:table-cell>
          <table:table-cell table:style-name="ce15" table:formula="of:=IF([$Step1_GenProfile.H117]; [$Step1_GenProfile.I117]&amp;&quot;,&quot;;&quot;&quot;)" office:value-type="string" office:string-value="4," calcext:value-type="string">
            <text:p>4,</text:p>
          </table:table-cell>
          <table:table-cell table:style-name="ce15" table:formula="of:=IF([$Step1_GenProfile.H11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8]; [$Step1_GenProfile.J118]&amp;&quot;,&quot;;&quot;&quot;)" office:value-type="string" office:string-value="2.71809523809524," calcext:value-type="string">
            <text:p>2.71809523809524,</text:p>
          </table:table-cell>
          <table:table-cell table:style-name="ce15" table:formula="of:=IF([$Step1_GenProfile.H118]; [$Step1_GenProfile.I118]&amp;&quot;,&quot;;&quot;&quot;)" office:value-type="string" office:string-value="4," calcext:value-type="string">
            <text:p>4,</text:p>
          </table:table-cell>
          <table:table-cell table:style-name="ce15" table:formula="of:=IF([$Step1_GenProfile.H11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19]; [$Step1_GenProfile.J119]&amp;&quot;,&quot;;&quot;&quot;)" office:value-type="string" office:string-value="2.75809523809524," calcext:value-type="string">
            <text:p>2.75809523809524,</text:p>
          </table:table-cell>
          <table:table-cell table:style-name="ce15" table:formula="of:=IF([$Step1_GenProfile.H119]; [$Step1_GenProfile.I119]&amp;&quot;,&quot;;&quot;&quot;)" office:value-type="string" office:string-value="4," calcext:value-type="string">
            <text:p>4,</text:p>
          </table:table-cell>
          <table:table-cell table:style-name="ce15" table:formula="of:=IF([$Step1_GenProfile.H11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0]; [$Step1_GenProfile.J120]&amp;&quot;,&quot;;&quot;&quot;)" office:value-type="string" office:string-value="2.79809523809524," calcext:value-type="string">
            <text:p>2.79809523809524,</text:p>
          </table:table-cell>
          <table:table-cell table:style-name="ce15" table:formula="of:=IF([$Step1_GenProfile.H120]; [$Step1_GenProfile.I120]&amp;&quot;,&quot;;&quot;&quot;)" office:value-type="string" office:string-value="4," calcext:value-type="string">
            <text:p>4,</text:p>
          </table:table-cell>
          <table:table-cell table:style-name="ce15" table:formula="of:=IF([$Step1_GenProfile.H12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1]; [$Step1_GenProfile.J121]&amp;&quot;,&quot;;&quot;&quot;)" office:value-type="string" office:string-value="2.83809523809524," calcext:value-type="string">
            <text:p>2.83809523809524,</text:p>
          </table:table-cell>
          <table:table-cell table:style-name="ce15" table:formula="of:=IF([$Step1_GenProfile.H121]; [$Step1_GenProfile.I121]&amp;&quot;,&quot;;&quot;&quot;)" office:value-type="string" office:string-value="4," calcext:value-type="string">
            <text:p>4,</text:p>
          </table:table-cell>
          <table:table-cell table:style-name="ce15" table:formula="of:=IF([$Step1_GenProfile.H12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2]; [$Step1_GenProfile.J122]&amp;&quot;,&quot;;&quot;&quot;)" office:value-type="string" office:string-value="2.87809523809524," calcext:value-type="string">
            <text:p>2.87809523809524,</text:p>
          </table:table-cell>
          <table:table-cell table:style-name="ce15" table:formula="of:=IF([$Step1_GenProfile.H122]; [$Step1_GenProfile.I122]&amp;&quot;,&quot;;&quot;&quot;)" office:value-type="string" office:string-value="4," calcext:value-type="string">
            <text:p>4,</text:p>
          </table:table-cell>
          <table:table-cell table:style-name="ce15" table:formula="of:=IF([$Step1_GenProfile.H12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3]; [$Step1_GenProfile.J123]&amp;&quot;,&quot;;&quot;&quot;)" office:value-type="string" office:string-value="2.91809523809524," calcext:value-type="string">
            <text:p>2.91809523809524,</text:p>
          </table:table-cell>
          <table:table-cell table:style-name="ce15" table:formula="of:=IF([$Step1_GenProfile.H123]; [$Step1_GenProfile.I123]&amp;&quot;,&quot;;&quot;&quot;)" office:value-type="string" office:string-value="4," calcext:value-type="string">
            <text:p>4,</text:p>
          </table:table-cell>
          <table:table-cell table:style-name="ce15" table:formula="of:=IF([$Step1_GenProfile.H12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4]; [$Step1_GenProfile.J124]&amp;&quot;,&quot;;&quot;&quot;)" office:value-type="string" office:string-value="2.95809523809524," calcext:value-type="string">
            <text:p>2.95809523809524,</text:p>
          </table:table-cell>
          <table:table-cell table:style-name="ce15" table:formula="of:=IF([$Step1_GenProfile.H124]; [$Step1_GenProfile.I124]&amp;&quot;,&quot;;&quot;&quot;)" office:value-type="string" office:string-value="4," calcext:value-type="string">
            <text:p>4,</text:p>
          </table:table-cell>
          <table:table-cell table:style-name="ce15" table:formula="of:=IF([$Step1_GenProfile.H12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5]; [$Step1_GenProfile.J125]&amp;&quot;,&quot;;&quot;&quot;)" office:value-type="string" office:string-value="2.99809523809524," calcext:value-type="string">
            <text:p>2.99809523809524,</text:p>
          </table:table-cell>
          <table:table-cell table:style-name="ce15" table:formula="of:=IF([$Step1_GenProfile.H125]; [$Step1_GenProfile.I125]&amp;&quot;,&quot;;&quot;&quot;)" office:value-type="string" office:string-value="4," calcext:value-type="string">
            <text:p>4,</text:p>
          </table:table-cell>
          <table:table-cell table:style-name="ce15" table:formula="of:=IF([$Step1_GenProfile.H12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6]; [$Step1_GenProfile.J126]&amp;&quot;,&quot;;&quot;&quot;)" office:value-type="string" office:string-value="3.03809523809524," calcext:value-type="string">
            <text:p>3.03809523809524,</text:p>
          </table:table-cell>
          <table:table-cell table:style-name="ce15" table:formula="of:=IF([$Step1_GenProfile.H126]; [$Step1_GenProfile.I126]&amp;&quot;,&quot;;&quot;&quot;)" office:value-type="string" office:string-value="4," calcext:value-type="string">
            <text:p>4,</text:p>
          </table:table-cell>
          <table:table-cell table:style-name="ce15" table:formula="of:=IF([$Step1_GenProfile.H12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7]; [$Step1_GenProfile.J127]&amp;&quot;,&quot;;&quot;&quot;)" office:value-type="string" office:string-value="3.07809523809524," calcext:value-type="string">
            <text:p>3.07809523809524,</text:p>
          </table:table-cell>
          <table:table-cell table:style-name="ce15" table:formula="of:=IF([$Step1_GenProfile.H127]; [$Step1_GenProfile.I127]&amp;&quot;,&quot;;&quot;&quot;)" office:value-type="string" office:string-value="4," calcext:value-type="string">
            <text:p>4,</text:p>
          </table:table-cell>
          <table:table-cell table:style-name="ce15" table:formula="of:=IF([$Step1_GenProfile.H12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8]; [$Step1_GenProfile.J128]&amp;&quot;,&quot;;&quot;&quot;)" office:value-type="string" office:string-value="3.11809523809524," calcext:value-type="string">
            <text:p>3.11809523809524,</text:p>
          </table:table-cell>
          <table:table-cell table:style-name="ce15" table:formula="of:=IF([$Step1_GenProfile.H128]; [$Step1_GenProfile.I128]&amp;&quot;,&quot;;&quot;&quot;)" office:value-type="string" office:string-value="4," calcext:value-type="string">
            <text:p>4,</text:p>
          </table:table-cell>
          <table:table-cell table:style-name="ce15" table:formula="of:=IF([$Step1_GenProfile.H12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29]; [$Step1_GenProfile.J129]&amp;&quot;,&quot;;&quot;&quot;)" office:value-type="string" office:string-value="3.15809523809524," calcext:value-type="string">
            <text:p>3.15809523809524,</text:p>
          </table:table-cell>
          <table:table-cell table:style-name="ce15" table:formula="of:=IF([$Step1_GenProfile.H129]; [$Step1_GenProfile.I129]&amp;&quot;,&quot;;&quot;&quot;)" office:value-type="string" office:string-value="4," calcext:value-type="string">
            <text:p>4,</text:p>
          </table:table-cell>
          <table:table-cell table:style-name="ce15" table:formula="of:=IF([$Step1_GenProfile.H12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0]; [$Step1_GenProfile.J130]&amp;&quot;,&quot;;&quot;&quot;)" office:value-type="string" office:string-value="3.19809523809524," calcext:value-type="string">
            <text:p>3.19809523809524,</text:p>
          </table:table-cell>
          <table:table-cell table:style-name="ce15" table:formula="of:=IF([$Step1_GenProfile.H130]; [$Step1_GenProfile.I130]&amp;&quot;,&quot;;&quot;&quot;)" office:value-type="string" office:string-value="4," calcext:value-type="string">
            <text:p>4,</text:p>
          </table:table-cell>
          <table:table-cell table:style-name="ce15" table:formula="of:=IF([$Step1_GenProfile.H13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1]; [$Step1_GenProfile.J131]&amp;&quot;,&quot;;&quot;&quot;)" office:value-type="string" office:string-value="3.23809523809524," calcext:value-type="string">
            <text:p>3.23809523809524,</text:p>
          </table:table-cell>
          <table:table-cell table:style-name="ce15" table:formula="of:=IF([$Step1_GenProfile.H131]; [$Step1_GenProfile.I131]&amp;&quot;,&quot;;&quot;&quot;)" office:value-type="string" office:string-value="4," calcext:value-type="string">
            <text:p>4,</text:p>
          </table:table-cell>
          <table:table-cell table:style-name="ce15" table:formula="of:=IF([$Step1_GenProfile.H13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2]; [$Step1_GenProfile.J132]&amp;&quot;,&quot;;&quot;&quot;)" office:value-type="string" office:string-value="3.27809523809524," calcext:value-type="string">
            <text:p>3.27809523809524,</text:p>
          </table:table-cell>
          <table:table-cell table:style-name="ce15" table:formula="of:=IF([$Step1_GenProfile.H132]; [$Step1_GenProfile.I132]&amp;&quot;,&quot;;&quot;&quot;)" office:value-type="string" office:string-value="4," calcext:value-type="string">
            <text:p>4,</text:p>
          </table:table-cell>
          <table:table-cell table:style-name="ce15" table:formula="of:=IF([$Step1_GenProfile.H13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3]; [$Step1_GenProfile.J133]&amp;&quot;,&quot;;&quot;&quot;)" office:value-type="string" office:string-value="3.31809523809524," calcext:value-type="string">
            <text:p>3.31809523809524,</text:p>
          </table:table-cell>
          <table:table-cell table:style-name="ce15" table:formula="of:=IF([$Step1_GenProfile.H133]; [$Step1_GenProfile.I133]&amp;&quot;,&quot;;&quot;&quot;)" office:value-type="string" office:string-value="4," calcext:value-type="string">
            <text:p>4,</text:p>
          </table:table-cell>
          <table:table-cell table:style-name="ce15" table:formula="of:=IF([$Step1_GenProfile.H13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4]; [$Step1_GenProfile.J134]&amp;&quot;,&quot;;&quot;&quot;)" office:value-type="string" office:string-value="3.35809523809524," calcext:value-type="string">
            <text:p>3.35809523809524,</text:p>
          </table:table-cell>
          <table:table-cell table:style-name="ce15" table:formula="of:=IF([$Step1_GenProfile.H134]; [$Step1_GenProfile.I134]&amp;&quot;,&quot;;&quot;&quot;)" office:value-type="string" office:string-value="4," calcext:value-type="string">
            <text:p>4,</text:p>
          </table:table-cell>
          <table:table-cell table:style-name="ce15" table:formula="of:=IF([$Step1_GenProfile.H13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5]; [$Step1_GenProfile.J135]&amp;&quot;,&quot;;&quot;&quot;)" office:value-type="string" office:string-value="3.39809523809524," calcext:value-type="string">
            <text:p>3.39809523809524,</text:p>
          </table:table-cell>
          <table:table-cell table:style-name="ce15" table:formula="of:=IF([$Step1_GenProfile.H135]; [$Step1_GenProfile.I135]&amp;&quot;,&quot;;&quot;&quot;)" office:value-type="string" office:string-value="4," calcext:value-type="string">
            <text:p>4,</text:p>
          </table:table-cell>
          <table:table-cell table:style-name="ce15" table:formula="of:=IF([$Step1_GenProfile.H13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6]; [$Step1_GenProfile.J136]&amp;&quot;,&quot;;&quot;&quot;)" office:value-type="string" office:string-value="3.43809523809524," calcext:value-type="string">
            <text:p>3.43809523809524,</text:p>
          </table:table-cell>
          <table:table-cell table:style-name="ce15" table:formula="of:=IF([$Step1_GenProfile.H136]; [$Step1_GenProfile.I136]&amp;&quot;,&quot;;&quot;&quot;)" office:value-type="string" office:string-value="4," calcext:value-type="string">
            <text:p>4,</text:p>
          </table:table-cell>
          <table:table-cell table:style-name="ce15" table:formula="of:=IF([$Step1_GenProfile.H13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7]; [$Step1_GenProfile.J137]&amp;&quot;,&quot;;&quot;&quot;)" office:value-type="string" office:string-value="3.47809523809524," calcext:value-type="string">
            <text:p>3.47809523809524,</text:p>
          </table:table-cell>
          <table:table-cell table:style-name="ce15" table:formula="of:=IF([$Step1_GenProfile.H137]; [$Step1_GenProfile.I137]&amp;&quot;,&quot;;&quot;&quot;)" office:value-type="string" office:string-value="4," calcext:value-type="string">
            <text:p>4,</text:p>
          </table:table-cell>
          <table:table-cell table:style-name="ce15" table:formula="of:=IF([$Step1_GenProfile.H13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8]; [$Step1_GenProfile.J138]&amp;&quot;,&quot;;&quot;&quot;)" office:value-type="string" office:string-value="3.51809523809524," calcext:value-type="string">
            <text:p>3.51809523809524,</text:p>
          </table:table-cell>
          <table:table-cell table:style-name="ce15" table:formula="of:=IF([$Step1_GenProfile.H138]; [$Step1_GenProfile.I138]&amp;&quot;,&quot;;&quot;&quot;)" office:value-type="string" office:string-value="4," calcext:value-type="string">
            <text:p>4,</text:p>
          </table:table-cell>
          <table:table-cell table:style-name="ce15" table:formula="of:=IF([$Step1_GenProfile.H13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39]; [$Step1_GenProfile.J139]&amp;&quot;,&quot;;&quot;&quot;)" office:value-type="string" office:string-value="3.55809523809524," calcext:value-type="string">
            <text:p>3.55809523809524,</text:p>
          </table:table-cell>
          <table:table-cell table:style-name="ce15" table:formula="of:=IF([$Step1_GenProfile.H139]; [$Step1_GenProfile.I139]&amp;&quot;,&quot;;&quot;&quot;)" office:value-type="string" office:string-value="4," calcext:value-type="string">
            <text:p>4,</text:p>
          </table:table-cell>
          <table:table-cell table:style-name="ce15" table:formula="of:=IF([$Step1_GenProfile.H13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0]; [$Step1_GenProfile.J140]&amp;&quot;,&quot;;&quot;&quot;)" office:value-type="string" office:string-value="3.59809523809524," calcext:value-type="string">
            <text:p>3.59809523809524,</text:p>
          </table:table-cell>
          <table:table-cell table:style-name="ce15" table:formula="of:=IF([$Step1_GenProfile.H140]; [$Step1_GenProfile.I140]&amp;&quot;,&quot;;&quot;&quot;)" office:value-type="string" office:string-value="4," calcext:value-type="string">
            <text:p>4,</text:p>
          </table:table-cell>
          <table:table-cell table:style-name="ce15" table:formula="of:=IF([$Step1_GenProfile.H14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1]; [$Step1_GenProfile.J141]&amp;&quot;,&quot;;&quot;&quot;)" office:value-type="string" office:string-value="3.63809523809524," calcext:value-type="string">
            <text:p>3.63809523809524,</text:p>
          </table:table-cell>
          <table:table-cell table:style-name="ce15" table:formula="of:=IF([$Step1_GenProfile.H141]; [$Step1_GenProfile.I141]&amp;&quot;,&quot;;&quot;&quot;)" office:value-type="string" office:string-value="4," calcext:value-type="string">
            <text:p>4,</text:p>
          </table:table-cell>
          <table:table-cell table:style-name="ce15" table:formula="of:=IF([$Step1_GenProfile.H14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2]; [$Step1_GenProfile.J142]&amp;&quot;,&quot;;&quot;&quot;)" office:value-type="string" office:string-value="3.67809523809524," calcext:value-type="string">
            <text:p>3.67809523809524,</text:p>
          </table:table-cell>
          <table:table-cell table:style-name="ce15" table:formula="of:=IF([$Step1_GenProfile.H142]; [$Step1_GenProfile.I142]&amp;&quot;,&quot;;&quot;&quot;)" office:value-type="string" office:string-value="4," calcext:value-type="string">
            <text:p>4,</text:p>
          </table:table-cell>
          <table:table-cell table:style-name="ce15" table:formula="of:=IF([$Step1_GenProfile.H14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3]; [$Step1_GenProfile.J143]&amp;&quot;,&quot;;&quot;&quot;)" office:value-type="string" office:string-value="3.71809523809524," calcext:value-type="string">
            <text:p>3.71809523809524,</text:p>
          </table:table-cell>
          <table:table-cell table:style-name="ce15" table:formula="of:=IF([$Step1_GenProfile.H143]; [$Step1_GenProfile.I143]&amp;&quot;,&quot;;&quot;&quot;)" office:value-type="string" office:string-value="4," calcext:value-type="string">
            <text:p>4,</text:p>
          </table:table-cell>
          <table:table-cell table:style-name="ce15" table:formula="of:=IF([$Step1_GenProfile.H14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4]; [$Step1_GenProfile.J144]&amp;&quot;,&quot;;&quot;&quot;)" office:value-type="string" office:string-value="3.75809523809524," calcext:value-type="string">
            <text:p>3.75809523809524,</text:p>
          </table:table-cell>
          <table:table-cell table:style-name="ce15" table:formula="of:=IF([$Step1_GenProfile.H144]; [$Step1_GenProfile.I144]&amp;&quot;,&quot;;&quot;&quot;)" office:value-type="string" office:string-value="4," calcext:value-type="string">
            <text:p>4,</text:p>
          </table:table-cell>
          <table:table-cell table:style-name="ce15" table:formula="of:=IF([$Step1_GenProfile.H14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5]; [$Step1_GenProfile.J145]&amp;&quot;,&quot;;&quot;&quot;)" office:value-type="string" office:string-value="3.79809523809524," calcext:value-type="string">
            <text:p>3.79809523809524,</text:p>
          </table:table-cell>
          <table:table-cell table:style-name="ce15" table:formula="of:=IF([$Step1_GenProfile.H145]; [$Step1_GenProfile.I145]&amp;&quot;,&quot;;&quot;&quot;)" office:value-type="string" office:string-value="4," calcext:value-type="string">
            <text:p>4,</text:p>
          </table:table-cell>
          <table:table-cell table:style-name="ce15" table:formula="of:=IF([$Step1_GenProfile.H14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6]; [$Step1_GenProfile.J146]&amp;&quot;,&quot;;&quot;&quot;)" office:value-type="string" office:string-value="3.83809523809524," calcext:value-type="string">
            <text:p>3.83809523809524,</text:p>
          </table:table-cell>
          <table:table-cell table:style-name="ce15" table:formula="of:=IF([$Step1_GenProfile.H146]; [$Step1_GenProfile.I146]&amp;&quot;,&quot;;&quot;&quot;)" office:value-type="string" office:string-value="4," calcext:value-type="string">
            <text:p>4,</text:p>
          </table:table-cell>
          <table:table-cell table:style-name="ce15" table:formula="of:=IF([$Step1_GenProfile.H14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7]; [$Step1_GenProfile.J147]&amp;&quot;,&quot;;&quot;&quot;)" office:value-type="string" office:string-value="3.87809523809524," calcext:value-type="string">
            <text:p>3.87809523809524,</text:p>
          </table:table-cell>
          <table:table-cell table:style-name="ce15" table:formula="of:=IF([$Step1_GenProfile.H147]; [$Step1_GenProfile.I147]&amp;&quot;,&quot;;&quot;&quot;)" office:value-type="string" office:string-value="4," calcext:value-type="string">
            <text:p>4,</text:p>
          </table:table-cell>
          <table:table-cell table:style-name="ce15" table:formula="of:=IF([$Step1_GenProfile.H14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8]; [$Step1_GenProfile.J148]&amp;&quot;,&quot;;&quot;&quot;)" office:value-type="string" office:string-value="3.91809523809524," calcext:value-type="string">
            <text:p>3.91809523809524,</text:p>
          </table:table-cell>
          <table:table-cell table:style-name="ce15" table:formula="of:=IF([$Step1_GenProfile.H148]; [$Step1_GenProfile.I148]&amp;&quot;,&quot;;&quot;&quot;)" office:value-type="string" office:string-value="4," calcext:value-type="string">
            <text:p>4,</text:p>
          </table:table-cell>
          <table:table-cell table:style-name="ce15" table:formula="of:=IF([$Step1_GenProfile.H14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49]; [$Step1_GenProfile.J149]&amp;&quot;,&quot;;&quot;&quot;)" office:value-type="string" office:string-value="3.95809523809524," calcext:value-type="string">
            <text:p>3.95809523809524,</text:p>
          </table:table-cell>
          <table:table-cell table:style-name="ce15" table:formula="of:=IF([$Step1_GenProfile.H149]; [$Step1_GenProfile.I149]&amp;&quot;,&quot;;&quot;&quot;)" office:value-type="string" office:string-value="4," calcext:value-type="string">
            <text:p>4,</text:p>
          </table:table-cell>
          <table:table-cell table:style-name="ce15" table:formula="of:=IF([$Step1_GenProfile.H14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0]; [$Step1_GenProfile.J150]&amp;&quot;,&quot;;&quot;&quot;)" office:value-type="string" office:string-value="3.99809523809524," calcext:value-type="string">
            <text:p>3.99809523809524,</text:p>
          </table:table-cell>
          <table:table-cell table:style-name="ce15" table:formula="of:=IF([$Step1_GenProfile.H150]; [$Step1_GenProfile.I150]&amp;&quot;,&quot;;&quot;&quot;)" office:value-type="string" office:string-value="4," calcext:value-type="string">
            <text:p>4,</text:p>
          </table:table-cell>
          <table:table-cell table:style-name="ce15" table:formula="of:=IF([$Step1_GenProfile.H15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1]; [$Step1_GenProfile.J151]&amp;&quot;,&quot;;&quot;&quot;)" office:value-type="string" office:string-value="4.03809523809524," calcext:value-type="string">
            <text:p>4.03809523809524,</text:p>
          </table:table-cell>
          <table:table-cell table:style-name="ce15" table:formula="of:=IF([$Step1_GenProfile.H151]; [$Step1_GenProfile.I151]&amp;&quot;,&quot;;&quot;&quot;)" office:value-type="string" office:string-value="4," calcext:value-type="string">
            <text:p>4,</text:p>
          </table:table-cell>
          <table:table-cell table:style-name="ce15" table:formula="of:=IF([$Step1_GenProfile.H15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2]; [$Step1_GenProfile.J152]&amp;&quot;,&quot;;&quot;&quot;)" office:value-type="string" office:string-value="4.07809523809524," calcext:value-type="string">
            <text:p>4.07809523809524,</text:p>
          </table:table-cell>
          <table:table-cell table:style-name="ce15" table:formula="of:=IF([$Step1_GenProfile.H152]; [$Step1_GenProfile.I152]&amp;&quot;,&quot;;&quot;&quot;)" office:value-type="string" office:string-value="4," calcext:value-type="string">
            <text:p>4,</text:p>
          </table:table-cell>
          <table:table-cell table:style-name="ce15" table:formula="of:=IF([$Step1_GenProfile.H15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3]; [$Step1_GenProfile.J153]&amp;&quot;,&quot;;&quot;&quot;)" office:value-type="string" office:string-value="4.11809523809524," calcext:value-type="string">
            <text:p>4.11809523809524,</text:p>
          </table:table-cell>
          <table:table-cell table:style-name="ce15" table:formula="of:=IF([$Step1_GenProfile.H153]; [$Step1_GenProfile.I153]&amp;&quot;,&quot;;&quot;&quot;)" office:value-type="string" office:string-value="4," calcext:value-type="string">
            <text:p>4,</text:p>
          </table:table-cell>
          <table:table-cell table:style-name="ce15" table:formula="of:=IF([$Step1_GenProfile.H15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4]; [$Step1_GenProfile.J154]&amp;&quot;,&quot;;&quot;&quot;)" office:value-type="string" office:string-value="4.15809523809524," calcext:value-type="string">
            <text:p>4.15809523809524,</text:p>
          </table:table-cell>
          <table:table-cell table:style-name="ce15" table:formula="of:=IF([$Step1_GenProfile.H154]; [$Step1_GenProfile.I154]&amp;&quot;,&quot;;&quot;&quot;)" office:value-type="string" office:string-value="4," calcext:value-type="string">
            <text:p>4,</text:p>
          </table:table-cell>
          <table:table-cell table:style-name="ce15" table:formula="of:=IF([$Step1_GenProfile.H15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5]; [$Step1_GenProfile.J155]&amp;&quot;,&quot;;&quot;&quot;)" office:value-type="string" office:string-value="4.19809523809524," calcext:value-type="string">
            <text:p>4.19809523809524,</text:p>
          </table:table-cell>
          <table:table-cell table:style-name="ce15" table:formula="of:=IF([$Step1_GenProfile.H155]; [$Step1_GenProfile.I155]&amp;&quot;,&quot;;&quot;&quot;)" office:value-type="string" office:string-value="4," calcext:value-type="string">
            <text:p>4,</text:p>
          </table:table-cell>
          <table:table-cell table:style-name="ce15" table:formula="of:=IF([$Step1_GenProfile.H15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6]; [$Step1_GenProfile.J156]&amp;&quot;,&quot;;&quot;&quot;)" office:value-type="string" office:string-value="4.23809523809524," calcext:value-type="string">
            <text:p>4.23809523809524,</text:p>
          </table:table-cell>
          <table:table-cell table:style-name="ce15" table:formula="of:=IF([$Step1_GenProfile.H156]; [$Step1_GenProfile.I156]&amp;&quot;,&quot;;&quot;&quot;)" office:value-type="string" office:string-value="4," calcext:value-type="string">
            <text:p>4,</text:p>
          </table:table-cell>
          <table:table-cell table:style-name="ce15" table:formula="of:=IF([$Step1_GenProfile.H15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7]; [$Step1_GenProfile.J157]&amp;&quot;,&quot;;&quot;&quot;)" office:value-type="string" office:string-value="4.27809523809524," calcext:value-type="string">
            <text:p>4.27809523809524,</text:p>
          </table:table-cell>
          <table:table-cell table:style-name="ce15" table:formula="of:=IF([$Step1_GenProfile.H157]; [$Step1_GenProfile.I157]&amp;&quot;,&quot;;&quot;&quot;)" office:value-type="string" office:string-value="4," calcext:value-type="string">
            <text:p>4,</text:p>
          </table:table-cell>
          <table:table-cell table:style-name="ce15" table:formula="of:=IF([$Step1_GenProfile.H15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8]; [$Step1_GenProfile.J158]&amp;&quot;,&quot;;&quot;&quot;)" office:value-type="string" office:string-value="4.31809523809524," calcext:value-type="string">
            <text:p>4.31809523809524,</text:p>
          </table:table-cell>
          <table:table-cell table:style-name="ce15" table:formula="of:=IF([$Step1_GenProfile.H158]; [$Step1_GenProfile.I158]&amp;&quot;,&quot;;&quot;&quot;)" office:value-type="string" office:string-value="4," calcext:value-type="string">
            <text:p>4,</text:p>
          </table:table-cell>
          <table:table-cell table:style-name="ce15" table:formula="of:=IF([$Step1_GenProfile.H15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59]; [$Step1_GenProfile.J159]&amp;&quot;,&quot;;&quot;&quot;)" office:value-type="string" office:string-value="4.35809523809524," calcext:value-type="string">
            <text:p>4.35809523809524,</text:p>
          </table:table-cell>
          <table:table-cell table:style-name="ce15" table:formula="of:=IF([$Step1_GenProfile.H159]; [$Step1_GenProfile.I159]&amp;&quot;,&quot;;&quot;&quot;)" office:value-type="string" office:string-value="4," calcext:value-type="string">
            <text:p>4,</text:p>
          </table:table-cell>
          <table:table-cell table:style-name="ce15" table:formula="of:=IF([$Step1_GenProfile.H15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0]; [$Step1_GenProfile.J160]&amp;&quot;,&quot;;&quot;&quot;)" office:value-type="string" office:string-value="4.39809523809524," calcext:value-type="string">
            <text:p>4.39809523809524,</text:p>
          </table:table-cell>
          <table:table-cell table:style-name="ce15" table:formula="of:=IF([$Step1_GenProfile.H160]; [$Step1_GenProfile.I160]&amp;&quot;,&quot;;&quot;&quot;)" office:value-type="string" office:string-value="4," calcext:value-type="string">
            <text:p>4,</text:p>
          </table:table-cell>
          <table:table-cell table:style-name="ce15" table:formula="of:=IF([$Step1_GenProfile.H16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1]; [$Step1_GenProfile.J161]&amp;&quot;,&quot;;&quot;&quot;)" office:value-type="string" office:string-value="4.43809523809524," calcext:value-type="string">
            <text:p>4.43809523809524,</text:p>
          </table:table-cell>
          <table:table-cell table:style-name="ce15" table:formula="of:=IF([$Step1_GenProfile.H161]; [$Step1_GenProfile.I161]&amp;&quot;,&quot;;&quot;&quot;)" office:value-type="string" office:string-value="4," calcext:value-type="string">
            <text:p>4,</text:p>
          </table:table-cell>
          <table:table-cell table:style-name="ce15" table:formula="of:=IF([$Step1_GenProfile.H16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2]; [$Step1_GenProfile.J162]&amp;&quot;,&quot;;&quot;&quot;)" office:value-type="string" office:string-value="4.47809523809524," calcext:value-type="string">
            <text:p>4.47809523809524,</text:p>
          </table:table-cell>
          <table:table-cell table:style-name="ce15" table:formula="of:=IF([$Step1_GenProfile.H162]; [$Step1_GenProfile.I162]&amp;&quot;,&quot;;&quot;&quot;)" office:value-type="string" office:string-value="4," calcext:value-type="string">
            <text:p>4,</text:p>
          </table:table-cell>
          <table:table-cell table:style-name="ce15" table:formula="of:=IF([$Step1_GenProfile.H16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3]; [$Step1_GenProfile.J163]&amp;&quot;,&quot;;&quot;&quot;)" office:value-type="string" office:string-value="4.51809523809524," calcext:value-type="string">
            <text:p>4.51809523809524,</text:p>
          </table:table-cell>
          <table:table-cell table:style-name="ce15" table:formula="of:=IF([$Step1_GenProfile.H163]; [$Step1_GenProfile.I163]&amp;&quot;,&quot;;&quot;&quot;)" office:value-type="string" office:string-value="4," calcext:value-type="string">
            <text:p>4,</text:p>
          </table:table-cell>
          <table:table-cell table:style-name="ce15" table:formula="of:=IF([$Step1_GenProfile.H16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4]; [$Step1_GenProfile.J164]&amp;&quot;,&quot;;&quot;&quot;)" office:value-type="string" office:string-value="4.55809523809524," calcext:value-type="string">
            <text:p>4.55809523809524,</text:p>
          </table:table-cell>
          <table:table-cell table:style-name="ce15" table:formula="of:=IF([$Step1_GenProfile.H164]; [$Step1_GenProfile.I164]&amp;&quot;,&quot;;&quot;&quot;)" office:value-type="string" office:string-value="4," calcext:value-type="string">
            <text:p>4,</text:p>
          </table:table-cell>
          <table:table-cell table:style-name="ce15" table:formula="of:=IF([$Step1_GenProfile.H16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5]; [$Step1_GenProfile.J165]&amp;&quot;,&quot;;&quot;&quot;)" office:value-type="string" office:string-value="4.59809523809524," calcext:value-type="string">
            <text:p>4.59809523809524,</text:p>
          </table:table-cell>
          <table:table-cell table:style-name="ce15" table:formula="of:=IF([$Step1_GenProfile.H165]; [$Step1_GenProfile.I165]&amp;&quot;,&quot;;&quot;&quot;)" office:value-type="string" office:string-value="4," calcext:value-type="string">
            <text:p>4,</text:p>
          </table:table-cell>
          <table:table-cell table:style-name="ce15" table:formula="of:=IF([$Step1_GenProfile.H16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6]; [$Step1_GenProfile.J166]&amp;&quot;,&quot;;&quot;&quot;)" office:value-type="string" office:string-value="4.63809523809524," calcext:value-type="string">
            <text:p>4.63809523809524,</text:p>
          </table:table-cell>
          <table:table-cell table:style-name="ce15" table:formula="of:=IF([$Step1_GenProfile.H166]; [$Step1_GenProfile.I166]&amp;&quot;,&quot;;&quot;&quot;)" office:value-type="string" office:string-value="4," calcext:value-type="string">
            <text:p>4,</text:p>
          </table:table-cell>
          <table:table-cell table:style-name="ce15" table:formula="of:=IF([$Step1_GenProfile.H16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7]; [$Step1_GenProfile.J167]&amp;&quot;,&quot;;&quot;&quot;)" office:value-type="string" office:string-value="4.67809523809524," calcext:value-type="string">
            <text:p>4.67809523809524,</text:p>
          </table:table-cell>
          <table:table-cell table:style-name="ce15" table:formula="of:=IF([$Step1_GenProfile.H167]; [$Step1_GenProfile.I167]&amp;&quot;,&quot;;&quot;&quot;)" office:value-type="string" office:string-value="4," calcext:value-type="string">
            <text:p>4,</text:p>
          </table:table-cell>
          <table:table-cell table:style-name="ce15" table:formula="of:=IF([$Step1_GenProfile.H16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8]; [$Step1_GenProfile.J168]&amp;&quot;,&quot;;&quot;&quot;)" office:value-type="string" office:string-value="4.71809523809524," calcext:value-type="string">
            <text:p>4.71809523809524,</text:p>
          </table:table-cell>
          <table:table-cell table:style-name="ce15" table:formula="of:=IF([$Step1_GenProfile.H168]; [$Step1_GenProfile.I168]&amp;&quot;,&quot;;&quot;&quot;)" office:value-type="string" office:string-value="4," calcext:value-type="string">
            <text:p>4,</text:p>
          </table:table-cell>
          <table:table-cell table:style-name="ce15" table:formula="of:=IF([$Step1_GenProfile.H16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69]; [$Step1_GenProfile.J169]&amp;&quot;,&quot;;&quot;&quot;)" office:value-type="string" office:string-value="4.75809523809524," calcext:value-type="string">
            <text:p>4.75809523809524,</text:p>
          </table:table-cell>
          <table:table-cell table:style-name="ce15" table:formula="of:=IF([$Step1_GenProfile.H169]; [$Step1_GenProfile.I169]&amp;&quot;,&quot;;&quot;&quot;)" office:value-type="string" office:string-value="4," calcext:value-type="string">
            <text:p>4,</text:p>
          </table:table-cell>
          <table:table-cell table:style-name="ce15" table:formula="of:=IF([$Step1_GenProfile.H16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0]; [$Step1_GenProfile.J170]&amp;&quot;,&quot;;&quot;&quot;)" office:value-type="string" office:string-value="4.79809523809524," calcext:value-type="string">
            <text:p>4.79809523809524,</text:p>
          </table:table-cell>
          <table:table-cell table:style-name="ce15" table:formula="of:=IF([$Step1_GenProfile.H170]; [$Step1_GenProfile.I170]&amp;&quot;,&quot;;&quot;&quot;)" office:value-type="string" office:string-value="4," calcext:value-type="string">
            <text:p>4,</text:p>
          </table:table-cell>
          <table:table-cell table:style-name="ce15" table:formula="of:=IF([$Step1_GenProfile.H17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1]; [$Step1_GenProfile.J171]&amp;&quot;,&quot;;&quot;&quot;)" office:value-type="string" office:string-value="4.83809523809524," calcext:value-type="string">
            <text:p>4.83809523809524,</text:p>
          </table:table-cell>
          <table:table-cell table:style-name="ce15" table:formula="of:=IF([$Step1_GenProfile.H171]; [$Step1_GenProfile.I171]&amp;&quot;,&quot;;&quot;&quot;)" office:value-type="string" office:string-value="4," calcext:value-type="string">
            <text:p>4,</text:p>
          </table:table-cell>
          <table:table-cell table:style-name="ce15" table:formula="of:=IF([$Step1_GenProfile.H17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2]; [$Step1_GenProfile.J172]&amp;&quot;,&quot;;&quot;&quot;)" office:value-type="string" office:string-value="4.87809523809524," calcext:value-type="string">
            <text:p>4.87809523809524,</text:p>
          </table:table-cell>
          <table:table-cell table:style-name="ce15" table:formula="of:=IF([$Step1_GenProfile.H172]; [$Step1_GenProfile.I172]&amp;&quot;,&quot;;&quot;&quot;)" office:value-type="string" office:string-value="4," calcext:value-type="string">
            <text:p>4,</text:p>
          </table:table-cell>
          <table:table-cell table:style-name="ce15" table:formula="of:=IF([$Step1_GenProfile.H17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3]; [$Step1_GenProfile.J173]&amp;&quot;,&quot;;&quot;&quot;)" office:value-type="string" office:string-value="4.91809523809524," calcext:value-type="string">
            <text:p>4.91809523809524,</text:p>
          </table:table-cell>
          <table:table-cell table:style-name="ce15" table:formula="of:=IF([$Step1_GenProfile.H173]; [$Step1_GenProfile.I173]&amp;&quot;,&quot;;&quot;&quot;)" office:value-type="string" office:string-value="4," calcext:value-type="string">
            <text:p>4,</text:p>
          </table:table-cell>
          <table:table-cell table:style-name="ce15" table:formula="of:=IF([$Step1_GenProfile.H17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4]; [$Step1_GenProfile.J174]&amp;&quot;,&quot;;&quot;&quot;)" office:value-type="string" office:string-value="4.95809523809524," calcext:value-type="string">
            <text:p>4.95809523809524,</text:p>
          </table:table-cell>
          <table:table-cell table:style-name="ce15" table:formula="of:=IF([$Step1_GenProfile.H174]; [$Step1_GenProfile.I174]&amp;&quot;,&quot;;&quot;&quot;)" office:value-type="string" office:string-value="4," calcext:value-type="string">
            <text:p>4,</text:p>
          </table:table-cell>
          <table:table-cell table:style-name="ce15" table:formula="of:=IF([$Step1_GenProfile.H17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5]; [$Step1_GenProfile.J175]&amp;&quot;,&quot;;&quot;&quot;)" office:value-type="string" office:string-value="4.99809523809524," calcext:value-type="string">
            <text:p>4.99809523809524,</text:p>
          </table:table-cell>
          <table:table-cell table:style-name="ce15" table:formula="of:=IF([$Step1_GenProfile.H175]; [$Step1_GenProfile.I175]&amp;&quot;,&quot;;&quot;&quot;)" office:value-type="string" office:string-value="4," calcext:value-type="string">
            <text:p>4,</text:p>
          </table:table-cell>
          <table:table-cell table:style-name="ce15" table:formula="of:=IF([$Step1_GenProfile.H17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6]; [$Step1_GenProfile.J176]&amp;&quot;,&quot;;&quot;&quot;)" office:value-type="string" office:string-value="5.03809523809524," calcext:value-type="string">
            <text:p>5.03809523809524,</text:p>
          </table:table-cell>
          <table:table-cell table:style-name="ce15" table:formula="of:=IF([$Step1_GenProfile.H176]; [$Step1_GenProfile.I176]&amp;&quot;,&quot;;&quot;&quot;)" office:value-type="string" office:string-value="4," calcext:value-type="string">
            <text:p>4,</text:p>
          </table:table-cell>
          <table:table-cell table:style-name="ce15" table:formula="of:=IF([$Step1_GenProfile.H17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7]; [$Step1_GenProfile.J177]&amp;&quot;,&quot;;&quot;&quot;)" office:value-type="string" office:string-value="5.07809523809524," calcext:value-type="string">
            <text:p>5.07809523809524,</text:p>
          </table:table-cell>
          <table:table-cell table:style-name="ce15" table:formula="of:=IF([$Step1_GenProfile.H177]; [$Step1_GenProfile.I177]&amp;&quot;,&quot;;&quot;&quot;)" office:value-type="string" office:string-value="4," calcext:value-type="string">
            <text:p>4,</text:p>
          </table:table-cell>
          <table:table-cell table:style-name="ce15" table:formula="of:=IF([$Step1_GenProfile.H17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8]; [$Step1_GenProfile.J178]&amp;&quot;,&quot;;&quot;&quot;)" office:value-type="string" office:string-value="5.11809523809524," calcext:value-type="string">
            <text:p>5.11809523809524,</text:p>
          </table:table-cell>
          <table:table-cell table:style-name="ce15" table:formula="of:=IF([$Step1_GenProfile.H178]; [$Step1_GenProfile.I178]&amp;&quot;,&quot;;&quot;&quot;)" office:value-type="string" office:string-value="4," calcext:value-type="string">
            <text:p>4,</text:p>
          </table:table-cell>
          <table:table-cell table:style-name="ce15" table:formula="of:=IF([$Step1_GenProfile.H17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79]; [$Step1_GenProfile.J179]&amp;&quot;,&quot;;&quot;&quot;)" office:value-type="string" office:string-value="5.15809523809524," calcext:value-type="string">
            <text:p>5.15809523809524,</text:p>
          </table:table-cell>
          <table:table-cell table:style-name="ce15" table:formula="of:=IF([$Step1_GenProfile.H179]; [$Step1_GenProfile.I179]&amp;&quot;,&quot;;&quot;&quot;)" office:value-type="string" office:string-value="4," calcext:value-type="string">
            <text:p>4,</text:p>
          </table:table-cell>
          <table:table-cell table:style-name="ce15" table:formula="of:=IF([$Step1_GenProfile.H17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0]; [$Step1_GenProfile.J180]&amp;&quot;,&quot;;&quot;&quot;)" office:value-type="string" office:string-value="5.19809523809524," calcext:value-type="string">
            <text:p>5.19809523809524,</text:p>
          </table:table-cell>
          <table:table-cell table:style-name="ce15" table:formula="of:=IF([$Step1_GenProfile.H180]; [$Step1_GenProfile.I180]&amp;&quot;,&quot;;&quot;&quot;)" office:value-type="string" office:string-value="4," calcext:value-type="string">
            <text:p>4,</text:p>
          </table:table-cell>
          <table:table-cell table:style-name="ce15" table:formula="of:=IF([$Step1_GenProfile.H18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1]; [$Step1_GenProfile.J181]&amp;&quot;,&quot;;&quot;&quot;)" office:value-type="string" office:string-value="5.23809523809524," calcext:value-type="string">
            <text:p>5.23809523809524,</text:p>
          </table:table-cell>
          <table:table-cell table:style-name="ce15" table:formula="of:=IF([$Step1_GenProfile.H181]; [$Step1_GenProfile.I181]&amp;&quot;,&quot;;&quot;&quot;)" office:value-type="string" office:string-value="4," calcext:value-type="string">
            <text:p>4,</text:p>
          </table:table-cell>
          <table:table-cell table:style-name="ce15" table:formula="of:=IF([$Step1_GenProfile.H18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2]; [$Step1_GenProfile.J182]&amp;&quot;,&quot;;&quot;&quot;)" office:value-type="string" office:string-value="5.27809523809524," calcext:value-type="string">
            <text:p>5.27809523809524,</text:p>
          </table:table-cell>
          <table:table-cell table:style-name="ce15" table:formula="of:=IF([$Step1_GenProfile.H182]; [$Step1_GenProfile.I182]&amp;&quot;,&quot;;&quot;&quot;)" office:value-type="string" office:string-value="4," calcext:value-type="string">
            <text:p>4,</text:p>
          </table:table-cell>
          <table:table-cell table:style-name="ce15" table:formula="of:=IF([$Step1_GenProfile.H18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3]; [$Step1_GenProfile.J183]&amp;&quot;,&quot;;&quot;&quot;)" office:value-type="string" office:string-value="5.31809523809524," calcext:value-type="string">
            <text:p>5.31809523809524,</text:p>
          </table:table-cell>
          <table:table-cell table:style-name="ce15" table:formula="of:=IF([$Step1_GenProfile.H183]; [$Step1_GenProfile.I183]&amp;&quot;,&quot;;&quot;&quot;)" office:value-type="string" office:string-value="4," calcext:value-type="string">
            <text:p>4,</text:p>
          </table:table-cell>
          <table:table-cell table:style-name="ce15" table:formula="of:=IF([$Step1_GenProfile.H18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4]; [$Step1_GenProfile.J184]&amp;&quot;,&quot;;&quot;&quot;)" office:value-type="string" office:string-value="5.35809523809524," calcext:value-type="string">
            <text:p>5.35809523809524,</text:p>
          </table:table-cell>
          <table:table-cell table:style-name="ce15" table:formula="of:=IF([$Step1_GenProfile.H184]; [$Step1_GenProfile.I184]&amp;&quot;,&quot;;&quot;&quot;)" office:value-type="string" office:string-value="4," calcext:value-type="string">
            <text:p>4,</text:p>
          </table:table-cell>
          <table:table-cell table:style-name="ce15" table:formula="of:=IF([$Step1_GenProfile.H18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5]; [$Step1_GenProfile.J185]&amp;&quot;,&quot;;&quot;&quot;)" office:value-type="string" office:string-value="5.39809523809524," calcext:value-type="string">
            <text:p>5.39809523809524,</text:p>
          </table:table-cell>
          <table:table-cell table:style-name="ce15" table:formula="of:=IF([$Step1_GenProfile.H185]; [$Step1_GenProfile.I185]&amp;&quot;,&quot;;&quot;&quot;)" office:value-type="string" office:string-value="4," calcext:value-type="string">
            <text:p>4,</text:p>
          </table:table-cell>
          <table:table-cell table:style-name="ce15" table:formula="of:=IF([$Step1_GenProfile.H18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6]; [$Step1_GenProfile.J186]&amp;&quot;,&quot;;&quot;&quot;)" office:value-type="string" office:string-value="5.43809523809524," calcext:value-type="string">
            <text:p>5.43809523809524,</text:p>
          </table:table-cell>
          <table:table-cell table:style-name="ce15" table:formula="of:=IF([$Step1_GenProfile.H186]; [$Step1_GenProfile.I186]&amp;&quot;,&quot;;&quot;&quot;)" office:value-type="string" office:string-value="4," calcext:value-type="string">
            <text:p>4,</text:p>
          </table:table-cell>
          <table:table-cell table:style-name="ce15" table:formula="of:=IF([$Step1_GenProfile.H18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7]; [$Step1_GenProfile.J187]&amp;&quot;,&quot;;&quot;&quot;)" office:value-type="string" office:string-value="5.47809523809524," calcext:value-type="string">
            <text:p>5.47809523809524,</text:p>
          </table:table-cell>
          <table:table-cell table:style-name="ce15" table:formula="of:=IF([$Step1_GenProfile.H187]; [$Step1_GenProfile.I187]&amp;&quot;,&quot;;&quot;&quot;)" office:value-type="string" office:string-value="4," calcext:value-type="string">
            <text:p>4,</text:p>
          </table:table-cell>
          <table:table-cell table:style-name="ce15" table:formula="of:=IF([$Step1_GenProfile.H18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8]; [$Step1_GenProfile.J188]&amp;&quot;,&quot;;&quot;&quot;)" office:value-type="string" office:string-value="5.51809523809524," calcext:value-type="string">
            <text:p>5.51809523809524,</text:p>
          </table:table-cell>
          <table:table-cell table:style-name="ce15" table:formula="of:=IF([$Step1_GenProfile.H188]; [$Step1_GenProfile.I188]&amp;&quot;,&quot;;&quot;&quot;)" office:value-type="string" office:string-value="4," calcext:value-type="string">
            <text:p>4,</text:p>
          </table:table-cell>
          <table:table-cell table:style-name="ce15" table:formula="of:=IF([$Step1_GenProfile.H18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89]; [$Step1_GenProfile.J189]&amp;&quot;,&quot;;&quot;&quot;)" office:value-type="string" office:string-value="5.55809523809524," calcext:value-type="string">
            <text:p>5.55809523809524,</text:p>
          </table:table-cell>
          <table:table-cell table:style-name="ce15" table:formula="of:=IF([$Step1_GenProfile.H189]; [$Step1_GenProfile.I189]&amp;&quot;,&quot;;&quot;&quot;)" office:value-type="string" office:string-value="4," calcext:value-type="string">
            <text:p>4,</text:p>
          </table:table-cell>
          <table:table-cell table:style-name="ce15" table:formula="of:=IF([$Step1_GenProfile.H18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0]; [$Step1_GenProfile.J190]&amp;&quot;,&quot;;&quot;&quot;)" office:value-type="string" office:string-value="5.59809523809524," calcext:value-type="string">
            <text:p>5.59809523809524,</text:p>
          </table:table-cell>
          <table:table-cell table:style-name="ce15" table:formula="of:=IF([$Step1_GenProfile.H190]; [$Step1_GenProfile.I190]&amp;&quot;,&quot;;&quot;&quot;)" office:value-type="string" office:string-value="4," calcext:value-type="string">
            <text:p>4,</text:p>
          </table:table-cell>
          <table:table-cell table:style-name="ce15" table:formula="of:=IF([$Step1_GenProfile.H19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1]; [$Step1_GenProfile.J191]&amp;&quot;,&quot;;&quot;&quot;)" office:value-type="string" office:string-value="5.63809523809524," calcext:value-type="string">
            <text:p>5.63809523809524,</text:p>
          </table:table-cell>
          <table:table-cell table:style-name="ce15" table:formula="of:=IF([$Step1_GenProfile.H191]; [$Step1_GenProfile.I191]&amp;&quot;,&quot;;&quot;&quot;)" office:value-type="string" office:string-value="4," calcext:value-type="string">
            <text:p>4,</text:p>
          </table:table-cell>
          <table:table-cell table:style-name="ce15" table:formula="of:=IF([$Step1_GenProfile.H19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2]; [$Step1_GenProfile.J192]&amp;&quot;,&quot;;&quot;&quot;)" office:value-type="string" office:string-value="5.67809523809524," calcext:value-type="string">
            <text:p>5.67809523809524,</text:p>
          </table:table-cell>
          <table:table-cell table:style-name="ce15" table:formula="of:=IF([$Step1_GenProfile.H192]; [$Step1_GenProfile.I192]&amp;&quot;,&quot;;&quot;&quot;)" office:value-type="string" office:string-value="4," calcext:value-type="string">
            <text:p>4,</text:p>
          </table:table-cell>
          <table:table-cell table:style-name="ce15" table:formula="of:=IF([$Step1_GenProfile.H19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3]; [$Step1_GenProfile.J193]&amp;&quot;,&quot;;&quot;&quot;)" office:value-type="string" office:string-value="5.71809523809524," calcext:value-type="string">
            <text:p>5.71809523809524,</text:p>
          </table:table-cell>
          <table:table-cell table:style-name="ce15" table:formula="of:=IF([$Step1_GenProfile.H193]; [$Step1_GenProfile.I193]&amp;&quot;,&quot;;&quot;&quot;)" office:value-type="string" office:string-value="4," calcext:value-type="string">
            <text:p>4,</text:p>
          </table:table-cell>
          <table:table-cell table:style-name="ce15" table:formula="of:=IF([$Step1_GenProfile.H19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4]; [$Step1_GenProfile.J194]&amp;&quot;,&quot;;&quot;&quot;)" office:value-type="string" office:string-value="5.75809523809524," calcext:value-type="string">
            <text:p>5.75809523809524,</text:p>
          </table:table-cell>
          <table:table-cell table:style-name="ce15" table:formula="of:=IF([$Step1_GenProfile.H194]; [$Step1_GenProfile.I194]&amp;&quot;,&quot;;&quot;&quot;)" office:value-type="string" office:string-value="4," calcext:value-type="string">
            <text:p>4,</text:p>
          </table:table-cell>
          <table:table-cell table:style-name="ce15" table:formula="of:=IF([$Step1_GenProfile.H19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5]; [$Step1_GenProfile.J195]&amp;&quot;,&quot;;&quot;&quot;)" office:value-type="string" office:string-value="5.79809523809524," calcext:value-type="string">
            <text:p>5.79809523809524,</text:p>
          </table:table-cell>
          <table:table-cell table:style-name="ce15" table:formula="of:=IF([$Step1_GenProfile.H195]; [$Step1_GenProfile.I195]&amp;&quot;,&quot;;&quot;&quot;)" office:value-type="string" office:string-value="4," calcext:value-type="string">
            <text:p>4,</text:p>
          </table:table-cell>
          <table:table-cell table:style-name="ce15" table:formula="of:=IF([$Step1_GenProfile.H19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6]; [$Step1_GenProfile.J196]&amp;&quot;,&quot;;&quot;&quot;)" office:value-type="string" office:string-value="5.83809523809524," calcext:value-type="string">
            <text:p>5.83809523809524,</text:p>
          </table:table-cell>
          <table:table-cell table:style-name="ce15" table:formula="of:=IF([$Step1_GenProfile.H196]; [$Step1_GenProfile.I196]&amp;&quot;,&quot;;&quot;&quot;)" office:value-type="string" office:string-value="4," calcext:value-type="string">
            <text:p>4,</text:p>
          </table:table-cell>
          <table:table-cell table:style-name="ce15" table:formula="of:=IF([$Step1_GenProfile.H19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7]; [$Step1_GenProfile.J197]&amp;&quot;,&quot;;&quot;&quot;)" office:value-type="string" office:string-value="5.87809523809524," calcext:value-type="string">
            <text:p>5.87809523809524,</text:p>
          </table:table-cell>
          <table:table-cell table:style-name="ce15" table:formula="of:=IF([$Step1_GenProfile.H197]; [$Step1_GenProfile.I197]&amp;&quot;,&quot;;&quot;&quot;)" office:value-type="string" office:string-value="4," calcext:value-type="string">
            <text:p>4,</text:p>
          </table:table-cell>
          <table:table-cell table:style-name="ce15" table:formula="of:=IF([$Step1_GenProfile.H19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8]; [$Step1_GenProfile.J198]&amp;&quot;,&quot;;&quot;&quot;)" office:value-type="string" office:string-value="5.91809523809524," calcext:value-type="string">
            <text:p>5.91809523809524,</text:p>
          </table:table-cell>
          <table:table-cell table:style-name="ce15" table:formula="of:=IF([$Step1_GenProfile.H198]; [$Step1_GenProfile.I198]&amp;&quot;,&quot;;&quot;&quot;)" office:value-type="string" office:string-value="4," calcext:value-type="string">
            <text:p>4,</text:p>
          </table:table-cell>
          <table:table-cell table:style-name="ce15" table:formula="of:=IF([$Step1_GenProfile.H19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199]; [$Step1_GenProfile.J199]&amp;&quot;,&quot;;&quot;&quot;)" office:value-type="string" office:string-value="5.95809523809524," calcext:value-type="string">
            <text:p>5.95809523809524,</text:p>
          </table:table-cell>
          <table:table-cell table:style-name="ce15" table:formula="of:=IF([$Step1_GenProfile.H199]; [$Step1_GenProfile.I199]&amp;&quot;,&quot;;&quot;&quot;)" office:value-type="string" office:string-value="4," calcext:value-type="string">
            <text:p>4,</text:p>
          </table:table-cell>
          <table:table-cell table:style-name="ce15" table:formula="of:=IF([$Step1_GenProfile.H19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0]; [$Step1_GenProfile.J200]&amp;&quot;,&quot;;&quot;&quot;)" office:value-type="string" office:string-value="5.99809523809524," calcext:value-type="string">
            <text:p>5.99809523809524,</text:p>
          </table:table-cell>
          <table:table-cell table:style-name="ce15" table:formula="of:=IF([$Step1_GenProfile.H200]; [$Step1_GenProfile.I200]&amp;&quot;,&quot;;&quot;&quot;)" office:value-type="string" office:string-value="4," calcext:value-type="string">
            <text:p>4,</text:p>
          </table:table-cell>
          <table:table-cell table:style-name="ce15" table:formula="of:=IF([$Step1_GenProfile.H20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1]; [$Step1_GenProfile.J201]&amp;&quot;,&quot;;&quot;&quot;)" office:value-type="string" office:string-value="6.03809523809524," calcext:value-type="string">
            <text:p>6.03809523809524,</text:p>
          </table:table-cell>
          <table:table-cell table:style-name="ce15" table:formula="of:=IF([$Step1_GenProfile.H201]; [$Step1_GenProfile.I201]&amp;&quot;,&quot;;&quot;&quot;)" office:value-type="string" office:string-value="4," calcext:value-type="string">
            <text:p>4,</text:p>
          </table:table-cell>
          <table:table-cell table:style-name="ce15" table:formula="of:=IF([$Step1_GenProfile.H20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2]; [$Step1_GenProfile.J202]&amp;&quot;,&quot;;&quot;&quot;)" office:value-type="string" office:string-value="6.07803174603175," calcext:value-type="string">
            <text:p>6.07803174603175,</text:p>
          </table:table-cell>
          <table:table-cell table:style-name="ce15" table:formula="of:=IF([$Step1_GenProfile.H202]; [$Step1_GenProfile.I202]&amp;&quot;,&quot;;&quot;&quot;)" office:value-type="string" office:string-value="3.98730158730159," calcext:value-type="string">
            <text:p>3.98730158730159,</text:p>
          </table:table-cell>
          <table:table-cell table:style-name="ce15" table:formula="of:=IF([$Step1_GenProfile.H20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3]; [$Step1_GenProfile.J203]&amp;&quot;,&quot;;&quot;&quot;)" office:value-type="string" office:string-value="6.11780952380953," calcext:value-type="string">
            <text:p>6.11780952380953,</text:p>
          </table:table-cell>
          <table:table-cell table:style-name="ce15" table:formula="of:=IF([$Step1_GenProfile.H203]; [$Step1_GenProfile.I203]&amp;&quot;,&quot;;&quot;&quot;)" office:value-type="string" office:string-value="3.96825396825397," calcext:value-type="string">
            <text:p>3.96825396825397,</text:p>
          </table:table-cell>
          <table:table-cell table:style-name="ce15" table:formula="of:=IF([$Step1_GenProfile.H20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4]; [$Step1_GenProfile.J204]&amp;&quot;,&quot;;&quot;&quot;)" office:value-type="string" office:string-value="6.15736507936508," calcext:value-type="string">
            <text:p>6.15736507936508,</text:p>
          </table:table-cell>
          <table:table-cell table:style-name="ce15" table:formula="of:=IF([$Step1_GenProfile.H204]; [$Step1_GenProfile.I204]&amp;&quot;,&quot;;&quot;&quot;)" office:value-type="string" office:string-value="3.94285714285714," calcext:value-type="string">
            <text:p>3.94285714285714,</text:p>
          </table:table-cell>
          <table:table-cell table:style-name="ce15" table:formula="of:=IF([$Step1_GenProfile.H20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5]; [$Step1_GenProfile.J205]&amp;&quot;,&quot;;&quot;&quot;)" office:value-type="string" office:string-value="6.19663492063493," calcext:value-type="string">
            <text:p>6.19663492063493,</text:p>
          </table:table-cell>
          <table:table-cell table:style-name="ce15" table:formula="of:=IF([$Step1_GenProfile.H205]; [$Step1_GenProfile.I205]&amp;&quot;,&quot;;&quot;&quot;)" office:value-type="string" office:string-value="3.91111111111111," calcext:value-type="string">
            <text:p>3.91111111111111,</text:p>
          </table:table-cell>
          <table:table-cell table:style-name="ce15" table:formula="of:=IF([$Step1_GenProfile.H20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6]; [$Step1_GenProfile.J206]&amp;&quot;,&quot;;&quot;&quot;)" office:value-type="string" office:string-value="6.23555555555556," calcext:value-type="string">
            <text:p>6.23555555555556,</text:p>
          </table:table-cell>
          <table:table-cell table:style-name="ce15" table:formula="of:=IF([$Step1_GenProfile.H206]; [$Step1_GenProfile.I206]&amp;&quot;,&quot;;&quot;&quot;)" office:value-type="string" office:string-value="3.87301587301587," calcext:value-type="string">
            <text:p>3.87301587301587,</text:p>
          </table:table-cell>
          <table:table-cell table:style-name="ce15" table:formula="of:=IF([$Step1_GenProfile.H20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7]; [$Step1_GenProfile.J207]&amp;&quot;,&quot;;&quot;&quot;)" office:value-type="string" office:string-value="6.2740634920635," calcext:value-type="string">
            <text:p>6.2740634920635,</text:p>
          </table:table-cell>
          <table:table-cell table:style-name="ce15" table:formula="of:=IF([$Step1_GenProfile.H207]; [$Step1_GenProfile.I207]&amp;&quot;,&quot;;&quot;&quot;)" office:value-type="string" office:string-value="3.82857142857143," calcext:value-type="string">
            <text:p>3.82857142857143,</text:p>
          </table:table-cell>
          <table:table-cell table:style-name="ce15" table:formula="of:=IF([$Step1_GenProfile.H20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8]; [$Step1_GenProfile.J208]&amp;&quot;,&quot;;&quot;&quot;)" office:value-type="string" office:string-value="6.31209523809524," calcext:value-type="string">
            <text:p>6.31209523809524,</text:p>
          </table:table-cell>
          <table:table-cell table:style-name="ce15" table:formula="of:=IF([$Step1_GenProfile.H208]; [$Step1_GenProfile.I208]&amp;&quot;,&quot;;&quot;&quot;)" office:value-type="string" office:string-value="3.77777777777778," calcext:value-type="string">
            <text:p>3.77777777777778,</text:p>
          </table:table-cell>
          <table:table-cell table:style-name="ce15" table:formula="of:=IF([$Step1_GenProfile.H20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09]; [$Step1_GenProfile.J209]&amp;&quot;,&quot;;&quot;&quot;)" office:value-type="string" office:string-value="6.34958730158731," calcext:value-type="string">
            <text:p>6.34958730158731,</text:p>
          </table:table-cell>
          <table:table-cell table:style-name="ce15" table:formula="of:=IF([$Step1_GenProfile.H209]; [$Step1_GenProfile.I209]&amp;&quot;,&quot;;&quot;&quot;)" office:value-type="string" office:string-value="3.72063492063492," calcext:value-type="string">
            <text:p>3.72063492063492,</text:p>
          </table:table-cell>
          <table:table-cell table:style-name="ce15" table:formula="of:=IF([$Step1_GenProfile.H20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0]; [$Step1_GenProfile.J210]&amp;&quot;,&quot;;&quot;&quot;)" office:value-type="string" office:string-value="6.3864761904762," calcext:value-type="string">
            <text:p>6.3864761904762,</text:p>
          </table:table-cell>
          <table:table-cell table:style-name="ce15" table:formula="of:=IF([$Step1_GenProfile.H210]; [$Step1_GenProfile.I210]&amp;&quot;,&quot;;&quot;&quot;)" office:value-type="string" office:string-value="3.65714285714286," calcext:value-type="string">
            <text:p>3.65714285714286,</text:p>
          </table:table-cell>
          <table:table-cell table:style-name="ce15" table:formula="of:=IF([$Step1_GenProfile.H21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1]; [$Step1_GenProfile.J211]&amp;&quot;,&quot;;&quot;&quot;)" office:value-type="string" office:string-value="6.42269841269842," calcext:value-type="string">
            <text:p>6.42269841269842,</text:p>
          </table:table-cell>
          <table:table-cell table:style-name="ce15" table:formula="of:=IF([$Step1_GenProfile.H211]; [$Step1_GenProfile.I211]&amp;&quot;,&quot;;&quot;&quot;)" office:value-type="string" office:string-value="3.58730158730159," calcext:value-type="string">
            <text:p>3.58730158730159,</text:p>
          </table:table-cell>
          <table:table-cell table:style-name="ce15" table:formula="of:=IF([$Step1_GenProfile.H21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2]; [$Step1_GenProfile.J212]&amp;&quot;,&quot;;&quot;&quot;)" office:value-type="string" office:string-value="6.45819047619048," calcext:value-type="string">
            <text:p>6.45819047619048,</text:p>
          </table:table-cell>
          <table:table-cell table:style-name="ce15" table:formula="of:=IF([$Step1_GenProfile.H212]; [$Step1_GenProfile.I212]&amp;&quot;,&quot;;&quot;&quot;)" office:value-type="string" office:string-value="3.51111111111111," calcext:value-type="string">
            <text:p>3.51111111111111,</text:p>
          </table:table-cell>
          <table:table-cell table:style-name="ce15" table:formula="of:=IF([$Step1_GenProfile.H21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3]; [$Step1_GenProfile.J213]&amp;&quot;,&quot;;&quot;&quot;)" office:value-type="string" office:string-value="6.49288888888889," calcext:value-type="string">
            <text:p>6.49288888888889,</text:p>
          </table:table-cell>
          <table:table-cell table:style-name="ce15" table:formula="of:=IF([$Step1_GenProfile.H213]; [$Step1_GenProfile.I213]&amp;&quot;,&quot;;&quot;&quot;)" office:value-type="string" office:string-value="3.42857142857143," calcext:value-type="string">
            <text:p>3.42857142857143,</text:p>
          </table:table-cell>
          <table:table-cell table:style-name="ce15" table:formula="of:=IF([$Step1_GenProfile.H21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4]; [$Step1_GenProfile.J214]&amp;&quot;,&quot;;&quot;&quot;)" office:value-type="string" office:string-value="6.52673015873016," calcext:value-type="string">
            <text:p>6.52673015873016,</text:p>
          </table:table-cell>
          <table:table-cell table:style-name="ce15" table:formula="of:=IF([$Step1_GenProfile.H214]; [$Step1_GenProfile.I214]&amp;&quot;,&quot;;&quot;&quot;)" office:value-type="string" office:string-value="3.33968253968254," calcext:value-type="string">
            <text:p>3.33968253968254,</text:p>
          </table:table-cell>
          <table:table-cell table:style-name="ce15" table:formula="of:=IF([$Step1_GenProfile.H21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5]; [$Step1_GenProfile.J215]&amp;&quot;,&quot;;&quot;&quot;)" office:value-type="string" office:string-value="6.5596507936508," calcext:value-type="string">
            <text:p>6.5596507936508,</text:p>
          </table:table-cell>
          <table:table-cell table:style-name="ce15" table:formula="of:=IF([$Step1_GenProfile.H215]; [$Step1_GenProfile.I215]&amp;&quot;,&quot;;&quot;&quot;)" office:value-type="string" office:string-value="3.24444444444444," calcext:value-type="string">
            <text:p>3.24444444444444,</text:p>
          </table:table-cell>
          <table:table-cell table:style-name="ce15" table:formula="of:=IF([$Step1_GenProfile.H21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6]; [$Step1_GenProfile.J216]&amp;&quot;,&quot;;&quot;&quot;)" office:value-type="string" office:string-value="6.59158730158731," calcext:value-type="string">
            <text:p>6.59158730158731,</text:p>
          </table:table-cell>
          <table:table-cell table:style-name="ce15" table:formula="of:=IF([$Step1_GenProfile.H216]; [$Step1_GenProfile.I216]&amp;&quot;,&quot;;&quot;&quot;)" office:value-type="string" office:string-value="3.14285714285714," calcext:value-type="string">
            <text:p>3.14285714285714,</text:p>
          </table:table-cell>
          <table:table-cell table:style-name="ce15" table:formula="of:=IF([$Step1_GenProfile.H216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7]; [$Step1_GenProfile.J217]&amp;&quot;,&quot;;&quot;&quot;)" office:value-type="string" office:string-value="6.6224761904762," calcext:value-type="string">
            <text:p>6.6224761904762,</text:p>
          </table:table-cell>
          <table:table-cell table:style-name="ce15" table:formula="of:=IF([$Step1_GenProfile.H217]; [$Step1_GenProfile.I217]&amp;&quot;,&quot;;&quot;&quot;)" office:value-type="string" office:string-value="3.03492063492063," calcext:value-type="string">
            <text:p>3.03492063492063,</text:p>
          </table:table-cell>
          <table:table-cell table:style-name="ce15" table:formula="of:=IF([$Step1_GenProfile.H217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8]; [$Step1_GenProfile.J218]&amp;&quot;,&quot;;&quot;&quot;)" office:value-type="string" office:string-value="6.65225396825397," calcext:value-type="string">
            <text:p>6.65225396825397,</text:p>
          </table:table-cell>
          <table:table-cell table:style-name="ce15" table:formula="of:=IF([$Step1_GenProfile.H218]; [$Step1_GenProfile.I218]&amp;&quot;,&quot;;&quot;&quot;)" office:value-type="string" office:string-value="2.92063492063492," calcext:value-type="string">
            <text:p>2.92063492063492,</text:p>
          </table:table-cell>
          <table:table-cell table:style-name="ce15" table:formula="of:=IF([$Step1_GenProfile.H218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19]; [$Step1_GenProfile.J219]&amp;&quot;,&quot;;&quot;&quot;)" office:value-type="string" office:string-value="6.68085714285715," calcext:value-type="string">
            <text:p>6.68085714285715,</text:p>
          </table:table-cell>
          <table:table-cell table:style-name="ce15" table:formula="of:=IF([$Step1_GenProfile.H219]; [$Step1_GenProfile.I219]&amp;&quot;,&quot;;&quot;&quot;)" office:value-type="string" office:string-value="2.8," calcext:value-type="string">
            <text:p>2.8,</text:p>
          </table:table-cell>
          <table:table-cell table:style-name="ce15" table:formula="of:=IF([$Step1_GenProfile.H219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0]; [$Step1_GenProfile.J220]&amp;&quot;,&quot;;&quot;&quot;)" office:value-type="string" office:string-value="6.70822222222223," calcext:value-type="string">
            <text:p>6.70822222222223,</text:p>
          </table:table-cell>
          <table:table-cell table:style-name="ce15" table:formula="of:=IF([$Step1_GenProfile.H220]; [$Step1_GenProfile.I220]&amp;&quot;,&quot;;&quot;&quot;)" office:value-type="string" office:string-value="2.67301587301587," calcext:value-type="string">
            <text:p>2.67301587301587,</text:p>
          </table:table-cell>
          <table:table-cell table:style-name="ce15" table:formula="of:=IF([$Step1_GenProfile.H220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1]; [$Step1_GenProfile.J221]&amp;&quot;,&quot;;&quot;&quot;)" office:value-type="string" office:string-value="6.73428571428572," calcext:value-type="string">
            <text:p>6.73428571428572,</text:p>
          </table:table-cell>
          <table:table-cell table:style-name="ce15" table:formula="of:=IF([$Step1_GenProfile.H221]; [$Step1_GenProfile.I221]&amp;&quot;,&quot;;&quot;&quot;)" office:value-type="string" office:string-value="2.53968253968254," calcext:value-type="string">
            <text:p>2.53968253968254,</text:p>
          </table:table-cell>
          <table:table-cell table:style-name="ce15" table:formula="of:=IF([$Step1_GenProfile.H221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2]; [$Step1_GenProfile.J222]&amp;&quot;,&quot;;&quot;&quot;)" office:value-type="string" office:string-value="6.75901587301588," calcext:value-type="string">
            <text:p>6.75901587301588,</text:p>
          </table:table-cell>
          <table:table-cell table:style-name="ce15" table:formula="of:=IF([$Step1_GenProfile.H222]; [$Step1_GenProfile.I222]&amp;&quot;,&quot;;&quot;&quot;)" office:value-type="string" office:string-value="2.40634920634921," calcext:value-type="string">
            <text:p>2.40634920634921,</text:p>
          </table:table-cell>
          <table:table-cell table:style-name="ce15" table:formula="of:=IF([$Step1_GenProfile.H222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3]; [$Step1_GenProfile.J223]&amp;&quot;,&quot;;&quot;&quot;)" office:value-type="string" office:string-value="6.7824126984127," calcext:value-type="string">
            <text:p>6.7824126984127,</text:p>
          </table:table-cell>
          <table:table-cell table:style-name="ce15" table:formula="of:=IF([$Step1_GenProfile.H223]; [$Step1_GenProfile.I223]&amp;&quot;,&quot;;&quot;&quot;)" office:value-type="string" office:string-value="2.27301587301587," calcext:value-type="string">
            <text:p>2.27301587301587,</text:p>
          </table:table-cell>
          <table:table-cell table:style-name="ce15" table:formula="of:=IF([$Step1_GenProfile.H223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4]; [$Step1_GenProfile.J224]&amp;&quot;,&quot;;&quot;&quot;)" office:value-type="string" office:string-value="6.8044761904762," calcext:value-type="string">
            <text:p>6.8044761904762,</text:p>
          </table:table-cell>
          <table:table-cell table:style-name="ce15" table:formula="of:=IF([$Step1_GenProfile.H224]; [$Step1_GenProfile.I224]&amp;&quot;,&quot;;&quot;&quot;)" office:value-type="string" office:string-value="2.13968253968254," calcext:value-type="string">
            <text:p>2.13968253968254,</text:p>
          </table:table-cell>
          <table:table-cell table:style-name="ce15" table:formula="of:=IF([$Step1_GenProfile.H224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225]; [$Step1_GenProfile.J225]&amp;&quot;,&quot;;&quot;&quot;)" office:value-type="string" office:string-value="6.82520634920636," calcext:value-type="string">
            <text:p>6.82520634920636,</text:p>
          </table:table-cell>
          <table:table-cell table:style-name="ce15" table:formula="of:=IF([$Step1_GenProfile.H225]; [$Step1_GenProfile.I225]&amp;&quot;,&quot;;&quot;&quot;)" office:value-type="string" office:string-value="2.00634920634921," calcext:value-type="string">
            <text:p>2.00634920634921,</text:p>
          </table:table-cell>
          <table:table-cell table:style-name="ce15" table:formula="of:=IF([$Step1_GenProfile.H225]; itp&amp;&quot;,&quot;; &quot;&quot;)" office:value-type="string" office:string-value="10," calcext:value-type="string">
            <text:p>10,</text:p>
          </table:table-cell>
          <table:table-cell table:number-columns-repeated="1021"/>
        </table:table-row>
        <table:table-row table:style-name="ro3">
          <table:table-cell table:style-name="ce15" table:formula="of:=IF([$Step1_GenProfile.H426]; [$Step1_GenProfile.J426]&amp;&quot;,&quot;;&quot;&quot;)">
            <text:p/>
          </table:table-cell>
          <table:table-cell table:style-name="ce15" table:formula="of:=IF([$Step1_GenProfile.H426]; [$Step1_GenProfile.I426]&amp;&quot;,&quot;;&quot;&quot;)">
            <text:p/>
          </table:table-cell>
          <table:table-cell table:style-name="ce15" table:formula="of:=IF([$Step1_GenProfile.H426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5" table:formula="of:=IF([$Step1_GenProfile.H427]; [$Step1_GenProfile.J427]&amp;&quot;,&quot;;&quot;&quot;)">
            <text:p/>
          </table:table-cell>
          <table:table-cell table:style-name="ce15" table:formula="of:=IF([$Step1_GenProfile.H427]; [$Step1_GenProfile.I427]&amp;&quot;,&quot;;&quot;&quot;)">
            <text:p/>
          </table:table-cell>
          <table:table-cell table:style-name="ce15" table:formula="of:=IF([$Step1_GenProfile.H427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5" table:formula="of:=IF([$Step1_GenProfile.H428]; [$Step1_GenProfile.J428]&amp;&quot;,&quot;;&quot;&quot;)">
            <text:p/>
          </table:table-cell>
          <table:table-cell table:style-name="ce15" table:formula="of:=IF([$Step1_GenProfile.H428]; [$Step1_GenProfile.I428]&amp;&quot;,&quot;;&quot;&quot;)">
            <text:p/>
          </table:table-cell>
          <table:table-cell table:style-name="ce15" table:formula="of:=IF([$Step1_GenProfile.H428]; itp&amp;&quot;,&quot;; &quot;&quot;)">
            <text:p/>
          </table:table-cell>
          <table:table-cell table:number-columns-repeated="1021"/>
        </table:table-row>
        <table:table-row table:style-name="ro3">
          <table:table-cell table:style-name="ce15" table:formula="of:=IF([$Step1_GenProfile.H429]; [$Step1_GenProfile.J429]&amp;&quot;,&quot;;&quot;&quot;)">
            <text:p/>
          </table:table-cell>
          <table:table-cell table:style-name="ce15" table:formula="of:=IF([$Step1_GenProfile.H429]; [$Step1_GenProfile.I429]&amp;&quot;,&quot;;&quot;&quot;)">
            <text:p/>
          </table:table-cell>
          <table:table-cell table:style-name="ce15" table:formula="of:=IF([$Step1_GenProfile.H429]; itp&amp;&quot;,&quot;; &quot;&quot;)">
            <text:p/>
          </table:table-cell>
          <table:table-cell table:number-columns-repeated="1021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C++Header" table:style-name="ta3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1" table:default-cell-style-name="Default"/>
        <table:table-row table:style-name="ro2">
          <table:table-cell table:style-name="ce17" office:value-type="string" calcext:value-type="string" table:number-columns-spanned="3" table:number-rows-spanned="1">
            <text:p>//Select the green highlighted cells and paste into <text:s/>a csv file. <text:s/>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17" office:value-type="string" calcext:value-type="string" table:number-columns-spanned="3" table:number-rows-spanned="1">
            <text:p>//No need to copy the blank lines at the bottom. <text:s/>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3" table:number-rows-spanned="1">
            <text:p>//This can be pasted into an array for direct use in C++/Java.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19" office:value-type="string" calcext:value-type="string">
            <text:p>// <text:s text:c="6"/>Position (rotations)</text:p>
          </table:table-cell>
          <table:table-cell table:style-name="ce21" office:value-type="string" calcext:value-type="string">
            <text:p>Velocity (RPM)</text:p>
          </table:table-cell>
          <table:table-cell table:style-name="ce21" office:value-type="string" calcext:value-type="string">
            <text:p>Duration (ms)</text:p>
          </table:table-cell>
          <table:table-cell table:number-columns-repeated="1021"/>
        </table:table-row>
        <table:table-row table:style-name="ro2">
          <table:table-cell table:style-name="ce20" table:formula="of:=&quot;const int kMotionProfileSz =&quot; &amp; COUNT([.B7:.B1202]) &amp; &quot;;&quot;" office:value-type="string" office:string-value="const int kMotionProfileSz =226;" calcext:value-type="string">
            <text:p>const int kMotionProfileSz =226;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20" table:number-columns-repeated="3"/>
          <table:table-cell table:number-columns-repeated="1021"/>
        </table:table-row>
        <table:table-row table:style-name="ro2">
          <table:table-cell table:style-name="ce20" office:value-type="string" calcext:value-type="string">
            <text:p>const double kMotionProfile[][3] = {</text:p>
          </table:table-cell>
          <table:table-cell table:style-name="ce20" table:number-columns-repeated="2"/>
          <table:table-cell table:number-columns-repeated="1021"/>
        </table:table-row>
        <table:table-row table:style-name="ro2">
          <table:table-cell table:style-name="ce20" table:formula="of:=IF([$Step1_GenProfile.H26]; &quot;{&quot;&amp;[$Step1_GenProfile.J26]&amp;&quot;,&quot;;&quot;&quot;)" office:value-type="string" office:string-value="{0," calcext:value-type="string">
            <text:p>{0,</text:p>
          </table:table-cell>
          <table:table-cell table:style-name="ce20" table:formula="of:=IF([$Step1_GenProfile.H26]; [$Step1_GenProfile.I26]*60;&quot;&quot;)" office:value-type="float" office:value="0" calcext:value-type="float">
            <text:p>0</text:p>
          </table:table-cell>
          <table:table-cell table:style-name="ce20" table:formula="of:=IF([$Step1_GenProfile.H26]; &quot;,&quot;&amp;itp&amp; IF([$Step1_GenProfile.M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27]; &quot;{&quot;&amp;[$Step1_GenProfile.J27]&amp;&quot;,&quot;;&quot;&quot;)" office:value-type="string" office:string-value="{0.0000634920634920635," calcext:value-type="string">
            <text:p>{0.0000634920634920635,</text:p>
          </table:table-cell>
          <table:table-cell table:style-name="ce20" table:formula="of:=IF([$Step1_GenProfile.H27]; [$Step1_GenProfile.I27]*60;&quot;&quot;)" office:value-type="float" office:value="0.761904761904762" calcext:value-type="float">
            <text:p>0.761904761904762</text:p>
          </table:table-cell>
          <table:table-cell table:style-name="ce20" table:formula="of:=IF([$Step1_GenProfile.H27]; &quot;,&quot;&amp;itp&amp; IF([$Step1_GenProfile.M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28]; &quot;{&quot;&amp;[$Step1_GenProfile.J28]&amp;&quot;,&quot;;&quot;&quot;)" office:value-type="string" office:string-value="{0.000285714285714286," calcext:value-type="string">
            <text:p>{0.000285714285714286,</text:p>
          </table:table-cell>
          <table:table-cell table:style-name="ce20" table:formula="of:=IF([$Step1_GenProfile.H28]; [$Step1_GenProfile.I28]*60;&quot;&quot;)" office:value-type="float" office:value="1.90476190476191" calcext:value-type="float">
            <text:p>1.90476190476191</text:p>
          </table:table-cell>
          <table:table-cell table:style-name="ce20" table:formula="of:=IF([$Step1_GenProfile.H28]; &quot;,&quot;&amp;itp&amp; IF([$Step1_GenProfile.M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29]; &quot;{&quot;&amp;[$Step1_GenProfile.J29]&amp;&quot;,&quot;;&quot;&quot;)" office:value-type="string" office:string-value="{0.00073015873015873," calcext:value-type="string">
            <text:p>{0.00073015873015873,</text:p>
          </table:table-cell>
          <table:table-cell table:style-name="ce20" table:formula="of:=IF([$Step1_GenProfile.H29]; [$Step1_GenProfile.I29]*60;&quot;&quot;)" office:value-type="float" office:value="3.42857142857143" calcext:value-type="float">
            <text:p>3.42857142857143</text:p>
          </table:table-cell>
          <table:table-cell table:style-name="ce20" table:formula="of:=IF([$Step1_GenProfile.H29]; &quot;,&quot;&amp;itp&amp; IF([$Step1_GenProfile.M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0]; &quot;{&quot;&amp;[$Step1_GenProfile.J30]&amp;&quot;,&quot;;&quot;&quot;)" office:value-type="string" office:string-value="{0.00146031746031746," calcext:value-type="string">
            <text:p>{0.00146031746031746,</text:p>
          </table:table-cell>
          <table:table-cell table:style-name="ce20" table:formula="of:=IF([$Step1_GenProfile.H30]; [$Step1_GenProfile.I30]*60;&quot;&quot;)" office:value-type="float" office:value="5.33333333333333" calcext:value-type="float">
            <text:p>5.33333333333333</text:p>
          </table:table-cell>
          <table:table-cell table:style-name="ce20" table:formula="of:=IF([$Step1_GenProfile.H30]; &quot;,&quot;&amp;itp&amp; IF([$Step1_GenProfile.M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1]; &quot;{&quot;&amp;[$Step1_GenProfile.J31]&amp;&quot;,&quot;;&quot;&quot;)" office:value-type="string" office:string-value="{0.00253968253968254," calcext:value-type="string">
            <text:p>{0.00253968253968254,</text:p>
          </table:table-cell>
          <table:table-cell table:style-name="ce20" table:formula="of:=IF([$Step1_GenProfile.H31]; [$Step1_GenProfile.I31]*60;&quot;&quot;)" office:value-type="float" office:value="7.61904761904762" calcext:value-type="float">
            <text:p>7.61904761904762</text:p>
          </table:table-cell>
          <table:table-cell table:style-name="ce20" table:formula="of:=IF([$Step1_GenProfile.H31]; &quot;,&quot;&amp;itp&amp; IF([$Step1_GenProfile.M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2]; &quot;{&quot;&amp;[$Step1_GenProfile.J32]&amp;&quot;,&quot;;&quot;&quot;)" office:value-type="string" office:string-value="{0.00403174603174603," calcext:value-type="string">
            <text:p>{0.00403174603174603,</text:p>
          </table:table-cell>
          <table:table-cell table:style-name="ce20" table:formula="of:=IF([$Step1_GenProfile.H32]; [$Step1_GenProfile.I32]*60;&quot;&quot;)" office:value-type="float" office:value="10.2857142857143" calcext:value-type="float">
            <text:p>10.2857142857143</text:p>
          </table:table-cell>
          <table:table-cell table:style-name="ce20" table:formula="of:=IF([$Step1_GenProfile.H32]; &quot;,&quot;&amp;itp&amp; IF([$Step1_GenProfile.M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3]; &quot;{&quot;&amp;[$Step1_GenProfile.J33]&amp;&quot;,&quot;;&quot;&quot;)" office:value-type="string" office:string-value="{0.006," calcext:value-type="string">
            <text:p>{0.006,</text:p>
          </table:table-cell>
          <table:table-cell table:style-name="ce20" table:formula="of:=IF([$Step1_GenProfile.H33]; [$Step1_GenProfile.I33]*60;&quot;&quot;)" office:value-type="float" office:value="13.3333333333333" calcext:value-type="float">
            <text:p>13.3333333333333</text:p>
          </table:table-cell>
          <table:table-cell table:style-name="ce20" table:formula="of:=IF([$Step1_GenProfile.H33]; &quot;,&quot;&amp;itp&amp; IF([$Step1_GenProfile.M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4]; &quot;{&quot;&amp;[$Step1_GenProfile.J34]&amp;&quot;,&quot;;&quot;&quot;)" office:value-type="string" office:string-value="{0.00850793650793651," calcext:value-type="string">
            <text:p>{0.00850793650793651,</text:p>
          </table:table-cell>
          <table:table-cell table:style-name="ce20" table:formula="of:=IF([$Step1_GenProfile.H34]; [$Step1_GenProfile.I34]*60;&quot;&quot;)" office:value-type="float" office:value="16.7619047619048" calcext:value-type="float">
            <text:p>16.7619047619048</text:p>
          </table:table-cell>
          <table:table-cell table:style-name="ce20" table:formula="of:=IF([$Step1_GenProfile.H34]; &quot;,&quot;&amp;itp&amp; IF([$Step1_GenProfile.M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5]; &quot;{&quot;&amp;[$Step1_GenProfile.J35]&amp;&quot;,&quot;;&quot;&quot;)" office:value-type="string" office:string-value="{0.0116190476190476," calcext:value-type="string">
            <text:p>{0.0116190476190476,</text:p>
          </table:table-cell>
          <table:table-cell table:style-name="ce20" table:formula="of:=IF([$Step1_GenProfile.H35]; [$Step1_GenProfile.I35]*60;&quot;&quot;)" office:value-type="float" office:value="20.5714285714286" calcext:value-type="float">
            <text:p>20.5714285714286</text:p>
          </table:table-cell>
          <table:table-cell table:style-name="ce20" table:formula="of:=IF([$Step1_GenProfile.H35]; &quot;,&quot;&amp;itp&amp; IF([$Step1_GenProfile.M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6]; &quot;{&quot;&amp;[$Step1_GenProfile.J36]&amp;&quot;,&quot;;&quot;&quot;)" office:value-type="string" office:string-value="{0.0153968253968254," calcext:value-type="string">
            <text:p>{0.0153968253968254,</text:p>
          </table:table-cell>
          <table:table-cell table:style-name="ce20" table:formula="of:=IF([$Step1_GenProfile.H36]; [$Step1_GenProfile.I36]*60;&quot;&quot;)" office:value-type="float" office:value="24.7619047619048" calcext:value-type="float">
            <text:p>24.7619047619048</text:p>
          </table:table-cell>
          <table:table-cell table:style-name="ce20" table:formula="of:=IF([$Step1_GenProfile.H36]; &quot;,&quot;&amp;itp&amp; IF([$Step1_GenProfile.M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7]; &quot;{&quot;&amp;[$Step1_GenProfile.J37]&amp;&quot;,&quot;;&quot;&quot;)" office:value-type="string" office:string-value="{0.0199047619047619," calcext:value-type="string">
            <text:p>{0.0199047619047619,</text:p>
          </table:table-cell>
          <table:table-cell table:style-name="ce20" table:formula="of:=IF([$Step1_GenProfile.H37]; [$Step1_GenProfile.I37]*60;&quot;&quot;)" office:value-type="float" office:value="29.3333333333333" calcext:value-type="float">
            <text:p>29.3333333333333</text:p>
          </table:table-cell>
          <table:table-cell table:style-name="ce20" table:formula="of:=IF([$Step1_GenProfile.H37]; &quot;,&quot;&amp;itp&amp; IF([$Step1_GenProfile.M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8]; &quot;{&quot;&amp;[$Step1_GenProfile.J38]&amp;&quot;,&quot;;&quot;&quot;)" office:value-type="string" office:string-value="{0.0252063492063492," calcext:value-type="string">
            <text:p>{0.0252063492063492,</text:p>
          </table:table-cell>
          <table:table-cell table:style-name="ce20" table:formula="of:=IF([$Step1_GenProfile.H38]; [$Step1_GenProfile.I38]*60;&quot;&quot;)" office:value-type="float" office:value="34.2857142857143" calcext:value-type="float">
            <text:p>34.2857142857143</text:p>
          </table:table-cell>
          <table:table-cell table:style-name="ce20" table:formula="of:=IF([$Step1_GenProfile.H38]; &quot;,&quot;&amp;itp&amp; IF([$Step1_GenProfile.M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39]; &quot;{&quot;&amp;[$Step1_GenProfile.J39]&amp;&quot;,&quot;;&quot;&quot;)" office:value-type="string" office:string-value="{0.0313650793650794," calcext:value-type="string">
            <text:p>{0.0313650793650794,</text:p>
          </table:table-cell>
          <table:table-cell table:style-name="ce20" table:formula="of:=IF([$Step1_GenProfile.H39]; [$Step1_GenProfile.I39]*60;&quot;&quot;)" office:value-type="float" office:value="39.6190476190476" calcext:value-type="float">
            <text:p>39.6190476190476</text:p>
          </table:table-cell>
          <table:table-cell table:style-name="ce20" table:formula="of:=IF([$Step1_GenProfile.H39]; &quot;,&quot;&amp;itp&amp; IF([$Step1_GenProfile.M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0]; &quot;{&quot;&amp;[$Step1_GenProfile.J40]&amp;&quot;,&quot;;&quot;&quot;)" office:value-type="string" office:string-value="{0.0384444444444444," calcext:value-type="string">
            <text:p>{0.0384444444444444,</text:p>
          </table:table-cell>
          <table:table-cell table:style-name="ce20" table:formula="of:=IF([$Step1_GenProfile.H40]; [$Step1_GenProfile.I40]*60;&quot;&quot;)" office:value-type="float" office:value="45.3333333333333" calcext:value-type="float">
            <text:p>45.3333333333333</text:p>
          </table:table-cell>
          <table:table-cell table:style-name="ce20" table:formula="of:=IF([$Step1_GenProfile.H40]; &quot;,&quot;&amp;itp&amp; IF([$Step1_GenProfile.M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1]; &quot;{&quot;&amp;[$Step1_GenProfile.J41]&amp;&quot;,&quot;;&quot;&quot;)" office:value-type="string" office:string-value="{0.0465079365079365," calcext:value-type="string">
            <text:p>{0.0465079365079365,</text:p>
          </table:table-cell>
          <table:table-cell table:style-name="ce20" table:formula="of:=IF([$Step1_GenProfile.H41]; [$Step1_GenProfile.I41]*60;&quot;&quot;)" office:value-type="float" office:value="51.4285714285714" calcext:value-type="float">
            <text:p>51.4285714285714</text:p>
          </table:table-cell>
          <table:table-cell table:style-name="ce20" table:formula="of:=IF([$Step1_GenProfile.H41]; &quot;,&quot;&amp;itp&amp; IF([$Step1_GenProfile.M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2]; &quot;{&quot;&amp;[$Step1_GenProfile.J42]&amp;&quot;,&quot;;&quot;&quot;)" office:value-type="string" office:string-value="{0.0556190476190476," calcext:value-type="string">
            <text:p>{0.0556190476190476,</text:p>
          </table:table-cell>
          <table:table-cell table:style-name="ce20" table:formula="of:=IF([$Step1_GenProfile.H42]; [$Step1_GenProfile.I42]*60;&quot;&quot;)" office:value-type="float" office:value="57.9047619047619" calcext:value-type="float">
            <text:p>57.9047619047619</text:p>
          </table:table-cell>
          <table:table-cell table:style-name="ce20" table:formula="of:=IF([$Step1_GenProfile.H42]; &quot;,&quot;&amp;itp&amp; IF([$Step1_GenProfile.M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3]; &quot;{&quot;&amp;[$Step1_GenProfile.J43]&amp;&quot;,&quot;;&quot;&quot;)" office:value-type="string" office:string-value="{0.0658412698412698," calcext:value-type="string">
            <text:p>{0.0658412698412698,</text:p>
          </table:table-cell>
          <table:table-cell table:style-name="ce20" table:formula="of:=IF([$Step1_GenProfile.H43]; [$Step1_GenProfile.I43]*60;&quot;&quot;)" office:value-type="float" office:value="64.7619047619048" calcext:value-type="float">
            <text:p>64.7619047619048</text:p>
          </table:table-cell>
          <table:table-cell table:style-name="ce20" table:formula="of:=IF([$Step1_GenProfile.H43]; &quot;,&quot;&amp;itp&amp; IF([$Step1_GenProfile.M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4]; &quot;{&quot;&amp;[$Step1_GenProfile.J44]&amp;&quot;,&quot;;&quot;&quot;)" office:value-type="string" office:string-value="{0.0772380952380952," calcext:value-type="string">
            <text:p>{0.0772380952380952,</text:p>
          </table:table-cell>
          <table:table-cell table:style-name="ce20" table:formula="of:=IF([$Step1_GenProfile.H44]; [$Step1_GenProfile.I44]*60;&quot;&quot;)" office:value-type="float" office:value="72" calcext:value-type="float">
            <text:p>72</text:p>
          </table:table-cell>
          <table:table-cell table:style-name="ce20" table:formula="of:=IF([$Step1_GenProfile.H44]; &quot;,&quot;&amp;itp&amp; IF([$Step1_GenProfile.M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5]; &quot;{&quot;&amp;[$Step1_GenProfile.J45]&amp;&quot;,&quot;;&quot;&quot;)" office:value-type="string" office:string-value="{0.0898730158730159," calcext:value-type="string">
            <text:p>{0.0898730158730159,</text:p>
          </table:table-cell>
          <table:table-cell table:style-name="ce20" table:formula="of:=IF([$Step1_GenProfile.H45]; [$Step1_GenProfile.I45]*60;&quot;&quot;)" office:value-type="float" office:value="79.6190476190476" calcext:value-type="float">
            <text:p>79.6190476190476</text:p>
          </table:table-cell>
          <table:table-cell table:style-name="ce20" table:formula="of:=IF([$Step1_GenProfile.H45]; &quot;,&quot;&amp;itp&amp; IF([$Step1_GenProfile.M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6]; &quot;{&quot;&amp;[$Step1_GenProfile.J46]&amp;&quot;,&quot;;&quot;&quot;)" office:value-type="string" office:string-value="{0.103809523809524," calcext:value-type="string">
            <text:p>{0.103809523809524,</text:p>
          </table:table-cell>
          <table:table-cell table:style-name="ce20" table:formula="of:=IF([$Step1_GenProfile.H46]; [$Step1_GenProfile.I46]*60;&quot;&quot;)" office:value-type="float" office:value="87.6190476190476" calcext:value-type="float">
            <text:p>87.6190476190476</text:p>
          </table:table-cell>
          <table:table-cell table:style-name="ce20" table:formula="of:=IF([$Step1_GenProfile.H46]; &quot;,&quot;&amp;itp&amp; IF([$Step1_GenProfile.M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7]; &quot;{&quot;&amp;[$Step1_GenProfile.J47]&amp;&quot;,&quot;;&quot;&quot;)" office:value-type="string" office:string-value="{0.119079365079365," calcext:value-type="string">
            <text:p>{0.119079365079365,</text:p>
          </table:table-cell>
          <table:table-cell table:style-name="ce20" table:formula="of:=IF([$Step1_GenProfile.H47]; [$Step1_GenProfile.I47]*60;&quot;&quot;)" office:value-type="float" office:value="95.6190476190476" calcext:value-type="float">
            <text:p>95.6190476190476</text:p>
          </table:table-cell>
          <table:table-cell table:style-name="ce20" table:formula="of:=IF([$Step1_GenProfile.H47]; &quot;,&quot;&amp;itp&amp; IF([$Step1_GenProfile.M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8]; &quot;{&quot;&amp;[$Step1_GenProfile.J48]&amp;&quot;,&quot;;&quot;&quot;)" office:value-type="string" office:string-value="{0.13568253968254," calcext:value-type="string">
            <text:p>{0.13568253968254,</text:p>
          </table:table-cell>
          <table:table-cell table:style-name="ce20" table:formula="of:=IF([$Step1_GenProfile.H48]; [$Step1_GenProfile.I48]*60;&quot;&quot;)" office:value-type="float" office:value="103.619047619048" calcext:value-type="float">
            <text:p>103.619047619048</text:p>
          </table:table-cell>
          <table:table-cell table:style-name="ce20" table:formula="of:=IF([$Step1_GenProfile.H48]; &quot;,&quot;&amp;itp&amp; IF([$Step1_GenProfile.M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49]; &quot;{&quot;&amp;[$Step1_GenProfile.J49]&amp;&quot;,&quot;;&quot;&quot;)" office:value-type="string" office:string-value="{0.153619047619048," calcext:value-type="string">
            <text:p>{0.153619047619048,</text:p>
          </table:table-cell>
          <table:table-cell table:style-name="ce20" table:formula="of:=IF([$Step1_GenProfile.H49]; [$Step1_GenProfile.I49]*60;&quot;&quot;)" office:value-type="float" office:value="111.619047619048" calcext:value-type="float">
            <text:p>111.619047619048</text:p>
          </table:table-cell>
          <table:table-cell table:style-name="ce20" table:formula="of:=IF([$Step1_GenProfile.H49]; &quot;,&quot;&amp;itp&amp; IF([$Step1_GenProfile.M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0]; &quot;{&quot;&amp;[$Step1_GenProfile.J50]&amp;&quot;,&quot;;&quot;&quot;)" office:value-type="string" office:string-value="{0.172888888888889," calcext:value-type="string">
            <text:p>{0.172888888888889,</text:p>
          </table:table-cell>
          <table:table-cell table:style-name="ce20" table:formula="of:=IF([$Step1_GenProfile.H50]; [$Step1_GenProfile.I50]*60;&quot;&quot;)" office:value-type="float" office:value="119.619047619048" calcext:value-type="float">
            <text:p>119.619047619048</text:p>
          </table:table-cell>
          <table:table-cell table:style-name="ce20" table:formula="of:=IF([$Step1_GenProfile.H50]; &quot;,&quot;&amp;itp&amp; IF([$Step1_GenProfile.M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1]; &quot;{&quot;&amp;[$Step1_GenProfile.J51]&amp;&quot;,&quot;;&quot;&quot;)" office:value-type="string" office:string-value="{0.193492063492064," calcext:value-type="string">
            <text:p>{0.193492063492064,</text:p>
          </table:table-cell>
          <table:table-cell table:style-name="ce20" table:formula="of:=IF([$Step1_GenProfile.H51]; [$Step1_GenProfile.I51]*60;&quot;&quot;)" office:value-type="float" office:value="127.619047619048" calcext:value-type="float">
            <text:p>127.619047619048</text:p>
          </table:table-cell>
          <table:table-cell table:style-name="ce20" table:formula="of:=IF([$Step1_GenProfile.H51]; &quot;,&quot;&amp;itp&amp; IF([$Step1_GenProfile.M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2]; &quot;{&quot;&amp;[$Step1_GenProfile.J52]&amp;&quot;,&quot;;&quot;&quot;)" office:value-type="string" office:string-value="{0.215428571428571," calcext:value-type="string">
            <text:p>{0.215428571428571,</text:p>
          </table:table-cell>
          <table:table-cell table:style-name="ce20" table:formula="of:=IF([$Step1_GenProfile.H52]; [$Step1_GenProfile.I52]*60;&quot;&quot;)" office:value-type="float" office:value="135.619047619048" calcext:value-type="float">
            <text:p>135.619047619048</text:p>
          </table:table-cell>
          <table:table-cell table:style-name="ce20" table:formula="of:=IF([$Step1_GenProfile.H52]; &quot;,&quot;&amp;itp&amp; IF([$Step1_GenProfile.M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3]; &quot;{&quot;&amp;[$Step1_GenProfile.J53]&amp;&quot;,&quot;;&quot;&quot;)" office:value-type="string" office:string-value="{0.238698412698413," calcext:value-type="string">
            <text:p>{0.238698412698413,</text:p>
          </table:table-cell>
          <table:table-cell table:style-name="ce20" table:formula="of:=IF([$Step1_GenProfile.H53]; [$Step1_GenProfile.I53]*60;&quot;&quot;)" office:value-type="float" office:value="143.619047619048" calcext:value-type="float">
            <text:p>143.619047619048</text:p>
          </table:table-cell>
          <table:table-cell table:style-name="ce20" table:formula="of:=IF([$Step1_GenProfile.H53]; &quot;,&quot;&amp;itp&amp; IF([$Step1_GenProfile.M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4]; &quot;{&quot;&amp;[$Step1_GenProfile.J54]&amp;&quot;,&quot;;&quot;&quot;)" office:value-type="string" office:string-value="{0.263301587301587," calcext:value-type="string">
            <text:p>{0.263301587301587,</text:p>
          </table:table-cell>
          <table:table-cell table:style-name="ce20" table:formula="of:=IF([$Step1_GenProfile.H54]; [$Step1_GenProfile.I54]*60;&quot;&quot;)" office:value-type="float" office:value="151.619047619048" calcext:value-type="float">
            <text:p>151.619047619048</text:p>
          </table:table-cell>
          <table:table-cell table:style-name="ce20" table:formula="of:=IF([$Step1_GenProfile.H54]; &quot;,&quot;&amp;itp&amp; IF([$Step1_GenProfile.M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5]; &quot;{&quot;&amp;[$Step1_GenProfile.J55]&amp;&quot;,&quot;;&quot;&quot;)" office:value-type="string" office:string-value="{0.289238095238095," calcext:value-type="string">
            <text:p>{0.289238095238095,</text:p>
          </table:table-cell>
          <table:table-cell table:style-name="ce20" table:formula="of:=IF([$Step1_GenProfile.H55]; [$Step1_GenProfile.I55]*60;&quot;&quot;)" office:value-type="float" office:value="159.619047619048" calcext:value-type="float">
            <text:p>159.619047619048</text:p>
          </table:table-cell>
          <table:table-cell table:style-name="ce20" table:formula="of:=IF([$Step1_GenProfile.H55]; &quot;,&quot;&amp;itp&amp; IF([$Step1_GenProfile.M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6]; &quot;{&quot;&amp;[$Step1_GenProfile.J56]&amp;&quot;,&quot;;&quot;&quot;)" office:value-type="string" office:string-value="{0.316507936507936," calcext:value-type="string">
            <text:p>{0.316507936507936,</text:p>
          </table:table-cell>
          <table:table-cell table:style-name="ce20" table:formula="of:=IF([$Step1_GenProfile.H56]; [$Step1_GenProfile.I56]*60;&quot;&quot;)" office:value-type="float" office:value="167.619047619048" calcext:value-type="float">
            <text:p>167.619047619048</text:p>
          </table:table-cell>
          <table:table-cell table:style-name="ce20" table:formula="of:=IF([$Step1_GenProfile.H56]; &quot;,&quot;&amp;itp&amp; IF([$Step1_GenProfile.M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7]; &quot;{&quot;&amp;[$Step1_GenProfile.J57]&amp;&quot;,&quot;;&quot;&quot;)" office:value-type="string" office:string-value="{0.345047619047619," calcext:value-type="string">
            <text:p>{0.345047619047619,</text:p>
          </table:table-cell>
          <table:table-cell table:style-name="ce20" table:formula="of:=IF([$Step1_GenProfile.H57]; [$Step1_GenProfile.I57]*60;&quot;&quot;)" office:value-type="float" office:value="174.857142857143" calcext:value-type="float">
            <text:p>174.857142857143</text:p>
          </table:table-cell>
          <table:table-cell table:style-name="ce20" table:formula="of:=IF([$Step1_GenProfile.H57]; &quot;,&quot;&amp;itp&amp; IF([$Step1_GenProfile.M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8]; &quot;{&quot;&amp;[$Step1_GenProfile.J58]&amp;&quot;,&quot;;&quot;&quot;)" office:value-type="string" office:string-value="{0.374761904761905," calcext:value-type="string">
            <text:p>{0.374761904761905,</text:p>
          </table:table-cell>
          <table:table-cell table:style-name="ce20" table:formula="of:=IF([$Step1_GenProfile.H58]; [$Step1_GenProfile.I58]*60;&quot;&quot;)" office:value-type="float" office:value="181.714285714286" calcext:value-type="float">
            <text:p>181.714285714286</text:p>
          </table:table-cell>
          <table:table-cell table:style-name="ce20" table:formula="of:=IF([$Step1_GenProfile.H58]; &quot;,&quot;&amp;itp&amp; IF([$Step1_GenProfile.M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59]; &quot;{&quot;&amp;[$Step1_GenProfile.J59]&amp;&quot;,&quot;;&quot;&quot;)" office:value-type="string" office:string-value="{0.405587301587302," calcext:value-type="string">
            <text:p>{0.405587301587302,</text:p>
          </table:table-cell>
          <table:table-cell table:style-name="ce20" table:formula="of:=IF([$Step1_GenProfile.H59]; [$Step1_GenProfile.I59]*60;&quot;&quot;)" office:value-type="float" office:value="188.190476190476" calcext:value-type="float">
            <text:p>188.190476190476</text:p>
          </table:table-cell>
          <table:table-cell table:style-name="ce20" table:formula="of:=IF([$Step1_GenProfile.H59]; &quot;,&quot;&amp;itp&amp; IF([$Step1_GenProfile.M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2">
          <table:table-cell table:style-name="ce20" table:formula="of:=IF([$Step1_GenProfile.H60]; &quot;{&quot;&amp;[$Step1_GenProfile.J60]&amp;&quot;,&quot;;&quot;&quot;)" office:value-type="string" office:string-value="{0.437460317460317," calcext:value-type="string">
            <text:p>{0.437460317460317,</text:p>
          </table:table-cell>
          <table:table-cell table:style-name="ce20" table:formula="of:=IF([$Step1_GenProfile.H60]; [$Step1_GenProfile.I60]*60;&quot;&quot;)" office:value-type="float" office:value="194.285714285714" calcext:value-type="float">
            <text:p>194.285714285714</text:p>
          </table:table-cell>
          <table:table-cell table:style-name="ce20" table:formula="of:=IF([$Step1_GenProfile.H60]; &quot;,&quot;&amp;itp&amp; IF([$Step1_GenProfile.M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1]; &quot;{&quot;&amp;[$Step1_GenProfile.J61]&amp;&quot;,&quot;;&quot;&quot;)" office:value-type="string" office:string-value="{0.47031746031746," calcext:value-type="string">
            <text:p>{0.47031746031746,</text:p>
          </table:table-cell>
          <table:table-cell table:style-name="ce20" table:formula="of:=IF([$Step1_GenProfile.H61]; [$Step1_GenProfile.I61]*60;&quot;&quot;)" office:value-type="float" office:value="200" calcext:value-type="float">
            <text:p>200</text:p>
          </table:table-cell>
          <table:table-cell table:style-name="ce20" table:formula="of:=IF([$Step1_GenProfile.H61]; &quot;,&quot;&amp;itp&amp; IF([$Step1_GenProfile.M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2]; &quot;{&quot;&amp;[$Step1_GenProfile.J62]&amp;&quot;,&quot;;&quot;&quot;)" office:value-type="string" office:string-value="{0.504095238095238," calcext:value-type="string">
            <text:p>{0.504095238095238,</text:p>
          </table:table-cell>
          <table:table-cell table:style-name="ce20" table:formula="of:=IF([$Step1_GenProfile.H62]; [$Step1_GenProfile.I62]*60;&quot;&quot;)" office:value-type="float" office:value="205.333333333333" calcext:value-type="float">
            <text:p>205.333333333333</text:p>
          </table:table-cell>
          <table:table-cell table:style-name="ce20" table:formula="of:=IF([$Step1_GenProfile.H62]; &quot;,&quot;&amp;itp&amp; IF([$Step1_GenProfile.M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3]; &quot;{&quot;&amp;[$Step1_GenProfile.J63]&amp;&quot;,&quot;;&quot;&quot;)" office:value-type="string" office:string-value="{0.538730158730159," calcext:value-type="string">
            <text:p>{0.538730158730159,</text:p>
          </table:table-cell>
          <table:table-cell table:style-name="ce20" table:formula="of:=IF([$Step1_GenProfile.H63]; [$Step1_GenProfile.I63]*60;&quot;&quot;)" office:value-type="float" office:value="210.285714285714" calcext:value-type="float">
            <text:p>210.285714285714</text:p>
          </table:table-cell>
          <table:table-cell table:style-name="ce20" table:formula="of:=IF([$Step1_GenProfile.H63]; &quot;,&quot;&amp;itp&amp; IF([$Step1_GenProfile.M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4]; &quot;{&quot;&amp;[$Step1_GenProfile.J64]&amp;&quot;,&quot;;&quot;&quot;)" office:value-type="string" office:string-value="{0.57415873015873," calcext:value-type="string">
            <text:p>{0.57415873015873,</text:p>
          </table:table-cell>
          <table:table-cell table:style-name="ce20" table:formula="of:=IF([$Step1_GenProfile.H64]; [$Step1_GenProfile.I64]*60;&quot;&quot;)" office:value-type="float" office:value="214.857142857143" calcext:value-type="float">
            <text:p>214.857142857143</text:p>
          </table:table-cell>
          <table:table-cell table:style-name="ce20" table:formula="of:=IF([$Step1_GenProfile.H64]; &quot;,&quot;&amp;itp&amp; IF([$Step1_GenProfile.M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5]; &quot;{&quot;&amp;[$Step1_GenProfile.J65]&amp;&quot;,&quot;;&quot;&quot;)" office:value-type="string" office:string-value="{0.61031746031746," calcext:value-type="string">
            <text:p>{0.61031746031746,</text:p>
          </table:table-cell>
          <table:table-cell table:style-name="ce20" table:formula="of:=IF([$Step1_GenProfile.H65]; [$Step1_GenProfile.I65]*60;&quot;&quot;)" office:value-type="float" office:value="219.047619047619" calcext:value-type="float">
            <text:p>219.047619047619</text:p>
          </table:table-cell>
          <table:table-cell table:style-name="ce20" table:formula="of:=IF([$Step1_GenProfile.H65]; &quot;,&quot;&amp;itp&amp; IF([$Step1_GenProfile.M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6]; &quot;{&quot;&amp;[$Step1_GenProfile.J66]&amp;&quot;,&quot;;&quot;&quot;)" office:value-type="string" office:string-value="{0.647142857142857," calcext:value-type="string">
            <text:p>{0.647142857142857,</text:p>
          </table:table-cell>
          <table:table-cell table:style-name="ce20" table:formula="of:=IF([$Step1_GenProfile.H66]; [$Step1_GenProfile.I66]*60;&quot;&quot;)" office:value-type="float" office:value="222.857142857143" calcext:value-type="float">
            <text:p>222.857142857143</text:p>
          </table:table-cell>
          <table:table-cell table:style-name="ce20" table:formula="of:=IF([$Step1_GenProfile.H66]; &quot;,&quot;&amp;itp&amp; IF([$Step1_GenProfile.M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7]; &quot;{&quot;&amp;[$Step1_GenProfile.J67]&amp;&quot;,&quot;;&quot;&quot;)" office:value-type="string" office:string-value="{0.684571428571429," calcext:value-type="string">
            <text:p>{0.684571428571429,</text:p>
          </table:table-cell>
          <table:table-cell table:style-name="ce20" table:formula="of:=IF([$Step1_GenProfile.H67]; [$Step1_GenProfile.I67]*60;&quot;&quot;)" office:value-type="float" office:value="226.285714285714" calcext:value-type="float">
            <text:p>226.285714285714</text:p>
          </table:table-cell>
          <table:table-cell table:style-name="ce20" table:formula="of:=IF([$Step1_GenProfile.H67]; &quot;,&quot;&amp;itp&amp; IF([$Step1_GenProfile.M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8]; &quot;{&quot;&amp;[$Step1_GenProfile.J68]&amp;&quot;,&quot;;&quot;&quot;)" office:value-type="string" office:string-value="{0.722539682539683," calcext:value-type="string">
            <text:p>{0.722539682539683,</text:p>
          </table:table-cell>
          <table:table-cell table:style-name="ce20" table:formula="of:=IF([$Step1_GenProfile.H68]; [$Step1_GenProfile.I68]*60;&quot;&quot;)" office:value-type="float" office:value="229.333333333333" calcext:value-type="float">
            <text:p>229.333333333333</text:p>
          </table:table-cell>
          <table:table-cell table:style-name="ce20" table:formula="of:=IF([$Step1_GenProfile.H68]; &quot;,&quot;&amp;itp&amp; IF([$Step1_GenProfile.M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69]; &quot;{&quot;&amp;[$Step1_GenProfile.J69]&amp;&quot;,&quot;;&quot;&quot;)" office:value-type="string" office:string-value="{0.760984126984127," calcext:value-type="string">
            <text:p>{0.760984126984127,</text:p>
          </table:table-cell>
          <table:table-cell table:style-name="ce20" table:formula="of:=IF([$Step1_GenProfile.H69]; [$Step1_GenProfile.I69]*60;&quot;&quot;)" office:value-type="float" office:value="232" calcext:value-type="float">
            <text:p>232</text:p>
          </table:table-cell>
          <table:table-cell table:style-name="ce20" table:formula="of:=IF([$Step1_GenProfile.H69]; &quot;,&quot;&amp;itp&amp; IF([$Step1_GenProfile.M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0]; &quot;{&quot;&amp;[$Step1_GenProfile.J70]&amp;&quot;,&quot;;&quot;&quot;)" office:value-type="string" office:string-value="{0.79984126984127," calcext:value-type="string">
            <text:p>{0.79984126984127,</text:p>
          </table:table-cell>
          <table:table-cell table:style-name="ce20" table:formula="of:=IF([$Step1_GenProfile.H70]; [$Step1_GenProfile.I70]*60;&quot;&quot;)" office:value-type="float" office:value="234.285714285714" calcext:value-type="float">
            <text:p>234.285714285714</text:p>
          </table:table-cell>
          <table:table-cell table:style-name="ce20" table:formula="of:=IF([$Step1_GenProfile.H70]; &quot;,&quot;&amp;itp&amp; IF([$Step1_GenProfile.M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1]; &quot;{&quot;&amp;[$Step1_GenProfile.J71]&amp;&quot;,&quot;;&quot;&quot;)" office:value-type="string" office:string-value="{0.839047619047619," calcext:value-type="string">
            <text:p>{0.839047619047619,</text:p>
          </table:table-cell>
          <table:table-cell table:style-name="ce20" table:formula="of:=IF([$Step1_GenProfile.H71]; [$Step1_GenProfile.I71]*60;&quot;&quot;)" office:value-type="float" office:value="236.190476190476" calcext:value-type="float">
            <text:p>236.190476190476</text:p>
          </table:table-cell>
          <table:table-cell table:style-name="ce20" table:formula="of:=IF([$Step1_GenProfile.H71]; &quot;,&quot;&amp;itp&amp; IF([$Step1_GenProfile.M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2]; &quot;{&quot;&amp;[$Step1_GenProfile.J72]&amp;&quot;,&quot;;&quot;&quot;)" office:value-type="string" office:string-value="{0.878539682539683," calcext:value-type="string">
            <text:p>{0.878539682539683,</text:p>
          </table:table-cell>
          <table:table-cell table:style-name="ce20" table:formula="of:=IF([$Step1_GenProfile.H72]; [$Step1_GenProfile.I72]*60;&quot;&quot;)" office:value-type="float" office:value="237.714285714286" calcext:value-type="float">
            <text:p>237.714285714286</text:p>
          </table:table-cell>
          <table:table-cell table:style-name="ce20" table:formula="of:=IF([$Step1_GenProfile.H72]; &quot;,&quot;&amp;itp&amp; IF([$Step1_GenProfile.M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3]; &quot;{&quot;&amp;[$Step1_GenProfile.J73]&amp;&quot;,&quot;;&quot;&quot;)" office:value-type="string" office:string-value="{0.918253968253968," calcext:value-type="string">
            <text:p>{0.918253968253968,</text:p>
          </table:table-cell>
          <table:table-cell table:style-name="ce20" table:formula="of:=IF([$Step1_GenProfile.H73]; [$Step1_GenProfile.I73]*60;&quot;&quot;)" office:value-type="float" office:value="238.857142857143" calcext:value-type="float">
            <text:p>238.857142857143</text:p>
          </table:table-cell>
          <table:table-cell table:style-name="ce20" table:formula="of:=IF([$Step1_GenProfile.H73]; &quot;,&quot;&amp;itp&amp; IF([$Step1_GenProfile.M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4]; &quot;{&quot;&amp;[$Step1_GenProfile.J74]&amp;&quot;,&quot;;&quot;&quot;)" office:value-type="string" office:string-value="{0.958126984126984," calcext:value-type="string">
            <text:p>{0.958126984126984,</text:p>
          </table:table-cell>
          <table:table-cell table:style-name="ce20" table:formula="of:=IF([$Step1_GenProfile.H74]; [$Step1_GenProfile.I74]*60;&quot;&quot;)" office:value-type="float" office:value="239.619047619048" calcext:value-type="float">
            <text:p>239.619047619048</text:p>
          </table:table-cell>
          <table:table-cell table:style-name="ce20" table:formula="of:=IF([$Step1_GenProfile.H74]; &quot;,&quot;&amp;itp&amp; IF([$Step1_GenProfile.M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5]; &quot;{&quot;&amp;[$Step1_GenProfile.J75]&amp;&quot;,&quot;;&quot;&quot;)" office:value-type="string" office:string-value="{0.998095238095238," calcext:value-type="string">
            <text:p>{0.998095238095238,</text:p>
          </table:table-cell>
          <table:table-cell table:style-name="ce20" table:formula="of:=IF([$Step1_GenProfile.H75]; [$Step1_GenProfile.I75]*60;&quot;&quot;)" office:value-type="float" office:value="240" calcext:value-type="float">
            <text:p>240</text:p>
          </table:table-cell>
          <table:table-cell table:style-name="ce20" table:formula="of:=IF([$Step1_GenProfile.H75]; &quot;,&quot;&amp;itp&amp; IF([$Step1_GenProfile.M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6]; &quot;{&quot;&amp;[$Step1_GenProfile.J76]&amp;&quot;,&quot;;&quot;&quot;)" office:value-type="string" office:string-value="{1.03809523809524," calcext:value-type="string">
            <text:p>{1.03809523809524,</text:p>
          </table:table-cell>
          <table:table-cell table:style-name="ce20" table:formula="of:=IF([$Step1_GenProfile.H76]; [$Step1_GenProfile.I76]*60;&quot;&quot;)" office:value-type="float" office:value="240" calcext:value-type="float">
            <text:p>240</text:p>
          </table:table-cell>
          <table:table-cell table:style-name="ce20" table:formula="of:=IF([$Step1_GenProfile.H76]; &quot;,&quot;&amp;itp&amp; IF([$Step1_GenProfile.M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7]; &quot;{&quot;&amp;[$Step1_GenProfile.J77]&amp;&quot;,&quot;;&quot;&quot;)" office:value-type="string" office:string-value="{1.07809523809524," calcext:value-type="string">
            <text:p>{1.07809523809524,</text:p>
          </table:table-cell>
          <table:table-cell table:style-name="ce20" table:formula="of:=IF([$Step1_GenProfile.H77]; [$Step1_GenProfile.I77]*60;&quot;&quot;)" office:value-type="float" office:value="240" calcext:value-type="float">
            <text:p>240</text:p>
          </table:table-cell>
          <table:table-cell table:style-name="ce20" table:formula="of:=IF([$Step1_GenProfile.H77]; &quot;,&quot;&amp;itp&amp; IF([$Step1_GenProfile.M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8]; &quot;{&quot;&amp;[$Step1_GenProfile.J78]&amp;&quot;,&quot;;&quot;&quot;)" office:value-type="string" office:string-value="{1.11809523809524," calcext:value-type="string">
            <text:p>{1.11809523809524,</text:p>
          </table:table-cell>
          <table:table-cell table:style-name="ce20" table:formula="of:=IF([$Step1_GenProfile.H78]; [$Step1_GenProfile.I78]*60;&quot;&quot;)" office:value-type="float" office:value="240" calcext:value-type="float">
            <text:p>240</text:p>
          </table:table-cell>
          <table:table-cell table:style-name="ce20" table:formula="of:=IF([$Step1_GenProfile.H78]; &quot;,&quot;&amp;itp&amp; IF([$Step1_GenProfile.M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79]; &quot;{&quot;&amp;[$Step1_GenProfile.J79]&amp;&quot;,&quot;;&quot;&quot;)" office:value-type="string" office:string-value="{1.15809523809524," calcext:value-type="string">
            <text:p>{1.15809523809524,</text:p>
          </table:table-cell>
          <table:table-cell table:style-name="ce20" table:formula="of:=IF([$Step1_GenProfile.H79]; [$Step1_GenProfile.I79]*60;&quot;&quot;)" office:value-type="float" office:value="240" calcext:value-type="float">
            <text:p>240</text:p>
          </table:table-cell>
          <table:table-cell table:style-name="ce20" table:formula="of:=IF([$Step1_GenProfile.H79]; &quot;,&quot;&amp;itp&amp; IF([$Step1_GenProfile.M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0]; &quot;{&quot;&amp;[$Step1_GenProfile.J80]&amp;&quot;,&quot;;&quot;&quot;)" office:value-type="string" office:string-value="{1.19809523809524," calcext:value-type="string">
            <text:p>{1.19809523809524,</text:p>
          </table:table-cell>
          <table:table-cell table:style-name="ce20" table:formula="of:=IF([$Step1_GenProfile.H80]; [$Step1_GenProfile.I80]*60;&quot;&quot;)" office:value-type="float" office:value="240" calcext:value-type="float">
            <text:p>240</text:p>
          </table:table-cell>
          <table:table-cell table:style-name="ce20" table:formula="of:=IF([$Step1_GenProfile.H80]; &quot;,&quot;&amp;itp&amp; IF([$Step1_GenProfile.M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1]; &quot;{&quot;&amp;[$Step1_GenProfile.J81]&amp;&quot;,&quot;;&quot;&quot;)" office:value-type="string" office:string-value="{1.23809523809524," calcext:value-type="string">
            <text:p>{1.23809523809524,</text:p>
          </table:table-cell>
          <table:table-cell table:style-name="ce20" table:formula="of:=IF([$Step1_GenProfile.H81]; [$Step1_GenProfile.I81]*60;&quot;&quot;)" office:value-type="float" office:value="240" calcext:value-type="float">
            <text:p>240</text:p>
          </table:table-cell>
          <table:table-cell table:style-name="ce20" table:formula="of:=IF([$Step1_GenProfile.H81]; &quot;,&quot;&amp;itp&amp; IF([$Step1_GenProfile.M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2]; &quot;{&quot;&amp;[$Step1_GenProfile.J82]&amp;&quot;,&quot;;&quot;&quot;)" office:value-type="string" office:string-value="{1.27809523809524," calcext:value-type="string">
            <text:p>{1.27809523809524,</text:p>
          </table:table-cell>
          <table:table-cell table:style-name="ce20" table:formula="of:=IF([$Step1_GenProfile.H82]; [$Step1_GenProfile.I82]*60;&quot;&quot;)" office:value-type="float" office:value="240" calcext:value-type="float">
            <text:p>240</text:p>
          </table:table-cell>
          <table:table-cell table:style-name="ce20" table:formula="of:=IF([$Step1_GenProfile.H82]; &quot;,&quot;&amp;itp&amp; IF([$Step1_GenProfile.M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3]; &quot;{&quot;&amp;[$Step1_GenProfile.J83]&amp;&quot;,&quot;;&quot;&quot;)" office:value-type="string" office:string-value="{1.31809523809524," calcext:value-type="string">
            <text:p>{1.31809523809524,</text:p>
          </table:table-cell>
          <table:table-cell table:style-name="ce20" table:formula="of:=IF([$Step1_GenProfile.H83]; [$Step1_GenProfile.I83]*60;&quot;&quot;)" office:value-type="float" office:value="240" calcext:value-type="float">
            <text:p>240</text:p>
          </table:table-cell>
          <table:table-cell table:style-name="ce20" table:formula="of:=IF([$Step1_GenProfile.H83]; &quot;,&quot;&amp;itp&amp; IF([$Step1_GenProfile.M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4]; &quot;{&quot;&amp;[$Step1_GenProfile.J84]&amp;&quot;,&quot;;&quot;&quot;)" office:value-type="string" office:string-value="{1.35809523809524," calcext:value-type="string">
            <text:p>{1.35809523809524,</text:p>
          </table:table-cell>
          <table:table-cell table:style-name="ce20" table:formula="of:=IF([$Step1_GenProfile.H84]; [$Step1_GenProfile.I84]*60;&quot;&quot;)" office:value-type="float" office:value="240" calcext:value-type="float">
            <text:p>240</text:p>
          </table:table-cell>
          <table:table-cell table:style-name="ce20" table:formula="of:=IF([$Step1_GenProfile.H84]; &quot;,&quot;&amp;itp&amp; IF([$Step1_GenProfile.M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5]; &quot;{&quot;&amp;[$Step1_GenProfile.J85]&amp;&quot;,&quot;;&quot;&quot;)" office:value-type="string" office:string-value="{1.39809523809524," calcext:value-type="string">
            <text:p>{1.39809523809524,</text:p>
          </table:table-cell>
          <table:table-cell table:style-name="ce20" table:formula="of:=IF([$Step1_GenProfile.H85]; [$Step1_GenProfile.I85]*60;&quot;&quot;)" office:value-type="float" office:value="240" calcext:value-type="float">
            <text:p>240</text:p>
          </table:table-cell>
          <table:table-cell table:style-name="ce20" table:formula="of:=IF([$Step1_GenProfile.H85]; &quot;,&quot;&amp;itp&amp; IF([$Step1_GenProfile.M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6]; &quot;{&quot;&amp;[$Step1_GenProfile.J86]&amp;&quot;,&quot;;&quot;&quot;)" office:value-type="string" office:string-value="{1.43809523809524," calcext:value-type="string">
            <text:p>{1.43809523809524,</text:p>
          </table:table-cell>
          <table:table-cell table:style-name="ce20" table:formula="of:=IF([$Step1_GenProfile.H86]; [$Step1_GenProfile.I86]*60;&quot;&quot;)" office:value-type="float" office:value="240" calcext:value-type="float">
            <text:p>240</text:p>
          </table:table-cell>
          <table:table-cell table:style-name="ce20" table:formula="of:=IF([$Step1_GenProfile.H86]; &quot;,&quot;&amp;itp&amp; IF([$Step1_GenProfile.M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7]; &quot;{&quot;&amp;[$Step1_GenProfile.J87]&amp;&quot;,&quot;;&quot;&quot;)" office:value-type="string" office:string-value="{1.47809523809524," calcext:value-type="string">
            <text:p>{1.47809523809524,</text:p>
          </table:table-cell>
          <table:table-cell table:style-name="ce20" table:formula="of:=IF([$Step1_GenProfile.H87]; [$Step1_GenProfile.I87]*60;&quot;&quot;)" office:value-type="float" office:value="240" calcext:value-type="float">
            <text:p>240</text:p>
          </table:table-cell>
          <table:table-cell table:style-name="ce20" table:formula="of:=IF([$Step1_GenProfile.H87]; &quot;,&quot;&amp;itp&amp; IF([$Step1_GenProfile.M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8]; &quot;{&quot;&amp;[$Step1_GenProfile.J88]&amp;&quot;,&quot;;&quot;&quot;)" office:value-type="string" office:string-value="{1.51809523809524," calcext:value-type="string">
            <text:p>{1.51809523809524,</text:p>
          </table:table-cell>
          <table:table-cell table:style-name="ce20" table:formula="of:=IF([$Step1_GenProfile.H88]; [$Step1_GenProfile.I88]*60;&quot;&quot;)" office:value-type="float" office:value="240" calcext:value-type="float">
            <text:p>240</text:p>
          </table:table-cell>
          <table:table-cell table:style-name="ce20" table:formula="of:=IF([$Step1_GenProfile.H88]; &quot;,&quot;&amp;itp&amp; IF([$Step1_GenProfile.M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89]; &quot;{&quot;&amp;[$Step1_GenProfile.J89]&amp;&quot;,&quot;;&quot;&quot;)" office:value-type="string" office:string-value="{1.55809523809524," calcext:value-type="string">
            <text:p>{1.55809523809524,</text:p>
          </table:table-cell>
          <table:table-cell table:style-name="ce20" table:formula="of:=IF([$Step1_GenProfile.H89]; [$Step1_GenProfile.I89]*60;&quot;&quot;)" office:value-type="float" office:value="240" calcext:value-type="float">
            <text:p>240</text:p>
          </table:table-cell>
          <table:table-cell table:style-name="ce20" table:formula="of:=IF([$Step1_GenProfile.H89]; &quot;,&quot;&amp;itp&amp; IF([$Step1_GenProfile.M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0]; &quot;{&quot;&amp;[$Step1_GenProfile.J90]&amp;&quot;,&quot;;&quot;&quot;)" office:value-type="string" office:string-value="{1.59809523809524," calcext:value-type="string">
            <text:p>{1.59809523809524,</text:p>
          </table:table-cell>
          <table:table-cell table:style-name="ce20" table:formula="of:=IF([$Step1_GenProfile.H90]; [$Step1_GenProfile.I90]*60;&quot;&quot;)" office:value-type="float" office:value="240" calcext:value-type="float">
            <text:p>240</text:p>
          </table:table-cell>
          <table:table-cell table:style-name="ce20" table:formula="of:=IF([$Step1_GenProfile.H90]; &quot;,&quot;&amp;itp&amp; IF([$Step1_GenProfile.M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1]; &quot;{&quot;&amp;[$Step1_GenProfile.J91]&amp;&quot;,&quot;;&quot;&quot;)" office:value-type="string" office:string-value="{1.63809523809524," calcext:value-type="string">
            <text:p>{1.63809523809524,</text:p>
          </table:table-cell>
          <table:table-cell table:style-name="ce20" table:formula="of:=IF([$Step1_GenProfile.H91]; [$Step1_GenProfile.I91]*60;&quot;&quot;)" office:value-type="float" office:value="240" calcext:value-type="float">
            <text:p>240</text:p>
          </table:table-cell>
          <table:table-cell table:style-name="ce20" table:formula="of:=IF([$Step1_GenProfile.H91]; &quot;,&quot;&amp;itp&amp; IF([$Step1_GenProfile.M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2]; &quot;{&quot;&amp;[$Step1_GenProfile.J92]&amp;&quot;,&quot;;&quot;&quot;)" office:value-type="string" office:string-value="{1.67809523809524," calcext:value-type="string">
            <text:p>{1.67809523809524,</text:p>
          </table:table-cell>
          <table:table-cell table:style-name="ce20" table:formula="of:=IF([$Step1_GenProfile.H92]; [$Step1_GenProfile.I92]*60;&quot;&quot;)" office:value-type="float" office:value="240" calcext:value-type="float">
            <text:p>240</text:p>
          </table:table-cell>
          <table:table-cell table:style-name="ce20" table:formula="of:=IF([$Step1_GenProfile.H92]; &quot;,&quot;&amp;itp&amp; IF([$Step1_GenProfile.M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3]; &quot;{&quot;&amp;[$Step1_GenProfile.J93]&amp;&quot;,&quot;;&quot;&quot;)" office:value-type="string" office:string-value="{1.71809523809524," calcext:value-type="string">
            <text:p>{1.71809523809524,</text:p>
          </table:table-cell>
          <table:table-cell table:style-name="ce20" table:formula="of:=IF([$Step1_GenProfile.H93]; [$Step1_GenProfile.I93]*60;&quot;&quot;)" office:value-type="float" office:value="240" calcext:value-type="float">
            <text:p>240</text:p>
          </table:table-cell>
          <table:table-cell table:style-name="ce20" table:formula="of:=IF([$Step1_GenProfile.H93]; &quot;,&quot;&amp;itp&amp; IF([$Step1_GenProfile.M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4]; &quot;{&quot;&amp;[$Step1_GenProfile.J94]&amp;&quot;,&quot;;&quot;&quot;)" office:value-type="string" office:string-value="{1.75809523809524," calcext:value-type="string">
            <text:p>{1.75809523809524,</text:p>
          </table:table-cell>
          <table:table-cell table:style-name="ce20" table:formula="of:=IF([$Step1_GenProfile.H94]; [$Step1_GenProfile.I94]*60;&quot;&quot;)" office:value-type="float" office:value="240" calcext:value-type="float">
            <text:p>240</text:p>
          </table:table-cell>
          <table:table-cell table:style-name="ce20" table:formula="of:=IF([$Step1_GenProfile.H94]; &quot;,&quot;&amp;itp&amp; IF([$Step1_GenProfile.M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5]; &quot;{&quot;&amp;[$Step1_GenProfile.J95]&amp;&quot;,&quot;;&quot;&quot;)" office:value-type="string" office:string-value="{1.79809523809524," calcext:value-type="string">
            <text:p>{1.79809523809524,</text:p>
          </table:table-cell>
          <table:table-cell table:style-name="ce20" table:formula="of:=IF([$Step1_GenProfile.H95]; [$Step1_GenProfile.I95]*60;&quot;&quot;)" office:value-type="float" office:value="240" calcext:value-type="float">
            <text:p>240</text:p>
          </table:table-cell>
          <table:table-cell table:style-name="ce20" table:formula="of:=IF([$Step1_GenProfile.H95]; &quot;,&quot;&amp;itp&amp; IF([$Step1_GenProfile.M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6]; &quot;{&quot;&amp;[$Step1_GenProfile.J96]&amp;&quot;,&quot;;&quot;&quot;)" office:value-type="string" office:string-value="{1.83809523809524," calcext:value-type="string">
            <text:p>{1.83809523809524,</text:p>
          </table:table-cell>
          <table:table-cell table:style-name="ce20" table:formula="of:=IF([$Step1_GenProfile.H96]; [$Step1_GenProfile.I96]*60;&quot;&quot;)" office:value-type="float" office:value="240" calcext:value-type="float">
            <text:p>240</text:p>
          </table:table-cell>
          <table:table-cell table:style-name="ce20" table:formula="of:=IF([$Step1_GenProfile.H96]; &quot;,&quot;&amp;itp&amp; IF([$Step1_GenProfile.M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7]; &quot;{&quot;&amp;[$Step1_GenProfile.J97]&amp;&quot;,&quot;;&quot;&quot;)" office:value-type="string" office:string-value="{1.87809523809524," calcext:value-type="string">
            <text:p>{1.87809523809524,</text:p>
          </table:table-cell>
          <table:table-cell table:style-name="ce20" table:formula="of:=IF([$Step1_GenProfile.H97]; [$Step1_GenProfile.I97]*60;&quot;&quot;)" office:value-type="float" office:value="240" calcext:value-type="float">
            <text:p>240</text:p>
          </table:table-cell>
          <table:table-cell table:style-name="ce20" table:formula="of:=IF([$Step1_GenProfile.H97]; &quot;,&quot;&amp;itp&amp; IF([$Step1_GenProfile.M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8]; &quot;{&quot;&amp;[$Step1_GenProfile.J98]&amp;&quot;,&quot;;&quot;&quot;)" office:value-type="string" office:string-value="{1.91809523809524," calcext:value-type="string">
            <text:p>{1.91809523809524,</text:p>
          </table:table-cell>
          <table:table-cell table:style-name="ce20" table:formula="of:=IF([$Step1_GenProfile.H98]; [$Step1_GenProfile.I98]*60;&quot;&quot;)" office:value-type="float" office:value="240" calcext:value-type="float">
            <text:p>240</text:p>
          </table:table-cell>
          <table:table-cell table:style-name="ce20" table:formula="of:=IF([$Step1_GenProfile.H98]; &quot;,&quot;&amp;itp&amp; IF([$Step1_GenProfile.M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99]; &quot;{&quot;&amp;[$Step1_GenProfile.J99]&amp;&quot;,&quot;;&quot;&quot;)" office:value-type="string" office:string-value="{1.95809523809524," calcext:value-type="string">
            <text:p>{1.95809523809524,</text:p>
          </table:table-cell>
          <table:table-cell table:style-name="ce20" table:formula="of:=IF([$Step1_GenProfile.H99]; [$Step1_GenProfile.I99]*60;&quot;&quot;)" office:value-type="float" office:value="240" calcext:value-type="float">
            <text:p>240</text:p>
          </table:table-cell>
          <table:table-cell table:style-name="ce20" table:formula="of:=IF([$Step1_GenProfile.H99]; &quot;,&quot;&amp;itp&amp; IF([$Step1_GenProfile.M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0]; &quot;{&quot;&amp;[$Step1_GenProfile.J100]&amp;&quot;,&quot;;&quot;&quot;)" office:value-type="string" office:string-value="{1.99809523809524," calcext:value-type="string">
            <text:p>{1.99809523809524,</text:p>
          </table:table-cell>
          <table:table-cell table:style-name="ce20" table:formula="of:=IF([$Step1_GenProfile.H100]; [$Step1_GenProfile.I100]*60;&quot;&quot;)" office:value-type="float" office:value="240" calcext:value-type="float">
            <text:p>240</text:p>
          </table:table-cell>
          <table:table-cell table:style-name="ce20" table:formula="of:=IF([$Step1_GenProfile.H100]; &quot;,&quot;&amp;itp&amp; IF([$Step1_GenProfile.M1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1]; &quot;{&quot;&amp;[$Step1_GenProfile.J101]&amp;&quot;,&quot;;&quot;&quot;)" office:value-type="string" office:string-value="{2.03809523809524," calcext:value-type="string">
            <text:p>{2.03809523809524,</text:p>
          </table:table-cell>
          <table:table-cell table:style-name="ce20" table:formula="of:=IF([$Step1_GenProfile.H101]; [$Step1_GenProfile.I101]*60;&quot;&quot;)" office:value-type="float" office:value="240" calcext:value-type="float">
            <text:p>240</text:p>
          </table:table-cell>
          <table:table-cell table:style-name="ce20" table:formula="of:=IF([$Step1_GenProfile.H101]; &quot;,&quot;&amp;itp&amp; IF([$Step1_GenProfile.M1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2]; &quot;{&quot;&amp;[$Step1_GenProfile.J102]&amp;&quot;,&quot;;&quot;&quot;)" office:value-type="string" office:string-value="{2.07809523809524," calcext:value-type="string">
            <text:p>{2.07809523809524,</text:p>
          </table:table-cell>
          <table:table-cell table:style-name="ce20" table:formula="of:=IF([$Step1_GenProfile.H102]; [$Step1_GenProfile.I102]*60;&quot;&quot;)" office:value-type="float" office:value="240" calcext:value-type="float">
            <text:p>240</text:p>
          </table:table-cell>
          <table:table-cell table:style-name="ce20" table:formula="of:=IF([$Step1_GenProfile.H102]; &quot;,&quot;&amp;itp&amp; IF([$Step1_GenProfile.M1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3]; &quot;{&quot;&amp;[$Step1_GenProfile.J103]&amp;&quot;,&quot;;&quot;&quot;)" office:value-type="string" office:string-value="{2.11809523809524," calcext:value-type="string">
            <text:p>{2.11809523809524,</text:p>
          </table:table-cell>
          <table:table-cell table:style-name="ce20" table:formula="of:=IF([$Step1_GenProfile.H103]; [$Step1_GenProfile.I103]*60;&quot;&quot;)" office:value-type="float" office:value="240" calcext:value-type="float">
            <text:p>240</text:p>
          </table:table-cell>
          <table:table-cell table:style-name="ce20" table:formula="of:=IF([$Step1_GenProfile.H103]; &quot;,&quot;&amp;itp&amp; IF([$Step1_GenProfile.M1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4]; &quot;{&quot;&amp;[$Step1_GenProfile.J104]&amp;&quot;,&quot;;&quot;&quot;)" office:value-type="string" office:string-value="{2.15809523809524," calcext:value-type="string">
            <text:p>{2.15809523809524,</text:p>
          </table:table-cell>
          <table:table-cell table:style-name="ce20" table:formula="of:=IF([$Step1_GenProfile.H104]; [$Step1_GenProfile.I104]*60;&quot;&quot;)" office:value-type="float" office:value="240" calcext:value-type="float">
            <text:p>240</text:p>
          </table:table-cell>
          <table:table-cell table:style-name="ce20" table:formula="of:=IF([$Step1_GenProfile.H104]; &quot;,&quot;&amp;itp&amp; IF([$Step1_GenProfile.M1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5]; &quot;{&quot;&amp;[$Step1_GenProfile.J105]&amp;&quot;,&quot;;&quot;&quot;)" office:value-type="string" office:string-value="{2.19809523809524," calcext:value-type="string">
            <text:p>{2.19809523809524,</text:p>
          </table:table-cell>
          <table:table-cell table:style-name="ce20" table:formula="of:=IF([$Step1_GenProfile.H105]; [$Step1_GenProfile.I105]*60;&quot;&quot;)" office:value-type="float" office:value="240" calcext:value-type="float">
            <text:p>240</text:p>
          </table:table-cell>
          <table:table-cell table:style-name="ce20" table:formula="of:=IF([$Step1_GenProfile.H105]; &quot;,&quot;&amp;itp&amp; IF([$Step1_GenProfile.M1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6]; &quot;{&quot;&amp;[$Step1_GenProfile.J106]&amp;&quot;,&quot;;&quot;&quot;)" office:value-type="string" office:string-value="{2.23809523809524," calcext:value-type="string">
            <text:p>{2.23809523809524,</text:p>
          </table:table-cell>
          <table:table-cell table:style-name="ce20" table:formula="of:=IF([$Step1_GenProfile.H106]; [$Step1_GenProfile.I106]*60;&quot;&quot;)" office:value-type="float" office:value="240" calcext:value-type="float">
            <text:p>240</text:p>
          </table:table-cell>
          <table:table-cell table:style-name="ce20" table:formula="of:=IF([$Step1_GenProfile.H106]; &quot;,&quot;&amp;itp&amp; IF([$Step1_GenProfile.M1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7]; &quot;{&quot;&amp;[$Step1_GenProfile.J107]&amp;&quot;,&quot;;&quot;&quot;)" office:value-type="string" office:string-value="{2.27809523809524," calcext:value-type="string">
            <text:p>{2.27809523809524,</text:p>
          </table:table-cell>
          <table:table-cell table:style-name="ce20" table:formula="of:=IF([$Step1_GenProfile.H107]; [$Step1_GenProfile.I107]*60;&quot;&quot;)" office:value-type="float" office:value="240" calcext:value-type="float">
            <text:p>240</text:p>
          </table:table-cell>
          <table:table-cell table:style-name="ce20" table:formula="of:=IF([$Step1_GenProfile.H107]; &quot;,&quot;&amp;itp&amp; IF([$Step1_GenProfile.M1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8]; &quot;{&quot;&amp;[$Step1_GenProfile.J108]&amp;&quot;,&quot;;&quot;&quot;)" office:value-type="string" office:string-value="{2.31809523809524," calcext:value-type="string">
            <text:p>{2.31809523809524,</text:p>
          </table:table-cell>
          <table:table-cell table:style-name="ce20" table:formula="of:=IF([$Step1_GenProfile.H108]; [$Step1_GenProfile.I108]*60;&quot;&quot;)" office:value-type="float" office:value="240" calcext:value-type="float">
            <text:p>240</text:p>
          </table:table-cell>
          <table:table-cell table:style-name="ce20" table:formula="of:=IF([$Step1_GenProfile.H108]; &quot;,&quot;&amp;itp&amp; IF([$Step1_GenProfile.M1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09]; &quot;{&quot;&amp;[$Step1_GenProfile.J109]&amp;&quot;,&quot;;&quot;&quot;)" office:value-type="string" office:string-value="{2.35809523809524," calcext:value-type="string">
            <text:p>{2.35809523809524,</text:p>
          </table:table-cell>
          <table:table-cell table:style-name="ce20" table:formula="of:=IF([$Step1_GenProfile.H109]; [$Step1_GenProfile.I109]*60;&quot;&quot;)" office:value-type="float" office:value="240" calcext:value-type="float">
            <text:p>240</text:p>
          </table:table-cell>
          <table:table-cell table:style-name="ce20" table:formula="of:=IF([$Step1_GenProfile.H109]; &quot;,&quot;&amp;itp&amp; IF([$Step1_GenProfile.M1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0]; &quot;{&quot;&amp;[$Step1_GenProfile.J110]&amp;&quot;,&quot;;&quot;&quot;)" office:value-type="string" office:string-value="{2.39809523809524," calcext:value-type="string">
            <text:p>{2.39809523809524,</text:p>
          </table:table-cell>
          <table:table-cell table:style-name="ce20" table:formula="of:=IF([$Step1_GenProfile.H110]; [$Step1_GenProfile.I110]*60;&quot;&quot;)" office:value-type="float" office:value="240" calcext:value-type="float">
            <text:p>240</text:p>
          </table:table-cell>
          <table:table-cell table:style-name="ce20" table:formula="of:=IF([$Step1_GenProfile.H110]; &quot;,&quot;&amp;itp&amp; IF([$Step1_GenProfile.M1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1]; &quot;{&quot;&amp;[$Step1_GenProfile.J111]&amp;&quot;,&quot;;&quot;&quot;)" office:value-type="string" office:string-value="{2.43809523809524," calcext:value-type="string">
            <text:p>{2.43809523809524,</text:p>
          </table:table-cell>
          <table:table-cell table:style-name="ce20" table:formula="of:=IF([$Step1_GenProfile.H111]; [$Step1_GenProfile.I111]*60;&quot;&quot;)" office:value-type="float" office:value="240" calcext:value-type="float">
            <text:p>240</text:p>
          </table:table-cell>
          <table:table-cell table:style-name="ce20" table:formula="of:=IF([$Step1_GenProfile.H111]; &quot;,&quot;&amp;itp&amp; IF([$Step1_GenProfile.M1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2]; &quot;{&quot;&amp;[$Step1_GenProfile.J112]&amp;&quot;,&quot;;&quot;&quot;)" office:value-type="string" office:string-value="{2.47809523809524," calcext:value-type="string">
            <text:p>{2.47809523809524,</text:p>
          </table:table-cell>
          <table:table-cell table:style-name="ce20" table:formula="of:=IF([$Step1_GenProfile.H112]; [$Step1_GenProfile.I112]*60;&quot;&quot;)" office:value-type="float" office:value="240" calcext:value-type="float">
            <text:p>240</text:p>
          </table:table-cell>
          <table:table-cell table:style-name="ce20" table:formula="of:=IF([$Step1_GenProfile.H112]; &quot;,&quot;&amp;itp&amp; IF([$Step1_GenProfile.M1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3]; &quot;{&quot;&amp;[$Step1_GenProfile.J113]&amp;&quot;,&quot;;&quot;&quot;)" office:value-type="string" office:string-value="{2.51809523809524," calcext:value-type="string">
            <text:p>{2.51809523809524,</text:p>
          </table:table-cell>
          <table:table-cell table:style-name="ce20" table:formula="of:=IF([$Step1_GenProfile.H113]; [$Step1_GenProfile.I113]*60;&quot;&quot;)" office:value-type="float" office:value="240" calcext:value-type="float">
            <text:p>240</text:p>
          </table:table-cell>
          <table:table-cell table:style-name="ce20" table:formula="of:=IF([$Step1_GenProfile.H113]; &quot;,&quot;&amp;itp&amp; IF([$Step1_GenProfile.M1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4]; &quot;{&quot;&amp;[$Step1_GenProfile.J114]&amp;&quot;,&quot;;&quot;&quot;)" office:value-type="string" office:string-value="{2.55809523809524," calcext:value-type="string">
            <text:p>{2.55809523809524,</text:p>
          </table:table-cell>
          <table:table-cell table:style-name="ce20" table:formula="of:=IF([$Step1_GenProfile.H114]; [$Step1_GenProfile.I114]*60;&quot;&quot;)" office:value-type="float" office:value="240" calcext:value-type="float">
            <text:p>240</text:p>
          </table:table-cell>
          <table:table-cell table:style-name="ce20" table:formula="of:=IF([$Step1_GenProfile.H114]; &quot;,&quot;&amp;itp&amp; IF([$Step1_GenProfile.M1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5]; &quot;{&quot;&amp;[$Step1_GenProfile.J115]&amp;&quot;,&quot;;&quot;&quot;)" office:value-type="string" office:string-value="{2.59809523809524," calcext:value-type="string">
            <text:p>{2.59809523809524,</text:p>
          </table:table-cell>
          <table:table-cell table:style-name="ce20" table:formula="of:=IF([$Step1_GenProfile.H115]; [$Step1_GenProfile.I115]*60;&quot;&quot;)" office:value-type="float" office:value="240" calcext:value-type="float">
            <text:p>240</text:p>
          </table:table-cell>
          <table:table-cell table:style-name="ce20" table:formula="of:=IF([$Step1_GenProfile.H115]; &quot;,&quot;&amp;itp&amp; IF([$Step1_GenProfile.M1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6]; &quot;{&quot;&amp;[$Step1_GenProfile.J116]&amp;&quot;,&quot;;&quot;&quot;)" office:value-type="string" office:string-value="{2.63809523809524," calcext:value-type="string">
            <text:p>{2.63809523809524,</text:p>
          </table:table-cell>
          <table:table-cell table:style-name="ce20" table:formula="of:=IF([$Step1_GenProfile.H116]; [$Step1_GenProfile.I116]*60;&quot;&quot;)" office:value-type="float" office:value="240" calcext:value-type="float">
            <text:p>240</text:p>
          </table:table-cell>
          <table:table-cell table:style-name="ce20" table:formula="of:=IF([$Step1_GenProfile.H116]; &quot;,&quot;&amp;itp&amp; IF([$Step1_GenProfile.M1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7]; &quot;{&quot;&amp;[$Step1_GenProfile.J117]&amp;&quot;,&quot;;&quot;&quot;)" office:value-type="string" office:string-value="{2.67809523809524," calcext:value-type="string">
            <text:p>{2.67809523809524,</text:p>
          </table:table-cell>
          <table:table-cell table:style-name="ce20" table:formula="of:=IF([$Step1_GenProfile.H117]; [$Step1_GenProfile.I117]*60;&quot;&quot;)" office:value-type="float" office:value="240" calcext:value-type="float">
            <text:p>240</text:p>
          </table:table-cell>
          <table:table-cell table:style-name="ce20" table:formula="of:=IF([$Step1_GenProfile.H117]; &quot;,&quot;&amp;itp&amp; IF([$Step1_GenProfile.M1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8]; &quot;{&quot;&amp;[$Step1_GenProfile.J118]&amp;&quot;,&quot;;&quot;&quot;)" office:value-type="string" office:string-value="{2.71809523809524," calcext:value-type="string">
            <text:p>{2.71809523809524,</text:p>
          </table:table-cell>
          <table:table-cell table:style-name="ce20" table:formula="of:=IF([$Step1_GenProfile.H118]; [$Step1_GenProfile.I118]*60;&quot;&quot;)" office:value-type="float" office:value="240" calcext:value-type="float">
            <text:p>240</text:p>
          </table:table-cell>
          <table:table-cell table:style-name="ce20" table:formula="of:=IF([$Step1_GenProfile.H118]; &quot;,&quot;&amp;itp&amp; IF([$Step1_GenProfile.M1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19]; &quot;{&quot;&amp;[$Step1_GenProfile.J119]&amp;&quot;,&quot;;&quot;&quot;)" office:value-type="string" office:string-value="{2.75809523809524," calcext:value-type="string">
            <text:p>{2.75809523809524,</text:p>
          </table:table-cell>
          <table:table-cell table:style-name="ce20" table:formula="of:=IF([$Step1_GenProfile.H119]; [$Step1_GenProfile.I119]*60;&quot;&quot;)" office:value-type="float" office:value="240" calcext:value-type="float">
            <text:p>240</text:p>
          </table:table-cell>
          <table:table-cell table:style-name="ce20" table:formula="of:=IF([$Step1_GenProfile.H119]; &quot;,&quot;&amp;itp&amp; IF([$Step1_GenProfile.M1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0]; &quot;{&quot;&amp;[$Step1_GenProfile.J120]&amp;&quot;,&quot;;&quot;&quot;)" office:value-type="string" office:string-value="{2.79809523809524," calcext:value-type="string">
            <text:p>{2.79809523809524,</text:p>
          </table:table-cell>
          <table:table-cell table:style-name="ce20" table:formula="of:=IF([$Step1_GenProfile.H120]; [$Step1_GenProfile.I120]*60;&quot;&quot;)" office:value-type="float" office:value="240" calcext:value-type="float">
            <text:p>240</text:p>
          </table:table-cell>
          <table:table-cell table:style-name="ce20" table:formula="of:=IF([$Step1_GenProfile.H120]; &quot;,&quot;&amp;itp&amp; IF([$Step1_GenProfile.M1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1]; &quot;{&quot;&amp;[$Step1_GenProfile.J121]&amp;&quot;,&quot;;&quot;&quot;)" office:value-type="string" office:string-value="{2.83809523809524," calcext:value-type="string">
            <text:p>{2.83809523809524,</text:p>
          </table:table-cell>
          <table:table-cell table:style-name="ce20" table:formula="of:=IF([$Step1_GenProfile.H121]; [$Step1_GenProfile.I121]*60;&quot;&quot;)" office:value-type="float" office:value="240" calcext:value-type="float">
            <text:p>240</text:p>
          </table:table-cell>
          <table:table-cell table:style-name="ce20" table:formula="of:=IF([$Step1_GenProfile.H121]; &quot;,&quot;&amp;itp&amp; IF([$Step1_GenProfile.M1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2]; &quot;{&quot;&amp;[$Step1_GenProfile.J122]&amp;&quot;,&quot;;&quot;&quot;)" office:value-type="string" office:string-value="{2.87809523809524," calcext:value-type="string">
            <text:p>{2.87809523809524,</text:p>
          </table:table-cell>
          <table:table-cell table:style-name="ce20" table:formula="of:=IF([$Step1_GenProfile.H122]; [$Step1_GenProfile.I122]*60;&quot;&quot;)" office:value-type="float" office:value="240" calcext:value-type="float">
            <text:p>240</text:p>
          </table:table-cell>
          <table:table-cell table:style-name="ce20" table:formula="of:=IF([$Step1_GenProfile.H122]; &quot;,&quot;&amp;itp&amp; IF([$Step1_GenProfile.M1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3]; &quot;{&quot;&amp;[$Step1_GenProfile.J123]&amp;&quot;,&quot;;&quot;&quot;)" office:value-type="string" office:string-value="{2.91809523809524," calcext:value-type="string">
            <text:p>{2.91809523809524,</text:p>
          </table:table-cell>
          <table:table-cell table:style-name="ce20" table:formula="of:=IF([$Step1_GenProfile.H123]; [$Step1_GenProfile.I123]*60;&quot;&quot;)" office:value-type="float" office:value="240" calcext:value-type="float">
            <text:p>240</text:p>
          </table:table-cell>
          <table:table-cell table:style-name="ce20" table:formula="of:=IF([$Step1_GenProfile.H123]; &quot;,&quot;&amp;itp&amp; IF([$Step1_GenProfile.M1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4]; &quot;{&quot;&amp;[$Step1_GenProfile.J124]&amp;&quot;,&quot;;&quot;&quot;)" office:value-type="string" office:string-value="{2.95809523809524," calcext:value-type="string">
            <text:p>{2.95809523809524,</text:p>
          </table:table-cell>
          <table:table-cell table:style-name="ce20" table:formula="of:=IF([$Step1_GenProfile.H124]; [$Step1_GenProfile.I124]*60;&quot;&quot;)" office:value-type="float" office:value="240" calcext:value-type="float">
            <text:p>240</text:p>
          </table:table-cell>
          <table:table-cell table:style-name="ce20" table:formula="of:=IF([$Step1_GenProfile.H124]; &quot;,&quot;&amp;itp&amp; IF([$Step1_GenProfile.M1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5]; &quot;{&quot;&amp;[$Step1_GenProfile.J125]&amp;&quot;,&quot;;&quot;&quot;)" office:value-type="string" office:string-value="{2.99809523809524," calcext:value-type="string">
            <text:p>{2.99809523809524,</text:p>
          </table:table-cell>
          <table:table-cell table:style-name="ce20" table:formula="of:=IF([$Step1_GenProfile.H125]; [$Step1_GenProfile.I125]*60;&quot;&quot;)" office:value-type="float" office:value="240" calcext:value-type="float">
            <text:p>240</text:p>
          </table:table-cell>
          <table:table-cell table:style-name="ce20" table:formula="of:=IF([$Step1_GenProfile.H125]; &quot;,&quot;&amp;itp&amp; IF([$Step1_GenProfile.M12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6]; &quot;{&quot;&amp;[$Step1_GenProfile.J126]&amp;&quot;,&quot;;&quot;&quot;)" office:value-type="string" office:string-value="{3.03809523809524," calcext:value-type="string">
            <text:p>{3.03809523809524,</text:p>
          </table:table-cell>
          <table:table-cell table:style-name="ce20" table:formula="of:=IF([$Step1_GenProfile.H126]; [$Step1_GenProfile.I126]*60;&quot;&quot;)" office:value-type="float" office:value="240" calcext:value-type="float">
            <text:p>240</text:p>
          </table:table-cell>
          <table:table-cell table:style-name="ce20" table:formula="of:=IF([$Step1_GenProfile.H126]; &quot;,&quot;&amp;itp&amp; IF([$Step1_GenProfile.M1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7]; &quot;{&quot;&amp;[$Step1_GenProfile.J127]&amp;&quot;,&quot;;&quot;&quot;)" office:value-type="string" office:string-value="{3.07809523809524," calcext:value-type="string">
            <text:p>{3.07809523809524,</text:p>
          </table:table-cell>
          <table:table-cell table:style-name="ce20" table:formula="of:=IF([$Step1_GenProfile.H127]; [$Step1_GenProfile.I127]*60;&quot;&quot;)" office:value-type="float" office:value="240" calcext:value-type="float">
            <text:p>240</text:p>
          </table:table-cell>
          <table:table-cell table:style-name="ce20" table:formula="of:=IF([$Step1_GenProfile.H127]; &quot;,&quot;&amp;itp&amp; IF([$Step1_GenProfile.M1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8]; &quot;{&quot;&amp;[$Step1_GenProfile.J128]&amp;&quot;,&quot;;&quot;&quot;)" office:value-type="string" office:string-value="{3.11809523809524," calcext:value-type="string">
            <text:p>{3.11809523809524,</text:p>
          </table:table-cell>
          <table:table-cell table:style-name="ce20" table:formula="of:=IF([$Step1_GenProfile.H128]; [$Step1_GenProfile.I128]*60;&quot;&quot;)" office:value-type="float" office:value="240" calcext:value-type="float">
            <text:p>240</text:p>
          </table:table-cell>
          <table:table-cell table:style-name="ce20" table:formula="of:=IF([$Step1_GenProfile.H128]; &quot;,&quot;&amp;itp&amp; IF([$Step1_GenProfile.M1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29]; &quot;{&quot;&amp;[$Step1_GenProfile.J129]&amp;&quot;,&quot;;&quot;&quot;)" office:value-type="string" office:string-value="{3.15809523809524," calcext:value-type="string">
            <text:p>{3.15809523809524,</text:p>
          </table:table-cell>
          <table:table-cell table:style-name="ce20" table:formula="of:=IF([$Step1_GenProfile.H129]; [$Step1_GenProfile.I129]*60;&quot;&quot;)" office:value-type="float" office:value="240" calcext:value-type="float">
            <text:p>240</text:p>
          </table:table-cell>
          <table:table-cell table:style-name="ce20" table:formula="of:=IF([$Step1_GenProfile.H129]; &quot;,&quot;&amp;itp&amp; IF([$Step1_GenProfile.M1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0]; &quot;{&quot;&amp;[$Step1_GenProfile.J130]&amp;&quot;,&quot;;&quot;&quot;)" office:value-type="string" office:string-value="{3.19809523809524," calcext:value-type="string">
            <text:p>{3.19809523809524,</text:p>
          </table:table-cell>
          <table:table-cell table:style-name="ce20" table:formula="of:=IF([$Step1_GenProfile.H130]; [$Step1_GenProfile.I130]*60;&quot;&quot;)" office:value-type="float" office:value="240" calcext:value-type="float">
            <text:p>240</text:p>
          </table:table-cell>
          <table:table-cell table:style-name="ce20" table:formula="of:=IF([$Step1_GenProfile.H130]; &quot;,&quot;&amp;itp&amp; IF([$Step1_GenProfile.M1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1]; &quot;{&quot;&amp;[$Step1_GenProfile.J131]&amp;&quot;,&quot;;&quot;&quot;)" office:value-type="string" office:string-value="{3.23809523809524," calcext:value-type="string">
            <text:p>{3.23809523809524,</text:p>
          </table:table-cell>
          <table:table-cell table:style-name="ce20" table:formula="of:=IF([$Step1_GenProfile.H131]; [$Step1_GenProfile.I131]*60;&quot;&quot;)" office:value-type="float" office:value="240" calcext:value-type="float">
            <text:p>240</text:p>
          </table:table-cell>
          <table:table-cell table:style-name="ce20" table:formula="of:=IF([$Step1_GenProfile.H131]; &quot;,&quot;&amp;itp&amp; IF([$Step1_GenProfile.M1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2]; &quot;{&quot;&amp;[$Step1_GenProfile.J132]&amp;&quot;,&quot;;&quot;&quot;)" office:value-type="string" office:string-value="{3.27809523809524," calcext:value-type="string">
            <text:p>{3.27809523809524,</text:p>
          </table:table-cell>
          <table:table-cell table:style-name="ce20" table:formula="of:=IF([$Step1_GenProfile.H132]; [$Step1_GenProfile.I132]*60;&quot;&quot;)" office:value-type="float" office:value="240" calcext:value-type="float">
            <text:p>240</text:p>
          </table:table-cell>
          <table:table-cell table:style-name="ce20" table:formula="of:=IF([$Step1_GenProfile.H132]; &quot;,&quot;&amp;itp&amp; IF([$Step1_GenProfile.M1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3]; &quot;{&quot;&amp;[$Step1_GenProfile.J133]&amp;&quot;,&quot;;&quot;&quot;)" office:value-type="string" office:string-value="{3.31809523809524," calcext:value-type="string">
            <text:p>{3.31809523809524,</text:p>
          </table:table-cell>
          <table:table-cell table:style-name="ce20" table:formula="of:=IF([$Step1_GenProfile.H133]; [$Step1_GenProfile.I133]*60;&quot;&quot;)" office:value-type="float" office:value="240" calcext:value-type="float">
            <text:p>240</text:p>
          </table:table-cell>
          <table:table-cell table:style-name="ce20" table:formula="of:=IF([$Step1_GenProfile.H133]; &quot;,&quot;&amp;itp&amp; IF([$Step1_GenProfile.M1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4]; &quot;{&quot;&amp;[$Step1_GenProfile.J134]&amp;&quot;,&quot;;&quot;&quot;)" office:value-type="string" office:string-value="{3.35809523809524," calcext:value-type="string">
            <text:p>{3.35809523809524,</text:p>
          </table:table-cell>
          <table:table-cell table:style-name="ce20" table:formula="of:=IF([$Step1_GenProfile.H134]; [$Step1_GenProfile.I134]*60;&quot;&quot;)" office:value-type="float" office:value="240" calcext:value-type="float">
            <text:p>240</text:p>
          </table:table-cell>
          <table:table-cell table:style-name="ce20" table:formula="of:=IF([$Step1_GenProfile.H134]; &quot;,&quot;&amp;itp&amp; IF([$Step1_GenProfile.M1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5]; &quot;{&quot;&amp;[$Step1_GenProfile.J135]&amp;&quot;,&quot;;&quot;&quot;)" office:value-type="string" office:string-value="{3.39809523809524," calcext:value-type="string">
            <text:p>{3.39809523809524,</text:p>
          </table:table-cell>
          <table:table-cell table:style-name="ce20" table:formula="of:=IF([$Step1_GenProfile.H135]; [$Step1_GenProfile.I135]*60;&quot;&quot;)" office:value-type="float" office:value="240" calcext:value-type="float">
            <text:p>240</text:p>
          </table:table-cell>
          <table:table-cell table:style-name="ce20" table:formula="of:=IF([$Step1_GenProfile.H135]; &quot;,&quot;&amp;itp&amp; IF([$Step1_GenProfile.M1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6]; &quot;{&quot;&amp;[$Step1_GenProfile.J136]&amp;&quot;,&quot;;&quot;&quot;)" office:value-type="string" office:string-value="{3.43809523809524," calcext:value-type="string">
            <text:p>{3.43809523809524,</text:p>
          </table:table-cell>
          <table:table-cell table:style-name="ce20" table:formula="of:=IF([$Step1_GenProfile.H136]; [$Step1_GenProfile.I136]*60;&quot;&quot;)" office:value-type="float" office:value="240" calcext:value-type="float">
            <text:p>240</text:p>
          </table:table-cell>
          <table:table-cell table:style-name="ce20" table:formula="of:=IF([$Step1_GenProfile.H136]; &quot;,&quot;&amp;itp&amp; IF([$Step1_GenProfile.M1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7]; &quot;{&quot;&amp;[$Step1_GenProfile.J137]&amp;&quot;,&quot;;&quot;&quot;)" office:value-type="string" office:string-value="{3.47809523809524," calcext:value-type="string">
            <text:p>{3.47809523809524,</text:p>
          </table:table-cell>
          <table:table-cell table:style-name="ce20" table:formula="of:=IF([$Step1_GenProfile.H137]; [$Step1_GenProfile.I137]*60;&quot;&quot;)" office:value-type="float" office:value="240" calcext:value-type="float">
            <text:p>240</text:p>
          </table:table-cell>
          <table:table-cell table:style-name="ce20" table:formula="of:=IF([$Step1_GenProfile.H137]; &quot;,&quot;&amp;itp&amp; IF([$Step1_GenProfile.M1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8]; &quot;{&quot;&amp;[$Step1_GenProfile.J138]&amp;&quot;,&quot;;&quot;&quot;)" office:value-type="string" office:string-value="{3.51809523809524," calcext:value-type="string">
            <text:p>{3.51809523809524,</text:p>
          </table:table-cell>
          <table:table-cell table:style-name="ce20" table:formula="of:=IF([$Step1_GenProfile.H138]; [$Step1_GenProfile.I138]*60;&quot;&quot;)" office:value-type="float" office:value="240" calcext:value-type="float">
            <text:p>240</text:p>
          </table:table-cell>
          <table:table-cell table:style-name="ce20" table:formula="of:=IF([$Step1_GenProfile.H138]; &quot;,&quot;&amp;itp&amp; IF([$Step1_GenProfile.M1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39]; &quot;{&quot;&amp;[$Step1_GenProfile.J139]&amp;&quot;,&quot;;&quot;&quot;)" office:value-type="string" office:string-value="{3.55809523809524," calcext:value-type="string">
            <text:p>{3.55809523809524,</text:p>
          </table:table-cell>
          <table:table-cell table:style-name="ce20" table:formula="of:=IF([$Step1_GenProfile.H139]; [$Step1_GenProfile.I139]*60;&quot;&quot;)" office:value-type="float" office:value="240" calcext:value-type="float">
            <text:p>240</text:p>
          </table:table-cell>
          <table:table-cell table:style-name="ce20" table:formula="of:=IF([$Step1_GenProfile.H139]; &quot;,&quot;&amp;itp&amp; IF([$Step1_GenProfile.M1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0]; &quot;{&quot;&amp;[$Step1_GenProfile.J140]&amp;&quot;,&quot;;&quot;&quot;)" office:value-type="string" office:string-value="{3.59809523809524," calcext:value-type="string">
            <text:p>{3.59809523809524,</text:p>
          </table:table-cell>
          <table:table-cell table:style-name="ce20" table:formula="of:=IF([$Step1_GenProfile.H140]; [$Step1_GenProfile.I140]*60;&quot;&quot;)" office:value-type="float" office:value="240" calcext:value-type="float">
            <text:p>240</text:p>
          </table:table-cell>
          <table:table-cell table:style-name="ce20" table:formula="of:=IF([$Step1_GenProfile.H140]; &quot;,&quot;&amp;itp&amp; IF([$Step1_GenProfile.M1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1]; &quot;{&quot;&amp;[$Step1_GenProfile.J141]&amp;&quot;,&quot;;&quot;&quot;)" office:value-type="string" office:string-value="{3.63809523809524," calcext:value-type="string">
            <text:p>{3.63809523809524,</text:p>
          </table:table-cell>
          <table:table-cell table:style-name="ce20" table:formula="of:=IF([$Step1_GenProfile.H141]; [$Step1_GenProfile.I141]*60;&quot;&quot;)" office:value-type="float" office:value="240" calcext:value-type="float">
            <text:p>240</text:p>
          </table:table-cell>
          <table:table-cell table:style-name="ce20" table:formula="of:=IF([$Step1_GenProfile.H141]; &quot;,&quot;&amp;itp&amp; IF([$Step1_GenProfile.M1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2]; &quot;{&quot;&amp;[$Step1_GenProfile.J142]&amp;&quot;,&quot;;&quot;&quot;)" office:value-type="string" office:string-value="{3.67809523809524," calcext:value-type="string">
            <text:p>{3.67809523809524,</text:p>
          </table:table-cell>
          <table:table-cell table:style-name="ce20" table:formula="of:=IF([$Step1_GenProfile.H142]; [$Step1_GenProfile.I142]*60;&quot;&quot;)" office:value-type="float" office:value="240" calcext:value-type="float">
            <text:p>240</text:p>
          </table:table-cell>
          <table:table-cell table:style-name="ce20" table:formula="of:=IF([$Step1_GenProfile.H142]; &quot;,&quot;&amp;itp&amp; IF([$Step1_GenProfile.M1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3]; &quot;{&quot;&amp;[$Step1_GenProfile.J143]&amp;&quot;,&quot;;&quot;&quot;)" office:value-type="string" office:string-value="{3.71809523809524," calcext:value-type="string">
            <text:p>{3.71809523809524,</text:p>
          </table:table-cell>
          <table:table-cell table:style-name="ce20" table:formula="of:=IF([$Step1_GenProfile.H143]; [$Step1_GenProfile.I143]*60;&quot;&quot;)" office:value-type="float" office:value="240" calcext:value-type="float">
            <text:p>240</text:p>
          </table:table-cell>
          <table:table-cell table:style-name="ce20" table:formula="of:=IF([$Step1_GenProfile.H143]; &quot;,&quot;&amp;itp&amp; IF([$Step1_GenProfile.M1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4]; &quot;{&quot;&amp;[$Step1_GenProfile.J144]&amp;&quot;,&quot;;&quot;&quot;)" office:value-type="string" office:string-value="{3.75809523809524," calcext:value-type="string">
            <text:p>{3.75809523809524,</text:p>
          </table:table-cell>
          <table:table-cell table:style-name="ce20" table:formula="of:=IF([$Step1_GenProfile.H144]; [$Step1_GenProfile.I144]*60;&quot;&quot;)" office:value-type="float" office:value="240" calcext:value-type="float">
            <text:p>240</text:p>
          </table:table-cell>
          <table:table-cell table:style-name="ce20" table:formula="of:=IF([$Step1_GenProfile.H144]; &quot;,&quot;&amp;itp&amp; IF([$Step1_GenProfile.M1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5]; &quot;{&quot;&amp;[$Step1_GenProfile.J145]&amp;&quot;,&quot;;&quot;&quot;)" office:value-type="string" office:string-value="{3.79809523809524," calcext:value-type="string">
            <text:p>{3.79809523809524,</text:p>
          </table:table-cell>
          <table:table-cell table:style-name="ce20" table:formula="of:=IF([$Step1_GenProfile.H145]; [$Step1_GenProfile.I145]*60;&quot;&quot;)" office:value-type="float" office:value="240" calcext:value-type="float">
            <text:p>240</text:p>
          </table:table-cell>
          <table:table-cell table:style-name="ce20" table:formula="of:=IF([$Step1_GenProfile.H145]; &quot;,&quot;&amp;itp&amp; IF([$Step1_GenProfile.M1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6]; &quot;{&quot;&amp;[$Step1_GenProfile.J146]&amp;&quot;,&quot;;&quot;&quot;)" office:value-type="string" office:string-value="{3.83809523809524," calcext:value-type="string">
            <text:p>{3.83809523809524,</text:p>
          </table:table-cell>
          <table:table-cell table:style-name="ce20" table:formula="of:=IF([$Step1_GenProfile.H146]; [$Step1_GenProfile.I146]*60;&quot;&quot;)" office:value-type="float" office:value="240" calcext:value-type="float">
            <text:p>240</text:p>
          </table:table-cell>
          <table:table-cell table:style-name="ce20" table:formula="of:=IF([$Step1_GenProfile.H146]; &quot;,&quot;&amp;itp&amp; IF([$Step1_GenProfile.M1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7]; &quot;{&quot;&amp;[$Step1_GenProfile.J147]&amp;&quot;,&quot;;&quot;&quot;)" office:value-type="string" office:string-value="{3.87809523809524," calcext:value-type="string">
            <text:p>{3.87809523809524,</text:p>
          </table:table-cell>
          <table:table-cell table:style-name="ce20" table:formula="of:=IF([$Step1_GenProfile.H147]; [$Step1_GenProfile.I147]*60;&quot;&quot;)" office:value-type="float" office:value="240" calcext:value-type="float">
            <text:p>240</text:p>
          </table:table-cell>
          <table:table-cell table:style-name="ce20" table:formula="of:=IF([$Step1_GenProfile.H147]; &quot;,&quot;&amp;itp&amp; IF([$Step1_GenProfile.M1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8]; &quot;{&quot;&amp;[$Step1_GenProfile.J148]&amp;&quot;,&quot;;&quot;&quot;)" office:value-type="string" office:string-value="{3.91809523809524," calcext:value-type="string">
            <text:p>{3.91809523809524,</text:p>
          </table:table-cell>
          <table:table-cell table:style-name="ce20" table:formula="of:=IF([$Step1_GenProfile.H148]; [$Step1_GenProfile.I148]*60;&quot;&quot;)" office:value-type="float" office:value="240" calcext:value-type="float">
            <text:p>240</text:p>
          </table:table-cell>
          <table:table-cell table:style-name="ce20" table:formula="of:=IF([$Step1_GenProfile.H148]; &quot;,&quot;&amp;itp&amp; IF([$Step1_GenProfile.M1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49]; &quot;{&quot;&amp;[$Step1_GenProfile.J149]&amp;&quot;,&quot;;&quot;&quot;)" office:value-type="string" office:string-value="{3.95809523809524," calcext:value-type="string">
            <text:p>{3.95809523809524,</text:p>
          </table:table-cell>
          <table:table-cell table:style-name="ce20" table:formula="of:=IF([$Step1_GenProfile.H149]; [$Step1_GenProfile.I149]*60;&quot;&quot;)" office:value-type="float" office:value="240" calcext:value-type="float">
            <text:p>240</text:p>
          </table:table-cell>
          <table:table-cell table:style-name="ce20" table:formula="of:=IF([$Step1_GenProfile.H149]; &quot;,&quot;&amp;itp&amp; IF([$Step1_GenProfile.M1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0]; &quot;{&quot;&amp;[$Step1_GenProfile.J150]&amp;&quot;,&quot;;&quot;&quot;)" office:value-type="string" office:string-value="{3.99809523809524," calcext:value-type="string">
            <text:p>{3.99809523809524,</text:p>
          </table:table-cell>
          <table:table-cell table:style-name="ce20" table:formula="of:=IF([$Step1_GenProfile.H150]; [$Step1_GenProfile.I150]*60;&quot;&quot;)" office:value-type="float" office:value="240" calcext:value-type="float">
            <text:p>240</text:p>
          </table:table-cell>
          <table:table-cell table:style-name="ce20" table:formula="of:=IF([$Step1_GenProfile.H150]; &quot;,&quot;&amp;itp&amp; IF([$Step1_GenProfile.M1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1]; &quot;{&quot;&amp;[$Step1_GenProfile.J151]&amp;&quot;,&quot;;&quot;&quot;)" office:value-type="string" office:string-value="{4.03809523809524," calcext:value-type="string">
            <text:p>{4.03809523809524,</text:p>
          </table:table-cell>
          <table:table-cell table:style-name="ce20" table:formula="of:=IF([$Step1_GenProfile.H151]; [$Step1_GenProfile.I151]*60;&quot;&quot;)" office:value-type="float" office:value="240" calcext:value-type="float">
            <text:p>240</text:p>
          </table:table-cell>
          <table:table-cell table:style-name="ce20" table:formula="of:=IF([$Step1_GenProfile.H151]; &quot;,&quot;&amp;itp&amp; IF([$Step1_GenProfile.M15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2]; &quot;{&quot;&amp;[$Step1_GenProfile.J152]&amp;&quot;,&quot;;&quot;&quot;)" office:value-type="string" office:string-value="{4.07809523809524," calcext:value-type="string">
            <text:p>{4.07809523809524,</text:p>
          </table:table-cell>
          <table:table-cell table:style-name="ce20" table:formula="of:=IF([$Step1_GenProfile.H152]; [$Step1_GenProfile.I152]*60;&quot;&quot;)" office:value-type="float" office:value="240" calcext:value-type="float">
            <text:p>240</text:p>
          </table:table-cell>
          <table:table-cell table:style-name="ce20" table:formula="of:=IF([$Step1_GenProfile.H152]; &quot;,&quot;&amp;itp&amp; IF([$Step1_GenProfile.M15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3]; &quot;{&quot;&amp;[$Step1_GenProfile.J153]&amp;&quot;,&quot;;&quot;&quot;)" office:value-type="string" office:string-value="{4.11809523809524," calcext:value-type="string">
            <text:p>{4.11809523809524,</text:p>
          </table:table-cell>
          <table:table-cell table:style-name="ce20" table:formula="of:=IF([$Step1_GenProfile.H153]; [$Step1_GenProfile.I153]*60;&quot;&quot;)" office:value-type="float" office:value="240" calcext:value-type="float">
            <text:p>240</text:p>
          </table:table-cell>
          <table:table-cell table:style-name="ce20" table:formula="of:=IF([$Step1_GenProfile.H153]; &quot;,&quot;&amp;itp&amp; IF([$Step1_GenProfile.M15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4]; &quot;{&quot;&amp;[$Step1_GenProfile.J154]&amp;&quot;,&quot;;&quot;&quot;)" office:value-type="string" office:string-value="{4.15809523809524," calcext:value-type="string">
            <text:p>{4.15809523809524,</text:p>
          </table:table-cell>
          <table:table-cell table:style-name="ce20" table:formula="of:=IF([$Step1_GenProfile.H154]; [$Step1_GenProfile.I154]*60;&quot;&quot;)" office:value-type="float" office:value="240" calcext:value-type="float">
            <text:p>240</text:p>
          </table:table-cell>
          <table:table-cell table:style-name="ce20" table:formula="of:=IF([$Step1_GenProfile.H154]; &quot;,&quot;&amp;itp&amp; IF([$Step1_GenProfile.M15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5]; &quot;{&quot;&amp;[$Step1_GenProfile.J155]&amp;&quot;,&quot;;&quot;&quot;)" office:value-type="string" office:string-value="{4.19809523809524," calcext:value-type="string">
            <text:p>{4.19809523809524,</text:p>
          </table:table-cell>
          <table:table-cell table:style-name="ce20" table:formula="of:=IF([$Step1_GenProfile.H155]; [$Step1_GenProfile.I155]*60;&quot;&quot;)" office:value-type="float" office:value="240" calcext:value-type="float">
            <text:p>240</text:p>
          </table:table-cell>
          <table:table-cell table:style-name="ce20" table:formula="of:=IF([$Step1_GenProfile.H155]; &quot;,&quot;&amp;itp&amp; IF([$Step1_GenProfile.M15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6]; &quot;{&quot;&amp;[$Step1_GenProfile.J156]&amp;&quot;,&quot;;&quot;&quot;)" office:value-type="string" office:string-value="{4.23809523809524," calcext:value-type="string">
            <text:p>{4.23809523809524,</text:p>
          </table:table-cell>
          <table:table-cell table:style-name="ce20" table:formula="of:=IF([$Step1_GenProfile.H156]; [$Step1_GenProfile.I156]*60;&quot;&quot;)" office:value-type="float" office:value="240" calcext:value-type="float">
            <text:p>240</text:p>
          </table:table-cell>
          <table:table-cell table:style-name="ce20" table:formula="of:=IF([$Step1_GenProfile.H156]; &quot;,&quot;&amp;itp&amp; IF([$Step1_GenProfile.M15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7]; &quot;{&quot;&amp;[$Step1_GenProfile.J157]&amp;&quot;,&quot;;&quot;&quot;)" office:value-type="string" office:string-value="{4.27809523809524," calcext:value-type="string">
            <text:p>{4.27809523809524,</text:p>
          </table:table-cell>
          <table:table-cell table:style-name="ce20" table:formula="of:=IF([$Step1_GenProfile.H157]; [$Step1_GenProfile.I157]*60;&quot;&quot;)" office:value-type="float" office:value="240" calcext:value-type="float">
            <text:p>240</text:p>
          </table:table-cell>
          <table:table-cell table:style-name="ce20" table:formula="of:=IF([$Step1_GenProfile.H157]; &quot;,&quot;&amp;itp&amp; IF([$Step1_GenProfile.M15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8]; &quot;{&quot;&amp;[$Step1_GenProfile.J158]&amp;&quot;,&quot;;&quot;&quot;)" office:value-type="string" office:string-value="{4.31809523809524," calcext:value-type="string">
            <text:p>{4.31809523809524,</text:p>
          </table:table-cell>
          <table:table-cell table:style-name="ce20" table:formula="of:=IF([$Step1_GenProfile.H158]; [$Step1_GenProfile.I158]*60;&quot;&quot;)" office:value-type="float" office:value="240" calcext:value-type="float">
            <text:p>240</text:p>
          </table:table-cell>
          <table:table-cell table:style-name="ce20" table:formula="of:=IF([$Step1_GenProfile.H158]; &quot;,&quot;&amp;itp&amp; IF([$Step1_GenProfile.M15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59]; &quot;{&quot;&amp;[$Step1_GenProfile.J159]&amp;&quot;,&quot;;&quot;&quot;)" office:value-type="string" office:string-value="{4.35809523809524," calcext:value-type="string">
            <text:p>{4.35809523809524,</text:p>
          </table:table-cell>
          <table:table-cell table:style-name="ce20" table:formula="of:=IF([$Step1_GenProfile.H159]; [$Step1_GenProfile.I159]*60;&quot;&quot;)" office:value-type="float" office:value="240" calcext:value-type="float">
            <text:p>240</text:p>
          </table:table-cell>
          <table:table-cell table:style-name="ce20" table:formula="of:=IF([$Step1_GenProfile.H159]; &quot;,&quot;&amp;itp&amp; IF([$Step1_GenProfile.M15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0]; &quot;{&quot;&amp;[$Step1_GenProfile.J160]&amp;&quot;,&quot;;&quot;&quot;)" office:value-type="string" office:string-value="{4.39809523809524," calcext:value-type="string">
            <text:p>{4.39809523809524,</text:p>
          </table:table-cell>
          <table:table-cell table:style-name="ce20" table:formula="of:=IF([$Step1_GenProfile.H160]; [$Step1_GenProfile.I160]*60;&quot;&quot;)" office:value-type="float" office:value="240" calcext:value-type="float">
            <text:p>240</text:p>
          </table:table-cell>
          <table:table-cell table:style-name="ce20" table:formula="of:=IF([$Step1_GenProfile.H160]; &quot;,&quot;&amp;itp&amp; IF([$Step1_GenProfile.M16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1]; &quot;{&quot;&amp;[$Step1_GenProfile.J161]&amp;&quot;,&quot;;&quot;&quot;)" office:value-type="string" office:string-value="{4.43809523809524," calcext:value-type="string">
            <text:p>{4.43809523809524,</text:p>
          </table:table-cell>
          <table:table-cell table:style-name="ce20" table:formula="of:=IF([$Step1_GenProfile.H161]; [$Step1_GenProfile.I161]*60;&quot;&quot;)" office:value-type="float" office:value="240" calcext:value-type="float">
            <text:p>240</text:p>
          </table:table-cell>
          <table:table-cell table:style-name="ce20" table:formula="of:=IF([$Step1_GenProfile.H161]; &quot;,&quot;&amp;itp&amp; IF([$Step1_GenProfile.M16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2]; &quot;{&quot;&amp;[$Step1_GenProfile.J162]&amp;&quot;,&quot;;&quot;&quot;)" office:value-type="string" office:string-value="{4.47809523809524," calcext:value-type="string">
            <text:p>{4.47809523809524,</text:p>
          </table:table-cell>
          <table:table-cell table:style-name="ce20" table:formula="of:=IF([$Step1_GenProfile.H162]; [$Step1_GenProfile.I162]*60;&quot;&quot;)" office:value-type="float" office:value="240" calcext:value-type="float">
            <text:p>240</text:p>
          </table:table-cell>
          <table:table-cell table:style-name="ce20" table:formula="of:=IF([$Step1_GenProfile.H162]; &quot;,&quot;&amp;itp&amp; IF([$Step1_GenProfile.M16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3]; &quot;{&quot;&amp;[$Step1_GenProfile.J163]&amp;&quot;,&quot;;&quot;&quot;)" office:value-type="string" office:string-value="{4.51809523809524," calcext:value-type="string">
            <text:p>{4.51809523809524,</text:p>
          </table:table-cell>
          <table:table-cell table:style-name="ce20" table:formula="of:=IF([$Step1_GenProfile.H163]; [$Step1_GenProfile.I163]*60;&quot;&quot;)" office:value-type="float" office:value="240" calcext:value-type="float">
            <text:p>240</text:p>
          </table:table-cell>
          <table:table-cell table:style-name="ce20" table:formula="of:=IF([$Step1_GenProfile.H163]; &quot;,&quot;&amp;itp&amp; IF([$Step1_GenProfile.M16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4]; &quot;{&quot;&amp;[$Step1_GenProfile.J164]&amp;&quot;,&quot;;&quot;&quot;)" office:value-type="string" office:string-value="{4.55809523809524," calcext:value-type="string">
            <text:p>{4.55809523809524,</text:p>
          </table:table-cell>
          <table:table-cell table:style-name="ce20" table:formula="of:=IF([$Step1_GenProfile.H164]; [$Step1_GenProfile.I164]*60;&quot;&quot;)" office:value-type="float" office:value="240" calcext:value-type="float">
            <text:p>240</text:p>
          </table:table-cell>
          <table:table-cell table:style-name="ce20" table:formula="of:=IF([$Step1_GenProfile.H164]; &quot;,&quot;&amp;itp&amp; IF([$Step1_GenProfile.M16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5]; &quot;{&quot;&amp;[$Step1_GenProfile.J165]&amp;&quot;,&quot;;&quot;&quot;)" office:value-type="string" office:string-value="{4.59809523809524," calcext:value-type="string">
            <text:p>{4.59809523809524,</text:p>
          </table:table-cell>
          <table:table-cell table:style-name="ce20" table:formula="of:=IF([$Step1_GenProfile.H165]; [$Step1_GenProfile.I165]*60;&quot;&quot;)" office:value-type="float" office:value="240" calcext:value-type="float">
            <text:p>240</text:p>
          </table:table-cell>
          <table:table-cell table:style-name="ce20" table:formula="of:=IF([$Step1_GenProfile.H165]; &quot;,&quot;&amp;itp&amp; IF([$Step1_GenProfile.M16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6]; &quot;{&quot;&amp;[$Step1_GenProfile.J166]&amp;&quot;,&quot;;&quot;&quot;)" office:value-type="string" office:string-value="{4.63809523809524," calcext:value-type="string">
            <text:p>{4.63809523809524,</text:p>
          </table:table-cell>
          <table:table-cell table:style-name="ce20" table:formula="of:=IF([$Step1_GenProfile.H166]; [$Step1_GenProfile.I166]*60;&quot;&quot;)" office:value-type="float" office:value="240" calcext:value-type="float">
            <text:p>240</text:p>
          </table:table-cell>
          <table:table-cell table:style-name="ce20" table:formula="of:=IF([$Step1_GenProfile.H166]; &quot;,&quot;&amp;itp&amp; IF([$Step1_GenProfile.M16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7]; &quot;{&quot;&amp;[$Step1_GenProfile.J167]&amp;&quot;,&quot;;&quot;&quot;)" office:value-type="string" office:string-value="{4.67809523809524," calcext:value-type="string">
            <text:p>{4.67809523809524,</text:p>
          </table:table-cell>
          <table:table-cell table:style-name="ce20" table:formula="of:=IF([$Step1_GenProfile.H167]; [$Step1_GenProfile.I167]*60;&quot;&quot;)" office:value-type="float" office:value="240" calcext:value-type="float">
            <text:p>240</text:p>
          </table:table-cell>
          <table:table-cell table:style-name="ce20" table:formula="of:=IF([$Step1_GenProfile.H167]; &quot;,&quot;&amp;itp&amp; IF([$Step1_GenProfile.M16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8]; &quot;{&quot;&amp;[$Step1_GenProfile.J168]&amp;&quot;,&quot;;&quot;&quot;)" office:value-type="string" office:string-value="{4.71809523809524," calcext:value-type="string">
            <text:p>{4.71809523809524,</text:p>
          </table:table-cell>
          <table:table-cell table:style-name="ce20" table:formula="of:=IF([$Step1_GenProfile.H168]; [$Step1_GenProfile.I168]*60;&quot;&quot;)" office:value-type="float" office:value="240" calcext:value-type="float">
            <text:p>240</text:p>
          </table:table-cell>
          <table:table-cell table:style-name="ce20" table:formula="of:=IF([$Step1_GenProfile.H168]; &quot;,&quot;&amp;itp&amp; IF([$Step1_GenProfile.M16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69]; &quot;{&quot;&amp;[$Step1_GenProfile.J169]&amp;&quot;,&quot;;&quot;&quot;)" office:value-type="string" office:string-value="{4.75809523809524," calcext:value-type="string">
            <text:p>{4.75809523809524,</text:p>
          </table:table-cell>
          <table:table-cell table:style-name="ce20" table:formula="of:=IF([$Step1_GenProfile.H169]; [$Step1_GenProfile.I169]*60;&quot;&quot;)" office:value-type="float" office:value="240" calcext:value-type="float">
            <text:p>240</text:p>
          </table:table-cell>
          <table:table-cell table:style-name="ce20" table:formula="of:=IF([$Step1_GenProfile.H169]; &quot;,&quot;&amp;itp&amp; IF([$Step1_GenProfile.M16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0]; &quot;{&quot;&amp;[$Step1_GenProfile.J170]&amp;&quot;,&quot;;&quot;&quot;)" office:value-type="string" office:string-value="{4.79809523809524," calcext:value-type="string">
            <text:p>{4.79809523809524,</text:p>
          </table:table-cell>
          <table:table-cell table:style-name="ce20" table:formula="of:=IF([$Step1_GenProfile.H170]; [$Step1_GenProfile.I170]*60;&quot;&quot;)" office:value-type="float" office:value="240" calcext:value-type="float">
            <text:p>240</text:p>
          </table:table-cell>
          <table:table-cell table:style-name="ce20" table:formula="of:=IF([$Step1_GenProfile.H170]; &quot;,&quot;&amp;itp&amp; IF([$Step1_GenProfile.M17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1]; &quot;{&quot;&amp;[$Step1_GenProfile.J171]&amp;&quot;,&quot;;&quot;&quot;)" office:value-type="string" office:string-value="{4.83809523809524," calcext:value-type="string">
            <text:p>{4.83809523809524,</text:p>
          </table:table-cell>
          <table:table-cell table:style-name="ce20" table:formula="of:=IF([$Step1_GenProfile.H171]; [$Step1_GenProfile.I171]*60;&quot;&quot;)" office:value-type="float" office:value="240" calcext:value-type="float">
            <text:p>240</text:p>
          </table:table-cell>
          <table:table-cell table:style-name="ce20" table:formula="of:=IF([$Step1_GenProfile.H171]; &quot;,&quot;&amp;itp&amp; IF([$Step1_GenProfile.M17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2]; &quot;{&quot;&amp;[$Step1_GenProfile.J172]&amp;&quot;,&quot;;&quot;&quot;)" office:value-type="string" office:string-value="{4.87809523809524," calcext:value-type="string">
            <text:p>{4.87809523809524,</text:p>
          </table:table-cell>
          <table:table-cell table:style-name="ce20" table:formula="of:=IF([$Step1_GenProfile.H172]; [$Step1_GenProfile.I172]*60;&quot;&quot;)" office:value-type="float" office:value="240" calcext:value-type="float">
            <text:p>240</text:p>
          </table:table-cell>
          <table:table-cell table:style-name="ce20" table:formula="of:=IF([$Step1_GenProfile.H172]; &quot;,&quot;&amp;itp&amp; IF([$Step1_GenProfile.M17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3]; &quot;{&quot;&amp;[$Step1_GenProfile.J173]&amp;&quot;,&quot;;&quot;&quot;)" office:value-type="string" office:string-value="{4.91809523809524," calcext:value-type="string">
            <text:p>{4.91809523809524,</text:p>
          </table:table-cell>
          <table:table-cell table:style-name="ce20" table:formula="of:=IF([$Step1_GenProfile.H173]; [$Step1_GenProfile.I173]*60;&quot;&quot;)" office:value-type="float" office:value="240" calcext:value-type="float">
            <text:p>240</text:p>
          </table:table-cell>
          <table:table-cell table:style-name="ce20" table:formula="of:=IF([$Step1_GenProfile.H173]; &quot;,&quot;&amp;itp&amp; IF([$Step1_GenProfile.M17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4]; &quot;{&quot;&amp;[$Step1_GenProfile.J174]&amp;&quot;,&quot;;&quot;&quot;)" office:value-type="string" office:string-value="{4.95809523809524," calcext:value-type="string">
            <text:p>{4.95809523809524,</text:p>
          </table:table-cell>
          <table:table-cell table:style-name="ce20" table:formula="of:=IF([$Step1_GenProfile.H174]; [$Step1_GenProfile.I174]*60;&quot;&quot;)" office:value-type="float" office:value="240" calcext:value-type="float">
            <text:p>240</text:p>
          </table:table-cell>
          <table:table-cell table:style-name="ce20" table:formula="of:=IF([$Step1_GenProfile.H174]; &quot;,&quot;&amp;itp&amp; IF([$Step1_GenProfile.M17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5]; &quot;{&quot;&amp;[$Step1_GenProfile.J175]&amp;&quot;,&quot;;&quot;&quot;)" office:value-type="string" office:string-value="{4.99809523809524," calcext:value-type="string">
            <text:p>{4.99809523809524,</text:p>
          </table:table-cell>
          <table:table-cell table:style-name="ce20" table:formula="of:=IF([$Step1_GenProfile.H175]; [$Step1_GenProfile.I175]*60;&quot;&quot;)" office:value-type="float" office:value="240" calcext:value-type="float">
            <text:p>240</text:p>
          </table:table-cell>
          <table:table-cell table:style-name="ce20" table:formula="of:=IF([$Step1_GenProfile.H175]; &quot;,&quot;&amp;itp&amp; IF([$Step1_GenProfile.M17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6]; &quot;{&quot;&amp;[$Step1_GenProfile.J176]&amp;&quot;,&quot;;&quot;&quot;)" office:value-type="string" office:string-value="{5.03809523809524," calcext:value-type="string">
            <text:p>{5.03809523809524,</text:p>
          </table:table-cell>
          <table:table-cell table:style-name="ce20" table:formula="of:=IF([$Step1_GenProfile.H176]; [$Step1_GenProfile.I176]*60;&quot;&quot;)" office:value-type="float" office:value="240" calcext:value-type="float">
            <text:p>240</text:p>
          </table:table-cell>
          <table:table-cell table:style-name="ce20" table:formula="of:=IF([$Step1_GenProfile.H176]; &quot;,&quot;&amp;itp&amp; IF([$Step1_GenProfile.M17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7]; &quot;{&quot;&amp;[$Step1_GenProfile.J177]&amp;&quot;,&quot;;&quot;&quot;)" office:value-type="string" office:string-value="{5.07809523809524," calcext:value-type="string">
            <text:p>{5.07809523809524,</text:p>
          </table:table-cell>
          <table:table-cell table:style-name="ce20" table:formula="of:=IF([$Step1_GenProfile.H177]; [$Step1_GenProfile.I177]*60;&quot;&quot;)" office:value-type="float" office:value="240" calcext:value-type="float">
            <text:p>240</text:p>
          </table:table-cell>
          <table:table-cell table:style-name="ce20" table:formula="of:=IF([$Step1_GenProfile.H177]; &quot;,&quot;&amp;itp&amp; IF([$Step1_GenProfile.M17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8]; &quot;{&quot;&amp;[$Step1_GenProfile.J178]&amp;&quot;,&quot;;&quot;&quot;)" office:value-type="string" office:string-value="{5.11809523809524," calcext:value-type="string">
            <text:p>{5.11809523809524,</text:p>
          </table:table-cell>
          <table:table-cell table:style-name="ce20" table:formula="of:=IF([$Step1_GenProfile.H178]; [$Step1_GenProfile.I178]*60;&quot;&quot;)" office:value-type="float" office:value="240" calcext:value-type="float">
            <text:p>240</text:p>
          </table:table-cell>
          <table:table-cell table:style-name="ce20" table:formula="of:=IF([$Step1_GenProfile.H178]; &quot;,&quot;&amp;itp&amp; IF([$Step1_GenProfile.M17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79]; &quot;{&quot;&amp;[$Step1_GenProfile.J179]&amp;&quot;,&quot;;&quot;&quot;)" office:value-type="string" office:string-value="{5.15809523809524," calcext:value-type="string">
            <text:p>{5.15809523809524,</text:p>
          </table:table-cell>
          <table:table-cell table:style-name="ce20" table:formula="of:=IF([$Step1_GenProfile.H179]; [$Step1_GenProfile.I179]*60;&quot;&quot;)" office:value-type="float" office:value="240" calcext:value-type="float">
            <text:p>240</text:p>
          </table:table-cell>
          <table:table-cell table:style-name="ce20" table:formula="of:=IF([$Step1_GenProfile.H179]; &quot;,&quot;&amp;itp&amp; IF([$Step1_GenProfile.M17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0]; &quot;{&quot;&amp;[$Step1_GenProfile.J180]&amp;&quot;,&quot;;&quot;&quot;)" office:value-type="string" office:string-value="{5.19809523809524," calcext:value-type="string">
            <text:p>{5.19809523809524,</text:p>
          </table:table-cell>
          <table:table-cell table:style-name="ce20" table:formula="of:=IF([$Step1_GenProfile.H180]; [$Step1_GenProfile.I180]*60;&quot;&quot;)" office:value-type="float" office:value="240" calcext:value-type="float">
            <text:p>240</text:p>
          </table:table-cell>
          <table:table-cell table:style-name="ce20" table:formula="of:=IF([$Step1_GenProfile.H180]; &quot;,&quot;&amp;itp&amp; IF([$Step1_GenProfile.M18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1]; &quot;{&quot;&amp;[$Step1_GenProfile.J181]&amp;&quot;,&quot;;&quot;&quot;)" office:value-type="string" office:string-value="{5.23809523809524," calcext:value-type="string">
            <text:p>{5.23809523809524,</text:p>
          </table:table-cell>
          <table:table-cell table:style-name="ce20" table:formula="of:=IF([$Step1_GenProfile.H181]; [$Step1_GenProfile.I181]*60;&quot;&quot;)" office:value-type="float" office:value="240" calcext:value-type="float">
            <text:p>240</text:p>
          </table:table-cell>
          <table:table-cell table:style-name="ce20" table:formula="of:=IF([$Step1_GenProfile.H181]; &quot;,&quot;&amp;itp&amp; IF([$Step1_GenProfile.M18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2]; &quot;{&quot;&amp;[$Step1_GenProfile.J182]&amp;&quot;,&quot;;&quot;&quot;)" office:value-type="string" office:string-value="{5.27809523809524," calcext:value-type="string">
            <text:p>{5.27809523809524,</text:p>
          </table:table-cell>
          <table:table-cell table:style-name="ce20" table:formula="of:=IF([$Step1_GenProfile.H182]; [$Step1_GenProfile.I182]*60;&quot;&quot;)" office:value-type="float" office:value="240" calcext:value-type="float">
            <text:p>240</text:p>
          </table:table-cell>
          <table:table-cell table:style-name="ce20" table:formula="of:=IF([$Step1_GenProfile.H182]; &quot;,&quot;&amp;itp&amp; IF([$Step1_GenProfile.M18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3]; &quot;{&quot;&amp;[$Step1_GenProfile.J183]&amp;&quot;,&quot;;&quot;&quot;)" office:value-type="string" office:string-value="{5.31809523809524," calcext:value-type="string">
            <text:p>{5.31809523809524,</text:p>
          </table:table-cell>
          <table:table-cell table:style-name="ce20" table:formula="of:=IF([$Step1_GenProfile.H183]; [$Step1_GenProfile.I183]*60;&quot;&quot;)" office:value-type="float" office:value="240" calcext:value-type="float">
            <text:p>240</text:p>
          </table:table-cell>
          <table:table-cell table:style-name="ce20" table:formula="of:=IF([$Step1_GenProfile.H183]; &quot;,&quot;&amp;itp&amp; IF([$Step1_GenProfile.M18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4]; &quot;{&quot;&amp;[$Step1_GenProfile.J184]&amp;&quot;,&quot;;&quot;&quot;)" office:value-type="string" office:string-value="{5.35809523809524," calcext:value-type="string">
            <text:p>{5.35809523809524,</text:p>
          </table:table-cell>
          <table:table-cell table:style-name="ce20" table:formula="of:=IF([$Step1_GenProfile.H184]; [$Step1_GenProfile.I184]*60;&quot;&quot;)" office:value-type="float" office:value="240" calcext:value-type="float">
            <text:p>240</text:p>
          </table:table-cell>
          <table:table-cell table:style-name="ce20" table:formula="of:=IF([$Step1_GenProfile.H184]; &quot;,&quot;&amp;itp&amp; IF([$Step1_GenProfile.M18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5]; &quot;{&quot;&amp;[$Step1_GenProfile.J185]&amp;&quot;,&quot;;&quot;&quot;)" office:value-type="string" office:string-value="{5.39809523809524," calcext:value-type="string">
            <text:p>{5.39809523809524,</text:p>
          </table:table-cell>
          <table:table-cell table:style-name="ce20" table:formula="of:=IF([$Step1_GenProfile.H185]; [$Step1_GenProfile.I185]*60;&quot;&quot;)" office:value-type="float" office:value="240" calcext:value-type="float">
            <text:p>240</text:p>
          </table:table-cell>
          <table:table-cell table:style-name="ce20" table:formula="of:=IF([$Step1_GenProfile.H185]; &quot;,&quot;&amp;itp&amp; IF([$Step1_GenProfile.M18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6]; &quot;{&quot;&amp;[$Step1_GenProfile.J186]&amp;&quot;,&quot;;&quot;&quot;)" office:value-type="string" office:string-value="{5.43809523809524," calcext:value-type="string">
            <text:p>{5.43809523809524,</text:p>
          </table:table-cell>
          <table:table-cell table:style-name="ce20" table:formula="of:=IF([$Step1_GenProfile.H186]; [$Step1_GenProfile.I186]*60;&quot;&quot;)" office:value-type="float" office:value="240" calcext:value-type="float">
            <text:p>240</text:p>
          </table:table-cell>
          <table:table-cell table:style-name="ce20" table:formula="of:=IF([$Step1_GenProfile.H186]; &quot;,&quot;&amp;itp&amp; IF([$Step1_GenProfile.M18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7]; &quot;{&quot;&amp;[$Step1_GenProfile.J187]&amp;&quot;,&quot;;&quot;&quot;)" office:value-type="string" office:string-value="{5.47809523809524," calcext:value-type="string">
            <text:p>{5.47809523809524,</text:p>
          </table:table-cell>
          <table:table-cell table:style-name="ce20" table:formula="of:=IF([$Step1_GenProfile.H187]; [$Step1_GenProfile.I187]*60;&quot;&quot;)" office:value-type="float" office:value="240" calcext:value-type="float">
            <text:p>240</text:p>
          </table:table-cell>
          <table:table-cell table:style-name="ce20" table:formula="of:=IF([$Step1_GenProfile.H187]; &quot;,&quot;&amp;itp&amp; IF([$Step1_GenProfile.M18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8]; &quot;{&quot;&amp;[$Step1_GenProfile.J188]&amp;&quot;,&quot;;&quot;&quot;)" office:value-type="string" office:string-value="{5.51809523809524," calcext:value-type="string">
            <text:p>{5.51809523809524,</text:p>
          </table:table-cell>
          <table:table-cell table:style-name="ce20" table:formula="of:=IF([$Step1_GenProfile.H188]; [$Step1_GenProfile.I188]*60;&quot;&quot;)" office:value-type="float" office:value="240" calcext:value-type="float">
            <text:p>240</text:p>
          </table:table-cell>
          <table:table-cell table:style-name="ce20" table:formula="of:=IF([$Step1_GenProfile.H188]; &quot;,&quot;&amp;itp&amp; IF([$Step1_GenProfile.M18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89]; &quot;{&quot;&amp;[$Step1_GenProfile.J189]&amp;&quot;,&quot;;&quot;&quot;)" office:value-type="string" office:string-value="{5.55809523809524," calcext:value-type="string">
            <text:p>{5.55809523809524,</text:p>
          </table:table-cell>
          <table:table-cell table:style-name="ce20" table:formula="of:=IF([$Step1_GenProfile.H189]; [$Step1_GenProfile.I189]*60;&quot;&quot;)" office:value-type="float" office:value="240" calcext:value-type="float">
            <text:p>240</text:p>
          </table:table-cell>
          <table:table-cell table:style-name="ce20" table:formula="of:=IF([$Step1_GenProfile.H189]; &quot;,&quot;&amp;itp&amp; IF([$Step1_GenProfile.M18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0]; &quot;{&quot;&amp;[$Step1_GenProfile.J190]&amp;&quot;,&quot;;&quot;&quot;)" office:value-type="string" office:string-value="{5.59809523809524," calcext:value-type="string">
            <text:p>{5.59809523809524,</text:p>
          </table:table-cell>
          <table:table-cell table:style-name="ce20" table:formula="of:=IF([$Step1_GenProfile.H190]; [$Step1_GenProfile.I190]*60;&quot;&quot;)" office:value-type="float" office:value="240" calcext:value-type="float">
            <text:p>240</text:p>
          </table:table-cell>
          <table:table-cell table:style-name="ce20" table:formula="of:=IF([$Step1_GenProfile.H190]; &quot;,&quot;&amp;itp&amp; IF([$Step1_GenProfile.M19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1]; &quot;{&quot;&amp;[$Step1_GenProfile.J191]&amp;&quot;,&quot;;&quot;&quot;)" office:value-type="string" office:string-value="{5.63809523809524," calcext:value-type="string">
            <text:p>{5.63809523809524,</text:p>
          </table:table-cell>
          <table:table-cell table:style-name="ce20" table:formula="of:=IF([$Step1_GenProfile.H191]; [$Step1_GenProfile.I191]*60;&quot;&quot;)" office:value-type="float" office:value="240" calcext:value-type="float">
            <text:p>240</text:p>
          </table:table-cell>
          <table:table-cell table:style-name="ce20" table:formula="of:=IF([$Step1_GenProfile.H191]; &quot;,&quot;&amp;itp&amp; IF([$Step1_GenProfile.M19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2]; &quot;{&quot;&amp;[$Step1_GenProfile.J192]&amp;&quot;,&quot;;&quot;&quot;)" office:value-type="string" office:string-value="{5.67809523809524," calcext:value-type="string">
            <text:p>{5.67809523809524,</text:p>
          </table:table-cell>
          <table:table-cell table:style-name="ce20" table:formula="of:=IF([$Step1_GenProfile.H192]; [$Step1_GenProfile.I192]*60;&quot;&quot;)" office:value-type="float" office:value="240" calcext:value-type="float">
            <text:p>240</text:p>
          </table:table-cell>
          <table:table-cell table:style-name="ce20" table:formula="of:=IF([$Step1_GenProfile.H192]; &quot;,&quot;&amp;itp&amp; IF([$Step1_GenProfile.M19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3]; &quot;{&quot;&amp;[$Step1_GenProfile.J193]&amp;&quot;,&quot;;&quot;&quot;)" office:value-type="string" office:string-value="{5.71809523809524," calcext:value-type="string">
            <text:p>{5.71809523809524,</text:p>
          </table:table-cell>
          <table:table-cell table:style-name="ce20" table:formula="of:=IF([$Step1_GenProfile.H193]; [$Step1_GenProfile.I193]*60;&quot;&quot;)" office:value-type="float" office:value="240" calcext:value-type="float">
            <text:p>240</text:p>
          </table:table-cell>
          <table:table-cell table:style-name="ce20" table:formula="of:=IF([$Step1_GenProfile.H193]; &quot;,&quot;&amp;itp&amp; IF([$Step1_GenProfile.M19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4]; &quot;{&quot;&amp;[$Step1_GenProfile.J194]&amp;&quot;,&quot;;&quot;&quot;)" office:value-type="string" office:string-value="{5.75809523809524," calcext:value-type="string">
            <text:p>{5.75809523809524,</text:p>
          </table:table-cell>
          <table:table-cell table:style-name="ce20" table:formula="of:=IF([$Step1_GenProfile.H194]; [$Step1_GenProfile.I194]*60;&quot;&quot;)" office:value-type="float" office:value="240" calcext:value-type="float">
            <text:p>240</text:p>
          </table:table-cell>
          <table:table-cell table:style-name="ce20" table:formula="of:=IF([$Step1_GenProfile.H194]; &quot;,&quot;&amp;itp&amp; IF([$Step1_GenProfile.M19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5]; &quot;{&quot;&amp;[$Step1_GenProfile.J195]&amp;&quot;,&quot;;&quot;&quot;)" office:value-type="string" office:string-value="{5.79809523809524," calcext:value-type="string">
            <text:p>{5.79809523809524,</text:p>
          </table:table-cell>
          <table:table-cell table:style-name="ce20" table:formula="of:=IF([$Step1_GenProfile.H195]; [$Step1_GenProfile.I195]*60;&quot;&quot;)" office:value-type="float" office:value="240" calcext:value-type="float">
            <text:p>240</text:p>
          </table:table-cell>
          <table:table-cell table:style-name="ce20" table:formula="of:=IF([$Step1_GenProfile.H195]; &quot;,&quot;&amp;itp&amp; IF([$Step1_GenProfile.M19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6]; &quot;{&quot;&amp;[$Step1_GenProfile.J196]&amp;&quot;,&quot;;&quot;&quot;)" office:value-type="string" office:string-value="{5.83809523809524," calcext:value-type="string">
            <text:p>{5.83809523809524,</text:p>
          </table:table-cell>
          <table:table-cell table:style-name="ce20" table:formula="of:=IF([$Step1_GenProfile.H196]; [$Step1_GenProfile.I196]*60;&quot;&quot;)" office:value-type="float" office:value="240" calcext:value-type="float">
            <text:p>240</text:p>
          </table:table-cell>
          <table:table-cell table:style-name="ce20" table:formula="of:=IF([$Step1_GenProfile.H196]; &quot;,&quot;&amp;itp&amp; IF([$Step1_GenProfile.M19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7]; &quot;{&quot;&amp;[$Step1_GenProfile.J197]&amp;&quot;,&quot;;&quot;&quot;)" office:value-type="string" office:string-value="{5.87809523809524," calcext:value-type="string">
            <text:p>{5.87809523809524,</text:p>
          </table:table-cell>
          <table:table-cell table:style-name="ce20" table:formula="of:=IF([$Step1_GenProfile.H197]; [$Step1_GenProfile.I197]*60;&quot;&quot;)" office:value-type="float" office:value="240" calcext:value-type="float">
            <text:p>240</text:p>
          </table:table-cell>
          <table:table-cell table:style-name="ce20" table:formula="of:=IF([$Step1_GenProfile.H197]; &quot;,&quot;&amp;itp&amp; IF([$Step1_GenProfile.M19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8]; &quot;{&quot;&amp;[$Step1_GenProfile.J198]&amp;&quot;,&quot;;&quot;&quot;)" office:value-type="string" office:string-value="{5.91809523809524," calcext:value-type="string">
            <text:p>{5.91809523809524,</text:p>
          </table:table-cell>
          <table:table-cell table:style-name="ce20" table:formula="of:=IF([$Step1_GenProfile.H198]; [$Step1_GenProfile.I198]*60;&quot;&quot;)" office:value-type="float" office:value="240" calcext:value-type="float">
            <text:p>240</text:p>
          </table:table-cell>
          <table:table-cell table:style-name="ce20" table:formula="of:=IF([$Step1_GenProfile.H198]; &quot;,&quot;&amp;itp&amp; IF([$Step1_GenProfile.M19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199]; &quot;{&quot;&amp;[$Step1_GenProfile.J199]&amp;&quot;,&quot;;&quot;&quot;)" office:value-type="string" office:string-value="{5.95809523809524," calcext:value-type="string">
            <text:p>{5.95809523809524,</text:p>
          </table:table-cell>
          <table:table-cell table:style-name="ce20" table:formula="of:=IF([$Step1_GenProfile.H199]; [$Step1_GenProfile.I199]*60;&quot;&quot;)" office:value-type="float" office:value="240" calcext:value-type="float">
            <text:p>240</text:p>
          </table:table-cell>
          <table:table-cell table:style-name="ce20" table:formula="of:=IF([$Step1_GenProfile.H199]; &quot;,&quot;&amp;itp&amp; IF([$Step1_GenProfile.M19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0]; &quot;{&quot;&amp;[$Step1_GenProfile.J200]&amp;&quot;,&quot;;&quot;&quot;)" office:value-type="string" office:string-value="{5.99809523809524," calcext:value-type="string">
            <text:p>{5.99809523809524,</text:p>
          </table:table-cell>
          <table:table-cell table:style-name="ce20" table:formula="of:=IF([$Step1_GenProfile.H200]; [$Step1_GenProfile.I200]*60;&quot;&quot;)" office:value-type="float" office:value="240" calcext:value-type="float">
            <text:p>240</text:p>
          </table:table-cell>
          <table:table-cell table:style-name="ce20" table:formula="of:=IF([$Step1_GenProfile.H200]; &quot;,&quot;&amp;itp&amp; IF([$Step1_GenProfile.M20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1]; &quot;{&quot;&amp;[$Step1_GenProfile.J201]&amp;&quot;,&quot;;&quot;&quot;)" office:value-type="string" office:string-value="{6.03809523809524," calcext:value-type="string">
            <text:p>{6.03809523809524,</text:p>
          </table:table-cell>
          <table:table-cell table:style-name="ce20" table:formula="of:=IF([$Step1_GenProfile.H201]; [$Step1_GenProfile.I201]*60;&quot;&quot;)" office:value-type="float" office:value="240" calcext:value-type="float">
            <text:p>240</text:p>
          </table:table-cell>
          <table:table-cell table:style-name="ce20" table:formula="of:=IF([$Step1_GenProfile.H201]; &quot;,&quot;&amp;itp&amp; IF([$Step1_GenProfile.M20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2]; &quot;{&quot;&amp;[$Step1_GenProfile.J202]&amp;&quot;,&quot;;&quot;&quot;)" office:value-type="string" office:string-value="{6.07803174603175," calcext:value-type="string">
            <text:p>{6.07803174603175,</text:p>
          </table:table-cell>
          <table:table-cell table:style-name="ce20" table:formula="of:=IF([$Step1_GenProfile.H202]; [$Step1_GenProfile.I202]*60;&quot;&quot;)" office:value-type="float" office:value="239.238095238095" calcext:value-type="float">
            <text:p>239.238095238095</text:p>
          </table:table-cell>
          <table:table-cell table:style-name="ce20" table:formula="of:=IF([$Step1_GenProfile.H202]; &quot;,&quot;&amp;itp&amp; IF([$Step1_GenProfile.M20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3]; &quot;{&quot;&amp;[$Step1_GenProfile.J203]&amp;&quot;,&quot;;&quot;&quot;)" office:value-type="string" office:string-value="{6.11780952380953," calcext:value-type="string">
            <text:p>{6.11780952380953,</text:p>
          </table:table-cell>
          <table:table-cell table:style-name="ce20" table:formula="of:=IF([$Step1_GenProfile.H203]; [$Step1_GenProfile.I203]*60;&quot;&quot;)" office:value-type="float" office:value="238.095238095238" calcext:value-type="float">
            <text:p>238.095238095238</text:p>
          </table:table-cell>
          <table:table-cell table:style-name="ce20" table:formula="of:=IF([$Step1_GenProfile.H203]; &quot;,&quot;&amp;itp&amp; IF([$Step1_GenProfile.M20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4]; &quot;{&quot;&amp;[$Step1_GenProfile.J204]&amp;&quot;,&quot;;&quot;&quot;)" office:value-type="string" office:string-value="{6.15736507936508," calcext:value-type="string">
            <text:p>{6.15736507936508,</text:p>
          </table:table-cell>
          <table:table-cell table:style-name="ce20" table:formula="of:=IF([$Step1_GenProfile.H204]; [$Step1_GenProfile.I204]*60;&quot;&quot;)" office:value-type="float" office:value="236.571428571429" calcext:value-type="float">
            <text:p>236.571428571429</text:p>
          </table:table-cell>
          <table:table-cell table:style-name="ce20" table:formula="of:=IF([$Step1_GenProfile.H204]; &quot;,&quot;&amp;itp&amp; IF([$Step1_GenProfile.M20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5]; &quot;{&quot;&amp;[$Step1_GenProfile.J205]&amp;&quot;,&quot;;&quot;&quot;)" office:value-type="string" office:string-value="{6.19663492063493," calcext:value-type="string">
            <text:p>{6.19663492063493,</text:p>
          </table:table-cell>
          <table:table-cell table:style-name="ce20" table:formula="of:=IF([$Step1_GenProfile.H205]; [$Step1_GenProfile.I205]*60;&quot;&quot;)" office:value-type="float" office:value="234.666666666667" calcext:value-type="float">
            <text:p>234.666666666667</text:p>
          </table:table-cell>
          <table:table-cell table:style-name="ce20" table:formula="of:=IF([$Step1_GenProfile.H205]; &quot;,&quot;&amp;itp&amp; IF([$Step1_GenProfile.M20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6]; &quot;{&quot;&amp;[$Step1_GenProfile.J206]&amp;&quot;,&quot;;&quot;&quot;)" office:value-type="string" office:string-value="{6.23555555555556," calcext:value-type="string">
            <text:p>{6.23555555555556,</text:p>
          </table:table-cell>
          <table:table-cell table:style-name="ce20" table:formula="of:=IF([$Step1_GenProfile.H206]; [$Step1_GenProfile.I206]*60;&quot;&quot;)" office:value-type="float" office:value="232.380952380952" calcext:value-type="float">
            <text:p>232.380952380952</text:p>
          </table:table-cell>
          <table:table-cell table:style-name="ce20" table:formula="of:=IF([$Step1_GenProfile.H206]; &quot;,&quot;&amp;itp&amp; IF([$Step1_GenProfile.M20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7]; &quot;{&quot;&amp;[$Step1_GenProfile.J207]&amp;&quot;,&quot;;&quot;&quot;)" office:value-type="string" office:string-value="{6.2740634920635," calcext:value-type="string">
            <text:p>{6.2740634920635,</text:p>
          </table:table-cell>
          <table:table-cell table:style-name="ce20" table:formula="of:=IF([$Step1_GenProfile.H207]; [$Step1_GenProfile.I207]*60;&quot;&quot;)" office:value-type="float" office:value="229.714285714286" calcext:value-type="float">
            <text:p>229.714285714286</text:p>
          </table:table-cell>
          <table:table-cell table:style-name="ce20" table:formula="of:=IF([$Step1_GenProfile.H207]; &quot;,&quot;&amp;itp&amp; IF([$Step1_GenProfile.M20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8]; &quot;{&quot;&amp;[$Step1_GenProfile.J208]&amp;&quot;,&quot;;&quot;&quot;)" office:value-type="string" office:string-value="{6.31209523809524," calcext:value-type="string">
            <text:p>{6.31209523809524,</text:p>
          </table:table-cell>
          <table:table-cell table:style-name="ce20" table:formula="of:=IF([$Step1_GenProfile.H208]; [$Step1_GenProfile.I208]*60;&quot;&quot;)" office:value-type="float" office:value="226.666666666667" calcext:value-type="float">
            <text:p>226.666666666667</text:p>
          </table:table-cell>
          <table:table-cell table:style-name="ce20" table:formula="of:=IF([$Step1_GenProfile.H208]; &quot;,&quot;&amp;itp&amp; IF([$Step1_GenProfile.M20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09]; &quot;{&quot;&amp;[$Step1_GenProfile.J209]&amp;&quot;,&quot;;&quot;&quot;)" office:value-type="string" office:string-value="{6.34958730158731," calcext:value-type="string">
            <text:p>{6.34958730158731,</text:p>
          </table:table-cell>
          <table:table-cell table:style-name="ce20" table:formula="of:=IF([$Step1_GenProfile.H209]; [$Step1_GenProfile.I209]*60;&quot;&quot;)" office:value-type="float" office:value="223.238095238095" calcext:value-type="float">
            <text:p>223.238095238095</text:p>
          </table:table-cell>
          <table:table-cell table:style-name="ce20" table:formula="of:=IF([$Step1_GenProfile.H209]; &quot;,&quot;&amp;itp&amp; IF([$Step1_GenProfile.M20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0]; &quot;{&quot;&amp;[$Step1_GenProfile.J210]&amp;&quot;,&quot;;&quot;&quot;)" office:value-type="string" office:string-value="{6.3864761904762," calcext:value-type="string">
            <text:p>{6.3864761904762,</text:p>
          </table:table-cell>
          <table:table-cell table:style-name="ce20" table:formula="of:=IF([$Step1_GenProfile.H210]; [$Step1_GenProfile.I210]*60;&quot;&quot;)" office:value-type="float" office:value="219.428571428571" calcext:value-type="float">
            <text:p>219.428571428571</text:p>
          </table:table-cell>
          <table:table-cell table:style-name="ce20" table:formula="of:=IF([$Step1_GenProfile.H210]; &quot;,&quot;&amp;itp&amp; IF([$Step1_GenProfile.M21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1]; &quot;{&quot;&amp;[$Step1_GenProfile.J211]&amp;&quot;,&quot;;&quot;&quot;)" office:value-type="string" office:string-value="{6.42269841269842," calcext:value-type="string">
            <text:p>{6.42269841269842,</text:p>
          </table:table-cell>
          <table:table-cell table:style-name="ce20" table:formula="of:=IF([$Step1_GenProfile.H211]; [$Step1_GenProfile.I211]*60;&quot;&quot;)" office:value-type="float" office:value="215.238095238095" calcext:value-type="float">
            <text:p>215.238095238095</text:p>
          </table:table-cell>
          <table:table-cell table:style-name="ce20" table:formula="of:=IF([$Step1_GenProfile.H211]; &quot;,&quot;&amp;itp&amp; IF([$Step1_GenProfile.M21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2]; &quot;{&quot;&amp;[$Step1_GenProfile.J212]&amp;&quot;,&quot;;&quot;&quot;)" office:value-type="string" office:string-value="{6.45819047619048," calcext:value-type="string">
            <text:p>{6.45819047619048,</text:p>
          </table:table-cell>
          <table:table-cell table:style-name="ce20" table:formula="of:=IF([$Step1_GenProfile.H212]; [$Step1_GenProfile.I212]*60;&quot;&quot;)" office:value-type="float" office:value="210.666666666667" calcext:value-type="float">
            <text:p>210.666666666667</text:p>
          </table:table-cell>
          <table:table-cell table:style-name="ce20" table:formula="of:=IF([$Step1_GenProfile.H212]; &quot;,&quot;&amp;itp&amp; IF([$Step1_GenProfile.M21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3]; &quot;{&quot;&amp;[$Step1_GenProfile.J213]&amp;&quot;,&quot;;&quot;&quot;)" office:value-type="string" office:string-value="{6.49288888888889," calcext:value-type="string">
            <text:p>{6.49288888888889,</text:p>
          </table:table-cell>
          <table:table-cell table:style-name="ce20" table:formula="of:=IF([$Step1_GenProfile.H213]; [$Step1_GenProfile.I213]*60;&quot;&quot;)" office:value-type="float" office:value="205.714285714286" calcext:value-type="float">
            <text:p>205.714285714286</text:p>
          </table:table-cell>
          <table:table-cell table:style-name="ce20" table:formula="of:=IF([$Step1_GenProfile.H213]; &quot;,&quot;&amp;itp&amp; IF([$Step1_GenProfile.M21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4]; &quot;{&quot;&amp;[$Step1_GenProfile.J214]&amp;&quot;,&quot;;&quot;&quot;)" office:value-type="string" office:string-value="{6.52673015873016," calcext:value-type="string">
            <text:p>{6.52673015873016,</text:p>
          </table:table-cell>
          <table:table-cell table:style-name="ce20" table:formula="of:=IF([$Step1_GenProfile.H214]; [$Step1_GenProfile.I214]*60;&quot;&quot;)" office:value-type="float" office:value="200.380952380952" calcext:value-type="float">
            <text:p>200.380952380952</text:p>
          </table:table-cell>
          <table:table-cell table:style-name="ce20" table:formula="of:=IF([$Step1_GenProfile.H214]; &quot;,&quot;&amp;itp&amp; IF([$Step1_GenProfile.M21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5]; &quot;{&quot;&amp;[$Step1_GenProfile.J215]&amp;&quot;,&quot;;&quot;&quot;)" office:value-type="string" office:string-value="{6.5596507936508," calcext:value-type="string">
            <text:p>{6.5596507936508,</text:p>
          </table:table-cell>
          <table:table-cell table:style-name="ce20" table:formula="of:=IF([$Step1_GenProfile.H215]; [$Step1_GenProfile.I215]*60;&quot;&quot;)" office:value-type="float" office:value="194.666666666667" calcext:value-type="float">
            <text:p>194.666666666667</text:p>
          </table:table-cell>
          <table:table-cell table:style-name="ce20" table:formula="of:=IF([$Step1_GenProfile.H215]; &quot;,&quot;&amp;itp&amp; IF([$Step1_GenProfile.M21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6]; &quot;{&quot;&amp;[$Step1_GenProfile.J216]&amp;&quot;,&quot;;&quot;&quot;)" office:value-type="string" office:string-value="{6.59158730158731," calcext:value-type="string">
            <text:p>{6.59158730158731,</text:p>
          </table:table-cell>
          <table:table-cell table:style-name="ce20" table:formula="of:=IF([$Step1_GenProfile.H216]; [$Step1_GenProfile.I216]*60;&quot;&quot;)" office:value-type="float" office:value="188.571428571429" calcext:value-type="float">
            <text:p>188.571428571429</text:p>
          </table:table-cell>
          <table:table-cell table:style-name="ce20" table:formula="of:=IF([$Step1_GenProfile.H216]; &quot;,&quot;&amp;itp&amp; IF([$Step1_GenProfile.M21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7]; &quot;{&quot;&amp;[$Step1_GenProfile.J217]&amp;&quot;,&quot;;&quot;&quot;)" office:value-type="string" office:string-value="{6.6224761904762," calcext:value-type="string">
            <text:p>{6.6224761904762,</text:p>
          </table:table-cell>
          <table:table-cell table:style-name="ce20" table:formula="of:=IF([$Step1_GenProfile.H217]; [$Step1_GenProfile.I217]*60;&quot;&quot;)" office:value-type="float" office:value="182.095238095238" calcext:value-type="float">
            <text:p>182.095238095238</text:p>
          </table:table-cell>
          <table:table-cell table:style-name="ce20" table:formula="of:=IF([$Step1_GenProfile.H217]; &quot;,&quot;&amp;itp&amp; IF([$Step1_GenProfile.M21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8]; &quot;{&quot;&amp;[$Step1_GenProfile.J218]&amp;&quot;,&quot;;&quot;&quot;)" office:value-type="string" office:string-value="{6.65225396825397," calcext:value-type="string">
            <text:p>{6.65225396825397,</text:p>
          </table:table-cell>
          <table:table-cell table:style-name="ce20" table:formula="of:=IF([$Step1_GenProfile.H218]; [$Step1_GenProfile.I218]*60;&quot;&quot;)" office:value-type="float" office:value="175.238095238095" calcext:value-type="float">
            <text:p>175.238095238095</text:p>
          </table:table-cell>
          <table:table-cell table:style-name="ce20" table:formula="of:=IF([$Step1_GenProfile.H218]; &quot;,&quot;&amp;itp&amp; IF([$Step1_GenProfile.M21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19]; &quot;{&quot;&amp;[$Step1_GenProfile.J219]&amp;&quot;,&quot;;&quot;&quot;)" office:value-type="string" office:string-value="{6.68085714285715," calcext:value-type="string">
            <text:p>{6.68085714285715,</text:p>
          </table:table-cell>
          <table:table-cell table:style-name="ce20" table:formula="of:=IF([$Step1_GenProfile.H219]; [$Step1_GenProfile.I219]*60;&quot;&quot;)" office:value-type="float" office:value="168" calcext:value-type="float">
            <text:p>168</text:p>
          </table:table-cell>
          <table:table-cell table:style-name="ce20" table:formula="of:=IF([$Step1_GenProfile.H219]; &quot;,&quot;&amp;itp&amp; IF([$Step1_GenProfile.M21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0]; &quot;{&quot;&amp;[$Step1_GenProfile.J220]&amp;&quot;,&quot;;&quot;&quot;)" office:value-type="string" office:string-value="{6.70822222222223," calcext:value-type="string">
            <text:p>{6.70822222222223,</text:p>
          </table:table-cell>
          <table:table-cell table:style-name="ce20" table:formula="of:=IF([$Step1_GenProfile.H220]; [$Step1_GenProfile.I220]*60;&quot;&quot;)" office:value-type="float" office:value="160.380952380952" calcext:value-type="float">
            <text:p>160.380952380952</text:p>
          </table:table-cell>
          <table:table-cell table:style-name="ce20" table:formula="of:=IF([$Step1_GenProfile.H220]; &quot;,&quot;&amp;itp&amp; IF([$Step1_GenProfile.M22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1]; &quot;{&quot;&amp;[$Step1_GenProfile.J221]&amp;&quot;,&quot;;&quot;&quot;)" office:value-type="string" office:string-value="{6.73428571428572," calcext:value-type="string">
            <text:p>{6.73428571428572,</text:p>
          </table:table-cell>
          <table:table-cell table:style-name="ce20" table:formula="of:=IF([$Step1_GenProfile.H221]; [$Step1_GenProfile.I221]*60;&quot;&quot;)" office:value-type="float" office:value="152.380952380952" calcext:value-type="float">
            <text:p>152.380952380952</text:p>
          </table:table-cell>
          <table:table-cell table:style-name="ce20" table:formula="of:=IF([$Step1_GenProfile.H221]; &quot;,&quot;&amp;itp&amp; IF([$Step1_GenProfile.M22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2]; &quot;{&quot;&amp;[$Step1_GenProfile.J222]&amp;&quot;,&quot;;&quot;&quot;)" office:value-type="string" office:string-value="{6.75901587301588," calcext:value-type="string">
            <text:p>{6.75901587301588,</text:p>
          </table:table-cell>
          <table:table-cell table:style-name="ce20" table:formula="of:=IF([$Step1_GenProfile.H222]; [$Step1_GenProfile.I222]*60;&quot;&quot;)" office:value-type="float" office:value="144.380952380952" calcext:value-type="float">
            <text:p>144.380952380952</text:p>
          </table:table-cell>
          <table:table-cell table:style-name="ce20" table:formula="of:=IF([$Step1_GenProfile.H222]; &quot;,&quot;&amp;itp&amp; IF([$Step1_GenProfile.M22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3]; &quot;{&quot;&amp;[$Step1_GenProfile.J223]&amp;&quot;,&quot;;&quot;&quot;)" office:value-type="string" office:string-value="{6.7824126984127," calcext:value-type="string">
            <text:p>{6.7824126984127,</text:p>
          </table:table-cell>
          <table:table-cell table:style-name="ce20" table:formula="of:=IF([$Step1_GenProfile.H223]; [$Step1_GenProfile.I223]*60;&quot;&quot;)" office:value-type="float" office:value="136.380952380952" calcext:value-type="float">
            <text:p>136.380952380952</text:p>
          </table:table-cell>
          <table:table-cell table:style-name="ce20" table:formula="of:=IF([$Step1_GenProfile.H223]; &quot;,&quot;&amp;itp&amp; IF([$Step1_GenProfile.M22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4]; &quot;{&quot;&amp;[$Step1_GenProfile.J224]&amp;&quot;,&quot;;&quot;&quot;)" office:value-type="string" office:string-value="{6.8044761904762," calcext:value-type="string">
            <text:p>{6.8044761904762,</text:p>
          </table:table-cell>
          <table:table-cell table:style-name="ce20" table:formula="of:=IF([$Step1_GenProfile.H224]; [$Step1_GenProfile.I224]*60;&quot;&quot;)" office:value-type="float" office:value="128.380952380952" calcext:value-type="float">
            <text:p>128.380952380952</text:p>
          </table:table-cell>
          <table:table-cell table:style-name="ce20" table:formula="of:=IF([$Step1_GenProfile.H224]; &quot;,&quot;&amp;itp&amp; IF([$Step1_GenProfile.M22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5]; &quot;{&quot;&amp;[$Step1_GenProfile.J225]&amp;&quot;,&quot;;&quot;&quot;)" office:value-type="string" office:string-value="{6.82520634920636," calcext:value-type="string">
            <text:p>{6.82520634920636,</text:p>
          </table:table-cell>
          <table:table-cell table:style-name="ce20" table:formula="of:=IF([$Step1_GenProfile.H225]; [$Step1_GenProfile.I225]*60;&quot;&quot;)" office:value-type="float" office:value="120.380952380952" calcext:value-type="float">
            <text:p>120.380952380952</text:p>
          </table:table-cell>
          <table:table-cell table:style-name="ce20" table:formula="of:=IF([$Step1_GenProfile.H225]; &quot;,&quot;&amp;itp&amp; IF([$Step1_GenProfile.M22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6]; &quot;{&quot;&amp;[$Step1_GenProfile.J226]&amp;&quot;,&quot;;&quot;&quot;)" office:value-type="string" office:string-value="{6.84460317460318," calcext:value-type="string">
            <text:p>{6.84460317460318,</text:p>
          </table:table-cell>
          <table:table-cell table:style-name="ce20" table:formula="of:=IF([$Step1_GenProfile.H226]; [$Step1_GenProfile.I226]*60;&quot;&quot;)" office:value-type="float" office:value="112.380952380952" calcext:value-type="float">
            <text:p>112.380952380952</text:p>
          </table:table-cell>
          <table:table-cell table:style-name="ce20" table:formula="of:=IF([$Step1_GenProfile.H226]; &quot;,&quot;&amp;itp&amp; IF([$Step1_GenProfile.M22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7]; &quot;{&quot;&amp;[$Step1_GenProfile.J227]&amp;&quot;,&quot;;&quot;&quot;)" office:value-type="string" office:string-value="{6.86266666666667," calcext:value-type="string">
            <text:p>{6.86266666666667,</text:p>
          </table:table-cell>
          <table:table-cell table:style-name="ce20" table:formula="of:=IF([$Step1_GenProfile.H227]; [$Step1_GenProfile.I227]*60;&quot;&quot;)" office:value-type="float" office:value="104.380952380952" calcext:value-type="float">
            <text:p>104.380952380952</text:p>
          </table:table-cell>
          <table:table-cell table:style-name="ce20" table:formula="of:=IF([$Step1_GenProfile.H227]; &quot;,&quot;&amp;itp&amp; IF([$Step1_GenProfile.M22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8]; &quot;{&quot;&amp;[$Step1_GenProfile.J228]&amp;&quot;,&quot;;&quot;&quot;)" office:value-type="string" office:string-value="{6.87939682539683," calcext:value-type="string">
            <text:p>{6.87939682539683,</text:p>
          </table:table-cell>
          <table:table-cell table:style-name="ce20" table:formula="of:=IF([$Step1_GenProfile.H228]; [$Step1_GenProfile.I228]*60;&quot;&quot;)" office:value-type="float" office:value="96.3809523809524" calcext:value-type="float">
            <text:p>96.3809523809524</text:p>
          </table:table-cell>
          <table:table-cell table:style-name="ce20" table:formula="of:=IF([$Step1_GenProfile.H228]; &quot;,&quot;&amp;itp&amp; IF([$Step1_GenProfile.M22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29]; &quot;{&quot;&amp;[$Step1_GenProfile.J229]&amp;&quot;,&quot;;&quot;&quot;)" office:value-type="string" office:string-value="{6.89479365079366," calcext:value-type="string">
            <text:p>{6.89479365079366,</text:p>
          </table:table-cell>
          <table:table-cell table:style-name="ce20" table:formula="of:=IF([$Step1_GenProfile.H229]; [$Step1_GenProfile.I229]*60;&quot;&quot;)" office:value-type="float" office:value="88.3809523809524" calcext:value-type="float">
            <text:p>88.3809523809524</text:p>
          </table:table-cell>
          <table:table-cell table:style-name="ce20" table:formula="of:=IF([$Step1_GenProfile.H229]; &quot;,&quot;&amp;itp&amp; IF([$Step1_GenProfile.M22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0]; &quot;{&quot;&amp;[$Step1_GenProfile.J230]&amp;&quot;,&quot;;&quot;&quot;)" office:value-type="string" office:string-value="{6.90885714285715," calcext:value-type="string">
            <text:p>{6.90885714285715,</text:p>
          </table:table-cell>
          <table:table-cell table:style-name="ce20" table:formula="of:=IF([$Step1_GenProfile.H230]; [$Step1_GenProfile.I230]*60;&quot;&quot;)" office:value-type="float" office:value="80.3809523809524" calcext:value-type="float">
            <text:p>80.3809523809524</text:p>
          </table:table-cell>
          <table:table-cell table:style-name="ce20" table:formula="of:=IF([$Step1_GenProfile.H230]; &quot;,&quot;&amp;itp&amp; IF([$Step1_GenProfile.M23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1]; &quot;{&quot;&amp;[$Step1_GenProfile.J231]&amp;&quot;,&quot;;&quot;&quot;)" office:value-type="string" office:string-value="{6.92158730158731," calcext:value-type="string">
            <text:p>{6.92158730158731,</text:p>
          </table:table-cell>
          <table:table-cell table:style-name="ce20" table:formula="of:=IF([$Step1_GenProfile.H231]; [$Step1_GenProfile.I231]*60;&quot;&quot;)" office:value-type="float" office:value="72.3809523809524" calcext:value-type="float">
            <text:p>72.3809523809524</text:p>
          </table:table-cell>
          <table:table-cell table:style-name="ce20" table:formula="of:=IF([$Step1_GenProfile.H231]; &quot;,&quot;&amp;itp&amp; IF([$Step1_GenProfile.M23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2]; &quot;{&quot;&amp;[$Step1_GenProfile.J232]&amp;&quot;,&quot;;&quot;&quot;)" office:value-type="string" office:string-value="{6.93304761904763," calcext:value-type="string">
            <text:p>{6.93304761904763,</text:p>
          </table:table-cell>
          <table:table-cell table:style-name="ce20" table:formula="of:=IF([$Step1_GenProfile.H232]; [$Step1_GenProfile.I232]*60;&quot;&quot;)" office:value-type="float" office:value="65.1428571428572" calcext:value-type="float">
            <text:p>65.1428571428572</text:p>
          </table:table-cell>
          <table:table-cell table:style-name="ce20" table:formula="of:=IF([$Step1_GenProfile.H232]; &quot;,&quot;&amp;itp&amp; IF([$Step1_GenProfile.M23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3]; &quot;{&quot;&amp;[$Step1_GenProfile.J233]&amp;&quot;,&quot;;&quot;&quot;)" office:value-type="string" office:string-value="{6.94333333333334," calcext:value-type="string">
            <text:p>{6.94333333333334,</text:p>
          </table:table-cell>
          <table:table-cell table:style-name="ce20" table:formula="of:=IF([$Step1_GenProfile.H233]; [$Step1_GenProfile.I233]*60;&quot;&quot;)" office:value-type="float" office:value="58.2857142857143" calcext:value-type="float">
            <text:p>58.2857142857143</text:p>
          </table:table-cell>
          <table:table-cell table:style-name="ce20" table:formula="of:=IF([$Step1_GenProfile.H233]; &quot;,&quot;&amp;itp&amp; IF([$Step1_GenProfile.M23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4]; &quot;{&quot;&amp;[$Step1_GenProfile.J234]&amp;&quot;,&quot;;&quot;&quot;)" office:value-type="string" office:string-value="{6.95250793650794," calcext:value-type="string">
            <text:p>{6.95250793650794,</text:p>
          </table:table-cell>
          <table:table-cell table:style-name="ce20" table:formula="of:=IF([$Step1_GenProfile.H234]; [$Step1_GenProfile.I234]*60;&quot;&quot;)" office:value-type="float" office:value="51.8095238095238" calcext:value-type="float">
            <text:p>51.8095238095238</text:p>
          </table:table-cell>
          <table:table-cell table:style-name="ce20" table:formula="of:=IF([$Step1_GenProfile.H234]; &quot;,&quot;&amp;itp&amp; IF([$Step1_GenProfile.M23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5]; &quot;{&quot;&amp;[$Step1_GenProfile.J235]&amp;&quot;,&quot;;&quot;&quot;)" office:value-type="string" office:string-value="{6.96063492063493," calcext:value-type="string">
            <text:p>{6.96063492063493,</text:p>
          </table:table-cell>
          <table:table-cell table:style-name="ce20" table:formula="of:=IF([$Step1_GenProfile.H235]; [$Step1_GenProfile.I235]*60;&quot;&quot;)" office:value-type="float" office:value="45.7142857142858" calcext:value-type="float">
            <text:p>45.7142857142858</text:p>
          </table:table-cell>
          <table:table-cell table:style-name="ce20" table:formula="of:=IF([$Step1_GenProfile.H235]; &quot;,&quot;&amp;itp&amp; IF([$Step1_GenProfile.M23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6]; &quot;{&quot;&amp;[$Step1_GenProfile.J236]&amp;&quot;,&quot;;&quot;&quot;)" office:value-type="string" office:string-value="{6.96777777777778," calcext:value-type="string">
            <text:p>{6.96777777777778,</text:p>
          </table:table-cell>
          <table:table-cell table:style-name="ce20" table:formula="of:=IF([$Step1_GenProfile.H236]; [$Step1_GenProfile.I236]*60;&quot;&quot;)" office:value-type="float" office:value="40" calcext:value-type="float">
            <text:p>40</text:p>
          </table:table-cell>
          <table:table-cell table:style-name="ce20" table:formula="of:=IF([$Step1_GenProfile.H236]; &quot;,&quot;&amp;itp&amp; IF([$Step1_GenProfile.M23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7]; &quot;{&quot;&amp;[$Step1_GenProfile.J237]&amp;&quot;,&quot;;&quot;&quot;)" office:value-type="string" office:string-value="{6.97400000000001," calcext:value-type="string">
            <text:p>{6.97400000000001,</text:p>
          </table:table-cell>
          <table:table-cell table:style-name="ce20" table:formula="of:=IF([$Step1_GenProfile.H237]; [$Step1_GenProfile.I237]*60;&quot;&quot;)" office:value-type="float" office:value="34.6666666666667" calcext:value-type="float">
            <text:p>34.6666666666667</text:p>
          </table:table-cell>
          <table:table-cell table:style-name="ce20" table:formula="of:=IF([$Step1_GenProfile.H237]; &quot;,&quot;&amp;itp&amp; IF([$Step1_GenProfile.M23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8]; &quot;{&quot;&amp;[$Step1_GenProfile.J238]&amp;&quot;,&quot;;&quot;&quot;)" office:value-type="string" office:string-value="{6.97936507936509," calcext:value-type="string">
            <text:p>{6.97936507936509,</text:p>
          </table:table-cell>
          <table:table-cell table:style-name="ce20" table:formula="of:=IF([$Step1_GenProfile.H238]; [$Step1_GenProfile.I238]*60;&quot;&quot;)" office:value-type="float" office:value="29.7142857142857" calcext:value-type="float">
            <text:p>29.7142857142857</text:p>
          </table:table-cell>
          <table:table-cell table:style-name="ce20" table:formula="of:=IF([$Step1_GenProfile.H238]; &quot;,&quot;&amp;itp&amp; IF([$Step1_GenProfile.M23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39]; &quot;{&quot;&amp;[$Step1_GenProfile.J239]&amp;&quot;,&quot;;&quot;&quot;)" office:value-type="string" office:string-value="{6.98393650793651," calcext:value-type="string">
            <text:p>{6.98393650793651,</text:p>
          </table:table-cell>
          <table:table-cell table:style-name="ce20" table:formula="of:=IF([$Step1_GenProfile.H239]; [$Step1_GenProfile.I239]*60;&quot;&quot;)" office:value-type="float" office:value="25.1428571428572" calcext:value-type="float">
            <text:p>25.1428571428572</text:p>
          </table:table-cell>
          <table:table-cell table:style-name="ce20" table:formula="of:=IF([$Step1_GenProfile.H239]; &quot;,&quot;&amp;itp&amp; IF([$Step1_GenProfile.M23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0]; &quot;{&quot;&amp;[$Step1_GenProfile.J240]&amp;&quot;,&quot;;&quot;&quot;)" office:value-type="string" office:string-value="{6.98777777777778," calcext:value-type="string">
            <text:p>{6.98777777777778,</text:p>
          </table:table-cell>
          <table:table-cell table:style-name="ce20" table:formula="of:=IF([$Step1_GenProfile.H240]; [$Step1_GenProfile.I240]*60;&quot;&quot;)" office:value-type="float" office:value="20.952380952381" calcext:value-type="float">
            <text:p>20.952380952381</text:p>
          </table:table-cell>
          <table:table-cell table:style-name="ce20" table:formula="of:=IF([$Step1_GenProfile.H240]; &quot;,&quot;&amp;itp&amp; IF([$Step1_GenProfile.M24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1]; &quot;{&quot;&amp;[$Step1_GenProfile.J241]&amp;&quot;,&quot;;&quot;&quot;)" office:value-type="string" office:string-value="{6.99095238095239," calcext:value-type="string">
            <text:p>{6.99095238095239,</text:p>
          </table:table-cell>
          <table:table-cell table:style-name="ce20" table:formula="of:=IF([$Step1_GenProfile.H241]; [$Step1_GenProfile.I241]*60;&quot;&quot;)" office:value-type="float" office:value="17.1428571428572" calcext:value-type="float">
            <text:p>17.1428571428572</text:p>
          </table:table-cell>
          <table:table-cell table:style-name="ce20" table:formula="of:=IF([$Step1_GenProfile.H241]; &quot;,&quot;&amp;itp&amp; IF([$Step1_GenProfile.M241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2]; &quot;{&quot;&amp;[$Step1_GenProfile.J242]&amp;&quot;,&quot;;&quot;&quot;)" office:value-type="string" office:string-value="{6.99352380952382," calcext:value-type="string">
            <text:p>{6.99352380952382,</text:p>
          </table:table-cell>
          <table:table-cell table:style-name="ce20" table:formula="of:=IF([$Step1_GenProfile.H242]; [$Step1_GenProfile.I242]*60;&quot;&quot;)" office:value-type="float" office:value="13.7142857142857" calcext:value-type="float">
            <text:p>13.7142857142857</text:p>
          </table:table-cell>
          <table:table-cell table:style-name="ce20" table:formula="of:=IF([$Step1_GenProfile.H242]; &quot;,&quot;&amp;itp&amp; IF([$Step1_GenProfile.M242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3]; &quot;{&quot;&amp;[$Step1_GenProfile.J243]&amp;&quot;,&quot;;&quot;&quot;)" office:value-type="string" office:string-value="{6.99555555555556," calcext:value-type="string">
            <text:p>{6.99555555555556,</text:p>
          </table:table-cell>
          <table:table-cell table:style-name="ce20" table:formula="of:=IF([$Step1_GenProfile.H243]; [$Step1_GenProfile.I243]*60;&quot;&quot;)" office:value-type="float" office:value="10.6666666666667" calcext:value-type="float">
            <text:p>10.6666666666667</text:p>
          </table:table-cell>
          <table:table-cell table:style-name="ce20" table:formula="of:=IF([$Step1_GenProfile.H243]; &quot;,&quot;&amp;itp&amp; IF([$Step1_GenProfile.M243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4]; &quot;{&quot;&amp;[$Step1_GenProfile.J244]&amp;&quot;,&quot;;&quot;&quot;)" office:value-type="string" office:string-value="{6.99711111111112," calcext:value-type="string">
            <text:p>{6.99711111111112,</text:p>
          </table:table-cell>
          <table:table-cell table:style-name="ce20" table:formula="of:=IF([$Step1_GenProfile.H244]; [$Step1_GenProfile.I244]*60;&quot;&quot;)" office:value-type="float" office:value="8.00000000000002" calcext:value-type="float">
            <text:p>8.00000000000002</text:p>
          </table:table-cell>
          <table:table-cell table:style-name="ce20" table:formula="of:=IF([$Step1_GenProfile.H244]; &quot;,&quot;&amp;itp&amp; IF([$Step1_GenProfile.M244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5]; &quot;{&quot;&amp;[$Step1_GenProfile.J245]&amp;&quot;,&quot;;&quot;&quot;)" office:value-type="string" office:string-value="{6.99825396825398," calcext:value-type="string">
            <text:p>{6.99825396825398,</text:p>
          </table:table-cell>
          <table:table-cell table:style-name="ce20" table:formula="of:=IF([$Step1_GenProfile.H245]; [$Step1_GenProfile.I245]*60;&quot;&quot;)" office:value-type="float" office:value="5.71428571428573" calcext:value-type="float">
            <text:p>5.71428571428573</text:p>
          </table:table-cell>
          <table:table-cell table:style-name="ce20" table:formula="of:=IF([$Step1_GenProfile.H245]; &quot;,&quot;&amp;itp&amp; IF([$Step1_GenProfile.M245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6]; &quot;{&quot;&amp;[$Step1_GenProfile.J246]&amp;&quot;,&quot;;&quot;&quot;)" office:value-type="string" office:string-value="{6.99904761904763," calcext:value-type="string">
            <text:p>{6.99904761904763,</text:p>
          </table:table-cell>
          <table:table-cell table:style-name="ce20" table:formula="of:=IF([$Step1_GenProfile.H246]; [$Step1_GenProfile.I246]*60;&quot;&quot;)" office:value-type="float" office:value="3.80952380952382" calcext:value-type="float">
            <text:p>3.80952380952382</text:p>
          </table:table-cell>
          <table:table-cell table:style-name="ce20" table:formula="of:=IF([$Step1_GenProfile.H246]; &quot;,&quot;&amp;itp&amp; IF([$Step1_GenProfile.M246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7]; &quot;{&quot;&amp;[$Step1_GenProfile.J247]&amp;&quot;,&quot;;&quot;&quot;)" office:value-type="string" office:string-value="{6.99955555555556," calcext:value-type="string">
            <text:p>{6.99955555555556,</text:p>
          </table:table-cell>
          <table:table-cell table:style-name="ce20" table:formula="of:=IF([$Step1_GenProfile.H247]; [$Step1_GenProfile.I247]*60;&quot;&quot;)" office:value-type="float" office:value="2.2857142857143" calcext:value-type="float">
            <text:p>2.2857142857143</text:p>
          </table:table-cell>
          <table:table-cell table:style-name="ce20" table:formula="of:=IF([$Step1_GenProfile.H247]; &quot;,&quot;&amp;itp&amp; IF([$Step1_GenProfile.M247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8]; &quot;{&quot;&amp;[$Step1_GenProfile.J248]&amp;&quot;,&quot;;&quot;&quot;)" office:value-type="string" office:string-value="{6.99984126984128," calcext:value-type="string">
            <text:p>{6.99984126984128,</text:p>
          </table:table-cell>
          <table:table-cell table:style-name="ce20" table:formula="of:=IF([$Step1_GenProfile.H248]; [$Step1_GenProfile.I248]*60;&quot;&quot;)" office:value-type="float" office:value="1.14285714285715" calcext:value-type="float">
            <text:p>1.14285714285715</text:p>
          </table:table-cell>
          <table:table-cell table:style-name="ce20" table:formula="of:=IF([$Step1_GenProfile.H248]; &quot;,&quot;&amp;itp&amp; IF([$Step1_GenProfile.M248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49]; &quot;{&quot;&amp;[$Step1_GenProfile.J249]&amp;&quot;,&quot;;&quot;&quot;)" office:value-type="string" office:string-value="{6.99996825396826," calcext:value-type="string">
            <text:p>{6.99996825396826,</text:p>
          </table:table-cell>
          <table:table-cell table:style-name="ce20" table:formula="of:=IF([$Step1_GenProfile.H249]; [$Step1_GenProfile.I249]*60;&quot;&quot;)" office:value-type="float" office:value="0.380952380952386" calcext:value-type="float">
            <text:p>0.380952380952386</text:p>
          </table:table-cell>
          <table:table-cell table:style-name="ce20" table:formula="of:=IF([$Step1_GenProfile.H249]; &quot;,&quot;&amp;itp&amp; IF([$Step1_GenProfile.M249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50]; &quot;{&quot;&amp;[$Step1_GenProfile.J250]&amp;&quot;,&quot;;&quot;&quot;)" office:value-type="string" office:string-value="{7.00000000000001," calcext:value-type="string">
            <text:p>{7.00000000000001,</text:p>
          </table:table-cell>
          <table:table-cell table:style-name="ce20" table:formula="of:=IF([$Step1_GenProfile.H250]; [$Step1_GenProfile.I250]*60;&quot;&quot;)" office:value-type="float" office:value="2.37904933848248E-015" calcext:value-type="float">
            <text:p>2.37904933848248E-15</text:p>
          </table:table-cell>
          <table:table-cell table:style-name="ce20" table:formula="of:=IF([$Step1_GenProfile.H250]; &quot;,&quot;&amp;itp&amp; IF([$Step1_GenProfile.M250];&quot;}};&quot;;&quot;},&quot;); &quot;&quot;)" office:value-type="string" office:string-value=",10}," calcext:value-type="string">
            <text:p>,10},</text:p>
          </table:table-cell>
          <table:table-cell table:number-columns-repeated="1021"/>
        </table:table-row>
        <table:table-row table:style-name="ro3">
          <table:table-cell table:style-name="ce20" table:formula="of:=IF([$Step1_GenProfile.H251]; &quot;{&quot;&amp;[$Step1_GenProfile.J251]&amp;&quot;,&quot;;&quot;&quot;)" office:value-type="string" office:string-value="{7.00000000000001," calcext:value-type="string">
            <text:p>{7.00000000000001,</text:p>
          </table:table-cell>
          <table:table-cell table:style-name="ce20" table:formula="of:=IF([$Step1_GenProfile.H251]; [$Step1_GenProfile.I251]*60;&quot;&quot;)" office:value-type="float" office:value="0" calcext:value-type="float">
            <text:p>0</text:p>
          </table:table-cell>
          <table:table-cell table:style-name="ce20" table:formula="of:=IF([$Step1_GenProfile.H251]; &quot;,&quot;&amp;itp&amp; IF([$Step1_GenProfile.M251];&quot;}};&quot;;&quot;},&quot;); &quot;&quot;)" office:value-type="string" office:string-value=",10}};" calcext:value-type="string">
            <text:p>,10}};</text:p>
          </table:table-cell>
          <table:table-cell table:number-columns-repeated="1021"/>
        </table:table-row>
        <table:table-row table:style-name="ro3">
          <table:table-cell table:style-name="ce20" table:formula="of:=IF([$Step1_GenProfile.H252]; &quot;{&quot;&amp;[$Step1_GenProfile.J252]&amp;&quot;,&quot;;&quot;&quot;)">
            <text:p/>
          </table:table-cell>
          <table:table-cell table:style-name="ce20" table:formula="of:=IF([$Step1_GenProfile.H252]; [$Step1_GenProfile.I252]*60;&quot;&quot;)">
            <text:p/>
          </table:table-cell>
          <table:table-cell table:style-name="ce20" table:formula="of:=IF([$Step1_GenProfile.H252]; &quot;,&quot;&amp;itp&amp; IF([$Step1_GenProfile.M25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3]; &quot;{&quot;&amp;[$Step1_GenProfile.J253]&amp;&quot;,&quot;;&quot;&quot;)">
            <text:p/>
          </table:table-cell>
          <table:table-cell table:style-name="ce20" table:formula="of:=IF([$Step1_GenProfile.H253]; [$Step1_GenProfile.I253]*60;&quot;&quot;)">
            <text:p/>
          </table:table-cell>
          <table:table-cell table:style-name="ce20" table:formula="of:=IF([$Step1_GenProfile.H253]; &quot;,&quot;&amp;itp&amp; IF([$Step1_GenProfile.M25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4]; &quot;{&quot;&amp;[$Step1_GenProfile.J254]&amp;&quot;,&quot;;&quot;&quot;)">
            <text:p/>
          </table:table-cell>
          <table:table-cell table:style-name="ce20" table:formula="of:=IF([$Step1_GenProfile.H254]; [$Step1_GenProfile.I254]*60;&quot;&quot;)">
            <text:p/>
          </table:table-cell>
          <table:table-cell table:style-name="ce20" table:formula="of:=IF([$Step1_GenProfile.H254]; &quot;,&quot;&amp;itp&amp; IF([$Step1_GenProfile.M25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5]; &quot;{&quot;&amp;[$Step1_GenProfile.J255]&amp;&quot;,&quot;;&quot;&quot;)">
            <text:p/>
          </table:table-cell>
          <table:table-cell table:style-name="ce20" table:formula="of:=IF([$Step1_GenProfile.H255]; [$Step1_GenProfile.I255]*60;&quot;&quot;)">
            <text:p/>
          </table:table-cell>
          <table:table-cell table:style-name="ce20" table:formula="of:=IF([$Step1_GenProfile.H255]; &quot;,&quot;&amp;itp&amp; IF([$Step1_GenProfile.M25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6]; &quot;{&quot;&amp;[$Step1_GenProfile.J256]&amp;&quot;,&quot;;&quot;&quot;)">
            <text:p/>
          </table:table-cell>
          <table:table-cell table:style-name="ce20" table:formula="of:=IF([$Step1_GenProfile.H256]; [$Step1_GenProfile.I256]*60;&quot;&quot;)">
            <text:p/>
          </table:table-cell>
          <table:table-cell table:style-name="ce20" table:formula="of:=IF([$Step1_GenProfile.H256]; &quot;,&quot;&amp;itp&amp; IF([$Step1_GenProfile.M25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7]; &quot;{&quot;&amp;[$Step1_GenProfile.J257]&amp;&quot;,&quot;;&quot;&quot;)">
            <text:p/>
          </table:table-cell>
          <table:table-cell table:style-name="ce20" table:formula="of:=IF([$Step1_GenProfile.H257]; [$Step1_GenProfile.I257]*60;&quot;&quot;)">
            <text:p/>
          </table:table-cell>
          <table:table-cell table:style-name="ce20" table:formula="of:=IF([$Step1_GenProfile.H257]; &quot;,&quot;&amp;itp&amp; IF([$Step1_GenProfile.M25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8]; &quot;{&quot;&amp;[$Step1_GenProfile.J258]&amp;&quot;,&quot;;&quot;&quot;)">
            <text:p/>
          </table:table-cell>
          <table:table-cell table:style-name="ce20" table:formula="of:=IF([$Step1_GenProfile.H258]; [$Step1_GenProfile.I258]*60;&quot;&quot;)">
            <text:p/>
          </table:table-cell>
          <table:table-cell table:style-name="ce20" table:formula="of:=IF([$Step1_GenProfile.H258]; &quot;,&quot;&amp;itp&amp; IF([$Step1_GenProfile.M25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59]; &quot;{&quot;&amp;[$Step1_GenProfile.J259]&amp;&quot;,&quot;;&quot;&quot;)">
            <text:p/>
          </table:table-cell>
          <table:table-cell table:style-name="ce20" table:formula="of:=IF([$Step1_GenProfile.H259]; [$Step1_GenProfile.I259]*60;&quot;&quot;)">
            <text:p/>
          </table:table-cell>
          <table:table-cell table:style-name="ce20" table:formula="of:=IF([$Step1_GenProfile.H259]; &quot;,&quot;&amp;itp&amp; IF([$Step1_GenProfile.M25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0]; &quot;{&quot;&amp;[$Step1_GenProfile.J260]&amp;&quot;,&quot;;&quot;&quot;)">
            <text:p/>
          </table:table-cell>
          <table:table-cell table:style-name="ce20" table:formula="of:=IF([$Step1_GenProfile.H260]; [$Step1_GenProfile.I260]*60;&quot;&quot;)">
            <text:p/>
          </table:table-cell>
          <table:table-cell table:style-name="ce20" table:formula="of:=IF([$Step1_GenProfile.H260]; &quot;,&quot;&amp;itp&amp; IF([$Step1_GenProfile.M26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1]; &quot;{&quot;&amp;[$Step1_GenProfile.J261]&amp;&quot;,&quot;;&quot;&quot;)">
            <text:p/>
          </table:table-cell>
          <table:table-cell table:style-name="ce20" table:formula="of:=IF([$Step1_GenProfile.H261]; [$Step1_GenProfile.I261]*60;&quot;&quot;)">
            <text:p/>
          </table:table-cell>
          <table:table-cell table:style-name="ce20" table:formula="of:=IF([$Step1_GenProfile.H261]; &quot;,&quot;&amp;itp&amp; IF([$Step1_GenProfile.M26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2]; &quot;{&quot;&amp;[$Step1_GenProfile.J262]&amp;&quot;,&quot;;&quot;&quot;)">
            <text:p/>
          </table:table-cell>
          <table:table-cell table:style-name="ce20" table:formula="of:=IF([$Step1_GenProfile.H262]; [$Step1_GenProfile.I262]*60;&quot;&quot;)">
            <text:p/>
          </table:table-cell>
          <table:table-cell table:style-name="ce20" table:formula="of:=IF([$Step1_GenProfile.H262]; &quot;,&quot;&amp;itp&amp; IF([$Step1_GenProfile.M26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3]; &quot;{&quot;&amp;[$Step1_GenProfile.J263]&amp;&quot;,&quot;;&quot;&quot;)">
            <text:p/>
          </table:table-cell>
          <table:table-cell table:style-name="ce20" table:formula="of:=IF([$Step1_GenProfile.H263]; [$Step1_GenProfile.I263]*60;&quot;&quot;)">
            <text:p/>
          </table:table-cell>
          <table:table-cell table:style-name="ce20" table:formula="of:=IF([$Step1_GenProfile.H263]; &quot;,&quot;&amp;itp&amp; IF([$Step1_GenProfile.M26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4]; &quot;{&quot;&amp;[$Step1_GenProfile.J264]&amp;&quot;,&quot;;&quot;&quot;)">
            <text:p/>
          </table:table-cell>
          <table:table-cell table:style-name="ce20" table:formula="of:=IF([$Step1_GenProfile.H264]; [$Step1_GenProfile.I264]*60;&quot;&quot;)">
            <text:p/>
          </table:table-cell>
          <table:table-cell table:style-name="ce20" table:formula="of:=IF([$Step1_GenProfile.H264]; &quot;,&quot;&amp;itp&amp; IF([$Step1_GenProfile.M26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5]; &quot;{&quot;&amp;[$Step1_GenProfile.J265]&amp;&quot;,&quot;;&quot;&quot;)">
            <text:p/>
          </table:table-cell>
          <table:table-cell table:style-name="ce20" table:formula="of:=IF([$Step1_GenProfile.H265]; [$Step1_GenProfile.I265]*60;&quot;&quot;)">
            <text:p/>
          </table:table-cell>
          <table:table-cell table:style-name="ce20" table:formula="of:=IF([$Step1_GenProfile.H265]; &quot;,&quot;&amp;itp&amp; IF([$Step1_GenProfile.M26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6]; &quot;{&quot;&amp;[$Step1_GenProfile.J266]&amp;&quot;,&quot;;&quot;&quot;)">
            <text:p/>
          </table:table-cell>
          <table:table-cell table:style-name="ce20" table:formula="of:=IF([$Step1_GenProfile.H266]; [$Step1_GenProfile.I266]*60;&quot;&quot;)">
            <text:p/>
          </table:table-cell>
          <table:table-cell table:style-name="ce20" table:formula="of:=IF([$Step1_GenProfile.H266]; &quot;,&quot;&amp;itp&amp; IF([$Step1_GenProfile.M26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7]; &quot;{&quot;&amp;[$Step1_GenProfile.J267]&amp;&quot;,&quot;;&quot;&quot;)">
            <text:p/>
          </table:table-cell>
          <table:table-cell table:style-name="ce20" table:formula="of:=IF([$Step1_GenProfile.H267]; [$Step1_GenProfile.I267]*60;&quot;&quot;)">
            <text:p/>
          </table:table-cell>
          <table:table-cell table:style-name="ce20" table:formula="of:=IF([$Step1_GenProfile.H267]; &quot;,&quot;&amp;itp&amp; IF([$Step1_GenProfile.M26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8]; &quot;{&quot;&amp;[$Step1_GenProfile.J268]&amp;&quot;,&quot;;&quot;&quot;)">
            <text:p/>
          </table:table-cell>
          <table:table-cell table:style-name="ce20" table:formula="of:=IF([$Step1_GenProfile.H268]; [$Step1_GenProfile.I268]*60;&quot;&quot;)">
            <text:p/>
          </table:table-cell>
          <table:table-cell table:style-name="ce20" table:formula="of:=IF([$Step1_GenProfile.H268]; &quot;,&quot;&amp;itp&amp; IF([$Step1_GenProfile.M26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69]; &quot;{&quot;&amp;[$Step1_GenProfile.J269]&amp;&quot;,&quot;;&quot;&quot;)">
            <text:p/>
          </table:table-cell>
          <table:table-cell table:style-name="ce20" table:formula="of:=IF([$Step1_GenProfile.H269]; [$Step1_GenProfile.I269]*60;&quot;&quot;)">
            <text:p/>
          </table:table-cell>
          <table:table-cell table:style-name="ce20" table:formula="of:=IF([$Step1_GenProfile.H269]; &quot;,&quot;&amp;itp&amp; IF([$Step1_GenProfile.M26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0]; &quot;{&quot;&amp;[$Step1_GenProfile.J270]&amp;&quot;,&quot;;&quot;&quot;)">
            <text:p/>
          </table:table-cell>
          <table:table-cell table:style-name="ce20" table:formula="of:=IF([$Step1_GenProfile.H270]; [$Step1_GenProfile.I270]*60;&quot;&quot;)">
            <text:p/>
          </table:table-cell>
          <table:table-cell table:style-name="ce20" table:formula="of:=IF([$Step1_GenProfile.H270]; &quot;,&quot;&amp;itp&amp; IF([$Step1_GenProfile.M27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1]; &quot;{&quot;&amp;[$Step1_GenProfile.J271]&amp;&quot;,&quot;;&quot;&quot;)">
            <text:p/>
          </table:table-cell>
          <table:table-cell table:style-name="ce20" table:formula="of:=IF([$Step1_GenProfile.H271]; [$Step1_GenProfile.I271]*60;&quot;&quot;)">
            <text:p/>
          </table:table-cell>
          <table:table-cell table:style-name="ce20" table:formula="of:=IF([$Step1_GenProfile.H271]; &quot;,&quot;&amp;itp&amp; IF([$Step1_GenProfile.M27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2]; &quot;{&quot;&amp;[$Step1_GenProfile.J272]&amp;&quot;,&quot;;&quot;&quot;)">
            <text:p/>
          </table:table-cell>
          <table:table-cell table:style-name="ce20" table:formula="of:=IF([$Step1_GenProfile.H272]; [$Step1_GenProfile.I272]*60;&quot;&quot;)">
            <text:p/>
          </table:table-cell>
          <table:table-cell table:style-name="ce20" table:formula="of:=IF([$Step1_GenProfile.H272]; &quot;,&quot;&amp;itp&amp; IF([$Step1_GenProfile.M27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3]; &quot;{&quot;&amp;[$Step1_GenProfile.J273]&amp;&quot;,&quot;;&quot;&quot;)">
            <text:p/>
          </table:table-cell>
          <table:table-cell table:style-name="ce20" table:formula="of:=IF([$Step1_GenProfile.H273]; [$Step1_GenProfile.I273]*60;&quot;&quot;)">
            <text:p/>
          </table:table-cell>
          <table:table-cell table:style-name="ce20" table:formula="of:=IF([$Step1_GenProfile.H273]; &quot;,&quot;&amp;itp&amp; IF([$Step1_GenProfile.M27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4]; &quot;{&quot;&amp;[$Step1_GenProfile.J274]&amp;&quot;,&quot;;&quot;&quot;)">
            <text:p/>
          </table:table-cell>
          <table:table-cell table:style-name="ce20" table:formula="of:=IF([$Step1_GenProfile.H274]; [$Step1_GenProfile.I274]*60;&quot;&quot;)">
            <text:p/>
          </table:table-cell>
          <table:table-cell table:style-name="ce20" table:formula="of:=IF([$Step1_GenProfile.H274]; &quot;,&quot;&amp;itp&amp; IF([$Step1_GenProfile.M27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5]; &quot;{&quot;&amp;[$Step1_GenProfile.J275]&amp;&quot;,&quot;;&quot;&quot;)">
            <text:p/>
          </table:table-cell>
          <table:table-cell table:style-name="ce20" table:formula="of:=IF([$Step1_GenProfile.H275]; [$Step1_GenProfile.I275]*60;&quot;&quot;)">
            <text:p/>
          </table:table-cell>
          <table:table-cell table:style-name="ce20" table:formula="of:=IF([$Step1_GenProfile.H275]; &quot;,&quot;&amp;itp&amp; IF([$Step1_GenProfile.M27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6]; &quot;{&quot;&amp;[$Step1_GenProfile.J276]&amp;&quot;,&quot;;&quot;&quot;)">
            <text:p/>
          </table:table-cell>
          <table:table-cell table:style-name="ce20" table:formula="of:=IF([$Step1_GenProfile.H276]; [$Step1_GenProfile.I276]*60;&quot;&quot;)">
            <text:p/>
          </table:table-cell>
          <table:table-cell table:style-name="ce20" table:formula="of:=IF([$Step1_GenProfile.H276]; &quot;,&quot;&amp;itp&amp; IF([$Step1_GenProfile.M27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7]; &quot;{&quot;&amp;[$Step1_GenProfile.J277]&amp;&quot;,&quot;;&quot;&quot;)">
            <text:p/>
          </table:table-cell>
          <table:table-cell table:style-name="ce20" table:formula="of:=IF([$Step1_GenProfile.H277]; [$Step1_GenProfile.I277]*60;&quot;&quot;)">
            <text:p/>
          </table:table-cell>
          <table:table-cell table:style-name="ce20" table:formula="of:=IF([$Step1_GenProfile.H277]; &quot;,&quot;&amp;itp&amp; IF([$Step1_GenProfile.M27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8]; &quot;{&quot;&amp;[$Step1_GenProfile.J278]&amp;&quot;,&quot;;&quot;&quot;)">
            <text:p/>
          </table:table-cell>
          <table:table-cell table:style-name="ce20" table:formula="of:=IF([$Step1_GenProfile.H278]; [$Step1_GenProfile.I278]*60;&quot;&quot;)">
            <text:p/>
          </table:table-cell>
          <table:table-cell table:style-name="ce20" table:formula="of:=IF([$Step1_GenProfile.H278]; &quot;,&quot;&amp;itp&amp; IF([$Step1_GenProfile.M27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79]; &quot;{&quot;&amp;[$Step1_GenProfile.J279]&amp;&quot;,&quot;;&quot;&quot;)">
            <text:p/>
          </table:table-cell>
          <table:table-cell table:style-name="ce20" table:formula="of:=IF([$Step1_GenProfile.H279]; [$Step1_GenProfile.I279]*60;&quot;&quot;)">
            <text:p/>
          </table:table-cell>
          <table:table-cell table:style-name="ce20" table:formula="of:=IF([$Step1_GenProfile.H279]; &quot;,&quot;&amp;itp&amp; IF([$Step1_GenProfile.M27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0]; &quot;{&quot;&amp;[$Step1_GenProfile.J280]&amp;&quot;,&quot;;&quot;&quot;)">
            <text:p/>
          </table:table-cell>
          <table:table-cell table:style-name="ce20" table:formula="of:=IF([$Step1_GenProfile.H280]; [$Step1_GenProfile.I280]*60;&quot;&quot;)">
            <text:p/>
          </table:table-cell>
          <table:table-cell table:style-name="ce20" table:formula="of:=IF([$Step1_GenProfile.H280]; &quot;,&quot;&amp;itp&amp; IF([$Step1_GenProfile.M28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1]; &quot;{&quot;&amp;[$Step1_GenProfile.J281]&amp;&quot;,&quot;;&quot;&quot;)">
            <text:p/>
          </table:table-cell>
          <table:table-cell table:style-name="ce20" table:formula="of:=IF([$Step1_GenProfile.H281]; [$Step1_GenProfile.I281]*60;&quot;&quot;)">
            <text:p/>
          </table:table-cell>
          <table:table-cell table:style-name="ce20" table:formula="of:=IF([$Step1_GenProfile.H281]; &quot;,&quot;&amp;itp&amp; IF([$Step1_GenProfile.M28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2]; &quot;{&quot;&amp;[$Step1_GenProfile.J282]&amp;&quot;,&quot;;&quot;&quot;)">
            <text:p/>
          </table:table-cell>
          <table:table-cell table:style-name="ce20" table:formula="of:=IF([$Step1_GenProfile.H282]; [$Step1_GenProfile.I282]*60;&quot;&quot;)">
            <text:p/>
          </table:table-cell>
          <table:table-cell table:style-name="ce20" table:formula="of:=IF([$Step1_GenProfile.H282]; &quot;,&quot;&amp;itp&amp; IF([$Step1_GenProfile.M28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3]; &quot;{&quot;&amp;[$Step1_GenProfile.J283]&amp;&quot;,&quot;;&quot;&quot;)">
            <text:p/>
          </table:table-cell>
          <table:table-cell table:style-name="ce20" table:formula="of:=IF([$Step1_GenProfile.H283]; [$Step1_GenProfile.I283]*60;&quot;&quot;)">
            <text:p/>
          </table:table-cell>
          <table:table-cell table:style-name="ce20" table:formula="of:=IF([$Step1_GenProfile.H283]; &quot;,&quot;&amp;itp&amp; IF([$Step1_GenProfile.M28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4]; &quot;{&quot;&amp;[$Step1_GenProfile.J284]&amp;&quot;,&quot;;&quot;&quot;)">
            <text:p/>
          </table:table-cell>
          <table:table-cell table:style-name="ce20" table:formula="of:=IF([$Step1_GenProfile.H284]; [$Step1_GenProfile.I284]*60;&quot;&quot;)">
            <text:p/>
          </table:table-cell>
          <table:table-cell table:style-name="ce20" table:formula="of:=IF([$Step1_GenProfile.H284]; &quot;,&quot;&amp;itp&amp; IF([$Step1_GenProfile.M28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5]; &quot;{&quot;&amp;[$Step1_GenProfile.J285]&amp;&quot;,&quot;;&quot;&quot;)">
            <text:p/>
          </table:table-cell>
          <table:table-cell table:style-name="ce20" table:formula="of:=IF([$Step1_GenProfile.H285]; [$Step1_GenProfile.I285]*60;&quot;&quot;)">
            <text:p/>
          </table:table-cell>
          <table:table-cell table:style-name="ce20" table:formula="of:=IF([$Step1_GenProfile.H285]; &quot;,&quot;&amp;itp&amp; IF([$Step1_GenProfile.M28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6]; &quot;{&quot;&amp;[$Step1_GenProfile.J286]&amp;&quot;,&quot;;&quot;&quot;)">
            <text:p/>
          </table:table-cell>
          <table:table-cell table:style-name="ce20" table:formula="of:=IF([$Step1_GenProfile.H286]; [$Step1_GenProfile.I286]*60;&quot;&quot;)">
            <text:p/>
          </table:table-cell>
          <table:table-cell table:style-name="ce20" table:formula="of:=IF([$Step1_GenProfile.H286]; &quot;,&quot;&amp;itp&amp; IF([$Step1_GenProfile.M28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7]; &quot;{&quot;&amp;[$Step1_GenProfile.J287]&amp;&quot;,&quot;;&quot;&quot;)">
            <text:p/>
          </table:table-cell>
          <table:table-cell table:style-name="ce20" table:formula="of:=IF([$Step1_GenProfile.H287]; [$Step1_GenProfile.I287]*60;&quot;&quot;)">
            <text:p/>
          </table:table-cell>
          <table:table-cell table:style-name="ce20" table:formula="of:=IF([$Step1_GenProfile.H287]; &quot;,&quot;&amp;itp&amp; IF([$Step1_GenProfile.M28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8]; &quot;{&quot;&amp;[$Step1_GenProfile.J288]&amp;&quot;,&quot;;&quot;&quot;)">
            <text:p/>
          </table:table-cell>
          <table:table-cell table:style-name="ce20" table:formula="of:=IF([$Step1_GenProfile.H288]; [$Step1_GenProfile.I288]*60;&quot;&quot;)">
            <text:p/>
          </table:table-cell>
          <table:table-cell table:style-name="ce20" table:formula="of:=IF([$Step1_GenProfile.H288]; &quot;,&quot;&amp;itp&amp; IF([$Step1_GenProfile.M28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89]; &quot;{&quot;&amp;[$Step1_GenProfile.J289]&amp;&quot;,&quot;;&quot;&quot;)">
            <text:p/>
          </table:table-cell>
          <table:table-cell table:style-name="ce20" table:formula="of:=IF([$Step1_GenProfile.H289]; [$Step1_GenProfile.I289]*60;&quot;&quot;)">
            <text:p/>
          </table:table-cell>
          <table:table-cell table:style-name="ce20" table:formula="of:=IF([$Step1_GenProfile.H289]; &quot;,&quot;&amp;itp&amp; IF([$Step1_GenProfile.M28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0]; &quot;{&quot;&amp;[$Step1_GenProfile.J290]&amp;&quot;,&quot;;&quot;&quot;)">
            <text:p/>
          </table:table-cell>
          <table:table-cell table:style-name="ce20" table:formula="of:=IF([$Step1_GenProfile.H290]; [$Step1_GenProfile.I290]*60;&quot;&quot;)">
            <text:p/>
          </table:table-cell>
          <table:table-cell table:style-name="ce20" table:formula="of:=IF([$Step1_GenProfile.H290]; &quot;,&quot;&amp;itp&amp; IF([$Step1_GenProfile.M29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1]; &quot;{&quot;&amp;[$Step1_GenProfile.J291]&amp;&quot;,&quot;;&quot;&quot;)">
            <text:p/>
          </table:table-cell>
          <table:table-cell table:style-name="ce20" table:formula="of:=IF([$Step1_GenProfile.H291]; [$Step1_GenProfile.I291]*60;&quot;&quot;)">
            <text:p/>
          </table:table-cell>
          <table:table-cell table:style-name="ce20" table:formula="of:=IF([$Step1_GenProfile.H291]; &quot;,&quot;&amp;itp&amp; IF([$Step1_GenProfile.M29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2]; &quot;{&quot;&amp;[$Step1_GenProfile.J292]&amp;&quot;,&quot;;&quot;&quot;)">
            <text:p/>
          </table:table-cell>
          <table:table-cell table:style-name="ce20" table:formula="of:=IF([$Step1_GenProfile.H292]; [$Step1_GenProfile.I292]*60;&quot;&quot;)">
            <text:p/>
          </table:table-cell>
          <table:table-cell table:style-name="ce20" table:formula="of:=IF([$Step1_GenProfile.H292]; &quot;,&quot;&amp;itp&amp; IF([$Step1_GenProfile.M29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3]; &quot;{&quot;&amp;[$Step1_GenProfile.J293]&amp;&quot;,&quot;;&quot;&quot;)">
            <text:p/>
          </table:table-cell>
          <table:table-cell table:style-name="ce20" table:formula="of:=IF([$Step1_GenProfile.H293]; [$Step1_GenProfile.I293]*60;&quot;&quot;)">
            <text:p/>
          </table:table-cell>
          <table:table-cell table:style-name="ce20" table:formula="of:=IF([$Step1_GenProfile.H293]; &quot;,&quot;&amp;itp&amp; IF([$Step1_GenProfile.M29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4]; &quot;{&quot;&amp;[$Step1_GenProfile.J294]&amp;&quot;,&quot;;&quot;&quot;)">
            <text:p/>
          </table:table-cell>
          <table:table-cell table:style-name="ce20" table:formula="of:=IF([$Step1_GenProfile.H294]; [$Step1_GenProfile.I294]*60;&quot;&quot;)">
            <text:p/>
          </table:table-cell>
          <table:table-cell table:style-name="ce20" table:formula="of:=IF([$Step1_GenProfile.H294]; &quot;,&quot;&amp;itp&amp; IF([$Step1_GenProfile.M29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5]; &quot;{&quot;&amp;[$Step1_GenProfile.J295]&amp;&quot;,&quot;;&quot;&quot;)">
            <text:p/>
          </table:table-cell>
          <table:table-cell table:style-name="ce20" table:formula="of:=IF([$Step1_GenProfile.H295]; [$Step1_GenProfile.I295]*60;&quot;&quot;)">
            <text:p/>
          </table:table-cell>
          <table:table-cell table:style-name="ce20" table:formula="of:=IF([$Step1_GenProfile.H295]; &quot;,&quot;&amp;itp&amp; IF([$Step1_GenProfile.M29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6]; &quot;{&quot;&amp;[$Step1_GenProfile.J296]&amp;&quot;,&quot;;&quot;&quot;)">
            <text:p/>
          </table:table-cell>
          <table:table-cell table:style-name="ce20" table:formula="of:=IF([$Step1_GenProfile.H296]; [$Step1_GenProfile.I296]*60;&quot;&quot;)">
            <text:p/>
          </table:table-cell>
          <table:table-cell table:style-name="ce20" table:formula="of:=IF([$Step1_GenProfile.H296]; &quot;,&quot;&amp;itp&amp; IF([$Step1_GenProfile.M29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7]; &quot;{&quot;&amp;[$Step1_GenProfile.J297]&amp;&quot;,&quot;;&quot;&quot;)">
            <text:p/>
          </table:table-cell>
          <table:table-cell table:style-name="ce20" table:formula="of:=IF([$Step1_GenProfile.H297]; [$Step1_GenProfile.I297]*60;&quot;&quot;)">
            <text:p/>
          </table:table-cell>
          <table:table-cell table:style-name="ce20" table:formula="of:=IF([$Step1_GenProfile.H297]; &quot;,&quot;&amp;itp&amp; IF([$Step1_GenProfile.M29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8]; &quot;{&quot;&amp;[$Step1_GenProfile.J298]&amp;&quot;,&quot;;&quot;&quot;)">
            <text:p/>
          </table:table-cell>
          <table:table-cell table:style-name="ce20" table:formula="of:=IF([$Step1_GenProfile.H298]; [$Step1_GenProfile.I298]*60;&quot;&quot;)">
            <text:p/>
          </table:table-cell>
          <table:table-cell table:style-name="ce20" table:formula="of:=IF([$Step1_GenProfile.H298]; &quot;,&quot;&amp;itp&amp; IF([$Step1_GenProfile.M29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299]; &quot;{&quot;&amp;[$Step1_GenProfile.J299]&amp;&quot;,&quot;;&quot;&quot;)">
            <text:p/>
          </table:table-cell>
          <table:table-cell table:style-name="ce20" table:formula="of:=IF([$Step1_GenProfile.H299]; [$Step1_GenProfile.I299]*60;&quot;&quot;)">
            <text:p/>
          </table:table-cell>
          <table:table-cell table:style-name="ce20" table:formula="of:=IF([$Step1_GenProfile.H299]; &quot;,&quot;&amp;itp&amp; IF([$Step1_GenProfile.M29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0]; &quot;{&quot;&amp;[$Step1_GenProfile.J300]&amp;&quot;,&quot;;&quot;&quot;)">
            <text:p/>
          </table:table-cell>
          <table:table-cell table:style-name="ce20" table:formula="of:=IF([$Step1_GenProfile.H300]; [$Step1_GenProfile.I300]*60;&quot;&quot;)">
            <text:p/>
          </table:table-cell>
          <table:table-cell table:style-name="ce20" table:formula="of:=IF([$Step1_GenProfile.H300]; &quot;,&quot;&amp;itp&amp; IF([$Step1_GenProfile.M30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1]; &quot;{&quot;&amp;[$Step1_GenProfile.J301]&amp;&quot;,&quot;;&quot;&quot;)">
            <text:p/>
          </table:table-cell>
          <table:table-cell table:style-name="ce20" table:formula="of:=IF([$Step1_GenProfile.H301]; [$Step1_GenProfile.I301]*60;&quot;&quot;)">
            <text:p/>
          </table:table-cell>
          <table:table-cell table:style-name="ce20" table:formula="of:=IF([$Step1_GenProfile.H301]; &quot;,&quot;&amp;itp&amp; IF([$Step1_GenProfile.M30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2]; &quot;{&quot;&amp;[$Step1_GenProfile.J302]&amp;&quot;,&quot;;&quot;&quot;)">
            <text:p/>
          </table:table-cell>
          <table:table-cell table:style-name="ce20" table:formula="of:=IF([$Step1_GenProfile.H302]; [$Step1_GenProfile.I302]*60;&quot;&quot;)">
            <text:p/>
          </table:table-cell>
          <table:table-cell table:style-name="ce20" table:formula="of:=IF([$Step1_GenProfile.H302]; &quot;,&quot;&amp;itp&amp; IF([$Step1_GenProfile.M30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3]; &quot;{&quot;&amp;[$Step1_GenProfile.J303]&amp;&quot;,&quot;;&quot;&quot;)">
            <text:p/>
          </table:table-cell>
          <table:table-cell table:style-name="ce20" table:formula="of:=IF([$Step1_GenProfile.H303]; [$Step1_GenProfile.I303]*60;&quot;&quot;)">
            <text:p/>
          </table:table-cell>
          <table:table-cell table:style-name="ce20" table:formula="of:=IF([$Step1_GenProfile.H303]; &quot;,&quot;&amp;itp&amp; IF([$Step1_GenProfile.M30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4]; &quot;{&quot;&amp;[$Step1_GenProfile.J304]&amp;&quot;,&quot;;&quot;&quot;)">
            <text:p/>
          </table:table-cell>
          <table:table-cell table:style-name="ce20" table:formula="of:=IF([$Step1_GenProfile.H304]; [$Step1_GenProfile.I304]*60;&quot;&quot;)">
            <text:p/>
          </table:table-cell>
          <table:table-cell table:style-name="ce20" table:formula="of:=IF([$Step1_GenProfile.H304]; &quot;,&quot;&amp;itp&amp; IF([$Step1_GenProfile.M30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5]; &quot;{&quot;&amp;[$Step1_GenProfile.J305]&amp;&quot;,&quot;;&quot;&quot;)">
            <text:p/>
          </table:table-cell>
          <table:table-cell table:style-name="ce20" table:formula="of:=IF([$Step1_GenProfile.H305]; [$Step1_GenProfile.I305]*60;&quot;&quot;)">
            <text:p/>
          </table:table-cell>
          <table:table-cell table:style-name="ce20" table:formula="of:=IF([$Step1_GenProfile.H305]; &quot;,&quot;&amp;itp&amp; IF([$Step1_GenProfile.M30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6]; &quot;{&quot;&amp;[$Step1_GenProfile.J306]&amp;&quot;,&quot;;&quot;&quot;)">
            <text:p/>
          </table:table-cell>
          <table:table-cell table:style-name="ce20" table:formula="of:=IF([$Step1_GenProfile.H306]; [$Step1_GenProfile.I306]*60;&quot;&quot;)">
            <text:p/>
          </table:table-cell>
          <table:table-cell table:style-name="ce20" table:formula="of:=IF([$Step1_GenProfile.H306]; &quot;,&quot;&amp;itp&amp; IF([$Step1_GenProfile.M30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7]; &quot;{&quot;&amp;[$Step1_GenProfile.J307]&amp;&quot;,&quot;;&quot;&quot;)">
            <text:p/>
          </table:table-cell>
          <table:table-cell table:style-name="ce20" table:formula="of:=IF([$Step1_GenProfile.H307]; [$Step1_GenProfile.I307]*60;&quot;&quot;)">
            <text:p/>
          </table:table-cell>
          <table:table-cell table:style-name="ce20" table:formula="of:=IF([$Step1_GenProfile.H307]; &quot;,&quot;&amp;itp&amp; IF([$Step1_GenProfile.M30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8]; &quot;{&quot;&amp;[$Step1_GenProfile.J308]&amp;&quot;,&quot;;&quot;&quot;)">
            <text:p/>
          </table:table-cell>
          <table:table-cell table:style-name="ce20" table:formula="of:=IF([$Step1_GenProfile.H308]; [$Step1_GenProfile.I308]*60;&quot;&quot;)">
            <text:p/>
          </table:table-cell>
          <table:table-cell table:style-name="ce20" table:formula="of:=IF([$Step1_GenProfile.H308]; &quot;,&quot;&amp;itp&amp; IF([$Step1_GenProfile.M30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09]; &quot;{&quot;&amp;[$Step1_GenProfile.J309]&amp;&quot;,&quot;;&quot;&quot;)">
            <text:p/>
          </table:table-cell>
          <table:table-cell table:style-name="ce20" table:formula="of:=IF([$Step1_GenProfile.H309]; [$Step1_GenProfile.I309]*60;&quot;&quot;)">
            <text:p/>
          </table:table-cell>
          <table:table-cell table:style-name="ce20" table:formula="of:=IF([$Step1_GenProfile.H309]; &quot;,&quot;&amp;itp&amp; IF([$Step1_GenProfile.M30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0]; &quot;{&quot;&amp;[$Step1_GenProfile.J310]&amp;&quot;,&quot;;&quot;&quot;)">
            <text:p/>
          </table:table-cell>
          <table:table-cell table:style-name="ce20" table:formula="of:=IF([$Step1_GenProfile.H310]; [$Step1_GenProfile.I310]*60;&quot;&quot;)">
            <text:p/>
          </table:table-cell>
          <table:table-cell table:style-name="ce20" table:formula="of:=IF([$Step1_GenProfile.H310]; &quot;,&quot;&amp;itp&amp; IF([$Step1_GenProfile.M31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1]; &quot;{&quot;&amp;[$Step1_GenProfile.J311]&amp;&quot;,&quot;;&quot;&quot;)">
            <text:p/>
          </table:table-cell>
          <table:table-cell table:style-name="ce20" table:formula="of:=IF([$Step1_GenProfile.H311]; [$Step1_GenProfile.I311]*60;&quot;&quot;)">
            <text:p/>
          </table:table-cell>
          <table:table-cell table:style-name="ce20" table:formula="of:=IF([$Step1_GenProfile.H311]; &quot;,&quot;&amp;itp&amp; IF([$Step1_GenProfile.M31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2]; &quot;{&quot;&amp;[$Step1_GenProfile.J312]&amp;&quot;,&quot;;&quot;&quot;)">
            <text:p/>
          </table:table-cell>
          <table:table-cell table:style-name="ce20" table:formula="of:=IF([$Step1_GenProfile.H312]; [$Step1_GenProfile.I312]*60;&quot;&quot;)">
            <text:p/>
          </table:table-cell>
          <table:table-cell table:style-name="ce20" table:formula="of:=IF([$Step1_GenProfile.H312]; &quot;,&quot;&amp;itp&amp; IF([$Step1_GenProfile.M31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3]; &quot;{&quot;&amp;[$Step1_GenProfile.J313]&amp;&quot;,&quot;;&quot;&quot;)">
            <text:p/>
          </table:table-cell>
          <table:table-cell table:style-name="ce20" table:formula="of:=IF([$Step1_GenProfile.H313]; [$Step1_GenProfile.I313]*60;&quot;&quot;)">
            <text:p/>
          </table:table-cell>
          <table:table-cell table:style-name="ce20" table:formula="of:=IF([$Step1_GenProfile.H313]; &quot;,&quot;&amp;itp&amp; IF([$Step1_GenProfile.M31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4]; &quot;{&quot;&amp;[$Step1_GenProfile.J314]&amp;&quot;,&quot;;&quot;&quot;)">
            <text:p/>
          </table:table-cell>
          <table:table-cell table:style-name="ce20" table:formula="of:=IF([$Step1_GenProfile.H314]; [$Step1_GenProfile.I314]*60;&quot;&quot;)">
            <text:p/>
          </table:table-cell>
          <table:table-cell table:style-name="ce20" table:formula="of:=IF([$Step1_GenProfile.H314]; &quot;,&quot;&amp;itp&amp; IF([$Step1_GenProfile.M31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5]; &quot;{&quot;&amp;[$Step1_GenProfile.J315]&amp;&quot;,&quot;;&quot;&quot;)">
            <text:p/>
          </table:table-cell>
          <table:table-cell table:style-name="ce20" table:formula="of:=IF([$Step1_GenProfile.H315]; [$Step1_GenProfile.I315]*60;&quot;&quot;)">
            <text:p/>
          </table:table-cell>
          <table:table-cell table:style-name="ce20" table:formula="of:=IF([$Step1_GenProfile.H315]; &quot;,&quot;&amp;itp&amp; IF([$Step1_GenProfile.M31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6]; &quot;{&quot;&amp;[$Step1_GenProfile.J316]&amp;&quot;,&quot;;&quot;&quot;)">
            <text:p/>
          </table:table-cell>
          <table:table-cell table:style-name="ce20" table:formula="of:=IF([$Step1_GenProfile.H316]; [$Step1_GenProfile.I316]*60;&quot;&quot;)">
            <text:p/>
          </table:table-cell>
          <table:table-cell table:style-name="ce20" table:formula="of:=IF([$Step1_GenProfile.H316]; &quot;,&quot;&amp;itp&amp; IF([$Step1_GenProfile.M31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7]; &quot;{&quot;&amp;[$Step1_GenProfile.J317]&amp;&quot;,&quot;;&quot;&quot;)">
            <text:p/>
          </table:table-cell>
          <table:table-cell table:style-name="ce20" table:formula="of:=IF([$Step1_GenProfile.H317]; [$Step1_GenProfile.I317]*60;&quot;&quot;)">
            <text:p/>
          </table:table-cell>
          <table:table-cell table:style-name="ce20" table:formula="of:=IF([$Step1_GenProfile.H317]; &quot;,&quot;&amp;itp&amp; IF([$Step1_GenProfile.M31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8]; &quot;{&quot;&amp;[$Step1_GenProfile.J318]&amp;&quot;,&quot;;&quot;&quot;)">
            <text:p/>
          </table:table-cell>
          <table:table-cell table:style-name="ce20" table:formula="of:=IF([$Step1_GenProfile.H318]; [$Step1_GenProfile.I318]*60;&quot;&quot;)">
            <text:p/>
          </table:table-cell>
          <table:table-cell table:style-name="ce20" table:formula="of:=IF([$Step1_GenProfile.H318]; &quot;,&quot;&amp;itp&amp; IF([$Step1_GenProfile.M31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19]; &quot;{&quot;&amp;[$Step1_GenProfile.J319]&amp;&quot;,&quot;;&quot;&quot;)">
            <text:p/>
          </table:table-cell>
          <table:table-cell table:style-name="ce20" table:formula="of:=IF([$Step1_GenProfile.H319]; [$Step1_GenProfile.I319]*60;&quot;&quot;)">
            <text:p/>
          </table:table-cell>
          <table:table-cell table:style-name="ce20" table:formula="of:=IF([$Step1_GenProfile.H319]; &quot;,&quot;&amp;itp&amp; IF([$Step1_GenProfile.M31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0]; &quot;{&quot;&amp;[$Step1_GenProfile.J320]&amp;&quot;,&quot;;&quot;&quot;)">
            <text:p/>
          </table:table-cell>
          <table:table-cell table:style-name="ce20" table:formula="of:=IF([$Step1_GenProfile.H320]; [$Step1_GenProfile.I320]*60;&quot;&quot;)">
            <text:p/>
          </table:table-cell>
          <table:table-cell table:style-name="ce20" table:formula="of:=IF([$Step1_GenProfile.H320]; &quot;,&quot;&amp;itp&amp; IF([$Step1_GenProfile.M32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1]; &quot;{&quot;&amp;[$Step1_GenProfile.J321]&amp;&quot;,&quot;;&quot;&quot;)">
            <text:p/>
          </table:table-cell>
          <table:table-cell table:style-name="ce20" table:formula="of:=IF([$Step1_GenProfile.H321]; [$Step1_GenProfile.I321]*60;&quot;&quot;)">
            <text:p/>
          </table:table-cell>
          <table:table-cell table:style-name="ce20" table:formula="of:=IF([$Step1_GenProfile.H321]; &quot;,&quot;&amp;itp&amp; IF([$Step1_GenProfile.M32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2]; &quot;{&quot;&amp;[$Step1_GenProfile.J322]&amp;&quot;,&quot;;&quot;&quot;)">
            <text:p/>
          </table:table-cell>
          <table:table-cell table:style-name="ce20" table:formula="of:=IF([$Step1_GenProfile.H322]; [$Step1_GenProfile.I322]*60;&quot;&quot;)">
            <text:p/>
          </table:table-cell>
          <table:table-cell table:style-name="ce20" table:formula="of:=IF([$Step1_GenProfile.H322]; &quot;,&quot;&amp;itp&amp; IF([$Step1_GenProfile.M32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3]; &quot;{&quot;&amp;[$Step1_GenProfile.J323]&amp;&quot;,&quot;;&quot;&quot;)">
            <text:p/>
          </table:table-cell>
          <table:table-cell table:style-name="ce20" table:formula="of:=IF([$Step1_GenProfile.H323]; [$Step1_GenProfile.I323]*60;&quot;&quot;)">
            <text:p/>
          </table:table-cell>
          <table:table-cell table:style-name="ce20" table:formula="of:=IF([$Step1_GenProfile.H323]; &quot;,&quot;&amp;itp&amp; IF([$Step1_GenProfile.M32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4]; &quot;{&quot;&amp;[$Step1_GenProfile.J324]&amp;&quot;,&quot;;&quot;&quot;)">
            <text:p/>
          </table:table-cell>
          <table:table-cell table:style-name="ce20" table:formula="of:=IF([$Step1_GenProfile.H324]; [$Step1_GenProfile.I324]*60;&quot;&quot;)">
            <text:p/>
          </table:table-cell>
          <table:table-cell table:style-name="ce20" table:formula="of:=IF([$Step1_GenProfile.H324]; &quot;,&quot;&amp;itp&amp; IF([$Step1_GenProfile.M32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5]; &quot;{&quot;&amp;[$Step1_GenProfile.J325]&amp;&quot;,&quot;;&quot;&quot;)">
            <text:p/>
          </table:table-cell>
          <table:table-cell table:style-name="ce20" table:formula="of:=IF([$Step1_GenProfile.H325]; [$Step1_GenProfile.I325]*60;&quot;&quot;)">
            <text:p/>
          </table:table-cell>
          <table:table-cell table:style-name="ce20" table:formula="of:=IF([$Step1_GenProfile.H325]; &quot;,&quot;&amp;itp&amp; IF([$Step1_GenProfile.M32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6]; &quot;{&quot;&amp;[$Step1_GenProfile.J326]&amp;&quot;,&quot;;&quot;&quot;)">
            <text:p/>
          </table:table-cell>
          <table:table-cell table:style-name="ce20" table:formula="of:=IF([$Step1_GenProfile.H326]; [$Step1_GenProfile.I326]*60;&quot;&quot;)">
            <text:p/>
          </table:table-cell>
          <table:table-cell table:style-name="ce20" table:formula="of:=IF([$Step1_GenProfile.H326]; &quot;,&quot;&amp;itp&amp; IF([$Step1_GenProfile.M32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7]; &quot;{&quot;&amp;[$Step1_GenProfile.J327]&amp;&quot;,&quot;;&quot;&quot;)">
            <text:p/>
          </table:table-cell>
          <table:table-cell table:style-name="ce20" table:formula="of:=IF([$Step1_GenProfile.H327]; [$Step1_GenProfile.I327]*60;&quot;&quot;)">
            <text:p/>
          </table:table-cell>
          <table:table-cell table:style-name="ce20" table:formula="of:=IF([$Step1_GenProfile.H327]; &quot;,&quot;&amp;itp&amp; IF([$Step1_GenProfile.M32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8]; &quot;{&quot;&amp;[$Step1_GenProfile.J328]&amp;&quot;,&quot;;&quot;&quot;)">
            <text:p/>
          </table:table-cell>
          <table:table-cell table:style-name="ce20" table:formula="of:=IF([$Step1_GenProfile.H328]; [$Step1_GenProfile.I328]*60;&quot;&quot;)">
            <text:p/>
          </table:table-cell>
          <table:table-cell table:style-name="ce20" table:formula="of:=IF([$Step1_GenProfile.H328]; &quot;,&quot;&amp;itp&amp; IF([$Step1_GenProfile.M32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29]; &quot;{&quot;&amp;[$Step1_GenProfile.J329]&amp;&quot;,&quot;;&quot;&quot;)">
            <text:p/>
          </table:table-cell>
          <table:table-cell table:style-name="ce20" table:formula="of:=IF([$Step1_GenProfile.H329]; [$Step1_GenProfile.I329]*60;&quot;&quot;)">
            <text:p/>
          </table:table-cell>
          <table:table-cell table:style-name="ce20" table:formula="of:=IF([$Step1_GenProfile.H329]; &quot;,&quot;&amp;itp&amp; IF([$Step1_GenProfile.M32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0]; &quot;{&quot;&amp;[$Step1_GenProfile.J330]&amp;&quot;,&quot;;&quot;&quot;)">
            <text:p/>
          </table:table-cell>
          <table:table-cell table:style-name="ce20" table:formula="of:=IF([$Step1_GenProfile.H330]; [$Step1_GenProfile.I330]*60;&quot;&quot;)">
            <text:p/>
          </table:table-cell>
          <table:table-cell table:style-name="ce20" table:formula="of:=IF([$Step1_GenProfile.H330]; &quot;,&quot;&amp;itp&amp; IF([$Step1_GenProfile.M33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1]; &quot;{&quot;&amp;[$Step1_GenProfile.J331]&amp;&quot;,&quot;;&quot;&quot;)">
            <text:p/>
          </table:table-cell>
          <table:table-cell table:style-name="ce20" table:formula="of:=IF([$Step1_GenProfile.H331]; [$Step1_GenProfile.I331]*60;&quot;&quot;)">
            <text:p/>
          </table:table-cell>
          <table:table-cell table:style-name="ce20" table:formula="of:=IF([$Step1_GenProfile.H331]; &quot;,&quot;&amp;itp&amp; IF([$Step1_GenProfile.M33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2]; &quot;{&quot;&amp;[$Step1_GenProfile.J332]&amp;&quot;,&quot;;&quot;&quot;)">
            <text:p/>
          </table:table-cell>
          <table:table-cell table:style-name="ce20" table:formula="of:=IF([$Step1_GenProfile.H332]; [$Step1_GenProfile.I332]*60;&quot;&quot;)">
            <text:p/>
          </table:table-cell>
          <table:table-cell table:style-name="ce20" table:formula="of:=IF([$Step1_GenProfile.H332]; &quot;,&quot;&amp;itp&amp; IF([$Step1_GenProfile.M33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3]; &quot;{&quot;&amp;[$Step1_GenProfile.J333]&amp;&quot;,&quot;;&quot;&quot;)">
            <text:p/>
          </table:table-cell>
          <table:table-cell table:style-name="ce20" table:formula="of:=IF([$Step1_GenProfile.H333]; [$Step1_GenProfile.I333]*60;&quot;&quot;)">
            <text:p/>
          </table:table-cell>
          <table:table-cell table:style-name="ce20" table:formula="of:=IF([$Step1_GenProfile.H333]; &quot;,&quot;&amp;itp&amp; IF([$Step1_GenProfile.M33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4]; &quot;{&quot;&amp;[$Step1_GenProfile.J334]&amp;&quot;,&quot;;&quot;&quot;)">
            <text:p/>
          </table:table-cell>
          <table:table-cell table:style-name="ce20" table:formula="of:=IF([$Step1_GenProfile.H334]; [$Step1_GenProfile.I334]*60;&quot;&quot;)">
            <text:p/>
          </table:table-cell>
          <table:table-cell table:style-name="ce20" table:formula="of:=IF([$Step1_GenProfile.H334]; &quot;,&quot;&amp;itp&amp; IF([$Step1_GenProfile.M33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5]; &quot;{&quot;&amp;[$Step1_GenProfile.J335]&amp;&quot;,&quot;;&quot;&quot;)">
            <text:p/>
          </table:table-cell>
          <table:table-cell table:style-name="ce20" table:formula="of:=IF([$Step1_GenProfile.H335]; [$Step1_GenProfile.I335]*60;&quot;&quot;)">
            <text:p/>
          </table:table-cell>
          <table:table-cell table:style-name="ce20" table:formula="of:=IF([$Step1_GenProfile.H335]; &quot;,&quot;&amp;itp&amp; IF([$Step1_GenProfile.M33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6]; &quot;{&quot;&amp;[$Step1_GenProfile.J336]&amp;&quot;,&quot;;&quot;&quot;)">
            <text:p/>
          </table:table-cell>
          <table:table-cell table:style-name="ce20" table:formula="of:=IF([$Step1_GenProfile.H336]; [$Step1_GenProfile.I336]*60;&quot;&quot;)">
            <text:p/>
          </table:table-cell>
          <table:table-cell table:style-name="ce20" table:formula="of:=IF([$Step1_GenProfile.H336]; &quot;,&quot;&amp;itp&amp; IF([$Step1_GenProfile.M33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7]; &quot;{&quot;&amp;[$Step1_GenProfile.J337]&amp;&quot;,&quot;;&quot;&quot;)">
            <text:p/>
          </table:table-cell>
          <table:table-cell table:style-name="ce20" table:formula="of:=IF([$Step1_GenProfile.H337]; [$Step1_GenProfile.I337]*60;&quot;&quot;)">
            <text:p/>
          </table:table-cell>
          <table:table-cell table:style-name="ce20" table:formula="of:=IF([$Step1_GenProfile.H337]; &quot;,&quot;&amp;itp&amp; IF([$Step1_GenProfile.M33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8]; &quot;{&quot;&amp;[$Step1_GenProfile.J338]&amp;&quot;,&quot;;&quot;&quot;)">
            <text:p/>
          </table:table-cell>
          <table:table-cell table:style-name="ce20" table:formula="of:=IF([$Step1_GenProfile.H338]; [$Step1_GenProfile.I338]*60;&quot;&quot;)">
            <text:p/>
          </table:table-cell>
          <table:table-cell table:style-name="ce20" table:formula="of:=IF([$Step1_GenProfile.H338]; &quot;,&quot;&amp;itp&amp; IF([$Step1_GenProfile.M33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39]; &quot;{&quot;&amp;[$Step1_GenProfile.J339]&amp;&quot;,&quot;;&quot;&quot;)">
            <text:p/>
          </table:table-cell>
          <table:table-cell table:style-name="ce20" table:formula="of:=IF([$Step1_GenProfile.H339]; [$Step1_GenProfile.I339]*60;&quot;&quot;)">
            <text:p/>
          </table:table-cell>
          <table:table-cell table:style-name="ce20" table:formula="of:=IF([$Step1_GenProfile.H339]; &quot;,&quot;&amp;itp&amp; IF([$Step1_GenProfile.M33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0]; &quot;{&quot;&amp;[$Step1_GenProfile.J340]&amp;&quot;,&quot;;&quot;&quot;)">
            <text:p/>
          </table:table-cell>
          <table:table-cell table:style-name="ce20" table:formula="of:=IF([$Step1_GenProfile.H340]; [$Step1_GenProfile.I340]*60;&quot;&quot;)">
            <text:p/>
          </table:table-cell>
          <table:table-cell table:style-name="ce20" table:formula="of:=IF([$Step1_GenProfile.H340]; &quot;,&quot;&amp;itp&amp; IF([$Step1_GenProfile.M34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1]; &quot;{&quot;&amp;[$Step1_GenProfile.J341]&amp;&quot;,&quot;;&quot;&quot;)">
            <text:p/>
          </table:table-cell>
          <table:table-cell table:style-name="ce20" table:formula="of:=IF([$Step1_GenProfile.H341]; [$Step1_GenProfile.I341]*60;&quot;&quot;)">
            <text:p/>
          </table:table-cell>
          <table:table-cell table:style-name="ce20" table:formula="of:=IF([$Step1_GenProfile.H341]; &quot;,&quot;&amp;itp&amp; IF([$Step1_GenProfile.M34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2]; &quot;{&quot;&amp;[$Step1_GenProfile.J342]&amp;&quot;,&quot;;&quot;&quot;)">
            <text:p/>
          </table:table-cell>
          <table:table-cell table:style-name="ce20" table:formula="of:=IF([$Step1_GenProfile.H342]; [$Step1_GenProfile.I342]*60;&quot;&quot;)">
            <text:p/>
          </table:table-cell>
          <table:table-cell table:style-name="ce20" table:formula="of:=IF([$Step1_GenProfile.H342]; &quot;,&quot;&amp;itp&amp; IF([$Step1_GenProfile.M34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3]; &quot;{&quot;&amp;[$Step1_GenProfile.J343]&amp;&quot;,&quot;;&quot;&quot;)">
            <text:p/>
          </table:table-cell>
          <table:table-cell table:style-name="ce20" table:formula="of:=IF([$Step1_GenProfile.H343]; [$Step1_GenProfile.I343]*60;&quot;&quot;)">
            <text:p/>
          </table:table-cell>
          <table:table-cell table:style-name="ce20" table:formula="of:=IF([$Step1_GenProfile.H343]; &quot;,&quot;&amp;itp&amp; IF([$Step1_GenProfile.M34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4]; &quot;{&quot;&amp;[$Step1_GenProfile.J344]&amp;&quot;,&quot;;&quot;&quot;)">
            <text:p/>
          </table:table-cell>
          <table:table-cell table:style-name="ce20" table:formula="of:=IF([$Step1_GenProfile.H344]; [$Step1_GenProfile.I344]*60;&quot;&quot;)">
            <text:p/>
          </table:table-cell>
          <table:table-cell table:style-name="ce20" table:formula="of:=IF([$Step1_GenProfile.H344]; &quot;,&quot;&amp;itp&amp; IF([$Step1_GenProfile.M34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5]; &quot;{&quot;&amp;[$Step1_GenProfile.J345]&amp;&quot;,&quot;;&quot;&quot;)">
            <text:p/>
          </table:table-cell>
          <table:table-cell table:style-name="ce20" table:formula="of:=IF([$Step1_GenProfile.H345]; [$Step1_GenProfile.I345]*60;&quot;&quot;)">
            <text:p/>
          </table:table-cell>
          <table:table-cell table:style-name="ce20" table:formula="of:=IF([$Step1_GenProfile.H345]; &quot;,&quot;&amp;itp&amp; IF([$Step1_GenProfile.M34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6]; &quot;{&quot;&amp;[$Step1_GenProfile.J346]&amp;&quot;,&quot;;&quot;&quot;)">
            <text:p/>
          </table:table-cell>
          <table:table-cell table:style-name="ce20" table:formula="of:=IF([$Step1_GenProfile.H346]; [$Step1_GenProfile.I346]*60;&quot;&quot;)">
            <text:p/>
          </table:table-cell>
          <table:table-cell table:style-name="ce20" table:formula="of:=IF([$Step1_GenProfile.H346]; &quot;,&quot;&amp;itp&amp; IF([$Step1_GenProfile.M34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7]; &quot;{&quot;&amp;[$Step1_GenProfile.J347]&amp;&quot;,&quot;;&quot;&quot;)">
            <text:p/>
          </table:table-cell>
          <table:table-cell table:style-name="ce20" table:formula="of:=IF([$Step1_GenProfile.H347]; [$Step1_GenProfile.I347]*60;&quot;&quot;)">
            <text:p/>
          </table:table-cell>
          <table:table-cell table:style-name="ce20" table:formula="of:=IF([$Step1_GenProfile.H347]; &quot;,&quot;&amp;itp&amp; IF([$Step1_GenProfile.M34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8]; &quot;{&quot;&amp;[$Step1_GenProfile.J348]&amp;&quot;,&quot;;&quot;&quot;)">
            <text:p/>
          </table:table-cell>
          <table:table-cell table:style-name="ce20" table:formula="of:=IF([$Step1_GenProfile.H348]; [$Step1_GenProfile.I348]*60;&quot;&quot;)">
            <text:p/>
          </table:table-cell>
          <table:table-cell table:style-name="ce20" table:formula="of:=IF([$Step1_GenProfile.H348]; &quot;,&quot;&amp;itp&amp; IF([$Step1_GenProfile.M34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49]; &quot;{&quot;&amp;[$Step1_GenProfile.J349]&amp;&quot;,&quot;;&quot;&quot;)">
            <text:p/>
          </table:table-cell>
          <table:table-cell table:style-name="ce20" table:formula="of:=IF([$Step1_GenProfile.H349]; [$Step1_GenProfile.I349]*60;&quot;&quot;)">
            <text:p/>
          </table:table-cell>
          <table:table-cell table:style-name="ce20" table:formula="of:=IF([$Step1_GenProfile.H349]; &quot;,&quot;&amp;itp&amp; IF([$Step1_GenProfile.M34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0]; &quot;{&quot;&amp;[$Step1_GenProfile.J350]&amp;&quot;,&quot;;&quot;&quot;)">
            <text:p/>
          </table:table-cell>
          <table:table-cell table:style-name="ce20" table:formula="of:=IF([$Step1_GenProfile.H350]; [$Step1_GenProfile.I350]*60;&quot;&quot;)">
            <text:p/>
          </table:table-cell>
          <table:table-cell table:style-name="ce20" table:formula="of:=IF([$Step1_GenProfile.H350]; &quot;,&quot;&amp;itp&amp; IF([$Step1_GenProfile.M35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1]; &quot;{&quot;&amp;[$Step1_GenProfile.J351]&amp;&quot;,&quot;;&quot;&quot;)">
            <text:p/>
          </table:table-cell>
          <table:table-cell table:style-name="ce20" table:formula="of:=IF([$Step1_GenProfile.H351]; [$Step1_GenProfile.I351]*60;&quot;&quot;)">
            <text:p/>
          </table:table-cell>
          <table:table-cell table:style-name="ce20" table:formula="of:=IF([$Step1_GenProfile.H351]; &quot;,&quot;&amp;itp&amp; IF([$Step1_GenProfile.M35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2]; &quot;{&quot;&amp;[$Step1_GenProfile.J352]&amp;&quot;,&quot;;&quot;&quot;)">
            <text:p/>
          </table:table-cell>
          <table:table-cell table:style-name="ce20" table:formula="of:=IF([$Step1_GenProfile.H352]; [$Step1_GenProfile.I352]*60;&quot;&quot;)">
            <text:p/>
          </table:table-cell>
          <table:table-cell table:style-name="ce20" table:formula="of:=IF([$Step1_GenProfile.H352]; &quot;,&quot;&amp;itp&amp; IF([$Step1_GenProfile.M35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3]; &quot;{&quot;&amp;[$Step1_GenProfile.J353]&amp;&quot;,&quot;;&quot;&quot;)">
            <text:p/>
          </table:table-cell>
          <table:table-cell table:style-name="ce20" table:formula="of:=IF([$Step1_GenProfile.H353]; [$Step1_GenProfile.I353]*60;&quot;&quot;)">
            <text:p/>
          </table:table-cell>
          <table:table-cell table:style-name="ce20" table:formula="of:=IF([$Step1_GenProfile.H353]; &quot;,&quot;&amp;itp&amp; IF([$Step1_GenProfile.M35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4]; &quot;{&quot;&amp;[$Step1_GenProfile.J354]&amp;&quot;,&quot;;&quot;&quot;)">
            <text:p/>
          </table:table-cell>
          <table:table-cell table:style-name="ce20" table:formula="of:=IF([$Step1_GenProfile.H354]; [$Step1_GenProfile.I354]*60;&quot;&quot;)">
            <text:p/>
          </table:table-cell>
          <table:table-cell table:style-name="ce20" table:formula="of:=IF([$Step1_GenProfile.H354]; &quot;,&quot;&amp;itp&amp; IF([$Step1_GenProfile.M35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5]; &quot;{&quot;&amp;[$Step1_GenProfile.J355]&amp;&quot;,&quot;;&quot;&quot;)">
            <text:p/>
          </table:table-cell>
          <table:table-cell table:style-name="ce20" table:formula="of:=IF([$Step1_GenProfile.H355]; [$Step1_GenProfile.I355]*60;&quot;&quot;)">
            <text:p/>
          </table:table-cell>
          <table:table-cell table:style-name="ce20" table:formula="of:=IF([$Step1_GenProfile.H355]; &quot;,&quot;&amp;itp&amp; IF([$Step1_GenProfile.M35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6]; &quot;{&quot;&amp;[$Step1_GenProfile.J356]&amp;&quot;,&quot;;&quot;&quot;)">
            <text:p/>
          </table:table-cell>
          <table:table-cell table:style-name="ce20" table:formula="of:=IF([$Step1_GenProfile.H356]; [$Step1_GenProfile.I356]*60;&quot;&quot;)">
            <text:p/>
          </table:table-cell>
          <table:table-cell table:style-name="ce20" table:formula="of:=IF([$Step1_GenProfile.H356]; &quot;,&quot;&amp;itp&amp; IF([$Step1_GenProfile.M35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7]; &quot;{&quot;&amp;[$Step1_GenProfile.J357]&amp;&quot;,&quot;;&quot;&quot;)">
            <text:p/>
          </table:table-cell>
          <table:table-cell table:style-name="ce20" table:formula="of:=IF([$Step1_GenProfile.H357]; [$Step1_GenProfile.I357]*60;&quot;&quot;)">
            <text:p/>
          </table:table-cell>
          <table:table-cell table:style-name="ce20" table:formula="of:=IF([$Step1_GenProfile.H357]; &quot;,&quot;&amp;itp&amp; IF([$Step1_GenProfile.M35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8]; &quot;{&quot;&amp;[$Step1_GenProfile.J358]&amp;&quot;,&quot;;&quot;&quot;)">
            <text:p/>
          </table:table-cell>
          <table:table-cell table:style-name="ce20" table:formula="of:=IF([$Step1_GenProfile.H358]; [$Step1_GenProfile.I358]*60;&quot;&quot;)">
            <text:p/>
          </table:table-cell>
          <table:table-cell table:style-name="ce20" table:formula="of:=IF([$Step1_GenProfile.H358]; &quot;,&quot;&amp;itp&amp; IF([$Step1_GenProfile.M35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59]; &quot;{&quot;&amp;[$Step1_GenProfile.J359]&amp;&quot;,&quot;;&quot;&quot;)">
            <text:p/>
          </table:table-cell>
          <table:table-cell table:style-name="ce20" table:formula="of:=IF([$Step1_GenProfile.H359]; [$Step1_GenProfile.I359]*60;&quot;&quot;)">
            <text:p/>
          </table:table-cell>
          <table:table-cell table:style-name="ce20" table:formula="of:=IF([$Step1_GenProfile.H359]; &quot;,&quot;&amp;itp&amp; IF([$Step1_GenProfile.M35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0]; &quot;{&quot;&amp;[$Step1_GenProfile.J360]&amp;&quot;,&quot;;&quot;&quot;)">
            <text:p/>
          </table:table-cell>
          <table:table-cell table:style-name="ce20" table:formula="of:=IF([$Step1_GenProfile.H360]; [$Step1_GenProfile.I360]*60;&quot;&quot;)">
            <text:p/>
          </table:table-cell>
          <table:table-cell table:style-name="ce20" table:formula="of:=IF([$Step1_GenProfile.H360]; &quot;,&quot;&amp;itp&amp; IF([$Step1_GenProfile.M36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1]; &quot;{&quot;&amp;[$Step1_GenProfile.J361]&amp;&quot;,&quot;;&quot;&quot;)">
            <text:p/>
          </table:table-cell>
          <table:table-cell table:style-name="ce20" table:formula="of:=IF([$Step1_GenProfile.H361]; [$Step1_GenProfile.I361]*60;&quot;&quot;)">
            <text:p/>
          </table:table-cell>
          <table:table-cell table:style-name="ce20" table:formula="of:=IF([$Step1_GenProfile.H361]; &quot;,&quot;&amp;itp&amp; IF([$Step1_GenProfile.M36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2]; &quot;{&quot;&amp;[$Step1_GenProfile.J362]&amp;&quot;,&quot;;&quot;&quot;)">
            <text:p/>
          </table:table-cell>
          <table:table-cell table:style-name="ce20" table:formula="of:=IF([$Step1_GenProfile.H362]; [$Step1_GenProfile.I362]*60;&quot;&quot;)">
            <text:p/>
          </table:table-cell>
          <table:table-cell table:style-name="ce20" table:formula="of:=IF([$Step1_GenProfile.H362]; &quot;,&quot;&amp;itp&amp; IF([$Step1_GenProfile.M36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3]; &quot;{&quot;&amp;[$Step1_GenProfile.J363]&amp;&quot;,&quot;;&quot;&quot;)">
            <text:p/>
          </table:table-cell>
          <table:table-cell table:style-name="ce20" table:formula="of:=IF([$Step1_GenProfile.H363]; [$Step1_GenProfile.I363]*60;&quot;&quot;)">
            <text:p/>
          </table:table-cell>
          <table:table-cell table:style-name="ce20" table:formula="of:=IF([$Step1_GenProfile.H363]; &quot;,&quot;&amp;itp&amp; IF([$Step1_GenProfile.M36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4]; &quot;{&quot;&amp;[$Step1_GenProfile.J364]&amp;&quot;,&quot;;&quot;&quot;)">
            <text:p/>
          </table:table-cell>
          <table:table-cell table:style-name="ce20" table:formula="of:=IF([$Step1_GenProfile.H364]; [$Step1_GenProfile.I364]*60;&quot;&quot;)">
            <text:p/>
          </table:table-cell>
          <table:table-cell table:style-name="ce20" table:formula="of:=IF([$Step1_GenProfile.H364]; &quot;,&quot;&amp;itp&amp; IF([$Step1_GenProfile.M36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5]; &quot;{&quot;&amp;[$Step1_GenProfile.J365]&amp;&quot;,&quot;;&quot;&quot;)">
            <text:p/>
          </table:table-cell>
          <table:table-cell table:style-name="ce20" table:formula="of:=IF([$Step1_GenProfile.H365]; [$Step1_GenProfile.I365]*60;&quot;&quot;)">
            <text:p/>
          </table:table-cell>
          <table:table-cell table:style-name="ce20" table:formula="of:=IF([$Step1_GenProfile.H365]; &quot;,&quot;&amp;itp&amp; IF([$Step1_GenProfile.M36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6]; &quot;{&quot;&amp;[$Step1_GenProfile.J366]&amp;&quot;,&quot;;&quot;&quot;)">
            <text:p/>
          </table:table-cell>
          <table:table-cell table:style-name="ce20" table:formula="of:=IF([$Step1_GenProfile.H366]; [$Step1_GenProfile.I366]*60;&quot;&quot;)">
            <text:p/>
          </table:table-cell>
          <table:table-cell table:style-name="ce20" table:formula="of:=IF([$Step1_GenProfile.H366]; &quot;,&quot;&amp;itp&amp; IF([$Step1_GenProfile.M36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7]; &quot;{&quot;&amp;[$Step1_GenProfile.J367]&amp;&quot;,&quot;;&quot;&quot;)">
            <text:p/>
          </table:table-cell>
          <table:table-cell table:style-name="ce20" table:formula="of:=IF([$Step1_GenProfile.H367]; [$Step1_GenProfile.I367]*60;&quot;&quot;)">
            <text:p/>
          </table:table-cell>
          <table:table-cell table:style-name="ce20" table:formula="of:=IF([$Step1_GenProfile.H367]; &quot;,&quot;&amp;itp&amp; IF([$Step1_GenProfile.M36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8]; &quot;{&quot;&amp;[$Step1_GenProfile.J368]&amp;&quot;,&quot;;&quot;&quot;)">
            <text:p/>
          </table:table-cell>
          <table:table-cell table:style-name="ce20" table:formula="of:=IF([$Step1_GenProfile.H368]; [$Step1_GenProfile.I368]*60;&quot;&quot;)">
            <text:p/>
          </table:table-cell>
          <table:table-cell table:style-name="ce20" table:formula="of:=IF([$Step1_GenProfile.H368]; &quot;,&quot;&amp;itp&amp; IF([$Step1_GenProfile.M36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69]; &quot;{&quot;&amp;[$Step1_GenProfile.J369]&amp;&quot;,&quot;;&quot;&quot;)">
            <text:p/>
          </table:table-cell>
          <table:table-cell table:style-name="ce20" table:formula="of:=IF([$Step1_GenProfile.H369]; [$Step1_GenProfile.I369]*60;&quot;&quot;)">
            <text:p/>
          </table:table-cell>
          <table:table-cell table:style-name="ce20" table:formula="of:=IF([$Step1_GenProfile.H369]; &quot;,&quot;&amp;itp&amp; IF([$Step1_GenProfile.M36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0]; &quot;{&quot;&amp;[$Step1_GenProfile.J370]&amp;&quot;,&quot;;&quot;&quot;)">
            <text:p/>
          </table:table-cell>
          <table:table-cell table:style-name="ce20" table:formula="of:=IF([$Step1_GenProfile.H370]; [$Step1_GenProfile.I370]*60;&quot;&quot;)">
            <text:p/>
          </table:table-cell>
          <table:table-cell table:style-name="ce20" table:formula="of:=IF([$Step1_GenProfile.H370]; &quot;,&quot;&amp;itp&amp; IF([$Step1_GenProfile.M37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1]; &quot;{&quot;&amp;[$Step1_GenProfile.J371]&amp;&quot;,&quot;;&quot;&quot;)">
            <text:p/>
          </table:table-cell>
          <table:table-cell table:style-name="ce20" table:formula="of:=IF([$Step1_GenProfile.H371]; [$Step1_GenProfile.I371]*60;&quot;&quot;)">
            <text:p/>
          </table:table-cell>
          <table:table-cell table:style-name="ce20" table:formula="of:=IF([$Step1_GenProfile.H371]; &quot;,&quot;&amp;itp&amp; IF([$Step1_GenProfile.M37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2]; &quot;{&quot;&amp;[$Step1_GenProfile.J372]&amp;&quot;,&quot;;&quot;&quot;)">
            <text:p/>
          </table:table-cell>
          <table:table-cell table:style-name="ce20" table:formula="of:=IF([$Step1_GenProfile.H372]; [$Step1_GenProfile.I372]*60;&quot;&quot;)">
            <text:p/>
          </table:table-cell>
          <table:table-cell table:style-name="ce20" table:formula="of:=IF([$Step1_GenProfile.H372]; &quot;,&quot;&amp;itp&amp; IF([$Step1_GenProfile.M37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3]; &quot;{&quot;&amp;[$Step1_GenProfile.J373]&amp;&quot;,&quot;;&quot;&quot;)">
            <text:p/>
          </table:table-cell>
          <table:table-cell table:style-name="ce20" table:formula="of:=IF([$Step1_GenProfile.H373]; [$Step1_GenProfile.I373]*60;&quot;&quot;)">
            <text:p/>
          </table:table-cell>
          <table:table-cell table:style-name="ce20" table:formula="of:=IF([$Step1_GenProfile.H373]; &quot;,&quot;&amp;itp&amp; IF([$Step1_GenProfile.M37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4]; &quot;{&quot;&amp;[$Step1_GenProfile.J374]&amp;&quot;,&quot;;&quot;&quot;)">
            <text:p/>
          </table:table-cell>
          <table:table-cell table:style-name="ce20" table:formula="of:=IF([$Step1_GenProfile.H374]; [$Step1_GenProfile.I374]*60;&quot;&quot;)">
            <text:p/>
          </table:table-cell>
          <table:table-cell table:style-name="ce20" table:formula="of:=IF([$Step1_GenProfile.H374]; &quot;,&quot;&amp;itp&amp; IF([$Step1_GenProfile.M37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5]; &quot;{&quot;&amp;[$Step1_GenProfile.J375]&amp;&quot;,&quot;;&quot;&quot;)">
            <text:p/>
          </table:table-cell>
          <table:table-cell table:style-name="ce20" table:formula="of:=IF([$Step1_GenProfile.H375]; [$Step1_GenProfile.I375]*60;&quot;&quot;)">
            <text:p/>
          </table:table-cell>
          <table:table-cell table:style-name="ce20" table:formula="of:=IF([$Step1_GenProfile.H375]; &quot;,&quot;&amp;itp&amp; IF([$Step1_GenProfile.M37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6]; &quot;{&quot;&amp;[$Step1_GenProfile.J376]&amp;&quot;,&quot;;&quot;&quot;)">
            <text:p/>
          </table:table-cell>
          <table:table-cell table:style-name="ce20" table:formula="of:=IF([$Step1_GenProfile.H376]; [$Step1_GenProfile.I376]*60;&quot;&quot;)">
            <text:p/>
          </table:table-cell>
          <table:table-cell table:style-name="ce20" table:formula="of:=IF([$Step1_GenProfile.H376]; &quot;,&quot;&amp;itp&amp; IF([$Step1_GenProfile.M37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7]; &quot;{&quot;&amp;[$Step1_GenProfile.J377]&amp;&quot;,&quot;;&quot;&quot;)">
            <text:p/>
          </table:table-cell>
          <table:table-cell table:style-name="ce20" table:formula="of:=IF([$Step1_GenProfile.H377]; [$Step1_GenProfile.I377]*60;&quot;&quot;)">
            <text:p/>
          </table:table-cell>
          <table:table-cell table:style-name="ce20" table:formula="of:=IF([$Step1_GenProfile.H377]; &quot;,&quot;&amp;itp&amp; IF([$Step1_GenProfile.M37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8]; &quot;{&quot;&amp;[$Step1_GenProfile.J378]&amp;&quot;,&quot;;&quot;&quot;)">
            <text:p/>
          </table:table-cell>
          <table:table-cell table:style-name="ce20" table:formula="of:=IF([$Step1_GenProfile.H378]; [$Step1_GenProfile.I378]*60;&quot;&quot;)">
            <text:p/>
          </table:table-cell>
          <table:table-cell table:style-name="ce20" table:formula="of:=IF([$Step1_GenProfile.H378]; &quot;,&quot;&amp;itp&amp; IF([$Step1_GenProfile.M37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79]; &quot;{&quot;&amp;[$Step1_GenProfile.J379]&amp;&quot;,&quot;;&quot;&quot;)">
            <text:p/>
          </table:table-cell>
          <table:table-cell table:style-name="ce20" table:formula="of:=IF([$Step1_GenProfile.H379]; [$Step1_GenProfile.I379]*60;&quot;&quot;)">
            <text:p/>
          </table:table-cell>
          <table:table-cell table:style-name="ce20" table:formula="of:=IF([$Step1_GenProfile.H379]; &quot;,&quot;&amp;itp&amp; IF([$Step1_GenProfile.M37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0]; &quot;{&quot;&amp;[$Step1_GenProfile.J380]&amp;&quot;,&quot;;&quot;&quot;)">
            <text:p/>
          </table:table-cell>
          <table:table-cell table:style-name="ce20" table:formula="of:=IF([$Step1_GenProfile.H380]; [$Step1_GenProfile.I380]*60;&quot;&quot;)">
            <text:p/>
          </table:table-cell>
          <table:table-cell table:style-name="ce20" table:formula="of:=IF([$Step1_GenProfile.H380]; &quot;,&quot;&amp;itp&amp; IF([$Step1_GenProfile.M38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1]; &quot;{&quot;&amp;[$Step1_GenProfile.J381]&amp;&quot;,&quot;;&quot;&quot;)">
            <text:p/>
          </table:table-cell>
          <table:table-cell table:style-name="ce20" table:formula="of:=IF([$Step1_GenProfile.H381]; [$Step1_GenProfile.I381]*60;&quot;&quot;)">
            <text:p/>
          </table:table-cell>
          <table:table-cell table:style-name="ce20" table:formula="of:=IF([$Step1_GenProfile.H381]; &quot;,&quot;&amp;itp&amp; IF([$Step1_GenProfile.M38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2]; &quot;{&quot;&amp;[$Step1_GenProfile.J382]&amp;&quot;,&quot;;&quot;&quot;)">
            <text:p/>
          </table:table-cell>
          <table:table-cell table:style-name="ce20" table:formula="of:=IF([$Step1_GenProfile.H382]; [$Step1_GenProfile.I382]*60;&quot;&quot;)">
            <text:p/>
          </table:table-cell>
          <table:table-cell table:style-name="ce20" table:formula="of:=IF([$Step1_GenProfile.H382]; &quot;,&quot;&amp;itp&amp; IF([$Step1_GenProfile.M38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3]; &quot;{&quot;&amp;[$Step1_GenProfile.J383]&amp;&quot;,&quot;;&quot;&quot;)">
            <text:p/>
          </table:table-cell>
          <table:table-cell table:style-name="ce20" table:formula="of:=IF([$Step1_GenProfile.H383]; [$Step1_GenProfile.I383]*60;&quot;&quot;)">
            <text:p/>
          </table:table-cell>
          <table:table-cell table:style-name="ce20" table:formula="of:=IF([$Step1_GenProfile.H383]; &quot;,&quot;&amp;itp&amp; IF([$Step1_GenProfile.M38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4]; &quot;{&quot;&amp;[$Step1_GenProfile.J384]&amp;&quot;,&quot;;&quot;&quot;)">
            <text:p/>
          </table:table-cell>
          <table:table-cell table:style-name="ce20" table:formula="of:=IF([$Step1_GenProfile.H384]; [$Step1_GenProfile.I384]*60;&quot;&quot;)">
            <text:p/>
          </table:table-cell>
          <table:table-cell table:style-name="ce20" table:formula="of:=IF([$Step1_GenProfile.H384]; &quot;,&quot;&amp;itp&amp; IF([$Step1_GenProfile.M38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5]; &quot;{&quot;&amp;[$Step1_GenProfile.J385]&amp;&quot;,&quot;;&quot;&quot;)">
            <text:p/>
          </table:table-cell>
          <table:table-cell table:style-name="ce20" table:formula="of:=IF([$Step1_GenProfile.H385]; [$Step1_GenProfile.I385]*60;&quot;&quot;)">
            <text:p/>
          </table:table-cell>
          <table:table-cell table:style-name="ce20" table:formula="of:=IF([$Step1_GenProfile.H385]; &quot;,&quot;&amp;itp&amp; IF([$Step1_GenProfile.M38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6]; &quot;{&quot;&amp;[$Step1_GenProfile.J386]&amp;&quot;,&quot;;&quot;&quot;)">
            <text:p/>
          </table:table-cell>
          <table:table-cell table:style-name="ce20" table:formula="of:=IF([$Step1_GenProfile.H386]; [$Step1_GenProfile.I386]*60;&quot;&quot;)">
            <text:p/>
          </table:table-cell>
          <table:table-cell table:style-name="ce20" table:formula="of:=IF([$Step1_GenProfile.H386]; &quot;,&quot;&amp;itp&amp; IF([$Step1_GenProfile.M38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7]; &quot;{&quot;&amp;[$Step1_GenProfile.J387]&amp;&quot;,&quot;;&quot;&quot;)">
            <text:p/>
          </table:table-cell>
          <table:table-cell table:style-name="ce20" table:formula="of:=IF([$Step1_GenProfile.H387]; [$Step1_GenProfile.I387]*60;&quot;&quot;)">
            <text:p/>
          </table:table-cell>
          <table:table-cell table:style-name="ce20" table:formula="of:=IF([$Step1_GenProfile.H387]; &quot;,&quot;&amp;itp&amp; IF([$Step1_GenProfile.M38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8]; &quot;{&quot;&amp;[$Step1_GenProfile.J388]&amp;&quot;,&quot;;&quot;&quot;)">
            <text:p/>
          </table:table-cell>
          <table:table-cell table:style-name="ce20" table:formula="of:=IF([$Step1_GenProfile.H388]; [$Step1_GenProfile.I388]*60;&quot;&quot;)">
            <text:p/>
          </table:table-cell>
          <table:table-cell table:style-name="ce20" table:formula="of:=IF([$Step1_GenProfile.H388]; &quot;,&quot;&amp;itp&amp; IF([$Step1_GenProfile.M38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89]; &quot;{&quot;&amp;[$Step1_GenProfile.J389]&amp;&quot;,&quot;;&quot;&quot;)">
            <text:p/>
          </table:table-cell>
          <table:table-cell table:style-name="ce20" table:formula="of:=IF([$Step1_GenProfile.H389]; [$Step1_GenProfile.I389]*60;&quot;&quot;)">
            <text:p/>
          </table:table-cell>
          <table:table-cell table:style-name="ce20" table:formula="of:=IF([$Step1_GenProfile.H389]; &quot;,&quot;&amp;itp&amp; IF([$Step1_GenProfile.M38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0]; &quot;{&quot;&amp;[$Step1_GenProfile.J390]&amp;&quot;,&quot;;&quot;&quot;)">
            <text:p/>
          </table:table-cell>
          <table:table-cell table:style-name="ce20" table:formula="of:=IF([$Step1_GenProfile.H390]; [$Step1_GenProfile.I390]*60;&quot;&quot;)">
            <text:p/>
          </table:table-cell>
          <table:table-cell table:style-name="ce20" table:formula="of:=IF([$Step1_GenProfile.H390]; &quot;,&quot;&amp;itp&amp; IF([$Step1_GenProfile.M39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1]; &quot;{&quot;&amp;[$Step1_GenProfile.J391]&amp;&quot;,&quot;;&quot;&quot;)">
            <text:p/>
          </table:table-cell>
          <table:table-cell table:style-name="ce20" table:formula="of:=IF([$Step1_GenProfile.H391]; [$Step1_GenProfile.I391]*60;&quot;&quot;)">
            <text:p/>
          </table:table-cell>
          <table:table-cell table:style-name="ce20" table:formula="of:=IF([$Step1_GenProfile.H391]; &quot;,&quot;&amp;itp&amp; IF([$Step1_GenProfile.M39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2]; &quot;{&quot;&amp;[$Step1_GenProfile.J392]&amp;&quot;,&quot;;&quot;&quot;)">
            <text:p/>
          </table:table-cell>
          <table:table-cell table:style-name="ce20" table:formula="of:=IF([$Step1_GenProfile.H392]; [$Step1_GenProfile.I392]*60;&quot;&quot;)">
            <text:p/>
          </table:table-cell>
          <table:table-cell table:style-name="ce20" table:formula="of:=IF([$Step1_GenProfile.H392]; &quot;,&quot;&amp;itp&amp; IF([$Step1_GenProfile.M39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3]; &quot;{&quot;&amp;[$Step1_GenProfile.J393]&amp;&quot;,&quot;;&quot;&quot;)">
            <text:p/>
          </table:table-cell>
          <table:table-cell table:style-name="ce20" table:formula="of:=IF([$Step1_GenProfile.H393]; [$Step1_GenProfile.I393]*60;&quot;&quot;)">
            <text:p/>
          </table:table-cell>
          <table:table-cell table:style-name="ce20" table:formula="of:=IF([$Step1_GenProfile.H393]; &quot;,&quot;&amp;itp&amp; IF([$Step1_GenProfile.M39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4]; &quot;{&quot;&amp;[$Step1_GenProfile.J394]&amp;&quot;,&quot;;&quot;&quot;)">
            <text:p/>
          </table:table-cell>
          <table:table-cell table:style-name="ce20" table:formula="of:=IF([$Step1_GenProfile.H394]; [$Step1_GenProfile.I394]*60;&quot;&quot;)">
            <text:p/>
          </table:table-cell>
          <table:table-cell table:style-name="ce20" table:formula="of:=IF([$Step1_GenProfile.H394]; &quot;,&quot;&amp;itp&amp; IF([$Step1_GenProfile.M39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5]; &quot;{&quot;&amp;[$Step1_GenProfile.J395]&amp;&quot;,&quot;;&quot;&quot;)">
            <text:p/>
          </table:table-cell>
          <table:table-cell table:style-name="ce20" table:formula="of:=IF([$Step1_GenProfile.H395]; [$Step1_GenProfile.I395]*60;&quot;&quot;)">
            <text:p/>
          </table:table-cell>
          <table:table-cell table:style-name="ce20" table:formula="of:=IF([$Step1_GenProfile.H395]; &quot;,&quot;&amp;itp&amp; IF([$Step1_GenProfile.M39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6]; &quot;{&quot;&amp;[$Step1_GenProfile.J396]&amp;&quot;,&quot;;&quot;&quot;)">
            <text:p/>
          </table:table-cell>
          <table:table-cell table:style-name="ce20" table:formula="of:=IF([$Step1_GenProfile.H396]; [$Step1_GenProfile.I396]*60;&quot;&quot;)">
            <text:p/>
          </table:table-cell>
          <table:table-cell table:style-name="ce20" table:formula="of:=IF([$Step1_GenProfile.H396]; &quot;,&quot;&amp;itp&amp; IF([$Step1_GenProfile.M39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7]; &quot;{&quot;&amp;[$Step1_GenProfile.J397]&amp;&quot;,&quot;;&quot;&quot;)">
            <text:p/>
          </table:table-cell>
          <table:table-cell table:style-name="ce20" table:formula="of:=IF([$Step1_GenProfile.H397]; [$Step1_GenProfile.I397]*60;&quot;&quot;)">
            <text:p/>
          </table:table-cell>
          <table:table-cell table:style-name="ce20" table:formula="of:=IF([$Step1_GenProfile.H397]; &quot;,&quot;&amp;itp&amp; IF([$Step1_GenProfile.M39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8]; &quot;{&quot;&amp;[$Step1_GenProfile.J398]&amp;&quot;,&quot;;&quot;&quot;)">
            <text:p/>
          </table:table-cell>
          <table:table-cell table:style-name="ce20" table:formula="of:=IF([$Step1_GenProfile.H398]; [$Step1_GenProfile.I398]*60;&quot;&quot;)">
            <text:p/>
          </table:table-cell>
          <table:table-cell table:style-name="ce20" table:formula="of:=IF([$Step1_GenProfile.H398]; &quot;,&quot;&amp;itp&amp; IF([$Step1_GenProfile.M39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399]; &quot;{&quot;&amp;[$Step1_GenProfile.J399]&amp;&quot;,&quot;;&quot;&quot;)">
            <text:p/>
          </table:table-cell>
          <table:table-cell table:style-name="ce20" table:formula="of:=IF([$Step1_GenProfile.H399]; [$Step1_GenProfile.I399]*60;&quot;&quot;)">
            <text:p/>
          </table:table-cell>
          <table:table-cell table:style-name="ce20" table:formula="of:=IF([$Step1_GenProfile.H399]; &quot;,&quot;&amp;itp&amp; IF([$Step1_GenProfile.M39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0]; &quot;{&quot;&amp;[$Step1_GenProfile.J400]&amp;&quot;,&quot;;&quot;&quot;)">
            <text:p/>
          </table:table-cell>
          <table:table-cell table:style-name="ce20" table:formula="of:=IF([$Step1_GenProfile.H400]; [$Step1_GenProfile.I400]*60;&quot;&quot;)">
            <text:p/>
          </table:table-cell>
          <table:table-cell table:style-name="ce20" table:formula="of:=IF([$Step1_GenProfile.H400]; &quot;,&quot;&amp;itp&amp; IF([$Step1_GenProfile.M40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1]; &quot;{&quot;&amp;[$Step1_GenProfile.J401]&amp;&quot;,&quot;;&quot;&quot;)">
            <text:p/>
          </table:table-cell>
          <table:table-cell table:style-name="ce20" table:formula="of:=IF([$Step1_GenProfile.H401]; [$Step1_GenProfile.I401]*60;&quot;&quot;)">
            <text:p/>
          </table:table-cell>
          <table:table-cell table:style-name="ce20" table:formula="of:=IF([$Step1_GenProfile.H401]; &quot;,&quot;&amp;itp&amp; IF([$Step1_GenProfile.M40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2]; &quot;{&quot;&amp;[$Step1_GenProfile.J402]&amp;&quot;,&quot;;&quot;&quot;)">
            <text:p/>
          </table:table-cell>
          <table:table-cell table:style-name="ce20" table:formula="of:=IF([$Step1_GenProfile.H402]; [$Step1_GenProfile.I402]*60;&quot;&quot;)">
            <text:p/>
          </table:table-cell>
          <table:table-cell table:style-name="ce20" table:formula="of:=IF([$Step1_GenProfile.H402]; &quot;,&quot;&amp;itp&amp; IF([$Step1_GenProfile.M40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3]; &quot;{&quot;&amp;[$Step1_GenProfile.J403]&amp;&quot;,&quot;;&quot;&quot;)">
            <text:p/>
          </table:table-cell>
          <table:table-cell table:style-name="ce20" table:formula="of:=IF([$Step1_GenProfile.H403]; [$Step1_GenProfile.I403]*60;&quot;&quot;)">
            <text:p/>
          </table:table-cell>
          <table:table-cell table:style-name="ce20" table:formula="of:=IF([$Step1_GenProfile.H403]; &quot;,&quot;&amp;itp&amp; IF([$Step1_GenProfile.M40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4]; &quot;{&quot;&amp;[$Step1_GenProfile.J404]&amp;&quot;,&quot;;&quot;&quot;)">
            <text:p/>
          </table:table-cell>
          <table:table-cell table:style-name="ce20" table:formula="of:=IF([$Step1_GenProfile.H404]; [$Step1_GenProfile.I404]*60;&quot;&quot;)">
            <text:p/>
          </table:table-cell>
          <table:table-cell table:style-name="ce20" table:formula="of:=IF([$Step1_GenProfile.H404]; &quot;,&quot;&amp;itp&amp; IF([$Step1_GenProfile.M40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5]; &quot;{&quot;&amp;[$Step1_GenProfile.J405]&amp;&quot;,&quot;;&quot;&quot;)">
            <text:p/>
          </table:table-cell>
          <table:table-cell table:style-name="ce20" table:formula="of:=IF([$Step1_GenProfile.H405]; [$Step1_GenProfile.I405]*60;&quot;&quot;)">
            <text:p/>
          </table:table-cell>
          <table:table-cell table:style-name="ce20" table:formula="of:=IF([$Step1_GenProfile.H405]; &quot;,&quot;&amp;itp&amp; IF([$Step1_GenProfile.M40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6]; &quot;{&quot;&amp;[$Step1_GenProfile.J406]&amp;&quot;,&quot;;&quot;&quot;)">
            <text:p/>
          </table:table-cell>
          <table:table-cell table:style-name="ce20" table:formula="of:=IF([$Step1_GenProfile.H406]; [$Step1_GenProfile.I406]*60;&quot;&quot;)">
            <text:p/>
          </table:table-cell>
          <table:table-cell table:style-name="ce20" table:formula="of:=IF([$Step1_GenProfile.H406]; &quot;,&quot;&amp;itp&amp; IF([$Step1_GenProfile.M40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7]; &quot;{&quot;&amp;[$Step1_GenProfile.J407]&amp;&quot;,&quot;;&quot;&quot;)">
            <text:p/>
          </table:table-cell>
          <table:table-cell table:style-name="ce20" table:formula="of:=IF([$Step1_GenProfile.H407]; [$Step1_GenProfile.I407]*60;&quot;&quot;)">
            <text:p/>
          </table:table-cell>
          <table:table-cell table:style-name="ce20" table:formula="of:=IF([$Step1_GenProfile.H407]; &quot;,&quot;&amp;itp&amp; IF([$Step1_GenProfile.M40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8]; &quot;{&quot;&amp;[$Step1_GenProfile.J408]&amp;&quot;,&quot;;&quot;&quot;)">
            <text:p/>
          </table:table-cell>
          <table:table-cell table:style-name="ce20" table:formula="of:=IF([$Step1_GenProfile.H408]; [$Step1_GenProfile.I408]*60;&quot;&quot;)">
            <text:p/>
          </table:table-cell>
          <table:table-cell table:style-name="ce20" table:formula="of:=IF([$Step1_GenProfile.H408]; &quot;,&quot;&amp;itp&amp; IF([$Step1_GenProfile.M40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09]; &quot;{&quot;&amp;[$Step1_GenProfile.J409]&amp;&quot;,&quot;;&quot;&quot;)">
            <text:p/>
          </table:table-cell>
          <table:table-cell table:style-name="ce20" table:formula="of:=IF([$Step1_GenProfile.H409]; [$Step1_GenProfile.I409]*60;&quot;&quot;)">
            <text:p/>
          </table:table-cell>
          <table:table-cell table:style-name="ce20" table:formula="of:=IF([$Step1_GenProfile.H409]; &quot;,&quot;&amp;itp&amp; IF([$Step1_GenProfile.M40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0]; &quot;{&quot;&amp;[$Step1_GenProfile.J410]&amp;&quot;,&quot;;&quot;&quot;)">
            <text:p/>
          </table:table-cell>
          <table:table-cell table:style-name="ce20" table:formula="of:=IF([$Step1_GenProfile.H410]; [$Step1_GenProfile.I410]*60;&quot;&quot;)">
            <text:p/>
          </table:table-cell>
          <table:table-cell table:style-name="ce20" table:formula="of:=IF([$Step1_GenProfile.H410]; &quot;,&quot;&amp;itp&amp; IF([$Step1_GenProfile.M41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1]; &quot;{&quot;&amp;[$Step1_GenProfile.J411]&amp;&quot;,&quot;;&quot;&quot;)">
            <text:p/>
          </table:table-cell>
          <table:table-cell table:style-name="ce20" table:formula="of:=IF([$Step1_GenProfile.H411]; [$Step1_GenProfile.I411]*60;&quot;&quot;)">
            <text:p/>
          </table:table-cell>
          <table:table-cell table:style-name="ce20" table:formula="of:=IF([$Step1_GenProfile.H411]; &quot;,&quot;&amp;itp&amp; IF([$Step1_GenProfile.M41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2]; &quot;{&quot;&amp;[$Step1_GenProfile.J412]&amp;&quot;,&quot;;&quot;&quot;)">
            <text:p/>
          </table:table-cell>
          <table:table-cell table:style-name="ce20" table:formula="of:=IF([$Step1_GenProfile.H412]; [$Step1_GenProfile.I412]*60;&quot;&quot;)">
            <text:p/>
          </table:table-cell>
          <table:table-cell table:style-name="ce20" table:formula="of:=IF([$Step1_GenProfile.H412]; &quot;,&quot;&amp;itp&amp; IF([$Step1_GenProfile.M41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3]; &quot;{&quot;&amp;[$Step1_GenProfile.J413]&amp;&quot;,&quot;;&quot;&quot;)">
            <text:p/>
          </table:table-cell>
          <table:table-cell table:style-name="ce20" table:formula="of:=IF([$Step1_GenProfile.H413]; [$Step1_GenProfile.I413]*60;&quot;&quot;)">
            <text:p/>
          </table:table-cell>
          <table:table-cell table:style-name="ce20" table:formula="of:=IF([$Step1_GenProfile.H413]; &quot;,&quot;&amp;itp&amp; IF([$Step1_GenProfile.M41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4]; &quot;{&quot;&amp;[$Step1_GenProfile.J414]&amp;&quot;,&quot;;&quot;&quot;)">
            <text:p/>
          </table:table-cell>
          <table:table-cell table:style-name="ce20" table:formula="of:=IF([$Step1_GenProfile.H414]; [$Step1_GenProfile.I414]*60;&quot;&quot;)">
            <text:p/>
          </table:table-cell>
          <table:table-cell table:style-name="ce20" table:formula="of:=IF([$Step1_GenProfile.H414]; &quot;,&quot;&amp;itp&amp; IF([$Step1_GenProfile.M41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5]; &quot;{&quot;&amp;[$Step1_GenProfile.J415]&amp;&quot;,&quot;;&quot;&quot;)">
            <text:p/>
          </table:table-cell>
          <table:table-cell table:style-name="ce20" table:formula="of:=IF([$Step1_GenProfile.H415]; [$Step1_GenProfile.I415]*60;&quot;&quot;)">
            <text:p/>
          </table:table-cell>
          <table:table-cell table:style-name="ce20" table:formula="of:=IF([$Step1_GenProfile.H415]; &quot;,&quot;&amp;itp&amp; IF([$Step1_GenProfile.M41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6]; &quot;{&quot;&amp;[$Step1_GenProfile.J416]&amp;&quot;,&quot;;&quot;&quot;)">
            <text:p/>
          </table:table-cell>
          <table:table-cell table:style-name="ce20" table:formula="of:=IF([$Step1_GenProfile.H416]; [$Step1_GenProfile.I416]*60;&quot;&quot;)">
            <text:p/>
          </table:table-cell>
          <table:table-cell table:style-name="ce20" table:formula="of:=IF([$Step1_GenProfile.H416]; &quot;,&quot;&amp;itp&amp; IF([$Step1_GenProfile.M41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7]; &quot;{&quot;&amp;[$Step1_GenProfile.J417]&amp;&quot;,&quot;;&quot;&quot;)">
            <text:p/>
          </table:table-cell>
          <table:table-cell table:style-name="ce20" table:formula="of:=IF([$Step1_GenProfile.H417]; [$Step1_GenProfile.I417]*60;&quot;&quot;)">
            <text:p/>
          </table:table-cell>
          <table:table-cell table:style-name="ce20" table:formula="of:=IF([$Step1_GenProfile.H417]; &quot;,&quot;&amp;itp&amp; IF([$Step1_GenProfile.M41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8]; &quot;{&quot;&amp;[$Step1_GenProfile.J418]&amp;&quot;,&quot;;&quot;&quot;)">
            <text:p/>
          </table:table-cell>
          <table:table-cell table:style-name="ce20" table:formula="of:=IF([$Step1_GenProfile.H418]; [$Step1_GenProfile.I418]*60;&quot;&quot;)">
            <text:p/>
          </table:table-cell>
          <table:table-cell table:style-name="ce20" table:formula="of:=IF([$Step1_GenProfile.H418]; &quot;,&quot;&amp;itp&amp; IF([$Step1_GenProfile.M41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19]; &quot;{&quot;&amp;[$Step1_GenProfile.J419]&amp;&quot;,&quot;;&quot;&quot;)">
            <text:p/>
          </table:table-cell>
          <table:table-cell table:style-name="ce20" table:formula="of:=IF([$Step1_GenProfile.H419]; [$Step1_GenProfile.I419]*60;&quot;&quot;)">
            <text:p/>
          </table:table-cell>
          <table:table-cell table:style-name="ce20" table:formula="of:=IF([$Step1_GenProfile.H419]; &quot;,&quot;&amp;itp&amp; IF([$Step1_GenProfile.M419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0]; &quot;{&quot;&amp;[$Step1_GenProfile.J420]&amp;&quot;,&quot;;&quot;&quot;)">
            <text:p/>
          </table:table-cell>
          <table:table-cell table:style-name="ce20" table:formula="of:=IF([$Step1_GenProfile.H420]; [$Step1_GenProfile.I420]*60;&quot;&quot;)">
            <text:p/>
          </table:table-cell>
          <table:table-cell table:style-name="ce20" table:formula="of:=IF([$Step1_GenProfile.H420]; &quot;,&quot;&amp;itp&amp; IF([$Step1_GenProfile.M420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1]; &quot;{&quot;&amp;[$Step1_GenProfile.J421]&amp;&quot;,&quot;;&quot;&quot;)">
            <text:p/>
          </table:table-cell>
          <table:table-cell table:style-name="ce20" table:formula="of:=IF([$Step1_GenProfile.H421]; [$Step1_GenProfile.I421]*60;&quot;&quot;)">
            <text:p/>
          </table:table-cell>
          <table:table-cell table:style-name="ce20" table:formula="of:=IF([$Step1_GenProfile.H421]; &quot;,&quot;&amp;itp&amp; IF([$Step1_GenProfile.M421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2]; &quot;{&quot;&amp;[$Step1_GenProfile.J422]&amp;&quot;,&quot;;&quot;&quot;)">
            <text:p/>
          </table:table-cell>
          <table:table-cell table:style-name="ce20" table:formula="of:=IF([$Step1_GenProfile.H422]; [$Step1_GenProfile.I422]*60;&quot;&quot;)">
            <text:p/>
          </table:table-cell>
          <table:table-cell table:style-name="ce20" table:formula="of:=IF([$Step1_GenProfile.H422]; &quot;,&quot;&amp;itp&amp; IF([$Step1_GenProfile.M422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3]; &quot;{&quot;&amp;[$Step1_GenProfile.J423]&amp;&quot;,&quot;;&quot;&quot;)">
            <text:p/>
          </table:table-cell>
          <table:table-cell table:style-name="ce20" table:formula="of:=IF([$Step1_GenProfile.H423]; [$Step1_GenProfile.I423]*60;&quot;&quot;)">
            <text:p/>
          </table:table-cell>
          <table:table-cell table:style-name="ce20" table:formula="of:=IF([$Step1_GenProfile.H423]; &quot;,&quot;&amp;itp&amp; IF([$Step1_GenProfile.M423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4]; &quot;{&quot;&amp;[$Step1_GenProfile.J424]&amp;&quot;,&quot;;&quot;&quot;)">
            <text:p/>
          </table:table-cell>
          <table:table-cell table:style-name="ce20" table:formula="of:=IF([$Step1_GenProfile.H424]; [$Step1_GenProfile.I424]*60;&quot;&quot;)">
            <text:p/>
          </table:table-cell>
          <table:table-cell table:style-name="ce20" table:formula="of:=IF([$Step1_GenProfile.H424]; &quot;,&quot;&amp;itp&amp; IF([$Step1_GenProfile.M424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5]; &quot;{&quot;&amp;[$Step1_GenProfile.J425]&amp;&quot;,&quot;;&quot;&quot;)">
            <text:p/>
          </table:table-cell>
          <table:table-cell table:style-name="ce20" table:formula="of:=IF([$Step1_GenProfile.H425]; [$Step1_GenProfile.I425]*60;&quot;&quot;)">
            <text:p/>
          </table:table-cell>
          <table:table-cell table:style-name="ce20" table:formula="of:=IF([$Step1_GenProfile.H425]; &quot;,&quot;&amp;itp&amp; IF([$Step1_GenProfile.M425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6]; &quot;{&quot;&amp;[$Step1_GenProfile.J426]&amp;&quot;,&quot;;&quot;&quot;)">
            <text:p/>
          </table:table-cell>
          <table:table-cell table:style-name="ce20" table:formula="of:=IF([$Step1_GenProfile.H426]; [$Step1_GenProfile.I426]*60;&quot;&quot;)">
            <text:p/>
          </table:table-cell>
          <table:table-cell table:style-name="ce20" table:formula="of:=IF([$Step1_GenProfile.H426]; &quot;,&quot;&amp;itp&amp; IF([$Step1_GenProfile.M426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7]; &quot;{&quot;&amp;[$Step1_GenProfile.J427]&amp;&quot;,&quot;;&quot;&quot;)">
            <text:p/>
          </table:table-cell>
          <table:table-cell table:style-name="ce20" table:formula="of:=IF([$Step1_GenProfile.H427]; [$Step1_GenProfile.I427]*60;&quot;&quot;)">
            <text:p/>
          </table:table-cell>
          <table:table-cell table:style-name="ce20" table:formula="of:=IF([$Step1_GenProfile.H427]; &quot;,&quot;&amp;itp&amp; IF([$Step1_GenProfile.M427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8]; &quot;{&quot;&amp;[$Step1_GenProfile.J428]&amp;&quot;,&quot;;&quot;&quot;)">
            <text:p/>
          </table:table-cell>
          <table:table-cell table:style-name="ce20" table:formula="of:=IF([$Step1_GenProfile.H428]; [$Step1_GenProfile.I428]*60;&quot;&quot;)">
            <text:p/>
          </table:table-cell>
          <table:table-cell table:style-name="ce20" table:formula="of:=IF([$Step1_GenProfile.H428]; &quot;,&quot;&amp;itp&amp; IF([$Step1_GenProfile.M428];&quot;}};&quot;;&quot;},&quot;); &quot;&quot;)">
            <text:p/>
          </table:table-cell>
          <table:table-cell table:number-columns-repeated="1021"/>
        </table:table-row>
        <table:table-row table:style-name="ro3">
          <table:table-cell table:style-name="ce20" table:formula="of:=IF([$Step1_GenProfile.H429]; &quot;{&quot;&amp;[$Step1_GenProfile.J429]&amp;&quot;,&quot;;&quot;&quot;)">
            <text:p/>
          </table:table-cell>
          <table:table-cell table:style-name="ce20" table:formula="of:=IF([$Step1_GenProfile.H429]; [$Step1_GenProfile.I429]*60;&quot;&quot;)">
            <text:p/>
          </table:table-cell>
          <table:table-cell table:style-name="ce20" table:formula="of:=IF([$Step1_GenProfile.H429]; &quot;,&quot;&amp;itp&amp; IF([$Step1_GenProfile.M429];&quot;}};&quot;;&quot;},&quot;); &quot;&quot;)">
            <text:p/>
          </table:table-cell>
          <table:table-cell table:number-columns-repeated="1021"/>
        </table:table-row>
        <table:table-row table:style-name="ro2" table:number-rows-repeated="10481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Java" table:style-name="ta4">
        <table:table-column table:style-name="co17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0" table:default-cell-style-name="Default"/>
        <table:table-row table:style-name="ro2" table:number-rows-repeated="4">
          <table:table-cell table:style-name="ce19" table:number-columns-repeated="4"/>
          <table:table-cell table:number-columns-repeated="1020"/>
        </table:table-row>
        <table:table-row table:style-name="ro2">
          <table:table-cell table:style-name="ce20" office:value-type="string" calcext:value-type="string">
            <text:p>package org.usfirst.frc.team3539.robot;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public class MotionProfile {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/>
          <table:table-cell table:style-name="ce20" table:formula="of:=&quot;public static final int kNumPoints =&quot; &amp; COUNT([.C9:.C1204]) &amp; &quot;;&quot;" office:value-type="string" office:string-value="public static final int kNumPoints =226;" calcext:value-type="string">
            <text:p>public static final int kNumPoints =226;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/>
          <table:table-cell table:style-name="ce20" office:value-type="string" calcext:value-type="string">
            <text:p>// Position (rotations)</text:p>
          </table:table-cell>
          <table:table-cell table:style-name="ce20" office:value-type="string" calcext:value-type="string">
            <text:p>Velocity (RPM)</text:p>
          </table:table-cell>
          <table:table-cell table:style-name="ce20" office:value-type="string" calcext:value-type="string">
            <text:p>Duration (ms)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office:value-type="string" calcext:value-type="string">
            <text:p>public static double [][]Points = new double[][]{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6]; &quot;{&quot;&amp;[$Step1_GenProfile.J26]&amp;&quot;,&quot;;&quot;&quot;)" office:value-type="string" office:string-value="{0," calcext:value-type="string">
            <text:p>{0,</text:p>
          </table:table-cell>
          <table:table-cell table:style-name="ce20" table:formula="of:=IF([$Step1_GenProfile.H26]; [$Step1_GenProfile.I26]*60;&quot;&quot;)" office:value-type="float" office:value="0" calcext:value-type="float">
            <text:p>0</text:p>
          </table:table-cell>
          <table:table-cell table:style-name="ce20" table:formula="of:=IF([$Step1_GenProfile.H26]; &quot;,&quot;&amp;itp&amp; IF([$Step1_GenProfile.M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7]; &quot;{&quot;&amp;[$Step1_GenProfile.J27]&amp;&quot;,&quot;;&quot;&quot;)" office:value-type="string" office:string-value="{0.0000634920634920635," calcext:value-type="string">
            <text:p>{0.0000634920634920635,</text:p>
          </table:table-cell>
          <table:table-cell table:style-name="ce20" table:formula="of:=IF([$Step1_GenProfile.H27]; [$Step1_GenProfile.I27]*60;&quot;&quot;)" office:value-type="float" office:value="0.761904761904762" calcext:value-type="float">
            <text:p>0.761904761904762</text:p>
          </table:table-cell>
          <table:table-cell table:style-name="ce20" table:formula="of:=IF([$Step1_GenProfile.H27]; &quot;,&quot;&amp;itp&amp; IF([$Step1_GenProfile.M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8]; &quot;{&quot;&amp;[$Step1_GenProfile.J28]&amp;&quot;,&quot;;&quot;&quot;)" office:value-type="string" office:string-value="{0.000285714285714286," calcext:value-type="string">
            <text:p>{0.000285714285714286,</text:p>
          </table:table-cell>
          <table:table-cell table:style-name="ce20" table:formula="of:=IF([$Step1_GenProfile.H28]; [$Step1_GenProfile.I28]*60;&quot;&quot;)" office:value-type="float" office:value="1.90476190476191" calcext:value-type="float">
            <text:p>1.90476190476191</text:p>
          </table:table-cell>
          <table:table-cell table:style-name="ce20" table:formula="of:=IF([$Step1_GenProfile.H28]; &quot;,&quot;&amp;itp&amp; IF([$Step1_GenProfile.M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9]; &quot;{&quot;&amp;[$Step1_GenProfile.J29]&amp;&quot;,&quot;;&quot;&quot;)" office:value-type="string" office:string-value="{0.00073015873015873," calcext:value-type="string">
            <text:p>{0.00073015873015873,</text:p>
          </table:table-cell>
          <table:table-cell table:style-name="ce20" table:formula="of:=IF([$Step1_GenProfile.H29]; [$Step1_GenProfile.I29]*60;&quot;&quot;)" office:value-type="float" office:value="3.42857142857143" calcext:value-type="float">
            <text:p>3.42857142857143</text:p>
          </table:table-cell>
          <table:table-cell table:style-name="ce20" table:formula="of:=IF([$Step1_GenProfile.H29]; &quot;,&quot;&amp;itp&amp; IF([$Step1_GenProfile.M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0]; &quot;{&quot;&amp;[$Step1_GenProfile.J30]&amp;&quot;,&quot;;&quot;&quot;)" office:value-type="string" office:string-value="{0.00146031746031746," calcext:value-type="string">
            <text:p>{0.00146031746031746,</text:p>
          </table:table-cell>
          <table:table-cell table:style-name="ce20" table:formula="of:=IF([$Step1_GenProfile.H30]; [$Step1_GenProfile.I30]*60;&quot;&quot;)" office:value-type="float" office:value="5.33333333333333" calcext:value-type="float">
            <text:p>5.33333333333333</text:p>
          </table:table-cell>
          <table:table-cell table:style-name="ce20" table:formula="of:=IF([$Step1_GenProfile.H30]; &quot;,&quot;&amp;itp&amp; IF([$Step1_GenProfile.M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1]; &quot;{&quot;&amp;[$Step1_GenProfile.J31]&amp;&quot;,&quot;;&quot;&quot;)" office:value-type="string" office:string-value="{0.00253968253968254," calcext:value-type="string">
            <text:p>{0.00253968253968254,</text:p>
          </table:table-cell>
          <table:table-cell table:style-name="ce20" table:formula="of:=IF([$Step1_GenProfile.H31]; [$Step1_GenProfile.I31]*60;&quot;&quot;)" office:value-type="float" office:value="7.61904761904762" calcext:value-type="float">
            <text:p>7.61904761904762</text:p>
          </table:table-cell>
          <table:table-cell table:style-name="ce20" table:formula="of:=IF([$Step1_GenProfile.H31]; &quot;,&quot;&amp;itp&amp; IF([$Step1_GenProfile.M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2]; &quot;{&quot;&amp;[$Step1_GenProfile.J32]&amp;&quot;,&quot;;&quot;&quot;)" office:value-type="string" office:string-value="{0.00403174603174603," calcext:value-type="string">
            <text:p>{0.00403174603174603,</text:p>
          </table:table-cell>
          <table:table-cell table:style-name="ce20" table:formula="of:=IF([$Step1_GenProfile.H32]; [$Step1_GenProfile.I32]*60;&quot;&quot;)" office:value-type="float" office:value="10.2857142857143" calcext:value-type="float">
            <text:p>10.2857142857143</text:p>
          </table:table-cell>
          <table:table-cell table:style-name="ce20" table:formula="of:=IF([$Step1_GenProfile.H32]; &quot;,&quot;&amp;itp&amp; IF([$Step1_GenProfile.M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3]; &quot;{&quot;&amp;[$Step1_GenProfile.J33]&amp;&quot;,&quot;;&quot;&quot;)" office:value-type="string" office:string-value="{0.006," calcext:value-type="string">
            <text:p>{0.006,</text:p>
          </table:table-cell>
          <table:table-cell table:style-name="ce20" table:formula="of:=IF([$Step1_GenProfile.H33]; [$Step1_GenProfile.I33]*60;&quot;&quot;)" office:value-type="float" office:value="13.3333333333333" calcext:value-type="float">
            <text:p>13.3333333333333</text:p>
          </table:table-cell>
          <table:table-cell table:style-name="ce20" table:formula="of:=IF([$Step1_GenProfile.H33]; &quot;,&quot;&amp;itp&amp; IF([$Step1_GenProfile.M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4]; &quot;{&quot;&amp;[$Step1_GenProfile.J34]&amp;&quot;,&quot;;&quot;&quot;)" office:value-type="string" office:string-value="{0.00850793650793651," calcext:value-type="string">
            <text:p>{0.00850793650793651,</text:p>
          </table:table-cell>
          <table:table-cell table:style-name="ce20" table:formula="of:=IF([$Step1_GenProfile.H34]; [$Step1_GenProfile.I34]*60;&quot;&quot;)" office:value-type="float" office:value="16.7619047619048" calcext:value-type="float">
            <text:p>16.7619047619048</text:p>
          </table:table-cell>
          <table:table-cell table:style-name="ce20" table:formula="of:=IF([$Step1_GenProfile.H34]; &quot;,&quot;&amp;itp&amp; IF([$Step1_GenProfile.M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5]; &quot;{&quot;&amp;[$Step1_GenProfile.J35]&amp;&quot;,&quot;;&quot;&quot;)" office:value-type="string" office:string-value="{0.0116190476190476," calcext:value-type="string">
            <text:p>{0.0116190476190476,</text:p>
          </table:table-cell>
          <table:table-cell table:style-name="ce20" table:formula="of:=IF([$Step1_GenProfile.H35]; [$Step1_GenProfile.I35]*60;&quot;&quot;)" office:value-type="float" office:value="20.5714285714286" calcext:value-type="float">
            <text:p>20.5714285714286</text:p>
          </table:table-cell>
          <table:table-cell table:style-name="ce20" table:formula="of:=IF([$Step1_GenProfile.H35]; &quot;,&quot;&amp;itp&amp; IF([$Step1_GenProfile.M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6]; &quot;{&quot;&amp;[$Step1_GenProfile.J36]&amp;&quot;,&quot;;&quot;&quot;)" office:value-type="string" office:string-value="{0.0153968253968254," calcext:value-type="string">
            <text:p>{0.0153968253968254,</text:p>
          </table:table-cell>
          <table:table-cell table:style-name="ce20" table:formula="of:=IF([$Step1_GenProfile.H36]; [$Step1_GenProfile.I36]*60;&quot;&quot;)" office:value-type="float" office:value="24.7619047619048" calcext:value-type="float">
            <text:p>24.7619047619048</text:p>
          </table:table-cell>
          <table:table-cell table:style-name="ce20" table:formula="of:=IF([$Step1_GenProfile.H36]; &quot;,&quot;&amp;itp&amp; IF([$Step1_GenProfile.M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7]; &quot;{&quot;&amp;[$Step1_GenProfile.J37]&amp;&quot;,&quot;;&quot;&quot;)" office:value-type="string" office:string-value="{0.0199047619047619," calcext:value-type="string">
            <text:p>{0.0199047619047619,</text:p>
          </table:table-cell>
          <table:table-cell table:style-name="ce20" table:formula="of:=IF([$Step1_GenProfile.H37]; [$Step1_GenProfile.I37]*60;&quot;&quot;)" office:value-type="float" office:value="29.3333333333333" calcext:value-type="float">
            <text:p>29.3333333333333</text:p>
          </table:table-cell>
          <table:table-cell table:style-name="ce20" table:formula="of:=IF([$Step1_GenProfile.H37]; &quot;,&quot;&amp;itp&amp; IF([$Step1_GenProfile.M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8]; &quot;{&quot;&amp;[$Step1_GenProfile.J38]&amp;&quot;,&quot;;&quot;&quot;)" office:value-type="string" office:string-value="{0.0252063492063492," calcext:value-type="string">
            <text:p>{0.0252063492063492,</text:p>
          </table:table-cell>
          <table:table-cell table:style-name="ce20" table:formula="of:=IF([$Step1_GenProfile.H38]; [$Step1_GenProfile.I38]*60;&quot;&quot;)" office:value-type="float" office:value="34.2857142857143" calcext:value-type="float">
            <text:p>34.2857142857143</text:p>
          </table:table-cell>
          <table:table-cell table:style-name="ce20" table:formula="of:=IF([$Step1_GenProfile.H38]; &quot;,&quot;&amp;itp&amp; IF([$Step1_GenProfile.M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9]; &quot;{&quot;&amp;[$Step1_GenProfile.J39]&amp;&quot;,&quot;;&quot;&quot;)" office:value-type="string" office:string-value="{0.0313650793650794," calcext:value-type="string">
            <text:p>{0.0313650793650794,</text:p>
          </table:table-cell>
          <table:table-cell table:style-name="ce20" table:formula="of:=IF([$Step1_GenProfile.H39]; [$Step1_GenProfile.I39]*60;&quot;&quot;)" office:value-type="float" office:value="39.6190476190476" calcext:value-type="float">
            <text:p>39.6190476190476</text:p>
          </table:table-cell>
          <table:table-cell table:style-name="ce20" table:formula="of:=IF([$Step1_GenProfile.H39]; &quot;,&quot;&amp;itp&amp; IF([$Step1_GenProfile.M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0]; &quot;{&quot;&amp;[$Step1_GenProfile.J40]&amp;&quot;,&quot;;&quot;&quot;)" office:value-type="string" office:string-value="{0.0384444444444444," calcext:value-type="string">
            <text:p>{0.0384444444444444,</text:p>
          </table:table-cell>
          <table:table-cell table:style-name="ce20" table:formula="of:=IF([$Step1_GenProfile.H40]; [$Step1_GenProfile.I40]*60;&quot;&quot;)" office:value-type="float" office:value="45.3333333333333" calcext:value-type="float">
            <text:p>45.3333333333333</text:p>
          </table:table-cell>
          <table:table-cell table:style-name="ce20" table:formula="of:=IF([$Step1_GenProfile.H40]; &quot;,&quot;&amp;itp&amp; IF([$Step1_GenProfile.M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1]; &quot;{&quot;&amp;[$Step1_GenProfile.J41]&amp;&quot;,&quot;;&quot;&quot;)" office:value-type="string" office:string-value="{0.0465079365079365," calcext:value-type="string">
            <text:p>{0.0465079365079365,</text:p>
          </table:table-cell>
          <table:table-cell table:style-name="ce20" table:formula="of:=IF([$Step1_GenProfile.H41]; [$Step1_GenProfile.I41]*60;&quot;&quot;)" office:value-type="float" office:value="51.4285714285714" calcext:value-type="float">
            <text:p>51.4285714285714</text:p>
          </table:table-cell>
          <table:table-cell table:style-name="ce20" table:formula="of:=IF([$Step1_GenProfile.H41]; &quot;,&quot;&amp;itp&amp; IF([$Step1_GenProfile.M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2]; &quot;{&quot;&amp;[$Step1_GenProfile.J42]&amp;&quot;,&quot;;&quot;&quot;)" office:value-type="string" office:string-value="{0.0556190476190476," calcext:value-type="string">
            <text:p>{0.0556190476190476,</text:p>
          </table:table-cell>
          <table:table-cell table:style-name="ce20" table:formula="of:=IF([$Step1_GenProfile.H42]; [$Step1_GenProfile.I42]*60;&quot;&quot;)" office:value-type="float" office:value="57.9047619047619" calcext:value-type="float">
            <text:p>57.9047619047619</text:p>
          </table:table-cell>
          <table:table-cell table:style-name="ce20" table:formula="of:=IF([$Step1_GenProfile.H42]; &quot;,&quot;&amp;itp&amp; IF([$Step1_GenProfile.M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3]; &quot;{&quot;&amp;[$Step1_GenProfile.J43]&amp;&quot;,&quot;;&quot;&quot;)" office:value-type="string" office:string-value="{0.0658412698412698," calcext:value-type="string">
            <text:p>{0.0658412698412698,</text:p>
          </table:table-cell>
          <table:table-cell table:style-name="ce20" table:formula="of:=IF([$Step1_GenProfile.H43]; [$Step1_GenProfile.I43]*60;&quot;&quot;)" office:value-type="float" office:value="64.7619047619048" calcext:value-type="float">
            <text:p>64.7619047619048</text:p>
          </table:table-cell>
          <table:table-cell table:style-name="ce20" table:formula="of:=IF([$Step1_GenProfile.H43]; &quot;,&quot;&amp;itp&amp; IF([$Step1_GenProfile.M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4]; &quot;{&quot;&amp;[$Step1_GenProfile.J44]&amp;&quot;,&quot;;&quot;&quot;)" office:value-type="string" office:string-value="{0.0772380952380952," calcext:value-type="string">
            <text:p>{0.0772380952380952,</text:p>
          </table:table-cell>
          <table:table-cell table:style-name="ce20" table:formula="of:=IF([$Step1_GenProfile.H44]; [$Step1_GenProfile.I44]*60;&quot;&quot;)" office:value-type="float" office:value="72" calcext:value-type="float">
            <text:p>72</text:p>
          </table:table-cell>
          <table:table-cell table:style-name="ce20" table:formula="of:=IF([$Step1_GenProfile.H44]; &quot;,&quot;&amp;itp&amp; IF([$Step1_GenProfile.M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5]; &quot;{&quot;&amp;[$Step1_GenProfile.J45]&amp;&quot;,&quot;;&quot;&quot;)" office:value-type="string" office:string-value="{0.0898730158730159," calcext:value-type="string">
            <text:p>{0.0898730158730159,</text:p>
          </table:table-cell>
          <table:table-cell table:style-name="ce20" table:formula="of:=IF([$Step1_GenProfile.H45]; [$Step1_GenProfile.I45]*60;&quot;&quot;)" office:value-type="float" office:value="79.6190476190476" calcext:value-type="float">
            <text:p>79.6190476190476</text:p>
          </table:table-cell>
          <table:table-cell table:style-name="ce20" table:formula="of:=IF([$Step1_GenProfile.H45]; &quot;,&quot;&amp;itp&amp; IF([$Step1_GenProfile.M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6]; &quot;{&quot;&amp;[$Step1_GenProfile.J46]&amp;&quot;,&quot;;&quot;&quot;)" office:value-type="string" office:string-value="{0.103809523809524," calcext:value-type="string">
            <text:p>{0.103809523809524,</text:p>
          </table:table-cell>
          <table:table-cell table:style-name="ce20" table:formula="of:=IF([$Step1_GenProfile.H46]; [$Step1_GenProfile.I46]*60;&quot;&quot;)" office:value-type="float" office:value="87.6190476190476" calcext:value-type="float">
            <text:p>87.6190476190476</text:p>
          </table:table-cell>
          <table:table-cell table:style-name="ce20" table:formula="of:=IF([$Step1_GenProfile.H46]; &quot;,&quot;&amp;itp&amp; IF([$Step1_GenProfile.M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7]; &quot;{&quot;&amp;[$Step1_GenProfile.J47]&amp;&quot;,&quot;;&quot;&quot;)" office:value-type="string" office:string-value="{0.119079365079365," calcext:value-type="string">
            <text:p>{0.119079365079365,</text:p>
          </table:table-cell>
          <table:table-cell table:style-name="ce20" table:formula="of:=IF([$Step1_GenProfile.H47]; [$Step1_GenProfile.I47]*60;&quot;&quot;)" office:value-type="float" office:value="95.6190476190476" calcext:value-type="float">
            <text:p>95.6190476190476</text:p>
          </table:table-cell>
          <table:table-cell table:style-name="ce20" table:formula="of:=IF([$Step1_GenProfile.H47]; &quot;,&quot;&amp;itp&amp; IF([$Step1_GenProfile.M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8]; &quot;{&quot;&amp;[$Step1_GenProfile.J48]&amp;&quot;,&quot;;&quot;&quot;)" office:value-type="string" office:string-value="{0.13568253968254," calcext:value-type="string">
            <text:p>{0.13568253968254,</text:p>
          </table:table-cell>
          <table:table-cell table:style-name="ce20" table:formula="of:=IF([$Step1_GenProfile.H48]; [$Step1_GenProfile.I48]*60;&quot;&quot;)" office:value-type="float" office:value="103.619047619048" calcext:value-type="float">
            <text:p>103.619047619048</text:p>
          </table:table-cell>
          <table:table-cell table:style-name="ce20" table:formula="of:=IF([$Step1_GenProfile.H48]; &quot;,&quot;&amp;itp&amp; IF([$Step1_GenProfile.M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9]; &quot;{&quot;&amp;[$Step1_GenProfile.J49]&amp;&quot;,&quot;;&quot;&quot;)" office:value-type="string" office:string-value="{0.153619047619048," calcext:value-type="string">
            <text:p>{0.153619047619048,</text:p>
          </table:table-cell>
          <table:table-cell table:style-name="ce20" table:formula="of:=IF([$Step1_GenProfile.H49]; [$Step1_GenProfile.I49]*60;&quot;&quot;)" office:value-type="float" office:value="111.619047619048" calcext:value-type="float">
            <text:p>111.619047619048</text:p>
          </table:table-cell>
          <table:table-cell table:style-name="ce20" table:formula="of:=IF([$Step1_GenProfile.H49]; &quot;,&quot;&amp;itp&amp; IF([$Step1_GenProfile.M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0]; &quot;{&quot;&amp;[$Step1_GenProfile.J50]&amp;&quot;,&quot;;&quot;&quot;)" office:value-type="string" office:string-value="{0.172888888888889," calcext:value-type="string">
            <text:p>{0.172888888888889,</text:p>
          </table:table-cell>
          <table:table-cell table:style-name="ce20" table:formula="of:=IF([$Step1_GenProfile.H50]; [$Step1_GenProfile.I50]*60;&quot;&quot;)" office:value-type="float" office:value="119.619047619048" calcext:value-type="float">
            <text:p>119.619047619048</text:p>
          </table:table-cell>
          <table:table-cell table:style-name="ce20" table:formula="of:=IF([$Step1_GenProfile.H50]; &quot;,&quot;&amp;itp&amp; IF([$Step1_GenProfile.M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1]; &quot;{&quot;&amp;[$Step1_GenProfile.J51]&amp;&quot;,&quot;;&quot;&quot;)" office:value-type="string" office:string-value="{0.193492063492064," calcext:value-type="string">
            <text:p>{0.193492063492064,</text:p>
          </table:table-cell>
          <table:table-cell table:style-name="ce20" table:formula="of:=IF([$Step1_GenProfile.H51]; [$Step1_GenProfile.I51]*60;&quot;&quot;)" office:value-type="float" office:value="127.619047619048" calcext:value-type="float">
            <text:p>127.619047619048</text:p>
          </table:table-cell>
          <table:table-cell table:style-name="ce20" table:formula="of:=IF([$Step1_GenProfile.H51]; &quot;,&quot;&amp;itp&amp; IF([$Step1_GenProfile.M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2]; &quot;{&quot;&amp;[$Step1_GenProfile.J52]&amp;&quot;,&quot;;&quot;&quot;)" office:value-type="string" office:string-value="{0.215428571428571," calcext:value-type="string">
            <text:p>{0.215428571428571,</text:p>
          </table:table-cell>
          <table:table-cell table:style-name="ce20" table:formula="of:=IF([$Step1_GenProfile.H52]; [$Step1_GenProfile.I52]*60;&quot;&quot;)" office:value-type="float" office:value="135.619047619048" calcext:value-type="float">
            <text:p>135.619047619048</text:p>
          </table:table-cell>
          <table:table-cell table:style-name="ce20" table:formula="of:=IF([$Step1_GenProfile.H52]; &quot;,&quot;&amp;itp&amp; IF([$Step1_GenProfile.M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3]; &quot;{&quot;&amp;[$Step1_GenProfile.J53]&amp;&quot;,&quot;;&quot;&quot;)" office:value-type="string" office:string-value="{0.238698412698413," calcext:value-type="string">
            <text:p>{0.238698412698413,</text:p>
          </table:table-cell>
          <table:table-cell table:style-name="ce20" table:formula="of:=IF([$Step1_GenProfile.H53]; [$Step1_GenProfile.I53]*60;&quot;&quot;)" office:value-type="float" office:value="143.619047619048" calcext:value-type="float">
            <text:p>143.619047619048</text:p>
          </table:table-cell>
          <table:table-cell table:style-name="ce20" table:formula="of:=IF([$Step1_GenProfile.H53]; &quot;,&quot;&amp;itp&amp; IF([$Step1_GenProfile.M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4]; &quot;{&quot;&amp;[$Step1_GenProfile.J54]&amp;&quot;,&quot;;&quot;&quot;)" office:value-type="string" office:string-value="{0.263301587301587," calcext:value-type="string">
            <text:p>{0.263301587301587,</text:p>
          </table:table-cell>
          <table:table-cell table:style-name="ce20" table:formula="of:=IF([$Step1_GenProfile.H54]; [$Step1_GenProfile.I54]*60;&quot;&quot;)" office:value-type="float" office:value="151.619047619048" calcext:value-type="float">
            <text:p>151.619047619048</text:p>
          </table:table-cell>
          <table:table-cell table:style-name="ce20" table:formula="of:=IF([$Step1_GenProfile.H54]; &quot;,&quot;&amp;itp&amp; IF([$Step1_GenProfile.M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5]; &quot;{&quot;&amp;[$Step1_GenProfile.J55]&amp;&quot;,&quot;;&quot;&quot;)" office:value-type="string" office:string-value="{0.289238095238095," calcext:value-type="string">
            <text:p>{0.289238095238095,</text:p>
          </table:table-cell>
          <table:table-cell table:style-name="ce20" table:formula="of:=IF([$Step1_GenProfile.H55]; [$Step1_GenProfile.I55]*60;&quot;&quot;)" office:value-type="float" office:value="159.619047619048" calcext:value-type="float">
            <text:p>159.619047619048</text:p>
          </table:table-cell>
          <table:table-cell table:style-name="ce20" table:formula="of:=IF([$Step1_GenProfile.H55]; &quot;,&quot;&amp;itp&amp; IF([$Step1_GenProfile.M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6]; &quot;{&quot;&amp;[$Step1_GenProfile.J56]&amp;&quot;,&quot;;&quot;&quot;)" office:value-type="string" office:string-value="{0.316507936507936," calcext:value-type="string">
            <text:p>{0.316507936507936,</text:p>
          </table:table-cell>
          <table:table-cell table:style-name="ce20" table:formula="of:=IF([$Step1_GenProfile.H56]; [$Step1_GenProfile.I56]*60;&quot;&quot;)" office:value-type="float" office:value="167.619047619048" calcext:value-type="float">
            <text:p>167.619047619048</text:p>
          </table:table-cell>
          <table:table-cell table:style-name="ce20" table:formula="of:=IF([$Step1_GenProfile.H56]; &quot;,&quot;&amp;itp&amp; IF([$Step1_GenProfile.M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7]; &quot;{&quot;&amp;[$Step1_GenProfile.J57]&amp;&quot;,&quot;;&quot;&quot;)" office:value-type="string" office:string-value="{0.345047619047619," calcext:value-type="string">
            <text:p>{0.345047619047619,</text:p>
          </table:table-cell>
          <table:table-cell table:style-name="ce20" table:formula="of:=IF([$Step1_GenProfile.H57]; [$Step1_GenProfile.I57]*60;&quot;&quot;)" office:value-type="float" office:value="174.857142857143" calcext:value-type="float">
            <text:p>174.857142857143</text:p>
          </table:table-cell>
          <table:table-cell table:style-name="ce20" table:formula="of:=IF([$Step1_GenProfile.H57]; &quot;,&quot;&amp;itp&amp; IF([$Step1_GenProfile.M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8]; &quot;{&quot;&amp;[$Step1_GenProfile.J58]&amp;&quot;,&quot;;&quot;&quot;)" office:value-type="string" office:string-value="{0.374761904761905," calcext:value-type="string">
            <text:p>{0.374761904761905,</text:p>
          </table:table-cell>
          <table:table-cell table:style-name="ce20" table:formula="of:=IF([$Step1_GenProfile.H58]; [$Step1_GenProfile.I58]*60;&quot;&quot;)" office:value-type="float" office:value="181.714285714286" calcext:value-type="float">
            <text:p>181.714285714286</text:p>
          </table:table-cell>
          <table:table-cell table:style-name="ce20" table:formula="of:=IF([$Step1_GenProfile.H58]; &quot;,&quot;&amp;itp&amp; IF([$Step1_GenProfile.M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59]; &quot;{&quot;&amp;[$Step1_GenProfile.J59]&amp;&quot;,&quot;;&quot;&quot;)" office:value-type="string" office:string-value="{0.405587301587302," calcext:value-type="string">
            <text:p>{0.405587301587302,</text:p>
          </table:table-cell>
          <table:table-cell table:style-name="ce20" table:formula="of:=IF([$Step1_GenProfile.H59]; [$Step1_GenProfile.I59]*60;&quot;&quot;)" office:value-type="float" office:value="188.190476190476" calcext:value-type="float">
            <text:p>188.190476190476</text:p>
          </table:table-cell>
          <table:table-cell table:style-name="ce20" table:formula="of:=IF([$Step1_GenProfile.H59]; &quot;,&quot;&amp;itp&amp; IF([$Step1_GenProfile.M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0]; &quot;{&quot;&amp;[$Step1_GenProfile.J60]&amp;&quot;,&quot;;&quot;&quot;)" office:value-type="string" office:string-value="{0.437460317460317," calcext:value-type="string">
            <text:p>{0.437460317460317,</text:p>
          </table:table-cell>
          <table:table-cell table:style-name="ce20" table:formula="of:=IF([$Step1_GenProfile.H60]; [$Step1_GenProfile.I60]*60;&quot;&quot;)" office:value-type="float" office:value="194.285714285714" calcext:value-type="float">
            <text:p>194.285714285714</text:p>
          </table:table-cell>
          <table:table-cell table:style-name="ce20" table:formula="of:=IF([$Step1_GenProfile.H60]; &quot;,&quot;&amp;itp&amp; IF([$Step1_GenProfile.M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1]; &quot;{&quot;&amp;[$Step1_GenProfile.J61]&amp;&quot;,&quot;;&quot;&quot;)" office:value-type="string" office:string-value="{0.47031746031746," calcext:value-type="string">
            <text:p>{0.47031746031746,</text:p>
          </table:table-cell>
          <table:table-cell table:style-name="ce20" table:formula="of:=IF([$Step1_GenProfile.H61]; [$Step1_GenProfile.I61]*60;&quot;&quot;)" office:value-type="float" office:value="200" calcext:value-type="float">
            <text:p>200</text:p>
          </table:table-cell>
          <table:table-cell table:style-name="ce20" table:formula="of:=IF([$Step1_GenProfile.H61]; &quot;,&quot;&amp;itp&amp; IF([$Step1_GenProfile.M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2]; &quot;{&quot;&amp;[$Step1_GenProfile.J62]&amp;&quot;,&quot;;&quot;&quot;)" office:value-type="string" office:string-value="{0.504095238095238," calcext:value-type="string">
            <text:p>{0.504095238095238,</text:p>
          </table:table-cell>
          <table:table-cell table:style-name="ce20" table:formula="of:=IF([$Step1_GenProfile.H62]; [$Step1_GenProfile.I62]*60;&quot;&quot;)" office:value-type="float" office:value="205.333333333333" calcext:value-type="float">
            <text:p>205.333333333333</text:p>
          </table:table-cell>
          <table:table-cell table:style-name="ce20" table:formula="of:=IF([$Step1_GenProfile.H62]; &quot;,&quot;&amp;itp&amp; IF([$Step1_GenProfile.M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3]; &quot;{&quot;&amp;[$Step1_GenProfile.J63]&amp;&quot;,&quot;;&quot;&quot;)" office:value-type="string" office:string-value="{0.538730158730159," calcext:value-type="string">
            <text:p>{0.538730158730159,</text:p>
          </table:table-cell>
          <table:table-cell table:style-name="ce20" table:formula="of:=IF([$Step1_GenProfile.H63]; [$Step1_GenProfile.I63]*60;&quot;&quot;)" office:value-type="float" office:value="210.285714285714" calcext:value-type="float">
            <text:p>210.285714285714</text:p>
          </table:table-cell>
          <table:table-cell table:style-name="ce20" table:formula="of:=IF([$Step1_GenProfile.H63]; &quot;,&quot;&amp;itp&amp; IF([$Step1_GenProfile.M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4]; &quot;{&quot;&amp;[$Step1_GenProfile.J64]&amp;&quot;,&quot;;&quot;&quot;)" office:value-type="string" office:string-value="{0.57415873015873," calcext:value-type="string">
            <text:p>{0.57415873015873,</text:p>
          </table:table-cell>
          <table:table-cell table:style-name="ce20" table:formula="of:=IF([$Step1_GenProfile.H64]; [$Step1_GenProfile.I64]*60;&quot;&quot;)" office:value-type="float" office:value="214.857142857143" calcext:value-type="float">
            <text:p>214.857142857143</text:p>
          </table:table-cell>
          <table:table-cell table:style-name="ce20" table:formula="of:=IF([$Step1_GenProfile.H64]; &quot;,&quot;&amp;itp&amp; IF([$Step1_GenProfile.M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5]; &quot;{&quot;&amp;[$Step1_GenProfile.J65]&amp;&quot;,&quot;;&quot;&quot;)" office:value-type="string" office:string-value="{0.61031746031746," calcext:value-type="string">
            <text:p>{0.61031746031746,</text:p>
          </table:table-cell>
          <table:table-cell table:style-name="ce20" table:formula="of:=IF([$Step1_GenProfile.H65]; [$Step1_GenProfile.I65]*60;&quot;&quot;)" office:value-type="float" office:value="219.047619047619" calcext:value-type="float">
            <text:p>219.047619047619</text:p>
          </table:table-cell>
          <table:table-cell table:style-name="ce20" table:formula="of:=IF([$Step1_GenProfile.H65]; &quot;,&quot;&amp;itp&amp; IF([$Step1_GenProfile.M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6]; &quot;{&quot;&amp;[$Step1_GenProfile.J66]&amp;&quot;,&quot;;&quot;&quot;)" office:value-type="string" office:string-value="{0.647142857142857," calcext:value-type="string">
            <text:p>{0.647142857142857,</text:p>
          </table:table-cell>
          <table:table-cell table:style-name="ce20" table:formula="of:=IF([$Step1_GenProfile.H66]; [$Step1_GenProfile.I66]*60;&quot;&quot;)" office:value-type="float" office:value="222.857142857143" calcext:value-type="float">
            <text:p>222.857142857143</text:p>
          </table:table-cell>
          <table:table-cell table:style-name="ce20" table:formula="of:=IF([$Step1_GenProfile.H66]; &quot;,&quot;&amp;itp&amp; IF([$Step1_GenProfile.M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7]; &quot;{&quot;&amp;[$Step1_GenProfile.J67]&amp;&quot;,&quot;;&quot;&quot;)" office:value-type="string" office:string-value="{0.684571428571429," calcext:value-type="string">
            <text:p>{0.684571428571429,</text:p>
          </table:table-cell>
          <table:table-cell table:style-name="ce20" table:formula="of:=IF([$Step1_GenProfile.H67]; [$Step1_GenProfile.I67]*60;&quot;&quot;)" office:value-type="float" office:value="226.285714285714" calcext:value-type="float">
            <text:p>226.285714285714</text:p>
          </table:table-cell>
          <table:table-cell table:style-name="ce20" table:formula="of:=IF([$Step1_GenProfile.H67]; &quot;,&quot;&amp;itp&amp; IF([$Step1_GenProfile.M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8]; &quot;{&quot;&amp;[$Step1_GenProfile.J68]&amp;&quot;,&quot;;&quot;&quot;)" office:value-type="string" office:string-value="{0.722539682539683," calcext:value-type="string">
            <text:p>{0.722539682539683,</text:p>
          </table:table-cell>
          <table:table-cell table:style-name="ce20" table:formula="of:=IF([$Step1_GenProfile.H68]; [$Step1_GenProfile.I68]*60;&quot;&quot;)" office:value-type="float" office:value="229.333333333333" calcext:value-type="float">
            <text:p>229.333333333333</text:p>
          </table:table-cell>
          <table:table-cell table:style-name="ce20" table:formula="of:=IF([$Step1_GenProfile.H68]; &quot;,&quot;&amp;itp&amp; IF([$Step1_GenProfile.M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9]; &quot;{&quot;&amp;[$Step1_GenProfile.J69]&amp;&quot;,&quot;;&quot;&quot;)" office:value-type="string" office:string-value="{0.760984126984127," calcext:value-type="string">
            <text:p>{0.760984126984127,</text:p>
          </table:table-cell>
          <table:table-cell table:style-name="ce20" table:formula="of:=IF([$Step1_GenProfile.H69]; [$Step1_GenProfile.I69]*60;&quot;&quot;)" office:value-type="float" office:value="232" calcext:value-type="float">
            <text:p>232</text:p>
          </table:table-cell>
          <table:table-cell table:style-name="ce20" table:formula="of:=IF([$Step1_GenProfile.H69]; &quot;,&quot;&amp;itp&amp; IF([$Step1_GenProfile.M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0]; &quot;{&quot;&amp;[$Step1_GenProfile.J70]&amp;&quot;,&quot;;&quot;&quot;)" office:value-type="string" office:string-value="{0.79984126984127," calcext:value-type="string">
            <text:p>{0.79984126984127,</text:p>
          </table:table-cell>
          <table:table-cell table:style-name="ce20" table:formula="of:=IF([$Step1_GenProfile.H70]; [$Step1_GenProfile.I70]*60;&quot;&quot;)" office:value-type="float" office:value="234.285714285714" calcext:value-type="float">
            <text:p>234.285714285714</text:p>
          </table:table-cell>
          <table:table-cell table:style-name="ce20" table:formula="of:=IF([$Step1_GenProfile.H70]; &quot;,&quot;&amp;itp&amp; IF([$Step1_GenProfile.M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1]; &quot;{&quot;&amp;[$Step1_GenProfile.J71]&amp;&quot;,&quot;;&quot;&quot;)" office:value-type="string" office:string-value="{0.839047619047619," calcext:value-type="string">
            <text:p>{0.839047619047619,</text:p>
          </table:table-cell>
          <table:table-cell table:style-name="ce20" table:formula="of:=IF([$Step1_GenProfile.H71]; [$Step1_GenProfile.I71]*60;&quot;&quot;)" office:value-type="float" office:value="236.190476190476" calcext:value-type="float">
            <text:p>236.190476190476</text:p>
          </table:table-cell>
          <table:table-cell table:style-name="ce20" table:formula="of:=IF([$Step1_GenProfile.H71]; &quot;,&quot;&amp;itp&amp; IF([$Step1_GenProfile.M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2]; &quot;{&quot;&amp;[$Step1_GenProfile.J72]&amp;&quot;,&quot;;&quot;&quot;)" office:value-type="string" office:string-value="{0.878539682539683," calcext:value-type="string">
            <text:p>{0.878539682539683,</text:p>
          </table:table-cell>
          <table:table-cell table:style-name="ce20" table:formula="of:=IF([$Step1_GenProfile.H72]; [$Step1_GenProfile.I72]*60;&quot;&quot;)" office:value-type="float" office:value="237.714285714286" calcext:value-type="float">
            <text:p>237.714285714286</text:p>
          </table:table-cell>
          <table:table-cell table:style-name="ce20" table:formula="of:=IF([$Step1_GenProfile.H72]; &quot;,&quot;&amp;itp&amp; IF([$Step1_GenProfile.M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3]; &quot;{&quot;&amp;[$Step1_GenProfile.J73]&amp;&quot;,&quot;;&quot;&quot;)" office:value-type="string" office:string-value="{0.918253968253968," calcext:value-type="string">
            <text:p>{0.918253968253968,</text:p>
          </table:table-cell>
          <table:table-cell table:style-name="ce20" table:formula="of:=IF([$Step1_GenProfile.H73]; [$Step1_GenProfile.I73]*60;&quot;&quot;)" office:value-type="float" office:value="238.857142857143" calcext:value-type="float">
            <text:p>238.857142857143</text:p>
          </table:table-cell>
          <table:table-cell table:style-name="ce20" table:formula="of:=IF([$Step1_GenProfile.H73]; &quot;,&quot;&amp;itp&amp; IF([$Step1_GenProfile.M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4]; &quot;{&quot;&amp;[$Step1_GenProfile.J74]&amp;&quot;,&quot;;&quot;&quot;)" office:value-type="string" office:string-value="{0.958126984126984," calcext:value-type="string">
            <text:p>{0.958126984126984,</text:p>
          </table:table-cell>
          <table:table-cell table:style-name="ce20" table:formula="of:=IF([$Step1_GenProfile.H74]; [$Step1_GenProfile.I74]*60;&quot;&quot;)" office:value-type="float" office:value="239.619047619048" calcext:value-type="float">
            <text:p>239.619047619048</text:p>
          </table:table-cell>
          <table:table-cell table:style-name="ce20" table:formula="of:=IF([$Step1_GenProfile.H74]; &quot;,&quot;&amp;itp&amp; IF([$Step1_GenProfile.M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5]; &quot;{&quot;&amp;[$Step1_GenProfile.J75]&amp;&quot;,&quot;;&quot;&quot;)" office:value-type="string" office:string-value="{0.998095238095238," calcext:value-type="string">
            <text:p>{0.998095238095238,</text:p>
          </table:table-cell>
          <table:table-cell table:style-name="ce20" table:formula="of:=IF([$Step1_GenProfile.H75]; [$Step1_GenProfile.I75]*60;&quot;&quot;)" office:value-type="float" office:value="240" calcext:value-type="float">
            <text:p>240</text:p>
          </table:table-cell>
          <table:table-cell table:style-name="ce20" table:formula="of:=IF([$Step1_GenProfile.H75]; &quot;,&quot;&amp;itp&amp; IF([$Step1_GenProfile.M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6]; &quot;{&quot;&amp;[$Step1_GenProfile.J76]&amp;&quot;,&quot;;&quot;&quot;)" office:value-type="string" office:string-value="{1.03809523809524," calcext:value-type="string">
            <text:p>{1.03809523809524,</text:p>
          </table:table-cell>
          <table:table-cell table:style-name="ce20" table:formula="of:=IF([$Step1_GenProfile.H76]; [$Step1_GenProfile.I76]*60;&quot;&quot;)" office:value-type="float" office:value="240" calcext:value-type="float">
            <text:p>240</text:p>
          </table:table-cell>
          <table:table-cell table:style-name="ce20" table:formula="of:=IF([$Step1_GenProfile.H76]; &quot;,&quot;&amp;itp&amp; IF([$Step1_GenProfile.M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7]; &quot;{&quot;&amp;[$Step1_GenProfile.J77]&amp;&quot;,&quot;;&quot;&quot;)" office:value-type="string" office:string-value="{1.07809523809524," calcext:value-type="string">
            <text:p>{1.07809523809524,</text:p>
          </table:table-cell>
          <table:table-cell table:style-name="ce20" table:formula="of:=IF([$Step1_GenProfile.H77]; [$Step1_GenProfile.I77]*60;&quot;&quot;)" office:value-type="float" office:value="240" calcext:value-type="float">
            <text:p>240</text:p>
          </table:table-cell>
          <table:table-cell table:style-name="ce20" table:formula="of:=IF([$Step1_GenProfile.H77]; &quot;,&quot;&amp;itp&amp; IF([$Step1_GenProfile.M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8]; &quot;{&quot;&amp;[$Step1_GenProfile.J78]&amp;&quot;,&quot;;&quot;&quot;)" office:value-type="string" office:string-value="{1.11809523809524," calcext:value-type="string">
            <text:p>{1.11809523809524,</text:p>
          </table:table-cell>
          <table:table-cell table:style-name="ce20" table:formula="of:=IF([$Step1_GenProfile.H78]; [$Step1_GenProfile.I78]*60;&quot;&quot;)" office:value-type="float" office:value="240" calcext:value-type="float">
            <text:p>240</text:p>
          </table:table-cell>
          <table:table-cell table:style-name="ce20" table:formula="of:=IF([$Step1_GenProfile.H78]; &quot;,&quot;&amp;itp&amp; IF([$Step1_GenProfile.M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9]; &quot;{&quot;&amp;[$Step1_GenProfile.J79]&amp;&quot;,&quot;;&quot;&quot;)" office:value-type="string" office:string-value="{1.15809523809524," calcext:value-type="string">
            <text:p>{1.15809523809524,</text:p>
          </table:table-cell>
          <table:table-cell table:style-name="ce20" table:formula="of:=IF([$Step1_GenProfile.H79]; [$Step1_GenProfile.I79]*60;&quot;&quot;)" office:value-type="float" office:value="240" calcext:value-type="float">
            <text:p>240</text:p>
          </table:table-cell>
          <table:table-cell table:style-name="ce20" table:formula="of:=IF([$Step1_GenProfile.H79]; &quot;,&quot;&amp;itp&amp; IF([$Step1_GenProfile.M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0]; &quot;{&quot;&amp;[$Step1_GenProfile.J80]&amp;&quot;,&quot;;&quot;&quot;)" office:value-type="string" office:string-value="{1.19809523809524," calcext:value-type="string">
            <text:p>{1.19809523809524,</text:p>
          </table:table-cell>
          <table:table-cell table:style-name="ce20" table:formula="of:=IF([$Step1_GenProfile.H80]; [$Step1_GenProfile.I80]*60;&quot;&quot;)" office:value-type="float" office:value="240" calcext:value-type="float">
            <text:p>240</text:p>
          </table:table-cell>
          <table:table-cell table:style-name="ce20" table:formula="of:=IF([$Step1_GenProfile.H80]; &quot;,&quot;&amp;itp&amp; IF([$Step1_GenProfile.M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1]; &quot;{&quot;&amp;[$Step1_GenProfile.J81]&amp;&quot;,&quot;;&quot;&quot;)" office:value-type="string" office:string-value="{1.23809523809524," calcext:value-type="string">
            <text:p>{1.23809523809524,</text:p>
          </table:table-cell>
          <table:table-cell table:style-name="ce20" table:formula="of:=IF([$Step1_GenProfile.H81]; [$Step1_GenProfile.I81]*60;&quot;&quot;)" office:value-type="float" office:value="240" calcext:value-type="float">
            <text:p>240</text:p>
          </table:table-cell>
          <table:table-cell table:style-name="ce20" table:formula="of:=IF([$Step1_GenProfile.H81]; &quot;,&quot;&amp;itp&amp; IF([$Step1_GenProfile.M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2]; &quot;{&quot;&amp;[$Step1_GenProfile.J82]&amp;&quot;,&quot;;&quot;&quot;)" office:value-type="string" office:string-value="{1.27809523809524," calcext:value-type="string">
            <text:p>{1.27809523809524,</text:p>
          </table:table-cell>
          <table:table-cell table:style-name="ce20" table:formula="of:=IF([$Step1_GenProfile.H82]; [$Step1_GenProfile.I82]*60;&quot;&quot;)" office:value-type="float" office:value="240" calcext:value-type="float">
            <text:p>240</text:p>
          </table:table-cell>
          <table:table-cell table:style-name="ce20" table:formula="of:=IF([$Step1_GenProfile.H82]; &quot;,&quot;&amp;itp&amp; IF([$Step1_GenProfile.M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3]; &quot;{&quot;&amp;[$Step1_GenProfile.J83]&amp;&quot;,&quot;;&quot;&quot;)" office:value-type="string" office:string-value="{1.31809523809524," calcext:value-type="string">
            <text:p>{1.31809523809524,</text:p>
          </table:table-cell>
          <table:table-cell table:style-name="ce20" table:formula="of:=IF([$Step1_GenProfile.H83]; [$Step1_GenProfile.I83]*60;&quot;&quot;)" office:value-type="float" office:value="240" calcext:value-type="float">
            <text:p>240</text:p>
          </table:table-cell>
          <table:table-cell table:style-name="ce20" table:formula="of:=IF([$Step1_GenProfile.H83]; &quot;,&quot;&amp;itp&amp; IF([$Step1_GenProfile.M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4]; &quot;{&quot;&amp;[$Step1_GenProfile.J84]&amp;&quot;,&quot;;&quot;&quot;)" office:value-type="string" office:string-value="{1.35809523809524," calcext:value-type="string">
            <text:p>{1.35809523809524,</text:p>
          </table:table-cell>
          <table:table-cell table:style-name="ce20" table:formula="of:=IF([$Step1_GenProfile.H84]; [$Step1_GenProfile.I84]*60;&quot;&quot;)" office:value-type="float" office:value="240" calcext:value-type="float">
            <text:p>240</text:p>
          </table:table-cell>
          <table:table-cell table:style-name="ce20" table:formula="of:=IF([$Step1_GenProfile.H84]; &quot;,&quot;&amp;itp&amp; IF([$Step1_GenProfile.M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5]; &quot;{&quot;&amp;[$Step1_GenProfile.J85]&amp;&quot;,&quot;;&quot;&quot;)" office:value-type="string" office:string-value="{1.39809523809524," calcext:value-type="string">
            <text:p>{1.39809523809524,</text:p>
          </table:table-cell>
          <table:table-cell table:style-name="ce20" table:formula="of:=IF([$Step1_GenProfile.H85]; [$Step1_GenProfile.I85]*60;&quot;&quot;)" office:value-type="float" office:value="240" calcext:value-type="float">
            <text:p>240</text:p>
          </table:table-cell>
          <table:table-cell table:style-name="ce20" table:formula="of:=IF([$Step1_GenProfile.H85]; &quot;,&quot;&amp;itp&amp; IF([$Step1_GenProfile.M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6]; &quot;{&quot;&amp;[$Step1_GenProfile.J86]&amp;&quot;,&quot;;&quot;&quot;)" office:value-type="string" office:string-value="{1.43809523809524," calcext:value-type="string">
            <text:p>{1.43809523809524,</text:p>
          </table:table-cell>
          <table:table-cell table:style-name="ce20" table:formula="of:=IF([$Step1_GenProfile.H86]; [$Step1_GenProfile.I86]*60;&quot;&quot;)" office:value-type="float" office:value="240" calcext:value-type="float">
            <text:p>240</text:p>
          </table:table-cell>
          <table:table-cell table:style-name="ce20" table:formula="of:=IF([$Step1_GenProfile.H86]; &quot;,&quot;&amp;itp&amp; IF([$Step1_GenProfile.M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7]; &quot;{&quot;&amp;[$Step1_GenProfile.J87]&amp;&quot;,&quot;;&quot;&quot;)" office:value-type="string" office:string-value="{1.47809523809524," calcext:value-type="string">
            <text:p>{1.47809523809524,</text:p>
          </table:table-cell>
          <table:table-cell table:style-name="ce20" table:formula="of:=IF([$Step1_GenProfile.H87]; [$Step1_GenProfile.I87]*60;&quot;&quot;)" office:value-type="float" office:value="240" calcext:value-type="float">
            <text:p>240</text:p>
          </table:table-cell>
          <table:table-cell table:style-name="ce20" table:formula="of:=IF([$Step1_GenProfile.H87]; &quot;,&quot;&amp;itp&amp; IF([$Step1_GenProfile.M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8]; &quot;{&quot;&amp;[$Step1_GenProfile.J88]&amp;&quot;,&quot;;&quot;&quot;)" office:value-type="string" office:string-value="{1.51809523809524," calcext:value-type="string">
            <text:p>{1.51809523809524,</text:p>
          </table:table-cell>
          <table:table-cell table:style-name="ce20" table:formula="of:=IF([$Step1_GenProfile.H88]; [$Step1_GenProfile.I88]*60;&quot;&quot;)" office:value-type="float" office:value="240" calcext:value-type="float">
            <text:p>240</text:p>
          </table:table-cell>
          <table:table-cell table:style-name="ce20" table:formula="of:=IF([$Step1_GenProfile.H88]; &quot;,&quot;&amp;itp&amp; IF([$Step1_GenProfile.M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9]; &quot;{&quot;&amp;[$Step1_GenProfile.J89]&amp;&quot;,&quot;;&quot;&quot;)" office:value-type="string" office:string-value="{1.55809523809524," calcext:value-type="string">
            <text:p>{1.55809523809524,</text:p>
          </table:table-cell>
          <table:table-cell table:style-name="ce20" table:formula="of:=IF([$Step1_GenProfile.H89]; [$Step1_GenProfile.I89]*60;&quot;&quot;)" office:value-type="float" office:value="240" calcext:value-type="float">
            <text:p>240</text:p>
          </table:table-cell>
          <table:table-cell table:style-name="ce20" table:formula="of:=IF([$Step1_GenProfile.H89]; &quot;,&quot;&amp;itp&amp; IF([$Step1_GenProfile.M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0]; &quot;{&quot;&amp;[$Step1_GenProfile.J90]&amp;&quot;,&quot;;&quot;&quot;)" office:value-type="string" office:string-value="{1.59809523809524," calcext:value-type="string">
            <text:p>{1.59809523809524,</text:p>
          </table:table-cell>
          <table:table-cell table:style-name="ce20" table:formula="of:=IF([$Step1_GenProfile.H90]; [$Step1_GenProfile.I90]*60;&quot;&quot;)" office:value-type="float" office:value="240" calcext:value-type="float">
            <text:p>240</text:p>
          </table:table-cell>
          <table:table-cell table:style-name="ce20" table:formula="of:=IF([$Step1_GenProfile.H90]; &quot;,&quot;&amp;itp&amp; IF([$Step1_GenProfile.M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1]; &quot;{&quot;&amp;[$Step1_GenProfile.J91]&amp;&quot;,&quot;;&quot;&quot;)" office:value-type="string" office:string-value="{1.63809523809524," calcext:value-type="string">
            <text:p>{1.63809523809524,</text:p>
          </table:table-cell>
          <table:table-cell table:style-name="ce20" table:formula="of:=IF([$Step1_GenProfile.H91]; [$Step1_GenProfile.I91]*60;&quot;&quot;)" office:value-type="float" office:value="240" calcext:value-type="float">
            <text:p>240</text:p>
          </table:table-cell>
          <table:table-cell table:style-name="ce20" table:formula="of:=IF([$Step1_GenProfile.H91]; &quot;,&quot;&amp;itp&amp; IF([$Step1_GenProfile.M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2]; &quot;{&quot;&amp;[$Step1_GenProfile.J92]&amp;&quot;,&quot;;&quot;&quot;)" office:value-type="string" office:string-value="{1.67809523809524," calcext:value-type="string">
            <text:p>{1.67809523809524,</text:p>
          </table:table-cell>
          <table:table-cell table:style-name="ce20" table:formula="of:=IF([$Step1_GenProfile.H92]; [$Step1_GenProfile.I92]*60;&quot;&quot;)" office:value-type="float" office:value="240" calcext:value-type="float">
            <text:p>240</text:p>
          </table:table-cell>
          <table:table-cell table:style-name="ce20" table:formula="of:=IF([$Step1_GenProfile.H92]; &quot;,&quot;&amp;itp&amp; IF([$Step1_GenProfile.M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3]; &quot;{&quot;&amp;[$Step1_GenProfile.J93]&amp;&quot;,&quot;;&quot;&quot;)" office:value-type="string" office:string-value="{1.71809523809524," calcext:value-type="string">
            <text:p>{1.71809523809524,</text:p>
          </table:table-cell>
          <table:table-cell table:style-name="ce20" table:formula="of:=IF([$Step1_GenProfile.H93]; [$Step1_GenProfile.I93]*60;&quot;&quot;)" office:value-type="float" office:value="240" calcext:value-type="float">
            <text:p>240</text:p>
          </table:table-cell>
          <table:table-cell table:style-name="ce20" table:formula="of:=IF([$Step1_GenProfile.H93]; &quot;,&quot;&amp;itp&amp; IF([$Step1_GenProfile.M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4]; &quot;{&quot;&amp;[$Step1_GenProfile.J94]&amp;&quot;,&quot;;&quot;&quot;)" office:value-type="string" office:string-value="{1.75809523809524," calcext:value-type="string">
            <text:p>{1.75809523809524,</text:p>
          </table:table-cell>
          <table:table-cell table:style-name="ce20" table:formula="of:=IF([$Step1_GenProfile.H94]; [$Step1_GenProfile.I94]*60;&quot;&quot;)" office:value-type="float" office:value="240" calcext:value-type="float">
            <text:p>240</text:p>
          </table:table-cell>
          <table:table-cell table:style-name="ce20" table:formula="of:=IF([$Step1_GenProfile.H94]; &quot;,&quot;&amp;itp&amp; IF([$Step1_GenProfile.M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5]; &quot;{&quot;&amp;[$Step1_GenProfile.J95]&amp;&quot;,&quot;;&quot;&quot;)" office:value-type="string" office:string-value="{1.79809523809524," calcext:value-type="string">
            <text:p>{1.79809523809524,</text:p>
          </table:table-cell>
          <table:table-cell table:style-name="ce20" table:formula="of:=IF([$Step1_GenProfile.H95]; [$Step1_GenProfile.I95]*60;&quot;&quot;)" office:value-type="float" office:value="240" calcext:value-type="float">
            <text:p>240</text:p>
          </table:table-cell>
          <table:table-cell table:style-name="ce20" table:formula="of:=IF([$Step1_GenProfile.H95]; &quot;,&quot;&amp;itp&amp; IF([$Step1_GenProfile.M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6]; &quot;{&quot;&amp;[$Step1_GenProfile.J96]&amp;&quot;,&quot;;&quot;&quot;)" office:value-type="string" office:string-value="{1.83809523809524," calcext:value-type="string">
            <text:p>{1.83809523809524,</text:p>
          </table:table-cell>
          <table:table-cell table:style-name="ce20" table:formula="of:=IF([$Step1_GenProfile.H96]; [$Step1_GenProfile.I96]*60;&quot;&quot;)" office:value-type="float" office:value="240" calcext:value-type="float">
            <text:p>240</text:p>
          </table:table-cell>
          <table:table-cell table:style-name="ce20" table:formula="of:=IF([$Step1_GenProfile.H96]; &quot;,&quot;&amp;itp&amp; IF([$Step1_GenProfile.M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7]; &quot;{&quot;&amp;[$Step1_GenProfile.J97]&amp;&quot;,&quot;;&quot;&quot;)" office:value-type="string" office:string-value="{1.87809523809524," calcext:value-type="string">
            <text:p>{1.87809523809524,</text:p>
          </table:table-cell>
          <table:table-cell table:style-name="ce20" table:formula="of:=IF([$Step1_GenProfile.H97]; [$Step1_GenProfile.I97]*60;&quot;&quot;)" office:value-type="float" office:value="240" calcext:value-type="float">
            <text:p>240</text:p>
          </table:table-cell>
          <table:table-cell table:style-name="ce20" table:formula="of:=IF([$Step1_GenProfile.H97]; &quot;,&quot;&amp;itp&amp; IF([$Step1_GenProfile.M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8]; &quot;{&quot;&amp;[$Step1_GenProfile.J98]&amp;&quot;,&quot;;&quot;&quot;)" office:value-type="string" office:string-value="{1.91809523809524," calcext:value-type="string">
            <text:p>{1.91809523809524,</text:p>
          </table:table-cell>
          <table:table-cell table:style-name="ce20" table:formula="of:=IF([$Step1_GenProfile.H98]; [$Step1_GenProfile.I98]*60;&quot;&quot;)" office:value-type="float" office:value="240" calcext:value-type="float">
            <text:p>240</text:p>
          </table:table-cell>
          <table:table-cell table:style-name="ce20" table:formula="of:=IF([$Step1_GenProfile.H98]; &quot;,&quot;&amp;itp&amp; IF([$Step1_GenProfile.M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9]; &quot;{&quot;&amp;[$Step1_GenProfile.J99]&amp;&quot;,&quot;;&quot;&quot;)" office:value-type="string" office:string-value="{1.95809523809524," calcext:value-type="string">
            <text:p>{1.95809523809524,</text:p>
          </table:table-cell>
          <table:table-cell table:style-name="ce20" table:formula="of:=IF([$Step1_GenProfile.H99]; [$Step1_GenProfile.I99]*60;&quot;&quot;)" office:value-type="float" office:value="240" calcext:value-type="float">
            <text:p>240</text:p>
          </table:table-cell>
          <table:table-cell table:style-name="ce20" table:formula="of:=IF([$Step1_GenProfile.H99]; &quot;,&quot;&amp;itp&amp; IF([$Step1_GenProfile.M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0]; &quot;{&quot;&amp;[$Step1_GenProfile.J100]&amp;&quot;,&quot;;&quot;&quot;)" office:value-type="string" office:string-value="{1.99809523809524," calcext:value-type="string">
            <text:p>{1.99809523809524,</text:p>
          </table:table-cell>
          <table:table-cell table:style-name="ce20" table:formula="of:=IF([$Step1_GenProfile.H100]; [$Step1_GenProfile.I100]*60;&quot;&quot;)" office:value-type="float" office:value="240" calcext:value-type="float">
            <text:p>240</text:p>
          </table:table-cell>
          <table:table-cell table:style-name="ce20" table:formula="of:=IF([$Step1_GenProfile.H100]; &quot;,&quot;&amp;itp&amp; IF([$Step1_GenProfile.M1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1]; &quot;{&quot;&amp;[$Step1_GenProfile.J101]&amp;&quot;,&quot;;&quot;&quot;)" office:value-type="string" office:string-value="{2.03809523809524," calcext:value-type="string">
            <text:p>{2.03809523809524,</text:p>
          </table:table-cell>
          <table:table-cell table:style-name="ce20" table:formula="of:=IF([$Step1_GenProfile.H101]; [$Step1_GenProfile.I101]*60;&quot;&quot;)" office:value-type="float" office:value="240" calcext:value-type="float">
            <text:p>240</text:p>
          </table:table-cell>
          <table:table-cell table:style-name="ce20" table:formula="of:=IF([$Step1_GenProfile.H101]; &quot;,&quot;&amp;itp&amp; IF([$Step1_GenProfile.M1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2]; &quot;{&quot;&amp;[$Step1_GenProfile.J102]&amp;&quot;,&quot;;&quot;&quot;)" office:value-type="string" office:string-value="{2.07809523809524," calcext:value-type="string">
            <text:p>{2.07809523809524,</text:p>
          </table:table-cell>
          <table:table-cell table:style-name="ce20" table:formula="of:=IF([$Step1_GenProfile.H102]; [$Step1_GenProfile.I102]*60;&quot;&quot;)" office:value-type="float" office:value="240" calcext:value-type="float">
            <text:p>240</text:p>
          </table:table-cell>
          <table:table-cell table:style-name="ce20" table:formula="of:=IF([$Step1_GenProfile.H102]; &quot;,&quot;&amp;itp&amp; IF([$Step1_GenProfile.M1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3]; &quot;{&quot;&amp;[$Step1_GenProfile.J103]&amp;&quot;,&quot;;&quot;&quot;)" office:value-type="string" office:string-value="{2.11809523809524," calcext:value-type="string">
            <text:p>{2.11809523809524,</text:p>
          </table:table-cell>
          <table:table-cell table:style-name="ce20" table:formula="of:=IF([$Step1_GenProfile.H103]; [$Step1_GenProfile.I103]*60;&quot;&quot;)" office:value-type="float" office:value="240" calcext:value-type="float">
            <text:p>240</text:p>
          </table:table-cell>
          <table:table-cell table:style-name="ce20" table:formula="of:=IF([$Step1_GenProfile.H103]; &quot;,&quot;&amp;itp&amp; IF([$Step1_GenProfile.M1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4]; &quot;{&quot;&amp;[$Step1_GenProfile.J104]&amp;&quot;,&quot;;&quot;&quot;)" office:value-type="string" office:string-value="{2.15809523809524," calcext:value-type="string">
            <text:p>{2.15809523809524,</text:p>
          </table:table-cell>
          <table:table-cell table:style-name="ce20" table:formula="of:=IF([$Step1_GenProfile.H104]; [$Step1_GenProfile.I104]*60;&quot;&quot;)" office:value-type="float" office:value="240" calcext:value-type="float">
            <text:p>240</text:p>
          </table:table-cell>
          <table:table-cell table:style-name="ce20" table:formula="of:=IF([$Step1_GenProfile.H104]; &quot;,&quot;&amp;itp&amp; IF([$Step1_GenProfile.M1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5]; &quot;{&quot;&amp;[$Step1_GenProfile.J105]&amp;&quot;,&quot;;&quot;&quot;)" office:value-type="string" office:string-value="{2.19809523809524," calcext:value-type="string">
            <text:p>{2.19809523809524,</text:p>
          </table:table-cell>
          <table:table-cell table:style-name="ce20" table:formula="of:=IF([$Step1_GenProfile.H105]; [$Step1_GenProfile.I105]*60;&quot;&quot;)" office:value-type="float" office:value="240" calcext:value-type="float">
            <text:p>240</text:p>
          </table:table-cell>
          <table:table-cell table:style-name="ce20" table:formula="of:=IF([$Step1_GenProfile.H105]; &quot;,&quot;&amp;itp&amp; IF([$Step1_GenProfile.M1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6]; &quot;{&quot;&amp;[$Step1_GenProfile.J106]&amp;&quot;,&quot;;&quot;&quot;)" office:value-type="string" office:string-value="{2.23809523809524," calcext:value-type="string">
            <text:p>{2.23809523809524,</text:p>
          </table:table-cell>
          <table:table-cell table:style-name="ce20" table:formula="of:=IF([$Step1_GenProfile.H106]; [$Step1_GenProfile.I106]*60;&quot;&quot;)" office:value-type="float" office:value="240" calcext:value-type="float">
            <text:p>240</text:p>
          </table:table-cell>
          <table:table-cell table:style-name="ce20" table:formula="of:=IF([$Step1_GenProfile.H106]; &quot;,&quot;&amp;itp&amp; IF([$Step1_GenProfile.M1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7]; &quot;{&quot;&amp;[$Step1_GenProfile.J107]&amp;&quot;,&quot;;&quot;&quot;)" office:value-type="string" office:string-value="{2.27809523809524," calcext:value-type="string">
            <text:p>{2.27809523809524,</text:p>
          </table:table-cell>
          <table:table-cell table:style-name="ce20" table:formula="of:=IF([$Step1_GenProfile.H107]; [$Step1_GenProfile.I107]*60;&quot;&quot;)" office:value-type="float" office:value="240" calcext:value-type="float">
            <text:p>240</text:p>
          </table:table-cell>
          <table:table-cell table:style-name="ce20" table:formula="of:=IF([$Step1_GenProfile.H107]; &quot;,&quot;&amp;itp&amp; IF([$Step1_GenProfile.M1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8]; &quot;{&quot;&amp;[$Step1_GenProfile.J108]&amp;&quot;,&quot;;&quot;&quot;)" office:value-type="string" office:string-value="{2.31809523809524," calcext:value-type="string">
            <text:p>{2.31809523809524,</text:p>
          </table:table-cell>
          <table:table-cell table:style-name="ce20" table:formula="of:=IF([$Step1_GenProfile.H108]; [$Step1_GenProfile.I108]*60;&quot;&quot;)" office:value-type="float" office:value="240" calcext:value-type="float">
            <text:p>240</text:p>
          </table:table-cell>
          <table:table-cell table:style-name="ce20" table:formula="of:=IF([$Step1_GenProfile.H108]; &quot;,&quot;&amp;itp&amp; IF([$Step1_GenProfile.M1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9]; &quot;{&quot;&amp;[$Step1_GenProfile.J109]&amp;&quot;,&quot;;&quot;&quot;)" office:value-type="string" office:string-value="{2.35809523809524," calcext:value-type="string">
            <text:p>{2.35809523809524,</text:p>
          </table:table-cell>
          <table:table-cell table:style-name="ce20" table:formula="of:=IF([$Step1_GenProfile.H109]; [$Step1_GenProfile.I109]*60;&quot;&quot;)" office:value-type="float" office:value="240" calcext:value-type="float">
            <text:p>240</text:p>
          </table:table-cell>
          <table:table-cell table:style-name="ce20" table:formula="of:=IF([$Step1_GenProfile.H109]; &quot;,&quot;&amp;itp&amp; IF([$Step1_GenProfile.M1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0]; &quot;{&quot;&amp;[$Step1_GenProfile.J110]&amp;&quot;,&quot;;&quot;&quot;)" office:value-type="string" office:string-value="{2.39809523809524," calcext:value-type="string">
            <text:p>{2.39809523809524,</text:p>
          </table:table-cell>
          <table:table-cell table:style-name="ce20" table:formula="of:=IF([$Step1_GenProfile.H110]; [$Step1_GenProfile.I110]*60;&quot;&quot;)" office:value-type="float" office:value="240" calcext:value-type="float">
            <text:p>240</text:p>
          </table:table-cell>
          <table:table-cell table:style-name="ce20" table:formula="of:=IF([$Step1_GenProfile.H110]; &quot;,&quot;&amp;itp&amp; IF([$Step1_GenProfile.M1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1]; &quot;{&quot;&amp;[$Step1_GenProfile.J111]&amp;&quot;,&quot;;&quot;&quot;)" office:value-type="string" office:string-value="{2.43809523809524," calcext:value-type="string">
            <text:p>{2.43809523809524,</text:p>
          </table:table-cell>
          <table:table-cell table:style-name="ce20" table:formula="of:=IF([$Step1_GenProfile.H111]; [$Step1_GenProfile.I111]*60;&quot;&quot;)" office:value-type="float" office:value="240" calcext:value-type="float">
            <text:p>240</text:p>
          </table:table-cell>
          <table:table-cell table:style-name="ce20" table:formula="of:=IF([$Step1_GenProfile.H111]; &quot;,&quot;&amp;itp&amp; IF([$Step1_GenProfile.M1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2]; &quot;{&quot;&amp;[$Step1_GenProfile.J112]&amp;&quot;,&quot;;&quot;&quot;)" office:value-type="string" office:string-value="{2.47809523809524," calcext:value-type="string">
            <text:p>{2.47809523809524,</text:p>
          </table:table-cell>
          <table:table-cell table:style-name="ce20" table:formula="of:=IF([$Step1_GenProfile.H112]; [$Step1_GenProfile.I112]*60;&quot;&quot;)" office:value-type="float" office:value="240" calcext:value-type="float">
            <text:p>240</text:p>
          </table:table-cell>
          <table:table-cell table:style-name="ce20" table:formula="of:=IF([$Step1_GenProfile.H112]; &quot;,&quot;&amp;itp&amp; IF([$Step1_GenProfile.M1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3]; &quot;{&quot;&amp;[$Step1_GenProfile.J113]&amp;&quot;,&quot;;&quot;&quot;)" office:value-type="string" office:string-value="{2.51809523809524," calcext:value-type="string">
            <text:p>{2.51809523809524,</text:p>
          </table:table-cell>
          <table:table-cell table:style-name="ce20" table:formula="of:=IF([$Step1_GenProfile.H113]; [$Step1_GenProfile.I113]*60;&quot;&quot;)" office:value-type="float" office:value="240" calcext:value-type="float">
            <text:p>240</text:p>
          </table:table-cell>
          <table:table-cell table:style-name="ce20" table:formula="of:=IF([$Step1_GenProfile.H113]; &quot;,&quot;&amp;itp&amp; IF([$Step1_GenProfile.M1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4]; &quot;{&quot;&amp;[$Step1_GenProfile.J114]&amp;&quot;,&quot;;&quot;&quot;)" office:value-type="string" office:string-value="{2.55809523809524," calcext:value-type="string">
            <text:p>{2.55809523809524,</text:p>
          </table:table-cell>
          <table:table-cell table:style-name="ce20" table:formula="of:=IF([$Step1_GenProfile.H114]; [$Step1_GenProfile.I114]*60;&quot;&quot;)" office:value-type="float" office:value="240" calcext:value-type="float">
            <text:p>240</text:p>
          </table:table-cell>
          <table:table-cell table:style-name="ce20" table:formula="of:=IF([$Step1_GenProfile.H114]; &quot;,&quot;&amp;itp&amp; IF([$Step1_GenProfile.M1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5]; &quot;{&quot;&amp;[$Step1_GenProfile.J115]&amp;&quot;,&quot;;&quot;&quot;)" office:value-type="string" office:string-value="{2.59809523809524," calcext:value-type="string">
            <text:p>{2.59809523809524,</text:p>
          </table:table-cell>
          <table:table-cell table:style-name="ce20" table:formula="of:=IF([$Step1_GenProfile.H115]; [$Step1_GenProfile.I115]*60;&quot;&quot;)" office:value-type="float" office:value="240" calcext:value-type="float">
            <text:p>240</text:p>
          </table:table-cell>
          <table:table-cell table:style-name="ce20" table:formula="of:=IF([$Step1_GenProfile.H115]; &quot;,&quot;&amp;itp&amp; IF([$Step1_GenProfile.M1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6]; &quot;{&quot;&amp;[$Step1_GenProfile.J116]&amp;&quot;,&quot;;&quot;&quot;)" office:value-type="string" office:string-value="{2.63809523809524," calcext:value-type="string">
            <text:p>{2.63809523809524,</text:p>
          </table:table-cell>
          <table:table-cell table:style-name="ce20" table:formula="of:=IF([$Step1_GenProfile.H116]; [$Step1_GenProfile.I116]*60;&quot;&quot;)" office:value-type="float" office:value="240" calcext:value-type="float">
            <text:p>240</text:p>
          </table:table-cell>
          <table:table-cell table:style-name="ce20" table:formula="of:=IF([$Step1_GenProfile.H116]; &quot;,&quot;&amp;itp&amp; IF([$Step1_GenProfile.M1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7]; &quot;{&quot;&amp;[$Step1_GenProfile.J117]&amp;&quot;,&quot;;&quot;&quot;)" office:value-type="string" office:string-value="{2.67809523809524," calcext:value-type="string">
            <text:p>{2.67809523809524,</text:p>
          </table:table-cell>
          <table:table-cell table:style-name="ce20" table:formula="of:=IF([$Step1_GenProfile.H117]; [$Step1_GenProfile.I117]*60;&quot;&quot;)" office:value-type="float" office:value="240" calcext:value-type="float">
            <text:p>240</text:p>
          </table:table-cell>
          <table:table-cell table:style-name="ce20" table:formula="of:=IF([$Step1_GenProfile.H117]; &quot;,&quot;&amp;itp&amp; IF([$Step1_GenProfile.M1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8]; &quot;{&quot;&amp;[$Step1_GenProfile.J118]&amp;&quot;,&quot;;&quot;&quot;)" office:value-type="string" office:string-value="{2.71809523809524," calcext:value-type="string">
            <text:p>{2.71809523809524,</text:p>
          </table:table-cell>
          <table:table-cell table:style-name="ce20" table:formula="of:=IF([$Step1_GenProfile.H118]; [$Step1_GenProfile.I118]*60;&quot;&quot;)" office:value-type="float" office:value="240" calcext:value-type="float">
            <text:p>240</text:p>
          </table:table-cell>
          <table:table-cell table:style-name="ce20" table:formula="of:=IF([$Step1_GenProfile.H118]; &quot;,&quot;&amp;itp&amp; IF([$Step1_GenProfile.M1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9]; &quot;{&quot;&amp;[$Step1_GenProfile.J119]&amp;&quot;,&quot;;&quot;&quot;)" office:value-type="string" office:string-value="{2.75809523809524," calcext:value-type="string">
            <text:p>{2.75809523809524,</text:p>
          </table:table-cell>
          <table:table-cell table:style-name="ce20" table:formula="of:=IF([$Step1_GenProfile.H119]; [$Step1_GenProfile.I119]*60;&quot;&quot;)" office:value-type="float" office:value="240" calcext:value-type="float">
            <text:p>240</text:p>
          </table:table-cell>
          <table:table-cell table:style-name="ce20" table:formula="of:=IF([$Step1_GenProfile.H119]; &quot;,&quot;&amp;itp&amp; IF([$Step1_GenProfile.M1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0]; &quot;{&quot;&amp;[$Step1_GenProfile.J120]&amp;&quot;,&quot;;&quot;&quot;)" office:value-type="string" office:string-value="{2.79809523809524," calcext:value-type="string">
            <text:p>{2.79809523809524,</text:p>
          </table:table-cell>
          <table:table-cell table:style-name="ce20" table:formula="of:=IF([$Step1_GenProfile.H120]; [$Step1_GenProfile.I120]*60;&quot;&quot;)" office:value-type="float" office:value="240" calcext:value-type="float">
            <text:p>240</text:p>
          </table:table-cell>
          <table:table-cell table:style-name="ce20" table:formula="of:=IF([$Step1_GenProfile.H120]; &quot;,&quot;&amp;itp&amp; IF([$Step1_GenProfile.M1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1]; &quot;{&quot;&amp;[$Step1_GenProfile.J121]&amp;&quot;,&quot;;&quot;&quot;)" office:value-type="string" office:string-value="{2.83809523809524," calcext:value-type="string">
            <text:p>{2.83809523809524,</text:p>
          </table:table-cell>
          <table:table-cell table:style-name="ce20" table:formula="of:=IF([$Step1_GenProfile.H121]; [$Step1_GenProfile.I121]*60;&quot;&quot;)" office:value-type="float" office:value="240" calcext:value-type="float">
            <text:p>240</text:p>
          </table:table-cell>
          <table:table-cell table:style-name="ce20" table:formula="of:=IF([$Step1_GenProfile.H121]; &quot;,&quot;&amp;itp&amp; IF([$Step1_GenProfile.M1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2]; &quot;{&quot;&amp;[$Step1_GenProfile.J122]&amp;&quot;,&quot;;&quot;&quot;)" office:value-type="string" office:string-value="{2.87809523809524," calcext:value-type="string">
            <text:p>{2.87809523809524,</text:p>
          </table:table-cell>
          <table:table-cell table:style-name="ce20" table:formula="of:=IF([$Step1_GenProfile.H122]; [$Step1_GenProfile.I122]*60;&quot;&quot;)" office:value-type="float" office:value="240" calcext:value-type="float">
            <text:p>240</text:p>
          </table:table-cell>
          <table:table-cell table:style-name="ce20" table:formula="of:=IF([$Step1_GenProfile.H122]; &quot;,&quot;&amp;itp&amp; IF([$Step1_GenProfile.M1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3]; &quot;{&quot;&amp;[$Step1_GenProfile.J123]&amp;&quot;,&quot;;&quot;&quot;)" office:value-type="string" office:string-value="{2.91809523809524," calcext:value-type="string">
            <text:p>{2.91809523809524,</text:p>
          </table:table-cell>
          <table:table-cell table:style-name="ce20" table:formula="of:=IF([$Step1_GenProfile.H123]; [$Step1_GenProfile.I123]*60;&quot;&quot;)" office:value-type="float" office:value="240" calcext:value-type="float">
            <text:p>240</text:p>
          </table:table-cell>
          <table:table-cell table:style-name="ce20" table:formula="of:=IF([$Step1_GenProfile.H123]; &quot;,&quot;&amp;itp&amp; IF([$Step1_GenProfile.M1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4]; &quot;{&quot;&amp;[$Step1_GenProfile.J124]&amp;&quot;,&quot;;&quot;&quot;)" office:value-type="string" office:string-value="{2.95809523809524," calcext:value-type="string">
            <text:p>{2.95809523809524,</text:p>
          </table:table-cell>
          <table:table-cell table:style-name="ce20" table:formula="of:=IF([$Step1_GenProfile.H124]; [$Step1_GenProfile.I124]*60;&quot;&quot;)" office:value-type="float" office:value="240" calcext:value-type="float">
            <text:p>240</text:p>
          </table:table-cell>
          <table:table-cell table:style-name="ce20" table:formula="of:=IF([$Step1_GenProfile.H124]; &quot;,&quot;&amp;itp&amp; IF([$Step1_GenProfile.M1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5]; &quot;{&quot;&amp;[$Step1_GenProfile.J125]&amp;&quot;,&quot;;&quot;&quot;)" office:value-type="string" office:string-value="{2.99809523809524," calcext:value-type="string">
            <text:p>{2.99809523809524,</text:p>
          </table:table-cell>
          <table:table-cell table:style-name="ce20" table:formula="of:=IF([$Step1_GenProfile.H125]; [$Step1_GenProfile.I125]*60;&quot;&quot;)" office:value-type="float" office:value="240" calcext:value-type="float">
            <text:p>240</text:p>
          </table:table-cell>
          <table:table-cell table:style-name="ce20" table:formula="of:=IF([$Step1_GenProfile.H125]; &quot;,&quot;&amp;itp&amp; IF([$Step1_GenProfile.M12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6]; &quot;{&quot;&amp;[$Step1_GenProfile.J126]&amp;&quot;,&quot;;&quot;&quot;)" office:value-type="string" office:string-value="{3.03809523809524," calcext:value-type="string">
            <text:p>{3.03809523809524,</text:p>
          </table:table-cell>
          <table:table-cell table:style-name="ce20" table:formula="of:=IF([$Step1_GenProfile.H126]; [$Step1_GenProfile.I126]*60;&quot;&quot;)" office:value-type="float" office:value="240" calcext:value-type="float">
            <text:p>240</text:p>
          </table:table-cell>
          <table:table-cell table:style-name="ce20" table:formula="of:=IF([$Step1_GenProfile.H126]; &quot;,&quot;&amp;itp&amp; IF([$Step1_GenProfile.M1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7]; &quot;{&quot;&amp;[$Step1_GenProfile.J127]&amp;&quot;,&quot;;&quot;&quot;)" office:value-type="string" office:string-value="{3.07809523809524," calcext:value-type="string">
            <text:p>{3.07809523809524,</text:p>
          </table:table-cell>
          <table:table-cell table:style-name="ce20" table:formula="of:=IF([$Step1_GenProfile.H127]; [$Step1_GenProfile.I127]*60;&quot;&quot;)" office:value-type="float" office:value="240" calcext:value-type="float">
            <text:p>240</text:p>
          </table:table-cell>
          <table:table-cell table:style-name="ce20" table:formula="of:=IF([$Step1_GenProfile.H127]; &quot;,&quot;&amp;itp&amp; IF([$Step1_GenProfile.M1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8]; &quot;{&quot;&amp;[$Step1_GenProfile.J128]&amp;&quot;,&quot;;&quot;&quot;)" office:value-type="string" office:string-value="{3.11809523809524," calcext:value-type="string">
            <text:p>{3.11809523809524,</text:p>
          </table:table-cell>
          <table:table-cell table:style-name="ce20" table:formula="of:=IF([$Step1_GenProfile.H128]; [$Step1_GenProfile.I128]*60;&quot;&quot;)" office:value-type="float" office:value="240" calcext:value-type="float">
            <text:p>240</text:p>
          </table:table-cell>
          <table:table-cell table:style-name="ce20" table:formula="of:=IF([$Step1_GenProfile.H128]; &quot;,&quot;&amp;itp&amp; IF([$Step1_GenProfile.M1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9]; &quot;{&quot;&amp;[$Step1_GenProfile.J129]&amp;&quot;,&quot;;&quot;&quot;)" office:value-type="string" office:string-value="{3.15809523809524," calcext:value-type="string">
            <text:p>{3.15809523809524,</text:p>
          </table:table-cell>
          <table:table-cell table:style-name="ce20" table:formula="of:=IF([$Step1_GenProfile.H129]; [$Step1_GenProfile.I129]*60;&quot;&quot;)" office:value-type="float" office:value="240" calcext:value-type="float">
            <text:p>240</text:p>
          </table:table-cell>
          <table:table-cell table:style-name="ce20" table:formula="of:=IF([$Step1_GenProfile.H129]; &quot;,&quot;&amp;itp&amp; IF([$Step1_GenProfile.M1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0]; &quot;{&quot;&amp;[$Step1_GenProfile.J130]&amp;&quot;,&quot;;&quot;&quot;)" office:value-type="string" office:string-value="{3.19809523809524," calcext:value-type="string">
            <text:p>{3.19809523809524,</text:p>
          </table:table-cell>
          <table:table-cell table:style-name="ce20" table:formula="of:=IF([$Step1_GenProfile.H130]; [$Step1_GenProfile.I130]*60;&quot;&quot;)" office:value-type="float" office:value="240" calcext:value-type="float">
            <text:p>240</text:p>
          </table:table-cell>
          <table:table-cell table:style-name="ce20" table:formula="of:=IF([$Step1_GenProfile.H130]; &quot;,&quot;&amp;itp&amp; IF([$Step1_GenProfile.M1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1]; &quot;{&quot;&amp;[$Step1_GenProfile.J131]&amp;&quot;,&quot;;&quot;&quot;)" office:value-type="string" office:string-value="{3.23809523809524," calcext:value-type="string">
            <text:p>{3.23809523809524,</text:p>
          </table:table-cell>
          <table:table-cell table:style-name="ce20" table:formula="of:=IF([$Step1_GenProfile.H131]; [$Step1_GenProfile.I131]*60;&quot;&quot;)" office:value-type="float" office:value="240" calcext:value-type="float">
            <text:p>240</text:p>
          </table:table-cell>
          <table:table-cell table:style-name="ce20" table:formula="of:=IF([$Step1_GenProfile.H131]; &quot;,&quot;&amp;itp&amp; IF([$Step1_GenProfile.M1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2]; &quot;{&quot;&amp;[$Step1_GenProfile.J132]&amp;&quot;,&quot;;&quot;&quot;)" office:value-type="string" office:string-value="{3.27809523809524," calcext:value-type="string">
            <text:p>{3.27809523809524,</text:p>
          </table:table-cell>
          <table:table-cell table:style-name="ce20" table:formula="of:=IF([$Step1_GenProfile.H132]; [$Step1_GenProfile.I132]*60;&quot;&quot;)" office:value-type="float" office:value="240" calcext:value-type="float">
            <text:p>240</text:p>
          </table:table-cell>
          <table:table-cell table:style-name="ce20" table:formula="of:=IF([$Step1_GenProfile.H132]; &quot;,&quot;&amp;itp&amp; IF([$Step1_GenProfile.M1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3]; &quot;{&quot;&amp;[$Step1_GenProfile.J133]&amp;&quot;,&quot;;&quot;&quot;)" office:value-type="string" office:string-value="{3.31809523809524," calcext:value-type="string">
            <text:p>{3.31809523809524,</text:p>
          </table:table-cell>
          <table:table-cell table:style-name="ce20" table:formula="of:=IF([$Step1_GenProfile.H133]; [$Step1_GenProfile.I133]*60;&quot;&quot;)" office:value-type="float" office:value="240" calcext:value-type="float">
            <text:p>240</text:p>
          </table:table-cell>
          <table:table-cell table:style-name="ce20" table:formula="of:=IF([$Step1_GenProfile.H133]; &quot;,&quot;&amp;itp&amp; IF([$Step1_GenProfile.M1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4]; &quot;{&quot;&amp;[$Step1_GenProfile.J134]&amp;&quot;,&quot;;&quot;&quot;)" office:value-type="string" office:string-value="{3.35809523809524," calcext:value-type="string">
            <text:p>{3.35809523809524,</text:p>
          </table:table-cell>
          <table:table-cell table:style-name="ce20" table:formula="of:=IF([$Step1_GenProfile.H134]; [$Step1_GenProfile.I134]*60;&quot;&quot;)" office:value-type="float" office:value="240" calcext:value-type="float">
            <text:p>240</text:p>
          </table:table-cell>
          <table:table-cell table:style-name="ce20" table:formula="of:=IF([$Step1_GenProfile.H134]; &quot;,&quot;&amp;itp&amp; IF([$Step1_GenProfile.M1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5]; &quot;{&quot;&amp;[$Step1_GenProfile.J135]&amp;&quot;,&quot;;&quot;&quot;)" office:value-type="string" office:string-value="{3.39809523809524," calcext:value-type="string">
            <text:p>{3.39809523809524,</text:p>
          </table:table-cell>
          <table:table-cell table:style-name="ce20" table:formula="of:=IF([$Step1_GenProfile.H135]; [$Step1_GenProfile.I135]*60;&quot;&quot;)" office:value-type="float" office:value="240" calcext:value-type="float">
            <text:p>240</text:p>
          </table:table-cell>
          <table:table-cell table:style-name="ce20" table:formula="of:=IF([$Step1_GenProfile.H135]; &quot;,&quot;&amp;itp&amp; IF([$Step1_GenProfile.M1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6]; &quot;{&quot;&amp;[$Step1_GenProfile.J136]&amp;&quot;,&quot;;&quot;&quot;)" office:value-type="string" office:string-value="{3.43809523809524," calcext:value-type="string">
            <text:p>{3.43809523809524,</text:p>
          </table:table-cell>
          <table:table-cell table:style-name="ce20" table:formula="of:=IF([$Step1_GenProfile.H136]; [$Step1_GenProfile.I136]*60;&quot;&quot;)" office:value-type="float" office:value="240" calcext:value-type="float">
            <text:p>240</text:p>
          </table:table-cell>
          <table:table-cell table:style-name="ce20" table:formula="of:=IF([$Step1_GenProfile.H136]; &quot;,&quot;&amp;itp&amp; IF([$Step1_GenProfile.M1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7]; &quot;{&quot;&amp;[$Step1_GenProfile.J137]&amp;&quot;,&quot;;&quot;&quot;)" office:value-type="string" office:string-value="{3.47809523809524," calcext:value-type="string">
            <text:p>{3.47809523809524,</text:p>
          </table:table-cell>
          <table:table-cell table:style-name="ce20" table:formula="of:=IF([$Step1_GenProfile.H137]; [$Step1_GenProfile.I137]*60;&quot;&quot;)" office:value-type="float" office:value="240" calcext:value-type="float">
            <text:p>240</text:p>
          </table:table-cell>
          <table:table-cell table:style-name="ce20" table:formula="of:=IF([$Step1_GenProfile.H137]; &quot;,&quot;&amp;itp&amp; IF([$Step1_GenProfile.M1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8]; &quot;{&quot;&amp;[$Step1_GenProfile.J138]&amp;&quot;,&quot;;&quot;&quot;)" office:value-type="string" office:string-value="{3.51809523809524," calcext:value-type="string">
            <text:p>{3.51809523809524,</text:p>
          </table:table-cell>
          <table:table-cell table:style-name="ce20" table:formula="of:=IF([$Step1_GenProfile.H138]; [$Step1_GenProfile.I138]*60;&quot;&quot;)" office:value-type="float" office:value="240" calcext:value-type="float">
            <text:p>240</text:p>
          </table:table-cell>
          <table:table-cell table:style-name="ce20" table:formula="of:=IF([$Step1_GenProfile.H138]; &quot;,&quot;&amp;itp&amp; IF([$Step1_GenProfile.M1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9]; &quot;{&quot;&amp;[$Step1_GenProfile.J139]&amp;&quot;,&quot;;&quot;&quot;)" office:value-type="string" office:string-value="{3.55809523809524," calcext:value-type="string">
            <text:p>{3.55809523809524,</text:p>
          </table:table-cell>
          <table:table-cell table:style-name="ce20" table:formula="of:=IF([$Step1_GenProfile.H139]; [$Step1_GenProfile.I139]*60;&quot;&quot;)" office:value-type="float" office:value="240" calcext:value-type="float">
            <text:p>240</text:p>
          </table:table-cell>
          <table:table-cell table:style-name="ce20" table:formula="of:=IF([$Step1_GenProfile.H139]; &quot;,&quot;&amp;itp&amp; IF([$Step1_GenProfile.M1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0]; &quot;{&quot;&amp;[$Step1_GenProfile.J140]&amp;&quot;,&quot;;&quot;&quot;)" office:value-type="string" office:string-value="{3.59809523809524," calcext:value-type="string">
            <text:p>{3.59809523809524,</text:p>
          </table:table-cell>
          <table:table-cell table:style-name="ce20" table:formula="of:=IF([$Step1_GenProfile.H140]; [$Step1_GenProfile.I140]*60;&quot;&quot;)" office:value-type="float" office:value="240" calcext:value-type="float">
            <text:p>240</text:p>
          </table:table-cell>
          <table:table-cell table:style-name="ce20" table:formula="of:=IF([$Step1_GenProfile.H140]; &quot;,&quot;&amp;itp&amp; IF([$Step1_GenProfile.M1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1]; &quot;{&quot;&amp;[$Step1_GenProfile.J141]&amp;&quot;,&quot;;&quot;&quot;)" office:value-type="string" office:string-value="{3.63809523809524," calcext:value-type="string">
            <text:p>{3.63809523809524,</text:p>
          </table:table-cell>
          <table:table-cell table:style-name="ce20" table:formula="of:=IF([$Step1_GenProfile.H141]; [$Step1_GenProfile.I141]*60;&quot;&quot;)" office:value-type="float" office:value="240" calcext:value-type="float">
            <text:p>240</text:p>
          </table:table-cell>
          <table:table-cell table:style-name="ce20" table:formula="of:=IF([$Step1_GenProfile.H141]; &quot;,&quot;&amp;itp&amp; IF([$Step1_GenProfile.M1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2]; &quot;{&quot;&amp;[$Step1_GenProfile.J142]&amp;&quot;,&quot;;&quot;&quot;)" office:value-type="string" office:string-value="{3.67809523809524," calcext:value-type="string">
            <text:p>{3.67809523809524,</text:p>
          </table:table-cell>
          <table:table-cell table:style-name="ce20" table:formula="of:=IF([$Step1_GenProfile.H142]; [$Step1_GenProfile.I142]*60;&quot;&quot;)" office:value-type="float" office:value="240" calcext:value-type="float">
            <text:p>240</text:p>
          </table:table-cell>
          <table:table-cell table:style-name="ce20" table:formula="of:=IF([$Step1_GenProfile.H142]; &quot;,&quot;&amp;itp&amp; IF([$Step1_GenProfile.M1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3]; &quot;{&quot;&amp;[$Step1_GenProfile.J143]&amp;&quot;,&quot;;&quot;&quot;)" office:value-type="string" office:string-value="{3.71809523809524," calcext:value-type="string">
            <text:p>{3.71809523809524,</text:p>
          </table:table-cell>
          <table:table-cell table:style-name="ce20" table:formula="of:=IF([$Step1_GenProfile.H143]; [$Step1_GenProfile.I143]*60;&quot;&quot;)" office:value-type="float" office:value="240" calcext:value-type="float">
            <text:p>240</text:p>
          </table:table-cell>
          <table:table-cell table:style-name="ce20" table:formula="of:=IF([$Step1_GenProfile.H143]; &quot;,&quot;&amp;itp&amp; IF([$Step1_GenProfile.M1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4]; &quot;{&quot;&amp;[$Step1_GenProfile.J144]&amp;&quot;,&quot;;&quot;&quot;)" office:value-type="string" office:string-value="{3.75809523809524," calcext:value-type="string">
            <text:p>{3.75809523809524,</text:p>
          </table:table-cell>
          <table:table-cell table:style-name="ce20" table:formula="of:=IF([$Step1_GenProfile.H144]; [$Step1_GenProfile.I144]*60;&quot;&quot;)" office:value-type="float" office:value="240" calcext:value-type="float">
            <text:p>240</text:p>
          </table:table-cell>
          <table:table-cell table:style-name="ce20" table:formula="of:=IF([$Step1_GenProfile.H144]; &quot;,&quot;&amp;itp&amp; IF([$Step1_GenProfile.M1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5]; &quot;{&quot;&amp;[$Step1_GenProfile.J145]&amp;&quot;,&quot;;&quot;&quot;)" office:value-type="string" office:string-value="{3.79809523809524," calcext:value-type="string">
            <text:p>{3.79809523809524,</text:p>
          </table:table-cell>
          <table:table-cell table:style-name="ce20" table:formula="of:=IF([$Step1_GenProfile.H145]; [$Step1_GenProfile.I145]*60;&quot;&quot;)" office:value-type="float" office:value="240" calcext:value-type="float">
            <text:p>240</text:p>
          </table:table-cell>
          <table:table-cell table:style-name="ce20" table:formula="of:=IF([$Step1_GenProfile.H145]; &quot;,&quot;&amp;itp&amp; IF([$Step1_GenProfile.M1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6]; &quot;{&quot;&amp;[$Step1_GenProfile.J146]&amp;&quot;,&quot;;&quot;&quot;)" office:value-type="string" office:string-value="{3.83809523809524," calcext:value-type="string">
            <text:p>{3.83809523809524,</text:p>
          </table:table-cell>
          <table:table-cell table:style-name="ce20" table:formula="of:=IF([$Step1_GenProfile.H146]; [$Step1_GenProfile.I146]*60;&quot;&quot;)" office:value-type="float" office:value="240" calcext:value-type="float">
            <text:p>240</text:p>
          </table:table-cell>
          <table:table-cell table:style-name="ce20" table:formula="of:=IF([$Step1_GenProfile.H146]; &quot;,&quot;&amp;itp&amp; IF([$Step1_GenProfile.M1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7]; &quot;{&quot;&amp;[$Step1_GenProfile.J147]&amp;&quot;,&quot;;&quot;&quot;)" office:value-type="string" office:string-value="{3.87809523809524," calcext:value-type="string">
            <text:p>{3.87809523809524,</text:p>
          </table:table-cell>
          <table:table-cell table:style-name="ce20" table:formula="of:=IF([$Step1_GenProfile.H147]; [$Step1_GenProfile.I147]*60;&quot;&quot;)" office:value-type="float" office:value="240" calcext:value-type="float">
            <text:p>240</text:p>
          </table:table-cell>
          <table:table-cell table:style-name="ce20" table:formula="of:=IF([$Step1_GenProfile.H147]; &quot;,&quot;&amp;itp&amp; IF([$Step1_GenProfile.M1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8]; &quot;{&quot;&amp;[$Step1_GenProfile.J148]&amp;&quot;,&quot;;&quot;&quot;)" office:value-type="string" office:string-value="{3.91809523809524," calcext:value-type="string">
            <text:p>{3.91809523809524,</text:p>
          </table:table-cell>
          <table:table-cell table:style-name="ce20" table:formula="of:=IF([$Step1_GenProfile.H148]; [$Step1_GenProfile.I148]*60;&quot;&quot;)" office:value-type="float" office:value="240" calcext:value-type="float">
            <text:p>240</text:p>
          </table:table-cell>
          <table:table-cell table:style-name="ce20" table:formula="of:=IF([$Step1_GenProfile.H148]; &quot;,&quot;&amp;itp&amp; IF([$Step1_GenProfile.M1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9]; &quot;{&quot;&amp;[$Step1_GenProfile.J149]&amp;&quot;,&quot;;&quot;&quot;)" office:value-type="string" office:string-value="{3.95809523809524," calcext:value-type="string">
            <text:p>{3.95809523809524,</text:p>
          </table:table-cell>
          <table:table-cell table:style-name="ce20" table:formula="of:=IF([$Step1_GenProfile.H149]; [$Step1_GenProfile.I149]*60;&quot;&quot;)" office:value-type="float" office:value="240" calcext:value-type="float">
            <text:p>240</text:p>
          </table:table-cell>
          <table:table-cell table:style-name="ce20" table:formula="of:=IF([$Step1_GenProfile.H149]; &quot;,&quot;&amp;itp&amp; IF([$Step1_GenProfile.M1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0]; &quot;{&quot;&amp;[$Step1_GenProfile.J150]&amp;&quot;,&quot;;&quot;&quot;)" office:value-type="string" office:string-value="{3.99809523809524," calcext:value-type="string">
            <text:p>{3.99809523809524,</text:p>
          </table:table-cell>
          <table:table-cell table:style-name="ce20" table:formula="of:=IF([$Step1_GenProfile.H150]; [$Step1_GenProfile.I150]*60;&quot;&quot;)" office:value-type="float" office:value="240" calcext:value-type="float">
            <text:p>240</text:p>
          </table:table-cell>
          <table:table-cell table:style-name="ce20" table:formula="of:=IF([$Step1_GenProfile.H150]; &quot;,&quot;&amp;itp&amp; IF([$Step1_GenProfile.M1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1]; &quot;{&quot;&amp;[$Step1_GenProfile.J151]&amp;&quot;,&quot;;&quot;&quot;)" office:value-type="string" office:string-value="{4.03809523809524," calcext:value-type="string">
            <text:p>{4.03809523809524,</text:p>
          </table:table-cell>
          <table:table-cell table:style-name="ce20" table:formula="of:=IF([$Step1_GenProfile.H151]; [$Step1_GenProfile.I151]*60;&quot;&quot;)" office:value-type="float" office:value="240" calcext:value-type="float">
            <text:p>240</text:p>
          </table:table-cell>
          <table:table-cell table:style-name="ce20" table:formula="of:=IF([$Step1_GenProfile.H151]; &quot;,&quot;&amp;itp&amp; IF([$Step1_GenProfile.M15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2]; &quot;{&quot;&amp;[$Step1_GenProfile.J152]&amp;&quot;,&quot;;&quot;&quot;)" office:value-type="string" office:string-value="{4.07809523809524," calcext:value-type="string">
            <text:p>{4.07809523809524,</text:p>
          </table:table-cell>
          <table:table-cell table:style-name="ce20" table:formula="of:=IF([$Step1_GenProfile.H152]; [$Step1_GenProfile.I152]*60;&quot;&quot;)" office:value-type="float" office:value="240" calcext:value-type="float">
            <text:p>240</text:p>
          </table:table-cell>
          <table:table-cell table:style-name="ce20" table:formula="of:=IF([$Step1_GenProfile.H152]; &quot;,&quot;&amp;itp&amp; IF([$Step1_GenProfile.M15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3]; &quot;{&quot;&amp;[$Step1_GenProfile.J153]&amp;&quot;,&quot;;&quot;&quot;)" office:value-type="string" office:string-value="{4.11809523809524," calcext:value-type="string">
            <text:p>{4.11809523809524,</text:p>
          </table:table-cell>
          <table:table-cell table:style-name="ce20" table:formula="of:=IF([$Step1_GenProfile.H153]; [$Step1_GenProfile.I153]*60;&quot;&quot;)" office:value-type="float" office:value="240" calcext:value-type="float">
            <text:p>240</text:p>
          </table:table-cell>
          <table:table-cell table:style-name="ce20" table:formula="of:=IF([$Step1_GenProfile.H153]; &quot;,&quot;&amp;itp&amp; IF([$Step1_GenProfile.M15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4]; &quot;{&quot;&amp;[$Step1_GenProfile.J154]&amp;&quot;,&quot;;&quot;&quot;)" office:value-type="string" office:string-value="{4.15809523809524," calcext:value-type="string">
            <text:p>{4.15809523809524,</text:p>
          </table:table-cell>
          <table:table-cell table:style-name="ce20" table:formula="of:=IF([$Step1_GenProfile.H154]; [$Step1_GenProfile.I154]*60;&quot;&quot;)" office:value-type="float" office:value="240" calcext:value-type="float">
            <text:p>240</text:p>
          </table:table-cell>
          <table:table-cell table:style-name="ce20" table:formula="of:=IF([$Step1_GenProfile.H154]; &quot;,&quot;&amp;itp&amp; IF([$Step1_GenProfile.M15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5]; &quot;{&quot;&amp;[$Step1_GenProfile.J155]&amp;&quot;,&quot;;&quot;&quot;)" office:value-type="string" office:string-value="{4.19809523809524," calcext:value-type="string">
            <text:p>{4.19809523809524,</text:p>
          </table:table-cell>
          <table:table-cell table:style-name="ce20" table:formula="of:=IF([$Step1_GenProfile.H155]; [$Step1_GenProfile.I155]*60;&quot;&quot;)" office:value-type="float" office:value="240" calcext:value-type="float">
            <text:p>240</text:p>
          </table:table-cell>
          <table:table-cell table:style-name="ce20" table:formula="of:=IF([$Step1_GenProfile.H155]; &quot;,&quot;&amp;itp&amp; IF([$Step1_GenProfile.M15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6]; &quot;{&quot;&amp;[$Step1_GenProfile.J156]&amp;&quot;,&quot;;&quot;&quot;)" office:value-type="string" office:string-value="{4.23809523809524," calcext:value-type="string">
            <text:p>{4.23809523809524,</text:p>
          </table:table-cell>
          <table:table-cell table:style-name="ce20" table:formula="of:=IF([$Step1_GenProfile.H156]; [$Step1_GenProfile.I156]*60;&quot;&quot;)" office:value-type="float" office:value="240" calcext:value-type="float">
            <text:p>240</text:p>
          </table:table-cell>
          <table:table-cell table:style-name="ce20" table:formula="of:=IF([$Step1_GenProfile.H156]; &quot;,&quot;&amp;itp&amp; IF([$Step1_GenProfile.M15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7]; &quot;{&quot;&amp;[$Step1_GenProfile.J157]&amp;&quot;,&quot;;&quot;&quot;)" office:value-type="string" office:string-value="{4.27809523809524," calcext:value-type="string">
            <text:p>{4.27809523809524,</text:p>
          </table:table-cell>
          <table:table-cell table:style-name="ce20" table:formula="of:=IF([$Step1_GenProfile.H157]; [$Step1_GenProfile.I157]*60;&quot;&quot;)" office:value-type="float" office:value="240" calcext:value-type="float">
            <text:p>240</text:p>
          </table:table-cell>
          <table:table-cell table:style-name="ce20" table:formula="of:=IF([$Step1_GenProfile.H157]; &quot;,&quot;&amp;itp&amp; IF([$Step1_GenProfile.M15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8]; &quot;{&quot;&amp;[$Step1_GenProfile.J158]&amp;&quot;,&quot;;&quot;&quot;)" office:value-type="string" office:string-value="{4.31809523809524," calcext:value-type="string">
            <text:p>{4.31809523809524,</text:p>
          </table:table-cell>
          <table:table-cell table:style-name="ce20" table:formula="of:=IF([$Step1_GenProfile.H158]; [$Step1_GenProfile.I158]*60;&quot;&quot;)" office:value-type="float" office:value="240" calcext:value-type="float">
            <text:p>240</text:p>
          </table:table-cell>
          <table:table-cell table:style-name="ce20" table:formula="of:=IF([$Step1_GenProfile.H158]; &quot;,&quot;&amp;itp&amp; IF([$Step1_GenProfile.M15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9]; &quot;{&quot;&amp;[$Step1_GenProfile.J159]&amp;&quot;,&quot;;&quot;&quot;)" office:value-type="string" office:string-value="{4.35809523809524," calcext:value-type="string">
            <text:p>{4.35809523809524,</text:p>
          </table:table-cell>
          <table:table-cell table:style-name="ce20" table:formula="of:=IF([$Step1_GenProfile.H159]; [$Step1_GenProfile.I159]*60;&quot;&quot;)" office:value-type="float" office:value="240" calcext:value-type="float">
            <text:p>240</text:p>
          </table:table-cell>
          <table:table-cell table:style-name="ce20" table:formula="of:=IF([$Step1_GenProfile.H159]; &quot;,&quot;&amp;itp&amp; IF([$Step1_GenProfile.M15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0]; &quot;{&quot;&amp;[$Step1_GenProfile.J160]&amp;&quot;,&quot;;&quot;&quot;)" office:value-type="string" office:string-value="{4.39809523809524," calcext:value-type="string">
            <text:p>{4.39809523809524,</text:p>
          </table:table-cell>
          <table:table-cell table:style-name="ce20" table:formula="of:=IF([$Step1_GenProfile.H160]; [$Step1_GenProfile.I160]*60;&quot;&quot;)" office:value-type="float" office:value="240" calcext:value-type="float">
            <text:p>240</text:p>
          </table:table-cell>
          <table:table-cell table:style-name="ce20" table:formula="of:=IF([$Step1_GenProfile.H160]; &quot;,&quot;&amp;itp&amp; IF([$Step1_GenProfile.M16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1]; &quot;{&quot;&amp;[$Step1_GenProfile.J161]&amp;&quot;,&quot;;&quot;&quot;)" office:value-type="string" office:string-value="{4.43809523809524," calcext:value-type="string">
            <text:p>{4.43809523809524,</text:p>
          </table:table-cell>
          <table:table-cell table:style-name="ce20" table:formula="of:=IF([$Step1_GenProfile.H161]; [$Step1_GenProfile.I161]*60;&quot;&quot;)" office:value-type="float" office:value="240" calcext:value-type="float">
            <text:p>240</text:p>
          </table:table-cell>
          <table:table-cell table:style-name="ce20" table:formula="of:=IF([$Step1_GenProfile.H161]; &quot;,&quot;&amp;itp&amp; IF([$Step1_GenProfile.M16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2]; &quot;{&quot;&amp;[$Step1_GenProfile.J162]&amp;&quot;,&quot;;&quot;&quot;)" office:value-type="string" office:string-value="{4.47809523809524," calcext:value-type="string">
            <text:p>{4.47809523809524,</text:p>
          </table:table-cell>
          <table:table-cell table:style-name="ce20" table:formula="of:=IF([$Step1_GenProfile.H162]; [$Step1_GenProfile.I162]*60;&quot;&quot;)" office:value-type="float" office:value="240" calcext:value-type="float">
            <text:p>240</text:p>
          </table:table-cell>
          <table:table-cell table:style-name="ce20" table:formula="of:=IF([$Step1_GenProfile.H162]; &quot;,&quot;&amp;itp&amp; IF([$Step1_GenProfile.M16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3]; &quot;{&quot;&amp;[$Step1_GenProfile.J163]&amp;&quot;,&quot;;&quot;&quot;)" office:value-type="string" office:string-value="{4.51809523809524," calcext:value-type="string">
            <text:p>{4.51809523809524,</text:p>
          </table:table-cell>
          <table:table-cell table:style-name="ce20" table:formula="of:=IF([$Step1_GenProfile.H163]; [$Step1_GenProfile.I163]*60;&quot;&quot;)" office:value-type="float" office:value="240" calcext:value-type="float">
            <text:p>240</text:p>
          </table:table-cell>
          <table:table-cell table:style-name="ce20" table:formula="of:=IF([$Step1_GenProfile.H163]; &quot;,&quot;&amp;itp&amp; IF([$Step1_GenProfile.M16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4]; &quot;{&quot;&amp;[$Step1_GenProfile.J164]&amp;&quot;,&quot;;&quot;&quot;)" office:value-type="string" office:string-value="{4.55809523809524," calcext:value-type="string">
            <text:p>{4.55809523809524,</text:p>
          </table:table-cell>
          <table:table-cell table:style-name="ce20" table:formula="of:=IF([$Step1_GenProfile.H164]; [$Step1_GenProfile.I164]*60;&quot;&quot;)" office:value-type="float" office:value="240" calcext:value-type="float">
            <text:p>240</text:p>
          </table:table-cell>
          <table:table-cell table:style-name="ce20" table:formula="of:=IF([$Step1_GenProfile.H164]; &quot;,&quot;&amp;itp&amp; IF([$Step1_GenProfile.M16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5]; &quot;{&quot;&amp;[$Step1_GenProfile.J165]&amp;&quot;,&quot;;&quot;&quot;)" office:value-type="string" office:string-value="{4.59809523809524," calcext:value-type="string">
            <text:p>{4.59809523809524,</text:p>
          </table:table-cell>
          <table:table-cell table:style-name="ce20" table:formula="of:=IF([$Step1_GenProfile.H165]; [$Step1_GenProfile.I165]*60;&quot;&quot;)" office:value-type="float" office:value="240" calcext:value-type="float">
            <text:p>240</text:p>
          </table:table-cell>
          <table:table-cell table:style-name="ce20" table:formula="of:=IF([$Step1_GenProfile.H165]; &quot;,&quot;&amp;itp&amp; IF([$Step1_GenProfile.M16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6]; &quot;{&quot;&amp;[$Step1_GenProfile.J166]&amp;&quot;,&quot;;&quot;&quot;)" office:value-type="string" office:string-value="{4.63809523809524," calcext:value-type="string">
            <text:p>{4.63809523809524,</text:p>
          </table:table-cell>
          <table:table-cell table:style-name="ce20" table:formula="of:=IF([$Step1_GenProfile.H166]; [$Step1_GenProfile.I166]*60;&quot;&quot;)" office:value-type="float" office:value="240" calcext:value-type="float">
            <text:p>240</text:p>
          </table:table-cell>
          <table:table-cell table:style-name="ce20" table:formula="of:=IF([$Step1_GenProfile.H166]; &quot;,&quot;&amp;itp&amp; IF([$Step1_GenProfile.M16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7]; &quot;{&quot;&amp;[$Step1_GenProfile.J167]&amp;&quot;,&quot;;&quot;&quot;)" office:value-type="string" office:string-value="{4.67809523809524," calcext:value-type="string">
            <text:p>{4.67809523809524,</text:p>
          </table:table-cell>
          <table:table-cell table:style-name="ce20" table:formula="of:=IF([$Step1_GenProfile.H167]; [$Step1_GenProfile.I167]*60;&quot;&quot;)" office:value-type="float" office:value="240" calcext:value-type="float">
            <text:p>240</text:p>
          </table:table-cell>
          <table:table-cell table:style-name="ce20" table:formula="of:=IF([$Step1_GenProfile.H167]; &quot;,&quot;&amp;itp&amp; IF([$Step1_GenProfile.M16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8]; &quot;{&quot;&amp;[$Step1_GenProfile.J168]&amp;&quot;,&quot;;&quot;&quot;)" office:value-type="string" office:string-value="{4.71809523809524," calcext:value-type="string">
            <text:p>{4.71809523809524,</text:p>
          </table:table-cell>
          <table:table-cell table:style-name="ce20" table:formula="of:=IF([$Step1_GenProfile.H168]; [$Step1_GenProfile.I168]*60;&quot;&quot;)" office:value-type="float" office:value="240" calcext:value-type="float">
            <text:p>240</text:p>
          </table:table-cell>
          <table:table-cell table:style-name="ce20" table:formula="of:=IF([$Step1_GenProfile.H168]; &quot;,&quot;&amp;itp&amp; IF([$Step1_GenProfile.M16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9]; &quot;{&quot;&amp;[$Step1_GenProfile.J169]&amp;&quot;,&quot;;&quot;&quot;)" office:value-type="string" office:string-value="{4.75809523809524," calcext:value-type="string">
            <text:p>{4.75809523809524,</text:p>
          </table:table-cell>
          <table:table-cell table:style-name="ce20" table:formula="of:=IF([$Step1_GenProfile.H169]; [$Step1_GenProfile.I169]*60;&quot;&quot;)" office:value-type="float" office:value="240" calcext:value-type="float">
            <text:p>240</text:p>
          </table:table-cell>
          <table:table-cell table:style-name="ce20" table:formula="of:=IF([$Step1_GenProfile.H169]; &quot;,&quot;&amp;itp&amp; IF([$Step1_GenProfile.M16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0]; &quot;{&quot;&amp;[$Step1_GenProfile.J170]&amp;&quot;,&quot;;&quot;&quot;)" office:value-type="string" office:string-value="{4.79809523809524," calcext:value-type="string">
            <text:p>{4.79809523809524,</text:p>
          </table:table-cell>
          <table:table-cell table:style-name="ce20" table:formula="of:=IF([$Step1_GenProfile.H170]; [$Step1_GenProfile.I170]*60;&quot;&quot;)" office:value-type="float" office:value="240" calcext:value-type="float">
            <text:p>240</text:p>
          </table:table-cell>
          <table:table-cell table:style-name="ce20" table:formula="of:=IF([$Step1_GenProfile.H170]; &quot;,&quot;&amp;itp&amp; IF([$Step1_GenProfile.M17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1]; &quot;{&quot;&amp;[$Step1_GenProfile.J171]&amp;&quot;,&quot;;&quot;&quot;)" office:value-type="string" office:string-value="{4.83809523809524," calcext:value-type="string">
            <text:p>{4.83809523809524,</text:p>
          </table:table-cell>
          <table:table-cell table:style-name="ce20" table:formula="of:=IF([$Step1_GenProfile.H171]; [$Step1_GenProfile.I171]*60;&quot;&quot;)" office:value-type="float" office:value="240" calcext:value-type="float">
            <text:p>240</text:p>
          </table:table-cell>
          <table:table-cell table:style-name="ce20" table:formula="of:=IF([$Step1_GenProfile.H171]; &quot;,&quot;&amp;itp&amp; IF([$Step1_GenProfile.M17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2]; &quot;{&quot;&amp;[$Step1_GenProfile.J172]&amp;&quot;,&quot;;&quot;&quot;)" office:value-type="string" office:string-value="{4.87809523809524," calcext:value-type="string">
            <text:p>{4.87809523809524,</text:p>
          </table:table-cell>
          <table:table-cell table:style-name="ce20" table:formula="of:=IF([$Step1_GenProfile.H172]; [$Step1_GenProfile.I172]*60;&quot;&quot;)" office:value-type="float" office:value="240" calcext:value-type="float">
            <text:p>240</text:p>
          </table:table-cell>
          <table:table-cell table:style-name="ce20" table:formula="of:=IF([$Step1_GenProfile.H172]; &quot;,&quot;&amp;itp&amp; IF([$Step1_GenProfile.M17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3]; &quot;{&quot;&amp;[$Step1_GenProfile.J173]&amp;&quot;,&quot;;&quot;&quot;)" office:value-type="string" office:string-value="{4.91809523809524," calcext:value-type="string">
            <text:p>{4.91809523809524,</text:p>
          </table:table-cell>
          <table:table-cell table:style-name="ce20" table:formula="of:=IF([$Step1_GenProfile.H173]; [$Step1_GenProfile.I173]*60;&quot;&quot;)" office:value-type="float" office:value="240" calcext:value-type="float">
            <text:p>240</text:p>
          </table:table-cell>
          <table:table-cell table:style-name="ce20" table:formula="of:=IF([$Step1_GenProfile.H173]; &quot;,&quot;&amp;itp&amp; IF([$Step1_GenProfile.M17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4]; &quot;{&quot;&amp;[$Step1_GenProfile.J174]&amp;&quot;,&quot;;&quot;&quot;)" office:value-type="string" office:string-value="{4.95809523809524," calcext:value-type="string">
            <text:p>{4.95809523809524,</text:p>
          </table:table-cell>
          <table:table-cell table:style-name="ce20" table:formula="of:=IF([$Step1_GenProfile.H174]; [$Step1_GenProfile.I174]*60;&quot;&quot;)" office:value-type="float" office:value="240" calcext:value-type="float">
            <text:p>240</text:p>
          </table:table-cell>
          <table:table-cell table:style-name="ce20" table:formula="of:=IF([$Step1_GenProfile.H174]; &quot;,&quot;&amp;itp&amp; IF([$Step1_GenProfile.M17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5]; &quot;{&quot;&amp;[$Step1_GenProfile.J175]&amp;&quot;,&quot;;&quot;&quot;)" office:value-type="string" office:string-value="{4.99809523809524," calcext:value-type="string">
            <text:p>{4.99809523809524,</text:p>
          </table:table-cell>
          <table:table-cell table:style-name="ce20" table:formula="of:=IF([$Step1_GenProfile.H175]; [$Step1_GenProfile.I175]*60;&quot;&quot;)" office:value-type="float" office:value="240" calcext:value-type="float">
            <text:p>240</text:p>
          </table:table-cell>
          <table:table-cell table:style-name="ce20" table:formula="of:=IF([$Step1_GenProfile.H175]; &quot;,&quot;&amp;itp&amp; IF([$Step1_GenProfile.M17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6]; &quot;{&quot;&amp;[$Step1_GenProfile.J176]&amp;&quot;,&quot;;&quot;&quot;)" office:value-type="string" office:string-value="{5.03809523809524," calcext:value-type="string">
            <text:p>{5.03809523809524,</text:p>
          </table:table-cell>
          <table:table-cell table:style-name="ce20" table:formula="of:=IF([$Step1_GenProfile.H176]; [$Step1_GenProfile.I176]*60;&quot;&quot;)" office:value-type="float" office:value="240" calcext:value-type="float">
            <text:p>240</text:p>
          </table:table-cell>
          <table:table-cell table:style-name="ce20" table:formula="of:=IF([$Step1_GenProfile.H176]; &quot;,&quot;&amp;itp&amp; IF([$Step1_GenProfile.M17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7]; &quot;{&quot;&amp;[$Step1_GenProfile.J177]&amp;&quot;,&quot;;&quot;&quot;)" office:value-type="string" office:string-value="{5.07809523809524," calcext:value-type="string">
            <text:p>{5.07809523809524,</text:p>
          </table:table-cell>
          <table:table-cell table:style-name="ce20" table:formula="of:=IF([$Step1_GenProfile.H177]; [$Step1_GenProfile.I177]*60;&quot;&quot;)" office:value-type="float" office:value="240" calcext:value-type="float">
            <text:p>240</text:p>
          </table:table-cell>
          <table:table-cell table:style-name="ce20" table:formula="of:=IF([$Step1_GenProfile.H177]; &quot;,&quot;&amp;itp&amp; IF([$Step1_GenProfile.M17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8]; &quot;{&quot;&amp;[$Step1_GenProfile.J178]&amp;&quot;,&quot;;&quot;&quot;)" office:value-type="string" office:string-value="{5.11809523809524," calcext:value-type="string">
            <text:p>{5.11809523809524,</text:p>
          </table:table-cell>
          <table:table-cell table:style-name="ce20" table:formula="of:=IF([$Step1_GenProfile.H178]; [$Step1_GenProfile.I178]*60;&quot;&quot;)" office:value-type="float" office:value="240" calcext:value-type="float">
            <text:p>240</text:p>
          </table:table-cell>
          <table:table-cell table:style-name="ce20" table:formula="of:=IF([$Step1_GenProfile.H178]; &quot;,&quot;&amp;itp&amp; IF([$Step1_GenProfile.M17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9]; &quot;{&quot;&amp;[$Step1_GenProfile.J179]&amp;&quot;,&quot;;&quot;&quot;)" office:value-type="string" office:string-value="{5.15809523809524," calcext:value-type="string">
            <text:p>{5.15809523809524,</text:p>
          </table:table-cell>
          <table:table-cell table:style-name="ce20" table:formula="of:=IF([$Step1_GenProfile.H179]; [$Step1_GenProfile.I179]*60;&quot;&quot;)" office:value-type="float" office:value="240" calcext:value-type="float">
            <text:p>240</text:p>
          </table:table-cell>
          <table:table-cell table:style-name="ce20" table:formula="of:=IF([$Step1_GenProfile.H179]; &quot;,&quot;&amp;itp&amp; IF([$Step1_GenProfile.M17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0]; &quot;{&quot;&amp;[$Step1_GenProfile.J180]&amp;&quot;,&quot;;&quot;&quot;)" office:value-type="string" office:string-value="{5.19809523809524," calcext:value-type="string">
            <text:p>{5.19809523809524,</text:p>
          </table:table-cell>
          <table:table-cell table:style-name="ce20" table:formula="of:=IF([$Step1_GenProfile.H180]; [$Step1_GenProfile.I180]*60;&quot;&quot;)" office:value-type="float" office:value="240" calcext:value-type="float">
            <text:p>240</text:p>
          </table:table-cell>
          <table:table-cell table:style-name="ce20" table:formula="of:=IF([$Step1_GenProfile.H180]; &quot;,&quot;&amp;itp&amp; IF([$Step1_GenProfile.M18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1]; &quot;{&quot;&amp;[$Step1_GenProfile.J181]&amp;&quot;,&quot;;&quot;&quot;)" office:value-type="string" office:string-value="{5.23809523809524," calcext:value-type="string">
            <text:p>{5.23809523809524,</text:p>
          </table:table-cell>
          <table:table-cell table:style-name="ce20" table:formula="of:=IF([$Step1_GenProfile.H181]; [$Step1_GenProfile.I181]*60;&quot;&quot;)" office:value-type="float" office:value="240" calcext:value-type="float">
            <text:p>240</text:p>
          </table:table-cell>
          <table:table-cell table:style-name="ce20" table:formula="of:=IF([$Step1_GenProfile.H181]; &quot;,&quot;&amp;itp&amp; IF([$Step1_GenProfile.M18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2]; &quot;{&quot;&amp;[$Step1_GenProfile.J182]&amp;&quot;,&quot;;&quot;&quot;)" office:value-type="string" office:string-value="{5.27809523809524," calcext:value-type="string">
            <text:p>{5.27809523809524,</text:p>
          </table:table-cell>
          <table:table-cell table:style-name="ce20" table:formula="of:=IF([$Step1_GenProfile.H182]; [$Step1_GenProfile.I182]*60;&quot;&quot;)" office:value-type="float" office:value="240" calcext:value-type="float">
            <text:p>240</text:p>
          </table:table-cell>
          <table:table-cell table:style-name="ce20" table:formula="of:=IF([$Step1_GenProfile.H182]; &quot;,&quot;&amp;itp&amp; IF([$Step1_GenProfile.M18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3]; &quot;{&quot;&amp;[$Step1_GenProfile.J183]&amp;&quot;,&quot;;&quot;&quot;)" office:value-type="string" office:string-value="{5.31809523809524," calcext:value-type="string">
            <text:p>{5.31809523809524,</text:p>
          </table:table-cell>
          <table:table-cell table:style-name="ce20" table:formula="of:=IF([$Step1_GenProfile.H183]; [$Step1_GenProfile.I183]*60;&quot;&quot;)" office:value-type="float" office:value="240" calcext:value-type="float">
            <text:p>240</text:p>
          </table:table-cell>
          <table:table-cell table:style-name="ce20" table:formula="of:=IF([$Step1_GenProfile.H183]; &quot;,&quot;&amp;itp&amp; IF([$Step1_GenProfile.M18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4]; &quot;{&quot;&amp;[$Step1_GenProfile.J184]&amp;&quot;,&quot;;&quot;&quot;)" office:value-type="string" office:string-value="{5.35809523809524," calcext:value-type="string">
            <text:p>{5.35809523809524,</text:p>
          </table:table-cell>
          <table:table-cell table:style-name="ce20" table:formula="of:=IF([$Step1_GenProfile.H184]; [$Step1_GenProfile.I184]*60;&quot;&quot;)" office:value-type="float" office:value="240" calcext:value-type="float">
            <text:p>240</text:p>
          </table:table-cell>
          <table:table-cell table:style-name="ce20" table:formula="of:=IF([$Step1_GenProfile.H184]; &quot;,&quot;&amp;itp&amp; IF([$Step1_GenProfile.M18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5]; &quot;{&quot;&amp;[$Step1_GenProfile.J185]&amp;&quot;,&quot;;&quot;&quot;)" office:value-type="string" office:string-value="{5.39809523809524," calcext:value-type="string">
            <text:p>{5.39809523809524,</text:p>
          </table:table-cell>
          <table:table-cell table:style-name="ce20" table:formula="of:=IF([$Step1_GenProfile.H185]; [$Step1_GenProfile.I185]*60;&quot;&quot;)" office:value-type="float" office:value="240" calcext:value-type="float">
            <text:p>240</text:p>
          </table:table-cell>
          <table:table-cell table:style-name="ce20" table:formula="of:=IF([$Step1_GenProfile.H185]; &quot;,&quot;&amp;itp&amp; IF([$Step1_GenProfile.M18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6]; &quot;{&quot;&amp;[$Step1_GenProfile.J186]&amp;&quot;,&quot;;&quot;&quot;)" office:value-type="string" office:string-value="{5.43809523809524," calcext:value-type="string">
            <text:p>{5.43809523809524,</text:p>
          </table:table-cell>
          <table:table-cell table:style-name="ce20" table:formula="of:=IF([$Step1_GenProfile.H186]; [$Step1_GenProfile.I186]*60;&quot;&quot;)" office:value-type="float" office:value="240" calcext:value-type="float">
            <text:p>240</text:p>
          </table:table-cell>
          <table:table-cell table:style-name="ce20" table:formula="of:=IF([$Step1_GenProfile.H186]; &quot;,&quot;&amp;itp&amp; IF([$Step1_GenProfile.M18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7]; &quot;{&quot;&amp;[$Step1_GenProfile.J187]&amp;&quot;,&quot;;&quot;&quot;)" office:value-type="string" office:string-value="{5.47809523809524," calcext:value-type="string">
            <text:p>{5.47809523809524,</text:p>
          </table:table-cell>
          <table:table-cell table:style-name="ce20" table:formula="of:=IF([$Step1_GenProfile.H187]; [$Step1_GenProfile.I187]*60;&quot;&quot;)" office:value-type="float" office:value="240" calcext:value-type="float">
            <text:p>240</text:p>
          </table:table-cell>
          <table:table-cell table:style-name="ce20" table:formula="of:=IF([$Step1_GenProfile.H187]; &quot;,&quot;&amp;itp&amp; IF([$Step1_GenProfile.M18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8]; &quot;{&quot;&amp;[$Step1_GenProfile.J188]&amp;&quot;,&quot;;&quot;&quot;)" office:value-type="string" office:string-value="{5.51809523809524," calcext:value-type="string">
            <text:p>{5.51809523809524,</text:p>
          </table:table-cell>
          <table:table-cell table:style-name="ce20" table:formula="of:=IF([$Step1_GenProfile.H188]; [$Step1_GenProfile.I188]*60;&quot;&quot;)" office:value-type="float" office:value="240" calcext:value-type="float">
            <text:p>240</text:p>
          </table:table-cell>
          <table:table-cell table:style-name="ce20" table:formula="of:=IF([$Step1_GenProfile.H188]; &quot;,&quot;&amp;itp&amp; IF([$Step1_GenProfile.M18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9]; &quot;{&quot;&amp;[$Step1_GenProfile.J189]&amp;&quot;,&quot;;&quot;&quot;)" office:value-type="string" office:string-value="{5.55809523809524," calcext:value-type="string">
            <text:p>{5.55809523809524,</text:p>
          </table:table-cell>
          <table:table-cell table:style-name="ce20" table:formula="of:=IF([$Step1_GenProfile.H189]; [$Step1_GenProfile.I189]*60;&quot;&quot;)" office:value-type="float" office:value="240" calcext:value-type="float">
            <text:p>240</text:p>
          </table:table-cell>
          <table:table-cell table:style-name="ce20" table:formula="of:=IF([$Step1_GenProfile.H189]; &quot;,&quot;&amp;itp&amp; IF([$Step1_GenProfile.M18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0]; &quot;{&quot;&amp;[$Step1_GenProfile.J190]&amp;&quot;,&quot;;&quot;&quot;)" office:value-type="string" office:string-value="{5.59809523809524," calcext:value-type="string">
            <text:p>{5.59809523809524,</text:p>
          </table:table-cell>
          <table:table-cell table:style-name="ce20" table:formula="of:=IF([$Step1_GenProfile.H190]; [$Step1_GenProfile.I190]*60;&quot;&quot;)" office:value-type="float" office:value="240" calcext:value-type="float">
            <text:p>240</text:p>
          </table:table-cell>
          <table:table-cell table:style-name="ce20" table:formula="of:=IF([$Step1_GenProfile.H190]; &quot;,&quot;&amp;itp&amp; IF([$Step1_GenProfile.M19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1]; &quot;{&quot;&amp;[$Step1_GenProfile.J191]&amp;&quot;,&quot;;&quot;&quot;)" office:value-type="string" office:string-value="{5.63809523809524," calcext:value-type="string">
            <text:p>{5.63809523809524,</text:p>
          </table:table-cell>
          <table:table-cell table:style-name="ce20" table:formula="of:=IF([$Step1_GenProfile.H191]; [$Step1_GenProfile.I191]*60;&quot;&quot;)" office:value-type="float" office:value="240" calcext:value-type="float">
            <text:p>240</text:p>
          </table:table-cell>
          <table:table-cell table:style-name="ce20" table:formula="of:=IF([$Step1_GenProfile.H191]; &quot;,&quot;&amp;itp&amp; IF([$Step1_GenProfile.M19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2]; &quot;{&quot;&amp;[$Step1_GenProfile.J192]&amp;&quot;,&quot;;&quot;&quot;)" office:value-type="string" office:string-value="{5.67809523809524," calcext:value-type="string">
            <text:p>{5.67809523809524,</text:p>
          </table:table-cell>
          <table:table-cell table:style-name="ce20" table:formula="of:=IF([$Step1_GenProfile.H192]; [$Step1_GenProfile.I192]*60;&quot;&quot;)" office:value-type="float" office:value="240" calcext:value-type="float">
            <text:p>240</text:p>
          </table:table-cell>
          <table:table-cell table:style-name="ce20" table:formula="of:=IF([$Step1_GenProfile.H192]; &quot;,&quot;&amp;itp&amp; IF([$Step1_GenProfile.M19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3]; &quot;{&quot;&amp;[$Step1_GenProfile.J193]&amp;&quot;,&quot;;&quot;&quot;)" office:value-type="string" office:string-value="{5.71809523809524," calcext:value-type="string">
            <text:p>{5.71809523809524,</text:p>
          </table:table-cell>
          <table:table-cell table:style-name="ce20" table:formula="of:=IF([$Step1_GenProfile.H193]; [$Step1_GenProfile.I193]*60;&quot;&quot;)" office:value-type="float" office:value="240" calcext:value-type="float">
            <text:p>240</text:p>
          </table:table-cell>
          <table:table-cell table:style-name="ce20" table:formula="of:=IF([$Step1_GenProfile.H193]; &quot;,&quot;&amp;itp&amp; IF([$Step1_GenProfile.M19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4]; &quot;{&quot;&amp;[$Step1_GenProfile.J194]&amp;&quot;,&quot;;&quot;&quot;)" office:value-type="string" office:string-value="{5.75809523809524," calcext:value-type="string">
            <text:p>{5.75809523809524,</text:p>
          </table:table-cell>
          <table:table-cell table:style-name="ce20" table:formula="of:=IF([$Step1_GenProfile.H194]; [$Step1_GenProfile.I194]*60;&quot;&quot;)" office:value-type="float" office:value="240" calcext:value-type="float">
            <text:p>240</text:p>
          </table:table-cell>
          <table:table-cell table:style-name="ce20" table:formula="of:=IF([$Step1_GenProfile.H194]; &quot;,&quot;&amp;itp&amp; IF([$Step1_GenProfile.M19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5]; &quot;{&quot;&amp;[$Step1_GenProfile.J195]&amp;&quot;,&quot;;&quot;&quot;)" office:value-type="string" office:string-value="{5.79809523809524," calcext:value-type="string">
            <text:p>{5.79809523809524,</text:p>
          </table:table-cell>
          <table:table-cell table:style-name="ce20" table:formula="of:=IF([$Step1_GenProfile.H195]; [$Step1_GenProfile.I195]*60;&quot;&quot;)" office:value-type="float" office:value="240" calcext:value-type="float">
            <text:p>240</text:p>
          </table:table-cell>
          <table:table-cell table:style-name="ce20" table:formula="of:=IF([$Step1_GenProfile.H195]; &quot;,&quot;&amp;itp&amp; IF([$Step1_GenProfile.M19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6]; &quot;{&quot;&amp;[$Step1_GenProfile.J196]&amp;&quot;,&quot;;&quot;&quot;)" office:value-type="string" office:string-value="{5.83809523809524," calcext:value-type="string">
            <text:p>{5.83809523809524,</text:p>
          </table:table-cell>
          <table:table-cell table:style-name="ce20" table:formula="of:=IF([$Step1_GenProfile.H196]; [$Step1_GenProfile.I196]*60;&quot;&quot;)" office:value-type="float" office:value="240" calcext:value-type="float">
            <text:p>240</text:p>
          </table:table-cell>
          <table:table-cell table:style-name="ce20" table:formula="of:=IF([$Step1_GenProfile.H196]; &quot;,&quot;&amp;itp&amp; IF([$Step1_GenProfile.M19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7]; &quot;{&quot;&amp;[$Step1_GenProfile.J197]&amp;&quot;,&quot;;&quot;&quot;)" office:value-type="string" office:string-value="{5.87809523809524," calcext:value-type="string">
            <text:p>{5.87809523809524,</text:p>
          </table:table-cell>
          <table:table-cell table:style-name="ce20" table:formula="of:=IF([$Step1_GenProfile.H197]; [$Step1_GenProfile.I197]*60;&quot;&quot;)" office:value-type="float" office:value="240" calcext:value-type="float">
            <text:p>240</text:p>
          </table:table-cell>
          <table:table-cell table:style-name="ce20" table:formula="of:=IF([$Step1_GenProfile.H197]; &quot;,&quot;&amp;itp&amp; IF([$Step1_GenProfile.M19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8]; &quot;{&quot;&amp;[$Step1_GenProfile.J198]&amp;&quot;,&quot;;&quot;&quot;)" office:value-type="string" office:string-value="{5.91809523809524," calcext:value-type="string">
            <text:p>{5.91809523809524,</text:p>
          </table:table-cell>
          <table:table-cell table:style-name="ce20" table:formula="of:=IF([$Step1_GenProfile.H198]; [$Step1_GenProfile.I198]*60;&quot;&quot;)" office:value-type="float" office:value="240" calcext:value-type="float">
            <text:p>240</text:p>
          </table:table-cell>
          <table:table-cell table:style-name="ce20" table:formula="of:=IF([$Step1_GenProfile.H198]; &quot;,&quot;&amp;itp&amp; IF([$Step1_GenProfile.M19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9]; &quot;{&quot;&amp;[$Step1_GenProfile.J199]&amp;&quot;,&quot;;&quot;&quot;)" office:value-type="string" office:string-value="{5.95809523809524," calcext:value-type="string">
            <text:p>{5.95809523809524,</text:p>
          </table:table-cell>
          <table:table-cell table:style-name="ce20" table:formula="of:=IF([$Step1_GenProfile.H199]; [$Step1_GenProfile.I199]*60;&quot;&quot;)" office:value-type="float" office:value="240" calcext:value-type="float">
            <text:p>240</text:p>
          </table:table-cell>
          <table:table-cell table:style-name="ce20" table:formula="of:=IF([$Step1_GenProfile.H199]; &quot;,&quot;&amp;itp&amp; IF([$Step1_GenProfile.M19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0]; &quot;{&quot;&amp;[$Step1_GenProfile.J200]&amp;&quot;,&quot;;&quot;&quot;)" office:value-type="string" office:string-value="{5.99809523809524," calcext:value-type="string">
            <text:p>{5.99809523809524,</text:p>
          </table:table-cell>
          <table:table-cell table:style-name="ce20" table:formula="of:=IF([$Step1_GenProfile.H200]; [$Step1_GenProfile.I200]*60;&quot;&quot;)" office:value-type="float" office:value="240" calcext:value-type="float">
            <text:p>240</text:p>
          </table:table-cell>
          <table:table-cell table:style-name="ce20" table:formula="of:=IF([$Step1_GenProfile.H200]; &quot;,&quot;&amp;itp&amp; IF([$Step1_GenProfile.M20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1]; &quot;{&quot;&amp;[$Step1_GenProfile.J201]&amp;&quot;,&quot;;&quot;&quot;)" office:value-type="string" office:string-value="{6.03809523809524," calcext:value-type="string">
            <text:p>{6.03809523809524,</text:p>
          </table:table-cell>
          <table:table-cell table:style-name="ce20" table:formula="of:=IF([$Step1_GenProfile.H201]; [$Step1_GenProfile.I201]*60;&quot;&quot;)" office:value-type="float" office:value="240" calcext:value-type="float">
            <text:p>240</text:p>
          </table:table-cell>
          <table:table-cell table:style-name="ce20" table:formula="of:=IF([$Step1_GenProfile.H201]; &quot;,&quot;&amp;itp&amp; IF([$Step1_GenProfile.M20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2]; &quot;{&quot;&amp;[$Step1_GenProfile.J202]&amp;&quot;,&quot;;&quot;&quot;)" office:value-type="string" office:string-value="{6.07803174603175," calcext:value-type="string">
            <text:p>{6.07803174603175,</text:p>
          </table:table-cell>
          <table:table-cell table:style-name="ce20" table:formula="of:=IF([$Step1_GenProfile.H202]; [$Step1_GenProfile.I202]*60;&quot;&quot;)" office:value-type="float" office:value="239.238095238095" calcext:value-type="float">
            <text:p>239.238095238095</text:p>
          </table:table-cell>
          <table:table-cell table:style-name="ce20" table:formula="of:=IF([$Step1_GenProfile.H202]; &quot;,&quot;&amp;itp&amp; IF([$Step1_GenProfile.M20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3]; &quot;{&quot;&amp;[$Step1_GenProfile.J203]&amp;&quot;,&quot;;&quot;&quot;)" office:value-type="string" office:string-value="{6.11780952380953," calcext:value-type="string">
            <text:p>{6.11780952380953,</text:p>
          </table:table-cell>
          <table:table-cell table:style-name="ce20" table:formula="of:=IF([$Step1_GenProfile.H203]; [$Step1_GenProfile.I203]*60;&quot;&quot;)" office:value-type="float" office:value="238.095238095238" calcext:value-type="float">
            <text:p>238.095238095238</text:p>
          </table:table-cell>
          <table:table-cell table:style-name="ce20" table:formula="of:=IF([$Step1_GenProfile.H203]; &quot;,&quot;&amp;itp&amp; IF([$Step1_GenProfile.M20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4]; &quot;{&quot;&amp;[$Step1_GenProfile.J204]&amp;&quot;,&quot;;&quot;&quot;)" office:value-type="string" office:string-value="{6.15736507936508," calcext:value-type="string">
            <text:p>{6.15736507936508,</text:p>
          </table:table-cell>
          <table:table-cell table:style-name="ce20" table:formula="of:=IF([$Step1_GenProfile.H204]; [$Step1_GenProfile.I204]*60;&quot;&quot;)" office:value-type="float" office:value="236.571428571429" calcext:value-type="float">
            <text:p>236.571428571429</text:p>
          </table:table-cell>
          <table:table-cell table:style-name="ce20" table:formula="of:=IF([$Step1_GenProfile.H204]; &quot;,&quot;&amp;itp&amp; IF([$Step1_GenProfile.M20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5]; &quot;{&quot;&amp;[$Step1_GenProfile.J205]&amp;&quot;,&quot;;&quot;&quot;)" office:value-type="string" office:string-value="{6.19663492063493," calcext:value-type="string">
            <text:p>{6.19663492063493,</text:p>
          </table:table-cell>
          <table:table-cell table:style-name="ce20" table:formula="of:=IF([$Step1_GenProfile.H205]; [$Step1_GenProfile.I205]*60;&quot;&quot;)" office:value-type="float" office:value="234.666666666667" calcext:value-type="float">
            <text:p>234.666666666667</text:p>
          </table:table-cell>
          <table:table-cell table:style-name="ce20" table:formula="of:=IF([$Step1_GenProfile.H205]; &quot;,&quot;&amp;itp&amp; IF([$Step1_GenProfile.M20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6]; &quot;{&quot;&amp;[$Step1_GenProfile.J206]&amp;&quot;,&quot;;&quot;&quot;)" office:value-type="string" office:string-value="{6.23555555555556," calcext:value-type="string">
            <text:p>{6.23555555555556,</text:p>
          </table:table-cell>
          <table:table-cell table:style-name="ce20" table:formula="of:=IF([$Step1_GenProfile.H206]; [$Step1_GenProfile.I206]*60;&quot;&quot;)" office:value-type="float" office:value="232.380952380952" calcext:value-type="float">
            <text:p>232.380952380952</text:p>
          </table:table-cell>
          <table:table-cell table:style-name="ce20" table:formula="of:=IF([$Step1_GenProfile.H206]; &quot;,&quot;&amp;itp&amp; IF([$Step1_GenProfile.M20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7]; &quot;{&quot;&amp;[$Step1_GenProfile.J207]&amp;&quot;,&quot;;&quot;&quot;)" office:value-type="string" office:string-value="{6.2740634920635," calcext:value-type="string">
            <text:p>{6.2740634920635,</text:p>
          </table:table-cell>
          <table:table-cell table:style-name="ce20" table:formula="of:=IF([$Step1_GenProfile.H207]; [$Step1_GenProfile.I207]*60;&quot;&quot;)" office:value-type="float" office:value="229.714285714286" calcext:value-type="float">
            <text:p>229.714285714286</text:p>
          </table:table-cell>
          <table:table-cell table:style-name="ce20" table:formula="of:=IF([$Step1_GenProfile.H207]; &quot;,&quot;&amp;itp&amp; IF([$Step1_GenProfile.M20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8]; &quot;{&quot;&amp;[$Step1_GenProfile.J208]&amp;&quot;,&quot;;&quot;&quot;)" office:value-type="string" office:string-value="{6.31209523809524," calcext:value-type="string">
            <text:p>{6.31209523809524,</text:p>
          </table:table-cell>
          <table:table-cell table:style-name="ce20" table:formula="of:=IF([$Step1_GenProfile.H208]; [$Step1_GenProfile.I208]*60;&quot;&quot;)" office:value-type="float" office:value="226.666666666667" calcext:value-type="float">
            <text:p>226.666666666667</text:p>
          </table:table-cell>
          <table:table-cell table:style-name="ce20" table:formula="of:=IF([$Step1_GenProfile.H208]; &quot;,&quot;&amp;itp&amp; IF([$Step1_GenProfile.M20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9]; &quot;{&quot;&amp;[$Step1_GenProfile.J209]&amp;&quot;,&quot;;&quot;&quot;)" office:value-type="string" office:string-value="{6.34958730158731," calcext:value-type="string">
            <text:p>{6.34958730158731,</text:p>
          </table:table-cell>
          <table:table-cell table:style-name="ce20" table:formula="of:=IF([$Step1_GenProfile.H209]; [$Step1_GenProfile.I209]*60;&quot;&quot;)" office:value-type="float" office:value="223.238095238095" calcext:value-type="float">
            <text:p>223.238095238095</text:p>
          </table:table-cell>
          <table:table-cell table:style-name="ce20" table:formula="of:=IF([$Step1_GenProfile.H209]; &quot;,&quot;&amp;itp&amp; IF([$Step1_GenProfile.M20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0]; &quot;{&quot;&amp;[$Step1_GenProfile.J210]&amp;&quot;,&quot;;&quot;&quot;)" office:value-type="string" office:string-value="{6.3864761904762," calcext:value-type="string">
            <text:p>{6.3864761904762,</text:p>
          </table:table-cell>
          <table:table-cell table:style-name="ce20" table:formula="of:=IF([$Step1_GenProfile.H210]; [$Step1_GenProfile.I210]*60;&quot;&quot;)" office:value-type="float" office:value="219.428571428571" calcext:value-type="float">
            <text:p>219.428571428571</text:p>
          </table:table-cell>
          <table:table-cell table:style-name="ce20" table:formula="of:=IF([$Step1_GenProfile.H210]; &quot;,&quot;&amp;itp&amp; IF([$Step1_GenProfile.M21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1]; &quot;{&quot;&amp;[$Step1_GenProfile.J211]&amp;&quot;,&quot;;&quot;&quot;)" office:value-type="string" office:string-value="{6.42269841269842," calcext:value-type="string">
            <text:p>{6.42269841269842,</text:p>
          </table:table-cell>
          <table:table-cell table:style-name="ce20" table:formula="of:=IF([$Step1_GenProfile.H211]; [$Step1_GenProfile.I211]*60;&quot;&quot;)" office:value-type="float" office:value="215.238095238095" calcext:value-type="float">
            <text:p>215.238095238095</text:p>
          </table:table-cell>
          <table:table-cell table:style-name="ce20" table:formula="of:=IF([$Step1_GenProfile.H211]; &quot;,&quot;&amp;itp&amp; IF([$Step1_GenProfile.M21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2]; &quot;{&quot;&amp;[$Step1_GenProfile.J212]&amp;&quot;,&quot;;&quot;&quot;)" office:value-type="string" office:string-value="{6.45819047619048," calcext:value-type="string">
            <text:p>{6.45819047619048,</text:p>
          </table:table-cell>
          <table:table-cell table:style-name="ce20" table:formula="of:=IF([$Step1_GenProfile.H212]; [$Step1_GenProfile.I212]*60;&quot;&quot;)" office:value-type="float" office:value="210.666666666667" calcext:value-type="float">
            <text:p>210.666666666667</text:p>
          </table:table-cell>
          <table:table-cell table:style-name="ce20" table:formula="of:=IF([$Step1_GenProfile.H212]; &quot;,&quot;&amp;itp&amp; IF([$Step1_GenProfile.M21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3]; &quot;{&quot;&amp;[$Step1_GenProfile.J213]&amp;&quot;,&quot;;&quot;&quot;)" office:value-type="string" office:string-value="{6.49288888888889," calcext:value-type="string">
            <text:p>{6.49288888888889,</text:p>
          </table:table-cell>
          <table:table-cell table:style-name="ce20" table:formula="of:=IF([$Step1_GenProfile.H213]; [$Step1_GenProfile.I213]*60;&quot;&quot;)" office:value-type="float" office:value="205.714285714286" calcext:value-type="float">
            <text:p>205.714285714286</text:p>
          </table:table-cell>
          <table:table-cell table:style-name="ce20" table:formula="of:=IF([$Step1_GenProfile.H213]; &quot;,&quot;&amp;itp&amp; IF([$Step1_GenProfile.M21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4]; &quot;{&quot;&amp;[$Step1_GenProfile.J214]&amp;&quot;,&quot;;&quot;&quot;)" office:value-type="string" office:string-value="{6.52673015873016," calcext:value-type="string">
            <text:p>{6.52673015873016,</text:p>
          </table:table-cell>
          <table:table-cell table:style-name="ce20" table:formula="of:=IF([$Step1_GenProfile.H214]; [$Step1_GenProfile.I214]*60;&quot;&quot;)" office:value-type="float" office:value="200.380952380952" calcext:value-type="float">
            <text:p>200.380952380952</text:p>
          </table:table-cell>
          <table:table-cell table:style-name="ce20" table:formula="of:=IF([$Step1_GenProfile.H214]; &quot;,&quot;&amp;itp&amp; IF([$Step1_GenProfile.M21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5]; &quot;{&quot;&amp;[$Step1_GenProfile.J215]&amp;&quot;,&quot;;&quot;&quot;)" office:value-type="string" office:string-value="{6.5596507936508," calcext:value-type="string">
            <text:p>{6.5596507936508,</text:p>
          </table:table-cell>
          <table:table-cell table:style-name="ce20" table:formula="of:=IF([$Step1_GenProfile.H215]; [$Step1_GenProfile.I215]*60;&quot;&quot;)" office:value-type="float" office:value="194.666666666667" calcext:value-type="float">
            <text:p>194.666666666667</text:p>
          </table:table-cell>
          <table:table-cell table:style-name="ce20" table:formula="of:=IF([$Step1_GenProfile.H215]; &quot;,&quot;&amp;itp&amp; IF([$Step1_GenProfile.M21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6]; &quot;{&quot;&amp;[$Step1_GenProfile.J216]&amp;&quot;,&quot;;&quot;&quot;)" office:value-type="string" office:string-value="{6.59158730158731," calcext:value-type="string">
            <text:p>{6.59158730158731,</text:p>
          </table:table-cell>
          <table:table-cell table:style-name="ce20" table:formula="of:=IF([$Step1_GenProfile.H216]; [$Step1_GenProfile.I216]*60;&quot;&quot;)" office:value-type="float" office:value="188.571428571429" calcext:value-type="float">
            <text:p>188.571428571429</text:p>
          </table:table-cell>
          <table:table-cell table:style-name="ce20" table:formula="of:=IF([$Step1_GenProfile.H216]; &quot;,&quot;&amp;itp&amp; IF([$Step1_GenProfile.M21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7]; &quot;{&quot;&amp;[$Step1_GenProfile.J217]&amp;&quot;,&quot;;&quot;&quot;)" office:value-type="string" office:string-value="{6.6224761904762," calcext:value-type="string">
            <text:p>{6.6224761904762,</text:p>
          </table:table-cell>
          <table:table-cell table:style-name="ce20" table:formula="of:=IF([$Step1_GenProfile.H217]; [$Step1_GenProfile.I217]*60;&quot;&quot;)" office:value-type="float" office:value="182.095238095238" calcext:value-type="float">
            <text:p>182.095238095238</text:p>
          </table:table-cell>
          <table:table-cell table:style-name="ce20" table:formula="of:=IF([$Step1_GenProfile.H217]; &quot;,&quot;&amp;itp&amp; IF([$Step1_GenProfile.M21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8]; &quot;{&quot;&amp;[$Step1_GenProfile.J218]&amp;&quot;,&quot;;&quot;&quot;)" office:value-type="string" office:string-value="{6.65225396825397," calcext:value-type="string">
            <text:p>{6.65225396825397,</text:p>
          </table:table-cell>
          <table:table-cell table:style-name="ce20" table:formula="of:=IF([$Step1_GenProfile.H218]; [$Step1_GenProfile.I218]*60;&quot;&quot;)" office:value-type="float" office:value="175.238095238095" calcext:value-type="float">
            <text:p>175.238095238095</text:p>
          </table:table-cell>
          <table:table-cell table:style-name="ce20" table:formula="of:=IF([$Step1_GenProfile.H218]; &quot;,&quot;&amp;itp&amp; IF([$Step1_GenProfile.M21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9]; &quot;{&quot;&amp;[$Step1_GenProfile.J219]&amp;&quot;,&quot;;&quot;&quot;)" office:value-type="string" office:string-value="{6.68085714285715," calcext:value-type="string">
            <text:p>{6.68085714285715,</text:p>
          </table:table-cell>
          <table:table-cell table:style-name="ce20" table:formula="of:=IF([$Step1_GenProfile.H219]; [$Step1_GenProfile.I219]*60;&quot;&quot;)" office:value-type="float" office:value="168" calcext:value-type="float">
            <text:p>168</text:p>
          </table:table-cell>
          <table:table-cell table:style-name="ce20" table:formula="of:=IF([$Step1_GenProfile.H219]; &quot;,&quot;&amp;itp&amp; IF([$Step1_GenProfile.M21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0]; &quot;{&quot;&amp;[$Step1_GenProfile.J220]&amp;&quot;,&quot;;&quot;&quot;)" office:value-type="string" office:string-value="{6.70822222222223," calcext:value-type="string">
            <text:p>{6.70822222222223,</text:p>
          </table:table-cell>
          <table:table-cell table:style-name="ce20" table:formula="of:=IF([$Step1_GenProfile.H220]; [$Step1_GenProfile.I220]*60;&quot;&quot;)" office:value-type="float" office:value="160.380952380952" calcext:value-type="float">
            <text:p>160.380952380952</text:p>
          </table:table-cell>
          <table:table-cell table:style-name="ce20" table:formula="of:=IF([$Step1_GenProfile.H220]; &quot;,&quot;&amp;itp&amp; IF([$Step1_GenProfile.M22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1]; &quot;{&quot;&amp;[$Step1_GenProfile.J221]&amp;&quot;,&quot;;&quot;&quot;)" office:value-type="string" office:string-value="{6.73428571428572," calcext:value-type="string">
            <text:p>{6.73428571428572,</text:p>
          </table:table-cell>
          <table:table-cell table:style-name="ce20" table:formula="of:=IF([$Step1_GenProfile.H221]; [$Step1_GenProfile.I221]*60;&quot;&quot;)" office:value-type="float" office:value="152.380952380952" calcext:value-type="float">
            <text:p>152.380952380952</text:p>
          </table:table-cell>
          <table:table-cell table:style-name="ce20" table:formula="of:=IF([$Step1_GenProfile.H221]; &quot;,&quot;&amp;itp&amp; IF([$Step1_GenProfile.M22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2]; &quot;{&quot;&amp;[$Step1_GenProfile.J222]&amp;&quot;,&quot;;&quot;&quot;)" office:value-type="string" office:string-value="{6.75901587301588," calcext:value-type="string">
            <text:p>{6.75901587301588,</text:p>
          </table:table-cell>
          <table:table-cell table:style-name="ce20" table:formula="of:=IF([$Step1_GenProfile.H222]; [$Step1_GenProfile.I222]*60;&quot;&quot;)" office:value-type="float" office:value="144.380952380952" calcext:value-type="float">
            <text:p>144.380952380952</text:p>
          </table:table-cell>
          <table:table-cell table:style-name="ce20" table:formula="of:=IF([$Step1_GenProfile.H222]; &quot;,&quot;&amp;itp&amp; IF([$Step1_GenProfile.M22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3]; &quot;{&quot;&amp;[$Step1_GenProfile.J223]&amp;&quot;,&quot;;&quot;&quot;)" office:value-type="string" office:string-value="{6.7824126984127," calcext:value-type="string">
            <text:p>{6.7824126984127,</text:p>
          </table:table-cell>
          <table:table-cell table:style-name="ce20" table:formula="of:=IF([$Step1_GenProfile.H223]; [$Step1_GenProfile.I223]*60;&quot;&quot;)" office:value-type="float" office:value="136.380952380952" calcext:value-type="float">
            <text:p>136.380952380952</text:p>
          </table:table-cell>
          <table:table-cell table:style-name="ce20" table:formula="of:=IF([$Step1_GenProfile.H223]; &quot;,&quot;&amp;itp&amp; IF([$Step1_GenProfile.M22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4]; &quot;{&quot;&amp;[$Step1_GenProfile.J224]&amp;&quot;,&quot;;&quot;&quot;)" office:value-type="string" office:string-value="{6.8044761904762," calcext:value-type="string">
            <text:p>{6.8044761904762,</text:p>
          </table:table-cell>
          <table:table-cell table:style-name="ce20" table:formula="of:=IF([$Step1_GenProfile.H224]; [$Step1_GenProfile.I224]*60;&quot;&quot;)" office:value-type="float" office:value="128.380952380952" calcext:value-type="float">
            <text:p>128.380952380952</text:p>
          </table:table-cell>
          <table:table-cell table:style-name="ce20" table:formula="of:=IF([$Step1_GenProfile.H224]; &quot;,&quot;&amp;itp&amp; IF([$Step1_GenProfile.M22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5]; &quot;{&quot;&amp;[$Step1_GenProfile.J225]&amp;&quot;,&quot;;&quot;&quot;)" office:value-type="string" office:string-value="{6.82520634920636," calcext:value-type="string">
            <text:p>{6.82520634920636,</text:p>
          </table:table-cell>
          <table:table-cell table:style-name="ce20" table:formula="of:=IF([$Step1_GenProfile.H225]; [$Step1_GenProfile.I225]*60;&quot;&quot;)" office:value-type="float" office:value="120.380952380952" calcext:value-type="float">
            <text:p>120.380952380952</text:p>
          </table:table-cell>
          <table:table-cell table:style-name="ce20" table:formula="of:=IF([$Step1_GenProfile.H225]; &quot;,&quot;&amp;itp&amp; IF([$Step1_GenProfile.M22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6]; &quot;{&quot;&amp;[$Step1_GenProfile.J226]&amp;&quot;,&quot;;&quot;&quot;)" office:value-type="string" office:string-value="{6.84460317460318," calcext:value-type="string">
            <text:p>{6.84460317460318,</text:p>
          </table:table-cell>
          <table:table-cell table:style-name="ce20" table:formula="of:=IF([$Step1_GenProfile.H226]; [$Step1_GenProfile.I226]*60;&quot;&quot;)" office:value-type="float" office:value="112.380952380952" calcext:value-type="float">
            <text:p>112.380952380952</text:p>
          </table:table-cell>
          <table:table-cell table:style-name="ce20" table:formula="of:=IF([$Step1_GenProfile.H226]; &quot;,&quot;&amp;itp&amp; IF([$Step1_GenProfile.M22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7]; &quot;{&quot;&amp;[$Step1_GenProfile.J227]&amp;&quot;,&quot;;&quot;&quot;)" office:value-type="string" office:string-value="{6.86266666666667," calcext:value-type="string">
            <text:p>{6.86266666666667,</text:p>
          </table:table-cell>
          <table:table-cell table:style-name="ce20" table:formula="of:=IF([$Step1_GenProfile.H227]; [$Step1_GenProfile.I227]*60;&quot;&quot;)" office:value-type="float" office:value="104.380952380952" calcext:value-type="float">
            <text:p>104.380952380952</text:p>
          </table:table-cell>
          <table:table-cell table:style-name="ce20" table:formula="of:=IF([$Step1_GenProfile.H227]; &quot;,&quot;&amp;itp&amp; IF([$Step1_GenProfile.M22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8]; &quot;{&quot;&amp;[$Step1_GenProfile.J228]&amp;&quot;,&quot;;&quot;&quot;)" office:value-type="string" office:string-value="{6.87939682539683," calcext:value-type="string">
            <text:p>{6.87939682539683,</text:p>
          </table:table-cell>
          <table:table-cell table:style-name="ce20" table:formula="of:=IF([$Step1_GenProfile.H228]; [$Step1_GenProfile.I228]*60;&quot;&quot;)" office:value-type="float" office:value="96.3809523809524" calcext:value-type="float">
            <text:p>96.3809523809524</text:p>
          </table:table-cell>
          <table:table-cell table:style-name="ce20" table:formula="of:=IF([$Step1_GenProfile.H228]; &quot;,&quot;&amp;itp&amp; IF([$Step1_GenProfile.M22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9]; &quot;{&quot;&amp;[$Step1_GenProfile.J229]&amp;&quot;,&quot;;&quot;&quot;)" office:value-type="string" office:string-value="{6.89479365079366," calcext:value-type="string">
            <text:p>{6.89479365079366,</text:p>
          </table:table-cell>
          <table:table-cell table:style-name="ce20" table:formula="of:=IF([$Step1_GenProfile.H229]; [$Step1_GenProfile.I229]*60;&quot;&quot;)" office:value-type="float" office:value="88.3809523809524" calcext:value-type="float">
            <text:p>88.3809523809524</text:p>
          </table:table-cell>
          <table:table-cell table:style-name="ce20" table:formula="of:=IF([$Step1_GenProfile.H229]; &quot;,&quot;&amp;itp&amp; IF([$Step1_GenProfile.M22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0]; &quot;{&quot;&amp;[$Step1_GenProfile.J230]&amp;&quot;,&quot;;&quot;&quot;)" office:value-type="string" office:string-value="{6.90885714285715," calcext:value-type="string">
            <text:p>{6.90885714285715,</text:p>
          </table:table-cell>
          <table:table-cell table:style-name="ce20" table:formula="of:=IF([$Step1_GenProfile.H230]; [$Step1_GenProfile.I230]*60;&quot;&quot;)" office:value-type="float" office:value="80.3809523809524" calcext:value-type="float">
            <text:p>80.3809523809524</text:p>
          </table:table-cell>
          <table:table-cell table:style-name="ce20" table:formula="of:=IF([$Step1_GenProfile.H230]; &quot;,&quot;&amp;itp&amp; IF([$Step1_GenProfile.M23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1]; &quot;{&quot;&amp;[$Step1_GenProfile.J231]&amp;&quot;,&quot;;&quot;&quot;)" office:value-type="string" office:string-value="{6.92158730158731," calcext:value-type="string">
            <text:p>{6.92158730158731,</text:p>
          </table:table-cell>
          <table:table-cell table:style-name="ce20" table:formula="of:=IF([$Step1_GenProfile.H231]; [$Step1_GenProfile.I231]*60;&quot;&quot;)" office:value-type="float" office:value="72.3809523809524" calcext:value-type="float">
            <text:p>72.3809523809524</text:p>
          </table:table-cell>
          <table:table-cell table:style-name="ce20" table:formula="of:=IF([$Step1_GenProfile.H231]; &quot;,&quot;&amp;itp&amp; IF([$Step1_GenProfile.M23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2]; &quot;{&quot;&amp;[$Step1_GenProfile.J232]&amp;&quot;,&quot;;&quot;&quot;)" office:value-type="string" office:string-value="{6.93304761904763," calcext:value-type="string">
            <text:p>{6.93304761904763,</text:p>
          </table:table-cell>
          <table:table-cell table:style-name="ce20" table:formula="of:=IF([$Step1_GenProfile.H232]; [$Step1_GenProfile.I232]*60;&quot;&quot;)" office:value-type="float" office:value="65.1428571428572" calcext:value-type="float">
            <text:p>65.1428571428572</text:p>
          </table:table-cell>
          <table:table-cell table:style-name="ce20" table:formula="of:=IF([$Step1_GenProfile.H232]; &quot;,&quot;&amp;itp&amp; IF([$Step1_GenProfile.M23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3]; &quot;{&quot;&amp;[$Step1_GenProfile.J233]&amp;&quot;,&quot;;&quot;&quot;)" office:value-type="string" office:string-value="{6.94333333333334," calcext:value-type="string">
            <text:p>{6.94333333333334,</text:p>
          </table:table-cell>
          <table:table-cell table:style-name="ce20" table:formula="of:=IF([$Step1_GenProfile.H233]; [$Step1_GenProfile.I233]*60;&quot;&quot;)" office:value-type="float" office:value="58.2857142857143" calcext:value-type="float">
            <text:p>58.2857142857143</text:p>
          </table:table-cell>
          <table:table-cell table:style-name="ce20" table:formula="of:=IF([$Step1_GenProfile.H233]; &quot;,&quot;&amp;itp&amp; IF([$Step1_GenProfile.M23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4]; &quot;{&quot;&amp;[$Step1_GenProfile.J234]&amp;&quot;,&quot;;&quot;&quot;)" office:value-type="string" office:string-value="{6.95250793650794," calcext:value-type="string">
            <text:p>{6.95250793650794,</text:p>
          </table:table-cell>
          <table:table-cell table:style-name="ce20" table:formula="of:=IF([$Step1_GenProfile.H234]; [$Step1_GenProfile.I234]*60;&quot;&quot;)" office:value-type="float" office:value="51.8095238095238" calcext:value-type="float">
            <text:p>51.8095238095238</text:p>
          </table:table-cell>
          <table:table-cell table:style-name="ce20" table:formula="of:=IF([$Step1_GenProfile.H234]; &quot;,&quot;&amp;itp&amp; IF([$Step1_GenProfile.M23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5]; &quot;{&quot;&amp;[$Step1_GenProfile.J235]&amp;&quot;,&quot;;&quot;&quot;)" office:value-type="string" office:string-value="{6.96063492063493," calcext:value-type="string">
            <text:p>{6.96063492063493,</text:p>
          </table:table-cell>
          <table:table-cell table:style-name="ce20" table:formula="of:=IF([$Step1_GenProfile.H235]; [$Step1_GenProfile.I235]*60;&quot;&quot;)" office:value-type="float" office:value="45.7142857142858" calcext:value-type="float">
            <text:p>45.7142857142858</text:p>
          </table:table-cell>
          <table:table-cell table:style-name="ce20" table:formula="of:=IF([$Step1_GenProfile.H235]; &quot;,&quot;&amp;itp&amp; IF([$Step1_GenProfile.M23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6]; &quot;{&quot;&amp;[$Step1_GenProfile.J236]&amp;&quot;,&quot;;&quot;&quot;)" office:value-type="string" office:string-value="{6.96777777777778," calcext:value-type="string">
            <text:p>{6.96777777777778,</text:p>
          </table:table-cell>
          <table:table-cell table:style-name="ce20" table:formula="of:=IF([$Step1_GenProfile.H236]; [$Step1_GenProfile.I236]*60;&quot;&quot;)" office:value-type="float" office:value="40" calcext:value-type="float">
            <text:p>40</text:p>
          </table:table-cell>
          <table:table-cell table:style-name="ce20" table:formula="of:=IF([$Step1_GenProfile.H236]; &quot;,&quot;&amp;itp&amp; IF([$Step1_GenProfile.M23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7]; &quot;{&quot;&amp;[$Step1_GenProfile.J237]&amp;&quot;,&quot;;&quot;&quot;)" office:value-type="string" office:string-value="{6.97400000000001," calcext:value-type="string">
            <text:p>{6.97400000000001,</text:p>
          </table:table-cell>
          <table:table-cell table:style-name="ce20" table:formula="of:=IF([$Step1_GenProfile.H237]; [$Step1_GenProfile.I237]*60;&quot;&quot;)" office:value-type="float" office:value="34.6666666666667" calcext:value-type="float">
            <text:p>34.6666666666667</text:p>
          </table:table-cell>
          <table:table-cell table:style-name="ce20" table:formula="of:=IF([$Step1_GenProfile.H237]; &quot;,&quot;&amp;itp&amp; IF([$Step1_GenProfile.M23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8]; &quot;{&quot;&amp;[$Step1_GenProfile.J238]&amp;&quot;,&quot;;&quot;&quot;)" office:value-type="string" office:string-value="{6.97936507936509," calcext:value-type="string">
            <text:p>{6.97936507936509,</text:p>
          </table:table-cell>
          <table:table-cell table:style-name="ce20" table:formula="of:=IF([$Step1_GenProfile.H238]; [$Step1_GenProfile.I238]*60;&quot;&quot;)" office:value-type="float" office:value="29.7142857142857" calcext:value-type="float">
            <text:p>29.7142857142857</text:p>
          </table:table-cell>
          <table:table-cell table:style-name="ce20" table:formula="of:=IF([$Step1_GenProfile.H238]; &quot;,&quot;&amp;itp&amp; IF([$Step1_GenProfile.M23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9]; &quot;{&quot;&amp;[$Step1_GenProfile.J239]&amp;&quot;,&quot;;&quot;&quot;)" office:value-type="string" office:string-value="{6.98393650793651," calcext:value-type="string">
            <text:p>{6.98393650793651,</text:p>
          </table:table-cell>
          <table:table-cell table:style-name="ce20" table:formula="of:=IF([$Step1_GenProfile.H239]; [$Step1_GenProfile.I239]*60;&quot;&quot;)" office:value-type="float" office:value="25.1428571428572" calcext:value-type="float">
            <text:p>25.1428571428572</text:p>
          </table:table-cell>
          <table:table-cell table:style-name="ce20" table:formula="of:=IF([$Step1_GenProfile.H239]; &quot;,&quot;&amp;itp&amp; IF([$Step1_GenProfile.M23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0]; &quot;{&quot;&amp;[$Step1_GenProfile.J240]&amp;&quot;,&quot;;&quot;&quot;)" office:value-type="string" office:string-value="{6.98777777777778," calcext:value-type="string">
            <text:p>{6.98777777777778,</text:p>
          </table:table-cell>
          <table:table-cell table:style-name="ce20" table:formula="of:=IF([$Step1_GenProfile.H240]; [$Step1_GenProfile.I240]*60;&quot;&quot;)" office:value-type="float" office:value="20.952380952381" calcext:value-type="float">
            <text:p>20.952380952381</text:p>
          </table:table-cell>
          <table:table-cell table:style-name="ce20" table:formula="of:=IF([$Step1_GenProfile.H240]; &quot;,&quot;&amp;itp&amp; IF([$Step1_GenProfile.M24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1]; &quot;{&quot;&amp;[$Step1_GenProfile.J241]&amp;&quot;,&quot;;&quot;&quot;)" office:value-type="string" office:string-value="{6.99095238095239," calcext:value-type="string">
            <text:p>{6.99095238095239,</text:p>
          </table:table-cell>
          <table:table-cell table:style-name="ce20" table:formula="of:=IF([$Step1_GenProfile.H241]; [$Step1_GenProfile.I241]*60;&quot;&quot;)" office:value-type="float" office:value="17.1428571428572" calcext:value-type="float">
            <text:p>17.1428571428572</text:p>
          </table:table-cell>
          <table:table-cell table:style-name="ce20" table:formula="of:=IF([$Step1_GenProfile.H241]; &quot;,&quot;&amp;itp&amp; IF([$Step1_GenProfile.M241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2]; &quot;{&quot;&amp;[$Step1_GenProfile.J242]&amp;&quot;,&quot;;&quot;&quot;)" office:value-type="string" office:string-value="{6.99352380952382," calcext:value-type="string">
            <text:p>{6.99352380952382,</text:p>
          </table:table-cell>
          <table:table-cell table:style-name="ce20" table:formula="of:=IF([$Step1_GenProfile.H242]; [$Step1_GenProfile.I242]*60;&quot;&quot;)" office:value-type="float" office:value="13.7142857142857" calcext:value-type="float">
            <text:p>13.7142857142857</text:p>
          </table:table-cell>
          <table:table-cell table:style-name="ce20" table:formula="of:=IF([$Step1_GenProfile.H242]; &quot;,&quot;&amp;itp&amp; IF([$Step1_GenProfile.M242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3]; &quot;{&quot;&amp;[$Step1_GenProfile.J243]&amp;&quot;,&quot;;&quot;&quot;)" office:value-type="string" office:string-value="{6.99555555555556," calcext:value-type="string">
            <text:p>{6.99555555555556,</text:p>
          </table:table-cell>
          <table:table-cell table:style-name="ce20" table:formula="of:=IF([$Step1_GenProfile.H243]; [$Step1_GenProfile.I243]*60;&quot;&quot;)" office:value-type="float" office:value="10.6666666666667" calcext:value-type="float">
            <text:p>10.6666666666667</text:p>
          </table:table-cell>
          <table:table-cell table:style-name="ce20" table:formula="of:=IF([$Step1_GenProfile.H243]; &quot;,&quot;&amp;itp&amp; IF([$Step1_GenProfile.M243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4]; &quot;{&quot;&amp;[$Step1_GenProfile.J244]&amp;&quot;,&quot;;&quot;&quot;)" office:value-type="string" office:string-value="{6.99711111111112," calcext:value-type="string">
            <text:p>{6.99711111111112,</text:p>
          </table:table-cell>
          <table:table-cell table:style-name="ce20" table:formula="of:=IF([$Step1_GenProfile.H244]; [$Step1_GenProfile.I244]*60;&quot;&quot;)" office:value-type="float" office:value="8.00000000000002" calcext:value-type="float">
            <text:p>8.00000000000002</text:p>
          </table:table-cell>
          <table:table-cell table:style-name="ce20" table:formula="of:=IF([$Step1_GenProfile.H244]; &quot;,&quot;&amp;itp&amp; IF([$Step1_GenProfile.M244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5]; &quot;{&quot;&amp;[$Step1_GenProfile.J245]&amp;&quot;,&quot;;&quot;&quot;)" office:value-type="string" office:string-value="{6.99825396825398," calcext:value-type="string">
            <text:p>{6.99825396825398,</text:p>
          </table:table-cell>
          <table:table-cell table:style-name="ce20" table:formula="of:=IF([$Step1_GenProfile.H245]; [$Step1_GenProfile.I245]*60;&quot;&quot;)" office:value-type="float" office:value="5.71428571428573" calcext:value-type="float">
            <text:p>5.71428571428573</text:p>
          </table:table-cell>
          <table:table-cell table:style-name="ce20" table:formula="of:=IF([$Step1_GenProfile.H245]; &quot;,&quot;&amp;itp&amp; IF([$Step1_GenProfile.M245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6]; &quot;{&quot;&amp;[$Step1_GenProfile.J246]&amp;&quot;,&quot;;&quot;&quot;)" office:value-type="string" office:string-value="{6.99904761904763," calcext:value-type="string">
            <text:p>{6.99904761904763,</text:p>
          </table:table-cell>
          <table:table-cell table:style-name="ce20" table:formula="of:=IF([$Step1_GenProfile.H246]; [$Step1_GenProfile.I246]*60;&quot;&quot;)" office:value-type="float" office:value="3.80952380952382" calcext:value-type="float">
            <text:p>3.80952380952382</text:p>
          </table:table-cell>
          <table:table-cell table:style-name="ce20" table:formula="of:=IF([$Step1_GenProfile.H246]; &quot;,&quot;&amp;itp&amp; IF([$Step1_GenProfile.M246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7]; &quot;{&quot;&amp;[$Step1_GenProfile.J247]&amp;&quot;,&quot;;&quot;&quot;)" office:value-type="string" office:string-value="{6.99955555555556," calcext:value-type="string">
            <text:p>{6.99955555555556,</text:p>
          </table:table-cell>
          <table:table-cell table:style-name="ce20" table:formula="of:=IF([$Step1_GenProfile.H247]; [$Step1_GenProfile.I247]*60;&quot;&quot;)" office:value-type="float" office:value="2.2857142857143" calcext:value-type="float">
            <text:p>2.2857142857143</text:p>
          </table:table-cell>
          <table:table-cell table:style-name="ce20" table:formula="of:=IF([$Step1_GenProfile.H247]; &quot;,&quot;&amp;itp&amp; IF([$Step1_GenProfile.M247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8]; &quot;{&quot;&amp;[$Step1_GenProfile.J248]&amp;&quot;,&quot;;&quot;&quot;)" office:value-type="string" office:string-value="{6.99984126984128," calcext:value-type="string">
            <text:p>{6.99984126984128,</text:p>
          </table:table-cell>
          <table:table-cell table:style-name="ce20" table:formula="of:=IF([$Step1_GenProfile.H248]; [$Step1_GenProfile.I248]*60;&quot;&quot;)" office:value-type="float" office:value="1.14285714285715" calcext:value-type="float">
            <text:p>1.14285714285715</text:p>
          </table:table-cell>
          <table:table-cell table:style-name="ce20" table:formula="of:=IF([$Step1_GenProfile.H248]; &quot;,&quot;&amp;itp&amp; IF([$Step1_GenProfile.M248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9]; &quot;{&quot;&amp;[$Step1_GenProfile.J249]&amp;&quot;,&quot;;&quot;&quot;)" office:value-type="string" office:string-value="{6.99996825396826," calcext:value-type="string">
            <text:p>{6.99996825396826,</text:p>
          </table:table-cell>
          <table:table-cell table:style-name="ce20" table:formula="of:=IF([$Step1_GenProfile.H249]; [$Step1_GenProfile.I249]*60;&quot;&quot;)" office:value-type="float" office:value="0.380952380952386" calcext:value-type="float">
            <text:p>0.380952380952386</text:p>
          </table:table-cell>
          <table:table-cell table:style-name="ce20" table:formula="of:=IF([$Step1_GenProfile.H249]; &quot;,&quot;&amp;itp&amp; IF([$Step1_GenProfile.M249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0]; &quot;{&quot;&amp;[$Step1_GenProfile.J250]&amp;&quot;,&quot;;&quot;&quot;)" office:value-type="string" office:string-value="{7.00000000000001," calcext:value-type="string">
            <text:p>{7.00000000000001,</text:p>
          </table:table-cell>
          <table:table-cell table:style-name="ce20" table:formula="of:=IF([$Step1_GenProfile.H250]; [$Step1_GenProfile.I250]*60;&quot;&quot;)" office:value-type="float" office:value="2.37904933848248E-015" calcext:value-type="float">
            <text:p>2.37904933848248E-15</text:p>
          </table:table-cell>
          <table:table-cell table:style-name="ce20" table:formula="of:=IF([$Step1_GenProfile.H250]; &quot;,&quot;&amp;itp&amp; IF([$Step1_GenProfile.M250];&quot;}};&quot;;&quot;},&quot;); &quot;&quot;)" office:value-type="string" office:string-value=",10}," calcext:value-type="string">
            <text:p>,10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1]; &quot;{&quot;&amp;[$Step1_GenProfile.J251]&amp;&quot;,&quot;;&quot;&quot;)" office:value-type="string" office:string-value="{7.00000000000001," calcext:value-type="string">
            <text:p>{7.00000000000001,</text:p>
          </table:table-cell>
          <table:table-cell table:style-name="ce20" table:formula="of:=IF([$Step1_GenProfile.H251]; [$Step1_GenProfile.I251]*60;&quot;&quot;)" office:value-type="float" office:value="0" calcext:value-type="float">
            <text:p>0</text:p>
          </table:table-cell>
          <table:table-cell table:style-name="ce20" table:formula="of:=IF([$Step1_GenProfile.H251]; &quot;,&quot;&amp;itp&amp; IF([$Step1_GenProfile.M251];&quot;}};&quot;;&quot;},&quot;); &quot;&quot;)" office:value-type="string" office:string-value=",10}};" calcext:value-type="string">
            <text:p>,10}};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2]; &quot;{&quot;&amp;[$Step1_GenProfile.J252]&amp;&quot;,&quot;;&quot;&quot;)">
            <text:p/>
          </table:table-cell>
          <table:table-cell table:style-name="ce20" table:formula="of:=IF([$Step1_GenProfile.H252]; [$Step1_GenProfile.I252]*60;&quot;&quot;)">
            <text:p/>
          </table:table-cell>
          <table:table-cell table:style-name="ce20" table:formula="of:=IF([$Step1_GenProfile.H252]; &quot;,&quot;&amp;itp&amp; IF([$Step1_GenProfile.M25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3]; &quot;{&quot;&amp;[$Step1_GenProfile.J253]&amp;&quot;,&quot;;&quot;&quot;)">
            <text:p/>
          </table:table-cell>
          <table:table-cell table:style-name="ce20" table:formula="of:=IF([$Step1_GenProfile.H253]; [$Step1_GenProfile.I253]*60;&quot;&quot;)">
            <text:p/>
          </table:table-cell>
          <table:table-cell table:style-name="ce20" table:formula="of:=IF([$Step1_GenProfile.H253]; &quot;,&quot;&amp;itp&amp; IF([$Step1_GenProfile.M25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4]; &quot;{&quot;&amp;[$Step1_GenProfile.J254]&amp;&quot;,&quot;;&quot;&quot;)">
            <text:p/>
          </table:table-cell>
          <table:table-cell table:style-name="ce20" table:formula="of:=IF([$Step1_GenProfile.H254]; [$Step1_GenProfile.I254]*60;&quot;&quot;)">
            <text:p/>
          </table:table-cell>
          <table:table-cell table:style-name="ce20" table:formula="of:=IF([$Step1_GenProfile.H254]; &quot;,&quot;&amp;itp&amp; IF([$Step1_GenProfile.M25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5]; &quot;{&quot;&amp;[$Step1_GenProfile.J255]&amp;&quot;,&quot;;&quot;&quot;)">
            <text:p/>
          </table:table-cell>
          <table:table-cell table:style-name="ce20" table:formula="of:=IF([$Step1_GenProfile.H255]; [$Step1_GenProfile.I255]*60;&quot;&quot;)">
            <text:p/>
          </table:table-cell>
          <table:table-cell table:style-name="ce20" table:formula="of:=IF([$Step1_GenProfile.H255]; &quot;,&quot;&amp;itp&amp; IF([$Step1_GenProfile.M25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6]; &quot;{&quot;&amp;[$Step1_GenProfile.J256]&amp;&quot;,&quot;;&quot;&quot;)">
            <text:p/>
          </table:table-cell>
          <table:table-cell table:style-name="ce20" table:formula="of:=IF([$Step1_GenProfile.H256]; [$Step1_GenProfile.I256]*60;&quot;&quot;)">
            <text:p/>
          </table:table-cell>
          <table:table-cell table:style-name="ce20" table:formula="of:=IF([$Step1_GenProfile.H256]; &quot;,&quot;&amp;itp&amp; IF([$Step1_GenProfile.M25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7]; &quot;{&quot;&amp;[$Step1_GenProfile.J257]&amp;&quot;,&quot;;&quot;&quot;)">
            <text:p/>
          </table:table-cell>
          <table:table-cell table:style-name="ce20" table:formula="of:=IF([$Step1_GenProfile.H257]; [$Step1_GenProfile.I257]*60;&quot;&quot;)">
            <text:p/>
          </table:table-cell>
          <table:table-cell table:style-name="ce20" table:formula="of:=IF([$Step1_GenProfile.H257]; &quot;,&quot;&amp;itp&amp; IF([$Step1_GenProfile.M25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8]; &quot;{&quot;&amp;[$Step1_GenProfile.J258]&amp;&quot;,&quot;;&quot;&quot;)">
            <text:p/>
          </table:table-cell>
          <table:table-cell table:style-name="ce20" table:formula="of:=IF([$Step1_GenProfile.H258]; [$Step1_GenProfile.I258]*60;&quot;&quot;)">
            <text:p/>
          </table:table-cell>
          <table:table-cell table:style-name="ce20" table:formula="of:=IF([$Step1_GenProfile.H258]; &quot;,&quot;&amp;itp&amp; IF([$Step1_GenProfile.M25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9]; &quot;{&quot;&amp;[$Step1_GenProfile.J259]&amp;&quot;,&quot;;&quot;&quot;)">
            <text:p/>
          </table:table-cell>
          <table:table-cell table:style-name="ce20" table:formula="of:=IF([$Step1_GenProfile.H259]; [$Step1_GenProfile.I259]*60;&quot;&quot;)">
            <text:p/>
          </table:table-cell>
          <table:table-cell table:style-name="ce20" table:formula="of:=IF([$Step1_GenProfile.H259]; &quot;,&quot;&amp;itp&amp; IF([$Step1_GenProfile.M25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0]; &quot;{&quot;&amp;[$Step1_GenProfile.J260]&amp;&quot;,&quot;;&quot;&quot;)">
            <text:p/>
          </table:table-cell>
          <table:table-cell table:style-name="ce20" table:formula="of:=IF([$Step1_GenProfile.H260]; [$Step1_GenProfile.I260]*60;&quot;&quot;)">
            <text:p/>
          </table:table-cell>
          <table:table-cell table:style-name="ce20" table:formula="of:=IF([$Step1_GenProfile.H260]; &quot;,&quot;&amp;itp&amp; IF([$Step1_GenProfile.M26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1]; &quot;{&quot;&amp;[$Step1_GenProfile.J261]&amp;&quot;,&quot;;&quot;&quot;)">
            <text:p/>
          </table:table-cell>
          <table:table-cell table:style-name="ce20" table:formula="of:=IF([$Step1_GenProfile.H261]; [$Step1_GenProfile.I261]*60;&quot;&quot;)">
            <text:p/>
          </table:table-cell>
          <table:table-cell table:style-name="ce20" table:formula="of:=IF([$Step1_GenProfile.H261]; &quot;,&quot;&amp;itp&amp; IF([$Step1_GenProfile.M26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2]; &quot;{&quot;&amp;[$Step1_GenProfile.J262]&amp;&quot;,&quot;;&quot;&quot;)">
            <text:p/>
          </table:table-cell>
          <table:table-cell table:style-name="ce20" table:formula="of:=IF([$Step1_GenProfile.H262]; [$Step1_GenProfile.I262]*60;&quot;&quot;)">
            <text:p/>
          </table:table-cell>
          <table:table-cell table:style-name="ce20" table:formula="of:=IF([$Step1_GenProfile.H262]; &quot;,&quot;&amp;itp&amp; IF([$Step1_GenProfile.M26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3]; &quot;{&quot;&amp;[$Step1_GenProfile.J263]&amp;&quot;,&quot;;&quot;&quot;)">
            <text:p/>
          </table:table-cell>
          <table:table-cell table:style-name="ce20" table:formula="of:=IF([$Step1_GenProfile.H263]; [$Step1_GenProfile.I263]*60;&quot;&quot;)">
            <text:p/>
          </table:table-cell>
          <table:table-cell table:style-name="ce20" table:formula="of:=IF([$Step1_GenProfile.H263]; &quot;,&quot;&amp;itp&amp; IF([$Step1_GenProfile.M26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4]; &quot;{&quot;&amp;[$Step1_GenProfile.J264]&amp;&quot;,&quot;;&quot;&quot;)">
            <text:p/>
          </table:table-cell>
          <table:table-cell table:style-name="ce20" table:formula="of:=IF([$Step1_GenProfile.H264]; [$Step1_GenProfile.I264]*60;&quot;&quot;)">
            <text:p/>
          </table:table-cell>
          <table:table-cell table:style-name="ce20" table:formula="of:=IF([$Step1_GenProfile.H264]; &quot;,&quot;&amp;itp&amp; IF([$Step1_GenProfile.M26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5]; &quot;{&quot;&amp;[$Step1_GenProfile.J265]&amp;&quot;,&quot;;&quot;&quot;)">
            <text:p/>
          </table:table-cell>
          <table:table-cell table:style-name="ce20" table:formula="of:=IF([$Step1_GenProfile.H265]; [$Step1_GenProfile.I265]*60;&quot;&quot;)">
            <text:p/>
          </table:table-cell>
          <table:table-cell table:style-name="ce20" table:formula="of:=IF([$Step1_GenProfile.H265]; &quot;,&quot;&amp;itp&amp; IF([$Step1_GenProfile.M26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6]; &quot;{&quot;&amp;[$Step1_GenProfile.J266]&amp;&quot;,&quot;;&quot;&quot;)">
            <text:p/>
          </table:table-cell>
          <table:table-cell table:style-name="ce20" table:formula="of:=IF([$Step1_GenProfile.H266]; [$Step1_GenProfile.I266]*60;&quot;&quot;)">
            <text:p/>
          </table:table-cell>
          <table:table-cell table:style-name="ce20" table:formula="of:=IF([$Step1_GenProfile.H266]; &quot;,&quot;&amp;itp&amp; IF([$Step1_GenProfile.M26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7]; &quot;{&quot;&amp;[$Step1_GenProfile.J267]&amp;&quot;,&quot;;&quot;&quot;)">
            <text:p/>
          </table:table-cell>
          <table:table-cell table:style-name="ce20" table:formula="of:=IF([$Step1_GenProfile.H267]; [$Step1_GenProfile.I267]*60;&quot;&quot;)">
            <text:p/>
          </table:table-cell>
          <table:table-cell table:style-name="ce20" table:formula="of:=IF([$Step1_GenProfile.H267]; &quot;,&quot;&amp;itp&amp; IF([$Step1_GenProfile.M26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8]; &quot;{&quot;&amp;[$Step1_GenProfile.J268]&amp;&quot;,&quot;;&quot;&quot;)">
            <text:p/>
          </table:table-cell>
          <table:table-cell table:style-name="ce20" table:formula="of:=IF([$Step1_GenProfile.H268]; [$Step1_GenProfile.I268]*60;&quot;&quot;)">
            <text:p/>
          </table:table-cell>
          <table:table-cell table:style-name="ce20" table:formula="of:=IF([$Step1_GenProfile.H268]; &quot;,&quot;&amp;itp&amp; IF([$Step1_GenProfile.M26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9]; &quot;{&quot;&amp;[$Step1_GenProfile.J269]&amp;&quot;,&quot;;&quot;&quot;)">
            <text:p/>
          </table:table-cell>
          <table:table-cell table:style-name="ce20" table:formula="of:=IF([$Step1_GenProfile.H269]; [$Step1_GenProfile.I269]*60;&quot;&quot;)">
            <text:p/>
          </table:table-cell>
          <table:table-cell table:style-name="ce20" table:formula="of:=IF([$Step1_GenProfile.H269]; &quot;,&quot;&amp;itp&amp; IF([$Step1_GenProfile.M26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0]; &quot;{&quot;&amp;[$Step1_GenProfile.J270]&amp;&quot;,&quot;;&quot;&quot;)">
            <text:p/>
          </table:table-cell>
          <table:table-cell table:style-name="ce20" table:formula="of:=IF([$Step1_GenProfile.H270]; [$Step1_GenProfile.I270]*60;&quot;&quot;)">
            <text:p/>
          </table:table-cell>
          <table:table-cell table:style-name="ce20" table:formula="of:=IF([$Step1_GenProfile.H270]; &quot;,&quot;&amp;itp&amp; IF([$Step1_GenProfile.M27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1]; &quot;{&quot;&amp;[$Step1_GenProfile.J271]&amp;&quot;,&quot;;&quot;&quot;)">
            <text:p/>
          </table:table-cell>
          <table:table-cell table:style-name="ce20" table:formula="of:=IF([$Step1_GenProfile.H271]; [$Step1_GenProfile.I271]*60;&quot;&quot;)">
            <text:p/>
          </table:table-cell>
          <table:table-cell table:style-name="ce20" table:formula="of:=IF([$Step1_GenProfile.H271]; &quot;,&quot;&amp;itp&amp; IF([$Step1_GenProfile.M27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2]; &quot;{&quot;&amp;[$Step1_GenProfile.J272]&amp;&quot;,&quot;;&quot;&quot;)">
            <text:p/>
          </table:table-cell>
          <table:table-cell table:style-name="ce20" table:formula="of:=IF([$Step1_GenProfile.H272]; [$Step1_GenProfile.I272]*60;&quot;&quot;)">
            <text:p/>
          </table:table-cell>
          <table:table-cell table:style-name="ce20" table:formula="of:=IF([$Step1_GenProfile.H272]; &quot;,&quot;&amp;itp&amp; IF([$Step1_GenProfile.M27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3]; &quot;{&quot;&amp;[$Step1_GenProfile.J273]&amp;&quot;,&quot;;&quot;&quot;)">
            <text:p/>
          </table:table-cell>
          <table:table-cell table:style-name="ce20" table:formula="of:=IF([$Step1_GenProfile.H273]; [$Step1_GenProfile.I273]*60;&quot;&quot;)">
            <text:p/>
          </table:table-cell>
          <table:table-cell table:style-name="ce20" table:formula="of:=IF([$Step1_GenProfile.H273]; &quot;,&quot;&amp;itp&amp; IF([$Step1_GenProfile.M27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4]; &quot;{&quot;&amp;[$Step1_GenProfile.J274]&amp;&quot;,&quot;;&quot;&quot;)">
            <text:p/>
          </table:table-cell>
          <table:table-cell table:style-name="ce20" table:formula="of:=IF([$Step1_GenProfile.H274]; [$Step1_GenProfile.I274]*60;&quot;&quot;)">
            <text:p/>
          </table:table-cell>
          <table:table-cell table:style-name="ce20" table:formula="of:=IF([$Step1_GenProfile.H274]; &quot;,&quot;&amp;itp&amp; IF([$Step1_GenProfile.M27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5]; &quot;{&quot;&amp;[$Step1_GenProfile.J275]&amp;&quot;,&quot;;&quot;&quot;)">
            <text:p/>
          </table:table-cell>
          <table:table-cell table:style-name="ce20" table:formula="of:=IF([$Step1_GenProfile.H275]; [$Step1_GenProfile.I275]*60;&quot;&quot;)">
            <text:p/>
          </table:table-cell>
          <table:table-cell table:style-name="ce20" table:formula="of:=IF([$Step1_GenProfile.H275]; &quot;,&quot;&amp;itp&amp; IF([$Step1_GenProfile.M27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6]; &quot;{&quot;&amp;[$Step1_GenProfile.J276]&amp;&quot;,&quot;;&quot;&quot;)">
            <text:p/>
          </table:table-cell>
          <table:table-cell table:style-name="ce20" table:formula="of:=IF([$Step1_GenProfile.H276]; [$Step1_GenProfile.I276]*60;&quot;&quot;)">
            <text:p/>
          </table:table-cell>
          <table:table-cell table:style-name="ce20" table:formula="of:=IF([$Step1_GenProfile.H276]; &quot;,&quot;&amp;itp&amp; IF([$Step1_GenProfile.M27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7]; &quot;{&quot;&amp;[$Step1_GenProfile.J277]&amp;&quot;,&quot;;&quot;&quot;)">
            <text:p/>
          </table:table-cell>
          <table:table-cell table:style-name="ce20" table:formula="of:=IF([$Step1_GenProfile.H277]; [$Step1_GenProfile.I277]*60;&quot;&quot;)">
            <text:p/>
          </table:table-cell>
          <table:table-cell table:style-name="ce20" table:formula="of:=IF([$Step1_GenProfile.H277]; &quot;,&quot;&amp;itp&amp; IF([$Step1_GenProfile.M27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8]; &quot;{&quot;&amp;[$Step1_GenProfile.J278]&amp;&quot;,&quot;;&quot;&quot;)">
            <text:p/>
          </table:table-cell>
          <table:table-cell table:style-name="ce20" table:formula="of:=IF([$Step1_GenProfile.H278]; [$Step1_GenProfile.I278]*60;&quot;&quot;)">
            <text:p/>
          </table:table-cell>
          <table:table-cell table:style-name="ce20" table:formula="of:=IF([$Step1_GenProfile.H278]; &quot;,&quot;&amp;itp&amp; IF([$Step1_GenProfile.M27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9]; &quot;{&quot;&amp;[$Step1_GenProfile.J279]&amp;&quot;,&quot;;&quot;&quot;)">
            <text:p/>
          </table:table-cell>
          <table:table-cell table:style-name="ce20" table:formula="of:=IF([$Step1_GenProfile.H279]; [$Step1_GenProfile.I279]*60;&quot;&quot;)">
            <text:p/>
          </table:table-cell>
          <table:table-cell table:style-name="ce20" table:formula="of:=IF([$Step1_GenProfile.H279]; &quot;,&quot;&amp;itp&amp; IF([$Step1_GenProfile.M27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0]; &quot;{&quot;&amp;[$Step1_GenProfile.J280]&amp;&quot;,&quot;;&quot;&quot;)">
            <text:p/>
          </table:table-cell>
          <table:table-cell table:style-name="ce20" table:formula="of:=IF([$Step1_GenProfile.H280]; [$Step1_GenProfile.I280]*60;&quot;&quot;)">
            <text:p/>
          </table:table-cell>
          <table:table-cell table:style-name="ce20" table:formula="of:=IF([$Step1_GenProfile.H280]; &quot;,&quot;&amp;itp&amp; IF([$Step1_GenProfile.M28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1]; &quot;{&quot;&amp;[$Step1_GenProfile.J281]&amp;&quot;,&quot;;&quot;&quot;)">
            <text:p/>
          </table:table-cell>
          <table:table-cell table:style-name="ce20" table:formula="of:=IF([$Step1_GenProfile.H281]; [$Step1_GenProfile.I281]*60;&quot;&quot;)">
            <text:p/>
          </table:table-cell>
          <table:table-cell table:style-name="ce20" table:formula="of:=IF([$Step1_GenProfile.H281]; &quot;,&quot;&amp;itp&amp; IF([$Step1_GenProfile.M28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2]; &quot;{&quot;&amp;[$Step1_GenProfile.J282]&amp;&quot;,&quot;;&quot;&quot;)">
            <text:p/>
          </table:table-cell>
          <table:table-cell table:style-name="ce20" table:formula="of:=IF([$Step1_GenProfile.H282]; [$Step1_GenProfile.I282]*60;&quot;&quot;)">
            <text:p/>
          </table:table-cell>
          <table:table-cell table:style-name="ce20" table:formula="of:=IF([$Step1_GenProfile.H282]; &quot;,&quot;&amp;itp&amp; IF([$Step1_GenProfile.M28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3]; &quot;{&quot;&amp;[$Step1_GenProfile.J283]&amp;&quot;,&quot;;&quot;&quot;)">
            <text:p/>
          </table:table-cell>
          <table:table-cell table:style-name="ce20" table:formula="of:=IF([$Step1_GenProfile.H283]; [$Step1_GenProfile.I283]*60;&quot;&quot;)">
            <text:p/>
          </table:table-cell>
          <table:table-cell table:style-name="ce20" table:formula="of:=IF([$Step1_GenProfile.H283]; &quot;,&quot;&amp;itp&amp; IF([$Step1_GenProfile.M28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4]; &quot;{&quot;&amp;[$Step1_GenProfile.J284]&amp;&quot;,&quot;;&quot;&quot;)">
            <text:p/>
          </table:table-cell>
          <table:table-cell table:style-name="ce20" table:formula="of:=IF([$Step1_GenProfile.H284]; [$Step1_GenProfile.I284]*60;&quot;&quot;)">
            <text:p/>
          </table:table-cell>
          <table:table-cell table:style-name="ce20" table:formula="of:=IF([$Step1_GenProfile.H284]; &quot;,&quot;&amp;itp&amp; IF([$Step1_GenProfile.M28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5]; &quot;{&quot;&amp;[$Step1_GenProfile.J285]&amp;&quot;,&quot;;&quot;&quot;)">
            <text:p/>
          </table:table-cell>
          <table:table-cell table:style-name="ce20" table:formula="of:=IF([$Step1_GenProfile.H285]; [$Step1_GenProfile.I285]*60;&quot;&quot;)">
            <text:p/>
          </table:table-cell>
          <table:table-cell table:style-name="ce20" table:formula="of:=IF([$Step1_GenProfile.H285]; &quot;,&quot;&amp;itp&amp; IF([$Step1_GenProfile.M28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6]; &quot;{&quot;&amp;[$Step1_GenProfile.J286]&amp;&quot;,&quot;;&quot;&quot;)">
            <text:p/>
          </table:table-cell>
          <table:table-cell table:style-name="ce20" table:formula="of:=IF([$Step1_GenProfile.H286]; [$Step1_GenProfile.I286]*60;&quot;&quot;)">
            <text:p/>
          </table:table-cell>
          <table:table-cell table:style-name="ce20" table:formula="of:=IF([$Step1_GenProfile.H286]; &quot;,&quot;&amp;itp&amp; IF([$Step1_GenProfile.M28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7]; &quot;{&quot;&amp;[$Step1_GenProfile.J287]&amp;&quot;,&quot;;&quot;&quot;)">
            <text:p/>
          </table:table-cell>
          <table:table-cell table:style-name="ce20" table:formula="of:=IF([$Step1_GenProfile.H287]; [$Step1_GenProfile.I287]*60;&quot;&quot;)">
            <text:p/>
          </table:table-cell>
          <table:table-cell table:style-name="ce20" table:formula="of:=IF([$Step1_GenProfile.H287]; &quot;,&quot;&amp;itp&amp; IF([$Step1_GenProfile.M28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8]; &quot;{&quot;&amp;[$Step1_GenProfile.J288]&amp;&quot;,&quot;;&quot;&quot;)">
            <text:p/>
          </table:table-cell>
          <table:table-cell table:style-name="ce20" table:formula="of:=IF([$Step1_GenProfile.H288]; [$Step1_GenProfile.I288]*60;&quot;&quot;)">
            <text:p/>
          </table:table-cell>
          <table:table-cell table:style-name="ce20" table:formula="of:=IF([$Step1_GenProfile.H288]; &quot;,&quot;&amp;itp&amp; IF([$Step1_GenProfile.M28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9]; &quot;{&quot;&amp;[$Step1_GenProfile.J289]&amp;&quot;,&quot;;&quot;&quot;)">
            <text:p/>
          </table:table-cell>
          <table:table-cell table:style-name="ce20" table:formula="of:=IF([$Step1_GenProfile.H289]; [$Step1_GenProfile.I289]*60;&quot;&quot;)">
            <text:p/>
          </table:table-cell>
          <table:table-cell table:style-name="ce20" table:formula="of:=IF([$Step1_GenProfile.H289]; &quot;,&quot;&amp;itp&amp; IF([$Step1_GenProfile.M28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0]; &quot;{&quot;&amp;[$Step1_GenProfile.J290]&amp;&quot;,&quot;;&quot;&quot;)">
            <text:p/>
          </table:table-cell>
          <table:table-cell table:style-name="ce20" table:formula="of:=IF([$Step1_GenProfile.H290]; [$Step1_GenProfile.I290]*60;&quot;&quot;)">
            <text:p/>
          </table:table-cell>
          <table:table-cell table:style-name="ce20" table:formula="of:=IF([$Step1_GenProfile.H290]; &quot;,&quot;&amp;itp&amp; IF([$Step1_GenProfile.M29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1]; &quot;{&quot;&amp;[$Step1_GenProfile.J291]&amp;&quot;,&quot;;&quot;&quot;)">
            <text:p/>
          </table:table-cell>
          <table:table-cell table:style-name="ce20" table:formula="of:=IF([$Step1_GenProfile.H291]; [$Step1_GenProfile.I291]*60;&quot;&quot;)">
            <text:p/>
          </table:table-cell>
          <table:table-cell table:style-name="ce20" table:formula="of:=IF([$Step1_GenProfile.H291]; &quot;,&quot;&amp;itp&amp; IF([$Step1_GenProfile.M29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2]; &quot;{&quot;&amp;[$Step1_GenProfile.J292]&amp;&quot;,&quot;;&quot;&quot;)">
            <text:p/>
          </table:table-cell>
          <table:table-cell table:style-name="ce20" table:formula="of:=IF([$Step1_GenProfile.H292]; [$Step1_GenProfile.I292]*60;&quot;&quot;)">
            <text:p/>
          </table:table-cell>
          <table:table-cell table:style-name="ce20" table:formula="of:=IF([$Step1_GenProfile.H292]; &quot;,&quot;&amp;itp&amp; IF([$Step1_GenProfile.M29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3]; &quot;{&quot;&amp;[$Step1_GenProfile.J293]&amp;&quot;,&quot;;&quot;&quot;)">
            <text:p/>
          </table:table-cell>
          <table:table-cell table:style-name="ce20" table:formula="of:=IF([$Step1_GenProfile.H293]; [$Step1_GenProfile.I293]*60;&quot;&quot;)">
            <text:p/>
          </table:table-cell>
          <table:table-cell table:style-name="ce20" table:formula="of:=IF([$Step1_GenProfile.H293]; &quot;,&quot;&amp;itp&amp; IF([$Step1_GenProfile.M29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4]; &quot;{&quot;&amp;[$Step1_GenProfile.J294]&amp;&quot;,&quot;;&quot;&quot;)">
            <text:p/>
          </table:table-cell>
          <table:table-cell table:style-name="ce20" table:formula="of:=IF([$Step1_GenProfile.H294]; [$Step1_GenProfile.I294]*60;&quot;&quot;)">
            <text:p/>
          </table:table-cell>
          <table:table-cell table:style-name="ce20" table:formula="of:=IF([$Step1_GenProfile.H294]; &quot;,&quot;&amp;itp&amp; IF([$Step1_GenProfile.M29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5]; &quot;{&quot;&amp;[$Step1_GenProfile.J295]&amp;&quot;,&quot;;&quot;&quot;)">
            <text:p/>
          </table:table-cell>
          <table:table-cell table:style-name="ce20" table:formula="of:=IF([$Step1_GenProfile.H295]; [$Step1_GenProfile.I295]*60;&quot;&quot;)">
            <text:p/>
          </table:table-cell>
          <table:table-cell table:style-name="ce20" table:formula="of:=IF([$Step1_GenProfile.H295]; &quot;,&quot;&amp;itp&amp; IF([$Step1_GenProfile.M29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6]; &quot;{&quot;&amp;[$Step1_GenProfile.J296]&amp;&quot;,&quot;;&quot;&quot;)">
            <text:p/>
          </table:table-cell>
          <table:table-cell table:style-name="ce20" table:formula="of:=IF([$Step1_GenProfile.H296]; [$Step1_GenProfile.I296]*60;&quot;&quot;)">
            <text:p/>
          </table:table-cell>
          <table:table-cell table:style-name="ce20" table:formula="of:=IF([$Step1_GenProfile.H296]; &quot;,&quot;&amp;itp&amp; IF([$Step1_GenProfile.M29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7]; &quot;{&quot;&amp;[$Step1_GenProfile.J297]&amp;&quot;,&quot;;&quot;&quot;)">
            <text:p/>
          </table:table-cell>
          <table:table-cell table:style-name="ce20" table:formula="of:=IF([$Step1_GenProfile.H297]; [$Step1_GenProfile.I297]*60;&quot;&quot;)">
            <text:p/>
          </table:table-cell>
          <table:table-cell table:style-name="ce20" table:formula="of:=IF([$Step1_GenProfile.H297]; &quot;,&quot;&amp;itp&amp; IF([$Step1_GenProfile.M29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8]; &quot;{&quot;&amp;[$Step1_GenProfile.J298]&amp;&quot;,&quot;;&quot;&quot;)">
            <text:p/>
          </table:table-cell>
          <table:table-cell table:style-name="ce20" table:formula="of:=IF([$Step1_GenProfile.H298]; [$Step1_GenProfile.I298]*60;&quot;&quot;)">
            <text:p/>
          </table:table-cell>
          <table:table-cell table:style-name="ce20" table:formula="of:=IF([$Step1_GenProfile.H298]; &quot;,&quot;&amp;itp&amp; IF([$Step1_GenProfile.M29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9]; &quot;{&quot;&amp;[$Step1_GenProfile.J299]&amp;&quot;,&quot;;&quot;&quot;)">
            <text:p/>
          </table:table-cell>
          <table:table-cell table:style-name="ce20" table:formula="of:=IF([$Step1_GenProfile.H299]; [$Step1_GenProfile.I299]*60;&quot;&quot;)">
            <text:p/>
          </table:table-cell>
          <table:table-cell table:style-name="ce20" table:formula="of:=IF([$Step1_GenProfile.H299]; &quot;,&quot;&amp;itp&amp; IF([$Step1_GenProfile.M29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0]; &quot;{&quot;&amp;[$Step1_GenProfile.J300]&amp;&quot;,&quot;;&quot;&quot;)">
            <text:p/>
          </table:table-cell>
          <table:table-cell table:style-name="ce20" table:formula="of:=IF([$Step1_GenProfile.H300]; [$Step1_GenProfile.I300]*60;&quot;&quot;)">
            <text:p/>
          </table:table-cell>
          <table:table-cell table:style-name="ce20" table:formula="of:=IF([$Step1_GenProfile.H300]; &quot;,&quot;&amp;itp&amp; IF([$Step1_GenProfile.M30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1]; &quot;{&quot;&amp;[$Step1_GenProfile.J301]&amp;&quot;,&quot;;&quot;&quot;)">
            <text:p/>
          </table:table-cell>
          <table:table-cell table:style-name="ce20" table:formula="of:=IF([$Step1_GenProfile.H301]; [$Step1_GenProfile.I301]*60;&quot;&quot;)">
            <text:p/>
          </table:table-cell>
          <table:table-cell table:style-name="ce20" table:formula="of:=IF([$Step1_GenProfile.H301]; &quot;,&quot;&amp;itp&amp; IF([$Step1_GenProfile.M30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2]; &quot;{&quot;&amp;[$Step1_GenProfile.J302]&amp;&quot;,&quot;;&quot;&quot;)">
            <text:p/>
          </table:table-cell>
          <table:table-cell table:style-name="ce20" table:formula="of:=IF([$Step1_GenProfile.H302]; [$Step1_GenProfile.I302]*60;&quot;&quot;)">
            <text:p/>
          </table:table-cell>
          <table:table-cell table:style-name="ce20" table:formula="of:=IF([$Step1_GenProfile.H302]; &quot;,&quot;&amp;itp&amp; IF([$Step1_GenProfile.M30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3]; &quot;{&quot;&amp;[$Step1_GenProfile.J303]&amp;&quot;,&quot;;&quot;&quot;)">
            <text:p/>
          </table:table-cell>
          <table:table-cell table:style-name="ce20" table:formula="of:=IF([$Step1_GenProfile.H303]; [$Step1_GenProfile.I303]*60;&quot;&quot;)">
            <text:p/>
          </table:table-cell>
          <table:table-cell table:style-name="ce20" table:formula="of:=IF([$Step1_GenProfile.H303]; &quot;,&quot;&amp;itp&amp; IF([$Step1_GenProfile.M30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4]; &quot;{&quot;&amp;[$Step1_GenProfile.J304]&amp;&quot;,&quot;;&quot;&quot;)">
            <text:p/>
          </table:table-cell>
          <table:table-cell table:style-name="ce20" table:formula="of:=IF([$Step1_GenProfile.H304]; [$Step1_GenProfile.I304]*60;&quot;&quot;)">
            <text:p/>
          </table:table-cell>
          <table:table-cell table:style-name="ce20" table:formula="of:=IF([$Step1_GenProfile.H304]; &quot;,&quot;&amp;itp&amp; IF([$Step1_GenProfile.M30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5]; &quot;{&quot;&amp;[$Step1_GenProfile.J305]&amp;&quot;,&quot;;&quot;&quot;)">
            <text:p/>
          </table:table-cell>
          <table:table-cell table:style-name="ce20" table:formula="of:=IF([$Step1_GenProfile.H305]; [$Step1_GenProfile.I305]*60;&quot;&quot;)">
            <text:p/>
          </table:table-cell>
          <table:table-cell table:style-name="ce20" table:formula="of:=IF([$Step1_GenProfile.H305]; &quot;,&quot;&amp;itp&amp; IF([$Step1_GenProfile.M30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6]; &quot;{&quot;&amp;[$Step1_GenProfile.J306]&amp;&quot;,&quot;;&quot;&quot;)">
            <text:p/>
          </table:table-cell>
          <table:table-cell table:style-name="ce20" table:formula="of:=IF([$Step1_GenProfile.H306]; [$Step1_GenProfile.I306]*60;&quot;&quot;)">
            <text:p/>
          </table:table-cell>
          <table:table-cell table:style-name="ce20" table:formula="of:=IF([$Step1_GenProfile.H306]; &quot;,&quot;&amp;itp&amp; IF([$Step1_GenProfile.M30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7]; &quot;{&quot;&amp;[$Step1_GenProfile.J307]&amp;&quot;,&quot;;&quot;&quot;)">
            <text:p/>
          </table:table-cell>
          <table:table-cell table:style-name="ce20" table:formula="of:=IF([$Step1_GenProfile.H307]; [$Step1_GenProfile.I307]*60;&quot;&quot;)">
            <text:p/>
          </table:table-cell>
          <table:table-cell table:style-name="ce20" table:formula="of:=IF([$Step1_GenProfile.H307]; &quot;,&quot;&amp;itp&amp; IF([$Step1_GenProfile.M30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8]; &quot;{&quot;&amp;[$Step1_GenProfile.J308]&amp;&quot;,&quot;;&quot;&quot;)">
            <text:p/>
          </table:table-cell>
          <table:table-cell table:style-name="ce20" table:formula="of:=IF([$Step1_GenProfile.H308]; [$Step1_GenProfile.I308]*60;&quot;&quot;)">
            <text:p/>
          </table:table-cell>
          <table:table-cell table:style-name="ce20" table:formula="of:=IF([$Step1_GenProfile.H308]; &quot;,&quot;&amp;itp&amp; IF([$Step1_GenProfile.M30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9]; &quot;{&quot;&amp;[$Step1_GenProfile.J309]&amp;&quot;,&quot;;&quot;&quot;)">
            <text:p/>
          </table:table-cell>
          <table:table-cell table:style-name="ce20" table:formula="of:=IF([$Step1_GenProfile.H309]; [$Step1_GenProfile.I309]*60;&quot;&quot;)">
            <text:p/>
          </table:table-cell>
          <table:table-cell table:style-name="ce20" table:formula="of:=IF([$Step1_GenProfile.H309]; &quot;,&quot;&amp;itp&amp; IF([$Step1_GenProfile.M30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0]; &quot;{&quot;&amp;[$Step1_GenProfile.J310]&amp;&quot;,&quot;;&quot;&quot;)">
            <text:p/>
          </table:table-cell>
          <table:table-cell table:style-name="ce20" table:formula="of:=IF([$Step1_GenProfile.H310]; [$Step1_GenProfile.I310]*60;&quot;&quot;)">
            <text:p/>
          </table:table-cell>
          <table:table-cell table:style-name="ce20" table:formula="of:=IF([$Step1_GenProfile.H310]; &quot;,&quot;&amp;itp&amp; IF([$Step1_GenProfile.M31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1]; &quot;{&quot;&amp;[$Step1_GenProfile.J311]&amp;&quot;,&quot;;&quot;&quot;)">
            <text:p/>
          </table:table-cell>
          <table:table-cell table:style-name="ce20" table:formula="of:=IF([$Step1_GenProfile.H311]; [$Step1_GenProfile.I311]*60;&quot;&quot;)">
            <text:p/>
          </table:table-cell>
          <table:table-cell table:style-name="ce20" table:formula="of:=IF([$Step1_GenProfile.H311]; &quot;,&quot;&amp;itp&amp; IF([$Step1_GenProfile.M31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2]; &quot;{&quot;&amp;[$Step1_GenProfile.J312]&amp;&quot;,&quot;;&quot;&quot;)">
            <text:p/>
          </table:table-cell>
          <table:table-cell table:style-name="ce20" table:formula="of:=IF([$Step1_GenProfile.H312]; [$Step1_GenProfile.I312]*60;&quot;&quot;)">
            <text:p/>
          </table:table-cell>
          <table:table-cell table:style-name="ce20" table:formula="of:=IF([$Step1_GenProfile.H312]; &quot;,&quot;&amp;itp&amp; IF([$Step1_GenProfile.M31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3]; &quot;{&quot;&amp;[$Step1_GenProfile.J313]&amp;&quot;,&quot;;&quot;&quot;)">
            <text:p/>
          </table:table-cell>
          <table:table-cell table:style-name="ce20" table:formula="of:=IF([$Step1_GenProfile.H313]; [$Step1_GenProfile.I313]*60;&quot;&quot;)">
            <text:p/>
          </table:table-cell>
          <table:table-cell table:style-name="ce20" table:formula="of:=IF([$Step1_GenProfile.H313]; &quot;,&quot;&amp;itp&amp; IF([$Step1_GenProfile.M31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4]; &quot;{&quot;&amp;[$Step1_GenProfile.J314]&amp;&quot;,&quot;;&quot;&quot;)">
            <text:p/>
          </table:table-cell>
          <table:table-cell table:style-name="ce20" table:formula="of:=IF([$Step1_GenProfile.H314]; [$Step1_GenProfile.I314]*60;&quot;&quot;)">
            <text:p/>
          </table:table-cell>
          <table:table-cell table:style-name="ce20" table:formula="of:=IF([$Step1_GenProfile.H314]; &quot;,&quot;&amp;itp&amp; IF([$Step1_GenProfile.M31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5]; &quot;{&quot;&amp;[$Step1_GenProfile.J315]&amp;&quot;,&quot;;&quot;&quot;)">
            <text:p/>
          </table:table-cell>
          <table:table-cell table:style-name="ce20" table:formula="of:=IF([$Step1_GenProfile.H315]; [$Step1_GenProfile.I315]*60;&quot;&quot;)">
            <text:p/>
          </table:table-cell>
          <table:table-cell table:style-name="ce20" table:formula="of:=IF([$Step1_GenProfile.H315]; &quot;,&quot;&amp;itp&amp; IF([$Step1_GenProfile.M31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6]; &quot;{&quot;&amp;[$Step1_GenProfile.J316]&amp;&quot;,&quot;;&quot;&quot;)">
            <text:p/>
          </table:table-cell>
          <table:table-cell table:style-name="ce20" table:formula="of:=IF([$Step1_GenProfile.H316]; [$Step1_GenProfile.I316]*60;&quot;&quot;)">
            <text:p/>
          </table:table-cell>
          <table:table-cell table:style-name="ce20" table:formula="of:=IF([$Step1_GenProfile.H316]; &quot;,&quot;&amp;itp&amp; IF([$Step1_GenProfile.M31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7]; &quot;{&quot;&amp;[$Step1_GenProfile.J317]&amp;&quot;,&quot;;&quot;&quot;)">
            <text:p/>
          </table:table-cell>
          <table:table-cell table:style-name="ce20" table:formula="of:=IF([$Step1_GenProfile.H317]; [$Step1_GenProfile.I317]*60;&quot;&quot;)">
            <text:p/>
          </table:table-cell>
          <table:table-cell table:style-name="ce20" table:formula="of:=IF([$Step1_GenProfile.H317]; &quot;,&quot;&amp;itp&amp; IF([$Step1_GenProfile.M31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8]; &quot;{&quot;&amp;[$Step1_GenProfile.J318]&amp;&quot;,&quot;;&quot;&quot;)">
            <text:p/>
          </table:table-cell>
          <table:table-cell table:style-name="ce20" table:formula="of:=IF([$Step1_GenProfile.H318]; [$Step1_GenProfile.I318]*60;&quot;&quot;)">
            <text:p/>
          </table:table-cell>
          <table:table-cell table:style-name="ce20" table:formula="of:=IF([$Step1_GenProfile.H318]; &quot;,&quot;&amp;itp&amp; IF([$Step1_GenProfile.M31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9]; &quot;{&quot;&amp;[$Step1_GenProfile.J319]&amp;&quot;,&quot;;&quot;&quot;)">
            <text:p/>
          </table:table-cell>
          <table:table-cell table:style-name="ce20" table:formula="of:=IF([$Step1_GenProfile.H319]; [$Step1_GenProfile.I319]*60;&quot;&quot;)">
            <text:p/>
          </table:table-cell>
          <table:table-cell table:style-name="ce20" table:formula="of:=IF([$Step1_GenProfile.H319]; &quot;,&quot;&amp;itp&amp; IF([$Step1_GenProfile.M31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0]; &quot;{&quot;&amp;[$Step1_GenProfile.J320]&amp;&quot;,&quot;;&quot;&quot;)">
            <text:p/>
          </table:table-cell>
          <table:table-cell table:style-name="ce20" table:formula="of:=IF([$Step1_GenProfile.H320]; [$Step1_GenProfile.I320]*60;&quot;&quot;)">
            <text:p/>
          </table:table-cell>
          <table:table-cell table:style-name="ce20" table:formula="of:=IF([$Step1_GenProfile.H320]; &quot;,&quot;&amp;itp&amp; IF([$Step1_GenProfile.M32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1]; &quot;{&quot;&amp;[$Step1_GenProfile.J321]&amp;&quot;,&quot;;&quot;&quot;)">
            <text:p/>
          </table:table-cell>
          <table:table-cell table:style-name="ce20" table:formula="of:=IF([$Step1_GenProfile.H321]; [$Step1_GenProfile.I321]*60;&quot;&quot;)">
            <text:p/>
          </table:table-cell>
          <table:table-cell table:style-name="ce20" table:formula="of:=IF([$Step1_GenProfile.H321]; &quot;,&quot;&amp;itp&amp; IF([$Step1_GenProfile.M32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2]; &quot;{&quot;&amp;[$Step1_GenProfile.J322]&amp;&quot;,&quot;;&quot;&quot;)">
            <text:p/>
          </table:table-cell>
          <table:table-cell table:style-name="ce20" table:formula="of:=IF([$Step1_GenProfile.H322]; [$Step1_GenProfile.I322]*60;&quot;&quot;)">
            <text:p/>
          </table:table-cell>
          <table:table-cell table:style-name="ce20" table:formula="of:=IF([$Step1_GenProfile.H322]; &quot;,&quot;&amp;itp&amp; IF([$Step1_GenProfile.M32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3]; &quot;{&quot;&amp;[$Step1_GenProfile.J323]&amp;&quot;,&quot;;&quot;&quot;)">
            <text:p/>
          </table:table-cell>
          <table:table-cell table:style-name="ce20" table:formula="of:=IF([$Step1_GenProfile.H323]; [$Step1_GenProfile.I323]*60;&quot;&quot;)">
            <text:p/>
          </table:table-cell>
          <table:table-cell table:style-name="ce20" table:formula="of:=IF([$Step1_GenProfile.H323]; &quot;,&quot;&amp;itp&amp; IF([$Step1_GenProfile.M32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4]; &quot;{&quot;&amp;[$Step1_GenProfile.J324]&amp;&quot;,&quot;;&quot;&quot;)">
            <text:p/>
          </table:table-cell>
          <table:table-cell table:style-name="ce20" table:formula="of:=IF([$Step1_GenProfile.H324]; [$Step1_GenProfile.I324]*60;&quot;&quot;)">
            <text:p/>
          </table:table-cell>
          <table:table-cell table:style-name="ce20" table:formula="of:=IF([$Step1_GenProfile.H324]; &quot;,&quot;&amp;itp&amp; IF([$Step1_GenProfile.M32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5]; &quot;{&quot;&amp;[$Step1_GenProfile.J325]&amp;&quot;,&quot;;&quot;&quot;)">
            <text:p/>
          </table:table-cell>
          <table:table-cell table:style-name="ce20" table:formula="of:=IF([$Step1_GenProfile.H325]; [$Step1_GenProfile.I325]*60;&quot;&quot;)">
            <text:p/>
          </table:table-cell>
          <table:table-cell table:style-name="ce20" table:formula="of:=IF([$Step1_GenProfile.H325]; &quot;,&quot;&amp;itp&amp; IF([$Step1_GenProfile.M32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6]; &quot;{&quot;&amp;[$Step1_GenProfile.J326]&amp;&quot;,&quot;;&quot;&quot;)">
            <text:p/>
          </table:table-cell>
          <table:table-cell table:style-name="ce20" table:formula="of:=IF([$Step1_GenProfile.H326]; [$Step1_GenProfile.I326]*60;&quot;&quot;)">
            <text:p/>
          </table:table-cell>
          <table:table-cell table:style-name="ce20" table:formula="of:=IF([$Step1_GenProfile.H326]; &quot;,&quot;&amp;itp&amp; IF([$Step1_GenProfile.M3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7]; &quot;{&quot;&amp;[$Step1_GenProfile.J327]&amp;&quot;,&quot;;&quot;&quot;)">
            <text:p/>
          </table:table-cell>
          <table:table-cell table:style-name="ce20" table:formula="of:=IF([$Step1_GenProfile.H327]; [$Step1_GenProfile.I327]*60;&quot;&quot;)">
            <text:p/>
          </table:table-cell>
          <table:table-cell table:style-name="ce20" table:formula="of:=IF([$Step1_GenProfile.H327]; &quot;,&quot;&amp;itp&amp; IF([$Step1_GenProfile.M3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8]; &quot;{&quot;&amp;[$Step1_GenProfile.J328]&amp;&quot;,&quot;;&quot;&quot;)">
            <text:p/>
          </table:table-cell>
          <table:table-cell table:style-name="ce20" table:formula="of:=IF([$Step1_GenProfile.H328]; [$Step1_GenProfile.I328]*60;&quot;&quot;)">
            <text:p/>
          </table:table-cell>
          <table:table-cell table:style-name="ce20" table:formula="of:=IF([$Step1_GenProfile.H328]; &quot;,&quot;&amp;itp&amp; IF([$Step1_GenProfile.M3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9]; &quot;{&quot;&amp;[$Step1_GenProfile.J329]&amp;&quot;,&quot;;&quot;&quot;)">
            <text:p/>
          </table:table-cell>
          <table:table-cell table:style-name="ce20" table:formula="of:=IF([$Step1_GenProfile.H329]; [$Step1_GenProfile.I329]*60;&quot;&quot;)">
            <text:p/>
          </table:table-cell>
          <table:table-cell table:style-name="ce20" table:formula="of:=IF([$Step1_GenProfile.H329]; &quot;,&quot;&amp;itp&amp; IF([$Step1_GenProfile.M32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0]; &quot;{&quot;&amp;[$Step1_GenProfile.J330]&amp;&quot;,&quot;;&quot;&quot;)">
            <text:p/>
          </table:table-cell>
          <table:table-cell table:style-name="ce20" table:formula="of:=IF([$Step1_GenProfile.H330]; [$Step1_GenProfile.I330]*60;&quot;&quot;)">
            <text:p/>
          </table:table-cell>
          <table:table-cell table:style-name="ce20" table:formula="of:=IF([$Step1_GenProfile.H330]; &quot;,&quot;&amp;itp&amp; IF([$Step1_GenProfile.M33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1]; &quot;{&quot;&amp;[$Step1_GenProfile.J331]&amp;&quot;,&quot;;&quot;&quot;)">
            <text:p/>
          </table:table-cell>
          <table:table-cell table:style-name="ce20" table:formula="of:=IF([$Step1_GenProfile.H331]; [$Step1_GenProfile.I331]*60;&quot;&quot;)">
            <text:p/>
          </table:table-cell>
          <table:table-cell table:style-name="ce20" table:formula="of:=IF([$Step1_GenProfile.H331]; &quot;,&quot;&amp;itp&amp; IF([$Step1_GenProfile.M33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2]; &quot;{&quot;&amp;[$Step1_GenProfile.J332]&amp;&quot;,&quot;;&quot;&quot;)">
            <text:p/>
          </table:table-cell>
          <table:table-cell table:style-name="ce20" table:formula="of:=IF([$Step1_GenProfile.H332]; [$Step1_GenProfile.I332]*60;&quot;&quot;)">
            <text:p/>
          </table:table-cell>
          <table:table-cell table:style-name="ce20" table:formula="of:=IF([$Step1_GenProfile.H332]; &quot;,&quot;&amp;itp&amp; IF([$Step1_GenProfile.M33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3]; &quot;{&quot;&amp;[$Step1_GenProfile.J333]&amp;&quot;,&quot;;&quot;&quot;)">
            <text:p/>
          </table:table-cell>
          <table:table-cell table:style-name="ce20" table:formula="of:=IF([$Step1_GenProfile.H333]; [$Step1_GenProfile.I333]*60;&quot;&quot;)">
            <text:p/>
          </table:table-cell>
          <table:table-cell table:style-name="ce20" table:formula="of:=IF([$Step1_GenProfile.H333]; &quot;,&quot;&amp;itp&amp; IF([$Step1_GenProfile.M33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4]; &quot;{&quot;&amp;[$Step1_GenProfile.J334]&amp;&quot;,&quot;;&quot;&quot;)">
            <text:p/>
          </table:table-cell>
          <table:table-cell table:style-name="ce20" table:formula="of:=IF([$Step1_GenProfile.H334]; [$Step1_GenProfile.I334]*60;&quot;&quot;)">
            <text:p/>
          </table:table-cell>
          <table:table-cell table:style-name="ce20" table:formula="of:=IF([$Step1_GenProfile.H334]; &quot;,&quot;&amp;itp&amp; IF([$Step1_GenProfile.M33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5]; &quot;{&quot;&amp;[$Step1_GenProfile.J335]&amp;&quot;,&quot;;&quot;&quot;)">
            <text:p/>
          </table:table-cell>
          <table:table-cell table:style-name="ce20" table:formula="of:=IF([$Step1_GenProfile.H335]; [$Step1_GenProfile.I335]*60;&quot;&quot;)">
            <text:p/>
          </table:table-cell>
          <table:table-cell table:style-name="ce20" table:formula="of:=IF([$Step1_GenProfile.H335]; &quot;,&quot;&amp;itp&amp; IF([$Step1_GenProfile.M33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6]; &quot;{&quot;&amp;[$Step1_GenProfile.J336]&amp;&quot;,&quot;;&quot;&quot;)">
            <text:p/>
          </table:table-cell>
          <table:table-cell table:style-name="ce20" table:formula="of:=IF([$Step1_GenProfile.H336]; [$Step1_GenProfile.I336]*60;&quot;&quot;)">
            <text:p/>
          </table:table-cell>
          <table:table-cell table:style-name="ce20" table:formula="of:=IF([$Step1_GenProfile.H336]; &quot;,&quot;&amp;itp&amp; IF([$Step1_GenProfile.M33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7]; &quot;{&quot;&amp;[$Step1_GenProfile.J337]&amp;&quot;,&quot;;&quot;&quot;)">
            <text:p/>
          </table:table-cell>
          <table:table-cell table:style-name="ce20" table:formula="of:=IF([$Step1_GenProfile.H337]; [$Step1_GenProfile.I337]*60;&quot;&quot;)">
            <text:p/>
          </table:table-cell>
          <table:table-cell table:style-name="ce20" table:formula="of:=IF([$Step1_GenProfile.H337]; &quot;,&quot;&amp;itp&amp; IF([$Step1_GenProfile.M33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8]; &quot;{&quot;&amp;[$Step1_GenProfile.J338]&amp;&quot;,&quot;;&quot;&quot;)">
            <text:p/>
          </table:table-cell>
          <table:table-cell table:style-name="ce20" table:formula="of:=IF([$Step1_GenProfile.H338]; [$Step1_GenProfile.I338]*60;&quot;&quot;)">
            <text:p/>
          </table:table-cell>
          <table:table-cell table:style-name="ce20" table:formula="of:=IF([$Step1_GenProfile.H338]; &quot;,&quot;&amp;itp&amp; IF([$Step1_GenProfile.M33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9]; &quot;{&quot;&amp;[$Step1_GenProfile.J339]&amp;&quot;,&quot;;&quot;&quot;)">
            <text:p/>
          </table:table-cell>
          <table:table-cell table:style-name="ce20" table:formula="of:=IF([$Step1_GenProfile.H339]; [$Step1_GenProfile.I339]*60;&quot;&quot;)">
            <text:p/>
          </table:table-cell>
          <table:table-cell table:style-name="ce20" table:formula="of:=IF([$Step1_GenProfile.H339]; &quot;,&quot;&amp;itp&amp; IF([$Step1_GenProfile.M33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0]; &quot;{&quot;&amp;[$Step1_GenProfile.J340]&amp;&quot;,&quot;;&quot;&quot;)">
            <text:p/>
          </table:table-cell>
          <table:table-cell table:style-name="ce20" table:formula="of:=IF([$Step1_GenProfile.H340]; [$Step1_GenProfile.I340]*60;&quot;&quot;)">
            <text:p/>
          </table:table-cell>
          <table:table-cell table:style-name="ce20" table:formula="of:=IF([$Step1_GenProfile.H340]; &quot;,&quot;&amp;itp&amp; IF([$Step1_GenProfile.M34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1]; &quot;{&quot;&amp;[$Step1_GenProfile.J341]&amp;&quot;,&quot;;&quot;&quot;)">
            <text:p/>
          </table:table-cell>
          <table:table-cell table:style-name="ce20" table:formula="of:=IF([$Step1_GenProfile.H341]; [$Step1_GenProfile.I341]*60;&quot;&quot;)">
            <text:p/>
          </table:table-cell>
          <table:table-cell table:style-name="ce20" table:formula="of:=IF([$Step1_GenProfile.H341]; &quot;,&quot;&amp;itp&amp; IF([$Step1_GenProfile.M34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2]; &quot;{&quot;&amp;[$Step1_GenProfile.J342]&amp;&quot;,&quot;;&quot;&quot;)">
            <text:p/>
          </table:table-cell>
          <table:table-cell table:style-name="ce20" table:formula="of:=IF([$Step1_GenProfile.H342]; [$Step1_GenProfile.I342]*60;&quot;&quot;)">
            <text:p/>
          </table:table-cell>
          <table:table-cell table:style-name="ce20" table:formula="of:=IF([$Step1_GenProfile.H342]; &quot;,&quot;&amp;itp&amp; IF([$Step1_GenProfile.M34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3]; &quot;{&quot;&amp;[$Step1_GenProfile.J343]&amp;&quot;,&quot;;&quot;&quot;)">
            <text:p/>
          </table:table-cell>
          <table:table-cell table:style-name="ce20" table:formula="of:=IF([$Step1_GenProfile.H343]; [$Step1_GenProfile.I343]*60;&quot;&quot;)">
            <text:p/>
          </table:table-cell>
          <table:table-cell table:style-name="ce20" table:formula="of:=IF([$Step1_GenProfile.H343]; &quot;,&quot;&amp;itp&amp; IF([$Step1_GenProfile.M34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4]; &quot;{&quot;&amp;[$Step1_GenProfile.J344]&amp;&quot;,&quot;;&quot;&quot;)">
            <text:p/>
          </table:table-cell>
          <table:table-cell table:style-name="ce20" table:formula="of:=IF([$Step1_GenProfile.H344]; [$Step1_GenProfile.I344]*60;&quot;&quot;)">
            <text:p/>
          </table:table-cell>
          <table:table-cell table:style-name="ce20" table:formula="of:=IF([$Step1_GenProfile.H344]; &quot;,&quot;&amp;itp&amp; IF([$Step1_GenProfile.M34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5]; &quot;{&quot;&amp;[$Step1_GenProfile.J345]&amp;&quot;,&quot;;&quot;&quot;)">
            <text:p/>
          </table:table-cell>
          <table:table-cell table:style-name="ce20" table:formula="of:=IF([$Step1_GenProfile.H345]; [$Step1_GenProfile.I345]*60;&quot;&quot;)">
            <text:p/>
          </table:table-cell>
          <table:table-cell table:style-name="ce20" table:formula="of:=IF([$Step1_GenProfile.H345]; &quot;,&quot;&amp;itp&amp; IF([$Step1_GenProfile.M34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6]; &quot;{&quot;&amp;[$Step1_GenProfile.J346]&amp;&quot;,&quot;;&quot;&quot;)">
            <text:p/>
          </table:table-cell>
          <table:table-cell table:style-name="ce20" table:formula="of:=IF([$Step1_GenProfile.H346]; [$Step1_GenProfile.I346]*60;&quot;&quot;)">
            <text:p/>
          </table:table-cell>
          <table:table-cell table:style-name="ce20" table:formula="of:=IF([$Step1_GenProfile.H346]; &quot;,&quot;&amp;itp&amp; IF([$Step1_GenProfile.M34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7]; &quot;{&quot;&amp;[$Step1_GenProfile.J347]&amp;&quot;,&quot;;&quot;&quot;)">
            <text:p/>
          </table:table-cell>
          <table:table-cell table:style-name="ce20" table:formula="of:=IF([$Step1_GenProfile.H347]; [$Step1_GenProfile.I347]*60;&quot;&quot;)">
            <text:p/>
          </table:table-cell>
          <table:table-cell table:style-name="ce20" table:formula="of:=IF([$Step1_GenProfile.H347]; &quot;,&quot;&amp;itp&amp; IF([$Step1_GenProfile.M34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8]; &quot;{&quot;&amp;[$Step1_GenProfile.J348]&amp;&quot;,&quot;;&quot;&quot;)">
            <text:p/>
          </table:table-cell>
          <table:table-cell table:style-name="ce20" table:formula="of:=IF([$Step1_GenProfile.H348]; [$Step1_GenProfile.I348]*60;&quot;&quot;)">
            <text:p/>
          </table:table-cell>
          <table:table-cell table:style-name="ce20" table:formula="of:=IF([$Step1_GenProfile.H348]; &quot;,&quot;&amp;itp&amp; IF([$Step1_GenProfile.M34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9]; &quot;{&quot;&amp;[$Step1_GenProfile.J349]&amp;&quot;,&quot;;&quot;&quot;)">
            <text:p/>
          </table:table-cell>
          <table:table-cell table:style-name="ce20" table:formula="of:=IF([$Step1_GenProfile.H349]; [$Step1_GenProfile.I349]*60;&quot;&quot;)">
            <text:p/>
          </table:table-cell>
          <table:table-cell table:style-name="ce20" table:formula="of:=IF([$Step1_GenProfile.H349]; &quot;,&quot;&amp;itp&amp; IF([$Step1_GenProfile.M34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0]; &quot;{&quot;&amp;[$Step1_GenProfile.J350]&amp;&quot;,&quot;;&quot;&quot;)">
            <text:p/>
          </table:table-cell>
          <table:table-cell table:style-name="ce20" table:formula="of:=IF([$Step1_GenProfile.H350]; [$Step1_GenProfile.I350]*60;&quot;&quot;)">
            <text:p/>
          </table:table-cell>
          <table:table-cell table:style-name="ce20" table:formula="of:=IF([$Step1_GenProfile.H350]; &quot;,&quot;&amp;itp&amp; IF([$Step1_GenProfile.M35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1]; &quot;{&quot;&amp;[$Step1_GenProfile.J351]&amp;&quot;,&quot;;&quot;&quot;)">
            <text:p/>
          </table:table-cell>
          <table:table-cell table:style-name="ce20" table:formula="of:=IF([$Step1_GenProfile.H351]; [$Step1_GenProfile.I351]*60;&quot;&quot;)">
            <text:p/>
          </table:table-cell>
          <table:table-cell table:style-name="ce20" table:formula="of:=IF([$Step1_GenProfile.H351]; &quot;,&quot;&amp;itp&amp; IF([$Step1_GenProfile.M35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2]; &quot;{&quot;&amp;[$Step1_GenProfile.J352]&amp;&quot;,&quot;;&quot;&quot;)">
            <text:p/>
          </table:table-cell>
          <table:table-cell table:style-name="ce20" table:formula="of:=IF([$Step1_GenProfile.H352]; [$Step1_GenProfile.I352]*60;&quot;&quot;)">
            <text:p/>
          </table:table-cell>
          <table:table-cell table:style-name="ce20" table:formula="of:=IF([$Step1_GenProfile.H352]; &quot;,&quot;&amp;itp&amp; IF([$Step1_GenProfile.M35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3]; &quot;{&quot;&amp;[$Step1_GenProfile.J353]&amp;&quot;,&quot;;&quot;&quot;)">
            <text:p/>
          </table:table-cell>
          <table:table-cell table:style-name="ce20" table:formula="of:=IF([$Step1_GenProfile.H353]; [$Step1_GenProfile.I353]*60;&quot;&quot;)">
            <text:p/>
          </table:table-cell>
          <table:table-cell table:style-name="ce20" table:formula="of:=IF([$Step1_GenProfile.H353]; &quot;,&quot;&amp;itp&amp; IF([$Step1_GenProfile.M35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4]; &quot;{&quot;&amp;[$Step1_GenProfile.J354]&amp;&quot;,&quot;;&quot;&quot;)">
            <text:p/>
          </table:table-cell>
          <table:table-cell table:style-name="ce20" table:formula="of:=IF([$Step1_GenProfile.H354]; [$Step1_GenProfile.I354]*60;&quot;&quot;)">
            <text:p/>
          </table:table-cell>
          <table:table-cell table:style-name="ce20" table:formula="of:=IF([$Step1_GenProfile.H354]; &quot;,&quot;&amp;itp&amp; IF([$Step1_GenProfile.M35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5]; &quot;{&quot;&amp;[$Step1_GenProfile.J355]&amp;&quot;,&quot;;&quot;&quot;)">
            <text:p/>
          </table:table-cell>
          <table:table-cell table:style-name="ce20" table:formula="of:=IF([$Step1_GenProfile.H355]; [$Step1_GenProfile.I355]*60;&quot;&quot;)">
            <text:p/>
          </table:table-cell>
          <table:table-cell table:style-name="ce20" table:formula="of:=IF([$Step1_GenProfile.H355]; &quot;,&quot;&amp;itp&amp; IF([$Step1_GenProfile.M35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6]; &quot;{&quot;&amp;[$Step1_GenProfile.J356]&amp;&quot;,&quot;;&quot;&quot;)">
            <text:p/>
          </table:table-cell>
          <table:table-cell table:style-name="ce20" table:formula="of:=IF([$Step1_GenProfile.H356]; [$Step1_GenProfile.I356]*60;&quot;&quot;)">
            <text:p/>
          </table:table-cell>
          <table:table-cell table:style-name="ce20" table:formula="of:=IF([$Step1_GenProfile.H356]; &quot;,&quot;&amp;itp&amp; IF([$Step1_GenProfile.M35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7]; &quot;{&quot;&amp;[$Step1_GenProfile.J357]&amp;&quot;,&quot;;&quot;&quot;)">
            <text:p/>
          </table:table-cell>
          <table:table-cell table:style-name="ce20" table:formula="of:=IF([$Step1_GenProfile.H357]; [$Step1_GenProfile.I357]*60;&quot;&quot;)">
            <text:p/>
          </table:table-cell>
          <table:table-cell table:style-name="ce20" table:formula="of:=IF([$Step1_GenProfile.H357]; &quot;,&quot;&amp;itp&amp; IF([$Step1_GenProfile.M35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8]; &quot;{&quot;&amp;[$Step1_GenProfile.J358]&amp;&quot;,&quot;;&quot;&quot;)">
            <text:p/>
          </table:table-cell>
          <table:table-cell table:style-name="ce20" table:formula="of:=IF([$Step1_GenProfile.H358]; [$Step1_GenProfile.I358]*60;&quot;&quot;)">
            <text:p/>
          </table:table-cell>
          <table:table-cell table:style-name="ce20" table:formula="of:=IF([$Step1_GenProfile.H358]; &quot;,&quot;&amp;itp&amp; IF([$Step1_GenProfile.M35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9]; &quot;{&quot;&amp;[$Step1_GenProfile.J359]&amp;&quot;,&quot;;&quot;&quot;)">
            <text:p/>
          </table:table-cell>
          <table:table-cell table:style-name="ce20" table:formula="of:=IF([$Step1_GenProfile.H359]; [$Step1_GenProfile.I359]*60;&quot;&quot;)">
            <text:p/>
          </table:table-cell>
          <table:table-cell table:style-name="ce20" table:formula="of:=IF([$Step1_GenProfile.H359]; &quot;,&quot;&amp;itp&amp; IF([$Step1_GenProfile.M35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0]; &quot;{&quot;&amp;[$Step1_GenProfile.J360]&amp;&quot;,&quot;;&quot;&quot;)">
            <text:p/>
          </table:table-cell>
          <table:table-cell table:style-name="ce20" table:formula="of:=IF([$Step1_GenProfile.H360]; [$Step1_GenProfile.I360]*60;&quot;&quot;)">
            <text:p/>
          </table:table-cell>
          <table:table-cell table:style-name="ce20" table:formula="of:=IF([$Step1_GenProfile.H360]; &quot;,&quot;&amp;itp&amp; IF([$Step1_GenProfile.M36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1]; &quot;{&quot;&amp;[$Step1_GenProfile.J361]&amp;&quot;,&quot;;&quot;&quot;)">
            <text:p/>
          </table:table-cell>
          <table:table-cell table:style-name="ce20" table:formula="of:=IF([$Step1_GenProfile.H361]; [$Step1_GenProfile.I361]*60;&quot;&quot;)">
            <text:p/>
          </table:table-cell>
          <table:table-cell table:style-name="ce20" table:formula="of:=IF([$Step1_GenProfile.H361]; &quot;,&quot;&amp;itp&amp; IF([$Step1_GenProfile.M36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2]; &quot;{&quot;&amp;[$Step1_GenProfile.J362]&amp;&quot;,&quot;;&quot;&quot;)">
            <text:p/>
          </table:table-cell>
          <table:table-cell table:style-name="ce20" table:formula="of:=IF([$Step1_GenProfile.H362]; [$Step1_GenProfile.I362]*60;&quot;&quot;)">
            <text:p/>
          </table:table-cell>
          <table:table-cell table:style-name="ce20" table:formula="of:=IF([$Step1_GenProfile.H362]; &quot;,&quot;&amp;itp&amp; IF([$Step1_GenProfile.M36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3]; &quot;{&quot;&amp;[$Step1_GenProfile.J363]&amp;&quot;,&quot;;&quot;&quot;)">
            <text:p/>
          </table:table-cell>
          <table:table-cell table:style-name="ce20" table:formula="of:=IF([$Step1_GenProfile.H363]; [$Step1_GenProfile.I363]*60;&quot;&quot;)">
            <text:p/>
          </table:table-cell>
          <table:table-cell table:style-name="ce20" table:formula="of:=IF([$Step1_GenProfile.H363]; &quot;,&quot;&amp;itp&amp; IF([$Step1_GenProfile.M36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4]; &quot;{&quot;&amp;[$Step1_GenProfile.J364]&amp;&quot;,&quot;;&quot;&quot;)">
            <text:p/>
          </table:table-cell>
          <table:table-cell table:style-name="ce20" table:formula="of:=IF([$Step1_GenProfile.H364]; [$Step1_GenProfile.I364]*60;&quot;&quot;)">
            <text:p/>
          </table:table-cell>
          <table:table-cell table:style-name="ce20" table:formula="of:=IF([$Step1_GenProfile.H364]; &quot;,&quot;&amp;itp&amp; IF([$Step1_GenProfile.M36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5]; &quot;{&quot;&amp;[$Step1_GenProfile.J365]&amp;&quot;,&quot;;&quot;&quot;)">
            <text:p/>
          </table:table-cell>
          <table:table-cell table:style-name="ce20" table:formula="of:=IF([$Step1_GenProfile.H365]; [$Step1_GenProfile.I365]*60;&quot;&quot;)">
            <text:p/>
          </table:table-cell>
          <table:table-cell table:style-name="ce20" table:formula="of:=IF([$Step1_GenProfile.H365]; &quot;,&quot;&amp;itp&amp; IF([$Step1_GenProfile.M36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6]; &quot;{&quot;&amp;[$Step1_GenProfile.J366]&amp;&quot;,&quot;;&quot;&quot;)">
            <text:p/>
          </table:table-cell>
          <table:table-cell table:style-name="ce20" table:formula="of:=IF([$Step1_GenProfile.H366]; [$Step1_GenProfile.I366]*60;&quot;&quot;)">
            <text:p/>
          </table:table-cell>
          <table:table-cell table:style-name="ce20" table:formula="of:=IF([$Step1_GenProfile.H366]; &quot;,&quot;&amp;itp&amp; IF([$Step1_GenProfile.M36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7]; &quot;{&quot;&amp;[$Step1_GenProfile.J367]&amp;&quot;,&quot;;&quot;&quot;)">
            <text:p/>
          </table:table-cell>
          <table:table-cell table:style-name="ce20" table:formula="of:=IF([$Step1_GenProfile.H367]; [$Step1_GenProfile.I367]*60;&quot;&quot;)">
            <text:p/>
          </table:table-cell>
          <table:table-cell table:style-name="ce20" table:formula="of:=IF([$Step1_GenProfile.H367]; &quot;,&quot;&amp;itp&amp; IF([$Step1_GenProfile.M36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8]; &quot;{&quot;&amp;[$Step1_GenProfile.J368]&amp;&quot;,&quot;;&quot;&quot;)">
            <text:p/>
          </table:table-cell>
          <table:table-cell table:style-name="ce20" table:formula="of:=IF([$Step1_GenProfile.H368]; [$Step1_GenProfile.I368]*60;&quot;&quot;)">
            <text:p/>
          </table:table-cell>
          <table:table-cell table:style-name="ce20" table:formula="of:=IF([$Step1_GenProfile.H368]; &quot;,&quot;&amp;itp&amp; IF([$Step1_GenProfile.M36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9]; &quot;{&quot;&amp;[$Step1_GenProfile.J369]&amp;&quot;,&quot;;&quot;&quot;)">
            <text:p/>
          </table:table-cell>
          <table:table-cell table:style-name="ce20" table:formula="of:=IF([$Step1_GenProfile.H369]; [$Step1_GenProfile.I369]*60;&quot;&quot;)">
            <text:p/>
          </table:table-cell>
          <table:table-cell table:style-name="ce20" table:formula="of:=IF([$Step1_GenProfile.H369]; &quot;,&quot;&amp;itp&amp; IF([$Step1_GenProfile.M36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0]; &quot;{&quot;&amp;[$Step1_GenProfile.J370]&amp;&quot;,&quot;;&quot;&quot;)">
            <text:p/>
          </table:table-cell>
          <table:table-cell table:style-name="ce20" table:formula="of:=IF([$Step1_GenProfile.H370]; [$Step1_GenProfile.I370]*60;&quot;&quot;)">
            <text:p/>
          </table:table-cell>
          <table:table-cell table:style-name="ce20" table:formula="of:=IF([$Step1_GenProfile.H370]; &quot;,&quot;&amp;itp&amp; IF([$Step1_GenProfile.M37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1]; &quot;{&quot;&amp;[$Step1_GenProfile.J371]&amp;&quot;,&quot;;&quot;&quot;)">
            <text:p/>
          </table:table-cell>
          <table:table-cell table:style-name="ce20" table:formula="of:=IF([$Step1_GenProfile.H371]; [$Step1_GenProfile.I371]*60;&quot;&quot;)">
            <text:p/>
          </table:table-cell>
          <table:table-cell table:style-name="ce20" table:formula="of:=IF([$Step1_GenProfile.H371]; &quot;,&quot;&amp;itp&amp; IF([$Step1_GenProfile.M37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2]; &quot;{&quot;&amp;[$Step1_GenProfile.J372]&amp;&quot;,&quot;;&quot;&quot;)">
            <text:p/>
          </table:table-cell>
          <table:table-cell table:style-name="ce20" table:formula="of:=IF([$Step1_GenProfile.H372]; [$Step1_GenProfile.I372]*60;&quot;&quot;)">
            <text:p/>
          </table:table-cell>
          <table:table-cell table:style-name="ce20" table:formula="of:=IF([$Step1_GenProfile.H372]; &quot;,&quot;&amp;itp&amp; IF([$Step1_GenProfile.M37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3]; &quot;{&quot;&amp;[$Step1_GenProfile.J373]&amp;&quot;,&quot;;&quot;&quot;)">
            <text:p/>
          </table:table-cell>
          <table:table-cell table:style-name="ce20" table:formula="of:=IF([$Step1_GenProfile.H373]; [$Step1_GenProfile.I373]*60;&quot;&quot;)">
            <text:p/>
          </table:table-cell>
          <table:table-cell table:style-name="ce20" table:formula="of:=IF([$Step1_GenProfile.H373]; &quot;,&quot;&amp;itp&amp; IF([$Step1_GenProfile.M37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4]; &quot;{&quot;&amp;[$Step1_GenProfile.J374]&amp;&quot;,&quot;;&quot;&quot;)">
            <text:p/>
          </table:table-cell>
          <table:table-cell table:style-name="ce20" table:formula="of:=IF([$Step1_GenProfile.H374]; [$Step1_GenProfile.I374]*60;&quot;&quot;)">
            <text:p/>
          </table:table-cell>
          <table:table-cell table:style-name="ce20" table:formula="of:=IF([$Step1_GenProfile.H374]; &quot;,&quot;&amp;itp&amp; IF([$Step1_GenProfile.M37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5]; &quot;{&quot;&amp;[$Step1_GenProfile.J375]&amp;&quot;,&quot;;&quot;&quot;)">
            <text:p/>
          </table:table-cell>
          <table:table-cell table:style-name="ce20" table:formula="of:=IF([$Step1_GenProfile.H375]; [$Step1_GenProfile.I375]*60;&quot;&quot;)">
            <text:p/>
          </table:table-cell>
          <table:table-cell table:style-name="ce20" table:formula="of:=IF([$Step1_GenProfile.H375]; &quot;,&quot;&amp;itp&amp; IF([$Step1_GenProfile.M37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6]; &quot;{&quot;&amp;[$Step1_GenProfile.J376]&amp;&quot;,&quot;;&quot;&quot;)">
            <text:p/>
          </table:table-cell>
          <table:table-cell table:style-name="ce20" table:formula="of:=IF([$Step1_GenProfile.H376]; [$Step1_GenProfile.I376]*60;&quot;&quot;)">
            <text:p/>
          </table:table-cell>
          <table:table-cell table:style-name="ce20" table:formula="of:=IF([$Step1_GenProfile.H376]; &quot;,&quot;&amp;itp&amp; IF([$Step1_GenProfile.M37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7]; &quot;{&quot;&amp;[$Step1_GenProfile.J377]&amp;&quot;,&quot;;&quot;&quot;)">
            <text:p/>
          </table:table-cell>
          <table:table-cell table:style-name="ce20" table:formula="of:=IF([$Step1_GenProfile.H377]; [$Step1_GenProfile.I377]*60;&quot;&quot;)">
            <text:p/>
          </table:table-cell>
          <table:table-cell table:style-name="ce20" table:formula="of:=IF([$Step1_GenProfile.H377]; &quot;,&quot;&amp;itp&amp; IF([$Step1_GenProfile.M37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8]; &quot;{&quot;&amp;[$Step1_GenProfile.J378]&amp;&quot;,&quot;;&quot;&quot;)">
            <text:p/>
          </table:table-cell>
          <table:table-cell table:style-name="ce20" table:formula="of:=IF([$Step1_GenProfile.H378]; [$Step1_GenProfile.I378]*60;&quot;&quot;)">
            <text:p/>
          </table:table-cell>
          <table:table-cell table:style-name="ce20" table:formula="of:=IF([$Step1_GenProfile.H378]; &quot;,&quot;&amp;itp&amp; IF([$Step1_GenProfile.M37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9]; &quot;{&quot;&amp;[$Step1_GenProfile.J379]&amp;&quot;,&quot;;&quot;&quot;)">
            <text:p/>
          </table:table-cell>
          <table:table-cell table:style-name="ce20" table:formula="of:=IF([$Step1_GenProfile.H379]; [$Step1_GenProfile.I379]*60;&quot;&quot;)">
            <text:p/>
          </table:table-cell>
          <table:table-cell table:style-name="ce20" table:formula="of:=IF([$Step1_GenProfile.H379]; &quot;,&quot;&amp;itp&amp; IF([$Step1_GenProfile.M37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0]; &quot;{&quot;&amp;[$Step1_GenProfile.J380]&amp;&quot;,&quot;;&quot;&quot;)">
            <text:p/>
          </table:table-cell>
          <table:table-cell table:style-name="ce20" table:formula="of:=IF([$Step1_GenProfile.H380]; [$Step1_GenProfile.I380]*60;&quot;&quot;)">
            <text:p/>
          </table:table-cell>
          <table:table-cell table:style-name="ce20" table:formula="of:=IF([$Step1_GenProfile.H380]; &quot;,&quot;&amp;itp&amp; IF([$Step1_GenProfile.M38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1]; &quot;{&quot;&amp;[$Step1_GenProfile.J381]&amp;&quot;,&quot;;&quot;&quot;)">
            <text:p/>
          </table:table-cell>
          <table:table-cell table:style-name="ce20" table:formula="of:=IF([$Step1_GenProfile.H381]; [$Step1_GenProfile.I381]*60;&quot;&quot;)">
            <text:p/>
          </table:table-cell>
          <table:table-cell table:style-name="ce20" table:formula="of:=IF([$Step1_GenProfile.H381]; &quot;,&quot;&amp;itp&amp; IF([$Step1_GenProfile.M38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2]; &quot;{&quot;&amp;[$Step1_GenProfile.J382]&amp;&quot;,&quot;;&quot;&quot;)">
            <text:p/>
          </table:table-cell>
          <table:table-cell table:style-name="ce20" table:formula="of:=IF([$Step1_GenProfile.H382]; [$Step1_GenProfile.I382]*60;&quot;&quot;)">
            <text:p/>
          </table:table-cell>
          <table:table-cell table:style-name="ce20" table:formula="of:=IF([$Step1_GenProfile.H382]; &quot;,&quot;&amp;itp&amp; IF([$Step1_GenProfile.M38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3]; &quot;{&quot;&amp;[$Step1_GenProfile.J383]&amp;&quot;,&quot;;&quot;&quot;)">
            <text:p/>
          </table:table-cell>
          <table:table-cell table:style-name="ce20" table:formula="of:=IF([$Step1_GenProfile.H383]; [$Step1_GenProfile.I383]*60;&quot;&quot;)">
            <text:p/>
          </table:table-cell>
          <table:table-cell table:style-name="ce20" table:formula="of:=IF([$Step1_GenProfile.H383]; &quot;,&quot;&amp;itp&amp; IF([$Step1_GenProfile.M38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4]; &quot;{&quot;&amp;[$Step1_GenProfile.J384]&amp;&quot;,&quot;;&quot;&quot;)">
            <text:p/>
          </table:table-cell>
          <table:table-cell table:style-name="ce20" table:formula="of:=IF([$Step1_GenProfile.H384]; [$Step1_GenProfile.I384]*60;&quot;&quot;)">
            <text:p/>
          </table:table-cell>
          <table:table-cell table:style-name="ce20" table:formula="of:=IF([$Step1_GenProfile.H384]; &quot;,&quot;&amp;itp&amp; IF([$Step1_GenProfile.M38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5]; &quot;{&quot;&amp;[$Step1_GenProfile.J385]&amp;&quot;,&quot;;&quot;&quot;)">
            <text:p/>
          </table:table-cell>
          <table:table-cell table:style-name="ce20" table:formula="of:=IF([$Step1_GenProfile.H385]; [$Step1_GenProfile.I385]*60;&quot;&quot;)">
            <text:p/>
          </table:table-cell>
          <table:table-cell table:style-name="ce20" table:formula="of:=IF([$Step1_GenProfile.H385]; &quot;,&quot;&amp;itp&amp; IF([$Step1_GenProfile.M38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6]; &quot;{&quot;&amp;[$Step1_GenProfile.J386]&amp;&quot;,&quot;;&quot;&quot;)">
            <text:p/>
          </table:table-cell>
          <table:table-cell table:style-name="ce20" table:formula="of:=IF([$Step1_GenProfile.H386]; [$Step1_GenProfile.I386]*60;&quot;&quot;)">
            <text:p/>
          </table:table-cell>
          <table:table-cell table:style-name="ce20" table:formula="of:=IF([$Step1_GenProfile.H386]; &quot;,&quot;&amp;itp&amp; IF([$Step1_GenProfile.M38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7]; &quot;{&quot;&amp;[$Step1_GenProfile.J387]&amp;&quot;,&quot;;&quot;&quot;)">
            <text:p/>
          </table:table-cell>
          <table:table-cell table:style-name="ce20" table:formula="of:=IF([$Step1_GenProfile.H387]; [$Step1_GenProfile.I387]*60;&quot;&quot;)">
            <text:p/>
          </table:table-cell>
          <table:table-cell table:style-name="ce20" table:formula="of:=IF([$Step1_GenProfile.H387]; &quot;,&quot;&amp;itp&amp; IF([$Step1_GenProfile.M38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8]; &quot;{&quot;&amp;[$Step1_GenProfile.J388]&amp;&quot;,&quot;;&quot;&quot;)">
            <text:p/>
          </table:table-cell>
          <table:table-cell table:style-name="ce20" table:formula="of:=IF([$Step1_GenProfile.H388]; [$Step1_GenProfile.I388]*60;&quot;&quot;)">
            <text:p/>
          </table:table-cell>
          <table:table-cell table:style-name="ce20" table:formula="of:=IF([$Step1_GenProfile.H388]; &quot;,&quot;&amp;itp&amp; IF([$Step1_GenProfile.M38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9]; &quot;{&quot;&amp;[$Step1_GenProfile.J389]&amp;&quot;,&quot;;&quot;&quot;)">
            <text:p/>
          </table:table-cell>
          <table:table-cell table:style-name="ce20" table:formula="of:=IF([$Step1_GenProfile.H389]; [$Step1_GenProfile.I389]*60;&quot;&quot;)">
            <text:p/>
          </table:table-cell>
          <table:table-cell table:style-name="ce20" table:formula="of:=IF([$Step1_GenProfile.H389]; &quot;,&quot;&amp;itp&amp; IF([$Step1_GenProfile.M38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0]; &quot;{&quot;&amp;[$Step1_GenProfile.J390]&amp;&quot;,&quot;;&quot;&quot;)">
            <text:p/>
          </table:table-cell>
          <table:table-cell table:style-name="ce20" table:formula="of:=IF([$Step1_GenProfile.H390]; [$Step1_GenProfile.I390]*60;&quot;&quot;)">
            <text:p/>
          </table:table-cell>
          <table:table-cell table:style-name="ce20" table:formula="of:=IF([$Step1_GenProfile.H390]; &quot;,&quot;&amp;itp&amp; IF([$Step1_GenProfile.M39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1]; &quot;{&quot;&amp;[$Step1_GenProfile.J391]&amp;&quot;,&quot;;&quot;&quot;)">
            <text:p/>
          </table:table-cell>
          <table:table-cell table:style-name="ce20" table:formula="of:=IF([$Step1_GenProfile.H391]; [$Step1_GenProfile.I391]*60;&quot;&quot;)">
            <text:p/>
          </table:table-cell>
          <table:table-cell table:style-name="ce20" table:formula="of:=IF([$Step1_GenProfile.H391]; &quot;,&quot;&amp;itp&amp; IF([$Step1_GenProfile.M39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2]; &quot;{&quot;&amp;[$Step1_GenProfile.J392]&amp;&quot;,&quot;;&quot;&quot;)">
            <text:p/>
          </table:table-cell>
          <table:table-cell table:style-name="ce20" table:formula="of:=IF([$Step1_GenProfile.H392]; [$Step1_GenProfile.I392]*60;&quot;&quot;)">
            <text:p/>
          </table:table-cell>
          <table:table-cell table:style-name="ce20" table:formula="of:=IF([$Step1_GenProfile.H392]; &quot;,&quot;&amp;itp&amp; IF([$Step1_GenProfile.M39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3]; &quot;{&quot;&amp;[$Step1_GenProfile.J393]&amp;&quot;,&quot;;&quot;&quot;)">
            <text:p/>
          </table:table-cell>
          <table:table-cell table:style-name="ce20" table:formula="of:=IF([$Step1_GenProfile.H393]; [$Step1_GenProfile.I393]*60;&quot;&quot;)">
            <text:p/>
          </table:table-cell>
          <table:table-cell table:style-name="ce20" table:formula="of:=IF([$Step1_GenProfile.H393]; &quot;,&quot;&amp;itp&amp; IF([$Step1_GenProfile.M39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4]; &quot;{&quot;&amp;[$Step1_GenProfile.J394]&amp;&quot;,&quot;;&quot;&quot;)">
            <text:p/>
          </table:table-cell>
          <table:table-cell table:style-name="ce20" table:formula="of:=IF([$Step1_GenProfile.H394]; [$Step1_GenProfile.I394]*60;&quot;&quot;)">
            <text:p/>
          </table:table-cell>
          <table:table-cell table:style-name="ce20" table:formula="of:=IF([$Step1_GenProfile.H394]; &quot;,&quot;&amp;itp&amp; IF([$Step1_GenProfile.M39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5]; &quot;{&quot;&amp;[$Step1_GenProfile.J395]&amp;&quot;,&quot;;&quot;&quot;)">
            <text:p/>
          </table:table-cell>
          <table:table-cell table:style-name="ce20" table:formula="of:=IF([$Step1_GenProfile.H395]; [$Step1_GenProfile.I395]*60;&quot;&quot;)">
            <text:p/>
          </table:table-cell>
          <table:table-cell table:style-name="ce20" table:formula="of:=IF([$Step1_GenProfile.H395]; &quot;,&quot;&amp;itp&amp; IF([$Step1_GenProfile.M39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6]; &quot;{&quot;&amp;[$Step1_GenProfile.J396]&amp;&quot;,&quot;;&quot;&quot;)">
            <text:p/>
          </table:table-cell>
          <table:table-cell table:style-name="ce20" table:formula="of:=IF([$Step1_GenProfile.H396]; [$Step1_GenProfile.I396]*60;&quot;&quot;)">
            <text:p/>
          </table:table-cell>
          <table:table-cell table:style-name="ce20" table:formula="of:=IF([$Step1_GenProfile.H396]; &quot;,&quot;&amp;itp&amp; IF([$Step1_GenProfile.M39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7]; &quot;{&quot;&amp;[$Step1_GenProfile.J397]&amp;&quot;,&quot;;&quot;&quot;)">
            <text:p/>
          </table:table-cell>
          <table:table-cell table:style-name="ce20" table:formula="of:=IF([$Step1_GenProfile.H397]; [$Step1_GenProfile.I397]*60;&quot;&quot;)">
            <text:p/>
          </table:table-cell>
          <table:table-cell table:style-name="ce20" table:formula="of:=IF([$Step1_GenProfile.H397]; &quot;,&quot;&amp;itp&amp; IF([$Step1_GenProfile.M39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8]; &quot;{&quot;&amp;[$Step1_GenProfile.J398]&amp;&quot;,&quot;;&quot;&quot;)">
            <text:p/>
          </table:table-cell>
          <table:table-cell table:style-name="ce20" table:formula="of:=IF([$Step1_GenProfile.H398]; [$Step1_GenProfile.I398]*60;&quot;&quot;)">
            <text:p/>
          </table:table-cell>
          <table:table-cell table:style-name="ce20" table:formula="of:=IF([$Step1_GenProfile.H398]; &quot;,&quot;&amp;itp&amp; IF([$Step1_GenProfile.M39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9]; &quot;{&quot;&amp;[$Step1_GenProfile.J399]&amp;&quot;,&quot;;&quot;&quot;)">
            <text:p/>
          </table:table-cell>
          <table:table-cell table:style-name="ce20" table:formula="of:=IF([$Step1_GenProfile.H399]; [$Step1_GenProfile.I399]*60;&quot;&quot;)">
            <text:p/>
          </table:table-cell>
          <table:table-cell table:style-name="ce20" table:formula="of:=IF([$Step1_GenProfile.H399]; &quot;,&quot;&amp;itp&amp; IF([$Step1_GenProfile.M39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0]; &quot;{&quot;&amp;[$Step1_GenProfile.J400]&amp;&quot;,&quot;;&quot;&quot;)">
            <text:p/>
          </table:table-cell>
          <table:table-cell table:style-name="ce20" table:formula="of:=IF([$Step1_GenProfile.H400]; [$Step1_GenProfile.I400]*60;&quot;&quot;)">
            <text:p/>
          </table:table-cell>
          <table:table-cell table:style-name="ce20" table:formula="of:=IF([$Step1_GenProfile.H400]; &quot;,&quot;&amp;itp&amp; IF([$Step1_GenProfile.M40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1]; &quot;{&quot;&amp;[$Step1_GenProfile.J401]&amp;&quot;,&quot;;&quot;&quot;)">
            <text:p/>
          </table:table-cell>
          <table:table-cell table:style-name="ce20" table:formula="of:=IF([$Step1_GenProfile.H401]; [$Step1_GenProfile.I401]*60;&quot;&quot;)">
            <text:p/>
          </table:table-cell>
          <table:table-cell table:style-name="ce20" table:formula="of:=IF([$Step1_GenProfile.H401]; &quot;,&quot;&amp;itp&amp; IF([$Step1_GenProfile.M40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2]; &quot;{&quot;&amp;[$Step1_GenProfile.J402]&amp;&quot;,&quot;;&quot;&quot;)">
            <text:p/>
          </table:table-cell>
          <table:table-cell table:style-name="ce20" table:formula="of:=IF([$Step1_GenProfile.H402]; [$Step1_GenProfile.I402]*60;&quot;&quot;)">
            <text:p/>
          </table:table-cell>
          <table:table-cell table:style-name="ce20" table:formula="of:=IF([$Step1_GenProfile.H402]; &quot;,&quot;&amp;itp&amp; IF([$Step1_GenProfile.M40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3]; &quot;{&quot;&amp;[$Step1_GenProfile.J403]&amp;&quot;,&quot;;&quot;&quot;)">
            <text:p/>
          </table:table-cell>
          <table:table-cell table:style-name="ce20" table:formula="of:=IF([$Step1_GenProfile.H403]; [$Step1_GenProfile.I403]*60;&quot;&quot;)">
            <text:p/>
          </table:table-cell>
          <table:table-cell table:style-name="ce20" table:formula="of:=IF([$Step1_GenProfile.H403]; &quot;,&quot;&amp;itp&amp; IF([$Step1_GenProfile.M40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4]; &quot;{&quot;&amp;[$Step1_GenProfile.J404]&amp;&quot;,&quot;;&quot;&quot;)">
            <text:p/>
          </table:table-cell>
          <table:table-cell table:style-name="ce20" table:formula="of:=IF([$Step1_GenProfile.H404]; [$Step1_GenProfile.I404]*60;&quot;&quot;)">
            <text:p/>
          </table:table-cell>
          <table:table-cell table:style-name="ce20" table:formula="of:=IF([$Step1_GenProfile.H404]; &quot;,&quot;&amp;itp&amp; IF([$Step1_GenProfile.M40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5]; &quot;{&quot;&amp;[$Step1_GenProfile.J405]&amp;&quot;,&quot;;&quot;&quot;)">
            <text:p/>
          </table:table-cell>
          <table:table-cell table:style-name="ce20" table:formula="of:=IF([$Step1_GenProfile.H405]; [$Step1_GenProfile.I405]*60;&quot;&quot;)">
            <text:p/>
          </table:table-cell>
          <table:table-cell table:style-name="ce20" table:formula="of:=IF([$Step1_GenProfile.H405]; &quot;,&quot;&amp;itp&amp; IF([$Step1_GenProfile.M40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6]; &quot;{&quot;&amp;[$Step1_GenProfile.J406]&amp;&quot;,&quot;;&quot;&quot;)">
            <text:p/>
          </table:table-cell>
          <table:table-cell table:style-name="ce20" table:formula="of:=IF([$Step1_GenProfile.H406]; [$Step1_GenProfile.I406]*60;&quot;&quot;)">
            <text:p/>
          </table:table-cell>
          <table:table-cell table:style-name="ce20" table:formula="of:=IF([$Step1_GenProfile.H406]; &quot;,&quot;&amp;itp&amp; IF([$Step1_GenProfile.M40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7]; &quot;{&quot;&amp;[$Step1_GenProfile.J407]&amp;&quot;,&quot;;&quot;&quot;)">
            <text:p/>
          </table:table-cell>
          <table:table-cell table:style-name="ce20" table:formula="of:=IF([$Step1_GenProfile.H407]; [$Step1_GenProfile.I407]*60;&quot;&quot;)">
            <text:p/>
          </table:table-cell>
          <table:table-cell table:style-name="ce20" table:formula="of:=IF([$Step1_GenProfile.H407]; &quot;,&quot;&amp;itp&amp; IF([$Step1_GenProfile.M40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8]; &quot;{&quot;&amp;[$Step1_GenProfile.J408]&amp;&quot;,&quot;;&quot;&quot;)">
            <text:p/>
          </table:table-cell>
          <table:table-cell table:style-name="ce20" table:formula="of:=IF([$Step1_GenProfile.H408]; [$Step1_GenProfile.I408]*60;&quot;&quot;)">
            <text:p/>
          </table:table-cell>
          <table:table-cell table:style-name="ce20" table:formula="of:=IF([$Step1_GenProfile.H408]; &quot;,&quot;&amp;itp&amp; IF([$Step1_GenProfile.M40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9]; &quot;{&quot;&amp;[$Step1_GenProfile.J409]&amp;&quot;,&quot;;&quot;&quot;)">
            <text:p/>
          </table:table-cell>
          <table:table-cell table:style-name="ce20" table:formula="of:=IF([$Step1_GenProfile.H409]; [$Step1_GenProfile.I409]*60;&quot;&quot;)">
            <text:p/>
          </table:table-cell>
          <table:table-cell table:style-name="ce20" table:formula="of:=IF([$Step1_GenProfile.H409]; &quot;,&quot;&amp;itp&amp; IF([$Step1_GenProfile.M40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0]; &quot;{&quot;&amp;[$Step1_GenProfile.J410]&amp;&quot;,&quot;;&quot;&quot;)">
            <text:p/>
          </table:table-cell>
          <table:table-cell table:style-name="ce20" table:formula="of:=IF([$Step1_GenProfile.H410]; [$Step1_GenProfile.I410]*60;&quot;&quot;)">
            <text:p/>
          </table:table-cell>
          <table:table-cell table:style-name="ce20" table:formula="of:=IF([$Step1_GenProfile.H410]; &quot;,&quot;&amp;itp&amp; IF([$Step1_GenProfile.M41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1]; &quot;{&quot;&amp;[$Step1_GenProfile.J411]&amp;&quot;,&quot;;&quot;&quot;)">
            <text:p/>
          </table:table-cell>
          <table:table-cell table:style-name="ce20" table:formula="of:=IF([$Step1_GenProfile.H411]; [$Step1_GenProfile.I411]*60;&quot;&quot;)">
            <text:p/>
          </table:table-cell>
          <table:table-cell table:style-name="ce20" table:formula="of:=IF([$Step1_GenProfile.H411]; &quot;,&quot;&amp;itp&amp; IF([$Step1_GenProfile.M41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2]; &quot;{&quot;&amp;[$Step1_GenProfile.J412]&amp;&quot;,&quot;;&quot;&quot;)">
            <text:p/>
          </table:table-cell>
          <table:table-cell table:style-name="ce20" table:formula="of:=IF([$Step1_GenProfile.H412]; [$Step1_GenProfile.I412]*60;&quot;&quot;)">
            <text:p/>
          </table:table-cell>
          <table:table-cell table:style-name="ce20" table:formula="of:=IF([$Step1_GenProfile.H412]; &quot;,&quot;&amp;itp&amp; IF([$Step1_GenProfile.M41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3]; &quot;{&quot;&amp;[$Step1_GenProfile.J413]&amp;&quot;,&quot;;&quot;&quot;)">
            <text:p/>
          </table:table-cell>
          <table:table-cell table:style-name="ce20" table:formula="of:=IF([$Step1_GenProfile.H413]; [$Step1_GenProfile.I413]*60;&quot;&quot;)">
            <text:p/>
          </table:table-cell>
          <table:table-cell table:style-name="ce20" table:formula="of:=IF([$Step1_GenProfile.H413]; &quot;,&quot;&amp;itp&amp; IF([$Step1_GenProfile.M41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4]; &quot;{&quot;&amp;[$Step1_GenProfile.J414]&amp;&quot;,&quot;;&quot;&quot;)">
            <text:p/>
          </table:table-cell>
          <table:table-cell table:style-name="ce20" table:formula="of:=IF([$Step1_GenProfile.H414]; [$Step1_GenProfile.I414]*60;&quot;&quot;)">
            <text:p/>
          </table:table-cell>
          <table:table-cell table:style-name="ce20" table:formula="of:=IF([$Step1_GenProfile.H414]; &quot;,&quot;&amp;itp&amp; IF([$Step1_GenProfile.M41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5]; &quot;{&quot;&amp;[$Step1_GenProfile.J415]&amp;&quot;,&quot;;&quot;&quot;)">
            <text:p/>
          </table:table-cell>
          <table:table-cell table:style-name="ce20" table:formula="of:=IF([$Step1_GenProfile.H415]; [$Step1_GenProfile.I415]*60;&quot;&quot;)">
            <text:p/>
          </table:table-cell>
          <table:table-cell table:style-name="ce20" table:formula="of:=IF([$Step1_GenProfile.H415]; &quot;,&quot;&amp;itp&amp; IF([$Step1_GenProfile.M41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6]; &quot;{&quot;&amp;[$Step1_GenProfile.J416]&amp;&quot;,&quot;;&quot;&quot;)">
            <text:p/>
          </table:table-cell>
          <table:table-cell table:style-name="ce20" table:formula="of:=IF([$Step1_GenProfile.H416]; [$Step1_GenProfile.I416]*60;&quot;&quot;)">
            <text:p/>
          </table:table-cell>
          <table:table-cell table:style-name="ce20" table:formula="of:=IF([$Step1_GenProfile.H416]; &quot;,&quot;&amp;itp&amp; IF([$Step1_GenProfile.M41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7]; &quot;{&quot;&amp;[$Step1_GenProfile.J417]&amp;&quot;,&quot;;&quot;&quot;)">
            <text:p/>
          </table:table-cell>
          <table:table-cell table:style-name="ce20" table:formula="of:=IF([$Step1_GenProfile.H417]; [$Step1_GenProfile.I417]*60;&quot;&quot;)">
            <text:p/>
          </table:table-cell>
          <table:table-cell table:style-name="ce20" table:formula="of:=IF([$Step1_GenProfile.H417]; &quot;,&quot;&amp;itp&amp; IF([$Step1_GenProfile.M41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8]; &quot;{&quot;&amp;[$Step1_GenProfile.J418]&amp;&quot;,&quot;;&quot;&quot;)">
            <text:p/>
          </table:table-cell>
          <table:table-cell table:style-name="ce20" table:formula="of:=IF([$Step1_GenProfile.H418]; [$Step1_GenProfile.I418]*60;&quot;&quot;)">
            <text:p/>
          </table:table-cell>
          <table:table-cell table:style-name="ce20" table:formula="of:=IF([$Step1_GenProfile.H418]; &quot;,&quot;&amp;itp&amp; IF([$Step1_GenProfile.M41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9]; &quot;{&quot;&amp;[$Step1_GenProfile.J419]&amp;&quot;,&quot;;&quot;&quot;)">
            <text:p/>
          </table:table-cell>
          <table:table-cell table:style-name="ce20" table:formula="of:=IF([$Step1_GenProfile.H419]; [$Step1_GenProfile.I419]*60;&quot;&quot;)">
            <text:p/>
          </table:table-cell>
          <table:table-cell table:style-name="ce20" table:formula="of:=IF([$Step1_GenProfile.H419]; &quot;,&quot;&amp;itp&amp; IF([$Step1_GenProfile.M41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0]; &quot;{&quot;&amp;[$Step1_GenProfile.J420]&amp;&quot;,&quot;;&quot;&quot;)">
            <text:p/>
          </table:table-cell>
          <table:table-cell table:style-name="ce20" table:formula="of:=IF([$Step1_GenProfile.H420]; [$Step1_GenProfile.I420]*60;&quot;&quot;)">
            <text:p/>
          </table:table-cell>
          <table:table-cell table:style-name="ce20" table:formula="of:=IF([$Step1_GenProfile.H420]; &quot;,&quot;&amp;itp&amp; IF([$Step1_GenProfile.M42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1]; &quot;{&quot;&amp;[$Step1_GenProfile.J421]&amp;&quot;,&quot;;&quot;&quot;)">
            <text:p/>
          </table:table-cell>
          <table:table-cell table:style-name="ce20" table:formula="of:=IF([$Step1_GenProfile.H421]; [$Step1_GenProfile.I421]*60;&quot;&quot;)">
            <text:p/>
          </table:table-cell>
          <table:table-cell table:style-name="ce20" table:formula="of:=IF([$Step1_GenProfile.H421]; &quot;,&quot;&amp;itp&amp; IF([$Step1_GenProfile.M42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2]; &quot;{&quot;&amp;[$Step1_GenProfile.J422]&amp;&quot;,&quot;;&quot;&quot;)">
            <text:p/>
          </table:table-cell>
          <table:table-cell table:style-name="ce20" table:formula="of:=IF([$Step1_GenProfile.H422]; [$Step1_GenProfile.I422]*60;&quot;&quot;)">
            <text:p/>
          </table:table-cell>
          <table:table-cell table:style-name="ce20" table:formula="of:=IF([$Step1_GenProfile.H422]; &quot;,&quot;&amp;itp&amp; IF([$Step1_GenProfile.M42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3]; &quot;{&quot;&amp;[$Step1_GenProfile.J423]&amp;&quot;,&quot;;&quot;&quot;)">
            <text:p/>
          </table:table-cell>
          <table:table-cell table:style-name="ce20" table:formula="of:=IF([$Step1_GenProfile.H423]; [$Step1_GenProfile.I423]*60;&quot;&quot;)">
            <text:p/>
          </table:table-cell>
          <table:table-cell table:style-name="ce20" table:formula="of:=IF([$Step1_GenProfile.H423]; &quot;,&quot;&amp;itp&amp; IF([$Step1_GenProfile.M42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4]; &quot;{&quot;&amp;[$Step1_GenProfile.J424]&amp;&quot;,&quot;;&quot;&quot;)">
            <text:p/>
          </table:table-cell>
          <table:table-cell table:style-name="ce20" table:formula="of:=IF([$Step1_GenProfile.H424]; [$Step1_GenProfile.I424]*60;&quot;&quot;)">
            <text:p/>
          </table:table-cell>
          <table:table-cell table:style-name="ce20" table:formula="of:=IF([$Step1_GenProfile.H424]; &quot;,&quot;&amp;itp&amp; IF([$Step1_GenProfile.M42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5]; &quot;{&quot;&amp;[$Step1_GenProfile.J425]&amp;&quot;,&quot;;&quot;&quot;)">
            <text:p/>
          </table:table-cell>
          <table:table-cell table:style-name="ce20" table:formula="of:=IF([$Step1_GenProfile.H425]; [$Step1_GenProfile.I425]*60;&quot;&quot;)">
            <text:p/>
          </table:table-cell>
          <table:table-cell table:style-name="ce20" table:formula="of:=IF([$Step1_GenProfile.H425]; &quot;,&quot;&amp;itp&amp; IF([$Step1_GenProfile.M42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6]; &quot;{&quot;&amp;[$Step1_GenProfile.J426]&amp;&quot;,&quot;;&quot;&quot;)">
            <text:p/>
          </table:table-cell>
          <table:table-cell table:style-name="ce20" table:formula="of:=IF([$Step1_GenProfile.H426]; [$Step1_GenProfile.I426]*60;&quot;&quot;)">
            <text:p/>
          </table:table-cell>
          <table:table-cell table:style-name="ce20" table:formula="of:=IF([$Step1_GenProfile.H426]; &quot;,&quot;&amp;itp&amp; IF([$Step1_GenProfile.M4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7]; &quot;{&quot;&amp;[$Step1_GenProfile.J427]&amp;&quot;,&quot;;&quot;&quot;)">
            <text:p/>
          </table:table-cell>
          <table:table-cell table:style-name="ce20" table:formula="of:=IF([$Step1_GenProfile.H427]; [$Step1_GenProfile.I427]*60;&quot;&quot;)">
            <text:p/>
          </table:table-cell>
          <table:table-cell table:style-name="ce20" table:formula="of:=IF([$Step1_GenProfile.H427]; &quot;,&quot;&amp;itp&amp; IF([$Step1_GenProfile.M4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8]; &quot;{&quot;&amp;[$Step1_GenProfile.J428]&amp;&quot;,&quot;;&quot;&quot;)">
            <text:p/>
          </table:table-cell>
          <table:table-cell table:style-name="ce20" table:formula="of:=IF([$Step1_GenProfile.H428]; [$Step1_GenProfile.I428]*60;&quot;&quot;)">
            <text:p/>
          </table:table-cell>
          <table:table-cell table:style-name="ce20" table:formula="of:=IF([$Step1_GenProfile.H428]; &quot;,&quot;&amp;itp&amp; IF([$Step1_GenProfile.M4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}</text:p>
          </table:table-cell>
          <table:table-cell table:style-name="ce20" table:formula="of:=IF([$Step1_GenProfile.H429]; &quot;{&quot;&amp;[$Step1_GenProfile.J429]&amp;&quot;,&quot;;&quot;&quot;)">
            <text:p/>
          </table:table-cell>
          <table:table-cell table:style-name="ce20" table:formula="of:=IF([$Step1_GenProfile.H429]; [$Step1_GenProfile.I429]*60;&quot;&quot;)">
            <text:p/>
          </table:table-cell>
          <table:table-cell table:style-name="ce20" table:formula="of:=IF([$Step1_GenProfile.H429]; &quot;,&quot;&amp;itp&amp; IF([$Step1_GenProfile.M429];&quot;}};&quot;;&quot;},&quot;); &quot;&quot;)">
            <text:p/>
          </table:table-cell>
          <table:table-cell table:number-columns-repeated="1020"/>
        </table:table-row>
        <table:table-row table:style-name="ro2" table:number-rows-repeated="10481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2_Copy_HERO_C#" table:style-name="ta5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20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//Select the green highlighted cells and paste into <text:s/>a Visual Studio 2015 new CS File</text:p>
          </table:table-cell>
          <table:covered-table-cell table:number-columns-repeated="3" table:style-name="ce16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3" table:number-rows-spanned="1">
            <text:p>//No need to copy the blank lines at the bottom. <text:s/></text:p>
          </table:table-cell>
          <table:covered-table-cell table:number-columns-repeated="2" table:style-name="ce16"/>
          <table:table-cell table:style-name="ce19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3" table:number-rows-spanned="1">
            <text:p>//This can be pasted into an array for direct use in C# use.</text:p>
          </table:table-cell>
          <table:covered-table-cell table:number-columns-repeated="2" table:style-name="ce16"/>
          <table:table-cell table:style-name="ce19"/>
          <table:table-cell table:number-columns-repeated="1020"/>
        </table:table-row>
        <table:table-row table:style-name="ro2">
          <table:table-cell table:style-name="ce22" office:value-type="string" calcext:value-type="string">
            <text:p>//</text:p>
          </table:table-cell>
          <table:table-cell table:style-name="ce19" office:value-type="string" calcext:value-type="string">
            <text:p><text:s text:c="7"/>Position (rotations),</text:p>
          </table:table-cell>
          <table:table-cell table:style-name="ce21" office:value-type="string" calcext:value-type="string">
            <text:p>Velocity (RPM)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20" office:value-type="string" calcext:value-type="string">
            <text:p>namespace HERO_Motion_Profile_Example {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public class MotionProfile {</text:p>
          </table:table-cell>
          <table:table-cell table:style-name="ce20" table:number-columns-repeated="3"/>
          <table:table-cell table:number-columns-repeated="1020"/>
        </table:table-row>
        <table:table-row table:style-name="ro2">
          <table:table-cell table:style-name="ce20"/>
          <table:table-cell table:style-name="ce20" table:formula="of:=&quot;public const uint kNumPoints = &quot; &amp; COUNT([.C10:.C1205]) &amp; &quot;;&quot;" office:value-type="string" office:string-value="public const uint kNumPoints = 226;" calcext:value-type="string">
            <text:p>public const uint kNumPoints = 226;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/>
          <table:table-cell table:style-name="ce20" table:formula="of:=&quot;public const uint kDurationMs = &quot; &amp;itp &amp; &quot;;&quot;" office:value-type="string" office:string-value="public const uint kDurationMs = 10;" calcext:value-type="string">
            <text:p>public const uint kDurationMs = 10;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/>
          <table:table-cell table:style-name="ce20" office:value-type="string" calcext:value-type="string">
            <text:p>// Position (rotations)</text:p>
          </table:table-cell>
          <table:table-cell table:style-name="ce20" office:value-type="string" calcext:value-type="string">
            <text:p>Velocity (RPM)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/>
          <table:table-cell table:style-name="ce20" office:value-type="string" calcext:value-type="string">
            <text:p>public static double[][] Points = new double[][]{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6]; &quot;new double[]{&quot;&amp;[$Step1_GenProfile.J26]&amp;&quot;,&quot;;&quot;&quot;)" office:value-type="string" office:string-value="new double[]{0," calcext:value-type="string">
            <text:p>new double[]{0,</text:p>
          </table:table-cell>
          <table:table-cell table:style-name="ce20" table:formula="of:=IF([$Step1_GenProfile.H26]; [$Step1_GenProfile.I26]*60;&quot;&quot;)" office:value-type="float" office:value="0" calcext:value-type="float">
            <text:p>0</text:p>
          </table:table-cell>
          <table:table-cell table:style-name="ce20" table:formula="of:=IF([$Step1_GenProfile.H26]; IF([$Step1_GenProfile.M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7]; &quot;new double[]{&quot;&amp;[$Step1_GenProfile.J27]&amp;&quot;,&quot;;&quot;&quot;)" office:value-type="string" office:string-value="new double[]{0.0000634920634920635," calcext:value-type="string">
            <text:p>new double[]{0.0000634920634920635,</text:p>
          </table:table-cell>
          <table:table-cell table:style-name="ce20" table:formula="of:=IF([$Step1_GenProfile.H27]; [$Step1_GenProfile.I27]*60;&quot;&quot;)" office:value-type="float" office:value="0.761904761904762" calcext:value-type="float">
            <text:p>0.761904761904762</text:p>
          </table:table-cell>
          <table:table-cell table:style-name="ce20" table:formula="of:=IF([$Step1_GenProfile.H27]; IF([$Step1_GenProfile.M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8]; &quot;new double[]{&quot;&amp;[$Step1_GenProfile.J28]&amp;&quot;,&quot;;&quot;&quot;)" office:value-type="string" office:string-value="new double[]{0.000285714285714286," calcext:value-type="string">
            <text:p>new double[]{0.000285714285714286,</text:p>
          </table:table-cell>
          <table:table-cell table:style-name="ce20" table:formula="of:=IF([$Step1_GenProfile.H28]; [$Step1_GenProfile.I28]*60;&quot;&quot;)" office:value-type="float" office:value="1.90476190476191" calcext:value-type="float">
            <text:p>1.90476190476191</text:p>
          </table:table-cell>
          <table:table-cell table:style-name="ce20" table:formula="of:=IF([$Step1_GenProfile.H28]; IF([$Step1_GenProfile.M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29]; &quot;new double[]{&quot;&amp;[$Step1_GenProfile.J29]&amp;&quot;,&quot;;&quot;&quot;)" office:value-type="string" office:string-value="new double[]{0.00073015873015873," calcext:value-type="string">
            <text:p>new double[]{0.00073015873015873,</text:p>
          </table:table-cell>
          <table:table-cell table:style-name="ce20" table:formula="of:=IF([$Step1_GenProfile.H29]; [$Step1_GenProfile.I29]*60;&quot;&quot;)" office:value-type="float" office:value="3.42857142857143" calcext:value-type="float">
            <text:p>3.42857142857143</text:p>
          </table:table-cell>
          <table:table-cell table:style-name="ce20" table:formula="of:=IF([$Step1_GenProfile.H29]; IF([$Step1_GenProfile.M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0]; &quot;new double[]{&quot;&amp;[$Step1_GenProfile.J30]&amp;&quot;,&quot;;&quot;&quot;)" office:value-type="string" office:string-value="new double[]{0.00146031746031746," calcext:value-type="string">
            <text:p>new double[]{0.00146031746031746,</text:p>
          </table:table-cell>
          <table:table-cell table:style-name="ce20" table:formula="of:=IF([$Step1_GenProfile.H30]; [$Step1_GenProfile.I30]*60;&quot;&quot;)" office:value-type="float" office:value="5.33333333333333" calcext:value-type="float">
            <text:p>5.33333333333333</text:p>
          </table:table-cell>
          <table:table-cell table:style-name="ce20" table:formula="of:=IF([$Step1_GenProfile.H30]; IF([$Step1_GenProfile.M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1]; &quot;new double[]{&quot;&amp;[$Step1_GenProfile.J31]&amp;&quot;,&quot;;&quot;&quot;)" office:value-type="string" office:string-value="new double[]{0.00253968253968254," calcext:value-type="string">
            <text:p>new double[]{0.00253968253968254,</text:p>
          </table:table-cell>
          <table:table-cell table:style-name="ce20" table:formula="of:=IF([$Step1_GenProfile.H31]; [$Step1_GenProfile.I31]*60;&quot;&quot;)" office:value-type="float" office:value="7.61904761904762" calcext:value-type="float">
            <text:p>7.61904761904762</text:p>
          </table:table-cell>
          <table:table-cell table:style-name="ce20" table:formula="of:=IF([$Step1_GenProfile.H31]; IF([$Step1_GenProfile.M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2]; &quot;new double[]{&quot;&amp;[$Step1_GenProfile.J32]&amp;&quot;,&quot;;&quot;&quot;)" office:value-type="string" office:string-value="new double[]{0.00403174603174603," calcext:value-type="string">
            <text:p>new double[]{0.00403174603174603,</text:p>
          </table:table-cell>
          <table:table-cell table:style-name="ce20" table:formula="of:=IF([$Step1_GenProfile.H32]; [$Step1_GenProfile.I32]*60;&quot;&quot;)" office:value-type="float" office:value="10.2857142857143" calcext:value-type="float">
            <text:p>10.2857142857143</text:p>
          </table:table-cell>
          <table:table-cell table:style-name="ce20" table:formula="of:=IF([$Step1_GenProfile.H32]; IF([$Step1_GenProfile.M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3]; &quot;new double[]{&quot;&amp;[$Step1_GenProfile.J33]&amp;&quot;,&quot;;&quot;&quot;)" office:value-type="string" office:string-value="new double[]{0.006," calcext:value-type="string">
            <text:p>new double[]{0.006,</text:p>
          </table:table-cell>
          <table:table-cell table:style-name="ce20" table:formula="of:=IF([$Step1_GenProfile.H33]; [$Step1_GenProfile.I33]*60;&quot;&quot;)" office:value-type="float" office:value="13.3333333333333" calcext:value-type="float">
            <text:p>13.3333333333333</text:p>
          </table:table-cell>
          <table:table-cell table:style-name="ce20" table:formula="of:=IF([$Step1_GenProfile.H33]; IF([$Step1_GenProfile.M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4]; &quot;new double[]{&quot;&amp;[$Step1_GenProfile.J34]&amp;&quot;,&quot;;&quot;&quot;)" office:value-type="string" office:string-value="new double[]{0.00850793650793651," calcext:value-type="string">
            <text:p>new double[]{0.00850793650793651,</text:p>
          </table:table-cell>
          <table:table-cell table:style-name="ce20" table:formula="of:=IF([$Step1_GenProfile.H34]; [$Step1_GenProfile.I34]*60;&quot;&quot;)" office:value-type="float" office:value="16.7619047619048" calcext:value-type="float">
            <text:p>16.7619047619048</text:p>
          </table:table-cell>
          <table:table-cell table:style-name="ce20" table:formula="of:=IF([$Step1_GenProfile.H34]; IF([$Step1_GenProfile.M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5]; &quot;new double[]{&quot;&amp;[$Step1_GenProfile.J35]&amp;&quot;,&quot;;&quot;&quot;)" office:value-type="string" office:string-value="new double[]{0.0116190476190476," calcext:value-type="string">
            <text:p>new double[]{0.0116190476190476,</text:p>
          </table:table-cell>
          <table:table-cell table:style-name="ce20" table:formula="of:=IF([$Step1_GenProfile.H35]; [$Step1_GenProfile.I35]*60;&quot;&quot;)" office:value-type="float" office:value="20.5714285714286" calcext:value-type="float">
            <text:p>20.5714285714286</text:p>
          </table:table-cell>
          <table:table-cell table:style-name="ce20" table:formula="of:=IF([$Step1_GenProfile.H35]; IF([$Step1_GenProfile.M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6]; &quot;new double[]{&quot;&amp;[$Step1_GenProfile.J36]&amp;&quot;,&quot;;&quot;&quot;)" office:value-type="string" office:string-value="new double[]{0.0153968253968254," calcext:value-type="string">
            <text:p>new double[]{0.0153968253968254,</text:p>
          </table:table-cell>
          <table:table-cell table:style-name="ce20" table:formula="of:=IF([$Step1_GenProfile.H36]; [$Step1_GenProfile.I36]*60;&quot;&quot;)" office:value-type="float" office:value="24.7619047619048" calcext:value-type="float">
            <text:p>24.7619047619048</text:p>
          </table:table-cell>
          <table:table-cell table:style-name="ce20" table:formula="of:=IF([$Step1_GenProfile.H36]; IF([$Step1_GenProfile.M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7]; &quot;new double[]{&quot;&amp;[$Step1_GenProfile.J37]&amp;&quot;,&quot;;&quot;&quot;)" office:value-type="string" office:string-value="new double[]{0.0199047619047619," calcext:value-type="string">
            <text:p>new double[]{0.0199047619047619,</text:p>
          </table:table-cell>
          <table:table-cell table:style-name="ce20" table:formula="of:=IF([$Step1_GenProfile.H37]; [$Step1_GenProfile.I37]*60;&quot;&quot;)" office:value-type="float" office:value="29.3333333333333" calcext:value-type="float">
            <text:p>29.3333333333333</text:p>
          </table:table-cell>
          <table:table-cell table:style-name="ce20" table:formula="of:=IF([$Step1_GenProfile.H37]; IF([$Step1_GenProfile.M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8]; &quot;new double[]{&quot;&amp;[$Step1_GenProfile.J38]&amp;&quot;,&quot;;&quot;&quot;)" office:value-type="string" office:string-value="new double[]{0.0252063492063492," calcext:value-type="string">
            <text:p>new double[]{0.0252063492063492,</text:p>
          </table:table-cell>
          <table:table-cell table:style-name="ce20" table:formula="of:=IF([$Step1_GenProfile.H38]; [$Step1_GenProfile.I38]*60;&quot;&quot;)" office:value-type="float" office:value="34.2857142857143" calcext:value-type="float">
            <text:p>34.2857142857143</text:p>
          </table:table-cell>
          <table:table-cell table:style-name="ce20" table:formula="of:=IF([$Step1_GenProfile.H38]; IF([$Step1_GenProfile.M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39]; &quot;new double[]{&quot;&amp;[$Step1_GenProfile.J39]&amp;&quot;,&quot;;&quot;&quot;)" office:value-type="string" office:string-value="new double[]{0.0313650793650794," calcext:value-type="string">
            <text:p>new double[]{0.0313650793650794,</text:p>
          </table:table-cell>
          <table:table-cell table:style-name="ce20" table:formula="of:=IF([$Step1_GenProfile.H39]; [$Step1_GenProfile.I39]*60;&quot;&quot;)" office:value-type="float" office:value="39.6190476190476" calcext:value-type="float">
            <text:p>39.6190476190476</text:p>
          </table:table-cell>
          <table:table-cell table:style-name="ce20" table:formula="of:=IF([$Step1_GenProfile.H39]; IF([$Step1_GenProfile.M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0]; &quot;new double[]{&quot;&amp;[$Step1_GenProfile.J40]&amp;&quot;,&quot;;&quot;&quot;)" office:value-type="string" office:string-value="new double[]{0.0384444444444444," calcext:value-type="string">
            <text:p>new double[]{0.0384444444444444,</text:p>
          </table:table-cell>
          <table:table-cell table:style-name="ce20" table:formula="of:=IF([$Step1_GenProfile.H40]; [$Step1_GenProfile.I40]*60;&quot;&quot;)" office:value-type="float" office:value="45.3333333333333" calcext:value-type="float">
            <text:p>45.3333333333333</text:p>
          </table:table-cell>
          <table:table-cell table:style-name="ce20" table:formula="of:=IF([$Step1_GenProfile.H40]; IF([$Step1_GenProfile.M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1]; &quot;new double[]{&quot;&amp;[$Step1_GenProfile.J41]&amp;&quot;,&quot;;&quot;&quot;)" office:value-type="string" office:string-value="new double[]{0.0465079365079365," calcext:value-type="string">
            <text:p>new double[]{0.0465079365079365,</text:p>
          </table:table-cell>
          <table:table-cell table:style-name="ce20" table:formula="of:=IF([$Step1_GenProfile.H41]; [$Step1_GenProfile.I41]*60;&quot;&quot;)" office:value-type="float" office:value="51.4285714285714" calcext:value-type="float">
            <text:p>51.4285714285714</text:p>
          </table:table-cell>
          <table:table-cell table:style-name="ce20" table:formula="of:=IF([$Step1_GenProfile.H41]; IF([$Step1_GenProfile.M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2]; &quot;new double[]{&quot;&amp;[$Step1_GenProfile.J42]&amp;&quot;,&quot;;&quot;&quot;)" office:value-type="string" office:string-value="new double[]{0.0556190476190476," calcext:value-type="string">
            <text:p>new double[]{0.0556190476190476,</text:p>
          </table:table-cell>
          <table:table-cell table:style-name="ce20" table:formula="of:=IF([$Step1_GenProfile.H42]; [$Step1_GenProfile.I42]*60;&quot;&quot;)" office:value-type="float" office:value="57.9047619047619" calcext:value-type="float">
            <text:p>57.9047619047619</text:p>
          </table:table-cell>
          <table:table-cell table:style-name="ce20" table:formula="of:=IF([$Step1_GenProfile.H42]; IF([$Step1_GenProfile.M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3]; &quot;new double[]{&quot;&amp;[$Step1_GenProfile.J43]&amp;&quot;,&quot;;&quot;&quot;)" office:value-type="string" office:string-value="new double[]{0.0658412698412698," calcext:value-type="string">
            <text:p>new double[]{0.0658412698412698,</text:p>
          </table:table-cell>
          <table:table-cell table:style-name="ce20" table:formula="of:=IF([$Step1_GenProfile.H43]; [$Step1_GenProfile.I43]*60;&quot;&quot;)" office:value-type="float" office:value="64.7619047619048" calcext:value-type="float">
            <text:p>64.7619047619048</text:p>
          </table:table-cell>
          <table:table-cell table:style-name="ce20" table:formula="of:=IF([$Step1_GenProfile.H43]; IF([$Step1_GenProfile.M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4]; &quot;new double[]{&quot;&amp;[$Step1_GenProfile.J44]&amp;&quot;,&quot;;&quot;&quot;)" office:value-type="string" office:string-value="new double[]{0.0772380952380952," calcext:value-type="string">
            <text:p>new double[]{0.0772380952380952,</text:p>
          </table:table-cell>
          <table:table-cell table:style-name="ce20" table:formula="of:=IF([$Step1_GenProfile.H44]; [$Step1_GenProfile.I44]*60;&quot;&quot;)" office:value-type="float" office:value="72" calcext:value-type="float">
            <text:p>72</text:p>
          </table:table-cell>
          <table:table-cell table:style-name="ce20" table:formula="of:=IF([$Step1_GenProfile.H44]; IF([$Step1_GenProfile.M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5]; &quot;new double[]{&quot;&amp;[$Step1_GenProfile.J45]&amp;&quot;,&quot;;&quot;&quot;)" office:value-type="string" office:string-value="new double[]{0.0898730158730159," calcext:value-type="string">
            <text:p>new double[]{0.0898730158730159,</text:p>
          </table:table-cell>
          <table:table-cell table:style-name="ce20" table:formula="of:=IF([$Step1_GenProfile.H45]; [$Step1_GenProfile.I45]*60;&quot;&quot;)" office:value-type="float" office:value="79.6190476190476" calcext:value-type="float">
            <text:p>79.6190476190476</text:p>
          </table:table-cell>
          <table:table-cell table:style-name="ce20" table:formula="of:=IF([$Step1_GenProfile.H45]; IF([$Step1_GenProfile.M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6]; &quot;new double[]{&quot;&amp;[$Step1_GenProfile.J46]&amp;&quot;,&quot;;&quot;&quot;)" office:value-type="string" office:string-value="new double[]{0.103809523809524," calcext:value-type="string">
            <text:p>new double[]{0.103809523809524,</text:p>
          </table:table-cell>
          <table:table-cell table:style-name="ce20" table:formula="of:=IF([$Step1_GenProfile.H46]; [$Step1_GenProfile.I46]*60;&quot;&quot;)" office:value-type="float" office:value="87.6190476190476" calcext:value-type="float">
            <text:p>87.6190476190476</text:p>
          </table:table-cell>
          <table:table-cell table:style-name="ce20" table:formula="of:=IF([$Step1_GenProfile.H46]; IF([$Step1_GenProfile.M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7]; &quot;new double[]{&quot;&amp;[$Step1_GenProfile.J47]&amp;&quot;,&quot;;&quot;&quot;)" office:value-type="string" office:string-value="new double[]{0.119079365079365," calcext:value-type="string">
            <text:p>new double[]{0.119079365079365,</text:p>
          </table:table-cell>
          <table:table-cell table:style-name="ce20" table:formula="of:=IF([$Step1_GenProfile.H47]; [$Step1_GenProfile.I47]*60;&quot;&quot;)" office:value-type="float" office:value="95.6190476190476" calcext:value-type="float">
            <text:p>95.6190476190476</text:p>
          </table:table-cell>
          <table:table-cell table:style-name="ce20" table:formula="of:=IF([$Step1_GenProfile.H47]; IF([$Step1_GenProfile.M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8]; &quot;new double[]{&quot;&amp;[$Step1_GenProfile.J48]&amp;&quot;,&quot;;&quot;&quot;)" office:value-type="string" office:string-value="new double[]{0.13568253968254," calcext:value-type="string">
            <text:p>new double[]{0.13568253968254,</text:p>
          </table:table-cell>
          <table:table-cell table:style-name="ce20" table:formula="of:=IF([$Step1_GenProfile.H48]; [$Step1_GenProfile.I48]*60;&quot;&quot;)" office:value-type="float" office:value="103.619047619048" calcext:value-type="float">
            <text:p>103.619047619048</text:p>
          </table:table-cell>
          <table:table-cell table:style-name="ce20" table:formula="of:=IF([$Step1_GenProfile.H48]; IF([$Step1_GenProfile.M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49]; &quot;new double[]{&quot;&amp;[$Step1_GenProfile.J49]&amp;&quot;,&quot;;&quot;&quot;)" office:value-type="string" office:string-value="new double[]{0.153619047619048," calcext:value-type="string">
            <text:p>new double[]{0.153619047619048,</text:p>
          </table:table-cell>
          <table:table-cell table:style-name="ce20" table:formula="of:=IF([$Step1_GenProfile.H49]; [$Step1_GenProfile.I49]*60;&quot;&quot;)" office:value-type="float" office:value="111.619047619048" calcext:value-type="float">
            <text:p>111.619047619048</text:p>
          </table:table-cell>
          <table:table-cell table:style-name="ce20" table:formula="of:=IF([$Step1_GenProfile.H49]; IF([$Step1_GenProfile.M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0]; &quot;new double[]{&quot;&amp;[$Step1_GenProfile.J50]&amp;&quot;,&quot;;&quot;&quot;)" office:value-type="string" office:string-value="new double[]{0.172888888888889," calcext:value-type="string">
            <text:p>new double[]{0.172888888888889,</text:p>
          </table:table-cell>
          <table:table-cell table:style-name="ce20" table:formula="of:=IF([$Step1_GenProfile.H50]; [$Step1_GenProfile.I50]*60;&quot;&quot;)" office:value-type="float" office:value="119.619047619048" calcext:value-type="float">
            <text:p>119.619047619048</text:p>
          </table:table-cell>
          <table:table-cell table:style-name="ce20" table:formula="of:=IF([$Step1_GenProfile.H50]; IF([$Step1_GenProfile.M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1]; &quot;new double[]{&quot;&amp;[$Step1_GenProfile.J51]&amp;&quot;,&quot;;&quot;&quot;)" office:value-type="string" office:string-value="new double[]{0.193492063492064," calcext:value-type="string">
            <text:p>new double[]{0.193492063492064,</text:p>
          </table:table-cell>
          <table:table-cell table:style-name="ce20" table:formula="of:=IF([$Step1_GenProfile.H51]; [$Step1_GenProfile.I51]*60;&quot;&quot;)" office:value-type="float" office:value="127.619047619048" calcext:value-type="float">
            <text:p>127.619047619048</text:p>
          </table:table-cell>
          <table:table-cell table:style-name="ce20" table:formula="of:=IF([$Step1_GenProfile.H51]; IF([$Step1_GenProfile.M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2]; &quot;new double[]{&quot;&amp;[$Step1_GenProfile.J52]&amp;&quot;,&quot;;&quot;&quot;)" office:value-type="string" office:string-value="new double[]{0.215428571428571," calcext:value-type="string">
            <text:p>new double[]{0.215428571428571,</text:p>
          </table:table-cell>
          <table:table-cell table:style-name="ce20" table:formula="of:=IF([$Step1_GenProfile.H52]; [$Step1_GenProfile.I52]*60;&quot;&quot;)" office:value-type="float" office:value="135.619047619048" calcext:value-type="float">
            <text:p>135.619047619048</text:p>
          </table:table-cell>
          <table:table-cell table:style-name="ce20" table:formula="of:=IF([$Step1_GenProfile.H52]; IF([$Step1_GenProfile.M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3]; &quot;new double[]{&quot;&amp;[$Step1_GenProfile.J53]&amp;&quot;,&quot;;&quot;&quot;)" office:value-type="string" office:string-value="new double[]{0.238698412698413," calcext:value-type="string">
            <text:p>new double[]{0.238698412698413,</text:p>
          </table:table-cell>
          <table:table-cell table:style-name="ce20" table:formula="of:=IF([$Step1_GenProfile.H53]; [$Step1_GenProfile.I53]*60;&quot;&quot;)" office:value-type="float" office:value="143.619047619048" calcext:value-type="float">
            <text:p>143.619047619048</text:p>
          </table:table-cell>
          <table:table-cell table:style-name="ce20" table:formula="of:=IF([$Step1_GenProfile.H53]; IF([$Step1_GenProfile.M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4]; &quot;new double[]{&quot;&amp;[$Step1_GenProfile.J54]&amp;&quot;,&quot;;&quot;&quot;)" office:value-type="string" office:string-value="new double[]{0.263301587301587," calcext:value-type="string">
            <text:p>new double[]{0.263301587301587,</text:p>
          </table:table-cell>
          <table:table-cell table:style-name="ce20" table:formula="of:=IF([$Step1_GenProfile.H54]; [$Step1_GenProfile.I54]*60;&quot;&quot;)" office:value-type="float" office:value="151.619047619048" calcext:value-type="float">
            <text:p>151.619047619048</text:p>
          </table:table-cell>
          <table:table-cell table:style-name="ce20" table:formula="of:=IF([$Step1_GenProfile.H54]; IF([$Step1_GenProfile.M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5]; &quot;new double[]{&quot;&amp;[$Step1_GenProfile.J55]&amp;&quot;,&quot;;&quot;&quot;)" office:value-type="string" office:string-value="new double[]{0.289238095238095," calcext:value-type="string">
            <text:p>new double[]{0.289238095238095,</text:p>
          </table:table-cell>
          <table:table-cell table:style-name="ce20" table:formula="of:=IF([$Step1_GenProfile.H55]; [$Step1_GenProfile.I55]*60;&quot;&quot;)" office:value-type="float" office:value="159.619047619048" calcext:value-type="float">
            <text:p>159.619047619048</text:p>
          </table:table-cell>
          <table:table-cell table:style-name="ce20" table:formula="of:=IF([$Step1_GenProfile.H55]; IF([$Step1_GenProfile.M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6]; &quot;new double[]{&quot;&amp;[$Step1_GenProfile.J56]&amp;&quot;,&quot;;&quot;&quot;)" office:value-type="string" office:string-value="new double[]{0.316507936507936," calcext:value-type="string">
            <text:p>new double[]{0.316507936507936,</text:p>
          </table:table-cell>
          <table:table-cell table:style-name="ce20" table:formula="of:=IF([$Step1_GenProfile.H56]; [$Step1_GenProfile.I56]*60;&quot;&quot;)" office:value-type="float" office:value="167.619047619048" calcext:value-type="float">
            <text:p>167.619047619048</text:p>
          </table:table-cell>
          <table:table-cell table:style-name="ce20" table:formula="of:=IF([$Step1_GenProfile.H56]; IF([$Step1_GenProfile.M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20" table:formula="of:=IF([$Step1_GenProfile.H57]; &quot;new double[]{&quot;&amp;[$Step1_GenProfile.J57]&amp;&quot;,&quot;;&quot;&quot;)" office:value-type="string" office:string-value="new double[]{0.345047619047619," calcext:value-type="string">
            <text:p>new double[]{0.345047619047619,</text:p>
          </table:table-cell>
          <table:table-cell table:style-name="ce20" table:formula="of:=IF([$Step1_GenProfile.H57]; [$Step1_GenProfile.I57]*60;&quot;&quot;)" office:value-type="float" office:value="174.857142857143" calcext:value-type="float">
            <text:p>174.857142857143</text:p>
          </table:table-cell>
          <table:table-cell table:style-name="ce20" table:formula="of:=IF([$Step1_GenProfile.H57]; IF([$Step1_GenProfile.M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58]; &quot;new double[]{&quot;&amp;[$Step1_GenProfile.J58]&amp;&quot;,&quot;;&quot;&quot;)" office:value-type="string" office:string-value="new double[]{0.374761904761905," calcext:value-type="string">
            <text:p>new double[]{0.374761904761905,</text:p>
          </table:table-cell>
          <table:table-cell table:style-name="ce20" table:formula="of:=IF([$Step1_GenProfile.H58]; [$Step1_GenProfile.I58]*60;&quot;&quot;)" office:value-type="float" office:value="181.714285714286" calcext:value-type="float">
            <text:p>181.714285714286</text:p>
          </table:table-cell>
          <table:table-cell table:style-name="ce20" table:formula="of:=IF([$Step1_GenProfile.H58]; IF([$Step1_GenProfile.M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59]; &quot;new double[]{&quot;&amp;[$Step1_GenProfile.J59]&amp;&quot;,&quot;;&quot;&quot;)" office:value-type="string" office:string-value="new double[]{0.405587301587302," calcext:value-type="string">
            <text:p>new double[]{0.405587301587302,</text:p>
          </table:table-cell>
          <table:table-cell table:style-name="ce20" table:formula="of:=IF([$Step1_GenProfile.H59]; [$Step1_GenProfile.I59]*60;&quot;&quot;)" office:value-type="float" office:value="188.190476190476" calcext:value-type="float">
            <text:p>188.190476190476</text:p>
          </table:table-cell>
          <table:table-cell table:style-name="ce20" table:formula="of:=IF([$Step1_GenProfile.H59]; IF([$Step1_GenProfile.M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0]; &quot;new double[]{&quot;&amp;[$Step1_GenProfile.J60]&amp;&quot;,&quot;;&quot;&quot;)" office:value-type="string" office:string-value="new double[]{0.437460317460317," calcext:value-type="string">
            <text:p>new double[]{0.437460317460317,</text:p>
          </table:table-cell>
          <table:table-cell table:style-name="ce20" table:formula="of:=IF([$Step1_GenProfile.H60]; [$Step1_GenProfile.I60]*60;&quot;&quot;)" office:value-type="float" office:value="194.285714285714" calcext:value-type="float">
            <text:p>194.285714285714</text:p>
          </table:table-cell>
          <table:table-cell table:style-name="ce20" table:formula="of:=IF([$Step1_GenProfile.H60]; IF([$Step1_GenProfile.M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1]; &quot;new double[]{&quot;&amp;[$Step1_GenProfile.J61]&amp;&quot;,&quot;;&quot;&quot;)" office:value-type="string" office:string-value="new double[]{0.47031746031746," calcext:value-type="string">
            <text:p>new double[]{0.47031746031746,</text:p>
          </table:table-cell>
          <table:table-cell table:style-name="ce20" table:formula="of:=IF([$Step1_GenProfile.H61]; [$Step1_GenProfile.I61]*60;&quot;&quot;)" office:value-type="float" office:value="200" calcext:value-type="float">
            <text:p>200</text:p>
          </table:table-cell>
          <table:table-cell table:style-name="ce20" table:formula="of:=IF([$Step1_GenProfile.H61]; IF([$Step1_GenProfile.M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2]; &quot;new double[]{&quot;&amp;[$Step1_GenProfile.J62]&amp;&quot;,&quot;;&quot;&quot;)" office:value-type="string" office:string-value="new double[]{0.504095238095238," calcext:value-type="string">
            <text:p>new double[]{0.504095238095238,</text:p>
          </table:table-cell>
          <table:table-cell table:style-name="ce20" table:formula="of:=IF([$Step1_GenProfile.H62]; [$Step1_GenProfile.I62]*60;&quot;&quot;)" office:value-type="float" office:value="205.333333333333" calcext:value-type="float">
            <text:p>205.333333333333</text:p>
          </table:table-cell>
          <table:table-cell table:style-name="ce20" table:formula="of:=IF([$Step1_GenProfile.H62]; IF([$Step1_GenProfile.M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3]; &quot;new double[]{&quot;&amp;[$Step1_GenProfile.J63]&amp;&quot;,&quot;;&quot;&quot;)" office:value-type="string" office:string-value="new double[]{0.538730158730159," calcext:value-type="string">
            <text:p>new double[]{0.538730158730159,</text:p>
          </table:table-cell>
          <table:table-cell table:style-name="ce20" table:formula="of:=IF([$Step1_GenProfile.H63]; [$Step1_GenProfile.I63]*60;&quot;&quot;)" office:value-type="float" office:value="210.285714285714" calcext:value-type="float">
            <text:p>210.285714285714</text:p>
          </table:table-cell>
          <table:table-cell table:style-name="ce20" table:formula="of:=IF([$Step1_GenProfile.H63]; IF([$Step1_GenProfile.M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4]; &quot;new double[]{&quot;&amp;[$Step1_GenProfile.J64]&amp;&quot;,&quot;;&quot;&quot;)" office:value-type="string" office:string-value="new double[]{0.57415873015873," calcext:value-type="string">
            <text:p>new double[]{0.57415873015873,</text:p>
          </table:table-cell>
          <table:table-cell table:style-name="ce20" table:formula="of:=IF([$Step1_GenProfile.H64]; [$Step1_GenProfile.I64]*60;&quot;&quot;)" office:value-type="float" office:value="214.857142857143" calcext:value-type="float">
            <text:p>214.857142857143</text:p>
          </table:table-cell>
          <table:table-cell table:style-name="ce20" table:formula="of:=IF([$Step1_GenProfile.H64]; IF([$Step1_GenProfile.M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5]; &quot;new double[]{&quot;&amp;[$Step1_GenProfile.J65]&amp;&quot;,&quot;;&quot;&quot;)" office:value-type="string" office:string-value="new double[]{0.61031746031746," calcext:value-type="string">
            <text:p>new double[]{0.61031746031746,</text:p>
          </table:table-cell>
          <table:table-cell table:style-name="ce20" table:formula="of:=IF([$Step1_GenProfile.H65]; [$Step1_GenProfile.I65]*60;&quot;&quot;)" office:value-type="float" office:value="219.047619047619" calcext:value-type="float">
            <text:p>219.047619047619</text:p>
          </table:table-cell>
          <table:table-cell table:style-name="ce20" table:formula="of:=IF([$Step1_GenProfile.H65]; IF([$Step1_GenProfile.M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6]; &quot;new double[]{&quot;&amp;[$Step1_GenProfile.J66]&amp;&quot;,&quot;;&quot;&quot;)" office:value-type="string" office:string-value="new double[]{0.647142857142857," calcext:value-type="string">
            <text:p>new double[]{0.647142857142857,</text:p>
          </table:table-cell>
          <table:table-cell table:style-name="ce20" table:formula="of:=IF([$Step1_GenProfile.H66]; [$Step1_GenProfile.I66]*60;&quot;&quot;)" office:value-type="float" office:value="222.857142857143" calcext:value-type="float">
            <text:p>222.857142857143</text:p>
          </table:table-cell>
          <table:table-cell table:style-name="ce20" table:formula="of:=IF([$Step1_GenProfile.H66]; IF([$Step1_GenProfile.M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7]; &quot;new double[]{&quot;&amp;[$Step1_GenProfile.J67]&amp;&quot;,&quot;;&quot;&quot;)" office:value-type="string" office:string-value="new double[]{0.684571428571429," calcext:value-type="string">
            <text:p>new double[]{0.684571428571429,</text:p>
          </table:table-cell>
          <table:table-cell table:style-name="ce20" table:formula="of:=IF([$Step1_GenProfile.H67]; [$Step1_GenProfile.I67]*60;&quot;&quot;)" office:value-type="float" office:value="226.285714285714" calcext:value-type="float">
            <text:p>226.285714285714</text:p>
          </table:table-cell>
          <table:table-cell table:style-name="ce20" table:formula="of:=IF([$Step1_GenProfile.H67]; IF([$Step1_GenProfile.M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8]; &quot;new double[]{&quot;&amp;[$Step1_GenProfile.J68]&amp;&quot;,&quot;;&quot;&quot;)" office:value-type="string" office:string-value="new double[]{0.722539682539683," calcext:value-type="string">
            <text:p>new double[]{0.722539682539683,</text:p>
          </table:table-cell>
          <table:table-cell table:style-name="ce20" table:formula="of:=IF([$Step1_GenProfile.H68]; [$Step1_GenProfile.I68]*60;&quot;&quot;)" office:value-type="float" office:value="229.333333333333" calcext:value-type="float">
            <text:p>229.333333333333</text:p>
          </table:table-cell>
          <table:table-cell table:style-name="ce20" table:formula="of:=IF([$Step1_GenProfile.H68]; IF([$Step1_GenProfile.M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69]; &quot;new double[]{&quot;&amp;[$Step1_GenProfile.J69]&amp;&quot;,&quot;;&quot;&quot;)" office:value-type="string" office:string-value="new double[]{0.760984126984127," calcext:value-type="string">
            <text:p>new double[]{0.760984126984127,</text:p>
          </table:table-cell>
          <table:table-cell table:style-name="ce20" table:formula="of:=IF([$Step1_GenProfile.H69]; [$Step1_GenProfile.I69]*60;&quot;&quot;)" office:value-type="float" office:value="232" calcext:value-type="float">
            <text:p>232</text:p>
          </table:table-cell>
          <table:table-cell table:style-name="ce20" table:formula="of:=IF([$Step1_GenProfile.H69]; IF([$Step1_GenProfile.M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0]; &quot;new double[]{&quot;&amp;[$Step1_GenProfile.J70]&amp;&quot;,&quot;;&quot;&quot;)" office:value-type="string" office:string-value="new double[]{0.79984126984127," calcext:value-type="string">
            <text:p>new double[]{0.79984126984127,</text:p>
          </table:table-cell>
          <table:table-cell table:style-name="ce20" table:formula="of:=IF([$Step1_GenProfile.H70]; [$Step1_GenProfile.I70]*60;&quot;&quot;)" office:value-type="float" office:value="234.285714285714" calcext:value-type="float">
            <text:p>234.285714285714</text:p>
          </table:table-cell>
          <table:table-cell table:style-name="ce20" table:formula="of:=IF([$Step1_GenProfile.H70]; IF([$Step1_GenProfile.M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1]; &quot;new double[]{&quot;&amp;[$Step1_GenProfile.J71]&amp;&quot;,&quot;;&quot;&quot;)" office:value-type="string" office:string-value="new double[]{0.839047619047619," calcext:value-type="string">
            <text:p>new double[]{0.839047619047619,</text:p>
          </table:table-cell>
          <table:table-cell table:style-name="ce20" table:formula="of:=IF([$Step1_GenProfile.H71]; [$Step1_GenProfile.I71]*60;&quot;&quot;)" office:value-type="float" office:value="236.190476190476" calcext:value-type="float">
            <text:p>236.190476190476</text:p>
          </table:table-cell>
          <table:table-cell table:style-name="ce20" table:formula="of:=IF([$Step1_GenProfile.H71]; IF([$Step1_GenProfile.M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2]; &quot;new double[]{&quot;&amp;[$Step1_GenProfile.J72]&amp;&quot;,&quot;;&quot;&quot;)" office:value-type="string" office:string-value="new double[]{0.878539682539683," calcext:value-type="string">
            <text:p>new double[]{0.878539682539683,</text:p>
          </table:table-cell>
          <table:table-cell table:style-name="ce20" table:formula="of:=IF([$Step1_GenProfile.H72]; [$Step1_GenProfile.I72]*60;&quot;&quot;)" office:value-type="float" office:value="237.714285714286" calcext:value-type="float">
            <text:p>237.714285714286</text:p>
          </table:table-cell>
          <table:table-cell table:style-name="ce20" table:formula="of:=IF([$Step1_GenProfile.H72]; IF([$Step1_GenProfile.M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3]; &quot;new double[]{&quot;&amp;[$Step1_GenProfile.J73]&amp;&quot;,&quot;;&quot;&quot;)" office:value-type="string" office:string-value="new double[]{0.918253968253968," calcext:value-type="string">
            <text:p>new double[]{0.918253968253968,</text:p>
          </table:table-cell>
          <table:table-cell table:style-name="ce20" table:formula="of:=IF([$Step1_GenProfile.H73]; [$Step1_GenProfile.I73]*60;&quot;&quot;)" office:value-type="float" office:value="238.857142857143" calcext:value-type="float">
            <text:p>238.857142857143</text:p>
          </table:table-cell>
          <table:table-cell table:style-name="ce20" table:formula="of:=IF([$Step1_GenProfile.H73]; IF([$Step1_GenProfile.M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4]; &quot;new double[]{&quot;&amp;[$Step1_GenProfile.J74]&amp;&quot;,&quot;;&quot;&quot;)" office:value-type="string" office:string-value="new double[]{0.958126984126984," calcext:value-type="string">
            <text:p>new double[]{0.958126984126984,</text:p>
          </table:table-cell>
          <table:table-cell table:style-name="ce20" table:formula="of:=IF([$Step1_GenProfile.H74]; [$Step1_GenProfile.I74]*60;&quot;&quot;)" office:value-type="float" office:value="239.619047619048" calcext:value-type="float">
            <text:p>239.619047619048</text:p>
          </table:table-cell>
          <table:table-cell table:style-name="ce20" table:formula="of:=IF([$Step1_GenProfile.H74]; IF([$Step1_GenProfile.M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5]; &quot;new double[]{&quot;&amp;[$Step1_GenProfile.J75]&amp;&quot;,&quot;;&quot;&quot;)" office:value-type="string" office:string-value="new double[]{0.998095238095238," calcext:value-type="string">
            <text:p>new double[]{0.998095238095238,</text:p>
          </table:table-cell>
          <table:table-cell table:style-name="ce20" table:formula="of:=IF([$Step1_GenProfile.H75]; [$Step1_GenProfile.I75]*60;&quot;&quot;)" office:value-type="float" office:value="240" calcext:value-type="float">
            <text:p>240</text:p>
          </table:table-cell>
          <table:table-cell table:style-name="ce20" table:formula="of:=IF([$Step1_GenProfile.H75]; IF([$Step1_GenProfile.M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6]; &quot;new double[]{&quot;&amp;[$Step1_GenProfile.J76]&amp;&quot;,&quot;;&quot;&quot;)" office:value-type="string" office:string-value="new double[]{1.03809523809524," calcext:value-type="string">
            <text:p>new double[]{1.03809523809524,</text:p>
          </table:table-cell>
          <table:table-cell table:style-name="ce20" table:formula="of:=IF([$Step1_GenProfile.H76]; [$Step1_GenProfile.I76]*60;&quot;&quot;)" office:value-type="float" office:value="240" calcext:value-type="float">
            <text:p>240</text:p>
          </table:table-cell>
          <table:table-cell table:style-name="ce20" table:formula="of:=IF([$Step1_GenProfile.H76]; IF([$Step1_GenProfile.M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7]; &quot;new double[]{&quot;&amp;[$Step1_GenProfile.J77]&amp;&quot;,&quot;;&quot;&quot;)" office:value-type="string" office:string-value="new double[]{1.07809523809524," calcext:value-type="string">
            <text:p>new double[]{1.07809523809524,</text:p>
          </table:table-cell>
          <table:table-cell table:style-name="ce20" table:formula="of:=IF([$Step1_GenProfile.H77]; [$Step1_GenProfile.I77]*60;&quot;&quot;)" office:value-type="float" office:value="240" calcext:value-type="float">
            <text:p>240</text:p>
          </table:table-cell>
          <table:table-cell table:style-name="ce20" table:formula="of:=IF([$Step1_GenProfile.H77]; IF([$Step1_GenProfile.M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8]; &quot;new double[]{&quot;&amp;[$Step1_GenProfile.J78]&amp;&quot;,&quot;;&quot;&quot;)" office:value-type="string" office:string-value="new double[]{1.11809523809524," calcext:value-type="string">
            <text:p>new double[]{1.11809523809524,</text:p>
          </table:table-cell>
          <table:table-cell table:style-name="ce20" table:formula="of:=IF([$Step1_GenProfile.H78]; [$Step1_GenProfile.I78]*60;&quot;&quot;)" office:value-type="float" office:value="240" calcext:value-type="float">
            <text:p>240</text:p>
          </table:table-cell>
          <table:table-cell table:style-name="ce20" table:formula="of:=IF([$Step1_GenProfile.H78]; IF([$Step1_GenProfile.M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79]; &quot;new double[]{&quot;&amp;[$Step1_GenProfile.J79]&amp;&quot;,&quot;;&quot;&quot;)" office:value-type="string" office:string-value="new double[]{1.15809523809524," calcext:value-type="string">
            <text:p>new double[]{1.15809523809524,</text:p>
          </table:table-cell>
          <table:table-cell table:style-name="ce20" table:formula="of:=IF([$Step1_GenProfile.H79]; [$Step1_GenProfile.I79]*60;&quot;&quot;)" office:value-type="float" office:value="240" calcext:value-type="float">
            <text:p>240</text:p>
          </table:table-cell>
          <table:table-cell table:style-name="ce20" table:formula="of:=IF([$Step1_GenProfile.H79]; IF([$Step1_GenProfile.M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0]; &quot;new double[]{&quot;&amp;[$Step1_GenProfile.J80]&amp;&quot;,&quot;;&quot;&quot;)" office:value-type="string" office:string-value="new double[]{1.19809523809524," calcext:value-type="string">
            <text:p>new double[]{1.19809523809524,</text:p>
          </table:table-cell>
          <table:table-cell table:style-name="ce20" table:formula="of:=IF([$Step1_GenProfile.H80]; [$Step1_GenProfile.I80]*60;&quot;&quot;)" office:value-type="float" office:value="240" calcext:value-type="float">
            <text:p>240</text:p>
          </table:table-cell>
          <table:table-cell table:style-name="ce20" table:formula="of:=IF([$Step1_GenProfile.H80]; IF([$Step1_GenProfile.M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1]; &quot;new double[]{&quot;&amp;[$Step1_GenProfile.J81]&amp;&quot;,&quot;;&quot;&quot;)" office:value-type="string" office:string-value="new double[]{1.23809523809524," calcext:value-type="string">
            <text:p>new double[]{1.23809523809524,</text:p>
          </table:table-cell>
          <table:table-cell table:style-name="ce20" table:formula="of:=IF([$Step1_GenProfile.H81]; [$Step1_GenProfile.I81]*60;&quot;&quot;)" office:value-type="float" office:value="240" calcext:value-type="float">
            <text:p>240</text:p>
          </table:table-cell>
          <table:table-cell table:style-name="ce20" table:formula="of:=IF([$Step1_GenProfile.H81]; IF([$Step1_GenProfile.M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2]; &quot;new double[]{&quot;&amp;[$Step1_GenProfile.J82]&amp;&quot;,&quot;;&quot;&quot;)" office:value-type="string" office:string-value="new double[]{1.27809523809524," calcext:value-type="string">
            <text:p>new double[]{1.27809523809524,</text:p>
          </table:table-cell>
          <table:table-cell table:style-name="ce20" table:formula="of:=IF([$Step1_GenProfile.H82]; [$Step1_GenProfile.I82]*60;&quot;&quot;)" office:value-type="float" office:value="240" calcext:value-type="float">
            <text:p>240</text:p>
          </table:table-cell>
          <table:table-cell table:style-name="ce20" table:formula="of:=IF([$Step1_GenProfile.H82]; IF([$Step1_GenProfile.M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3]; &quot;new double[]{&quot;&amp;[$Step1_GenProfile.J83]&amp;&quot;,&quot;;&quot;&quot;)" office:value-type="string" office:string-value="new double[]{1.31809523809524," calcext:value-type="string">
            <text:p>new double[]{1.31809523809524,</text:p>
          </table:table-cell>
          <table:table-cell table:style-name="ce20" table:formula="of:=IF([$Step1_GenProfile.H83]; [$Step1_GenProfile.I83]*60;&quot;&quot;)" office:value-type="float" office:value="240" calcext:value-type="float">
            <text:p>240</text:p>
          </table:table-cell>
          <table:table-cell table:style-name="ce20" table:formula="of:=IF([$Step1_GenProfile.H83]; IF([$Step1_GenProfile.M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4]; &quot;new double[]{&quot;&amp;[$Step1_GenProfile.J84]&amp;&quot;,&quot;;&quot;&quot;)" office:value-type="string" office:string-value="new double[]{1.35809523809524," calcext:value-type="string">
            <text:p>new double[]{1.35809523809524,</text:p>
          </table:table-cell>
          <table:table-cell table:style-name="ce20" table:formula="of:=IF([$Step1_GenProfile.H84]; [$Step1_GenProfile.I84]*60;&quot;&quot;)" office:value-type="float" office:value="240" calcext:value-type="float">
            <text:p>240</text:p>
          </table:table-cell>
          <table:table-cell table:style-name="ce20" table:formula="of:=IF([$Step1_GenProfile.H84]; IF([$Step1_GenProfile.M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5]; &quot;new double[]{&quot;&amp;[$Step1_GenProfile.J85]&amp;&quot;,&quot;;&quot;&quot;)" office:value-type="string" office:string-value="new double[]{1.39809523809524," calcext:value-type="string">
            <text:p>new double[]{1.39809523809524,</text:p>
          </table:table-cell>
          <table:table-cell table:style-name="ce20" table:formula="of:=IF([$Step1_GenProfile.H85]; [$Step1_GenProfile.I85]*60;&quot;&quot;)" office:value-type="float" office:value="240" calcext:value-type="float">
            <text:p>240</text:p>
          </table:table-cell>
          <table:table-cell table:style-name="ce20" table:formula="of:=IF([$Step1_GenProfile.H85]; IF([$Step1_GenProfile.M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6]; &quot;new double[]{&quot;&amp;[$Step1_GenProfile.J86]&amp;&quot;,&quot;;&quot;&quot;)" office:value-type="string" office:string-value="new double[]{1.43809523809524," calcext:value-type="string">
            <text:p>new double[]{1.43809523809524,</text:p>
          </table:table-cell>
          <table:table-cell table:style-name="ce20" table:formula="of:=IF([$Step1_GenProfile.H86]; [$Step1_GenProfile.I86]*60;&quot;&quot;)" office:value-type="float" office:value="240" calcext:value-type="float">
            <text:p>240</text:p>
          </table:table-cell>
          <table:table-cell table:style-name="ce20" table:formula="of:=IF([$Step1_GenProfile.H86]; IF([$Step1_GenProfile.M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7]; &quot;new double[]{&quot;&amp;[$Step1_GenProfile.J87]&amp;&quot;,&quot;;&quot;&quot;)" office:value-type="string" office:string-value="new double[]{1.47809523809524," calcext:value-type="string">
            <text:p>new double[]{1.47809523809524,</text:p>
          </table:table-cell>
          <table:table-cell table:style-name="ce20" table:formula="of:=IF([$Step1_GenProfile.H87]; [$Step1_GenProfile.I87]*60;&quot;&quot;)" office:value-type="float" office:value="240" calcext:value-type="float">
            <text:p>240</text:p>
          </table:table-cell>
          <table:table-cell table:style-name="ce20" table:formula="of:=IF([$Step1_GenProfile.H87]; IF([$Step1_GenProfile.M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8]; &quot;new double[]{&quot;&amp;[$Step1_GenProfile.J88]&amp;&quot;,&quot;;&quot;&quot;)" office:value-type="string" office:string-value="new double[]{1.51809523809524," calcext:value-type="string">
            <text:p>new double[]{1.51809523809524,</text:p>
          </table:table-cell>
          <table:table-cell table:style-name="ce20" table:formula="of:=IF([$Step1_GenProfile.H88]; [$Step1_GenProfile.I88]*60;&quot;&quot;)" office:value-type="float" office:value="240" calcext:value-type="float">
            <text:p>240</text:p>
          </table:table-cell>
          <table:table-cell table:style-name="ce20" table:formula="of:=IF([$Step1_GenProfile.H88]; IF([$Step1_GenProfile.M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89]; &quot;new double[]{&quot;&amp;[$Step1_GenProfile.J89]&amp;&quot;,&quot;;&quot;&quot;)" office:value-type="string" office:string-value="new double[]{1.55809523809524," calcext:value-type="string">
            <text:p>new double[]{1.55809523809524,</text:p>
          </table:table-cell>
          <table:table-cell table:style-name="ce20" table:formula="of:=IF([$Step1_GenProfile.H89]; [$Step1_GenProfile.I89]*60;&quot;&quot;)" office:value-type="float" office:value="240" calcext:value-type="float">
            <text:p>240</text:p>
          </table:table-cell>
          <table:table-cell table:style-name="ce20" table:formula="of:=IF([$Step1_GenProfile.H89]; IF([$Step1_GenProfile.M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0]; &quot;new double[]{&quot;&amp;[$Step1_GenProfile.J90]&amp;&quot;,&quot;;&quot;&quot;)" office:value-type="string" office:string-value="new double[]{1.59809523809524," calcext:value-type="string">
            <text:p>new double[]{1.59809523809524,</text:p>
          </table:table-cell>
          <table:table-cell table:style-name="ce20" table:formula="of:=IF([$Step1_GenProfile.H90]; [$Step1_GenProfile.I90]*60;&quot;&quot;)" office:value-type="float" office:value="240" calcext:value-type="float">
            <text:p>240</text:p>
          </table:table-cell>
          <table:table-cell table:style-name="ce20" table:formula="of:=IF([$Step1_GenProfile.H90]; IF([$Step1_GenProfile.M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1]; &quot;new double[]{&quot;&amp;[$Step1_GenProfile.J91]&amp;&quot;,&quot;;&quot;&quot;)" office:value-type="string" office:string-value="new double[]{1.63809523809524," calcext:value-type="string">
            <text:p>new double[]{1.63809523809524,</text:p>
          </table:table-cell>
          <table:table-cell table:style-name="ce20" table:formula="of:=IF([$Step1_GenProfile.H91]; [$Step1_GenProfile.I91]*60;&quot;&quot;)" office:value-type="float" office:value="240" calcext:value-type="float">
            <text:p>240</text:p>
          </table:table-cell>
          <table:table-cell table:style-name="ce20" table:formula="of:=IF([$Step1_GenProfile.H91]; IF([$Step1_GenProfile.M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2]; &quot;new double[]{&quot;&amp;[$Step1_GenProfile.J92]&amp;&quot;,&quot;;&quot;&quot;)" office:value-type="string" office:string-value="new double[]{1.67809523809524," calcext:value-type="string">
            <text:p>new double[]{1.67809523809524,</text:p>
          </table:table-cell>
          <table:table-cell table:style-name="ce20" table:formula="of:=IF([$Step1_GenProfile.H92]; [$Step1_GenProfile.I92]*60;&quot;&quot;)" office:value-type="float" office:value="240" calcext:value-type="float">
            <text:p>240</text:p>
          </table:table-cell>
          <table:table-cell table:style-name="ce20" table:formula="of:=IF([$Step1_GenProfile.H92]; IF([$Step1_GenProfile.M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3]; &quot;new double[]{&quot;&amp;[$Step1_GenProfile.J93]&amp;&quot;,&quot;;&quot;&quot;)" office:value-type="string" office:string-value="new double[]{1.71809523809524," calcext:value-type="string">
            <text:p>new double[]{1.71809523809524,</text:p>
          </table:table-cell>
          <table:table-cell table:style-name="ce20" table:formula="of:=IF([$Step1_GenProfile.H93]; [$Step1_GenProfile.I93]*60;&quot;&quot;)" office:value-type="float" office:value="240" calcext:value-type="float">
            <text:p>240</text:p>
          </table:table-cell>
          <table:table-cell table:style-name="ce20" table:formula="of:=IF([$Step1_GenProfile.H93]; IF([$Step1_GenProfile.M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4]; &quot;new double[]{&quot;&amp;[$Step1_GenProfile.J94]&amp;&quot;,&quot;;&quot;&quot;)" office:value-type="string" office:string-value="new double[]{1.75809523809524," calcext:value-type="string">
            <text:p>new double[]{1.75809523809524,</text:p>
          </table:table-cell>
          <table:table-cell table:style-name="ce20" table:formula="of:=IF([$Step1_GenProfile.H94]; [$Step1_GenProfile.I94]*60;&quot;&quot;)" office:value-type="float" office:value="240" calcext:value-type="float">
            <text:p>240</text:p>
          </table:table-cell>
          <table:table-cell table:style-name="ce20" table:formula="of:=IF([$Step1_GenProfile.H94]; IF([$Step1_GenProfile.M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5]; &quot;new double[]{&quot;&amp;[$Step1_GenProfile.J95]&amp;&quot;,&quot;;&quot;&quot;)" office:value-type="string" office:string-value="new double[]{1.79809523809524," calcext:value-type="string">
            <text:p>new double[]{1.79809523809524,</text:p>
          </table:table-cell>
          <table:table-cell table:style-name="ce20" table:formula="of:=IF([$Step1_GenProfile.H95]; [$Step1_GenProfile.I95]*60;&quot;&quot;)" office:value-type="float" office:value="240" calcext:value-type="float">
            <text:p>240</text:p>
          </table:table-cell>
          <table:table-cell table:style-name="ce20" table:formula="of:=IF([$Step1_GenProfile.H95]; IF([$Step1_GenProfile.M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6]; &quot;new double[]{&quot;&amp;[$Step1_GenProfile.J96]&amp;&quot;,&quot;;&quot;&quot;)" office:value-type="string" office:string-value="new double[]{1.83809523809524," calcext:value-type="string">
            <text:p>new double[]{1.83809523809524,</text:p>
          </table:table-cell>
          <table:table-cell table:style-name="ce20" table:formula="of:=IF([$Step1_GenProfile.H96]; [$Step1_GenProfile.I96]*60;&quot;&quot;)" office:value-type="float" office:value="240" calcext:value-type="float">
            <text:p>240</text:p>
          </table:table-cell>
          <table:table-cell table:style-name="ce20" table:formula="of:=IF([$Step1_GenProfile.H96]; IF([$Step1_GenProfile.M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7]; &quot;new double[]{&quot;&amp;[$Step1_GenProfile.J97]&amp;&quot;,&quot;;&quot;&quot;)" office:value-type="string" office:string-value="new double[]{1.87809523809524," calcext:value-type="string">
            <text:p>new double[]{1.87809523809524,</text:p>
          </table:table-cell>
          <table:table-cell table:style-name="ce20" table:formula="of:=IF([$Step1_GenProfile.H97]; [$Step1_GenProfile.I97]*60;&quot;&quot;)" office:value-type="float" office:value="240" calcext:value-type="float">
            <text:p>240</text:p>
          </table:table-cell>
          <table:table-cell table:style-name="ce20" table:formula="of:=IF([$Step1_GenProfile.H97]; IF([$Step1_GenProfile.M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8]; &quot;new double[]{&quot;&amp;[$Step1_GenProfile.J98]&amp;&quot;,&quot;;&quot;&quot;)" office:value-type="string" office:string-value="new double[]{1.91809523809524," calcext:value-type="string">
            <text:p>new double[]{1.91809523809524,</text:p>
          </table:table-cell>
          <table:table-cell table:style-name="ce20" table:formula="of:=IF([$Step1_GenProfile.H98]; [$Step1_GenProfile.I98]*60;&quot;&quot;)" office:value-type="float" office:value="240" calcext:value-type="float">
            <text:p>240</text:p>
          </table:table-cell>
          <table:table-cell table:style-name="ce20" table:formula="of:=IF([$Step1_GenProfile.H98]; IF([$Step1_GenProfile.M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99]; &quot;new double[]{&quot;&amp;[$Step1_GenProfile.J99]&amp;&quot;,&quot;;&quot;&quot;)" office:value-type="string" office:string-value="new double[]{1.95809523809524," calcext:value-type="string">
            <text:p>new double[]{1.95809523809524,</text:p>
          </table:table-cell>
          <table:table-cell table:style-name="ce20" table:formula="of:=IF([$Step1_GenProfile.H99]; [$Step1_GenProfile.I99]*60;&quot;&quot;)" office:value-type="float" office:value="240" calcext:value-type="float">
            <text:p>240</text:p>
          </table:table-cell>
          <table:table-cell table:style-name="ce20" table:formula="of:=IF([$Step1_GenProfile.H99]; IF([$Step1_GenProfile.M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0]; &quot;new double[]{&quot;&amp;[$Step1_GenProfile.J100]&amp;&quot;,&quot;;&quot;&quot;)" office:value-type="string" office:string-value="new double[]{1.99809523809524," calcext:value-type="string">
            <text:p>new double[]{1.99809523809524,</text:p>
          </table:table-cell>
          <table:table-cell table:style-name="ce20" table:formula="of:=IF([$Step1_GenProfile.H100]; [$Step1_GenProfile.I100]*60;&quot;&quot;)" office:value-type="float" office:value="240" calcext:value-type="float">
            <text:p>240</text:p>
          </table:table-cell>
          <table:table-cell table:style-name="ce20" table:formula="of:=IF([$Step1_GenProfile.H100]; IF([$Step1_GenProfile.M1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1]; &quot;new double[]{&quot;&amp;[$Step1_GenProfile.J101]&amp;&quot;,&quot;;&quot;&quot;)" office:value-type="string" office:string-value="new double[]{2.03809523809524," calcext:value-type="string">
            <text:p>new double[]{2.03809523809524,</text:p>
          </table:table-cell>
          <table:table-cell table:style-name="ce20" table:formula="of:=IF([$Step1_GenProfile.H101]; [$Step1_GenProfile.I101]*60;&quot;&quot;)" office:value-type="float" office:value="240" calcext:value-type="float">
            <text:p>240</text:p>
          </table:table-cell>
          <table:table-cell table:style-name="ce20" table:formula="of:=IF([$Step1_GenProfile.H101]; IF([$Step1_GenProfile.M1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2]; &quot;new double[]{&quot;&amp;[$Step1_GenProfile.J102]&amp;&quot;,&quot;;&quot;&quot;)" office:value-type="string" office:string-value="new double[]{2.07809523809524," calcext:value-type="string">
            <text:p>new double[]{2.07809523809524,</text:p>
          </table:table-cell>
          <table:table-cell table:style-name="ce20" table:formula="of:=IF([$Step1_GenProfile.H102]; [$Step1_GenProfile.I102]*60;&quot;&quot;)" office:value-type="float" office:value="240" calcext:value-type="float">
            <text:p>240</text:p>
          </table:table-cell>
          <table:table-cell table:style-name="ce20" table:formula="of:=IF([$Step1_GenProfile.H102]; IF([$Step1_GenProfile.M1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3]; &quot;new double[]{&quot;&amp;[$Step1_GenProfile.J103]&amp;&quot;,&quot;;&quot;&quot;)" office:value-type="string" office:string-value="new double[]{2.11809523809524," calcext:value-type="string">
            <text:p>new double[]{2.11809523809524,</text:p>
          </table:table-cell>
          <table:table-cell table:style-name="ce20" table:formula="of:=IF([$Step1_GenProfile.H103]; [$Step1_GenProfile.I103]*60;&quot;&quot;)" office:value-type="float" office:value="240" calcext:value-type="float">
            <text:p>240</text:p>
          </table:table-cell>
          <table:table-cell table:style-name="ce20" table:formula="of:=IF([$Step1_GenProfile.H103]; IF([$Step1_GenProfile.M1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4]; &quot;new double[]{&quot;&amp;[$Step1_GenProfile.J104]&amp;&quot;,&quot;;&quot;&quot;)" office:value-type="string" office:string-value="new double[]{2.15809523809524," calcext:value-type="string">
            <text:p>new double[]{2.15809523809524,</text:p>
          </table:table-cell>
          <table:table-cell table:style-name="ce20" table:formula="of:=IF([$Step1_GenProfile.H104]; [$Step1_GenProfile.I104]*60;&quot;&quot;)" office:value-type="float" office:value="240" calcext:value-type="float">
            <text:p>240</text:p>
          </table:table-cell>
          <table:table-cell table:style-name="ce20" table:formula="of:=IF([$Step1_GenProfile.H104]; IF([$Step1_GenProfile.M1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5]; &quot;new double[]{&quot;&amp;[$Step1_GenProfile.J105]&amp;&quot;,&quot;;&quot;&quot;)" office:value-type="string" office:string-value="new double[]{2.19809523809524," calcext:value-type="string">
            <text:p>new double[]{2.19809523809524,</text:p>
          </table:table-cell>
          <table:table-cell table:style-name="ce20" table:formula="of:=IF([$Step1_GenProfile.H105]; [$Step1_GenProfile.I105]*60;&quot;&quot;)" office:value-type="float" office:value="240" calcext:value-type="float">
            <text:p>240</text:p>
          </table:table-cell>
          <table:table-cell table:style-name="ce20" table:formula="of:=IF([$Step1_GenProfile.H105]; IF([$Step1_GenProfile.M1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6]; &quot;new double[]{&quot;&amp;[$Step1_GenProfile.J106]&amp;&quot;,&quot;;&quot;&quot;)" office:value-type="string" office:string-value="new double[]{2.23809523809524," calcext:value-type="string">
            <text:p>new double[]{2.23809523809524,</text:p>
          </table:table-cell>
          <table:table-cell table:style-name="ce20" table:formula="of:=IF([$Step1_GenProfile.H106]; [$Step1_GenProfile.I106]*60;&quot;&quot;)" office:value-type="float" office:value="240" calcext:value-type="float">
            <text:p>240</text:p>
          </table:table-cell>
          <table:table-cell table:style-name="ce20" table:formula="of:=IF([$Step1_GenProfile.H106]; IF([$Step1_GenProfile.M1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7]; &quot;new double[]{&quot;&amp;[$Step1_GenProfile.J107]&amp;&quot;,&quot;;&quot;&quot;)" office:value-type="string" office:string-value="new double[]{2.27809523809524," calcext:value-type="string">
            <text:p>new double[]{2.27809523809524,</text:p>
          </table:table-cell>
          <table:table-cell table:style-name="ce20" table:formula="of:=IF([$Step1_GenProfile.H107]; [$Step1_GenProfile.I107]*60;&quot;&quot;)" office:value-type="float" office:value="240" calcext:value-type="float">
            <text:p>240</text:p>
          </table:table-cell>
          <table:table-cell table:style-name="ce20" table:formula="of:=IF([$Step1_GenProfile.H107]; IF([$Step1_GenProfile.M1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8]; &quot;new double[]{&quot;&amp;[$Step1_GenProfile.J108]&amp;&quot;,&quot;;&quot;&quot;)" office:value-type="string" office:string-value="new double[]{2.31809523809524," calcext:value-type="string">
            <text:p>new double[]{2.31809523809524,</text:p>
          </table:table-cell>
          <table:table-cell table:style-name="ce20" table:formula="of:=IF([$Step1_GenProfile.H108]; [$Step1_GenProfile.I108]*60;&quot;&quot;)" office:value-type="float" office:value="240" calcext:value-type="float">
            <text:p>240</text:p>
          </table:table-cell>
          <table:table-cell table:style-name="ce20" table:formula="of:=IF([$Step1_GenProfile.H108]; IF([$Step1_GenProfile.M1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09]; &quot;new double[]{&quot;&amp;[$Step1_GenProfile.J109]&amp;&quot;,&quot;;&quot;&quot;)" office:value-type="string" office:string-value="new double[]{2.35809523809524," calcext:value-type="string">
            <text:p>new double[]{2.35809523809524,</text:p>
          </table:table-cell>
          <table:table-cell table:style-name="ce20" table:formula="of:=IF([$Step1_GenProfile.H109]; [$Step1_GenProfile.I109]*60;&quot;&quot;)" office:value-type="float" office:value="240" calcext:value-type="float">
            <text:p>240</text:p>
          </table:table-cell>
          <table:table-cell table:style-name="ce20" table:formula="of:=IF([$Step1_GenProfile.H109]; IF([$Step1_GenProfile.M1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0]; &quot;new double[]{&quot;&amp;[$Step1_GenProfile.J110]&amp;&quot;,&quot;;&quot;&quot;)" office:value-type="string" office:string-value="new double[]{2.39809523809524," calcext:value-type="string">
            <text:p>new double[]{2.39809523809524,</text:p>
          </table:table-cell>
          <table:table-cell table:style-name="ce20" table:formula="of:=IF([$Step1_GenProfile.H110]; [$Step1_GenProfile.I110]*60;&quot;&quot;)" office:value-type="float" office:value="240" calcext:value-type="float">
            <text:p>240</text:p>
          </table:table-cell>
          <table:table-cell table:style-name="ce20" table:formula="of:=IF([$Step1_GenProfile.H110]; IF([$Step1_GenProfile.M1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1]; &quot;new double[]{&quot;&amp;[$Step1_GenProfile.J111]&amp;&quot;,&quot;;&quot;&quot;)" office:value-type="string" office:string-value="new double[]{2.43809523809524," calcext:value-type="string">
            <text:p>new double[]{2.43809523809524,</text:p>
          </table:table-cell>
          <table:table-cell table:style-name="ce20" table:formula="of:=IF([$Step1_GenProfile.H111]; [$Step1_GenProfile.I111]*60;&quot;&quot;)" office:value-type="float" office:value="240" calcext:value-type="float">
            <text:p>240</text:p>
          </table:table-cell>
          <table:table-cell table:style-name="ce20" table:formula="of:=IF([$Step1_GenProfile.H111]; IF([$Step1_GenProfile.M1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2]; &quot;new double[]{&quot;&amp;[$Step1_GenProfile.J112]&amp;&quot;,&quot;;&quot;&quot;)" office:value-type="string" office:string-value="new double[]{2.47809523809524," calcext:value-type="string">
            <text:p>new double[]{2.47809523809524,</text:p>
          </table:table-cell>
          <table:table-cell table:style-name="ce20" table:formula="of:=IF([$Step1_GenProfile.H112]; [$Step1_GenProfile.I112]*60;&quot;&quot;)" office:value-type="float" office:value="240" calcext:value-type="float">
            <text:p>240</text:p>
          </table:table-cell>
          <table:table-cell table:style-name="ce20" table:formula="of:=IF([$Step1_GenProfile.H112]; IF([$Step1_GenProfile.M1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3]; &quot;new double[]{&quot;&amp;[$Step1_GenProfile.J113]&amp;&quot;,&quot;;&quot;&quot;)" office:value-type="string" office:string-value="new double[]{2.51809523809524," calcext:value-type="string">
            <text:p>new double[]{2.51809523809524,</text:p>
          </table:table-cell>
          <table:table-cell table:style-name="ce20" table:formula="of:=IF([$Step1_GenProfile.H113]; [$Step1_GenProfile.I113]*60;&quot;&quot;)" office:value-type="float" office:value="240" calcext:value-type="float">
            <text:p>240</text:p>
          </table:table-cell>
          <table:table-cell table:style-name="ce20" table:formula="of:=IF([$Step1_GenProfile.H113]; IF([$Step1_GenProfile.M1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4]; &quot;new double[]{&quot;&amp;[$Step1_GenProfile.J114]&amp;&quot;,&quot;;&quot;&quot;)" office:value-type="string" office:string-value="new double[]{2.55809523809524," calcext:value-type="string">
            <text:p>new double[]{2.55809523809524,</text:p>
          </table:table-cell>
          <table:table-cell table:style-name="ce20" table:formula="of:=IF([$Step1_GenProfile.H114]; [$Step1_GenProfile.I114]*60;&quot;&quot;)" office:value-type="float" office:value="240" calcext:value-type="float">
            <text:p>240</text:p>
          </table:table-cell>
          <table:table-cell table:style-name="ce20" table:formula="of:=IF([$Step1_GenProfile.H114]; IF([$Step1_GenProfile.M1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5]; &quot;new double[]{&quot;&amp;[$Step1_GenProfile.J115]&amp;&quot;,&quot;;&quot;&quot;)" office:value-type="string" office:string-value="new double[]{2.59809523809524," calcext:value-type="string">
            <text:p>new double[]{2.59809523809524,</text:p>
          </table:table-cell>
          <table:table-cell table:style-name="ce20" table:formula="of:=IF([$Step1_GenProfile.H115]; [$Step1_GenProfile.I115]*60;&quot;&quot;)" office:value-type="float" office:value="240" calcext:value-type="float">
            <text:p>240</text:p>
          </table:table-cell>
          <table:table-cell table:style-name="ce20" table:formula="of:=IF([$Step1_GenProfile.H115]; IF([$Step1_GenProfile.M1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6]; &quot;new double[]{&quot;&amp;[$Step1_GenProfile.J116]&amp;&quot;,&quot;;&quot;&quot;)" office:value-type="string" office:string-value="new double[]{2.63809523809524," calcext:value-type="string">
            <text:p>new double[]{2.63809523809524,</text:p>
          </table:table-cell>
          <table:table-cell table:style-name="ce20" table:formula="of:=IF([$Step1_GenProfile.H116]; [$Step1_GenProfile.I116]*60;&quot;&quot;)" office:value-type="float" office:value="240" calcext:value-type="float">
            <text:p>240</text:p>
          </table:table-cell>
          <table:table-cell table:style-name="ce20" table:formula="of:=IF([$Step1_GenProfile.H116]; IF([$Step1_GenProfile.M1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7]; &quot;new double[]{&quot;&amp;[$Step1_GenProfile.J117]&amp;&quot;,&quot;;&quot;&quot;)" office:value-type="string" office:string-value="new double[]{2.67809523809524," calcext:value-type="string">
            <text:p>new double[]{2.67809523809524,</text:p>
          </table:table-cell>
          <table:table-cell table:style-name="ce20" table:formula="of:=IF([$Step1_GenProfile.H117]; [$Step1_GenProfile.I117]*60;&quot;&quot;)" office:value-type="float" office:value="240" calcext:value-type="float">
            <text:p>240</text:p>
          </table:table-cell>
          <table:table-cell table:style-name="ce20" table:formula="of:=IF([$Step1_GenProfile.H117]; IF([$Step1_GenProfile.M1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8]; &quot;new double[]{&quot;&amp;[$Step1_GenProfile.J118]&amp;&quot;,&quot;;&quot;&quot;)" office:value-type="string" office:string-value="new double[]{2.71809523809524," calcext:value-type="string">
            <text:p>new double[]{2.71809523809524,</text:p>
          </table:table-cell>
          <table:table-cell table:style-name="ce20" table:formula="of:=IF([$Step1_GenProfile.H118]; [$Step1_GenProfile.I118]*60;&quot;&quot;)" office:value-type="float" office:value="240" calcext:value-type="float">
            <text:p>240</text:p>
          </table:table-cell>
          <table:table-cell table:style-name="ce20" table:formula="of:=IF([$Step1_GenProfile.H118]; IF([$Step1_GenProfile.M1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19]; &quot;new double[]{&quot;&amp;[$Step1_GenProfile.J119]&amp;&quot;,&quot;;&quot;&quot;)" office:value-type="string" office:string-value="new double[]{2.75809523809524," calcext:value-type="string">
            <text:p>new double[]{2.75809523809524,</text:p>
          </table:table-cell>
          <table:table-cell table:style-name="ce20" table:formula="of:=IF([$Step1_GenProfile.H119]; [$Step1_GenProfile.I119]*60;&quot;&quot;)" office:value-type="float" office:value="240" calcext:value-type="float">
            <text:p>240</text:p>
          </table:table-cell>
          <table:table-cell table:style-name="ce20" table:formula="of:=IF([$Step1_GenProfile.H119]; IF([$Step1_GenProfile.M1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0]; &quot;new double[]{&quot;&amp;[$Step1_GenProfile.J120]&amp;&quot;,&quot;;&quot;&quot;)" office:value-type="string" office:string-value="new double[]{2.79809523809524," calcext:value-type="string">
            <text:p>new double[]{2.79809523809524,</text:p>
          </table:table-cell>
          <table:table-cell table:style-name="ce20" table:formula="of:=IF([$Step1_GenProfile.H120]; [$Step1_GenProfile.I120]*60;&quot;&quot;)" office:value-type="float" office:value="240" calcext:value-type="float">
            <text:p>240</text:p>
          </table:table-cell>
          <table:table-cell table:style-name="ce20" table:formula="of:=IF([$Step1_GenProfile.H120]; IF([$Step1_GenProfile.M1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1]; &quot;new double[]{&quot;&amp;[$Step1_GenProfile.J121]&amp;&quot;,&quot;;&quot;&quot;)" office:value-type="string" office:string-value="new double[]{2.83809523809524," calcext:value-type="string">
            <text:p>new double[]{2.83809523809524,</text:p>
          </table:table-cell>
          <table:table-cell table:style-name="ce20" table:formula="of:=IF([$Step1_GenProfile.H121]; [$Step1_GenProfile.I121]*60;&quot;&quot;)" office:value-type="float" office:value="240" calcext:value-type="float">
            <text:p>240</text:p>
          </table:table-cell>
          <table:table-cell table:style-name="ce20" table:formula="of:=IF([$Step1_GenProfile.H121]; IF([$Step1_GenProfile.M1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2]; &quot;new double[]{&quot;&amp;[$Step1_GenProfile.J122]&amp;&quot;,&quot;;&quot;&quot;)" office:value-type="string" office:string-value="new double[]{2.87809523809524," calcext:value-type="string">
            <text:p>new double[]{2.87809523809524,</text:p>
          </table:table-cell>
          <table:table-cell table:style-name="ce20" table:formula="of:=IF([$Step1_GenProfile.H122]; [$Step1_GenProfile.I122]*60;&quot;&quot;)" office:value-type="float" office:value="240" calcext:value-type="float">
            <text:p>240</text:p>
          </table:table-cell>
          <table:table-cell table:style-name="ce20" table:formula="of:=IF([$Step1_GenProfile.H122]; IF([$Step1_GenProfile.M1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3]; &quot;new double[]{&quot;&amp;[$Step1_GenProfile.J123]&amp;&quot;,&quot;;&quot;&quot;)" office:value-type="string" office:string-value="new double[]{2.91809523809524," calcext:value-type="string">
            <text:p>new double[]{2.91809523809524,</text:p>
          </table:table-cell>
          <table:table-cell table:style-name="ce20" table:formula="of:=IF([$Step1_GenProfile.H123]; [$Step1_GenProfile.I123]*60;&quot;&quot;)" office:value-type="float" office:value="240" calcext:value-type="float">
            <text:p>240</text:p>
          </table:table-cell>
          <table:table-cell table:style-name="ce20" table:formula="of:=IF([$Step1_GenProfile.H123]; IF([$Step1_GenProfile.M1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4]; &quot;new double[]{&quot;&amp;[$Step1_GenProfile.J124]&amp;&quot;,&quot;;&quot;&quot;)" office:value-type="string" office:string-value="new double[]{2.95809523809524," calcext:value-type="string">
            <text:p>new double[]{2.95809523809524,</text:p>
          </table:table-cell>
          <table:table-cell table:style-name="ce20" table:formula="of:=IF([$Step1_GenProfile.H124]; [$Step1_GenProfile.I124]*60;&quot;&quot;)" office:value-type="float" office:value="240" calcext:value-type="float">
            <text:p>240</text:p>
          </table:table-cell>
          <table:table-cell table:style-name="ce20" table:formula="of:=IF([$Step1_GenProfile.H124]; IF([$Step1_GenProfile.M1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5]; &quot;new double[]{&quot;&amp;[$Step1_GenProfile.J125]&amp;&quot;,&quot;;&quot;&quot;)" office:value-type="string" office:string-value="new double[]{2.99809523809524," calcext:value-type="string">
            <text:p>new double[]{2.99809523809524,</text:p>
          </table:table-cell>
          <table:table-cell table:style-name="ce20" table:formula="of:=IF([$Step1_GenProfile.H125]; [$Step1_GenProfile.I125]*60;&quot;&quot;)" office:value-type="float" office:value="240" calcext:value-type="float">
            <text:p>240</text:p>
          </table:table-cell>
          <table:table-cell table:style-name="ce20" table:formula="of:=IF([$Step1_GenProfile.H125]; IF([$Step1_GenProfile.M12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6]; &quot;new double[]{&quot;&amp;[$Step1_GenProfile.J126]&amp;&quot;,&quot;;&quot;&quot;)" office:value-type="string" office:string-value="new double[]{3.03809523809524," calcext:value-type="string">
            <text:p>new double[]{3.03809523809524,</text:p>
          </table:table-cell>
          <table:table-cell table:style-name="ce20" table:formula="of:=IF([$Step1_GenProfile.H126]; [$Step1_GenProfile.I126]*60;&quot;&quot;)" office:value-type="float" office:value="240" calcext:value-type="float">
            <text:p>240</text:p>
          </table:table-cell>
          <table:table-cell table:style-name="ce20" table:formula="of:=IF([$Step1_GenProfile.H126]; IF([$Step1_GenProfile.M1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7]; &quot;new double[]{&quot;&amp;[$Step1_GenProfile.J127]&amp;&quot;,&quot;;&quot;&quot;)" office:value-type="string" office:string-value="new double[]{3.07809523809524," calcext:value-type="string">
            <text:p>new double[]{3.07809523809524,</text:p>
          </table:table-cell>
          <table:table-cell table:style-name="ce20" table:formula="of:=IF([$Step1_GenProfile.H127]; [$Step1_GenProfile.I127]*60;&quot;&quot;)" office:value-type="float" office:value="240" calcext:value-type="float">
            <text:p>240</text:p>
          </table:table-cell>
          <table:table-cell table:style-name="ce20" table:formula="of:=IF([$Step1_GenProfile.H127]; IF([$Step1_GenProfile.M1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8]; &quot;new double[]{&quot;&amp;[$Step1_GenProfile.J128]&amp;&quot;,&quot;;&quot;&quot;)" office:value-type="string" office:string-value="new double[]{3.11809523809524," calcext:value-type="string">
            <text:p>new double[]{3.11809523809524,</text:p>
          </table:table-cell>
          <table:table-cell table:style-name="ce20" table:formula="of:=IF([$Step1_GenProfile.H128]; [$Step1_GenProfile.I128]*60;&quot;&quot;)" office:value-type="float" office:value="240" calcext:value-type="float">
            <text:p>240</text:p>
          </table:table-cell>
          <table:table-cell table:style-name="ce20" table:formula="of:=IF([$Step1_GenProfile.H128]; IF([$Step1_GenProfile.M1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29]; &quot;new double[]{&quot;&amp;[$Step1_GenProfile.J129]&amp;&quot;,&quot;;&quot;&quot;)" office:value-type="string" office:string-value="new double[]{3.15809523809524," calcext:value-type="string">
            <text:p>new double[]{3.15809523809524,</text:p>
          </table:table-cell>
          <table:table-cell table:style-name="ce20" table:formula="of:=IF([$Step1_GenProfile.H129]; [$Step1_GenProfile.I129]*60;&quot;&quot;)" office:value-type="float" office:value="240" calcext:value-type="float">
            <text:p>240</text:p>
          </table:table-cell>
          <table:table-cell table:style-name="ce20" table:formula="of:=IF([$Step1_GenProfile.H129]; IF([$Step1_GenProfile.M1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0]; &quot;new double[]{&quot;&amp;[$Step1_GenProfile.J130]&amp;&quot;,&quot;;&quot;&quot;)" office:value-type="string" office:string-value="new double[]{3.19809523809524," calcext:value-type="string">
            <text:p>new double[]{3.19809523809524,</text:p>
          </table:table-cell>
          <table:table-cell table:style-name="ce20" table:formula="of:=IF([$Step1_GenProfile.H130]; [$Step1_GenProfile.I130]*60;&quot;&quot;)" office:value-type="float" office:value="240" calcext:value-type="float">
            <text:p>240</text:p>
          </table:table-cell>
          <table:table-cell table:style-name="ce20" table:formula="of:=IF([$Step1_GenProfile.H130]; IF([$Step1_GenProfile.M1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1]; &quot;new double[]{&quot;&amp;[$Step1_GenProfile.J131]&amp;&quot;,&quot;;&quot;&quot;)" office:value-type="string" office:string-value="new double[]{3.23809523809524," calcext:value-type="string">
            <text:p>new double[]{3.23809523809524,</text:p>
          </table:table-cell>
          <table:table-cell table:style-name="ce20" table:formula="of:=IF([$Step1_GenProfile.H131]; [$Step1_GenProfile.I131]*60;&quot;&quot;)" office:value-type="float" office:value="240" calcext:value-type="float">
            <text:p>240</text:p>
          </table:table-cell>
          <table:table-cell table:style-name="ce20" table:formula="of:=IF([$Step1_GenProfile.H131]; IF([$Step1_GenProfile.M1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2]; &quot;new double[]{&quot;&amp;[$Step1_GenProfile.J132]&amp;&quot;,&quot;;&quot;&quot;)" office:value-type="string" office:string-value="new double[]{3.27809523809524," calcext:value-type="string">
            <text:p>new double[]{3.27809523809524,</text:p>
          </table:table-cell>
          <table:table-cell table:style-name="ce20" table:formula="of:=IF([$Step1_GenProfile.H132]; [$Step1_GenProfile.I132]*60;&quot;&quot;)" office:value-type="float" office:value="240" calcext:value-type="float">
            <text:p>240</text:p>
          </table:table-cell>
          <table:table-cell table:style-name="ce20" table:formula="of:=IF([$Step1_GenProfile.H132]; IF([$Step1_GenProfile.M1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3]; &quot;new double[]{&quot;&amp;[$Step1_GenProfile.J133]&amp;&quot;,&quot;;&quot;&quot;)" office:value-type="string" office:string-value="new double[]{3.31809523809524," calcext:value-type="string">
            <text:p>new double[]{3.31809523809524,</text:p>
          </table:table-cell>
          <table:table-cell table:style-name="ce20" table:formula="of:=IF([$Step1_GenProfile.H133]; [$Step1_GenProfile.I133]*60;&quot;&quot;)" office:value-type="float" office:value="240" calcext:value-type="float">
            <text:p>240</text:p>
          </table:table-cell>
          <table:table-cell table:style-name="ce20" table:formula="of:=IF([$Step1_GenProfile.H133]; IF([$Step1_GenProfile.M1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4]; &quot;new double[]{&quot;&amp;[$Step1_GenProfile.J134]&amp;&quot;,&quot;;&quot;&quot;)" office:value-type="string" office:string-value="new double[]{3.35809523809524," calcext:value-type="string">
            <text:p>new double[]{3.35809523809524,</text:p>
          </table:table-cell>
          <table:table-cell table:style-name="ce20" table:formula="of:=IF([$Step1_GenProfile.H134]; [$Step1_GenProfile.I134]*60;&quot;&quot;)" office:value-type="float" office:value="240" calcext:value-type="float">
            <text:p>240</text:p>
          </table:table-cell>
          <table:table-cell table:style-name="ce20" table:formula="of:=IF([$Step1_GenProfile.H134]; IF([$Step1_GenProfile.M1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5]; &quot;new double[]{&quot;&amp;[$Step1_GenProfile.J135]&amp;&quot;,&quot;;&quot;&quot;)" office:value-type="string" office:string-value="new double[]{3.39809523809524," calcext:value-type="string">
            <text:p>new double[]{3.39809523809524,</text:p>
          </table:table-cell>
          <table:table-cell table:style-name="ce20" table:formula="of:=IF([$Step1_GenProfile.H135]; [$Step1_GenProfile.I135]*60;&quot;&quot;)" office:value-type="float" office:value="240" calcext:value-type="float">
            <text:p>240</text:p>
          </table:table-cell>
          <table:table-cell table:style-name="ce20" table:formula="of:=IF([$Step1_GenProfile.H135]; IF([$Step1_GenProfile.M1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6]; &quot;new double[]{&quot;&amp;[$Step1_GenProfile.J136]&amp;&quot;,&quot;;&quot;&quot;)" office:value-type="string" office:string-value="new double[]{3.43809523809524," calcext:value-type="string">
            <text:p>new double[]{3.43809523809524,</text:p>
          </table:table-cell>
          <table:table-cell table:style-name="ce20" table:formula="of:=IF([$Step1_GenProfile.H136]; [$Step1_GenProfile.I136]*60;&quot;&quot;)" office:value-type="float" office:value="240" calcext:value-type="float">
            <text:p>240</text:p>
          </table:table-cell>
          <table:table-cell table:style-name="ce20" table:formula="of:=IF([$Step1_GenProfile.H136]; IF([$Step1_GenProfile.M1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7]; &quot;new double[]{&quot;&amp;[$Step1_GenProfile.J137]&amp;&quot;,&quot;;&quot;&quot;)" office:value-type="string" office:string-value="new double[]{3.47809523809524," calcext:value-type="string">
            <text:p>new double[]{3.47809523809524,</text:p>
          </table:table-cell>
          <table:table-cell table:style-name="ce20" table:formula="of:=IF([$Step1_GenProfile.H137]; [$Step1_GenProfile.I137]*60;&quot;&quot;)" office:value-type="float" office:value="240" calcext:value-type="float">
            <text:p>240</text:p>
          </table:table-cell>
          <table:table-cell table:style-name="ce20" table:formula="of:=IF([$Step1_GenProfile.H137]; IF([$Step1_GenProfile.M1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8]; &quot;new double[]{&quot;&amp;[$Step1_GenProfile.J138]&amp;&quot;,&quot;;&quot;&quot;)" office:value-type="string" office:string-value="new double[]{3.51809523809524," calcext:value-type="string">
            <text:p>new double[]{3.51809523809524,</text:p>
          </table:table-cell>
          <table:table-cell table:style-name="ce20" table:formula="of:=IF([$Step1_GenProfile.H138]; [$Step1_GenProfile.I138]*60;&quot;&quot;)" office:value-type="float" office:value="240" calcext:value-type="float">
            <text:p>240</text:p>
          </table:table-cell>
          <table:table-cell table:style-name="ce20" table:formula="of:=IF([$Step1_GenProfile.H138]; IF([$Step1_GenProfile.M1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39]; &quot;new double[]{&quot;&amp;[$Step1_GenProfile.J139]&amp;&quot;,&quot;;&quot;&quot;)" office:value-type="string" office:string-value="new double[]{3.55809523809524," calcext:value-type="string">
            <text:p>new double[]{3.55809523809524,</text:p>
          </table:table-cell>
          <table:table-cell table:style-name="ce20" table:formula="of:=IF([$Step1_GenProfile.H139]; [$Step1_GenProfile.I139]*60;&quot;&quot;)" office:value-type="float" office:value="240" calcext:value-type="float">
            <text:p>240</text:p>
          </table:table-cell>
          <table:table-cell table:style-name="ce20" table:formula="of:=IF([$Step1_GenProfile.H139]; IF([$Step1_GenProfile.M1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0]; &quot;new double[]{&quot;&amp;[$Step1_GenProfile.J140]&amp;&quot;,&quot;;&quot;&quot;)" office:value-type="string" office:string-value="new double[]{3.59809523809524," calcext:value-type="string">
            <text:p>new double[]{3.59809523809524,</text:p>
          </table:table-cell>
          <table:table-cell table:style-name="ce20" table:formula="of:=IF([$Step1_GenProfile.H140]; [$Step1_GenProfile.I140]*60;&quot;&quot;)" office:value-type="float" office:value="240" calcext:value-type="float">
            <text:p>240</text:p>
          </table:table-cell>
          <table:table-cell table:style-name="ce20" table:formula="of:=IF([$Step1_GenProfile.H140]; IF([$Step1_GenProfile.M1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1]; &quot;new double[]{&quot;&amp;[$Step1_GenProfile.J141]&amp;&quot;,&quot;;&quot;&quot;)" office:value-type="string" office:string-value="new double[]{3.63809523809524," calcext:value-type="string">
            <text:p>new double[]{3.63809523809524,</text:p>
          </table:table-cell>
          <table:table-cell table:style-name="ce20" table:formula="of:=IF([$Step1_GenProfile.H141]; [$Step1_GenProfile.I141]*60;&quot;&quot;)" office:value-type="float" office:value="240" calcext:value-type="float">
            <text:p>240</text:p>
          </table:table-cell>
          <table:table-cell table:style-name="ce20" table:formula="of:=IF([$Step1_GenProfile.H141]; IF([$Step1_GenProfile.M1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2]; &quot;new double[]{&quot;&amp;[$Step1_GenProfile.J142]&amp;&quot;,&quot;;&quot;&quot;)" office:value-type="string" office:string-value="new double[]{3.67809523809524," calcext:value-type="string">
            <text:p>new double[]{3.67809523809524,</text:p>
          </table:table-cell>
          <table:table-cell table:style-name="ce20" table:formula="of:=IF([$Step1_GenProfile.H142]; [$Step1_GenProfile.I142]*60;&quot;&quot;)" office:value-type="float" office:value="240" calcext:value-type="float">
            <text:p>240</text:p>
          </table:table-cell>
          <table:table-cell table:style-name="ce20" table:formula="of:=IF([$Step1_GenProfile.H142]; IF([$Step1_GenProfile.M1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3]; &quot;new double[]{&quot;&amp;[$Step1_GenProfile.J143]&amp;&quot;,&quot;;&quot;&quot;)" office:value-type="string" office:string-value="new double[]{3.71809523809524," calcext:value-type="string">
            <text:p>new double[]{3.71809523809524,</text:p>
          </table:table-cell>
          <table:table-cell table:style-name="ce20" table:formula="of:=IF([$Step1_GenProfile.H143]; [$Step1_GenProfile.I143]*60;&quot;&quot;)" office:value-type="float" office:value="240" calcext:value-type="float">
            <text:p>240</text:p>
          </table:table-cell>
          <table:table-cell table:style-name="ce20" table:formula="of:=IF([$Step1_GenProfile.H143]; IF([$Step1_GenProfile.M1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4]; &quot;new double[]{&quot;&amp;[$Step1_GenProfile.J144]&amp;&quot;,&quot;;&quot;&quot;)" office:value-type="string" office:string-value="new double[]{3.75809523809524," calcext:value-type="string">
            <text:p>new double[]{3.75809523809524,</text:p>
          </table:table-cell>
          <table:table-cell table:style-name="ce20" table:formula="of:=IF([$Step1_GenProfile.H144]; [$Step1_GenProfile.I144]*60;&quot;&quot;)" office:value-type="float" office:value="240" calcext:value-type="float">
            <text:p>240</text:p>
          </table:table-cell>
          <table:table-cell table:style-name="ce20" table:formula="of:=IF([$Step1_GenProfile.H144]; IF([$Step1_GenProfile.M1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5]; &quot;new double[]{&quot;&amp;[$Step1_GenProfile.J145]&amp;&quot;,&quot;;&quot;&quot;)" office:value-type="string" office:string-value="new double[]{3.79809523809524," calcext:value-type="string">
            <text:p>new double[]{3.79809523809524,</text:p>
          </table:table-cell>
          <table:table-cell table:style-name="ce20" table:formula="of:=IF([$Step1_GenProfile.H145]; [$Step1_GenProfile.I145]*60;&quot;&quot;)" office:value-type="float" office:value="240" calcext:value-type="float">
            <text:p>240</text:p>
          </table:table-cell>
          <table:table-cell table:style-name="ce20" table:formula="of:=IF([$Step1_GenProfile.H145]; IF([$Step1_GenProfile.M1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6]; &quot;new double[]{&quot;&amp;[$Step1_GenProfile.J146]&amp;&quot;,&quot;;&quot;&quot;)" office:value-type="string" office:string-value="new double[]{3.83809523809524," calcext:value-type="string">
            <text:p>new double[]{3.83809523809524,</text:p>
          </table:table-cell>
          <table:table-cell table:style-name="ce20" table:formula="of:=IF([$Step1_GenProfile.H146]; [$Step1_GenProfile.I146]*60;&quot;&quot;)" office:value-type="float" office:value="240" calcext:value-type="float">
            <text:p>240</text:p>
          </table:table-cell>
          <table:table-cell table:style-name="ce20" table:formula="of:=IF([$Step1_GenProfile.H146]; IF([$Step1_GenProfile.M1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7]; &quot;new double[]{&quot;&amp;[$Step1_GenProfile.J147]&amp;&quot;,&quot;;&quot;&quot;)" office:value-type="string" office:string-value="new double[]{3.87809523809524," calcext:value-type="string">
            <text:p>new double[]{3.87809523809524,</text:p>
          </table:table-cell>
          <table:table-cell table:style-name="ce20" table:formula="of:=IF([$Step1_GenProfile.H147]; [$Step1_GenProfile.I147]*60;&quot;&quot;)" office:value-type="float" office:value="240" calcext:value-type="float">
            <text:p>240</text:p>
          </table:table-cell>
          <table:table-cell table:style-name="ce20" table:formula="of:=IF([$Step1_GenProfile.H147]; IF([$Step1_GenProfile.M1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8]; &quot;new double[]{&quot;&amp;[$Step1_GenProfile.J148]&amp;&quot;,&quot;;&quot;&quot;)" office:value-type="string" office:string-value="new double[]{3.91809523809524," calcext:value-type="string">
            <text:p>new double[]{3.91809523809524,</text:p>
          </table:table-cell>
          <table:table-cell table:style-name="ce20" table:formula="of:=IF([$Step1_GenProfile.H148]; [$Step1_GenProfile.I148]*60;&quot;&quot;)" office:value-type="float" office:value="240" calcext:value-type="float">
            <text:p>240</text:p>
          </table:table-cell>
          <table:table-cell table:style-name="ce20" table:formula="of:=IF([$Step1_GenProfile.H148]; IF([$Step1_GenProfile.M1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49]; &quot;new double[]{&quot;&amp;[$Step1_GenProfile.J149]&amp;&quot;,&quot;;&quot;&quot;)" office:value-type="string" office:string-value="new double[]{3.95809523809524," calcext:value-type="string">
            <text:p>new double[]{3.95809523809524,</text:p>
          </table:table-cell>
          <table:table-cell table:style-name="ce20" table:formula="of:=IF([$Step1_GenProfile.H149]; [$Step1_GenProfile.I149]*60;&quot;&quot;)" office:value-type="float" office:value="240" calcext:value-type="float">
            <text:p>240</text:p>
          </table:table-cell>
          <table:table-cell table:style-name="ce20" table:formula="of:=IF([$Step1_GenProfile.H149]; IF([$Step1_GenProfile.M1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0]; &quot;new double[]{&quot;&amp;[$Step1_GenProfile.J150]&amp;&quot;,&quot;;&quot;&quot;)" office:value-type="string" office:string-value="new double[]{3.99809523809524," calcext:value-type="string">
            <text:p>new double[]{3.99809523809524,</text:p>
          </table:table-cell>
          <table:table-cell table:style-name="ce20" table:formula="of:=IF([$Step1_GenProfile.H150]; [$Step1_GenProfile.I150]*60;&quot;&quot;)" office:value-type="float" office:value="240" calcext:value-type="float">
            <text:p>240</text:p>
          </table:table-cell>
          <table:table-cell table:style-name="ce20" table:formula="of:=IF([$Step1_GenProfile.H150]; IF([$Step1_GenProfile.M1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1]; &quot;new double[]{&quot;&amp;[$Step1_GenProfile.J151]&amp;&quot;,&quot;;&quot;&quot;)" office:value-type="string" office:string-value="new double[]{4.03809523809524," calcext:value-type="string">
            <text:p>new double[]{4.03809523809524,</text:p>
          </table:table-cell>
          <table:table-cell table:style-name="ce20" table:formula="of:=IF([$Step1_GenProfile.H151]; [$Step1_GenProfile.I151]*60;&quot;&quot;)" office:value-type="float" office:value="240" calcext:value-type="float">
            <text:p>240</text:p>
          </table:table-cell>
          <table:table-cell table:style-name="ce20" table:formula="of:=IF([$Step1_GenProfile.H151]; IF([$Step1_GenProfile.M15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2]; &quot;new double[]{&quot;&amp;[$Step1_GenProfile.J152]&amp;&quot;,&quot;;&quot;&quot;)" office:value-type="string" office:string-value="new double[]{4.07809523809524," calcext:value-type="string">
            <text:p>new double[]{4.07809523809524,</text:p>
          </table:table-cell>
          <table:table-cell table:style-name="ce20" table:formula="of:=IF([$Step1_GenProfile.H152]; [$Step1_GenProfile.I152]*60;&quot;&quot;)" office:value-type="float" office:value="240" calcext:value-type="float">
            <text:p>240</text:p>
          </table:table-cell>
          <table:table-cell table:style-name="ce20" table:formula="of:=IF([$Step1_GenProfile.H152]; IF([$Step1_GenProfile.M15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3]; &quot;new double[]{&quot;&amp;[$Step1_GenProfile.J153]&amp;&quot;,&quot;;&quot;&quot;)" office:value-type="string" office:string-value="new double[]{4.11809523809524," calcext:value-type="string">
            <text:p>new double[]{4.11809523809524,</text:p>
          </table:table-cell>
          <table:table-cell table:style-name="ce20" table:formula="of:=IF([$Step1_GenProfile.H153]; [$Step1_GenProfile.I153]*60;&quot;&quot;)" office:value-type="float" office:value="240" calcext:value-type="float">
            <text:p>240</text:p>
          </table:table-cell>
          <table:table-cell table:style-name="ce20" table:formula="of:=IF([$Step1_GenProfile.H153]; IF([$Step1_GenProfile.M15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4]; &quot;new double[]{&quot;&amp;[$Step1_GenProfile.J154]&amp;&quot;,&quot;;&quot;&quot;)" office:value-type="string" office:string-value="new double[]{4.15809523809524," calcext:value-type="string">
            <text:p>new double[]{4.15809523809524,</text:p>
          </table:table-cell>
          <table:table-cell table:style-name="ce20" table:formula="of:=IF([$Step1_GenProfile.H154]; [$Step1_GenProfile.I154]*60;&quot;&quot;)" office:value-type="float" office:value="240" calcext:value-type="float">
            <text:p>240</text:p>
          </table:table-cell>
          <table:table-cell table:style-name="ce20" table:formula="of:=IF([$Step1_GenProfile.H154]; IF([$Step1_GenProfile.M15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5]; &quot;new double[]{&quot;&amp;[$Step1_GenProfile.J155]&amp;&quot;,&quot;;&quot;&quot;)" office:value-type="string" office:string-value="new double[]{4.19809523809524," calcext:value-type="string">
            <text:p>new double[]{4.19809523809524,</text:p>
          </table:table-cell>
          <table:table-cell table:style-name="ce20" table:formula="of:=IF([$Step1_GenProfile.H155]; [$Step1_GenProfile.I155]*60;&quot;&quot;)" office:value-type="float" office:value="240" calcext:value-type="float">
            <text:p>240</text:p>
          </table:table-cell>
          <table:table-cell table:style-name="ce20" table:formula="of:=IF([$Step1_GenProfile.H155]; IF([$Step1_GenProfile.M15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6]; &quot;new double[]{&quot;&amp;[$Step1_GenProfile.J156]&amp;&quot;,&quot;;&quot;&quot;)" office:value-type="string" office:string-value="new double[]{4.23809523809524," calcext:value-type="string">
            <text:p>new double[]{4.23809523809524,</text:p>
          </table:table-cell>
          <table:table-cell table:style-name="ce20" table:formula="of:=IF([$Step1_GenProfile.H156]; [$Step1_GenProfile.I156]*60;&quot;&quot;)" office:value-type="float" office:value="240" calcext:value-type="float">
            <text:p>240</text:p>
          </table:table-cell>
          <table:table-cell table:style-name="ce20" table:formula="of:=IF([$Step1_GenProfile.H156]; IF([$Step1_GenProfile.M15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7]; &quot;new double[]{&quot;&amp;[$Step1_GenProfile.J157]&amp;&quot;,&quot;;&quot;&quot;)" office:value-type="string" office:string-value="new double[]{4.27809523809524," calcext:value-type="string">
            <text:p>new double[]{4.27809523809524,</text:p>
          </table:table-cell>
          <table:table-cell table:style-name="ce20" table:formula="of:=IF([$Step1_GenProfile.H157]; [$Step1_GenProfile.I157]*60;&quot;&quot;)" office:value-type="float" office:value="240" calcext:value-type="float">
            <text:p>240</text:p>
          </table:table-cell>
          <table:table-cell table:style-name="ce20" table:formula="of:=IF([$Step1_GenProfile.H157]; IF([$Step1_GenProfile.M15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8]; &quot;new double[]{&quot;&amp;[$Step1_GenProfile.J158]&amp;&quot;,&quot;;&quot;&quot;)" office:value-type="string" office:string-value="new double[]{4.31809523809524," calcext:value-type="string">
            <text:p>new double[]{4.31809523809524,</text:p>
          </table:table-cell>
          <table:table-cell table:style-name="ce20" table:formula="of:=IF([$Step1_GenProfile.H158]; [$Step1_GenProfile.I158]*60;&quot;&quot;)" office:value-type="float" office:value="240" calcext:value-type="float">
            <text:p>240</text:p>
          </table:table-cell>
          <table:table-cell table:style-name="ce20" table:formula="of:=IF([$Step1_GenProfile.H158]; IF([$Step1_GenProfile.M15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59]; &quot;new double[]{&quot;&amp;[$Step1_GenProfile.J159]&amp;&quot;,&quot;;&quot;&quot;)" office:value-type="string" office:string-value="new double[]{4.35809523809524," calcext:value-type="string">
            <text:p>new double[]{4.35809523809524,</text:p>
          </table:table-cell>
          <table:table-cell table:style-name="ce20" table:formula="of:=IF([$Step1_GenProfile.H159]; [$Step1_GenProfile.I159]*60;&quot;&quot;)" office:value-type="float" office:value="240" calcext:value-type="float">
            <text:p>240</text:p>
          </table:table-cell>
          <table:table-cell table:style-name="ce20" table:formula="of:=IF([$Step1_GenProfile.H159]; IF([$Step1_GenProfile.M15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0]; &quot;new double[]{&quot;&amp;[$Step1_GenProfile.J160]&amp;&quot;,&quot;;&quot;&quot;)" office:value-type="string" office:string-value="new double[]{4.39809523809524," calcext:value-type="string">
            <text:p>new double[]{4.39809523809524,</text:p>
          </table:table-cell>
          <table:table-cell table:style-name="ce20" table:formula="of:=IF([$Step1_GenProfile.H160]; [$Step1_GenProfile.I160]*60;&quot;&quot;)" office:value-type="float" office:value="240" calcext:value-type="float">
            <text:p>240</text:p>
          </table:table-cell>
          <table:table-cell table:style-name="ce20" table:formula="of:=IF([$Step1_GenProfile.H160]; IF([$Step1_GenProfile.M16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1]; &quot;new double[]{&quot;&amp;[$Step1_GenProfile.J161]&amp;&quot;,&quot;;&quot;&quot;)" office:value-type="string" office:string-value="new double[]{4.43809523809524," calcext:value-type="string">
            <text:p>new double[]{4.43809523809524,</text:p>
          </table:table-cell>
          <table:table-cell table:style-name="ce20" table:formula="of:=IF([$Step1_GenProfile.H161]; [$Step1_GenProfile.I161]*60;&quot;&quot;)" office:value-type="float" office:value="240" calcext:value-type="float">
            <text:p>240</text:p>
          </table:table-cell>
          <table:table-cell table:style-name="ce20" table:formula="of:=IF([$Step1_GenProfile.H161]; IF([$Step1_GenProfile.M16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2]; &quot;new double[]{&quot;&amp;[$Step1_GenProfile.J162]&amp;&quot;,&quot;;&quot;&quot;)" office:value-type="string" office:string-value="new double[]{4.47809523809524," calcext:value-type="string">
            <text:p>new double[]{4.47809523809524,</text:p>
          </table:table-cell>
          <table:table-cell table:style-name="ce20" table:formula="of:=IF([$Step1_GenProfile.H162]; [$Step1_GenProfile.I162]*60;&quot;&quot;)" office:value-type="float" office:value="240" calcext:value-type="float">
            <text:p>240</text:p>
          </table:table-cell>
          <table:table-cell table:style-name="ce20" table:formula="of:=IF([$Step1_GenProfile.H162]; IF([$Step1_GenProfile.M16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3]; &quot;new double[]{&quot;&amp;[$Step1_GenProfile.J163]&amp;&quot;,&quot;;&quot;&quot;)" office:value-type="string" office:string-value="new double[]{4.51809523809524," calcext:value-type="string">
            <text:p>new double[]{4.51809523809524,</text:p>
          </table:table-cell>
          <table:table-cell table:style-name="ce20" table:formula="of:=IF([$Step1_GenProfile.H163]; [$Step1_GenProfile.I163]*60;&quot;&quot;)" office:value-type="float" office:value="240" calcext:value-type="float">
            <text:p>240</text:p>
          </table:table-cell>
          <table:table-cell table:style-name="ce20" table:formula="of:=IF([$Step1_GenProfile.H163]; IF([$Step1_GenProfile.M16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4]; &quot;new double[]{&quot;&amp;[$Step1_GenProfile.J164]&amp;&quot;,&quot;;&quot;&quot;)" office:value-type="string" office:string-value="new double[]{4.55809523809524," calcext:value-type="string">
            <text:p>new double[]{4.55809523809524,</text:p>
          </table:table-cell>
          <table:table-cell table:style-name="ce20" table:formula="of:=IF([$Step1_GenProfile.H164]; [$Step1_GenProfile.I164]*60;&quot;&quot;)" office:value-type="float" office:value="240" calcext:value-type="float">
            <text:p>240</text:p>
          </table:table-cell>
          <table:table-cell table:style-name="ce20" table:formula="of:=IF([$Step1_GenProfile.H164]; IF([$Step1_GenProfile.M16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5]; &quot;new double[]{&quot;&amp;[$Step1_GenProfile.J165]&amp;&quot;,&quot;;&quot;&quot;)" office:value-type="string" office:string-value="new double[]{4.59809523809524," calcext:value-type="string">
            <text:p>new double[]{4.59809523809524,</text:p>
          </table:table-cell>
          <table:table-cell table:style-name="ce20" table:formula="of:=IF([$Step1_GenProfile.H165]; [$Step1_GenProfile.I165]*60;&quot;&quot;)" office:value-type="float" office:value="240" calcext:value-type="float">
            <text:p>240</text:p>
          </table:table-cell>
          <table:table-cell table:style-name="ce20" table:formula="of:=IF([$Step1_GenProfile.H165]; IF([$Step1_GenProfile.M16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6]; &quot;new double[]{&quot;&amp;[$Step1_GenProfile.J166]&amp;&quot;,&quot;;&quot;&quot;)" office:value-type="string" office:string-value="new double[]{4.63809523809524," calcext:value-type="string">
            <text:p>new double[]{4.63809523809524,</text:p>
          </table:table-cell>
          <table:table-cell table:style-name="ce20" table:formula="of:=IF([$Step1_GenProfile.H166]; [$Step1_GenProfile.I166]*60;&quot;&quot;)" office:value-type="float" office:value="240" calcext:value-type="float">
            <text:p>240</text:p>
          </table:table-cell>
          <table:table-cell table:style-name="ce20" table:formula="of:=IF([$Step1_GenProfile.H166]; IF([$Step1_GenProfile.M16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7]; &quot;new double[]{&quot;&amp;[$Step1_GenProfile.J167]&amp;&quot;,&quot;;&quot;&quot;)" office:value-type="string" office:string-value="new double[]{4.67809523809524," calcext:value-type="string">
            <text:p>new double[]{4.67809523809524,</text:p>
          </table:table-cell>
          <table:table-cell table:style-name="ce20" table:formula="of:=IF([$Step1_GenProfile.H167]; [$Step1_GenProfile.I167]*60;&quot;&quot;)" office:value-type="float" office:value="240" calcext:value-type="float">
            <text:p>240</text:p>
          </table:table-cell>
          <table:table-cell table:style-name="ce20" table:formula="of:=IF([$Step1_GenProfile.H167]; IF([$Step1_GenProfile.M16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8]; &quot;new double[]{&quot;&amp;[$Step1_GenProfile.J168]&amp;&quot;,&quot;;&quot;&quot;)" office:value-type="string" office:string-value="new double[]{4.71809523809524," calcext:value-type="string">
            <text:p>new double[]{4.71809523809524,</text:p>
          </table:table-cell>
          <table:table-cell table:style-name="ce20" table:formula="of:=IF([$Step1_GenProfile.H168]; [$Step1_GenProfile.I168]*60;&quot;&quot;)" office:value-type="float" office:value="240" calcext:value-type="float">
            <text:p>240</text:p>
          </table:table-cell>
          <table:table-cell table:style-name="ce20" table:formula="of:=IF([$Step1_GenProfile.H168]; IF([$Step1_GenProfile.M16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69]; &quot;new double[]{&quot;&amp;[$Step1_GenProfile.J169]&amp;&quot;,&quot;;&quot;&quot;)" office:value-type="string" office:string-value="new double[]{4.75809523809524," calcext:value-type="string">
            <text:p>new double[]{4.75809523809524,</text:p>
          </table:table-cell>
          <table:table-cell table:style-name="ce20" table:formula="of:=IF([$Step1_GenProfile.H169]; [$Step1_GenProfile.I169]*60;&quot;&quot;)" office:value-type="float" office:value="240" calcext:value-type="float">
            <text:p>240</text:p>
          </table:table-cell>
          <table:table-cell table:style-name="ce20" table:formula="of:=IF([$Step1_GenProfile.H169]; IF([$Step1_GenProfile.M16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0]; &quot;new double[]{&quot;&amp;[$Step1_GenProfile.J170]&amp;&quot;,&quot;;&quot;&quot;)" office:value-type="string" office:string-value="new double[]{4.79809523809524," calcext:value-type="string">
            <text:p>new double[]{4.79809523809524,</text:p>
          </table:table-cell>
          <table:table-cell table:style-name="ce20" table:formula="of:=IF([$Step1_GenProfile.H170]; [$Step1_GenProfile.I170]*60;&quot;&quot;)" office:value-type="float" office:value="240" calcext:value-type="float">
            <text:p>240</text:p>
          </table:table-cell>
          <table:table-cell table:style-name="ce20" table:formula="of:=IF([$Step1_GenProfile.H170]; IF([$Step1_GenProfile.M17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1]; &quot;new double[]{&quot;&amp;[$Step1_GenProfile.J171]&amp;&quot;,&quot;;&quot;&quot;)" office:value-type="string" office:string-value="new double[]{4.83809523809524," calcext:value-type="string">
            <text:p>new double[]{4.83809523809524,</text:p>
          </table:table-cell>
          <table:table-cell table:style-name="ce20" table:formula="of:=IF([$Step1_GenProfile.H171]; [$Step1_GenProfile.I171]*60;&quot;&quot;)" office:value-type="float" office:value="240" calcext:value-type="float">
            <text:p>240</text:p>
          </table:table-cell>
          <table:table-cell table:style-name="ce20" table:formula="of:=IF([$Step1_GenProfile.H171]; IF([$Step1_GenProfile.M17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2]; &quot;new double[]{&quot;&amp;[$Step1_GenProfile.J172]&amp;&quot;,&quot;;&quot;&quot;)" office:value-type="string" office:string-value="new double[]{4.87809523809524," calcext:value-type="string">
            <text:p>new double[]{4.87809523809524,</text:p>
          </table:table-cell>
          <table:table-cell table:style-name="ce20" table:formula="of:=IF([$Step1_GenProfile.H172]; [$Step1_GenProfile.I172]*60;&quot;&quot;)" office:value-type="float" office:value="240" calcext:value-type="float">
            <text:p>240</text:p>
          </table:table-cell>
          <table:table-cell table:style-name="ce20" table:formula="of:=IF([$Step1_GenProfile.H172]; IF([$Step1_GenProfile.M17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3]; &quot;new double[]{&quot;&amp;[$Step1_GenProfile.J173]&amp;&quot;,&quot;;&quot;&quot;)" office:value-type="string" office:string-value="new double[]{4.91809523809524," calcext:value-type="string">
            <text:p>new double[]{4.91809523809524,</text:p>
          </table:table-cell>
          <table:table-cell table:style-name="ce20" table:formula="of:=IF([$Step1_GenProfile.H173]; [$Step1_GenProfile.I173]*60;&quot;&quot;)" office:value-type="float" office:value="240" calcext:value-type="float">
            <text:p>240</text:p>
          </table:table-cell>
          <table:table-cell table:style-name="ce20" table:formula="of:=IF([$Step1_GenProfile.H173]; IF([$Step1_GenProfile.M17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4]; &quot;new double[]{&quot;&amp;[$Step1_GenProfile.J174]&amp;&quot;,&quot;;&quot;&quot;)" office:value-type="string" office:string-value="new double[]{4.95809523809524," calcext:value-type="string">
            <text:p>new double[]{4.95809523809524,</text:p>
          </table:table-cell>
          <table:table-cell table:style-name="ce20" table:formula="of:=IF([$Step1_GenProfile.H174]; [$Step1_GenProfile.I174]*60;&quot;&quot;)" office:value-type="float" office:value="240" calcext:value-type="float">
            <text:p>240</text:p>
          </table:table-cell>
          <table:table-cell table:style-name="ce20" table:formula="of:=IF([$Step1_GenProfile.H174]; IF([$Step1_GenProfile.M17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5]; &quot;new double[]{&quot;&amp;[$Step1_GenProfile.J175]&amp;&quot;,&quot;;&quot;&quot;)" office:value-type="string" office:string-value="new double[]{4.99809523809524," calcext:value-type="string">
            <text:p>new double[]{4.99809523809524,</text:p>
          </table:table-cell>
          <table:table-cell table:style-name="ce20" table:formula="of:=IF([$Step1_GenProfile.H175]; [$Step1_GenProfile.I175]*60;&quot;&quot;)" office:value-type="float" office:value="240" calcext:value-type="float">
            <text:p>240</text:p>
          </table:table-cell>
          <table:table-cell table:style-name="ce20" table:formula="of:=IF([$Step1_GenProfile.H175]; IF([$Step1_GenProfile.M17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6]; &quot;new double[]{&quot;&amp;[$Step1_GenProfile.J176]&amp;&quot;,&quot;;&quot;&quot;)" office:value-type="string" office:string-value="new double[]{5.03809523809524," calcext:value-type="string">
            <text:p>new double[]{5.03809523809524,</text:p>
          </table:table-cell>
          <table:table-cell table:style-name="ce20" table:formula="of:=IF([$Step1_GenProfile.H176]; [$Step1_GenProfile.I176]*60;&quot;&quot;)" office:value-type="float" office:value="240" calcext:value-type="float">
            <text:p>240</text:p>
          </table:table-cell>
          <table:table-cell table:style-name="ce20" table:formula="of:=IF([$Step1_GenProfile.H176]; IF([$Step1_GenProfile.M17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7]; &quot;new double[]{&quot;&amp;[$Step1_GenProfile.J177]&amp;&quot;,&quot;;&quot;&quot;)" office:value-type="string" office:string-value="new double[]{5.07809523809524," calcext:value-type="string">
            <text:p>new double[]{5.07809523809524,</text:p>
          </table:table-cell>
          <table:table-cell table:style-name="ce20" table:formula="of:=IF([$Step1_GenProfile.H177]; [$Step1_GenProfile.I177]*60;&quot;&quot;)" office:value-type="float" office:value="240" calcext:value-type="float">
            <text:p>240</text:p>
          </table:table-cell>
          <table:table-cell table:style-name="ce20" table:formula="of:=IF([$Step1_GenProfile.H177]; IF([$Step1_GenProfile.M17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8]; &quot;new double[]{&quot;&amp;[$Step1_GenProfile.J178]&amp;&quot;,&quot;;&quot;&quot;)" office:value-type="string" office:string-value="new double[]{5.11809523809524," calcext:value-type="string">
            <text:p>new double[]{5.11809523809524,</text:p>
          </table:table-cell>
          <table:table-cell table:style-name="ce20" table:formula="of:=IF([$Step1_GenProfile.H178]; [$Step1_GenProfile.I178]*60;&quot;&quot;)" office:value-type="float" office:value="240" calcext:value-type="float">
            <text:p>240</text:p>
          </table:table-cell>
          <table:table-cell table:style-name="ce20" table:formula="of:=IF([$Step1_GenProfile.H178]; IF([$Step1_GenProfile.M17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79]; &quot;new double[]{&quot;&amp;[$Step1_GenProfile.J179]&amp;&quot;,&quot;;&quot;&quot;)" office:value-type="string" office:string-value="new double[]{5.15809523809524," calcext:value-type="string">
            <text:p>new double[]{5.15809523809524,</text:p>
          </table:table-cell>
          <table:table-cell table:style-name="ce20" table:formula="of:=IF([$Step1_GenProfile.H179]; [$Step1_GenProfile.I179]*60;&quot;&quot;)" office:value-type="float" office:value="240" calcext:value-type="float">
            <text:p>240</text:p>
          </table:table-cell>
          <table:table-cell table:style-name="ce20" table:formula="of:=IF([$Step1_GenProfile.H179]; IF([$Step1_GenProfile.M17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0]; &quot;new double[]{&quot;&amp;[$Step1_GenProfile.J180]&amp;&quot;,&quot;;&quot;&quot;)" office:value-type="string" office:string-value="new double[]{5.19809523809524," calcext:value-type="string">
            <text:p>new double[]{5.19809523809524,</text:p>
          </table:table-cell>
          <table:table-cell table:style-name="ce20" table:formula="of:=IF([$Step1_GenProfile.H180]; [$Step1_GenProfile.I180]*60;&quot;&quot;)" office:value-type="float" office:value="240" calcext:value-type="float">
            <text:p>240</text:p>
          </table:table-cell>
          <table:table-cell table:style-name="ce20" table:formula="of:=IF([$Step1_GenProfile.H180]; IF([$Step1_GenProfile.M18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1]; &quot;new double[]{&quot;&amp;[$Step1_GenProfile.J181]&amp;&quot;,&quot;;&quot;&quot;)" office:value-type="string" office:string-value="new double[]{5.23809523809524," calcext:value-type="string">
            <text:p>new double[]{5.23809523809524,</text:p>
          </table:table-cell>
          <table:table-cell table:style-name="ce20" table:formula="of:=IF([$Step1_GenProfile.H181]; [$Step1_GenProfile.I181]*60;&quot;&quot;)" office:value-type="float" office:value="240" calcext:value-type="float">
            <text:p>240</text:p>
          </table:table-cell>
          <table:table-cell table:style-name="ce20" table:formula="of:=IF([$Step1_GenProfile.H181]; IF([$Step1_GenProfile.M18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2]; &quot;new double[]{&quot;&amp;[$Step1_GenProfile.J182]&amp;&quot;,&quot;;&quot;&quot;)" office:value-type="string" office:string-value="new double[]{5.27809523809524," calcext:value-type="string">
            <text:p>new double[]{5.27809523809524,</text:p>
          </table:table-cell>
          <table:table-cell table:style-name="ce20" table:formula="of:=IF([$Step1_GenProfile.H182]; [$Step1_GenProfile.I182]*60;&quot;&quot;)" office:value-type="float" office:value="240" calcext:value-type="float">
            <text:p>240</text:p>
          </table:table-cell>
          <table:table-cell table:style-name="ce20" table:formula="of:=IF([$Step1_GenProfile.H182]; IF([$Step1_GenProfile.M18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3]; &quot;new double[]{&quot;&amp;[$Step1_GenProfile.J183]&amp;&quot;,&quot;;&quot;&quot;)" office:value-type="string" office:string-value="new double[]{5.31809523809524," calcext:value-type="string">
            <text:p>new double[]{5.31809523809524,</text:p>
          </table:table-cell>
          <table:table-cell table:style-name="ce20" table:formula="of:=IF([$Step1_GenProfile.H183]; [$Step1_GenProfile.I183]*60;&quot;&quot;)" office:value-type="float" office:value="240" calcext:value-type="float">
            <text:p>240</text:p>
          </table:table-cell>
          <table:table-cell table:style-name="ce20" table:formula="of:=IF([$Step1_GenProfile.H183]; IF([$Step1_GenProfile.M18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4]; &quot;new double[]{&quot;&amp;[$Step1_GenProfile.J184]&amp;&quot;,&quot;;&quot;&quot;)" office:value-type="string" office:string-value="new double[]{5.35809523809524," calcext:value-type="string">
            <text:p>new double[]{5.35809523809524,</text:p>
          </table:table-cell>
          <table:table-cell table:style-name="ce20" table:formula="of:=IF([$Step1_GenProfile.H184]; [$Step1_GenProfile.I184]*60;&quot;&quot;)" office:value-type="float" office:value="240" calcext:value-type="float">
            <text:p>240</text:p>
          </table:table-cell>
          <table:table-cell table:style-name="ce20" table:formula="of:=IF([$Step1_GenProfile.H184]; IF([$Step1_GenProfile.M18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5]; &quot;new double[]{&quot;&amp;[$Step1_GenProfile.J185]&amp;&quot;,&quot;;&quot;&quot;)" office:value-type="string" office:string-value="new double[]{5.39809523809524," calcext:value-type="string">
            <text:p>new double[]{5.39809523809524,</text:p>
          </table:table-cell>
          <table:table-cell table:style-name="ce20" table:formula="of:=IF([$Step1_GenProfile.H185]; [$Step1_GenProfile.I185]*60;&quot;&quot;)" office:value-type="float" office:value="240" calcext:value-type="float">
            <text:p>240</text:p>
          </table:table-cell>
          <table:table-cell table:style-name="ce20" table:formula="of:=IF([$Step1_GenProfile.H185]; IF([$Step1_GenProfile.M18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6]; &quot;new double[]{&quot;&amp;[$Step1_GenProfile.J186]&amp;&quot;,&quot;;&quot;&quot;)" office:value-type="string" office:string-value="new double[]{5.43809523809524," calcext:value-type="string">
            <text:p>new double[]{5.43809523809524,</text:p>
          </table:table-cell>
          <table:table-cell table:style-name="ce20" table:formula="of:=IF([$Step1_GenProfile.H186]; [$Step1_GenProfile.I186]*60;&quot;&quot;)" office:value-type="float" office:value="240" calcext:value-type="float">
            <text:p>240</text:p>
          </table:table-cell>
          <table:table-cell table:style-name="ce20" table:formula="of:=IF([$Step1_GenProfile.H186]; IF([$Step1_GenProfile.M18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7]; &quot;new double[]{&quot;&amp;[$Step1_GenProfile.J187]&amp;&quot;,&quot;;&quot;&quot;)" office:value-type="string" office:string-value="new double[]{5.47809523809524," calcext:value-type="string">
            <text:p>new double[]{5.47809523809524,</text:p>
          </table:table-cell>
          <table:table-cell table:style-name="ce20" table:formula="of:=IF([$Step1_GenProfile.H187]; [$Step1_GenProfile.I187]*60;&quot;&quot;)" office:value-type="float" office:value="240" calcext:value-type="float">
            <text:p>240</text:p>
          </table:table-cell>
          <table:table-cell table:style-name="ce20" table:formula="of:=IF([$Step1_GenProfile.H187]; IF([$Step1_GenProfile.M18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8]; &quot;new double[]{&quot;&amp;[$Step1_GenProfile.J188]&amp;&quot;,&quot;;&quot;&quot;)" office:value-type="string" office:string-value="new double[]{5.51809523809524," calcext:value-type="string">
            <text:p>new double[]{5.51809523809524,</text:p>
          </table:table-cell>
          <table:table-cell table:style-name="ce20" table:formula="of:=IF([$Step1_GenProfile.H188]; [$Step1_GenProfile.I188]*60;&quot;&quot;)" office:value-type="float" office:value="240" calcext:value-type="float">
            <text:p>240</text:p>
          </table:table-cell>
          <table:table-cell table:style-name="ce20" table:formula="of:=IF([$Step1_GenProfile.H188]; IF([$Step1_GenProfile.M18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89]; &quot;new double[]{&quot;&amp;[$Step1_GenProfile.J189]&amp;&quot;,&quot;;&quot;&quot;)" office:value-type="string" office:string-value="new double[]{5.55809523809524," calcext:value-type="string">
            <text:p>new double[]{5.55809523809524,</text:p>
          </table:table-cell>
          <table:table-cell table:style-name="ce20" table:formula="of:=IF([$Step1_GenProfile.H189]; [$Step1_GenProfile.I189]*60;&quot;&quot;)" office:value-type="float" office:value="240" calcext:value-type="float">
            <text:p>240</text:p>
          </table:table-cell>
          <table:table-cell table:style-name="ce20" table:formula="of:=IF([$Step1_GenProfile.H189]; IF([$Step1_GenProfile.M18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0]; &quot;new double[]{&quot;&amp;[$Step1_GenProfile.J190]&amp;&quot;,&quot;;&quot;&quot;)" office:value-type="string" office:string-value="new double[]{5.59809523809524," calcext:value-type="string">
            <text:p>new double[]{5.59809523809524,</text:p>
          </table:table-cell>
          <table:table-cell table:style-name="ce20" table:formula="of:=IF([$Step1_GenProfile.H190]; [$Step1_GenProfile.I190]*60;&quot;&quot;)" office:value-type="float" office:value="240" calcext:value-type="float">
            <text:p>240</text:p>
          </table:table-cell>
          <table:table-cell table:style-name="ce20" table:formula="of:=IF([$Step1_GenProfile.H190]; IF([$Step1_GenProfile.M19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1]; &quot;new double[]{&quot;&amp;[$Step1_GenProfile.J191]&amp;&quot;,&quot;;&quot;&quot;)" office:value-type="string" office:string-value="new double[]{5.63809523809524," calcext:value-type="string">
            <text:p>new double[]{5.63809523809524,</text:p>
          </table:table-cell>
          <table:table-cell table:style-name="ce20" table:formula="of:=IF([$Step1_GenProfile.H191]; [$Step1_GenProfile.I191]*60;&quot;&quot;)" office:value-type="float" office:value="240" calcext:value-type="float">
            <text:p>240</text:p>
          </table:table-cell>
          <table:table-cell table:style-name="ce20" table:formula="of:=IF([$Step1_GenProfile.H191]; IF([$Step1_GenProfile.M19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2]; &quot;new double[]{&quot;&amp;[$Step1_GenProfile.J192]&amp;&quot;,&quot;;&quot;&quot;)" office:value-type="string" office:string-value="new double[]{5.67809523809524," calcext:value-type="string">
            <text:p>new double[]{5.67809523809524,</text:p>
          </table:table-cell>
          <table:table-cell table:style-name="ce20" table:formula="of:=IF([$Step1_GenProfile.H192]; [$Step1_GenProfile.I192]*60;&quot;&quot;)" office:value-type="float" office:value="240" calcext:value-type="float">
            <text:p>240</text:p>
          </table:table-cell>
          <table:table-cell table:style-name="ce20" table:formula="of:=IF([$Step1_GenProfile.H192]; IF([$Step1_GenProfile.M19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3]; &quot;new double[]{&quot;&amp;[$Step1_GenProfile.J193]&amp;&quot;,&quot;;&quot;&quot;)" office:value-type="string" office:string-value="new double[]{5.71809523809524," calcext:value-type="string">
            <text:p>new double[]{5.71809523809524,</text:p>
          </table:table-cell>
          <table:table-cell table:style-name="ce20" table:formula="of:=IF([$Step1_GenProfile.H193]; [$Step1_GenProfile.I193]*60;&quot;&quot;)" office:value-type="float" office:value="240" calcext:value-type="float">
            <text:p>240</text:p>
          </table:table-cell>
          <table:table-cell table:style-name="ce20" table:formula="of:=IF([$Step1_GenProfile.H193]; IF([$Step1_GenProfile.M19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4]; &quot;new double[]{&quot;&amp;[$Step1_GenProfile.J194]&amp;&quot;,&quot;;&quot;&quot;)" office:value-type="string" office:string-value="new double[]{5.75809523809524," calcext:value-type="string">
            <text:p>new double[]{5.75809523809524,</text:p>
          </table:table-cell>
          <table:table-cell table:style-name="ce20" table:formula="of:=IF([$Step1_GenProfile.H194]; [$Step1_GenProfile.I194]*60;&quot;&quot;)" office:value-type="float" office:value="240" calcext:value-type="float">
            <text:p>240</text:p>
          </table:table-cell>
          <table:table-cell table:style-name="ce20" table:formula="of:=IF([$Step1_GenProfile.H194]; IF([$Step1_GenProfile.M19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5]; &quot;new double[]{&quot;&amp;[$Step1_GenProfile.J195]&amp;&quot;,&quot;;&quot;&quot;)" office:value-type="string" office:string-value="new double[]{5.79809523809524," calcext:value-type="string">
            <text:p>new double[]{5.79809523809524,</text:p>
          </table:table-cell>
          <table:table-cell table:style-name="ce20" table:formula="of:=IF([$Step1_GenProfile.H195]; [$Step1_GenProfile.I195]*60;&quot;&quot;)" office:value-type="float" office:value="240" calcext:value-type="float">
            <text:p>240</text:p>
          </table:table-cell>
          <table:table-cell table:style-name="ce20" table:formula="of:=IF([$Step1_GenProfile.H195]; IF([$Step1_GenProfile.M19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6]; &quot;new double[]{&quot;&amp;[$Step1_GenProfile.J196]&amp;&quot;,&quot;;&quot;&quot;)" office:value-type="string" office:string-value="new double[]{5.83809523809524," calcext:value-type="string">
            <text:p>new double[]{5.83809523809524,</text:p>
          </table:table-cell>
          <table:table-cell table:style-name="ce20" table:formula="of:=IF([$Step1_GenProfile.H196]; [$Step1_GenProfile.I196]*60;&quot;&quot;)" office:value-type="float" office:value="240" calcext:value-type="float">
            <text:p>240</text:p>
          </table:table-cell>
          <table:table-cell table:style-name="ce20" table:formula="of:=IF([$Step1_GenProfile.H196]; IF([$Step1_GenProfile.M19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7]; &quot;new double[]{&quot;&amp;[$Step1_GenProfile.J197]&amp;&quot;,&quot;;&quot;&quot;)" office:value-type="string" office:string-value="new double[]{5.87809523809524," calcext:value-type="string">
            <text:p>new double[]{5.87809523809524,</text:p>
          </table:table-cell>
          <table:table-cell table:style-name="ce20" table:formula="of:=IF([$Step1_GenProfile.H197]; [$Step1_GenProfile.I197]*60;&quot;&quot;)" office:value-type="float" office:value="240" calcext:value-type="float">
            <text:p>240</text:p>
          </table:table-cell>
          <table:table-cell table:style-name="ce20" table:formula="of:=IF([$Step1_GenProfile.H197]; IF([$Step1_GenProfile.M19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8]; &quot;new double[]{&quot;&amp;[$Step1_GenProfile.J198]&amp;&quot;,&quot;;&quot;&quot;)" office:value-type="string" office:string-value="new double[]{5.91809523809524," calcext:value-type="string">
            <text:p>new double[]{5.91809523809524,</text:p>
          </table:table-cell>
          <table:table-cell table:style-name="ce20" table:formula="of:=IF([$Step1_GenProfile.H198]; [$Step1_GenProfile.I198]*60;&quot;&quot;)" office:value-type="float" office:value="240" calcext:value-type="float">
            <text:p>240</text:p>
          </table:table-cell>
          <table:table-cell table:style-name="ce20" table:formula="of:=IF([$Step1_GenProfile.H198]; IF([$Step1_GenProfile.M19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199]; &quot;new double[]{&quot;&amp;[$Step1_GenProfile.J199]&amp;&quot;,&quot;;&quot;&quot;)" office:value-type="string" office:string-value="new double[]{5.95809523809524," calcext:value-type="string">
            <text:p>new double[]{5.95809523809524,</text:p>
          </table:table-cell>
          <table:table-cell table:style-name="ce20" table:formula="of:=IF([$Step1_GenProfile.H199]; [$Step1_GenProfile.I199]*60;&quot;&quot;)" office:value-type="float" office:value="240" calcext:value-type="float">
            <text:p>240</text:p>
          </table:table-cell>
          <table:table-cell table:style-name="ce20" table:formula="of:=IF([$Step1_GenProfile.H199]; IF([$Step1_GenProfile.M19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0]; &quot;new double[]{&quot;&amp;[$Step1_GenProfile.J200]&amp;&quot;,&quot;;&quot;&quot;)" office:value-type="string" office:string-value="new double[]{5.99809523809524," calcext:value-type="string">
            <text:p>new double[]{5.99809523809524,</text:p>
          </table:table-cell>
          <table:table-cell table:style-name="ce20" table:formula="of:=IF([$Step1_GenProfile.H200]; [$Step1_GenProfile.I200]*60;&quot;&quot;)" office:value-type="float" office:value="240" calcext:value-type="float">
            <text:p>240</text:p>
          </table:table-cell>
          <table:table-cell table:style-name="ce20" table:formula="of:=IF([$Step1_GenProfile.H200]; IF([$Step1_GenProfile.M20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1]; &quot;new double[]{&quot;&amp;[$Step1_GenProfile.J201]&amp;&quot;,&quot;;&quot;&quot;)" office:value-type="string" office:string-value="new double[]{6.03809523809524," calcext:value-type="string">
            <text:p>new double[]{6.03809523809524,</text:p>
          </table:table-cell>
          <table:table-cell table:style-name="ce20" table:formula="of:=IF([$Step1_GenProfile.H201]; [$Step1_GenProfile.I201]*60;&quot;&quot;)" office:value-type="float" office:value="240" calcext:value-type="float">
            <text:p>240</text:p>
          </table:table-cell>
          <table:table-cell table:style-name="ce20" table:formula="of:=IF([$Step1_GenProfile.H201]; IF([$Step1_GenProfile.M20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2]; &quot;new double[]{&quot;&amp;[$Step1_GenProfile.J202]&amp;&quot;,&quot;;&quot;&quot;)" office:value-type="string" office:string-value="new double[]{6.07803174603175," calcext:value-type="string">
            <text:p>new double[]{6.07803174603175,</text:p>
          </table:table-cell>
          <table:table-cell table:style-name="ce20" table:formula="of:=IF([$Step1_GenProfile.H202]; [$Step1_GenProfile.I202]*60;&quot;&quot;)" office:value-type="float" office:value="239.238095238095" calcext:value-type="float">
            <text:p>239.238095238095</text:p>
          </table:table-cell>
          <table:table-cell table:style-name="ce20" table:formula="of:=IF([$Step1_GenProfile.H202]; IF([$Step1_GenProfile.M20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3]; &quot;new double[]{&quot;&amp;[$Step1_GenProfile.J203]&amp;&quot;,&quot;;&quot;&quot;)" office:value-type="string" office:string-value="new double[]{6.11780952380953," calcext:value-type="string">
            <text:p>new double[]{6.11780952380953,</text:p>
          </table:table-cell>
          <table:table-cell table:style-name="ce20" table:formula="of:=IF([$Step1_GenProfile.H203]; [$Step1_GenProfile.I203]*60;&quot;&quot;)" office:value-type="float" office:value="238.095238095238" calcext:value-type="float">
            <text:p>238.095238095238</text:p>
          </table:table-cell>
          <table:table-cell table:style-name="ce20" table:formula="of:=IF([$Step1_GenProfile.H203]; IF([$Step1_GenProfile.M20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4]; &quot;new double[]{&quot;&amp;[$Step1_GenProfile.J204]&amp;&quot;,&quot;;&quot;&quot;)" office:value-type="string" office:string-value="new double[]{6.15736507936508," calcext:value-type="string">
            <text:p>new double[]{6.15736507936508,</text:p>
          </table:table-cell>
          <table:table-cell table:style-name="ce20" table:formula="of:=IF([$Step1_GenProfile.H204]; [$Step1_GenProfile.I204]*60;&quot;&quot;)" office:value-type="float" office:value="236.571428571429" calcext:value-type="float">
            <text:p>236.571428571429</text:p>
          </table:table-cell>
          <table:table-cell table:style-name="ce20" table:formula="of:=IF([$Step1_GenProfile.H204]; IF([$Step1_GenProfile.M20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5]; &quot;new double[]{&quot;&amp;[$Step1_GenProfile.J205]&amp;&quot;,&quot;;&quot;&quot;)" office:value-type="string" office:string-value="new double[]{6.19663492063493," calcext:value-type="string">
            <text:p>new double[]{6.19663492063493,</text:p>
          </table:table-cell>
          <table:table-cell table:style-name="ce20" table:formula="of:=IF([$Step1_GenProfile.H205]; [$Step1_GenProfile.I205]*60;&quot;&quot;)" office:value-type="float" office:value="234.666666666667" calcext:value-type="float">
            <text:p>234.666666666667</text:p>
          </table:table-cell>
          <table:table-cell table:style-name="ce20" table:formula="of:=IF([$Step1_GenProfile.H205]; IF([$Step1_GenProfile.M20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6]; &quot;new double[]{&quot;&amp;[$Step1_GenProfile.J206]&amp;&quot;,&quot;;&quot;&quot;)" office:value-type="string" office:string-value="new double[]{6.23555555555556," calcext:value-type="string">
            <text:p>new double[]{6.23555555555556,</text:p>
          </table:table-cell>
          <table:table-cell table:style-name="ce20" table:formula="of:=IF([$Step1_GenProfile.H206]; [$Step1_GenProfile.I206]*60;&quot;&quot;)" office:value-type="float" office:value="232.380952380952" calcext:value-type="float">
            <text:p>232.380952380952</text:p>
          </table:table-cell>
          <table:table-cell table:style-name="ce20" table:formula="of:=IF([$Step1_GenProfile.H206]; IF([$Step1_GenProfile.M20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7]; &quot;new double[]{&quot;&amp;[$Step1_GenProfile.J207]&amp;&quot;,&quot;;&quot;&quot;)" office:value-type="string" office:string-value="new double[]{6.2740634920635," calcext:value-type="string">
            <text:p>new double[]{6.2740634920635,</text:p>
          </table:table-cell>
          <table:table-cell table:style-name="ce20" table:formula="of:=IF([$Step1_GenProfile.H207]; [$Step1_GenProfile.I207]*60;&quot;&quot;)" office:value-type="float" office:value="229.714285714286" calcext:value-type="float">
            <text:p>229.714285714286</text:p>
          </table:table-cell>
          <table:table-cell table:style-name="ce20" table:formula="of:=IF([$Step1_GenProfile.H207]; IF([$Step1_GenProfile.M20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8]; &quot;new double[]{&quot;&amp;[$Step1_GenProfile.J208]&amp;&quot;,&quot;;&quot;&quot;)" office:value-type="string" office:string-value="new double[]{6.31209523809524," calcext:value-type="string">
            <text:p>new double[]{6.31209523809524,</text:p>
          </table:table-cell>
          <table:table-cell table:style-name="ce20" table:formula="of:=IF([$Step1_GenProfile.H208]; [$Step1_GenProfile.I208]*60;&quot;&quot;)" office:value-type="float" office:value="226.666666666667" calcext:value-type="float">
            <text:p>226.666666666667</text:p>
          </table:table-cell>
          <table:table-cell table:style-name="ce20" table:formula="of:=IF([$Step1_GenProfile.H208]; IF([$Step1_GenProfile.M20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09]; &quot;new double[]{&quot;&amp;[$Step1_GenProfile.J209]&amp;&quot;,&quot;;&quot;&quot;)" office:value-type="string" office:string-value="new double[]{6.34958730158731," calcext:value-type="string">
            <text:p>new double[]{6.34958730158731,</text:p>
          </table:table-cell>
          <table:table-cell table:style-name="ce20" table:formula="of:=IF([$Step1_GenProfile.H209]; [$Step1_GenProfile.I209]*60;&quot;&quot;)" office:value-type="float" office:value="223.238095238095" calcext:value-type="float">
            <text:p>223.238095238095</text:p>
          </table:table-cell>
          <table:table-cell table:style-name="ce20" table:formula="of:=IF([$Step1_GenProfile.H209]; IF([$Step1_GenProfile.M20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0]; &quot;new double[]{&quot;&amp;[$Step1_GenProfile.J210]&amp;&quot;,&quot;;&quot;&quot;)" office:value-type="string" office:string-value="new double[]{6.3864761904762," calcext:value-type="string">
            <text:p>new double[]{6.3864761904762,</text:p>
          </table:table-cell>
          <table:table-cell table:style-name="ce20" table:formula="of:=IF([$Step1_GenProfile.H210]; [$Step1_GenProfile.I210]*60;&quot;&quot;)" office:value-type="float" office:value="219.428571428571" calcext:value-type="float">
            <text:p>219.428571428571</text:p>
          </table:table-cell>
          <table:table-cell table:style-name="ce20" table:formula="of:=IF([$Step1_GenProfile.H210]; IF([$Step1_GenProfile.M21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1]; &quot;new double[]{&quot;&amp;[$Step1_GenProfile.J211]&amp;&quot;,&quot;;&quot;&quot;)" office:value-type="string" office:string-value="new double[]{6.42269841269842," calcext:value-type="string">
            <text:p>new double[]{6.42269841269842,</text:p>
          </table:table-cell>
          <table:table-cell table:style-name="ce20" table:formula="of:=IF([$Step1_GenProfile.H211]; [$Step1_GenProfile.I211]*60;&quot;&quot;)" office:value-type="float" office:value="215.238095238095" calcext:value-type="float">
            <text:p>215.238095238095</text:p>
          </table:table-cell>
          <table:table-cell table:style-name="ce20" table:formula="of:=IF([$Step1_GenProfile.H211]; IF([$Step1_GenProfile.M21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2]; &quot;new double[]{&quot;&amp;[$Step1_GenProfile.J212]&amp;&quot;,&quot;;&quot;&quot;)" office:value-type="string" office:string-value="new double[]{6.45819047619048," calcext:value-type="string">
            <text:p>new double[]{6.45819047619048,</text:p>
          </table:table-cell>
          <table:table-cell table:style-name="ce20" table:formula="of:=IF([$Step1_GenProfile.H212]; [$Step1_GenProfile.I212]*60;&quot;&quot;)" office:value-type="float" office:value="210.666666666667" calcext:value-type="float">
            <text:p>210.666666666667</text:p>
          </table:table-cell>
          <table:table-cell table:style-name="ce20" table:formula="of:=IF([$Step1_GenProfile.H212]; IF([$Step1_GenProfile.M21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3]; &quot;new double[]{&quot;&amp;[$Step1_GenProfile.J213]&amp;&quot;,&quot;;&quot;&quot;)" office:value-type="string" office:string-value="new double[]{6.49288888888889," calcext:value-type="string">
            <text:p>new double[]{6.49288888888889,</text:p>
          </table:table-cell>
          <table:table-cell table:style-name="ce20" table:formula="of:=IF([$Step1_GenProfile.H213]; [$Step1_GenProfile.I213]*60;&quot;&quot;)" office:value-type="float" office:value="205.714285714286" calcext:value-type="float">
            <text:p>205.714285714286</text:p>
          </table:table-cell>
          <table:table-cell table:style-name="ce20" table:formula="of:=IF([$Step1_GenProfile.H213]; IF([$Step1_GenProfile.M21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4]; &quot;new double[]{&quot;&amp;[$Step1_GenProfile.J214]&amp;&quot;,&quot;;&quot;&quot;)" office:value-type="string" office:string-value="new double[]{6.52673015873016," calcext:value-type="string">
            <text:p>new double[]{6.52673015873016,</text:p>
          </table:table-cell>
          <table:table-cell table:style-name="ce20" table:formula="of:=IF([$Step1_GenProfile.H214]; [$Step1_GenProfile.I214]*60;&quot;&quot;)" office:value-type="float" office:value="200.380952380952" calcext:value-type="float">
            <text:p>200.380952380952</text:p>
          </table:table-cell>
          <table:table-cell table:style-name="ce20" table:formula="of:=IF([$Step1_GenProfile.H214]; IF([$Step1_GenProfile.M21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5]; &quot;new double[]{&quot;&amp;[$Step1_GenProfile.J215]&amp;&quot;,&quot;;&quot;&quot;)" office:value-type="string" office:string-value="new double[]{6.5596507936508," calcext:value-type="string">
            <text:p>new double[]{6.5596507936508,</text:p>
          </table:table-cell>
          <table:table-cell table:style-name="ce20" table:formula="of:=IF([$Step1_GenProfile.H215]; [$Step1_GenProfile.I215]*60;&quot;&quot;)" office:value-type="float" office:value="194.666666666667" calcext:value-type="float">
            <text:p>194.666666666667</text:p>
          </table:table-cell>
          <table:table-cell table:style-name="ce20" table:formula="of:=IF([$Step1_GenProfile.H215]; IF([$Step1_GenProfile.M21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6]; &quot;new double[]{&quot;&amp;[$Step1_GenProfile.J216]&amp;&quot;,&quot;;&quot;&quot;)" office:value-type="string" office:string-value="new double[]{6.59158730158731," calcext:value-type="string">
            <text:p>new double[]{6.59158730158731,</text:p>
          </table:table-cell>
          <table:table-cell table:style-name="ce20" table:formula="of:=IF([$Step1_GenProfile.H216]; [$Step1_GenProfile.I216]*60;&quot;&quot;)" office:value-type="float" office:value="188.571428571429" calcext:value-type="float">
            <text:p>188.571428571429</text:p>
          </table:table-cell>
          <table:table-cell table:style-name="ce20" table:formula="of:=IF([$Step1_GenProfile.H216]; IF([$Step1_GenProfile.M21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7]; &quot;new double[]{&quot;&amp;[$Step1_GenProfile.J217]&amp;&quot;,&quot;;&quot;&quot;)" office:value-type="string" office:string-value="new double[]{6.6224761904762," calcext:value-type="string">
            <text:p>new double[]{6.6224761904762,</text:p>
          </table:table-cell>
          <table:table-cell table:style-name="ce20" table:formula="of:=IF([$Step1_GenProfile.H217]; [$Step1_GenProfile.I217]*60;&quot;&quot;)" office:value-type="float" office:value="182.095238095238" calcext:value-type="float">
            <text:p>182.095238095238</text:p>
          </table:table-cell>
          <table:table-cell table:style-name="ce20" table:formula="of:=IF([$Step1_GenProfile.H217]; IF([$Step1_GenProfile.M21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8]; &quot;new double[]{&quot;&amp;[$Step1_GenProfile.J218]&amp;&quot;,&quot;;&quot;&quot;)" office:value-type="string" office:string-value="new double[]{6.65225396825397," calcext:value-type="string">
            <text:p>new double[]{6.65225396825397,</text:p>
          </table:table-cell>
          <table:table-cell table:style-name="ce20" table:formula="of:=IF([$Step1_GenProfile.H218]; [$Step1_GenProfile.I218]*60;&quot;&quot;)" office:value-type="float" office:value="175.238095238095" calcext:value-type="float">
            <text:p>175.238095238095</text:p>
          </table:table-cell>
          <table:table-cell table:style-name="ce20" table:formula="of:=IF([$Step1_GenProfile.H218]; IF([$Step1_GenProfile.M21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19]; &quot;new double[]{&quot;&amp;[$Step1_GenProfile.J219]&amp;&quot;,&quot;;&quot;&quot;)" office:value-type="string" office:string-value="new double[]{6.68085714285715," calcext:value-type="string">
            <text:p>new double[]{6.68085714285715,</text:p>
          </table:table-cell>
          <table:table-cell table:style-name="ce20" table:formula="of:=IF([$Step1_GenProfile.H219]; [$Step1_GenProfile.I219]*60;&quot;&quot;)" office:value-type="float" office:value="168" calcext:value-type="float">
            <text:p>168</text:p>
          </table:table-cell>
          <table:table-cell table:style-name="ce20" table:formula="of:=IF([$Step1_GenProfile.H219]; IF([$Step1_GenProfile.M21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0]; &quot;new double[]{&quot;&amp;[$Step1_GenProfile.J220]&amp;&quot;,&quot;;&quot;&quot;)" office:value-type="string" office:string-value="new double[]{6.70822222222223," calcext:value-type="string">
            <text:p>new double[]{6.70822222222223,</text:p>
          </table:table-cell>
          <table:table-cell table:style-name="ce20" table:formula="of:=IF([$Step1_GenProfile.H220]; [$Step1_GenProfile.I220]*60;&quot;&quot;)" office:value-type="float" office:value="160.380952380952" calcext:value-type="float">
            <text:p>160.380952380952</text:p>
          </table:table-cell>
          <table:table-cell table:style-name="ce20" table:formula="of:=IF([$Step1_GenProfile.H220]; IF([$Step1_GenProfile.M22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1]; &quot;new double[]{&quot;&amp;[$Step1_GenProfile.J221]&amp;&quot;,&quot;;&quot;&quot;)" office:value-type="string" office:string-value="new double[]{6.73428571428572," calcext:value-type="string">
            <text:p>new double[]{6.73428571428572,</text:p>
          </table:table-cell>
          <table:table-cell table:style-name="ce20" table:formula="of:=IF([$Step1_GenProfile.H221]; [$Step1_GenProfile.I221]*60;&quot;&quot;)" office:value-type="float" office:value="152.380952380952" calcext:value-type="float">
            <text:p>152.380952380952</text:p>
          </table:table-cell>
          <table:table-cell table:style-name="ce20" table:formula="of:=IF([$Step1_GenProfile.H221]; IF([$Step1_GenProfile.M22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2]; &quot;new double[]{&quot;&amp;[$Step1_GenProfile.J222]&amp;&quot;,&quot;;&quot;&quot;)" office:value-type="string" office:string-value="new double[]{6.75901587301588," calcext:value-type="string">
            <text:p>new double[]{6.75901587301588,</text:p>
          </table:table-cell>
          <table:table-cell table:style-name="ce20" table:formula="of:=IF([$Step1_GenProfile.H222]; [$Step1_GenProfile.I222]*60;&quot;&quot;)" office:value-type="float" office:value="144.380952380952" calcext:value-type="float">
            <text:p>144.380952380952</text:p>
          </table:table-cell>
          <table:table-cell table:style-name="ce20" table:formula="of:=IF([$Step1_GenProfile.H222]; IF([$Step1_GenProfile.M22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3]; &quot;new double[]{&quot;&amp;[$Step1_GenProfile.J223]&amp;&quot;,&quot;;&quot;&quot;)" office:value-type="string" office:string-value="new double[]{6.7824126984127," calcext:value-type="string">
            <text:p>new double[]{6.7824126984127,</text:p>
          </table:table-cell>
          <table:table-cell table:style-name="ce20" table:formula="of:=IF([$Step1_GenProfile.H223]; [$Step1_GenProfile.I223]*60;&quot;&quot;)" office:value-type="float" office:value="136.380952380952" calcext:value-type="float">
            <text:p>136.380952380952</text:p>
          </table:table-cell>
          <table:table-cell table:style-name="ce20" table:formula="of:=IF([$Step1_GenProfile.H223]; IF([$Step1_GenProfile.M22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4]; &quot;new double[]{&quot;&amp;[$Step1_GenProfile.J224]&amp;&quot;,&quot;;&quot;&quot;)" office:value-type="string" office:string-value="new double[]{6.8044761904762," calcext:value-type="string">
            <text:p>new double[]{6.8044761904762,</text:p>
          </table:table-cell>
          <table:table-cell table:style-name="ce20" table:formula="of:=IF([$Step1_GenProfile.H224]; [$Step1_GenProfile.I224]*60;&quot;&quot;)" office:value-type="float" office:value="128.380952380952" calcext:value-type="float">
            <text:p>128.380952380952</text:p>
          </table:table-cell>
          <table:table-cell table:style-name="ce20" table:formula="of:=IF([$Step1_GenProfile.H224]; IF([$Step1_GenProfile.M22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5]; &quot;new double[]{&quot;&amp;[$Step1_GenProfile.J225]&amp;&quot;,&quot;;&quot;&quot;)" office:value-type="string" office:string-value="new double[]{6.82520634920636," calcext:value-type="string">
            <text:p>new double[]{6.82520634920636,</text:p>
          </table:table-cell>
          <table:table-cell table:style-name="ce20" table:formula="of:=IF([$Step1_GenProfile.H225]; [$Step1_GenProfile.I225]*60;&quot;&quot;)" office:value-type="float" office:value="120.380952380952" calcext:value-type="float">
            <text:p>120.380952380952</text:p>
          </table:table-cell>
          <table:table-cell table:style-name="ce20" table:formula="of:=IF([$Step1_GenProfile.H225]; IF([$Step1_GenProfile.M22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6]; &quot;new double[]{&quot;&amp;[$Step1_GenProfile.J226]&amp;&quot;,&quot;;&quot;&quot;)" office:value-type="string" office:string-value="new double[]{6.84460317460318," calcext:value-type="string">
            <text:p>new double[]{6.84460317460318,</text:p>
          </table:table-cell>
          <table:table-cell table:style-name="ce20" table:formula="of:=IF([$Step1_GenProfile.H226]; [$Step1_GenProfile.I226]*60;&quot;&quot;)" office:value-type="float" office:value="112.380952380952" calcext:value-type="float">
            <text:p>112.380952380952</text:p>
          </table:table-cell>
          <table:table-cell table:style-name="ce20" table:formula="of:=IF([$Step1_GenProfile.H226]; IF([$Step1_GenProfile.M22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7]; &quot;new double[]{&quot;&amp;[$Step1_GenProfile.J227]&amp;&quot;,&quot;;&quot;&quot;)" office:value-type="string" office:string-value="new double[]{6.86266666666667," calcext:value-type="string">
            <text:p>new double[]{6.86266666666667,</text:p>
          </table:table-cell>
          <table:table-cell table:style-name="ce20" table:formula="of:=IF([$Step1_GenProfile.H227]; [$Step1_GenProfile.I227]*60;&quot;&quot;)" office:value-type="float" office:value="104.380952380952" calcext:value-type="float">
            <text:p>104.380952380952</text:p>
          </table:table-cell>
          <table:table-cell table:style-name="ce20" table:formula="of:=IF([$Step1_GenProfile.H227]; IF([$Step1_GenProfile.M22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8]; &quot;new double[]{&quot;&amp;[$Step1_GenProfile.J228]&amp;&quot;,&quot;;&quot;&quot;)" office:value-type="string" office:string-value="new double[]{6.87939682539683," calcext:value-type="string">
            <text:p>new double[]{6.87939682539683,</text:p>
          </table:table-cell>
          <table:table-cell table:style-name="ce20" table:formula="of:=IF([$Step1_GenProfile.H228]; [$Step1_GenProfile.I228]*60;&quot;&quot;)" office:value-type="float" office:value="96.3809523809524" calcext:value-type="float">
            <text:p>96.3809523809524</text:p>
          </table:table-cell>
          <table:table-cell table:style-name="ce20" table:formula="of:=IF([$Step1_GenProfile.H228]; IF([$Step1_GenProfile.M22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29]; &quot;new double[]{&quot;&amp;[$Step1_GenProfile.J229]&amp;&quot;,&quot;;&quot;&quot;)" office:value-type="string" office:string-value="new double[]{6.89479365079366," calcext:value-type="string">
            <text:p>new double[]{6.89479365079366,</text:p>
          </table:table-cell>
          <table:table-cell table:style-name="ce20" table:formula="of:=IF([$Step1_GenProfile.H229]; [$Step1_GenProfile.I229]*60;&quot;&quot;)" office:value-type="float" office:value="88.3809523809524" calcext:value-type="float">
            <text:p>88.3809523809524</text:p>
          </table:table-cell>
          <table:table-cell table:style-name="ce20" table:formula="of:=IF([$Step1_GenProfile.H229]; IF([$Step1_GenProfile.M22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0]; &quot;new double[]{&quot;&amp;[$Step1_GenProfile.J230]&amp;&quot;,&quot;;&quot;&quot;)" office:value-type="string" office:string-value="new double[]{6.90885714285715," calcext:value-type="string">
            <text:p>new double[]{6.90885714285715,</text:p>
          </table:table-cell>
          <table:table-cell table:style-name="ce20" table:formula="of:=IF([$Step1_GenProfile.H230]; [$Step1_GenProfile.I230]*60;&quot;&quot;)" office:value-type="float" office:value="80.3809523809524" calcext:value-type="float">
            <text:p>80.3809523809524</text:p>
          </table:table-cell>
          <table:table-cell table:style-name="ce20" table:formula="of:=IF([$Step1_GenProfile.H230]; IF([$Step1_GenProfile.M23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1]; &quot;new double[]{&quot;&amp;[$Step1_GenProfile.J231]&amp;&quot;,&quot;;&quot;&quot;)" office:value-type="string" office:string-value="new double[]{6.92158730158731," calcext:value-type="string">
            <text:p>new double[]{6.92158730158731,</text:p>
          </table:table-cell>
          <table:table-cell table:style-name="ce20" table:formula="of:=IF([$Step1_GenProfile.H231]; [$Step1_GenProfile.I231]*60;&quot;&quot;)" office:value-type="float" office:value="72.3809523809524" calcext:value-type="float">
            <text:p>72.3809523809524</text:p>
          </table:table-cell>
          <table:table-cell table:style-name="ce20" table:formula="of:=IF([$Step1_GenProfile.H231]; IF([$Step1_GenProfile.M23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2]; &quot;new double[]{&quot;&amp;[$Step1_GenProfile.J232]&amp;&quot;,&quot;;&quot;&quot;)" office:value-type="string" office:string-value="new double[]{6.93304761904763," calcext:value-type="string">
            <text:p>new double[]{6.93304761904763,</text:p>
          </table:table-cell>
          <table:table-cell table:style-name="ce20" table:formula="of:=IF([$Step1_GenProfile.H232]; [$Step1_GenProfile.I232]*60;&quot;&quot;)" office:value-type="float" office:value="65.1428571428572" calcext:value-type="float">
            <text:p>65.1428571428572</text:p>
          </table:table-cell>
          <table:table-cell table:style-name="ce20" table:formula="of:=IF([$Step1_GenProfile.H232]; IF([$Step1_GenProfile.M23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3]; &quot;new double[]{&quot;&amp;[$Step1_GenProfile.J233]&amp;&quot;,&quot;;&quot;&quot;)" office:value-type="string" office:string-value="new double[]{6.94333333333334," calcext:value-type="string">
            <text:p>new double[]{6.94333333333334,</text:p>
          </table:table-cell>
          <table:table-cell table:style-name="ce20" table:formula="of:=IF([$Step1_GenProfile.H233]; [$Step1_GenProfile.I233]*60;&quot;&quot;)" office:value-type="float" office:value="58.2857142857143" calcext:value-type="float">
            <text:p>58.2857142857143</text:p>
          </table:table-cell>
          <table:table-cell table:style-name="ce20" table:formula="of:=IF([$Step1_GenProfile.H233]; IF([$Step1_GenProfile.M23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4]; &quot;new double[]{&quot;&amp;[$Step1_GenProfile.J234]&amp;&quot;,&quot;;&quot;&quot;)" office:value-type="string" office:string-value="new double[]{6.95250793650794," calcext:value-type="string">
            <text:p>new double[]{6.95250793650794,</text:p>
          </table:table-cell>
          <table:table-cell table:style-name="ce20" table:formula="of:=IF([$Step1_GenProfile.H234]; [$Step1_GenProfile.I234]*60;&quot;&quot;)" office:value-type="float" office:value="51.8095238095238" calcext:value-type="float">
            <text:p>51.8095238095238</text:p>
          </table:table-cell>
          <table:table-cell table:style-name="ce20" table:formula="of:=IF([$Step1_GenProfile.H234]; IF([$Step1_GenProfile.M23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5]; &quot;new double[]{&quot;&amp;[$Step1_GenProfile.J235]&amp;&quot;,&quot;;&quot;&quot;)" office:value-type="string" office:string-value="new double[]{6.96063492063493," calcext:value-type="string">
            <text:p>new double[]{6.96063492063493,</text:p>
          </table:table-cell>
          <table:table-cell table:style-name="ce20" table:formula="of:=IF([$Step1_GenProfile.H235]; [$Step1_GenProfile.I235]*60;&quot;&quot;)" office:value-type="float" office:value="45.7142857142858" calcext:value-type="float">
            <text:p>45.7142857142858</text:p>
          </table:table-cell>
          <table:table-cell table:style-name="ce20" table:formula="of:=IF([$Step1_GenProfile.H235]; IF([$Step1_GenProfile.M23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6]; &quot;new double[]{&quot;&amp;[$Step1_GenProfile.J236]&amp;&quot;,&quot;;&quot;&quot;)" office:value-type="string" office:string-value="new double[]{6.96777777777778," calcext:value-type="string">
            <text:p>new double[]{6.96777777777778,</text:p>
          </table:table-cell>
          <table:table-cell table:style-name="ce20" table:formula="of:=IF([$Step1_GenProfile.H236]; [$Step1_GenProfile.I236]*60;&quot;&quot;)" office:value-type="float" office:value="40" calcext:value-type="float">
            <text:p>40</text:p>
          </table:table-cell>
          <table:table-cell table:style-name="ce20" table:formula="of:=IF([$Step1_GenProfile.H236]; IF([$Step1_GenProfile.M23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7]; &quot;new double[]{&quot;&amp;[$Step1_GenProfile.J237]&amp;&quot;,&quot;;&quot;&quot;)" office:value-type="string" office:string-value="new double[]{6.97400000000001," calcext:value-type="string">
            <text:p>new double[]{6.97400000000001,</text:p>
          </table:table-cell>
          <table:table-cell table:style-name="ce20" table:formula="of:=IF([$Step1_GenProfile.H237]; [$Step1_GenProfile.I237]*60;&quot;&quot;)" office:value-type="float" office:value="34.6666666666667" calcext:value-type="float">
            <text:p>34.6666666666667</text:p>
          </table:table-cell>
          <table:table-cell table:style-name="ce20" table:formula="of:=IF([$Step1_GenProfile.H237]; IF([$Step1_GenProfile.M23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8]; &quot;new double[]{&quot;&amp;[$Step1_GenProfile.J238]&amp;&quot;,&quot;;&quot;&quot;)" office:value-type="string" office:string-value="new double[]{6.97936507936509," calcext:value-type="string">
            <text:p>new double[]{6.97936507936509,</text:p>
          </table:table-cell>
          <table:table-cell table:style-name="ce20" table:formula="of:=IF([$Step1_GenProfile.H238]; [$Step1_GenProfile.I238]*60;&quot;&quot;)" office:value-type="float" office:value="29.7142857142857" calcext:value-type="float">
            <text:p>29.7142857142857</text:p>
          </table:table-cell>
          <table:table-cell table:style-name="ce20" table:formula="of:=IF([$Step1_GenProfile.H238]; IF([$Step1_GenProfile.M23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39]; &quot;new double[]{&quot;&amp;[$Step1_GenProfile.J239]&amp;&quot;,&quot;;&quot;&quot;)" office:value-type="string" office:string-value="new double[]{6.98393650793651," calcext:value-type="string">
            <text:p>new double[]{6.98393650793651,</text:p>
          </table:table-cell>
          <table:table-cell table:style-name="ce20" table:formula="of:=IF([$Step1_GenProfile.H239]; [$Step1_GenProfile.I239]*60;&quot;&quot;)" office:value-type="float" office:value="25.1428571428572" calcext:value-type="float">
            <text:p>25.1428571428572</text:p>
          </table:table-cell>
          <table:table-cell table:style-name="ce20" table:formula="of:=IF([$Step1_GenProfile.H239]; IF([$Step1_GenProfile.M23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0]; &quot;new double[]{&quot;&amp;[$Step1_GenProfile.J240]&amp;&quot;,&quot;;&quot;&quot;)" office:value-type="string" office:string-value="new double[]{6.98777777777778," calcext:value-type="string">
            <text:p>new double[]{6.98777777777778,</text:p>
          </table:table-cell>
          <table:table-cell table:style-name="ce20" table:formula="of:=IF([$Step1_GenProfile.H240]; [$Step1_GenProfile.I240]*60;&quot;&quot;)" office:value-type="float" office:value="20.952380952381" calcext:value-type="float">
            <text:p>20.952380952381</text:p>
          </table:table-cell>
          <table:table-cell table:style-name="ce20" table:formula="of:=IF([$Step1_GenProfile.H240]; IF([$Step1_GenProfile.M24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1]; &quot;new double[]{&quot;&amp;[$Step1_GenProfile.J241]&amp;&quot;,&quot;;&quot;&quot;)" office:value-type="string" office:string-value="new double[]{6.99095238095239," calcext:value-type="string">
            <text:p>new double[]{6.99095238095239,</text:p>
          </table:table-cell>
          <table:table-cell table:style-name="ce20" table:formula="of:=IF([$Step1_GenProfile.H241]; [$Step1_GenProfile.I241]*60;&quot;&quot;)" office:value-type="float" office:value="17.1428571428572" calcext:value-type="float">
            <text:p>17.1428571428572</text:p>
          </table:table-cell>
          <table:table-cell table:style-name="ce20" table:formula="of:=IF([$Step1_GenProfile.H241]; IF([$Step1_GenProfile.M241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2]; &quot;new double[]{&quot;&amp;[$Step1_GenProfile.J242]&amp;&quot;,&quot;;&quot;&quot;)" office:value-type="string" office:string-value="new double[]{6.99352380952382," calcext:value-type="string">
            <text:p>new double[]{6.99352380952382,</text:p>
          </table:table-cell>
          <table:table-cell table:style-name="ce20" table:formula="of:=IF([$Step1_GenProfile.H242]; [$Step1_GenProfile.I242]*60;&quot;&quot;)" office:value-type="float" office:value="13.7142857142857" calcext:value-type="float">
            <text:p>13.7142857142857</text:p>
          </table:table-cell>
          <table:table-cell table:style-name="ce20" table:formula="of:=IF([$Step1_GenProfile.H242]; IF([$Step1_GenProfile.M242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3]; &quot;new double[]{&quot;&amp;[$Step1_GenProfile.J243]&amp;&quot;,&quot;;&quot;&quot;)" office:value-type="string" office:string-value="new double[]{6.99555555555556," calcext:value-type="string">
            <text:p>new double[]{6.99555555555556,</text:p>
          </table:table-cell>
          <table:table-cell table:style-name="ce20" table:formula="of:=IF([$Step1_GenProfile.H243]; [$Step1_GenProfile.I243]*60;&quot;&quot;)" office:value-type="float" office:value="10.6666666666667" calcext:value-type="float">
            <text:p>10.6666666666667</text:p>
          </table:table-cell>
          <table:table-cell table:style-name="ce20" table:formula="of:=IF([$Step1_GenProfile.H243]; IF([$Step1_GenProfile.M243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4]; &quot;new double[]{&quot;&amp;[$Step1_GenProfile.J244]&amp;&quot;,&quot;;&quot;&quot;)" office:value-type="string" office:string-value="new double[]{6.99711111111112," calcext:value-type="string">
            <text:p>new double[]{6.99711111111112,</text:p>
          </table:table-cell>
          <table:table-cell table:style-name="ce20" table:formula="of:=IF([$Step1_GenProfile.H244]; [$Step1_GenProfile.I244]*60;&quot;&quot;)" office:value-type="float" office:value="8.00000000000002" calcext:value-type="float">
            <text:p>8.00000000000002</text:p>
          </table:table-cell>
          <table:table-cell table:style-name="ce20" table:formula="of:=IF([$Step1_GenProfile.H244]; IF([$Step1_GenProfile.M244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5]; &quot;new double[]{&quot;&amp;[$Step1_GenProfile.J245]&amp;&quot;,&quot;;&quot;&quot;)" office:value-type="string" office:string-value="new double[]{6.99825396825398," calcext:value-type="string">
            <text:p>new double[]{6.99825396825398,</text:p>
          </table:table-cell>
          <table:table-cell table:style-name="ce20" table:formula="of:=IF([$Step1_GenProfile.H245]; [$Step1_GenProfile.I245]*60;&quot;&quot;)" office:value-type="float" office:value="5.71428571428573" calcext:value-type="float">
            <text:p>5.71428571428573</text:p>
          </table:table-cell>
          <table:table-cell table:style-name="ce20" table:formula="of:=IF([$Step1_GenProfile.H245]; IF([$Step1_GenProfile.M245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6]; &quot;new double[]{&quot;&amp;[$Step1_GenProfile.J246]&amp;&quot;,&quot;;&quot;&quot;)" office:value-type="string" office:string-value="new double[]{6.99904761904763," calcext:value-type="string">
            <text:p>new double[]{6.99904761904763,</text:p>
          </table:table-cell>
          <table:table-cell table:style-name="ce20" table:formula="of:=IF([$Step1_GenProfile.H246]; [$Step1_GenProfile.I246]*60;&quot;&quot;)" office:value-type="float" office:value="3.80952380952382" calcext:value-type="float">
            <text:p>3.80952380952382</text:p>
          </table:table-cell>
          <table:table-cell table:style-name="ce20" table:formula="of:=IF([$Step1_GenProfile.H246]; IF([$Step1_GenProfile.M246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7]; &quot;new double[]{&quot;&amp;[$Step1_GenProfile.J247]&amp;&quot;,&quot;;&quot;&quot;)" office:value-type="string" office:string-value="new double[]{6.99955555555556," calcext:value-type="string">
            <text:p>new double[]{6.99955555555556,</text:p>
          </table:table-cell>
          <table:table-cell table:style-name="ce20" table:formula="of:=IF([$Step1_GenProfile.H247]; [$Step1_GenProfile.I247]*60;&quot;&quot;)" office:value-type="float" office:value="2.2857142857143" calcext:value-type="float">
            <text:p>2.2857142857143</text:p>
          </table:table-cell>
          <table:table-cell table:style-name="ce20" table:formula="of:=IF([$Step1_GenProfile.H247]; IF([$Step1_GenProfile.M247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8]; &quot;new double[]{&quot;&amp;[$Step1_GenProfile.J248]&amp;&quot;,&quot;;&quot;&quot;)" office:value-type="string" office:string-value="new double[]{6.99984126984128," calcext:value-type="string">
            <text:p>new double[]{6.99984126984128,</text:p>
          </table:table-cell>
          <table:table-cell table:style-name="ce20" table:formula="of:=IF([$Step1_GenProfile.H248]; [$Step1_GenProfile.I248]*60;&quot;&quot;)" office:value-type="float" office:value="1.14285714285715" calcext:value-type="float">
            <text:p>1.14285714285715</text:p>
          </table:table-cell>
          <table:table-cell table:style-name="ce20" table:formula="of:=IF([$Step1_GenProfile.H248]; IF([$Step1_GenProfile.M248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49]; &quot;new double[]{&quot;&amp;[$Step1_GenProfile.J249]&amp;&quot;,&quot;;&quot;&quot;)" office:value-type="string" office:string-value="new double[]{6.99996825396826," calcext:value-type="string">
            <text:p>new double[]{6.99996825396826,</text:p>
          </table:table-cell>
          <table:table-cell table:style-name="ce20" table:formula="of:=IF([$Step1_GenProfile.H249]; [$Step1_GenProfile.I249]*60;&quot;&quot;)" office:value-type="float" office:value="0.380952380952386" calcext:value-type="float">
            <text:p>0.380952380952386</text:p>
          </table:table-cell>
          <table:table-cell table:style-name="ce20" table:formula="of:=IF([$Step1_GenProfile.H249]; IF([$Step1_GenProfile.M249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0]; &quot;new double[]{&quot;&amp;[$Step1_GenProfile.J250]&amp;&quot;,&quot;;&quot;&quot;)" office:value-type="string" office:string-value="new double[]{7.00000000000001," calcext:value-type="string">
            <text:p>new double[]{7.00000000000001,</text:p>
          </table:table-cell>
          <table:table-cell table:style-name="ce20" table:formula="of:=IF([$Step1_GenProfile.H250]; [$Step1_GenProfile.I250]*60;&quot;&quot;)" office:value-type="float" office:value="2.37904933848248E-015" calcext:value-type="float">
            <text:p>2.37904933848248E-15</text:p>
          </table:table-cell>
          <table:table-cell table:style-name="ce20" table:formula="of:=IF([$Step1_GenProfile.H250]; IF([$Step1_GenProfile.M250];&quot;}};&quot;;&quot;},&quot;); &quot;&quot;)" office:value-type="string" office:string-value="}," calcext:value-type="string">
            <text:p>},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1]; &quot;new double[]{&quot;&amp;[$Step1_GenProfile.J251]&amp;&quot;,&quot;;&quot;&quot;)" office:value-type="string" office:string-value="new double[]{7.00000000000001," calcext:value-type="string">
            <text:p>new double[]{7.00000000000001,</text:p>
          </table:table-cell>
          <table:table-cell table:style-name="ce20" table:formula="of:=IF([$Step1_GenProfile.H251]; [$Step1_GenProfile.I251]*60;&quot;&quot;)" office:value-type="float" office:value="0" calcext:value-type="float">
            <text:p>0</text:p>
          </table:table-cell>
          <table:table-cell table:style-name="ce20" table:formula="of:=IF([$Step1_GenProfile.H251]; IF([$Step1_GenProfile.M251];&quot;}};&quot;;&quot;},&quot;); &quot;&quot;)" office:value-type="string" office:string-value="}};" calcext:value-type="string">
            <text:p>}};</text:p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2]; &quot;new double[]{&quot;&amp;[$Step1_GenProfile.J252]&amp;&quot;,&quot;;&quot;&quot;)">
            <text:p/>
          </table:table-cell>
          <table:table-cell table:style-name="ce20" table:formula="of:=IF([$Step1_GenProfile.H252]; [$Step1_GenProfile.I252]*60;&quot;&quot;)">
            <text:p/>
          </table:table-cell>
          <table:table-cell table:style-name="ce20" table:formula="of:=IF([$Step1_GenProfile.H252]; IF([$Step1_GenProfile.M25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3]; &quot;new double[]{&quot;&amp;[$Step1_GenProfile.J253]&amp;&quot;,&quot;;&quot;&quot;)">
            <text:p/>
          </table:table-cell>
          <table:table-cell table:style-name="ce20" table:formula="of:=IF([$Step1_GenProfile.H253]; [$Step1_GenProfile.I253]*60;&quot;&quot;)">
            <text:p/>
          </table:table-cell>
          <table:table-cell table:style-name="ce20" table:formula="of:=IF([$Step1_GenProfile.H253]; IF([$Step1_GenProfile.M25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4]; &quot;new double[]{&quot;&amp;[$Step1_GenProfile.J254]&amp;&quot;,&quot;;&quot;&quot;)">
            <text:p/>
          </table:table-cell>
          <table:table-cell table:style-name="ce20" table:formula="of:=IF([$Step1_GenProfile.H254]; [$Step1_GenProfile.I254]*60;&quot;&quot;)">
            <text:p/>
          </table:table-cell>
          <table:table-cell table:style-name="ce20" table:formula="of:=IF([$Step1_GenProfile.H254]; IF([$Step1_GenProfile.M25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5]; &quot;new double[]{&quot;&amp;[$Step1_GenProfile.J255]&amp;&quot;,&quot;;&quot;&quot;)">
            <text:p/>
          </table:table-cell>
          <table:table-cell table:style-name="ce20" table:formula="of:=IF([$Step1_GenProfile.H255]; [$Step1_GenProfile.I255]*60;&quot;&quot;)">
            <text:p/>
          </table:table-cell>
          <table:table-cell table:style-name="ce20" table:formula="of:=IF([$Step1_GenProfile.H255]; IF([$Step1_GenProfile.M25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6]; &quot;new double[]{&quot;&amp;[$Step1_GenProfile.J256]&amp;&quot;,&quot;;&quot;&quot;)">
            <text:p/>
          </table:table-cell>
          <table:table-cell table:style-name="ce20" table:formula="of:=IF([$Step1_GenProfile.H256]; [$Step1_GenProfile.I256]*60;&quot;&quot;)">
            <text:p/>
          </table:table-cell>
          <table:table-cell table:style-name="ce20" table:formula="of:=IF([$Step1_GenProfile.H256]; IF([$Step1_GenProfile.M25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7]; &quot;new double[]{&quot;&amp;[$Step1_GenProfile.J257]&amp;&quot;,&quot;;&quot;&quot;)">
            <text:p/>
          </table:table-cell>
          <table:table-cell table:style-name="ce20" table:formula="of:=IF([$Step1_GenProfile.H257]; [$Step1_GenProfile.I257]*60;&quot;&quot;)">
            <text:p/>
          </table:table-cell>
          <table:table-cell table:style-name="ce20" table:formula="of:=IF([$Step1_GenProfile.H257]; IF([$Step1_GenProfile.M25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8]; &quot;new double[]{&quot;&amp;[$Step1_GenProfile.J258]&amp;&quot;,&quot;;&quot;&quot;)">
            <text:p/>
          </table:table-cell>
          <table:table-cell table:style-name="ce20" table:formula="of:=IF([$Step1_GenProfile.H258]; [$Step1_GenProfile.I258]*60;&quot;&quot;)">
            <text:p/>
          </table:table-cell>
          <table:table-cell table:style-name="ce20" table:formula="of:=IF([$Step1_GenProfile.H258]; IF([$Step1_GenProfile.M25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59]; &quot;new double[]{&quot;&amp;[$Step1_GenProfile.J259]&amp;&quot;,&quot;;&quot;&quot;)">
            <text:p/>
          </table:table-cell>
          <table:table-cell table:style-name="ce20" table:formula="of:=IF([$Step1_GenProfile.H259]; [$Step1_GenProfile.I259]*60;&quot;&quot;)">
            <text:p/>
          </table:table-cell>
          <table:table-cell table:style-name="ce20" table:formula="of:=IF([$Step1_GenProfile.H259]; IF([$Step1_GenProfile.M25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0]; &quot;new double[]{&quot;&amp;[$Step1_GenProfile.J260]&amp;&quot;,&quot;;&quot;&quot;)">
            <text:p/>
          </table:table-cell>
          <table:table-cell table:style-name="ce20" table:formula="of:=IF([$Step1_GenProfile.H260]; [$Step1_GenProfile.I260]*60;&quot;&quot;)">
            <text:p/>
          </table:table-cell>
          <table:table-cell table:style-name="ce20" table:formula="of:=IF([$Step1_GenProfile.H260]; IF([$Step1_GenProfile.M26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1]; &quot;new double[]{&quot;&amp;[$Step1_GenProfile.J261]&amp;&quot;,&quot;;&quot;&quot;)">
            <text:p/>
          </table:table-cell>
          <table:table-cell table:style-name="ce20" table:formula="of:=IF([$Step1_GenProfile.H261]; [$Step1_GenProfile.I261]*60;&quot;&quot;)">
            <text:p/>
          </table:table-cell>
          <table:table-cell table:style-name="ce20" table:formula="of:=IF([$Step1_GenProfile.H261]; IF([$Step1_GenProfile.M26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2]; &quot;new double[]{&quot;&amp;[$Step1_GenProfile.J262]&amp;&quot;,&quot;;&quot;&quot;)">
            <text:p/>
          </table:table-cell>
          <table:table-cell table:style-name="ce20" table:formula="of:=IF([$Step1_GenProfile.H262]; [$Step1_GenProfile.I262]*60;&quot;&quot;)">
            <text:p/>
          </table:table-cell>
          <table:table-cell table:style-name="ce20" table:formula="of:=IF([$Step1_GenProfile.H262]; IF([$Step1_GenProfile.M26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3]; &quot;new double[]{&quot;&amp;[$Step1_GenProfile.J263]&amp;&quot;,&quot;;&quot;&quot;)">
            <text:p/>
          </table:table-cell>
          <table:table-cell table:style-name="ce20" table:formula="of:=IF([$Step1_GenProfile.H263]; [$Step1_GenProfile.I263]*60;&quot;&quot;)">
            <text:p/>
          </table:table-cell>
          <table:table-cell table:style-name="ce20" table:formula="of:=IF([$Step1_GenProfile.H263]; IF([$Step1_GenProfile.M26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4]; &quot;new double[]{&quot;&amp;[$Step1_GenProfile.J264]&amp;&quot;,&quot;;&quot;&quot;)">
            <text:p/>
          </table:table-cell>
          <table:table-cell table:style-name="ce20" table:formula="of:=IF([$Step1_GenProfile.H264]; [$Step1_GenProfile.I264]*60;&quot;&quot;)">
            <text:p/>
          </table:table-cell>
          <table:table-cell table:style-name="ce20" table:formula="of:=IF([$Step1_GenProfile.H264]; IF([$Step1_GenProfile.M26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5]; &quot;new double[]{&quot;&amp;[$Step1_GenProfile.J265]&amp;&quot;,&quot;;&quot;&quot;)">
            <text:p/>
          </table:table-cell>
          <table:table-cell table:style-name="ce20" table:formula="of:=IF([$Step1_GenProfile.H265]; [$Step1_GenProfile.I265]*60;&quot;&quot;)">
            <text:p/>
          </table:table-cell>
          <table:table-cell table:style-name="ce20" table:formula="of:=IF([$Step1_GenProfile.H265]; IF([$Step1_GenProfile.M26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6]; &quot;new double[]{&quot;&amp;[$Step1_GenProfile.J266]&amp;&quot;,&quot;;&quot;&quot;)">
            <text:p/>
          </table:table-cell>
          <table:table-cell table:style-name="ce20" table:formula="of:=IF([$Step1_GenProfile.H266]; [$Step1_GenProfile.I266]*60;&quot;&quot;)">
            <text:p/>
          </table:table-cell>
          <table:table-cell table:style-name="ce20" table:formula="of:=IF([$Step1_GenProfile.H266]; IF([$Step1_GenProfile.M26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7]; &quot;new double[]{&quot;&amp;[$Step1_GenProfile.J267]&amp;&quot;,&quot;;&quot;&quot;)">
            <text:p/>
          </table:table-cell>
          <table:table-cell table:style-name="ce20" table:formula="of:=IF([$Step1_GenProfile.H267]; [$Step1_GenProfile.I267]*60;&quot;&quot;)">
            <text:p/>
          </table:table-cell>
          <table:table-cell table:style-name="ce20" table:formula="of:=IF([$Step1_GenProfile.H267]; IF([$Step1_GenProfile.M26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8]; &quot;new double[]{&quot;&amp;[$Step1_GenProfile.J268]&amp;&quot;,&quot;;&quot;&quot;)">
            <text:p/>
          </table:table-cell>
          <table:table-cell table:style-name="ce20" table:formula="of:=IF([$Step1_GenProfile.H268]; [$Step1_GenProfile.I268]*60;&quot;&quot;)">
            <text:p/>
          </table:table-cell>
          <table:table-cell table:style-name="ce20" table:formula="of:=IF([$Step1_GenProfile.H268]; IF([$Step1_GenProfile.M26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69]; &quot;new double[]{&quot;&amp;[$Step1_GenProfile.J269]&amp;&quot;,&quot;;&quot;&quot;)">
            <text:p/>
          </table:table-cell>
          <table:table-cell table:style-name="ce20" table:formula="of:=IF([$Step1_GenProfile.H269]; [$Step1_GenProfile.I269]*60;&quot;&quot;)">
            <text:p/>
          </table:table-cell>
          <table:table-cell table:style-name="ce20" table:formula="of:=IF([$Step1_GenProfile.H269]; IF([$Step1_GenProfile.M26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0]; &quot;new double[]{&quot;&amp;[$Step1_GenProfile.J270]&amp;&quot;,&quot;;&quot;&quot;)">
            <text:p/>
          </table:table-cell>
          <table:table-cell table:style-name="ce20" table:formula="of:=IF([$Step1_GenProfile.H270]; [$Step1_GenProfile.I270]*60;&quot;&quot;)">
            <text:p/>
          </table:table-cell>
          <table:table-cell table:style-name="ce20" table:formula="of:=IF([$Step1_GenProfile.H270]; IF([$Step1_GenProfile.M27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1]; &quot;new double[]{&quot;&amp;[$Step1_GenProfile.J271]&amp;&quot;,&quot;;&quot;&quot;)">
            <text:p/>
          </table:table-cell>
          <table:table-cell table:style-name="ce20" table:formula="of:=IF([$Step1_GenProfile.H271]; [$Step1_GenProfile.I271]*60;&quot;&quot;)">
            <text:p/>
          </table:table-cell>
          <table:table-cell table:style-name="ce20" table:formula="of:=IF([$Step1_GenProfile.H271]; IF([$Step1_GenProfile.M27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2]; &quot;new double[]{&quot;&amp;[$Step1_GenProfile.J272]&amp;&quot;,&quot;;&quot;&quot;)">
            <text:p/>
          </table:table-cell>
          <table:table-cell table:style-name="ce20" table:formula="of:=IF([$Step1_GenProfile.H272]; [$Step1_GenProfile.I272]*60;&quot;&quot;)">
            <text:p/>
          </table:table-cell>
          <table:table-cell table:style-name="ce20" table:formula="of:=IF([$Step1_GenProfile.H272]; IF([$Step1_GenProfile.M27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3]; &quot;new double[]{&quot;&amp;[$Step1_GenProfile.J273]&amp;&quot;,&quot;;&quot;&quot;)">
            <text:p/>
          </table:table-cell>
          <table:table-cell table:style-name="ce20" table:formula="of:=IF([$Step1_GenProfile.H273]; [$Step1_GenProfile.I273]*60;&quot;&quot;)">
            <text:p/>
          </table:table-cell>
          <table:table-cell table:style-name="ce20" table:formula="of:=IF([$Step1_GenProfile.H273]; IF([$Step1_GenProfile.M27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4]; &quot;new double[]{&quot;&amp;[$Step1_GenProfile.J274]&amp;&quot;,&quot;;&quot;&quot;)">
            <text:p/>
          </table:table-cell>
          <table:table-cell table:style-name="ce20" table:formula="of:=IF([$Step1_GenProfile.H274]; [$Step1_GenProfile.I274]*60;&quot;&quot;)">
            <text:p/>
          </table:table-cell>
          <table:table-cell table:style-name="ce20" table:formula="of:=IF([$Step1_GenProfile.H274]; IF([$Step1_GenProfile.M27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5]; &quot;new double[]{&quot;&amp;[$Step1_GenProfile.J275]&amp;&quot;,&quot;;&quot;&quot;)">
            <text:p/>
          </table:table-cell>
          <table:table-cell table:style-name="ce20" table:formula="of:=IF([$Step1_GenProfile.H275]; [$Step1_GenProfile.I275]*60;&quot;&quot;)">
            <text:p/>
          </table:table-cell>
          <table:table-cell table:style-name="ce20" table:formula="of:=IF([$Step1_GenProfile.H275]; IF([$Step1_GenProfile.M27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6]; &quot;new double[]{&quot;&amp;[$Step1_GenProfile.J276]&amp;&quot;,&quot;;&quot;&quot;)">
            <text:p/>
          </table:table-cell>
          <table:table-cell table:style-name="ce20" table:formula="of:=IF([$Step1_GenProfile.H276]; [$Step1_GenProfile.I276]*60;&quot;&quot;)">
            <text:p/>
          </table:table-cell>
          <table:table-cell table:style-name="ce20" table:formula="of:=IF([$Step1_GenProfile.H276]; IF([$Step1_GenProfile.M27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7]; &quot;new double[]{&quot;&amp;[$Step1_GenProfile.J277]&amp;&quot;,&quot;;&quot;&quot;)">
            <text:p/>
          </table:table-cell>
          <table:table-cell table:style-name="ce20" table:formula="of:=IF([$Step1_GenProfile.H277]; [$Step1_GenProfile.I277]*60;&quot;&quot;)">
            <text:p/>
          </table:table-cell>
          <table:table-cell table:style-name="ce20" table:formula="of:=IF([$Step1_GenProfile.H277]; IF([$Step1_GenProfile.M27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8]; &quot;new double[]{&quot;&amp;[$Step1_GenProfile.J278]&amp;&quot;,&quot;;&quot;&quot;)">
            <text:p/>
          </table:table-cell>
          <table:table-cell table:style-name="ce20" table:formula="of:=IF([$Step1_GenProfile.H278]; [$Step1_GenProfile.I278]*60;&quot;&quot;)">
            <text:p/>
          </table:table-cell>
          <table:table-cell table:style-name="ce20" table:formula="of:=IF([$Step1_GenProfile.H278]; IF([$Step1_GenProfile.M27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79]; &quot;new double[]{&quot;&amp;[$Step1_GenProfile.J279]&amp;&quot;,&quot;;&quot;&quot;)">
            <text:p/>
          </table:table-cell>
          <table:table-cell table:style-name="ce20" table:formula="of:=IF([$Step1_GenProfile.H279]; [$Step1_GenProfile.I279]*60;&quot;&quot;)">
            <text:p/>
          </table:table-cell>
          <table:table-cell table:style-name="ce20" table:formula="of:=IF([$Step1_GenProfile.H279]; IF([$Step1_GenProfile.M27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0]; &quot;new double[]{&quot;&amp;[$Step1_GenProfile.J280]&amp;&quot;,&quot;;&quot;&quot;)">
            <text:p/>
          </table:table-cell>
          <table:table-cell table:style-name="ce20" table:formula="of:=IF([$Step1_GenProfile.H280]; [$Step1_GenProfile.I280]*60;&quot;&quot;)">
            <text:p/>
          </table:table-cell>
          <table:table-cell table:style-name="ce20" table:formula="of:=IF([$Step1_GenProfile.H280]; IF([$Step1_GenProfile.M28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1]; &quot;new double[]{&quot;&amp;[$Step1_GenProfile.J281]&amp;&quot;,&quot;;&quot;&quot;)">
            <text:p/>
          </table:table-cell>
          <table:table-cell table:style-name="ce20" table:formula="of:=IF([$Step1_GenProfile.H281]; [$Step1_GenProfile.I281]*60;&quot;&quot;)">
            <text:p/>
          </table:table-cell>
          <table:table-cell table:style-name="ce20" table:formula="of:=IF([$Step1_GenProfile.H281]; IF([$Step1_GenProfile.M28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2]; &quot;new double[]{&quot;&amp;[$Step1_GenProfile.J282]&amp;&quot;,&quot;;&quot;&quot;)">
            <text:p/>
          </table:table-cell>
          <table:table-cell table:style-name="ce20" table:formula="of:=IF([$Step1_GenProfile.H282]; [$Step1_GenProfile.I282]*60;&quot;&quot;)">
            <text:p/>
          </table:table-cell>
          <table:table-cell table:style-name="ce20" table:formula="of:=IF([$Step1_GenProfile.H282]; IF([$Step1_GenProfile.M28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3]; &quot;new double[]{&quot;&amp;[$Step1_GenProfile.J283]&amp;&quot;,&quot;;&quot;&quot;)">
            <text:p/>
          </table:table-cell>
          <table:table-cell table:style-name="ce20" table:formula="of:=IF([$Step1_GenProfile.H283]; [$Step1_GenProfile.I283]*60;&quot;&quot;)">
            <text:p/>
          </table:table-cell>
          <table:table-cell table:style-name="ce20" table:formula="of:=IF([$Step1_GenProfile.H283]; IF([$Step1_GenProfile.M28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4]; &quot;new double[]{&quot;&amp;[$Step1_GenProfile.J284]&amp;&quot;,&quot;;&quot;&quot;)">
            <text:p/>
          </table:table-cell>
          <table:table-cell table:style-name="ce20" table:formula="of:=IF([$Step1_GenProfile.H284]; [$Step1_GenProfile.I284]*60;&quot;&quot;)">
            <text:p/>
          </table:table-cell>
          <table:table-cell table:style-name="ce20" table:formula="of:=IF([$Step1_GenProfile.H284]; IF([$Step1_GenProfile.M28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5]; &quot;new double[]{&quot;&amp;[$Step1_GenProfile.J285]&amp;&quot;,&quot;;&quot;&quot;)">
            <text:p/>
          </table:table-cell>
          <table:table-cell table:style-name="ce20" table:formula="of:=IF([$Step1_GenProfile.H285]; [$Step1_GenProfile.I285]*60;&quot;&quot;)">
            <text:p/>
          </table:table-cell>
          <table:table-cell table:style-name="ce20" table:formula="of:=IF([$Step1_GenProfile.H285]; IF([$Step1_GenProfile.M28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6]; &quot;new double[]{&quot;&amp;[$Step1_GenProfile.J286]&amp;&quot;,&quot;;&quot;&quot;)">
            <text:p/>
          </table:table-cell>
          <table:table-cell table:style-name="ce20" table:formula="of:=IF([$Step1_GenProfile.H286]; [$Step1_GenProfile.I286]*60;&quot;&quot;)">
            <text:p/>
          </table:table-cell>
          <table:table-cell table:style-name="ce20" table:formula="of:=IF([$Step1_GenProfile.H286]; IF([$Step1_GenProfile.M28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7]; &quot;new double[]{&quot;&amp;[$Step1_GenProfile.J287]&amp;&quot;,&quot;;&quot;&quot;)">
            <text:p/>
          </table:table-cell>
          <table:table-cell table:style-name="ce20" table:formula="of:=IF([$Step1_GenProfile.H287]; [$Step1_GenProfile.I287]*60;&quot;&quot;)">
            <text:p/>
          </table:table-cell>
          <table:table-cell table:style-name="ce20" table:formula="of:=IF([$Step1_GenProfile.H287]; IF([$Step1_GenProfile.M28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8]; &quot;new double[]{&quot;&amp;[$Step1_GenProfile.J288]&amp;&quot;,&quot;;&quot;&quot;)">
            <text:p/>
          </table:table-cell>
          <table:table-cell table:style-name="ce20" table:formula="of:=IF([$Step1_GenProfile.H288]; [$Step1_GenProfile.I288]*60;&quot;&quot;)">
            <text:p/>
          </table:table-cell>
          <table:table-cell table:style-name="ce20" table:formula="of:=IF([$Step1_GenProfile.H288]; IF([$Step1_GenProfile.M28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89]; &quot;new double[]{&quot;&amp;[$Step1_GenProfile.J289]&amp;&quot;,&quot;;&quot;&quot;)">
            <text:p/>
          </table:table-cell>
          <table:table-cell table:style-name="ce20" table:formula="of:=IF([$Step1_GenProfile.H289]; [$Step1_GenProfile.I289]*60;&quot;&quot;)">
            <text:p/>
          </table:table-cell>
          <table:table-cell table:style-name="ce20" table:formula="of:=IF([$Step1_GenProfile.H289]; IF([$Step1_GenProfile.M28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0]; &quot;new double[]{&quot;&amp;[$Step1_GenProfile.J290]&amp;&quot;,&quot;;&quot;&quot;)">
            <text:p/>
          </table:table-cell>
          <table:table-cell table:style-name="ce20" table:formula="of:=IF([$Step1_GenProfile.H290]; [$Step1_GenProfile.I290]*60;&quot;&quot;)">
            <text:p/>
          </table:table-cell>
          <table:table-cell table:style-name="ce20" table:formula="of:=IF([$Step1_GenProfile.H290]; IF([$Step1_GenProfile.M29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1]; &quot;new double[]{&quot;&amp;[$Step1_GenProfile.J291]&amp;&quot;,&quot;;&quot;&quot;)">
            <text:p/>
          </table:table-cell>
          <table:table-cell table:style-name="ce20" table:formula="of:=IF([$Step1_GenProfile.H291]; [$Step1_GenProfile.I291]*60;&quot;&quot;)">
            <text:p/>
          </table:table-cell>
          <table:table-cell table:style-name="ce20" table:formula="of:=IF([$Step1_GenProfile.H291]; IF([$Step1_GenProfile.M29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2]; &quot;new double[]{&quot;&amp;[$Step1_GenProfile.J292]&amp;&quot;,&quot;;&quot;&quot;)">
            <text:p/>
          </table:table-cell>
          <table:table-cell table:style-name="ce20" table:formula="of:=IF([$Step1_GenProfile.H292]; [$Step1_GenProfile.I292]*60;&quot;&quot;)">
            <text:p/>
          </table:table-cell>
          <table:table-cell table:style-name="ce20" table:formula="of:=IF([$Step1_GenProfile.H292]; IF([$Step1_GenProfile.M29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3]; &quot;new double[]{&quot;&amp;[$Step1_GenProfile.J293]&amp;&quot;,&quot;;&quot;&quot;)">
            <text:p/>
          </table:table-cell>
          <table:table-cell table:style-name="ce20" table:formula="of:=IF([$Step1_GenProfile.H293]; [$Step1_GenProfile.I293]*60;&quot;&quot;)">
            <text:p/>
          </table:table-cell>
          <table:table-cell table:style-name="ce20" table:formula="of:=IF([$Step1_GenProfile.H293]; IF([$Step1_GenProfile.M29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4]; &quot;new double[]{&quot;&amp;[$Step1_GenProfile.J294]&amp;&quot;,&quot;;&quot;&quot;)">
            <text:p/>
          </table:table-cell>
          <table:table-cell table:style-name="ce20" table:formula="of:=IF([$Step1_GenProfile.H294]; [$Step1_GenProfile.I294]*60;&quot;&quot;)">
            <text:p/>
          </table:table-cell>
          <table:table-cell table:style-name="ce20" table:formula="of:=IF([$Step1_GenProfile.H294]; IF([$Step1_GenProfile.M29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5]; &quot;new double[]{&quot;&amp;[$Step1_GenProfile.J295]&amp;&quot;,&quot;;&quot;&quot;)">
            <text:p/>
          </table:table-cell>
          <table:table-cell table:style-name="ce20" table:formula="of:=IF([$Step1_GenProfile.H295]; [$Step1_GenProfile.I295]*60;&quot;&quot;)">
            <text:p/>
          </table:table-cell>
          <table:table-cell table:style-name="ce20" table:formula="of:=IF([$Step1_GenProfile.H295]; IF([$Step1_GenProfile.M29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6]; &quot;new double[]{&quot;&amp;[$Step1_GenProfile.J296]&amp;&quot;,&quot;;&quot;&quot;)">
            <text:p/>
          </table:table-cell>
          <table:table-cell table:style-name="ce20" table:formula="of:=IF([$Step1_GenProfile.H296]; [$Step1_GenProfile.I296]*60;&quot;&quot;)">
            <text:p/>
          </table:table-cell>
          <table:table-cell table:style-name="ce20" table:formula="of:=IF([$Step1_GenProfile.H296]; IF([$Step1_GenProfile.M29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7]; &quot;new double[]{&quot;&amp;[$Step1_GenProfile.J297]&amp;&quot;,&quot;;&quot;&quot;)">
            <text:p/>
          </table:table-cell>
          <table:table-cell table:style-name="ce20" table:formula="of:=IF([$Step1_GenProfile.H297]; [$Step1_GenProfile.I297]*60;&quot;&quot;)">
            <text:p/>
          </table:table-cell>
          <table:table-cell table:style-name="ce20" table:formula="of:=IF([$Step1_GenProfile.H297]; IF([$Step1_GenProfile.M29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8]; &quot;new double[]{&quot;&amp;[$Step1_GenProfile.J298]&amp;&quot;,&quot;;&quot;&quot;)">
            <text:p/>
          </table:table-cell>
          <table:table-cell table:style-name="ce20" table:formula="of:=IF([$Step1_GenProfile.H298]; [$Step1_GenProfile.I298]*60;&quot;&quot;)">
            <text:p/>
          </table:table-cell>
          <table:table-cell table:style-name="ce20" table:formula="of:=IF([$Step1_GenProfile.H298]; IF([$Step1_GenProfile.M29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299]; &quot;new double[]{&quot;&amp;[$Step1_GenProfile.J299]&amp;&quot;,&quot;;&quot;&quot;)">
            <text:p/>
          </table:table-cell>
          <table:table-cell table:style-name="ce20" table:formula="of:=IF([$Step1_GenProfile.H299]; [$Step1_GenProfile.I299]*60;&quot;&quot;)">
            <text:p/>
          </table:table-cell>
          <table:table-cell table:style-name="ce20" table:formula="of:=IF([$Step1_GenProfile.H299]; IF([$Step1_GenProfile.M29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0]; &quot;new double[]{&quot;&amp;[$Step1_GenProfile.J300]&amp;&quot;,&quot;;&quot;&quot;)">
            <text:p/>
          </table:table-cell>
          <table:table-cell table:style-name="ce20" table:formula="of:=IF([$Step1_GenProfile.H300]; [$Step1_GenProfile.I300]*60;&quot;&quot;)">
            <text:p/>
          </table:table-cell>
          <table:table-cell table:style-name="ce20" table:formula="of:=IF([$Step1_GenProfile.H300]; IF([$Step1_GenProfile.M30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1]; &quot;new double[]{&quot;&amp;[$Step1_GenProfile.J301]&amp;&quot;,&quot;;&quot;&quot;)">
            <text:p/>
          </table:table-cell>
          <table:table-cell table:style-name="ce20" table:formula="of:=IF([$Step1_GenProfile.H301]; [$Step1_GenProfile.I301]*60;&quot;&quot;)">
            <text:p/>
          </table:table-cell>
          <table:table-cell table:style-name="ce20" table:formula="of:=IF([$Step1_GenProfile.H301]; IF([$Step1_GenProfile.M30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2]; &quot;new double[]{&quot;&amp;[$Step1_GenProfile.J302]&amp;&quot;,&quot;;&quot;&quot;)">
            <text:p/>
          </table:table-cell>
          <table:table-cell table:style-name="ce20" table:formula="of:=IF([$Step1_GenProfile.H302]; [$Step1_GenProfile.I302]*60;&quot;&quot;)">
            <text:p/>
          </table:table-cell>
          <table:table-cell table:style-name="ce20" table:formula="of:=IF([$Step1_GenProfile.H302]; IF([$Step1_GenProfile.M30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3]; &quot;new double[]{&quot;&amp;[$Step1_GenProfile.J303]&amp;&quot;,&quot;;&quot;&quot;)">
            <text:p/>
          </table:table-cell>
          <table:table-cell table:style-name="ce20" table:formula="of:=IF([$Step1_GenProfile.H303]; [$Step1_GenProfile.I303]*60;&quot;&quot;)">
            <text:p/>
          </table:table-cell>
          <table:table-cell table:style-name="ce20" table:formula="of:=IF([$Step1_GenProfile.H303]; IF([$Step1_GenProfile.M30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4]; &quot;new double[]{&quot;&amp;[$Step1_GenProfile.J304]&amp;&quot;,&quot;;&quot;&quot;)">
            <text:p/>
          </table:table-cell>
          <table:table-cell table:style-name="ce20" table:formula="of:=IF([$Step1_GenProfile.H304]; [$Step1_GenProfile.I304]*60;&quot;&quot;)">
            <text:p/>
          </table:table-cell>
          <table:table-cell table:style-name="ce20" table:formula="of:=IF([$Step1_GenProfile.H304]; IF([$Step1_GenProfile.M30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5]; &quot;new double[]{&quot;&amp;[$Step1_GenProfile.J305]&amp;&quot;,&quot;;&quot;&quot;)">
            <text:p/>
          </table:table-cell>
          <table:table-cell table:style-name="ce20" table:formula="of:=IF([$Step1_GenProfile.H305]; [$Step1_GenProfile.I305]*60;&quot;&quot;)">
            <text:p/>
          </table:table-cell>
          <table:table-cell table:style-name="ce20" table:formula="of:=IF([$Step1_GenProfile.H305]; IF([$Step1_GenProfile.M30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6]; &quot;new double[]{&quot;&amp;[$Step1_GenProfile.J306]&amp;&quot;,&quot;;&quot;&quot;)">
            <text:p/>
          </table:table-cell>
          <table:table-cell table:style-name="ce20" table:formula="of:=IF([$Step1_GenProfile.H306]; [$Step1_GenProfile.I306]*60;&quot;&quot;)">
            <text:p/>
          </table:table-cell>
          <table:table-cell table:style-name="ce20" table:formula="of:=IF([$Step1_GenProfile.H306]; IF([$Step1_GenProfile.M30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7]; &quot;new double[]{&quot;&amp;[$Step1_GenProfile.J307]&amp;&quot;,&quot;;&quot;&quot;)">
            <text:p/>
          </table:table-cell>
          <table:table-cell table:style-name="ce20" table:formula="of:=IF([$Step1_GenProfile.H307]; [$Step1_GenProfile.I307]*60;&quot;&quot;)">
            <text:p/>
          </table:table-cell>
          <table:table-cell table:style-name="ce20" table:formula="of:=IF([$Step1_GenProfile.H307]; IF([$Step1_GenProfile.M30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8]; &quot;new double[]{&quot;&amp;[$Step1_GenProfile.J308]&amp;&quot;,&quot;;&quot;&quot;)">
            <text:p/>
          </table:table-cell>
          <table:table-cell table:style-name="ce20" table:formula="of:=IF([$Step1_GenProfile.H308]; [$Step1_GenProfile.I308]*60;&quot;&quot;)">
            <text:p/>
          </table:table-cell>
          <table:table-cell table:style-name="ce20" table:formula="of:=IF([$Step1_GenProfile.H308]; IF([$Step1_GenProfile.M30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09]; &quot;new double[]{&quot;&amp;[$Step1_GenProfile.J309]&amp;&quot;,&quot;;&quot;&quot;)">
            <text:p/>
          </table:table-cell>
          <table:table-cell table:style-name="ce20" table:formula="of:=IF([$Step1_GenProfile.H309]; [$Step1_GenProfile.I309]*60;&quot;&quot;)">
            <text:p/>
          </table:table-cell>
          <table:table-cell table:style-name="ce20" table:formula="of:=IF([$Step1_GenProfile.H309]; IF([$Step1_GenProfile.M30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0]; &quot;new double[]{&quot;&amp;[$Step1_GenProfile.J310]&amp;&quot;,&quot;;&quot;&quot;)">
            <text:p/>
          </table:table-cell>
          <table:table-cell table:style-name="ce20" table:formula="of:=IF([$Step1_GenProfile.H310]; [$Step1_GenProfile.I310]*60;&quot;&quot;)">
            <text:p/>
          </table:table-cell>
          <table:table-cell table:style-name="ce20" table:formula="of:=IF([$Step1_GenProfile.H310]; IF([$Step1_GenProfile.M31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1]; &quot;new double[]{&quot;&amp;[$Step1_GenProfile.J311]&amp;&quot;,&quot;;&quot;&quot;)">
            <text:p/>
          </table:table-cell>
          <table:table-cell table:style-name="ce20" table:formula="of:=IF([$Step1_GenProfile.H311]; [$Step1_GenProfile.I311]*60;&quot;&quot;)">
            <text:p/>
          </table:table-cell>
          <table:table-cell table:style-name="ce20" table:formula="of:=IF([$Step1_GenProfile.H311]; IF([$Step1_GenProfile.M31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2]; &quot;new double[]{&quot;&amp;[$Step1_GenProfile.J312]&amp;&quot;,&quot;;&quot;&quot;)">
            <text:p/>
          </table:table-cell>
          <table:table-cell table:style-name="ce20" table:formula="of:=IF([$Step1_GenProfile.H312]; [$Step1_GenProfile.I312]*60;&quot;&quot;)">
            <text:p/>
          </table:table-cell>
          <table:table-cell table:style-name="ce20" table:formula="of:=IF([$Step1_GenProfile.H312]; IF([$Step1_GenProfile.M31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3]; &quot;new double[]{&quot;&amp;[$Step1_GenProfile.J313]&amp;&quot;,&quot;;&quot;&quot;)">
            <text:p/>
          </table:table-cell>
          <table:table-cell table:style-name="ce20" table:formula="of:=IF([$Step1_GenProfile.H313]; [$Step1_GenProfile.I313]*60;&quot;&quot;)">
            <text:p/>
          </table:table-cell>
          <table:table-cell table:style-name="ce20" table:formula="of:=IF([$Step1_GenProfile.H313]; IF([$Step1_GenProfile.M31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4]; &quot;new double[]{&quot;&amp;[$Step1_GenProfile.J314]&amp;&quot;,&quot;;&quot;&quot;)">
            <text:p/>
          </table:table-cell>
          <table:table-cell table:style-name="ce20" table:formula="of:=IF([$Step1_GenProfile.H314]; [$Step1_GenProfile.I314]*60;&quot;&quot;)">
            <text:p/>
          </table:table-cell>
          <table:table-cell table:style-name="ce20" table:formula="of:=IF([$Step1_GenProfile.H314]; IF([$Step1_GenProfile.M31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5]; &quot;new double[]{&quot;&amp;[$Step1_GenProfile.J315]&amp;&quot;,&quot;;&quot;&quot;)">
            <text:p/>
          </table:table-cell>
          <table:table-cell table:style-name="ce20" table:formula="of:=IF([$Step1_GenProfile.H315]; [$Step1_GenProfile.I315]*60;&quot;&quot;)">
            <text:p/>
          </table:table-cell>
          <table:table-cell table:style-name="ce20" table:formula="of:=IF([$Step1_GenProfile.H315]; IF([$Step1_GenProfile.M31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6]; &quot;new double[]{&quot;&amp;[$Step1_GenProfile.J316]&amp;&quot;,&quot;;&quot;&quot;)">
            <text:p/>
          </table:table-cell>
          <table:table-cell table:style-name="ce20" table:formula="of:=IF([$Step1_GenProfile.H316]; [$Step1_GenProfile.I316]*60;&quot;&quot;)">
            <text:p/>
          </table:table-cell>
          <table:table-cell table:style-name="ce20" table:formula="of:=IF([$Step1_GenProfile.H316]; IF([$Step1_GenProfile.M31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7]; &quot;new double[]{&quot;&amp;[$Step1_GenProfile.J317]&amp;&quot;,&quot;;&quot;&quot;)">
            <text:p/>
          </table:table-cell>
          <table:table-cell table:style-name="ce20" table:formula="of:=IF([$Step1_GenProfile.H317]; [$Step1_GenProfile.I317]*60;&quot;&quot;)">
            <text:p/>
          </table:table-cell>
          <table:table-cell table:style-name="ce20" table:formula="of:=IF([$Step1_GenProfile.H317]; IF([$Step1_GenProfile.M31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8]; &quot;new double[]{&quot;&amp;[$Step1_GenProfile.J318]&amp;&quot;,&quot;;&quot;&quot;)">
            <text:p/>
          </table:table-cell>
          <table:table-cell table:style-name="ce20" table:formula="of:=IF([$Step1_GenProfile.H318]; [$Step1_GenProfile.I318]*60;&quot;&quot;)">
            <text:p/>
          </table:table-cell>
          <table:table-cell table:style-name="ce20" table:formula="of:=IF([$Step1_GenProfile.H318]; IF([$Step1_GenProfile.M31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19]; &quot;new double[]{&quot;&amp;[$Step1_GenProfile.J319]&amp;&quot;,&quot;;&quot;&quot;)">
            <text:p/>
          </table:table-cell>
          <table:table-cell table:style-name="ce20" table:formula="of:=IF([$Step1_GenProfile.H319]; [$Step1_GenProfile.I319]*60;&quot;&quot;)">
            <text:p/>
          </table:table-cell>
          <table:table-cell table:style-name="ce20" table:formula="of:=IF([$Step1_GenProfile.H319]; IF([$Step1_GenProfile.M31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0]; &quot;new double[]{&quot;&amp;[$Step1_GenProfile.J320]&amp;&quot;,&quot;;&quot;&quot;)">
            <text:p/>
          </table:table-cell>
          <table:table-cell table:style-name="ce20" table:formula="of:=IF([$Step1_GenProfile.H320]; [$Step1_GenProfile.I320]*60;&quot;&quot;)">
            <text:p/>
          </table:table-cell>
          <table:table-cell table:style-name="ce20" table:formula="of:=IF([$Step1_GenProfile.H320]; IF([$Step1_GenProfile.M32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1]; &quot;new double[]{&quot;&amp;[$Step1_GenProfile.J321]&amp;&quot;,&quot;;&quot;&quot;)">
            <text:p/>
          </table:table-cell>
          <table:table-cell table:style-name="ce20" table:formula="of:=IF([$Step1_GenProfile.H321]; [$Step1_GenProfile.I321]*60;&quot;&quot;)">
            <text:p/>
          </table:table-cell>
          <table:table-cell table:style-name="ce20" table:formula="of:=IF([$Step1_GenProfile.H321]; IF([$Step1_GenProfile.M32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2]; &quot;new double[]{&quot;&amp;[$Step1_GenProfile.J322]&amp;&quot;,&quot;;&quot;&quot;)">
            <text:p/>
          </table:table-cell>
          <table:table-cell table:style-name="ce20" table:formula="of:=IF([$Step1_GenProfile.H322]; [$Step1_GenProfile.I322]*60;&quot;&quot;)">
            <text:p/>
          </table:table-cell>
          <table:table-cell table:style-name="ce20" table:formula="of:=IF([$Step1_GenProfile.H322]; IF([$Step1_GenProfile.M32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3]; &quot;new double[]{&quot;&amp;[$Step1_GenProfile.J323]&amp;&quot;,&quot;;&quot;&quot;)">
            <text:p/>
          </table:table-cell>
          <table:table-cell table:style-name="ce20" table:formula="of:=IF([$Step1_GenProfile.H323]; [$Step1_GenProfile.I323]*60;&quot;&quot;)">
            <text:p/>
          </table:table-cell>
          <table:table-cell table:style-name="ce20" table:formula="of:=IF([$Step1_GenProfile.H323]; IF([$Step1_GenProfile.M32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4]; &quot;new double[]{&quot;&amp;[$Step1_GenProfile.J324]&amp;&quot;,&quot;;&quot;&quot;)">
            <text:p/>
          </table:table-cell>
          <table:table-cell table:style-name="ce20" table:formula="of:=IF([$Step1_GenProfile.H324]; [$Step1_GenProfile.I324]*60;&quot;&quot;)">
            <text:p/>
          </table:table-cell>
          <table:table-cell table:style-name="ce20" table:formula="of:=IF([$Step1_GenProfile.H324]; IF([$Step1_GenProfile.M32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5]; &quot;new double[]{&quot;&amp;[$Step1_GenProfile.J325]&amp;&quot;,&quot;;&quot;&quot;)">
            <text:p/>
          </table:table-cell>
          <table:table-cell table:style-name="ce20" table:formula="of:=IF([$Step1_GenProfile.H325]; [$Step1_GenProfile.I325]*60;&quot;&quot;)">
            <text:p/>
          </table:table-cell>
          <table:table-cell table:style-name="ce20" table:formula="of:=IF([$Step1_GenProfile.H325]; IF([$Step1_GenProfile.M32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6]; &quot;new double[]{&quot;&amp;[$Step1_GenProfile.J326]&amp;&quot;,&quot;;&quot;&quot;)">
            <text:p/>
          </table:table-cell>
          <table:table-cell table:style-name="ce20" table:formula="of:=IF([$Step1_GenProfile.H326]; [$Step1_GenProfile.I326]*60;&quot;&quot;)">
            <text:p/>
          </table:table-cell>
          <table:table-cell table:style-name="ce20" table:formula="of:=IF([$Step1_GenProfile.H326]; IF([$Step1_GenProfile.M3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7]; &quot;new double[]{&quot;&amp;[$Step1_GenProfile.J327]&amp;&quot;,&quot;;&quot;&quot;)">
            <text:p/>
          </table:table-cell>
          <table:table-cell table:style-name="ce20" table:formula="of:=IF([$Step1_GenProfile.H327]; [$Step1_GenProfile.I327]*60;&quot;&quot;)">
            <text:p/>
          </table:table-cell>
          <table:table-cell table:style-name="ce20" table:formula="of:=IF([$Step1_GenProfile.H327]; IF([$Step1_GenProfile.M3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8]; &quot;new double[]{&quot;&amp;[$Step1_GenProfile.J328]&amp;&quot;,&quot;;&quot;&quot;)">
            <text:p/>
          </table:table-cell>
          <table:table-cell table:style-name="ce20" table:formula="of:=IF([$Step1_GenProfile.H328]; [$Step1_GenProfile.I328]*60;&quot;&quot;)">
            <text:p/>
          </table:table-cell>
          <table:table-cell table:style-name="ce20" table:formula="of:=IF([$Step1_GenProfile.H328]; IF([$Step1_GenProfile.M3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29]; &quot;new double[]{&quot;&amp;[$Step1_GenProfile.J329]&amp;&quot;,&quot;;&quot;&quot;)">
            <text:p/>
          </table:table-cell>
          <table:table-cell table:style-name="ce20" table:formula="of:=IF([$Step1_GenProfile.H329]; [$Step1_GenProfile.I329]*60;&quot;&quot;)">
            <text:p/>
          </table:table-cell>
          <table:table-cell table:style-name="ce20" table:formula="of:=IF([$Step1_GenProfile.H329]; IF([$Step1_GenProfile.M32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0]; &quot;new double[]{&quot;&amp;[$Step1_GenProfile.J330]&amp;&quot;,&quot;;&quot;&quot;)">
            <text:p/>
          </table:table-cell>
          <table:table-cell table:style-name="ce20" table:formula="of:=IF([$Step1_GenProfile.H330]; [$Step1_GenProfile.I330]*60;&quot;&quot;)">
            <text:p/>
          </table:table-cell>
          <table:table-cell table:style-name="ce20" table:formula="of:=IF([$Step1_GenProfile.H330]; IF([$Step1_GenProfile.M33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1]; &quot;new double[]{&quot;&amp;[$Step1_GenProfile.J331]&amp;&quot;,&quot;;&quot;&quot;)">
            <text:p/>
          </table:table-cell>
          <table:table-cell table:style-name="ce20" table:formula="of:=IF([$Step1_GenProfile.H331]; [$Step1_GenProfile.I331]*60;&quot;&quot;)">
            <text:p/>
          </table:table-cell>
          <table:table-cell table:style-name="ce20" table:formula="of:=IF([$Step1_GenProfile.H331]; IF([$Step1_GenProfile.M33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2]; &quot;new double[]{&quot;&amp;[$Step1_GenProfile.J332]&amp;&quot;,&quot;;&quot;&quot;)">
            <text:p/>
          </table:table-cell>
          <table:table-cell table:style-name="ce20" table:formula="of:=IF([$Step1_GenProfile.H332]; [$Step1_GenProfile.I332]*60;&quot;&quot;)">
            <text:p/>
          </table:table-cell>
          <table:table-cell table:style-name="ce20" table:formula="of:=IF([$Step1_GenProfile.H332]; IF([$Step1_GenProfile.M33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3]; &quot;new double[]{&quot;&amp;[$Step1_GenProfile.J333]&amp;&quot;,&quot;;&quot;&quot;)">
            <text:p/>
          </table:table-cell>
          <table:table-cell table:style-name="ce20" table:formula="of:=IF([$Step1_GenProfile.H333]; [$Step1_GenProfile.I333]*60;&quot;&quot;)">
            <text:p/>
          </table:table-cell>
          <table:table-cell table:style-name="ce20" table:formula="of:=IF([$Step1_GenProfile.H333]; IF([$Step1_GenProfile.M33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4]; &quot;new double[]{&quot;&amp;[$Step1_GenProfile.J334]&amp;&quot;,&quot;;&quot;&quot;)">
            <text:p/>
          </table:table-cell>
          <table:table-cell table:style-name="ce20" table:formula="of:=IF([$Step1_GenProfile.H334]; [$Step1_GenProfile.I334]*60;&quot;&quot;)">
            <text:p/>
          </table:table-cell>
          <table:table-cell table:style-name="ce20" table:formula="of:=IF([$Step1_GenProfile.H334]; IF([$Step1_GenProfile.M33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5]; &quot;new double[]{&quot;&amp;[$Step1_GenProfile.J335]&amp;&quot;,&quot;;&quot;&quot;)">
            <text:p/>
          </table:table-cell>
          <table:table-cell table:style-name="ce20" table:formula="of:=IF([$Step1_GenProfile.H335]; [$Step1_GenProfile.I335]*60;&quot;&quot;)">
            <text:p/>
          </table:table-cell>
          <table:table-cell table:style-name="ce20" table:formula="of:=IF([$Step1_GenProfile.H335]; IF([$Step1_GenProfile.M33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6]; &quot;new double[]{&quot;&amp;[$Step1_GenProfile.J336]&amp;&quot;,&quot;;&quot;&quot;)">
            <text:p/>
          </table:table-cell>
          <table:table-cell table:style-name="ce20" table:formula="of:=IF([$Step1_GenProfile.H336]; [$Step1_GenProfile.I336]*60;&quot;&quot;)">
            <text:p/>
          </table:table-cell>
          <table:table-cell table:style-name="ce20" table:formula="of:=IF([$Step1_GenProfile.H336]; IF([$Step1_GenProfile.M33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7]; &quot;new double[]{&quot;&amp;[$Step1_GenProfile.J337]&amp;&quot;,&quot;;&quot;&quot;)">
            <text:p/>
          </table:table-cell>
          <table:table-cell table:style-name="ce20" table:formula="of:=IF([$Step1_GenProfile.H337]; [$Step1_GenProfile.I337]*60;&quot;&quot;)">
            <text:p/>
          </table:table-cell>
          <table:table-cell table:style-name="ce20" table:formula="of:=IF([$Step1_GenProfile.H337]; IF([$Step1_GenProfile.M33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8]; &quot;new double[]{&quot;&amp;[$Step1_GenProfile.J338]&amp;&quot;,&quot;;&quot;&quot;)">
            <text:p/>
          </table:table-cell>
          <table:table-cell table:style-name="ce20" table:formula="of:=IF([$Step1_GenProfile.H338]; [$Step1_GenProfile.I338]*60;&quot;&quot;)">
            <text:p/>
          </table:table-cell>
          <table:table-cell table:style-name="ce20" table:formula="of:=IF([$Step1_GenProfile.H338]; IF([$Step1_GenProfile.M33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39]; &quot;new double[]{&quot;&amp;[$Step1_GenProfile.J339]&amp;&quot;,&quot;;&quot;&quot;)">
            <text:p/>
          </table:table-cell>
          <table:table-cell table:style-name="ce20" table:formula="of:=IF([$Step1_GenProfile.H339]; [$Step1_GenProfile.I339]*60;&quot;&quot;)">
            <text:p/>
          </table:table-cell>
          <table:table-cell table:style-name="ce20" table:formula="of:=IF([$Step1_GenProfile.H339]; IF([$Step1_GenProfile.M33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0]; &quot;new double[]{&quot;&amp;[$Step1_GenProfile.J340]&amp;&quot;,&quot;;&quot;&quot;)">
            <text:p/>
          </table:table-cell>
          <table:table-cell table:style-name="ce20" table:formula="of:=IF([$Step1_GenProfile.H340]; [$Step1_GenProfile.I340]*60;&quot;&quot;)">
            <text:p/>
          </table:table-cell>
          <table:table-cell table:style-name="ce20" table:formula="of:=IF([$Step1_GenProfile.H340]; IF([$Step1_GenProfile.M34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1]; &quot;new double[]{&quot;&amp;[$Step1_GenProfile.J341]&amp;&quot;,&quot;;&quot;&quot;)">
            <text:p/>
          </table:table-cell>
          <table:table-cell table:style-name="ce20" table:formula="of:=IF([$Step1_GenProfile.H341]; [$Step1_GenProfile.I341]*60;&quot;&quot;)">
            <text:p/>
          </table:table-cell>
          <table:table-cell table:style-name="ce20" table:formula="of:=IF([$Step1_GenProfile.H341]; IF([$Step1_GenProfile.M34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2]; &quot;new double[]{&quot;&amp;[$Step1_GenProfile.J342]&amp;&quot;,&quot;;&quot;&quot;)">
            <text:p/>
          </table:table-cell>
          <table:table-cell table:style-name="ce20" table:formula="of:=IF([$Step1_GenProfile.H342]; [$Step1_GenProfile.I342]*60;&quot;&quot;)">
            <text:p/>
          </table:table-cell>
          <table:table-cell table:style-name="ce20" table:formula="of:=IF([$Step1_GenProfile.H342]; IF([$Step1_GenProfile.M34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3]; &quot;new double[]{&quot;&amp;[$Step1_GenProfile.J343]&amp;&quot;,&quot;;&quot;&quot;)">
            <text:p/>
          </table:table-cell>
          <table:table-cell table:style-name="ce20" table:formula="of:=IF([$Step1_GenProfile.H343]; [$Step1_GenProfile.I343]*60;&quot;&quot;)">
            <text:p/>
          </table:table-cell>
          <table:table-cell table:style-name="ce20" table:formula="of:=IF([$Step1_GenProfile.H343]; IF([$Step1_GenProfile.M34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4]; &quot;new double[]{&quot;&amp;[$Step1_GenProfile.J344]&amp;&quot;,&quot;;&quot;&quot;)">
            <text:p/>
          </table:table-cell>
          <table:table-cell table:style-name="ce20" table:formula="of:=IF([$Step1_GenProfile.H344]; [$Step1_GenProfile.I344]*60;&quot;&quot;)">
            <text:p/>
          </table:table-cell>
          <table:table-cell table:style-name="ce20" table:formula="of:=IF([$Step1_GenProfile.H344]; IF([$Step1_GenProfile.M34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5]; &quot;new double[]{&quot;&amp;[$Step1_GenProfile.J345]&amp;&quot;,&quot;;&quot;&quot;)">
            <text:p/>
          </table:table-cell>
          <table:table-cell table:style-name="ce20" table:formula="of:=IF([$Step1_GenProfile.H345]; [$Step1_GenProfile.I345]*60;&quot;&quot;)">
            <text:p/>
          </table:table-cell>
          <table:table-cell table:style-name="ce20" table:formula="of:=IF([$Step1_GenProfile.H345]; IF([$Step1_GenProfile.M34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6]; &quot;new double[]{&quot;&amp;[$Step1_GenProfile.J346]&amp;&quot;,&quot;;&quot;&quot;)">
            <text:p/>
          </table:table-cell>
          <table:table-cell table:style-name="ce20" table:formula="of:=IF([$Step1_GenProfile.H346]; [$Step1_GenProfile.I346]*60;&quot;&quot;)">
            <text:p/>
          </table:table-cell>
          <table:table-cell table:style-name="ce20" table:formula="of:=IF([$Step1_GenProfile.H346]; IF([$Step1_GenProfile.M34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7]; &quot;new double[]{&quot;&amp;[$Step1_GenProfile.J347]&amp;&quot;,&quot;;&quot;&quot;)">
            <text:p/>
          </table:table-cell>
          <table:table-cell table:style-name="ce20" table:formula="of:=IF([$Step1_GenProfile.H347]; [$Step1_GenProfile.I347]*60;&quot;&quot;)">
            <text:p/>
          </table:table-cell>
          <table:table-cell table:style-name="ce20" table:formula="of:=IF([$Step1_GenProfile.H347]; IF([$Step1_GenProfile.M34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8]; &quot;new double[]{&quot;&amp;[$Step1_GenProfile.J348]&amp;&quot;,&quot;;&quot;&quot;)">
            <text:p/>
          </table:table-cell>
          <table:table-cell table:style-name="ce20" table:formula="of:=IF([$Step1_GenProfile.H348]; [$Step1_GenProfile.I348]*60;&quot;&quot;)">
            <text:p/>
          </table:table-cell>
          <table:table-cell table:style-name="ce20" table:formula="of:=IF([$Step1_GenProfile.H348]; IF([$Step1_GenProfile.M34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49]; &quot;new double[]{&quot;&amp;[$Step1_GenProfile.J349]&amp;&quot;,&quot;;&quot;&quot;)">
            <text:p/>
          </table:table-cell>
          <table:table-cell table:style-name="ce20" table:formula="of:=IF([$Step1_GenProfile.H349]; [$Step1_GenProfile.I349]*60;&quot;&quot;)">
            <text:p/>
          </table:table-cell>
          <table:table-cell table:style-name="ce20" table:formula="of:=IF([$Step1_GenProfile.H349]; IF([$Step1_GenProfile.M34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0]; &quot;new double[]{&quot;&amp;[$Step1_GenProfile.J350]&amp;&quot;,&quot;;&quot;&quot;)">
            <text:p/>
          </table:table-cell>
          <table:table-cell table:style-name="ce20" table:formula="of:=IF([$Step1_GenProfile.H350]; [$Step1_GenProfile.I350]*60;&quot;&quot;)">
            <text:p/>
          </table:table-cell>
          <table:table-cell table:style-name="ce20" table:formula="of:=IF([$Step1_GenProfile.H350]; IF([$Step1_GenProfile.M35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1]; &quot;new double[]{&quot;&amp;[$Step1_GenProfile.J351]&amp;&quot;,&quot;;&quot;&quot;)">
            <text:p/>
          </table:table-cell>
          <table:table-cell table:style-name="ce20" table:formula="of:=IF([$Step1_GenProfile.H351]; [$Step1_GenProfile.I351]*60;&quot;&quot;)">
            <text:p/>
          </table:table-cell>
          <table:table-cell table:style-name="ce20" table:formula="of:=IF([$Step1_GenProfile.H351]; IF([$Step1_GenProfile.M35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2]; &quot;new double[]{&quot;&amp;[$Step1_GenProfile.J352]&amp;&quot;,&quot;;&quot;&quot;)">
            <text:p/>
          </table:table-cell>
          <table:table-cell table:style-name="ce20" table:formula="of:=IF([$Step1_GenProfile.H352]; [$Step1_GenProfile.I352]*60;&quot;&quot;)">
            <text:p/>
          </table:table-cell>
          <table:table-cell table:style-name="ce20" table:formula="of:=IF([$Step1_GenProfile.H352]; IF([$Step1_GenProfile.M35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3]; &quot;new double[]{&quot;&amp;[$Step1_GenProfile.J353]&amp;&quot;,&quot;;&quot;&quot;)">
            <text:p/>
          </table:table-cell>
          <table:table-cell table:style-name="ce20" table:formula="of:=IF([$Step1_GenProfile.H353]; [$Step1_GenProfile.I353]*60;&quot;&quot;)">
            <text:p/>
          </table:table-cell>
          <table:table-cell table:style-name="ce20" table:formula="of:=IF([$Step1_GenProfile.H353]; IF([$Step1_GenProfile.M35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4]; &quot;new double[]{&quot;&amp;[$Step1_GenProfile.J354]&amp;&quot;,&quot;;&quot;&quot;)">
            <text:p/>
          </table:table-cell>
          <table:table-cell table:style-name="ce20" table:formula="of:=IF([$Step1_GenProfile.H354]; [$Step1_GenProfile.I354]*60;&quot;&quot;)">
            <text:p/>
          </table:table-cell>
          <table:table-cell table:style-name="ce20" table:formula="of:=IF([$Step1_GenProfile.H354]; IF([$Step1_GenProfile.M35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5]; &quot;new double[]{&quot;&amp;[$Step1_GenProfile.J355]&amp;&quot;,&quot;;&quot;&quot;)">
            <text:p/>
          </table:table-cell>
          <table:table-cell table:style-name="ce20" table:formula="of:=IF([$Step1_GenProfile.H355]; [$Step1_GenProfile.I355]*60;&quot;&quot;)">
            <text:p/>
          </table:table-cell>
          <table:table-cell table:style-name="ce20" table:formula="of:=IF([$Step1_GenProfile.H355]; IF([$Step1_GenProfile.M35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6]; &quot;new double[]{&quot;&amp;[$Step1_GenProfile.J356]&amp;&quot;,&quot;;&quot;&quot;)">
            <text:p/>
          </table:table-cell>
          <table:table-cell table:style-name="ce20" table:formula="of:=IF([$Step1_GenProfile.H356]; [$Step1_GenProfile.I356]*60;&quot;&quot;)">
            <text:p/>
          </table:table-cell>
          <table:table-cell table:style-name="ce20" table:formula="of:=IF([$Step1_GenProfile.H356]; IF([$Step1_GenProfile.M35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7]; &quot;new double[]{&quot;&amp;[$Step1_GenProfile.J357]&amp;&quot;,&quot;;&quot;&quot;)">
            <text:p/>
          </table:table-cell>
          <table:table-cell table:style-name="ce20" table:formula="of:=IF([$Step1_GenProfile.H357]; [$Step1_GenProfile.I357]*60;&quot;&quot;)">
            <text:p/>
          </table:table-cell>
          <table:table-cell table:style-name="ce20" table:formula="of:=IF([$Step1_GenProfile.H357]; IF([$Step1_GenProfile.M35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8]; &quot;new double[]{&quot;&amp;[$Step1_GenProfile.J358]&amp;&quot;,&quot;;&quot;&quot;)">
            <text:p/>
          </table:table-cell>
          <table:table-cell table:style-name="ce20" table:formula="of:=IF([$Step1_GenProfile.H358]; [$Step1_GenProfile.I358]*60;&quot;&quot;)">
            <text:p/>
          </table:table-cell>
          <table:table-cell table:style-name="ce20" table:formula="of:=IF([$Step1_GenProfile.H358]; IF([$Step1_GenProfile.M35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59]; &quot;new double[]{&quot;&amp;[$Step1_GenProfile.J359]&amp;&quot;,&quot;;&quot;&quot;)">
            <text:p/>
          </table:table-cell>
          <table:table-cell table:style-name="ce20" table:formula="of:=IF([$Step1_GenProfile.H359]; [$Step1_GenProfile.I359]*60;&quot;&quot;)">
            <text:p/>
          </table:table-cell>
          <table:table-cell table:style-name="ce20" table:formula="of:=IF([$Step1_GenProfile.H359]; IF([$Step1_GenProfile.M35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0]; &quot;new double[]{&quot;&amp;[$Step1_GenProfile.J360]&amp;&quot;,&quot;;&quot;&quot;)">
            <text:p/>
          </table:table-cell>
          <table:table-cell table:style-name="ce20" table:formula="of:=IF([$Step1_GenProfile.H360]; [$Step1_GenProfile.I360]*60;&quot;&quot;)">
            <text:p/>
          </table:table-cell>
          <table:table-cell table:style-name="ce20" table:formula="of:=IF([$Step1_GenProfile.H360]; IF([$Step1_GenProfile.M36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1]; &quot;new double[]{&quot;&amp;[$Step1_GenProfile.J361]&amp;&quot;,&quot;;&quot;&quot;)">
            <text:p/>
          </table:table-cell>
          <table:table-cell table:style-name="ce20" table:formula="of:=IF([$Step1_GenProfile.H361]; [$Step1_GenProfile.I361]*60;&quot;&quot;)">
            <text:p/>
          </table:table-cell>
          <table:table-cell table:style-name="ce20" table:formula="of:=IF([$Step1_GenProfile.H361]; IF([$Step1_GenProfile.M36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2]; &quot;new double[]{&quot;&amp;[$Step1_GenProfile.J362]&amp;&quot;,&quot;;&quot;&quot;)">
            <text:p/>
          </table:table-cell>
          <table:table-cell table:style-name="ce20" table:formula="of:=IF([$Step1_GenProfile.H362]; [$Step1_GenProfile.I362]*60;&quot;&quot;)">
            <text:p/>
          </table:table-cell>
          <table:table-cell table:style-name="ce20" table:formula="of:=IF([$Step1_GenProfile.H362]; IF([$Step1_GenProfile.M36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3]; &quot;new double[]{&quot;&amp;[$Step1_GenProfile.J363]&amp;&quot;,&quot;;&quot;&quot;)">
            <text:p/>
          </table:table-cell>
          <table:table-cell table:style-name="ce20" table:formula="of:=IF([$Step1_GenProfile.H363]; [$Step1_GenProfile.I363]*60;&quot;&quot;)">
            <text:p/>
          </table:table-cell>
          <table:table-cell table:style-name="ce20" table:formula="of:=IF([$Step1_GenProfile.H363]; IF([$Step1_GenProfile.M36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4]; &quot;new double[]{&quot;&amp;[$Step1_GenProfile.J364]&amp;&quot;,&quot;;&quot;&quot;)">
            <text:p/>
          </table:table-cell>
          <table:table-cell table:style-name="ce20" table:formula="of:=IF([$Step1_GenProfile.H364]; [$Step1_GenProfile.I364]*60;&quot;&quot;)">
            <text:p/>
          </table:table-cell>
          <table:table-cell table:style-name="ce20" table:formula="of:=IF([$Step1_GenProfile.H364]; IF([$Step1_GenProfile.M36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5]; &quot;new double[]{&quot;&amp;[$Step1_GenProfile.J365]&amp;&quot;,&quot;;&quot;&quot;)">
            <text:p/>
          </table:table-cell>
          <table:table-cell table:style-name="ce20" table:formula="of:=IF([$Step1_GenProfile.H365]; [$Step1_GenProfile.I365]*60;&quot;&quot;)">
            <text:p/>
          </table:table-cell>
          <table:table-cell table:style-name="ce20" table:formula="of:=IF([$Step1_GenProfile.H365]; IF([$Step1_GenProfile.M36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6]; &quot;new double[]{&quot;&amp;[$Step1_GenProfile.J366]&amp;&quot;,&quot;;&quot;&quot;)">
            <text:p/>
          </table:table-cell>
          <table:table-cell table:style-name="ce20" table:formula="of:=IF([$Step1_GenProfile.H366]; [$Step1_GenProfile.I366]*60;&quot;&quot;)">
            <text:p/>
          </table:table-cell>
          <table:table-cell table:style-name="ce20" table:formula="of:=IF([$Step1_GenProfile.H366]; IF([$Step1_GenProfile.M36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7]; &quot;new double[]{&quot;&amp;[$Step1_GenProfile.J367]&amp;&quot;,&quot;;&quot;&quot;)">
            <text:p/>
          </table:table-cell>
          <table:table-cell table:style-name="ce20" table:formula="of:=IF([$Step1_GenProfile.H367]; [$Step1_GenProfile.I367]*60;&quot;&quot;)">
            <text:p/>
          </table:table-cell>
          <table:table-cell table:style-name="ce20" table:formula="of:=IF([$Step1_GenProfile.H367]; IF([$Step1_GenProfile.M36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8]; &quot;new double[]{&quot;&amp;[$Step1_GenProfile.J368]&amp;&quot;,&quot;;&quot;&quot;)">
            <text:p/>
          </table:table-cell>
          <table:table-cell table:style-name="ce20" table:formula="of:=IF([$Step1_GenProfile.H368]; [$Step1_GenProfile.I368]*60;&quot;&quot;)">
            <text:p/>
          </table:table-cell>
          <table:table-cell table:style-name="ce20" table:formula="of:=IF([$Step1_GenProfile.H368]; IF([$Step1_GenProfile.M36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69]; &quot;new double[]{&quot;&amp;[$Step1_GenProfile.J369]&amp;&quot;,&quot;;&quot;&quot;)">
            <text:p/>
          </table:table-cell>
          <table:table-cell table:style-name="ce20" table:formula="of:=IF([$Step1_GenProfile.H369]; [$Step1_GenProfile.I369]*60;&quot;&quot;)">
            <text:p/>
          </table:table-cell>
          <table:table-cell table:style-name="ce20" table:formula="of:=IF([$Step1_GenProfile.H369]; IF([$Step1_GenProfile.M36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0]; &quot;new double[]{&quot;&amp;[$Step1_GenProfile.J370]&amp;&quot;,&quot;;&quot;&quot;)">
            <text:p/>
          </table:table-cell>
          <table:table-cell table:style-name="ce20" table:formula="of:=IF([$Step1_GenProfile.H370]; [$Step1_GenProfile.I370]*60;&quot;&quot;)">
            <text:p/>
          </table:table-cell>
          <table:table-cell table:style-name="ce20" table:formula="of:=IF([$Step1_GenProfile.H370]; IF([$Step1_GenProfile.M37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1]; &quot;new double[]{&quot;&amp;[$Step1_GenProfile.J371]&amp;&quot;,&quot;;&quot;&quot;)">
            <text:p/>
          </table:table-cell>
          <table:table-cell table:style-name="ce20" table:formula="of:=IF([$Step1_GenProfile.H371]; [$Step1_GenProfile.I371]*60;&quot;&quot;)">
            <text:p/>
          </table:table-cell>
          <table:table-cell table:style-name="ce20" table:formula="of:=IF([$Step1_GenProfile.H371]; IF([$Step1_GenProfile.M37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2]; &quot;new double[]{&quot;&amp;[$Step1_GenProfile.J372]&amp;&quot;,&quot;;&quot;&quot;)">
            <text:p/>
          </table:table-cell>
          <table:table-cell table:style-name="ce20" table:formula="of:=IF([$Step1_GenProfile.H372]; [$Step1_GenProfile.I372]*60;&quot;&quot;)">
            <text:p/>
          </table:table-cell>
          <table:table-cell table:style-name="ce20" table:formula="of:=IF([$Step1_GenProfile.H372]; IF([$Step1_GenProfile.M37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3]; &quot;new double[]{&quot;&amp;[$Step1_GenProfile.J373]&amp;&quot;,&quot;;&quot;&quot;)">
            <text:p/>
          </table:table-cell>
          <table:table-cell table:style-name="ce20" table:formula="of:=IF([$Step1_GenProfile.H373]; [$Step1_GenProfile.I373]*60;&quot;&quot;)">
            <text:p/>
          </table:table-cell>
          <table:table-cell table:style-name="ce20" table:formula="of:=IF([$Step1_GenProfile.H373]; IF([$Step1_GenProfile.M37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4]; &quot;new double[]{&quot;&amp;[$Step1_GenProfile.J374]&amp;&quot;,&quot;;&quot;&quot;)">
            <text:p/>
          </table:table-cell>
          <table:table-cell table:style-name="ce20" table:formula="of:=IF([$Step1_GenProfile.H374]; [$Step1_GenProfile.I374]*60;&quot;&quot;)">
            <text:p/>
          </table:table-cell>
          <table:table-cell table:style-name="ce20" table:formula="of:=IF([$Step1_GenProfile.H374]; IF([$Step1_GenProfile.M37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5]; &quot;new double[]{&quot;&amp;[$Step1_GenProfile.J375]&amp;&quot;,&quot;;&quot;&quot;)">
            <text:p/>
          </table:table-cell>
          <table:table-cell table:style-name="ce20" table:formula="of:=IF([$Step1_GenProfile.H375]; [$Step1_GenProfile.I375]*60;&quot;&quot;)">
            <text:p/>
          </table:table-cell>
          <table:table-cell table:style-name="ce20" table:formula="of:=IF([$Step1_GenProfile.H375]; IF([$Step1_GenProfile.M37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6]; &quot;new double[]{&quot;&amp;[$Step1_GenProfile.J376]&amp;&quot;,&quot;;&quot;&quot;)">
            <text:p/>
          </table:table-cell>
          <table:table-cell table:style-name="ce20" table:formula="of:=IF([$Step1_GenProfile.H376]; [$Step1_GenProfile.I376]*60;&quot;&quot;)">
            <text:p/>
          </table:table-cell>
          <table:table-cell table:style-name="ce20" table:formula="of:=IF([$Step1_GenProfile.H376]; IF([$Step1_GenProfile.M37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7]; &quot;new double[]{&quot;&amp;[$Step1_GenProfile.J377]&amp;&quot;,&quot;;&quot;&quot;)">
            <text:p/>
          </table:table-cell>
          <table:table-cell table:style-name="ce20" table:formula="of:=IF([$Step1_GenProfile.H377]; [$Step1_GenProfile.I377]*60;&quot;&quot;)">
            <text:p/>
          </table:table-cell>
          <table:table-cell table:style-name="ce20" table:formula="of:=IF([$Step1_GenProfile.H377]; IF([$Step1_GenProfile.M37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8]; &quot;new double[]{&quot;&amp;[$Step1_GenProfile.J378]&amp;&quot;,&quot;;&quot;&quot;)">
            <text:p/>
          </table:table-cell>
          <table:table-cell table:style-name="ce20" table:formula="of:=IF([$Step1_GenProfile.H378]; [$Step1_GenProfile.I378]*60;&quot;&quot;)">
            <text:p/>
          </table:table-cell>
          <table:table-cell table:style-name="ce20" table:formula="of:=IF([$Step1_GenProfile.H378]; IF([$Step1_GenProfile.M37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79]; &quot;new double[]{&quot;&amp;[$Step1_GenProfile.J379]&amp;&quot;,&quot;;&quot;&quot;)">
            <text:p/>
          </table:table-cell>
          <table:table-cell table:style-name="ce20" table:formula="of:=IF([$Step1_GenProfile.H379]; [$Step1_GenProfile.I379]*60;&quot;&quot;)">
            <text:p/>
          </table:table-cell>
          <table:table-cell table:style-name="ce20" table:formula="of:=IF([$Step1_GenProfile.H379]; IF([$Step1_GenProfile.M37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0]; &quot;new double[]{&quot;&amp;[$Step1_GenProfile.J380]&amp;&quot;,&quot;;&quot;&quot;)">
            <text:p/>
          </table:table-cell>
          <table:table-cell table:style-name="ce20" table:formula="of:=IF([$Step1_GenProfile.H380]; [$Step1_GenProfile.I380]*60;&quot;&quot;)">
            <text:p/>
          </table:table-cell>
          <table:table-cell table:style-name="ce20" table:formula="of:=IF([$Step1_GenProfile.H380]; IF([$Step1_GenProfile.M38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1]; &quot;new double[]{&quot;&amp;[$Step1_GenProfile.J381]&amp;&quot;,&quot;;&quot;&quot;)">
            <text:p/>
          </table:table-cell>
          <table:table-cell table:style-name="ce20" table:formula="of:=IF([$Step1_GenProfile.H381]; [$Step1_GenProfile.I381]*60;&quot;&quot;)">
            <text:p/>
          </table:table-cell>
          <table:table-cell table:style-name="ce20" table:formula="of:=IF([$Step1_GenProfile.H381]; IF([$Step1_GenProfile.M38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2]; &quot;new double[]{&quot;&amp;[$Step1_GenProfile.J382]&amp;&quot;,&quot;;&quot;&quot;)">
            <text:p/>
          </table:table-cell>
          <table:table-cell table:style-name="ce20" table:formula="of:=IF([$Step1_GenProfile.H382]; [$Step1_GenProfile.I382]*60;&quot;&quot;)">
            <text:p/>
          </table:table-cell>
          <table:table-cell table:style-name="ce20" table:formula="of:=IF([$Step1_GenProfile.H382]; IF([$Step1_GenProfile.M38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3]; &quot;new double[]{&quot;&amp;[$Step1_GenProfile.J383]&amp;&quot;,&quot;;&quot;&quot;)">
            <text:p/>
          </table:table-cell>
          <table:table-cell table:style-name="ce20" table:formula="of:=IF([$Step1_GenProfile.H383]; [$Step1_GenProfile.I383]*60;&quot;&quot;)">
            <text:p/>
          </table:table-cell>
          <table:table-cell table:style-name="ce20" table:formula="of:=IF([$Step1_GenProfile.H383]; IF([$Step1_GenProfile.M38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4]; &quot;new double[]{&quot;&amp;[$Step1_GenProfile.J384]&amp;&quot;,&quot;;&quot;&quot;)">
            <text:p/>
          </table:table-cell>
          <table:table-cell table:style-name="ce20" table:formula="of:=IF([$Step1_GenProfile.H384]; [$Step1_GenProfile.I384]*60;&quot;&quot;)">
            <text:p/>
          </table:table-cell>
          <table:table-cell table:style-name="ce20" table:formula="of:=IF([$Step1_GenProfile.H384]; IF([$Step1_GenProfile.M38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5]; &quot;new double[]{&quot;&amp;[$Step1_GenProfile.J385]&amp;&quot;,&quot;;&quot;&quot;)">
            <text:p/>
          </table:table-cell>
          <table:table-cell table:style-name="ce20" table:formula="of:=IF([$Step1_GenProfile.H385]; [$Step1_GenProfile.I385]*60;&quot;&quot;)">
            <text:p/>
          </table:table-cell>
          <table:table-cell table:style-name="ce20" table:formula="of:=IF([$Step1_GenProfile.H385]; IF([$Step1_GenProfile.M38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6]; &quot;new double[]{&quot;&amp;[$Step1_GenProfile.J386]&amp;&quot;,&quot;;&quot;&quot;)">
            <text:p/>
          </table:table-cell>
          <table:table-cell table:style-name="ce20" table:formula="of:=IF([$Step1_GenProfile.H386]; [$Step1_GenProfile.I386]*60;&quot;&quot;)">
            <text:p/>
          </table:table-cell>
          <table:table-cell table:style-name="ce20" table:formula="of:=IF([$Step1_GenProfile.H386]; IF([$Step1_GenProfile.M38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7]; &quot;new double[]{&quot;&amp;[$Step1_GenProfile.J387]&amp;&quot;,&quot;;&quot;&quot;)">
            <text:p/>
          </table:table-cell>
          <table:table-cell table:style-name="ce20" table:formula="of:=IF([$Step1_GenProfile.H387]; [$Step1_GenProfile.I387]*60;&quot;&quot;)">
            <text:p/>
          </table:table-cell>
          <table:table-cell table:style-name="ce20" table:formula="of:=IF([$Step1_GenProfile.H387]; IF([$Step1_GenProfile.M38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8]; &quot;new double[]{&quot;&amp;[$Step1_GenProfile.J388]&amp;&quot;,&quot;;&quot;&quot;)">
            <text:p/>
          </table:table-cell>
          <table:table-cell table:style-name="ce20" table:formula="of:=IF([$Step1_GenProfile.H388]; [$Step1_GenProfile.I388]*60;&quot;&quot;)">
            <text:p/>
          </table:table-cell>
          <table:table-cell table:style-name="ce20" table:formula="of:=IF([$Step1_GenProfile.H388]; IF([$Step1_GenProfile.M38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89]; &quot;new double[]{&quot;&amp;[$Step1_GenProfile.J389]&amp;&quot;,&quot;;&quot;&quot;)">
            <text:p/>
          </table:table-cell>
          <table:table-cell table:style-name="ce20" table:formula="of:=IF([$Step1_GenProfile.H389]; [$Step1_GenProfile.I389]*60;&quot;&quot;)">
            <text:p/>
          </table:table-cell>
          <table:table-cell table:style-name="ce20" table:formula="of:=IF([$Step1_GenProfile.H389]; IF([$Step1_GenProfile.M38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0]; &quot;new double[]{&quot;&amp;[$Step1_GenProfile.J390]&amp;&quot;,&quot;;&quot;&quot;)">
            <text:p/>
          </table:table-cell>
          <table:table-cell table:style-name="ce20" table:formula="of:=IF([$Step1_GenProfile.H390]; [$Step1_GenProfile.I390]*60;&quot;&quot;)">
            <text:p/>
          </table:table-cell>
          <table:table-cell table:style-name="ce20" table:formula="of:=IF([$Step1_GenProfile.H390]; IF([$Step1_GenProfile.M39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1]; &quot;new double[]{&quot;&amp;[$Step1_GenProfile.J391]&amp;&quot;,&quot;;&quot;&quot;)">
            <text:p/>
          </table:table-cell>
          <table:table-cell table:style-name="ce20" table:formula="of:=IF([$Step1_GenProfile.H391]; [$Step1_GenProfile.I391]*60;&quot;&quot;)">
            <text:p/>
          </table:table-cell>
          <table:table-cell table:style-name="ce20" table:formula="of:=IF([$Step1_GenProfile.H391]; IF([$Step1_GenProfile.M39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2]; &quot;new double[]{&quot;&amp;[$Step1_GenProfile.J392]&amp;&quot;,&quot;;&quot;&quot;)">
            <text:p/>
          </table:table-cell>
          <table:table-cell table:style-name="ce20" table:formula="of:=IF([$Step1_GenProfile.H392]; [$Step1_GenProfile.I392]*60;&quot;&quot;)">
            <text:p/>
          </table:table-cell>
          <table:table-cell table:style-name="ce20" table:formula="of:=IF([$Step1_GenProfile.H392]; IF([$Step1_GenProfile.M39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3]; &quot;new double[]{&quot;&amp;[$Step1_GenProfile.J393]&amp;&quot;,&quot;;&quot;&quot;)">
            <text:p/>
          </table:table-cell>
          <table:table-cell table:style-name="ce20" table:formula="of:=IF([$Step1_GenProfile.H393]; [$Step1_GenProfile.I393]*60;&quot;&quot;)">
            <text:p/>
          </table:table-cell>
          <table:table-cell table:style-name="ce20" table:formula="of:=IF([$Step1_GenProfile.H393]; IF([$Step1_GenProfile.M39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4]; &quot;new double[]{&quot;&amp;[$Step1_GenProfile.J394]&amp;&quot;,&quot;;&quot;&quot;)">
            <text:p/>
          </table:table-cell>
          <table:table-cell table:style-name="ce20" table:formula="of:=IF([$Step1_GenProfile.H394]; [$Step1_GenProfile.I394]*60;&quot;&quot;)">
            <text:p/>
          </table:table-cell>
          <table:table-cell table:style-name="ce20" table:formula="of:=IF([$Step1_GenProfile.H394]; IF([$Step1_GenProfile.M39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5]; &quot;new double[]{&quot;&amp;[$Step1_GenProfile.J395]&amp;&quot;,&quot;;&quot;&quot;)">
            <text:p/>
          </table:table-cell>
          <table:table-cell table:style-name="ce20" table:formula="of:=IF([$Step1_GenProfile.H395]; [$Step1_GenProfile.I395]*60;&quot;&quot;)">
            <text:p/>
          </table:table-cell>
          <table:table-cell table:style-name="ce20" table:formula="of:=IF([$Step1_GenProfile.H395]; IF([$Step1_GenProfile.M39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6]; &quot;new double[]{&quot;&amp;[$Step1_GenProfile.J396]&amp;&quot;,&quot;;&quot;&quot;)">
            <text:p/>
          </table:table-cell>
          <table:table-cell table:style-name="ce20" table:formula="of:=IF([$Step1_GenProfile.H396]; [$Step1_GenProfile.I396]*60;&quot;&quot;)">
            <text:p/>
          </table:table-cell>
          <table:table-cell table:style-name="ce20" table:formula="of:=IF([$Step1_GenProfile.H396]; IF([$Step1_GenProfile.M39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7]; &quot;new double[]{&quot;&amp;[$Step1_GenProfile.J397]&amp;&quot;,&quot;;&quot;&quot;)">
            <text:p/>
          </table:table-cell>
          <table:table-cell table:style-name="ce20" table:formula="of:=IF([$Step1_GenProfile.H397]; [$Step1_GenProfile.I397]*60;&quot;&quot;)">
            <text:p/>
          </table:table-cell>
          <table:table-cell table:style-name="ce20" table:formula="of:=IF([$Step1_GenProfile.H397]; IF([$Step1_GenProfile.M39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8]; &quot;new double[]{&quot;&amp;[$Step1_GenProfile.J398]&amp;&quot;,&quot;;&quot;&quot;)">
            <text:p/>
          </table:table-cell>
          <table:table-cell table:style-name="ce20" table:formula="of:=IF([$Step1_GenProfile.H398]; [$Step1_GenProfile.I398]*60;&quot;&quot;)">
            <text:p/>
          </table:table-cell>
          <table:table-cell table:style-name="ce20" table:formula="of:=IF([$Step1_GenProfile.H398]; IF([$Step1_GenProfile.M39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399]; &quot;new double[]{&quot;&amp;[$Step1_GenProfile.J399]&amp;&quot;,&quot;;&quot;&quot;)">
            <text:p/>
          </table:table-cell>
          <table:table-cell table:style-name="ce20" table:formula="of:=IF([$Step1_GenProfile.H399]; [$Step1_GenProfile.I399]*60;&quot;&quot;)">
            <text:p/>
          </table:table-cell>
          <table:table-cell table:style-name="ce20" table:formula="of:=IF([$Step1_GenProfile.H399]; IF([$Step1_GenProfile.M39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0]; &quot;new double[]{&quot;&amp;[$Step1_GenProfile.J400]&amp;&quot;,&quot;;&quot;&quot;)">
            <text:p/>
          </table:table-cell>
          <table:table-cell table:style-name="ce20" table:formula="of:=IF([$Step1_GenProfile.H400]; [$Step1_GenProfile.I400]*60;&quot;&quot;)">
            <text:p/>
          </table:table-cell>
          <table:table-cell table:style-name="ce20" table:formula="of:=IF([$Step1_GenProfile.H400]; IF([$Step1_GenProfile.M40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1]; &quot;new double[]{&quot;&amp;[$Step1_GenProfile.J401]&amp;&quot;,&quot;;&quot;&quot;)">
            <text:p/>
          </table:table-cell>
          <table:table-cell table:style-name="ce20" table:formula="of:=IF([$Step1_GenProfile.H401]; [$Step1_GenProfile.I401]*60;&quot;&quot;)">
            <text:p/>
          </table:table-cell>
          <table:table-cell table:style-name="ce20" table:formula="of:=IF([$Step1_GenProfile.H401]; IF([$Step1_GenProfile.M40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2]; &quot;new double[]{&quot;&amp;[$Step1_GenProfile.J402]&amp;&quot;,&quot;;&quot;&quot;)">
            <text:p/>
          </table:table-cell>
          <table:table-cell table:style-name="ce20" table:formula="of:=IF([$Step1_GenProfile.H402]; [$Step1_GenProfile.I402]*60;&quot;&quot;)">
            <text:p/>
          </table:table-cell>
          <table:table-cell table:style-name="ce20" table:formula="of:=IF([$Step1_GenProfile.H402]; IF([$Step1_GenProfile.M40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3]; &quot;new double[]{&quot;&amp;[$Step1_GenProfile.J403]&amp;&quot;,&quot;;&quot;&quot;)">
            <text:p/>
          </table:table-cell>
          <table:table-cell table:style-name="ce20" table:formula="of:=IF([$Step1_GenProfile.H403]; [$Step1_GenProfile.I403]*60;&quot;&quot;)">
            <text:p/>
          </table:table-cell>
          <table:table-cell table:style-name="ce20" table:formula="of:=IF([$Step1_GenProfile.H403]; IF([$Step1_GenProfile.M40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4]; &quot;new double[]{&quot;&amp;[$Step1_GenProfile.J404]&amp;&quot;,&quot;;&quot;&quot;)">
            <text:p/>
          </table:table-cell>
          <table:table-cell table:style-name="ce20" table:formula="of:=IF([$Step1_GenProfile.H404]; [$Step1_GenProfile.I404]*60;&quot;&quot;)">
            <text:p/>
          </table:table-cell>
          <table:table-cell table:style-name="ce20" table:formula="of:=IF([$Step1_GenProfile.H404]; IF([$Step1_GenProfile.M40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5]; &quot;new double[]{&quot;&amp;[$Step1_GenProfile.J405]&amp;&quot;,&quot;;&quot;&quot;)">
            <text:p/>
          </table:table-cell>
          <table:table-cell table:style-name="ce20" table:formula="of:=IF([$Step1_GenProfile.H405]; [$Step1_GenProfile.I405]*60;&quot;&quot;)">
            <text:p/>
          </table:table-cell>
          <table:table-cell table:style-name="ce20" table:formula="of:=IF([$Step1_GenProfile.H405]; IF([$Step1_GenProfile.M40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6]; &quot;new double[]{&quot;&amp;[$Step1_GenProfile.J406]&amp;&quot;,&quot;;&quot;&quot;)">
            <text:p/>
          </table:table-cell>
          <table:table-cell table:style-name="ce20" table:formula="of:=IF([$Step1_GenProfile.H406]; [$Step1_GenProfile.I406]*60;&quot;&quot;)">
            <text:p/>
          </table:table-cell>
          <table:table-cell table:style-name="ce20" table:formula="of:=IF([$Step1_GenProfile.H406]; IF([$Step1_GenProfile.M40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7]; &quot;new double[]{&quot;&amp;[$Step1_GenProfile.J407]&amp;&quot;,&quot;;&quot;&quot;)">
            <text:p/>
          </table:table-cell>
          <table:table-cell table:style-name="ce20" table:formula="of:=IF([$Step1_GenProfile.H407]; [$Step1_GenProfile.I407]*60;&quot;&quot;)">
            <text:p/>
          </table:table-cell>
          <table:table-cell table:style-name="ce20" table:formula="of:=IF([$Step1_GenProfile.H407]; IF([$Step1_GenProfile.M40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8]; &quot;new double[]{&quot;&amp;[$Step1_GenProfile.J408]&amp;&quot;,&quot;;&quot;&quot;)">
            <text:p/>
          </table:table-cell>
          <table:table-cell table:style-name="ce20" table:formula="of:=IF([$Step1_GenProfile.H408]; [$Step1_GenProfile.I408]*60;&quot;&quot;)">
            <text:p/>
          </table:table-cell>
          <table:table-cell table:style-name="ce20" table:formula="of:=IF([$Step1_GenProfile.H408]; IF([$Step1_GenProfile.M40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09]; &quot;new double[]{&quot;&amp;[$Step1_GenProfile.J409]&amp;&quot;,&quot;;&quot;&quot;)">
            <text:p/>
          </table:table-cell>
          <table:table-cell table:style-name="ce20" table:formula="of:=IF([$Step1_GenProfile.H409]; [$Step1_GenProfile.I409]*60;&quot;&quot;)">
            <text:p/>
          </table:table-cell>
          <table:table-cell table:style-name="ce20" table:formula="of:=IF([$Step1_GenProfile.H409]; IF([$Step1_GenProfile.M40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0]; &quot;new double[]{&quot;&amp;[$Step1_GenProfile.J410]&amp;&quot;,&quot;;&quot;&quot;)">
            <text:p/>
          </table:table-cell>
          <table:table-cell table:style-name="ce20" table:formula="of:=IF([$Step1_GenProfile.H410]; [$Step1_GenProfile.I410]*60;&quot;&quot;)">
            <text:p/>
          </table:table-cell>
          <table:table-cell table:style-name="ce20" table:formula="of:=IF([$Step1_GenProfile.H410]; IF([$Step1_GenProfile.M41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1]; &quot;new double[]{&quot;&amp;[$Step1_GenProfile.J411]&amp;&quot;,&quot;;&quot;&quot;)">
            <text:p/>
          </table:table-cell>
          <table:table-cell table:style-name="ce20" table:formula="of:=IF([$Step1_GenProfile.H411]; [$Step1_GenProfile.I411]*60;&quot;&quot;)">
            <text:p/>
          </table:table-cell>
          <table:table-cell table:style-name="ce20" table:formula="of:=IF([$Step1_GenProfile.H411]; IF([$Step1_GenProfile.M41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2]; &quot;new double[]{&quot;&amp;[$Step1_GenProfile.J412]&amp;&quot;,&quot;;&quot;&quot;)">
            <text:p/>
          </table:table-cell>
          <table:table-cell table:style-name="ce20" table:formula="of:=IF([$Step1_GenProfile.H412]; [$Step1_GenProfile.I412]*60;&quot;&quot;)">
            <text:p/>
          </table:table-cell>
          <table:table-cell table:style-name="ce20" table:formula="of:=IF([$Step1_GenProfile.H412]; IF([$Step1_GenProfile.M41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3]; &quot;new double[]{&quot;&amp;[$Step1_GenProfile.J413]&amp;&quot;,&quot;;&quot;&quot;)">
            <text:p/>
          </table:table-cell>
          <table:table-cell table:style-name="ce20" table:formula="of:=IF([$Step1_GenProfile.H413]; [$Step1_GenProfile.I413]*60;&quot;&quot;)">
            <text:p/>
          </table:table-cell>
          <table:table-cell table:style-name="ce20" table:formula="of:=IF([$Step1_GenProfile.H413]; IF([$Step1_GenProfile.M41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4]; &quot;new double[]{&quot;&amp;[$Step1_GenProfile.J414]&amp;&quot;,&quot;;&quot;&quot;)">
            <text:p/>
          </table:table-cell>
          <table:table-cell table:style-name="ce20" table:formula="of:=IF([$Step1_GenProfile.H414]; [$Step1_GenProfile.I414]*60;&quot;&quot;)">
            <text:p/>
          </table:table-cell>
          <table:table-cell table:style-name="ce20" table:formula="of:=IF([$Step1_GenProfile.H414]; IF([$Step1_GenProfile.M41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5]; &quot;new double[]{&quot;&amp;[$Step1_GenProfile.J415]&amp;&quot;,&quot;;&quot;&quot;)">
            <text:p/>
          </table:table-cell>
          <table:table-cell table:style-name="ce20" table:formula="of:=IF([$Step1_GenProfile.H415]; [$Step1_GenProfile.I415]*60;&quot;&quot;)">
            <text:p/>
          </table:table-cell>
          <table:table-cell table:style-name="ce20" table:formula="of:=IF([$Step1_GenProfile.H415]; IF([$Step1_GenProfile.M41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6]; &quot;new double[]{&quot;&amp;[$Step1_GenProfile.J416]&amp;&quot;,&quot;;&quot;&quot;)">
            <text:p/>
          </table:table-cell>
          <table:table-cell table:style-name="ce20" table:formula="of:=IF([$Step1_GenProfile.H416]; [$Step1_GenProfile.I416]*60;&quot;&quot;)">
            <text:p/>
          </table:table-cell>
          <table:table-cell table:style-name="ce20" table:formula="of:=IF([$Step1_GenProfile.H416]; IF([$Step1_GenProfile.M41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7]; &quot;new double[]{&quot;&amp;[$Step1_GenProfile.J417]&amp;&quot;,&quot;;&quot;&quot;)">
            <text:p/>
          </table:table-cell>
          <table:table-cell table:style-name="ce20" table:formula="of:=IF([$Step1_GenProfile.H417]; [$Step1_GenProfile.I417]*60;&quot;&quot;)">
            <text:p/>
          </table:table-cell>
          <table:table-cell table:style-name="ce20" table:formula="of:=IF([$Step1_GenProfile.H417]; IF([$Step1_GenProfile.M41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8]; &quot;new double[]{&quot;&amp;[$Step1_GenProfile.J418]&amp;&quot;,&quot;;&quot;&quot;)">
            <text:p/>
          </table:table-cell>
          <table:table-cell table:style-name="ce20" table:formula="of:=IF([$Step1_GenProfile.H418]; [$Step1_GenProfile.I418]*60;&quot;&quot;)">
            <text:p/>
          </table:table-cell>
          <table:table-cell table:style-name="ce20" table:formula="of:=IF([$Step1_GenProfile.H418]; IF([$Step1_GenProfile.M41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19]; &quot;new double[]{&quot;&amp;[$Step1_GenProfile.J419]&amp;&quot;,&quot;;&quot;&quot;)">
            <text:p/>
          </table:table-cell>
          <table:table-cell table:style-name="ce20" table:formula="of:=IF([$Step1_GenProfile.H419]; [$Step1_GenProfile.I419]*60;&quot;&quot;)">
            <text:p/>
          </table:table-cell>
          <table:table-cell table:style-name="ce20" table:formula="of:=IF([$Step1_GenProfile.H419]; IF([$Step1_GenProfile.M419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0]; &quot;new double[]{&quot;&amp;[$Step1_GenProfile.J420]&amp;&quot;,&quot;;&quot;&quot;)">
            <text:p/>
          </table:table-cell>
          <table:table-cell table:style-name="ce20" table:formula="of:=IF([$Step1_GenProfile.H420]; [$Step1_GenProfile.I420]*60;&quot;&quot;)">
            <text:p/>
          </table:table-cell>
          <table:table-cell table:style-name="ce20" table:formula="of:=IF([$Step1_GenProfile.H420]; IF([$Step1_GenProfile.M420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1]; &quot;new double[]{&quot;&amp;[$Step1_GenProfile.J421]&amp;&quot;,&quot;;&quot;&quot;)">
            <text:p/>
          </table:table-cell>
          <table:table-cell table:style-name="ce20" table:formula="of:=IF([$Step1_GenProfile.H421]; [$Step1_GenProfile.I421]*60;&quot;&quot;)">
            <text:p/>
          </table:table-cell>
          <table:table-cell table:style-name="ce20" table:formula="of:=IF([$Step1_GenProfile.H421]; IF([$Step1_GenProfile.M421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2]; &quot;new double[]{&quot;&amp;[$Step1_GenProfile.J422]&amp;&quot;,&quot;;&quot;&quot;)">
            <text:p/>
          </table:table-cell>
          <table:table-cell table:style-name="ce20" table:formula="of:=IF([$Step1_GenProfile.H422]; [$Step1_GenProfile.I422]*60;&quot;&quot;)">
            <text:p/>
          </table:table-cell>
          <table:table-cell table:style-name="ce20" table:formula="of:=IF([$Step1_GenProfile.H422]; IF([$Step1_GenProfile.M422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3]; &quot;new double[]{&quot;&amp;[$Step1_GenProfile.J423]&amp;&quot;,&quot;;&quot;&quot;)">
            <text:p/>
          </table:table-cell>
          <table:table-cell table:style-name="ce20" table:formula="of:=IF([$Step1_GenProfile.H423]; [$Step1_GenProfile.I423]*60;&quot;&quot;)">
            <text:p/>
          </table:table-cell>
          <table:table-cell table:style-name="ce20" table:formula="of:=IF([$Step1_GenProfile.H423]; IF([$Step1_GenProfile.M423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4]; &quot;new double[]{&quot;&amp;[$Step1_GenProfile.J424]&amp;&quot;,&quot;;&quot;&quot;)">
            <text:p/>
          </table:table-cell>
          <table:table-cell table:style-name="ce20" table:formula="of:=IF([$Step1_GenProfile.H424]; [$Step1_GenProfile.I424]*60;&quot;&quot;)">
            <text:p/>
          </table:table-cell>
          <table:table-cell table:style-name="ce20" table:formula="of:=IF([$Step1_GenProfile.H424]; IF([$Step1_GenProfile.M424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5]; &quot;new double[]{&quot;&amp;[$Step1_GenProfile.J425]&amp;&quot;,&quot;;&quot;&quot;)">
            <text:p/>
          </table:table-cell>
          <table:table-cell table:style-name="ce20" table:formula="of:=IF([$Step1_GenProfile.H425]; [$Step1_GenProfile.I425]*60;&quot;&quot;)">
            <text:p/>
          </table:table-cell>
          <table:table-cell table:style-name="ce20" table:formula="of:=IF([$Step1_GenProfile.H425]; IF([$Step1_GenProfile.M425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6]; &quot;new double[]{&quot;&amp;[$Step1_GenProfile.J426]&amp;&quot;,&quot;;&quot;&quot;)">
            <text:p/>
          </table:table-cell>
          <table:table-cell table:style-name="ce20" table:formula="of:=IF([$Step1_GenProfile.H426]; [$Step1_GenProfile.I426]*60;&quot;&quot;)">
            <text:p/>
          </table:table-cell>
          <table:table-cell table:style-name="ce20" table:formula="of:=IF([$Step1_GenProfile.H426]; IF([$Step1_GenProfile.M426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7]; &quot;new double[]{&quot;&amp;[$Step1_GenProfile.J427]&amp;&quot;,&quot;;&quot;&quot;)">
            <text:p/>
          </table:table-cell>
          <table:table-cell table:style-name="ce20" table:formula="of:=IF([$Step1_GenProfile.H427]; [$Step1_GenProfile.I427]*60;&quot;&quot;)">
            <text:p/>
          </table:table-cell>
          <table:table-cell table:style-name="ce20" table:formula="of:=IF([$Step1_GenProfile.H427]; IF([$Step1_GenProfile.M427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/>
          <table:table-cell table:style-name="ce20" table:formula="of:=IF([$Step1_GenProfile.H428]; &quot;new double[]{&quot;&amp;[$Step1_GenProfile.J428]&amp;&quot;,&quot;;&quot;&quot;)">
            <text:p/>
          </table:table-cell>
          <table:table-cell table:style-name="ce20" table:formula="of:=IF([$Step1_GenProfile.H428]; [$Step1_GenProfile.I428]*60;&quot;&quot;)">
            <text:p/>
          </table:table-cell>
          <table:table-cell table:style-name="ce20" table:formula="of:=IF([$Step1_GenProfile.H428]; IF([$Step1_GenProfile.M428];&quot;}};&quot;;&quot;},&quot;); &quot;&quot;)">
            <text:p/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}}</text:p>
          </table:table-cell>
          <table:table-cell table:style-name="ce20" table:formula="of:=IF([$Step1_GenProfile.H429]; &quot;new double[]{&quot;&amp;[$Step1_GenProfile.J429]&amp;&quot;,&quot;;&quot;&quot;)">
            <text:p/>
          </table:table-cell>
          <table:table-cell table:style-name="ce20" table:formula="of:=IF([$Step1_GenProfile.H429]; [$Step1_GenProfile.I429]*60;&quot;&quot;)">
            <text:p/>
          </table:table-cell>
          <table:table-cell table:style-name="ce20" table:formula="of:=IF([$Step1_GenProfile.H429]; IF([$Step1_GenProfile.M429];&quot;}};&quot;;&quot;},&quot;); &quot;&quot;)">
            <text:p/>
          </table:table-cell>
          <table:table-cell table:number-columns-repeated="1020"/>
        </table:table-row>
        <table:table-row table:style-name="ro2" table:number-rows-repeated="10481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st" table:base-cell-address="$Step1_GenProfile.$A$1" table:cell-range-address="$Step1_GenProfile.$C$4"/>
        <table:named-range table:name="Filter1" table:base-cell-address="$Step1_GenProfile.$A$1" table:cell-range-address="$Step1_GenProfile.$C$9"/>
        <table:named-range table:name="Filter2" table:base-cell-address="$Step1_GenProfile.$A$1" table:cell-range-address="$Step1_GenProfile.$C$10"/>
        <table:named-range table:name="itp" table:base-cell-address="$Step1_GenProfile.$A$1" table:cell-range-address="$Step1_GenProfile.$C$7"/>
        <table:named-range table:name="N" table:base-cell-address="$Step1_GenProfile.$A$1" table:cell-range-address="$Step1_GenProfile.$C$11"/>
        <table:named-range table:name="Time1" table:base-cell-address="$Step1_GenProfile.$A$1" table:cell-range-address="$Step1_GenProfile.$C$5"/>
        <table:named-range table:name="Time2" table:base-cell-address="$Step1_GenProfile.$A$1" table:cell-range-address="$Step1_GenProfile.$C$6"/>
        <table:named-range table:name="Time4" table:base-cell-address="$Step1_GenProfile.$A$1" table:cell-range-address="$Step1_GenProfile.$C$8"/>
        <table:named-range table:name="Vprog" table:base-cell-address="$Step1_GenProfile.$A$1" table:cell-range-address="$Step1_GenProfile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ep2_5f_CopyCSV" style:display-name="PageStyle_Step2_Copy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_5f_HERO_5f_C_23_" style:display-name="PageStyle_Step2_Copy_HERO_C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C_2b__2b_Header" style:display-name="PageStyle_Step2_CopyC++Hea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2_5f_CopyJava" style:display-name="PageStyle_Step2_Copy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1_5f_GenProfile" style:display-name="PageStyle_Step1_Gen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z</meta:initial-creator>
    <meta:creation-date>2016-01-18T16:52:36</meta:creation-date>
    <dc:date>2018-03-07T21:37:19.596936000</dc:date>
    <meta:generator>LibreOffice/5.2.5.1$MacOSX_X86_64 LibreOffice_project/0312e1a284a7d50ca85a365c316c7abbf20a4d22</meta:generator>
    <meta:editing-duration>PT9M36S</meta:editing-duration>
    <meta:editing-cycles>2</meta:editing-cycles>
    <meta:document-statistic meta:table-count="5" meta:cell-count="912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3366cc" draw:fill-color="#3366cc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9900" draw:fill-color="#ff99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508cm" svg:height="9.816cm" xlink:href=".." xlink:type="simple" chart:class="chart:line" chart:style-name="ch1">
        <chart:title svg:x="10.074cm" svg:y="0.332cm" chart:style-name="ch2">
          <text:p>Plots</text:p>
        </chart:title>
        <chart:legend svg:x="5.094cm" svg:y="1.934cm" style:legend-expansion="custom" chartooo:width="2.635cm" chartooo:height="1.441cm" style:legend-expansion-aspect-ratio="1.82859125607217" chart:style-name="ch3"/>
        <chart:plot-area chart:style-name="ch4" table:cell-range-address="Step1_GenProfile.C26:Step1_GenProfile.C400 Step1_GenProfile.I25:Step1_GenProfile.K400" chart:data-source-has-labels="both" svg:x="0.061cm" svg:y="0.652cm" svg:width="18.739cm" svg:height="7.864cm">
          <chartooo:coordinate-region svg:x="0.774cm" svg:y="0.826cm" svg:width="17.905cm" svg:height="7.517cm"/>
          <chart:axis chart:dimension="x" chart:name="primary-x" chart:style-name="ch5" chartooo:axis-type="auto">
            <chartooo:date-scale/>
            <chart:title svg:x="9.008cm" svg:y="8.712cm" chart:style-name="ch6">
              <text:p>Time</text:p>
            </chart:title>
            <chart:categories table:cell-range-address="Step1_GenProfile.C26:Step1_GenProfile.C4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ep1_GenProfile.I26:Step1_GenProfile.I400" chart:label-cell-address="Step1_GenProfile.I25:Step1_GenProfile.I25" chart:class="chart:line">
            <chart:data-point chart:repeated="375"/>
          </chart:series>
          <chart:series chart:style-name="ch10" chart:values-cell-range-address="Step1_GenProfile.J26:Step1_GenProfile.J400" chart:label-cell-address="Step1_GenProfile.J25:Step1_GenProfile.J25" chart:class="chart:line">
            <chart:data-point chart:repeated="375"/>
          </chart:series>
          <chart:series chart:style-name="ch11" chart:values-cell-range-address="Step1_GenProfile.K26:Step1_GenProfile.K400" chart:label-cell-address="Step1_GenProfile.K25:Step1_GenProfile.K25" chart:class="chart:line">
            <chart:data-point chart:repeated="3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 (X/sec)</text:p>
                <draw:g>
                  <svg:desc>Step1_GenProfile.I25:Step1_GenProfile.I25</svg:desc>
                </draw:g>
              </table:table-cell>
              <table:table-cell office:value-type="string">
                <text:p>Pos(X)</text:p>
                <draw:g>
                  <svg:desc>Step1_GenProfile.J25:Step1_GenProfile.J25</svg:desc>
                </draw:g>
              </table:table-cell>
              <table:table-cell office:value-type="string">
                <text:p>Acc</text:p>
                <draw:g>
                  <svg:desc>Step1_GenProfile.K25:Step1_GenProfile.K2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ep1_GenProfile.C26:Step1_GenProfile.C400</svg:desc>
                </draw:g>
              </table:table-cell>
              <table:table-cell office:value-type="float" office:value="0">
                <text:p>0</text:p>
                <draw:g>
                  <svg:desc>Step1_GenProfile.I26:Step1_GenProfile.I400</svg:desc>
                </draw:g>
              </table:table-cell>
              <table:table-cell office:value-type="float" office:value="0">
                <text:p>0</text:p>
                <draw:g>
                  <svg:desc>Step1_GenProfile.J26:Step1_GenProfile.J400</svg:desc>
                </draw:g>
              </table:table-cell>
              <table:table-cell office:value-type="float" office:value="0">
                <text:p>0</text:p>
                <draw:g>
                  <svg:desc>Step1_GenProfile.K26:Step1_GenProfile.K400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26984126984127">
                <text:p>0.0126984126984127</text:p>
              </table:table-cell>
              <table:table-cell office:value-type="float" office:value="0.0000634920634920635">
                <text:p>0.0000634920634920635</text:p>
              </table:table-cell>
              <table:table-cell office:value-type="float" office:value="1.26984126984127">
                <text:p>1.2698412698412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0.000285714285714286">
                <text:p>0.000285714285714286</text:p>
              </table:table-cell>
              <table:table-cell office:value-type="float" office:value="1.90476190476191">
                <text:p>1.9047619047619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00073015873015873">
                <text:p>0.00073015873015873</text:p>
              </table:table-cell>
              <table:table-cell office:value-type="float" office:value="2.53968253968254">
                <text:p>2.53968253968254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0146031746031746">
                <text:p>0.00146031746031746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0.00253968253968254">
                <text:p>0.00253968253968254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00403174603174603">
                <text:p>0.00403174603174603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06">
                <text:p>0.006</text:p>
              </table:table-cell>
              <table:table-cell office:value-type="float" office:value="5.07936507936508">
                <text:p>5.0793650793650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279365079365079">
                <text:p>0.279365079365079</text:p>
              </table:table-cell>
              <table:table-cell office:value-type="float" office:value="0.00850793650793651">
                <text:p>0.00850793650793651</text:p>
              </table:table-cell>
              <table:table-cell office:value-type="float" office:value="5.71428571428572">
                <text:p>5.7142857142857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0116190476190476">
                <text:p>0.0116190476190476</text:p>
              </table:table-cell>
              <table:table-cell office:value-type="float" office:value="6.34920634920635">
                <text:p>6.3492063492063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0153968253968254">
                <text:p>0.0153968253968254</text:p>
              </table:table-cell>
              <table:table-cell office:value-type="float" office:value="6.98412698412698">
                <text:p>6.9841269841269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0199047619047619">
                <text:p>0.0199047619047619</text:p>
              </table:table-cell>
              <table:table-cell office:value-type="float" office:value="7.61904761904761">
                <text:p>7.6190476190476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0252063492063492">
                <text:p>0.0252063492063492</text:p>
              </table:table-cell>
              <table:table-cell office:value-type="float" office:value="8.25396825396826">
                <text:p>8.2539682539682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66031746031746">
                <text:p>0.66031746031746</text:p>
              </table:table-cell>
              <table:table-cell office:value-type="float" office:value="0.0313650793650794">
                <text:p>0.0313650793650794</text:p>
              </table:table-cell>
              <table:table-cell office:value-type="float" office:value="8.88888888888888">
                <text:p>8.8888888888888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0384444444444444">
                <text:p>0.0384444444444444</text:p>
              </table:table-cell>
              <table:table-cell office:value-type="float" office:value="9.52380952380953">
                <text:p>9.5238095238095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465079365079365">
                <text:p>0.0465079365079365</text:p>
              </table:table-cell>
              <table:table-cell office:value-type="float" office:value="10.1587301587301">
                <text:p>10.158730158730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965079365079365">
                <text:p>0.965079365079365</text:p>
              </table:table-cell>
              <table:table-cell office:value-type="float" office:value="0.0556190476190476">
                <text:p>0.0556190476190476</text:p>
              </table:table-cell>
              <table:table-cell office:value-type="float" office:value="10.7936507936508">
                <text:p>10.793650793650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.07936507936508">
                <text:p>1.07936507936508</text:p>
              </table:table-cell>
              <table:table-cell office:value-type="float" office:value="0.0658412698412698">
                <text:p>0.0658412698412698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2">
                <text:p>1.2</text:p>
              </table:table-cell>
              <table:table-cell office:value-type="float" office:value="0.0772380952380952">
                <text:p>0.0772380952380952</text:p>
              </table:table-cell>
              <table:table-cell office:value-type="float" office:value="12.063492063492">
                <text:p>12.06349206349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.32698412698413">
                <text:p>1.32698412698413</text:p>
              </table:table-cell>
              <table:table-cell office:value-type="float" office:value="0.0898730158730159">
                <text:p>0.0898730158730159</text:p>
              </table:table-cell>
              <table:table-cell office:value-type="float" office:value="12.6984126984127">
                <text:p>12.69841269841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46031746031746">
                <text:p>1.46031746031746</text:p>
              </table:table-cell>
              <table:table-cell office:value-type="float" office:value="0.103809523809524">
                <text:p>0.103809523809524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.59365079365079">
                <text:p>1.59365079365079</text:p>
              </table:table-cell>
              <table:table-cell office:value-type="float" office:value="0.119079365079365">
                <text:p>0.11907936507936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72698412698413">
                <text:p>1.72698412698413</text:p>
              </table:table-cell>
              <table:table-cell office:value-type="float" office:value="0.13568253968254">
                <text:p>0.13568253968254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.86031746031746">
                <text:p>1.86031746031746</text:p>
              </table:table-cell>
              <table:table-cell office:value-type="float" office:value="0.153619047619048">
                <text:p>0.153619047619048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99365079365079">
                <text:p>1.99365079365079</text:p>
              </table:table-cell>
              <table:table-cell office:value-type="float" office:value="0.172888888888889">
                <text:p>0.172888888888889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.12698412698413">
                <text:p>2.12698412698413</text:p>
              </table:table-cell>
              <table:table-cell office:value-type="float" office:value="0.193492063492064">
                <text:p>0.193492063492064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.26031746031746">
                <text:p>2.26031746031746</text:p>
              </table:table-cell>
              <table:table-cell office:value-type="float" office:value="0.215428571428571">
                <text:p>0.215428571428571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.39365079365079">
                <text:p>2.39365079365079</text:p>
              </table:table-cell>
              <table:table-cell office:value-type="float" office:value="0.238698412698413">
                <text:p>0.238698412698413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.52698412698413">
                <text:p>2.52698412698413</text:p>
              </table:table-cell>
              <table:table-cell office:value-type="float" office:value="0.263301587301587">
                <text:p>0.263301587301587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.66031746031746">
                <text:p>2.66031746031746</text:p>
              </table:table-cell>
              <table:table-cell office:value-type="float" office:value="0.289238095238095">
                <text:p>0.289238095238095</text:p>
              </table:table-cell>
              <table:table-cell office:value-type="float" office:value="13.3333333333334">
                <text:p>13.33333333333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79365079365079">
                <text:p>2.79365079365079</text:p>
              </table:table-cell>
              <table:table-cell office:value-type="float" office:value="0.316507936507936">
                <text:p>0.316507936507936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.91428571428571">
                <text:p>2.91428571428571</text:p>
              </table:table-cell>
              <table:table-cell office:value-type="float" office:value="0.345047619047619">
                <text:p>0.345047619047619</text:p>
              </table:table-cell>
              <table:table-cell office:value-type="float" office:value="12.0634920634921">
                <text:p>12.063492063492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3.02857142857143">
                <text:p>3.02857142857143</text:p>
              </table:table-cell>
              <table:table-cell office:value-type="float" office:value="0.374761904761905">
                <text:p>0.374761904761905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3.13650793650794">
                <text:p>3.13650793650794</text:p>
              </table:table-cell>
              <table:table-cell office:value-type="float" office:value="0.405587301587302">
                <text:p>0.405587301587302</text:p>
              </table:table-cell>
              <table:table-cell office:value-type="float" office:value="10.7936507936508">
                <text:p>10.793650793650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3.23809523809524">
                <text:p>3.23809523809524</text:p>
              </table:table-cell>
              <table:table-cell office:value-type="float" office:value="0.437460317460317">
                <text:p>0.437460317460317</text:p>
              </table:table-cell>
              <table:table-cell office:value-type="float" office:value="10.1587301587301">
                <text:p>10.158730158730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7031746031746">
                <text:p>0.47031746031746</text:p>
              </table:table-cell>
              <table:table-cell office:value-type="float" office:value="9.52380952380953">
                <text:p>9.5238095238095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3.42222222222222">
                <text:p>3.42222222222222</text:p>
              </table:table-cell>
              <table:table-cell office:value-type="float" office:value="0.504095238095238">
                <text:p>0.504095238095238</text:p>
              </table:table-cell>
              <table:table-cell office:value-type="float" office:value="8.88888888888886">
                <text:p>8.8888888888888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3.5047619047619">
                <text:p>3.5047619047619</text:p>
              </table:table-cell>
              <table:table-cell office:value-type="float" office:value="0.538730158730159">
                <text:p>0.538730158730159</text:p>
              </table:table-cell>
              <table:table-cell office:value-type="float" office:value="8.25396825396822">
                <text:p>8.2539682539682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3.58095238095238">
                <text:p>3.58095238095238</text:p>
              </table:table-cell>
              <table:table-cell office:value-type="float" office:value="0.57415873015873">
                <text:p>0.57415873015873</text:p>
              </table:table-cell>
              <table:table-cell office:value-type="float" office:value="7.61904761904759">
                <text:p>7.6190476190475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.65079365079365">
                <text:p>3.65079365079365</text:p>
              </table:table-cell>
              <table:table-cell office:value-type="float" office:value="0.61031746031746">
                <text:p>0.61031746031746</text:p>
              </table:table-cell>
              <table:table-cell office:value-type="float" office:value="6.98412698412709">
                <text:p>6.984126984127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0.647142857142857">
                <text:p>0.647142857142857</text:p>
              </table:table-cell>
              <table:table-cell office:value-type="float" office:value="6.34920634920633">
                <text:p>6.3492063492063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3.77142857142857">
                <text:p>3.77142857142857</text:p>
              </table:table-cell>
              <table:table-cell office:value-type="float" office:value="0.684571428571429">
                <text:p>0.684571428571429</text:p>
              </table:table-cell>
              <table:table-cell office:value-type="float" office:value="5.71428571428569">
                <text:p>5.7142857142856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3.82222222222222">
                <text:p>3.82222222222222</text:p>
              </table:table-cell>
              <table:table-cell office:value-type="float" office:value="0.722539682539683">
                <text:p>0.722539682539683</text:p>
              </table:table-cell>
              <table:table-cell office:value-type="float" office:value="5.07936507936506">
                <text:p>5.0793650793650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0.760984126984127">
                <text:p>0.760984126984127</text:p>
              </table:table-cell>
              <table:table-cell office:value-type="float" office:value="4.44444444444447">
                <text:p>4.44444444444447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3.9047619047619">
                <text:p>3.9047619047619</text:p>
              </table:table-cell>
              <table:table-cell office:value-type="float" office:value="0.79984126984127">
                <text:p>0.79984126984127</text:p>
              </table:table-cell>
              <table:table-cell office:value-type="float" office:value="3.80952380952375">
                <text:p>3.809523809523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.93650793650794">
                <text:p>3.93650793650794</text:p>
              </table:table-cell>
              <table:table-cell office:value-type="float" office:value="0.839047619047619">
                <text:p>0.839047619047619</text:p>
              </table:table-cell>
              <table:table-cell office:value-type="float" office:value="3.17460317460325">
                <text:p>3.1746031746032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3.96190476190476">
                <text:p>3.96190476190476</text:p>
              </table:table-cell>
              <table:table-cell office:value-type="float" office:value="0.878539682539683">
                <text:p>0.878539682539683</text:p>
              </table:table-cell>
              <table:table-cell office:value-type="float" office:value="2.53968253968244">
                <text:p>2.5396825396824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3.98095238095238">
                <text:p>3.98095238095238</text:p>
              </table:table-cell>
              <table:table-cell office:value-type="float" office:value="0.918253968253968">
                <text:p>0.918253968253968</text:p>
              </table:table-cell>
              <table:table-cell office:value-type="float" office:value="1.90476190476203">
                <text:p>1.9047619047620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3.99365079365079">
                <text:p>3.99365079365079</text:p>
              </table:table-cell>
              <table:table-cell office:value-type="float" office:value="0.958126984126984">
                <text:p>0.958126984126984</text:p>
              </table:table-cell>
              <table:table-cell office:value-type="float" office:value="1.26984126984118">
                <text:p>1.2698412698411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  <table:table-cell office:value-type="float" office:value="0.998095238095238">
                <text:p>0.998095238095238</text:p>
              </table:table-cell>
              <table:table-cell office:value-type="float" office:value="0.634920634920677">
                <text:p>0.6349206349206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1.03809523809524">
                <text:p>1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  <table:table-cell office:value-type="float" office:value="1.07809523809524">
                <text:p>1.0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  <table:table-cell office:value-type="float" office:value="1.11809523809524">
                <text:p>1.1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4">
                <text:p>4</text:p>
              </table:table-cell>
              <table:table-cell office:value-type="float" office:value="1.15809523809524">
                <text:p>1.1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4">
                <text:p>4</text:p>
              </table:table-cell>
              <table:table-cell office:value-type="float" office:value="1.19809523809524">
                <text:p>1.1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">
                <text:p>4</text:p>
              </table:table-cell>
              <table:table-cell office:value-type="float" office:value="1.23809523809524">
                <text:p>1.2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  <table:table-cell office:value-type="float" office:value="1.27809523809524">
                <text:p>1.2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1.31809523809524">
                <text:p>1.3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4">
                <text:p>4</text:p>
              </table:table-cell>
              <table:table-cell office:value-type="float" office:value="1.35809523809524">
                <text:p>1.3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1.39809523809524">
                <text:p>1.3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1.43809523809524">
                <text:p>1.4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  <table:table-cell office:value-type="float" office:value="1.47809523809524">
                <text:p>1.4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  <table:table-cell office:value-type="float" office:value="1.51809523809524">
                <text:p>1.5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4">
                <text:p>4</text:p>
              </table:table-cell>
              <table:table-cell office:value-type="float" office:value="1.55809523809524">
                <text:p>1.5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4">
                <text:p>4</text:p>
              </table:table-cell>
              <table:table-cell office:value-type="float" office:value="1.59809523809524">
                <text:p>1.5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">
                <text:p>4</text:p>
              </table:table-cell>
              <table:table-cell office:value-type="float" office:value="1.63809523809524">
                <text:p>1.6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4">
                <text:p>4</text:p>
              </table:table-cell>
              <table:table-cell office:value-type="float" office:value="1.67809523809524">
                <text:p>1.6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  <table:table-cell office:value-type="float" office:value="1.71809523809524">
                <text:p>1.7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1.75809523809524">
                <text:p>1.7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  <table:table-cell office:value-type="float" office:value="1.79809523809524">
                <text:p>1.7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1.83809523809524">
                <text:p>1.8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4">
                <text:p>4</text:p>
              </table:table-cell>
              <table:table-cell office:value-type="float" office:value="1.87809523809524">
                <text:p>1.8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1.91809523809524">
                <text:p>1.9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4">
                <text:p>4</text:p>
              </table:table-cell>
              <table:table-cell office:value-type="float" office:value="1.95809523809524">
                <text:p>1.9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4">
                <text:p>4</text:p>
              </table:table-cell>
              <table:table-cell office:value-type="float" office:value="1.99809523809524">
                <text:p>1.9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">
                <text:p>4</text:p>
              </table:table-cell>
              <table:table-cell office:value-type="float" office:value="2.07809523809524">
                <text:p>2.0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">
                <text:p>4</text:p>
              </table:table-cell>
              <table:table-cell office:value-type="float" office:value="2.11809523809524">
                <text:p>2.1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2.15809523809524">
                <text:p>2.1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2.19809523809524">
                <text:p>2.1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2.23809523809524">
                <text:p>2.2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2.27809523809524">
                <text:p>2.2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2.31809523809524">
                <text:p>2.3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">
                <text:p>4</text:p>
              </table:table-cell>
              <table:table-cell office:value-type="float" office:value="2.35809523809524">
                <text:p>2.3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  <table:table-cell office:value-type="float" office:value="2.39809523809524">
                <text:p>2.3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2.43809523809524">
                <text:p>2.4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">
                <text:p>4</text:p>
              </table:table-cell>
              <table:table-cell office:value-type="float" office:value="2.47809523809524">
                <text:p>2.4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">
                <text:p>4</text:p>
              </table:table-cell>
              <table:table-cell office:value-type="float" office:value="2.51809523809524">
                <text:p>2.5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  <table:table-cell office:value-type="float" office:value="2.55809523809524">
                <text:p>2.5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">
                <text:p>4</text:p>
              </table:table-cell>
              <table:table-cell office:value-type="float" office:value="2.59809523809524">
                <text:p>2.5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">
                <text:p>4</text:p>
              </table:table-cell>
              <table:table-cell office:value-type="float" office:value="2.63809523809524">
                <text:p>2.6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2.67809523809524">
                <text:p>2.6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  <table:table-cell office:value-type="float" office:value="2.71809523809524">
                <text:p>2.7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">
                <text:p>4</text:p>
              </table:table-cell>
              <table:table-cell office:value-type="float" office:value="2.75809523809524">
                <text:p>2.7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">
                <text:p>4</text:p>
              </table:table-cell>
              <table:table-cell office:value-type="float" office:value="2.79809523809524">
                <text:p>2.7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2.83809523809524">
                <text:p>2.8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">
                <text:p>4</text:p>
              </table:table-cell>
              <table:table-cell office:value-type="float" office:value="2.87809523809524">
                <text:p>2.8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">
                <text:p>4</text:p>
              </table:table-cell>
              <table:table-cell office:value-type="float" office:value="2.91809523809524">
                <text:p>2.9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">
                <text:p>4</text:p>
              </table:table-cell>
              <table:table-cell office:value-type="float" office:value="2.95809523809524">
                <text:p>2.9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">
                <text:p>4</text:p>
              </table:table-cell>
              <table:table-cell office:value-type="float" office:value="2.99809523809524">
                <text:p>2.9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3809523809524">
                <text:p>3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  <table:table-cell office:value-type="float" office:value="3.07809523809524">
                <text:p>3.0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  <table:table-cell office:value-type="float" office:value="3.11809523809524">
                <text:p>3.1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4">
                <text:p>4</text:p>
              </table:table-cell>
              <table:table-cell office:value-type="float" office:value="3.15809523809524">
                <text:p>3.1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4">
                <text:p>4</text:p>
              </table:table-cell>
              <table:table-cell office:value-type="float" office:value="3.19809523809524">
                <text:p>3.1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">
                <text:p>4</text:p>
              </table:table-cell>
              <table:table-cell office:value-type="float" office:value="3.23809523809524">
                <text:p>3.2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4">
                <text:p>4</text:p>
              </table:table-cell>
              <table:table-cell office:value-type="float" office:value="3.27809523809524">
                <text:p>3.2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4">
                <text:p>4</text:p>
              </table:table-cell>
              <table:table-cell office:value-type="float" office:value="3.31809523809524">
                <text:p>3.3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">
                <text:p>4</text:p>
              </table:table-cell>
              <table:table-cell office:value-type="float" office:value="3.35809523809524">
                <text:p>3.3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">
                <text:p>4</text:p>
              </table:table-cell>
              <table:table-cell office:value-type="float" office:value="3.39809523809524">
                <text:p>3.3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3.43809523809524">
                <text:p>3.4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">
                <text:p>4</text:p>
              </table:table-cell>
              <table:table-cell office:value-type="float" office:value="3.47809523809524">
                <text:p>3.4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">
                <text:p>4</text:p>
              </table:table-cell>
              <table:table-cell office:value-type="float" office:value="3.51809523809524">
                <text:p>3.5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">
                <text:p>4</text:p>
              </table:table-cell>
              <table:table-cell office:value-type="float" office:value="3.55809523809524">
                <text:p>3.5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">
                <text:p>4</text:p>
              </table:table-cell>
              <table:table-cell office:value-type="float" office:value="3.59809523809524">
                <text:p>3.5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4">
                <text:p>4</text:p>
              </table:table-cell>
              <table:table-cell office:value-type="float" office:value="3.63809523809524">
                <text:p>3.6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4">
                <text:p>4</text:p>
              </table:table-cell>
              <table:table-cell office:value-type="float" office:value="3.67809523809524">
                <text:p>3.6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">
                <text:p>4</text:p>
              </table:table-cell>
              <table:table-cell office:value-type="float" office:value="3.71809523809524">
                <text:p>3.7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4">
                <text:p>4</text:p>
              </table:table-cell>
              <table:table-cell office:value-type="float" office:value="3.75809523809524">
                <text:p>3.7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">
                <text:p>4</text:p>
              </table:table-cell>
              <table:table-cell office:value-type="float" office:value="3.79809523809524">
                <text:p>3.7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3.83809523809524">
                <text:p>3.8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4">
                <text:p>4</text:p>
              </table:table-cell>
              <table:table-cell office:value-type="float" office:value="3.87809523809524">
                <text:p>3.8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4">
                <text:p>4</text:p>
              </table:table-cell>
              <table:table-cell office:value-type="float" office:value="3.91809523809524">
                <text:p>3.9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">
                <text:p>4</text:p>
              </table:table-cell>
              <table:table-cell office:value-type="float" office:value="3.95809523809524">
                <text:p>3.9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">
                <text:p>4</text:p>
              </table:table-cell>
              <table:table-cell office:value-type="float" office:value="3.99809523809524">
                <text:p>3.9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">
                <text:p>4</text:p>
              </table:table-cell>
              <table:table-cell office:value-type="float" office:value="4.03809523809524">
                <text:p>4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  <table:table-cell office:value-type="float" office:value="4.07809523809524">
                <text:p>4.0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4">
                <text:p>4</text:p>
              </table:table-cell>
              <table:table-cell office:value-type="float" office:value="4.11809523809524">
                <text:p>4.1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4">
                <text:p>4</text:p>
              </table:table-cell>
              <table:table-cell office:value-type="float" office:value="4.15809523809524">
                <text:p>4.1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  <table:table-cell office:value-type="float" office:value="4.19809523809524">
                <text:p>4.1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4.23809523809524">
                <text:p>4.2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4">
                <text:p>4</text:p>
              </table:table-cell>
              <table:table-cell office:value-type="float" office:value="4.27809523809524">
                <text:p>4.2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4">
                <text:p>4</text:p>
              </table:table-cell>
              <table:table-cell office:value-type="float" office:value="4.31809523809524">
                <text:p>4.3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4">
                <text:p>4</text:p>
              </table:table-cell>
              <table:table-cell office:value-type="float" office:value="4.35809523809524">
                <text:p>4.3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4">
                <text:p>4</text:p>
              </table:table-cell>
              <table:table-cell office:value-type="float" office:value="4.39809523809524">
                <text:p>4.3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4">
                <text:p>4</text:p>
              </table:table-cell>
              <table:table-cell office:value-type="float" office:value="4.43809523809524">
                <text:p>4.4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4">
                <text:p>4</text:p>
              </table:table-cell>
              <table:table-cell office:value-type="float" office:value="4.47809523809524">
                <text:p>4.4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4">
                <text:p>4</text:p>
              </table:table-cell>
              <table:table-cell office:value-type="float" office:value="4.51809523809524">
                <text:p>4.5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4">
                <text:p>4</text:p>
              </table:table-cell>
              <table:table-cell office:value-type="float" office:value="4.55809523809524">
                <text:p>4.5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4">
                <text:p>4</text:p>
              </table:table-cell>
              <table:table-cell office:value-type="float" office:value="4.59809523809524">
                <text:p>4.5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4.63809523809524">
                <text:p>4.6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4">
                <text:p>4</text:p>
              </table:table-cell>
              <table:table-cell office:value-type="float" office:value="4.67809523809524">
                <text:p>4.6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4">
                <text:p>4</text:p>
              </table:table-cell>
              <table:table-cell office:value-type="float" office:value="4.71809523809524">
                <text:p>4.7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4">
                <text:p>4</text:p>
              </table:table-cell>
              <table:table-cell office:value-type="float" office:value="4.75809523809524">
                <text:p>4.7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4">
                <text:p>4</text:p>
              </table:table-cell>
              <table:table-cell office:value-type="float" office:value="4.79809523809524">
                <text:p>4.7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4">
                <text:p>4</text:p>
              </table:table-cell>
              <table:table-cell office:value-type="float" office:value="4.83809523809524">
                <text:p>4.8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4">
                <text:p>4</text:p>
              </table:table-cell>
              <table:table-cell office:value-type="float" office:value="4.87809523809524">
                <text:p>4.8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4">
                <text:p>4</text:p>
              </table:table-cell>
              <table:table-cell office:value-type="float" office:value="4.91809523809524">
                <text:p>4.9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4">
                <text:p>4</text:p>
              </table:table-cell>
              <table:table-cell office:value-type="float" office:value="4.95809523809524">
                <text:p>4.9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4">
                <text:p>4</text:p>
              </table:table-cell>
              <table:table-cell office:value-type="float" office:value="4.99809523809524">
                <text:p>4.9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5.03809523809524">
                <text:p>5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">
                <text:p>4</text:p>
              </table:table-cell>
              <table:table-cell office:value-type="float" office:value="5.07809523809524">
                <text:p>5.0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">
                <text:p>4</text:p>
              </table:table-cell>
              <table:table-cell office:value-type="float" office:value="5.11809523809524">
                <text:p>5.1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">
                <text:p>4</text:p>
              </table:table-cell>
              <table:table-cell office:value-type="float" office:value="5.15809523809524">
                <text:p>5.1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">
                <text:p>4</text:p>
              </table:table-cell>
              <table:table-cell office:value-type="float" office:value="5.19809523809524">
                <text:p>5.1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">
                <text:p>4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">
                <text:p>4</text:p>
              </table:table-cell>
              <table:table-cell office:value-type="float" office:value="5.27809523809524">
                <text:p>5.2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">
                <text:p>4</text:p>
              </table:table-cell>
              <table:table-cell office:value-type="float" office:value="5.31809523809524">
                <text:p>5.3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">
                <text:p>4</text:p>
              </table:table-cell>
              <table:table-cell office:value-type="float" office:value="5.35809523809524">
                <text:p>5.3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">
                <text:p>4</text:p>
              </table:table-cell>
              <table:table-cell office:value-type="float" office:value="5.39809523809524">
                <text:p>5.3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">
                <text:p>4</text:p>
              </table:table-cell>
              <table:table-cell office:value-type="float" office:value="5.43809523809524">
                <text:p>5.4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">
                <text:p>4</text:p>
              </table:table-cell>
              <table:table-cell office:value-type="float" office:value="5.47809523809524">
                <text:p>5.4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">
                <text:p>4</text:p>
              </table:table-cell>
              <table:table-cell office:value-type="float" office:value="5.51809523809524">
                <text:p>5.5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">
                <text:p>4</text:p>
              </table:table-cell>
              <table:table-cell office:value-type="float" office:value="5.55809523809524">
                <text:p>5.5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">
                <text:p>4</text:p>
              </table:table-cell>
              <table:table-cell office:value-type="float" office:value="5.59809523809524">
                <text:p>5.5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">
                <text:p>4</text:p>
              </table:table-cell>
              <table:table-cell office:value-type="float" office:value="5.63809523809524">
                <text:p>5.6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">
                <text:p>4</text:p>
              </table:table-cell>
              <table:table-cell office:value-type="float" office:value="5.67809523809524">
                <text:p>5.6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">
                <text:p>4</text:p>
              </table:table-cell>
              <table:table-cell office:value-type="float" office:value="5.71809523809524">
                <text:p>5.7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">
                <text:p>4</text:p>
              </table:table-cell>
              <table:table-cell office:value-type="float" office:value="5.75809523809524">
                <text:p>5.7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">
                <text:p>4</text:p>
              </table:table-cell>
              <table:table-cell office:value-type="float" office:value="5.79809523809524">
                <text:p>5.7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5.83809523809524">
                <text:p>5.8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">
                <text:p>4</text:p>
              </table:table-cell>
              <table:table-cell office:value-type="float" office:value="5.87809523809524">
                <text:p>5.87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">
                <text:p>4</text:p>
              </table:table-cell>
              <table:table-cell office:value-type="float" office:value="5.91809523809524">
                <text:p>5.91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">
                <text:p>4</text:p>
              </table:table-cell>
              <table:table-cell office:value-type="float" office:value="5.95809523809524">
                <text:p>5.95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">
                <text:p>4</text:p>
              </table:table-cell>
              <table:table-cell office:value-type="float" office:value="5.99809523809524">
                <text:p>5.99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6.03809523809524">
                <text:p>6.0380952380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3.98730158730159">
                <text:p>3.98730158730159</text:p>
              </table:table-cell>
              <table:table-cell office:value-type="float" office:value="6.07803174603175">
                <text:p>6.07803174603175</text:p>
              </table:table-cell>
              <table:table-cell office:value-type="float" office:value="-1.26984126984135">
                <text:p>-1.2698412698413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3.96825396825397">
                <text:p>3.96825396825397</text:p>
              </table:table-cell>
              <table:table-cell office:value-type="float" office:value="6.11780952380953">
                <text:p>6.11780952380953</text:p>
              </table:table-cell>
              <table:table-cell office:value-type="float" office:value="-1.90476190476185">
                <text:p>-1.9047619047618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3.94285714285714">
                <text:p>3.94285714285714</text:p>
              </table:table-cell>
              <table:table-cell office:value-type="float" office:value="6.15736507936508">
                <text:p>6.15736507936508</text:p>
              </table:table-cell>
              <table:table-cell office:value-type="float" office:value="-2.53968253968257">
                <text:p>-2.53968253968257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3.91111111111111">
                <text:p>3.91111111111111</text:p>
              </table:table-cell>
              <table:table-cell office:value-type="float" office:value="6.19663492063493">
                <text:p>6.19663492063493</text:p>
              </table:table-cell>
              <table:table-cell office:value-type="float" office:value="-3.17460317460316">
                <text:p>-3.1746031746031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87301587301587">
                <text:p>3.87301587301587</text:p>
              </table:table-cell>
              <table:table-cell office:value-type="float" office:value="6.23555555555556">
                <text:p>6.23555555555556</text:p>
              </table:table-cell>
              <table:table-cell office:value-type="float" office:value="-3.8095238095238">
                <text:p>-3.8095238095238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3.82857142857143">
                <text:p>3.82857142857143</text:p>
              </table:table-cell>
              <table:table-cell office:value-type="float" office:value="6.2740634920635">
                <text:p>6.2740634920635</text:p>
              </table:table-cell>
              <table:table-cell office:value-type="float" office:value="-4.44444444444438">
                <text:p>-4.44444444444438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6.31209523809524">
                <text:p>6.31209523809524</text:p>
              </table:table-cell>
              <table:table-cell office:value-type="float" office:value="-5.07936507936511">
                <text:p>-5.0793650793651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3.72063492063492">
                <text:p>3.72063492063492</text:p>
              </table:table-cell>
              <table:table-cell office:value-type="float" office:value="6.34958730158731">
                <text:p>6.34958730158731</text:p>
              </table:table-cell>
              <table:table-cell office:value-type="float" office:value="-5.71428571428569">
                <text:p>-5.7142857142856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6.3864761904762">
                <text:p>6.3864761904762</text:p>
              </table:table-cell>
              <table:table-cell office:value-type="float" office:value="-6.34920634920633">
                <text:p>-6.3492063492063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3.58730158730159">
                <text:p>3.58730158730159</text:p>
              </table:table-cell>
              <table:table-cell office:value-type="float" office:value="6.42269841269842">
                <text:p>6.42269841269842</text:p>
              </table:table-cell>
              <table:table-cell office:value-type="float" office:value="-6.98412698412692">
                <text:p>-6.9841269841269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3.51111111111111">
                <text:p>3.51111111111111</text:p>
              </table:table-cell>
              <table:table-cell office:value-type="float" office:value="6.45819047619048">
                <text:p>6.45819047619048</text:p>
              </table:table-cell>
              <table:table-cell office:value-type="float" office:value="-7.61904761904764">
                <text:p>-7.61904761904764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6.49288888888889">
                <text:p>6.49288888888889</text:p>
              </table:table-cell>
              <table:table-cell office:value-type="float" office:value="-8.25396825396827">
                <text:p>-8.25396825396827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3.33968253968254">
                <text:p>3.33968253968254</text:p>
              </table:table-cell>
              <table:table-cell office:value-type="float" office:value="6.52673015873016">
                <text:p>6.52673015873016</text:p>
              </table:table-cell>
              <table:table-cell office:value-type="float" office:value="-8.88888888888895">
                <text:p>-8.8888888888889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3.24444444444444">
                <text:p>3.24444444444444</text:p>
              </table:table-cell>
              <table:table-cell office:value-type="float" office:value="6.5596507936508">
                <text:p>6.5596507936508</text:p>
              </table:table-cell>
              <table:table-cell office:value-type="float" office:value="-9.52380952380949">
                <text:p>-9.523809523809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6.59158730158731">
                <text:p>6.59158730158731</text:p>
              </table:table-cell>
              <table:table-cell office:value-type="float" office:value="-10.1587301587302">
                <text:p>-10.158730158730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3.03492063492063">
                <text:p>3.03492063492063</text:p>
              </table:table-cell>
              <table:table-cell office:value-type="float" office:value="6.6224761904762">
                <text:p>6.6224761904762</text:p>
              </table:table-cell>
              <table:table-cell office:value-type="float" office:value="-10.7936507936508">
                <text:p>-10.793650793650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92063492063492">
                <text:p>2.92063492063492</text:p>
              </table:table-cell>
              <table:table-cell office:value-type="float" office:value="6.65225396825397">
                <text:p>6.65225396825397</text:p>
              </table:table-cell>
              <table:table-cell office:value-type="float" office:value="-11.4285714285714">
                <text:p>-11.428571428571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.8">
                <text:p>2.8</text:p>
              </table:table-cell>
              <table:table-cell office:value-type="float" office:value="6.68085714285715">
                <text:p>6.68085714285715</text:p>
              </table:table-cell>
              <table:table-cell office:value-type="float" office:value="-12.0634920634921">
                <text:p>-12.063492063492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67301587301587">
                <text:p>2.67301587301587</text:p>
              </table:table-cell>
              <table:table-cell office:value-type="float" office:value="6.70822222222223">
                <text:p>6.70822222222223</text:p>
              </table:table-cell>
              <table:table-cell office:value-type="float" office:value="-12.6984126984127">
                <text:p>-12.698412698412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.53968253968254">
                <text:p>2.53968253968254</text:p>
              </table:table-cell>
              <table:table-cell office:value-type="float" office:value="6.73428571428572">
                <text:p>6.73428571428572</text:p>
              </table:table-cell>
              <table:table-cell office:value-type="float" office:value="-13.3333333333332">
                <text:p>-13.333333333333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40634920634921">
                <text:p>2.40634920634921</text:p>
              </table:table-cell>
              <table:table-cell office:value-type="float" office:value="6.75901587301588">
                <text:p>6.7590158730158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.27301587301587">
                <text:p>2.27301587301587</text:p>
              </table:table-cell>
              <table:table-cell office:value-type="float" office:value="6.7824126984127">
                <text:p>6.7824126984127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.13968253968254">
                <text:p>2.13968253968254</text:p>
              </table:table-cell>
              <table:table-cell office:value-type="float" office:value="6.8044761904762">
                <text:p>6.804476190476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.00634920634921">
                <text:p>2.00634920634921</text:p>
              </table:table-cell>
              <table:table-cell office:value-type="float" office:value="6.82520634920636">
                <text:p>6.82520634920636</text:p>
              </table:table-cell>
              <table:table-cell office:value-type="float" office:value="-13.3333333333334">
                <text:p>-13.33333333333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301587301587">
                <text:p>1.87301587301587</text:p>
              </table:table-cell>
              <table:table-cell office:value-type="float" office:value="6.84460317460318">
                <text:p>6.84460317460318</text:p>
              </table:table-cell>
              <table:table-cell office:value-type="float" office:value="-13.3333333333334">
                <text:p>-13.3333333333334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.73968253968254">
                <text:p>1.73968253968254</text:p>
              </table:table-cell>
              <table:table-cell office:value-type="float" office:value="6.86266666666667">
                <text:p>6.86266666666667</text:p>
              </table:table-cell>
              <table:table-cell office:value-type="float" office:value="-13.3333333333334">
                <text:p>-13.333333333333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60634920634921">
                <text:p>1.60634920634921</text:p>
              </table:table-cell>
              <table:table-cell office:value-type="float" office:value="6.87939682539683">
                <text:p>6.8793968253968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.47301587301587">
                <text:p>1.47301587301587</text:p>
              </table:table-cell>
              <table:table-cell office:value-type="float" office:value="6.89479365079366">
                <text:p>6.89479365079366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33968253968254">
                <text:p>1.33968253968254</text:p>
              </table:table-cell>
              <table:table-cell office:value-type="float" office:value="6.90885714285715">
                <text:p>6.90885714285715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.20634920634921">
                <text:p>1.20634920634921</text:p>
              </table:table-cell>
              <table:table-cell office:value-type="float" office:value="6.92158730158731">
                <text:p>6.92158730158731</text:p>
              </table:table-cell>
              <table:table-cell office:value-type="float" office:value="-13.3333333333334">
                <text:p>-13.333333333333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08571428571429">
                <text:p>1.08571428571429</text:p>
              </table:table-cell>
              <table:table-cell office:value-type="float" office:value="6.93304761904763">
                <text:p>6.93304761904763</text:p>
              </table:table-cell>
              <table:table-cell office:value-type="float" office:value="-12.0634920634921">
                <text:p>-12.0634920634921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971428571428572">
                <text:p>0.971428571428572</text:p>
              </table:table-cell>
              <table:table-cell office:value-type="float" office:value="6.94333333333334">
                <text:p>6.94333333333334</text:p>
              </table:table-cell>
              <table:table-cell office:value-type="float" office:value="-11.4285714285714">
                <text:p>-11.428571428571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863492063492064">
                <text:p>0.863492063492064</text:p>
              </table:table-cell>
              <table:table-cell office:value-type="float" office:value="6.95250793650794">
                <text:p>6.95250793650794</text:p>
              </table:table-cell>
              <table:table-cell office:value-type="float" office:value="-10.7936507936508">
                <text:p>-10.793650793650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6.96063492063493">
                <text:p>6.96063492063493</text:p>
              </table:table-cell>
              <table:table-cell office:value-type="float" office:value="-10.1587301587302">
                <text:p>-10.158730158730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.96777777777778">
                <text:p>6.96777777777778</text:p>
              </table:table-cell>
              <table:table-cell office:value-type="float" office:value="-9.52380952380953">
                <text:p>-9.5238095238095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6.97400000000001">
                <text:p>6.97400000000001</text:p>
              </table:table-cell>
              <table:table-cell office:value-type="float" office:value="-8.88888888888887">
                <text:p>-8.88888888888887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495238095238096">
                <text:p>0.495238095238096</text:p>
              </table:table-cell>
              <table:table-cell office:value-type="float" office:value="6.97936507936509">
                <text:p>6.97936507936509</text:p>
              </table:table-cell>
              <table:table-cell office:value-type="float" office:value="-8.25396825396827">
                <text:p>-8.25396825396827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419047619047619">
                <text:p>0.419047619047619</text:p>
              </table:table-cell>
              <table:table-cell office:value-type="float" office:value="6.98393650793651">
                <text:p>6.98393650793651</text:p>
              </table:table-cell>
              <table:table-cell office:value-type="float" office:value="-7.61904761904763">
                <text:p>-7.61904761904763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34920634920635">
                <text:p>0.34920634920635</text:p>
              </table:table-cell>
              <table:table-cell office:value-type="float" office:value="6.98777777777778">
                <text:p>6.98777777777778</text:p>
              </table:table-cell>
              <table:table-cell office:value-type="float" office:value="-6.98412698412699">
                <text:p>-6.9841269841269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6.99095238095239">
                <text:p>6.99095238095239</text:p>
              </table:table-cell>
              <table:table-cell office:value-type="float" office:value="-6.34920634920635">
                <text:p>-6.3492063492063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6.99352380952382">
                <text:p>6.99352380952382</text:p>
              </table:table-cell>
              <table:table-cell office:value-type="float" office:value="-5.71428571428571">
                <text:p>-5.7142857142857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6.99555555555556">
                <text:p>6.99555555555556</text:p>
              </table:table-cell>
              <table:table-cell office:value-type="float" office:value="-5.07936507936508">
                <text:p>-5.07936507936508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133333333333334">
                <text:p>0.133333333333334</text:p>
              </table:table-cell>
              <table:table-cell office:value-type="float" office:value="6.99711111111112">
                <text:p>6.99711111111112</text:p>
              </table:table-cell>
              <table:table-cell office:value-type="float" office:value="-4.44444444444445">
                <text:p>-4.44444444444445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0952380952380955">
                <text:p>0.0952380952380955</text:p>
              </table:table-cell>
              <table:table-cell office:value-type="float" office:value="6.99825396825398">
                <text:p>6.99825396825398</text:p>
              </table:table-cell>
              <table:table-cell office:value-type="float" office:value="-3.80952380952381">
                <text:p>-3.8095238095238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634920634920637">
                <text:p>0.0634920634920637</text:p>
              </table:table-cell>
              <table:table-cell office:value-type="float" office:value="6.99904761904763">
                <text:p>6.99904761904763</text:p>
              </table:table-cell>
              <table:table-cell office:value-type="float" office:value="-3.17460317460318">
                <text:p>-3.1746031746031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0380952380952383">
                <text:p>0.0380952380952383</text:p>
              </table:table-cell>
              <table:table-cell office:value-type="float" office:value="6.99955555555556">
                <text:p>6.99955555555556</text:p>
              </table:table-cell>
              <table:table-cell office:value-type="float" office:value="-2.53968253968254">
                <text:p>-2.5396825396825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0190476190476192">
                <text:p>0.0190476190476192</text:p>
              </table:table-cell>
              <table:table-cell office:value-type="float" office:value="6.99984126984128">
                <text:p>6.99984126984128</text:p>
              </table:table-cell>
              <table:table-cell office:value-type="float" office:value="-1.90476190476191">
                <text:p>-1.90476190476191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0.00634920634920643">
                <text:p>0.00634920634920643</text:p>
              </table:table-cell>
              <table:table-cell office:value-type="float" office:value="6.99996825396826">
                <text:p>6.99996825396826</text:p>
              </table:table-cell>
              <table:table-cell office:value-type="float" office:value="-1.26984126984127">
                <text:p>-1.26984126984127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.96508223080413E-017">
                <text:p>3.96508223080413E-017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-0.634920634920639">
                <text:p>-0.63492063492063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-3.96508223080413E-015">
                <text:p>-3.96508223080413E-01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